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DDE0000049ED349E6EDBE05EAA5.jpg" manifest:media-type="image/jpeg"/>
  <manifest:file-entry manifest:full-path="Pictures/10000000000003BD0000019C76E44ED8D24A6BA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7db6ef"/>
    </style:style>
    <style:style style:name="gr4" style:family="graphic" style:parent-style-name="standard">
      <style:graphic-properties draw:stroke="none" draw:fill="solid" draw:fill-color="#f2f7fd"/>
    </style:style>
    <style:style style:name="gr5" style:family="graphic" style:parent-style-name="standard">
      <style:graphic-properties draw:stroke="none" draw:fill="solid" draw:fill-color="#c0504d"/>
    </style:style>
    <style:style style:name="gr6" style:family="graphic" style:parent-style-name="standard">
      <style:graphic-properties draw:stroke="none" draw:fill="solid" draw:fill-color="#c0504d" draw:opacity="25%"/>
    </style:style>
    <style:style style:name="gr7" style:family="graphic" style:parent-style-name="standard">
      <style:graphic-properties draw:stroke="none" draw:fill="solid" draw:fill-color="#000000"/>
    </style:style>
    <style:style style:name="gr8" style:family="graphic" style:parent-style-name="standard">
      <style:graphic-properties draw:stroke="solid" svg:stroke-width="0.004cm" svg:stroke-color="#000000" draw:stroke-linejoin="bevel" svg:stroke-linecap="square" draw:fill="none" fo:padding-top="0.002cm" fo:padding-bottom="0.002cm" fo:padding-left="0.002cm" fo:padding-right="0.002cm"/>
    </style:style>
    <style:style style:name="gr9" style:family="graphic" style:parent-style-name="standard">
      <style:graphic-properties draw:stroke="none" draw:fill="solid" draw:fill-color="#629be6"/>
    </style:style>
    <style:style style:name="gr10" style:family="graphic" style:parent-style-name="standard">
      <style:graphic-properties draw:stroke="solid" svg:stroke-width="0.08cm" svg:stroke-color="#629be6" draw:stroke-linejoin="bevel" svg:stroke-linecap="butt" draw:fill="none" fo:padding-top="0.04cm" fo:padding-bottom="0.04cm" fo:padding-left="0.04cm" fo:padding-right="0.04cm"/>
    </style:style>
    <style:style style:name="gr11" style:family="graphic" style:parent-style-name="standard">
      <style:graphic-properties draw:stroke="none" draw:fill="solid" draw:fill-color="#d7e5f9"/>
    </style:style>
    <style:style style:name="gr12" style:family="graphic" style:parent-style-name="standard">
      <style:graphic-properties draw:stroke="none" draw:fill="solid" draw:fill-color="#ecf3fc"/>
    </style:style>
    <style:style style:name="gr13" style:family="graphic" style:parent-style-name="standard">
      <style:graphic-properties draw:stroke="none" draw:fill="solid" draw:fill-color="#808080"/>
    </style:style>
    <style:style style:name="gr14" style:family="graphic" style:parent-style-name="standard">
      <style:graphic-properties draw:stroke="none" draw:fill="solid" draw:fill-color="#d9e7f9"/>
    </style:style>
    <style:style style:name="gr15" style:family="graphic" style:parent-style-name="standard">
      <style:graphic-properties draw:stroke="solid" svg:stroke-width="0.08cm" svg:stroke-color="#d9e7f9" draw:stroke-linejoin="bevel" svg:stroke-linecap="butt" draw:fill="none" fo:padding-top="0.04cm" fo:padding-bottom="0.04cm" fo:padding-left="0.04cm" fo:padding-right="0.04cm"/>
    </style:style>
    <style:style style:name="gr16" style:family="graphic" style:parent-style-name="standard">
      <style:graphic-properties draw:stroke="none" draw:fill="none" draw:fill-color="#ffffff" fo:min-height="1.873cm"/>
      <style:paragraph-properties style:writing-mode="lr-tb"/>
    </style:style>
    <style:style style:name="gr17" style:family="graphic" style:parent-style-name="standard">
      <style:graphic-properties draw:stroke="none" draw:fill="none" draw:fill-color="#ffffff" fo:min-height="0.937cm"/>
      <style:paragraph-properties style:writing-mode="lr-tb"/>
    </style:style>
    <style:style style:name="gr18" style:family="graphic" style:parent-style-name="standard">
      <style:graphic-properties draw:stroke="none" draw:fill="none" draw:fill-color="#ffffff" fo:min-height="0.938cm"/>
      <style:paragraph-properties style:writing-mode="lr-tb"/>
    </style:style>
    <style:style style:name="gr19" style:family="graphic" style:parent-style-name="standard">
      <style:graphic-properties draw:stroke="none" draw:fill="solid" draw:fill-color="#d99694"/>
    </style:style>
    <style:style style:name="gr20" style:family="graphic" style:parent-style-name="standard">
      <style:graphic-properties draw:stroke="solid" svg:stroke-width="0.08cm" svg:stroke-color="#d99694" draw:stroke-linejoin="bevel" svg:stroke-linecap="butt" draw:fill="none" fo:padding-top="0.04cm" fo:padding-bottom="0.04cm" fo:padding-left="0.04cm" fo:padding-right="0.04cm"/>
    </style:style>
    <style:style style:name="gr21" style:family="graphic" style:parent-style-name="standard">
      <style:graphic-properties draw:stroke="solid" svg:stroke-width="0.08cm" svg:stroke-color="#7db6ef" draw:stroke-linejoin="bevel" svg:stroke-linecap="butt" draw:fill="none" fo:padding-top="0.04cm" fo:padding-bottom="0.04cm" fo:padding-left="0.04cm" fo:padding-right="0.04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7db6ef"/>
    </style:style>
    <style:style style:name="P4" style:family="paragraph">
      <loext:graphic-properties draw:fill="solid" draw:fill-color="#f2f7fd"/>
    </style:style>
    <style:style style:name="P5" style:family="paragraph">
      <loext:graphic-properties draw:fill="solid" draw:fill-color="#c0504d"/>
    </style:style>
    <style:style style:name="P6" style:family="paragraph">
      <loext:graphic-properties draw:fill="solid" draw:fill-color="#c0504d" draw:opacity="25%"/>
    </style:style>
    <style:style style:name="P7" style:family="paragraph">
      <loext:graphic-properties draw:fill="solid" draw:fill-color="#000000"/>
    </style:style>
    <style:style style:name="P8" style:family="paragraph">
      <loext:graphic-properties draw:fill="solid" draw:fill-color="#629be6"/>
    </style:style>
    <style:style style:name="P9" style:family="paragraph">
      <loext:graphic-properties draw:fill="solid" draw:fill-color="#d7e5f9"/>
    </style:style>
    <style:style style:name="P10" style:family="paragraph">
      <loext:graphic-properties draw:fill="solid" draw:fill-color="#ecf3fc"/>
    </style:style>
    <style:style style:name="P11" style:family="paragraph">
      <loext:graphic-properties draw:fill="solid" draw:fill-color="#808080"/>
    </style:style>
    <style:style style:name="P12" style:family="paragraph">
      <loext:graphic-properties draw:fill="solid" draw:fill-color="#d9e7f9"/>
    </style:style>
    <style:style style:name="P13" style:family="paragraph">
      <loext:graphic-properties draw:fill="none" draw:fill-color="#ffffff"/>
    </style:style>
    <style:style style:name="P14" style:family="paragraph">
      <loext:graphic-properties draw:fill="solid" draw:fill-color="#d9969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5.543cm" svg:height="19.998cm" svg:x="0.012cm" svg:y="0.8cm" svg:viewBox="0 0 35544 19999" draw:points="0,0 35544,0 35544,19999 0,19999">
          <text:p/>
        </draw:polygon>
        <draw:frame draw:style-name="gr2" draw:text-style-name="P2" draw:layer="layout" svg:width="32.367cm" svg:height="5.003cm" svg:x="2.333cm" svg:y="3.471cm">
          <draw:image xlink:href="Pictures/1000000000001DDE0000049ED349E6EDBE05EAA5.jpg" xlink:type="simple" xlink:show="embed" xlink:actuate="onLoad" draw:mime-type="image/jpeg">
            <text:p/>
          </draw:image>
        </draw:frame>
        <draw:path draw:style-name="gr3" draw:text-style-name="P3" draw:layer="layout" svg:width="32.368cm" svg:height="5cm" svg:x="2.332cm" svg:y="3.475cm" svg:viewBox="0 0 32369 5001" svg:d="M32369 0v5001h-32369v-5001zM13 21l12-12v4983l-12-13h32343l-12 13v-4983l12 12z">
          <text:p/>
        </draw:path>
        <draw:path draw:style-name="gr4" draw:text-style-name="P4" draw:layer="layout" svg:width="0.813cm" svg:height="0.906cm" svg:x="10.858cm" svg:y="4.813cm" svg:viewBox="0 0 814 907" svg:d="M0 454c0-161 47-280 136-357 72-63 166-97 271-97 119 0 216 38 292 118 77 78 115 188 115 323 0 110-17 199-51 263-34 63-80 114-148 148-64 34-131 55-208 55-118 0-216-43-292-119-77-76-115-190-115-334zM153 454c0 110 26 194 72 250 47 55 110 80 182 80s136-25 182-80c47-60 72-140 72-254 0-106-25-191-72-246-46-56-110-81-182-81s-131 25-182 81c-46 55-72 140-72 250z">
          <text:p/>
        </draw:path>
        <draw:path draw:style-name="gr4" draw:text-style-name="P4" draw:layer="layout" svg:width="0.504cm" svg:height="1.215cm" svg:x="11.747cm" svg:y="4.483cm" svg:viewBox="0 0 505 1216" svg:d="M132 1216v-751h-132v-114h132v-93c0-59 4-102 13-127 17-38 38-72 76-93 34-26 85-38 148-38 43 0 89 4 136 17l-21 127c-30-5-60-9-85-9-47 0-76 9-93 30-21 17-30 55-30 106v80h169v114h-169v751z">
          <text:p/>
        </draw:path>
        <draw:path draw:style-name="gr4" draw:text-style-name="P4" draw:layer="layout" svg:width="1.033cm" svg:height="1.342cm" svg:x="17.094cm" svg:y="4.377cm" svg:viewBox="0 0 1034 1343" svg:d="M0 902l165-12c4 63 25 118 51 161 29 42 72 76 131 101 59 26 127 38 199 38 68 0 123-12 173-29 51-21 89-47 115-81 21-34 34-72 34-110 0-42-13-76-34-106-26-33-64-59-119-80-34-13-110-34-228-64-119-25-204-55-250-80-64-30-110-72-140-119-30-46-46-101-46-160 0-69 16-128 55-188 38-55 93-97 165-127 67-29 148-46 237-46 97 0 182 17 254 46 72 30 131 77 169 136 39 63 60 131 65 208l-167 13c-8-85-38-145-88-187-51-43-127-64-225-64-106 0-182 17-228 55-47 38-72 85-72 141 0 46 17 85 50 114 34 30 119 59 259 93 139 30 237 60 288 85 76 34 131 76 170 131 34 51 51 115 51 182 0 72-17 136-60 195-39 64-94 110-170 144-72 34-157 51-250 51-118 0-216-17-296-51-76-34-140-85-186-152-47-72-68-149-72-238z">
          <text:p/>
        </draw:path>
        <draw:path draw:style-name="gr4" draw:text-style-name="P4" draw:layer="layout" svg:width="0.457cm" svg:height="1.282cm" svg:x="18.258cm" svg:y="4.428cm" svg:viewBox="0 0 458 1283" svg:d="M433 1127l25 144c-46 8-85 12-123 12-55 0-102-8-132-29-34-17-55-43-68-72-12-30-21-93-21-187v-541h-114v-123h114v-233l162-98v331h157v123h-157v550c0 46 0 76 9 89 4 12 12 21 25 29 13 9 30 13 55 13 17 0 42-4 68-8z">
          <text:p/>
        </draw:path>
        <draw:path draw:style-name="gr4" draw:text-style-name="P4" draw:layer="layout" svg:width="0.881cm" svg:height="0.982cm" svg:x="18.787cm" svg:y="4.737cm" svg:viewBox="0 0 882 983" svg:d="M0 491c0-174 51-305 149-386 81-72 178-105 292-105 132 0 237 42 318 127 84 84 123 199 123 351 0 119-17 217-55 285-34 72-89 122-157 160-68 39-144 60-229 60-131 0-237-43-318-127-81-85-123-209-123-365zM166 491c0 118 26 212 81 272 50 59 118 89 194 89 81 0 148-30 199-89 51-64 81-154 81-277 0-118-30-207-81-266-55-60-118-89-199-89-76 0-144 29-194 89-55 59-81 148-81 271z">
          <text:p/>
        </draw:path>
        <draw:path draw:style-name="gr4" draw:text-style-name="P4" draw:layer="layout" svg:width="0.512cm" svg:height="0.961cm" svg:x="19.854cm" svg:y="4.737cm" svg:viewBox="0 0 513 962" svg:d="M0 962v-941h144v144c38-68 72-115 101-136 30-21 64-29 102-29 56 0 111 17 166 50l-55 149c-38-26-80-34-119-34-34 0-64 8-94 29-25 22-46 51-59 89-17 55-25 119-25 187v492z">
          <text:p/>
        </draw:path>
        <draw:path draw:style-name="gr4" draw:text-style-name="P4" draw:layer="layout" svg:width="0.864cm" svg:height="0.982cm" svg:x="20.408cm" svg:y="4.737cm" svg:viewBox="0 0 865 983" svg:d="M695 656l166 22c-26 97-72 173-145 224-72 55-161 81-271 81-136 0-246-43-326-127-81-85-119-204-119-357 0-161 38-279 119-368 85-89 190-131 317-131s229 42 310 127c81 84 119 207 119 359 0 13 0 26 0 47h-704c9 102 38 183 89 238s119 80 199 80c55 0 106-16 148-46 43-30 72-81 98-149zM174 402h525c-9-81-30-140-64-178-50-64-114-93-194-93-77 0-136 25-187 72-50 51-76 114-80 199z">
          <text:p/>
        </draw:path>
        <draw:polygon draw:style-name="gr4" draw:text-style-name="P4" draw:layer="layout" svg:width="0.351cm" svg:height="1.659cm" svg:x="21.471cm" svg:y="4.398cm" svg:viewBox="0 0 352 1660" draw:points="0,1660 0,0 352,0 352,135 162,135 162,1529 352,1529 352,1660">
          <text:p/>
        </draw:polygon>
        <draw:path draw:style-name="gr4" draw:text-style-name="P4" draw:layer="layout" svg:width="1.186cm" svg:height="1.3cm" svg:x="21.86cm" svg:y="4.398cm" svg:viewBox="0 0 1187 1301" svg:d="M505 1301l-505-1301h188l338 945c26 76 47 148 68 212 17-68 42-140 68-212l351-945h174l-508 1301z">
          <text:p/>
        </draw:path>
        <draw:path draw:style-name="gr4" draw:text-style-name="P4" draw:layer="layout" svg:width="0.863cm" svg:height="0.982cm" svg:x="23.029cm" svg:y="4.737cm" svg:viewBox="0 0 864 983" svg:d="M694 656l166 22c-25 97-72 173-144 224-68 55-162 81-267 81-140 0-250-43-331-127-80-85-118-204-118-357 0-161 38-279 123-368 80-89 186-131 313-131s228 42 310 127c80 84 118 207 118 359 0 13 0 26 0 47h-699c4 102 34 183 85 238 55 55 118 80 199 80 59 0 105-16 148-46 42-30 76-81 97-149zM173 402h525c-8-81-29-140-63-178-47-64-114-93-195-93-72 0-135 25-186 72-47 51-76 114-81 199z">
          <text:p/>
        </draw:path>
        <draw:path draw:style-name="gr4" draw:text-style-name="P4" draw:layer="layout" svg:width="0.83cm" svg:height="1.342cm" svg:x="24.028cm" svg:y="4.737cm" svg:viewBox="0 0 831 1343" svg:d="M34 1037l152 25c9 47 26 81 55 102 38 29 93 46 161 46 77 0 132-17 175-46 38-26 67-68 80-123 9-30 13-102 13-203-72 80-157 123-264 123-127 0-228-47-300-140-68-93-106-203-106-335 0-88 17-173 51-249 29-77 76-136 139-174 64-42 136-63 216-63 116 0 205 42 276 135v-114h149v813c0 144-17 249-47 309-30 63-76 110-140 148-63 35-144 52-238 52-114 0-203-26-275-78-68-50-101-127-97-228zM165 474c0 123 25 211 72 271 51 55 110 84 186 84 73 0 137-29 183-84 51-55 76-144 76-267 0-114-25-199-76-258-51-60-114-89-187-89-72 0-131 29-182 85-47 59-72 143-72 258z">
          <text:p/>
        </draw:path>
        <draw:path draw:style-name="gr4" draw:text-style-name="P4" draw:layer="layout" svg:width="0.868cm" svg:height="0.982cm" svg:x="25.044cm" svg:y="4.737cm" svg:viewBox="0 0 869 983" svg:d="M699 656l166 22c-26 97-77 173-144 224-72 55-161 81-272 81-136 0-246-43-326-127-81-85-123-204-123-357 0-161 42-279 123-368 84-89 186-131 317-131 128 0 230 42 310 127 81 84 119 207 119 359 0 13 0 26 0 47h-704c8 102 38 183 89 238s118 80 195 80c59 0 111-16 153-46 38-30 72-81 97-149zM173 402h526c-4-81-25-140-59-178-51-64-115-93-196-93-76 0-135 25-186 72-51 51-76 114-85 199z">
          <text:p/>
        </draw:path>
        <draw:path draw:style-name="gr4" draw:text-style-name="P4" draw:layer="layout" svg:width="0.457cm" svg:height="1.282cm" svg:x="26.022cm" svg:y="4.428cm" svg:viewBox="0 0 458 1283" svg:d="M433 1127l25 144c-47 8-85 12-123 12-55 0-102-8-132-29-34-17-55-43-68-72-12-30-21-93-21-187v-541h-114v-123h114v-233l162-98v331h157v123h-157v550c0 46 0 76 8 89 5 12 13 21 26 29 13 9 29 13 55 13 17 0 42-4 68-8z">
          <text:p/>
        </draw:path>
        <draw:path draw:style-name="gr4" draw:text-style-name="P4" draw:layer="layout" svg:width="0.868cm" svg:height="0.982cm" svg:x="26.555cm" svg:y="4.737cm" svg:viewBox="0 0 869 983" svg:d="M669 847c-59 47-114 85-169 106-55 17-115 30-178 30-102 0-182-26-237-76-55-51-85-115-85-195 0-43 13-86 34-124s47-72 80-93c34-21 72-42 115-51 34-8 80-17 144-25 127-17 224-34 283-55 0-22 0-34 0-43 0-63-12-110-42-135-42-38-102-55-182-55-76 0-131 13-169 38-34 25-60 72-77 140l-156-22c13-63 38-118 68-160 33-43 80-72 143-94 60-25 132-33 212-33 81 0 144 8 195 29 51 17 89 43 111 68 25 30 42 68 51 110 4 25 8 76 8 148v212c0 149 4 242 9 280 8 38 21 76 42 115h-166c-17-34-30-72-34-115zM656 486c-59 26-144 47-258 64-68 8-114 17-140 30-29 12-50 29-63 50-17 26-21 52-21 78 0 42 12 80 46 105 34 30 81 43 140 43 64 0 119-13 165-38 47-26 85-64 106-110 17-39 25-90 25-162z">
          <text:p/>
        </draw:path>
        <draw:path draw:style-name="gr4" draw:text-style-name="P4" draw:layer="layout" svg:width="0.817cm" svg:height="1.321cm" svg:x="27.618cm" svg:y="4.398cm" svg:viewBox="0 0 818 1322" svg:d="M148 1301h-148v-1301h161v467c67-85 152-127 258-127 55 0 110 12 166 33 51 26 93 56 127 98s59 93 76 152c21 60 30 123 30 195 0 161-43 284-119 373-80 88-179 131-289 131s-199-47-262-140zM148 822c0 115 13 195 46 246 51 80 119 123 204 123 67 0 127-30 178-89 51-64 77-153 77-271 0-123-21-216-72-271-48-60-107-89-179-89-68 0-127 29-178 89-51 59-76 148-76 262z">
          <text:p/>
        </draw:path>
        <draw:polygon draw:style-name="gr4" draw:text-style-name="P4" draw:layer="layout" svg:width="0.161cm" svg:height="1.3cm" svg:x="28.625cm" svg:y="4.398cm" svg:viewBox="0 0 162 1301" draw:points="0,0 162,0 162,1301 0,1301">
          <text:p/>
        </draw:polygon>
        <draw:path draw:style-name="gr4" draw:text-style-name="P4" draw:layer="layout" svg:width="0.863cm" svg:height="0.982cm" svg:x="28.981cm" svg:y="4.737cm" svg:viewBox="0 0 864 983" svg:d="M694 656l166 22c-25 97-73 173-145 224-72 55-161 81-271 81-135 0-245-43-326-127-80-85-118-204-118-357 0-161 38-279 123-368 80-89 186-131 313-131s229 42 309 127c81 84 119 207 119 359 0 13 0 26 0 47h-699c4 102 34 183 85 238 55 55 118 80 199 80 55 0 105-16 148-46 42-30 72-81 97-149zM173 402h525c-8-81-29-140-63-178-51-64-114-93-195-93-72 0-135 25-186 72-51 51-76 114-81 199z">
          <text:p/>
        </draw:path>
        <draw:path draw:style-name="gr4" draw:text-style-name="P4" draw:layer="layout" svg:width="0.864cm" svg:height="0.982cm" svg:x="30.492cm" svg:y="4.737cm" svg:viewBox="0 0 865 983" svg:d="M666 847c-59 47-114 85-170 106-55 17-114 30-173 30-106 0-183-26-242-76-55-51-81-115-81-195 0-43 9-86 30-124s51-72 84-93c35-21 73-42 116-51 29-8 76-17 139-25 127-17 225-34 284-55 0-22 0-34 0-43 0-63-13-110-42-135-43-38-102-55-182-55-76 0-131 13-165 38-38 25-64 72-81 140l-157-22c17-63 38-118 72-160 29-43 77-72 140-94 60-25 131-33 212-33 80 0 148 8 199 29 46 17 85 43 110 68 21 30 38 68 47 110 8 25 8 76 8 148v212c0 149 4 242 13 280 4 38 17 76 38 115h-165c-17-34-30-72-34-115zM653 486c-55 26-144 47-258 64-68 8-114 17-140 30-25 12-46 29-63 50-13 26-21 52-21 78 0 42 16 80 46 105 34 30 81 43 144 43 59 0 114-13 161-38 51-26 85-64 106-110 17-39 25-90 25-162z">
          <text:p/>
        </draw:path>
        <draw:path draw:style-name="gr4" draw:text-style-name="P4" draw:layer="layout" svg:width="0.762cm" svg:height="0.961cm" svg:x="31.555cm" svg:y="4.737cm" svg:viewBox="0 0 763 962" svg:d="M0 962v-941h145v131c67-102 165-152 296-152 59 0 110 8 157 29 46 21 84 47 106 81 25 34 42 72 50 118 5 30 9 81 9 153v581h-157v-573c0-63-8-114-21-148-13-30-34-55-64-76-33-17-71-30-114-30-68 0-123 25-173 68-51 42-77 123-77 245v514z">
          <text:p/>
        </draw:path>
        <draw:path draw:style-name="gr4" draw:text-style-name="P4" draw:layer="layout" svg:width="0.813cm" svg:height="1.321cm" svg:x="32.507cm" svg:y="4.398cm" svg:viewBox="0 0 814 1322" svg:d="M666 1301v-119c-59 93-148 140-263 140-77 0-144-21-208-64-63-38-110-97-144-173-34-72-51-157-51-254 0-93 13-178 47-254 29-77 76-136 140-178 63-38 131-59 208-59 59 0 110 12 152 33 47 26 81 56 110 94v-467h157v1301zM161 831c0 122 26 211 76 271 51 59 110 89 183 89 68 0 127-30 178-85 47-59 72-144 72-263 0-127-25-220-76-283-47-60-110-89-182-89-73 0-132 29-179 89-46 55-72 148-72 271z">
          <text:p/>
        </draw:path>
        <draw:polygon draw:style-name="gr4" draw:text-style-name="P4" draw:layer="layout" svg:width="0.872cm" svg:height="1.296cm" svg:x="7.442cm" svg:y="6.578cm" svg:viewBox="0 0 873 1297" draw:points="0,1297 0,0 873,0 873,153 169,153 169,556 779,556 779,708 169,708 169,1297">
          <text:p/>
        </draw:polygon>
        <draw:path draw:style-name="gr4" draw:text-style-name="P4" draw:layer="layout" svg:width="0.512cm" svg:height="0.961cm" svg:x="8.517cm" svg:y="6.913cm" svg:viewBox="0 0 513 962" svg:d="M0 962v-941h144v144c38-68 72-110 102-132 29-21 63-33 101-33 55 0 111 16 166 50l-55 149c-39-22-81-34-119-34-34 0-64 12-93 34-26 16-47 46-60 84-17 60-25 120-25 187v492z">
          <text:p/>
        </draw:path>
        <draw:path draw:style-name="gr4" draw:text-style-name="P4" draw:layer="layout" svg:width="0.762cm" svg:height="0.961cm" svg:x="9.118cm" svg:y="6.934cm" svg:viewBox="0 0 763 962" svg:d="M623 941v-136c-76 106-173 157-301 157-55 0-106-9-153-30-50-21-84-47-110-80-21-34-38-72-46-119-9-30-13-80-13-148v-585h161v521c0 85 4 140 8 170 13 42 34 76 64 97 34 26 72 38 123 38 46 0 94-12 132-38 42-21 72-55 89-97 21-43 29-106 29-187v-504h157v941z">
          <text:p/>
        </draw:path>
        <draw:path draw:style-name="gr4" draw:text-style-name="P4" draw:layer="layout" svg:width="0.157cm" svg:height="1.296cm" svg:x="10.134cm" svg:y="6.578cm" svg:viewBox="0 0 158 1297" svg:d="M0 182v-182h158v182zM0 1297v-941h158v941z">
          <text:p/>
        </draw:path>
        <draw:path draw:style-name="gr4" draw:text-style-name="P4" draw:layer="layout" svg:width="0.458cm" svg:height="1.278cm" svg:x="10.447cm" svg:y="6.608cm" svg:viewBox="0 0 459 1279" svg:d="M437 1127l22 140c-43 8-85 12-119 12-60 0-103-8-136-25-30-21-55-43-68-72-13-30-17-93-17-191v-537h-119v-128h119v-233l157-93v326h161v128h-161v546c0 46 4 76 8 89 4 12 18 25 31 29 12 9 29 13 50 13 22 0 43 0 72-4z">
          <text:p/>
        </draw:path>
        <draw:path draw:style-name="gr4" draw:text-style-name="P4" draw:layer="layout" svg:width="1.033cm" svg:height="1.342cm" svg:x="11.506cm" svg:y="6.557cm" svg:viewBox="0 0 1034 1343" svg:d="M0 903l161-13c8 63 25 114 55 157 25 42 67 76 127 101 60 26 128 38 200 38 67 0 127-8 173-29 51-17 89-47 114-81 26-34 39-68 39-110s-13-76-39-106c-21-29-63-56-114-77-38-13-114-34-233-63-118-30-204-55-250-81-64-34-111-72-140-123-30-46-47-101-47-160 0-64 21-127 60-182 33-60 88-102 160-132 72-29 154-42 238-42 98 0 183 13 254 47 77 29 132 76 170 135 42 59 63 127 63 203l-161 13c-12-81-42-144-93-186-50-43-122-64-224-64-106 0-179 21-230 59-46 38-72 85-72 136 0 46 17 85 51 118 34 30 124 60 264 89 135 34 232 60 283 85 76 34 132 80 170 131 33 56 55 115 55 187 0 68-22 132-60 195-42 59-97 106-173 144-72 30-157 51-250 51-114 0-217-17-293-55-80-34-144-85-186-153-47-67-72-148-72-232z">
          <text:p/>
        </draw:path>
        <draw:path draw:style-name="gr4" draw:text-style-name="P4" draw:layer="layout" svg:width="0.457cm" svg:height="1.278cm" svg:x="12.666cm" svg:y="6.608cm" svg:viewBox="0 0 458 1279" svg:d="M437 1127l21 140c-42 8-85 12-120 12-59 0-101-8-135-25-30-21-55-43-68-72-13-30-17-93-17-191v-537h-118v-128h118v-233l157-93v326h162v128h-162v546c0 46 4 76 8 89 5 12 13 25 26 29 12 9 34 13 56 13 17 0 42 0 72-4z">
          <text:p/>
        </draw:path>
        <draw:path draw:style-name="gr4" draw:text-style-name="P4" draw:layer="layout" svg:width="0.881cm" svg:height="0.982cm" svg:x="13.199cm" svg:y="6.913cm" svg:viewBox="0 0 882 983" svg:d="M0 492c0-175 47-302 144-387 80-67 178-105 296-105 128 0 234 42 319 127 80 84 123 203 123 352 0 123-22 216-55 288-39 67-89 123-161 161-68 38-144 55-226 55-131 0-237-43-321-127-81-81-119-204-119-364zM161 492c0 122 25 211 80 271 51 59 119 88 199 88 78 0 145-29 196-88 55-60 80-153 80-276 0-115-25-204-80-263-51-59-118-93-196-93-80 0-148 29-199 93-50 59-80 148-80 268z">
          <text:p/>
        </draw:path>
        <draw:path draw:style-name="gr4" draw:text-style-name="P4" draw:layer="layout" svg:width="0.508cm" svg:height="0.961cm" svg:x="14.266cm" svg:y="6.913cm" svg:viewBox="0 0 509 962" svg:d="M0 962v-941h140v144c38-68 73-110 102-132 34-21 68-33 102-33 55 0 110 16 165 50l-55 149c-38-22-76-34-114-34-39 0-68 12-98 34-25 16-47 46-60 84-17 60-26 120-26 187v492z">
          <text:p/>
        </draw:path>
        <draw:path draw:style-name="gr4" draw:text-style-name="P4" draw:layer="layout" svg:width="0.868cm" svg:height="0.982cm" svg:x="14.816cm" svg:y="6.913cm" svg:viewBox="0 0 869 983" svg:d="M695 661l166 21c-26 93-72 169-144 224-68 51-157 77-267 77-141 0-247-43-331-127-81-85-119-204-119-356 0-158 42-280 123-369 80-85 186-131 318-131 123 0 229 42 305 131 81 84 123 203 123 361 0 8 0 21-4 42h-700c4 102 34 182 89 237 51 55 115 80 196 80 59 0 106-12 148-42 42-34 76-80 97-148zM174 402h526c-9-81-26-140-60-178-50-59-118-93-199-93-72 0-136 25-187 76-46 47-76 114-80 195z">
          <text:p/>
        </draw:path>
        <draw:polygon draw:style-name="gr4" draw:text-style-name="P4" draw:layer="layout" svg:width="0.351cm" svg:height="1.655cm" svg:x="15.794cm" svg:y="6.578cm" svg:viewBox="0 0 352 1656" draw:points="352,1656 0,1656 0,1525 192,1525 192,131 0,131 0,0 352,0">
          <text:p/>
        </draw:polygon>
        <draw:path draw:style-name="gr4" draw:text-style-name="P4" draw:layer="layout" svg:width="1.668cm" svg:height="1.296cm" svg:x="16.789cm" svg:y="6.578cm" svg:viewBox="0 0 1669 1297" svg:d="M343 1297l-343-1297h173l199 852c22 89 39 178 55 262 34-135 51-215 60-237l246-877h208l186 657c47 161 80 318 102 457 17-80 38-173 63-279l203-835h174l-356 1297h-165l-275-988c-21-85-38-135-42-152-13 59-26 110-38 152l-277 988z">
          <text:p/>
        </draw:path>
        <draw:path draw:style-name="gr4" draw:text-style-name="P4" draw:layer="layout" svg:width="0.863cm" svg:height="0.982cm" svg:x="18.512cm" svg:y="6.913cm" svg:viewBox="0 0 864 983" svg:d="M695 661l165 21c-25 93-72 169-144 224-67 51-161 77-266 77-140 0-250-43-331-127-81-85-119-204-119-356 0-158 38-280 124-369 80-85 186-131 313-131s228 42 309 131c80 84 118 203 118 361 0 8 0 21 0 42h-698c4 102 34 182 85 237 55 55 118 80 199 80 59 0 105-12 148-42 42-34 76-80 97-148zM174 402h525c-8-81-29-140-59-178-51-59-118-93-199-93-72 0-135 25-186 76-47 47-76 114-81 195z">
          <text:p/>
        </draw:path>
        <draw:path draw:style-name="gr4" draw:text-style-name="P4" draw:layer="layout" svg:width="0.817cm" svg:height="1.317cm" svg:x="19.57cm" svg:y="6.578cm" svg:viewBox="0 0 818 1318" svg:d="M148 1297h-148v-1297h161v462c68-85 152-127 258-127 56 0 111 12 166 38 51 21 94 55 127 97 34 42 60 93 77 152 21 61 29 124 29 192 0 161-38 284-118 372-81 89-178 132-289 132-110 0-199-47-263-136zM148 822c0 110 13 191 47 242 51 84 118 122 203 122 69 0 132-29 183-88 47-60 76-153 76-271 0-123-25-213-76-272-46-60-106-89-174-89-72 0-132 29-182 93-51 59-77 149-77 263z">
          <text:p/>
        </draw:path>
        <draw:path draw:style-name="gr4" draw:text-style-name="P4" draw:layer="layout" svg:width="1.215cm" svg:height="1.296cm" svg:x="20.861cm" svg:y="6.578cm" svg:viewBox="0 0 1216 1297" svg:d="M0 1297l501-1297h182l533 1297h-194l-153-394h-543l-144 394zM373 763h441l-135-356c-38-111-72-199-89-271-17 84-43 165-72 249z">
          <text:p/>
        </draw:path>
        <draw:path draw:style-name="gr4" draw:text-style-name="P4" draw:layer="layout" svg:width="0.817cm" svg:height="1.32cm" svg:x="22.195cm" svg:y="6.913cm" svg:viewBox="0 0 818 1321" svg:d="M0 1321v-1300h144v122c34-46 72-84 118-105 44-26 94-38 158-38 76 0 148 21 212 63 59 42 105 97 139 174 30 76 47 157 47 250 0 94-17 182-55 259-34 76-85 135-148 177-68 39-136 60-208 60-55 0-101-9-145-34-42-21-76-51-105-85v457zM144 500c0 119 25 208 72 267 51 59 111 84 179 84 72 0 131-29 182-88 50-60 76-153 76-280 0-118-26-208-72-268-51-59-110-88-178-88s-127 29-183 93c-51 63-76 157-76 280z">
          <text:p/>
        </draw:path>
        <draw:path draw:style-name="gr4" draw:text-style-name="P4" draw:layer="layout" svg:width="0.817cm" svg:height="1.32cm" svg:x="23.202cm" svg:y="6.913cm" svg:viewBox="0 0 818 1321" svg:d="M0 1321v-1300h145v122c38-46 77-84 119-105 42-26 93-38 157-38 80 0 148 21 211 63 59 42 106 97 140 174 30 76 46 157 46 250 0 94-16 182-50 259-34 76-85 135-153 177-63 39-135 60-207 60-51 0-102-9-144-34-42-21-76-51-102-85v457zM145 500c0 119 26 208 77 267 46 59 105 84 177 84 68 0 132-29 182-88 47-60 72-153 72-280 0-118-21-208-72-268-50-59-110-88-177-88-68 0-127 29-178 93-55 63-81 157-81 280z">
          <text:p/>
        </draw:path>
        <draw:polygon draw:style-name="gr4" draw:text-style-name="P4" draw:layer="layout" svg:width="0.161cm" svg:height="1.3cm" svg:x="24.206cm" svg:y="6.578cm" svg:viewBox="0 0 162 1301" draw:points="0,0 162,0 162,1301 0,1301">
          <text:p/>
        </draw:polygon>
        <draw:path draw:style-name="gr4" draw:text-style-name="P4" draw:layer="layout" svg:width="0.161cm" svg:height="1.296cm" svg:x="24.616cm" svg:y="6.578cm" svg:viewBox="0 0 162 1297" svg:d="M0 182v-182h162v182zM0 1297v-941h162v941z">
          <text:p/>
        </draw:path>
        <draw:path draw:style-name="gr4" draw:text-style-name="P4" draw:layer="layout" svg:width="0.817cm" svg:height="0.982cm" svg:x="24.972cm" svg:y="6.913cm" svg:viewBox="0 0 818 983" svg:d="M660 619l158 21c-17 106-60 190-132 254-72 59-157 89-259 89-131 0-232-43-313-123-76-85-114-208-114-364 0-103 17-192 51-268s84-131 152-169 144-59 224-59c102 0 187 25 250 80 64 51 107 123 124 220l-153 21c-17-63-43-110-81-144-34-29-80-46-135-46-81 0-144 29-195 89-51 55-76 148-76 272 0 127 25 220 72 275 51 59 114 84 190 84 64 0 115-16 157-55 42-38 68-97 80-177z">
          <text:p/>
        </draw:path>
        <draw:path draw:style-name="gr4" draw:text-style-name="P4" draw:layer="layout" svg:width="0.863cm" svg:height="0.982cm" svg:x="25.874cm" svg:y="6.913cm" svg:viewBox="0 0 864 983" svg:d="M665 847c-59 51-114 85-169 106-56 21-115 30-175 30-105 0-182-26-241-77-55-46-80-114-80-190 0-47 8-89 29-127s51-68 85-93c30-21 72-38 114-52 30-8 76-17 140-25 128-13 225-34 285-55 0-22 0-34 0-39 0-67-13-114-43-139-42-34-101-55-183-55-76 0-131 12-165 42-38 25-63 72-80 140l-157-21c17-68 38-123 72-165 30-39 76-72 140-94 59-21 131-33 212-33s149 8 195 29c51 17 89 42 114 72 22 26 38 64 47 106 8 30 8 76 8 148v213c0 148 5 241 13 283 4 39 17 77 38 110h-165c-17-29-30-71-34-114zM653 492c-55 21-144 42-260 59-67 8-114 21-139 34-26 8-47 25-64 51-13 21-21 46-21 76 0 42 17 76 47 106 33 29 80 42 143 42 60 0 116-13 162-42 51-26 85-64 106-111 17-33 26-88 26-156z">
          <text:p/>
        </draw:path>
        <draw:path draw:style-name="gr4" draw:text-style-name="P4" draw:layer="layout" svg:width="0.457cm" svg:height="1.278cm" svg:x="26.847cm" svg:y="6.608cm" svg:viewBox="0 0 458 1279" svg:d="M437 1127l21 140c-42 8-84 12-119 12-59 0-102-8-136-25-29-21-55-43-67-72-13-30-17-93-17-191v-537h-119v-128h119v-233l156-93v326h162v128h-162v546c0 46 5 76 9 89 4 12 17 25 30 29 8 9 29 13 51 13s43 0 72-4z">
          <text:p/>
        </draw:path>
        <draw:path draw:style-name="gr4" draw:text-style-name="P4" draw:layer="layout" svg:width="0.161cm" svg:height="1.296cm" svg:x="27.44cm" svg:y="6.578cm" svg:viewBox="0 0 162 1297" svg:d="M0 182v-182h162v182zM0 1297v-941h162v941z">
          <text:p/>
        </draw:path>
        <draw:path draw:style-name="gr4" draw:text-style-name="P4" draw:layer="layout" svg:width="0.88cm" svg:height="0.982cm" svg:x="27.783cm" svg:y="6.913cm" svg:viewBox="0 0 881 983" svg:d="M0 492c0-175 46-302 144-387 80-67 182-105 296-105 131 0 237 42 318 127 81 84 123 203 123 352 0 123-17 216-55 288-35 67-90 123-157 161-72 38-144 55-229 55-131 0-237-43-317-127-81-81-123-204-123-364zM165 492c0 122 25 211 76 271 55 59 119 88 199 88 81 0 144-29 199-88 51-60 76-153 76-276 0-115-25-204-76-263-55-59-118-93-199-93-80 0-144 29-199 93-51 59-76 148-76 268z">
          <text:p/>
        </draw:path>
        <draw:path draw:style-name="gr4" draw:text-style-name="P4" draw:layer="layout" svg:width="0.766cm" svg:height="0.961cm" svg:x="28.85cm" svg:y="6.913cm" svg:viewBox="0 0 767 962" svg:d="M0 962v-941h144v135c72-106 169-156 300-156 55 0 106 12 157 29 47 21 81 51 107 81 25 33 38 72 50 118 5 30 9 82 9 158v576h-162v-572c0-63-4-115-17-145-13-34-34-59-68-76-29-21-67-30-110-30-67 0-127 21-177 64-47 42-72 128-72 246v513z">
          <text:p/>
        </draw:path>
        <draw:polygon draw:style-name="gr4" draw:text-style-name="P4" draw:layer="layout" svg:width="0.944cm" svg:height="1.232cm" svg:x="3.657cm" svg:y="4.483cm" svg:viewBox="0 0 945 1233" draw:points="0,829 148,817 148,838 153,859 157,880 165,897 169,914 178,931 186,948 195,965 208,977 216,990 229,1003 246,1016 258,1028 275,1037 296,1049 313,1059 335,1067 356,1072 377,1080 402,1084 423,1089 449,1093 474,1093 495,1093 521,1093 542,1093 563,1089 584,1084 602,1084 623,1076 640,1072 657,1067 674,1059 691,1049 704,1041 717,1033 729,1024 742,1016 750,1003 759,990 767,977 776,969 780,956 784,944 789,931 793,918 793,901 793,889 793,876 793,863 789,851 784,838 780,825 776,812 767,804 759,791 750,783 742,770 729,762 717,753 704,745 687,736 653,724 623,711 576,698 517,681 440,664 364,643 301,626 275,618 250,605 229,597 212,588 191,575 174,567 153,554 136,537 123,525 110,508 97,495 85,478 76,461 68,444 59,427 55,406 47,389 47,368 42,351 42,330 42,304 47,283 51,262 55,241 64,220 72,199 81,182 93,160 106,139 123,122 140,105 157,89 178,76 199,63 220,50 241,42 267,29 292,21 322,17 347,8 373,4 402,4 432,0 462,0 495,0 525,4 555,4 584,12 615,17 645,25 670,33 695,42 721,55 742,67 767,80 784,97 805,110 822,131 839,148 852,169 865,190 877,211 886,232 894,258 899,279 907,304 907,330 911,355 759,368 755,338 750,313 742,292 733,266 721,249 708,228 691,211 674,199 657,186 636,173 615,165 589,156 563,148 533,144 500,139 466,139 432,139 402,144 373,148 343,152 322,160 296,169 280,182 258,194 246,207 233,220 220,237 212,249 203,266 199,283 195,300 195,317 195,334 199,351 199,364 208,376 212,389 220,402 229,414 241,423 254,436 271,444 296,457 322,465 356,478 390,486 432,499 478,512 567,529 640,550 700,567 721,580 742,584 767,597 793,609 814,626 831,639 852,656 869,673 882,690 894,707 907,728 916,745 924,766 932,787 937,808 941,829 945,855 945,876 945,901 941,922 937,948 932,969 924,990 916,1011 903,1033 890,1054 877,1076 860,1097 844,1114 827,1131 805,1148 784,1161 759,1173 733,1186 708,1199 683,1207 653,1216 628,1224 598,1228 567,1233 538,1233 504,1233 466,1233 428,1233 390,1228 356,1224 322,1216 292,1207 263,1199 233,1186 208,1173 182,1161 161,1144 136,1127 119,1110 97,1089 81,1067 64,1045 51,1020 38,994 25,969 17,944 9,914 4,889 0,859">
          <text:p/>
        </draw:polygon>
        <draw:polygon draw:style-name="gr4" draw:text-style-name="P4" draw:layer="layout" svg:width="0.787cm" svg:height="1.215cm" svg:x="4.72cm" svg:y="4.83cm" svg:viewBox="0 0 788 1216" draw:points="76,1199 59,1063 80,1068 101,1072 122,1076 139,1076 165,1076 186,1072 203,1068 220,1059 232,1051 245,1038 258,1029 266,1012 275,1000 283,974 309,907 326,869 0,0 152,0 334,499 351,550 368,597 381,648 393,699 411,653 424,601 441,554 458,503 644,0 788,0 462,881 437,945 416,1000 393,1046 376,1076 355,1110 347,1127 334,1139 326,1152 313,1165 300,1173 288,1182 275,1190 262,1199 249,1203 232,1207 216,1211 203,1216 186,1216 169,1216 148,1216 122,1211 101,1207">
          <text:p/>
        </draw:polygon>
        <draw:polygon draw:style-name="gr4" draw:text-style-name="P4" draw:layer="layout" svg:width="0.703cm" svg:height="0.885cm" svg:x="5.634cm" svg:y="4.813cm" svg:viewBox="0 0 704 886" draw:points="0,886 0,17 131,17 131,141 144,124 157,107 169,94 182,81 199,69 212,56 229,42 246,34 263,25 284,21 301,13 322,8 344,4 361,0 386,0 407,0 424,0 446,0 463,4 484,8 501,8 518,17 534,21 551,25 568,34 581,42 594,52 606,60 619,69 632,81 640,90 649,102 666,128 678,153 687,179 695,208 700,234 700,268 704,306 704,352 704,886 556,886 556,361 556,318 551,280 547,251 543,238 539,225 534,212 530,204 522,196 518,187 501,170 479,153 467,149 454,145 446,136 433,136 420,132 403,128 391,128 378,128 352,128 330,132 309,136 288,145 267,153 250,162 229,174 212,187 199,204 182,225 169,246 161,272 152,301 148,335 144,373 144,411 144,886">
          <text:p/>
        </draw:polygon>
        <draw:path draw:style-name="gr4" draw:text-style-name="P4" draw:layer="layout" svg:width="0.813cm" svg:height="0.902cm" svg:x="6.506cm" svg:y="4.813cm" svg:viewBox="0 0 814 903" svg:d="M0 450v-30l4-25v-30l5-26 4-25 4-25 9-26 8-21 8-21 9-21 13-21 12-17 13-17 13-18 17-17 17-13 25-25 30-17 33-17 34-13 34-12 38-9h17l21-4h17 23 21 21l21 4 21 4 21 5 17 4 21 4 17 8 17 9 21 8 17 9 13 8 17 13 17 13 13 12 17 13 12 17 13 18 13 13 12 17 9 21 8 17 9 21 8 17 5 21 8 21 4 21 4 26 5 21v25 26l4 21-4 42v38l-5 38-4 34-8 30-9 30-12 25-9 25-13 26-17 21-16 21-17 17-17 21-21 17-22 13-25 12-21 13-26 13-25 8-25 9-30 4-25 4-26 5h-29-23l-25-5h-21l-21-4-17-4-21-4-22-5-17-8-17-9-16-8-17-9-17-12-17-9-17-12-13-13-17-17-13-13-12-17-13-17-8-17-9-16-13-22-8-17-4-21-9-21-4-21-4-25-4-22-5-25-4-25v-26zM148 450l5 42 4 38 4 34 8 34 9 29 13 26 17 25 16 21 17 21 22 13 21 17 21 13 25 8 21 5 30 4h27 25l25-4 26-5 25-8 21-13 21-17 22-17 17-17 16-21 13-25 13-30 13-30 8-33 4-34 5-38v-43-38l-5-38-4-34-8-29-13-30-13-25-13-26-16-21-22-21-17-17-21-13-25-13-21-9-26-4-25-4-25-5-27 5-30 4-21 4-25 9-21 13-21 13-22 17-17 21-16 21-17 26-13 25-9 30-8 33-4 34-4 38z">
          <text:p/>
        </draw:path>
        <draw:path draw:style-name="gr4" draw:text-style-name="P4" draw:layer="layout" svg:width="0.754cm" svg:height="1.215cm" svg:x="7.484cm" svg:y="4.813cm" svg:viewBox="0 0 755 1216" svg:d="M0 1216v-1199h136v114l25-30 13-17 12-12 13-9 13-12 17-9 12-8 17-9 17-8 17-5 17-4 17-4 21-4h17 21 30l26 4 26 4 25 4 26 9 21 8 25 13 21 13 21 17 17 17 17 17 17 17 17 21 13 25 13 21 12 26 9 25 12 30 5 25 8 30 4 29 5 30v30 29 34 30l-5 29-8 34-4 26-9 29-8 31-13 25-13 26-12 25-17 21-17 21-17 22-21 17-22 17-21 16-21 13-25 9-21 12-26 9-25 4-21 4-27 4h-25-17l-21-4h-17l-17-4-17-4-13-4-17-9-12-4-30-17-25-21-22-21-21-22v424zM136 457v38l4 38 4 34 8 34 9 30 13 26 12 25 17 22 17 16 17 17 21 13 21 13 22 8 21 4 21 5h25 22l25-5 22-4 21-8 21-13 22-17 17-13 16-21 17-21 17-25 9-31 12-30 9-33 4-34 4-38v-43-42l-4-38-4-34-9-30-8-29-13-30-12-21-17-25-17-17-21-17-17-13-22-13-21-8-22-9-21-4h-25-22l-25 4-21 9-21 8-21 13-17 17-22 17-17 21-16 21-17 26-9 29-13 30-8 34-4 34-4 38z">
          <text:p/>
        </draw:path>
        <draw:polygon draw:style-name="gr4" draw:text-style-name="P4" draw:layer="layout" svg:width="0.72cm" svg:height="0.902cm" svg:x="8.356cm" svg:y="4.813cm" svg:viewBox="0 0 721 903" draw:points="0,623 144,602 148,623 157,644 161,661 169,678 178,695 191,708 199,725 216,737 229,746 246,754 263,763 279,771 301,776 322,780 347,780 368,780 394,780 419,780 440,776 457,771 478,767 491,759 508,750 521,742 533,729 542,720 550,708 559,695 563,682 567,670 567,657 572,644 567,632 567,623 563,610 559,602 555,589 546,581 538,572 525,568 517,560 504,555 474,543 432,530 377,517 301,496 237,479 191,462 152,445 136,437 123,428 110,420 97,411 85,399 76,390 68,378 59,365 51,352 42,339 38,323 34,310 30,293 25,280 25,263 25,251 25,234 25,221 30,208 34,191 42,166 51,140 68,118 85,97 102,76 123,59 144,46 165,38 191,25 216,17 246,8 279,4 309,0 343,0 368,0 394,0 415,4 440,8 462,13 483,17 504,21 521,29 542,38 559,46 576,55 589,63 601,72 614,84 627,97 636,110 645,123 653,135 661,153 666,166 674,183 678,204 683,221 687,242 542,263 542,246 538,229 529,217 525,204 517,191 508,179 500,170 487,157 474,149 462,140 445,135 432,131 415,127 394,123 377,118 356,118 330,118 309,123 288,123 267,127 250,131 233,140 220,145 208,153 199,162 191,170 182,179 178,191 174,200 169,208 165,221 165,234 165,246 169,259 178,272 182,284 195,293 208,306 224,314 241,323 284,335 373,361 445,378 504,399 550,411 589,428 601,433 618,441 631,450 645,458 657,471 666,479 678,492 687,505 695,517 700,530 708,547 712,560 717,577 717,593 721,610 721,627 721,649 717,665 717,682 708,699 704,716 695,733 687,750 678,767 666,784 653,797 640,809 627,822 610,835 593,847 572,856 555,869 533,873 512,881 491,890 466,894 445,898 419,898 398,903 373,903 330,903 292,898 254,894 224,886 191,873 165,864 136,847 114,831 93,814 72,792 55,771 42,746 30,716 17,691 9,657">
          <text:p/>
        </draw:polygon>
        <draw:path draw:style-name="gr4" draw:text-style-name="P4" draw:layer="layout" svg:width="0.15cm" svg:height="1.194cm" svg:x="9.249cm" svg:y="4.504cm" svg:viewBox="0 0 151 1195" svg:d="M0 165v-165h151v165zM0 1195v-869h151v869z">
          <text:p/>
        </draw:path>
        <draw:polygon draw:style-name="gr4" draw:text-style-name="P4" draw:layer="layout" svg:width="0.715cm" svg:height="0.902cm" svg:x="9.563cm" svg:y="4.813cm" svg:viewBox="0 0 716 903" draw:points="0,623 145,602 149,623 153,644 157,661 166,678 174,695 187,708 200,725 212,737 225,746 242,754 259,763 280,771 297,776 322,780 344,780 369,780 394,780 415,780 437,776 458,771 475,767 492,759 504,750 517,742 530,729 538,720 547,708 555,695 559,682 564,670 568,657 568,644 568,632 564,623 559,610 555,602 551,589 542,581 534,572 521,568 513,560 504,555 471,543 428,530 373,517 297,496 238,479 187,462 149,445 132,437 119,428 106,420 94,411 80,399 72,390 63,378 55,365 46,352 38,339 33,323 29,310 25,293 25,280 21,263 21,251 21,234 25,221 25,208 29,191 38,166 46,140 63,118 80,97 98,76 119,59 140,46 161,38 187,25 217,17 246,8 276,4 310,0 339,0 365,0 390,0 415,4 437,8 458,13 479,17 500,21 521,29 538,38 555,46 572,55 585,63 602,72 614,84 623,97 631,110 644,123 648,135 657,153 665,166 669,183 674,204 678,221 682,242 542,263 538,246 534,229 530,217 521,204 513,191 504,179 496,170 483,157 471,149 458,140 445,135 428,131 411,127 390,123 373,118 352,118 327,118 305,123 284,123 263,127 246,131 233,140 217,145 208,153 195,162 187,170 178,179 174,191 170,200 166,208 166,221 161,234 166,246 170,259 174,272 183,284 191,293 204,306 221,314 238,323 280,335 369,361 441,378 500,399 547,411 585,428 602,433 614,441 627,450 640,458 653,471 661,479 674,492 682,505 691,517 699,530 703,547 708,560 712,577 716,593 716,610 716,627 716,649 716,665 712,682 708,699 699,716 695,733 682,750 674,767 661,784 653,797 636,809 623,822 606,835 589,847 572,856 551,869 530,873 509,881 487,890 466,894 441,898 420,898 394,903 369,903 327,903 288,898 255,894 221,886 191,873 161,864 136,847 111,831 89,814 72,792 55,771 38,746 25,716 12,691 4,657">
          <text:p/>
        </draw:polygon>
        <draw:path draw:style-name="gr5" draw:text-style-name="P5" draw:layer="layout" svg:width="1.012cm" svg:height="1.299cm" svg:x="3.623cm" svg:y="4.449cm" svg:viewBox="0 0 1013 1300" svg:d="M178 818h9l4 4h8l4 4 5 9 4 4v8l4 22 4 21v-4l5 21 4 17 4 17v-5l9 17 8 17-4-4 12 17-4-4 13 12h-4l12 13 13 13-4-5 17 13h-4l17 9 16 12-4-4 17 13 21 8h-4l21 9v-4l21 8h-4l26 4h-5l22 9v-5l21 5 25 4h-4 25 26-5 26-4 21 21l17-4 21-5h-4l21-4h-4l21-4h-4l17-4 16-9 13-8v4l13-8 13-9 8-8 13-9h-4l12-8h-4l8-9 9-12-4 4 8-13 4-13v5l5-13v4l4-13v-12 4-17 4l4-12-4-13v4-13-12 4l-4-13v5l-5-13-4-9-4-8-9-9h5l-9-8-8-9-13-8h4l-12-8v4l-13-9-13-8-34-13h5l-34-13h4l-47-12-59-13-76-21-76-17-64-21-29-9-26-8v-4l-21-9-17-8h-4l-21-13-21-13-17-12-5-5-12-12h-5l-12-13-5-4-12-13v-4l-13-13-4-4-9-17h-4l-8-17v-4l-9-17-8-21-9-17v-5l-4-16v-5l-4-17v-4-21l-4-21 4-26v-25l4-21v-4l8-22 9-21v-4l8-21 13-21 13-21v-5l13-17v-4l16-17 17-17 5-4 17-13v-5l21-13h4l17-12 4-5 21-12h5l21-9 4-4 25-8 26-9 29-8 26-5h4l25-4h5l25-4h4 30v-4h30l33 4h34l30 4h4l30 4 29 5v4l30 4 25 9 5 4 25 8 25 13h5l21 13h4l21 17 21 13v5l22 17 17 16 4 5 12 17 5 4 12 17v4l13 21h5l9 21 4 5 9 21v4l8 21v4l8 22v4l5 21v4l4 26v25 8 9l-4 4-5 9-4 4h-8l-9 4-153 9h-4-9l-4-5-9-4-4-4v-9l-4-4-4-30v5l-4-26v5l-5-26v4l-8-25v4l-13-21 4 4-12-17-13-17v5l-17-17 4 4-17-13-21-8h4l-21-9-21-8-25-4-26-5-29-4h-34 4-34l-34 4h5l-30 5v-5l-26 9h5l-26 4-21 9h4l-21 8h4l-16 13v-4l-13 16v-4l-13 13h4l-12 13h4l-13 12 4-4-8 17v-4l-4 17v-5 22-5 17-4 17-4 17-5l4 13v-4l4 17v-4l4 12v-4l5 13v-4l8 12v-4l9 13v-4l12 12-4-4 17 13v-5l21 13 26 9 29 12 38 9h-4l42 12 47 9h4l85 21 72 21 59 17 25 9 22 8v4l25 13h4l21 13h5l21 13v4l21 12 21 17v5l17 12v5l18 16 17 22 13 21 8 21h4l9 21 4 21 4 5 5 21v4l4 21v26h4v25l-4 25v5 21 4l-4 21v4l-9 21-8 26-9 21v4l-13 21-12 22-4 4-13 21-18 21-17 17-4 4-17 17h-4l-17 17h-5l-21 17-25 13-26 13h-4l-25 12-26 9h-4l-25 8h-5l-25 9h-4l-30 4-29 4h-5l-29 4h-34-38-4l-34-4h-5l-33-4h-5l-34-4-33-9-34-8-30-9h-4l-26-12h-4l-25-13h-4l-26-13v-4l-25-13v-4l-21-17h-5l-21-17v-4l-17-21h-4l-17-21v-5l-17-21h-4l-13-25v-4l-12-22v-4l-13-25v-5l-9-25h-4l-4-30-9-29-4-30v-4-30-4-8l4-5 5-8 8-4h4l9-5zM34 898l30-34 4 26v29-4l8 30v-4l5 29v-4l8 30v-5l13 26h-4l12 21 17 25-4-4 17 25v-4l17 21 17 22v-5l21 21-4-4 21 17 21 13 25 17-4-4 30 12h-4l29 13-4-4 30 12 29 9v-4l34 8h-4l38 4h-4l38 5h-4l38 4v-4l38 4 34-4-5 4 30-4 30-5 25-4 30-4h-4l29-9h-4l30-8h-5l26-13 25-8h-4l25-13h-4l26-17-5 4 21-17h-4l21-16-4 4 21-21-4 4 17-21v4l13-21 12-21-4 4 13-21 9-22v5l9-26-4 5 8-22 4-21v-21-21-21-21l-4-22v5l-4-22-9-21v5l-9-22 4 5-13-22 5 5-13-21v4l-13-21v4l-12-17-17-17 4 4-21-17h4l-21-12h4l-25-13h4l-26-13h5l-26-13v5l-21-9h4l-25-8h4l-59-21v4l-72-21-89-22-47-12-42-9-34-12h-4l-30-9-4-4-25-9-26-12-21-9-4-4-13-8-4-5-8-12h-5l-8-13v-4l-9-9-4-4-4-13v-4l-9-13v-4l-4-13v-4-17h-4v-17-4l4-17v-4-17l4-4 5-17v-4l8-17v-5l9-12 4-4 13-13v-4l12-13 4-4 13-13 4-4 17-13h5l21-13 25-8 26-9h4l25-8h4l30-4h34 34 4 34 29l5 4 29 4 30 4 25 9h5l21 13h4l21 12h4l17 17h5l17 17 16 17v4l13 17 4 4 9 22h4l9 25 8 25v5l4 25h5v30l-34-30 153-13-31 38v-29 4l-4-25-4-22-9-21h5l-9-21-8-21-13-21v4l-13-21h5l-17-21 4 4-17-21v4l-17-17h4l-21-17 4 4-21-17-21-12h4l-25-13 4 4-25-12-26-10h4l-29-8h4l-30-9h5l-30-4-30-4h5l-34-5h4-34 4-33-30 4-29l-30 5h4l-30 4h5l-30 4h4l-29 9h4l-25 8-26 10h4l-25 8-21 13 4-4-21 16v-4l-17 17v-4l-17 17-17 13h4l-17 16h5l-17 17h4l-13 17-8 22v-5l-9 21-8 22 4-5-8 22-5 21v-5 22 21 17 21-4l5 21v-4l4 17 4 16 8 17v-4l9 21-4-4 12 17h-4l13 13 13 17-5-5 13 17v-4l17 17-4-4 17 17v-4l17 12 17 13 21 13-5-5 22 9h-5l22 8 25 9h-4l29 8h-4l64 21 76 17 76 22 59 12v4l47 13 34 9 34 17h4l17 8 12 9 5 4 12 8 13 9v4l13 8v5l8 8 5 4 8 9v4l4 8 4 5 5 12 4 13 4 4v13h4v13 4l5 13v4 13 17l-5 12v4 13l-4 4v13h-4l-4 13v4l-5 13h-4l-4 12-4 5-4 8-5 4-8 13-13 13-13 12-12 9-5 4-12 9-17 8-17 9-17 8-21 4v4l-17 5h-4l-17 4-21 4-22 4h-4-17-4l-21 5h-21-5-25l-25-5-26-4h-25v-4l-21-4h-5l-21-5-21-8h-4l-17-8h-4l-17-13h-4l-17-9h-5l-17-12-17-13-16-13-13-12v-5l-13-12h-4l-9-17-12-17-9-17-8-17v-4l-4-17-5-4-4-17-4-22v-4l-4-21-5-21 34 30z">
          <text:p/>
        </draw:path>
        <draw:path draw:style-name="gr5" draw:text-style-name="P5" draw:layer="layout" svg:width="0.855cm" svg:height="1.279cm" svg:x="4.686cm" svg:y="4.8cm" svg:viewBox="0 0 856 1280" svg:d="M60 1098v-9-4l4-9 5-4 4-4 8-4 4-5h9 4l26 9h-5l26 4h-5 22-5 22-5 22l21-4-5 4 17-8-4 4 17-9-4 5 13-9h-5l13-8h-4l12-13-4 4 13-12-4 4 8-17v4l9-25v4l25-73 13-38v25l-327-868v-8-4-9l4-4 4-8 5-5 5-4h8 9 152 9 8l4 4 4 5 5 4 4 8 178 500 17 46 17 51 12 51 17 51h-63l12-47v-4l17-47 17-50 17-47 187-504v-8l4-4 4-5 8-4h5 8 144 9 8l4 4 4 5 5 8 4 4v9 4 8l-330 881-26 64-21 56-21 46-17 34-21 34v4l-13 13-12 17-13 12-13 13v4l-13 9-12 8-5 4-12 9-17 8-17 5-17 4v4l-17 4h-17-4l-13 5h-4-17-4-21v-5h-26l-25-8h-4l-26-9h-4l-9-4-4-8-4-5v-8zM140 1225l-21-26 26 9-5-5 26 9h-4 25-4l21 4 17-4h-4 17-5 17l13-4 13-5 12-4h-4l17-8-4 4 13-9 12-8h-4l13-8 8-13v4l13-13h-4l12-12 9-13 21-34-4 4 17-34v5l21-47h-4l25-51 21-68 330-877 30 43h-144l30-22-186 504-17 47-17 51 4-5-17 51-13 47-4 8-4 9-4 4h-9l-8 4h-5l-8-4h-9l-4-9-4-4-4-8-13-51-17-51v4l-17-50h4l-17-47-182-500 30 22h-152l29-43 326 864v8 9 8l-12 34-30 73-9 26-8 16-4 5-9 12-4 5-8 12h-5l-12 13h-5l-12 13h-5l-16 8h-5l-17 4-4 5h-21-4l-21 4h-5l-17-4h-4-21l-21-5h-4l-22-8 39-34z">
          <text:p/>
        </draw:path>
        <draw:polygon draw:style-name="gr6" draw:text-style-name="P6" draw:layer="layout" svg:width="0.003cm" svg:height="0cm" svg:x="6.155cm" svg:y="5.173cm" svg:viewBox="0 0 4 0" draw:points="4,0 0,0">
          <text:p/>
        </draw:polygon>
        <draw:polygon draw:style-name="gr6" draw:text-style-name="P6" draw:layer="layout" svg:width="0.004cm" svg:height="0.47cm" svg:x="5.808cm" svg:y="5.223cm" svg:viewBox="0 0 5 471" draw:points="5,0 5,471 0,471 0,0">
          <text:p/>
        </draw:polygon>
        <draw:polygon draw:style-name="gr6" draw:text-style-name="P6" draw:layer="layout" svg:width="0.003cm" svg:height="0cm" svg:x="6.303cm" svg:y="5.164cm" svg:viewBox="0 0 4 0" draw:points="4,0 0,0">
          <text:p/>
        </draw:polygon>
        <draw:path draw:style-name="gr5" draw:text-style-name="P5" draw:layer="layout" svg:width="0.766cm" svg:height="0.948cm" svg:x="5.6cm" svg:y="4.779cm" svg:viewBox="0 0 767 949" svg:d="M0 51v-5l4-8 5-8 4-5 4-4h9 8 132 5 8l4 4 9 5 4 8v8 5 122l-60-16 13-17 5-5 12-12v-5l13-12 4-4 13-13 17-13 17-13v-4l17-8h4l17-9v-4l17-8h4l17-9 21-4 21-4v-5h22l4-4h17 4l21-4h25 22l17 4h4 17 4l17 4 17 5h4l17 4 17 8h4l17 5v4l17 4 17 8v5l13 4 4 4 13 9 12 8v4l13 9v4l13 9v4l8 8 4 4 13 22 4 4 13 25v4l9 30 8 34 4 25v5l4 29v43 46 535 4 8l-4 5-4 4-8 4-9 4h-4-148-5l-8-4-9-4-4-4-4-5v-8-4-526l-4-43v-34l-9-29 5 4-5-13-4-12v4l-4-13v4l-4-8-5-9-4-8v4l-17-17 4 5-21-13h4l-12-4h4l-13-5h5l-13-4-13-4h4l-12-4h-13 4-17 5-17 4-26 5l-21 4v-4l-22 4h5l-22 8h5l-22 9 5-4-21 12 4-4-17 13-17 12 4-4-17 17 4-4-16 21 4-4-13 25 4-4-12 25 4-4-9 30-4 29-4 34v39 475 4l-4 8-5 5-4 4-8 4-5 4h-8-145-8l-9-4-4-4-4-4-5-5-4-8v-4zM64 920l-30-34h145l-30 34v-475-39-4l5-34v-4l4-34 8-34 9-29h4l8-26 5-4 12-17 5-4 17-17 4-4 17-13v-4l21-9v-4l21-8v-5l21-8h4l22-4 21-9h4 21 4l22-4h4 13l4 4h12 17l13 4h4l13 5 13 4 4 4 8 4h5l12 9 22 12 4 5 17 17 4 4 4 8 4 5 5 8h4l4 13 4 12 5 13 4 4v13 4l8 30 4 38v42 5 526l-33-34h148l-34 34v-535-46-38l-4-30-5-21-4-30v4l-12-29 4 4-13-26v5l-13-26v5l-8-13-9-9h5l-13-8-9-9-12-8v4l-13-8h4l-17-9-12-8v4l-17-8-17-5h4l-17-4-17-4-17-4h-17-17-17-21-21l-17 4h-21 4l-21 8v-4l-17 9-17 4h4l-21 8h5l-17 9-13 8-17 13 4-4-17 12h5l-17 13-13 17 4-4-13 17-12 17-5 4-8 4-4 4h-9-8l-4-4-10-4-4-4-4-5-5-8v-9-122l35 34h-132l30-34z">
          <text:p/>
        </draw:path>
        <draw:path draw:style-name="gr5" draw:text-style-name="P5" draw:layer="layout" svg:width="0.877cm" svg:height="0.969cm" svg:x="6.472cm" svg:y="4.779cm" svg:viewBox="0 0 878 970" svg:d="M0 453l5-30 4-29v-26l8-29 4-26 9-25 8-21v-5l9-21 8-21 5-4 8-17v-4l13-17 4-5 14-16 12-17 5-5 12-12 5-5 12-12 4-4 30-22 30-21h4l30-17h4l34-17h4l34-8h4l34-9h4l17-4h21l21-4h22 21 4l21 4h21l21 4h5l17 5h4l17 4h4l17 8 21 9 17 8h4l17 9 17 8h4l17 13 17 13 17 12 13 13 4 4 13 13 17 17 12 17 13 17 13 17v4l13 17 8 21 8 17v4l9 17v4l8 22 5 21 4 25 4 21v4l4 22 5 25v25 26 4 38 4l-5 40v33l-4 5-4 33-9 34-8 30v4l-9 26-4 4-8 25h-4l-13 26-17 21v4l-17 21-17 21h-4l-17 17v5l-21 12-5 4-21 13v4l-25 13-26 13-25 13h-4l-26 8-25 8h-4l-26 9-29 4h-30l-29 4-26-4h-21-21l-4-4h-22l-21-4-21-9-21-4-21-8-17-9h-4l-17-8-17-9v-4l-17-9h-4l-13-12h-4l-13-13h-4l-13-17h-4l-13-13-13-17h-4l-14-17-12-16v-5l-13-17-8-17v-4l-13-17v-4l-9-17v-4l-8-17v-4l-4-21-9-22v-4l-4-21-4-25-4-26v-26-4l-5-26v-29zM68 487v-4 29-4 30-5l4 27v25-4l4 25 5 21 4 22 8 21v-4l10 21h-4l8 17 9 21v-4l12 17h-4l13 16 12 17-4-4 13 17 13 13 12 12 13 13 17 13h-4l17 8 17 9h-5l17 8 17 9 17 8 17 4 17 9 21 4h-4l21 4h21-4l21 5h21 22 25l25-5v5l26-5 25-8h-4l30-4h-5l26-9 21-12v4l25-13h-4l25-13h-4l26-17-5 5 22-17h-5l21-17 17-17h-4l17-21v4l13-21 13-21 12-26-4 4 13-29v4l8-30h-4l8-29 5-34v4l4-39v4l4-38v-42 4-25l-4-26h4l-4-21-4-21-5-21-4-21-4-22-4-16-9-22v5l-8-22-9-17-8-16v4l-13-17h4l-12-17-13-13-13-13-12-12-13-13-17-13h4l-17-8-17-13 4 4-16-12-17-9v5l-17-9h4l-21-8h4l-21-5-17-4-21-4h4l-21-4h-21 4-21-21-22 5-22-16l-17 4-34 8v-4l-34 13h4l-34 13h4l-33 12h4l-30 21v-4l-29 26 4-5-17 17v-4l-13 17-13 17v-4l-12 17-13 21 4-4-12 21v-5l-9 22-8 21-10 21-4 21-4 26v-5l-5 26-4 25-4 26v29zM217 525v-4l4 39v-4l5 38v-5l8 34v-4l9 30v-5l12 30v-4l13 25v-4l17 21h-4l21 17h-4l21 17-4-4 21 12h-5l26 13-4-4 21 13v-5l21 9 25 4-4-4 26 4 25-4-4 4 25-4h-4l25-9-4 5 25-13-4 4 21-13 22-12-5 4 21-17h-4l17-17 17-21-4 4 17-25-4 4 12-30v5l13-30h-4l8-30 9-33h-5l5-40v5-43-38 4l-5-38 5 5-9-34-8-30h4l-13-25-12-26 4 5-17-26 4 4-17-21-17-17-17-17v5l-21-17 4 4-21-13h4l-25-8h4l-25-5h4l-25-4h4-25-26 4l-25 4-21 5-21 8h4l-26 13 5-4-21 17 4-5-21 17 4-4-21 21 4-4-17 25v-4l-13 26v-5l-12 26-9 29v-4l-8 30-5 34-4 33v39zM154 483v-39-4l4-38 4-38 9-34h4l8-29v-5l13-29h4l13-26 4-4 17-21v-4l21-17v-5l21-17h5l21-12v-4l25-13 26-9h4l21-8h4l26-4h4 30 29l26 4h4l25 8h4l22 9h4l21 13 4 4 21 12h5l17 17 4 5 17 17 4 4 17 21v4l17 26 13 29h4l8 30v4l9 30v4l8 34v4 34l4 4v38 43l-4 4v39l-8 38-9 34v4l-8 30h-4l-13 29v5l-13 25h-4l-17 25h-4l-17 22h-4l-17 17-5 4-21 12-4 5-21 8-4 4-22 9h-4l-25 8h-4l-26 5h-29-30-4l-26-5h-4l-21-8h-4l-26-9-4-4-21-8-4-5-17-12-5-4-21-17-21-22-17-25h-4l-13-25-4-5-13-25v-4l-8-30-4-4-9-30v-4l-4-34v-4l-4-39z">
          <text:p/>
        </draw:path>
        <draw:path draw:style-name="gr5" draw:text-style-name="P5" draw:layer="layout" svg:width="0.817cm" svg:height="1.278cm" svg:x="7.454cm" svg:y="4.779cm" svg:viewBox="0 0 818 1279" svg:d="M0 51v-5-8l5-8 8-5 4-4h9 4 136 8 4l9 4 4 5 4 8v8 5 114l-55-21 26-30 12-17 13-12h4l13-13 17-13 12-13h5l12-8h5l12-8h5l16-9 18-4 5-4 17-5 21-4h21l21-4h21 5 25 4l26 4 25 4h4l26 9h4l21 8h4l21 9 5 4 21 8 4 5 21 12 21 17h5l17 17h4l17 17v4l17 17 4 5 13 21 16 25 13 26 13 25 13 30 8 25v4l9 26v4l4 25v5l4 25v4l4 30 4 29v34 34l-4 34-4 30v4l-4 30-9 29v4l-8 26v4l-9 25v5l-12 25v4l-13 26-17 25-17 25-17 22-17 21-4 4-21 17-21 17-26 17-21 13-4 4-21 8h-5l-21 13h-4l-25 8-26 5v4l-25 4h-4-22-4l-25 4-21-4h-17-5l-16-4h-17l-5-4-17-5-18-4-16-8-17-9-30-17h-4l-21-17-5-4-21-21h-4l-21-25 59-22v425l-4 8v4l-4 9-5 4-8 4h-4-9-148-4-9l-4-4-8-4-5-9v-4-8zM64 1250l-34-34h148l-34 34v-425-8l5-4 4-9 4-4 4-4h9l8-4 4 4h9l4 4 9 4 17 21 21 22v-5l25 22-4-5 25 17 13 4 18 9h-4l17 4h-5l17 4h17-4l17 5h17 17 21l25-5-4 5 26-9-5 4 26-8 21-9v5l21-13v4l21-12 21-13 22-13 21-17-5 4 22-21-5 4 22-21-5 5 17-22 13-21 13-25v4l12-25 13-26h-4l13-25 8-30-4 4 8-29 4-30v4l5-33v4l4-34h-4l4-30v-29l-4-30-5-30v5l-4-30-4-25-8-26-9-25-8-26-13-25 4 4-13-25v4l-12-25v4l-17-21h4l-17-17-17-17v4l-17-17-21-17 4 4-21-12-21-13-21-8-21-9v4l-26-8h4l-25-4h-25 4-30 5-22-21 4l-21 4 4-4-21 4h5l-17 4-17 4h4l-18 9-13 4-12 9-13 8-13 13v-5l-13 13-12 13-13 13 4-5-25 34-4 4-9 5h-4l-8 4-9-4h-4l-9-5-4-4-4-8-4-5v-8-114l34 34h-136l34-34zM199 529v-4 38l9 34v-4l4 33v-4l9 30 12 25-4-4 17 25-4-4 17 21-5-4 22 21-5-4 17 17 17 13v-5l18 13 17 9v-5l21 9h-4l21 4h-4 25-4l26-4-5 4 26-4h-5l22-9-5 5 22-9h-5l21-13v5l17-17v4l17-17 17-17h-4l17-21v4l13-25v4l8-30v5l9-30 8-30 4-33 5-39v-42 4-42 4l-5-38v4l-4-38v4l-8-33 4 4-13-30 4 4-12-29v4l-13-25v4l-13-21v4l-17-21-17-13h5l-22-13h5l-21-12 4 4-21-9h4l-21-4h4l-25-4h4-21 4-26 5l-22 4h5l-21 4-22 9h5l-22 13 5-5-23 17 5-4-21 17h4l-17 21v-4l-17 25 4-4-17 26v-5l-8 30v-4l-13 29h4l-8 30-9 34h5l-5 38v-4l-4 42v-4zM132 491v-4-38-5l4-38 8-38 9-34v-4l8-29h5l8-30 4-4 13-26h4l17-25v-4l21-17v-5l21-17v-4l22-12 4-5 17-8 4-4 22-9h4l22-8h4l21-5h4l26-4h4l21 4h4l21 5h5l21 4 4 4 21 9h4l22 12 21 17 21 17v4l17 17 4 5 17 21v4l13 21 4 4 13 30 8 30v4l9 30v4l4 34 4 4v38l4 38v4l-4 43-4 38v4l-4 34v4l-9 34v4l-8 30h-5l-8 29-4 5-13 25h-4l-13 25h-4l-17 22h-4l-17 17-5 4-16 12-5 5-21 8-4 4-21 9h-4l-22 8h-4l-21 5h-4-26-4-21-4l-26-5-25-8-22-9-5-4-21-8-4-5-17-12h-4l-17-17-4-4-17-17v-5l-17-21-4-4-13-21v-4l-13-26v-4l-8-30-4-4-5-29v-5l-8-34-4-38v-4z">
          <text:p/>
        </draw:path>
        <draw:path draw:style-name="gr5" draw:text-style-name="P5" draw:layer="layout" svg:width="0.784cm" svg:height="0.969cm" svg:x="8.326cm" svg:y="4.779cm" svg:viewBox="0 0 785 970" svg:d="M170 602h8l9 4h4l8 5 5 8v4l4 9 4 21v-4l4 21v-4l5 21v-5l8 17v-4l9 17-5-4 13 17-4-4 12 17v-5l13 13-4-4 17 12-4-4 17 13-5-4 17 8h-4l21 4h-4l21 5h-4l25 4h-4l21 4h26-5 26l21-4h21-4l21-4h-4l17-9v4l12-8 13-9-4 5 13-9 12-8h-4l9-9 8-12-4 4 8-13v4l5-12v4l4-13-4 4 4-12v4-13-8 4l-4-13 4 5-4-13v4l-5-8 5 4-9-9h4l-8-8 4 4-8-8v4l-9-9h4l-12-4h4l-13-4h4l-33-8h4l-47-13h4l-55-17-76-17-63-22-51-17-38-17h-4l-13-9h-4l-13-8-17-8v-5l-13-8-12-13-13-13-9-12-4-4-8-13-9-13v-4l-8-13v-4l-4-13-5-17h-4v-17l-4-17v-16h-4v-17-5-12l4-17v-13-4l4-13v-4l9-26 4-4 8-25 4-4 13-22 4-4 17-21v-4l22-17v-4l21-17h4l17-13 4-4 21-9 5-4 25-8 30-9 29-8h4l30-9h4 34v-4h34 25 5l21 4h4 21l26 4 21 5h4l21 4 21 8 22 9 21 8 17 9h4l13 8h4l12 13h5l12 8v5l13 8 4 4 9 9 5 4 8 13h5l8 12v5l9 12v5l8 12v4l9 13v4l4 17 4 22h4l5 21 4 21v8l-4 5v8l-5 4-8 5-4 4-9 4-141 21h-8l-8-4h-5l-8-4-4-9-5-4v-8l-4-13-4-17 4 4-8-13h4l-9-12v4l-4-13-8-8-9-9h4l-12-8h4l-13-9v5l-12-9h4l-17-4h4l-17-4h4l-16-5-17-4h4-21-22 5-26-21l-17 4-17 5-17 4h5l-17 4h4l-13 4-8 9v-4l-9 8-8 9 4-5-8 9h4l-9 8 5-4-5 8v-4l-4 13v-4 8-4 13-5 13-4l4 13-4-5 9 13-5-4 9 8-4-4 12 13-4-4 13 12-5-4 17 8h-4l17 9h-4l42 13 89 21 72 21 59 17 51 17 38 17 17 4v4l13 4 4 5 13 8 13 9 5 4 12 8 13 13 9 13h4l8 12v5l9 12 8 17 9 18 4 17 4 17v4l4 17v17l5 4v17 5l-5 16v5 17l-4 17v4l-4 17v4l-9 17-8 17v4l-8 17-13 17-13 17v4l-13 13-12 17h-5l-13 12-4 5-17 8v4l-17 9-5 4-16 9-22 8v4l-21 9h-4l-21 4v4l-21 4h-5l-21 5-25 4-26 4h-25l-25 4h-5l-38-4h-4l-38-4-38-4-34-9h-4l-30-8-4-4-25-9-5-4-25-13-4-4-22-13-4-4-21-17-4-4-17-21h-4l-17-26-17-25v-4l-13-26v-4l-13-30-8-34-9-33v-9-8l5-5 4-8 4-4 4-5h9zM34 691l30-38 4 34v-5l9 30 12 30v-4l13 25h-4l17 25v-4l17 21h-5l22 21-5-4 22 21-5-4 26 17h-4l25 13 25 8 30 9h-4l34 8 33 4 39 5h-5 43-5 26 25-4l25-5 22-4 21-4 21-4h-4l21-9 21-8-4 4 21-13v5l17-13 17-9h-4l16-12v4l13-13 13-13h-4l12-12 14-17-5 4 13-17-4 4 13-17h-4l8-16v4l4-17 5-17v4l4-21v4-17-17 5-22 5-17l-4-17v4l-5-17 5 4-9-17 4 5-8-17 4 4-8-17v4l-9-12h4l-13-10h5l-14-13 5 5-13-13 4 4-13-13v5l-12-13 4 4-13-8-12-9-13-4-38-17 4 4-51-17h4l-63-17h4l-76-21-85-25-42-13h-4l-21-8v-5l-17-8h-5l-12-13-5-4-8-8-4-5-9-12v-5l-8-12v-4l-4-13v-9-12-5-8-4-13l4-4v-9l4-4 4-13 9-12 8-13h4l9-9v-4l13-8 12-9 5-4 12-4h4l13-9h4l17-4h5l16-4h5l21-4h21 4 21 5 21 21l21 4 17 4h4l17 9 17 4 4 4 13 4 4 5 9 8h4l13 13 13 12 8 13 4 4 4 13 5 4 4 13h4l4 17 5 17v4l4 17-38-30 145-17-26 39-4-22-5-21v4l-4-16-9-17-4-17v4l-9-17 5 4-9-17v4l-8-12-9-13v4l-8-12v4l-13-13h4l-12-8-17-9h4l-17-8h4l-21-9 4 5-21-9h4l-21-8 4 4-21-9-21-4h4l-25-4h4l-25-4h4-25-22-25-30l-34 4 5-4-30 8-30 4h5l-30 9h4l-25 13v-5l-21 13h4l-21 8h4l-21 17h4l-21 17 4-4-17 25v-4l-12 21-13 22h4l-8 25v-4l-5 12v13 13-4 17-5 17 13l5 13v12l4 13v-4l4 17v-4l9 16-5-4 9 13 8 13v-5l9 13h-5l13 9h-4l13 8 12 9h-4l13 8 13 8 12 9v-4l38 17h-4l51 17h-4l63 16 76 22h5l46 12h4l43 13 34 14 12 4 5 4 8 4h4l9 9 4 4 8 9h5l4 8 4 4 4 9 5 4 4 13v4l4 8v5l4 12v5 12 17 4l-4 13v4l-4 13-4 13-5 4-4 13-4 4-9 8v5l-12 8v4l-13 9v4l-17 8v5l-17 8h-4l-13 9h-4l-17 4h-4l-21 8h-22-4l-21 5h-4-21-5-25l-21-5h-4l-22-4h-4l-17-4h-4l-21-9-17-8h-4l-17-9-4-4-13-8-4-4-13-13-13-13-4-4-8-17h-5l-8-17v-4l-9-17-8-21-4-21v-5l-5-21 39 30z">
          <text:p/>
        </draw:path>
        <draw:path draw:style-name="gr5" draw:text-style-name="P5" draw:layer="layout" svg:width="0.212cm" svg:height="1.257cm" svg:x="9.215cm" svg:y="4.47cm" svg:viewBox="0 0 213 1258" svg:d="M0 34l5-9v-8l4-4 4-5 9-4 4-4h8 150 4l8 4 4 4 9 5 4 4v8 9 165 8 9l-4 4-9 4-4 5-8 4h-4-150-8l-4-4-9-5-4-4-4-4v-9l-5-8zM68 199l-34-30h150l-35 30v-165l35 29h-150l34-29zM0 360l5-4v-9l4-8 4-5 9-4h4 8 150 4 8l4 4 9 5 4 8v9 4 869 4 8l-4 5-9 4-4 4-8 4h-4-150-8l-4-4-9-4-4-4-4-5v-8l-5-4zM68 1229l-34-34h150l-35 34v-869l35 34h-150l34-34z">
          <text:p/>
        </draw:path>
        <draw:path draw:style-name="gr5" draw:text-style-name="P5" draw:layer="layout" svg:width="0.783cm" svg:height="0.969cm" svg:x="9.529cm" svg:y="4.779cm" svg:viewBox="0 0 784 970" svg:d="M169 602h9l8 4h4l9 5 4 8 4 4v9l4 21v-4l5 21v-4l8 21-4-5 8 17v-4l9 17v-4l8 17v-4l9 17v-5l13 13-4-4 17 12-4-4 17 13-4-4 17 8 16 4h-4l21 5 22 4h-5l26 4h-5 26 21l21-4h21-4l21-4h-4l17-9v4l17-8h-4l12-9v5l13-9h-4l13-8h-5l13-9h-4l8-12v4l5-13v4l4-12v4l4-13v4-12 4-13-8 4-13 5l-4-13v4l-4-8 4 4-9-9h5l-9-8 4 4-8-8v4l-9-9h5l-9-4-13-4h5l-34-8h4l-42-13-55-17-77-17-64-22-51-17-38-17-17-9-17-8-13-8-4-5-12-8-13-13-13-13-8-12-5-4-8-13-8-13v-4l-5-13-4-4-4-13-4-17-5-17-4-17v-16-17-5-12-17l4-13v-4-13-4l9-26 4-4 13-25v-4l12-22 5-4 17-21v-4l21-17 4-4 21-17 21-13v-4l26-9v-4l25-8h4l26-9h4l31-8 34-9h33v-4h34 4 22 4l21 4h4 21 5l21 4 25 5 21 4 22 8h4l17 9h4l17 8 17 9h4l17 8 17 13 13 8 4 5 13 8v4l12 9v4l9 13h4l8 12v5l9 12v5l8 12v4l9 13v4l4 17h4l5 22 4 21 4 21v8 5l-4 8-4 4-5 5-8 4-9 4-139 21h-9l-8-4h-4l-5-4-8-9v-4l-4-8-5-13h5l-5-17v4l-4-13-8-12 4 4-9-13-8-8h4l-12-9h4l-13-8h4l-12-9 4 5-17-9h4l-13-4-17-4h5l-17-5h4l-21-4h4-21 4-21-25 4-26 5l-22 4-16 5-17 4h4l-17 4h4l-13 4h5l-14 9 5-4-13 8h4l-9 9v-5l-8 9h4l-8 8 4-4-4 8v-4l-5 13 5-4-5 8v-4 13-5 13-4l5 13v-5l4 13-4-4 8 8-4-4 13 13-5-4 13 12-4-4 18 8h-5l17 9h-4l47 13h-5l89 21 72 21 60 17 50 17 39 17 16 4v4l17 4v5l13 8h4l13 9v4l13 8 12 13 13 13 9 12v5l8 12h4l4 17h5l4 18 4 17h4v17l5 4v17l4 17v4 17 5 16 5l-4 17-5 17v4l-4 17v4l-8 17-5 17-4 4-8 17-9 17h-4l-8 17-5 4-12 13-13 17h-4l-13 12-4 5-13 8-4 4-17 9v4l-21 9-21 8v4l-22 9-21 4-4 4-21 4-25 5-26 4-25 4h-26l-25 4-42-4-39-4h-4l-34-4h-4l-35-9h-4l-30-8v-4l-29-9-4-4-26-13-4-4-21-13-5-4-21-17v-4l-21-21-17-26h-4l-13-25-4-4-13-26v-4l-12-30-9-34-8-33v-9-8l4-5 4-8 4-4 9-5h4zM38 691l25-38 9 34v-5l8 30 9 30v-4l12 25 13 25v-4l17 21h-4l21 21-4-4 21 21v-4l21 17h-4l29 13h-4l30 8h-4l30 9 30 8 34 4 38 5h-4 42 25-4 25l22-5 21-4 21-4 21-4 21-9h-4l21-8v4l17-13v5l17-13 17-9h-4l17-12v4l12-13 13-13 13-12h-4l12-17v4l9-17v4l8-17 4-16v4l5-17 4-17v4l4-21v4-17l4-17v5l-4-22v5-17l-4-17 4 4-4-17v4l-4-17v5l-5-17v4l-8-17v4l-8-12h4l-9-10-8-13v5l-13-13 4 4-12-13 4 5-13-13v4l-12-8-13-9-13-4-34-17v4l-46-17-60-17-72-21-88-25-43-13h-5l-17-8-4-5-17-8h-4l-13-13-4-4-9-8-4-5-4-12-4-5-5-12-4-4-4-13v-9-12-5-8-4l4-13v-4l4-9v-4l5-13h4l4-12h4l4-13h5l8-9v-4l13-8 13-9 4-4 13-4h4l18-9 17-4h4l17-4h4l21-4h26 25 21 21 5l16 4h5l17 4 17 9h4l13 4 4 4 12 4 5 5 12 8 13 13h4l9 12 8 13 4 4 9 13v4l8 13 5 17 4 17v4l4 17-34-30 140-17-25 39-5-22-4-21v4l-4-16-9-17h5l-9-17v4l-4-17v4l-9-17v4l-8-12-8-13 4 4-13-12v4l-8-13-13-8-13-9-17-8h4l-16-9v5l-17-9-22-8 5 4-21-9-22-4h5l-22-4-21-4h-25 4-25-26 4-33l-30 4v-4l-30 8-30 4h4l-30 9h5l-26 13 4-5-25 13h4l-17 8-21 17h4l-21 17 4-4-17 25v-4l-12 21-9 22-8 25v-4 12l-4 13v13-4 17-5 17 13l4 13 4 12h-4l4 13v-4l9 17-5-4 9 16v-4l4 13 8 13v-5l9 13 8 9 9 8 13 9h-5l17 8h-4l13 8 17 9-5-4 39 17h-5l52 17 59 16 77 22h4l51 12 42 13h4l30 14h4l13 4v4l8 4h4l9 9 4 4 9 9h4l8 8v4l9 9v4l4 13 4 4v8l5 5v12 5 12 17 4 13l-5 4-4 13-4 13v4l-9 13-4 4-8 8v5l-9 8-4 4-13 9v4l-12 8-5 5-17 8-17 9h-4l-17 4h-4l-17 8h-4-21l-26 5h-25-4-22-4l-21-5h-4l-21-4-21-4h-5l-17-9h-4l-17-8h-5l-17-9v-4l-17-8v-4l-17-13-13-13v-4l-12-17-9-17-4-4-8-17-5-21h-4l-4-21v-5l-4-21 38 30z">
          <text:p/>
        </draw:path>
        <draw:frame draw:style-name="gr2" draw:text-style-name="P2" draw:layer="layout" svg:width="4.05cm" svg:height="1.743cm" svg:x="12.543cm" svg:y="4.445cm">
          <draw:image xlink:href="Pictures/10000000000003BD0000019C76E44ED8D24A6BA5.jpg" xlink:type="simple" xlink:show="embed" xlink:actuate="onLoad" draw:mime-type="image/jpeg">
            <text:p/>
          </draw:image>
        </draw:frame>
        <draw:polygon draw:style-name="gr1" draw:text-style-name="P1" draw:layer="layout" svg:width="27.165cm" svg:height="6.621cm" svg:x="4.728cm" svg:y="13.508cm" svg:viewBox="0 0 27166 6622" draw:points="0,0 27166,0 27166,6622 0,6622">
          <text:p/>
        </draw:polygon>
        <draw:path draw:style-name="gr7" draw:text-style-name="P7" draw:layer="layout" svg:width="0.69cm" svg:height="0.741cm" svg:x="7.425cm" svg:y="13.885cm" svg:viewBox="0 0 691 742" svg:d="M0 742l283-742h106l302 742h-110l-86-226h-313l-81 226zM211 436h250l-76-208c-21-59-42-110-51-152-12 47-25 93-42 140z">
          <text:p/>
        </draw:path>
        <draw:path draw:style-name="gr7" draw:text-style-name="P7" draw:layer="layout" svg:width="0.465cm" svg:height="0.754cm" svg:x="8.187cm" svg:y="14.075cm" svg:viewBox="0 0 466 755" svg:d="M0 755v-742h80v68c21-26 43-47 68-60 25-12 55-21 89-21 46 0 85 13 123 34 33 26 60 59 77 102 17 42 29 89 29 139 0 56-12 106-29 149-22 46-52 80-90 101-34 26-76 38-119 38-29 0-55-8-80-21s-42-29-59-46v259zM80 284c0 68 13 118 43 152 29 34 63 51 101 51s76-17 102-51c29-34 46-89 46-161 0-67-17-118-42-152-30-34-64-51-102-51s-72 17-101 55c-30 34-47 89-47 157z">
          <text:p/>
        </draw:path>
        <draw:path draw:style-name="gr7" draw:text-style-name="P7" draw:layer="layout" svg:width="0.495cm" svg:height="0.563cm" svg:x="8.729cm" svg:y="14.075cm" svg:viewBox="0 0 496 564" svg:d="M381 484c-34 30-64 51-98 59-29 13-63 21-97 21-59 0-106-17-136-46-33-26-50-64-50-110 0-26 8-51 21-72 8-21 25-38 46-51 17-14 38-26 64-31 17-4 46-8 80-12 72-9 127-22 161-34 4-13 4-21 4-21 0-39-8-64-25-81-25-21-59-29-106-29-42 0-72 8-93 21-21 17-38 42-47 80l-88-13c8-38 21-67 38-93 21-21 46-42 80-51 38-12 76-21 123-21 46 0 85 5 114 17 26 9 47 26 60 38 17 17 26 38 30 64 4 17 4 42 4 85v123c0 81 5 136 9 157 0 25 8 46 21 68h-94c-13-22-17-43-21-68zM372 280c-29 13-80 26-148 35-34 4-63 12-76 17-17 8-30 16-38 29-9 13-13 30-13 47 0 21 8 42 30 59 17 17 42 25 80 25 34 0 64-8 93-25 26-13 47-34 59-64 9-16 13-50 13-88z">
          <text:p/>
        </draw:path>
        <draw:path draw:style-name="gr7" draw:text-style-name="P7" draw:layer="layout" svg:width="0.436cm" svg:height="0.551cm" svg:x="9.338cm" svg:y="14.075cm" svg:viewBox="0 0 437 552" svg:d="M0 552v-539h82v76c38-59 97-89 169-89 34 0 63 5 89 17 30 13 46 26 63 47 13 17 22 42 26 68 4 16 8 46 8 88v332h-93v-327c0-38-4-68-8-85-9-17-22-34-38-42-22-13-43-17-64-17-38 0-72 12-102 34-29 25-42 72-42 139v298z">
          <text:p/>
        </draw:path>
        <draw:path draw:style-name="gr7" draw:text-style-name="P7" draw:layer="layout" svg:width="0.495cm" svg:height="0.563cm" svg:x="9.88cm" svg:y="14.075cm" svg:viewBox="0 0 496 564" svg:d="M382 484c-34 30-63 51-97 59-31 13-65 21-99 21-59 0-105-17-135-46-34-26-51-64-51-110 0-26 9-51 21-72 9-21 26-38 47-51 17-14 38-26 63-31 17-4 47-8 81-12 73-9 128-22 162-34 4-13 4-21 4-21 0-39-9-64-26-81-25-21-59-29-106-29-43 0-72 8-94 21-21 17-38 42-46 80l-89-13c8-38 21-67 38-93 21-21 47-42 81-51 38-12 76-21 122-21 48 0 86 5 116 17 25 9 46 26 59 38 17 17 25 38 30 64 4 17 4 42 4 85v123c0 81 4 136 8 157 0 25 9 46 21 68h-93c-12-22-17-43-21-68zM374 280c-30 13-81 26-150 35-33 4-63 12-76 17-17 8-29 16-38 29-8 13-13 30-13 47 0 21 9 42 30 59 17 17 42 25 81 25 33 0 64-8 94-25 25-13 46-34 59-64 8-16 13-50 13-88z">
          <text:p/>
        </draw:path>
        <draw:path draw:style-name="gr7" draw:text-style-name="P7" draw:layer="layout" svg:width="0.589cm" svg:height="0.766cm" svg:x="10.756cm" svg:y="13.872cm" svg:viewBox="0 0 590 767" svg:d="M0 513l89-4c9 34 17 64 35 89 13 25 38 42 72 59 34 13 72 21 114 21 39 0 72-4 102-16 25-13 47-26 64-47 12-17 21-38 21-64 0-21-9-42-21-59-13-17-39-34-68-46-21-5-64-17-131-34-68-17-115-34-144-47-35-17-61-42-82-69-17-29-25-59-25-93 0-38 12-72 34-106 21-33 50-55 94-71 38-17 84-26 135-26 55 0 102 9 144 26 43 16 76 42 98 76 21 38 33 76 38 118l-98 9c-4-47-21-85-51-106-25-26-71-38-127-38-59 0-101 12-131 34-25 21-38 46-38 76 0 29 9 51 26 68 21 17 72 33 148 51 80 22 135 34 165 51 42 17 76 43 97 72 17 34 30 68 30 106 0 42-13 76-34 114-21 34-55 60-97 81-43 17-89 29-144 29-68 0-123-12-170-29-43-21-81-51-107-89-25-38-38-85-38-136z">
          <text:p/>
        </draw:path>
        <draw:path draw:style-name="gr7" draw:text-style-name="P7" draw:layer="layout" svg:width="0.258cm" svg:height="0.728cm" svg:x="11.421cm" svg:y="13.902cm" svg:viewBox="0 0 259 729" svg:d="M247 640l12 80c-25 9-46 9-67 9-34 0-60-4-77-13-17-13-29-25-38-42-8-17-12-55-12-106v-310h-65v-72h65v-135l93-51v186h89v72h-89v314c0 26 0 43 4 51 0 4 8 13 13 17 8 4 21 4 33 4 9 0 22 0 39-4z">
          <text:p/>
        </draw:path>
        <draw:path draw:style-name="gr7" draw:text-style-name="P7" draw:layer="layout" svg:width="0.499cm" svg:height="0.563cm" svg:x="11.726cm" svg:y="14.075cm" svg:viewBox="0 0 500 564" svg:d="M0 280c0-98 26-174 81-220 47-39 102-60 170-60 72 0 135 26 182 72 46 51 67 115 67 199 0 73-8 128-29 166s-51 72-89 93c-42 22-85 34-131 34-77 0-136-25-182-76-47-46-69-114-69-208zM94 280c0 73 13 123 42 157 30 34 68 51 115 51 46 0 84-17 114-51s42-89 42-157-12-119-42-153c-34-34-68-50-114-50-47 0-85 16-115 50-29 34-42 85-42 153z">
          <text:p/>
        </draw:path>
        <draw:path draw:style-name="gr7" draw:text-style-name="P7" draw:layer="layout" svg:width="0.292cm" svg:height="0.551cm" svg:x="12.331cm" svg:y="14.075cm" svg:viewBox="0 0 293 552" svg:d="M0 552v-539h86v80c21-38 38-63 55-76 17-12 38-17 59-17 30 0 64 9 93 30l-29 85c-22-13-47-22-68-22s-38 9-55 17c-13 13-26 30-34 51-8 34-13 68-13 106v285z">
          <text:p/>
        </draw:path>
        <draw:path draw:style-name="gr7" draw:text-style-name="P7" draw:layer="layout" svg:width="0.495cm" svg:height="0.563cm" svg:x="12.649cm" svg:y="14.075cm" svg:viewBox="0 0 496 564" svg:d="M398 378l94 13c-17 55-44 97-86 127-38 29-89 46-152 46-77 0-140-25-187-76-46-46-67-114-67-203 0-90 21-158 67-208 47-51 106-77 182-77 72 0 132 26 174 72 48 51 73 119 73 208 0 5 0 13-4 26h-399c4 59 21 102 51 136 29 29 67 46 110 46 34 0 63-8 84-25 26-17 43-47 60-85zM97 229h301c-5-47-17-81-34-102-30-34-68-50-115-50-42 0-76 12-105 42-26 25-43 63-47 110z">
          <text:p/>
        </draw:path>
        <draw:path draw:style-name="gr7" draw:text-style-name="P7" draw:layer="layout" svg:width="0.563cm" svg:height="0.741cm" svg:x="13.555cm" svg:y="13.885cm" svg:viewBox="0 0 564 742" svg:d="M0 742v-742h280c47 0 85 0 110 4 38 9 68 17 93 38 26 17 47 38 60 68 16 34 21 68 21 101 0 64-17 119-60 161-38 43-110 68-215 68h-192v302zM97 351h192c63 0 110-13 135-34 25-25 42-59 42-101 0-30-8-60-25-81s-38-34-64-42c-17-4-46-9-88-9h-192z">
          <text:p/>
        </draw:path>
        <draw:path draw:style-name="gr7" draw:text-style-name="P7" draw:layer="layout" svg:width="0.292cm" svg:height="0.551cm" svg:x="14.232cm" svg:y="14.075cm" svg:viewBox="0 0 293 552" svg:d="M0 552v-539h85v80c21-38 38-63 55-76 21-12 38-17 59-17 31 0 64 9 94 30l-30 85c-21-13-47-22-68-22s-38 9-55 17c-13 13-26 30-34 51-9 34-13 68-13 106v285z">
          <text:p/>
        </draw:path>
        <draw:path draw:style-name="gr7" draw:text-style-name="P7" draw:layer="layout" svg:width="0.504cm" svg:height="0.563cm" svg:x="14.545cm" svg:y="14.075cm" svg:viewBox="0 0 505 564" svg:d="M0 280c0-98 26-174 85-220 42-39 102-60 165-60 77 0 136 26 183 72 47 51 72 115 72 199 0 73-13 128-34 166-17 38-51 72-89 93-38 22-80 34-132 34-72 0-135-25-182-76-47-46-68-114-68-208zM93 280c0 73 17 123 47 157s68 51 110 51c48 0 86-17 115-51 30-34 47-89 47-157s-17-119-47-153c-29-34-67-50-115-50-42 0-80 16-110 50s-47 85-47 153z">
          <text:p/>
        </draw:path>
        <draw:path draw:style-name="gr7" draw:text-style-name="P7" draw:layer="layout" svg:width="0.203cm" svg:height="0.957cm" svg:x="15.041cm" svg:y="13.885cm" svg:viewBox="0 0 204 958" svg:d="M115 106v-106h89v106zM0 949l16-77c17 4 30 4 43 4 17 0 30-4 43-17 9-13 13-42 13-93v-563h89v567c0 64-9 110-26 136-21 35-55 52-111 52-21 0-46-5-67-9z">
          <text:p/>
        </draw:path>
        <draw:path draw:style-name="gr7" draw:text-style-name="P7" draw:layer="layout" svg:width="0.495cm" svg:height="0.563cm" svg:x="15.354cm" svg:y="14.075cm" svg:viewBox="0 0 496 564" svg:d="M399 378l93 13c-13 55-42 97-81 127-42 29-93 46-156 46-77 0-141-25-187-76-47-46-68-114-68-203 0-90 25-158 72-208 42-51 106-77 179-77 72 0 131 26 177 72 47 51 68 119 68 208 0 5 0 13 0 26h-403c4 59 21 102 51 136 29 29 67 46 115 46 30 0 59-8 85-25 21-17 42-47 55-85zM97 229h302c-5-47-13-81-34-102-30-34-68-50-114-50-40 0-78 12-103 42-30 25-47 63-51 110z">
          <text:p/>
        </draw:path>
        <draw:path draw:style-name="gr7" draw:text-style-name="P7" draw:layer="layout" svg:width="0.465cm" svg:height="0.563cm" svg:x="15.934cm" svg:y="14.075cm" svg:viewBox="0 0 466 564" svg:d="M378 353l88 12c-8 64-33 110-76 144-38 34-89 55-148 55-72 0-131-25-179-72-42-50-63-118-63-207 0-60 8-111 25-153 21-43 51-77 90-98 38-21 80-34 127-34 59 0 106 13 144 43 38 29 63 72 72 127l-89 12c-8-33-21-63-42-80s-51-25-81-25c-46 0-80 16-110 46-30 34-43 85-43 157 0 73 13 128 43 157 26 34 64 51 106 51 34 0 68-13 89-34 25-21 38-55 47-101z">
          <text:p/>
        </draw:path>
        <draw:path draw:style-name="gr7" draw:text-style-name="P7" draw:layer="layout" svg:width="0.263cm" svg:height="0.728cm" svg:x="16.429cm" svg:y="13.902cm" svg:viewBox="0 0 264 729" svg:d="M251 640l13 80c-26 9-51 9-73 9-30 0-55-4-77-13-17-13-29-25-38-42-8-17-8-55-8-106v-310h-68v-72h68v-135l89-51v186h94v72h-94v314c0 26 0 43 4 51 4 4 8 13 17 17 4 4 17 4 31 4 12 0 25 0 42-4z">
          <text:p/>
        </draw:path>
        <draw:path draw:style-name="gr7" draw:text-style-name="P7" draw:layer="layout" svg:width="0.093cm" svg:height="0.741cm" svg:x="17.056cm" svg:y="13.885cm" svg:viewBox="0 0 94 742" svg:d="M0 101v-101h94v101zM0 742v-539h94v539z">
          <text:p/>
        </draw:path>
        <draw:path draw:style-name="gr7" draw:text-style-name="P7" draw:layer="layout" svg:width="0.445cm" svg:height="0.563cm" svg:x="17.25cm" svg:y="14.075cm" svg:viewBox="0 0 446 564" svg:d="M0 391l89-17c4 38 17 68 43 85 21 21 55 29 97 29s73-8 94-25 30-38 30-60c0-21-9-38-26-50-12-9-47-17-94-30-68-17-114-30-140-43-25-13-46-30-59-51-12-25-21-47-21-72s9-47 17-68c13-21 25-38 47-51 12-12 33-21 55-25 25-8 50-13 80-13 42 0 81 5 111 17 34 13 55 30 72 51 13 21 25 47 30 85l-89 8c-4-25-13-46-34-63-22-13-48-21-82-21-42 0-71 4-93 21-17 12-25 29-25 46 0 13 4 21 13 34 4 9 17 17 34 21 8 5 33 13 80 26 64 17 111 29 136 42 26 8 43 26 60 48 12 21 21 46 21 76 0 34-9 59-26 89-16 25-42 46-76 59-34 17-73 25-115 25-72 0-123-17-161-46-34-30-59-72-68-127z">
          <text:p/>
        </draw:path>
        <draw:path draw:style-name="gr7" draw:text-style-name="P7" draw:layer="layout" svg:width="0.465cm" svg:height="0.753cm" svg:x="18.093cm" svg:y="13.885cm" svg:viewBox="0 0 466 754" svg:d="M84 742h-84v-742h89v263c38-46 89-72 148-72 34 0 64 9 94 21 30 13 55 30 72 56 21 25 34 55 46 88 9 34 17 68 17 106 0 93-25 165-67 216-47 51-102 76-166 76s-115-29-149-80zM84 466c0 64 9 111 26 140 25 47 68 72 114 72 42 0 77-17 107-51 25-34 42-89 42-156 0-68-12-123-42-153-30-34-65-50-103-50s-72 16-101 50c-30 34-43 85-43 148z">
          <text:p/>
        </draw:path>
        <draw:path draw:style-name="gr7" draw:text-style-name="P7" draw:layer="layout" svg:width="0.491cm" svg:height="0.563cm" svg:x="18.639cm" svg:y="14.075cm" svg:viewBox="0 0 492 564" svg:d="M382 484c-34 30-68 51-97 59-35 13-69 21-103 21-59 0-106-17-136-46-33-26-46-64-46-110 0-26 4-51 17-72s25-38 46-51c22-14 43-26 64-31 21-4 46-8 85-12 73-9 128-22 161-34 0-13 0-21 0-21 0-39-8-64-25-81-25-21-59-29-107-29-42 0-72 8-93 21-21 17-34 42-47 80l-88-13c8-38 21-67 42-93 17-21 42-42 80-51 34-12 77-21 123-21 43 0 82 5 111 17 30 9 51 26 64 38 12 17 21 38 29 64 0 17 5 42 5 85v123c0 81 0 136 4 157 4 25 12 46 21 68h-93c-9-22-17-43-17-68zM373 280c-33 13-84 26-149 35-38 4-63 12-80 17-17 8-26 16-34 29-9 13-13 30-13 47 0 21 9 42 26 59s46 25 80 25 69-8 94-25c30-13 47-34 59-64 13-16 17-50 17-88z">
          <text:p/>
        </draw:path>
        <draw:path draw:style-name="gr7" draw:text-style-name="P7" draw:layer="layout" svg:width="0.449cm" svg:height="0.563cm" svg:x="19.206cm" svg:y="14.075cm" svg:viewBox="0 0 450 564" svg:d="M0 391l93-17c4 38 17 68 43 85 21 21 55 29 93 29 42 0 77-8 94-25 21-17 34-38 34-60 0-21-13-38-30-50-13-9-42-17-94-30-64-17-110-30-136-43-29-13-46-30-59-51-12-25-21-47-21-72s4-47 17-68c8-21 25-38 42-51 17-12 34-21 60-25 25-8 50-13 80-13 42 0 77 5 111 17 30 13 55 30 68 51 17 21 25 47 34 85l-89 8c-4-25-17-46-34-63-21-13-48-21-86-21-42 0-72 4-89 21-17 12-25 29-25 46 0 13 4 21 8 34 9 9 22 17 39 21 8 5 33 13 80 26 64 17 107 29 132 42 26 8 47 26 64 48 12 21 21 46 21 76 0 34-9 59-30 89-17 25-42 46-76 59-34 17-69 25-111 25-72 0-123-17-161-46-38-30-59-72-72-127z">
          <text:p/>
        </draw:path>
        <draw:path draw:style-name="gr7" draw:text-style-name="P7" draw:layer="layout" svg:width="0.495cm" svg:height="0.563cm" svg:x="19.731cm" svg:y="14.075cm" svg:viewBox="0 0 496 564" svg:d="M399 378l93 13c-13 55-42 97-80 127-43 29-93 46-154 46-80 0-144-25-186-76-47-46-72-114-72-203 0-90 25-158 72-208 47-51 106-77 178-77 73 0 132 26 179 72 46 51 67 119 67 208 0 5 0 13 0 26h-403c4 59 21 102 51 136 30 29 68 46 114 46 34 0 61-8 86-25 21-17 42-47 55-85zM102 229h297c-4-47-13-81-34-102-30-34-64-50-111-50-42 0-76 12-106 42-29 25-46 63-46 110z">
          <text:p/>
        </draw:path>
        <draw:path draw:style-name="gr7" draw:text-style-name="P7" draw:layer="layout" svg:width="0.465cm" svg:height="0.753cm" svg:x="20.307cm" svg:y="13.885cm" svg:viewBox="0 0 466 754" svg:d="M381 742v-68c-34 51-85 80-153 80-42 0-80-12-118-38-34-21-64-55-81-97-21-42-29-93-29-148 0-51 8-102 25-144 17-43 43-76 81-102 33-21 76-34 118-34 34 0 64 9 89 21 25 13 42 30 59 51v-263h94v742zM93 471c0 72 13 122 42 156 30 34 64 51 102 51 42 0 76-17 101-51 30-29 43-80 43-148 0-72-13-127-43-161-29-34-63-50-105-50-38 0-72 16-102 50-25 30-38 85-38 153z">
          <text:p/>
        </draw:path>
        <draw:path draw:style-name="gr7" draw:text-style-name="P7" draw:layer="layout" svg:width="0.5cm" svg:height="0.563cm" svg:x="21.17cm" svg:y="14.075cm" svg:viewBox="0 0 501 564" svg:d="M0 280c0-98 26-174 82-220 46-39 101-60 169-60 72 0 136 26 182 72 47 51 68 115 68 199 0 73-9 128-30 166s-51 72-89 93c-42 22-84 34-131 34-76 0-135-25-182-76-47-46-69-114-69-208zM95 280c0 73 12 123 42 157 29 34 68 51 114 51 47 0 85-17 114-51 30-34 43-89 43-157s-13-119-43-153c-29-34-67-50-114-50-46 0-85 16-114 50-30 34-42 85-42 153z">
          <text:p/>
        </draw:path>
        <draw:path draw:style-name="gr7" draw:text-style-name="P7" draw:layer="layout" svg:width="0.436cm" svg:height="0.551cm" svg:x="21.78cm" svg:y="14.075cm" svg:viewBox="0 0 437 552" svg:d="M0 552v-539h80v76c39-59 98-89 171-89 34 0 63 5 89 17 29 13 50 26 63 47 13 17 21 42 26 68 4 16 8 46 8 88v332h-93v-327c0-38-4-68-9-85-8-17-21-34-38-42-21-13-42-17-64-17-38 0-72 12-102 34-29 25-42 72-42 139v298z">
          <text:p/>
        </draw:path>
        <draw:path draw:style-name="gr7" draw:text-style-name="P7" draw:layer="layout" svg:width="0.694cm" svg:height="0.741cm" svg:x="22.517cm" svg:y="13.885cm" svg:viewBox="0 0 695 742" svg:d="M0 742l284-742h106l305 742h-114l-85-226h-309l-85 226zM212 436h254l-80-208c-21-59-38-110-51-152-8 47-21 93-38 140z">
          <text:p/>
        </draw:path>
        <draw:path draw:style-name="gr7" draw:text-style-name="P7" draw:layer="layout" svg:width="0.589cm" svg:height="0.766cm" svg:x="23.257cm" svg:y="13.872cm" svg:viewBox="0 0 590 767" svg:d="M0 513l94-4c4 34 12 64 29 89s38 42 72 59c34 13 72 21 114 21 39 0 72-4 102-16 25-13 47-26 64-47 12-17 21-38 21-64 0-21-9-42-21-59-13-17-39-34-68-46-21-5-64-17-131-34-68-17-115-34-144-47-34-17-60-42-77-69-21-29-29-59-29-93 0-38 13-72 34-106 21-33 50-55 93-71 38-17 84-26 135-26 55 0 102 9 144 26 43 16 76 42 98 76 21 38 34 76 39 118l-94 9c-9-47-26-85-55-106-26-26-72-38-127-38-60 0-102 12-132 34-25 21-38 46-38 76 0 29 9 51 26 68 21 17 72 33 148 51 80 22 135 34 165 51 42 17 76 43 98 72 21 34 30 68 30 106 0 42-13 76-35 114-21 34-55 60-97 81-43 17-89 29-144 29-68 0-123-12-170-29-42-21-80-51-105-89-26-38-39-85-39-136z">
          <text:p/>
        </draw:path>
        <draw:path draw:style-name="gr7" draw:text-style-name="P7" draw:layer="layout" svg:width="0.568cm" svg:height="0.741cm" svg:x="23.981cm" svg:y="13.885cm" svg:viewBox="0 0 569 742" svg:d="M0 742v-742h281c51 0 89 0 114 4 34 9 64 17 89 38 25 17 47 38 59 68 17 34 26 68 26 101 0 64-22 119-64 161-38 43-110 68-216 68h-191v302zM98 351h195c60 0 106-13 132-34 29-25 42-59 42-101 0-30-8-60-25-81-13-21-34-34-60-42-17-4-46-9-93-9h-191z">
          <text:p/>
        </draw:path>
        <draw:polygon draw:style-name="gr7" draw:text-style-name="P7" draw:layer="layout" svg:width="0.106cm" svg:height="0.106cm" svg:x="24.553cm" svg:y="14.52cm" svg:viewBox="0 0 107 107" draw:points="0,0 107,0 107,107 0,107">
          <text:p/>
        </draw:polygon>
        <draw:polygon draw:style-name="gr7" draw:text-style-name="P7" draw:layer="layout" svg:width="0.584cm" svg:height="0.741cm" svg:x="24.828cm" svg:y="13.885cm" svg:viewBox="0 0 585 742" draw:points="0,742 0,0 97,0 487,581 487,0 585,0 585,742 483,742 93,156 93,742">
          <text:p/>
        </draw:polygon>
        <draw:polygon draw:style-name="gr7" draw:text-style-name="P7" draw:layer="layout" svg:width="0.555cm" svg:height="0.741cm" svg:x="25.577cm" svg:y="13.885cm" svg:viewBox="0 0 556 742" draw:points="0,742 0,0 539,0 539,84 98,84 98,313 509,313 509,398 98,398 98,653 556,653 556,742">
          <text:p/>
        </draw:polygon>
        <draw:polygon draw:style-name="gr7" draw:text-style-name="P7" draw:layer="layout" svg:width="0.589cm" svg:height="0.741cm" svg:x="26.212cm" svg:y="13.885cm" svg:viewBox="0 0 590 742" draw:points="246,742 246,84 0,84 0,0 590,0 590,84 343,84 343,742">
          <text:p/>
        </draw:polygon>
        <draw:path draw:style-name="gr7" draw:text-style-name="P7" draw:layer="layout" svg:width="0.953cm" svg:height="0.741cm" svg:x="27.101cm" svg:y="13.885cm" svg:viewBox="0 0 954 742" svg:d="M200 742l-200-742h103l114 482c9 51 21 103 30 154 17-76 29-124 34-137l139-499h119l106 372c25 93 46 183 59 264 8-47 21-103 38-162l114-474h98l-203 742h-94l-156-569c-13-46-21-76-21-84-9 34-17 63-26 84l-156 569z">
          <text:p/>
        </draw:path>
        <draw:path draw:style-name="gr7" draw:text-style-name="P7" draw:layer="layout" svg:width="0.495cm" svg:height="0.563cm" svg:x="28.088cm" svg:y="14.075cm" svg:viewBox="0 0 496 564" svg:d="M399 378l93 13c-17 55-43 97-85 127-39 29-90 46-153 46-77 0-140-25-187-76-46-46-67-114-67-203 0-90 21-158 67-208 47-51 106-77 182-77 72 0 133 26 175 72 47 51 72 119 72 208 0 5 0 13-4 26h-399c4 59 21 102 51 136 29 29 67 46 110 46 34 0 63-8 84-25 26-17 44-47 61-85zM97 229h302c-5-47-17-81-35-102-30-34-68-50-115-50-42 0-76 12-105 42-26 25-43 63-47 110z">
          <text:p/>
        </draw:path>
        <draw:path draw:style-name="gr7" draw:text-style-name="P7" draw:layer="layout" svg:width="0.466cm" svg:height="0.753cm" svg:x="28.693cm" svg:y="13.885cm" svg:viewBox="0 0 467 754" svg:d="M85 742h-85v-742h89v263c38-46 89-72 148-72 34 0 64 9 93 21 30 13 56 30 73 56 21 25 34 55 47 88 8 34 17 68 17 106 0 93-26 165-68 216-48 51-103 76-166 76-64 0-114-29-148-80zM80 466c0 64 9 111 30 140 26 47 68 72 114 72 39 0 77-17 102-51 30-34 48-89 48-156 0-68-18-123-44-153-29-34-63-50-101-50s-72 16-102 50-47 85-47 148z">
          <text:p/>
        </draw:path>
        <draw:path draw:style-name="gr7" draw:text-style-name="P7" draw:layer="layout" svg:width="0.694cm" svg:height="0.741cm" svg:x="15.633cm" svg:y="15.129cm" svg:viewBox="0 0 695 742" svg:d="M0 742l284-742h106l305 742h-115l-84-224h-310l-80 224zM212 437h254l-81-207c-21-59-38-114-50-152-9 46-22 93-38 139z">
          <text:p/>
        </draw:path>
        <draw:path draw:style-name="gr7" draw:text-style-name="P7" draw:layer="layout" svg:width="0.466cm" svg:height="0.753cm" svg:x="16.395cm" svg:y="15.32cm" svg:viewBox="0 0 467 754" svg:d="M0 754v-741h85v67c17-25 39-46 64-59 26-13 55-21 89-21 47 0 89 13 123 34 34 25 59 59 80 102 17 43 26 89 26 140 0 55-9 106-30 148-21 47-46 81-84 102-39 25-77 34-119 34-30 0-59-4-85-17-21-13-43-30-60-51v262zM81 285c0 67 17 118 43 152 30 34 63 51 102 51 42 0 76-17 105-51 30-34 43-89 43-161 0-68-13-118-43-152-29-35-59-52-101-52-38 0-72 17-102 56-30 34-47 89-47 157z">
          <text:p/>
        </draw:path>
        <draw:path draw:style-name="gr7" draw:text-style-name="P7" draw:layer="layout" svg:width="0.466cm" svg:height="0.753cm" svg:x="16.971cm" svg:y="15.32cm" svg:viewBox="0 0 467 754" svg:d="M0 754v-741h86v67c17-25 38-46 63-59 26-13 55-21 89-21 47 0 89 13 123 34 34 25 59 59 80 102 17 43 26 89 26 140 0 55-9 106-30 148-21 47-47 81-85 102-38 25-76 34-118 34-30 0-59-4-85-17-21-13-42-30-59-51v262zM81 285c0 67 17 118 43 152 29 34 63 51 101 51 43 0 77-17 106-51 30-34 42-89 42-161 0-68-12-118-42-152-29-35-59-52-101-52-39 0-72 17-102 56-30 34-47 89-47 157z">
          <text:p/>
        </draw:path>
        <draw:polygon draw:style-name="gr7" draw:text-style-name="P7" draw:layer="layout" svg:width="0.094cm" svg:height="0.745cm" svg:x="17.542cm" svg:y="15.125cm" svg:viewBox="0 0 95 746" draw:points="0,0 95,0 95,746 0,746">
          <text:p/>
        </draw:polygon>
        <draw:path draw:style-name="gr7" draw:text-style-name="P7" draw:layer="layout" svg:width="0.093cm" svg:height="0.741cm" svg:x="17.775cm" svg:y="15.129cm" svg:viewBox="0 0 94 742" svg:d="M0 103v-103h94v103zM0 742v-537h94v537z">
          <text:p/>
        </draw:path>
        <draw:path draw:style-name="gr7" draw:text-style-name="P7" draw:layer="layout" svg:width="0.466cm" svg:height="0.559cm" svg:x="17.978cm" svg:y="15.32cm" svg:viewBox="0 0 467 560" svg:d="M377 352l90 13c-8 59-34 110-72 144-43 34-94 51-153 51-72 0-131-21-174-72-46-47-68-115-68-203 0-60 9-110 30-153 17-46 47-76 85-97 42-22 84-35 131-35 55 0 106 13 140 43 39 30 64 72 73 127l-90 13c-9-34-21-64-43-80-21-17-46-26-80-26-42 0-80 17-110 47-30 34-42 84-42 156s12 123 42 157c25 34 63 51 106 51 38 0 68-13 89-34 25-21 42-55 46-102z">
          <text:p/>
        </draw:path>
        <draw:path draw:style-name="gr7" draw:text-style-name="P7" draw:layer="layout" svg:width="0.491cm" svg:height="0.559cm" svg:x="18.495cm" svg:y="15.32cm" svg:viewBox="0 0 492 560" svg:d="M381 484c-34 29-68 50-97 59-34 13-68 17-102 17-59 0-106-13-135-43-34-29-47-63-47-110 0-25 4-50 17-72 13-21 25-38 46-50 17-13 43-26 64-30s47-9 80-13c77-8 132-21 165-34 0-12 0-21 0-21 0-38-8-63-25-80-25-21-59-30-106-30-42 0-72 4-93 21s-34 43-46 81l-89-13c8-38 21-68 42-93 17-21 42-42 80-56 34-13 77-17 119-17 47 0 85 4 114 17 30 9 52 26 65 39 12 17 21 38 25 63 4 17 4 43 4 85v119c0 84 5 139 9 161 4 25 13 46 21 67h-94c-9-21-17-42-17-67zM372 280c-33 13-84 26-148 34-38 4-63 13-80 17-17 9-30 17-38 30-4 12-13 29-13 46 0 22 13 43 30 60s46 25 80 25 68-8 93-25c30-13 47-34 60-64 12-17 16-51 16-89z">
          <text:p/>
        </draw:path>
        <draw:path draw:style-name="gr7" draw:text-style-name="P7" draw:layer="layout" svg:width="0.262cm" svg:height="0.729cm" svg:x="19.05cm" svg:y="15.146cm" svg:viewBox="0 0 263 730" svg:d="M250 641l13 80c-25 9-51 9-69 9-34 0-59-5-80-13-17-13-30-26-38-43-5-16-9-55-9-110v-305h-67v-72h67v-136l89-51v187h94v72h-94v314c0 25 4 42 4 51 5 4 9 12 17 17 9 4 17 4 31 4 13 0 25 0 42-4z">
          <text:p/>
        </draw:path>
        <draw:path draw:style-name="gr7" draw:text-style-name="P7" draw:layer="layout" svg:width="0.093cm" svg:height="0.741cm" svg:x="19.388cm" svg:y="15.129cm" svg:viewBox="0 0 94 742" svg:d="M0 103v-103h94v103zM0 742v-537h94v537z">
          <text:p/>
        </draw:path>
        <draw:path draw:style-name="gr7" draw:text-style-name="P7" draw:layer="layout" svg:width="0.504cm" svg:height="0.559cm" svg:x="19.583cm" svg:y="15.32cm" svg:viewBox="0 0 505 560" svg:d="M0 280c0-97 30-173 85-220 46-39 101-60 169-60 73 0 132 26 179 73 50 46 72 114 72 199 0 72-9 127-30 165s-51 72-93 93c-38 21-81 30-128 30-76 0-136-21-182-72-47-47-72-115-72-208zM93 280c0 68 17 123 47 157 29 34 67 51 114 51 43 0 81-17 111-51s47-89 47-157c0-67-17-118-47-152s-68-51-111-51c-47 0-85 17-114 51-30 34-47 85-47 152z">
          <text:p/>
        </draw:path>
        <draw:path draw:style-name="gr7" draw:text-style-name="P7" draw:layer="layout" svg:width="0.436cm" svg:height="0.55cm" svg:x="20.193cm" svg:y="15.32cm" svg:viewBox="0 0 437 551" svg:d="M0 551v-538h85v76c38-59 93-89 170-89 33 0 63 4 88 17 26 13 47 25 60 46 17 17 25 43 29 68 5 17 5 47 5 89v331h-89v-331c0-34-5-63-13-80-4-17-17-34-38-47-17-8-38-13-64-13-38 0-72 9-97 34-30 26-42 72-42 140v297z">
          <text:p/>
        </draw:path>
        <draw:polygon draw:style-name="gr7" draw:text-style-name="P7" draw:layer="layout" svg:width="0.105cm" svg:height="0.106cm" svg:x="20.794cm" svg:y="15.764cm" svg:viewBox="0 0 106 107" draw:points="0,0 106,0 106,107 0,107">
          <text:p/>
        </draw:polygon>
        <draw:path draw:style-name="gr7" draw:text-style-name="P7" draw:layer="layout" svg:width="0.695cm" svg:height="0.74cm" svg:x="15.544cm" svg:y="16.62cm" svg:viewBox="0 0 696 741" svg:d="M0 741l285-741h106l305 741h-115l-84-224h-309l-81 224zM213 437h254l-76-204c-26-63-43-114-55-152-9 47-21 93-38 140z">
          <text:p/>
        </draw:path>
        <draw:path draw:style-name="gr7" draw:text-style-name="P7" draw:layer="layout" svg:width="0.559cm" svg:height="0.74cm" svg:x="16.315cm" svg:y="16.62cm" svg:viewBox="0 0 560 741" svg:d="M0 741v-741h276c59 0 102 8 140 21 34 18 59 39 80 73 17 29 25 63 25 97 0 30-8 59-25 89s-42 51-76 68c46 12 80 34 101 67 26 30 39 68 39 110 0 39-9 68-22 98-17 29-33 55-55 72-21 13-50 25-80 34-34 8-72 12-123 12zM97 314h162c42 0 72-4 93-9 26-8 42-21 55-38s21-38 21-63c0-26-8-47-21-68-8-17-25-30-46-38-26-4-64-9-115-9h-149zM97 657h183c34 0 55-5 68-5 25-4 42-12 59-21 13-8 26-25 34-42 13-17 17-38 17-64 0-25-8-50-21-71-13-17-34-34-59-43-26-8-60-13-111-13h-170z">
          <text:p/>
        </draw:path>
        <draw:path draw:style-name="gr7" draw:text-style-name="P7" draw:layer="layout" svg:width="0.593cm" svg:height="0.766cm" svg:x="16.975cm" svg:y="16.607cm" svg:viewBox="0 0 594 767" svg:d="M0 516l93-8c5 38 17 68 30 93 17 21 42 43 76 56 34 17 72 21 114 21 39 0 72-4 98-17 29-8 51-25 63-43 18-21 22-42 22-64 0-25-4-46-17-63-17-17-39-30-68-42-21-9-64-22-131-38-68-13-119-30-144-47-34-17-64-38-81-68-17-25-25-59-25-93s12-72 34-102c21-33 50-59 93-76 38-17 84-25 135-25 55 0 102 8 144 25 43 21 73 47 99 81 21 34 33 72 33 114l-94 8c-4-46-21-80-51-105-29-26-71-34-127-34-59 0-105 8-131 29-25 22-42 51-42 81 0 25 13 46 30 63 21 17 67 38 148 55 80 17 135 34 165 47 43 21 77 47 94 76 21 30 34 64 34 106 0 38-13 76-34 111-25 34-55 64-98 80-43 22-89 30-144 30-68 0-123-8-170-30-46-16-80-46-106-88-25-40-38-82-42-133z">
          <text:p/>
        </draw:path>
        <draw:polygon draw:style-name="gr7" draw:text-style-name="P7" draw:layer="layout" svg:width="0.584cm" svg:height="0.74cm" svg:x="17.648cm" svg:y="16.62cm" svg:viewBox="0 0 585 741" draw:points="243,741 243,89 0,89 0,0 585,0 585,89 340,89 340,741">
          <text:p/>
        </draw:polygon>
        <draw:path draw:style-name="gr7" draw:text-style-name="P7" draw:layer="layout" svg:width="0.652cm" svg:height="0.74cm" svg:x="18.338cm" svg:y="16.62cm" svg:viewBox="0 0 653 741" svg:d="M0 741v-741h327c68 0 119 8 153 21s59 39 80 73c21 29 34 67 34 110 0 51-17 97-51 131-34 38-89 59-161 72 26 8 47 21 60 34 29 25 55 59 84 101l127 199h-123l-97-152c-30-47-55-80-72-102-17-25-34-42-51-50-12-9-29-17-42-22-13 0-30-4-56-4h-114v330zM98 327h212c43 0 81-5 102-13 25-9 46-26 59-43 13-21 21-42 21-67 0-34-12-64-38-89-25-21-67-34-123-34h-233z">
          <text:p/>
        </draw:path>
        <draw:path draw:style-name="gr7" draw:text-style-name="P7" draw:layer="layout" svg:width="0.694cm" svg:height="0.74cm" svg:x="19.003cm" svg:y="16.62cm" svg:viewBox="0 0 695 741" svg:d="M0 741l285-741h105l305 741h-114l-85-224h-309l-84 224zM213 437h254l-81-204c-21-63-38-114-51-152-8 47-21 93-38 140z">
          <text:p/>
        </draw:path>
        <draw:path draw:style-name="gr7" draw:text-style-name="P7" draw:layer="layout" svg:width="0.656cm" svg:height="0.766cm" svg:x="19.748cm" svg:y="16.607cm" svg:viewBox="0 0 657 767" svg:d="M556 495l101 26c-21 80-59 140-114 183-51 42-119 63-195 63-80 0-145-17-196-46-50-34-89-81-114-145-25-60-38-127-38-199 0-77 13-144 42-199 30-60 72-102 127-132 55-29 116-46 179-46 76 0 140 21 191 59 50 34 84 89 105 157l-97 25c-17-55-42-93-76-118-34-26-72-38-123-38-55 0-107 12-145 42-38 25-63 63-80 110-13 42-21 93-21 140 0 63 8 118 25 165 21 46 47 84 89 107 38 25 81 33 124 33 55 0 101-12 139-46 38-31 64-77 77-141z">
          <text:p/>
        </draw:path>
        <draw:polygon draw:style-name="gr7" draw:text-style-name="P7" draw:layer="layout" svg:width="0.588cm" svg:height="0.74cm" svg:x="20.468cm" svg:y="16.62cm" svg:viewBox="0 0 589 741" draw:points="245,741 245,89 0,89 0,0 589,0 589,89 343,89 343,741">
          <text:p/>
        </draw:polygon>
        <draw:path draw:style-name="gr7" draw:text-style-name="P7" draw:layer="layout" svg:width="0.677cm" svg:height="0.741cm" svg:x="15.261cm" svg:y="18.114cm" svg:viewBox="0 0 678 742" svg:d="M288 742l-288-742h105l195 539c13 42 26 84 38 122 13-42 26-84 38-122l204-539h98l-289 742z">
          <text:p/>
        </draw:path>
        <draw:polygon draw:style-name="gr7" draw:text-style-name="P7" draw:layer="layout" svg:width="0.555cm" svg:height="0.741cm" svg:x="16.031cm" svg:y="18.114cm" svg:viewBox="0 0 556 742" draw:points="0,742 0,0 539,0 539,86 97,86 97,314 509,314 509,399 97,399 97,653 556,653 556,742">
          <text:p/>
        </draw:polygon>
        <draw:path draw:style-name="gr7" draw:text-style-name="P7" draw:layer="layout" svg:width="0.656cm" svg:height="0.741cm" svg:x="16.721cm" svg:y="18.114cm" svg:viewBox="0 0 657 742" svg:d="M0 742v-742h331c68 0 115 4 153 18 34 17 59 38 80 72s30 72 30 110c0 55-17 97-51 135-34 34-85 60-157 68 26 13 47 26 60 38 29 26 55 59 80 98l131 203h-127l-97-157c-25-42-51-76-68-101-21-22-38-39-51-51-16-9-29-13-46-17-9-4-30-4-55-4h-110v330zM103 327h207c47 0 81-4 106-13 25-8 47-25 59-46 13-22 17-43 17-68 0-34-12-64-38-85-25-21-63-34-118-34h-233z">
          <text:p/>
        </draw:path>
        <draw:path draw:style-name="gr7" draw:text-style-name="P7" draw:layer="layout" svg:width="0.588cm" svg:height="0.766cm" svg:x="17.437cm" svg:y="18.101cm" svg:viewBox="0 0 589 767" svg:d="M0 512l93-4c4 34 12 68 29 89 17 26 43 42 77 59 29 14 67 23 110 23 38 0 72-5 101-18 30-13 51-26 64-47 12-17 21-38 21-63 0-22-9-43-21-60-13-17-34-34-68-46-17-4-64-17-131-34-68-17-115-34-144-47-34-17-59-42-76-67-17-30-26-60-26-94 0-38 9-72 30-105 21-30 51-55 93-72s85-26 135-26c55 0 106 9 144 26 43 17 78 42 99 76 25 38 34 76 38 118l-94 9c-9-47-26-85-51-106-30-25-72-38-131-38-60 0-102 13-132 34-25 21-38 46-38 76s9 51 30 68c17 17 68 34 148 51 76 21 131 33 161 50 43 17 77 43 98 72 22 34 30 68 30 106 0 42-8 76-34 114-21 35-55 61-98 82-43 17-89 29-144 29-64 0-123-12-165-29-47-21-81-51-110-90-26-38-38-85-38-136z">
          <text:p/>
        </draw:path>
        <draw:polygon draw:style-name="gr7" draw:text-style-name="P7" draw:layer="layout" svg:width="0.102cm" svg:height="0.745cm" svg:x="18.177cm" svg:y="18.11cm" svg:viewBox="0 0 103 746" draw:points="0,0 103,0 103,746 0,746">
          <text:p/>
        </draw:polygon>
        <draw:path draw:style-name="gr7" draw:text-style-name="P7" draw:layer="layout" svg:width="0.711cm" svg:height="0.766cm" svg:x="18.419cm" svg:y="18.101cm" svg:viewBox="0 0 712 767" svg:d="M0 390c0-123 34-216 101-288 64-68 153-102 254-102 69 0 133 13 188 47s97 80 127 135c25 60 42 127 42 199 0 76-17 144-47 203-29 60-72 107-127 137-59 30-119 46-183 46-67 0-131-16-186-50s-97-82-127-141c-25-59-42-119-42-186zM101 394c0 89 26 161 72 212 51 50 110 77 182 77 73 0 137-27 183-77 47-55 72-127 72-225 0-59-8-110-29-156-21-47-51-81-89-106-43-26-86-34-137-34-67 0-127 21-177 68-51 50-77 127-77 241z">
          <text:p/>
        </draw:path>
        <draw:polygon draw:style-name="gr7" draw:text-style-name="P7" draw:layer="layout" svg:width="0.584cm" svg:height="0.741cm" svg:x="19.257cm" svg:y="18.114cm" svg:viewBox="0 0 585 742" draw:points="0,742 0,0 102,0 492,581 492,0 585,0 585,742 484,742 93,158 93,742">
          <text:p/>
        </draw:polygon>
        <draw:path draw:style-name="gr7" draw:text-style-name="P7" draw:layer="layout" svg:width="0.271cm" svg:height="0.745cm" svg:x="20.04cm" svg:y="18.11cm" svg:viewBox="0 0 272 746" svg:d="M272 746h-89v-580c-25 21-51 42-89 63-35 17-69 34-94 47v-89c51-25 94-56 132-90s64-63 81-97h59z">
          <text:p/>
        </draw:path>
        <draw:polygon draw:style-name="gr7" draw:text-style-name="P7" draw:layer="layout" svg:width="0.106cm" svg:height="0.106cm" svg:x="20.595cm" svg:y="18.749cm" svg:viewBox="0 0 107 107" draw:points="0,0 107,0 107,107 0,107">
          <text:p/>
        </draw:polygon>
        <draw:path draw:style-name="gr7" draw:text-style-name="P7" draw:layer="layout" svg:width="0.482cm" svg:height="0.757cm" svg:x="20.832cm" svg:y="18.11cm" svg:viewBox="0 0 483 758" svg:d="M0 376c0-84 8-156 29-211 17-51 43-93 81-123 35-30 81-42 132-42 42 0 76 8 106 25 29 13 55 38 76 68 17 29 34 68 42 110 13 42 17 101 17 173 0 90-8 158-25 213s-42 93-81 123c-33 30-80 46-135 46-68 0-128-25-166-76-51-63-76-165-76-306zM93 376c0 124 17 205 43 247 30 38 64 59 106 59s80-21 106-59c29-42 42-123 42-247 0-118-13-203-42-241-26-38-64-59-106-59s-76 17-102 51c-30 46-47 131-47 249z">
          <text:p/>
        </draw:path>
        <draw:polygon draw:style-name="gr8" draw:text-style-name="P2" draw:layer="layout" svg:width="35.535cm" svg:height="19.99cm" svg:x="0.016cm" svg:y="0.804cm" svg:viewBox="0 0 35536 19991" draw:points="0,0 35536,0 35536,19991 0,19991">
          <text:p/>
        </draw:polygon>
      </draw:page>
      <draw:page draw:name="page2" draw:style-name="dp1" draw:master-page-name="master-page3">
        <draw:polygon draw:style-name="gr1" draw:text-style-name="P1" draw:layer="layout" svg:width="35.543cm" svg:height="19.998cm" svg:x="0.012cm" svg:y="0.8cm" svg:viewBox="0 0 35544 19999" draw:points="0,0 35544,0 35544,19999 0,19999">
          <text:p/>
        </draw:polygon>
        <draw:path draw:style-name="gr9" draw:text-style-name="P8" draw:layer="layout" svg:width="0.982cm" svg:height="1.206cm" svg:x="9.389cm" svg:y="2.65cm" svg:viewBox="0 0 983 1207" svg:d="M0 809l152-13v39c0 46 9 88 30 122 21 38 55 68 106 89 46 21 102 30 169 30 93 0 165-21 212-59 51-43 76-89 76-140 0-38-13-72-38-102-30-29-102-72-220-122-89-39-153-68-186-89-55-34-94-72-119-115-21-42-34-90-34-140 0-60 13-115 47-161 34-51 80-85 144-110 63-26 135-38 216-38 93 0 173 12 241 46 63 30 110 72 141 127 29 51 46 102 46 153 0 4 0 12 0 25l-153 8c0-29-4-55-9-76-8-29-25-59-50-80-22-26-51-43-89-55-43-13-85-21-132-21-84 0-152 21-199 59-38 29-55 68-55 114 0 30 9 55 22 77 16 26 42 47 80 68 30 17 93 47 199 93 85 38 140 64 174 85 42 30 76 63 97 106 21 38 34 84 34 135 0 64-17 123-60 174-38 55-88 97-156 123-68 29-148 46-233 46-135 0-241-30-326-89-85-55-127-161-127-309z">
          <text:p/>
        </draw:path>
        <draw:path draw:style-name="gr9" draw:text-style-name="P8" draw:layer="layout" svg:width="0.8cm" svg:height="0.885cm" svg:x="10.443cm" svg:y="2.971cm" svg:viewBox="0 0 801 886" svg:d="M0 543c0-165 47-300 144-410 81-90 186-133 319-133 101 0 182 30 245 93 64 65 93 154 93 260 0 97-21 190-59 271-38 84-93 148-169 194-72 43-149 68-230 68-63 0-123-17-178-42-55-30-93-68-123-123-29-51-42-110-42-178zM144 530c0 81 17 140 55 183 38 38 89 59 148 59 31 0 61-4 90-17 34-13 59-34 85-59 25-26 51-51 68-85s33-68 42-106c17-55 25-102 25-152 0-77-17-136-55-178s-89-65-148-65c-42 0-85 14-124 35-38 21-67 51-101 93-30 43-51 89-64 144-17 55-21 106-21 148z">
          <text:p/>
        </draw:path>
        <draw:path draw:style-name="gr9" draw:text-style-name="P8" draw:layer="layout" svg:width="0.592cm" svg:height="1.185cm" svg:x="11.341cm" svg:y="2.65cm" svg:viewBox="0 0 593 1186" svg:d="M0 1186l156-732h-131l25-115h127l27-119c13-60 25-102 38-132 13-25 38-46 68-63 29-17 72-25 122-25 39 0 89 4 161 21l-25 127c-51-13-93-21-123-21s-51 8-68 21c-12 17-25 46-33 101l-22 90h161l-21 115h-161l-157 732z">
          <text:p/>
        </draw:path>
        <draw:path draw:style-name="gr9" draw:text-style-name="P8" draw:layer="layout" svg:width="0.431cm" svg:height="1.169cm" svg:x="11.811cm" svg:y="2.683cm" svg:viewBox="0 0 432 1170" svg:d="M301 1034l-25 119c-34 8-68 17-102 17-55 0-102-17-136-43-26-21-38-50-38-88 0-17 8-60 21-127l102-491h-115l25-115h116l42-208 165-98-63 306h139l-21 115h-144l-97 465c-13 59-17 93-17 106 0 17 4 30 13 42 12 9 25 13 50 13 30 0 60-4 85-13z">
          <text:p/>
        </draw:path>
        <draw:path draw:style-name="gr9" draw:text-style-name="P8" draw:layer="layout" svg:width="1.139cm" svg:height="0.847cm" svg:x="12.297cm" svg:y="2.988cm" svg:viewBox="0 0 1140 848" svg:d="M89 848l-89-848h140l38 381 13 212c4 17 4 51 8 97 13-55 26-93 38-122 13-30 30-72 55-123l199-445h157l30 424c4 63 8 152 8 258 26-72 68-170 128-297l182-385h144l-412 848h-152l-30-496c-4-30-4-94-4-182-21 59-46 118-76 186l-224 492z">
          <text:p/>
        </draw:path>
        <draw:path draw:style-name="gr9" draw:text-style-name="P8" draw:layer="layout" svg:width="0.788cm" svg:height="0.885cm" svg:x="13.419cm" svg:y="2.971cm" svg:viewBox="0 0 789 886" svg:d="M556 759c-51 42-98 76-144 97-47 17-99 30-149 30-81 0-144-25-191-72-46-42-72-101-72-173 0-47 13-89 34-127 21-39 51-64 85-89 34-22 80-38 131-47 30-4 93-8 183-13 93-4 157-17 195-29 12-38 17-72 17-98 0-33-9-59-34-80-34-25-85-39-148-39-60 0-111 14-150 39-38 25-67 63-84 114l-144-12c29-85 76-150 140-192 63-47 149-68 246-68 102 0 186 26 246 72 46 38 72 90 72 149 0 43-5 98-22 157l-46 208c-13 67-21 122-21 165 0 25 4 63 17 114h-144c-9-25-17-64-17-106zM607 437c-17 9-43 13-64 17-21 5-63 9-114 13-86 8-145 17-179 30-34 12-64 29-81 55-16 25-25 50-25 84 0 38 13 72 42 98 26 25 68 38 119 38 47 0 94-13 141-38 42-26 76-60 101-106 26-42 47-106 60-191z">
          <text:p/>
        </draw:path>
        <draw:path draw:style-name="gr9" draw:text-style-name="P8" draw:layer="layout" svg:width="0.631cm" svg:height="0.864cm" svg:x="14.308cm" svg:y="2.971cm" svg:viewBox="0 0 632 865" svg:d="M0 865l178-848h127l-38 175c46-64 89-114 127-145 42-30 85-47 132-47 25 0 64 9 106 30l-59 136c-26-17-55-29-86-29-47 0-102 29-152 84-55 60-98 157-127 305l-72 339z">
          <text:p/>
        </draw:path>
        <draw:path draw:style-name="gr9" draw:text-style-name="P8" draw:layer="layout" svg:width="0.783cm" svg:height="0.885cm" svg:x="14.88cm" svg:y="2.971cm" svg:viewBox="0 0 784 886" svg:d="M593 577l140 17c-21 68-68 135-140 195-72 63-161 97-259 97-63 0-123-17-173-46-51-26-94-68-119-123-30-55-42-119-42-191 0-93 21-182 63-271 42-84 98-149 169-191 68-43 140-64 222-64 97 0 177 30 241 93 59 65 89 150 89 260 0 38-4 80-13 127h-623c0 17 0 29 0 42 0 80 17 140 51 182 38 42 84 64 135 64s98-17 145-51c51-30 85-76 114-140zM173 370h475c0-17 0-26 0-34 0-72-17-127-55-165-34-38-80-61-139-61-60 0-116 23-166 65-51 42-89 106-115 195z">
          <text:p/>
        </draw:path>
        <draw:path draw:style-name="gr9" draw:text-style-name="P8" draw:layer="layout" svg:width="1.113cm" svg:height="1.168cm" svg:x="16.23cm" svg:y="2.667cm" svg:viewBox="0 0 1114 1169" svg:d="M0 1169l246-1169h486c98 0 170 8 221 25 50 17 90 46 119 93 30 42 42 97 42 166 0 98-29 174-94 237-63 64-161 106-300 123 42 30 72 63 97 93 47 68 85 140 114 212l95 220h-179l-81-216c-34-80-67-148-105-203-26-43-51-68-81-81-30-12-72-17-135-17h-182l-106 517zM288 525h216c101 0 165-4 199-4 55-8 106-21 144-42s68-47 84-81c22-38 34-76 34-114 0-35-8-64-25-90-13-25-34-42-59-51-26-8-68-12-127-12h-381z">
          <text:p/>
        </draw:path>
        <draw:path draw:style-name="gr9" draw:text-style-name="P8" draw:layer="layout" svg:width="0.784cm" svg:height="0.885cm" svg:x="17.415cm" svg:y="2.971cm" svg:viewBox="0 0 785 886" svg:d="M590 577l140 17c-17 68-64 135-136 195-72 63-161 97-262 97-60 0-119-17-171-46-55-26-93-68-122-123-26-55-39-119-39-191 0-93 22-182 64-271 42-84 97-149 166-191 68-43 144-64 220-64 102 0 182 30 241 93 64 65 94 150 94 260 0 38-5 80-13 127h-623c0 17-5 29-5 42 0 80 17 140 55 182 39 42 82 64 137 64 46 0 97-17 144-51 46-30 84-76 110-140zM170 370h479c0-17 0-26 0-34 0-72-17-127-55-165s-85-61-140-61c-59 0-118 23-169 65s-90 106-115 195z">
          <text:p/>
        </draw:path>
        <draw:path draw:style-name="gr9" draw:text-style-name="P8" draw:layer="layout" svg:width="0.817cm" svg:height="1.19cm" svg:x="18.317cm" svg:y="2.971cm" svg:viewBox="0 0 818 1191" svg:d="M522 772c-85 76-161 114-237 114-81 0-148-30-199-93-56-59-86-144-86-254 0-102 21-199 64-284 43-84 94-148 157-190 64-43 132-65 199-65 51 0 98 14 140 44 42 29 76 72 102 131l33-157h123l-241 1173h-144zM145 522c0 85 17 144 51 186 34 38 80 60 131 60 42 0 85-17 131-55 43-34 81-89 110-161 26-72 43-144 43-212s-17-123-55-161c-34-38-76-59-132-59-50 0-93 17-131 46-51 43-89 106-114 187-21 59-34 118-34 169z">
          <text:p/>
        </draw:path>
        <draw:path draw:style-name="gr9" draw:text-style-name="P8" draw:layer="layout" svg:width="0.805cm" svg:height="0.868cm" svg:x="19.244cm" svg:y="2.988cm" svg:viewBox="0 0 806 869" svg:d="M530 695c-102 115-208 174-314 174-63 0-118-21-157-59-42-34-59-81-59-136 0-34 9-97 26-182l101-492h144l-114 543c-9 47-13 81-13 106 0 30 9 55 30 72 17 21 46 30 84 30 43 0 81-9 119-30s72-47 103-81c25-33 50-72 67-118 9-30 26-81 38-152l77-370h144l-174 848h-135z">
          <text:p/>
        </draw:path>
        <draw:path draw:style-name="gr9" draw:text-style-name="P8" draw:layer="layout" svg:width="0.385cm" svg:height="1.168cm" svg:x="20.095cm" svg:y="2.667cm" svg:viewBox="0 0 386 1169" svg:d="M213 165l34-165h139l-33 165zM0 1169l179-847h144l-178 847z">
          <text:p/>
        </draw:path>
        <draw:path draw:style-name="gr9" draw:text-style-name="P8" draw:layer="layout" svg:width="0.631cm" svg:height="0.864cm" svg:x="20.463cm" svg:y="2.971cm" svg:viewBox="0 0 632 865" svg:d="M0 865l179-848h127l-38 175c47-64 89-114 127-145 42-30 85-47 131-47 26 0 64 9 106 30l-59 136c-25-17-55-29-85-29-46 0-101 29-152 84-55 60-97 157-127 305l-72 339z">
          <text:p/>
        </draw:path>
        <draw:path draw:style-name="gr9" draw:text-style-name="P8" draw:layer="layout" svg:width="0.783cm" svg:height="0.885cm" svg:x="21.035cm" svg:y="2.971cm" svg:viewBox="0 0 784 886" svg:d="M594 577l139 17c-21 68-67 135-139 195-72 63-162 97-260 97-63 0-122-17-173-46-51-26-93-68-119-123-29-55-42-119-42-191 0-93 21-182 63-271 43-84 98-149 170-191 68-43 139-64 220-64 98 0 179 30 242 93 59 65 89 150 89 260 0 38-4 80-13 127h-623c0 17 0 29 0 42 0 80 17 140 51 182 38 42 85 64 135 64 51 0 98-17 144-51 52-30 86-76 116-140zM174 370h475c0-17 0-26 0-34 0-72-17-127-55-165-34-38-81-61-141-61-59 0-114 23-165 65s-89 106-114 195z">
          <text:p/>
        </draw:path>
        <draw:path draw:style-name="gr9" draw:text-style-name="P8" draw:layer="layout" svg:width="1.27cm" svg:height="0.864cm" svg:x="21.911cm" svg:y="2.971cm" svg:viewBox="0 0 1271 865" svg:d="M0 865l174-848h145l-31 141c56-59 103-102 145-124 42-21 89-34 140-34s97 13 131 43c34 26 59 64 68 115 46-51 89-93 139-120 47-25 98-38 149-38 72 0 122 17 160 52 34 34 51 81 51 140 0 25-4 68-17 127l-114 546h-144l114-559c13-46 17-76 17-97 0-30-8-51-25-68-21-13-42-21-76-21-43 0-85 13-132 38-42 25-80 59-101 102-26 42-47 110-68 194l-85 411h-143l118-572c9-38 13-63 13-80 0-30-9-51-26-68s-38-25-67-25c-43 0-85 13-127 38-47 25-85 63-111 110-30 47-51 110-72 199l-81 398z">
          <text:p/>
        </draw:path>
        <draw:path draw:style-name="gr9" draw:text-style-name="P8" draw:layer="layout" svg:width="0.779cm" svg:height="0.885cm" svg:x="23.3cm" svg:y="2.971cm" svg:viewBox="0 0 780 886" svg:d="M589 577l140 17c-17 68-68 135-140 195-72 63-156 97-259 97-64 0-119-17-174-46-50-26-88-68-118-123-26-55-38-119-38-191 0-93 21-182 63-271 43-84 98-149 165-191 68-43 140-64 222-64 101 0 182 30 241 93 59 65 89 150 89 260 0 38 0 80-9 127h-623c-4 17-4 29-4 42 0 80 17 140 55 182 34 42 80 64 131 64s97-17 149-51c47-30 85-76 110-140zM169 370h475c0-17 0-26 0-34 0-72-17-127-51-165-38-38-84-61-139-61-65 0-120 23-171 65-50 42-88 106-114 195z">
          <text:p/>
        </draw:path>
        <draw:path draw:style-name="gr9" draw:text-style-name="P8" draw:layer="layout" svg:width="0.808cm" svg:height="0.864cm" svg:x="24.172cm" svg:y="2.971cm" svg:viewBox="0 0 809 865" svg:d="M0 865l178-848h131l-34 149c59-59 110-101 161-128 52-25 102-38 153-38 68 0 123 17 161 56 38 38 59 85 59 149 0 29-8 80-21 148l-110 512h-144l115-538c12-51 16-89 16-114s-8-51-29-68c-17-17-47-25-85-25-72 0-141 25-196 80-59 51-101 144-127 271l-84 394z">
          <text:p/>
        </draw:path>
        <draw:path draw:style-name="gr9" draw:text-style-name="P8" draw:layer="layout" svg:width="0.432cm" svg:height="1.169cm" svg:x="25.116cm" svg:y="2.683cm" svg:viewBox="0 0 433 1170" svg:d="M301 1034l-25 119c-34 8-68 17-102 17-55 0-102-17-136-43-25-21-38-50-38-88 0-17 4-60 21-127l103-491h-116l26-115h111l46-208 165-98-63 306h140l-26 115h-139l-98 465c-12 59-17 93-17 106 0 17 5 30 13 42 8 9 25 13 47 13 33 0 63-4 88-13z">
          <text:p/>
        </draw:path>
        <draw:path draw:style-name="gr9" draw:text-style-name="P8" draw:layer="layout" svg:width="0.75cm" svg:height="0.885cm" svg:x="25.543cm" svg:y="2.971cm" svg:viewBox="0 0 751 886" svg:d="M0 577l144-8c0 42 5 76 17 105 17 30 38 51 72 72 34 17 77 26 120 26 68 0 114-13 144-38 34-26 51-55 51-89 0-26-13-47-30-72-21-21-68-47-144-81-77-33-128-55-149-67-34-26-59-51-81-81-17-29-25-63-25-101 0-64 25-124 80-171 51-51 128-72 222-72 105 0 190 26 245 72 55 52 85 116 85 196l-140 8c-4-50-21-88-55-118s-80-48-144-48c-51 0-89 14-115 35-30 26-43 47-43 76 0 26 13 47 34 68 18 13 61 38 124 64 110 50 182 84 212 114 42 42 67 97 67 161 0 42-12 85-38 123-25 42-67 72-118 97-55 25-114 38-186 38-99 0-183-25-251-72-68-51-102-127-98-237z">
          <text:p/>
        </draw:path>
        <draw:line draw:style-name="gr10" draw:text-style-name="P2" draw:layer="layout" svg:x1="9.275cm" svg:y1="4.097cm" svg:x2="26.288cm" svg:y2="4.097cm">
          <text:p/>
        </draw:line>
        <draw:polygon draw:style-name="gr3" draw:text-style-name="P3" draw:layer="layout" svg:width="31.996cm" svg:height="2.727cm" svg:x="1.786cm" svg:y="6.455cm" svg:viewBox="0 0 31997 2728" draw:points="0,0 31997,0 31997,2728 0,2728">
          <text:p/>
        </draw:polygon>
        <draw:path draw:style-name="gr11" draw:text-style-name="P9" draw:layer="layout" svg:width="31.996cm" svg:height="8.166cm" svg:x="1.786cm" svg:y="9.182cm" svg:viewBox="0 0 31997 8167" svg:d="M0 0h31997v2722h-31997zM0 5445h31997v2722h-31997z">
          <text:p/>
        </draw:path>
        <draw:path draw:style-name="gr12" draw:text-style-name="P10" draw:layer="layout" svg:width="31.996cm" svg:height="8.171cm" svg:x="1.786cm" svg:y="11.899cm" svg:viewBox="0 0 31997 8172" svg:d="M0 0h31997v2728h-31997zM0 5445h31997v2727h-31997z">
          <text:p/>
        </draw:path>
        <draw:path draw:style-name="gr1" draw:text-style-name="P1" draw:layer="layout" svg:width="31.992cm" svg:height="2.799cm" svg:x="1.79cm" svg:y="6.438cm" svg:viewBox="0 0 31993 2800" svg:d="M0 0h31993v39h-31993zM0 2685h31993v115h-31993z">
          <text:p/>
        </draw:path>
        <draw:path draw:style-name="gr1" draw:text-style-name="P1" draw:layer="layout" svg:width="32.029cm" svg:height="13.61cm" svg:x="1.769cm" svg:y="6.46cm" svg:viewBox="0 0 32030 13611" svg:d="M0 0h38v13611h-38zM11227 0h38v13611h-38zM31992 0h38v13611h-38z">
          <text:p/>
        </draw:path>
        <draw:path draw:style-name="gr1" draw:text-style-name="P1" draw:layer="layout" svg:width="31.992cm" svg:height="8.205cm" svg:x="1.79cm" svg:y="11.882cm" svg:viewBox="0 0 31993 8206" svg:d="M0 0h31993v39h-31993zM0 2724h31993v38h-31993zM0 5446h31993v38h-31993zM0 8168h31993v38h-31993z">
          <text:p/>
        </draw:path>
        <draw:path draw:style-name="gr1" draw:text-style-name="P1" draw:layer="layout" svg:width="0.69cm" svg:height="0.877cm" svg:x="5.782cm" svg:y="6.853cm" svg:viewBox="0 0 691 878" svg:d="M0 584l171-12c8 56 29 98 59 124 29 25 72 38 123 38 55 0 97-13 127-34 25-26 42-51 42-85 0-17-9-35-17-52-13-12-34-25-64-34-21-8-67-21-135-38-93-25-157-50-195-84-52-47-81-106-81-170 0-46 13-84 38-122 26-39 60-68 107-85 46-21 101-30 169-30 106 0 186 21 237 68 55 47 85 110 89 186l-173 9c-9-43-22-76-47-93-25-22-59-30-110-30s-89 13-114 30c-22 12-30 33-30 55 0 21 8 38 25 50 22 17 77 39 157 55 85 22 148 43 186 64 43 21 72 51 93 85 26 38 34 84 34 136 0 51-12 97-38 140-29 42-68 72-114 93-51 21-114 30-186 30-106 0-191-26-250-72-56-51-90-123-103-222z">
          <text:p/>
        </draw:path>
        <draw:polygon draw:style-name="gr1" draw:text-style-name="P1" draw:layer="layout" svg:width="0.165cm" svg:height="0.165cm" svg:x="6.616cm" svg:y="7.552cm" svg:viewBox="0 0 166 166" draw:points="0,0 166,0 166,166 0,166">
          <text:p/>
        </draw:polygon>
        <draw:polygon draw:style-name="gr1" draw:text-style-name="P1" draw:layer="layout" svg:width="0.673cm" svg:height="0.851cm" svg:x="7.277cm" svg:y="6.866cm" svg:viewBox="0 0 674 852" draw:points="0,852 0,0 169,0 517,568 517,0 674,0 674,852 504,852 160,296 160,852">
          <text:p/>
        </draw:polygon>
        <draw:path draw:style-name="gr1" draw:text-style-name="P1" draw:layer="layout" svg:width="0.635cm" svg:height="0.644cm" svg:x="8.094cm" svg:y="7.086cm" svg:viewBox="0 0 636 645" svg:d="M0 314c0-56 12-106 38-157 25-51 63-89 114-119 47-25 102-38 161-38 93 0 170 30 234 89 59 63 89 140 89 234 0 93-30 169-93 228-60 64-137 94-226 94-59 0-110-13-161-39-51-25-93-63-118-114-26-46-38-106-38-178zM165 323c0 59 12 106 42 140 30 33 68 50 110 50s76-17 106-50c30-34 42-81 42-140 0-60-12-107-42-141s-64-51-106-51-80 17-110 51-42 81-42 141z">
          <text:p/>
        </draw:path>
        <draw:polygon draw:style-name="gr1" draw:text-style-name="P1" draw:layer="layout" svg:width="0.165cm" svg:height="0.165cm" svg:x="8.851cm" svg:y="7.552cm" svg:viewBox="0 0 166 166" draw:points="0,0 166,0 166,166 0,166">
          <text:p/>
        </draw:polygon>
        <draw:path draw:style-name="gr1" draw:text-style-name="P1" draw:layer="layout" svg:width="0.69cm" svg:height="0.877cm" svg:x="18.939cm" svg:y="6.853cm" svg:viewBox="0 0 691 878" svg:d="M0 584l167-12c8 56 29 98 59 124 34 25 72 38 127 38s97-13 123-34c29-26 42-51 42-85 0-17-4-35-17-52-13-12-34-25-64-34-16-8-63-21-135-38-93-25-157-50-195-84-51-47-77-106-77-170 0-46 14-84 35-122 25-39 63-68 106-85 46-21 106-30 169-30 106 0 186 21 241 68s81 110 85 186l-173 9c-5-43-22-76-47-93-21-22-59-30-106-30-51 0-89 13-118 30-17 12-30 33-30 55 0 21 8 38 30 50 21 17 72 39 156 55 81 22 144 43 182 64 43 21 72 51 98 85 21 38 33 84 33 136 0 51-12 97-42 140-25 42-63 72-114 93s-110 30-186 30c-106 0-191-26-246-72-59-51-94-123-103-222z">
          <text:p/>
        </draw:path>
        <draw:path draw:style-name="gr1" draw:text-style-name="P1" draw:layer="layout" svg:width="0.635cm" svg:height="0.644cm" svg:x="19.731cm" svg:y="7.086cm" svg:viewBox="0 0 636 645" svg:d="M0 314c0-56 13-106 42-157 26-51 64-89 115-119 46-25 101-38 162-38 93 0 169 30 228 89 59 63 89 140 89 234 0 93-30 169-89 228-59 64-135 94-228 94-56 0-111-13-162-39-51-25-89-63-115-114-29-46-42-106-42-178zM169 323c0 59 13 106 43 140 29 33 64 50 107 50 42 0 80-17 110-50 25-34 42-81 42-140 0-60-17-107-42-141-30-34-68-51-110-51-43 0-78 17-107 51-30 34-43 81-43 141z">
          <text:p/>
        </draw:path>
        <draw:path draw:style-name="gr1" draw:text-style-name="P1" draw:layer="layout" svg:width="0.419cm" svg:height="0.864cm" svg:x="20.421cm" svg:y="6.853cm" svg:viewBox="0 0 420 865" svg:d="M0 246h93v-47c0-51 4-89 17-114 9-25 30-47 59-64 30-12 68-21 111-21 47 0 94 5 140 21l-25 111c-26-5-51-9-72-9-27 0-43 4-52 17-13 13-17 34-17 63v43h124v131h-124v488h-161v-488h-93z">
          <text:p/>
        </draw:path>
        <draw:path draw:style-name="gr1" draw:text-style-name="P1" draw:layer="layout" svg:width="0.364cm" svg:height="0.847cm" svg:x="20.819cm" svg:y="6.883cm" svg:viewBox="0 0 365 848" svg:d="M352 216v132h-110v250c0 46 0 76 0 84 5 9 9 17 17 22 9 4 17 8 26 8 17 0 38-4 67-17l13 127c-38 17-80 26-127 26-30 0-55-5-80-13-26-13-43-26-52-42-13-13-21-34-26-64 0-17-4-55-4-114v-267h-76v-132h76v-123l166-93v216z">
          <text:p/>
        </draw:path>
        <draw:polygon draw:style-name="gr1" draw:text-style-name="P1" draw:layer="layout" svg:width="0.915cm" svg:height="0.618cm" svg:x="21.204cm" svg:y="7.099cm" svg:viewBox="0 0 916 619" draw:points="195,619 0,0 157,0 271,407 378,0 535,0 640,407 755,0 916,0 721,619 564,619 458,221 353,619">
          <text:p/>
        </draw:polygon>
        <draw:path draw:style-name="gr1" draw:text-style-name="P1" draw:layer="layout" svg:width="0.58cm" svg:height="0.644cm" svg:x="22.161cm" svg:y="7.086cm" svg:viewBox="0 0 581 645" svg:d="M166 203l-149-29c17-60 47-102 85-132 43-29 102-42 183-42 72 0 127 9 161 25 38 17 63 39 76 68 17 26 21 72 21 144v192c0 55 0 93 8 118 5 26 13 55 30 85h-161c-4-13-13-30-17-51-4-8-4-13-8-17-26 26-55 47-89 59-30 13-64 22-102 22-59 0-111-17-149-51s-55-81-55-131c0-34 8-68 25-94 17-25 39-46 72-64 30-13 73-26 128-38 77-13 127-26 157-38v-17c0-30-4-55-21-68s-47-21-89-21c-30 0-51 8-68 21-17 8-29 30-38 59zM382 336c-17 8-51 12-97 25-47 8-77 17-89 25-21 17-30 38-30 60 0 21 9 42 26 59 16 17 38 25 63 25 30 0 55-8 85-29 17-13 29-34 38-55 4-13 4-39 4-77z">
          <text:p/>
        </draw:path>
        <draw:path draw:style-name="gr1" draw:text-style-name="P1" draw:layer="layout" svg:width="0.398cm" svg:height="0.631cm" svg:x="22.855cm" svg:y="7.086cm" svg:viewBox="0 0 399 632" svg:d="M165 632h-165v-619h153v89c25-43 50-68 72-81 17-12 42-21 67-21 38 0 72 9 107 30l-47 145c-30-18-55-27-81-27-21 0-38 4-55 18-17 13-29 34-38 68-8 34-13 102-13 207z">
          <text:p/>
        </draw:path>
        <draw:path draw:style-name="gr1" draw:text-style-name="P1" draw:layer="layout" svg:width="0.571cm" svg:height="0.644cm" svg:x="23.279cm" svg:y="7.086cm" svg:viewBox="0 0 572 645" svg:d="M402 433l162 30c-22 59-51 105-98 135-46 30-102 47-170 47-106 0-186-34-237-106-42-55-59-127-59-212 0-103 25-183 76-238 55-59 123-89 203-89 93 0 166 30 217 89 55 64 80 157 76 280h-407c0 47 12 85 38 115 25 25 59 38 93 38 30 0 51-4 68-21 17-13 29-34 38-68zM410 271c0-51-12-85-34-110-25-25-55-38-84-38-38 0-68 13-89 42-26 26-34 59-34 106z">
          <text:p/>
        </draw:path>
        <draw:path draw:style-name="gr7" draw:text-style-name="P7" draw:layer="layout" svg:width="0.174cm" svg:height="0.479cm" svg:x="5.092cm" svg:y="9.469cm" svg:viewBox="0 0 175 480" svg:d="M175 480h-60v-374c-12 13-29 26-55 38-21 13-42 26-60 30v-55c31-17 60-34 86-55 25-21 42-47 51-64h38z">
          <text:p/>
        </draw:path>
        <draw:polygon draw:style-name="gr7" draw:text-style-name="P7" draw:layer="layout" svg:width="0.068cm" svg:height="0.068cm" svg:x="5.448cm" svg:y="9.88cm" svg:viewBox="0 0 69 69" draw:points="0,0 69,0 69,69 0,69">
          <text:p/>
        </draw:polygon>
        <draw:path draw:style-name="gr7" draw:text-style-name="P7" draw:layer="layout" svg:width="0.445cm" svg:height="0.479cm" svg:x="16.018cm" svg:y="9.469cm" svg:viewBox="0 0 446 480" svg:d="M0 480l182-480h69l195 480h-68l-59-144h-200l-51 144zM140 284h162l-51-135c-17-38-25-72-34-98-4 30-12 60-25 89z">
          <text:p/>
        </draw:path>
        <draw:path draw:style-name="gr7" draw:text-style-name="P7" draw:layer="layout" svg:width="0.381cm" svg:height="0.495cm" svg:x="16.493cm" svg:y="9.461cm" svg:viewBox="0 0 382 496" svg:d="M0 335l59-8c4 25 13 47 21 59 9 17 26 30 48 38 21 9 46 13 76 13 21 0 42-4 63-8 17-9 30-17 38-30 13-13 17-25 17-42 0-13-4-26-12-39-9-12-26-21-47-29-13-4-38-13-85-21-42-13-72-21-89-30-26-13-43-30-51-48-13-16-17-38-17-59s4-46 17-68c17-21 34-33 64-46 26-13 55-17 85-17 38 0 68 4 93 17 30 13 51 30 63 51 13 21 22 46 26 76l-64 4c0-29-12-55-29-68-21-17-47-25-85-25s-68 8-85 21c-17 17-26 34-26 51s5 34 18 42c13 13 46 21 97 35 51 13 85 21 106 30 26 13 47 29 59 51 13 21 22 42 22 67 0 26-9 51-22 72-17 21-38 38-63 51-26 13-59 21-93 21-43 0-76-8-106-21-31-13-56-30-73-55-13-25-21-55-25-85z">
          <text:p/>
        </draw:path>
        <draw:path draw:style-name="gr7" draw:text-style-name="P7" draw:layer="layout" svg:width="0.364cm" svg:height="0.479cm" svg:x="16.958cm" svg:y="9.469cm" svg:viewBox="0 0 365 480" svg:d="M0 480v-480h182c30 0 55 0 72 5 21 4 43 12 60 21 16 13 30 30 39 46 8 22 12 43 12 68 0 38-12 72-39 102-25 29-72 42-139 42h-123v196zM64 229h123c42 0 71-8 88-25 17-13 26-34 26-64 0-21-4-38-17-51-9-12-21-25-38-29-13 0-30-4-59-4h-123z">
          <text:p/>
        </draw:path>
        <draw:polygon draw:style-name="gr7" draw:text-style-name="P7" draw:layer="layout" svg:width="0.067cm" svg:height="0.068cm" svg:x="17.327cm" svg:y="9.88cm" svg:viewBox="0 0 68 69" draw:points="0,0 68,0 68,69 0,69">
          <text:p/>
        </draw:polygon>
        <draw:polygon draw:style-name="gr7" draw:text-style-name="P7" draw:layer="layout" svg:width="0.377cm" svg:height="0.479cm" svg:x="17.5cm" svg:y="9.469cm" svg:viewBox="0 0 378 480" draw:points="0,480 0,0 68,0 318,378 318,0 378,0 378,480 313,480 64,102 64,480">
          <text:p/>
        </draw:polygon>
        <draw:polygon draw:style-name="gr7" draw:text-style-name="P7" draw:layer="layout" svg:width="0.36cm" svg:height="0.479cm" svg:x="17.983cm" svg:y="9.469cm" svg:viewBox="0 0 361 480" draw:points="0,480 0,0 348,0 348,56 63,56 63,204 331,204 331,259 63,259 63,421 361,421 361,480">
          <text:p/>
        </draw:polygon>
        <draw:polygon draw:style-name="gr7" draw:text-style-name="P7" draw:layer="layout" svg:width="0.377cm" svg:height="0.479cm" svg:x="18.393cm" svg:y="9.469cm" svg:viewBox="0 0 378 480" draw:points="157,480 157,56 0,56 0,0 378,0 378,56 221,56 221,480">
          <text:p/>
        </draw:polygon>
        <draw:path draw:style-name="gr7" draw:text-style-name="P7" draw:layer="layout" svg:width="0.614cm" svg:height="0.479cm" svg:x="18.965cm" svg:y="9.469cm" svg:viewBox="0 0 615 480" svg:d="M127 480l-127-480h63l72 314c9 35 17 64 21 98 13-51 17-80 22-90l89-322h76l73 242c17 59 29 119 34 170 8-30 16-63 25-102l76-310h64l-132 480h-63l-98-365c-9-30-17-51-17-55-5 21-9 38-13 55l-102 365z">
          <text:p/>
        </draw:path>
        <draw:path draw:style-name="gr7" draw:text-style-name="P7" draw:layer="layout" svg:width="0.317cm" svg:height="0.364cm" svg:x="19.596cm" svg:y="9.592cm" svg:viewBox="0 0 318 365" svg:d="M259 243l59 8c-8 38-25 63-55 85-25 17-56 29-98 29-51 0-89-17-119-46-29-34-46-76-46-132 0-59 17-105 46-136 30-34 68-51 114-51 47 0 86 17 116 47 29 35 42 77 42 136 0 4 0 9 0 17h-259c4 34 17 64 34 85 21 21 42 29 72 29 21 0 42-4 56-16 17-9 29-30 38-55zM63 149h196c-4-29-13-50-21-63-22-26-44-35-78-35-25 0-46 9-67 26-17 17-26 43-30 72z">
          <text:p/>
        </draw:path>
        <draw:path draw:style-name="gr7" draw:text-style-name="P7" draw:layer="layout" svg:width="0.301cm" svg:height="0.487cm" svg:x="19.985cm" svg:y="9.469cm" svg:viewBox="0 0 302 488" svg:d="M55 480h-55v-480h59v171c26-30 55-47 93-47 22 0 43 4 64 13 17 8 34 21 47 38s22 34 30 55c4 21 9 47 9 72 0 59-13 106-44 136-29 33-67 50-106 50-42 0-71-17-97-50zM55 302c0 42 4 72 17 93 17 30 42 43 76 43 26 0 47-9 64-34 21-22 29-55 29-98 0-46-8-80-29-101-17-21-38-30-64-30-25 0-46 9-67 34-17 21-26 51-26 93z">
          <text:p/>
        </draw:path>
        <draw:path draw:style-name="gr7" draw:text-style-name="P7" draw:layer="layout" svg:width="0.449cm" svg:height="0.479cm" svg:x="20.459cm" svg:y="9.469cm" svg:viewBox="0 0 450 480" svg:d="M0 480l182-480h68l200 480h-72l-60-144h-199l-51 144zM140 284h161l-51-135c-17-38-25-72-34-98-4 30-13 60-25 89z">
          <text:p/>
        </draw:path>
        <draw:path draw:style-name="gr7" draw:text-style-name="P7" draw:layer="layout" svg:width="0.301cm" svg:height="0.487cm" svg:x="20.95cm" svg:y="9.592cm" svg:viewBox="0 0 302 488" svg:d="M0 488v-479h51v46c13-17 30-34 42-42 17-9 39-13 60-13 29 0 56 9 77 26 25 12 42 33 51 63 12 26 21 59 21 89 0 38-9 68-21 97-13 30-30 51-55 64-27 17-52 25-78 25-21 0-38-4-50-12-17-9-30-22-43-34v170zM51 182c0 47 9 81 30 102 17 21 38 29 63 29 26 0 47-8 69-33 17-22 25-55 25-102 0-42-8-76-25-97-18-22-39-34-65-34-25 0-46 12-67 34-21 25-30 59-30 101z">
          <text:p/>
        </draw:path>
        <draw:path draw:style-name="gr7" draw:text-style-name="P7" draw:layer="layout" svg:width="0.3cm" svg:height="0.487cm" svg:x="21.319cm" svg:y="9.592cm" svg:viewBox="0 0 301 488" svg:d="M0 488v-479h55v46c12-17 25-34 42-42 17-9 35-13 56-13 30 0 55 9 80 26 22 12 39 33 51 63 13 26 17 59 17 89 0 38-8 68-21 97-13 30-30 51-55 64-21 17-47 25-76 25-17 0-35-4-52-12-17-9-30-22-38-34v170zM55 182c0 47 8 81 25 102s38 29 65 29c29 0 50-8 67-33 21-22 30-55 30-102 0-42-9-76-30-97-17-22-38-34-63-34-27 0-48 12-69 34-17 25-25 59-25 101z">
          <text:p/>
        </draw:path>
        <draw:polygon draw:style-name="gr7" draw:text-style-name="P7" draw:layer="layout" svg:width="0.059cm" svg:height="0.479cm" svg:x="21.687cm" svg:y="9.469cm" svg:viewBox="0 0 60 480" draw:points="0,0 60,0 60,480 0,480">
          <text:p/>
        </draw:polygon>
        <draw:path draw:style-name="gr7" draw:text-style-name="P7" draw:layer="layout" svg:width="0.055cm" svg:height="0.479cm" svg:x="21.839cm" svg:y="9.469cm" svg:viewBox="0 0 56 480" svg:d="M0 68v-68h56v68zM0 480v-348h56v348z">
          <text:p/>
        </draw:path>
        <draw:path draw:style-name="gr7" draw:text-style-name="P7" draw:layer="layout" svg:width="0.301cm" svg:height="0.364cm" svg:x="21.966cm" svg:y="9.592cm" svg:viewBox="0 0 302 365" svg:d="M247 230l55 8c-4 38-21 68-47 93-25 22-59 34-97 34-47 0-86-17-115-46-26-34-43-76-43-136 0-38 9-67 21-97 13-25 30-48 55-65 27-12 52-21 86-21s68 13 89 30c25 17 38 47 47 81l-55 9c-9-21-17-38-30-51s-30-18-51-18c-29 0-55 10-72 31-18 21-26 55-26 101 0 47 8 81 26 102 17 21 43 30 68 30s42-5 59-22c13-12 26-34 30-63z">
          <text:p/>
        </draw:path>
        <draw:path draw:style-name="gr7" draw:text-style-name="P7" draw:layer="layout" svg:width="0.317cm" svg:height="0.364cm" svg:x="22.301cm" svg:y="9.592cm" svg:viewBox="0 0 318 365" svg:d="M246 314c-25 17-46 30-63 39-21 8-43 12-68 12-34 0-64-12-86-29-21-17-29-43-29-72 0-17 0-30 8-47 9-13 17-25 30-34 13-8 30-12 43-17 13-4 30-8 55-8 47-9 81-13 102-21 0-9 0-13 0-17 0-21-4-38-13-51-17-13-38-18-68-18-29 0-50 5-63 14-13 8-21 25-30 51l-56-9c4-21 13-42 26-60 12-13 30-26 51-34 26-9 51-13 81-13 29 0 51 4 72 13 17 4 29 13 38 25 8 9 17 27 21 39 0 13 0 30 0 55v81c0 51 4 89 4 101 4 13 9 30 17 43h-63c-5-13-9-26-9-43zM238 183c-21 9-51 17-93 21-26 5-43 9-51 13-13 4-17 9-26 17-4 9-8 17-8 30 0 17 8 29 21 38 9 12 26 17 51 17 21 0 42-5 59-17 17-9 30-21 38-38 9-13 9-34 9-60z">
          <text:p/>
        </draw:path>
        <draw:path draw:style-name="gr7" draw:text-style-name="P7" draw:layer="layout" svg:width="0.17cm" svg:height="0.47cm" svg:x="22.656cm" svg:y="9.482cm" svg:viewBox="0 0 171 471" svg:d="M162 412l9 55c-17 0-30 4-47 4-21 0-34-4-46-13-14-4-23-12-27-25-4-8-8-34-8-68v-199h-43v-47h43v-85l60-34v119h59v47h-59v203c0 17 0 26 4 30 0 4 4 9 9 13 4 4 12 4 21 4 4 0 12 0 25-4z">
          <text:p/>
        </draw:path>
        <draw:path draw:style-name="gr7" draw:text-style-name="P7" draw:layer="layout" svg:width="0.055cm" svg:height="0.479cm" svg:x="22.876cm" svg:y="9.469cm" svg:viewBox="0 0 56 480" svg:d="M0 68v-68h56v68zM0 480v-348h56v348z">
          <text:p/>
        </draw:path>
        <draw:path draw:style-name="gr7" draw:text-style-name="P7" draw:layer="layout" svg:width="0.326cm" svg:height="0.364cm" svg:x="22.999cm" svg:y="9.592cm" svg:viewBox="0 0 327 365" svg:d="M0 183c0-63 17-110 55-145 30-25 64-38 110-38 47 0 86 17 116 47 29 35 46 77 46 132 0 42-8 80-21 106-13 25-34 42-59 59-27 13-52 21-82 21-50 0-89-17-118-46-30-34-47-76-47-136zM59 183c0 43 13 76 30 98 21 25 47 34 76 34 26 0 51-9 72-34 18-22 31-55 31-98 0-46-13-76-31-97-21-25-46-35-72-35-29 0-55 10-76 35-17 21-30 55-30 97z">
          <text:p/>
        </draw:path>
        <draw:path draw:style-name="gr7" draw:text-style-name="P7" draw:layer="layout" svg:width="0.279cm" svg:height="0.356cm" svg:x="23.393cm" svg:y="9.592cm" svg:viewBox="0 0 280 357" svg:d="M0 357v-348h51v51c25-39 63-60 110-60 21 0 43 4 60 13 17 8 30 17 38 30 9 12 17 25 17 42 4 13 4 30 4 59v213h-59v-213c0-21 0-42-4-55-4-8-13-21-26-25-13-9-26-13-43-13-21 0-47 9-63 25-17 17-26 47-26 89v192z">
          <text:p/>
        </draw:path>
        <draw:path draw:style-name="gr7" draw:text-style-name="P7" draw:layer="layout" svg:width="0.322cm" svg:height="0.364cm" svg:x="23.926cm" svg:y="9.592cm" svg:viewBox="0 0 323 365" svg:d="M246 314c-21 17-43 30-59 39-22 8-43 12-68 12-38 0-68-12-85-29-21-17-34-43-34-72 0-17 5-30 13-47 8-13 17-25 30-34 12-8 29-12 42-17 13-4 30-8 55-8 47-9 80-13 102-21 0-9 0-13 0-17 0-21-5-38-17-51-13-13-34-18-64-18-29 0-51 5-63 14-13 8-22 25-30 51l-55-9c4-21 13-42 25-60 13-13 30-26 51-34 21-9 51-13 81-13 29 0 50 4 72 13 17 4 29 13 38 25 8 9 17 27 17 39 4 13 4 30 4 55v81c0 51 0 89 4 101 4 13 10 30 18 43h-64c-5-13-9-26-13-43zM242 183c-22 9-51 17-94 21-25 5-42 9-50 13-13 4-22 9-26 17-4 9-8 17-8 30 0 17 8 29 17 38 12 12 29 17 55 17 21 0 42-5 59-17 17-9 30-21 38-38 4-13 9-34 9-60z">
          <text:p/>
        </draw:path>
        <draw:path draw:style-name="gr7" draw:text-style-name="P7" draw:layer="layout" svg:width="0.279cm" svg:height="0.356cm" svg:x="24.32cm" svg:y="9.592cm" svg:viewBox="0 0 280 357" svg:d="M0 357v-348h51v51c25-39 64-60 111-60 21 0 38 4 59 13 17 8 30 17 38 30 9 12 13 25 17 42 4 13 4 30 4 59v213h-59v-213c0-21-4-42-8-55-5-8-13-21-21-25-13-9-26-13-43-13-25 0-46 9-64 25-17 17-30 47-30 89v192z">
          <text:p/>
        </draw:path>
        <draw:path draw:style-name="gr7" draw:text-style-name="P7" draw:layer="layout" svg:width="0.301cm" svg:height="0.487cm" svg:x="24.667cm" svg:y="9.469cm" svg:viewBox="0 0 302 488" svg:d="M247 480v-47c-22 38-55 55-98 55-25 0-51-8-77-25-21-13-42-34-55-64-13-25-17-59-17-93s4-63 17-93c13-29 30-51 51-63 26-17 52-26 77-26 21 0 42 4 59 13 13 8 30 21 38 38v-175h60v480zM59 306c0 43 9 76 31 98 17 25 38 34 64 34 25 0 50-9 67-30s26-55 26-97c0-47-9-81-26-102-21-25-42-34-67-34-26 0-47 9-68 30-18 21-27 55-27 101z">
          <text:p/>
        </draw:path>
        <draw:path draw:style-name="gr7" draw:text-style-name="P7" draw:layer="layout" svg:width="0.42cm" svg:height="0.495cm" svg:x="25.234cm" svg:y="9.461cm" svg:viewBox="0 0 421 496" svg:d="M357 319l64 16c-13 51-34 94-72 119-34 25-77 42-123 42-55 0-93-12-128-34-34-21-55-50-72-88-17-43-26-85-26-127 0-51 9-95 26-133 21-38 46-67 80-84 39-22 77-30 120-30 46 0 89 13 118 38 34 21 55 59 68 102l-59 12c-13-33-30-59-51-72-21-16-47-25-76-25-38 0-68 9-93 25-27 17-44 43-52 72-13 30-17 61-17 95 0 38 4 72 17 105 13 30 29 51 56 68 25 13 51 21 80 21 38 0 68-8 93-29 22-22 39-51 47-93z">
          <text:p/>
        </draw:path>
        <draw:path draw:style-name="gr7" draw:text-style-name="P7" draw:layer="layout" svg:width="0.356cm" svg:height="0.495cm" svg:x="25.687cm" svg:y="9.461cm" svg:viewBox="0 0 357 496" svg:d="M26 496l30-139h-56v-47h65l25-119h-90v-51h99l29-140h51l-29 140h101l30-140h46l-25 140h55v51h-68l-21 119h89v47h-102l-25 139h-51l30-139h-102l-29 139zM116 310h101l26-119h-102z">
          <text:p/>
        </draw:path>
        <draw:path draw:style-name="gr7" draw:text-style-name="P7" draw:layer="layout" svg:width="0.318cm" svg:height="0.478cm" svg:x="5.037cm" svg:y="12.192cm" svg:viewBox="0 0 319 479" svg:d="M319 419v60h-319c0-18 4-31 9-43 8-22 21-43 38-64s42-42 76-72c51-42 90-76 107-102 17-25 25-46 25-67 0-26-8-47-25-60-13-16-39-25-65-25-29 0-51 9-67 25-17 17-26 43-26 72l-59-8c4-42 17-76 46-102 26-25 64-33 106-33 48 0 86 12 111 38 26 25 43 55 43 93 0 17-5 38-13 55-9 21-21 38-38 59-21 21-51 47-94 85-34 29-55 46-68 59-8 8-17 21-25 30z">
          <text:p/>
        </draw:path>
        <draw:polygon draw:style-name="gr7" draw:text-style-name="P7" draw:layer="layout" svg:width="0.068cm" svg:height="0.068cm" svg:x="5.448cm" svg:y="12.602cm" svg:viewBox="0 0 69 69" draw:points="0,0 69,0 69,69 0,69">
          <text:p/>
        </draw:polygon>
        <draw:path draw:style-name="gr7" draw:text-style-name="P7" draw:layer="layout" svg:width="0.381cm" svg:height="0.495cm" svg:x="15.9cm" svg:y="12.183cm" svg:viewBox="0 0 382 496" svg:d="M0 334l59-8c4 25 13 47 21 59 9 17 26 30 47 38 25 9 46 13 76 13 21 0 42-4 64-8 17-9 30-17 39-30 12-13 17-25 17-42 0-13-5-26-13-38-9-13-26-22-48-30-12-4-38-13-84-21-43-13-72-21-89-30-26-13-43-30-51-46-13-17-17-39-17-60s4-46 17-67c17-22 34-34 64-47 25-13 55-17 84-17 38 0 68 4 93 17 31 13 52 30 65 51 17 21 21 46 25 76l-63 4c0-29-14-55-31-68-21-16-46-25-85-25-38 0-67 9-84 21-17 17-26 34-26 51s5 34 17 42c13 13 47 22 98 34 50 13 84 21 106 30 26 13 47 29 60 51 12 21 21 42 21 67 0 26-9 51-21 72-17 23-34 39-64 52-26 13-60 21-94 21-42 0-76-8-106-21-29-13-55-29-67-56-17-25-26-55-30-85z">
          <text:p/>
        </draw:path>
        <draw:path draw:style-name="gr7" draw:text-style-name="P7" draw:layer="layout" svg:width="0.466cm" svg:height="0.525cm" svg:x="16.344cm" svg:y="12.183cm" svg:viewBox="0 0 467 526" svg:d="M387 437c29 17 55 34 80 42l-17 47c-38-13-72-34-106-59-34 17-72 29-114 29-47 0-86-12-120-34-33-21-63-50-80-84-21-38-30-81-30-131 0-47 9-89 30-128 17-39 47-68 80-89 34-22 78-30 120-30s85 13 119 30c33 21 63 50 80 89 21 39 30 81 30 128 0 42-9 76-17 105-13 34-34 60-55 85zM247 357c38 8 68 25 89 42 38-34 55-85 55-152 0-39-4-72-17-102-13-26-34-52-59-65-26-16-55-25-85-25-47 0-86 17-120 47-29 34-46 81-46 145 0 63 17 110 46 143 30 34 73 51 120 51 21 0 42-4 64-12-22-13-39-22-64-30z">
          <text:p/>
        </draw:path>
        <draw:polygon draw:style-name="gr7" draw:text-style-name="P7" draw:layer="layout" svg:width="0.301cm" svg:height="0.479cm" svg:x="16.882cm" svg:y="12.191cm" svg:viewBox="0 0 302 480" draw:points="0,480 0,0 64,0 64,420 302,420 302,480">
          <text:p/>
        </draw:polygon>
        <draw:path draw:style-name="gr7" draw:text-style-name="P7" draw:layer="layout" svg:width="0.381cm" svg:height="0.495cm" svg:x="17.394cm" svg:y="12.183cm" svg:viewBox="0 0 382 496" svg:d="M0 334l60-8c4 25 8 47 21 59 8 17 25 30 46 38 21 9 47 13 72 13 26 0 47-4 64-8 21-9 34-17 42-30 9-13 13-25 13-42 0-13-4-26-13-38-8-13-21-22-42-30-13-4-43-13-85-21-42-13-76-21-93-30-21-13-38-30-51-46-13-17-17-39-17-60s9-46 21-67c13-22 34-34 60-47 25-13 55-17 89-17 33 0 63 4 93 17 25 13 47 30 64 51 13 21 21 46 21 76l-60 4c-4-29-17-55-34-68-17-16-46-25-84-25-39 0-64 9-81 21-17 17-30 34-30 51s9 34 22 42c12 13 42 22 93 34 51 13 89 21 106 30 30 13 51 29 64 51 13 21 21 42 21 67 0 26-8 51-25 72-13 23-35 39-60 52-30 13-60 21-94 21-42 0-80-8-110-21-29-13-50-29-67-56-17-25-26-55-26-85z">
          <text:p/>
        </draw:path>
        <draw:path draw:style-name="gr7" draw:text-style-name="P7" draw:layer="layout" svg:width="0.322cm" svg:height="0.364cm" svg:x="17.83cm" svg:y="12.314cm" svg:viewBox="0 0 323 365" svg:d="M259 242l60 9c-9 38-27 64-52 85-25 17-59 29-102 29-50 0-89-17-118-46-30-34-47-77-47-132 0-60 17-106 47-136 29-34 68-51 118-51 43 0 81 17 110 47 30 34 48 76 48 135 0 5 0 9 0 13h-259c0 38 12 69 29 90 22 21 47 30 72 30 22 0 43-5 55-17 17-9 30-30 39-56zM68 148h191c-5-29-9-50-22-63-21-25-42-34-72-34-29 0-50 9-67 25-22 17-30 43-30 72z">
          <text:p/>
        </draw:path>
        <draw:path draw:style-name="gr7" draw:text-style-name="P7" draw:layer="layout" svg:width="0.19cm" svg:height="0.356cm" svg:x="18.22cm" svg:y="12.314cm" svg:viewBox="0 0 191 357" svg:d="M0 357v-348h55v55c13-26 25-43 38-51 8-8 21-13 35-13 21 0 42 9 63 21l-21 55c-13-8-30-12-42-12-14 0-27 0-35 8-13 9-17 21-21 34-9 21-13 42-13 68v183z">
          <text:p/>
        </draw:path>
        <draw:path draw:style-name="gr7" draw:text-style-name="P7" draw:layer="layout" svg:width="0.314cm" svg:height="0.347cm" svg:x="18.41cm" svg:y="12.323cm" svg:viewBox="0 0 315 348" svg:d="M131 348l-131-348h60l76 207c8 21 12 47 21 68 4-17 13-38 21-64l77-211h60l-128 348z">
          <text:p/>
        </draw:path>
        <draw:path draw:style-name="gr7" draw:text-style-name="P7" draw:layer="layout" svg:width="0.318cm" svg:height="0.364cm" svg:x="18.757cm" svg:y="12.314cm" svg:viewBox="0 0 319 365" svg:d="M260 242l59 9c-9 38-30 64-55 85-26 17-59 29-98 29-50 0-89-17-119-46-30-34-47-77-47-132 0-60 17-106 47-136 30-34 69-51 115-51 47 0 85 17 115 47 29 34 42 76 42 135 0 5 0 9 0 13h-259c4 38 12 69 34 90s43 30 72 30c22 0 39-5 56-17 16-9 25-30 38-56zM64 148h196c-5-29-13-50-22-63-21-25-46-34-76-34-25 0-46 9-68 25-17 17-26 43-30 72z">
          <text:p/>
        </draw:path>
        <draw:path draw:style-name="gr7" draw:text-style-name="P7" draw:layer="layout" svg:width="0.186cm" svg:height="0.356cm" svg:x="19.147cm" svg:y="12.314cm" svg:viewBox="0 0 187 357" svg:d="M0 357v-348h51v55c17-26 29-43 38-51 12-8 26-13 39-13 21 0 42 9 59 21l-17 55c-17-8-29-12-46-12-13 0-23 0-35 8-9 9-17 21-21 34-5 21-9 42-9 68v183z">
          <text:p/>
        </draw:path>
        <draw:path draw:style-name="gr7" draw:text-style-name="P7" draw:layer="layout" svg:width="0.314cm" svg:height="0.486cm" svg:x="4.859cm" svg:y="14.914cm" svg:viewBox="0 0 315 487" svg:d="M0 351l60-9c8 34 17 61 33 73 17 17 39 22 60 22 29 0 51-9 72-26 17-22 25-47 25-73 0-29-8-51-25-68-17-16-38-25-68-25-8 0-21 0-38 4l4-50c4 0 9 0 9 0 25 0 50-5 67-17 21-13 30-34 30-60 0-21-4-42-21-55-13-12-34-21-55-21s-43 9-60 21c-12 13-21 38-25 64l-59-9c4-38 21-72 46-93 26-21 60-29 98-29 25 0 46 4 72 16 21 9 38 26 46 43 13 21 21 42 21 63s-8 38-16 55c-13 17-30 30-51 43 29 4 51 17 67 38 13 21 23 46 23 76 0 42-14 81-48 111-30 25-68 42-114 42-43 0-76-12-102-38-29-25-46-60-51-98z">
          <text:p/>
        </draw:path>
        <draw:polygon draw:style-name="gr7" draw:text-style-name="P7" draw:layer="layout" svg:width="0.067cm" svg:height="0.068cm" svg:x="5.262cm" svg:y="15.324cm" svg:viewBox="0 0 68 69" draw:points="0,0 68,0 68,69 0,69">
          <text:p/>
        </draw:polygon>
        <draw:polygon draw:style-name="gr7" draw:text-style-name="P7" draw:layer="layout" svg:width="0.377cm" svg:height="0.478cm" svg:x="15.739cm" svg:y="14.914cm" svg:viewBox="0 0 378 479" draw:points="0,479 0,0 64,0 64,195 314,195 314,0 378,0 378,479 314,479 314,255 64,255 64,479">
          <text:p/>
        </draw:polygon>
        <draw:polygon draw:style-name="gr7" draw:text-style-name="P7" draw:layer="layout" svg:width="0.376cm" svg:height="0.478cm" svg:x="16.184cm" svg:y="14.914cm" svg:viewBox="0 0 377 479" draw:points="156,479 156,55 0,55 0,0 377,0 377,55 221,55 221,479">
          <text:p/>
        </draw:polygon>
        <draw:path draw:style-name="gr7" draw:text-style-name="P7" draw:layer="layout" svg:width="0.457cm" svg:height="0.478cm" svg:x="16.624cm" svg:y="14.914cm" svg:viewBox="0 0 458 479" svg:d="M0 479v-479h98l110 339c13 30 17 55 26 72 4-21 12-46 25-80l114-331h85v479h-63v-403l-136 403h-59l-136-407v407z">
          <text:p/>
        </draw:path>
        <draw:polygon draw:style-name="gr7" draw:text-style-name="P7" draw:layer="layout" svg:width="0.301cm" svg:height="0.478cm" svg:x="17.178cm" svg:y="14.914cm" svg:viewBox="0 0 302 479" draw:points="0,479 0,0 64,0 64,420 302,420 302,479">
          <text:p/>
        </draw:polygon>
        <draw:path draw:style-name="gr7" draw:text-style-name="P7" draw:layer="layout" svg:width="0.157cm" svg:height="0.627cm" svg:x="17.885cm" svg:y="14.905cm" svg:viewBox="0 0 158 628" svg:d="M115 628c-30-43-60-89-81-144-21-56-34-111-34-171 0-50 9-101 26-148 17-55 51-110 89-165h43c-26 47-43 76-52 97-13 30-25 60-34 94-8 42-12 80-12 122 0 106 33 209 98 315z">
          <text:p/>
        </draw:path>
        <draw:polygon draw:style-name="gr7" draw:text-style-name="P7" draw:layer="layout" svg:width="0.373cm" svg:height="0.478cm" svg:x="18.122cm" svg:y="14.914cm" svg:viewBox="0 0 374 479" draw:points="0,479 0,0 60,0 60,195 310,195 310,0 374,0 374,479 310,479 310,255 60,255 60,479">
          <text:p/>
        </draw:polygon>
        <draw:path draw:style-name="gr7" draw:text-style-name="P7" draw:layer="layout" svg:width="0.318cm" svg:height="0.487cm" svg:x="18.558cm" svg:y="15.045cm" svg:viewBox="0 0 319 488" svg:d="M30 479l-4-55c13 4 21 4 34 4 12 0 21 0 29-4 9-4 13-13 21-17 5-8 9-21 17-46 0 0 5-9 5-13l-132-348h64l72 199c8 25 17 55 25 81 9-26 13-52 26-77l72-203h60l-132 352c-13 38-26 64-34 81-9 16-21 33-34 42-13 8-30 13-51 13-8 0-21-5-38-9z">
          <text:p/>
        </draw:path>
        <draw:path draw:style-name="gr7" draw:text-style-name="P7" draw:layer="layout" svg:width="0.3cm" svg:height="0.487cm" svg:x="18.927cm" svg:y="15.036cm" svg:viewBox="0 0 301 488" svg:d="M0 488v-479h51v46c12-17 29-34 42-42 17-8 39-13 60-13 30 0 55 9 76 26 26 12 43 34 51 63 13 26 21 59 21 89 0 38-8 68-21 98s-30 51-55 64c-25 17-51 25-76 25-21 0-39-4-52-12-17-9-30-22-38-34v169zM51 182c0 47 8 81 29 103 17 21 38 30 65 30 25 0 46-9 67-34 17-22 26-56 26-103 0-42-9-76-26-97s-38-34-63-34c-27 0-48 13-69 34-21 25-29 59-29 101z">
          <text:p/>
        </draw:path>
        <draw:path draw:style-name="gr7" draw:text-style-name="P7" draw:layer="layout" svg:width="0.318cm" svg:height="0.364cm" svg:x="19.278cm" svg:y="15.036cm" svg:viewBox="0 0 319 365" svg:d="M255 243l59 8c-8 38-25 64-50 85-26 17-61 29-103 29-47 0-89-17-119-46-29-34-42-76-42-131 0-60 13-106 42-137 30-34 68-51 119-51 47 0 81 17 111 47 30 35 47 77 47 136 0 5 0 9 0 13h-260c0 38 13 68 30 89 21 21 47 30 76 30 21 0 38-5 51-17 18-9 31-30 39-55zM64 149h191c0-29-8-50-21-63-18-26-43-35-73-35s-51 9-68 27c-21 16-29 42-29 71z">
          <text:p/>
        </draw:path>
        <draw:path draw:style-name="gr7" draw:text-style-name="P7" draw:layer="layout" svg:width="0.191cm" svg:height="0.356cm" svg:x="19.663cm" svg:y="15.036cm" svg:viewBox="0 0 192 357" svg:d="M0 357v-348h56v52c13-23 26-40 38-48 9-8 22-13 39-13s38 9 59 21l-21 57c-13-9-30-13-43-13-12 0-25 0-34 8-12 9-16 21-21 34-8 21-12 42-12 68v182z">
          <text:p/>
        </draw:path>
        <draw:polygon draw:style-name="gr7" draw:text-style-name="P7" draw:layer="layout" svg:width="0.376cm" svg:height="0.478cm" svg:x="20.032cm" svg:y="14.914cm" svg:viewBox="0 0 377 479" draw:points="157,479 157,55 0,55 0,0 377,0 377,55 221,55 221,479">
          <text:p/>
        </draw:polygon>
        <draw:path draw:style-name="gr7" draw:text-style-name="P7" draw:layer="layout" svg:width="0.317cm" svg:height="0.364cm" svg:x="20.375cm" svg:y="15.036cm" svg:viewBox="0 0 318 365" svg:d="M255 243l63 8c-13 38-30 64-55 85-25 17-59 29-97 29-51 0-95-17-124-46-30-34-42-76-42-131 0-60 12-106 42-137 35-34 73-51 119-51 47 0 85 17 115 47 29 35 42 77 42 136 0 5 0 9 0 13h-259c4 38 12 68 35 89 17 21 42 30 72 30 21 0 38-5 55-17 12-9 25-30 34-55zM63 149h192c0-29-9-50-22-63-17-26-42-35-72-35-25 0-50 9-67 27-17 16-31 42-31 71z">
          <text:p/>
        </draw:path>
        <draw:path draw:style-name="gr7" draw:text-style-name="P7" draw:layer="layout" svg:width="0.322cm" svg:height="0.347cm" svg:x="20.726cm" svg:y="15.045cm" svg:viewBox="0 0 323 348" svg:d="M0 348l127-182-119-166h72l55 81c9 17 17 30 22 38 12-12 21-25 29-38l55-81h73l-119 166 128 182h-73l-72-110-17-26-93 136z">
          <text:p/>
        </draw:path>
        <draw:path draw:style-name="gr7" draw:text-style-name="P7" draw:layer="layout" svg:width="0.169cm" svg:height="0.47cm" svg:x="21.065cm" svg:y="14.926cm" svg:viewBox="0 0 170 471" svg:d="M161 412l9 55c-17 0-35 4-48 4-21 0-38-4-46-13-13-4-21-12-26-25-4-8-8-34-8-68v-200h-42v-46h42v-85l59-34v119h60v46h-60v205c0 16 0 25 4 29 0 4 5 9 9 13s13 4 21 4c4 0 14 0 26-4z">
          <text:p/>
        </draw:path>
        <draw:path draw:style-name="gr7" draw:text-style-name="P7" draw:layer="layout" svg:width="0.457cm" svg:height="0.478cm" svg:x="21.471cm" svg:y="14.914cm" svg:viewBox="0 0 458 479" svg:d="M0 479v-479h97l115 339c8 30 17 55 21 72 5-21 14-46 26-80l115-331h84v479h-59v-403l-140 403h-60l-136-407v407z">
          <text:p/>
        </draw:path>
        <draw:path draw:style-name="gr7" draw:text-style-name="P7" draw:layer="layout" svg:width="0.318cm" svg:height="0.364cm" svg:x="22.004cm" svg:y="15.036cm" svg:viewBox="0 0 319 365" svg:d="M247 315c-25 16-42 29-64 38-21 8-42 12-67 12-34 0-64-12-85-29-22-17-31-43-31-72 0-17 0-30 9-47 8-13 22-25 30-34 13-8 30-12 43-17 13-4 29-8 55-8 46-9 80-13 101-21 0-9 0-13 0-17 0-21-4-38-12-52-17-13-38-17-68-17s-51 4-63 13c-13 9-22 26-26 52l-60-9c4-21 13-43 26-60 13-13 30-26 51-34 25-8 51-13 80-13 30 0 51 5 72 13 17 4 30 13 39 25 8 9 16 26 21 39 0 13 0 30 0 56v80c0 51 4 89 4 102 4 12 8 29 17 42h-64c-4-13-8-26-8-42zM238 183c-21 9-50 17-93 21-25 5-42 9-50 13-13 4-17 9-26 17-4 9-8 17-8 30 0 17 8 29 21 38 8 13 25 17 51 17 21 0 42-4 59-17 17-9 30-21 38-38 8-13 8-34 8-60z">
          <text:p/>
        </draw:path>
        <draw:path draw:style-name="gr7" draw:text-style-name="P7" draw:layer="layout" svg:width="0.186cm" svg:height="0.356cm" svg:x="22.394cm" svg:y="15.036cm" svg:viewBox="0 0 187 357" svg:d="M0 357v-348h52v52c12-23 25-40 38-48 12-8 21-13 38-13s38 9 59 21l-21 57c-13-9-30-13-42-13-13 0-26 0-34 8-13 9-17 21-21 34-9 21-13 42-13 68v182z">
          <text:p/>
        </draw:path>
        <draw:polygon draw:style-name="gr7" draw:text-style-name="P7" draw:layer="layout" svg:width="0.288cm" svg:height="0.478cm" svg:x="22.614cm" svg:y="14.914cm" svg:viewBox="0 0 289 479" draw:points="0,479 0,0 59,0 59,271 199,131 276,131 144,259 289,479 217,479 102,301 59,339 59,479">
          <text:p/>
        </draw:polygon>
        <draw:path draw:style-name="gr7" draw:text-style-name="P7" draw:layer="layout" svg:width="0.28cm" svg:height="0.355cm" svg:x="22.948cm" svg:y="15.045cm" svg:viewBox="0 0 281 356" svg:d="M226 348v-51c-26 38-64 59-106 59-21 0-42-4-60-12-17-9-30-17-38-30-9-13-17-25-22-42 0-13 0-30 0-55v-217h55v191c0 34 5 51 5 64 4 17 13 29 26 38 13 8 25 13 42 13s34-5 51-13c17-13 26-21 34-38 4-17 9-38 9-68v-187h59v348z">
          <text:p/>
        </draw:path>
        <draw:path draw:style-name="gr7" draw:text-style-name="P7" draw:layer="layout" svg:width="0.3cm" svg:height="0.487cm" svg:x="23.317cm" svg:y="15.036cm" svg:viewBox="0 0 301 488" svg:d="M0 488v-479h55v46c12-17 25-34 42-42s34-13 59-13c30 0 55 9 78 26 21 12 38 34 50 63 13 26 17 59 17 89 0 38-4 68-17 98-12 30-34 51-56 64-25 17-50 25-76 25-21 0-38-4-55-12-13-9-25-22-38-34v169zM55 182c0 47 8 81 25 103 21 21 42 30 68 30 25 0 46-9 68-34 18-22 26-56 26-103 0-42-8-76-26-97-22-21-43-34-68-34-26 0-47 13-64 34-21 25-29 59-29 101z">
          <text:p/>
        </draw:path>
        <draw:polygon draw:style-name="gr7" draw:text-style-name="P7" draw:layer="layout" svg:width="0.296cm" svg:height="0.478cm" svg:x="23.88cm" svg:y="14.914cm" svg:viewBox="0 0 297 479" draw:points="0,479 0,0 63,0 63,420 297,420 297,479">
          <text:p/>
        </draw:polygon>
        <draw:path draw:style-name="gr7" draw:text-style-name="P7" draw:layer="layout" svg:width="0.321cm" svg:height="0.364cm" svg:x="24.223cm" svg:y="15.036cm" svg:viewBox="0 0 322 365" svg:d="M246 315c-21 16-42 29-59 38-21 8-42 12-68 12-38 0-68-12-85-29-22-17-34-43-34-72 0-17 4-30 12-47 10-13 18-25 31-34 13-8 25-12 42-17 13-4 30-8 51-8 51-9 85-13 106-21 0-9 0-13 0-17 0-21-4-38-17-52-13-13-34-17-64-17-29 0-50 4-63 13s-21 26-30 52l-56-9c6-21 14-43 27-60 12-13 29-26 51-34 21-8 50-13 80-13s51 5 72 13c17 4 30 13 38 25 8 9 17 26 17 39 4 13 4 30 4 56v80c0 51 0 89 4 102 5 12 9 29 17 42h-63c-4-13-9-26-13-42zM242 183c-21 9-51 17-93 21-26 5-43 9-55 13-9 4-17 9-21 17-5 9-9 17-9 30 0 17 4 29 17 38 13 13 30 17 55 17 21 0 42-4 59-17 17-9 30-21 38-38 5-13 9-34 9-60z">
          <text:p/>
        </draw:path>
        <draw:path draw:style-name="gr7" draw:text-style-name="P7" draw:layer="layout" svg:width="0.284cm" svg:height="0.356cm" svg:x="24.612cm" svg:y="15.036cm" svg:viewBox="0 0 285 357" svg:d="M0 357v-348h55v52c26-40 64-61 111-61 21 0 38 5 55 13 21 8 34 17 43 30 8 13 12 26 16 43 5 13 5 30 5 59v212h-60v-212c0-25-4-42-8-55-4-8-13-21-21-25-13-9-26-14-43-14-26 0-47 10-64 27-21 16-30 46-30 88v191z">
          <text:p/>
        </draw:path>
        <draw:path draw:style-name="gr7" draw:text-style-name="P7" draw:layer="layout" svg:width="0.305cm" svg:height="0.496cm" svg:x="24.963cm" svg:y="15.036cm" svg:viewBox="0 0 306 497" svg:d="M9 387l59 8c0 17 9 30 21 38 13 9 35 13 61 13 25 0 46-4 59-13 17-13 25-30 34-46 0-13 4-39 4-77-30 30-59 47-97 47-48 0-86-17-111-51-26-34-39-76-39-127 0-30 5-59 17-89 13-30 30-52 51-64 21-17 52-26 82-26 42 0 76 17 101 51v-42h55v301c0 51-8 89-17 115-12 21-29 38-55 50-21 13-50 22-84 22-44 0-78-9-103-30-25-17-38-47-38-80zM60 175c0 46 8 80 25 101 17 22 43 30 69 30 30 0 51-8 68-30 21-21 29-55 29-97s-12-76-29-97c-17-22-43-31-68-31-26 0-48 9-69 31-17 21-25 55-25 93z">
          <text:p/>
        </draw:path>
        <draw:path draw:style-name="gr7" draw:text-style-name="P7" draw:layer="layout" svg:width="0.279cm" svg:height="0.355cm" svg:x="25.353cm" svg:y="15.045cm" svg:viewBox="0 0 280 356" svg:d="M230 348v-51c-26 38-65 59-112 59-21 0-38-4-55-12-21-9-33-17-42-30-8-13-13-25-17-42-4-13-4-30-4-55v-217h59v191c0 34 0 51 4 64 5 17 9 29 22 38 12 8 29 13 46 13s34-5 48-13c17-13 29-21 34-38 8-17 8-38 8-68v-187h59v348z">
          <text:p/>
        </draw:path>
        <draw:path draw:style-name="gr7" draw:text-style-name="P7" draw:layer="layout" svg:width="0.318cm" svg:height="0.364cm" svg:x="25.704cm" svg:y="15.036cm" svg:viewBox="0 0 319 365" svg:d="M247 315c-21 16-43 29-64 38-17 8-38 12-64 12-38 0-68-12-89-29-17-17-30-43-30-72 0-17 5-30 13-47 8-13 17-25 30-34 12-8 25-12 42-17 13-4 30-8 52-8 46-9 84-13 106-21 0-9 0-13 0-17 0-21-5-38-17-52-13-13-38-17-68-17-25 0-48 4-60 13-13 9-22 26-30 52l-55-9c4-21 13-43 25-60 9-13 30-26 51-34s48-13 77-13c30 0 55 5 72 13 22 4 34 13 43 25 8 9 12 26 17 39 4 13 4 30 4 56v80c0 51 0 89 4 102 0 12 9 29 13 42h-59c-9-13-9-26-13-42zM243 183c-22 9-55 17-98 21-22 5-39 9-52 13-8 4-17 9-21 17-4 9-8 17-8 30 0 17 4 29 17 38 12 13 29 17 52 17 25 0 42-4 63-17 17-9 30-21 38-38 4-13 9-34 9-60z">
          <text:p/>
        </draw:path>
        <draw:path draw:style-name="gr7" draw:text-style-name="P7" draw:layer="layout" svg:width="0.304cm" svg:height="0.496cm" svg:x="26.073cm" svg:y="15.036cm" svg:viewBox="0 0 305 497" svg:d="M12 387l55 8c5 17 9 30 21 38 13 9 34 13 60 13 25 0 46-4 63-13 14-13 27-30 31-46 4-13 4-39 4-77-26 30-60 47-98 47-47 0-85-17-110-51-26-34-38-76-38-127 0-30 4-59 17-89 12-30 29-52 55-64 21-17 46-26 76-26 42 0 77 17 102 51v-42h55v301c0 51-4 89-17 115-8 21-29 38-50 50-27 13-56 22-90 22-43 0-76-9-102-30-25-17-34-47-34-80zM59 175c0 46 8 80 29 101 17 22 39 30 68 30 26 0 47-8 69-30 17-21 25-55 25-97s-8-76-30-97c-17-22-38-31-68-31-25 0-47 9-64 31-21 21-29 55-29 93z">
          <text:p/>
        </draw:path>
        <draw:path draw:style-name="gr7" draw:text-style-name="P7" draw:layer="layout" svg:width="0.318cm" svg:height="0.364cm" svg:x="26.445cm" svg:y="15.036cm" svg:viewBox="0 0 319 365" svg:d="M259 243l60 8c-9 38-26 64-55 85-26 17-55 29-98 29-51 0-89-17-118-46-31-34-48-76-48-131 0-60 17-106 48-137 29-34 67-51 114-51s85 17 114 47c30 35 43 77 43 136 0 5 0 9 0 13h-259c5 38 17 68 34 89 21 21 43 30 72 30 21 0 43-5 55-17 17-9 30-30 38-55zM65 149h194c-4-29-12-50-21-63-21-26-46-35-76-35-25 0-47 9-68 27-17 16-25 42-29 71z">
          <text:p/>
        </draw:path>
        <draw:path draw:style-name="gr7" draw:text-style-name="P7" draw:layer="layout" svg:width="0.161cm" svg:height="0.627cm" svg:x="26.83cm" svg:y="14.905cm" svg:viewBox="0 0 162 628" svg:d="M43 628h-43c68-106 98-209 98-315 0-42-5-80-13-122-8-30-17-64-30-94-8-17-25-50-55-97h43c42 55 72 110 94 165 17 47 25 98 25 148 0 60-12 115-35 171-25 55-50 101-84 144z">
          <text:p/>
        </draw:path>
        <draw:path draw:style-name="gr7" draw:text-style-name="P7" draw:layer="layout" svg:width="0.331cm" svg:height="0.478cm" svg:x="4.842cm" svg:y="17.636cm" svg:viewBox="0 0 332 479" svg:d="M208 479v-114h-208v-55l216-310h47v310h69v55h-69v114zM208 310v-217l-153 217z">
          <text:p/>
        </draw:path>
        <draw:polygon draw:style-name="gr7" draw:text-style-name="P7" draw:layer="layout" svg:width="0.067cm" svg:height="0.068cm" svg:x="5.262cm" svg:y="18.046cm" svg:viewBox="0 0 68 69" draw:points="0,0 68,0 68,69 0,69">
          <text:p/>
        </draw:polygon>
        <draw:path draw:style-name="gr7" draw:text-style-name="P7" draw:layer="layout" svg:width="0.419cm" svg:height="0.495cm" svg:x="15.536cm" svg:y="17.627cm" svg:viewBox="0 0 420 496" svg:d="M356 318l64 17c-13 50-34 93-72 119-34 25-76 42-123 42-56 0-94-12-128-33-34-23-55-52-72-90-17-43-25-85-25-127 0-51 8-94 25-132 21-38 47-67 85-84 34-21 73-30 115-30 47 0 89 13 119 38 34 21 55 59 67 102l-59 12c-12-33-29-59-51-76-21-12-46-21-76-21-38 0-69 9-94 26-25 16-42 42-51 71-12 30-17 60-17 89 0 43 5 77 17 110 13 30 30 51 55 68 26 13 56 21 82 21 38 0 67-8 93-29 21-21 38-51 46-93z">
          <text:p/>
        </draw:path>
        <draw:path draw:style-name="gr7" draw:text-style-name="P7" draw:layer="layout" svg:width="0.377cm" svg:height="0.495cm" svg:x="16.014cm" svg:y="17.627cm" svg:viewBox="0 0 378 496" svg:d="M0 335l59-9c0 25 9 47 17 59 13 17 26 30 51 38 21 9 47 13 72 13 26 0 47-4 64-8 17-9 34-17 42-30s13-25 13-42c0-13-5-26-13-38-8-13-25-22-42-30-13-4-43-13-85-21-47-13-76-21-93-30-26-13-38-29-51-46s-17-38-17-60c0-25 9-46 21-67 13-22 34-34 60-47 25-13 55-17 88-17 34 0 64 4 94 17 25 13 46 30 59 51 18 21 26 46 26 76l-60 4c-4-29-17-55-34-67-21-17-46-26-85-26-38 0-63 9-84 21-17 17-26 30-26 51 0 17 9 34 22 42 8 13 42 22 93 34 51 13 89 21 106 30 29 13 47 30 64 51 13 21 17 42 17 67 0 26-4 51-21 72-13 23-35 40-65 52-25 13-55 21-89 21-46 0-80-8-110-21-29-12-50-29-67-56-17-25-26-55-26-84z">
          <text:p/>
        </draw:path>
        <draw:path draw:style-name="gr7" draw:text-style-name="P7" draw:layer="layout" svg:width="0.376cm" svg:height="0.495cm" svg:x="16.459cm" svg:y="17.627cm" svg:viewBox="0 0 377 496" svg:d="M0 335l59-9c0 25 8 47 17 59 13 17 25 30 51 38 21 9 42 13 72 13 25 0 46-4 63-8 18-9 35-17 44-30 8-13 12-25 12-42 0-13-4-26-12-38-9-13-26-22-44-30-13-4-42-13-84-21-47-13-77-21-94-30-25-13-42-29-50-46-13-17-17-38-17-60 0-25 4-46 21-67 13-22 34-34 59-47s55-17 89-17 63 4 94 17c26 13 47 30 59 51 17 21 26 46 26 76l-59 4c-5-29-17-55-35-67-22-17-47-26-85-26s-64 9-85 21c-17 17-25 30-25 51 0 17 8 34 21 42 9 13 42 22 93 34 51 13 86 21 107 30 30 13 47 30 64 51 12 21 16 42 16 67 0 26-4 51-21 72-12 23-34 40-63 52-27 13-56 21-90 21-47 0-81-8-110-21-30-12-51-29-68-56-17-25-25-55-25-84z">
          <text:p/>
        </draw:path>
        <draw:path draw:style-name="gr7" draw:text-style-name="P7" draw:layer="layout" svg:width="0.161cm" svg:height="0.627cm" svg:x="17.28cm" svg:y="17.627cm" svg:viewBox="0 0 162 628" svg:d="M119 628c-33-43-60-89-85-144-21-55-34-110-34-170 0-50 8-102 25-149 22-55 51-110 94-165h43c-30 47-47 76-55 97-13 30-21 60-31 94-8 43-13 81-13 123 0 106 31 208 99 314z">
          <text:p/>
        </draw:path>
        <draw:path draw:style-name="gr7" draw:text-style-name="P7" draw:layer="layout" svg:width="0.423cm" svg:height="0.495cm" svg:x="17.496cm" svg:y="17.627cm" svg:viewBox="0 0 424 496" svg:d="M361 318l63 17c-12 50-38 93-72 119-34 25-76 42-127 42s-93-12-123-33c-33-23-60-52-77-90-17-43-25-85-25-127 0-51 8-94 30-132 16-38 47-67 81-84 34-21 72-30 114-30 51 0 89 13 123 38 34 21 55 59 68 102l-64 12c-8-33-25-59-46-76-21-12-47-21-81-21-38 0-67 9-93 26-21 16-42 42-51 71-8 30-12 60-12 89 0 43 4 77 17 110 12 30 29 51 55 68 25 13 50 21 80 21 34 0 64-8 89-29s42-51 51-93z">
          <text:p/>
        </draw:path>
        <draw:path draw:style-name="gr7" draw:text-style-name="P7" draw:layer="layout" svg:width="0.317cm" svg:height="0.364cm" svg:x="17.97cm" svg:y="17.758cm" svg:viewBox="0 0 318 365" svg:d="M246 315c-22 17-43 29-64 38-21 8-42 12-63 12-39 0-68-12-89-29-22-17-30-43-30-72 0-18 4-31 8-48 9-12 22-25 34-34 13-8 26-12 43-17 8-4 25-8 50-8 47-9 81-13 106-21 0-9 0-13 0-17 0-21-8-38-17-51-17-13-38-17-67-17-30 0-47 4-60 13-17 8-25 25-29 51l-60-9c5-21 13-42 26-59 13-13 29-26 51-34 25-8 50-13 80-13s55 5 72 13c17 4 31 13 43 25 9 9 13 26 17 39 0 12 5 29 5 55v80c0 52 0 90 0 103 4 12 8 29 16 42h-64c-4-13-8-25-8-42zM241 182c-21 9-55 17-97 22-25 4-42 8-51 12-8 4-17 9-25 17-5 9-9 17-9 31 0 17 9 29 21 38 9 13 30 17 51 17s43-4 59-17c17-9 30-21 39-38 8-14 12-35 12-60z">
          <text:p/>
        </draw:path>
        <draw:path draw:style-name="gr7" draw:text-style-name="P7" draw:layer="layout" svg:width="0.288cm" svg:height="0.364cm" svg:x="18.334cm" svg:y="17.758cm" svg:viewBox="0 0 289 365" svg:d="M0 250l59-8c5 26 13 43 26 56 17 12 38 17 63 17 31 0 48-5 61-17 12-9 21-21 21-39 0-13-5-22-17-30-9-4-30-13-61-21-42-9-71-21-88-26-17-8-30-21-39-33-8-17-12-30-12-47s0-30 8-42c9-13 17-26 30-34 8-9 21-13 38-17 13-4 30-9 51-9 25 0 52 5 73 13 17 9 34 17 42 34 13 13 17 30 21 51l-55 8c-4-17-12-29-25-42-13-9-31-13-52-13-30 0-47 4-59 13-13 8-17 17-17 29 0 9 4 17 8 22 5 4 13 12 21 17 5 0 22 4 51 12 44 13 73 21 90 30 17 4 30 17 38 30 9 12 13 29 13 50 0 18-4 39-17 56s-25 30-51 38c-21 9-42 17-73 17-42 0-76-12-101-29-26-17-38-47-47-86z">
          <text:p/>
        </draw:path>
        <draw:path draw:style-name="gr7" draw:text-style-name="P7" draw:layer="layout" svg:width="0.3cm" svg:height="0.364cm" svg:x="18.673cm" svg:y="17.758cm" svg:viewBox="0 0 301 365" svg:d="M246 229l55 8c-4 40-21 69-46 95-26 21-60 33-98 33-46 0-85-17-111-46-29-34-46-77-46-137 0-38 8-67 21-97s30-47 55-63c26-13 56-22 86-22 33 0 67 9 88 30 26 17 43 47 47 80l-55 9c-8-21-17-38-30-51-12-13-29-17-50-17-30 0-51 9-72 30-18 21-27 55-27 101 0 47 9 82 27 103 17 21 42 30 67 30 26 0 43-5 60-22 17-12 25-34 29-64z">
          <text:p/>
        </draw:path>
        <draw:path draw:style-name="gr7" draw:text-style-name="P7" draw:layer="layout" svg:width="0.318cm" svg:height="0.364cm" svg:x="19.007cm" svg:y="17.758cm" svg:viewBox="0 0 319 365" svg:d="M247 315c-26 17-43 29-64 38-22 8-43 12-64 12-38 0-68-12-89-29s-30-43-30-72c0-18 4-31 9-48 8-12 21-25 29-34 13-8 30-12 43-17 12-4 29-8 55-8 47-9 81-13 102-21 0-9 0-13 0-17 0-21-4-38-12-51-17-13-39-17-69-17s-47 4-64 13c-12 8-21 25-25 51l-59-9c4-21 12-42 25-59 13-13 30-26 51-34 25-8 51-13 80-13 31 0 52 5 73 13 17 4 30 13 38 25 9 9 17 26 21 39 0 12 0 29 0 55v80c0 52 5 90 5 103 4 12 8 29 17 42h-64c-4-13-8-25-8-42zM238 182c-21 9-51 17-94 22-25 4-42 8-51 12-12 4-17 9-25 17-4 9-9 17-9 31 0 17 9 29 22 38 8 13 25 17 50 17 22 0 44-4 61-17 17-9 29-21 38-38 8-14 8-35 8-60z">
          <text:p/>
        </draw:path>
        <draw:path draw:style-name="gr7" draw:text-style-name="P7" draw:layer="layout" svg:width="0.301cm" svg:height="0.486cm" svg:x="19.375cm" svg:y="17.636cm" svg:viewBox="0 0 302 487" svg:d="M246 479v-47c-21 38-55 55-97 55-30 0-55-8-77-25-25-13-42-34-55-63-12-26-17-60-17-94 0-33 5-67 17-93 13-29 30-51 51-63 21-17 51-26 76-26 22 0 43 5 55 13 17 9 30 21 43 34v-170h60v479zM60 305c0 43 8 77 29 98 17 25 38 34 64 34 25 0 46-9 68-30 17-21 25-55 25-97 0-47-8-81-30-102-17-25-38-34-63-34-30 0-51 9-68 30s-25 55-25 101z">
          <text:p/>
        </draw:path>
        <draw:path draw:style-name="gr7" draw:text-style-name="P7" draw:layer="layout" svg:width="0.059cm" svg:height="0.478cm" svg:x="19.765cm" svg:y="17.636cm" svg:viewBox="0 0 60 479" svg:d="M0 67v-67h60v67zM0 479v-348h60v348z">
          <text:p/>
        </draw:path>
        <draw:path draw:style-name="gr7" draw:text-style-name="P7" draw:layer="layout" svg:width="0.284cm" svg:height="0.356cm" svg:x="19.913cm" svg:y="17.758cm" svg:viewBox="0 0 285 357" svg:d="M0 357v-348h56v51c26-38 59-60 110-60 21 0 38 5 55 13 17 9 30 17 38 30 13 12 17 25 22 42 0 13 4 30 4 59v213h-60v-213c0-25-4-42-8-55-4-8-13-21-25-25-9-9-26-13-38-13-26 0-47 9-68 26-17 16-26 46-26 88v192z">
          <text:p/>
        </draw:path>
        <draw:path draw:style-name="gr7" draw:text-style-name="P7" draw:layer="layout" svg:width="0.305cm" svg:height="0.496cm" svg:x="20.26cm" svg:y="17.758cm" svg:viewBox="0 0 306 497" svg:d="M13 387l59 8c0 17 9 30 17 38 17 9 34 13 59 13 30 0 51-4 64-13 17-13 25-29 30-46 4-13 4-39 4-78-26 31-55 48-93 48-51 0-85-17-110-52-30-34-43-76-43-127 0-29 9-59 21-89 9-29 26-51 51-63 21-17 47-26 81-26 38 0 72 17 101 51v-42h52v300c0 52-4 90-17 116-8 21-25 38-52 50-21 13-51 22-89 22s-72-9-97-30c-25-17-38-47-38-80zM64 174c0 46 8 80 25 102 17 21 42 29 68 29 25 0 51-8 68-29 17-22 25-56 25-98s-8-76-25-97c-22-21-43-30-68-30-26 0-51 9-68 30s-25 55-25 93z">
          <text:p/>
        </draw:path>
        <draw:path draw:style-name="gr7" draw:text-style-name="P7" draw:layer="layout" svg:width="0.376cm" svg:height="0.495cm" svg:x="20.828cm" svg:y="17.627cm" svg:viewBox="0 0 377 496" svg:d="M0 335l60-9c0 25 8 47 17 59 12 17 25 30 51 38 21 9 42 13 71 13 26 0 47-4 64-8 17-9 34-17 42-30 9-13 13-25 13-42 0-13-4-26-13-38-8-13-25-22-42-30-13-4-42-13-85-21-46-13-76-21-93-30-25-13-42-29-52-46-12-17-17-38-17-60 0-25 5-46 22-67 13-22 34-34 60-47 25-13 55-17 89-17s63 4 93 17c25 13 46 30 59 51 17 21 26 46 26 76l-60 4c-4-29-17-55-34-67-21-17-46-26-84-26s-64 9-85 21c-17 17-25 30-25 51 0 17 8 34 21 42 8 13 42 22 93 34 51 13 85 21 106 30 29 13 46 30 63 51 13 21 17 42 17 67 0 26-4 51-21 72-13 23-34 40-63 52-26 13-55 21-89 21-47 0-81-8-110-21-30-12-51-29-69-56-17-25-25-55-25-84z">
          <text:p/>
        </draw:path>
        <draw:path draw:style-name="gr7" draw:text-style-name="P7" draw:layer="layout" svg:width="0.169cm" svg:height="0.47cm" svg:x="21.251cm" svg:y="17.648cm" svg:viewBox="0 0 170 471" svg:d="M162 412l8 55c-17 0-29 4-43 4-21 0-38-4-51-13-13-4-21-12-25-25-5-8-9-35-9-69v-199h-42v-46h42v-85l59-34v119h61v46h-61v204c0 16 0 25 5 29 0 4 4 9 8 14 4 4 13 4 22 4 5 0 13 0 26-4z">
          <text:p/>
        </draw:path>
        <draw:path draw:style-name="gr7" draw:text-style-name="P7" draw:layer="layout" svg:width="0.313cm" svg:height="0.487cm" svg:x="21.437cm" svg:y="17.767cm" svg:viewBox="0 0 314 488" svg:d="M31 479l-9-56c13 4 26 4 34 4 13 0 26 0 34-4s13-13 17-17c4-8 8-21 17-46 4 0 4-9 8-13l-132-347h65l72 199c8 25 16 55 25 80 4-25 13-51 21-76l76-203h55l-131 351c-13 38-21 64-30 81-12 17-25 34-38 43-12 8-29 13-46 13-13 0-26-5-38-9z">
          <text:p/>
        </draw:path>
        <draw:polygon draw:style-name="gr7" draw:text-style-name="P7" draw:layer="layout" svg:width="0.059cm" svg:height="0.478cm" svg:x="21.801cm" svg:y="17.636cm" svg:viewBox="0 0 60 479" draw:points="0,0 60,0 60,479 0,479">
          <text:p/>
        </draw:polygon>
        <draw:path draw:style-name="gr7" draw:text-style-name="P7" draw:layer="layout" svg:width="0.318cm" svg:height="0.364cm" svg:x="21.932cm" svg:y="17.758cm" svg:viewBox="0 0 319 365" svg:d="M255 242l60 8c-9 39-26 65-51 86-26 17-59 29-98 29-50 0-94-17-123-46-30-34-43-77-43-132 0-60 13-106 43-136 29-34 68-51 119-51 47 0 85 17 110 47 30 34 47 76 47 135 0 5 0 9 0 13h-259c0 38 12 69 34 90 17 21 43 30 72 30 22 0 39-5 56-17 12-9 25-30 33-56zM64 149h191c0-30-8-51-21-64-17-25-42-34-72-34-25 0-51 9-68 26-17 16-30 42-30 72z">
          <text:p/>
        </draw:path>
        <draw:path draw:style-name="gr7" draw:text-style-name="P7" draw:layer="layout" svg:width="0.381cm" svg:height="0.495cm" svg:x="22.491cm" svg:y="17.627cm" svg:viewBox="0 0 382 496" svg:d="M0 335l59-9c5 25 9 47 22 59 8 17 25 30 46 38 21 9 47 13 73 13s47-4 68-8c17-9 30-17 38-30s13-25 13-42c0-13-5-26-13-38-8-13-21-22-42-30-13-4-38-13-86-21-42-13-72-21-93-30-21-13-38-29-51-46-8-17-17-38-17-60 0-25 9-46 21-67 13-22 34-34 60-47 29-13 55-17 89-17s68 4 94 17c29 13 46 30 63 51 13 21 21 46 21 76l-59 4c-4-29-13-55-34-67-17-17-46-26-80-26-39 0-69 9-86 21-17 17-25 30-25 51 0 17 4 34 17 42 12 13 46 22 98 34 51 13 85 21 106 30 25 13 46 30 59 51s21 42 21 67c0 26-8 51-21 72-17 23-38 40-63 52-30 13-60 21-94 21-43 0-81-8-106-21-30-12-55-29-72-56-17-25-26-55-26-84z">
          <text:p/>
        </draw:path>
        <draw:path draw:style-name="gr7" draw:text-style-name="P7" draw:layer="layout" svg:width="0.284cm" svg:height="0.478cm" svg:x="22.948cm" svg:y="17.636cm" svg:viewBox="0 0 285 479" svg:d="M0 479v-479h60v169c29-30 64-47 106-47 26 0 47 5 64 17 21 9 34 21 42 43 9 17 13 42 13 76v221h-59v-221c0-30-4-51-17-64-13-12-34-21-55-21-17 0-34 4-52 13-13 8-25 21-30 38-8 17-12 38-12 63v192z">
          <text:p/>
        </draw:path>
        <draw:path draw:style-name="gr7" draw:text-style-name="P7" draw:layer="layout" svg:width="0.317cm" svg:height="0.364cm" svg:x="23.3cm" svg:y="17.758cm" svg:viewBox="0 0 318 365" svg:d="M258 242l60 8c-9 39-26 65-56 86-25 17-55 29-97 29-51 0-89-17-119-46-29-34-46-77-46-132 0-60 17-106 46-136 30-34 68-51 115-51 46 0 84 17 114 47 30 34 43 76 43 135 0 5 0 9 0 13h-255c0 38 13 69 30 90 21 21 42 30 72 30 21 0 42-5 55-17 17-9 30-30 38-56zM63 149h195c-4-30-8-51-21-64-21-25-42-34-76-34-26 0-47 9-68 26-17 16-25 42-30 72z">
          <text:p/>
        </draw:path>
        <draw:path draw:style-name="gr7" draw:text-style-name="P7" draw:layer="layout" svg:width="0.318cm" svg:height="0.364cm" svg:x="23.672cm" svg:y="17.758cm" svg:viewBox="0 0 319 365" svg:d="M254 242l61 8c-9 39-26 65-51 86-27 17-60 29-99 29-50 0-93-17-122-46-30-34-43-77-43-132 0-60 13-106 43-136 29-34 67-51 118-51 47 0 85 17 115 47 26 34 43 76 43 135 0 5 0 9 0 13h-259c0 38 12 69 33 90 17 21 43 30 72 30 22 0 39-5 55-17 13-9 26-30 34-56zM64 149h190c0-30-8-51-21-64-17-25-42-34-72-34-25 0-51 9-68 26-16 16-29 42-29 72z">
          <text:p/>
        </draw:path>
        <draw:path draw:style-name="gr7" draw:text-style-name="P7" draw:layer="layout" svg:width="0.169cm" svg:height="0.47cm" svg:x="24.028cm" svg:y="17.648cm" svg:viewBox="0 0 170 471" svg:d="M162 412l8 55c-17 0-29 4-46 4-22 0-34-4-47-13-13-4-21-12-26-25-5-8-9-35-9-69v-199h-42v-46h42v-85l60-34v119h60v46h-60v204c0 16 0 25 5 29 0 4 4 9 8 14 4 4 13 4 21 4 5 0 13 0 26-4z">
          <text:p/>
        </draw:path>
        <draw:path draw:style-name="gr7" draw:text-style-name="P7" draw:layer="layout" svg:width="0.156cm" svg:height="0.627cm" svg:x="24.244cm" svg:y="17.627cm" svg:viewBox="0 0 157 628" svg:d="M43 628h-43c64-106 98-208 98-314 0-42-4-80-17-123-4-30-17-64-29-94-9-16-26-50-52-97h43c38 55 68 110 89 165 17 47 25 99 25 149 0 60-12 115-33 170-22 55-51 101-81 144z">
          <text:p/>
        </draw:path>
        <draw:path draw:style-name="gr7" draw:text-style-name="P7" draw:layer="layout" svg:width="0.318cm" svg:height="0.364cm" svg:x="24.633cm" svg:y="17.758cm" svg:viewBox="0 0 319 365" svg:d="M246 315c-21 17-43 29-64 38-21 8-42 12-63 12-38 0-68-12-89-29s-30-43-30-72c0-18 5-31 13-48 8-12 17-25 30-34 12-8 25-12 42-17 13-4 30-8 51-8 46-9 80-13 106-21 0-9 0-13 0-17 0-21-5-38-17-51-17-13-38-17-68-17-25 0-47 4-59 13-13 8-26 25-30 51l-59-9c8-21 17-42 25-59 13-13 30-26 55-34 21-8 47-13 76-13 30 0 55 5 72 13 23 4 35 13 44 25 8 9 12 26 17 39 4 12 4 29 4 55v80c0 52 0 90 4 103 0 12 4 29 13 42h-59c-10-13-14-25-14-42zM242 182c-22 9-55 17-98 22-21 4-38 8-51 12-8 4-17 9-21 17-8 9-8 17-8 31 0 17 4 29 17 38 12 13 29 17 51 17 21 0 42-4 59-17 21-9 34-21 42-38 4-14 9-35 9-60z">
          <text:p/>
        </draw:path>
        <draw:path draw:style-name="gr7" draw:text-style-name="P7" draw:layer="layout" svg:width="0.279cm" svg:height="0.356cm" svg:x="25.023cm" svg:y="17.758cm" svg:viewBox="0 0 280 357" svg:d="M0 357v-348h55v51c25-38 59-60 110-60 17 0 38 5 55 13 18 9 31 17 39 30 8 12 17 25 21 42 0 13 0 30 0 59v213h-56v-213c0-25-4-42-8-55-5-8-13-21-26-25-8-9-25-13-38-13-25 0-46 9-68 26-17 16-25 46-25 88v192z">
          <text:p/>
        </draw:path>
        <draw:path draw:style-name="gr7" draw:text-style-name="P7" draw:layer="layout" svg:width="0.296cm" svg:height="0.486cm" svg:x="25.374cm" svg:y="17.636cm" svg:viewBox="0 0 297 487" svg:d="M247 479v-47c-27 38-56 55-99 55-29 0-55-8-76-25-25-13-42-34-55-63-13-26-17-60-17-94 0-33 4-67 17-93 9-29 25-51 51-63 21-17 46-26 76-26 21 0 38 5 55 13 17 9 30 21 43 34v-170h55v479zM59 305c0 43 9 77 26 98 21 25 42 34 68 34 25 0 46-9 63-30 22-21 31-55 31-97 0-47-9-81-31-102-17-25-38-34-68-34-25 0-46 9-63 30s-26 55-26 101z">
          <text:p/>
        </draw:path>
        <draw:path draw:style-name="gr7" draw:text-style-name="P7" draw:layer="layout" svg:width="0.263cm" svg:height="0.486cm" svg:x="25.924cm" svg:y="17.636cm" svg:viewBox="0 0 264 487" svg:d="M0 343l55-8c5 38 9 59 22 76 12 13 29 17 50 17 17 0 31 0 44-8 12-9 17-17 21-30s8-34 8-59v-331h64v327c0 38-4 72-17 93-8 21-21 38-42 50-22 9-47 17-78 17-42 0-72-12-93-38-25-25-34-59-34-106z">
          <text:p/>
        </draw:path>
        <draw:path draw:style-name="gr7" draw:text-style-name="P7" draw:layer="layout" svg:width="0.318cm" svg:height="0.364cm" svg:x="26.263cm" svg:y="17.758cm" svg:viewBox="0 0 319 365" svg:d="M247 315c-22 17-44 29-65 38-21 8-42 12-63 12-38 0-68-12-89-29s-30-43-30-72c0-18 4-31 13-48 4-12 17-25 29-34 13-8 26-12 43-17 8-4 25-8 51-8 46-9 81-13 106-21 0-9 0-13 0-17 0-21-8-38-17-51-16-13-39-17-68-17-26 0-47 4-60 13-12 8-25 25-29 51l-59-9c4-21 12-42 25-59 13-13 30-26 51-34 25-8 51-13 80-13 30 0 56 5 73 13 17 4 34 13 42 25 9 9 13 26 17 39 0 12 5 29 5 55v80c0 52 0 90 0 103 4 12 8 29 17 42h-60c-8-13-12-25-12-42zM242 182c-21 9-56 17-98 22-25 4-42 8-51 12-8 4-17 9-25 17-4 9-4 17-4 31 0 17 4 29 17 38 12 13 29 17 50 17s43-4 60-17c18-9 30-21 39-38 8-14 12-35 12-60z">
          <text:p/>
        </draw:path>
        <draw:path draw:style-name="gr7" draw:text-style-name="P7" draw:layer="layout" svg:width="0.313cm" svg:height="0.347cm" svg:x="26.619cm" svg:y="17.767cm" svg:viewBox="0 0 314 348" svg:d="M131 348l-131-348h59l76 208c10 21 14 47 22 68 5-17 13-38 21-64l77-212h59l-127 348z">
          <text:p/>
        </draw:path>
        <draw:path draw:style-name="gr7" draw:text-style-name="P7" draw:layer="layout" svg:width="0.317cm" svg:height="0.364cm" svg:x="26.966cm" svg:y="17.758cm" svg:viewBox="0 0 318 365" svg:d="M246 315c-21 17-42 29-63 38-21 8-42 12-65 12-38 0-67-12-89-29-21-17-29-43-29-72 0-18 4-31 13-48 8-12 16-25 29-34 13-8 26-12 42-17 9-4 30-8 51-8 48-9 82-13 107-21 0-9 0-13 0-17 0-21-4-38-17-51-17-13-38-17-68-17-26 0-47 4-60 13-13 8-25 25-29 51l-60-9c9-21 17-42 26-59 12-13 29-26 55-34 21-8 46-13 77-13 30 0 55 5 72 13 21 4 34 13 42 25 9 9 13 26 17 39 4 12 4 29 4 55v80c0 52 0 90 5 103 0 12 4 29 12 42h-59c-8-13-13-25-13-42zM242 182c-21 9-55 17-97 22-27 4-44 8-52 12-9 4-17 9-21 17-9 9-9 17-9 31 0 17 5 29 17 38 13 13 30 17 51 17 22 0 43-4 60-17 21-9 34-21 43-38 4-14 8-35 8-60z">
          <text:p/>
        </draw:path>
        <draw:path draw:style-name="gr7" draw:text-style-name="P7" draw:layer="layout" svg:width="0.381cm" svg:height="0.495cm" svg:x="27.343cm" svg:y="17.627cm" svg:viewBox="0 0 382 496" svg:d="M0 335l59-9c4 25 8 47 21 59 8 17 25 30 47 38 21 9 46 13 72 13 25 0 46-4 63-8 22-9 35-17 43-30 9-13 13-25 13-42 0-13-4-26-13-38-8-13-21-22-43-30-13-4-42-13-85-21-42-13-76-21-93-30-21-13-38-29-51-46-12-17-16-38-16-60 0-25 8-46 21-67 12-22 34-34 59-47s55-17 89-17 68 4 93 17c26 13 48 30 64 51 13 21 22 46 22 76l-60 4c-4-29-17-55-34-67-17-17-47-26-85-26s-64 9-81 21c-17 17-29 30-29 51 0 17 8 34 21 42 13 13 42 22 93 34 51 13 89 21 107 30 30 13 51 30 63 51 13 21 22 42 22 67 0 26-9 51-26 72-13 23-34 40-59 52-31 13-60 21-94 21-43 0-81-8-110-21-30-12-51-29-68-56-17-25-25-55-25-84z">
          <text:p/>
        </draw:path>
        <draw:path draw:style-name="gr7" draw:text-style-name="P7" draw:layer="layout" svg:width="0.3cm" svg:height="0.364cm" svg:x="27.783cm" svg:y="17.758cm" svg:viewBox="0 0 301 365" svg:d="M241 229l60 8c-8 40-21 69-47 95-30 21-59 33-98 33-46 0-84-17-114-46-29-34-42-77-42-137 0-38 4-67 17-97 12-30 34-47 59-63 25-13 51-22 80-22 39 0 68 9 94 30 22 17 39 47 47 80l-60 9c-4-21-13-38-30-51-12-13-29-17-46-17-30 0-55 9-72 30-21 21-30 55-30 101 0 47 9 82 26 103 21 21 42 30 71 30 22 0 43-5 56-22 16-12 25-34 29-64z">
          <text:p/>
        </draw:path>
        <draw:path draw:style-name="gr7" draw:text-style-name="P7" draw:layer="layout" svg:width="0.186cm" svg:height="0.356cm" svg:x="28.134cm" svg:y="17.758cm" svg:viewBox="0 0 187 357" svg:d="M0 357v-348h52v51c13-22 25-38 38-47 13-8 26-13 38-13 17 0 38 9 59 22l-21 55c-12-9-29-13-42-13s-25 0-34 8c-8 9-17 21-21 34-9 21-13 43-13 69v182z">
          <text:p/>
        </draw:path>
        <draw:path draw:style-name="gr7" draw:text-style-name="P7" draw:layer="layout" svg:width="0.06cm" svg:height="0.478cm" svg:x="28.354cm" svg:y="17.636cm" svg:viewBox="0 0 61 479" svg:d="M0 67v-67h61v67zM0 479v-348h61v348z">
          <text:p/>
        </draw:path>
        <draw:path draw:style-name="gr7" draw:text-style-name="P7" draw:layer="layout" svg:width="0.3cm" svg:height="0.487cm" svg:x="28.503cm" svg:y="17.758cm" svg:viewBox="0 0 301 488" svg:d="M0 488v-479h55v46c12-17 25-34 42-42s34-13 60-13 55 9 76 26c22 12 38 34 51 63 13 26 17 59 17 89 0 38-4 68-17 97-13 30-34 51-55 64-25 17-51 25-76 25-22 0-39-4-56-12-17-9-30-21-38-34v170zM55 182c0 47 8 81 25 102s42 30 69 30c25 0 46-9 63-34 21-21 30-55 30-102 0-42-9-76-26-97-21-21-42-34-67-34-27 0-48 13-65 34-21 25-29 59-29 101z">
          <text:p/>
        </draw:path>
        <draw:path draw:style-name="gr7" draw:text-style-name="P7" draw:layer="layout" svg:width="0.17cm" svg:height="0.47cm" svg:x="28.841cm" svg:y="17.648cm" svg:viewBox="0 0 171 471" svg:d="M162 412l9 55c-17 0-31 4-48 4-21 0-34-4-47-13-12-4-21-12-25-25-4-8-8-35-8-69v-199h-43v-46h43v-85l59-34v119h60v46h-60v204c0 16 0 25 4 29 0 4 4 9 9 14 4 4 12 4 21 4 4 0 13 0 26-4z">
          <text:p/>
        </draw:path>
        <draw:polygon draw:style-name="gr8" draw:text-style-name="P2" draw:layer="layout" svg:width="35.535cm" svg:height="19.99cm" svg:x="0.016cm" svg:y="0.804cm" svg:viewBox="0 0 35536 19991" draw:points="0,0 35536,0 35536,19991 0,19991">
          <text:p/>
        </draw:polygon>
      </draw:page>
      <draw:page draw:name="page3" draw:style-name="dp1" draw:master-page-name="master-page3">
        <draw:polygon draw:style-name="gr1" draw:text-style-name="P1" draw:layer="layout" svg:width="35.543cm" svg:height="19.998cm" svg:x="0.012cm" svg:y="0.8cm" svg:viewBox="0 0 35544 19999" draw:points="0,0 35544,0 35544,19999 0,19999">
          <text:p/>
        </draw:polygon>
        <draw:polygon draw:style-name="gr13" draw:text-style-name="P11" draw:layer="layout" svg:width="31.488cm" svg:height="3.472cm" svg:x="1.9cm" svg:y="1.921cm" svg:viewBox="0 0 31489 3473" draw:points="0,0 31489,0 31489,3473 0,3473">
          <text:p/>
        </draw:polygon>
        <draw:path draw:style-name="gr1" draw:text-style-name="P1" draw:layer="layout" svg:width="31.538cm" svg:height="3.526cm" svg:x="1.875cm" svg:y="1.896cm" svg:viewBox="0 0 31539 3527" svg:d="M31539 0v3527h-31539v-3527zM30 55l25-25v3468l-25-26h31484l-30 26v-3468l30 25z">
          <text:p/>
        </draw:path>
        <draw:polygon draw:style-name="gr14" draw:text-style-name="P12" draw:layer="layout" svg:width="1.062cm" svg:height="1.169cm" svg:x="7.192cm" svg:y="3.06cm" svg:viewBox="0 0 1063 1170" draw:points="0,1170 245,0 1063,0 1021,195 444,195 385,474 953,474 911,669 347,669 241,1170">
          <text:p/>
        </draw:polygon>
        <draw:path draw:style-name="gr14" draw:text-style-name="P12" draw:layer="layout" svg:width="0.876cm" svg:height="0.885cm" svg:x="8.225cm" svg:y="3.361cm" svg:viewBox="0 0 877 886" svg:d="M0 516c0-156 42-283 132-377 89-93 208-139 351-139 123 0 221 34 293 101 67 72 101 165 101 280 0 135-42 255-131 356-85 98-203 149-351 149-81 0-149-13-212-47-59-30-107-76-137-136-29-59-46-123-46-187zM653 351c0-55-17-97-47-131-34-30-72-47-123-47-50 0-93 13-131 47-38 30-67 72-89 131-21 59-34 110-34 161 0 59 17 107 51 145 34 34 72 55 123 55 64 0 114-30 157-80 63-78 93-171 93-281z">
          <text:p/>
        </draw:path>
        <draw:path draw:style-name="gr14" draw:text-style-name="P12" draw:layer="layout" svg:width="0.724cm" svg:height="0.868cm" svg:x="9.173cm" svg:y="3.361cm" svg:viewBox="0 0 725 869" svg:d="M178 21h216l-38 165c80-123 169-186 263-186 30 0 68 8 106 25l-89 186c-21-8-42-8-69-8-38 0-76 13-118 42-42 30-72 68-97 119-22 51-43 127-68 238l-55 267h-229z">
          <text:p/>
        </draw:path>
        <draw:path draw:style-name="gr14" draw:text-style-name="P12" draw:layer="layout" svg:width="1.117cm" svg:height="1.169cm" svg:x="10.126cm" svg:y="3.06cm" svg:viewBox="0 0 1118 1170" svg:d="M852 910h-463l-140 260h-249l661-1170h267l190 1170h-228zM822 716l-68-470-280 470z">
          <text:p/>
        </draw:path>
        <draw:path draw:style-name="gr14" draw:text-style-name="P12" draw:layer="layout" svg:width="0.995cm" svg:height="1.189cm" svg:x="11.315cm" svg:y="3.361cm" svg:viewBox="0 0 996 1190" svg:d="M242 21h221l-22 85c47-39 89-64 132-81 38-17 84-25 131-25 85 0 157 29 212 93 55 59 80 152 80 271 0 152-47 283-140 389-80 90-173 133-283 133s-195-43-254-137l-89 441h-230zM382 504c0 67 17 118 47 156 34 34 72 55 114 55 38 0 76-17 110-42 34-30 64-72 85-136 25-63 38-122 38-177 0-64-17-110-47-144-29-34-67-51-114-51s-85 13-119 46c-38 30-63 77-84 136s-30 114-30 157z">
          <text:p/>
        </draw:path>
        <draw:path draw:style-name="gr14" draw:text-style-name="P12" draw:layer="layout" svg:width="0.995cm" svg:height="1.189cm" svg:x="12.31cm" svg:y="3.361cm" svg:viewBox="0 0 996 1190" svg:d="M247 21h215l-21 85c47-39 93-64 132-81 42-17 84-25 131-25 89 0 156 29 211 93 55 59 81 152 81 271 0 152-47 283-140 389-76 90-173 133-279 133-115 0-199-43-254-137l-93 441h-230zM382 504c0 67 17 118 51 156 29 34 68 55 110 55 38 0 76-17 110-42 34-30 63-72 89-136 21-63 34-122 34-177 0-64-17-110-47-144-29-34-68-51-114-51-42 0-85 13-119 46-38 30-63 77-84 136-17 59-30 114-30 157z">
          <text:p/>
        </draw:path>
        <draw:path draw:style-name="gr14" draw:text-style-name="P12" draw:layer="layout" svg:width="0.72cm" svg:height="0.868cm" svg:x="13.368cm" svg:y="3.361cm" svg:viewBox="0 0 721 869" svg:d="M178 21h212l-34 165c80-123 165-186 258-186 34 0 69 8 107 25l-90 186c-21-8-42-8-63-8-38 0-81 13-123 42-38 30-72 68-93 119s-47 127-68 238l-55 267h-229z">
          <text:p/>
        </draw:path>
        <draw:path draw:style-name="gr14" draw:text-style-name="P12" draw:layer="layout" svg:width="0.88cm" svg:height="0.885cm" svg:x="14.046cm" svg:y="3.361cm" svg:viewBox="0 0 881 886" svg:d="M0 516c0-156 46-283 135-377 85-93 203-139 348-139 123 0 220 34 292 101 68 72 106 165 106 280 0 135-46 255-131 356-89 98-207 149-352 149-81 0-153-13-212-47-64-30-110-76-140-136-29-59-46-123-46-187zM653 351c0-55-17-97-47-131-30-30-72-47-123-47s-94 13-132 47c-38 30-68 72-89 131s-34 110-34 161c0 59 17 107 51 145 34 34 76 55 123 55 63 0 119-30 162-80 59-78 89-171 89-281z">
          <text:p/>
        </draw:path>
        <draw:path draw:style-name="gr14" draw:text-style-name="P12" draw:layer="layout" svg:width="0.885cm" svg:height="0.847cm" svg:x="15.066cm" svg:y="3.382cm" svg:viewBox="0 0 886 848" svg:d="M368 848h-199l-169-848h224l60 368c16 99 25 166 29 200 4-8 21-42 55-101 34-65 56-99 60-111l212-356h246z">
          <text:p/>
        </draw:path>
        <draw:path draw:style-name="gr14" draw:text-style-name="P12" draw:layer="layout" svg:width="0.796cm" svg:height="0.885cm" svg:x="15.921cm" svg:y="3.361cm" svg:viewBox="0 0 797 886" svg:d="M318 258l-225-17c26-76 68-135 131-178 64-42 149-63 255-63 111 0 191 21 242 68 51 42 76 97 76 160 0 26 0 51-4 81-5 29-21 101-47 224-25 103-34 175-34 213s5 76 17 123h-220c-8-34-17-64-17-98-34 38-72 68-114 85-48 21-90 30-132 30-72 0-132-22-174-68-47-47-72-106-72-178 0-81 25-145 76-196 51-46 140-76 271-84 107-9 179-22 217-34 9-30 17-55 17-76 0-26-13-47-30-60-21-17-50-25-88-25-43 0-72 8-99 25-25 17-38 38-46 68zM534 474c-12 0-33 4-55 8-115 13-191 34-225 60-25 21-38 46-38 77 0 29 8 51 30 68 17 21 42 29 76 29s69-8 98-25c30-17 51-38 68-64s30-68 38-123z">
          <text:p/>
        </draw:path>
        <draw:polygon draw:style-name="gr14" draw:text-style-name="P12" draw:layer="layout" svg:width="0.469cm" svg:height="1.169cm" svg:x="16.819cm" svg:y="3.06cm" svg:viewBox="0 0 470 1170" draw:points="0,1170 245,0 470,0 228,1170">
          <text:p/>
        </draw:polygon>
        <draw:path draw:style-name="gr14" draw:text-style-name="P12" draw:layer="layout" svg:width="0.923cm" svg:height="1.186cm" svg:x="17.716cm" svg:y="3.06cm" svg:viewBox="0 0 924 1187" svg:d="M0 1170l246-1170h229l-80 390c38-34 80-55 114-68 38-13 76-21 119-21 88 0 160 29 215 89 55 59 81 148 81 262 0 76-13 153-38 224-26 72-60 132-102 178-42 44-85 77-131 103-47 21-97 30-148 30-119 0-208-51-268-158l-30 141zM310 821c0 60 17 102 47 140 33 34 72 55 114 55 38 0 76-17 110-42 34-30 63-72 89-136 21-59 34-118 34-182 0-59-17-105-47-139-34-34-68-51-114-51-55 0-106 25-148 76-55 76-85 169-85 279z">
          <text:p/>
        </draw:path>
        <draw:path draw:style-name="gr14" draw:text-style-name="P12" draw:layer="layout" svg:width="1.004cm" svg:height="1.189cm" svg:x="18.664cm" svg:y="3.382cm" svg:viewBox="0 0 1005 1190" svg:d="M127 0h225l59 419c13 110 21 186 25 229 30-85 68-178 123-276l199-372h247l-526 928c-43 76-77 131-102 161-25 34-55 55-89 76-34 17-76 25-123 25-50 0-105-8-165-25l21-173c26 8 51 12 81 12 68 0 127-51 169-156z">
          <text:p/>
        </draw:path>
        <draw:polygon draw:style-name="gr14" draw:text-style-name="P12" draw:layer="layout" svg:width="1.363cm" svg:height="1.169cm" svg:x="20.078cm" svg:y="3.06cm" svg:viewBox="0 0 1364 1170" draw:points="669,1170 445,1170 402,191 216,1170 0,1170 241,0 584,0 622,817 1020,0 1364,0 1123,1170 902,1170 1131,199">
          <text:p/>
        </draw:polygon>
        <draw:path draw:style-name="gr14" draw:text-style-name="P12" draw:layer="layout" svg:width="0.796cm" svg:height="0.885cm" svg:x="21.441cm" svg:y="3.361cm" svg:viewBox="0 0 797 886" svg:d="M314 258l-221-17c26-76 68-135 132-178 63-42 148-63 255-63 106 0 186 21 241 68 51 42 76 97 76 160 0 26 0 51-8 81-5 29-17 101-47 224-21 103-34 175-34 213s9 76 21 123h-224c-8-34-13-64-17-98-29 38-73 68-115 85-42 21-85 30-131 30-68 0-127-22-174-68-47-47-68-106-68-178 0-81 26-145 77-196 50-46 139-76 266-84 111-9 183-22 221-34 9-30 13-55 13-76 0-26-8-47-30-60-17-17-46-25-88-25-40 0-73 8-95 25-25 17-42 38-50 68zM535 474c-17 0-34 4-55 8-120 13-192 34-226 60-25 21-38 46-38 77 0 29 9 51 26 68 21 21 46 29 76 29 34 0 68-8 97-25 35-17 56-38 73-64 13-26 26-68 38-123z">
          <text:p/>
        </draw:path>
        <draw:path draw:style-name="gr14" draw:text-style-name="P12" draw:layer="layout" svg:width="0.893cm" svg:height="0.868cm" svg:x="22.343cm" svg:y="3.361cm" svg:viewBox="0 0 894 869" svg:d="M174 21h220l-26 110c55-47 107-80 154-102 46-21 97-29 148-29 72 0 127 21 165 59 38 42 59 93 59 161 0 30-8 85-25 169l-98 480h-228l97-484c17-72 21-114 21-127 0-30-4-51-25-68-17-17-38-25-72-25s-68 13-110 42c-43 26-73 64-98 110-17 34-34 102-55 203l-72 349h-229z">
          <text:p/>
        </draw:path>
        <draw:path draw:style-name="gr14" draw:text-style-name="P12" draw:layer="layout" svg:width="0.796cm" svg:height="0.885cm" svg:x="23.342cm" svg:y="3.361cm" svg:viewBox="0 0 797 886" svg:d="M314 258l-221-17c27-76 69-135 132-178 64-42 149-63 254-63 106 0 187 21 242 68 51 42 76 97 76 160 0 26 0 51-4 81-9 29-21 101-51 224-21 103-34 175-34 213s9 76 21 123h-224c-9-34-13-64-13-98-34 38-72 68-118 85-43 21-85 30-132 30-67 0-127-22-174-68-47-47-68-106-68-178 0-81 26-145 76-196 52-46 141-76 268-84 110-9 182-22 220-34 9-30 13-55 13-76 0-26-9-47-30-60-17-17-46-25-84-25-43 0-77 8-98 25-25 17-42 38-51 68zM535 474c-17 0-34 4-56 8-114 13-190 34-224 60-25 21-38 46-38 77 0 29 8 51 30 68 17 21 42 29 72 29 38 0 67-8 97-25 34-17 55-38 72-64 13-26 25-68 38-123z">
          <text:p/>
        </draw:path>
        <draw:path draw:style-name="gr14" draw:text-style-name="P12" draw:layer="layout" svg:width="0.961cm" svg:height="1.211cm" svg:x="24.227cm" svg:y="3.361cm" svg:viewBox="0 0 962 1212" svg:d="M0 911l241 34c0 25 4 46 14 59 8 9 21 21 38 30 17 8 42 12 72 12 51 0 89-8 118-29 22-13 39-38 51-72 9-17 21-64 34-137l9-38c-81 68-161 98-246 98-86 0-153-26-204-85-55-59-81-144-81-258 0-98 17-191 55-271 34-85 85-148 154-191 63-42 131-63 199-63 55 0 106 17 152 46 47 30 85 68 110 123l34-148h212l-144 703c-26 114-47 195-64 246-12 47-33 85-55 115-21 29-46 50-80 71-34 17-72 34-114 43-43 8-94 13-144 13-120 0-209-22-272-64-60-38-89-106-89-203 0-9 0-21 0-34zM272 504c0 63 12 110 42 143 30 34 64 51 110 51 38 0 76-12 114-42 39-34 68-76 85-131 21-55 30-110 30-161 0-59-13-110-47-144-34-38-72-55-114-55-38 0-76 13-110 46-34 34-64 85-85 153-17 51-25 97-25 140z">
          <text:p/>
        </draw:path>
        <draw:path draw:style-name="gr14" draw:text-style-name="P12" draw:layer="layout" svg:width="0.809cm" svg:height="0.885cm" svg:x="25.264cm" svg:y="3.361cm" svg:viewBox="0 0 810 886" svg:d="M797 512h-576c0 13 0 17 0 21 0 59 17 103 47 141 34 34 72 51 118 51 76 0 136-38 178-120l208 35c-43 80-94 144-161 186-68 38-144 60-225 60-114 0-208-34-280-106-68-72-106-171-106-289 0-114 34-216 97-309 89-119 213-182 378-182 102 0 182 34 246 97 59 64 89 153 89 267 0 55-5 106-13 148zM602 377c0-13 0-22 0-26 0-63-13-110-42-140-26-33-64-46-110-46-47 0-89 17-127 51-38 38-64 89-76 161z">
          <text:p/>
        </draw:path>
        <draw:path draw:style-name="gr14" draw:text-style-name="P12" draw:layer="layout" svg:width="1.359cm" svg:height="0.868cm" svg:x="26.132cm" svg:y="3.361cm" svg:viewBox="0 0 1360 869" svg:d="M178 21h217l-22 102c85-81 170-123 263-123 63 0 114 12 148 42 34 25 55 59 68 106 29-38 68-76 123-106s114-42 173-42c68 0 119 17 157 55 38 34 55 84 55 144 0 29-4 80-21 152l-110 518h-229l110-518c13-68 21-101 21-110 0-25-8-42-21-59-17-13-38-17-63-17-60 0-111 29-153 89-34 42-59 118-85 228l-80 387h-229l110-514c9-59 17-97 17-114 0-25-8-42-25-55-13-17-34-21-59-21-26 0-51 4-81 21-25 13-46 34-67 59-22 30-39 60-52 102-9 21-17 63-30 131l-85 391h-228z">
          <text:p/>
        </draw:path>
        <draw:path draw:style-name="gr14" draw:text-style-name="P12" draw:layer="layout" svg:width="0.808cm" svg:height="0.885cm" svg:x="27.618cm" svg:y="3.361cm" svg:viewBox="0 0 809 886" svg:d="M797 512h-577c0 13 0 17 0 21 0 59 17 103 47 141 34 34 72 51 119 51 76 0 135-38 178-120l203 35c-38 80-93 144-157 186-67 38-144 60-224 60-114 0-208-34-280-106s-106-171-106-289c0-114 34-216 97-309 85-119 213-182 374-182 106 0 186 34 249 97 60 64 89 153 89 267 0 55-4 106-12 148zM602 377c0-13 0-22 0-26 0-63-13-110-42-140-26-33-64-46-110-46-51 0-94 17-127 51-39 38-65 89-78 161z">
          <text:p/>
        </draw:path>
        <draw:path draw:style-name="gr14" draw:text-style-name="P12" draw:layer="layout" svg:width="0.894cm" svg:height="0.868cm" svg:x="28.498cm" svg:y="3.361cm" svg:viewBox="0 0 895 869" svg:d="M174 21h220l-25 110c55-47 105-80 152-102 48-21 98-29 149-29 72 0 127 21 165 59 38 42 60 93 60 161 0 30-9 85-26 169l-97 480h-229l98-484c16-72 21-114 21-127 0-30-5-51-26-68-17-17-38-25-72-25s-68 13-111 42c-42 26-72 64-97 110-17 34-34 102-55 203l-72 349h-229z">
          <text:p/>
        </draw:path>
        <draw:path draw:style-name="gr14" draw:text-style-name="P12" draw:layer="layout" svg:width="0.512cm" svg:height="1.156cm" svg:x="29.548cm" svg:y="3.09cm" svg:viewBox="0 0 513 1157" svg:d="M0 461l34-169h110l30-136 263-156-64 292h140l-33 169h-141l-76 356c-13 63-17 97-17 110 0 17 4 31 17 39 8 13 29 17 59 17 8 0 34-4 76-8l-38 173c-38 4-80 9-119 9-80 0-139-13-177-47-38-30-55-72-55-127 0-25 8-90 29-183l72-339z">
          <text:p/>
        </draw:path>
        <draw:line draw:style-name="gr15" draw:text-style-name="P2" draw:layer="layout" svg:x1="6.227cm" svg:y1="4.491cm" svg:x2="29.967cm" svg:y2="4.491cm">
          <text:p/>
        </draw:line>
        <draw:polygon draw:style-name="gr3" draw:text-style-name="P3" draw:layer="layout" svg:width="30.657cm" svg:height="3.645cm" svg:x="1.905cm" svg:y="7.344cm" svg:viewBox="0 0 30658 3646" draw:points="0,0 30658,0 30658,3646 0,3646">
          <text:p/>
        </draw:polygon>
        <draw:path draw:style-name="gr11" draw:text-style-name="P9" draw:layer="layout" svg:width="30.657cm" svg:height="6.807cm" svg:x="1.905cm" svg:y="10.989cm" svg:viewBox="0 0 30658 6808" svg:d="M0 0h30658v2536h-30658zM0 4665h30658v2143h-30658z">
          <text:p/>
        </draw:path>
        <draw:path draw:style-name="gr12" draw:text-style-name="P10" draw:layer="layout" svg:width="30.657cm" svg:height="6.409cm" svg:x="1.905cm" svg:y="13.521cm" svg:viewBox="0 0 30658 6410" svg:d="M0 0h30658v2133h-30658zM0 4276h30658v2134h-30658z">
          <text:p/>
        </draw:path>
        <draw:path draw:style-name="gr1" draw:text-style-name="P1" draw:layer="layout" svg:width="30.657cm" svg:height="3.722cm" svg:x="1.905cm" svg:y="7.327cm" svg:viewBox="0 0 30658 3723" svg:d="M0 0h30658v38h-30658zM0 3608h30658v115h-30658z">
          <text:p/>
        </draw:path>
        <draw:path draw:style-name="gr1" draw:text-style-name="P1" draw:layer="layout" svg:width="30.696cm" svg:height="12.59cm" svg:x="1.883cm" svg:y="7.344cm" svg:viewBox="0 0 30697 12591" svg:d="M0 0h38v12591h-38zM6215 0h38v12591h-38zM14517 0h39v12591h-39zM21765 0h38v12591h-38zM30659 0h38v12591h-38z">
          <text:p/>
        </draw:path>
        <draw:path draw:style-name="gr1" draw:text-style-name="P1" draw:layer="layout" svg:width="30.657cm" svg:height="6.451cm" svg:x="1.905cm" svg:y="13.5cm" svg:viewBox="0 0 30658 6452" svg:d="M0 0h30658v38h-30658zM0 2137h30658v39h-30658zM0 4276h30658v38h-30658zM0 6414h30658v38h-30658z">
          <text:p/>
        </draw:path>
        <draw:path draw:style-name="gr1" draw:text-style-name="P1" draw:layer="layout" svg:width="0.732cm" svg:height="0.952cm" svg:x="9.055cm" svg:y="7.789cm" svg:viewBox="0 0 733 953" svg:d="M0 953v-953h310c118 0 194 4 228 13 55 16 102 46 136 93 38 50 59 110 59 186 0 60-13 111-34 149-21 42-46 72-80 97-34 22-68 34-102 43-47 8-110 12-199 12h-127v360zM191 161v272h106c76 0 127-5 152-13 26-13 47-25 64-47 13-21 21-46 21-77 0-34-13-63-34-85-17-25-42-38-76-42-21-4-68-8-140-8z">
          <text:p/>
        </draw:path>
        <draw:path draw:style-name="gr1" draw:text-style-name="P1" draw:layer="layout" svg:width="0.445cm" svg:height="0.707cm" svg:x="9.935cm" svg:y="8.034cm" svg:viewBox="0 0 446 708" svg:d="M183 708h-183v-691h170v99c30-48 55-78 77-90 25-17 50-26 80-26 42 0 81 13 119 38l-55 158c-30-17-60-30-85-30s-47 9-68 22c-17 17-29 42-42 76-9 38-13 114-13 233z">
          <text:p/>
        </draw:path>
        <draw:path draw:style-name="gr1" draw:text-style-name="P1" draw:layer="layout" svg:width="0.648cm" svg:height="0.724cm" svg:x="10.405cm" svg:y="8.034cm" svg:viewBox="0 0 649 725" svg:d="M454 492l186 30c-25 64-63 114-114 152-51 34-114 51-186 51-124 0-213-38-272-118-43-64-68-140-68-237 0-116 30-205 93-272 59-64 136-98 226-98 101 0 186 34 245 106 59 68 85 170 85 310h-458c0 55 12 98 42 127 29 30 64 47 107 47 29 0 50-9 72-26 21-12 34-38 42-72zM467 306c0-56-17-94-43-124-25-25-55-38-93-38-42 0-73 13-102 43-26 29-38 67-38 119z">
          <text:p/>
        </draw:path>
        <draw:path draw:style-name="gr1" draw:text-style-name="P1" draw:layer="layout" svg:width="0.673cm" svg:height="0.974cm" svg:x="11.197cm" svg:y="8.034cm" svg:viewBox="0 0 674 975" svg:d="M0 17h169v102c21-34 51-64 89-85s80-34 127-34c80 0 148 34 204 98 55 63 85 149 85 263 0 115-30 203-85 267-56 68-128 97-208 97-38 0-72-8-102-21-30-17-63-42-97-80v351h-182zM177 353c0 76 17 135 47 173 34 34 68 55 114 55 43 0 77-17 106-50 30-34 43-89 43-170 0-72-13-128-43-162-29-34-68-50-110-50s-80 16-110 50-47 86-47 154z">
          <text:p/>
        </draw:path>
        <draw:path draw:style-name="gr1" draw:text-style-name="P1" draw:layer="layout" svg:width="0.648cm" svg:height="0.724cm" svg:x="11.967cm" svg:y="8.034cm" svg:viewBox="0 0 649 725" svg:d="M187 229l-169-30c21-67 51-118 97-148 47-34 115-51 204-51 80 0 144 13 182 30 38 21 67 47 84 76 17 30 26 85 26 161l-5 217c0 59 5 106 9 135 8 26 17 60 34 89h-182c-4-8-9-29-17-50 0-13-4-22-4-22-34 30-64 51-102 68-34 13-72 21-114 21-72 0-127-17-170-59-38-38-60-85-60-144 0-38 10-76 27-106 21-29 46-55 80-67 34-17 80-34 144-43 89-17 148-35 178-47v-17c0-38-9-64-26-77-17-16-51-21-97-21-34 0-59 5-76 17-17 13-34 34-43 68zM429 378c-21 9-60 17-110 30-51 8-85 21-98 29-25 17-38 39-38 64s9 51 30 68c17 17 42 29 72 29 34 0 63-12 93-34 25-17 38-38 46-59 5-17 5-46 5-89z">
          <text:p/>
        </draw:path>
        <draw:path draw:style-name="gr1" draw:text-style-name="P1" draw:layer="layout" svg:width="0.449cm" svg:height="0.707cm" svg:x="12.746cm" svg:y="8.034cm" svg:viewBox="0 0 450 708" svg:d="M187 708h-187v-691h170v99c30-48 55-78 81-90 21-17 51-26 80-26 38 0 81 13 119 38l-55 158c-30-17-60-30-89-30-26 0-47 9-64 22-17 17-29 42-42 76-8 38-13 114-13 233z">
          <text:p/>
        </draw:path>
        <draw:path draw:style-name="gr1" draw:text-style-name="P1" draw:layer="layout" svg:width="0.648cm" svg:height="0.724cm" svg:x="13.22cm" svg:y="8.034cm" svg:viewBox="0 0 649 725" svg:d="M454 492l182 30c-21 64-59 114-110 152-51 34-114 51-190 51-119 0-208-38-267-118-48-64-69-140-69-237 0-116 30-205 90-272 59-64 136-98 229-98 101 0 182 34 241 106 59 68 89 170 89 310h-462c5 55 17 98 47 127 25 30 64 47 106 47 25 0 51-9 72-26 17-12 34-38 42-72zM467 306c-4-56-17-94-42-124-26-25-60-38-98-38s-72 13-97 43c-26 29-38 67-38 119z">
          <text:p/>
        </draw:path>
        <draw:path draw:style-name="gr1" draw:text-style-name="P1" draw:layer="layout" svg:width="0.673cm" svg:height="0.969cm" svg:x="13.974cm" svg:y="7.789cm" svg:viewBox="0 0 674 970" svg:d="M674 953h-170v-101c-26 42-60 72-98 89-42 21-80 29-118 29-81 0-149-29-204-97-55-64-84-153-84-267s25-204 80-268c55-59 127-93 212-93 76 0 144 34 199 98v-343h183zM186 593c0 77 8 127 30 161 29 47 72 72 122 72 43 0 81-17 110-55 30-34 43-89 43-161 0-76-13-135-43-170-29-34-63-51-110-51-42 0-80 17-110 51-29 35-42 86-42 153z">
          <text:p/>
        </draw:path>
        <draw:path draw:style-name="gr1" draw:text-style-name="P1" draw:layer="layout" svg:width="0.674cm" svg:height="0.969cm" svg:x="8.47cm" svg:y="9.529cm" svg:viewBox="0 0 675 970" svg:d="M0 953v-953h182v343c55-64 123-98 199-98 85 0 157 30 212 93 56 60 82 149 82 263 0 119-26 208-86 272-55 63-123 97-203 97-38 0-81-8-119-29-38-22-72-51-97-89v101zM182 592c0 73 9 124 34 162 30 47 72 72 123 72 42 0 76-17 106-51 30-38 42-88 42-166 0-80-12-135-42-169-30-38-68-55-110-55-47 0-81 17-110 51-30 34-43 89-43 156z">
          <text:p/>
        </draw:path>
        <draw:path draw:style-name="gr1" draw:text-style-name="P1" draw:layer="layout" svg:width="0.707cm" svg:height="0.97cm" svg:x="9.207cm" svg:y="9.791cm" svg:viewBox="0 0 708 971" svg:d="M0 0h195l166 492 161-492h186l-241 666-47 123c-13 38-30 67-42 88-17 22-34 39-51 56-22 12-43 21-73 29-25 9-55 9-93 9-34 0-68 0-102-9l-17-144c30 4 55 9 77 9 42 0 76-13 97-38 17-26 34-55 46-94z">
          <text:p/>
        </draw:path>
        <draw:path draw:style-name="gr1" draw:text-style-name="P1" draw:layer="layout" svg:width="0.855cm" svg:height="0.953cm" svg:x="16.785cm" svg:y="9.389cm" svg:viewBox="0 0 856 954" svg:d="M0 954v-954h406c102 0 174 9 220 25 47 17 85 47 110 94 31 42 44 93 44 148 0 72-22 131-65 178-42 46-106 76-186 88 38 26 72 51 101 82 26 30 64 80 111 152l115 187h-230l-139-208c-51-72-85-118-102-141-17-17-38-29-59-38-17-8-51-12-98-12h-38v399zM190 402h144c93 0 148-4 174-8 21-9 38-21 55-43 12-17 17-42 17-72 0-29-9-59-26-76-17-21-42-34-72-38-17-4-63-4-139-4h-153z">
          <text:p/>
        </draw:path>
        <draw:path draw:style-name="gr1" draw:text-style-name="P1" draw:layer="layout" svg:width="0.647cm" svg:height="0.723cm" svg:x="17.691cm" svg:y="9.635cm" svg:viewBox="0 0 648 724" svg:d="M454 487l182 34c-22 64-60 115-110 153-51 34-115 50-191 50-118 0-207-38-268-118-46-64-67-140-67-237 0-114 29-203 89-272 60-64 136-97 229-97 102 0 182 33 241 101 60 69 89 175 89 314h-461c4 55 17 98 46 127 26 30 64 47 106 47 26 0 51-8 72-25 17-13 34-39 43-77zM466 305c-4-55-17-93-42-122-25-26-59-43-93-43-43 0-76 17-102 47-25 29-38 68-38 118z">
          <text:p/>
        </draw:path>
        <draw:path draw:style-name="gr1" draw:text-style-name="P1" draw:layer="layout" svg:width="0.715cm" svg:height="0.69cm" svg:x="18.398cm" svg:y="9.652cm" svg:viewBox="0 0 716 691" svg:d="M275 691l-275-691h190l131 351 38 119c9-29 17-46 17-59 9-17 13-38 22-60l131-351h187l-276 691z">
          <text:p/>
        </draw:path>
        <draw:path draw:style-name="gr1" draw:text-style-name="P1" draw:layer="layout" svg:width="0.182cm" svg:height="0.953cm" svg:x="19.227cm" svg:y="9.389cm" svg:viewBox="0 0 183 954" svg:d="M0 169v-169h183v169zM0 954v-692h183v692z">
          <text:p/>
        </draw:path>
        <draw:path draw:style-name="gr1" draw:text-style-name="P1" draw:layer="layout" svg:width="0.647cm" svg:height="0.723cm" svg:x="19.541cm" svg:y="9.635cm" svg:viewBox="0 0 648 724" svg:d="M458 487l182 34c-26 64-64 115-114 153-51 34-111 50-187 50-123 0-212-38-267-118-47-64-72-140-72-237 0-114 29-203 93-272 59-64 136-97 225-97 106 0 186 33 246 101 59 69 84 175 84 314h-458c0 55 14 98 43 127 30 30 64 47 106 47 30 0 51-8 72-25 21-13 34-39 47-77zM466 305c0-55-17-93-42-122-25-26-55-43-93-43-43 0-72 17-102 47-25 29-39 68-39 118z">
          <text:p/>
        </draw:path>
        <draw:polygon draw:style-name="gr1" draw:text-style-name="P1" draw:layer="layout" svg:width="1.028cm" svg:height="0.69cm" svg:x="20.248cm" svg:y="9.652cm" svg:viewBox="0 0 1029 691" draw:points="215,691 0,0 177,0 304,453 423,0 601,0 715,453 847,0 1029,0 808,691 630,691 512,245 393,691">
          <text:p/>
        </draw:polygon>
        <draw:path draw:style-name="gr1" draw:text-style-name="P1" draw:layer="layout" svg:width="0.647cm" svg:height="0.723cm" svg:x="21.319cm" svg:y="9.635cm" svg:viewBox="0 0 648 724" svg:d="M454 487l182 34c-22 64-60 115-110 153-51 34-115 50-192 50-119 0-207-38-267-118-42-64-67-140-67-237 0-114 29-203 88-272 64-64 136-97 229-97 103 0 183 33 247 101 59 69 84 175 84 314h-462c4 55 17 98 46 127 30 30 64 47 106 47 31 0 52-8 73-25 17-13 34-39 43-77zM466 305c-4-55-17-93-42-122-25-26-59-43-94-43-43 0-76 17-102 47-25 29-38 68-38 118z">
          <text:p/>
        </draw:path>
        <draw:path draw:style-name="gr1" draw:text-style-name="P1" draw:layer="layout" svg:width="0.673cm" svg:height="0.969cm" svg:x="22.072cm" svg:y="9.389cm" svg:viewBox="0 0 674 970" svg:d="M674 954h-169v-102c-26 42-60 72-99 89-38 21-80 29-118 29-76 0-148-29-203-97-55-63-85-153-85-268 0-118 25-207 85-266 55-60 123-93 207-93 76 0 144 33 200 97v-343h182zM186 593c0 76 13 127 30 161 30 47 72 73 127 73 38 0 76-17 106-56 30-34 43-89 43-161 0-77-13-136-43-170s-64-55-110-55c-43 0-81 21-110 55-26 34-43 85-43 153z">
          <text:p/>
        </draw:path>
        <draw:path draw:style-name="gr1" draw:text-style-name="P1" draw:layer="layout" svg:width="0.961cm" svg:height="0.953cm" svg:x="24.621cm" svg:y="9.389cm" svg:viewBox="0 0 962 954" svg:d="M962 954h-213l-85-216h-381l-76 216h-207l372-954h203zM605 576l-131-352-132 352z">
          <text:p/>
        </draw:path>
        <draw:path draw:style-name="gr1" draw:text-style-name="P1" draw:layer="layout" svg:width="0.673cm" svg:height="0.973cm" svg:x="25.675cm" svg:y="9.635cm" svg:viewBox="0 0 674 974" svg:d="M0 16h169v102c25-34 55-63 94-85 38-21 76-33 123-33 80 0 148 33 207 97 55 63 81 148 81 262 0 115-26 204-85 268-55 64-123 97-203 97-38 0-72-8-106-21-30-17-64-42-98-80v351h-182zM182 351c0 76 12 135 46 173 31 34 69 56 111 56 43 0 81-17 106-51 30-34 43-89 43-170 0-72-13-127-43-160-29-34-63-51-106-51-46 0-84 17-115 51-30 33-42 84-42 152z">
          <text:p/>
        </draw:path>
        <draw:path draw:style-name="gr1" draw:text-style-name="P1" draw:layer="layout" svg:width="0.673cm" svg:height="0.973cm" svg:x="26.492cm" svg:y="9.635cm" svg:viewBox="0 0 674 974" svg:d="M0 16h170v102c21-34 51-63 89-85 38-21 80-33 127-33 80 0 148 33 203 97 55 63 85 148 85 262 0 115-30 204-85 268s-127 97-207 97c-38 0-72-8-102-21-30-17-63-42-97-80v351h-183zM179 351c0 76 16 135 46 173 30 34 68 56 114 56 43 0 77-17 106-51 26-34 43-89 43-170 0-72-17-127-43-160-29-34-68-51-110-51-46 0-80 17-110 51-30 33-46 84-46 152z">
          <text:p/>
        </draw:path>
        <draw:path draw:style-name="gr1" draw:text-style-name="P1" draw:layer="layout" svg:width="0.449cm" svg:height="0.707cm" svg:x="27.3cm" svg:y="9.635cm" svg:viewBox="0 0 450 708" svg:d="M187 708h-187v-691h170v97c29-47 55-76 80-89 22-17 52-25 81-25 39 0 81 12 119 38l-55 156c-34-17-59-29-89-29-25 0-46 8-64 21-17 13-30 38-43 76-8 38-12 114-12 233z">
          <text:p/>
        </draw:path>
        <draw:path draw:style-name="gr1" draw:text-style-name="P1" draw:layer="layout" svg:width="0.711cm" svg:height="0.723cm" svg:x="27.787cm" svg:y="9.635cm" svg:viewBox="0 0 712 724" svg:d="M0 352c0-59 13-119 42-174 30-60 72-102 127-132 55-29 119-46 188-46 101 0 190 33 254 101 67 69 101 158 101 259 0 106-34 191-101 263-68 68-153 101-254 101-65 0-124-12-183-42-55-29-102-72-132-127-29-55-42-123-42-203zM186 365c0 67 17 118 47 156 34 38 77 55 124 55 46 0 89-17 118-55 34-38 51-89 51-161 0-67-17-118-51-152-29-38-72-55-118-55-47 0-90 17-124 55-30 34-47 89-47 157z">
          <text:p/>
        </draw:path>
        <draw:path draw:style-name="gr1" draw:text-style-name="P1" draw:layer="layout" svg:width="0.72cm" svg:height="0.69cm" svg:x="28.553cm" svg:y="9.652cm" svg:viewBox="0 0 721 691" svg:d="M280 691l-280-691h191l131 351 38 119c9-29 17-46 21-59 5-17 9-38 17-60l132-351h191l-276 691z">
          <text:p/>
        </draw:path>
        <draw:path draw:style-name="gr1" draw:text-style-name="P1" draw:layer="layout" svg:width="0.648cm" svg:height="0.723cm" svg:x="29.328cm" svg:y="9.635cm" svg:viewBox="0 0 649 724" svg:d="M454 487l186 34c-25 64-63 115-114 153-51 34-114 50-191 50-118 0-207-38-267-118-43-64-68-140-68-237 0-114 30-203 93-272 60-64 137-97 226-97 101 0 186 33 245 101 59 69 85 175 85 314h-457c0 55 12 98 42 127 29 30 63 47 106 47 29 0 50-8 72-25 21-13 34-39 42-77zM467 305c0-55-17-93-43-122-25-26-55-43-93-43-42 0-72 17-101 47-26 29-38 68-38 118z">
          <text:p/>
        </draw:path>
        <draw:path draw:style-name="gr1" draw:text-style-name="P1" draw:layer="layout" svg:width="0.677cm" svg:height="0.969cm" svg:x="30.082cm" svg:y="9.389cm" svg:viewBox="0 0 678 970" svg:d="M678 954h-174v-102c-25 42-59 72-97 89-38 21-76 29-119 29-76 0-143-29-203-97-56-63-85-153-85-268 0-118 29-207 85-266 55-60 123-93 208-93 76 0 144 33 199 97v-343h186zM187 593c0 76 13 127 34 161 25 47 67 73 122 73 43 0 77-17 106-56 30-34 47-89 47-161 0-77-17-136-47-170-25-34-63-55-110-55-42 0-76 21-106 55-29 34-46 85-46 153z">
          <text:p/>
        </draw:path>
        <draw:polygon draw:style-name="gr7" draw:text-style-name="P7" draw:layer="layout" svg:width="0.373cm" svg:height="0.478cm" svg:x="5.185cm" svg:y="11.277cm" svg:viewBox="0 0 374 479" draw:points="0,479 0,0 64,0 315,377 315,0 374,0 374,479 310,479 60,106 60,479">
          <text:p/>
        </draw:polygon>
        <draw:path draw:style-name="gr7" draw:text-style-name="P7" draw:layer="layout" svg:width="0.318cm" svg:height="0.36cm" svg:x="5.638cm" svg:y="11.404cm" svg:viewBox="0 0 319 361" svg:d="M247 310c-22 17-44 30-65 38-21 9-42 13-63 13-38 0-68-9-89-30-21-17-30-42-30-68 0-17 5-34 13-47 4-17 17-25 30-34 12-8 25-17 42-21 8-4 30-4 51-8 46-5 80-13 107-22 0-8 0-12 0-12 0-26-5-43-18-51-17-13-38-21-68-21-25 0-47 4-59 17-13 8-26 25-30 50l-59-8c8-25 17-47 25-59 13-17 30-30 55-34 21-9 47-13 76-13 30 0 55 0 73 9 17 8 34 17 43 25 8 13 12 25 17 42 0 9 4 26 4 51v81c0 55 0 89 4 102 0 17 4 30 13 42h-59c-9-12-13-25-13-42zM243 178c-23 8-56 17-99 21-25 4-42 9-51 13-8 4-17 12-21 21-8 8-8 17-8 25 0 18 4 31 17 39 12 13 29 17 51 17 21 0 42-4 59-12 21-13 34-26 43-44 4-12 9-34 9-59z">
          <text:p/>
        </draw:path>
        <draw:path draw:style-name="gr7" draw:text-style-name="P7" draw:layer="layout" svg:width="0.47cm" svg:height="0.351cm" svg:x="6.028cm" svg:y="11.404cm" svg:viewBox="0 0 471 352" svg:d="M0 352v-347h51v51c12-17 25-29 46-42 17-9 38-14 59-14 26 0 47 5 64 14 17 13 30 25 34 46 29-42 64-60 107-60 38 0 63 10 80 27 21 21 30 50 30 88v237h-60v-215c0-26 0-43-4-51-4-13-13-21-21-26-13-8-21-8-38-8-21 0-42 8-60 21-17 17-26 42-26 81v198h-55v-224c0-25-8-46-17-59-8-13-25-17-46-17-17 0-30 4-47 13-13 8-21 21-30 38-4 17-8 38-8 72v177z">
          <text:p/>
        </draw:path>
        <draw:path draw:style-name="gr7" draw:text-style-name="P7" draw:layer="layout" svg:width="0.318cm" svg:height="0.36cm" svg:x="6.565cm" svg:y="11.404cm" svg:viewBox="0 0 319 361" svg:d="M255 241l60 9c-9 35-26 60-51 81-27 21-60 30-98 30-51 0-94-17-123-47-30-29-43-77-43-132 0-59 13-101 43-135 29-34 67-47 118-47 47 0 85 13 116 47 25 29 42 76 42 131 0 4 0 8 0 17h-259c0 38 12 68 34 86 16 21 42 33 72 33 21 0 38-8 55-17 12-12 25-29 34-56zM64 144h191c0-25-9-51-22-63-17-22-42-34-72-34-25 0-51 8-67 25-17 21-30 42-30 72z">
          <text:p/>
        </draw:path>
        <draw:path draw:style-name="gr7" draw:text-style-name="P7" draw:layer="layout" svg:width="0.441cm" svg:height="0.495cm" svg:x="11.01cm" svg:y="11.269cm" svg:viewBox="0 0 442 496" svg:d="M238 300v-55h204v175c-30 25-64 46-98 59s-67 17-101 17c-48 0-90-9-128-30s-68-51-85-89c-21-39-30-81-30-128 0-46 9-89 26-127 21-42 51-72 84-93 39-17 81-29 128-29 34 0 64 8 94 17 29 12 50 29 67 46 13 21 26 47 34 81l-55 16c-8-25-17-46-29-59-9-12-26-25-43-34-21-8-42-12-68-12-30 0-56 4-77 12-21 9-38 22-51 38-12 13-21 30-29 47-13 30-17 59-17 93 0 42 8 81 21 110 17 27 38 48 64 65 29 12 59 21 89 21s55-9 81-17c25-13 46-21 59-34v-90z">
          <text:p/>
        </draw:path>
        <draw:path draw:style-name="gr7" draw:text-style-name="P7" draw:layer="layout" svg:width="0.187cm" svg:height="0.351cm" svg:x="11.535cm" svg:y="11.404cm" svg:viewBox="0 0 188 352" svg:d="M0 352v-347h51v55c13-25 26-42 38-50 14-5 27-10 39-10 22 0 38 5 60 18l-22 55c-12-8-25-13-42-13-13 0-21 5-35 13-8 4-17 17-21 30-8 21-8 46-8 67v182z">
          <text:p/>
        </draw:path>
        <draw:path draw:style-name="gr7" draw:text-style-name="P7" draw:layer="layout" svg:width="0.326cm" svg:height="0.36cm" svg:x="11.734cm" svg:y="11.404cm" svg:viewBox="0 0 327 361" svg:d="M0 178c0-64 21-110 55-140 30-25 68-38 111-38 47 0 85 13 115 47 29 29 46 72 46 127 0 46-8 80-21 107-13 25-34 46-59 59-26 12-51 21-81 21-51 0-90-17-119-47-30-29-47-77-47-136zM64 178c0 46 8 80 25 103 21 21 48 33 77 33 26 0 51-12 72-33 17-23 30-57 30-103 0-42-13-76-30-97-21-22-46-34-72-34-29 0-56 12-77 34-17 21-25 55-25 97z">
          <text:p/>
        </draw:path>
        <draw:path draw:style-name="gr7" draw:text-style-name="P7" draw:layer="layout" svg:width="0.279cm" svg:height="0.356cm" svg:x="12.128cm" svg:y="11.408cm" svg:viewBox="0 0 280 357" svg:d="M225 348v-50c-25 38-63 59-105 59-22 0-43-4-60-13-17-8-29-17-38-29-8-13-18-26-22-43 0-12 0-29 0-55v-217h56v196c0 30 4 51 4 59 5 17 13 30 26 38 12 9 25 13 42 13s34-4 51-13c17-8 25-21 34-38 4-12 8-38 8-67v-188h59v348z">
          <text:p/>
        </draw:path>
        <draw:path draw:style-name="gr7" draw:text-style-name="P7" draw:layer="layout" svg:width="0.301cm" svg:height="0.483cm" svg:x="12.496cm" svg:y="11.404cm" svg:viewBox="0 0 302 484" svg:d="M0 484v-480h55v47c13-17 26-30 43-38 17-9 34-13 59-13 30 0 55 4 76 21 22 17 39 38 52 64 13 29 17 59 17 93s-4 68-17 93c-13 30-35 51-56 68-25 12-51 21-76 21-21 0-38-4-55-13-13-8-26-17-38-29v166zM55 182c0 42 9 76 26 97 21 22 42 34 67 34 26 0 47-12 68-34 17-21 26-55 26-101 0-47-9-81-26-102-21-21-42-34-68-34-21 0-46 13-63 39-21 21-30 55-30 101z">
          <text:p/>
        </draw:path>
        <draw:path draw:style-name="gr7" draw:text-style-name="P7" draw:layer="layout" svg:width="0.398cm" svg:height="0.478cm" svg:x="13.059cm" svg:y="11.277cm" svg:viewBox="0 0 399 479" svg:d="M0 479v-479h165c39 0 68 4 86 9 30 4 51 17 72 33 25 22 42 51 55 81 13 34 21 72 21 114 0 38-4 68-12 98-9 29-22 50-34 67-13 21-30 35-43 48-17 8-38 17-59 21-22 4-47 8-77 8zM64 423h101c34 0 60-4 78-8 17-8 29-17 42-25 13-17 25-34 34-60 8-25 13-59 13-93 0-51-9-89-26-114-13-30-34-47-59-55-18-9-43-9-82-9h-101z">
          <text:p/>
        </draw:path>
        <draw:path draw:style-name="gr7" draw:text-style-name="P7" draw:layer="layout" svg:width="0.419cm" svg:height="0.478cm" svg:x="5.372cm" svg:y="13.809cm" svg:viewBox="0 0 420 479" svg:d="M0 479v-479h211c43 0 72 4 99 12 21 9 38 26 50 47 13 21 22 46 22 72 0 34-13 63-34 85-21 25-55 38-103 46 17 9 30 17 38 21 18 18 35 39 52 65l85 131h-81l-64-97c-17-30-34-51-43-68-12-13-25-26-33-31-9-8-22-12-30-12-9-5-17-5-34-5h-72v213zM63 211h136c25 0 50-4 67-8 13-4 27-17 35-30 9-12 13-25 13-42 0-21-9-42-21-55-18-13-44-21-82-21h-148z">
          <text:p/>
        </draw:path>
        <draw:path draw:style-name="gr7" draw:text-style-name="P7" draw:layer="layout" svg:width="0.326cm" svg:height="0.359cm" svg:x="5.82cm" svg:y="13.936cm" svg:viewBox="0 0 327 360" svg:d="M0 177c0-63 17-110 55-139 30-26 64-38 106-38 52 0 90 12 120 46 29 30 46 72 46 127 0 47-8 82-21 107s-34 47-59 59c-26 13-51 21-86 21-46 0-84-16-114-46s-47-77-47-137zM60 177c0 47 12 82 29 103 21 21 47 34 72 34 30 0 56-13 77-34 17-25 26-56 26-103 0-42-9-76-26-97-21-21-47-34-77-34-25 0-51 13-72 34-17 21-29 55-29 97z">
          <text:p/>
        </draw:path>
        <draw:polygon draw:style-name="gr7" draw:text-style-name="P7" draw:layer="layout" svg:width="0.059cm" svg:height="0.478cm" svg:x="6.21cm" svg:y="13.809cm" svg:viewBox="0 0 60 479" draw:points="0,0 60,0 60,479 0,479">
          <text:p/>
        </draw:polygon>
        <draw:path draw:style-name="gr7" draw:text-style-name="P7" draw:layer="layout" svg:width="0.318cm" svg:height="0.359cm" svg:x="6.341cm" svg:y="13.936cm" svg:viewBox="0 0 319 360" svg:d="M259 241l60 9c-9 34-26 60-55 81-26 21-56 29-98 29-52 0-90-16-119-46-30-30-47-77-47-132 0-60 17-102 47-136 29-34 67-46 115-46 46 0 85 12 114 46 30 30 43 76 43 131 0 5 0 9 0 17h-260c5 38 17 69 34 86 21 21 43 34 73 34 21 0 42-9 55-17 17-13 30-30 38-56zM64 144h195c-4-26-12-51-21-64-21-21-46-34-76-34-26 0-48 9-69 26-17 21-25 42-29 72z">
          <text:p/>
        </draw:path>
        <draw:polygon draw:style-name="gr7" draw:text-style-name="P7" draw:layer="layout" svg:width="0.377cm" svg:height="0.478cm" svg:x="10.79cm" svg:y="13.809cm" svg:viewBox="0 0 378 479" draw:points="157,479 157,59 0,59 0,0 378,0 378,59 220,59 220,479">
          <text:p/>
        </draw:polygon>
        <draw:path draw:style-name="gr7" draw:text-style-name="P7" draw:layer="layout" svg:width="0.186cm" svg:height="0.351cm" svg:x="11.201cm" svg:y="13.936cm" svg:viewBox="0 0 187 352" svg:d="M0 352v-348h51v55c13-25 26-42 39-51 12-8 25-8 38-8 21 0 38 4 59 17l-21 55c-13-9-25-13-42-13-13 0-26 4-34 13-9 4-17 17-21 29-9 21-9 43-9 68v183z">
          <text:p/>
        </draw:path>
        <draw:path draw:style-name="gr7" draw:text-style-name="P7" draw:layer="layout" svg:width="0.318cm" svg:height="0.359cm" svg:x="11.404cm" svg:y="13.936cm" svg:viewBox="0 0 319 360" svg:d="M247 310c-22 17-43 29-64 38-22 8-43 12-64 12-38 0-68-8-89-29-21-17-30-42-30-68 0-17 4-35 9-47 8-17 21-26 33-34 9-9 26-17 39-21 12-5 29-5 55-9 47-4 81-13 102-21 4-9 4-13 4-13 0-25-8-42-17-51-16-12-38-21-68-21s-47 4-64 13c-12 13-21 30-25 55l-59-9c4-25 12-46 25-59 13-17 30-29 51-38 25-4 51-8 80-8 31 0 52 0 73 8 17 9 30 17 38 26 9 12 17 25 21 42 0 8 0 25 0 51v80c0 56 5 90 5 103 4 17 8 29 17 42h-64c-4-13-8-25-8-42zM238 177c-21 9-51 17-94 22-25 4-42 8-51 12-12 5-17 13-25 21-4 9-9 18-9 27 0 17 9 30 22 38 8 13 25 17 50 17 22 0 44-4 61-13 17-12 29-25 38-42 8-13 8-35 8-60z">
          <text:p/>
        </draw:path>
        <draw:path draw:style-name="gr7" draw:text-style-name="P7" draw:layer="layout" svg:width="0.059cm" svg:height="0.478cm" svg:x="11.794cm" svg:y="13.809cm" svg:viewBox="0 0 60 479" svg:d="M0 67v-67h60v67zM0 479v-348h60v348z">
          <text:p/>
        </draw:path>
        <draw:path draw:style-name="gr7" draw:text-style-name="P7" draw:layer="layout" svg:width="0.279cm" svg:height="0.351cm" svg:x="11.942cm" svg:y="13.936cm" svg:viewBox="0 0 280 352" svg:d="M0 352v-348h51v51c25-38 63-55 110-55 21 0 43 0 60 8 17 9 29 17 38 30 8 12 17 25 17 42 4 13 4 30 4 59v213h-59v-213c0-21 0-38-4-50-5-13-13-22-27-30-12-9-25-9-42-9-26 0-47 5-64 22s-25 46-25 89v191z">
          <text:p/>
        </draw:path>
        <draw:path draw:style-name="gr7" draw:text-style-name="P7" draw:layer="layout" svg:width="0.318cm" svg:height="0.359cm" svg:x="12.293cm" svg:y="13.936cm" svg:viewBox="0 0 319 360" svg:d="M255 241l59 9c-8 34-25 60-50 81-26 21-61 29-99 29-51 0-93-16-123-46-29-30-42-77-42-132 0-60 13-102 42-136 30-34 68-46 119-46 47 0 86 12 115 46 26 30 43 76 43 131 0 5 0 9 0 17h-260c0 38 13 69 34 86 17 21 43 34 72 34 21 0 38-9 55-17 14-13 27-30 35-56zM64 144h191c0-26-8-51-21-64-18-21-43-34-73-34-25 0-51 9-68 26-17 21-29 42-29 72z">
          <text:p/>
        </draw:path>
        <draw:path draw:style-name="gr7" draw:text-style-name="P7" draw:layer="layout" svg:width="0.318cm" svg:height="0.359cm" svg:x="12.661cm" svg:y="13.936cm" svg:viewBox="0 0 319 360" svg:d="M260 241l59 9c-9 34-30 60-55 81-26 21-59 29-98 29-51 0-89-16-119-46s-47-77-47-132c0-60 17-102 47-136s68-46 114-46c48 0 86 12 116 46 29 30 42 76 42 131 0 5 0 9 0 17h-259c4 38 12 69 34 86 21 21 42 34 72 34 22 0 39-9 56-17 16-13 25-30 38-56zM64 144h196c-5-26-13-51-22-64-21-21-46-34-77-34-25 0-46 9-67 26-17 21-26 42-30 72z">
          <text:p/>
        </draw:path>
        <draw:path draw:style-name="gr7" draw:text-style-name="P7" draw:layer="layout" svg:width="0.398cm" svg:height="0.479cm" svg:x="5.367cm" svg:y="15.946cm" svg:viewBox="0 0 399 480" svg:d="M0 480v-480h165c39 0 68 5 85 9 30 4 51 17 72 34 26 21 42 47 55 81 14 34 22 72 22 115 0 33-4 67-13 97-9 25-22 51-34 68-13 17-30 33-43 42-17 13-38 21-59 25-21 5-46 9-76 9zM64 425h101c34 0 60-4 77-13 17-4 29-13 42-21 17-17 25-38 34-64 8-25 13-55 13-88 0-51-9-89-26-119-13-25-34-42-59-51-17-9-42-14-81-14h-101z">
          <text:p/>
        </draw:path>
        <draw:path draw:style-name="gr7" draw:text-style-name="P7" draw:layer="layout" svg:width="0.317cm" svg:height="0.364cm" svg:x="5.825cm" svg:y="16.069cm" svg:viewBox="0 0 318 365" svg:d="M246 315c-21 16-42 29-63 38-22 8-43 12-64 12-38 0-68-12-90-29-21-17-29-43-29-72 0-17 4-30 8-47 9-13 21-25 35-34 8-8 25-12 38-17 13-4 30-8 55-8 47-9 80-13 102-21 4-10 4-14 4-18 0-21-9-38-17-51-17-13-38-17-68-17-29 0-46 4-63 13-13 8-21 29-26 51l-60-9c4-21 13-42 25-59 14-13 31-26 52-34 26-9 51-13 81-13 29 0 50 4 72 13 17 4 29 13 38 25 8 9 17 26 21 38 0 13 0 30 0 56v81c0 51 4 89 4 102 4 12 9 29 17 42h-63c-5-13-9-26-9-42zM238 183c-22 9-51 17-93 21-26 5-43 9-51 13-13 4-17 9-26 17-4 9-8 21-8 30 0 17 8 29 21 38 8 13 25 17 51 17 21 0 42-4 59-17 17-9 30-21 38-38 9-13 9-34 9-60z">
          <text:p/>
        </draw:path>
        <draw:path draw:style-name="gr7" draw:text-style-name="P7" draw:layer="layout" svg:width="0.169cm" svg:height="0.47cm" svg:x="6.18cm" svg:y="15.959cm" svg:viewBox="0 0 170 471" svg:d="M162 412l8 55c-17 0-30 4-43 4-21 0-38-4-51-8-12-9-21-17-25-30-4-9-9-34-9-68v-200h-42v-46h42v-85l60-34v119h60v46h-60v204c0 17 0 26 4 30 0 4 4 9 8 13 5 4 13 4 22 4 4 0 12 0 26-4z">
          <text:p/>
        </draw:path>
        <draw:path draw:style-name="gr7" draw:text-style-name="P7" draw:layer="layout" svg:width="0.318cm" svg:height="0.364cm" svg:x="6.379cm" svg:y="16.069cm" svg:viewBox="0 0 319 365" svg:d="M255 247l64 4c-13 38-30 64-55 85-26 17-60 29-98 29-52 0-94-17-124-46-29-34-42-76-42-131 0-61 13-107 47-137 29-34 67-51 115-51 47 0 85 17 114 47 30 34 43 76 43 136 0 5 0 9 0 17h-260c5 38 13 64 34 85 17 21 44 30 73 30 21 0 38-5 55-17 13-9 26-30 34-51zM64 149h195c-4-30-12-51-25-64-17-25-42-34-72-34-25 0-48 9-69 25-17 17-29 43-29 73z">
          <text:p/>
        </draw:path>
        <draw:path draw:style-name="gr7" draw:text-style-name="P7" draw:layer="layout" svg:width="0.178cm" svg:height="0.479cm" svg:x="11.044cm" svg:y="15.946cm" svg:viewBox="0 0 179 480" svg:d="M179 480h-59v-373c-13 13-34 26-55 38-21 13-43 26-65 30v-55c35-17 65-34 90-56 21-21 43-42 51-64h38z">
          <text:p/>
        </draw:path>
        <draw:path draw:style-name="gr7" draw:text-style-name="P7" draw:layer="layout" svg:width="0.313cm" svg:height="0.487cm" svg:x="11.37cm" svg:y="15.946cm" svg:viewBox="0 0 314 488" svg:d="M306 119l-59 4c-4-25-13-42-21-51-17-16-34-25-60-25-17 0-34 4-46 17-21 13-34 34-47 59-8 26-17 60-17 110 17-21 34-38 55-50 17-9 38-13 64-13 38 0 72 13 97 42 30 30 42 64 42 110 0 31-8 60-21 86-12 25-29 46-50 59-22 13-51 21-77 21-50 0-89-17-123-55-30-34-43-93-43-179 0-93 17-156 51-198 31-39 69-56 120-56 38 0 67 9 93 30 21 21 38 51 42 89zM65 322c0 22 4 44 17 60 8 17 17 34 34 43 16 8 29 13 46 13 25 0 47-9 68-30 17-17 25-47 25-82 0-33-8-59-25-76-21-21-43-29-68-29s-51 8-68 29c-17 17-29 43-29 72z">
          <text:p/>
        </draw:path>
        <draw:polygon draw:style-name="gr7" draw:text-style-name="P7" draw:layer="layout" svg:width="0.186cm" svg:height="0.495cm" svg:x="11.713cm" svg:y="15.938cm" svg:viewBox="0 0 187 496" draw:points="0,496 141,0 187,0 47,496">
          <text:p/>
        </draw:polygon>
        <draw:path draw:style-name="gr7" draw:text-style-name="P7" draw:layer="layout" svg:width="0.313cm" svg:height="0.487cm" svg:x="11.925cm" svg:y="15.946cm" svg:viewBox="0 0 314 488" svg:d="M0 242c0-55 8-102 17-136 12-34 29-59 55-80 21-17 51-26 85-26 26 0 47 5 68 13 21 13 34 26 47 47 12 17 25 42 29 72 9 25 13 63 13 110 0 55-4 102-17 136s-29 64-51 81c-25 21-55 29-89 29-47 0-81-17-106-50-34-39-51-107-51-196zM63 242c0 80 9 132 26 157 17 26 43 39 68 39 26 0 51-13 68-39 17-25 30-77 30-157 0-76-13-131-30-157-17-25-42-38-68-38-25 0-47 13-64 34-21 30-30 85-30 161z">
          <text:p/>
        </draw:path>
        <draw:path draw:style-name="gr7" draw:text-style-name="P7" draw:layer="layout" svg:width="0.314cm" svg:height="0.487cm" svg:x="12.297cm" svg:y="15.946cm" svg:viewBox="0 0 315 488" svg:d="M9 370l55-4c5 25 14 42 30 55 13 12 30 17 51 17 17 0 34-5 47-13 13-4 25-17 34-30 8-17 17-34 21-60 4-21 8-47 8-68 0-4 0-8 0-13-12 17-25 34-46 47-21 9-43 17-68 17-38 0-72-17-98-47-30-25-43-63-43-110 0-50 13-89 43-118 30-30 64-43 106-43 34 0 60 9 85 26 26 17 47 38 59 68 13 33 22 76 22 135 0 64-9 111-22 149-12 34-33 64-59 81-25 21-55 29-89 29-38 0-67-12-94-34-25-16-38-46-42-84zM251 157c0-34-13-59-30-80-16-21-38-30-63-30s-51 13-68 34c-21 21-30 46-30 80 0 30 9 55 30 77 17 16 38 25 68 25 25 0 47-9 63-25 17-22 30-47 30-81z">
          <text:p/>
        </draw:path>
        <draw:polygon draw:style-name="gr7" draw:text-style-name="P7" draw:layer="layout" svg:width="0.186cm" svg:height="0.495cm" svg:x="12.64cm" svg:y="15.938cm" svg:viewBox="0 0 187 496" draw:points="0,496 137,0 187,0 47,496">
          <text:p/>
        </draw:polygon>
        <draw:path draw:style-name="gr7" draw:text-style-name="P7" draw:layer="layout" svg:width="0.318cm" svg:height="0.479cm" svg:x="12.843cm" svg:y="15.946cm" svg:viewBox="0 0 319 480" svg:d="M319 425v55h-319c0-13 5-30 9-43 8-21 21-42 38-63s42-42 76-72c51-42 89-76 106-102 17-25 25-46 25-67 0-26-8-43-25-60-13-18-38-26-63-26-26 0-51 8-68 26-17 17-26 43-26 72l-59-8c4-42 17-77 47-103 25-25 63-34 106-34 46 0 84 13 110 39 25 25 43 56 43 94 0 17-4 38-14 55-8 21-21 38-38 59-21 21-51 47-93 85-34 29-55 50-68 59-8 13-17 21-25 34z">
          <text:p/>
        </draw:path>
        <draw:path draw:style-name="gr7" draw:text-style-name="P7" draw:layer="layout" svg:width="0.313cm" svg:height="0.487cm" svg:x="13.22cm" svg:y="15.946cm" svg:viewBox="0 0 314 488" svg:d="M0 242c0-55 9-102 21-136 9-34 26-59 51-80 22-17 52-26 86-26 25 0 51 5 68 13 21 13 33 26 46 47 13 17 26 42 30 72 8 25 12 63 12 110 0 55-4 102-16 136-13 34-30 64-51 81-26 21-55 29-89 29-47 0-82-17-107-50-34-39-51-107-51-196zM64 242c0 80 8 132 26 157 21 26 42 39 68 39 29 0 51-13 68-39 21-25 29-77 29-157 0-76-8-131-29-157-17-25-39-38-68-38-26 0-47 13-64 34-22 30-30 85-30 161z">
          <text:p/>
        </draw:path>
        <draw:path draw:style-name="gr7" draw:text-style-name="P7" draw:layer="layout" svg:width="0.318cm" svg:height="0.479cm" svg:x="13.584cm" svg:y="15.946cm" svg:viewBox="0 0 319 480" svg:d="M319 425v55h-319c0-13 5-30 9-43 8-21 21-42 38-63s42-42 76-72c51-42 90-76 107-102 17-25 25-46 25-67 0-26-8-43-25-60-17-18-39-26-65-26-29 0-50 8-67 26-17 17-26 43-26 72l-59-8c4-42 17-77 47-103 25-25 63-34 105-34 48 0 86 13 111 39 26 25 43 56 43 94 0 17-4 38-13 55-8 21-21 38-38 59-21 21-51 47-94 85-34 29-55 50-68 59-8 13-17 21-25 34z">
          <text:p/>
        </draw:path>
        <draw:path draw:style-name="gr7" draw:text-style-name="P7" draw:layer="layout" svg:width="0.313cm" svg:height="0.479cm" svg:x="13.957cm" svg:y="15.946cm" svg:viewBox="0 0 314 480" svg:d="M314 425v55h-314c0-13 0-30 4-43 8-21 21-42 38-63 21-21 47-42 76-72 55-42 89-76 106-102 21-25 30-46 30-67 0-26-9-43-26-60-17-18-38-26-63-26-30 0-51 8-68 26-17 17-25 43-29 72l-60-8c4-42 21-77 47-103 29-25 63-34 110-34 46 0 80 13 110 39 26 25 39 56 39 94 0 17-4 38-13 55-8 21-22 38-39 59s-46 47-89 85c-38 29-59 50-67 59-13 13-22 21-26 34z">
          <text:p/>
        </draw:path>
        <draw:path draw:style-name="gr7" draw:text-style-name="P7" draw:layer="layout" svg:width="0.381cm" svg:height="0.495cm" svg:x="4.051cm" svg:y="18.076cm" svg:viewBox="0 0 382 496" svg:d="M0 334l59-4c4 21 13 42 21 55 9 17 26 30 47 38 21 9 46 17 76 17 21 0 42-4 63-13 17-8 30-17 39-29 8-13 17-26 17-43 0-12-5-25-13-38-13-8-26-21-47-25-12-9-38-13-84-25-43-9-72-22-89-30-26-13-43-25-51-42-13-22-17-39-17-64 0-21 4-46 17-63 17-22 34-39 63-51 26-9 55-17 85-17 38 0 68 8 93 17 30 12 51 29 65 51 12 25 21 46 25 76l-64 4c0-30-13-51-34-68-17-17-43-21-81-21s-67 4-84 21c-17 13-26 30-26 47 0 21 4 34 17 42 13 13 47 26 98 38 50 9 84 21 105 30 26 13 48 30 61 46 12 22 21 43 21 68 0 26-9 51-21 72-17 21-39 43-65 55-25 10-59 18-93 18-42 0-76-4-106-18-29-12-55-34-72-59-13-25-25-55-25-85z">
          <text:p/>
        </draw:path>
        <draw:path draw:style-name="gr7" draw:text-style-name="P7" draw:layer="layout" svg:width="0.055cm" svg:height="0.479cm" svg:x="4.512cm" svg:y="18.084cm" svg:viewBox="0 0 56 480" svg:d="M0 68v-68h56v68zM0 480v-348h56v348z">
          <text:p/>
        </draw:path>
        <draw:path draw:style-name="gr7" draw:text-style-name="P7" draw:layer="layout" svg:width="0.305cm" svg:height="0.491cm" svg:x="4.635cm" svg:y="18.211cm" svg:viewBox="0 0 306 492" svg:d="M13 382l55 9c4 17 13 29 22 38 17 8 34 17 59 17 30 0 47-9 64-17 12-13 25-26 29-47 5-12 5-38 5-76-26 30-60 47-98 47-46 0-81-17-111-51-25-34-38-76-38-124 0-34 8-63 17-93 13-25 30-47 55-64 22-16 48-21 81-21 38 0 72 13 98 47v-42h55v301c0 55-4 93-17 114-9 22-26 38-51 55-25 13-55 17-89 17-38 0-73-8-98-25-26-21-38-47-38-85zM59 174c0 43 13 77 31 98 17 21 38 34 68 34 25 0 46-13 67-34 17-21 26-51 26-98 0-42-9-72-26-93-21-21-42-34-67-34-30 0-51 13-68 34-18 17-31 51-31 93z">
          <text:p/>
        </draw:path>
        <draw:path draw:style-name="gr7" draw:text-style-name="P7" draw:layer="layout" svg:width="0.279cm" svg:height="0.352cm" svg:x="5.029cm" svg:y="18.211cm" svg:viewBox="0 0 280 353" svg:d="M0 353v-348h51v50c25-38 63-55 111-55 21 0 42 0 59 9 17 8 29 17 38 29 8 13 17 26 21 43 0 12 0 29 0 59v213h-59v-213c0-21 0-38-4-51-5-13-13-21-26-29-12-9-25-9-42-9-22 0-43 4-65 21-17 17-25 47-25 89v192z">
          <text:p/>
        </draw:path>
        <draw:path draw:style-name="gr7" draw:text-style-name="P7" draw:layer="layout" svg:width="0.318cm" svg:height="0.36cm" svg:x="5.38cm" svg:y="18.211cm" svg:viewBox="0 0 319 361" svg:d="M247 310c-22 17-43 30-64 38-22 9-43 13-64 13-39 0-68-8-89-29-21-17-30-43-30-69 0-17 4-34 9-47 8-17 21-25 33-34 13-8 26-17 43-21 8-4 25-4 51-8 47-5 81-13 106-21 0-9 0-13 0-13 0-26-8-42-17-51-17-13-38-21-68-21s-47 4-60 13c-17 12-25 29-29 55l-59-9c4-25 12-46 25-59 13-17 30-30 51-38 25-4 51-9 80-9 31 0 56 0 73 9 17 8 30 17 42 25 9 13 13 26 17 43 0 8 5 25 5 50v81c0 55 0 90 0 102 4 17 8 30 17 43h-64c-4-13-8-26-8-43zM242 178c-21 9-55 17-98 21-25 5-42 9-51 13-8 4-17 13-25 21-4 9-9 17-9 26 0 16 9 30 21 39 9 12 30 17 51 17s44-5 61-13c16-13 29-27 38-43 8-13 12-34 12-60z">
          <text:p/>
        </draw:path>
        <draw:path draw:style-name="gr7" draw:text-style-name="P7" draw:layer="layout" svg:width="0.169cm" svg:height="0.47cm" svg:x="5.736cm" svg:y="18.097cm" svg:viewBox="0 0 170 471" svg:d="M162 415l8 52c-17 4-30 4-42 4-21 0-39-4-52-9-13-8-21-17-26-29-4-10-8-35-8-69v-199h-42v-46h42v-85l60-34v119h60v46h-60v203c0 17 0 26 5 34 0 4 4 9 8 9 4 4 13 4 21 4 9 0 17 0 26 0z">
          <text:p/>
        </draw:path>
        <draw:path draw:style-name="gr7" draw:text-style-name="P7" draw:layer="layout" svg:width="0.279cm" svg:height="0.355cm" svg:x="5.952cm" svg:y="18.216cm" svg:viewBox="0 0 280 356" svg:d="M229 348v-51c-25 38-63 59-110 59-21 0-38-4-55-13-18-8-35-17-43-29-9-13-13-26-17-43 0-12-4-29-4-55v-216h60v195c0 30 0 51 4 60 4 16 13 29 21 38 13 8 30 12 47 12s34-4 51-12c12-9 25-22 29-38 9-17 13-39 13-68v-187h55v348z">
          <text:p/>
        </draw:path>
        <draw:path draw:style-name="gr7" draw:text-style-name="P7" draw:layer="layout" svg:width="0.186cm" svg:height="0.352cm" svg:x="6.324cm" svg:y="18.211cm" svg:viewBox="0 0 187 353" svg:d="M0 353v-348h51v55c13-26 25-43 38-51 14-9 26-9 39-9 21 0 38 5 59 17l-21 55c-13-8-25-12-42-12-13 0-21 4-35 12-8 4-17 17-21 30-9 21-9 42-9 68v183z">
          <text:p/>
        </draw:path>
        <draw:path draw:style-name="gr7" draw:text-style-name="P7" draw:layer="layout" svg:width="0.318cm" svg:height="0.36cm" svg:x="6.527cm" svg:y="18.211cm" svg:viewBox="0 0 319 361" svg:d="M254 242l65 8c-13 35-31 60-56 82-26 21-59 29-98 29-50 0-93-17-122-46-30-30-43-78-43-133 0-59 13-101 47-135 30-34 68-47 114-47 47 0 85 13 114 47 31 30 44 76 44 131 0 4 0 9 0 17h-259c4 38 12 68 33 86 17 21 43 34 72 34 22 0 39-9 55-17 13-13 26-31 34-56zM64 144h195c-5-25-13-51-26-63-17-21-42-34-72-34-25 0-46 8-68 25-16 21-29 43-29 72z">
          <text:p/>
        </draw:path>
        <draw:polygon draw:style-name="gr8" draw:text-style-name="P2" draw:layer="layout" svg:width="35.535cm" svg:height="19.99cm" svg:x="0.016cm" svg:y="0.804cm" svg:viewBox="0 0 35536 19991" draw:points="0,0 35536,0 35536,19991 0,19991">
          <text:p/>
        </draw:polygon>
      </draw:page>
      <draw:page draw:name="page4" draw:style-name="dp1" draw:master-page-name="master-page3">
        <draw:polygon draw:style-name="gr1" draw:text-style-name="P1" draw:layer="layout" svg:width="35.543cm" svg:height="19.998cm" svg:x="0.012cm" svg:y="0.8cm" svg:viewBox="0 0 35544 19999" draw:points="0,0 35544,0 35544,19999 0,19999">
          <text:p/>
        </draw:polygon>
        <draw:line draw:style-name="gr10" draw:text-style-name="P2" draw:layer="layout" svg:x1="8.602cm" svg:y1="4.097cm" svg:x2="9.05cm" svg:y2="4.097cm">
          <text:p/>
        </draw:line>
        <draw:path draw:style-name="gr5" draw:text-style-name="P5" draw:layer="layout" svg:width="1.397cm" svg:height="1.232cm" svg:x="9.537cm" svg:y="2.633cm" svg:viewBox="0 0 1398 1233" svg:d="M479 1233h-9-8l-5-5-4-4-4-8-4-5v-8l-43-975 64 4-186 975v9l-5 4-4 8-8 5h-5-8-216-8-5l-8-5-4-4-5-8-4-5v-8-9l246-1165v-8l4-9 4-4 9-4h4l8-4h343l9 4h4l8 4 5 4 4 9 4 4v9l34 805-59-13 369-805 4-9 4-4 5-4h8l9-4h343l4 4h8l5 4 4 4 4 9 4 4v9 4l-211 1169v9l-5 4-8 8-4 5h-9-8-217-9-4l-8-5-5-4-4-8v-9l-4-4 4-9 204-970 60 21-437 971v4l-9 8-4 5h-9-8zM703 1169l-30 21 437-970 5-9 4-4 8-4h4l9-4h8l5 4 8 4 4 4 5 5v8l4 8v5l-203 970-35-38h217l-30 25 212-1165 34 38h-343l29-21-369 806-4 8-4 4-9 4h-4l-9 5-8-5h-4l-9-4-4-4-4-4-5-9v-8l-33-805 29 33h-343l34-25-245 1165-30-38h216l-34 25 186-974v-9l5-4 4-4 8-4 5-5h8 8 5l8 5 4 4 5 8 4 5v8l42 975-29-30z">
          <text:p/>
        </draw:path>
        <draw:path draw:style-name="gr5" draw:text-style-name="P5" draw:layer="layout" svg:width="0.877cm" svg:height="0.953cm" svg:x="10.921cm" svg:y="2.933cm" svg:viewBox="0 0 878 954" svg:d="M255 581l34-29-4 21v-5l4 22-4-5 4 22v-5l5 21v-4l4 17 4 17v-4l9 17-5-4 13 12h-4l12 13-4-4 13 12 13 9h-5l17 8-4-4 13 9 13 4h-5l17 4h-4 17-4 17 12 13-4l12-4v4l13-4h-4l13-4 12-5h-4l13-4h-4l12-8-4 4 21-17v4l17-21v4l17-25v4l17-30 4-4 4-4 9-4 8-4h5l207 33 4 5 9 4 4 4 4 4 4 9v8 9l-4 4-17 34-17 29-17 26-4 4-17 21-4 5-17 21h-4l-21 21v4l-26 17-25 17h-4l-26 17-25 13h-4l-26 12h-4l-25 9h-5l-25 8h-4l-30 4-30 5h-4-29-5-21-21l-21-5-21-4h-21v-4l-17-4h-5l-17-4-21-9-17-8-17-9h-4l-13-8h-4l-12-9-5-4-12-8h-5l-12-13h-5l-25-26-4-4-13-13-13-16-12-17-9-17h-4l-8-17-9-17-8-17v-4l-9-17-9-17v-4l-5-17v-5l-4-17-4-21v-4l-4-17v-4-21l-5-21v-22-4-21l5-21v-21-5l4-21 8-43 9-38v-4l18-39v-4l17-34v-4l21-34v-4l21-34 17-25h4l17-21 21-22 22-17v-4l21-12v-5l21-12 4-5 21-12 26-13 25-13 25-8 26-9h4l26-8h4l25-4 30-5h4 25 5l29-4h21l17 4h5 17l21 5 17 4 17 4h4l29 9 5 4 29 13h5l25 16 4 5 26 17 4 4 25 21v4l21 26h5l17 29 4 5 12 29h5l12 34v4l9 34v4l4 17 4 21 5 22v21 21l4 21v5l-4 38v43l-9 38-4 34-4 8-5 4-4 9h-4l-9 4h-8zM827 518l-30 25 5-34 4-34 4-38v4-43-21 4-21-21 4l-4-21-4-17-5-17h5l-13-34v4l-13-33 4 4-16-30-17-25 4 4-26-25h5l-26-22h4l-25-17h4l-29-16 4 4-30-13h4l-33-13 4 5-17-5-17-4-17-4h-17 4-21-17-29 4-30l-29 4h4l-30 4h4l-25 9-25 4-22 9-25 12h4l-25 9h4l-21 12-21 17v-4l-17 17-21 17h4l-21 17h4l-21 21h4l-17 21-21 34v-4l-21 38 4-4-17 38v-4l-13 38-12 39 4-4-9 42v-4l-4 21v21 21-4l-4 25v-4l4 21v21 22l4 17 5 21v-5l4 22v-5l4 22 4 17v-5l9 21v-4l8 17h-4l13 17-4-4 12 17h-4l13 17v-5l8 17v-4l13 17v-4l13 17-5-4 30 25h-4l17 13-5-5 17 13 13 9 17 8h-4l17 9v-5l17 9 17 4h-5l22 9-5-5 21 9h-4 21l17 4h22-5l21 4h22-5 34-4l30-4 29-4h-4l30-9-5 5 30-13-4 4 29-13h-4l26-12v4l25-17-4 4 25-17 21-17 22-21-5 4 21-25v4l17-25 17-26v5l17-30 17-30 21 47-203-30 34-17-17 30h-4l-17 25-4 5-17 17-4 4-22 17-4 4-13 4-12 9-13 4-4 4-13 4h-13l-4 5h-13-4l-12 4h-17l-17-4h-5-16-5l-17-5v-4l-17-4h-4l-13-9h-4l-12-8-5-4-12-9v-4l-13-13h-4l-9-17h-4l-9-17h-4l-8-16v-5l-9-17-4-17v-4l-4-17v-4l-4-21v-21-5-21-4l4-8 4-5 4-4 9-4 4-4h8zM603 385v-21 5l-5-26 5 4-5-21v4l-4-17-4-16v4l-9-17 5 4-9-13-8-12v4l-9-13v4l-8-8-13-8 4 4-12-9h4l-17-4h4-17 5l-17-4h4-17 4-21 4l-17 4h4l-16 4 4-4-17 9h4l-17 4h4l-17 8h5l-17 9h4l-17 12 4-4-12 17v-4l-13 17 4-4-13 21v-5l-8 22v-5l-9 22v-5l-8 26 4-4-8 25v-4l-4 26-34-39h359l-33 35zM666 412v8l-4 5-4 8-5 4-4 4h-8-5-359-5-8l-4-4-9-4-4-8v-5-8-9l4-26 9-25 8-26 9-21v-4l12-17v-4l13-17 13-17 4-4 13-13v-4l17-13 17-13 17-8 16-9 5-4 12-4h5l17-4h4l17-5h4 17 21l17 5h4l17 4 17 4h4l13 8 17 9v4l13 9 4 4 8 8 5 5 8 12 4 5 9 12v4l8 13v4l4 17 5 5 4 16v5l4 21v21 4 21 5z">
          <text:p/>
        </draw:path>
        <draw:path draw:style-name="gr5" draw:text-style-name="P5" draw:layer="layout" svg:width="1.422cm" svg:height="0.932cm" svg:x="11.794cm" svg:y="2.933cm" svg:viewBox="0 0 1423 933" svg:d="M424 21h8l5 5 8 4 4 4 5 4v9l4 8v4l-21 102-55-30 33-29 34-26 34-21 4-4 30-17h4l17-8 17-5 17-4 4-4 17-4 17-5h4 17l17-4h4 17 22l4 4h21 4l17 5h4l17 4h5l17 4 4 4 17 5v4l17 4 4 4 13 9 4 4 8 8h4l13 13v4l9 13h4l8 13v4l9 13v4l8 13v4l5 17h4l4 17-59-9 12-17 13-17 17-17 17-12 17-17 17-13h4l17-13 21-12h4l17-9h5l21-8v-4l21-5h4l21-8 21-4h5l21-5h21l4-4h21l26 4h4 21 4l22 5h4l21 8 21 9h4l17 12 17 13h5l12 13 4 4 13 13 4 4 9 13 4 4 9 17v4l8 17 4 4 5 17v4l4 17 4 4v22 4 21 4 26l-4 34v4l-9 39v4l-12 47-106 516-5 9-4 4-4 8-8 5h-5-8-229-4-8l-5-5-4-4-4-8-4-9v-4-9l110-516 17-77v4l4-34v9-22 9l-4-17v8l-5-12 5 4-9-13 4 9-12-13 4 4-13-4h4l-16-4h8-21 4-21 4l-21 4h4l-21 9 4-5-21 13 4-4-17 12-17 13h5l-21 17h4l-17 21v-4l-13 17h4l-12 22v-4l-9 25v-4l-12 30-9 29v-4l-8 34-9 38v-4l-13 42-76 381-4 9-4 4-4 8-9 5h-4-9-228-4-9l-4-5-9-4v-8l-4-9v-4-9l106-512 8-38 5-35 4-21v-17 4-17 9l-4-13 4 4-9-12 5 4-9-8 4 4-12-13 8 4-17-4h4l-12-4h4-21 4-17 4l-21 4h4l-16 9 4-5-21 13 4-4-21 12h4l-21 13h4l-17 13h4l-17 17-12 21v-4l-13 26v-4l-13 25h4l-12 30v-4l-5 21-8 25-17 85-86 385v9l-4 4-4 8-8 5h-5-8-229-4-9l-4-5-8-4v-8l-4-9v-4-9l177-847v-4l5-9 4-4 8-4 5-5h8zM207 85l34-26-178 848-34-38h229l-34 25 86-389 17-80v-5l8-25v-4l8-17v-4l9-30h4l13-27v-4l13-21v-4l16-21v-5l17-16v-5l17-12 5-5 17-12 4-5 17-12h4l21-9 4-4 17-4 5-4 21-5h4 17 4 21 4l17 5 5 4 17 4 4 4 12 9 5 8 12 9 5 8 4 13 4 4 4 17v4l5 17v4l-5 17v5 25h-4l-4 31v4l-9 38-105 512-34-38h228l-29 25 76-381 4-4 9-38 8-38 9-34 12-29v-5l9-25 4-4 8-23 5-4 8-21h4l9-17 4-4 17-21 21-21 21-17v-5l21-12 22-9 4-4 21-4 4-4 21-5h5 21 4 21 4l17 5 5 4 17 4 4 4 13 9 4 8 12 9v8l9 13 4 4 4 17v4 17 4 5l-4 33-17 78v4l-110 512-34-38h229l-30 25 106-516 13-47 8-43 4-34v4-25 4-25 4l-4-21v4l-4-21 4 4-8-21v4l-4-17v5l-9-17v4l-13-17 5 4-13-17v4l-13-12h4l-17-9-16-8h4l-17-9v5l-21-9h4l-21-4h4-25 4-26-21 5-22l-21 4-21 4h4l-21 5-21 8h4l-21 9-21 8h4l-21 8-17 13-17 13v-4l-13 12-17 13h5l-17 13h4l-13 17v-5l-12 17-5 5-4 4-8 4h-9-4l-9-4-4-4-8-5-5-4v-8l-4-17v4l-4-17v4l-8-17 4 5-9-17v4l-8-13h4l-13-13 5 5-13-13 4 4-13-12v4l-12-13 4 4-17-8h4l-17-4h5l-22-5h5l-17-4-21-4h4-21-22-17-16 4l-17 4h-17 4l-17 4-17 5-17 8h5l-17 4-30 17-30 21v-4l-29 26-30 29-8 4h-9l-4 5-9-5h-8l-4-4-4-4-5-8-4-5v-8-9l21-101 30 38z">
          <text:p/>
        </draw:path>
        <draw:path draw:style-name="gr5" draw:text-style-name="P5" draw:layer="layout" svg:width="0.987cm" svg:height="1.253cm" svg:x="13.241cm" svg:y="2.633cm" svg:viewBox="0 0 988 1254" svg:d="M247 29v-8l4-9 4-4 9-4h4l9-4h228l4 4h9l4 4 9 4 4 9v4 9 8l-81 385-50-29 29-26 34-17v-4l30-13 29-12 5-5 25-8h4l30-4h4l30-5 34-4h4l29 4h5l29 5h5l29 8h4l26 9h4l25 12 5 5 25 12v4l25 17v5l22 21h4l17 25 4 4 17 26v4l17 25v5l13 35 8 33v5l4 38h4v38 4l5 42v30l-5 30-4 29-4 30-4 30-4 29h-5l-4 30-13 25v4l-8 26-13 25-12 26-13 25-13 21v4l-13 17-4 5-13 17v4l-16 17-34 34-34 29h-4l-17 13-17 13-17 8h-4l-17 13-17 8h-5l-16 5-22 8-17 4h-4l-17 4-21 5h-21-21-21-5-21v-5h-21-4l-21-4-22-8-21-9-17-8h-4l-17-9-17-12h-4l-13-13h-4l-13-13-4-4-13-13v-4l-12-13-4-4-13-17-13-17v-4l-13-17 60-8-26 135-4 9-4 4-4 8-9 5h-4-9-208-4-9l-4-5-8-4-5-8v-9-4-9zM64 1207l-34-38h208l-29 25 29-139v-5l5-8 4-4 4-4h9l8-5h4l9 5 4 4 8 4 5 4 8 21v-4l13 21v-4l8 17 13 13 13 12 12 13 17 13-4-4 17 12v-4l17 13-4-4 17 8 17 9v-5l17 9 17 4h21-5l26 4h-4 21 17l17-4h17l17-4 16-4 17-5 17-8-4 4 21-8h-4l17-9 17-8 17-13h-4l17-9 33-29-4 4 34-34-4 4 17-17 12-21v5l13-22 13-21v4l12-25v4l9-25 13-26v5l8-30v4l9-29 8-26 4-25 5-30v5l4-30 4-26v-29 4-30-42 4l-4-38-4-34-9-33v4l-13-34 5 4-17-31 4 5-17-26 4 5-21-26 4 4-21-21-21-17h4l-25-12h4l-30-13 5 4-26-13-25-4-30-4h4-33 4-34 4l-34 4h5l-30 4h4l-30 9h5l-30 13 4-5-29 17h4l-30 17-29 21-9 5h-4-9-8-4l-9-5-4-4-4-8v-5l-4-8 4-9 80-385 34 38h-228l33-25zM374 877v-4 21-4l4 21v-4l4 16 5 17v-4l8 17v-4l9 17v-4l8 12 13 13-5-4 13 12v-4l13 13-4-4 12 8 13 4h-4l17 5-4-5 16 5h-4 17-4 13 12-4l17-5h-4l12-4 13-4h-4l13-4 12-9 13-8h-4l13-9 12-12h-4l13-13v4l8-17 13-17-4 4 12-21 9-17 8-21 9-21h-5l9-21 4-21 9-26-5 5 5-26v4l4-25v4-25-21-21 4-21l-4-17v4l-5-21v4l-4-17v4l-8-17-9-12 4 4-12-17 4 4-13-13v5l-12-13 4 4-13-8h4l-17-9 5 5-13-9v4l-13-4h5l-17-4h4-17 4-21 4l-21 4h4l-21 4h4l-21 9h4l-17 8h5l-17 13-17 13h4l-17 17-17 25-17 30v-5l-12 34v-4l-13 34-9 34-4 34-4 38v42-4zM306 860v-4l4-43 5-42 4-38v-4l13-34v-4l12-34 13-34 4-4 17-30 21-30v-4l17-17 4-4 17-13v-4l17-13 5-5 17-8 4-5 21-8 21-8h4l21-5h5 21 4 13 4l17 5h4l13 4h4l17 4v4l17 4v5l13 8h4l13 14h4l8 13 5 4 12 13v4l9 12 4 5 8 17 5 17 4 4 4 17v4l4 21v21l5 5v21 25l-5 25-4 22v4 21l-4 4-4 21-5 26-8 25-8 21v5l-9 21-13 21-8 21-13 17v4l-13 13v4l-12 13v4l-13 13h-4l-13 13-13 8-4 4-12 9-17 8-13 4-4 5-13 4h-4l-13 4h-4-13-4-13-4-17-4-13l-4-4-17-4h-4l-13-5-4-4-13-4-4-4-13-9h-4l-13-12-13-13-4-4-8-13-5-4-8-13v-4l-8-17-5-4-4-17h-4l-4-17v-5l-5-21-4-21z">
          <text:p/>
        </draw:path>
        <draw:path draw:style-name="gr5" draw:text-style-name="P5" draw:layer="layout" svg:width="0.876cm" svg:height="0.953cm" svg:x="14.27cm" svg:y="2.933cm" svg:viewBox="0 0 877 954" svg:d="M255 581l34-29-4 21v-5l4 22v-5 22-5l4 21v-4l4 17 5 17v-4l8 17v-4l9 12h-5l13 13v-4l9 12 12 9h-4l17 8-4-4 12 9 13 4h-4l17 4h-4 16-4 17 13 13-5l13-4v4l13-4h-5l13-4 13-5h-4l12-4h-4l13-8-4 4 25-17-4 4 17-21v4l17-25v4l17-30 4-4 4-4 8-4 9-4h4l208 33 4 5 8 4 5 4 4 4 4 9v8 9l-4 4-17 34-17 29-17 26-4 4-17 21-4 5-17 21h-5l-21 21v4l-25 17-26 17h-4l-25 17-26 13h-4l-25 12h-4l-26 9h-4l-25 8h-5l-29 4-30 5h-4-30-4-21-21l-22-5-21-4h-21v-4l-17-4h-4l-17-4-17-9h-4l-17-8-17-9h-4l-13-8h-4l-14-9-4-4-13-8h-4l-13-13h-4l-25-26v-4l-17-13-13-16-13-17-8-17-13-17-8-17-9-17v-4l-8-17-9-17v-4l-4-17v-5l-4-17-4-21v-4l-5-17v-4-21l-4-21v-22-4-21l4-21v-21-5l5-21 8-43 8-38v-4l17-39v-4l17-34v-4l22-34v-4l21-34h4l17-25 17-21 21-22 21-17v-4l22-12v-5l21-12 5-5 21-12 25-13 26-13 25-8 30-9 25-8h4l26-4h4l25-5h5 25 4l30-4h21l21 4h17l21 5 17 4 17 4h4l30 9 4 4 30 13h4l30 16v5l25 17 4 4 26 21v4l21 26h4l17 29 4 5 13 29h4l13 34v4l8 34v4l5 17 4 21 4 22v21l4 21v21 5l-4 38v43l-8 38-5 34-4 8-4 4-4 9h-4l-9 4h-8zM827 518l-30 25 4-34 4-34 5-38v4-43-21 4-21-21 4l-5-21-4-17-4-17h4l-13-34v4l-12-33 4 4-17-30-17-25 4 4-21-25-25-22h4l-25-17h4l-30-16 4 4-29-13h4l-34-13 4 5-17-5-16-4-17-4h4-21 4-21 4-21-30 4-29l-30 4h4l-29 4h4l-25 9-26 4-21 9-25 12h4l-26 9h5l-21 12-22 17v-4l-17 17-21 17h5l-22 17h5l-23 21h5l-17 21-21 34v-4l-22 38 5-4-17 38v-4l-13 38-13 39 5-4-9 42v-4l-4 21v21 21-4 25-4 21 21 22l4 17 4 21v-5l5 22v-5l4 22 4 17v-5l8 21v-4l9 17 8 17-4-4 13 17h-4l12 17v-5l9 17v-4l12 17v-4l13 17-4-4 31 25h-5l17 13-4-5 17 13 13 9 17 8h-5l17 9v-5l17 9 17 4h-4l21 9-4-5 21 9h-4 21l17 4h21-4l21 4h21-4 34-4l29-4 30-4h-4l29-9-4 5 30-13-5 4 30-13h-4l25-12v4l26-17-5 4 26-17 21-17 21-21-4 4 21-25v4l17-25 17-26v5l17-30 17-30 21 47-203-30 34-17-17 30h-5l-17 25-4 5-17 17-4 4-21 17-4 4-13 4-13 9-12 4-5 4-12 4h-13l-4 5h-13-4l-13 4h-17l-17-4h-4-17-4l-13-5-4-4-17-4h-4l-13-9h-4l-13-8-4-4-13-9v-4l-13-13h-4l-8-17h-4l-9-17h-4l-9-16v-5l-4-17h-4l-4-17v-4l-5-17v-4l-4-21v-21-5-21l4-4v-8l5-5 4-4 8-4 5-4h8zM602 385v-21 5-26 4l-4-21v4l-4-17-5-16v4l-8-17 4 4-8-13-9-12v4l-8-13v4l-9-8-12-8 4 4-13-9h4l-16-4h4-17 4l-17-4h4-17 5-22 5l-17 4h4l-17 4 4-4-17 9h5l-17 4h4l-17 8h4l-17 9h5l-17 12 4-4-13 17v-4l-13 17 5-4-13 21v-5l-8 22v-5l-9 22v-5l-4 26v-4l-9 25v-4l-4 26-34-39h360l-34 35zM666 412v8l-5 5-4 8-4 4-4 4h-9-4-360-4-8l-5-4-8-4v-8l-4-5v-8-9l4-26 8-25 9-26 8-21v-4l13-17v-4l13-17 12-17 5-4 12-13v-4l17-13 17-13 17-8 17-9 4-4 17-4 17-4h4l17-5h4 17 5 17l17 5h4l17 4 17 4h4l13 8h4l12 9v4l13 9 4 4 9 8 4 5 9 12 4 5 8 12v4l9 13v4l8 17v5l4 16v5l5 21v21 4 21 5z">
          <text:p/>
        </draw:path>
        <draw:path draw:style-name="gr5" draw:text-style-name="P5" draw:layer="layout" svg:width="0.783cm" svg:height="0.932cm" svg:x="15.134cm" svg:y="2.933cm" svg:viewBox="0 0 784 933" svg:d="M424 21h8l5 5 8 4 4 4 5 4v9l4 8-4 4-30 161-59-25 29-42 17-22 17-16 17-17 17-17 17-13v-4l17-9v-4l17-8v-5l17-8h4l17-9 17-4 4-4 17-4 17-5h4 17 4l17-4h13 4l13 4 25 5h5l25 8h4l30 13h4l4 8 5 5 4 8v8 5 8l-89 186-4 5-5 8h-4l-4 4h-8-5-8l-17-4h4l-17-4h4-16-17 4-17 4-13l-12 4-13 4-13 5-12 8-13 9-17 8h4l-17 13 5-5-17 14h4l-13 13-13 13-12 12h4l-13 17v-4l-8 21v-4l-9 17-8 21 4-4-13 25 5-4-17 55-17 63-17 77-55 262-4 9-5 4-4 8-4 5h-9-8-225-9-8l-5-5-4-4-4-8-4-9v-4-9l178-847 5-4v-9l8-4 4-4 9-5h4zM208 85l34-26-179 848-29-38h225l-30 25 55-266 17-76 17-64 17-55v-4l9-21 8-22h4l9-21 8-17v-4l13-13v-4l13-14v-4l12-12 5-5 12-12 13-13h4l13-13 4-4 13-8h4l13-9 4-4 13-4 4-5 13-4h4l17-8 17-5h17 4 13 4 17 4 17l17 5h4l13 8-38 17 89-186 17 42-30-13 4 5-25-9h4l-30-4h5-13 4-13-17 5-17l-17 4h4l-17 4h4l-17 5-17 8h5l-17 9-13 8-17 13 4-4-17 16v-4l-16 17 4-4-17 17-13 17-17 17-29 42-5 4-4 5-8 4h-5-8-9l-4-4-8-5-4-8v-4-9-8l29-161 34 38z">
          <text:p/>
        </draw:path>
        <draw:path draw:style-name="gr5" draw:text-style-name="P5" draw:layer="layout" svg:width="0.944cm" svg:height="0.953cm" svg:x="16.264cm" svg:y="2.933cm" svg:viewBox="0 0 945 954" svg:d="M0 522v-4l4-26v-4-25l4-30 5-25v-5l8-22v-4l4-25h5l4-26h4l9-21v-4l8-21 13-26 12-21 13-21 17-21 13-21h4l17-17 17-17v-5l17-12 4-5 17-12 21-17 21-13 22-13 22-8v-4l21-9h4l21-8 26-9 25-4 25-4v-4h26l25-5h4l26-4h25 4 22l25 4h21 4l22 5 21 4 21 4 21 4 17 9h4l17 8 17 9h4l17 8 17 9 17 12 17 13 13 13h4l13 12 12 13h5l8 17h4l9 13v4l13 13v4l8 13 4 4 9 13v4l8 17 4 17h5l4 21 4 17 4 4 5 17 4 21v21l4 22v4 21 22 25 5 21 4l-4 26-4 25-5 25-4 21v5l-8 21v4l-9 21-8 21v5l-13 21-8 21-13 21v4l-13 17-4 5-13 16v5l-17 17v4l-17 17-17 21-17 17h-4l-17 17-21 17-21 13-21 12-21 13h-5l-21 13-21 8h-4l-21 9h-5l-21 4-4 4-21 4h-4l-26 4-25 5h-4-26-29-30l-30-5h-29v-4l-30-4-25-4-5-4-26-9-25-8h-5l-21-13h-4l-21-13-21-17h-5l-17-17h-4l-17-17-17-17-4-4-13-17-4-4-13-21-12-21v-5l-13-21-8-21v-4l-9-21v-4l-8-22v-4l-5-21v-4l-4-26-4-25v-25zM68 552v-5 26 25-4l4 25 4 21 4 22 9 21 8 21 9 21v-4l13 21 12 21v-4l13 21v-4l17 17h-4l17 17v-4l21 16h-5l22 13 21 13-4-4 25 12 22 9 26 8h-5l30 5h-4l25 4 30 4h-5l30 4h-4 30 29-4l25-4h26l25-4h-4l25-4 21-9 22-8v4l21-9 21-12v4l21-13h-4l21-13 17-12v4l17-17 17-13 17-17 17-17 12-16 17-22v5l13-22 13-21-4 5 12-22 13-21-4 4 12-25v4l9-21 4-21 9-21 4-26v5l4-26 4-21v-25 4l5-26v-25-22-21 4l-5-21-4-17v-21 4l-4-21v4l-9-21 5 4-9-17-4-17-9-17v5l-8-17-9-13-8-17v4l-13-17 5 4-13-12-13-13h4l-17-13h5l-17-8h4l-17-13h4l-17-8-17-9h5l-17-8v4l-17-8h4l-21-9h4l-21-4h4l-21-4-17-5-21-4h4l-25-4h4-21-21-26 4-29 4-25l-26 4-25 4h4l-25 5h4l-26 4-21 8v-4l-21 9h4l-25 8h4l-21 13-17 8-22 13h5l-22 13-17 12-17 17 4-4-17 17-16 17-13 17-13 21v-4l-13 21-12 21 4-4-13 21-8 21-9 21-8 26v-4l-4 25-9 26-4 26v-5 30-4l-4 30v25zM653 369v-17 4l-4-21v4l-5-17v4l-4-17v4l-8-16 4 4-13-13h5l-13-13 4 5-13-13v4l-12-13 4 5-13-9-13-4-12-4-17-4h4l-17-5h4-21 4-17l-16 5h4l-21 4h4l-17 4 4-4-17 8-12 9v-5l-13 13v-4l-13 13v-5l-13 13-12 13h4l-13 12-12 13-9 17-8 17-9 17-8 21v-4l-13 47v-4l-4 21-4 22v-5l-5 22-4 16v17 17 21l4 17h-4l4 22v-5l5 17 8 17v-4l8 17-4-4 13 17-4-5 12 13h-4l13 13v-4l13 12-5-4 17 13-4-5 17 9h-4l17 4h-5l17 4h-4 17 17-4 25-4l21-4h-4l21-4 17-9v5l17-13h-4l21-13-4 5 17-17 16-17h-4l21-30v4l17-29 17-30 13-34-4 4 12-38v5l5-39v5l4-38v-17l4-23zM721 385v23 21l-5 4-4 38-4 38v4l-13 34v5l-12 33-17 34v4l-22 30-21 30-4 4-17 17v4l-17 17h-4l-17 17h-4l-21 13h-5l-17 8-4 4-21 5h-4l-21 4h-5l-25 4h-4l-17-4h-4-17-5l-17-4v-5l-16-4h-5l-17-8v-5l-17-8-16-13-13-12-4-5-13-12v-5l-13-12v-4l-9-17v-5l-9-17-4-21-4-4-4-17v-4-21-26-17-4-17-4l4-17v-4l4-17v-4l4-22 5-21 17-43v-4l9-21 8-22 13-21 9-17 4-4 12-13v-4l13-13v-4l13-12h4l13-13 4-4 13-9 4-4 13-9h4l17-8 17-9h4l17-4 17-4h4l17-4h4 17 4 17 5l17 4h4l17 4h4l13 4 4 5 17 4v4l17 9 17 8v4l12 13h5l8 13 4 4 9 13 4 4 4 13 4 4 5 17 4 4 4 17 4 17v4l5 21z">
          <text:p/>
        </draw:path>
        <draw:path draw:style-name="gr5" draw:text-style-name="P5" draw:layer="layout" svg:width="0.741cm" svg:height="1.249cm" svg:x="17.25cm" svg:y="2.616cm" svg:viewBox="0 0 742 1250" svg:d="M594 547v4l-4 9-4 4-9 4-4 4h-9-160l29-25-140 677-4 9-4 4-4 8-9 5h-4-8-230-4-9l-4-5-4-4-4-8-5-9v-4-9l145-677 30 38h-132-9l-4-4-9-4-4-4-4-5v-8l-4-9 4-4 34-170v-4l4-9 9-4 4-4 8-5h5 132l-30 26 17-85 13-51 8-42 13-34 8-25h5l8-13v-4l9-13 8-13h4l9-12 12-9v-4l13-8 13-9h4l13-8 12-9h5l12-8h5l17-5 17-4h4l17-4 21-4h21 21 4 26 29l26 4h4l25 4 30 4 30 9 29 8 30 9 4 4 9 4 4 5 4 4v8 9 4l-42 165-4 4-5 9-4 4-8 4h-9-4-9l-38-13-33-8-30-4h4-17 4-12-9 5-13 4-8 4l-9 4 5-4-5 4-4 4 4-4-8 4h4l-4 4 4-4-8 9 4-5-9 17-4 26v-4l-8 33-13 55-30-38h161 9l8 5 4 4 5 4 4 4 4 9v8 4zM569 364l29 38h-161-8-4l-9-4-4-5-4-8-4-4v-9-8l12-59 9-30 8-26v-4l4-17 5-4 4-13 4-4 4-8h5l8-5v-4l8-4 5-4h4l4-5h9l4-4h8l13-4h9 4 12 5l12 4h5l29 4 38 9 38 13-38 25 43-165 21 42-30-12 4 4-29-9-26-8-29-4h4l-30-5h5l-30-4 4 4-29-4h4-30 4-21-21 4l-21 4h4l-21 5h4-16l-13 8v-4l-13 8-13 5-12 8 4-4-13 8-8 9-9 8-8 9-9 8-4 13v-4l-8 12 4-4-13 25v-4l-8 34v-4l-9 42v-4l-12 51-17 84-5 9-4 8-4 5-4 4h-9-8-132l33-26-33 171-34-38h132 8 5l8 4 4 4 5 9v4l4 8v9l-145 677-34-38h230l-30 25 140-677 4-8 4-9 4-4 5-4h8 9 160l-29 25z">
          <text:p/>
        </draw:path>
        <draw:path draw:style-name="gr5" draw:text-style-name="P5" draw:layer="layout" svg:width="0.58cm" svg:height="1.224cm" svg:x="18.279cm" svg:y="2.662cm" svg:viewBox="0 0 581 1225" svg:d="M34 318l4-4 4-9 5-4 8-4 4-5h9 114l-34 26 30-131v-9l4-4 4-4 5-5 258-156 8-4 9-5 4 5h8l9 4 4 4 4 4 5 9v8 9l-60 287-34-38h141 9l4 5 8 4 5 4 4 4 4 9v8 4l-38 175v9l-5 4-5 4-8 4-4 4h-9-139l29-25-72 351-17 77-4 21h4l-4 12v-8l4 13-4-5 4 9-4-4 9 8-5-8 5 8-5-4 9 8-9-4 17 4h-8 17-5 22-5 30-4l51-4h8l4 4h9l4 9 4 4 4 9v4 8l-33 170-5 8-4 4-4 9-9 4h-4l-29 4-5 4h-29l-30 5h-4-30-29-5l-25-5h-4-26v-4l-25-4-21-4-4-4-17-9h-5l-17-8-4-5-13-8-4-4-12-13-5-4-8-13h-4l-9-17-4-4-4-13-5-4-4-17v-4l-4-17-4-4v-17-5-21-4-25l4-38v-5l13-51 12-63 72-339 34 38h-114-9l-8-4h-4l-4-8-5-4-4-9v-4-9zM64 505l-30-38h114 4l9 4h4l4 9 5 4 4 8v5 8l-72 339-13 63-8 51-9 38v-4 25 17l4 17v-4l5 21-5-4 9 17-4-4 8 16v-4l9 13h-5l13 13-4-5 13 13v-4l12 13-4-5 17 13v-4l17 8h-4l21 5 21 4 25 4h-4l26 4h29 30-4l33-4h-4l30-4 29-4-25 25 34-169 34 38-47 4h-4l-25 4h-5l-17-4h-4-17l-4-4-17-5-4-4-13-4v-4h-4l-9-9-4-8-4-9-4-8v-9l-4-8v-13-4-13l4-25 17-76 72-352 4-8 4-4 4-5 9-4 4-4h9 139l-34 25 39-174 30 38h-141-4-8l-5-4-8-5-4-8v-4-9-8l59-288 47 34-259 156 17-21-29 131v9l-5 4-8 9-4 4h-9-4-114l29-26z">
          <text:p/>
        </draw:path>
        <draw:path draw:style-name="gr5" draw:text-style-name="P5" draw:layer="layout" svg:width="0.965cm" svg:height="1.232cm" svg:x="18.766cm" svg:y="2.633cm" svg:viewBox="0 0 966 1233" svg:d="M34 1233h-9-4l-8-5-5-4-4-8v-9l-4-4 4-9 242-1165 5-8 4-9 4-4 4-4h9l8-4h225l8 4h9l4 4 4 4 4 9 4 4v9 8l-88 416-51-35 38-30h4l34-25h4l34-21h4l34-17 21-4 17-9 17-4h4l17-4 22-5h17 4l17-4h4 17 4l25 4h26l25 5v4l21 4h5l21 9 4 4 17 8 4 5 17 12 17 13 4 4 13 17 13 17 4 4 8 17 5 4 8 18v5l4 21h5l4 21v4l4 21v5 25l-4 30v4l-4 34v4l-5 42h-4l-8 51-106 491-4 9-5 4-4 8-4 5h-9-8-224-9-8l-5-5-4-8-4-4-4-9v-4-9l110-503 13-64 4-25v4-17 4-8-9 5-9l-4-8v4l-5-9 5 5-5-9v4l-4-8-4-4h4l-8-4h4l-9-5v5l-8-5h4l-8-4h4-9l-8-4h4-13 5-13 4-17 5l-17 4h4-13l-13 4h5l-17 5h4l-13 8v-4l-12 8-13 9h4l-17 12-17 13-12 13-13 17v-5l-13 17h4l-12 17-13 17h4l-13 17 5-4-13 30v-5l-8 43-17 59v-4l-13 72-72 334v9l-4 4-9 8-4 5h-8-5zM263 1169l-34 25 72-334 13-72 17-59 13-43v-4l8-25 4-4 9-17v-5l13-17v-4l12-17 13-17 17-17 17-16 17-17 17-13 17-13 12-8h5l12-9h5l12-4 17-8h17v-5h17 17 4 9 4 8 5l8 5h4l9 4h4l9 4h4l8 4v4l9 5h4l8 8 9 9v4l4 4 4 4 5 9v4l4 9h4v12l4 9v4 13l4 12-4 5v12 4l-4 22-13 67v5l-110 499-29-38h224l-30 25 106-495v4l9-50 8-43 4-34 5-29v4l-5-21v-21 4l-4-21-8-17h4l-9-17v4l-8-22v4l-13-17 4 4-16-17 4 5-17-17 4 4-17-13 4 5-21-13 4 4-21-8h5l-22-9h5l-26-4h4-25 4-25-17-17-17l-17 4-17 4-17 5h4l-21 4h5l-17 8v-4l-34 17h4l-38 17h4l-38 26-38 26-4 4-9 4h-4-9l-8-4-4-4-4-4-5-5-4-8v-9-5l89-415 30 38h-225l30-25-241 1165-35-38z">
          <text:p/>
        </draw:path>
        <draw:path draw:style-name="gr5" draw:text-style-name="P5" draw:layer="layout" svg:width="0.533cm" svg:height="1.232cm" svg:x="19.761cm" svg:y="2.633cm" svg:viewBox="0 0 534 1233" svg:d="M504 0l5 4h8l9 4 4 4 4 9v4 8 9l-42 203v9l-4 4-9 8-4 5h-9-4-228-10-4l-9-5-4-4-4-8v-9l-4-4 4-9 43-203v-8l4-9 5-4 8-4h4l9-4zM276 67l34-25-47 203-29-38h228l-34 25 43-203 33 38zM437 321h8l4 5 9 4 4 4 4 4v9l5 8-5 4-173 848-4 9-5 4-4 8-8 5h-5-8-230-4-8l-5-5-4-4-4-8-4-9v-4-9l177-847v-4l5-9 4-4 8-4 9-5h4zM207 385l35-26-179 848-34-38h230l-30 25 174-847 34 38z">
          <text:p/>
        </draw:path>
        <draw:path draw:style-name="gr5" draw:text-style-name="P5" draw:layer="layout" svg:width="0.927cm" svg:height="0.953cm" svg:x="20.184cm" svg:y="2.933cm" svg:viewBox="0 0 928 954" svg:d="M246 598h8 8l5 4 8 5 4 4 5 8 4 17v-4l8 17 9 13 8 12-4-4 13 13-4-4 8 12v-4l8 13v-5l9 9 8 4 13 4h-4l13 5 12 4 13 4v-4l13 4h17 17 16 17-4l17-4 17-4-4 4 17-9-4 5 12-9v4l13-8h-4l12-9-4 5 13-13v4l4-8-4 4 4-8v4l4-9-4 5 4-9v4-8 4-8 8-13 5-9 4l-4-8 4 4-8-8 4 4-13-9 5 5-17-13-26-9-34-12-93-34-38-13-38-17-30-12-25-13-21-13-17-12h-4l-17-17-17-22h-4l-13-21-13-21v-4l-8-22v-5l-9-21v-4l-4-21v-4-26-4-21-4l4-26v-4l5-21 4-4 8-22v-4l9-21h4l13-21v-4l17-17v-5l16-17 5-4 12-12 17-13 17-9v-4l17-8 17-9v-4l17-8h4l17-9 21-4 22-9 21-4 21-4h4l21-4 26-5h25l26-4h25l38 4h4 38l34 5h4l31 8h4l30 9 30 12 25 13h4l21 17h5l17 17h4l17 17 4 4 13 17 4 4 13 17 4 4 12 22 9 25h4l9 25 4 26 4 8-4 9v8l-4 4-5 5-8 4-9 4-211 34h-4-10-8l-5-4-4-9-4-4-8-21v4l-9-21v4l-13-13 5 5-17-13h4l-13-8v4l-13-9-12-4h4l-17-4h4-17l-12-4h-17 4-21 4-17-17 4l-17 4 5-4-13 4-13 4h5l-13 4 4-4-8 4h4l-9 5 5-5-17 13 4-4-9 12 5-4-5 9v-5 9-4 8-4 4-4 8-4 9-5 9-4l5 4-5-4 5 8v-4l4 8-4-4 12 9h-4l17 4h-4l25 8 38 13h-4l51 17h4l34 8v5l38 8 34 13 31 12h4l25 13 26 14 21 13v4l17 8v4l21 17 17 22h4l13 21 12 21v4l9 21h4l4 21v5l5 25 4 25v17h-4v17 17l-5 13v4l-8 30-13 29-17 30-17 26-4 4-17 21-4 4-25 21v5l-26 21h-4l-30 17-4 4-31 13-4 4-34 8-4 5-34 8h-4l-38 8h-4l-43 5h-46-47l-42-5-38-4h-4l-39-8-33-9-5-4-29-8h-5l-29-17-26-17h-4l-25-17v-4l-21-17-5-5-21-21-17-25h-4l-13-26-4-4-13-25-12-30v-4l-13-25v-9-8-5l4-8 5-4 4-5 8-4h4zM38 700l26-43 8 30v-4l13 29v-4l12 26h-4l17 21 17 21 17 21v-4l21 21-4-4 25 17h-4l30 17-5-5 30 17-4-4 34 13h-5l34 8h-4l38 9 38 4h-4l42 4h43 42l42-4h-4l38-8 38-9h-4l34-13h-4l34-12h-5l31-17h-4l25-17 21-21 22-22h-5l17-25v4l13-25v4l13-25h-5l9-26v5l4-17v4-17 4-17 4-17 5-26 5l-4-22v5l-4-22v5l-9-21 4 4-12-21v4l-13-21 4 4-17-17-17-17 5 4-17-12h4l-21-13v4l-21-13-27-12h4l-29-9-34-12-34-13-42-14h4l-51-13-38-12-30-13-17-8-4-5-17-8v-4l-8-9-4-8-5-5-4-4v-4l-4-8v-5-8-4l-4-9v-4l4-4v-5-8-4l4-9v-4l4-4 5-9 8-12 4-5 13-12 4-5 9-4h4l8-4 5-4 12-4 13-5h4l13-4h17 17 17 4 17 17 4l17 4 17 5 17 4 17 4 17 8 13 9h4l17 13 4 4 18 17v4l13 21 4 4 8 22-34-22 212-33-25 38-9-26v5l-8-26v4l-9-21-12-17h4l-13-17-17-17h4l-21-17 4 5-21-17 5 4-22-17v4l-21-12-25-9h4l-30-8-30-9v4l-34-8h-34-38-25-22-25 4l-25 4-21 4h4l-26 5h5l-22 4-16 4-17 9-17 4-17 8-17 9h4l-17 8-13 13v-4l-12 12-13 13 4-4-21 21 4-4-17 21 5-4-13 21v-4l-9 21v-4l-8 25v-4l-4 21v-4l-4 25v-4 25-4 25-4l4 26v-5l4 22v-5l8 21 9 18 13 17-5-4 17 17h-4l21 17-4-4 13 8 17 13 25 8h-4l29 13 34 17 38 13 94 34 33 12h5l25 9 4 4 21 8 5 5 8 8 4 4h5l8 13v4l9 9v8l4 9v4 13 4 8 5 8 4l-4 9v4l-5 8-4 5-4 4v4l-9 9-17 12-4 4-8 9h-4l-13 8h-4l-13 9h-4l-13 4h-4l-17 4-17 5h-4l-17 4h-21-22l-17-4h-4-13-4l-17-5-17-4-12-8h-5l-12-5v-4l-13-4-4-4-9-9h-4l-8-8-5-4-8-9v-4l-13-9v-4l-8-13-9-16h-4l-4-17h-4l-5-17 34 17z">
          <text:p/>
        </draw:path>
        <draw:path draw:style-name="gr5" draw:text-style-name="P5" draw:layer="layout" svg:width="1.059cm" svg:height="1.253cm" svg:x="21.496cm" svg:y="2.933cm" svg:viewBox="0 0 1060 1254" svg:d="M488 21h9l8 5 4 4 5 4 4 4 4 9v8 4l-17 89-51-34 34-25 34-25 34-17 4-4 30-13h4l30-13h4l30-8h4l17-5h17l17-4h4 17 17l17 4 33 5h5l25 8h4l30 9 4 4 26 13 25 16h4l21 22h5l21 21v4l21 25 17 30 4 4 13 30 13 35v4l8 34v4l8 38 5 43v4 42 30 29l-5 30-4 25v5l-4 25-8 25v5l-9 21v4l-8 25-9 26-8 21-5 4-8 21-13 26h-4l-13 21-17 21v4l-17 22-16 21-30 29-4 5-13 12h-4l-17 17-17 13-17 8v5l-21 8-17 9v4l-21 4v4l-17 5h-4l-17 8h-5l-17 4-21 4-21 5h-4-17-4-17-4-22-21l-21-5-21-4-21-4-17-8h-4l-17-9-17-8-17-9h-5l-12-13h-4l-13-12-17-13-13-13v-4l-13-13h-4l-8-17h-4l-9-16 59-13-93 436v8l-4 5-4 8-9 4h-4-8-230-4-9l-8-4-4-4-5-9v-4-8-9l243-1169 4-4v-9l8-4 5-4 8-5h4zM272 85l34-26-242 1170-34-38h230l-34 25 93-436v-8l4-5 4-8 9-4h8 4 9l8 4 5 4 4 4 13 17 12 13h-4l13 13 12 12 13 13-4-4 17 13h-4l17 8 12 9 17 4h-4l17 8 17 5h-4l21 4h-4l21 4h-5 22-5l22 4h21-4 21l17-4h21-4l21-4h-5l22-4h-5l22-5h-5l22-8h-5l17-4 17-9 17-13v5l17-13h-4l17-13v4l17-12h-5l17-17v4l30-34v4l17-21h-4l17-21v4l12-21 13-21 13-21 12-21 9-22 8-25v4l9-25 4-25v4l8-26 5-25 4-25v-26l4-25v-30-42 4l-4-42-9-38v4l-8-38v4l-8-34v4l-13-30v4l-17-30 4 5-21-26 4 4-21-21h4l-25-17 4 4-25-16h4l-25-13 4 4-30-13h4l-29-4h4l-34-4h4-17-12-17-17 4-17l-17 4h4l-33 9 4-5-30 13-29 13h4l-34 17h4l-34 21-34 25-4 5-8 4h-9-4l-8-4-5-5-8-4-4-4v-9-8-4l17-89 29 38zM446 564l-4-4 4 25v-4l4 21 4 17 5 17v-4l8 17 9 13h-5l13 12 13 13-5-4 13 12v-4l13 9h-4l12 8 13 4h-4l17 5-5-5 17 5h-4 17-4 13-5 17-4l13-5 12-4h-4l17-4h-4l13-4 12-9h-4l17-8h-4l12-9 13-12-4 4 13-17v4l8-17 9-17 12-17h-4l13-21 8-21 4-21 9-26v5l4-26v5l4-26v4l5-21 4-21v-21 4-21-21-21 4l-4-21v4l-5-21v4l-4-17-8-17v4l-9-12h4l-12-13 4 4-13-13 5 5-13-13v4l-13-8h4l-12-9v5l-13-9 4 4-17-4h4l-16-4h-17 4-17 4l-17 4h4-16 4l-17 4h4l-13 9v-4l-12 8-13 8-13 13 4-4-12 13-13 12 4-4-12 17v-4l-9 17-13 17h5l-13 17h4l-8 21v-4l-9 25v-4l-12 46v-4l-9 42v-4l-4 21v17l-4 17v17-4zM378 543v-4-17l4-17v-4-17-4l5-17v-5l8-38v-4l13-42v-4l8-22 9-21h4l8-21 9-21h4l9-17h4l8-17h5l12-17 13-13h4l13-12 17-14 17-9 17-8 17-4h4l13-4h4l17-5h4 13 4 17 4l17 5h4l13 4h4l17 4v4l17 4v5l17 8 13 14h4l13 13v4l12 13v4l9 12 4 5 8 17 5 17 4 4 4 21 4 21v4 22l5 25v21h-5v21 4l-4 22-4 21v4l-4 21-5 26-8 21v4l-9 21v4l-8 22-13 21v4l-8 17v4l-13 17v4l-13 13v4l-12 13v4l-13 13h-4l-13 13-17 12-13 9h-4l-12 8-17 4v5l-17 4-17 4h-13-4-17-17-4-17v-4l-17-4h-4l-13-5-4-4-13-8h-4l-13-9-4-4-13-8v-5l-13-12h-4l-13-17-8-17-4-4-9-17v-5l-8-17v-4l-4-17v-4l-5-21v-4l-4-22v-4z">
          <text:p/>
        </draw:path>
        <draw:path draw:style-name="gr5" draw:text-style-name="P5" draw:layer="layout" svg:width="0.788cm" svg:height="0.932cm" svg:x="22.55cm" svg:y="2.933cm" svg:viewBox="0 0 789 933" svg:d="M424 21h8l5 5 8 4 4 4 4 4 5 9v8 4l-34 161-59-25 29-42h4l13-22 17-16 17-17 17-17 17-13v-4l17-9v-4l17-8 4-5 17-8 17-9 17-4 4-4 17-4 17-5h4 17 4l17-4h13 4l14 4 25 5h4l30 8 30 13h4l8 8 5 5v8l4 8-4 5v8l-89 186v5l-4 8h-9l-4 4h-9-5-8l-17-4h4l-17-4h4-17 5-22 5-13-13l-12 4h4l-17 4h4l-17 5-13 8-12 9-13 8-17 13 4-5-17 14h5l-13 13-13 13-8 12-13 17 4-4-12 21 4-4-13 17h4l-8 21v-4l-9 25v-4l-17 55-16 63-17 77-55 262-5 9v4l-8 8-4 5h-9-8-225-8-4l-9-5-4-4-4-8-5-9v-4-9l178-847 5-4 4-9 4-4 4-4 9-5h8zM212 85l30-26-178 848-30-38h225l-30 25 55-266 17-76 17-64 17-55v-4l8-21h5l8-22 9-21 8-17 4-4 9-13v-4l12-14 5-4 8-12 4-5 13-12 17-13 17-13v-4l17-8 17-9v-4l17-4v-5l17-4 17-8 17-5h4 12 5 12 5 17 4 17l17 5h4l18 8-39 17 85-186 17 42-25-13v5l-25-9h4l-26-4h-13 4-13-17 4-16 4l-17 4-17 4h4l-17 5-12 8-17 9h4l-17 8-17 13 4-4-17 16v-4l-12 17v-4l-17 17-13 17-17 17h4l-29 42-9 4-4 5-9 4h-4-8-9l-4-4-4-5-4-8-5-4v-9-8l34-161 30 38z">
          <text:p/>
        </draw:path>
        <draw:path draw:style-name="gr5" draw:text-style-name="P5" draw:layer="layout" svg:width="0.944cm" svg:height="0.953cm" svg:x="23.232cm" svg:y="2.933cm" svg:viewBox="0 0 945 954" svg:d="M0 522v-4-26-4l4-25 5-30 4-25v-5l4-22v-4l8-25 9-26 8-21v-4l13-21 9-26h4l8-21h4l13-21 13-21 17-21 17-17 17-17 4-5 17-12v-5l17-12h4l17-17h4l17-13 21-13h5l21-8v-4l21-9 25-8 21-9h5l21-4h4l21-4 4-4h26l25-5 26-4h4 25 26l21 4h4 21l21 5 22 4h4l17 4h4l17 4h4l17 9 21 8 17 9 17 8h4l13 9h4l13 12h4l13 13h4l13 13 13 12h4l13 13 13 17 13 13v4l8 13 5 4 8 13v4l9 13v4l8 17 8 17 9 21 4 17v4l4 17 5 21 4 21v22 4l4 21v22 25 5l-4 21v4 26l-4 25-5 25h-4l-4 21v5l-9 21v4l-4 21h-4l-8 21v5l-9 21-13 21-12 21v4l-13 17v5l-14 16-4 5-13 17v4l-17 17-17 21h-4l-17 17-17 17h-4l-17 17-21 13-21 12h-4l-22 13-21 13h-4l-21 8-26 9-25 4v4l-25 4-26 4h-4l-25 5h-26-4-25-30-4l-30-5h-30v-4l-25-4h-4l-26-4v-4l-25-9h-4l-26-8-25-13-21-13h-4l-22-17-21-17-21-17-17-17v-4l-17-17v-4l-12-21h-5l-12-21v-5l-9-21-13-21v-4l-8-21v-4l-4-22v-4l-9-21v-4l-4-26v-25-25zM64 552v-5 26l4 25v-4 25l8 21h-4l8 22 9 21 8 21h-4l13 21v-4l13 21h-5l17 21-4-4 17 21-4-4 17 17 17 17v-4l17 16 21 13h-5l22 13v-4l25 12h-4l25 9h-4l25 8 26 5 25 4 26 4 25 4h30 25l25-4h26-4l25-4 25-4h-4l26-9 21-8v4l21-9h-4l25-12-4 4 21-13 21-13h-4l21-12-4 4 21-17 17-13 17-17h-4l17-17 17-16 12-22v5l13-22 13-21v5l12-22 9-21v4l8-25v4l10-21 8-21 4-21 9-26v5l4-26v-21l4-25v4-26-25-22-21 4-21l-4-17-4-21v4l-4-21v4l-5-21v4l-4-17-8-17-10-17 5 5-9-17-8-13-13-17 4 4-13-17v4l-12-12h4l-13-13-12-13-13-8-13-13-17-8h4l-17-9-16-8 4 4-17-8-17-9-17-4-17-4-21-5h4l-21-4-21-4h-21-22-21-25-26l-21 4-25 4-21 5-21 4-22 8v-4l-21 9-21 8-21 13h4l-21 8-17 13-17 13-17 12-17 17v-4l-17 17-12 17-17 17h4l-17 21 4-4-17 21h5l-13 21v-4l-13 21h4l-12 21-9 21-4 26v-4l-9 25-4 26-4 26v-5l-4 30v-4l-4 30h4l-4 25zM652 369l-4-17 4 4-4-21v4l-4-17v4l-9-17 4 4-8-16v4l-9-13-8-13v5l-13-13 4 4-12-13v5l-13-9h4l-17-4h5l-17-4h4l-17-4h4l-17-5h-17-17 5l-22 5h5l-17 4h4l-17 4v-4l-17 8h4l-17 9 5-5-17 13 4-4-17 13 4-5-17 13h4l-12 13-13 12-8 13-13 17h4l-13 17-8 17-8 21 4-4-17 47v-4l-4 21-5 22v-5l-4 22v16l-4 17v17l4 21v17l4 22v-5l5 17 4 17v-4l8 17v-4l9 17v-5l8 13 13 13-4-4 17 12-5-4 13 13v-5l13 9 12 4 17 4h-4 17-4 21-4 21l21-4h-4l21-4h-4l21-9-4 5 21-13h-4l17-13v5l17-17h-5l17-17 21-30v4l17-29 13-30 13-34v4l8-38v5l9-39v5l4-38v-17-23zM715 385v23 21 4l-4 38-8 38v4l-9 34-4 5-13 33-17 34v4l-16 30h-5l-21 30v4l-17 17-4 4-17 17-21 17h-4l-17 13h-5l-21 8-4 4-21 5h-4l-22 4h-4l-21 4h-4l-17-4h-4-17-5l-16-4-5-5-17-4-17-8-4-5-12-8h-5l-12-13h-5l-12-12v-5l-13-12-4-5-9-12v-4l-8-17-4-5-5-17h-4l-4-21v-4l-4-17v-4l-5-21v-26-17-4l5-17v-4-17-4l4-17v-4l4-22 9-21 12-43v-4l9-21 12-22 9-21 13-17v-4l12-13v-4l13-13 4-4 13-12 17-13v-4l17-9v-4l17-9 17-8h4l17-9 17-4h4l17-4h4l17-4h21 21 5l17 4 17 4h4l17 4 4 5 13 4 4 4 13 9h4l13 8 4 4 12 13 13 13v4l13 13v4l8 13v4l9 17v4l4 17h4l4 17v4 21z">
          <text:p/>
        </draw:path>
        <draw:path draw:style-name="gr5" draw:text-style-name="P5" draw:layer="layout" svg:width="0.809cm" svg:height="1.574cm" svg:x="23.922cm" svg:y="2.633cm" svg:viewBox="0 0 810 1575" svg:d="M776 0l8 4h9l4 4 4 4 4 9 5 4v9 8l-43 203-4 9-4 4-4 8-5 5h-8-9-225-8-9l-4-5-4-4-5-8-4-9v-4-9l43-203 4-8 4-9 4-4 4-4h9l8-4zM550 67l30-25-42 203-30-38h225l-30 25 43-203 30 38zM711 321h5l9 5 4 4 9 4v4l4 9v8 4l-153 724-17 72-13 64v4l-17 55-13 52h-4l-13 42-12 38-13 30h-4l-13 21v4l-9 13h-4l-8 13-13 12-13 9v4l-12 9h-5l-12 8-13 9h-4l-13 8h-4l-13 4h-4l-13 9h-4l-13 4h-4l-17 4h-17-4l-17 4h-21-21-26-25l-21-4h-4-22l-25-4-21-4-21-9h-5l-21-4-4-4-8-4-5-5-4-4v-8-5-8l34-186 4-9 4-4 5-8 4-6h8 5 8l30 6 25 4 25 4h-4 26-5 13-4l13-4h-5 13-4l13-4h-5l9-6v6l8-10-4 4 8-8v4l9-8-4 4 8-13-4 4 8-17 9-21 8-29v4l13-38v4l8-42 26-94 144-702 4-4 4-9 4-4 9-4 4-5h9zM483 385l29-26-144 703-25 98-13 42-8 34-13 29-8 26-9 22h-4l-9 13-4 4-4 8-4 5-9 8h-4l-8 4-5 5-8 4h-4l-13 4v4h-13-4l-13 4h-12-5-21-4l-25-4-26-4h-4l-30-4 38-26-33 187-26-38 21 8 22 4 21 4 21 5h21l21 4h26-5 26 21-4 21-4l21-4h-4 16l17-5 13-4 17-4h-4l17-4h-5l17-9h-4l13-4 13-8 8-9v4l13-12-4 4 12-13h-4l13-8h-5l13-13-4 4 13-21v4l12-25 13-34 13-42v4l12-52 17-55 17-63 13-72 152-724 34 38z">
          <text:p/>
        </draw:path>
        <draw:path draw:style-name="gr5" draw:text-style-name="P5" draw:layer="layout" svg:width="0.872cm" svg:height="0.953cm" svg:x="24.676cm" svg:y="2.933cm" svg:viewBox="0 0 873 954" svg:d="M255 581l29-29v21-5 22-5l4 22v-5 21-4l9 17h-4l8 17v-4l9 17-5-4 9 12 13 13-5-4 13 12 13 9h-5l13 8v-4l13 9h-4l17 4h-5l17 4h-4 17-4 17-5 17-4 13l13-4v4l12-4h-4l13-4h-4l12-5 13-4h-4l12-8-4 4 21-17-4 4 21-21-4 4 21-25-4 4 17-30 4-4 9-4 4-4 8-4h9l203 33 8 5 5 4 8 4 4 4v9l5 8-5 9v4l-17 34-17 29-21 26v4l-21 21v5l-21 21-21 21-4 4-22 17h-4l-25 17-26 17-29 13-30 12-30 9-29 8-30 4h-4l-30 5h-34-21-21l-21-5h-4l-17-4h-21v-4l-22-4-16-4h-5l-17-9-17-8h-4l-17-9-17-8-17-9v-4l-18-8-12-13h-4l-26-26-4-4-13-13-12-16-13-17-13-17-8-17-9-17h-4l-4-17-5-4-4-17-8-17v-4l-4-17v-5l-9-17v-21l-4-4v-17-4l-4-21v-21-22-4-21-21l4-21v-5-21l8-43 13-38v-4l13-39v-4l17-34 4-4 17-34v-4l25-34 17-25 21-21 17-22h4l18-17 5-4 17-12 4-5 21-12v-5l21-12h4l22-13h4l21-13h4l26-8 25-9h4l26-8 29-4 30-5h30l33-4h17 5l16 4h22l17 5h4l17 4 17 4 34 9 4 4 29 13h5l25 16 4 5 26 17 4 4 21 21 4 4 21 26 22 29v5l17 29 12 34 4 4 9 34v4l4 17 4 21v22l5 21v21 21 5 38l-5 43-4 38-8 34v8l-5 4-4 9h-8l-4 4h-9zM826 518l-34 25 9-34 4-34 4-38v4-43-21 4-21l-4-21v4-21l-4-17-5-17-8-34v4l-13-33v4l-12-30-17-25v4l-21-25h4l-26-22h5l-26-17-25-16v4l-30-13h4l-29-13v5l-17-5h4l-17-4-17-4h-17-17-17-29-30 4l-29 4-26 4-25 9h4l-25 4-26 9h5l-26 12-21 9-21 12h4l-21 17v-4l-21 17h4l-21 17-17 17-18 21-17 21h4l-25 34 4-4-21 38v-4l-17 38 4-4-17 38h5l-13 39v-4l-9 42v-4 21l-4 21v21-4 25-4 21l4 21h-4l4 22 5 17v21-5l4 22v-5l8 22 5 17v-5l8 21-4-4 8 17 9 17v-4l8 17 9 17v-5l12 17v-4l9 17v-4l12 17v-4l27 25 13 13v-5l16 13h-4l17 9 13 8 17 9v-5l17 9h-4l16 4 17 9v-5l17 9h17l21 4h-4 21l22 4h-5 21 30l30-4h-4l29-4 26-9v5l25-13v4l25-13 26-12-4 4 25-17v4l25-17h-4l25-17h-4l21-21v4l22-25-5 4 22-25 16-26v5l17-30h-4l17-30 25 47-203-30 30-17-17 30-17 25-4 5-21 17v4l-26 17v4l-12 4-13 9h-4l-13 4v4l-13 4h-4-13v5h-12-5l-12 4h-5-12-5l-16-4h-17-5l-17-5-4-4-13-4h-4l-12-9h-5l-12-8-5-4-12-9-5-4-12-13-13-17-13-17-8-16v-5l-9-17-4-17-4-4v-17l-4-4v-21-21-5-21-4l4-8 4-5 4-4 5-4 8-4h9zM602 385v-21 5l-4-26v4l-5-21 5 4-9-17h4l-8-16 4 4-8-17v4l-9-13h4l-12-12 4 4-13-13 4 4-12-8h4l-13-8 4 4-16-9h4l-13-4h4-17 5l-17-4h4-21 4-17 4l-17 4h5l-17 4v-4l-13 9-13 4-12 8-13 9-13 12v-4l-13 17 5-4-13 17v-4l-9 21v-5l-8 22v-5l-8 22v-5l-9 26v-4l-4 25v-4l-9 26-29-39h355l-29 35zM665 412v8l-4 5-4 8-4 4-9 4h-4-9-355-9-4l-8-4-5-4-4-8v-5l-4-8 4-9 4-26 5-25h4l4-26h4l9-21v-4l8-17 4-4 9-17h4l13-17v-4l13-13 4-4 12-13h5l12-13h5l12-8h5l17-9v-4l16-4h5l17-4h4l17-5h17 4 17 4l17 5 17 4h4l13 4h4l13 8h4l13 9 4 4 13 9v4l12 8v5l13 12v5l9 12 4 4 4 13 4 4 5 17v5l4 16v5l4 21 4 21v4 21 5z">
          <text:p/>
        </draw:path>
        <draw:path draw:style-name="gr5" draw:text-style-name="P5" draw:layer="layout" svg:width="0.885cm" svg:height="0.953cm" svg:x="25.586cm" svg:y="2.933cm" svg:viewBox="0 0 886 954" svg:d="M797 585l8 5 4 4 9 4 4 4v9l4 4-4 8v9l-13 34-4 4-13 34h-4l-17 34-21 29-21 30-26 25v5l-25 21-30 21v4l-29 17-30 17-29 13-5 4-29 9h-5l-30 8h-4l-30 8h-4l-34 5h-4-34-21-22l-21-5h-17-4l-17-4-17-4h-4l-17-8-17-5-34-12v-5l-29-17h-5l-25-21h-4l-26-25-21-26-4-4-21-25v-4l-17-30v-4l-13-30-4-4-4-17-5-17v-4l-4-17-4-21-4-22v-21-21-21-34-4-34l4-34h4l4-34v-4l9-31v-4l8-29 5-5 8-29 17-34 13-30 4-4 17-25v-5l17-25 4-4 21-21v-5l21-21 5-4 25-21 25-21h5l25-22h4l26-17h4l30-16 33-13 34-9 34-8 34-9h34 4l35-4 38 4 38 5 34 4h4l30 8 30 13h4l25 17h4l26 17h4l21 17 4 4 22 21 17 21 4 5 17 25 12 25 5 5 8 25 4 4 9 26v4l4 30 4 4v29l5 9-5 8-4 5-4 4-4 8h-9l-4 5-216 21h-8-5l-8-4-4-5-5-4-4-8v-5l-4-17-4-17v5l-5-17 5 4-9-13h4l-8-12 4 4-8-13 4 4-9-12v4l-8-9 4 5-8-9-9-4h5l-13-4h4l-13-4h5l-13-5h4-13-12 4l-13-4-18 4h5-17 4l-17 5h4l-17 4h5l-17 4h4l-17 8h4l-17 9h4l-17 8h5l-13 13-13 13-12 17 4-5-13 17-8 17-9 22v-5l-8 26v-5l-9 27-12 46-5 22-4 21-4 25v-4 25-4l-4 21v21 17l4 17v-4 17-4l4 17v-5l4 13 5 13v-4l8 12-4-4 8 13v-4l9 8h-4l12 8-4-4 8 9 9 4 8 4v-4l9 4h13-5 13-4 17-5 13-4l17-4h-4l12-4-4 4 17-9-4 5 13-9 12-8-4 4 13-13v5l12-13-4 4 13-13h-4l13-12v4l9-17v4l8-17v4l9-16 8-17 4-17 5-9 4-4 8-4 5-4h8 8zM564 615l38-21-9 21-8 17-4 4-9 17-8 17-13 17-13 13v4l-12 13-13 8-4 4-13 9-14 8-4 4-13 5-16 8-13 4h-4l-13 5h-4l-13 4h-4-13-4-13l-4-4h-13l-13-5h-4l-12-4-5-4-8-4h-4l-9-9h-4l-9-8-4-4-8-9-5-4-8-9v-4l-8-13-9-16-4-17h-4l-5-17v-17l-4-5v-16-22-21-4-21l4-21v-5l5-21 4-25 4-26 13-51h4l4-26h4l9-21v-4l8-21 13-21 13-17v-5l13-17h4l12-16 13-13h4l13-13 4-4 13-9h4l13-8 4-4 17-5v-4l17-4h4l13-4h4l17-4h4 18 17l13 4h4 13l4 4h9l4 4 12 4h5l8 9h4l9 8h4l9 9v4l8 9h4l9 12 8 13v4l9 13 4 17 4 17 4 17 5 21-38-30 215-25-29 38-4-30-5-29v4l-8-30v5l-9-26v4l-12-25-17-21h4l-21-21 4 4-21-21h4l-25-17 4 4-25-17-26-13h4l-29-8h4l-34-9h4l-34-4h5l-34-4h-34-35 4l-33 4-30 4-30 9v-4l-29 12-30 9h4l-29 17v-5l-30 17h4l-29 17-26 22 4-5-25 26v-5l-21 26 4-4-21 25-17 25-17 26-13 29v-4l-12 34v-4l-13 34v-4l-9 34v-5l-8 35-4 30-5 34v-5l-4 34v34 21-4 21l4 21v-4 21l5 17 4 17v-4l4 21v-4l4 17 13 29 13 30v-4l21 25h-4l21 26v-5l25 21h-4l26 22-5-5 30 17 30 13h-5l17 4 17 5h-4l17 4 17 4h17l17 4h21-4 21 34-5l34-4 30-8v4l31-9 29-12h-4l30-13v4l25-17 25-17 26-21v4l21-25v4l21-25 21-26-4 5 21-30 17-30 17-34-4 5 17-38 25 42z">
          <text:p/>
        </draw:path>
        <draw:path draw:style-name="gr5" draw:text-style-name="P5" draw:layer="layout" svg:width="0.58cm" svg:height="1.224cm" svg:x="26.513cm" svg:y="2.662cm" svg:viewBox="0 0 581 1225" svg:d="M38 318v-4l4-9 4-4 9-4 4-5h9 114l-34 26 30-131v-9l4-4 4-4 4-5 260-156 8-4 9-5 8 5h4l9 4 4 4 4 4 4 9v8 9l-59 287-35-38h141 8l9 5 4 4 4 4 5 4 4 9v8 4l-38 175v9l-4 4-5 4-8 4-4 4h-9-141l34-25-76 351-17 77v21l-4 12v-8l4 13-4-5 4 9-4-4 8 8-4-8 4 8-4-4 9 8-5-4 13 4h-8 17-5 21-4 30-4l51-4h9l8 4h5l4 9 4 4 4 9v4 8l-34 170-4 8-4 4-4 9-10 4h-4l-30 4-4 4h-29l-30 5h-4-30-30-4l-25-5h-4-22l-4-4-21-4h-4l-21-4-5-4-17-9h-4l-17-8-4-5-13-8-4-4-13-13-4-4-8-13h-5l-8-17v-4l-8-13-5-4-4-17v-4l-4-17v-4l-4-17v-5-21-4-25l8-38v-5l9-51 12-63 72-339 34 38h-114-9l-8-4h-4l-5-8-4-4-4-9v-4-9zM63 505l-29-38h114 4l9 4h4l8 9v4l5 8v5 8l-72 339-13 63-8 51-9 38v-4 25 17l4 17v-4l5 21-5-4 9 17-4-4 8 16v-4l8 13h-4l13 13v-5l13 13-5-4 13 13v-5l17 13-4-4 17 8 17 5 21 4 25 4h-4l30 4h-5 30 30l29-4h-4l30-4 29-4-25 25 34-169 35 38-48 4-30 4-21-4h-4-17l-4-4-13-5h-4l-4-4-9-4-4-4h-4l-9-9-4-8-4-9-4-8v-9l-5-8v-13-4-13l5-25 17-76 76-352v-8l4-4 4-5 9-4 4-4h8 141l-34 25 38-174 30 38h-141-4-8l-5-4-8-5v-8l-4-4v-9-8l60-288 46 34-259 156 17-21-29 131v9l-5 4-4 9-8 4h-9-4-114l33-26z">
          <text:p/>
        </draw:path>
        <draw:path draw:style-name="gr5" draw:text-style-name="P5" draw:layer="layout" svg:width="17.979cm" svg:height="0.149cm" svg:x="9.021cm" svg:y="4.025cm" svg:viewBox="0 0 17980 150" svg:d="M17945 0l9 5h5l8 4 4 4 4 9v4l5 8v82l-5 8v9l-4 4-4 4-8 4-5 5h-9-17916-4l-8-5-5-4-8-4-4-4v-9-8-82-8-4l4-9 8-4 5-4h8l4-5zM29 69l34-35v82l-34-30h17916l-34 30v-82l34 35z">
          <text:p/>
        </draw:path>
        <draw:polygon draw:style-name="gr3" draw:text-style-name="P3" draw:layer="layout" svg:width="15.333cm" svg:height="2.439cm" svg:x="4.745cm" svg:y="4.931cm" svg:viewBox="0 0 15334 2440" draw:points="0,0 15334,0 15334,2440 0,2440">
          <text:p/>
        </draw:polygon>
        <draw:polygon draw:style-name="gr3" draw:text-style-name="P3" draw:layer="layout" svg:width="12.895cm" svg:height="2.439cm" svg:x="20.074cm" svg:y="4.931cm" svg:viewBox="0 0 12896 2440" draw:points="0,0 12896,0 12896,2440 0,2440">
          <text:p/>
        </draw:polygon>
        <draw:polygon draw:style-name="gr11" draw:text-style-name="P9" draw:layer="layout" svg:width="15.333cm" svg:height="2.439cm" svg:x="4.745cm" svg:y="7.365cm" svg:viewBox="0 0 15334 2440" draw:points="0,0 15334,0 15334,2440 0,2440">
          <text:p/>
        </draw:polygon>
        <draw:polygon draw:style-name="gr11" draw:text-style-name="P9" draw:layer="layout" svg:width="12.895cm" svg:height="2.439cm" svg:x="20.074cm" svg:y="7.365cm" svg:viewBox="0 0 12896 2440" draw:points="0,0 12896,0 12896,2440 0,2440">
          <text:p/>
        </draw:polygon>
        <draw:polygon draw:style-name="gr11" draw:text-style-name="P9" draw:layer="layout" svg:width="15.333cm" svg:height="2.438cm" svg:x="4.745cm" svg:y="12.238cm" svg:viewBox="0 0 15334 2439" draw:points="0,0 15334,0 15334,2439 0,2439">
          <text:p/>
        </draw:polygon>
        <draw:polygon draw:style-name="gr11" draw:text-style-name="P9" draw:layer="layout" svg:width="12.895cm" svg:height="2.438cm" svg:x="20.074cm" svg:y="12.238cm" svg:viewBox="0 0 12896 2439" draw:points="0,0 12896,0 12896,2439 0,2439">
          <text:p/>
        </draw:polygon>
        <draw:polygon draw:style-name="gr11" draw:text-style-name="P9" draw:layer="layout" svg:width="15.333cm" svg:height="2.439cm" svg:x="4.745cm" svg:y="17.106cm" svg:viewBox="0 0 15334 2440" draw:points="0,0 15334,0 15334,2440 0,2440">
          <text:p/>
        </draw:polygon>
        <draw:polygon draw:style-name="gr11" draw:text-style-name="P9" draw:layer="layout" svg:width="12.895cm" svg:height="2.439cm" svg:x="20.074cm" svg:y="17.106cm" svg:viewBox="0 0 12896 2440" draw:points="0,0 12896,0 12896,2440 0,2440">
          <text:p/>
        </draw:polygon>
        <draw:polygon draw:style-name="gr12" draw:text-style-name="P10" draw:layer="layout" svg:width="15.333cm" svg:height="2.438cm" svg:x="4.745cm" svg:y="9.8cm" svg:viewBox="0 0 15334 2439" draw:points="0,0 15334,0 15334,2439 0,2439">
          <text:p/>
        </draw:polygon>
        <draw:polygon draw:style-name="gr12" draw:text-style-name="P10" draw:layer="layout" svg:width="12.895cm" svg:height="2.438cm" svg:x="20.074cm" svg:y="9.8cm" svg:viewBox="0 0 12896 2439" draw:points="0,0 12896,0 12896,2439 0,2439">
          <text:p/>
        </draw:polygon>
        <draw:polygon draw:style-name="gr12" draw:text-style-name="P10" draw:layer="layout" svg:width="15.333cm" svg:height="2.439cm" svg:x="4.745cm" svg:y="14.672cm" svg:viewBox="0 0 15334 2440" draw:points="0,0 15334,0 15334,2440 0,2440">
          <text:p/>
        </draw:polygon>
        <draw:polygon draw:style-name="gr12" draw:text-style-name="P10" draw:layer="layout" svg:width="12.895cm" svg:height="2.439cm" svg:x="20.074cm" svg:y="14.672cm" svg:viewBox="0 0 12896 2440" draw:points="0,0 12896,0 12896,2440 0,2440">
          <text:p/>
        </draw:polygon>
        <draw:path draw:style-name="gr1" draw:text-style-name="P1" draw:layer="layout" svg:width="28.224cm" svg:height="2.511cm" svg:x="4.749cm" svg:y="4.914cm" svg:viewBox="0 0 28225 2512" svg:d="M0 0h28225v38h-28225zM0 2397h28225v115h-28225z">
          <text:p/>
        </draw:path>
        <draw:path draw:style-name="gr1" draw:text-style-name="P1" draw:layer="layout" svg:width="28.258cm" svg:height="14.614cm" svg:x="4.732cm" svg:y="4.931cm" svg:viewBox="0 0 28259 14615" svg:d="M0 0h38v14615h-38zM7663 0h38v14615h-38zM15326 0h38v14615h-38zM28221 0h38v14615h-38z">
          <text:p/>
        </draw:path>
        <draw:path draw:style-name="gr1" draw:text-style-name="P1" draw:layer="layout" svg:width="28.224cm" svg:height="9.775cm" svg:x="4.749cm" svg:y="9.787cm" svg:viewBox="0 0 28225 9776" svg:d="M0 0h28225v38h-28225zM0 2434h28225v38h-28225zM0 4868h28225v39h-28225zM0 7303h28225v39h-28225zM0 9738h28225v38h-28225z">
          <text:p/>
        </draw:path>
        <draw:polygon draw:style-name="gr1" draw:text-style-name="P1" draw:layer="layout" svg:width="0.377cm" svg:height="0.479cm" svg:x="8.398cm" svg:y="5.223cm" svg:viewBox="0 0 378 480" draw:points="0,480 0,0 95,0 289,319 289,0 378,0 378,480 281,480 90,166 90,480">
          <text:p/>
        </draw:polygon>
        <draw:path draw:style-name="gr1" draw:text-style-name="P1" draw:layer="layout" svg:width="0.326cm" svg:height="0.364cm" svg:x="8.851cm" svg:y="5.346cm" svg:viewBox="0 0 327 365" svg:d="M95 114l-82-12c9-34 25-59 47-76 21-17 56-26 102-26 43 0 72 4 93 17 17 9 34 21 38 34 9 17 13 42 13 85v105c0 30 0 51 4 69 5 13 9 30 17 47h-89c-4-9-8-17-8-30-4-4-4-8-4-8-17 12-34 25-51 34-17 8-38 12-55 12-39 0-65-12-86-29-21-22-34-44-34-73 0-22 9-38 17-55 9-13 21-26 38-34 17-9 44-17 73-21 43-9 72-17 89-22v-12c0-17-4-30-12-34-9-9-26-13-51-13-13 0-26 4-38 9-9 8-13 17-21 33zM217 191c-12 4-29 8-55 12-25 5-42 9-51 17-12 9-16 17-16 30s4 25 12 34c13 8 26 14 38 14 17 0 34-6 47-14 13-9 17-21 21-34 4-4 4-21 4-42z">
          <text:p/>
        </draw:path>
        <draw:path draw:style-name="gr1" draw:text-style-name="P1" draw:layer="layout" svg:width="0.508cm" svg:height="0.356cm" svg:x="9.241cm" svg:y="5.346cm" svg:viewBox="0 0 509 357" svg:d="M0 9h85v46c29-34 63-55 106-55 26 0 43 4 60 17 17 9 29 21 38 38 17-17 34-29 51-38 16-13 38-17 55-17 25 0 46 9 67 17 17 9 30 26 38 47 5 12 9 38 9 72v221h-93v-199c0-35 0-56-9-69-8-13-21-17-38-17-13 0-25 4-38 13-8 4-17 17-21 34-4 12-9 39-9 73v165h-93v-191c0-35 0-56-4-64-4-13-8-17-13-21-8-9-17-9-29-9-14 0-27 4-39 13-13 4-22 17-26 29-4 17-4 39-4 73v170h-93z">
          <text:p/>
        </draw:path>
        <draw:path draw:style-name="gr1" draw:text-style-name="P1" draw:layer="layout" svg:width="0.323cm" svg:height="0.364cm" svg:x="9.812cm" svg:y="5.346cm" svg:viewBox="0 0 324 365" svg:d="M230 246l89 12c-9 34-30 61-55 78-26 21-55 29-93 29-60 0-106-21-136-59-21-35-35-73-35-120 0-59 18-101 48-135s68-51 114-51c51 0 89 17 119 51 29 34 46 89 42 157h-229c5 29 9 50 26 63 13 17 30 27 51 27 12 0 25-6 38-14 8-9 17-21 21-38zM234 153c0-26-8-47-21-60-13-12-30-21-47-21-21 0-38 9-50 21-13 13-17 34-17 60z">
          <text:p/>
        </draw:path>
        <draw:polygon draw:style-name="gr1" draw:text-style-name="P1" draw:layer="layout" svg:width="0.364cm" svg:height="0.479cm" svg:x="15.32cm" svg:y="5.223cm" svg:viewBox="0 0 365 480" draw:points="0,480 0,0 357,0 357,81 97,81 97,187 335,187 335,267 97,267 97,399 365,399 365,480">
          <text:p/>
        </draw:polygon>
        <draw:path draw:style-name="gr1" draw:text-style-name="P1" draw:layer="layout" svg:width="0.508cm" svg:height="0.356cm" svg:x="15.756cm" svg:y="5.346cm" svg:viewBox="0 0 509 357" svg:d="M0 9h85v46c29-34 67-55 110-55 21 0 38 4 56 17 17 9 29 21 42 38 13-17 30-29 47-38 17-13 38-17 59-17 25 0 46 9 63 17 17 9 30 26 39 47 8 12 8 38 8 72v221h-89v-199c0-35-4-56-13-69-8-13-21-17-38-17-12 0-25 4-34 13-12 4-21 17-25 34-4 12-8 39-8 73v165h-90v-191c0-35-5-56-9-64 0-13-8-17-13-21-8-9-16-9-29-9s-26 4-38 13c-9 4-17 17-21 29-9 17-9 39-9 73v170h-93z">
          <text:p/>
        </draw:path>
        <draw:path draw:style-name="gr1" draw:text-style-name="P1" draw:layer="layout" svg:width="0.339cm" svg:height="0.487cm" svg:x="16.353cm" svg:y="5.346cm" svg:viewBox="0 0 340 488" svg:d="M0 9h86v50c12-16 25-29 46-42 17-8 38-17 64-17 38 0 72 17 101 47 26 34 43 76 43 135 0 55-17 103-43 132-29 34-63 51-101 51-22 0-38-4-55-12-13-9-30-22-47-39v174h-94zM94 178c0 38 4 69 21 86s34 29 55 29 38-8 55-29c13-17 21-44 21-82s-8-63-21-80c-17-21-34-30-55-30s-42 9-55 26c-17 21-21 46-21 80z">
          <text:p/>
        </draw:path>
        <draw:polygon draw:style-name="gr1" draw:text-style-name="P1" draw:layer="layout" svg:width="0.094cm" svg:height="0.479cm" svg:x="16.763cm" svg:y="5.223cm" svg:viewBox="0 0 95 480" draw:points="0,0 95,0 95,480 0,480">
          <text:p/>
        </draw:polygon>
        <draw:path draw:style-name="gr1" draw:text-style-name="P1" draw:layer="layout" svg:width="0.355cm" svg:height="0.364cm" svg:x="16.929cm" svg:y="5.346cm" svg:viewBox="0 0 356 365" svg:d="M0 178c0-30 4-59 21-89s38-51 63-63c30-17 60-26 93-26 51 0 94 17 128 51s51 76 51 131c0 51-17 93-51 128-34 38-77 55-128 55-33 0-63-8-88-21-30-17-51-38-68-64-17-30-21-64-21-102zM93 182c0 34 8 60 25 81 13 17 34 25 59 25 22 0 43-8 60-25 17-21 25-47 25-81s-8-59-25-80c-17-17-38-26-60-26-25 0-46 9-59 26-17 21-25 46-25 80z">
          <text:p/>
        </draw:path>
        <draw:path draw:style-name="gr1" draw:text-style-name="P1" draw:layer="layout" svg:width="0.355cm" svg:height="0.486cm" svg:x="17.314cm" svg:y="5.355cm" svg:viewBox="0 0 356 487" svg:d="M0 0h97l81 246 80-246h98l-123 335-21 59c-9 22-17 34-26 47-4 8-13 17-25 25-9 9-21 13-34 17-13 0-30 4-47 4s-34 0-51-4l-8-72c13 0 25 5 38 5 21 0 38-9 47-22 12-12 17-25 25-46z">
          <text:p/>
        </draw:path>
        <draw:path draw:style-name="gr1" draw:text-style-name="P1" draw:layer="layout" svg:width="0.323cm" svg:height="0.364cm" svg:x="17.699cm" svg:y="5.346cm" svg:viewBox="0 0 324 365" svg:d="M230 246l89 12c-13 34-30 61-55 78-26 21-56 29-95 29-63 0-105-21-135-59-21-35-34-73-34-120 0-59 17-101 47-135 29-34 67-51 114-51 52 0 90 17 119 51 30 34 47 89 43 157h-230c0 29 9 50 21 63 17 17 34 27 55 27 14 0 27-6 35-14 13-9 17-21 26-38zM234 153c0-26-9-47-21-60-13-12-30-21-48-21-21 0-38 9-51 21-12 13-17 34-17 60z">
          <text:p/>
        </draw:path>
        <draw:path draw:style-name="gr1" draw:text-style-name="P1" draw:layer="layout" svg:width="0.321cm" svg:height="0.364cm" svg:x="18.072cm" svg:y="5.346cm" svg:viewBox="0 0 322 365" svg:d="M225 246l93 12c-13 34-30 61-55 78-25 21-59 29-97 29-60 0-107-21-133-59-25-35-33-73-33-120 0-59 12-101 42-135 31-34 69-51 115-51 51 0 93 17 123 51s42 89 42 157h-228c0 29 8 50 21 63 13 17 30 27 51 27 17 0 29-6 38-14 8-9 17-21 21-38zM229 153c0-26-4-47-21-60-13-12-25-21-47-21-16 0-33 9-46 21-13 13-21 34-21 60z">
          <text:p/>
        </draw:path>
        <draw:polygon draw:style-name="gr1" draw:text-style-name="P1" draw:layer="layout" svg:width="0.098cm" svg:height="0.479cm" svg:x="18.647cm" svg:y="5.223cm" svg:viewBox="0 0 99 480" draw:points="0,0 99,0 99,480 0,480">
          <text:p/>
        </draw:polygon>
        <draw:path draw:style-name="gr1" draw:text-style-name="P1" draw:layer="layout" svg:width="0.398cm" svg:height="0.479cm" svg:x="18.838cm" svg:y="5.223cm" svg:viewBox="0 0 399 480" svg:d="M0 0h174c43 0 72 5 94 9 25 8 50 25 72 46 21 22 33 47 46 77 9 29 13 67 13 114 0 39-4 73-13 103-13 33-30 59-51 80-17 17-38 30-67 38-22 9-51 13-85 13h-183zM98 81v318h72c26 0 43-4 55-4 17-4 30-13 43-21 8-8 16-25 21-47 8-21 12-50 12-85 0-38-4-68-12-89-5-17-13-34-26-42-12-13-25-22-46-26-13 0-38-4-76-4z">
          <text:p/>
        </draw:path>
        <draw:path draw:style-name="gr1" draw:text-style-name="P1" draw:layer="layout" svg:width="0.398cm" svg:height="0.479cm" svg:x="23.541cm" svg:y="5.223cm" svg:viewBox="0 0 399 480" svg:d="M0 0h175c42 0 72 5 93 9 25 8 51 25 72 46 17 22 34 47 42 77 13 29 17 67 17 114 0 39-4 73-13 103-12 33-29 59-55 80-12 17-38 30-63 38-21 9-51 13-89 13h-179zM94 81v318h72c30 0 47-4 59-4 17-4 30-13 39-21 12-8 21-25 25-47 8-21 8-50 8-85 0-38 0-68-8-89-4-17-17-34-25-42-13-13-30-22-47-26-13 0-38-4-76-4z">
          <text:p/>
        </draw:path>
        <draw:path draw:style-name="gr1" draw:text-style-name="P1" draw:layer="layout" svg:width="0.322cm" svg:height="0.364cm" svg:x="23.994cm" svg:y="5.346cm" svg:viewBox="0 0 323 365" svg:d="M224 246l95 12c-13 34-30 61-56 78-26 21-60 29-98 29-59 0-101-21-131-59-21-35-34-73-34-120 0-59 13-101 42-135 34-34 68-51 115-51 50 0 94 17 123 51 30 34 43 89 43 157h-230c0 29 9 50 21 63 17 17 34 27 55 27 13 0 26-6 34-14 13-9 17-21 21-38zM233 153c0-26-9-47-21-60-13-12-30-21-47-21-21 0-38 9-51 21-12 13-21 34-21 60z">
          <text:p/>
        </draw:path>
        <draw:path draw:style-name="gr1" draw:text-style-name="P1" draw:layer="layout" svg:width="0.322cm" svg:height="0.364cm" svg:x="24.358cm" svg:y="5.346cm" svg:viewBox="0 0 323 365" svg:d="M0 258l93-17c4 17 9 34 21 43 13 8 30 14 51 14 26 0 44-6 56-14 9-4 13-13 13-26 0-4-4-12-9-17-4-4-12-8-30-12-76-17-123-30-140-43-29-21-42-46-42-80 0-30 13-55 34-72 25-21 63-34 110-34 52 0 85 9 107 26 25 12 38 38 46 67l-85 17c-4-12-8-25-21-34-9-4-26-8-43-8-25 0-42 4-51 8-8 5-13 13-13 22 0 4 5 8 9 16 8 5 38 13 85 26 51 8 85 21 106 38 17 17 26 38 26 68 0 34-13 60-38 85-26 22-68 34-120 34-46 0-84-12-110-29-29-22-46-48-55-78z">
          <text:p/>
        </draw:path>
        <draw:path draw:style-name="gr1" draw:text-style-name="P1" draw:layer="layout" svg:width="0.093cm" svg:height="0.479cm" svg:x="24.76cm" svg:y="5.223cm" svg:viewBox="0 0 94 480" svg:d="M0 85v-85h94v85zM0 480v-348h94v348z">
          <text:p/>
        </draw:path>
        <draw:path draw:style-name="gr1" draw:text-style-name="P1" draw:layer="layout" svg:width="0.339cm" svg:height="0.496cm" svg:x="24.925cm" svg:y="5.346cm" svg:viewBox="0 0 340 497" svg:d="M13 378l102 13c4 12 8 21 12 25 9 9 26 9 43 9 25 0 42 0 55-9 8-4 12-13 17-25 4-5 4-21 4-38v-52c-26 34-64 56-102 56-46 0-84-22-110-60-21-30-34-72-34-115 0-59 13-106 43-135 25-30 63-47 101-47 43 0 81 21 106 59v-50h90v309c0 43-4 73-13 94-4 21-17 38-25 46-13 13-30 22-52 30-21 4-46 9-76 9-59 0-102-9-127-30-21-21-34-47-34-76 0-5 0-9 0-13zM93 174c0 38 9 63 22 80 12 17 34 26 55 26s38-9 55-26 21-42 21-76c0-38-4-63-21-80-13-17-34-26-55-26s-38 9-55 26c-13 17-22 42-22 76z">
          <text:p/>
        </draw:path>
        <draw:path draw:style-name="gr1" draw:text-style-name="P1" draw:layer="layout" svg:width="0.313cm" svg:height="0.356cm" svg:x="25.353cm" svg:y="5.346cm" svg:viewBox="0 0 314 357" svg:d="M314 357h-89v-178c0-39-4-60-8-73s-9-21-17-25c-9-5-21-9-34-9-14 0-31 4-43 13-13 8-21 21-26 34-4 12-8 43-8 81v157h-89v-348h85v50c29-38 67-59 115-59 21 0 38 4 55 13 17 8 30 17 38 25 9 13 13 26 17 43 4 12 4 34 4 59z">
          <text:p/>
        </draw:path>
        <draw:path draw:style-name="gr1" draw:text-style-name="P1" draw:layer="layout" svg:width="0.322cm" svg:height="0.364cm" svg:x="25.738cm" svg:y="5.346cm" svg:viewBox="0 0 323 365" svg:d="M89 114l-80-12c8-34 25-59 46-76 26-17 60-26 103-26 42 0 72 4 93 17 17 9 34 21 42 34 9 17 9 42 9 85v105c0 30 4 51 4 69 4 13 8 30 17 47h-89c-4-9-4-17-8-30-5-4-5-8-5-8-17 12-34 25-51 34-16 8-38 12-55 12-39 0-64-12-85-29-21-22-30-44-30-73 0-22 4-38 13-55 8-13 21-26 38-34 17-9 42-17 73-21 42-9 72-17 89-22v-12c0-17-4-30-13-34-8-9-25-13-46-13-17 0-30 4-39 9-13 8-17 17-26 33zM213 191c-13 4-30 8-55 12-26 5-43 9-51 17-9 9-18 17-18 30s4 25 18 34c8 8 21 14 34 14 17 0 34-6 46-14 13-9 22-21 22-34 4-4 4-21 4-42z">
          <text:p/>
        </draw:path>
        <draw:path draw:style-name="gr1" draw:text-style-name="P1" draw:layer="layout" svg:width="0.203cm" svg:height="0.478cm" svg:x="26.094cm" svg:y="5.232cm" svg:viewBox="0 0 204 479" svg:d="M194 123v72h-63v140c0 30 0 47 4 51 0 4 4 9 9 13 4 0 8 4 12 4 9 0 22-4 38-8l10 67c-22 13-48 17-73 17-17 0-34-4-47-8-12-9-21-13-29-21-4-9-9-22-13-38 0-9 0-30 0-64v-153h-42v-72h42v-68l89-55v123z">
          <text:p/>
        </draw:path>
        <draw:path draw:style-name="gr1" draw:text-style-name="P1" draw:layer="layout" svg:width="0.093cm" svg:height="0.479cm" svg:x="26.352cm" svg:y="5.223cm" svg:viewBox="0 0 94 480" svg:d="M0 85v-85h94v85zM0 480v-348h94v348z">
          <text:p/>
        </draw:path>
        <draw:path draw:style-name="gr1" draw:text-style-name="P1" draw:layer="layout" svg:width="0.356cm" svg:height="0.364cm" svg:x="26.517cm" svg:y="5.346cm" svg:viewBox="0 0 357 365" svg:d="M0 178c0-30 9-59 21-89 17-30 38-51 64-63 29-17 59-26 93-26 51 0 93 17 128 51 34 34 51 76 51 131 0 51-17 93-51 128-35 38-77 55-128 55-30 0-64-8-89-21-30-17-51-38-68-64-12-30-21-64-21-102zM93 182c0 34 9 60 26 81 17 17 33 25 59 25 25 0 42-8 59-25 17-21 26-47 26-81s-9-59-26-80c-17-17-34-26-59-26-26 0-42 9-59 26-17 21-26 46-26 80z">
          <text:p/>
        </draw:path>
        <draw:path draw:style-name="gr1" draw:text-style-name="P1" draw:layer="layout" svg:width="0.313cm" svg:height="0.356cm" svg:x="26.945cm" svg:y="5.346cm" svg:viewBox="0 0 314 357" svg:d="M314 357h-89v-178c0-39-4-60-8-73-5-13-9-21-17-25-9-5-22-9-34-9-13 0-30 4-44 13-12 8-21 21-25 34-4 12-4 43-4 81v157h-93v-348h84v50c30-38 69-59 116-59 21 0 38 4 55 13 17 8 29 17 38 25 8 13 12 26 17 43 4 12 4 34 4 59z">
          <text:p/>
        </draw:path>
        <draw:polygon draw:style-name="gr7" draw:text-style-name="P7" draw:layer="layout" svg:width="0.377cm" svg:height="0.478cm" svg:x="7.289cm" svg:y="7.658cm" svg:viewBox="0 0 378 479" draw:points="0,479 0,0 65,0 315,377 315,0 378,0 378,479 310,479 61,101 61,479">
          <text:p/>
        </draw:polygon>
        <draw:path draw:style-name="gr7" draw:text-style-name="P7" draw:layer="layout" svg:width="0.381cm" svg:height="0.495cm" svg:x="8.119cm" svg:y="7.649cm" svg:viewBox="0 0 382 496" svg:d="M0 336l59-5c5 22 9 43 22 55 9 17 26 30 47 38 21 9 47 17 72 17s47-4 64-12c21-9 33-17 42-30 8-13 13-25 13-42 0-13-5-26-13-38-9-9-21-22-42-30-13-4-43-13-85-21-42-9-76-21-93-30-22-12-39-25-52-46-9-17-17-34-17-60 0-21 8-46 21-67 13-17 34-34 60-48 26-8 55-17 89-17s68 9 93 17c26 14 47 31 64 52 13 25 21 46 21 76l-59 4c-4-29-13-50-34-67-17-17-47-22-80-22-39 0-68 5-85 17-17 17-26 34-26 51s5 34 17 42c13 13 43 26 98 34 51 13 84 26 101 34 30 13 51 26 64 47s21 42 21 68c0 25-8 50-21 71-17 22-38 43-64 56-29 8-59 16-93 16-42 0-80-8-110-21-26-8-52-29-69-55-16-25-25-55-25-84z">
          <text:p/>
        </draw:path>
        <draw:path draw:style-name="gr7" draw:text-style-name="P7" draw:layer="layout" svg:width="0.318cm" svg:height="0.359cm" svg:x="8.559cm" svg:y="7.785cm" svg:viewBox="0 0 319 360" svg:d="M247 310c-26 17-47 29-64 38-21 8-43 12-68 12-39 0-64-8-85-29-21-17-30-44-30-73 0-17 0-30 9-42 8-17 17-26 29-34 13-9 30-17 43-22 12-4 29-4 55-8 47-4 81-13 102-21 0-9 0-13 0-13 0-25-4-42-12-51-17-12-38-21-69-21-30 0-51 4-64 13-12 13-21 30-29 51l-55-5c4-25 12-46 25-59 13-17 30-29 51-38 25-8 51-8 81-8s51 0 72 8c17 9 30 17 38 25 9 13 17 26 22 43 0 8 0 25 0 51v80c0 55 4 90 4 103 4 17 8 29 17 42h-64c-4-13-8-25-8-42zM238 177c-21 9-50 17-94 22-25 4-42 8-51 12-12 5-17 13-25 21-4 5-8 17-8 26 0 17 8 29 16 39 13 13 30 17 56 17 21 0 43-4 60-13 17-14 29-26 38-43 8-13 8-34 8-59z">
          <text:p/>
        </draw:path>
        <draw:path draw:style-name="gr7" draw:text-style-name="P7" draw:layer="layout" svg:width="0.304cm" svg:height="0.359cm" svg:x="8.928cm" svg:y="7.785cm" svg:viewBox="0 0 305 360" svg:d="M246 224l59 8c-8 39-25 73-50 95-26 21-55 33-94 33-50 0-88-16-114-46-30-31-47-77-47-137 0-33 8-67 21-97 12-25 30-47 56-63 25-13 55-17 84-17 39 0 68 8 89 25 26 21 43 47 47 80l-55 9c-4-21-17-38-30-51-12-13-29-17-51-17-29 0-50 9-71 30-17 21-26 55-26 101 0 47 9 81 26 102 16 22 42 31 67 31 26 0 43-5 60-23 16-12 25-33 29-63z">
          <text:p/>
        </draw:path>
        <draw:path draw:style-name="gr7" draw:text-style-name="P7" draw:layer="layout" svg:width="0.284cm" svg:height="0.478cm" svg:x="9.279cm" svg:y="7.658cm" svg:viewBox="0 0 285 479" svg:d="M0 479v-479h59v173c30-34 64-46 106-46 25 0 48 4 65 12 21 9 33 26 42 43 8 17 13 42 13 77v220h-60v-220c0-31-4-52-17-65-13-12-34-21-56-21-17 0-33 4-50 17-13 9-26 21-30 34-9 18-13 39-13 64v191z">
          <text:p/>
        </draw:path>
        <draw:path draw:style-name="gr7" draw:text-style-name="P7" draw:layer="layout" svg:width="0.06cm" svg:height="0.478cm" svg:x="9.651cm" svg:y="7.658cm" svg:viewBox="0 0 61 479" svg:d="M0 67v-67h61v67zM0 479v-348h61v348z">
          <text:p/>
        </draw:path>
        <draw:path draw:style-name="gr7" draw:text-style-name="P7" draw:layer="layout" svg:width="0.279cm" svg:height="0.351cm" svg:x="9.8cm" svg:y="7.785cm" svg:viewBox="0 0 280 352" svg:d="M0 352v-348h50v51c26-38 65-55 112-55 21 0 42 0 59 8 17 9 29 17 38 30 8 12 17 25 17 42 4 13 4 30 4 60v212h-59v-212c0-21 0-43-4-52-5-12-13-21-26-29-13-9-25-9-42-9-26 0-48 5-65 22-17 16-25 47-25 89v191z">
          <text:p/>
        </draw:path>
        <draw:path draw:style-name="gr7" draw:text-style-name="P7" draw:layer="layout" svg:width="0.381cm" svg:height="0.495cm" svg:x="20.929cm" svg:y="7.649cm" svg:viewBox="0 0 382 496" svg:d="M0 336l59-5c5 22 9 43 22 55 8 17 25 30 46 38 21 9 47 17 72 17 26 0 48-4 65-12 21-9 33-17 42-30 8-13 13-25 13-42 0-13-5-26-13-38-9-9-21-22-42-30-13-4-43-13-86-21-42-9-76-21-93-30-21-12-38-25-51-46-9-17-17-34-17-60 0-21 8-46 21-67 13-17 34-34 59-48 30-8 55-17 89-17 35 0 69 9 94 17 26 14 47 31 64 52 13 25 21 46 21 76l-59 4c-4-29-13-50-34-67-17-17-47-22-81-22-39 0-68 5-85 17-17 17-25 34-25 51s4 34 16 42c13 13 43 26 98 34 52 13 85 26 107 34 25 13 46 26 59 47s21 42 21 68c0 25-8 50-21 71-17 22-38 43-64 56-29 8-59 16-94 16-42 0-80-8-110-21-25-8-51-29-68-55-16-25-25-55-25-84z">
          <text:p/>
        </draw:path>
        <draw:path draw:style-name="gr7" draw:text-style-name="P7" draw:layer="layout" svg:width="0.326cm" svg:height="0.359cm" svg:x="21.365cm" svg:y="7.785cm" svg:viewBox="0 0 327 360" svg:d="M0 177c0-63 17-110 55-139 30-26 64-38 106-38 51 0 90 12 120 46 29 30 46 72 46 127 0 47-8 81-21 106-13 26-34 48-60 60-26 13-51 21-85 21-47 0-85-17-114-46-30-31-47-77-47-137zM59 177c0 47 13 77 30 102 21 22 47 31 72 31 30 0 55-9 76-31 18-25 27-59 27-102 0-42-9-76-27-97-21-21-46-34-76-34-25 0-51 13-72 34-17 21-30 55-30 97z">
          <text:p/>
        </draw:path>
        <draw:path draw:style-name="gr7" draw:text-style-name="P7" draw:layer="layout" svg:width="0.203cm" svg:height="0.487cm" svg:x="21.721cm" svg:y="7.649cm" svg:viewBox="0 0 204 488" svg:d="M51 488v-302h-51v-46h51v-34c0-25 4-42 8-55s13-25 30-34c12-13 35-17 60-17 17 0 34 4 55 9l-13 50c-8-4-21-4-34-4-17 0-29 4-38 13-4 8-8 21-8 42v30h68v46h-68v302z">
          <text:p/>
        </draw:path>
        <draw:path draw:style-name="gr7" draw:text-style-name="P7" draw:layer="layout" svg:width="0.17cm" svg:height="0.47cm" svg:x="21.911cm" svg:y="7.67cm" svg:viewBox="0 0 171 471" svg:d="M162 416l9 51c-17 4-35 4-48 4-21 0-38-4-47-8-12-9-21-17-25-30-4-8-8-34-8-68v-199h-43v-46h43v-86l59-34v120h60v46h-60v204c0 17 0 25 4 29 0 9 4 9 9 13 4 4 12 4 21 4 4 0 13 0 26 0z">
          <text:p/>
        </draw:path>
        <draw:path draw:style-name="gr7" draw:text-style-name="P7" draw:layer="layout" svg:width="0.474cm" svg:height="0.347cm" svg:x="22.085cm" svg:y="7.789cm" svg:viewBox="0 0 475 348" svg:d="M106 348l-106-348h63l55 200 17 76c4-4 9-25 21-72l55-204h60l51 204 16 64 22-64 59-204h56l-107 348h-63l-55-207-13-60-68 267z">
          <text:p/>
        </draw:path>
        <draw:path draw:style-name="gr7" draw:text-style-name="P7" draw:layer="layout" svg:width="0.317cm" svg:height="0.359cm" svg:x="22.589cm" svg:y="7.785cm" svg:viewBox="0 0 318 360" svg:d="M246 310c-21 17-42 29-63 38-17 8-39 12-64 12-38 0-69-8-90-29-17-17-29-44-29-73 0-17 4-30 12-42 9-17 17-26 30-34 13-9 25-17 43-22 13-4 30-4 51-8 47-4 85-13 106-21 0-9 0-13 0-13 0-25-4-42-17-51-13-12-38-21-68-21-25 0-46 4-59 13-13 13-22 30-31 51l-55-5c4-25 13-46 26-59 8-17 29-29 51-38 22-8 47-8 77-8 29 0 55 0 72 8 21 9 33 17 42 25 8 13 13 26 17 43 4 8 4 25 4 51v80c0 55 0 90 4 103 0 17 9 29 13 42h-59c-4-13-9-25-13-42zM242 177c-21 9-55 17-98 22-21 4-38 8-50 12-9 5-18 13-22 21-5 5-9 17-9 26 0 17 4 29 18 39 13 13 30 17 51 17 25 0 42-4 63-13 17-14 30-26 38-43 5-13 9-34 9-59z">
          <text:p/>
        </draw:path>
        <draw:path draw:style-name="gr7" draw:text-style-name="P7" draw:layer="layout" svg:width="0.191cm" svg:height="0.351cm" svg:x="22.978cm" svg:y="7.785cm" svg:viewBox="0 0 192 352" svg:d="M0 352v-348h55v55c13-26 25-42 34-51 13-8 26-8 39-8 21 0 42 4 64 17l-22 55c-17-9-29-13-42-13s-26 4-39 13c-9 4-17 16-21 29-4 22-9 44-9 69v182z">
          <text:p/>
        </draw:path>
        <draw:path draw:style-name="gr7" draw:text-style-name="P7" draw:layer="layout" svg:width="0.318cm" svg:height="0.359cm" svg:x="23.181cm" svg:y="7.785cm" svg:viewBox="0 0 319 360" svg:d="M259 241l60 4c-9 38-26 65-55 86-26 21-55 29-98 29-51 0-90-17-119-46-30-35-47-77-47-132 0-60 17-106 47-136 29-34 68-46 115-46s85 12 114 46c30 30 43 76 43 131 0 5 0 9 0 17h-255c0 38 12 68 29 85 22 22 44 31 73 31 21 0 43-5 55-18 17-9 30-26 38-51zM64 144h195c-4-30-8-51-21-64-21-21-42-34-72-34-29 0-51 9-73 26-17 16-25 42-29 72z">
          <text:p/>
        </draw:path>
        <draw:polygon draw:style-name="gr7" draw:text-style-name="P7" draw:layer="layout" svg:width="0.381cm" svg:height="0.478cm" svg:x="23.715cm" svg:y="7.658cm" svg:viewBox="0 0 382 479" draw:points="157,479 157,59 0,59 0,0 382,0 382,59 221,59 221,479">
          <text:p/>
        </draw:polygon>
        <draw:path draw:style-name="gr7" draw:text-style-name="P7" draw:layer="layout" svg:width="0.187cm" svg:height="0.351cm" svg:x="24.125cm" svg:y="7.785cm" svg:viewBox="0 0 188 352" svg:d="M0 352v-348h51v55c13-26 25-42 38-51 13-8 26-8 38-8 22 0 39 4 61 17l-22 55c-12-9-26-13-43-13-13 0-21 4-34 13-8 4-17 16-21 29-8 22-8 44-8 69v182z">
          <text:p/>
        </draw:path>
        <draw:path draw:style-name="gr7" draw:text-style-name="P7" draw:layer="layout" svg:width="0.318cm" svg:height="0.359cm" svg:x="24.328cm" svg:y="7.785cm" svg:viewBox="0 0 319 360" svg:d="M247 310c-22 17-43 29-65 38-21 8-42 12-63 12-38 0-68-8-89-29-21-17-30-44-30-73 0-17 5-30 13-42 4-17 17-26 30-34 12-9 25-17 42-22 9-4 26-4 51-8 46-4 80-13 107-21 0-9 0-13 0-13 0-25-10-42-18-51-17-12-38-21-68-21-25 0-46 4-59 13-13 13-26 30-30 51l-59-5c4-25 13-46 25-59 13-17 30-29 55-38 22-8 47-8 77-8 29 0 55 0 72 8 17 9 34 17 43 25 8 13 13 26 17 43 0 8 4 25 4 51v80c0 55 0 90 4 103 0 17 4 29 13 42h-59c-9-13-13-25-13-42zM243 177c-22 9-56 17-99 22-25 4-42 8-50 12-9 5-17 13-22 21-8 5-8 17-8 26 0 17 4 29 17 39 13 13 30 17 51 17s42-4 59-13c17-14 30-26 38-43 9-13 14-34 14-59z">
          <text:p/>
        </draw:path>
        <draw:path draw:style-name="gr7" draw:text-style-name="P7" draw:layer="layout" svg:width="0.059cm" svg:height="0.478cm" svg:x="24.718cm" svg:y="7.658cm" svg:viewBox="0 0 60 479" svg:d="M0 67v-67h60v67zM0 479v-348h60v348z">
          <text:p/>
        </draw:path>
        <draw:path draw:style-name="gr7" draw:text-style-name="P7" draw:layer="layout" svg:width="0.28cm" svg:height="0.351cm" svg:x="24.866cm" svg:y="7.785cm" svg:viewBox="0 0 281 352" svg:d="M0 352v-348h51v51c25-38 64-55 111-55 21 0 42 0 59 8 17 9 30 17 38 30 9 12 17 25 22 42 0 13 0 30 0 60v212h-60v-212c0-21 0-43-4-52-4-12-13-21-25-29-13-9-26-9-43-9-21 0-42 5-64 22-17 16-26 47-26 89v191z">
          <text:p/>
        </draw:path>
        <draw:path draw:style-name="gr7" draw:text-style-name="P7" draw:layer="layout" svg:width="0.318cm" svg:height="0.359cm" svg:x="25.217cm" svg:y="7.785cm" svg:viewBox="0 0 319 360" svg:d="M254 241l65 4c-13 38-31 65-56 86s-59 29-97 29c-51 0-94-17-123-46-30-35-43-77-43-132 0-60 13-106 43-136 29-34 72-46 118-46 47 0 85 12 115 46 30 30 43 76 43 131 0 5 0 9 0 17h-259c4 38 12 68 34 85 17 22 42 31 72 31 21 0 38-5 55-18 12-9 25-26 33-51zM64 144h190c0-30-8-51-21-64-17-21-42-34-72-34-25 0-50 9-67 26-17 16-30 42-30 72z">
          <text:p/>
        </draw:path>
        <draw:path draw:style-name="gr7" draw:text-style-name="P7" draw:layer="layout" svg:width="0.321cm" svg:height="0.359cm" svg:x="25.586cm" svg:y="7.785cm" svg:viewBox="0 0 322 360" svg:d="M259 241l59 4c-8 38-25 65-51 86-30 21-60 29-102 29-51 0-89-17-119-46-29-35-46-77-46-132 0-60 17-106 46-136 30-34 68-46 115-46 46 0 84 12 115 46 30 30 46 76 46 131 0 5 0 9-4 17h-255c0 38 13 68 30 85 21 22 42 31 72 31 21 0 42-5 55-18 17-9 30-26 39-51zM63 144h196c-5-30-9-51-22-64-21-21-43-34-72-34-30 0-51 9-68 26-21 16-30 42-34 72z">
          <text:p/>
        </draw:path>
        <draw:path draw:style-name="gr7" draw:text-style-name="P7" draw:layer="layout" svg:width="0.36cm" svg:height="0.478cm" svg:x="6.362cm" svg:y="10.092cm" svg:viewBox="0 0 361 479" svg:d="M0 479v-479h178c38 0 63 8 89 17 22 8 39 25 52 42 12 21 17 42 17 64 0 21-5 42-17 59-9 18-26 35-48 43 27 9 52 26 65 42 17 22 25 47 25 77 0 21-4 42-17 59-8 21-21 34-34 46-12 9-29 17-52 22-21 8-46 8-76 8zM64 204h101c30 0 47-4 60-4 16-9 29-13 38-27 8-12 12-25 12-42s-4-30-12-42c-9-13-17-22-34-26-13-4-38-4-72-4h-93zM64 424h118c17 0 34 0 43-4 12 0 25-4 33-13 13-4 23-13 27-25 8-13 8-26 8-38 0-22-4-34-12-47-10-17-23-25-40-30-16-4-38-8-67-8h-110z">
          <text:p/>
        </draw:path>
        <draw:path draw:style-name="gr7" draw:text-style-name="P7" draw:layer="layout" svg:width="0.284cm" svg:height="0.478cm" svg:x="6.798cm" svg:y="10.092cm" svg:viewBox="0 0 285 479" svg:d="M0 479v-479h59v173c30-34 64-46 107-46 26 0 47 4 64 12 21 13 34 26 42 43 9 18 13 43 13 77v220h-59v-220c0-25-5-51-17-64-13-13-34-17-55-17-17 0-35 4-52 13-13 9-26 21-30 34-8 17-13 38-13 68v186z">
          <text:p/>
        </draw:path>
        <draw:path draw:style-name="gr7" draw:text-style-name="P7" draw:layer="layout" svg:width="0.317cm" svg:height="0.36cm" svg:x="7.15cm" svg:y="10.219cm" svg:viewBox="0 0 318 361" svg:d="M245 310c-21 17-42 34-63 38-17 8-38 13-64 13-38 0-68-9-89-30-17-17-29-38-29-68 0-17 4-34 12-46 9-17 17-26 30-34 13-9 25-17 42-21 13 0 30-5 51-9 47-4 85-13 106-21 0-8 0-13 0-13 0-25-4-42-17-50-13-13-38-22-68-22-25 0-46 5-59 17-13 9-21 26-30 51l-55-8c5-26 13-47 26-60 8-17 29-25 50-35 22-8 47-12 77-12 29 0 55 4 72 8 21 10 34 18 42 27 8 12 13 25 17 42 5 8 5 25 5 55v76c0 55 0 89 4 102 0 17 9 29 13 42h-60c-4-13-9-25-13-42zM241 179c-21 8-55 17-97 21-22 4-39 8-51 12-9 5-17 13-21 22-5 8-9 17-9 25 0 17 4 30 17 42 13 9 30 13 51 13 25 0 42-4 63-13 17-12 30-25 38-42 5-13 9-34 9-59z">
          <text:p/>
        </draw:path>
        <draw:path draw:style-name="gr7" draw:text-style-name="P7" draw:layer="layout" svg:width="0.191cm" svg:height="0.351cm" svg:x="7.539cm" svg:y="10.219cm" svg:viewBox="0 0 192 352" svg:d="M0 352v-344h55v51c13-25 25-42 34-51 13-4 25-8 38-8 21 0 43 4 65 17l-22 55c-18-9-30-13-43-13s-25 4-38 13c-9 8-17 17-21 29-4 22-9 48-9 69v182z">
          <text:p/>
        </draw:path>
        <draw:path draw:style-name="gr7" draw:text-style-name="P7" draw:layer="layout" svg:width="0.318cm" svg:height="0.36cm" svg:x="7.742cm" svg:y="10.219cm" svg:viewBox="0 0 319 361" svg:d="M247 310c-21 17-43 34-64 38-17 8-42 13-63 13-38 0-68-9-89-30-18-17-31-38-31-68 0-17 5-34 13-46 8-17 18-26 31-34 12-9 25-17 42-21 13 0 30-5 51-9 46-4 84-13 106-21 0-8 0-13 0-13 0-25-5-42-17-50-13-13-38-22-68-22-25 0-47 5-59 17-13 9-22 26-30 51l-56-8c4-26 14-47 26-60 9-17 26-25 51-35 21-8 47-12 76-12 30 0 55 4 72 8 22 10 34 18 43 27 8 12 12 25 17 42 4 8 4 25 4 55v76c0 55 0 89 4 102 0 17 9 29 13 42h-59c-9-13-9-25-13-42zM243 179c-22 8-55 17-98 21-21 4-38 8-51 12-8 5-17 13-21 22-4 8-8 17-8 25 0 17 4 30 17 42 12 9 29 13 51 13 25 0 42-4 63-13 17-12 30-25 38-42 4-13 9-34 9-59z">
          <text:p/>
        </draw:path>
        <draw:path draw:style-name="gr7" draw:text-style-name="P7" draw:layer="layout" svg:width="0.165cm" svg:height="0.47cm" svg:x="8.102cm" svg:y="10.104cm" svg:viewBox="0 0 166 471" svg:d="M158 415l8 52c-12 4-29 4-42 4-21 0-38 0-51-8-9-9-18-18-22-26-9-13-9-34-9-72v-199h-42v-43h42v-89l61-34v123h55v43h-55v203c0 17 0 29 0 34 4 4 8 8 12 8 5 4 9 4 17 4 9 0 17 0 26 0z">
          <text:p/>
        </draw:path>
        <draw:path draw:style-name="gr7" draw:text-style-name="P7" draw:layer="layout" svg:width="0.423cm" svg:height="0.491cm" svg:x="8.492cm" svg:y="10.088cm" svg:viewBox="0 0 424 492" svg:d="M360 317l64 13c-13 55-38 93-72 118-34 31-76 44-127 44-52 0-94-9-124-31-34-21-59-51-76-93-17-38-25-81-25-127 0-51 8-93 29-131 17-34 47-64 81-85 33-17 73-25 115-25 51 0 89 8 123 33 34 26 55 60 67 102l-63 17c-9-34-25-59-47-76-21-17-46-26-80-26-38 0-69 9-94 30-21 17-43 38-51 68-8 29-13 59-13 93 0 38 5 76 17 106 13 29 30 55 55 67 26 17 52 22 82 22 34 0 63-9 89-30 25-21 42-51 50-89z">
          <text:p/>
        </draw:path>
        <draw:path draw:style-name="gr7" draw:text-style-name="P7" draw:layer="layout" svg:width="0.283cm" svg:height="0.478cm" svg:x="8.983cm" svg:y="10.092cm" svg:viewBox="0 0 284 479" svg:d="M0 479v-479h59v173c30-34 63-46 106-46 25 0 46 4 64 12 21 13 34 26 43 43 8 18 12 43 12 77v220h-59v-220c0-25-4-51-18-64-13-13-34-17-55-17-17 0-34 4-51 13-12 9-25 21-29 34-9 17-13 38-13 68v186z">
          <text:p/>
        </draw:path>
        <draw:path draw:style-name="gr7" draw:text-style-name="P7" draw:layer="layout" svg:width="0.322cm" svg:height="0.36cm" svg:x="9.334cm" svg:y="10.219cm" svg:viewBox="0 0 323 361" svg:d="M0 179c0-64 17-111 51-140 29-27 68-39 111-39 46 0 85 12 118 47 30 30 43 72 43 127 0 47-5 81-21 106-13 26-30 47-55 59-26 13-56 22-85 22-48 0-90-17-120-47-29-30-42-76-42-135zM59 179c0 46 9 80 30 101 17 21 42 34 73 34 29 0 55-13 72-34 21-21 29-55 29-101 0-43-8-77-29-98-17-21-43-34-72-34-31 0-56 13-73 34-21 21-30 55-30 98z">
          <text:p/>
        </draw:path>
        <draw:path draw:style-name="gr7" draw:text-style-name="P7" draw:layer="layout" svg:width="0.28cm" svg:height="0.352cm" svg:x="9.723cm" svg:y="10.227cm" svg:viewBox="0 0 281 353" svg:d="M230 344v-51c-25 38-64 60-111 60-21 0-38-5-59-13-17-9-30-17-38-30-9-8-13-25-17-42-5-13-5-30-5-55v-213h60v192c0 29 0 51 4 59 4 17 8 30 21 38 13 9 30 13 47 13s34-4 46-13c18-8 31-21 35-38 9-13 9-38 9-68v-183h59v344z">
          <text:p/>
        </draw:path>
        <draw:path draw:style-name="gr7" draw:text-style-name="P7" draw:layer="layout" svg:width="0.3cm" svg:height="0.487cm" svg:x="10.075cm" svg:y="10.092cm" svg:viewBox="0 0 301 488" svg:d="M245 479v-42c-21 34-55 51-97 51-30 0-55-9-76-22-21-17-43-38-55-63-13-30-17-60-17-98 0-34 4-64 17-94 12-25 29-46 51-63 25-17 50-21 76-21 21 0 42 4 55 12 17 9 29 22 42 34v-173h60v479zM59 305c0 46 9 81 30 102 17 21 38 34 63 34 26 0 47-13 68-34 17-21 25-52 25-94 0-51-8-85-25-106-21-21-42-34-68-34-29 0-51 13-68 34-16 21-25 55-25 98z">
          <text:p/>
        </draw:path>
        <draw:path draw:style-name="gr7" draw:text-style-name="P7" draw:layer="layout" svg:width="0.284cm" svg:height="0.478cm" svg:x="10.464cm" svg:y="10.092cm" svg:viewBox="0 0 285 479" svg:d="M0 479v-479h60v173c29-34 63-46 106-46 26 0 47 4 64 12 21 13 34 26 42 43 9 18 13 43 13 77v220h-59v-220c0-25-9-51-22-64-12-13-29-17-50-17-18 0-35 4-52 13-13 9-26 21-34 34-4 17-8 38-8 68v186z">
          <text:p/>
        </draw:path>
        <draw:path draw:style-name="gr7" draw:text-style-name="P7" draw:layer="layout" svg:width="0.317cm" svg:height="0.36cm" svg:x="10.816cm" svg:y="10.219cm" svg:viewBox="0 0 318 361" svg:d="M246 310c-21 17-42 34-63 38-21 8-43 13-65 13-38 0-68-9-89-30-21-17-29-38-29-68 0-17 4-34 12-46 9-17 17-26 30-34 13-9 25-17 42-21 13 0 30-5 52-9 47-4 85-13 106-21 0-8 0-13 0-13 0-25-4-42-17-50-17-13-38-22-68-22-25 0-47 5-60 17-13 9-25 26-30 51l-59-8c9-26 17-47 26-60 12-17 29-25 55-35 21-8 47-12 77-12 29 0 55 4 72 8 21 10 34 18 42 27 9 12 13 25 17 42 4 8 4 25 4 55v76c0 55 0 89 4 102 0 17 5 29 13 42h-59c-9-13-13-25-13-42zM242 179c-21 8-55 17-97 21-22 4-40 8-52 12-9 5-17 13-21 22-9 8-9 17-9 25 0 17 4 30 17 42 13 9 30 13 52 13 25 0 42-4 59-13 21-12 34-25 42-42 5-13 9-34 9-59z">
          <text:p/>
        </draw:path>
        <draw:path draw:style-name="gr7" draw:text-style-name="P7" draw:layer="layout" svg:width="0.186cm" svg:height="0.351cm" svg:x="11.205cm" svg:y="10.219cm" svg:viewBox="0 0 187 352" svg:d="M0 352v-344h52v51c17-25 30-42 38-51 13-4 25-8 38-8 21 0 42 4 59 17l-17 55c-16-9-29-13-46-13-13 0-21 4-34 13-8 8-17 17-21 29-4 22-9 48-9 69v182z">
          <text:p/>
        </draw:path>
        <draw:path draw:style-name="gr7" draw:text-style-name="P7" draw:layer="layout" svg:width="0.317cm" svg:height="0.483cm" svg:x="11.396cm" svg:y="10.227cm" svg:viewBox="0 0 318 484" svg:d="M29 480l-4-55c13 0 21 4 30 4 12 0 25-4 34-9 8-4 12-8 16-17 5-4 13-21 22-42 0-4 0-8 4-17l-131-344h63l72 200c9 26 17 51 25 81 5-30 13-55 23-81l76-200h59l-131 353c-18 38-27 63-35 76-13 21-21 34-38 42-13 9-30 13-47 13-12 0-25 0-38-4z">
          <text:p/>
        </draw:path>
        <draw:path draw:style-name="gr7" draw:text-style-name="P7" draw:layer="layout" svg:width="0.381cm" svg:height="0.491cm" svg:x="20.929cm" svg:y="10.088cm" svg:viewBox="0 0 382 492" svg:d="M0 330l59-4c5 21 9 42 22 59 8 12 25 25 46 34 21 12 47 17 72 17 26 0 48-5 65-13 21-4 33-17 42-30 8-12 13-25 13-38 0-17-5-29-13-42-9-9-21-21-42-26-13-4-43-12-86-25-42-8-76-21-93-30-21-12-38-25-51-42-9-17-17-38-17-59 0-26 8-47 21-68s34-38 59-51c30-8 55-12 89-12 35 0 69 4 94 16 26 9 47 26 64 47 13 25 21 51 21 76l-59 4c-4-29-13-50-34-67-17-13-47-21-81-21-39 0-68 4-85 21-17 12-25 29-25 51 0 16 4 29 16 42 13 8 43 21 98 34 52 8 85 21 107 29 25 13 46 30 59 47 13 21 21 42 21 68 0 25-8 50-21 72-17 25-38 42-64 56-29 12-59 17-94 17-42 0-80-5-110-17-25-14-51-35-68-61-16-25-25-50-25-84z">
          <text:p/>
        </draw:path>
        <draw:path draw:style-name="gr7" draw:text-style-name="P7" draw:layer="layout" svg:width="0.326cm" svg:height="0.36cm" svg:x="21.365cm" svg:y="10.219cm" svg:viewBox="0 0 327 361" svg:d="M0 179c0-64 17-111 55-140 30-27 64-39 106-39 51 0 90 12 120 47 29 30 46 72 46 127 0 47-8 81-21 106-13 26-34 47-60 59-26 13-51 22-85 22-47 0-85-17-114-47-30-30-47-76-47-135zM59 179c0 46 13 80 30 101 21 21 47 34 72 34 30 0 55-13 76-34 18-21 27-55 27-101 0-43-9-77-27-98-21-21-46-34-76-34-25 0-51 13-72 34-17 21-30 55-30 98z">
          <text:p/>
        </draw:path>
        <draw:path draw:style-name="gr7" draw:text-style-name="P7" draw:layer="layout" svg:width="0.203cm" svg:height="0.482cm" svg:x="21.721cm" svg:y="10.088cm" svg:viewBox="0 0 204 483" svg:d="M51 483v-301h-51v-43h51v-38c0-25 4-42 8-51 4-17 13-29 30-38 12-8 35-12 60-12 17 0 34 0 55 4l-13 51c-8 0-21-5-34-5-17 0-29 5-38 13-4 8-8 21-8 42v34h68v43h-68v301z">
          <text:p/>
        </draw:path>
        <draw:path draw:style-name="gr7" draw:text-style-name="P7" draw:layer="layout" svg:width="0.17cm" svg:height="0.47cm" svg:x="21.911cm" svg:y="10.104cm" svg:viewBox="0 0 171 471" svg:d="M162 415l9 52c-17 4-35 4-48 4-21 0-38 0-47-8-12-9-21-18-25-26-4-13-8-34-8-72v-199h-43v-43h43v-89l59-34v123h60v43h-60v203c0 17 0 29 4 34 0 4 4 8 9 8 4 4 12 4 21 4 4 0 13 0 26 0z">
          <text:p/>
        </draw:path>
        <draw:path draw:style-name="gr7" draw:text-style-name="P7" draw:layer="layout" svg:width="0.474cm" svg:height="0.343cm" svg:x="22.085cm" svg:y="10.227cm" svg:viewBox="0 0 475 344" svg:d="M106 344l-106-344h63l55 199 17 73c4-4 9-25 21-73l55-199h60l51 199 16 69 22-69 59-199h56l-107 344h-63l-55-208-13-60-68 268z">
          <text:p/>
        </draw:path>
        <draw:path draw:style-name="gr7" draw:text-style-name="P7" draw:layer="layout" svg:width="0.317cm" svg:height="0.36cm" svg:x="22.589cm" svg:y="10.219cm" svg:viewBox="0 0 318 361" svg:d="M246 310c-21 17-42 34-63 38-17 8-39 13-64 13-38 0-69-9-90-30-17-17-29-38-29-68 0-17 4-34 12-46 9-17 17-26 30-34 13-9 25-17 43-21 13 0 30-5 51-9 47-4 85-13 106-21 0-8 0-13 0-13 0-25-4-42-17-50-13-13-38-22-68-22-25 0-46 5-59 17-13 9-22 26-31 51l-55-8c4-26 13-47 26-60 8-17 29-25 51-35 22-8 47-12 77-12 29 0 55 4 72 8 21 10 33 18 42 27 8 12 13 25 17 42 4 8 4 25 4 55v76c0 55 0 89 4 102 0 17 9 29 13 42h-59c-4-13-9-25-13-42zM242 179c-21 8-55 17-98 21-21 4-38 8-50 12-9 5-18 13-22 22-5 8-9 17-9 25 0 17 4 30 18 42 13 9 30 13 51 13 25 0 42-4 63-13 17-12 30-25 38-42 5-13 9-34 9-59z">
          <text:p/>
        </draw:path>
        <draw:path draw:style-name="gr7" draw:text-style-name="P7" draw:layer="layout" svg:width="0.191cm" svg:height="0.351cm" svg:x="22.978cm" svg:y="10.219cm" svg:viewBox="0 0 192 352" svg:d="M0 352v-344h55v51c13-25 25-42 34-51 13-4 26-8 39-8 21 0 42 4 64 17l-22 55c-17-9-29-13-42-13s-26 4-39 13c-9 8-17 17-21 29-4 22-9 48-9 69v182z">
          <text:p/>
        </draw:path>
        <draw:path draw:style-name="gr7" draw:text-style-name="P7" draw:layer="layout" svg:width="0.318cm" svg:height="0.36cm" svg:x="23.181cm" svg:y="10.219cm" svg:viewBox="0 0 319 361" svg:d="M259 242l60 9c-9 33-26 63-55 80-26 21-55 30-98 30-51 0-90-17-119-47-30-30-47-76-47-131 0-59 17-102 47-136 29-29 68-47 115-47s85 12 114 47c30 30 43 77 43 132 0 4 0 8 0 16h-255c0 39 12 68 29 89 22 17 44 30 73 30 21 0 43-8 55-17 17-13 30-30 38-55zM64 149h195c-4-30-8-51-21-68-21-21-42-34-72-34-29 0-51 9-73 26-17 21-25 42-29 76z">
          <text:p/>
        </draw:path>
        <draw:polygon draw:style-name="gr7" draw:text-style-name="P7" draw:layer="layout" svg:width="0.381cm" svg:height="0.478cm" svg:x="23.715cm" svg:y="10.092cm" svg:viewBox="0 0 382 479" draw:points="157,479 157,59 0,59 0,0 382,0 382,59 221,59 221,479">
          <text:p/>
        </draw:polygon>
        <draw:path draw:style-name="gr7" draw:text-style-name="P7" draw:layer="layout" svg:width="0.187cm" svg:height="0.351cm" svg:x="24.125cm" svg:y="10.219cm" svg:viewBox="0 0 188 352" svg:d="M0 352v-344h51v51c13-25 25-42 38-51 13-4 26-8 38-8 22 0 39 4 61 17l-22 55c-12-9-26-13-43-13-13 0-21 4-34 13-8 8-17 17-21 29-8 22-8 48-8 69v182z">
          <text:p/>
        </draw:path>
        <draw:path draw:style-name="gr7" draw:text-style-name="P7" draw:layer="layout" svg:width="0.318cm" svg:height="0.36cm" svg:x="24.328cm" svg:y="10.219cm" svg:viewBox="0 0 319 361" svg:d="M247 310c-22 17-43 34-65 38-21 8-42 13-63 13-38 0-68-9-89-30-21-17-30-38-30-68 0-17 5-34 13-46 4-17 17-26 30-34 12-9 25-17 42-21 9 0 26-5 51-9 46-4 80-13 107-21 0-8 0-13 0-13 0-25-10-42-18-50-17-13-38-22-68-22-25 0-46 5-59 17-13 9-26 26-30 51l-59-8c4-26 13-47 25-60 13-17 30-25 55-35 22-8 47-12 77-12 29 0 55 4 72 8 17 10 34 18 43 27 8 12 13 25 17 42 0 8 4 25 4 55v76c0 55 0 89 4 102 0 17 4 29 13 42h-59c-9-13-13-25-13-42zM243 179c-22 8-56 17-99 21-25 4-42 8-50 12-9 5-17 13-22 22-8 8-8 17-8 25 0 17 4 30 17 42 13 9 30 13 51 13s42-4 59-13c17-12 30-25 38-42 9-13 14-34 14-59z">
          <text:p/>
        </draw:path>
        <draw:path draw:style-name="gr7" draw:text-style-name="P7" draw:layer="layout" svg:width="0.059cm" svg:height="0.478cm" svg:x="24.718cm" svg:y="10.092cm" svg:viewBox="0 0 60 479" svg:d="M0 68v-68h60v68zM0 479v-344h60v344z">
          <text:p/>
        </draw:path>
        <draw:path draw:style-name="gr7" draw:text-style-name="P7" draw:layer="layout" svg:width="0.28cm" svg:height="0.351cm" svg:x="24.866cm" svg:y="10.219cm" svg:viewBox="0 0 281 352" svg:d="M0 352v-344h51v47c25-38 64-55 111-55 21 0 42 4 59 8 17 9 30 17 38 30 9 13 17 29 22 46 0 9 0 30 0 56v212h-60v-207c0-27 0-44-4-56-4-13-13-22-25-30-13-4-26-8-43-8-21 0-42 8-64 21-17 17-26 46-26 94v186z">
          <text:p/>
        </draw:path>
        <draw:path draw:style-name="gr7" draw:text-style-name="P7" draw:layer="layout" svg:width="0.318cm" svg:height="0.36cm" svg:x="25.217cm" svg:y="10.219cm" svg:viewBox="0 0 319 361" svg:d="M254 242l65 9c-13 33-31 63-56 80-25 21-59 30-97 30-51 0-94-17-123-47-30-30-43-76-43-131 0-59 13-102 43-136 29-29 72-47 118-47 47 0 85 12 115 47 30 30 43 77 43 132 0 4 0 8 0 16h-259c4 39 12 68 34 89 17 17 42 30 72 30 21 0 38-8 55-17 12-13 25-30 33-55zM64 149h190c0-30-8-51-21-68-17-21-42-34-72-34-25 0-50 9-67 26-17 21-30 42-30 76z">
          <text:p/>
        </draw:path>
        <draw:path draw:style-name="gr7" draw:text-style-name="P7" draw:layer="layout" svg:width="0.321cm" svg:height="0.36cm" svg:x="25.586cm" svg:y="10.219cm" svg:viewBox="0 0 322 361" svg:d="M259 242l59 9c-8 33-25 63-51 80-30 21-60 30-102 30-51 0-89-17-119-47-29-30-46-76-46-131 0-59 17-102 46-136 30-29 68-47 115-47 46 0 84 12 115 47 30 30 46 77 46 132 0 4 0 8-4 16h-255c0 39 13 68 30 89 21 17 42 30 72 30 21 0 42-8 55-17 17-13 30-30 39-55zM63 149h196c-5-30-9-51-22-68-21-21-43-34-72-34-30 0-51 9-68 26-21 21-30 42-34 76z">
          <text:p/>
        </draw:path>
        <draw:path draw:style-name="gr7" draw:text-style-name="P7" draw:layer="layout" svg:width="0.424cm" svg:height="0.491cm" svg:x="6.345cm" svg:y="12.522cm" svg:viewBox="0 0 425 492" svg:d="M361 317l64 17c-17 51-38 89-72 119-34 25-77 39-127 39-52 0-94-10-128-31-30-21-55-51-72-93-17-38-26-80-26-127 0-51 9-93 30-131 17-34 46-64 80-81 34-21 72-29 116-29 46 0 89 12 122 34 30 25 55 59 68 105l-63 13c-13-34-26-59-47-76s-51-21-80-21c-39 0-69 8-94 25-26 17-43 38-51 68-9 29-17 63-17 93 0 42 8 76 21 106 8 29 30 55 55 68 21 16 51 25 81 25 34 0 64-13 89-34 26-17 43-51 51-89z">
          <text:p/>
        </draw:path>
        <draw:path draw:style-name="gr7" draw:text-style-name="P7" draw:layer="layout" svg:width="0.284cm" svg:height="0.474cm" svg:x="6.836cm" svg:y="12.53cm" svg:viewBox="0 0 285 475" svg:d="M0 475v-475h60v170c25-29 64-46 102-46 26 0 51 4 68 13 21 12 34 25 42 42 9 21 13 47 13 80v216h-59v-216c0-29-9-50-21-63-13-17-30-21-51-21-17 0-34 4-51 12-18 9-26 22-35 39-4 12-8 33-8 63v186z">
          <text:p/>
        </draw:path>
        <draw:path draw:style-name="gr7" draw:text-style-name="P7" draw:layer="layout" svg:width="0.317cm" svg:height="0.36cm" svg:x="7.188cm" svg:y="12.653cm" svg:viewBox="0 0 318 361" svg:d="M245 310c-21 21-42 34-63 42-21 5-43 9-64 9-38 0-68-9-89-26-21-21-29-42-29-72 0-17 4-33 12-46 5-13 17-26 30-34s25-17 42-21c9 0 30-4 51-9 47-4 81-12 106-17 0-8 0-17 0-17 0-25-4-43-17-51-17-13-38-21-68-21-25 0-46 4-59 16-13 9-25 26-30 52l-59-8c9-27 17-44 26-60 12-17 29-26 55-34 21-9 46-13 76-13 29 0 55 4 72 8 17 9 35 17 43 30 9 9 13 21 17 38 4 9 4 31 4 56v76c0 55 0 89 4 106 0 13 5 26 13 38h-60c-9-8-13-25-13-42zM241 179c-21 8-55 17-97 25-26 0-43 4-51 9-9 4-17 12-21 21-9 8-9 17-9 25 0 17 4 30 17 43 13 8 30 12 51 12s42-4 59-12c21-9 34-26 43-43 4-13 8-29 8-59z">
          <text:p/>
        </draw:path>
        <draw:path draw:style-name="gr7" draw:text-style-name="P7" draw:layer="layout" svg:width="0.47cm" svg:height="0.351cm" svg:x="7.577cm" svg:y="12.653cm" svg:viewBox="0 0 471 352" svg:d="M0 352v-344h51v47c13-17 25-30 47-38 16-13 38-17 59-17 26 0 47 4 64 17 17 8 30 25 34 42 30-38 64-59 106-59 38 0 63 8 80 30 22 16 30 46 30 84v238h-59v-217c0-25 0-42-4-50-5-9-13-17-22-26-12-4-21-8-38-8-21 0-42 8-59 25-17 13-25 42-25 76v200h-55v-225c0-25-9-42-17-59-9-13-26-17-48-17-17 0-30 4-46 12-13 9-22 22-30 39-4 16-9 42-9 72v178z">
          <text:p/>
        </draw:path>
        <draw:path draw:style-name="gr7" draw:text-style-name="P7" draw:layer="layout" svg:width="0.3cm" svg:height="0.487cm" svg:x="8.132cm" svg:y="12.653cm" svg:viewBox="0 0 301 488" svg:d="M0 488v-480h55v43c12-17 25-30 42-38 17-9 35-13 60-13 30 0 55 8 77 21 21 17 38 38 50 64 13 29 17 59 17 93s-4 68-17 98c-12 26-34 47-55 64-25 12-50 21-76 21-21 0-39-4-56-13-17-8-30-17-38-30v170zM55 182c0 48 8 77 25 98 17 22 43 34 69 34 25 0 46-12 63-34 22-21 30-56 30-102 0-47-8-76-25-102-22-21-43-29-68-29-26 0-48 8-65 33-21 22-29 55-29 102z">
          <text:p/>
        </draw:path>
        <draw:path draw:style-name="gr7" draw:text-style-name="P7" draw:layer="layout" svg:width="0.06cm" svg:height="0.474cm" svg:x="8.504cm" svg:y="12.53cm" svg:viewBox="0 0 61 475" svg:d="M0 69v-69h61v69zM0 475v-343h61v343z">
          <text:p/>
        </draw:path>
        <draw:polygon draw:style-name="gr7" draw:text-style-name="P7" draw:layer="layout" svg:width="0.284cm" svg:height="0.474cm" svg:x="8.652cm" svg:y="12.53cm" svg:viewBox="0 0 285 475" draw:points="0,475 0,0 60,0 60,272 195,132 272,132 140,259 285,475 212,475 98,302 60,340 60,475">
          <text:p/>
        </draw:polygon>
        <draw:path draw:style-name="gr7" draw:text-style-name="P7" draw:layer="layout" svg:width="0.317cm" svg:height="0.36cm" svg:x="8.966cm" svg:y="12.653cm" svg:viewBox="0 0 318 361" svg:d="M246 310c-21 21-42 34-63 42-21 5-43 9-64 9-38 0-68-9-90-26-21-21-29-42-29-72 0-17 4-33 8-46 9-13 21-26 34-34s25-17 43-21c9 0 26-4 51-9 47-4 81-12 106-17 0-8 0-17 0-17 0-25-8-43-17-51-17-13-38-21-68-21-29 0-46 4-59 16-17 9-25 26-31 52l-59-8c4-27 13-44 26-60 12-17 29-26 51-34 26-9 51-13 81-13 29 0 55 4 72 8 17 9 29 17 42 30 9 9 13 21 17 38 0 9 4 31 4 56v76c0 55 0 89 0 106 5 13 9 26 17 38h-63c-5-8-9-25-9-42zM242 179c-21 8-55 17-97 25-26 0-43 4-51 9-9 4-17 12-27 21-4 8-4 17-4 25 0 17 4 30 18 43 9 8 30 12 51 12s42-4 59-12c17-9 30-26 38-43 9-13 13-29 13-59z">
          <text:p/>
        </draw:path>
        <draw:polygon draw:style-name="gr7" draw:text-style-name="P7" draw:layer="layout" svg:width="0.377cm" svg:height="0.474cm" svg:x="9.499cm" svg:y="12.53cm" svg:viewBox="0 0 378 475" draw:points="158,475 158,56 0,56 0,0 378,0 378,56 221,56 221,475">
          <text:p/>
        </draw:polygon>
        <draw:path draw:style-name="gr7" draw:text-style-name="P7" draw:layer="layout" svg:width="0.191cm" svg:height="0.351cm" svg:x="9.905cm" svg:y="12.653cm" svg:viewBox="0 0 192 352" svg:d="M0 352v-344h56v51c12-25 26-38 39-46 8-9 21-13 38-13s38 4 59 17l-21 55c-13-9-30-13-43-13-12 0-25 4-33 13-13 8-17 17-22 30-9 21-13 46-13 72v178z">
          <text:p/>
        </draw:path>
        <draw:path draw:style-name="gr7" draw:text-style-name="P7" draw:layer="layout" svg:width="0.059cm" svg:height="0.474cm" svg:x="10.13cm" svg:y="12.53cm" svg:viewBox="0 0 60 475" svg:d="M0 69v-69h60v69zM0 475v-343h60v343z">
          <text:p/>
        </draw:path>
        <draw:path draw:style-name="gr7" draw:text-style-name="P7" draw:layer="layout" svg:width="0.301cm" svg:height="0.487cm" svg:x="10.278cm" svg:y="12.653cm" svg:viewBox="0 0 302 488" svg:d="M0 488v-480h55v43c13-17 26-30 43-38 17-9 34-13 55-13 30 0 55 8 81 21 21 17 38 38 51 64 12 29 17 59 17 93s-9 68-22 98c-12 26-29 47-55 64-21 12-46 21-76 21-17 0-34-4-51-13-17-8-30-17-39-30v170zM55 182c0 48 9 77 26 98 17 22 39 34 64 34 30 0 51-12 68-34 21-21 29-56 29-102 0-47-8-76-29-102-17-21-38-29-64-29-25 0-46 8-68 33-17 22-26 55-26 102z">
          <text:p/>
        </draw:path>
        <draw:path draw:style-name="gr7" draw:text-style-name="P7" draw:layer="layout" svg:width="0.318cm" svg:height="0.36cm" svg:x="10.629cm" svg:y="12.653cm" svg:viewBox="0 0 319 361" svg:d="M246 310c-21 21-42 34-64 42-21 5-42 9-63 9-38 0-68-9-89-26-21-21-30-42-30-72 0-17 5-33 13-46 4-13 17-26 30-34 12-8 25-17 42-21 9 0 30-4 51-9 46-4 80-12 106-17 0-8 0-17 0-17 0-25-9-43-17-51-17-13-38-21-68-21-25 0-47 4-59 16-13 9-26 26-30 52l-59-8c4-27 13-44 25-60 13-17 30-26 55-34 21-9 47-13 77-13 29 0 55 4 71 8 17 9 34 17 43 30 8 9 13 21 17 38 0 9 4 31 4 56v76c0 55 0 89 4 106 0 13 5 26 14 38h-60c-9-8-13-25-13-42zM242 179c-21 8-55 17-98 25-25 0-42 4-50 9-9 4-17 12-22 21-8 8-8 17-8 25 0 17 4 30 17 43 13 8 29 12 51 12 21 0 42-4 59-12 17-9 30-26 38-43 8-13 13-29 13-59z">
          <text:p/>
        </draw:path>
        <draw:path draw:style-name="gr7" draw:text-style-name="P7" draw:layer="layout" svg:width="0.169cm" svg:height="0.47cm" svg:x="10.985cm" svg:y="12.539cm" svg:viewBox="0 0 170 471" svg:d="M162 416l8 50c-17 5-29 5-42 5-21 0-38 0-52-9-13-4-21-17-25-25-4-13-4-34-4-72v-200h-47v-43h47v-84l56-38v122h59v43h-59v204c0 17 4 30 4 34 4 4 4 8 8 13 9 0 13 4 21 4 9 0 17-4 26-4z">
          <text:p/>
        </draw:path>
        <draw:path draw:style-name="gr7" draw:text-style-name="P7" draw:layer="layout" svg:width="0.28cm" svg:height="0.474cm" svg:x="11.205cm" svg:y="12.53cm" svg:viewBox="0 0 281 475" svg:d="M0 475v-475h59v170c26-29 61-46 103-46 25 0 47 4 68 13 17 12 29 25 38 42 8 21 13 47 13 80v216h-60v-216c0-29-4-50-17-63-12-17-29-21-55-21-17 0-34 4-46 12-18 9-31 22-35 39-9 12-9 33-9 63v186z">
          <text:p/>
        </draw:path>
        <draw:path draw:style-name="gr7" draw:text-style-name="P7" draw:layer="layout" svg:width="0.06cm" svg:height="0.474cm" svg:x="11.573cm" svg:y="12.53cm" svg:viewBox="0 0 61 475" svg:d="M0 69v-69h61v69zM0 475v-343h61v343z">
          <text:p/>
        </draw:path>
        <draw:path draw:style-name="gr7" draw:text-style-name="P7" draw:layer="layout" svg:width="0.381cm" svg:height="0.491cm" svg:x="20.929cm" svg:y="12.522cm" svg:viewBox="0 0 382 492" svg:d="M0 330l59-4c5 25 9 42 22 59 8 13 25 25 46 38 21 9 47 13 72 13 26 0 48-4 65-13 21-4 33-17 42-30 8-8 13-25 13-38 0-17-5-29-13-38-9-12-21-21-42-29-13-5-43-13-86-26-42-8-76-17-93-29-21-9-38-26-51-43-9-17-17-38-17-59 0-25 8-47 21-68s34-38 59-46c30-13 55-17 89-17 35 0 69 4 94 17 26 8 47 25 64 50 13 22 21 47 21 72l-59 9c-4-34-13-55-34-72-17-13-47-21-81-21-39 0-68 8-85 21s-25 30-25 51c0 17 4 29 16 42 13 9 43 21 98 34 52 13 85 21 107 30 25 12 46 29 59 50 13 17 21 38 21 68 0 25-8 47-21 72-17 21-38 38-64 51-29 13-59 18-94 18-42 0-80-5-110-18-25-13-51-34-68-59-16-26-25-51-25-85z">
          <text:p/>
        </draw:path>
        <draw:path draw:style-name="gr7" draw:text-style-name="P7" draw:layer="layout" svg:width="0.326cm" svg:height="0.36cm" svg:x="21.365cm" svg:y="12.653cm" svg:viewBox="0 0 327 361" svg:d="M0 183c0-68 17-115 55-145 30-25 64-38 106-38 51 0 90 17 120 46 29 30 46 73 46 128 0 47-8 81-21 106-13 26-34 47-60 60-26 17-51 21-85 21-47 0-85-13-114-47-30-29-47-76-47-131zM59 183c0 42 13 76 30 97 21 21 47 34 72 34 30 0 55-13 76-34 18-21 27-55 27-101 0-43-9-76-27-99-21-21-46-34-76-34-25 0-51 13-72 34-17 23-30 56-30 103z">
          <text:p/>
        </draw:path>
        <draw:path draw:style-name="gr7" draw:text-style-name="P7" draw:layer="layout" svg:width="0.203cm" svg:height="0.482cm" svg:x="21.721cm" svg:y="12.522cm" svg:viewBox="0 0 204 483" svg:d="M51 483v-301h-51v-43h51v-38c0-21 4-38 8-51 4-16 13-29 30-38 12-8 35-12 60-12 17 0 34 0 55 4l-13 51c-8 0-21-5-34-5-17 0-29 5-38 13-4 9-8 21-8 43v33h68v43h-68v301z">
          <text:p/>
        </draw:path>
        <draw:path draw:style-name="gr7" draw:text-style-name="P7" draw:layer="layout" svg:width="0.17cm" svg:height="0.47cm" svg:x="21.911cm" svg:y="12.539cm" svg:viewBox="0 0 171 471" svg:d="M162 416l9 50c-17 5-35 5-48 5-21 0-38 0-47-9-12-4-21-17-25-25-4-13-8-34-8-72v-200h-43v-43h43v-84l59-38v122h60v43h-60v204c0 17 0 30 4 34 0 4 4 8 9 13 4 0 12 4 21 4 4 0 13-4 26-4z">
          <text:p/>
        </draw:path>
        <draw:path draw:style-name="gr7" draw:text-style-name="P7" draw:layer="layout" svg:width="0.474cm" svg:height="0.343cm" svg:x="22.085cm" svg:y="12.661cm" svg:viewBox="0 0 475 344" svg:d="M106 344l-106-344h63l55 200 17 72c4 0 9-25 21-67l55-205h60l51 200 16 68 22-68 59-200h56l-107 344h-63l-55-208-13-55-68 263z">
          <text:p/>
        </draw:path>
        <draw:path draw:style-name="gr7" draw:text-style-name="P7" draw:layer="layout" svg:width="0.317cm" svg:height="0.36cm" svg:x="22.589cm" svg:y="12.653cm" svg:viewBox="0 0 318 361" svg:d="M246 310c-21 21-42 34-63 42-17 5-39 9-64 9-38 0-69-9-90-26-17-21-29-42-29-72 0-17 4-33 12-46 9-13 17-26 30-34s25-17 43-21c13 0 30-4 51-9 47-4 85-12 106-17 0-8 0-17 0-17 0-25-4-43-17-51-13-13-38-21-68-21-25 0-46 4-59 16-13 9-22 26-31 52l-55-8c4-27 13-44 26-60 8-17 29-26 51-34 22-9 47-13 77-13 29 0 55 4 72 8 21 9 33 17 42 30 8 9 13 21 17 38 4 9 4 31 4 56v76c0 55 0 89 4 106 0 13 9 26 13 38h-59c-4-8-9-25-13-42zM242 179c-21 8-55 17-98 25-21 0-38 4-50 9-9 4-18 12-22 21-5 8-9 17-9 25 0 17 4 30 18 43 13 8 30 12 51 12 25 0 42-4 63-12 17-9 30-26 38-43 5-13 9-29 9-59z">
          <text:p/>
        </draw:path>
        <draw:path draw:style-name="gr7" draw:text-style-name="P7" draw:layer="layout" svg:width="0.191cm" svg:height="0.351cm" svg:x="22.978cm" svg:y="12.653cm" svg:viewBox="0 0 192 352" svg:d="M0 352v-344h55v51c13-25 25-38 34-46 13-9 26-13 39-13 21 0 42 4 64 17l-22 55c-17-9-29-13-42-13s-26 4-39 13c-9 8-17 17-21 30-4 21-9 46-9 72v178z">
          <text:p/>
        </draw:path>
        <draw:path draw:style-name="gr7" draw:text-style-name="P7" draw:layer="layout" svg:width="0.318cm" svg:height="0.36cm" svg:x="23.181cm" svg:y="12.653cm" svg:viewBox="0 0 319 361" svg:d="M259 242l60 9c-9 34-26 63-55 80-26 21-55 30-98 30-51 0-90-13-119-47-30-29-47-72-47-131 0-55 17-103 47-137 29-29 68-46 115-46s85 17 114 46c30 30 43 78 43 133 0 4 0 8 0 17h-255c0 38 12 67 29 89 22 16 44 29 73 29 21 0 43-4 55-17 17-12 30-29 38-55zM64 149h195c-4-30-8-51-21-69-21-21-42-34-72-34-29 0-51 9-73 30-17 18-25 43-29 73z">
          <text:p/>
        </draw:path>
        <draw:polygon draw:style-name="gr7" draw:text-style-name="P7" draw:layer="layout" svg:width="0.381cm" svg:height="0.474cm" svg:x="23.715cm" svg:y="12.53cm" svg:viewBox="0 0 382 475" draw:points="157,475 157,56 0,56 0,0 382,0 382,56 221,56 221,475">
          <text:p/>
        </draw:polygon>
        <draw:path draw:style-name="gr7" draw:text-style-name="P7" draw:layer="layout" svg:width="0.187cm" svg:height="0.351cm" svg:x="24.125cm" svg:y="12.653cm" svg:viewBox="0 0 188 352" svg:d="M0 352v-344h51v51c13-25 25-38 38-46 13-9 26-13 38-13 22 0 39 4 61 17l-22 55c-12-9-26-13-43-13-13 0-21 4-34 13-8 8-17 17-21 30-8 21-8 46-8 72v178z">
          <text:p/>
        </draw:path>
        <draw:path draw:style-name="gr7" draw:text-style-name="P7" draw:layer="layout" svg:width="0.318cm" svg:height="0.36cm" svg:x="24.328cm" svg:y="12.653cm" svg:viewBox="0 0 319 361" svg:d="M247 310c-22 21-43 34-65 42-21 5-42 9-63 9-38 0-68-9-89-26-21-21-30-42-30-72 0-17 5-33 13-46 4-13 17-26 30-34 12-8 25-17 42-21 9 0 26-4 51-9 46-4 80-12 107-17 0-8 0-17 0-17 0-25-10-43-18-51-17-13-38-21-68-21-25 0-46 4-59 16-13 9-26 26-30 52l-59-8c4-27 13-44 25-60 13-17 30-26 55-34 22-9 47-13 77-13 29 0 55 4 72 8 17 9 34 17 43 30 8 9 13 21 17 38 0 9 4 31 4 56v76c0 55 0 89 4 106 0 13 4 26 13 38h-59c-9-8-13-25-13-42zM243 179c-22 8-56 17-99 25-25 0-42 4-50 9-9 4-17 12-22 21-8 8-8 17-8 25 0 17 4 30 17 43 13 8 30 12 51 12s42-4 59-12c17-9 30-26 38-43 9-13 14-29 14-59z">
          <text:p/>
        </draw:path>
        <draw:path draw:style-name="gr7" draw:text-style-name="P7" draw:layer="layout" svg:width="0.059cm" svg:height="0.474cm" svg:x="24.718cm" svg:y="12.53cm" svg:viewBox="0 0 60 475" svg:d="M0 69v-69h60v69zM0 475v-343h60v343z">
          <text:p/>
        </draw:path>
        <draw:path draw:style-name="gr7" draw:text-style-name="P7" draw:layer="layout" svg:width="0.28cm" svg:height="0.351cm" svg:x="24.866cm" svg:y="12.653cm" svg:viewBox="0 0 281 352" svg:d="M0 352v-344h51v47c25-38 64-55 111-55 21 0 42 4 59 13 17 4 30 17 38 29 9 9 17 26 22 43 0 8 0 29 0 55v212h-60v-208c0-26 0-42-4-55s-13-21-25-30c-13-4-26-8-43-8-21 0-42 8-64 21-17 17-26 46-26 94v186z">
          <text:p/>
        </draw:path>
        <draw:path draw:style-name="gr7" draw:text-style-name="P7" draw:layer="layout" svg:width="0.318cm" svg:height="0.36cm" svg:x="25.217cm" svg:y="12.653cm" svg:viewBox="0 0 319 361" svg:d="M254 242l65 9c-13 34-31 63-56 80-25 21-59 30-97 30-51 0-94-13-123-47-30-29-43-72-43-131 0-55 13-103 43-137 29-29 72-46 118-46 47 0 85 17 115 46 30 30 43 78 43 133 0 4 0 8 0 17h-259c4 38 12 67 34 89 17 16 42 29 72 29 21 0 38-4 55-17 12-12 25-29 33-55zM64 149h190c0-30-8-51-21-69-17-21-42-34-72-34-25 0-50 9-67 30-17 18-30 43-30 73z">
          <text:p/>
        </draw:path>
        <draw:path draw:style-name="gr7" draw:text-style-name="P7" draw:layer="layout" svg:width="0.321cm" svg:height="0.36cm" svg:x="25.586cm" svg:y="12.653cm" svg:viewBox="0 0 322 361" svg:d="M259 242l59 9c-8 34-25 63-51 80-30 21-60 30-102 30-51 0-89-13-119-47-29-29-46-72-46-131 0-55 17-103 46-137 30-29 68-46 115-46 46 0 84 17 115 46 30 30 46 78 46 133 0 4 0 8-4 17h-255c0 38 13 67 30 89 21 16 42 29 72 29 21 0 42-4 55-17 17-12 30-29 39-55zM63 149h196c-5-30-9-51-22-69-21-21-43-34-72-34-30 0-51 9-68 30-21 18-30 43-34 73z">
          <text:p/>
        </draw:path>
        <draw:polygon draw:style-name="gr7" draw:text-style-name="P7" draw:layer="layout" svg:width="0.398cm" svg:height="0.479cm" svg:x="6.544cm" svg:y="14.964cm" svg:viewBox="0 0 399 480" draw:points="0,480 0,0 65,0 65,238 302,0 386,0 188,196 399,480 315,480 145,238 65,315 65,480">
          <text:p/>
        </draw:polygon>
        <draw:path draw:style-name="gr7" draw:text-style-name="P7" draw:layer="layout" svg:width="0.279cm" svg:height="0.351cm" svg:x="6.985cm" svg:y="15.096cm" svg:viewBox="0 0 280 352" svg:d="M229 348v-51c-30 38-63 55-111 55-21 0-42 0-59-9-17-8-30-16-38-29-9-13-13-26-17-47-4-8-4-29-4-51v-216h59v191c0 30 0 51 4 64 0 12 8 25 21 33 13 9 26 17 48 17 17 0 34-8 46-17 17-8 26-21 34-33 4-17 9-39 9-68v-187h59v348z">
          <text:p/>
        </draw:path>
        <draw:path draw:style-name="gr7" draw:text-style-name="P7" draw:layer="layout" svg:width="0.466cm" svg:height="0.357cm" svg:x="7.357cm" svg:y="15.087cm" svg:viewBox="0 0 467 358" svg:d="M0 358v-348h51v46c13-17 25-30 42-38 17-13 38-18 64-18 25 0 46 5 63 18 13 8 26 25 34 42 25-38 65-60 107-60 34 0 59 10 80 31 17 17 26 46 26 89v238h-60v-221c0-22 0-39-4-51-4-9-8-17-21-26-8-4-21-8-34-8-25 0-47 8-60 25-17 17-26 43-26 76v205h-59v-226c0-29-4-46-12-59-9-13-26-21-47-21-17 0-34 4-47 13-12 8-25 21-29 38-9 17-13 42-13 72v183z">
          <text:p/>
        </draw:path>
        <draw:path draw:style-name="gr7" draw:text-style-name="P7" draw:layer="layout" svg:width="0.318cm" svg:height="0.36cm" svg:x="7.89cm" svg:y="15.087cm" svg:viewBox="0 0 319 361" svg:d="M247 314c-21 17-42 30-65 38-16 9-42 9-63 9-38 0-68-9-89-25-17-22-30-43-30-72 0-17 5-34 13-47 9-13 17-25 30-34 12-8 25-14 42-18 13-4 30-8 51-8 46-9 86-13 107-21 0-9 0-13 0-17 0-22-5-38-17-51-13-13-39-17-69-17-25 0-47 4-59 13-13 8-21 25-30 50l-59-8c8-25 17-42 30-59 8-13 25-26 50-34 21-9 47-13 77-13s56 4 72 13c22 4 34 13 43 25 8 9 13 21 17 38 4 9 4 30 4 55v78c0 55 0 88 4 105 0 13 9 26 13 43h-59c-9-13-13-30-13-43zM243 183c-21 9-56 13-99 21-21 5-38 9-50 13-9 4-17 8-22 17-4 8-8 17-8 30 0 12 4 25 17 38 13 8 29 17 51 17 25 0 42-9 64-17 17-9 30-21 38-38 4-17 9-34 9-60z">
          <text:p/>
        </draw:path>
        <draw:path draw:style-name="gr7" draw:text-style-name="P7" draw:layer="layout" svg:width="0.186cm" svg:height="0.357cm" svg:x="8.28cm" svg:y="15.087cm" svg:viewBox="0 0 187 358" svg:d="M0 358v-348h55v50c13-21 25-38 34-46 12-9 25-14 38-14 21 0 42 10 60 22l-18 51c-17-8-29-13-42-13s-26 5-38 13c-9 9-17 17-21 34-5 21-9 42-9 68v183z">
          <text:p/>
        </draw:path>
        <draw:path draw:style-name="gr7" draw:text-style-name="P7" draw:layer="layout" svg:width="0.06cm" svg:height="0.479cm" svg:x="8.504cm" svg:y="14.964cm" svg:viewBox="0 0 61 480" svg:d="M0 68v-68h61v68zM0 480v-347h61v347z">
          <text:p/>
        </draw:path>
        <draw:path draw:style-name="gr7" draw:text-style-name="P7" draw:layer="layout" svg:width="0.381cm" svg:height="0.495cm" svg:x="9.008cm" svg:y="14.956cm" svg:viewBox="0 0 382 496" svg:d="M0 331l59-4c5 25 9 42 21 59 9 17 26 30 47 38 21 9 47 13 72 13s47-4 64-9c21-8 33-16 42-29 8-13 13-30 13-43 0-16-5-29-13-38-9-12-21-21-42-29-13-4-43-13-85-21-42-13-76-22-93-30-21-13-38-30-51-47-9-17-17-38-17-60 0-25 8-46 21-68 13-21 34-38 59-46 26-13 55-17 89-17s68 4 93 17c26 13 47 29 65 51 13 21 21 46 21 77l-60 4c-4-31-13-56-34-69-17-17-47-25-85-25s-63 8-80 21-26 30-26 51c0 18 5 31 17 43 13 13 43 21 94 34 55 13 88 21 105 30 30 12 52 29 65 51 13 16 21 42 21 67 0 26-8 47-25 72-13 21-35 38-61 51-29 13-59 21-93 21-42 0-80-8-110-21-29-13-51-30-68-55-16-25-25-55-25-89z">
          <text:p/>
        </draw:path>
        <draw:path draw:style-name="gr7" draw:text-style-name="P7" draw:layer="layout" svg:width="0.284cm" svg:height="0.479cm" svg:x="9.465cm" svg:y="14.964cm" svg:viewBox="0 0 285 480" svg:d="M0 480v-480h61v171c25-30 63-47 101-47 26 0 51 4 68 17 21 8 34 21 42 42 9 17 13 43 13 77v220h-59v-220c0-30-9-51-22-64-12-13-29-21-50-21-22 0-34 4-51 13-17 8-26 21-34 38-4 12-8 34-8 63v191z">
          <text:p/>
        </draw:path>
        <draw:path draw:style-name="gr7" draw:text-style-name="P7" draw:layer="layout" svg:width="0.19cm" svg:height="0.357cm" svg:x="9.834cm" svg:y="15.087cm" svg:viewBox="0 0 191 358" svg:d="M0 358v-348h55v50c12-21 25-38 38-46 8-9 21-14 38-14 18 0 39 10 60 22l-21 51c-13-8-31-13-43-13-13 0-26 5-34 13-13 9-17 17-22 34-8 21-12 42-12 68v183z">
          <text:p/>
        </draw:path>
        <draw:path draw:style-name="gr7" draw:text-style-name="P7" draw:layer="layout" svg:width="0.059cm" svg:height="0.479cm" svg:x="10.058cm" svg:y="14.964cm" svg:viewBox="0 0 60 480" svg:d="M0 68v-68h60v68zM0 480v-347h60v347z">
          <text:p/>
        </draw:path>
        <draw:path draw:style-name="gr7" draw:text-style-name="P7" draw:layer="layout" svg:width="0.284cm" svg:height="0.36cm" svg:x="10.185cm" svg:y="15.087cm" svg:viewBox="0 0 285 361" svg:d="M0 251l55-9c4 26 13 43 30 55 12 13 33 17 59 17 30 0 47-4 60-17 17-8 21-21 21-38 0-12-4-25-17-29-8-9-29-13-59-21-43-13-73-22-90-30-17-10-29-18-38-31-8-17-13-29-13-46s5-30 9-47c8-13 17-21 29-30 9-8 22-12 39-16 16-5 33-9 50-9 27 0 52 4 73 13 21 8 34 17 43 29 12 13 17 34 21 55l-55 9c-4-17-13-34-26-42-12-9-29-17-51-17-26 0-47 4-60 17-8 8-17 17-17 29 0 9 5 13 9 21 4 5 13 13 21 17 8 0 25 5 51 13 43 13 73 21 90 25 17 10 29 23 38 35 8 13 13 30 13 51 0 17-5 38-17 55-9 17-26 30-47 38-21 9-47 13-77 13-43 0-76-9-102-25-21-22-38-47-42-85z">
          <text:p/>
        </draw:path>
        <draw:path draw:style-name="gr7" draw:text-style-name="P7" draw:layer="layout" svg:width="0.28cm" svg:height="0.479cm" svg:x="10.54cm" svg:y="14.964cm" svg:viewBox="0 0 281 480" svg:d="M0 480v-480h60v171c25-30 59-47 101-47 26 0 48 4 69 17 17 8 30 21 38 42 9 17 13 43 13 77v220h-59v-220c0-30-5-51-17-64-14-13-31-21-56-21-17 0-34 4-47 13-17 8-30 21-34 38-8 12-8 34-8 63v191z">
          <text:p/>
        </draw:path>
        <draw:path draw:style-name="gr7" draw:text-style-name="P7" draw:layer="layout" svg:width="0.165cm" svg:height="0.474cm" svg:x="10.879cm" svg:y="14.973cm" svg:viewBox="0 0 166 475" svg:d="M158 415l8 51c-12 5-29 9-42 9-21 0-39-4-52-13-8-4-17-12-25-25-5-14-5-35-5-69v-199h-42v-46h42v-85l61-38v123h55v46h-55v199c0 17 0 30 0 34 4 4 8 8 12 13 5 0 9 4 17 4 9 0 17 0 26-4z">
          <text:p/>
        </draw:path>
        <draw:path draw:style-name="gr7" draw:text-style-name="P7" draw:layer="layout" svg:width="0.318cm" svg:height="0.486cm" svg:x="11.061cm" svg:y="15.096cm" svg:viewBox="0 0 319 487" svg:d="M30 479l-4-55c12 4 21 4 33 4 13 0 22 0 30-4 9-4 13-13 21-21 0-4 9-17 17-43 0-4 4-8 4-12l-131-348h64l72 199c8 26 17 56 25 81 9-25 13-51 25-77l73-203h60l-133 352c-12 38-25 63-33 76-9 21-22 34-34 47-17 8-30 12-51 12-9 0-21-4-38-8z">
          <text:p/>
        </draw:path>
        <draw:path draw:style-name="gr7" draw:text-style-name="P7" draw:layer="layout" svg:width="0.377cm" svg:height="0.495cm" svg:x="21.115cm" svg:y="14.956cm" svg:viewBox="0 0 378 496" svg:d="M0 331l60-4c0 25 8 42 17 59 12 17 29 30 50 38 23 9 48 13 73 13 26 0 47-4 64-9 21-8 34-16 42-29 9-13 13-30 13-43 0-16-4-29-13-38-8-12-21-21-42-29-13-4-42-13-85-21-46-13-77-22-94-30-21-13-38-30-51-47-12-17-17-38-17-60 0-25 9-46 21-68 13-21 34-38 60-46 25-13 56-17 90-17s63 4 93 17c25 13 46 29 63 51 13 21 21 46 21 77l-59 4c-4-31-17-56-34-69-17-17-46-25-84-25s-65 8-82 21-29 30-29 51c0 18 8 31 21 43 12 13 43 21 94 34s89 21 106 30c29 12 51 29 63 51 13 16 17 42 17 67 0 26-4 47-21 72-13 21-34 38-59 51-30 13-60 21-93 21-43 0-82-8-111-21-30-13-51-30-68-55s-26-55-26-89z">
          <text:p/>
        </draw:path>
        <draw:path draw:style-name="gr7" draw:text-style-name="P7" draw:layer="layout" svg:width="0.322cm" svg:height="0.36cm" svg:x="21.551cm" svg:y="15.087cm" svg:viewBox="0 0 323 361" svg:d="M0 183c0-64 17-115 51-145 30-25 69-38 111-38 47 0 89 17 119 47 29 29 42 76 42 132 0 42-4 76-17 101-17 26-34 47-59 60-25 17-55 21-85 21-47 0-85-13-119-47-30-29-43-72-43-131zM60 183c0 42 8 76 29 97 17 22 44 34 73 34 30 0 55-12 72-34 21-21 30-55 30-101 0-43-9-73-30-98-17-22-42-30-72-30-29 0-52 8-73 30-21 21-29 55-29 102z">
          <text:p/>
        </draw:path>
        <draw:path draw:style-name="gr7" draw:text-style-name="P7" draw:layer="layout" svg:width="0.199cm" svg:height="0.487cm" svg:x="21.907cm" svg:y="14.956cm" svg:viewBox="0 0 200 488" svg:d="M51 488v-302h-51v-46h51v-39c0-21 0-38 4-50 8-17 17-26 30-38 17-9 34-13 59-13 17 0 39 0 56 4l-9 51c-12 0-22 0-34 0-17 0-30 4-38 8-9 9-9 22-9 43v34h65v46h-65v302z">
          <text:p/>
        </draw:path>
        <draw:path draw:style-name="gr7" draw:text-style-name="P7" draw:layer="layout" svg:width="0.166cm" svg:height="0.474cm" svg:x="22.097cm" svg:y="14.973cm" svg:viewBox="0 0 167 475" svg:d="M158 415l9 51c-13 5-30 9-43 9-21 0-39-4-52-13-8-4-16-12-25-25-4-14-4-35-4-69v-199h-43v-46h43v-85l60-38v123h55v46h-55v199c0 17 0 30 0 34 4 4 9 8 13 13 4 0 8 4 17 4 8 0 17 0 25-4z">
          <text:p/>
        </draw:path>
        <draw:path draw:style-name="gr7" draw:text-style-name="P7" draw:layer="layout" svg:width="0.474cm" svg:height="0.347cm" svg:x="22.271cm" svg:y="15.096cm" svg:viewBox="0 0 475 348" svg:d="M106 348l-106-348h59l55 199 22 76c0-5 8-30 16-72l56-203h64l51 199 17 67 21-67 59-199h55l-110 348h-59l-55-209-14-59-72 268z">
          <text:p/>
        </draw:path>
        <draw:path draw:style-name="gr7" draw:text-style-name="P7" draw:layer="layout" svg:width="0.317cm" svg:height="0.36cm" svg:x="22.775cm" svg:y="15.087cm" svg:viewBox="0 0 318 361" svg:d="M246 314c-21 17-43 30-64 38-21 9-42 9-64 9-38 0-67-9-89-25-21-22-29-43-29-72 0-17 4-34 13-47 4-13 16-25 29-34 13-8 26-14 43-18 8-4 29-8 50-8 47-9 82-13 107-21 0-9 0-13 0-17 0-22-4-38-17-51-18-13-39-17-69-17-25 0-46 4-59 13-12 8-25 25-29 50l-60-8c9-25 17-42 26-59 12-13 29-26 55-34 21-9 46-13 76-13s56 4 73 13c17 4 34 13 42 25 9 9 13 21 17 38 4 9 4 30 4 55v78c0 55 0 88 5 105 0 13 4 26 12 43h-59c-8-13-13-30-13-43zM242 183c-21 9-56 13-98 21-26 5-43 9-51 13s-17 8-21 17c-9 8-9 17-9 30 0 12 5 25 17 38 13 8 30 17 51 17s42-9 59-17c23-9 35-21 44-38 4-17 8-34 8-60z">
          <text:p/>
        </draw:path>
        <draw:path draw:style-name="gr7" draw:text-style-name="P7" draw:layer="layout" svg:width="0.187cm" svg:height="0.357cm" svg:x="23.164cm" svg:y="15.087cm" svg:viewBox="0 0 188 358" svg:d="M0 358v-348h51v50c17-21 26-38 38-46 13-9 26-14 38-14 21 0 38 10 61 22l-18 51c-17-8-30-13-47-13-13 0-21 5-34 13-8 9-17 17-21 34-4 21-8 42-8 68v183z">
          <text:p/>
        </draw:path>
        <draw:path draw:style-name="gr7" draw:text-style-name="P7" draw:layer="layout" svg:width="0.318cm" svg:height="0.36cm" svg:x="23.367cm" svg:y="15.087cm" svg:viewBox="0 0 319 361" svg:d="M255 242l64 9c-8 34-30 63-55 85-26 16-60 25-98 25-51 0-94-13-123-47-30-29-43-72-43-131 0-56 13-102 47-136 30-30 68-47 114-47 47 0 85 17 116 47 29 34 42 76 42 136 0 0 0 9 0 13h-259c4 38 12 68 34 89 17 21 42 29 72 29 21 0 38-4 55-17 12-12 25-29 34-55zM64 148h196c-5-29-14-51-27-67-17-22-42-34-72-34-25 0-46 12-67 29-17 17-30 43-30 72z">
          <text:p/>
        </draw:path>
        <draw:polygon draw:style-name="gr7" draw:text-style-name="P7" draw:layer="layout" svg:width="0.377cm" svg:height="0.479cm" svg:x="23.901cm" svg:y="14.964cm" svg:viewBox="0 0 378 480" draw:points="157,480 157,55 0,55 0,0 378,0 378,55 220,55 220,480">
          <text:p/>
        </draw:polygon>
        <draw:path draw:style-name="gr7" draw:text-style-name="P7" draw:layer="layout" svg:width="0.186cm" svg:height="0.357cm" svg:x="24.312cm" svg:y="15.087cm" svg:viewBox="0 0 187 358" svg:d="M0 358v-348h50v50c13-21 26-38 38-46 13-9 26-14 39-14 16 0 39 10 60 22l-21 51c-13-8-31-13-44-13-12 0-25 5-34 13-8 9-16 17-21 34-8 21-12 42-12 68v183z">
          <text:p/>
        </draw:path>
        <draw:path draw:style-name="gr7" draw:text-style-name="P7" draw:layer="layout" svg:width="0.317cm" svg:height="0.36cm" svg:x="24.515cm" svg:y="15.087cm" svg:viewBox="0 0 318 361" svg:d="M246 314c-25 17-46 30-63 38-21 9-43 9-68 9-34 0-64-9-86-25-21-22-29-43-29-72 0-17 0-34 8-47 9-13 17-25 30-34 13-8 30-14 43-18s30-8 55-8c47-9 81-13 102-21 0-9 0-13 0-17 0-22-4-38-13-51-17-13-38-17-68-17-29 0-50 4-63 13-13 8-21 25-30 50l-56-8c4-25 13-42 26-59 12-13 30-26 51-34 26-9 51-13 81-13 29 0 51 4 72 13 17 4 29 13 38 25 8 9 17 21 21 38 0 9 0 30 0 55v78c0 55 4 88 4 105 5 13 9 26 17 43h-63c-4-13-9-30-9-43zM238 183c-21 9-51 13-93 21-26 5-43 9-51 13-13 4-17 8-26 17-4 8-8 17-8 30 0 12 8 25 21 38 9 8 26 17 51 17 21 0 42-9 59-17 17-9 30-21 38-38 9-17 9-34 9-60z">
          <text:p/>
        </draw:path>
        <draw:path draw:style-name="gr7" draw:text-style-name="P7" draw:layer="layout" svg:width="0.059cm" svg:height="0.479cm" svg:x="24.904cm" svg:y="14.964cm" svg:viewBox="0 0 60 480" svg:d="M0 68v-68h60v68zM0 480v-347h60v347z">
          <text:p/>
        </draw:path>
        <draw:path draw:style-name="gr7" draw:text-style-name="P7" draw:layer="layout" svg:width="0.28cm" svg:height="0.357cm" svg:x="25.052cm" svg:y="15.087cm" svg:viewBox="0 0 281 358" svg:d="M0 358v-348h51v50c26-38 64-60 110-60 21 0 44 5 61 14 16 8 29 17 38 29 8 13 12 26 17 43 4 8 4 29 4 55v217h-59v-213c0-25 0-42-5-55-8-13-12-21-26-25-13-9-26-13-42-13-26 0-47 8-64 25-17 13-25 47-25 89v192z">
          <text:p/>
        </draw:path>
        <draw:path draw:style-name="gr7" draw:text-style-name="P7" draw:layer="layout" svg:width="0.317cm" svg:height="0.36cm" svg:x="25.404cm" svg:y="15.087cm" svg:viewBox="0 0 318 361" svg:d="M255 242l59 9c-8 34-25 63-51 85-25 16-59 25-101 25-48 0-90-13-120-47-30-29-42-72-42-131 0-56 12-102 42-136 30-30 68-47 120-47 46 0 80 17 110 47 29 34 46 76 46 136 0 0 0 9 0 13h-259c0 38 13 68 30 89 21 21 47 29 77 29 21 0 38-4 51-17 17-12 29-29 38-55zM63 148h192c0-29-9-51-21-67-17-22-43-34-72-34-30 0-52 12-69 29-21 17-30 43-30 72z">
          <text:p/>
        </draw:path>
        <draw:path draw:style-name="gr7" draw:text-style-name="P7" draw:layer="layout" svg:width="0.318cm" svg:height="0.36cm" svg:x="25.772cm" svg:y="15.087cm" svg:viewBox="0 0 319 361" svg:d="M255 242l64 9c-9 34-30 63-56 85-25 16-59 25-97 25-51 0-93-13-124-47-29-29-42-72-42-131 0-56 17-102 47-136 30-30 68-47 115-47 46 0 85 17 114 47 30 34 43 76 43 136 0 0 0 9 0 13h-260c6 38 14 68 35 89 17 21 42 29 72 29 21 0 38-4 55-17 17-12 26-29 34-55zM65 148h194c-4-29-12-51-25-67-17-22-42-34-72-34-26 0-47 12-68 29-17 17-25 43-29 72z">
          <text:p/>
        </draw:path>
        <draw:polygon draw:style-name="gr7" draw:text-style-name="P7" draw:layer="layout" svg:width="0.381cm" svg:height="0.479cm" svg:x="6.684cm" svg:y="17.398cm" svg:viewBox="0 0 382 480" draw:points="157,480 157,57 0,57 0,0 382,0 382,57 220,57 220,480">
          <text:p/>
        </draw:polygon>
        <draw:path draw:style-name="gr7" draw:text-style-name="P7" draw:layer="layout" svg:width="0.186cm" svg:height="0.356cm" svg:x="7.095cm" svg:y="17.521cm" svg:viewBox="0 0 187 357" svg:d="M0 357v-348h50v52c13-23 27-40 39-48 13-9 26-13 39-13 21 0 38 9 59 21l-21 56c-13-8-26-12-43-12-12 0-21 0-34 8-8 9-16 21-21 34-9 21-9 42-9 68v182z">
          <text:p/>
        </draw:path>
        <draw:path draw:style-name="gr7" draw:text-style-name="P7" draw:layer="layout" svg:width="0.055cm" svg:height="0.479cm" svg:x="7.319cm" svg:y="17.398cm" svg:viewBox="0 0 56 480" svg:d="M0 69v-69h56v69zM0 480v-347h56v347z">
          <text:p/>
        </draw:path>
        <draw:path draw:style-name="gr7" draw:text-style-name="P7" draw:layer="layout" svg:width="0.288cm" svg:height="0.364cm" svg:x="7.442cm" svg:y="17.521cm" svg:viewBox="0 0 289 365" svg:d="M0 251l59-8c0 25 8 42 25 55 13 12 34 17 64 17 26 0 47-5 60-17 13-9 17-22 17-39 0-12-4-21-17-29-4-4-25-13-60-21-42-9-72-21-89-26-17-8-30-21-38-34-9-18-13-30-13-47s4-30 13-42c4-13 17-26 25-34 13-9 26-13 38-17 17-5 34-9 51-9 31 0 52 4 73 13 21 8 38 17 47 34 8 13 17 29 21 51l-59 8c-5-17-9-30-22-42-12-9-29-13-56-13-25 0-46 4-55 13-12 8-17 17-17 29 0 9 0 17 5 22 4 4 12 12 25 16 4 0 21 6 51 14 43 13 69 21 86 30 16 4 29 17 38 29 12 13 17 30 17 51 0 17-9 38-17 55-13 17-30 30-51 38-21 13-47 17-73 17-47 0-81-12-102-29-25-17-42-47-46-85z">
          <text:p/>
        </draw:path>
        <draw:path draw:style-name="gr7" draw:text-style-name="P7" draw:layer="layout" svg:width="0.284cm" svg:height="0.479cm" svg:x="7.797cm" svg:y="17.398cm" svg:viewBox="0 0 285 480" svg:d="M0 480v-480h60v171c25-30 63-47 101-47 26 0 51 4 68 17 21 9 34 21 43 43 9 16 13 42 13 76v220h-60v-220c0-30-9-51-21-64-13-12-30-21-51-21s-34 4-51 13c-17 8-25 21-34 38-4 17-8 38-8 63v191z">
          <text:p/>
        </draw:path>
        <draw:path draw:style-name="gr7" draw:text-style-name="P7" draw:layer="layout" svg:width="0.317cm" svg:height="0.364cm" svg:x="8.149cm" svg:y="17.521cm" svg:viewBox="0 0 318 365" svg:d="M245 315c-21 16-42 29-63 38-21 8-43 12-64 12-38 0-68-12-89-29s-29-43-29-72c0-17 4-30 12-47 5-13 17-25 30-34 13-8 25-12 42-17 9-4 30-8 51-8 47-9 81-13 106-21 0-10 0-14 0-18 0-21-9-38-17-51-17-13-38-17-68-17-25 0-46 4-59 13-13 8-25 25-30 51l-59-9c9-21 17-42 26-59 12-13 29-26 55-34 21-8 46-13 76-13 29 0 55 5 72 13 18 4 35 13 43 25 9 9 13 26 17 38 0 13 4 30 4 56v81c0 51 0 89 4 102 0 12 5 29 13 42h-59c-10-13-14-26-14-42zM241 183c-21 9-55 17-97 21-26 5-43 9-51 13-9 4-17 9-21 17-9 9-9 17-9 30 0 17 4 29 17 38 13 13 30 17 51 17s42-4 59-17c17-9 34-21 38-38 9-13 13-34 13-60z">
          <text:p/>
        </draw:path>
        <draw:path draw:style-name="gr7" draw:text-style-name="P7" draw:layer="layout" svg:width="0.457cm" svg:height="0.479cm" svg:x="8.729cm" svg:y="17.398cm" svg:viewBox="0 0 458 480" svg:d="M0 480v-480h97l111 340c13 30 17 55 25 72 5-21 13-46 26-80l114-332h85v480h-64v-402l-135 402h-59l-141-407v407z">
          <text:p/>
        </draw:path>
        <draw:path draw:style-name="gr7" draw:text-style-name="P7" draw:layer="layout" svg:width="0.317cm" svg:height="0.364cm" svg:x="9.258cm" svg:y="17.521cm" svg:viewBox="0 0 318 365" svg:d="M246 315c-21 16-42 29-63 38-17 8-38 12-64 12-39 0-68-12-85-29-21-17-34-43-34-72 0-17 4-30 13-47 8-13 16-25 29-34 13-8 26-12 42-17 14-4 31-8 52-8 51-9 85-13 106-21 0-10 0-14 0-18 0-21-4-38-17-51s-38-17-68-17c-25 0-46 4-59 13-14 8-22 25-30 51l-55-9c4-21 12-42 25-59 13-13 30-26 51-34 22-8 47-13 77-13s55 5 72 13c21 4 34 13 42 25 9 9 17 26 17 38 4 13 4 30 4 56v81c0 51 0 89 5 102 4 12 8 29 12 42h-59c-4-13-8-26-13-42zM242 183c-21 9-51 17-97 21-21 5-38 9-52 13-9 4-17 9-21 17-4 9-9 17-9 30 0 17 5 29 17 38 13 13 31 17 52 17 25 0 47-4 64-17 16-9 29-21 38-38 4-13 8-34 8-60z">
          <text:p/>
        </draw:path>
        <draw:path draw:style-name="gr7" draw:text-style-name="P7" draw:layer="layout" svg:width="0.06cm" svg:height="0.479cm" svg:x="9.647cm" svg:y="17.398cm" svg:viewBox="0 0 61 480" svg:d="M0 69v-69h61v69zM0 480v-347h61v347z">
          <text:p/>
        </draw:path>
        <draw:path draw:style-name="gr7" draw:text-style-name="P7" draw:layer="layout" svg:width="0.169cm" svg:height="0.47cm" svg:x="9.766cm" svg:y="17.411cm" svg:viewBox="0 0 170 471" svg:d="M162 412l8 55c-17 0-34 4-46 4-23 0-40-4-52-13-9-4-17-12-21-25-5-8-9-34-9-68v-200h-42v-46h42v-85l59-34v119h61v46h-61v204c0 17 0 26 0 30 5 4 9 9 13 13s10 4 22 4c5 0 13 0 26-4z">
          <text:p/>
        </draw:path>
        <draw:path draw:style-name="gr7" draw:text-style-name="P7" draw:layer="layout" svg:width="0.186cm" svg:height="0.356cm" svg:x="9.982cm" svg:y="17.521cm" svg:viewBox="0 0 187 357" svg:d="M0 357v-348h50v52c17-23 30-40 39-48 12-9 25-13 38-13 21 0 39 9 60 21l-17 56c-18-8-31-12-48-12-12 0-21 0-33 8-9 9-17 21-22 34-4 21-8 42-8 68v182z">
          <text:p/>
        </draw:path>
        <draw:path draw:style-name="gr7" draw:text-style-name="P7" draw:layer="layout" svg:width="0.317cm" svg:height="0.364cm" svg:x="10.185cm" svg:y="17.521cm" svg:viewBox="0 0 318 365" svg:d="M246 315c-21 16-42 29-63 38-21 8-42 12-64 12-39 0-68-12-89-29-22-17-30-43-30-72 0-17 4-30 13-47 4-13 17-25 29-34 13-8 26-12 43-17 8-4 29-8 51-8 47-9 81-13 106-21 0-10 0-14 0-18 0-21-8-38-17-51-17-13-38-17-67-17-26 0-48 4-61 13-12 8-25 25-29 51l-60-9c9-21 17-42 26-59 12-13 29-26 55-34 21-8 47-13 77-13s55 5 72 13c17 4 34 13 42 25 9 9 13 26 17 38 0 13 4 30 4 56v81c0 51 0 89 5 102 0 12 4 29 12 42h-59c-8-13-13-26-13-42zM242 183c-21 9-55 17-97 21-26 5-44 9-52 13s-17 9-21 17c-9 9-9 17-9 30 0 17 5 29 17 38 13 13 30 17 52 17 21 0 42-4 59-17 22-9 34-21 38-38 9-13 13-34 13-60z">
          <text:p/>
        </draw:path>
        <draw:path draw:style-name="gr7" draw:text-style-name="P7" draw:layer="layout" svg:width="0.377cm" svg:height="0.495cm" svg:x="21.115cm" svg:y="17.39cm" svg:viewBox="0 0 378 496" svg:d="M0 335l60-8c0 25 8 47 17 59 12 17 29 30 50 38 23 9 48 13 73 13 26 0 47-4 64-8 21-9 34-17 42-30 9-13 13-25 13-42 0-13-4-26-13-38-8-13-21-22-42-30-13-4-42-13-85-21-46-13-77-21-94-30-21-13-38-30-51-46-12-18-17-40-17-61s9-46 21-67c13-22 34-34 60-47 25-13 56-17 90-17s63 4 93 17c25 13 46 30 63 51 13 21 21 46 21 76l-59 4c-4-29-17-55-34-68-17-16-46-25-84-25s-65 9-82 21c-17 17-29 34-29 51s8 34 21 42c12 13 43 23 94 35 51 13 89 21 106 30 29 13 51 29 63 51 13 21 17 42 17 67 0 26-4 51-21 72-13 22-34 38-59 51-30 13-60 21-93 21-43 0-82-8-111-21-30-13-51-29-68-55-17-25-26-55-26-85z">
          <text:p/>
        </draw:path>
        <draw:path draw:style-name="gr7" draw:text-style-name="P7" draw:layer="layout" svg:width="0.322cm" svg:height="0.364cm" svg:x="21.551cm" svg:y="17.521cm" svg:viewBox="0 0 323 365" svg:d="M0 183c0-64 17-111 51-145 30-25 69-38 111-38 47 0 89 17 119 47 29 34 42 76 42 132 0 42-4 80-17 106-17 25-34 42-59 59-25 13-55 21-85 21-47 0-85-17-119-46-30-34-43-76-43-136zM60 183c0 43 8 76 29 98 17 25 44 34 73 34 30 0 55-9 72-34 21-22 30-55 30-102 0-42-9-73-30-94-17-25-42-34-72-34-29 0-52 9-73 30-21 25-29 56-29 102z">
          <text:p/>
        </draw:path>
        <draw:path draw:style-name="gr7" draw:text-style-name="P7" draw:layer="layout" svg:width="0.199cm" svg:height="0.487cm" svg:x="21.907cm" svg:y="17.39cm" svg:viewBox="0 0 200 488" svg:d="M51 488v-302h-51v-46h51v-38c0-22 0-38 4-51 8-13 17-26 30-38 17-9 34-13 59-13 17 0 39 4 56 8l-9 51c-12-4-22-4-34-4-17 0-30 4-38 13-9 4-9 21-9 42v30h65v46h-65v302z">
          <text:p/>
        </draw:path>
        <draw:path draw:style-name="gr7" draw:text-style-name="P7" draw:layer="layout" svg:width="0.166cm" svg:height="0.47cm" svg:x="22.097cm" svg:y="17.411cm" svg:viewBox="0 0 167 471" svg:d="M158 412l9 55c-13 0-30 4-43 4-21 0-39-4-52-13-8-4-16-12-25-25-4-8-4-34-4-68v-200h-43v-46h43v-85l60-34v119h55v46h-55v204c0 17 0 26 0 30 4 4 9 9 13 13s8 4 17 4c8 0 17 0 25-4z">
          <text:p/>
        </draw:path>
        <draw:path draw:style-name="gr7" draw:text-style-name="P7" draw:layer="layout" svg:width="0.474cm" svg:height="0.347cm" svg:x="22.271cm" svg:y="17.53cm" svg:viewBox="0 0 475 348" svg:d="M106 348l-106-348h59l55 199 22 76c0-4 8-30 16-72l56-203h64l51 199 17 67 21-67 59-199h55l-110 348h-59l-55-209-14-59-72 268z">
          <text:p/>
        </draw:path>
        <draw:path draw:style-name="gr7" draw:text-style-name="P7" draw:layer="layout" svg:width="0.317cm" svg:height="0.364cm" svg:x="22.775cm" svg:y="17.521cm" svg:viewBox="0 0 318 365" svg:d="M246 315c-21 16-43 29-64 38-21 8-42 12-64 12-38 0-67-12-89-29-21-17-29-43-29-72 0-17 4-30 13-47 4-13 16-25 29-34 13-8 26-12 43-17 8-4 29-8 50-8 47-9 82-13 107-21 0-10 0-14 0-18 0-21-4-38-17-51-18-13-39-17-69-17-25 0-46 4-59 13-12 8-25 25-29 51l-60-9c9-21 17-42 26-59 12-13 29-26 55-34 21-8 46-13 76-13s56 5 73 13c17 4 34 13 42 25 9 9 13 26 17 38 4 13 4 30 4 56v81c0 51 0 89 5 102 0 12 4 29 12 42h-59c-8-13-13-26-13-42zM242 183c-21 9-56 17-98 21-26 5-43 9-51 13s-17 9-21 17c-9 9-9 17-9 30 0 17 5 29 17 38 13 13 30 17 51 17s42-4 59-17c23-9 35-21 44-38 4-13 8-34 8-60z">
          <text:p/>
        </draw:path>
        <draw:path draw:style-name="gr7" draw:text-style-name="P7" draw:layer="layout" svg:width="0.187cm" svg:height="0.356cm" svg:x="23.164cm" svg:y="17.521cm" svg:viewBox="0 0 188 357" svg:d="M0 357v-348h51v52c17-23 26-40 38-48 13-9 26-13 38-13 21 0 38 9 61 21l-18 56c-17-8-30-12-47-12-13 0-21 0-34 8-8 9-17 21-21 34-4 21-8 42-8 68v182z">
          <text:p/>
        </draw:path>
        <draw:path draw:style-name="gr7" draw:text-style-name="P7" draw:layer="layout" svg:width="0.318cm" svg:height="0.364cm" svg:x="23.367cm" svg:y="17.521cm" svg:viewBox="0 0 319 365" svg:d="M255 243l64 8c-8 38-30 64-55 85-26 17-60 29-98 29-51 0-94-17-123-46-30-34-43-76-43-131 0-61 13-107 47-137 30-34 68-51 114-51 47 0 85 17 116 47 29 34 42 76 42 136 0 5 0 9 0 13h-259c4 38 12 68 34 89 17 21 42 30 72 30 21 0 38-5 55-17 12-9 25-30 34-55zM64 149h196c-5-30-14-51-27-64-17-25-42-34-72-34-25 0-46 9-67 25-17 17-30 43-30 73z">
          <text:p/>
        </draw:path>
        <draw:polygon draw:style-name="gr7" draw:text-style-name="P7" draw:layer="layout" svg:width="0.377cm" svg:height="0.479cm" svg:x="23.901cm" svg:y="17.398cm" svg:viewBox="0 0 378 480" draw:points="157,480 157,57 0,57 0,0 378,0 378,57 220,57 220,480">
          <text:p/>
        </draw:polygon>
        <draw:path draw:style-name="gr7" draw:text-style-name="P7" draw:layer="layout" svg:width="0.186cm" svg:height="0.356cm" svg:x="24.312cm" svg:y="17.521cm" svg:viewBox="0 0 187 357" svg:d="M0 357v-348h50v52c13-23 26-40 38-48 13-9 26-13 39-13 16 0 39 9 60 21l-21 56c-13-8-31-12-44-12-12 0-25 0-34 8-8 9-16 21-21 34-8 21-12 42-12 68v182z">
          <text:p/>
        </draw:path>
        <draw:path draw:style-name="gr7" draw:text-style-name="P7" draw:layer="layout" svg:width="0.317cm" svg:height="0.364cm" svg:x="24.515cm" svg:y="17.521cm" svg:viewBox="0 0 318 365" svg:d="M246 315c-25 16-46 29-63 38-21 8-43 12-68 12-34 0-64-12-86-29-21-17-29-43-29-72 0-17 0-30 8-47 9-13 17-25 30-34 13-8 30-12 43-17 13-4 30-8 55-8 47-9 81-13 102-21 0-10 0-14 0-18 0-21-4-38-13-51-17-13-38-17-68-17-29 0-50 4-63 13-13 8-21 25-30 51l-56-9c4-21 13-42 26-59 12-13 30-26 51-34 26-8 51-13 81-13 29 0 51 5 72 13 17 4 29 13 38 25 8 9 17 26 21 38 0 13 0 30 0 56v81c0 51 4 89 4 102 5 12 9 29 17 42h-63c-4-13-9-26-9-42zM238 183c-21 9-51 17-93 21-26 5-43 9-51 13-13 4-17 9-26 17-4 9-8 17-8 30 0 17 8 29 21 38 9 13 26 17 51 17 21 0 42-4 59-17 17-9 30-21 38-38 9-13 9-34 9-60z">
          <text:p/>
        </draw:path>
        <draw:path draw:style-name="gr7" draw:text-style-name="P7" draw:layer="layout" svg:width="0.059cm" svg:height="0.479cm" svg:x="24.904cm" svg:y="17.398cm" svg:viewBox="0 0 60 480" svg:d="M0 69v-69h60v69zM0 480v-347h60v347z">
          <text:p/>
        </draw:path>
        <draw:path draw:style-name="gr7" draw:text-style-name="P7" draw:layer="layout" svg:width="0.28cm" svg:height="0.356cm" svg:x="25.052cm" svg:y="17.521cm" svg:viewBox="0 0 281 357" svg:d="M0 357v-348h51v52c26-40 64-61 110-61 21 0 44 4 61 13 16 8 29 17 38 30 8 13 12 26 17 43 4 13 4 30 4 59v212h-59v-212c0-25 0-42-5-55-8-8-12-21-26-25-13-9-26-14-42-14-26 0-47 10-64 26-17 17-25 47-25 89v191z">
          <text:p/>
        </draw:path>
        <draw:path draw:style-name="gr7" draw:text-style-name="P7" draw:layer="layout" svg:width="0.317cm" svg:height="0.364cm" svg:x="25.404cm" svg:y="17.521cm" svg:viewBox="0 0 318 365" svg:d="M255 243l59 8c-8 38-25 64-51 85-25 17-59 29-101 29-48 0-90-17-120-46-30-34-42-76-42-131 0-61 12-107 42-137 30-34 68-51 120-51 46 0 80 17 110 47 29 34 46 76 46 136 0 5 0 9 0 13h-259c0 38 13 68 30 89 21 21 47 30 77 30 21 0 38-5 51-17 17-9 29-30 38-55zM63 149h192c0-30-9-51-21-64-17-25-43-34-72-34-30 0-52 9-69 25-21 17-30 43-30 73z">
          <text:p/>
        </draw:path>
        <draw:path draw:style-name="gr7" draw:text-style-name="P7" draw:layer="layout" svg:width="0.318cm" svg:height="0.364cm" svg:x="25.772cm" svg:y="17.521cm" svg:viewBox="0 0 319 365" svg:d="M255 243l64 8c-9 38-30 64-56 85-25 17-59 29-97 29-51 0-93-17-124-46-29-34-42-76-42-131 0-61 17-107 47-137 30-34 68-51 115-51 46 0 85 17 114 47 30 34 43 76 43 136 0 5 0 9 0 13h-260c6 38 14 68 35 89 17 21 42 30 72 30 21 0 38-5 55-17 17-9 26-30 34-55zM65 149h194c-4-30-12-51-25-64-17-25-42-34-72-34-26 0-47 9-68 25-17 17-25 43-29 73z">
          <text:p/>
        </draw:path>
        <draw:polygon draw:style-name="gr8" draw:text-style-name="P2" draw:layer="layout" svg:width="35.535cm" svg:height="19.99cm" svg:x="0.016cm" svg:y="0.804cm" svg:viewBox="0 0 35536 19991" draw:points="0,0 35536,0 35536,19991 0,19991">
          <text:p/>
        </draw:polygon>
        <draw:frame draw:style-name="gr16" draw:text-style-name="P13" draw:layer="layout" svg:width="4.25cm" svg:height="1.873cm" svg:x="14.75cm" svg:y="8.05cm">
          <draw:text-box>
            <text:p>VBS 3122</text:p>
          </draw:text-box>
        </draw:frame>
        <draw:frame draw:style-name="gr17" draw:text-style-name="P13" draw:layer="layout" svg:width="4.5cm" svg:height="0.937cm" svg:x="14.75cm" svg:y="9.862cm">
          <draw:text-box>
            <text:p>VBS <text:s/>3137</text:p>
          </draw:text-box>
        </draw:frame>
        <draw:frame draw:style-name="gr18" draw:text-style-name="P13" draw:layer="layout" svg:width="4.5cm" svg:height="0.938cm" svg:x="14.75cm" svg:y="12.8cm">
          <draw:text-box>
            <text:p>VBS 3109</text:p>
          </draw:text-box>
        </draw:frame>
        <draw:frame draw:style-name="gr17" draw:text-style-name="P13" draw:layer="layout" svg:width="3.848cm" svg:height="0.937cm" svg:x="14.902cm" svg:y="14.863cm">
          <draw:text-box>
            <text:p>VBS 3104</text:p>
          </draw:text-box>
        </draw:frame>
        <draw:frame draw:style-name="gr17" draw:text-style-name="P13" draw:layer="layout" svg:width="4cm" svg:height="0.937cm" svg:x="15cm" svg:y="17.8cm">
          <draw:text-box>
            <text:p>VBS 3110</text:p>
          </draw:text-box>
        </draw:frame>
      </draw:page>
      <draw:page draw:name="page5" draw:style-name="dp1" draw:master-page-name="master-page3">
        <draw:polygon draw:style-name="gr1" draw:text-style-name="P1" draw:layer="layout" svg:width="35.543cm" svg:height="19.998cm" svg:x="0.012cm" svg:y="0.8cm" svg:viewBox="0 0 35544 19999" draw:points="0,0 35544,0 35544,19999 0,19999">
          <text:p/>
        </draw:polygon>
        <draw:polygon draw:style-name="gr19" draw:text-style-name="P14" draw:layer="layout" svg:width="0.944cm" svg:height="1.168cm" svg:x="11.637cm" svg:y="2.667cm" svg:viewBox="0 0 945 1169" draw:points="166,1169 382,135 0,135 25,0 945,0 920,135 539,135 323,1169">
          <text:p/>
        </draw:polygon>
        <draw:path draw:style-name="gr19" draw:text-style-name="P14" draw:layer="layout" svg:width="0.788cm" svg:height="0.885cm" svg:x="12.348cm" svg:y="2.971cm" svg:viewBox="0 0 789 886" svg:d="M555 759c-51 42-98 76-144 97-47 17-98 30-148 30-77 0-140-25-191-72-46-42-72-101-72-173 0-47 13-89 34-127 21-39 51-64 85-89 38-22 80-38 131-47 34-4 93-8 186-13 89-4 153-17 195-29 9-38 18-72 18-98 0-33-14-59-39-80-34-25-81-39-148-39-60 0-111 14-149 39s-63 63-84 114l-144-12c29-85 76-150 139-192 68-47 149-68 246-68 106 0 187 26 251 72 46 38 68 90 68 149 0 43-5 98-17 157l-51 208c-13 67-21 122-21 165 0 25 8 63 17 114h-145c-9-25-13-64-17-106zM610 437c-21 9-43 13-68 17-21 5-59 9-114 13-85 8-144 17-178 30-34 12-59 29-81 55-16 25-25 50-25 84 0 38 17 72 42 98 30 25 68 38 119 38s93-13 140-38c42-26 76-60 101-106 26-42 47-106 64-191z">
          <text:p/>
        </draw:path>
        <draw:path draw:style-name="gr19" draw:text-style-name="P14" draw:layer="layout" svg:width="0.821cm" svg:height="1.189cm" svg:x="13.237cm" svg:y="2.667cm" svg:viewBox="0 0 822 1190" svg:d="M0 1169l246-1169h145l-90 420c47-43 90-72 128-89 34-17 72-27 114-27 80 0 144 31 199 90 51 59 80 144 80 254 0 76-12 144-33 208-22 63-47 114-81 156-30 43-63 76-97 102-30 25-68 42-102 55s-68 21-101 21c-55 0-103-17-150-46-42-30-72-72-97-136l-34 161zM216 822l-4 25c0 76 17 131 55 165 34 38 77 60 128 60s97-17 140-55c42-34 76-89 101-166 30-72 42-144 42-207 0-68-16-127-50-165s-77-59-127-59c-51 0-102 21-144 59-43 42-82 101-111 186-21 64-30 114-30 157z">
          <text:p/>
        </draw:path>
        <draw:polygon draw:style-name="gr19" draw:text-style-name="P14" draw:layer="layout" svg:width="0.39cm" svg:height="1.168cm" svg:x="14.13cm" svg:y="2.667cm" svg:viewBox="0 0 391 1169" draw:points="0,1169 247,0 391,0 145,1169">
          <text:p/>
        </draw:polygon>
        <draw:path draw:style-name="gr19" draw:text-style-name="P14" draw:layer="layout" svg:width="0.783cm" svg:height="0.885cm" svg:x="14.537cm" svg:y="2.971cm" svg:viewBox="0 0 784 886" svg:d="M588 577l145 17c-22 68-69 135-141 195-72 63-160 97-262 97-59 0-119-17-169-46-55-26-94-68-119-123-30-55-42-119-42-191 0-93 21-182 63-271 43-84 98-149 165-191 68-43 144-64 220-64 102 0 183 30 242 93 64 65 94 150 94 260 0 38-4 80-13 127h-623c0 17-4 29-4 42 0 80 17 140 55 182s80 64 135 64c47 0 98-17 144-51 47-30 85-76 110-140zM169 370h478c0-17 0-26 0-34 0-72-16-127-55-165-38-38-84-61-139-61-60 0-119 23-170 65-50 42-89 106-114 195z">
          <text:p/>
        </draw:path>
        <draw:path draw:style-name="gr19" draw:text-style-name="P14" draw:layer="layout" svg:width="0.8cm" svg:height="0.885cm" svg:x="15.887cm" svg:y="2.971cm" svg:viewBox="0 0 801 886" svg:d="M0 543c0-165 51-300 148-410 81-90 182-133 314-133 102 0 187 30 246 93 64 65 93 154 93 260 0 97-17 190-55 271-42 84-97 148-169 194-73 43-149 68-230 68-67 0-127-17-182-42-51-30-93-68-122-123-26-51-43-110-43-178zM144 530c0 81 21 140 59 183 38 38 85 59 144 59 30 0 64-4 93-17 30-13 60-34 86-59 26-26 47-51 68-85 17-34 29-68 42-106 17-55 26-102 26-152 0-77-22-136-60-178s-84-65-145-65c-46 0-84 14-122 35s-72 51-102 93c-30 43-51 89-68 144-12 55-21 106-21 148z">
          <text:p/>
        </draw:path>
        <draw:path draw:style-name="gr19" draw:text-style-name="P14" draw:layer="layout" svg:width="0.588cm" svg:height="1.185cm" svg:x="16.789cm" svg:y="2.65cm" svg:viewBox="0 0 589 1186" svg:d="M0 1186l152-732h-127l21-115h132l21-119c13-60 25-102 42-132 13-25 34-46 64-63 29-17 72-25 127-25 34 0 89 4 157 21l-25 127c-48-13-90-21-124-21-25 0-51 8-63 21-13 17-26 46-38 101l-17 90h160l-25 115h-161l-152 732z">
          <text:p/>
        </draw:path>
        <draw:path draw:style-name="gr19" draw:text-style-name="P14" draw:layer="layout" svg:width="1.041cm" svg:height="1.206cm" svg:x="17.767cm" svg:y="2.65cm" svg:viewBox="0 0 1042 1207" svg:d="M835 775l152 21c-46 136-118 238-212 305-93 72-198 106-313 106-145 0-255-42-339-131-81-85-123-212-123-373 0-207 59-382 186-521 114-123 254-182 424-182 123 0 221 29 301 97 76 68 118 157 131 267l-144 18c-17-86-46-150-97-192-47-42-110-63-186-63-140 0-260 63-349 190-76 111-114 238-114 391 0 118 30 211 89 275 59 63 136 93 234 93 80 0 152-26 216-76 68-55 114-127 144-225z">
          <text:p/>
        </draw:path>
        <draw:path draw:style-name="gr19" draw:text-style-name="P14" draw:layer="layout" svg:width="0.8cm" svg:height="0.885cm" svg:x="18.876cm" svg:y="2.971cm" svg:viewBox="0 0 801 886" svg:d="M0 543c0-165 47-300 144-410 80-90 186-133 313-133 106 0 186 30 250 93 60 65 94 154 94 260 0 97-21 190-59 271-39 84-99 148-171 194-72 43-148 68-228 68-64 0-123-17-178-42-55-30-97-68-123-123-29-51-42-110-42-178zM144 530c0 81 17 140 55 183 38 38 89 59 148 59 30 0 59-4 89-17s59-34 85-59c25-26 50-51 67-85s34-68 43-106c17-55 25-102 25-152 0-77-17-136-55-178-42-42-89-65-148-65-42 0-85 14-123 35s-72 51-101 93c-30 43-51 89-64 144-17 55-21 106-21 148z">
          <text:p/>
        </draw:path>
        <draw:path draw:style-name="gr19" draw:text-style-name="P14" draw:layer="layout" svg:width="0.809cm" svg:height="0.864cm" svg:x="19.752cm" svg:y="2.971cm" svg:viewBox="0 0 810 865" svg:d="M0 865l179-848h131l-29 149c55-59 110-101 156-128 51-25 102-38 153-38 67 0 122 17 161 56 38 38 59 85 59 149 0 29-9 80-21 148l-106 512h-144l110-538c13-51 17-89 17-114s-9-51-30-68c-17-17-46-25-84-25-72 0-140 25-195 80-59 51-102 144-127 271l-85 394z">
          <text:p/>
        </draw:path>
        <draw:path draw:style-name="gr19" draw:text-style-name="P14" draw:layer="layout" svg:width="0.432cm" svg:height="1.169cm" svg:x="20.696cm" svg:y="2.683cm" svg:viewBox="0 0 433 1170" svg:d="M302 1034l-26 119c-33 8-67 17-102 17-55 0-102-17-136-43-25-21-38-50-38-88 0-17 9-60 21-127l102-491h-114l25-115h114l43-208 166-98-64 306h140l-21 115h-144l-98 465c-13 59-17 93-17 106 0 17 4 30 12 42 13 9 26 13 52 13 30 0 59-4 85-13z">
          <text:p/>
        </draw:path>
        <draw:path draw:style-name="gr19" draw:text-style-name="P14" draw:layer="layout" svg:width="0.783cm" svg:height="0.885cm" svg:x="21.141cm" svg:y="2.971cm" svg:viewBox="0 0 784 886" svg:d="M593 577l140 17c-21 68-68 135-140 195-72 63-160 97-259 97-63 0-123-17-173-46-51-26-93-68-119-123-30-55-42-119-42-191 0-93 21-182 63-271 43-84 98-149 165-191 68-43 144-64 226-64 97 0 178 30 241 93 59 65 89 150 89 260 0 38-4 80-13 127h-623c0 17-4 29-4 42 0 80 21 140 55 182 38 42 80 64 135 64 51 0 99-17 145-51 51-30 85-76 114-140zM173 370h475c0-17 0-26 0-34 0-72-16-127-55-165-33-38-80-61-139-61-60 0-116 23-166 65-51 42-89 106-115 195z">
          <text:p/>
        </draw:path>
        <draw:path draw:style-name="gr19" draw:text-style-name="P14" draw:layer="layout" svg:width="0.804cm" svg:height="0.864cm" svg:x="22.017cm" svg:y="2.971cm" svg:viewBox="0 0 805 865" svg:d="M0 865l179-848h127l-30 149c55-59 110-101 161-128 47-25 97-38 148-38 72 0 123 17 161 56 42 38 59 85 59 149 0 29-4 80-21 148l-106 512h-144l115-538c8-51 12-89 12-114s-8-51-25-68c-21-17-51-25-85-25-76 0-139 25-199 80-55 51-97 144-127 271l-80 394z">
          <text:p/>
        </draw:path>
        <draw:path draw:style-name="gr19" draw:text-style-name="P14" draw:layer="layout" svg:width="0.436cm" svg:height="1.169cm" svg:x="22.957cm" svg:y="2.683cm" svg:viewBox="0 0 437 1170" svg:d="M300 1034l-21 119c-38 8-67 17-101 17-60 0-102-17-140-43-25-21-38-50-38-88 0-17 8-60 21-127l106-491h-114l21-115h114l42-208 165-98-63 306h145l-26 115h-140l-98 465c-12 59-21 93-21 106 0 17 4 30 17 42 9 9 26 13 47 13 34 0 59-4 84-13z">
          <text:p/>
        </draw:path>
        <draw:path draw:style-name="gr19" draw:text-style-name="P14" draw:layer="layout" svg:width="0.754cm" svg:height="0.885cm" svg:x="23.384cm" svg:y="2.971cm" svg:viewBox="0 0 755 886" svg:d="M0 577l149-8c0 42 4 76 17 105 12 30 38 51 72 72 33 17 71 26 119 26 64 0 110-13 144-38 30-26 47-55 47-89 0-26-9-47-30-72-17-21-68-47-144-81-77-33-124-55-145-67-34-26-63-51-80-81-17-29-26-63-26-101 0-64 26-124 76-171 55-51 127-72 226-72 106 0 186 26 241 72 55 52 85 116 89 196l-144 8c0-50-17-88-51-118s-84-48-144-48c-50 0-90 14-119 35-26 26-43 47-43 76 0 26 13 47 39 68 16 13 56 38 123 64 110 50 178 84 208 114 46 42 67 97 67 161 0 42-12 85-38 123-25 42-63 72-118 97-51 25-114 38-186 38-99 0-179-25-251-72-68-51-98-127-98-237z">
          <text:p/>
        </draw:path>
        <draw:line draw:style-name="gr20" draw:text-style-name="P2" draw:layer="layout" svg:x1="11.434cm" svg:y1="4.097cm" svg:x2="24.134cm" svg:y2="4.097cm">
          <text:p/>
        </draw:line>
        <draw:polygon draw:style-name="gr3" draw:text-style-name="P3" draw:layer="layout" svg:width="24.122cm" svg:height="1.621cm" svg:x="1.79cm" svg:y="5.465cm" svg:viewBox="0 0 24123 1622" draw:points="0,0 24123,0 24123,1622 0,1622">
          <text:p/>
        </draw:polygon>
        <draw:polygon draw:style-name="gr3" draw:text-style-name="P3" draw:layer="layout" svg:width="8.906cm" svg:height="1.621cm" svg:x="25.908cm" svg:y="5.465cm" svg:viewBox="0 0 8907 1622" draw:points="0,0 8907,0 8907,1622 0,1622">
          <text:p/>
        </draw:polygon>
        <draw:polygon draw:style-name="gr11" draw:text-style-name="P9" draw:layer="layout" svg:width="24.122cm" svg:height="1.621cm" svg:x="1.79cm" svg:y="7.082cm" svg:viewBox="0 0 24123 1622" draw:points="0,0 24123,0 24123,1622 0,1622">
          <text:p/>
        </draw:polygon>
        <draw:polygon draw:style-name="gr11" draw:text-style-name="P9" draw:layer="layout" svg:width="8.906cm" svg:height="1.621cm" svg:x="25.908cm" svg:y="7.082cm" svg:viewBox="0 0 8907 1622" draw:points="0,0 8907,0 8907,1622 0,1622">
          <text:p/>
        </draw:polygon>
        <draw:polygon draw:style-name="gr11" draw:text-style-name="P9" draw:layer="layout" svg:width="24.122cm" svg:height="1.621cm" svg:x="1.79cm" svg:y="10.312cm" svg:viewBox="0 0 24123 1622" draw:points="0,0 24123,0 24123,1622 0,1622">
          <text:p/>
        </draw:polygon>
        <draw:polygon draw:style-name="gr11" draw:text-style-name="P9" draw:layer="layout" svg:width="8.906cm" svg:height="1.621cm" svg:x="25.908cm" svg:y="10.312cm" svg:viewBox="0 0 8907 1622" draw:points="0,0 8907,0 8907,1622 0,1622">
          <text:p/>
        </draw:polygon>
        <draw:polygon draw:style-name="gr11" draw:text-style-name="P9" draw:layer="layout" svg:width="24.122cm" svg:height="1.622cm" svg:x="1.79cm" svg:y="13.546cm" svg:viewBox="0 0 24123 1623" draw:points="0,0 24123,0 24123,1623 0,1623">
          <text:p/>
        </draw:polygon>
        <draw:polygon draw:style-name="gr11" draw:text-style-name="P9" draw:layer="layout" svg:width="8.906cm" svg:height="1.622cm" svg:x="25.908cm" svg:y="13.546cm" svg:viewBox="0 0 8907 1623" draw:points="0,0 8907,0 8907,1623 0,1623">
          <text:p/>
        </draw:polygon>
        <draw:polygon draw:style-name="gr11" draw:text-style-name="P9" draw:layer="layout" svg:width="24.122cm" svg:height="1.622cm" svg:x="1.79cm" svg:y="16.78cm" svg:viewBox="0 0 24123 1623" draw:points="0,0 24123,0 24123,1623 0,1623">
          <text:p/>
        </draw:polygon>
        <draw:polygon draw:style-name="gr11" draw:text-style-name="P9" draw:layer="layout" svg:width="8.906cm" svg:height="1.622cm" svg:x="25.908cm" svg:y="16.78cm" svg:viewBox="0 0 8907 1623" draw:points="0,0 8907,0 8907,1623 0,1623">
          <text:p/>
        </draw:polygon>
        <draw:polygon draw:style-name="gr11" draw:text-style-name="P9" draw:layer="layout" svg:width="24.122cm" svg:height="0.783cm" svg:x="1.79cm" svg:y="20.015cm" svg:viewBox="0 0 24123 784" draw:points="0,0 24123,0 24123,784 0,784">
          <text:p/>
        </draw:polygon>
        <draw:polygon draw:style-name="gr11" draw:text-style-name="P9" draw:layer="layout" svg:width="8.906cm" svg:height="0.783cm" svg:x="25.908cm" svg:y="20.015cm" svg:viewBox="0 0 8907 784" draw:points="0,0 8907,0 8907,784 0,784">
          <text:p/>
        </draw:polygon>
        <draw:polygon draw:style-name="gr12" draw:text-style-name="P10" draw:layer="layout" svg:width="24.122cm" svg:height="1.617cm" svg:x="1.79cm" svg:y="8.699cm" svg:viewBox="0 0 24123 1618" draw:points="0,0 24123,0 24123,1618 0,1618">
          <text:p/>
        </draw:polygon>
        <draw:polygon draw:style-name="gr12" draw:text-style-name="P10" draw:layer="layout" svg:width="8.906cm" svg:height="1.617cm" svg:x="25.908cm" svg:y="8.699cm" svg:viewBox="0 0 8907 1618" draw:points="0,0 8907,0 8907,1618 0,1618">
          <text:p/>
        </draw:polygon>
        <draw:polygon draw:style-name="gr12" draw:text-style-name="P10" draw:layer="layout" svg:width="24.122cm" svg:height="1.621cm" svg:x="1.79cm" svg:y="11.929cm" svg:viewBox="0 0 24123 1622" draw:points="0,0 24123,0 24123,1622 0,1622">
          <text:p/>
        </draw:polygon>
        <draw:polygon draw:style-name="gr12" draw:text-style-name="P10" draw:layer="layout" svg:width="8.906cm" svg:height="1.621cm" svg:x="25.908cm" svg:y="11.929cm" svg:viewBox="0 0 8907 1622" draw:points="0,0 8907,0 8907,1622 0,1622">
          <text:p/>
        </draw:polygon>
        <draw:polygon draw:style-name="gr12" draw:text-style-name="P10" draw:layer="layout" svg:width="24.122cm" svg:height="1.617cm" svg:x="1.79cm" svg:y="15.163cm" svg:viewBox="0 0 24123 1618" draw:points="0,0 24123,0 24123,1618 0,1618">
          <text:p/>
        </draw:polygon>
        <draw:polygon draw:style-name="gr12" draw:text-style-name="P10" draw:layer="layout" svg:width="8.906cm" svg:height="1.617cm" svg:x="25.908cm" svg:y="15.163cm" svg:viewBox="0 0 8907 1618" draw:points="0,0 8907,0 8907,1618 0,1618">
          <text:p/>
        </draw:polygon>
        <draw:polygon draw:style-name="gr12" draw:text-style-name="P10" draw:layer="layout" svg:width="24.122cm" svg:height="1.621cm" svg:x="1.79cm" svg:y="18.398cm" svg:viewBox="0 0 24123 1622" draw:points="0,0 24123,0 24123,1622 0,1622">
          <text:p/>
        </draw:polygon>
        <draw:polygon draw:style-name="gr12" draw:text-style-name="P10" draw:layer="layout" svg:width="8.906cm" svg:height="1.621cm" svg:x="25.908cm" svg:y="18.398cm" svg:viewBox="0 0 8907 1622" draw:points="0,0 8907,0 8907,1622 0,1622">
          <text:p/>
        </draw:polygon>
        <draw:path draw:style-name="gr1" draw:text-style-name="P1" draw:layer="layout" svg:width="33.028cm" svg:height="1.693cm" svg:x="1.786cm" svg:y="5.448cm" svg:viewBox="0 0 33029 1694" svg:d="M0 0h33029v38h-33029zM0 1580h33029v114h-33029z">
          <text:p/>
        </draw:path>
        <draw:path draw:style-name="gr1" draw:text-style-name="P1" draw:layer="layout" svg:width="33.067cm" svg:height="15.333cm" svg:x="1.769cm" svg:y="5.465cm" svg:viewBox="0 0 33068 15334" svg:d="M0 0h38v15334h-38zM7878 0h38v15334h-38zM24123 0h38v15334h-38zM33029 0h39v15334h-39z">
          <text:p/>
        </draw:path>
        <draw:path draw:style-name="gr1" draw:text-style-name="P1" draw:layer="layout" svg:width="33.028cm" svg:height="11.354cm" svg:x="1.786cm" svg:y="8.678cm" svg:viewBox="0 0 33029 11355" svg:d="M0 0h33029v38h-33029zM0 1617h33029v38h-33029zM0 3234h33029v38h-33029zM0 4851h33029v38h-33029zM0 6468h33029v38h-33029zM0 8085h33029v39h-33029zM0 9704h33029v38h-33029zM0 11317h33029v38h-33029z">
          <text:p/>
        </draw:path>
        <draw:path draw:style-name="gr1" draw:text-style-name="P1" draw:layer="layout" svg:width="0.381cm" svg:height="0.491cm" svg:x="5.232cm" svg:y="5.748cm" svg:viewBox="0 0 382 492" svg:d="M0 331l59-5c4 26 9 43 21 60 9 13 26 26 47 39 21 8 46 12 76 12 21 0 42-4 64-12 17-5 30-17 39-30 8-14 17-26 17-39 0-17-5-30-17-42-9-9-22-17-44-26-12-4-38-12-84-25-43-9-72-17-89-30-26-13-43-25-51-42-13-17-17-38-17-59 0-26 4-47 17-68 17-21 34-38 63-47 26-12 56-17 85-17 38 0 68 5 93 17 31 9 52 26 65 51 12 21 21 47 25 72l-63 4c-5-29-14-51-35-67-17-13-43-22-81-22s-67 9-84 22c-17 12-26 29-26 50 0 17 5 30 17 43 13 8 47 21 98 34 50 12 84 21 106 29 26 13 47 30 60 47 12 21 21 42 21 72 0 25-9 47-21 68-17 26-38 43-64 55-26 13-60 17-94 17-42 0-76-4-106-17-29-12-55-33-72-59-12-25-25-52-25-85z">
          <text:p/>
        </draw:path>
        <draw:polygon draw:style-name="gr1" draw:text-style-name="P1" draw:layer="layout" svg:width="0.068cm" svg:height="0.068cm" svg:x="5.706cm" svg:y="6.163cm" svg:viewBox="0 0 69 69" draw:points="0,0 69,0 69,69 0,69">
          <text:p/>
        </draw:polygon>
        <draw:polygon draw:style-name="gr1" draw:text-style-name="P1" draw:layer="layout" svg:width="0.373cm" svg:height="0.474cm" svg:x="6.07cm" svg:y="5.757cm" svg:viewBox="0 0 374 475" draw:points="0,475 0,0 64,0 314,373 314,0 374,0 374,475 310,475 59,101 59,475">
          <text:p/>
        </draw:polygon>
        <draw:path draw:style-name="gr1" draw:text-style-name="P1" draw:layer="layout" svg:width="0.326cm" svg:height="0.359cm" svg:x="6.519cm" svg:y="5.88cm" svg:viewBox="0 0 327 360" svg:d="M0 183c0-68 21-115 55-145 29-26 68-38 111-38 46 0 85 17 114 47 30 30 47 72 47 127 0 47-9 81-21 106-13 25-30 47-60 59-25 17-50 21-80 21-52 0-90-12-120-46-29-30-46-76-46-131zM63 183c0 42 9 76 30 97 17 21 42 34 73 34 30 0 51-13 72-34 17-21 30-55 30-102 0-42-13-76-30-97-21-21-42-34-72-34-31 0-56 13-73 34-21 21-30 55-30 102z">
          <text:p/>
        </draw:path>
        <draw:polygon draw:style-name="gr1" draw:text-style-name="P1" draw:layer="layout" svg:width="0.068cm" svg:height="0.068cm" svg:x="6.929cm" svg:y="6.163cm" svg:viewBox="0 0 69 69" draw:points="0,0 69,0 69,69 0,69">
          <text:p/>
        </draw:polygon>
        <draw:polygon draw:style-name="gr1" draw:text-style-name="P1" draw:layer="layout" svg:width="0.377cm" svg:height="0.474cm" svg:x="13.279cm" svg:y="5.757cm" svg:viewBox="0 0 378 475" draw:points="141,475 141,80 0,80 0,0 378,0 378,80 239,80 239,475">
          <text:p/>
        </draw:polygon>
        <draw:path draw:style-name="gr1" draw:text-style-name="P1" draw:layer="layout" svg:width="0.355cm" svg:height="0.359cm" svg:x="13.648cm" svg:y="5.88cm" svg:viewBox="0 0 356 360" svg:d="M0 174c0-29 8-59 22-84 17-30 38-52 63-69 30-13 60-21 94-21 50 0 93 17 127 51 33 34 50 77 50 127 0 55-17 98-50 132-34 34-77 50-127 50-30 0-64-4-89-21-30-12-51-34-68-63-14-26-22-59-22-102zM94 183c0 34 8 59 25 76s34 29 60 29c25 0 42-12 59-29s25-42 25-81c0-33-8-59-25-76s-34-29-59-29c-26 0-43 12-60 29s-25 43-25 81z">
          <text:p/>
        </draw:path>
        <draw:path draw:style-name="gr1" draw:text-style-name="P1" draw:layer="layout" svg:width="0.339cm" svg:height="0.482cm" svg:x="14.071cm" svg:y="5.88cm" svg:viewBox="0 0 340 483" svg:d="M0 8h89v51c8-17 25-34 42-42 22-13 43-17 64-17 38 0 76 17 102 46 30 30 43 76 43 132 0 60-13 102-43 136-30 29-64 46-102 46-21 0-38-4-51-8-17-9-34-21-51-42v173h-93zM93 174c0 38 9 68 21 85 17 21 34 29 60 29 21 0 38-8 50-25 13-17 22-47 22-85 0-34-9-64-22-81-16-17-33-25-55-25-21 0-38 8-55 25-12 17-21 42-21 77z">
          <text:p/>
        </draw:path>
        <draw:path draw:style-name="gr1" draw:text-style-name="P1" draw:layer="layout" svg:width="0.093cm" svg:height="0.474cm" svg:x="14.482cm" svg:y="5.757cm" svg:viewBox="0 0 94 475" svg:d="M0 85v-85h94v85zM0 475v-344h94v344z">
          <text:p/>
        </draw:path>
        <draw:path draw:style-name="gr1" draw:text-style-name="P1" draw:layer="layout" svg:width="0.326cm" svg:height="0.359cm" svg:x="14.647cm" svg:y="5.88cm" svg:viewBox="0 0 327 360" svg:d="M323 111l-89 17c-5-22-9-34-21-43-13-8-26-12-43-12-21 0-43 8-56 21-13 17-21 42-21 80 0 42 8 72 21 89 17 17 35 25 56 25 17 0 34-8 43-16 12-9 21-26 25-51l89 17c-9 38-26 72-51 93-30 21-63 29-110 29-52 0-90-17-120-46-29-34-46-76-46-131 0-60 17-102 46-136 30-30 72-47 124-47 43 0 76 8 102 25 21 22 42 48 51 86z">
          <text:p/>
        </draw:path>
        <draw:path draw:style-name="gr1" draw:text-style-name="P1" draw:layer="layout" svg:width="0.364cm" svg:height="0.474cm" svg:x="28.63cm" svg:y="5.757cm" svg:viewBox="0 0 365 475" svg:d="M0 475v-475h156c59 0 98 0 114 4 26 9 52 25 69 47 17 25 26 55 26 93 0 30-5 56-13 77-13 17-26 34-42 47-18 12-35 16-52 21-21 4-55 8-98 8h-63v178zM97 80v137h51c38 0 63-4 76-9 13-4 25-12 30-25 8-9 12-22 12-35 0-17-4-34-17-47-8-8-21-16-38-21-8 0-34 0-68 0z">
          <text:p/>
        </draw:path>
        <draw:path draw:style-name="gr1" draw:text-style-name="P1" draw:layer="layout" svg:width="0.326cm" svg:height="0.359cm" svg:x="29.049cm" svg:y="5.88cm" svg:viewBox="0 0 327 360" svg:d="M94 115l-82-17c9-34 26-60 48-73 21-17 55-25 101-25 39 0 72 4 89 12 22 13 34 21 43 39 8 13 12 43 12 81v110c0 30 0 51 5 63 4 17 8 30 17 47h-89c-5-4-9-13-13-25 0-5 0-9 0-13-17 17-34 29-51 38-17 4-38 8-59 8-34 0-64-8-82-29-21-17-33-43-33-72 0-21 4-38 17-51 8-17 21-30 39-38 17-9 42-13 72-21 42-9 72-13 89-21v-9c0-17-5-30-13-38-9-8-26-13-51-13-17 0-30 5-38 13-9 4-17 17-21 34zM217 187c-13 4-30 8-56 13-25 8-42 12-50 16-13 9-17 22-17 34 0 13 4 22 12 34 9 9 22 13 39 13 16 0 29-4 46-17 13-8 17-17 21-30 5-8 5-21 5-46z">
          <text:p/>
        </draw:path>
        <draw:path draw:style-name="gr1" draw:text-style-name="P1" draw:layer="layout" svg:width="0.335cm" svg:height="0.491cm" svg:x="29.425cm" svg:y="5.88cm" svg:viewBox="0 0 336 492" svg:d="M9 377l106 13c0 13 4 21 12 25 10 5 23 9 44 9s38-4 51-13c8-4 16-8 21-21 0-8 4-21 4-42v-51c-30 38-64 55-106 55-47 0-81-17-111-59-21-30-30-69-30-116 0-59 13-101 38-131 30-34 64-46 107-46s77 17 106 55v-47h85v310c0 42-4 72-9 93-8 17-17 34-29 47-13 8-30 21-47 25-21 9-46 9-80 9-56 0-99-9-124-30-25-17-38-42-38-76 0 0 0-4 0-9zM94 173c0 34 4 64 21 81 12 18 30 26 51 26 22 0 43-8 60-26 12-17 21-47 21-81s-9-59-21-76c-17-21-34-30-55-30-26 0-44 9-56 26-17 17-21 46-21 80z">
          <text:p/>
        </draw:path>
        <draw:path draw:style-name="gr1" draw:text-style-name="P1" draw:layer="layout" svg:width="0.326cm" svg:height="0.359cm" svg:x="29.823cm" svg:y="5.88cm" svg:viewBox="0 0 327 360" svg:d="M229 242l90 17c-9 34-30 59-55 76-27 17-56 25-94 25-60 0-106-16-136-59-21-29-34-72-34-118 0-55 17-102 47-136 30-30 68-47 114-47 51 0 90 17 124 51 30 34 42 85 42 157h-234c5 25 9 47 26 64 13 12 29 21 51 21 17 0 25-5 38-13 8-8 17-21 21-38zM233 153c0-30-8-47-21-63-13-13-30-22-47-22-21 0-38 9-50 26-13 12-17 34-17 59z">
          <text:p/>
        </draw:path>
        <draw:polygon draw:style-name="gr1" draw:text-style-name="P1" draw:layer="layout" svg:width="0.381cm" svg:height="0.474cm" svg:x="30.408cm" svg:y="5.757cm" svg:viewBox="0 0 382 475" draw:points="0,475 0,0 93,0 288,318 288,0 382,0 382,475 284,475 88,165 88,475">
          <text:p/>
        </draw:polygon>
        <draw:path draw:style-name="gr1" draw:text-style-name="P1" draw:layer="layout" svg:width="0.356cm" svg:height="0.359cm" svg:x="30.869cm" svg:y="5.88cm" svg:viewBox="0 0 357 360" svg:d="M0 174c0-29 4-59 21-84 13-30 34-52 64-69 25-13 59-21 93-21 52 0 94 17 128 51s51 77 51 127c0 55-17 98-51 132s-76 50-128 50c-34 0-64-4-93-21-26-12-51-34-64-63-17-26-21-59-21-102zM93 183c0 34 9 59 21 76 17 17 38 29 64 29 22 0 43-12 60-29s25-42 25-81c0-33-8-59-25-76s-38-29-60-29c-26 0-47 12-64 29-12 17-21 43-21 81z">
          <text:p/>
        </draw:path>
        <draw:polygon draw:style-name="gr1" draw:text-style-name="P1" draw:layer="layout" svg:width="0.093cm" svg:height="0.093cm" svg:x="31.297cm" svg:y="6.142cm" svg:viewBox="0 0 94 94" draw:points="0,0 94,0 94,94 0,94">
          <text:p/>
        </draw:polygon>
        <draw:path draw:style-name="gr7" draw:text-style-name="P7" draw:layer="layout" svg:width="0.174cm" svg:height="0.478cm" svg:x="4.351cm" svg:y="7.37cm" svg:viewBox="0 0 175 479" svg:d="M175 479h-59v-372c-13 12-30 25-56 42-22 13-43 21-60 30v-60c30-12 60-34 86-55 25-21 42-43 51-64h38z">
          <text:p/>
        </draw:path>
        <draw:path draw:style-name="gr7" draw:text-style-name="P7" draw:layer="layout" svg:width="7.015cm" svg:height="0.478cm" svg:x="4.707cm" svg:y="7.37cm" svg:viewBox="0 0 7016 479" svg:d="M0 411h68v68h-68zM6952 0h64v479h-64z">
          <text:p/>
        </draw:path>
        <draw:path draw:style-name="gr7" draw:text-style-name="P7" draw:layer="layout" svg:width="0.28cm" svg:height="0.351cm" svg:x="11.827cm" svg:y="7.497cm" svg:viewBox="0 0 281 352" svg:d="M0 352v-344h52v48c26-39 64-56 110-56 21 0 43 4 60 8 17 9 29 17 38 30 8 14 12 30 17 47 4 9 4 30 4 55v212h-59v-207c0-26 0-43-5-55-8-13-12-22-25-30-13-4-25-8-42-8-26 0-47 8-64 21-17 17-25 46-25 93v186z">
          <text:p/>
        </draw:path>
        <draw:path draw:style-name="gr7" draw:text-style-name="P7" draw:layer="layout" svg:width="0.165cm" svg:height="0.47cm" svg:x="12.166cm" svg:y="7.382cm" svg:viewBox="0 0 166 471" svg:d="M158 416l8 51c-17 4-29 4-43 4-21 0-38 0-51-8-13-9-17-17-25-26-5-12-5-33-5-71v-200h-42v-43h42v-89l55-34v123h61v43h-61v204c0 17 5 29 5 34 4 4 4 8 12 8 5 4 9 4 18 4s17 0 26 0z">
          <text:p/>
        </draw:path>
        <draw:path draw:style-name="gr7" draw:text-style-name="P7" draw:layer="layout" svg:width="0.186cm" svg:height="0.351cm" svg:x="12.382cm" svg:y="7.497cm" svg:viewBox="0 0 187 352" svg:d="M0 352v-344h51v52c13-26 25-43 38-52 13-4 25-8 38-8 17 0 38 4 60 17l-22 56c-13-9-25-13-42-13-13 0-26 4-34 13-9 8-17 17-21 29-9 22-9 47-9 68v182z">
          <text:p/>
        </draw:path>
        <draw:path draw:style-name="gr7" draw:text-style-name="P7" draw:layer="layout" svg:width="0.326cm" svg:height="0.36cm" svg:x="12.581cm" svg:y="7.497cm" svg:viewBox="0 0 327 361" svg:d="M0 178c0-64 17-111 55-140 30-26 63-38 106-38 51 0 89 12 119 46 30 30 47 72 47 127 0 47-9 82-21 107-13 26-34 47-61 59-25 13-50 22-84 22-47 0-85-17-114-47-30-30-47-76-47-136zM59 178c0 47 13 81 30 102 21 21 46 34 72 34 29 0 55-13 76-34 17-21 26-55 26-102 0-43-9-77-26-98-21-21-47-34-76-34-26 0-51 13-72 34-17 21-30 55-30 98z">
          <text:p/>
        </draw:path>
        <draw:path draw:style-name="gr7" draw:text-style-name="P7" draw:layer="layout" svg:width="0.3cm" svg:height="0.487cm" svg:x="12.954cm" svg:y="7.37cm" svg:viewBox="0 0 301 488" svg:d="M246 479v-42c-21 34-55 51-97 51-30 0-56-9-78-22-21-17-42-38-55-63-12-30-16-59-16-97 0-34 4-64 16-94 13-25 30-46 51-64 26-17 52-21 77-21 22 0 43 4 55 12 17 9 30 22 43 35v-174h59v479zM59 306c0 46 8 80 29 101 18 21 40 34 65 34s46-13 68-34c17-21 25-51 25-93 0-51-8-85-25-106-22-21-43-34-68-34-30 0-51 13-69 34-17 21-25 55-25 98z">
          <text:p/>
        </draw:path>
        <draw:path draw:style-name="gr7" draw:text-style-name="P7" draw:layer="layout" svg:width="0.279cm" svg:height="0.352cm" svg:x="13.343cm" svg:y="7.505cm" svg:viewBox="0 0 280 353" svg:d="M230 344v-51c-30 38-65 60-111 60-22 0-39-5-60-13-17-9-29-17-38-30-8-8-13-25-17-42-4-13-4-30-4-55v-213h59v192c0 29 0 51 4 59 0 17 9 30 22 38 12 9 25 13 46 13 17 0 34-4 47-13 18-8 26-21 35-38 8-13 8-38 8-68v-183h59v344z">
          <text:p/>
        </draw:path>
        <draw:path draw:style-name="gr7" draw:text-style-name="P7" draw:layer="layout" svg:width="0.305cm" svg:height="0.36cm" svg:x="13.694cm" svg:y="7.497cm" svg:viewBox="0 0 306 361" svg:d="M247 225l59 9c-8 38-25 72-51 93-25 21-55 34-93 34-52 0-90-17-115-47-30-30-47-76-47-132 0-38 9-72 22-98 12-29 29-50 55-63 25-17 55-21 85-21 38 0 68 8 89 25 26 21 42 47 47 85l-55 8c-5-25-17-42-30-55-13-12-30-17-51-17-30 0-52 13-73 34-17 21-25 51-25 98s8 81 25 102 43 34 69 34c25 0 42-8 59-21 17-17 26-38 30-68z">
          <text:p/>
        </draw:path>
        <draw:path draw:style-name="gr7" draw:text-style-name="P7" draw:layer="layout" svg:width="0.169cm" svg:height="0.47cm" svg:x="14.016cm" svg:y="7.382cm" svg:viewBox="0 0 170 471" svg:d="M162 416l8 51c-17 4-33 4-46 4-21 0-39 0-52-8-8-9-17-17-21-26-4-12-9-33-9-71v-200h-42v-43h42v-89l61-34v123h59v43h-59v204c0 17 0 29 0 34 4 4 8 8 12 8 5 4 9 4 22 4 4 0 12 0 25 0z">
          <text:p/>
        </draw:path>
        <draw:path draw:style-name="gr7" draw:text-style-name="P7" draw:layer="layout" svg:width="0.059cm" svg:height="0.478cm" svg:x="14.232cm" svg:y="7.37cm" svg:viewBox="0 0 60 479" svg:d="M0 68v-68h60v68zM0 479v-343h60v343z">
          <text:p/>
        </draw:path>
        <draw:path draw:style-name="gr7" draw:text-style-name="P7" draw:layer="layout" svg:width="0.322cm" svg:height="0.36cm" svg:x="14.359cm" svg:y="7.497cm" svg:viewBox="0 0 323 361" svg:d="M0 178c0-64 17-111 55-140 30-26 63-38 106-38 46 0 90 12 119 46 30 30 43 72 43 127 0 47-5 82-17 107-13 26-34 47-61 59-25 13-55 22-84 22-47 0-85-17-114-47-30-30-47-76-47-136zM59 178c0 47 9 81 30 102s42 34 72 34c29 0 55-13 72-34 22-21 30-55 30-102 0-43-8-77-30-98-17-21-43-34-72-34-30 0-51 13-72 34-17 21-30 55-30 98z">
          <text:p/>
        </draw:path>
        <draw:path draw:style-name="gr7" draw:text-style-name="P7" draw:layer="layout" svg:width="0.279cm" svg:height="0.351cm" svg:x="14.753cm" svg:y="7.497cm" svg:viewBox="0 0 280 352" svg:d="M0 352v-344h50v48c26-39 64-56 111-56 22 0 39 4 60 8 17 9 29 17 38 30 8 14 13 30 17 47 4 9 4 30 4 55v212h-59v-207c0-26 0-43-9-55-4-13-8-22-21-30-13-4-26-8-43-8-26 0-47 8-64 21-17 17-29 46-29 93v186z">
          <text:p/>
        </draw:path>
        <draw:path draw:style-name="gr7" draw:text-style-name="P7" draw:layer="layout" svg:width="0.322cm" svg:height="0.36cm" svg:x="15.286cm" svg:y="7.497cm" svg:viewBox="0 0 323 361" svg:d="M0 178c0-64 17-111 51-140 30-26 68-38 110-38 47 0 85 12 114 46 35 30 48 72 48 127 0 47-4 82-21 107-13 26-31 47-56 59-26 13-55 22-85 22-47 0-89-17-119-47-29-30-42-76-42-136zM59 178c0 47 9 81 30 102 17 21 42 34 72 34s51-13 72-34 30-55 30-102c0-43-9-77-30-98s-42-34-72-34-55 13-72 34c-21 21-30 55-30 98z">
          <text:p/>
        </draw:path>
        <draw:path draw:style-name="gr7" draw:text-style-name="P7" draw:layer="layout" svg:width="0.204cm" svg:height="0.482cm" svg:x="15.637cm" svg:y="7.366cm" svg:viewBox="0 0 205 483" svg:d="M55 483v-300h-55v-43h55v-39c0-25 0-42 5-51 4-17 17-29 29-38 14-8 35-12 61-12 17 0 33 0 55 4l-9 51c-13 0-25-5-34-5-17 0-29 5-38 13-8 8-13 21-13 43v34h68v43h-68v300z">
          <text:p/>
        </draw:path>
        <draw:path draw:style-name="gr7" draw:text-style-name="P7" draw:layer="layout" svg:width="0.17cm" svg:height="0.47cm" svg:x="16.014cm" svg:y="7.382cm" svg:viewBox="0 0 171 471" svg:d="M162 416l9 51c-17 4-30 4-48 4-21 0-34 0-47-8-12-9-21-17-25-26-4-12-8-33-8-71v-200h-43v-43h43v-89l59-34v123h60v43h-60v204c0 17 0 29 4 34 0 4 4 8 8 8 5 4 14 4 23 4 4 0 12 0 25 0z">
          <text:p/>
        </draw:path>
        <draw:path draw:style-name="gr7" draw:text-style-name="P7" draw:layer="layout" svg:width="0.284cm" svg:height="0.478cm" svg:x="16.23cm" svg:y="7.37cm" svg:viewBox="0 0 285 479" svg:d="M0 479v-479h60v174c30-34 64-46 106-46 26 0 47 4 64 12 21 13 34 26 42 43 9 17 13 42 13 76v220h-60v-220c0-25-4-47-16-64-13-12-34-16-55-16-17 0-34 4-51 12-13 9-26 21-30 34-8 17-13 38-13 68v186z">
          <text:p/>
        </draw:path>
        <draw:path draw:style-name="gr7" draw:text-style-name="P7" draw:layer="layout" svg:width="0.322cm" svg:height="0.36cm" svg:x="16.581cm" svg:y="7.497cm" svg:viewBox="0 0 323 361" svg:d="M259 242l60 9c-9 33-25 63-52 80-29 21-59 30-101 30-51 0-89-17-119-47s-47-76-47-132c0-59 17-102 47-136 30-29 68-46 114-46 47 0 85 12 116 46 29 30 46 77 46 132 0 4 0 8-4 16h-255c0 40 13 69 30 90 21 17 42 30 72 30 21 0 42-8 55-17 17-13 29-30 38-55zM64 148h195c-5-30-9-51-21-68-22-21-43-34-72-34-30 0-51 9-68 26-21 21-30 42-34 76z">
          <text:p/>
        </draw:path>
        <draw:path draw:style-name="gr7" draw:text-style-name="P7" draw:layer="layout" svg:width="0.364cm" svg:height="0.478cm" svg:x="17.166cm" svg:y="7.37cm" svg:viewBox="0 0 365 479" svg:d="M0 479v-479h178c34 0 60 4 72 8 26 0 47 9 60 21 17 9 29 27 38 48 12 17 17 38 17 63 0 43-13 77-38 102-26 30-72 42-140 42h-124v195zM63 229h124c38 0 68-8 85-21 17-17 25-38 25-63 0-21-4-38-13-55-8-13-25-22-42-26-9-4-30-4-55-4h-124z">
          <text:p/>
        </draw:path>
        <draw:path draw:style-name="gr7" draw:text-style-name="P7" draw:layer="layout" svg:width="0.186cm" svg:height="0.351cm" svg:x="17.602cm" svg:y="7.497cm" svg:viewBox="0 0 187 352" svg:d="M0 352v-344h51v52c12-26 25-43 38-52 12-4 25-8 38-8 21 0 39 4 60 17l-21 56c-14-9-27-13-44-13-12 0-21 4-33 13-9 8-17 17-22 29-8 22-8 47-8 68v182z">
          <text:p/>
        </draw:path>
        <draw:path draw:style-name="gr7" draw:text-style-name="P7" draw:layer="layout" svg:width="0.326cm" svg:height="0.36cm" svg:x="17.801cm" svg:y="7.497cm" svg:viewBox="0 0 327 361" svg:d="M0 178c0-64 21-111 55-140 29-26 67-38 110-38 46 0 85 12 115 46 30 30 47 72 47 127 0 47-9 82-22 107-12 26-33 47-59 59-26 13-52 22-81 22-51 0-89-17-119-47-29-30-46-76-46-136zM63 178c0 47 9 81 26 102 21 21 46 34 76 34 25 0 51-13 73-34 17-21 29-55 29-102 0-43-12-77-29-98-22-21-48-34-73-34-30 0-55 13-76 34-17 21-26 55-26 98z">
          <text:p/>
        </draw:path>
        <draw:path draw:style-name="gr7" draw:text-style-name="P7" draw:layer="layout" svg:width="0.136cm" svg:height="0.618cm" svg:x="18.118cm" svg:y="7.37cm" svg:viewBox="0 0 137 619" svg:d="M77 72v-72h60v72zM0 615l13-51c13 4 21 4 30 4s17-4 26-13c4-4 8-25 8-59v-361h60v365c0 43-9 72-17 89-17 21-38 30-72 30-18 0-31 0-48-4z">
          <text:p/>
        </draw:path>
        <draw:path draw:style-name="gr7" draw:text-style-name="P7" draw:layer="layout" svg:width="0.322cm" svg:height="0.36cm" svg:x="18.321cm" svg:y="7.497cm" svg:viewBox="0 0 323 361" svg:d="M260 242l59 9c-9 33-26 63-51 80-25 21-59 30-102 30-51 0-89-17-119-47s-47-76-47-132c0-59 17-102 47-136 30-29 68-46 115-46s85 12 115 46c29 30 46 77 46 132 0 4 0 8 0 16h-259c0 40 13 69 29 90 22 17 43 30 73 30 22 0 43-8 55-17 17-13 30-30 39-55zM64 148h196c-5-30-9-51-22-68-21-21-42-34-72-34s-51 9-68 26c-21 21-30 42-34 76z">
          <text:p/>
        </draw:path>
        <draw:path draw:style-name="gr7" draw:text-style-name="P7" draw:layer="layout" svg:width="0.3cm" svg:height="0.36cm" svg:x="18.694cm" svg:y="7.497cm" svg:viewBox="0 0 301 361" svg:d="M246 225l55 9c-4 38-21 72-46 93s-59 34-97 34c-47 0-85-17-116-47-25-30-42-76-42-132 0-38 8-72 21-98 9-29 30-50 56-63 26-17 51-21 81-21 38 0 67 8 93 25 25 21 38 47 46 85l-55 8c-8-25-17-42-29-55-17-12-30-17-51-17-30 0-55 13-72 34s-30 51-30 98 9 81 30 102c17 21 38 34 68 34 25 0 42-8 59-21 13-17 25-38 29-68z">
          <text:p/>
        </draw:path>
        <draw:path draw:style-name="gr7" draw:text-style-name="P7" draw:layer="layout" svg:width="0.165cm" svg:height="0.47cm" svg:x="19.016cm" svg:y="7.382cm" svg:viewBox="0 0 166 471" svg:d="M157 416l9 51c-17 4-30 4-43 4-21 0-38 0-50-8-13-9-22-17-26-26-4-12-4-33-4-71v-200h-43v-43h43v-89l55-34v123h59v43h-59v204c0 17 4 29 4 34 4 4 4 8 13 8 4 4 8 4 17 4 8 0 17 0 25 0z">
          <text:p/>
        </draw:path>
        <draw:path draw:style-name="gr7" draw:text-style-name="P7" draw:layer="layout" svg:width="0.318cm" svg:height="0.478cm" svg:x="4.296cm" svg:y="8.987cm" svg:viewBox="0 0 319 479" svg:d="M319 424v55h-319c0-12 5-25 9-42 8-21 21-42 38-64 17-17 42-43 76-73 51-42 89-76 106-97 17-25 25-51 25-72 0-25-8-42-21-59-17-17-42-26-68-26-25 0-50 9-67 26s-26 42-26 72l-59-9c4-42 21-76 47-101 25-21 63-34 105-34 47 0 85 13 110 38 27 25 44 55 44 93 0 21-4 38-13 55-9 21-22 38-39 59-21 22-51 51-93 85-34 31-55 52-68 60-8 13-17 21-21 34z">
          <text:p/>
        </draw:path>
        <draw:polygon draw:style-name="gr7" draw:text-style-name="P7" draw:layer="layout" svg:width="0.068cm" svg:height="0.067cm" svg:x="4.707cm" svg:y="9.398cm" svg:viewBox="0 0 69 68" draw:points="0,0 69,0 69,68 0,68">
          <text:p/>
        </draw:polygon>
        <draw:path draw:style-name="gr7" draw:text-style-name="P7" draw:layer="layout" svg:width="0.444cm" svg:height="0.478cm" svg:x="11.561cm" svg:y="8.987cm" svg:viewBox="0 0 445 479" svg:d="M0 479l182-479h68l195 479h-72l-55-144h-200l-55 144zM135 284h162l-47-132c-16-42-29-76-33-101-9 29-18 63-31 93z">
          <text:p/>
        </draw:path>
        <draw:path draw:style-name="gr7" draw:text-style-name="P7" draw:layer="layout" svg:width="0.3cm" svg:height="0.487cm" svg:x="12.048cm" svg:y="8.987cm" svg:viewBox="0 0 301 488" svg:d="M55 479h-55v-479h59v174c25-33 56-46 94-46 21 0 42 4 63 13 17 8 34 17 47 33 9 17 21 34 25 55 9 26 13 47 13 72 0 60-17 106-46 136-26 34-64 51-102 51-42 0-77-17-98-51zM55 306c0 38 4 67 17 89 16 29 43 46 73 46 25 0 50-13 67-34 17-25 30-55 30-101 0-43-9-77-30-98-17-25-38-34-63-34-26 0-48 13-69 34-17 21-25 55-25 98z">
          <text:p/>
        </draw:path>
        <draw:path draw:style-name="gr7" draw:text-style-name="P7" draw:layer="layout" svg:width="0.288cm" svg:height="0.36cm" svg:x="12.395cm" svg:y="9.114cm" svg:viewBox="0 0 289 361" svg:d="M0 251l59-9c4 21 13 38 25 51 18 13 39 21 65 21 25 0 46-8 59-17 13-12 21-25 21-38 0-17-8-25-17-34-8-4-29-12-63-21-42-8-73-17-90-25-17-9-30-21-38-34-9-13-13-30-13-47s4-29 13-42c8-13 17-26 30-35 8-4 21-13 33-17 18-4 35-4 52-4 30 0 51 0 72 8 21 9 38 22 47 35 8 13 17 30 21 51l-59 8c0-16-9-29-22-42-12-8-29-13-55-13-25 0-42 5-56 13-12 9-17 21-17 30 0 8 0 17 5 21 8 8 12 13 26 17 4 4 21 8 51 17 42 8 72 17 85 25 16 9 29 17 42 30 8 13 13 29 13 51 0 21-5 38-17 55-13 17-30 29-51 42-21 8-47 13-72 13-47 0-82-9-103-30-25-17-38-46-46-80z">
          <text:p/>
        </draw:path>
        <draw:path draw:style-name="gr7" draw:text-style-name="P7" draw:layer="layout" svg:width="0.169cm" svg:height="0.469cm" svg:x="12.721cm" svg:y="9cm" svg:viewBox="0 0 170 470" svg:d="M162 415l8 51c-17 4-34 4-47 4-21 0-38-4-50-8-9-8-17-17-22-30-8-8-8-34-8-67v-199h-43v-48h43v-85l59-33v118h60v48h-60v203c0 17 0 25 0 34 5 4 9 8 13 8 4 4 8 4 17 4 8 0 17 0 30 0z">
          <text:p/>
        </draw:path>
        <draw:path draw:style-name="gr7" draw:text-style-name="P7" draw:layer="layout" svg:width="0.186cm" svg:height="0.351cm" svg:x="12.937cm" svg:y="9.114cm" svg:viewBox="0 0 187 352" svg:d="M0 352v-348h50v55c17-25 26-42 38-51 13-8 26-8 39-8 21 0 38 4 60 17l-22 55c-13-9-26-13-43-13-12 0-21 4-34 13-8 4-16 17-21 29-4 22-8 43-8 68v183z">
          <text:p/>
        </draw:path>
        <draw:path draw:style-name="gr7" draw:text-style-name="P7" draw:layer="layout" svg:width="0.317cm" svg:height="0.36cm" svg:x="13.14cm" svg:y="9.114cm" svg:viewBox="0 0 318 361" svg:d="M246 310c-21 17-42 30-63 38s-43 13-64 13c-38 0-67-9-89-30-22-17-30-42-30-68 0-17 4-34 12-46 6-17 18-26 31-34 13-9 26-17 42-21 9-4 26-4 51-9 47-4 81-12 106-21 0-8 0-13 0-13 0-25-8-42-17-50-17-13-38-22-68-22-25 0-46 5-59 13-13 13-25 30-29 55l-61-8c4-26 14-47 27-60 12-17 29-30 55-39 21-4 46-8 76-8s55 0 72 8c17 9 34 17 42 26 9 13 13 26 17 43 0 9 4 25 4 51v80c0 55 0 89 5 102 0 17 4 30 12 42h-59c-8-12-13-25-13-42zM242 179c-21 8-55 17-97 21-26 4-43 8-51 13-9 4-17 12-21 21-9 8-9 17-9 25 0 17 5 30 17 38 13 13 30 17 51 17s42-4 59-13c17-12 30-25 38-42 9-13 13-34 13-59z">
          <text:p/>
        </draw:path>
        <draw:path draw:style-name="gr7" draw:text-style-name="P7" draw:layer="layout" svg:width="0.301cm" svg:height="0.36cm" svg:x="13.512cm" svg:y="9.114cm" svg:viewBox="0 0 302 361" svg:d="M243 225l59 9c-9 38-21 72-51 93-25 21-55 34-93 34-48 0-86-17-115-47-30-30-43-76-43-131 0-38 5-72 17-102 13-25 30-47 55-60 26-17 55-21 86-21 38 0 68 8 93 25 21 22 38 48 47 82l-60 8c-4-21-12-38-29-51-13-12-30-17-47-17-30 0-56 9-73 30-21 21-29 55-29 102 0 46 8 80 25 101s42 34 73 34c21 0 42-8 55-21 17-17 25-38 30-68z">
          <text:p/>
        </draw:path>
        <draw:path draw:style-name="gr7" draw:text-style-name="P7" draw:layer="layout" svg:width="0.169cm" svg:height="0.469cm" svg:x="13.83cm" svg:y="9cm" svg:viewBox="0 0 170 470" svg:d="M162 415l8 51c-17 4-30 4-46 4-23 0-35-4-48-8-13-8-21-17-25-30-5-8-9-34-9-67v-199h-42v-48h42v-85l59-33v118h61v48h-61v203c0 17 0 25 5 34 0 4 4 8 9 8 4 4 13 4 21 4 4 0 13 0 26 0z">
          <text:p/>
        </draw:path>
        <draw:path draw:style-name="gr7" draw:text-style-name="P7" draw:layer="layout" svg:width="0.322cm" svg:height="0.36cm" svg:x="14.211cm" svg:y="9.114cm" svg:viewBox="0 0 323 361" svg:d="M0 179c0-64 17-110 55-141 30-25 64-38 107-38 50 0 89 13 118 47 30 30 43 72 43 127 0 47-5 81-17 106-13 26-34 47-60 60-25 12-55 21-84 21-47 0-85-17-116-47-29-29-46-76-46-135zM59 179c0 46 9 80 31 101 21 21 42 34 72 34 29 0 55-13 72-34 21-25 29-55 29-101 0-43-8-77-29-98-17-21-43-34-72-34-30 0-51 13-72 34-18 21-31 55-31 98z">
          <text:p/>
        </draw:path>
        <draw:path draw:style-name="gr7" draw:text-style-name="P7" draw:layer="layout" svg:width="0.199cm" svg:height="0.487cm" svg:x="14.566cm" svg:y="8.978cm" svg:viewBox="0 0 200 488" svg:d="M51 488v-300h-51v-47h51v-34c0-25 0-42 4-55 9-12 17-25 30-34 17-9 34-18 64-18 12 0 33 5 51 9l-8 52c-10-5-22-5-35-5-17 0-30 5-38 13-4 9-9 21-9 42v30h68v47h-68v300z">
          <text:p/>
        </draw:path>
        <draw:path draw:style-name="gr7" draw:text-style-name="P7" draw:layer="layout" svg:width="0.169cm" svg:height="0.469cm" svg:x="14.939cm" svg:y="9cm" svg:viewBox="0 0 170 470" svg:d="M162 415l8 51c-17 4-29 4-42 4-21 0-38-4-51-8-13-8-21-17-25-30-5-8-5-34-5-67v-199h-47v-48h47v-85l56-33v118h59v48h-59v203c0 17 4 25 4 34 4 4 4 8 8 8 9 4 13 4 21 4 9 0 17 0 26 0z">
          <text:p/>
        </draw:path>
        <draw:path draw:style-name="gr7" draw:text-style-name="P7" draw:layer="layout" svg:width="0.279cm" svg:height="0.478cm" svg:x="15.159cm" svg:y="8.987cm" svg:viewBox="0 0 280 479" svg:d="M0 479v-479h60v173c26-33 60-46 102-46 25 0 47 4 68 13 17 12 29 25 38 42 8 17 12 42 12 76v221h-59v-221c0-30-4-51-17-63-12-13-29-22-55-22-17 0-34 9-46 17-17 9-30 22-34 34-9 17-9 38-9 64v191z">
          <text:p/>
        </draw:path>
        <draw:path draw:style-name="gr7" draw:text-style-name="P7" draw:layer="layout" svg:width="0.318cm" svg:height="0.36cm" svg:x="15.51cm" svg:y="9.114cm" svg:viewBox="0 0 319 361" svg:d="M255 242l60 9c-9 34-26 59-51 80s-59 30-98 30c-51 0-94-17-123-47-30-29-43-76-43-131 0-59 13-102 43-136 29-34 68-47 118-47 48 0 86 13 116 47 25 30 42 77 42 132 0 4 0 8 0 17h-259c0 38 12 67 34 84 17 21 42 34 72 34 22 0 39-8 56-17 12-12 25-29 33-55zM64 145h191c0-26-8-51-21-64-17-21-42-34-73-34-25 0-50 9-67 26-17 21-30 42-30 72z">
          <text:p/>
        </draw:path>
        <draw:path draw:style-name="gr7" draw:text-style-name="P7" draw:layer="layout" svg:width="0.364cm" svg:height="0.478cm" svg:x="16.09cm" svg:y="8.987cm" svg:viewBox="0 0 365 479" svg:d="M0 479v-479h183c30 0 55 4 72 4 22 4 43 13 60 26 17 8 29 25 38 46 8 17 12 38 12 64 0 42-12 76-38 101-25 30-72 43-139 43h-124v195zM64 228h124c42 0 72-8 89-21 16-17 25-38 25-67 0-17-4-34-17-51-8-13-21-21-38-26-13-4-30-4-59-4h-124z">
          <text:p/>
        </draw:path>
        <draw:path draw:style-name="gr7" draw:text-style-name="P7" draw:layer="layout" svg:width="0.191cm" svg:height="0.351cm" svg:x="16.526cm" svg:y="9.114cm" svg:viewBox="0 0 192 352" svg:d="M0 352v-348h55v55c13-25 26-42 34-51 14-8 27-8 39-8 22 0 43 4 64 17l-21 55c-17-9-30-13-43-13-12 0-25 4-34 13-13 4-22 17-26 29-4 22-8 43-8 68v183z">
          <text:p/>
        </draw:path>
        <draw:path draw:style-name="gr7" draw:text-style-name="P7" draw:layer="layout" svg:width="0.321cm" svg:height="0.36cm" svg:x="16.73cm" svg:y="9.114cm" svg:viewBox="0 0 322 361" svg:d="M0 179c0-64 17-110 50-141 30-25 68-38 112-38 46 0 84 13 118 47 30 30 42 72 42 127 0 47-4 81-21 106-12 26-29 47-55 60-25 12-55 21-84 21-48 0-90-17-120-47-30-29-42-76-42-135zM59 179c0 46 8 80 30 101 16 21 43 34 73 34 29 0 55-13 71-34 22-25 30-55 30-101 0-43-8-77-30-98-16-21-42-34-71-34-30 0-57 13-73 34-22 21-30 55-30 98z">
          <text:p/>
        </draw:path>
        <draw:path draw:style-name="gr7" draw:text-style-name="P7" draw:layer="layout" svg:width="0.131cm" svg:height="0.618cm" svg:x="17.047cm" svg:y="8.987cm" svg:viewBox="0 0 132 619" svg:d="M73 68v-68h59v68zM0 615l9-52c12 4 21 4 29 4 14 0 22-4 27-13 8-8 8-25 8-59v-364h59v368c0 43-4 72-17 89-12 22-38 31-68 31-17 0-34 0-47-4z">
          <text:p/>
        </draw:path>
        <draw:path draw:style-name="gr7" draw:text-style-name="P7" draw:layer="layout" svg:width="0.318cm" svg:height="0.36cm" svg:x="17.25cm" svg:y="9.114cm" svg:viewBox="0 0 319 361" svg:d="M255 242l60 9c-9 34-26 59-51 80-26 21-59 30-98 30-50 0-93-17-122-47-31-29-44-76-44-131 0-59 13-102 44-136 29-34 72-47 118-47 47 0 85 13 114 47 26 30 43 77 43 132 0 4 0 8 0 17h-258c4 38 12 67 33 84 17 21 43 34 72 34 22 0 39-8 55-17 13-12 26-29 34-55zM65 145h190c0-26-8-51-21-64-17-21-42-34-72-34-25 0-51 9-68 26-16 21-29 42-29 72z">
          <text:p/>
        </draw:path>
        <draw:path draw:style-name="gr7" draw:text-style-name="P7" draw:layer="layout" svg:width="0.3cm" svg:height="0.36cm" svg:x="17.623cm" svg:y="9.114cm" svg:viewBox="0 0 301 361" svg:d="M242 225l59 9c-8 38-25 72-50 93-27 21-56 34-94 34-47 0-85-17-115-47-29-30-42-76-42-131 0-38 4-72 17-102 13-25 29-47 55-60 25-17 55-21 85-21 38 0 67 8 94 25 21 22 38 48 42 82l-55 8c-4-21-18-38-31-51-12-12-29-17-50-17-30 0-51 9-72 30-17 21-26 55-26 102 0 46 9 80 26 101 16 21 42 34 72 34 21 0 38-8 55-21 17-17 26-38 30-68z">
          <text:p/>
        </draw:path>
        <draw:path draw:style-name="gr7" draw:text-style-name="P7" draw:layer="layout" svg:width="0.17cm" svg:height="0.469cm" svg:x="17.94cm" svg:y="9cm" svg:viewBox="0 0 171 470" svg:d="M162 415l9 51c-17 4-34 4-47 4-21 0-38-4-46-8-13-8-23-17-27-30-4-8-8-34-8-67v-199h-43v-48h43v-85l60-33v118h59v48h-59v203c0 17 0 25 4 34 0 4 4 8 9 8 4 4 12 4 21 4 4 0 13 0 25 0z">
          <text:p/>
        </draw:path>
        <draw:path draw:style-name="gr7" draw:text-style-name="P7" draw:layer="layout" svg:width="0.313cm" svg:height="0.487cm" svg:x="4.305cm" svg:y="10.604cm" svg:viewBox="0 0 314 488" svg:d="M0 352l59-8c9 34 17 59 34 72 17 17 38 21 59 21 30 0 51-8 72-25 18-22 27-43 27-72 0-27-9-52-27-69-17-17-38-25-68-25-8 0-25 4-42 8l9-55c4 0 8 4 8 4 25 0 47-8 68-21s29-34 29-59c0-21-8-43-21-55-12-13-34-21-55-21-25 0-42 8-59 21-13 17-25 38-30 63l-55-8c5-38 21-68 47-93 25-22 55-30 93-30 30 0 51 4 72 17 26 8 43 25 52 46 12 17 17 39 17 60s-5 38-17 55c-9 17-26 29-48 42 31 4 52 21 65 38 17 21 25 47 25 82 0 38-17 76-46 105-30 30-69 43-116 43-42 0-76-13-106-38-25-26-42-55-46-98z">
          <text:p/>
        </draw:path>
        <draw:polygon draw:style-name="gr7" draw:text-style-name="P7" draw:layer="layout" svg:width="0.068cm" svg:height="0.067cm" svg:x="4.707cm" svg:y="11.015cm" svg:viewBox="0 0 69 68" draw:points="0,0 69,0 69,68 0,68">
          <text:p/>
        </draw:polygon>
        <draw:path draw:style-name="gr7" draw:text-style-name="P7" draw:layer="layout" svg:width="0.457cm" svg:height="0.495cm" svg:x="11.442cm" svg:y="10.596cm" svg:viewBox="0 0 458 496" svg:d="M0 255c0-81 21-140 68-187 42-43 97-68 162-68 46 0 84 12 123 33 33 23 59 52 80 86 17 38 25 80 25 131 0 47-8 89-29 127-17 38-47 68-81 89-38 21-76 30-118 30-44 0-86-13-120-34s-63-51-80-89-30-76-30-118zM68 255c0 59 13 105 47 135 29 34 67 51 115 51 46 0 89-17 118-51 30-34 47-80 47-140 0-42-9-76-21-101-13-30-30-55-55-68-26-17-55-25-89-25-44 0-82 16-115 46-30 30-47 81-47 153z">
          <text:p/>
        </draw:path>
        <draw:path draw:style-name="gr7" draw:text-style-name="P7" draw:layer="layout" svg:width="0.296cm" svg:height="0.487cm" svg:x="11.976cm" svg:y="10.604cm" svg:viewBox="0 0 297 488" svg:d="M51 479h-51v-479h56v169c25-29 59-46 97-46 21 0 42 4 59 12 21 9 34 22 47 39s21 33 29 55c9 21 9 46 9 72 0 60-13 106-42 136-30 34-64 51-106 51-43 0-72-17-98-51zM51 301c0 43 9 73 17 94 21 29 43 42 77 42 25 0 46-8 67-30 17-25 26-59 26-102 0-47-9-81-26-102s-38-29-63-29c-26 0-51 8-68 33-21 22-30 55-30 94z">
          <text:p/>
        </draw:path>
        <draw:path draw:style-name="gr7" draw:text-style-name="P7" draw:layer="layout" svg:width="0.131cm" svg:height="0.618cm" svg:x="12.272cm" svg:y="10.604cm" svg:viewBox="0 0 132 619" svg:d="M72 68v-68h60v68zM0 615l8-51c13 4 22 4 30 4s21-4 25-12c5-9 9-26 9-60v-365h60v365c0 43-4 72-17 89-13 21-39 34-73 34-12 0-29 0-42-4z">
          <text:p/>
        </draw:path>
        <draw:path draw:style-name="gr7" draw:text-style-name="P7" draw:layer="layout" svg:width="0.322cm" svg:height="0.364cm" svg:x="12.471cm" svg:y="10.727cm" svg:viewBox="0 0 323 365" svg:d="M259 246l59 5c-8 38-25 63-50 84-26 17-61 30-103 30-51 0-89-17-119-47-29-34-46-76-46-131 0-59 17-106 46-135 30-34 68-52 119-52 48 0 81 18 111 52 30 29 47 72 47 131 0 4 0 8 0 17h-260c0 38 13 63 30 84 21 22 47 30 72 30s42-4 56-17c17-8 30-30 38-51zM68 149h191c0-30-8-51-21-64-17-25-43-33-73-33s-51 8-68 25c-21 17-29 42-29 72z">
          <text:p/>
        </draw:path>
        <draw:path draw:style-name="gr7" draw:text-style-name="P7" draw:layer="layout" svg:width="0.301cm" svg:height="0.364cm" svg:x="12.843cm" svg:y="10.727cm" svg:viewBox="0 0 302 365" svg:d="M247 229l55 9c-4 38-21 72-47 93-25 21-60 34-98 34-46 0-85-17-110-47-30-29-47-76-47-135 0-34 9-68 22-98 12-25 29-46 55-63 25-14 55-22 84-22 34 0 69 13 90 30 26 22 43 47 47 81l-55 8c-9-21-17-38-30-51-14-12-31-16-52-16-29 0-55 8-72 29s-25 55-25 102c0 46 8 80 25 101 17 22 43 30 68 30s42-4 60-21c17-13 26-34 30-64z">
          <text:p/>
        </draw:path>
        <draw:path draw:style-name="gr7" draw:text-style-name="P7" draw:layer="layout" svg:width="0.165cm" svg:height="0.47cm" svg:x="13.165cm" svg:y="10.617cm" svg:viewBox="0 0 166 471" svg:d="M158 416l8 50c-12 5-29 5-42 5-22 0-39-5-52-9-8-8-17-17-21-30-9-8-9-34-9-68v-199h-42v-47h42v-84l60-34v118h56v47h-56v203c0 17 0 25 0 30 4 9 8 9 12 13 6 5 10 5 18 5 9 0 17 0 26 0z">
          <text:p/>
        </draw:path>
        <draw:path draw:style-name="gr7" draw:text-style-name="P7" draw:layer="layout" svg:width="0.059cm" svg:height="0.478cm" svg:x="13.381cm" svg:y="10.604cm" svg:viewBox="0 0 60 479" svg:d="M0 68v-68h60v68zM0 479v-348h60v348z">
          <text:p/>
        </draw:path>
        <draw:path draw:style-name="gr7" draw:text-style-name="P7" draw:layer="layout" svg:width="0.314cm" svg:height="0.347cm" svg:x="13.495cm" svg:y="10.735cm" svg:viewBox="0 0 315 348" svg:d="M133 348l-133-348h60l77 209c8 21 13 46 21 72 4-22 13-43 21-68l76-213h60l-127 348z">
          <text:p/>
        </draw:path>
        <draw:path draw:style-name="gr7" draw:text-style-name="P7" draw:layer="layout" svg:width="0.317cm" svg:height="0.364cm" svg:x="13.843cm" svg:y="10.727cm" svg:viewBox="0 0 318 365" svg:d="M258 246l60 5c-8 38-30 63-56 84-25 17-59 30-97 30-51 0-89-17-119-47-30-34-46-76-46-131 0-59 16-106 46-135 30-34 68-52 114-52 47 0 85 18 116 52 29 29 42 72 42 131 0 4 0 8 0 17h-259c4 38 12 63 34 84 21 22 42 30 72 30 21 0 38-4 55-17 17-8 25-30 38-51zM63 149h195c-4-30-13-51-21-64-22-25-47-33-77-33-25 0-46 8-67 25-17 17-26 42-30 72z">
          <text:p/>
        </draw:path>
        <draw:path draw:style-name="gr7" draw:text-style-name="P7" draw:layer="layout" svg:width="0.322cm" svg:height="0.364cm" svg:x="14.397cm" svg:y="10.727cm" svg:viewBox="0 0 323 365" svg:d="M0 183c0-64 17-110 51-144 29-26 68-39 110-39 46 0 86 18 119 47 30 34 43 77 43 132 0 42-4 80-21 105-13 26-30 43-55 60-26 12-56 21-86 21-47 0-89-17-119-47-29-34-42-76-42-135zM59 183c0 46 9 76 30 101 17 22 42 30 72 30s56-8 73-30c21-25 30-59 30-101 0-43-9-76-30-98-17-25-43-33-73-33s-55 8-72 33c-21 22-30 55-30 98z">
          <text:p/>
        </draw:path>
        <draw:path draw:style-name="gr7" draw:text-style-name="P7" draw:layer="layout" svg:width="0.204cm" svg:height="0.486cm" svg:x="14.748cm" svg:y="10.596cm" svg:viewBox="0 0 205 487" svg:d="M55 487v-301h-55v-47h55v-34c0-25 0-42 5-55 4-12 17-25 29-34 13-12 34-16 60-16 17 0 34 4 56 8l-9 51c-13-4-21-4-35-4-17 0-29 4-38 12-8 5-12 21-12 43v29h68v47h-68v301z">
          <text:p/>
        </draw:path>
        <draw:path draw:style-name="gr7" draw:text-style-name="P7" draw:layer="layout" svg:width="0.171cm" svg:height="0.47cm" svg:x="15.125cm" svg:y="10.617cm" svg:viewBox="0 0 172 471" svg:d="M162 416l10 50c-18 5-31 5-44 5-21 0-38-5-51-9-12-8-21-17-25-30-4-8-8-34-8-68v-199h-44v-47h44v-84l59-34v118h59v47h-59v203c0 17 0 25 4 30 0 9 4 9 9 13 4 5 12 5 21 5 4 0 12 0 25 0z">
          <text:p/>
        </draw:path>
        <draw:path draw:style-name="gr7" draw:text-style-name="P7" draw:layer="layout" svg:width="0.28cm" svg:height="0.478cm" svg:x="15.345cm" svg:y="10.604cm" svg:viewBox="0 0 281 479" svg:d="M0 479v-479h55v175c30-35 64-52 107-52 26 0 47 8 68 17 17 8 30 26 38 43 9 17 13 42 13 76v220h-60v-220c0-29-4-51-16-63-13-13-34-21-55-21-18 0-35 4-52 17-13 8-26 21-30 33-8 17-13 38-13 64v190z">
          <text:p/>
        </draw:path>
        <draw:path draw:style-name="gr7" draw:text-style-name="P7" draw:layer="layout" svg:width="0.322cm" svg:height="0.364cm" svg:x="15.692cm" svg:y="10.727cm" svg:viewBox="0 0 323 365" svg:d="M260 246l59 5c-8 38-25 63-51 84-25 17-59 30-102 30-51 0-89-17-119-47-30-34-47-76-47-131 0-59 17-106 47-135 30-34 68-52 119-52 43 0 81 18 111 52 29 29 46 72 46 131 0 4 0 8 0 17h-259c0 38 13 63 30 84 21 22 46 30 72 30 21 0 43-4 56-17 17-8 29-30 38-51zM64 149h196c-5-30-9-51-21-64-22-25-44-33-73-33-30 0-51 8-68 25-21 17-30 42-34 72z">
          <text:p/>
        </draw:path>
        <draw:path draw:style-name="gr7" draw:text-style-name="P7" draw:layer="layout" svg:width="0.364cm" svg:height="0.478cm" svg:x="16.277cm" svg:y="10.604cm" svg:viewBox="0 0 365 479" svg:d="M0 479v-479h177c34 0 60 4 77 4 21 4 43 13 60 26 13 8 25 25 38 42 9 21 13 42 13 68 0 39-13 73-38 102-26 30-73 43-141 43h-123v194zM63 230h123c42 0 68-9 89-26 18-12 26-34 26-64 0-17-8-34-18-51-8-13-21-21-38-25-12-5-34-5-59-5h-123z">
          <text:p/>
        </draw:path>
        <draw:path draw:style-name="gr7" draw:text-style-name="P7" draw:layer="layout" svg:width="0.186cm" svg:height="0.355cm" svg:x="16.713cm" svg:y="10.727cm" svg:viewBox="0 0 187 356" svg:d="M0 356v-348h50v55c17-25 30-42 39-51 12-8 25-12 39-12 21 0 38 8 59 21l-17 55c-17-8-30-13-47-13-13 0-22 5-34 9-9 8-17 21-22 35-4 21-8 42-8 67v182z">
          <text:p/>
        </draw:path>
        <draw:path draw:style-name="gr7" draw:text-style-name="P7" draw:layer="layout" svg:width="0.326cm" svg:height="0.364cm" svg:x="16.912cm" svg:y="10.727cm" svg:viewBox="0 0 327 365" svg:d="M0 183c0-64 21-110 55-144 29-26 67-39 111-39 46 0 84 18 114 47 30 34 47 77 47 132 0 42-9 80-22 105-12 26-33 43-59 60-25 12-51 21-80 21-52 0-90-17-120-47-29-34-46-76-46-135zM63 183c0 46 9 76 30 101 17 22 42 30 73 30 29 0 51-8 72-30 17-25 29-59 29-101 0-43-12-76-29-98-21-25-43-33-72-33-31 0-56 8-73 33-21 22-30 55-30 98z">
          <text:p/>
        </draw:path>
        <draw:path draw:style-name="gr7" draw:text-style-name="P7" draw:layer="layout" svg:width="0.136cm" svg:height="0.618cm" svg:x="17.229cm" svg:y="10.604cm" svg:viewBox="0 0 137 619" svg:d="M76 68v-68h61v68zM0 615l13-51c13 4 21 4 30 4 8 0 21-4 25-12 4-9 8-26 8-60v-365h61v365c0 43-5 72-17 89-14 21-39 34-73 34-13 0-30 0-47-4z">
          <text:p/>
        </draw:path>
        <draw:path draw:style-name="gr7" draw:text-style-name="P7" draw:layer="layout" svg:width="0.322cm" svg:height="0.364cm" svg:x="17.432cm" svg:y="10.727cm" svg:viewBox="0 0 323 365" svg:d="M260 246l59 5c-9 38-26 63-51 84-25 17-59 30-102 30-50 0-88-17-119-47-30-34-47-76-47-131 0-59 17-106 47-135 31-34 69-52 119-52 43 0 81 18 111 52 29 29 46 72 46 131 0 4 0 8 0 17h-258c0 38 13 63 30 84 21 22 46 30 71 30 22 0 43-4 56-17 16-8 29-30 38-51zM65 149h195c-5-30-9-51-22-64-21-25-42-33-72-33-29 0-50 8-67 25-21 17-30 42-34 72z">
          <text:p/>
        </draw:path>
        <draw:path draw:style-name="gr7" draw:text-style-name="P7" draw:layer="layout" svg:width="0.3cm" svg:height="0.364cm" svg:x="17.805cm" svg:y="10.727cm" svg:viewBox="0 0 301 365" svg:d="M246 229l55 9c-4 38-21 72-46 93-26 21-59 34-97 34-47 0-85-17-116-47-25-29-42-76-42-135 0-34 8-68 21-98 13-25 31-46 56-63 25-14 51-22 81-22 38 0 71 13 93 30 25 22 38 47 46 81l-55 8c-8-21-17-38-29-51-13-12-30-16-51-16-30 0-55 8-72 29s-30 55-30 102c0 46 13 80 30 101 17 22 38 30 68 30 25 0 42-4 59-21 12-13 25-34 29-64z">
          <text:p/>
        </draw:path>
        <draw:path draw:style-name="gr7" draw:text-style-name="P7" draw:layer="layout" svg:width="0.165cm" svg:height="0.47cm" svg:x="18.127cm" svg:y="10.617cm" svg:viewBox="0 0 166 471" svg:d="M157 416l9 50c-13 5-30 5-43 5-22 0-39-5-51-9-9-8-17-17-26-30-4-8-4-34-4-68v-199h-42v-47h42v-84l59-34v118h56v47h-56v203c0 17 0 25 0 30 4 9 10 9 14 13 4 5 8 5 17 5 8 0 17 0 25 0z">
          <text:p/>
        </draw:path>
        <draw:path draw:style-name="gr7" draw:text-style-name="P7" draw:layer="layout" svg:width="0.326cm" svg:height="0.479cm" svg:x="4.288cm" svg:y="12.221cm" svg:viewBox="0 0 327 480" svg:d="M204 480v-116h-204v-55l217-309h46v309h64v55h-64v116zM204 309v-216l-149 216z">
          <text:p/>
        </draw:path>
        <draw:polygon draw:style-name="gr7" draw:text-style-name="P7" draw:layer="layout" svg:width="0.068cm" svg:height="0.068cm" svg:x="4.707cm" svg:y="12.632cm" svg:viewBox="0 0 69 69" draw:points="0,0 69,0 69,69 0,69">
          <text:p/>
        </draw:polygon>
        <draw:path draw:style-name="gr7" draw:text-style-name="P7" draw:layer="layout" svg:width="0.381cm" svg:height="0.495cm" svg:x="11.442cm" svg:y="12.213cm" svg:viewBox="0 0 382 496" svg:d="M0 334l59-8c5 25 9 46 22 59 8 17 25 31 46 39s48 13 73 13c26 0 47-5 64-9 21-8 34-17 42-30s13-26 13-43c0-12-5-25-13-38s-21-21-42-29c-13-5-43-13-85-22-43-12-77-21-94-29-21-13-38-30-51-47-8-17-17-38-17-59s9-47 21-68c13-21 34-34 60-46 25-13 56-17 89-17 34 0 68 4 94 17 25 12 46 29 63 50 13 22 21 47 21 77l-59 4c-4-30-13-55-34-68-17-17-46-25-85-25-33 0-64 8-81 21-17 17-25 34-25 51s4 34 17 42c12 13 42 21 94 34 55 13 89 21 106 29 29 13 50 30 63 51s21 43 21 68-8 51-25 73c-13 21-34 38-59 51-30 12-60 21-94 21-42 0-81-9-111-21-29-13-50-30-67-55-17-27-26-56-26-86z">
          <text:p/>
        </draw:path>
        <draw:path draw:style-name="gr7" draw:text-style-name="P7" draw:layer="layout" svg:width="0.301cm" svg:height="0.364cm" svg:x="11.882cm" svg:y="12.344cm" svg:viewBox="0 0 302 365" svg:d="M242 230l60 8c-4 38-21 68-48 93-25 21-59 34-97 34-46 0-85-17-114-47-30-33-43-76-43-136 0-38 5-68 17-97 13-26 34-47 60-64 25-13 50-21 80-21 38 0 68 13 93 30 27 16 39 46 48 80l-60 8c-5-21-13-38-30-50-13-13-30-17-47-17-29 0-55 8-72 29-21 22-29 55-29 102 0 48 8 81 25 103 21 21 42 29 72 29 21 0 42-4 59-21 13-13 22-34 26-63z">
          <text:p/>
        </draw:path>
        <draw:path draw:style-name="gr7" draw:text-style-name="P7" draw:layer="layout" svg:width="0.321cm" svg:height="0.364cm" svg:x="12.213cm" svg:y="12.344cm" svg:viewBox="0 0 322 365" svg:d="M0 182c0-64 17-110 50-144 30-25 68-38 112-38 46 0 84 17 118 46 30 34 42 77 42 132 0 43-4 81-21 107-12 25-29 42-55 59-25 13-55 21-84 21-48 0-90-17-120-47-30-33-42-76-42-136zM59 182c0 43 8 77 30 98 17 26 42 34 73 34 29 0 55-8 72-34 21-21 29-55 29-102 0-43-8-72-29-93-17-26-43-34-72-34-31 0-56 8-73 34-22 21-30 50-30 97z">
          <text:p/>
        </draw:path>
        <draw:path draw:style-name="gr7" draw:text-style-name="P7" draw:layer="layout" svg:width="0.301cm" svg:height="0.487cm" svg:x="12.602cm" svg:y="12.344cm" svg:viewBox="0 0 302 488" svg:d="M0 488v-480h55v48c13-18 26-35 43-43 16-9 33-13 60-13 29 0 55 8 76 25 21 13 38 35 51 65 12 25 17 59 17 89 0 38-5 67-17 97-13 30-34 51-55 64-26 16-51 25-76 25-23 0-40-4-56-13-13-8-26-21-39-34v170zM55 183c0 46 9 80 26 102 17 21 42 29 68 29s47-8 64-34c21-21 29-55 29-101 0-43-8-77-25-98-21-21-42-35-68-35s-47 14-64 35c-21 26-30 60-30 102z">
          <text:p/>
        </draw:path>
        <draw:path draw:style-name="gr7" draw:text-style-name="P7" draw:layer="layout" svg:width="0.318cm" svg:height="0.364cm" svg:x="12.953cm" svg:y="12.344cm" svg:viewBox="0 0 319 365" svg:d="M260 242l59 9c-8 38-25 63-55 84-25 17-55 30-98 30-51 0-89-17-119-47-30-33-47-76-47-132 0-59 17-106 47-135 30-34 68-51 114-51 48 0 86 17 116 46 29 34 42 77 42 136 0 4 0 8 0 13h-259c4 39 17 68 34 90 21 21 42 29 72 29 21 0 43-4 56-17 17-8 29-29 38-55zM64 148h196c-5-30-13-51-21-63-22-26-48-34-78-34-25 0-46 8-67 25-17 17-26 42-30 72z">
          <text:p/>
        </draw:path>
        <draw:path draw:style-name="gr7" draw:text-style-name="P7" draw:layer="layout" svg:width="0.322cm" svg:height="0.364cm" svg:x="13.508cm" svg:y="12.344cm" svg:viewBox="0 0 323 365" svg:d="M0 182c0-64 17-110 51-144 29-25 68-38 111-38 46 0 85 17 118 46 30 34 43 77 43 132 0 43-4 81-17 107-17 25-34 42-59 59-26 13-55 21-85 21-48 0-90-17-120-47-29-33-42-76-42-136zM59 182c0 43 9 77 30 98 17 26 42 34 73 34 30 0 55-8 72-34 21-21 30-55 30-102 0-43-9-72-30-93-17-26-42-34-72-34-31 0-56 8-73 34-21 21-30 50-30 97z">
          <text:p/>
        </draw:path>
        <draw:path draw:style-name="gr7" draw:text-style-name="P7" draw:layer="layout" svg:width="0.199cm" svg:height="0.487cm" svg:x="13.864cm" svg:y="12.213cm" svg:viewBox="0 0 200 488" svg:d="M50 488v-301h-50v-48h50v-38c0-21 0-38 5-51 8-12 17-25 29-38 18-8 35-12 61-12 17 0 38 4 55 8l-9 51c-13-4-21-4-34-4-17 0-29 4-38 12-8 5-8 22-8 43v29h63v48h-63v301z">
          <text:p/>
        </draw:path>
        <draw:path draw:style-name="gr7" draw:text-style-name="P7" draw:layer="layout" svg:width="0.17cm" svg:height="0.47cm" svg:x="14.236cm" svg:y="12.234cm" svg:viewBox="0 0 171 471" svg:d="M162 411l9 56c-17 0-30 4-43 4-21 0-38-4-51-13-12-4-21-13-25-25-4-9-9-34-9-68v-200h-43v-47h43v-84l60-34v118h59v47h-59v204c0 17 0 26 4 30 0 4 4 8 8 12 5 5 13 5 22 5 8 0 17 0 25-5z">
          <text:p/>
        </draw:path>
        <draw:path draw:style-name="gr7" draw:text-style-name="P7" draw:layer="layout" svg:width="0.28cm" svg:height="0.479cm" svg:x="14.456cm" svg:y="12.221cm" svg:viewBox="0 0 281 480" svg:d="M0 480v-480h55v174c30-34 64-51 106-51 26 0 48 4 69 17 17 8 30 25 38 42 9 17 13 43 13 76v222h-60v-222c0-29-4-50-16-63-14-13-31-21-56-21-17 0-34 4-51 12-13 13-26 22-30 39-8 16-13 38-13 63v192z">
          <text:p/>
        </draw:path>
        <draw:path draw:style-name="gr7" draw:text-style-name="P7" draw:layer="layout" svg:width="0.322cm" svg:height="0.364cm" svg:x="14.803cm" svg:y="12.344cm" svg:viewBox="0 0 323 365" svg:d="M260 242l59 9c-8 38-25 63-51 84-25 17-59 30-101 30-52 0-90-17-120-47-30-33-47-76-47-132 0-59 17-106 47-135 30-34 68-51 120-51 46 0 80 17 110 46 29 34 46 77 46 136 0 4 0 8 0 13h-259c0 39 13 68 30 90 21 21 47 29 73 29 25 0 42-4 55-17 17-8 29-29 38-55zM68 148h192c0-30-9-51-21-63-17-26-43-34-72-34-30 0-52 8-69 25-21 17-30 42-30 72z">
          <text:p/>
        </draw:path>
        <draw:path draw:style-name="gr7" draw:text-style-name="P7" draw:layer="layout" svg:width="0.364cm" svg:height="0.479cm" svg:x="15.388cm" svg:y="12.221cm" svg:viewBox="0 0 365 480" svg:d="M0 480v-480h183c29 0 55 0 72 4 21 5 42 13 59 22 13 12 25 29 38 46 8 21 13 42 13 68 0 38-13 72-38 101-26 30-72 43-140 43h-124v196zM63 229h124c42 0 72-9 89-26 17-12 25-34 25-63 0-21-8-38-17-51-8-13-21-25-38-30-13 0-29-4-59-4h-124z">
          <text:p/>
        </draw:path>
        <draw:path draw:style-name="gr7" draw:text-style-name="P7" draw:layer="layout" svg:width="0.186cm" svg:height="0.356cm" svg:x="15.824cm" svg:y="12.344cm" svg:viewBox="0 0 187 357" svg:d="M0 357v-349h55v55c12-25 26-42 35-50 12-9 25-13 38-13 21 0 42 8 59 21l-17 55c-17-8-30-13-42-13-13 0-26 0-38 9-9 8-18 21-23 34-4 21-8 42-8 67v184z">
          <text:p/>
        </draw:path>
        <draw:path draw:style-name="gr7" draw:text-style-name="P7" draw:layer="layout" svg:width="0.322cm" svg:height="0.364cm" svg:x="16.027cm" svg:y="12.344cm" svg:viewBox="0 0 323 365" svg:d="M0 182c0-64 17-110 51-144 29-25 67-38 110-38 47 0 85 17 115 46 30 34 47 77 47 132 0 43-9 81-22 107-12 25-29 42-55 59-25 13-55 21-85 21-51 0-89-17-119-47-29-33-42-76-42-136zM59 182c0 43 9 77 30 98 17 26 42 34 72 34s52-8 73-34c21-21 29-55 29-102 0-43-8-72-29-93-21-26-43-34-73-34s-55 8-72 34c-21 21-30 50-30 97z">
          <text:p/>
        </draw:path>
        <draw:path draw:style-name="gr7" draw:text-style-name="P7" draw:layer="layout" svg:width="0.132cm" svg:height="0.618cm" svg:x="16.344cm" svg:y="12.221cm" svg:viewBox="0 0 133 619" svg:d="M72 68v-68h61v68zM0 611l9-47c13 0 21 4 29 4 13 0 22-4 26-12 4-9 8-30 8-60v-365h61v365c0 43-5 72-17 89-13 22-39 34-73 34-13 0-30-4-43-8z">
          <text:p/>
        </draw:path>
        <draw:path draw:style-name="gr7" draw:text-style-name="P7" draw:layer="layout" svg:width="0.317cm" svg:height="0.364cm" svg:x="16.548cm" svg:y="12.344cm" svg:viewBox="0 0 318 365" svg:d="M255 242l59 9c-9 38-26 63-51 84-25 17-59 30-102 30-46 0-89-17-119-47-30-33-42-76-42-132 0-59 12-106 42-135 30-34 69-51 119-51 47 0 81 17 111 46 29 34 46 77 46 136 0 4 0 8 0 13h-259c0 39 13 68 29 90 23 21 48 29 78 29 21 0 38-4 50-17 17-8 30-29 39-55zM63 148h192c0-30-9-51-22-63-17-26-42-34-72-34-29 0-50 8-68 25-21 17-30 42-30 72z">
          <text:p/>
        </draw:path>
        <draw:path draw:style-name="gr7" draw:text-style-name="P7" draw:layer="layout" svg:width="0.3cm" svg:height="0.364cm" svg:x="16.916cm" svg:y="12.344cm" svg:viewBox="0 0 301 365" svg:d="M246 230l55 8c-4 38-21 68-46 93-25 21-59 34-93 34-51 0-89-17-115-47-30-33-47-76-47-136 0-38 8-68 21-97 14-26 31-47 56-64 26-13 55-21 85-21 34 0 68 13 89 30 25 16 42 46 46 80l-55 8c-8-21-17-38-29-50-13-13-30-17-51-17-30 0-51 8-72 29-17 22-26 55-26 102 0 48 9 81 26 103 17 21 42 29 68 29 25 0 42-4 59-21 17-13 25-34 29-63z">
          <text:p/>
        </draw:path>
        <draw:path draw:style-name="gr7" draw:text-style-name="P7" draw:layer="layout" svg:width="0.169cm" svg:height="0.47cm" svg:x="17.238cm" svg:y="12.234cm" svg:viewBox="0 0 170 471" svg:d="M161 411l9 56c-17 0-34 4-47 4-21 0-39-4-51-13-9-4-17-13-22-25-8-9-8-34-8-68v-200h-42v-47h42v-84l60-34v118h59v47h-59v204c0 17 0 26 0 30 4 4 9 8 13 12 4 5 8 5 17 5 8 0 17 0 29-5z">
          <text:p/>
        </draw:path>
        <draw:path draw:style-name="gr7" draw:text-style-name="P7" draw:layer="layout" svg:width="0.317cm" svg:height="0.482cm" svg:x="4.305cm" svg:y="13.843cm" svg:viewBox="0 0 318 483" svg:d="M0 347l63-5c5 30 13 52 30 69 17 13 38 21 59 21 30 0 55-8 72-29 21-21 30-52 30-86s-9-59-30-80c-17-22-42-30-72-30-17 0-34 4-51 13-17 8-25 21-33 34l-55-9 42-245h238v59h-192l-25 127c30-21 59-30 93-30 42 0 76 13 106 42 26 30 43 68 43 111 0 46-12 81-39 115-29 38-72 59-127 59-42 0-76-13-106-38-25-25-42-55-46-98z">
          <text:p/>
        </draw:path>
        <draw:polygon draw:style-name="gr7" draw:text-style-name="P7" draw:layer="layout" svg:width="0.068cm" svg:height="0.068cm" svg:x="4.707cm" svg:y="14.249cm" svg:viewBox="0 0 69 69" draw:points="0,0 69,0 69,69 0,69">
          <text:p/>
        </draw:polygon>
        <draw:path draw:style-name="gr7" draw:text-style-name="P7" draw:layer="layout" svg:width="0.453cm" svg:height="0.479cm" svg:x="11.463cm" svg:y="13.838cm" svg:viewBox="0 0 454 480" svg:d="M0 480v-480h94l115 340c8 30 17 55 21 68 4-17 13-43 25-77l115-331h84v480h-59v-404l-140 404h-59l-136-408v408z">
          <text:p/>
        </draw:path>
        <draw:path draw:style-name="gr7" draw:text-style-name="P7" draw:layer="layout" svg:width="0.326cm" svg:height="0.36cm" svg:x="11.988cm" svg:y="13.961cm" svg:viewBox="0 0 327 361" svg:d="M0 182c0-63 17-110 55-144 30-25 64-38 110-38 48 0 86 17 116 47 29 33 46 76 46 131 0 43-8 77-21 102-13 26-34 47-59 60-26 17-52 21-82 21-50 0-89-13-118-47-30-29-47-72-47-132zM60 182c0 43 12 77 29 98 21 22 47 34 76 34 26 0 52-12 73-34 17-21 30-55 30-102 0-43-13-72-30-98-21-21-47-29-73-29-29 0-55 8-76 29-17 26-29 55-29 102z">
          <text:p/>
        </draw:path>
        <draw:path draw:style-name="gr7" draw:text-style-name="P7" draw:layer="layout" svg:width="0.3cm" svg:height="0.483cm" svg:x="12.361cm" svg:y="13.838cm" svg:viewBox="0 0 301 484" svg:d="M246 480v-47c-21 34-55 51-97 51-25 0-51-4-77-21-21-13-43-34-55-64-13-26-17-60-17-94s4-68 17-93c12-30 29-51 51-68 26-13 51-21 77-21 21 0 42 4 59 13 13 8 25 21 38 34v-170h59v480zM59 305c0 42 9 77 31 98 17 22 38 34 63 34 26 0 47-8 68-29 17-22 25-56 25-99 0-46-8-80-25-106-21-21-42-29-68-29-25 0-51 8-68 29-17 22-26 55-26 102z">
          <text:p/>
        </draw:path>
        <draw:path draw:style-name="gr7" draw:text-style-name="P7" draw:layer="layout" svg:width="0.28cm" svg:height="0.352cm" svg:x="12.75cm" svg:y="13.969cm" svg:viewBox="0 0 281 353" svg:d="M230 349v-51c-31 38-65 55-111 55-21 0-38 0-59-9-17-8-30-17-39-29-8-13-12-26-16-47-5-8-5-30-5-52v-216h60v191c0 30 0 51 4 64s8 26 21 34c13 13 30 17 47 17 16 0 33-4 46-17 17-8 30-21 34-34 8-17 8-39 8-68v-187h61v349z">
          <text:p/>
        </draw:path>
        <draw:polygon draw:style-name="gr7" draw:text-style-name="P7" draw:layer="layout" svg:width="0.059cm" svg:height="0.479cm" svg:x="13.119cm" svg:y="13.838cm" svg:viewBox="0 0 60 480" draw:points="0,0 60,0 60,480 0,480">
          <text:p/>
        </draw:polygon>
        <draw:path draw:style-name="gr7" draw:text-style-name="P7" draw:layer="layout" svg:width="0.317cm" svg:height="0.36cm" svg:x="13.25cm" svg:y="13.961cm" svg:viewBox="0 0 318 361" svg:d="M259 242l59 9c-8 34-25 63-55 84-25 17-56 26-98 26-51 0-89-13-119-47-29-29-46-72-46-128 0-59 17-106 46-135 30-34 68-51 115-51 46 0 85 17 115 47 30 33 42 76 42 135 0 0 0 9 0 13h-259c4 39 13 68 34 90 21 21 42 29 72 29 21 0 42-4 55-17 18-12 31-29 39-55zM63 148h196c-4-29-13-51-21-63-22-26-48-34-77-34-26 0-47 8-68 25-17 17-25 43-30 72z">
          <text:p/>
        </draw:path>
        <draw:path draw:style-name="gr7" draw:text-style-name="P7" draw:layer="layout" svg:width="0.322cm" svg:height="0.36cm" svg:x="13.804cm" svg:y="13.961cm" svg:viewBox="0 0 323 361" svg:d="M0 182c0-63 17-110 51-144 30-25 68-38 111-38 47 0 85 17 119 47 29 33 42 76 42 131 0 43-4 77-17 102-17 26-34 47-59 60-25 17-55 21-85 21-47 0-90-13-119-47-30-29-43-72-43-132zM60 182c0 43 8 77 29 98 17 22 43 34 73 34s55-12 72-34c21-21 30-55 30-102 0-43-9-72-30-98-17-21-42-29-72-29s-56 8-73 29c-21 26-29 55-29 102z">
          <text:p/>
        </draw:path>
        <draw:path draw:style-name="gr7" draw:text-style-name="P7" draw:layer="layout" svg:width="0.203cm" svg:height="0.487cm" svg:x="14.156cm" svg:y="13.83cm" svg:viewBox="0 0 204 488" svg:d="M55 488v-301h-55v-47h55v-38c0-21 0-38 4-50 4-17 17-26 30-40 17-8 34-12 59-12 18 0 39 0 56 4l-9 52c-12 0-21 0-33 0-18 0-31 4-39 8-9 9-13 26-13 43v33h69v47h-69v301z">
          <text:p/>
        </draw:path>
        <draw:path draw:style-name="gr7" draw:text-style-name="P7" draw:layer="layout" svg:width="0.169cm" svg:height="0.474cm" svg:x="14.533cm" svg:y="13.847cm" svg:viewBox="0 0 170 475" svg:d="M161 416l9 50c-17 5-30 9-42 9-22 0-39-4-52-13-13-4-21-13-26-25-4-13-8-34-8-68v-199h-42v-48h42v-84l60-38v122h59v48h-59v199c0 17 0 30 4 34 0 4 5 8 9 13 4 0 13 4 21 4s17 0 25-4z">
          <text:p/>
        </draw:path>
        <draw:path draw:style-name="gr7" draw:text-style-name="P7" draw:layer="layout" svg:width="0.279cm" svg:height="0.479cm" svg:x="14.753cm" svg:y="13.838cm" svg:viewBox="0 0 280 480" svg:d="M0 480v-480h55v170c29-30 63-47 106-47 26 0 47 4 68 17 17 8 30 21 38 42 9 17 13 43 13 76v222h-59v-222c0-29-4-50-17-63s-31-21-56-21c-17 0-34 4-51 13-13 8-25 21-30 38-8 17-12 39-12 64v191z">
          <text:p/>
        </draw:path>
        <draw:path draw:style-name="gr7" draw:text-style-name="P7" draw:layer="layout" svg:width="0.322cm" svg:height="0.36cm" svg:x="15.1cm" svg:y="13.961cm" svg:viewBox="0 0 323 361" svg:d="M259 242l59 9c-8 34-25 63-51 84-25 17-59 26-101 26-52 0-90-13-120-47-29-29-46-72-46-128 0-59 17-106 46-135 30-34 68-51 120-51 42 0 80 17 110 47 30 33 47 76 47 135 0 0 0 9 0 13h-260c0 39 13 68 30 90 21 21 46 29 73 29 21 0 42-4 55-17 17-12 30-29 38-55zM68 148h191c-4-29-8-51-21-63-21-26-42-34-72-34-31 0-52 8-69 25-21 17-29 43-29 72z">
          <text:p/>
        </draw:path>
        <draw:path draw:style-name="gr7" draw:text-style-name="P7" draw:layer="layout" svg:width="0.364cm" svg:height="0.479cm" svg:x="15.684cm" svg:y="13.838cm" svg:viewBox="0 0 365 480" svg:d="M0 480v-480h183c30 0 55 0 72 4 21 5 42 13 59 22 13 12 26 25 38 46 9 21 13 43 13 68 0 38-13 72-38 102-25 26-72 43-140 43h-124v195zM63 229h124c43 0 72-9 89-26 17-12 26-33 26-63 0-21-9-38-17-51-9-13-22-25-38-29-13 0-30-5-60-5h-124z">
          <text:p/>
        </draw:path>
        <draw:path draw:style-name="gr7" draw:text-style-name="P7" draw:layer="layout" svg:width="0.186cm" svg:height="0.356cm" svg:x="16.12cm" svg:y="13.961cm" svg:viewBox="0 0 187 357" svg:d="M0 357v-349h51v51c17-21 29-38 38-46 13-9 25-13 38-13 21 0 43 8 60 21l-17 52c-18-8-30-14-47-14-13 0-21 6-34 14-9 8-17 21-21 34-4 21-9 42-9 68v182z">
          <text:p/>
        </draw:path>
        <draw:path draw:style-name="gr7" draw:text-style-name="P7" draw:layer="layout" svg:width="0.322cm" svg:height="0.36cm" svg:x="16.323cm" svg:y="13.961cm" svg:viewBox="0 0 323 361" svg:d="M0 182c0-63 17-110 51-144 30-25 68-38 110-38 47 0 86 17 115 47 30 33 47 76 47 131 0 43-8 77-21 102-13 26-30 47-55 60-26 17-56 21-86 21-51 0-89-13-118-47-30-29-43-72-43-132zM60 182c0 43 8 77 29 98 17 22 42 34 72 34s52-12 73-34c17-21 30-55 30-102 0-43-9-72-30-98-21-21-43-29-73-29s-55 8-72 29c-21 26-29 55-29 102z">
          <text:p/>
        </draw:path>
        <draw:path draw:style-name="gr7" draw:text-style-name="P7" draw:layer="layout" svg:width="0.131cm" svg:height="0.618cm" svg:x="16.641cm" svg:y="13.838cm" svg:viewBox="0 0 132 619" svg:d="M73 69v-69h59v69zM0 611l8-47c13 0 21 5 30 5 8 0 21-5 26-13 4-9 9-30 9-59v-365h59v365c0 42-4 72-17 88-13 22-38 34-73 34-13 0-30-4-42-8z">
          <text:p/>
        </draw:path>
        <draw:path draw:style-name="gr7" draw:text-style-name="P7" draw:layer="layout" svg:width="0.321cm" svg:height="0.36cm" svg:x="16.84cm" svg:y="13.961cm" svg:viewBox="0 0 322 361" svg:d="M259 242l59 9c-8 34-25 63-51 84-25 17-59 26-101 26-51 0-89-13-119-47-29-29-47-72-47-128 0-59 18-106 47-135 30-34 68-51 119-51 46 0 80 17 110 47 29 33 46 76 46 135 0 0 0 9 0 13h-258c0 39 13 68 30 90 21 21 46 29 72 29 25 0 42-4 55-17 17-12 29-29 38-55zM68 148h191c0-29-9-51-21-63-17-26-43-34-72-34-30 0-51 8-68 25-21 17-30 43-30 72z">
          <text:p/>
        </draw:path>
        <draw:path draw:style-name="gr7" draw:text-style-name="P7" draw:layer="layout" svg:width="0.301cm" svg:height="0.36cm" svg:x="17.212cm" svg:y="13.961cm" svg:viewBox="0 0 302 361" svg:d="M247 230l55 4c-4 42-21 72-47 97-25 21-59 30-97 30-47 0-85-13-110-42-31-34-48-77-48-137 0-38 9-68 21-97 13-30 31-51 56-64 26-12 55-21 85-21 34 0 68 9 89 30 25 17 42 46 47 80l-55 9c-9-22-17-43-30-51-13-13-30-17-51-17-30 0-55 8-72 29-17 22-25 56-25 102 0 48 8 82 25 103s42 29 68 29c25 0 42-8 59-21s26-34 30-63z">
          <text:p/>
        </draw:path>
        <draw:path draw:style-name="gr7" draw:text-style-name="P7" draw:layer="layout" svg:width="0.165cm" svg:height="0.474cm" svg:x="17.534cm" svg:y="13.847cm" svg:viewBox="0 0 166 475" svg:d="M158 416l8 50c-13 5-30 9-42 9-21 0-38-4-51-13-9-4-17-13-21-25-9-13-9-34-9-68v-199h-43v-48h43v-84l60-38v122h55v48h-55v199c0 17 0 30 0 34 4 4 8 8 12 13 5 0 9 4 17 4 9 0 17 0 26-4z">
          <text:p/>
        </draw:path>
        <draw:path draw:style-name="gr7" draw:text-style-name="P7" draw:layer="layout" svg:width="0.317cm" svg:height="0.487cm" svg:x="4.301cm" svg:y="15.451cm" svg:viewBox="0 0 318 488" svg:d="M310 119l-61 4c-4-21-12-38-21-47-17-17-34-25-59-25-17 0-34 4-51 13-17 17-30 34-42 59-9 25-17 63-17 110 17-21 34-34 51-47 21-8 42-17 67-17 38 0 72 17 98 47 30 25 43 64 43 110 0 31-8 60-21 86-14 25-31 42-52 59-25 13-51 17-76 17-51 0-89-17-123-51-29-38-46-98-46-179 0-93 17-160 55-203 29-34 67-55 118-55 38 0 68 13 93 34 21 21 39 51 44 85zM67 326c0 22 5 39 13 60 8 17 21 30 38 43 13 8 30 12 47 12 25 0 46-8 63-29 21-21 30-47 30-82 0-34-9-59-30-80-17-17-38-25-63-25-26 0-51 8-68 25-17 21-30 46-30 76z">
          <text:p/>
        </draw:path>
        <draw:path draw:style-name="gr7" draw:text-style-name="P7" draw:layer="layout" svg:width="6.828cm" svg:height="0.479cm" svg:x="4.707cm" svg:y="15.455cm" svg:viewBox="0 0 6829 480" svg:d="M0 412h68v68h-68zM6766 0h63v480h-63z">
          <text:p/>
        </draw:path>
        <draw:path draw:style-name="gr7" draw:text-style-name="P7" draw:layer="layout" svg:width="0.28cm" svg:height="0.352cm" svg:x="11.641cm" svg:y="15.578cm" svg:viewBox="0 0 281 353" svg:d="M0 353v-344h51v47c25-39 63-56 110-56 21 0 42 4 60 13 17 4 30 17 38 31 9 8 17 25 22 42 0 8 0 29 0 55v212h-60v-208c0-25 0-42-5-55-4-13-13-21-25-30-13-4-26-8-43-8-21 0-42 8-63 25-17 13-26 43-26 89v187z">
          <text:p/>
        </draw:path>
        <draw:path draw:style-name="gr7" draw:text-style-name="P7" draw:layer="layout" svg:width="0.301cm" svg:height="0.487cm" svg:x="12.009cm" svg:y="15.578cm" svg:viewBox="0 0 302 488" svg:d="M0 488v-479h56v42c12-17 25-30 42-38 17-9 34-13 60-13 30 0 55 9 76 21 21 17 38 38 51 68 13 25 17 55 17 89s-4 69-17 98c-13 26-34 47-55 64-25 17-51 21-76 21-22 0-39-4-56-13-13-8-26-17-38-29v169zM56 182c0 48 8 77 25 99 21 21 42 33 69 33 25 0 46-12 67-33 17-22 26-55 26-103 0-42-9-76-26-97-21-26-42-34-67-34-23 0-48 12-65 34-21 25-29 59-29 101z">
          <text:p/>
        </draw:path>
        <draw:path draw:style-name="gr7" draw:text-style-name="P7" draw:layer="layout" svg:width="0.279cm" svg:height="0.351cm" svg:x="12.382cm" svg:y="15.587cm" svg:viewBox="0 0 280 352" svg:d="M225 344v-51c-25 42-63 59-110 59-17 0-38-4-55-8-17-9-30-22-39-30-8-13-17-30-21-47 0-8 0-29 0-55v-212h56v191c0 30 4 51 4 64 5 12 13 25 26 34 12 8 25 12 42 12s34-4 51-12c17-9 25-22 34-34 4-17 8-38 8-68v-187h59v344z">
          <text:p/>
        </draw:path>
        <draw:path draw:style-name="gr7" draw:text-style-name="P7" draw:layer="layout" svg:width="0.169cm" svg:height="0.474cm" svg:x="12.721cm" svg:y="15.464cm" svg:viewBox="0 0 170 475" svg:d="M162 416l8 51c-17 4-34 8-47 8-21 0-38-4-50-13-9-4-17-12-22-25-8-13-8-35-8-69v-199h-43v-46h43v-85l59-38v123h60v46h-60v199c0 17 0 30 0 34 5 4 9 8 13 14 4 0 8 4 17 4 8 0 17-4 30-4z">
          <text:p/>
        </draw:path>
        <draw:path draw:style-name="gr7" draw:text-style-name="P7" draw:layer="layout" svg:width="0.394cm" svg:height="0.475cm" svg:x="13.131cm" svg:y="15.455cm" svg:viewBox="0 0 395 476" svg:d="M0 476v-476h162c38 0 68 0 85 5 29 8 51 21 72 34 25 21 42 50 55 84s21 68 21 114c0 34-4 68-13 94-8 29-21 50-34 72-12 17-29 30-42 43-17 8-34 17-59 25-21 5-47 5-76 5zM61 420h105c30 0 55-5 72-9s34-13 43-25c17-13 25-34 34-60 8-25 12-55 12-93 0-46-8-89-21-114-17-25-38-42-63-55-17-4-43-9-81-9h-101z">
          <text:p/>
        </draw:path>
        <draw:path draw:style-name="gr7" draw:text-style-name="P7" draw:layer="layout" svg:width="0.318cm" svg:height="0.36cm" svg:x="13.584cm" svg:y="15.578cm" svg:viewBox="0 0 319 361" svg:d="M247 310c-21 21-44 34-65 43-21 4-42 8-63 8-38 0-68-8-89-25-21-22-30-43-30-72 0-17 4-34 13-47 4-13 17-25 30-34 12-8 25-13 42-17 8-4 25-8 51-12 46-5 81-9 107-17 0-9 0-13 0-17 0-26-9-43-17-51-17-13-39-21-69-21s-47 8-59 17c-13 8-26 25-30 50l-59-8c4-25 12-42 25-59 13-14 30-27 51-35 25-9 51-13 80-13 30 0 56 4 73 9 17 8 34 17 43 29 8 10 12 22 17 39 0 9 4 30 4 55v77c0 55 0 88 0 105 4 13 8 26 17 39h-60c-8-9-12-26-12-43zM243 183c-22 9-56 13-99 21-25 5-42 5-51 13-8 4-17 9-25 17-4 8-4 17-4 30 0 12 4 25 17 38 12 8 29 12 50 12 22 0 43-4 60-12 18-9 30-21 39-43 8-12 13-29 13-55z">
          <text:p/>
        </draw:path>
        <draw:path draw:style-name="gr7" draw:text-style-name="P7" draw:layer="layout" svg:width="0.169cm" svg:height="0.474cm" svg:x="13.94cm" svg:y="15.464cm" svg:viewBox="0 0 170 475" svg:d="M162 416l8 51c-17 4-29 8-42 8-21 0-38-4-51-13-13-4-21-12-25-25-5-13-9-35-9-69v-199h-43v-46h43v-85l59-38v123h60v46h-60v199c0 17 0 30 5 34 0 4 4 8 8 14 4 0 13 4 21 4 9 0 17-4 26-4z">
          <text:p/>
        </draw:path>
        <draw:path draw:style-name="gr7" draw:text-style-name="P7" draw:layer="layout" svg:width="0.317cm" svg:height="0.36cm" svg:x="14.139cm" svg:y="15.578cm" svg:viewBox="0 0 318 361" svg:d="M245 310c-21 21-42 34-63 43-21 4-42 8-64 8-38 0-67-8-89-25-21-22-29-43-29-72 0-17 4-34 13-47 8-13 16-25 29-34 13-8 26-13 42-17 9-4 30-8 51-12 47-5 81-9 106-17 0-9 0-13 0-17 0-26-4-43-17-51-17-13-38-21-68-21-25 0-46 8-59 17-13 8-25 25-29 50l-60-8c9-25 17-42 26-59 12-14 29-27 55-35 21-9 46-13 76-13s55 4 72 9c21 8 34 17 42 29 10 10 14 22 18 39 4 9 4 30 4 55v77c0 55 0 88 5 105 0 13 4 26 12 39h-60c-8-9-13-26-13-43zM241 183c-21 9-55 13-97 21-26 5-43 5-51 13-9 4-17 9-21 17-9 8-9 17-9 30 0 12 5 25 17 38 13 8 30 12 51 12s42-4 59-12c21-9 34-21 43-43 4-12 8-29 8-55z">
          <text:p/>
        </draw:path>
        <draw:path draw:style-name="gr7" draw:text-style-name="P7" draw:layer="layout" svg:width="0.318cm" svg:height="0.36cm" svg:x="14.693cm" svg:y="15.578cm" svg:viewBox="0 0 319 361" svg:d="M247 310c-21 21-42 34-64 43-16 4-38 8-63 8-38 0-68-8-90-25-17-22-30-43-30-72 0-17 5-34 13-47 9-13 17-25 30-34 13-8 26-13 43-17 13-4 30-8 51-12 46-5 85-9 106-17 0-9 0-13 0-17 0-26-5-43-17-51-13-13-38-21-68-21-25 0-47 8-59 17-13 8-21 25-30 50l-56-8c4-25 13-42 26-59 8-14 26-27 51-35 21-9 47-13 77-13 29 0 55 4 71 9 22 8 34 17 43 29 8 10 13 22 17 39 4 9 4 30 4 55v77c0 55 0 88 4 105 0 13 9 26 13 39h-59c-9-9-9-26-13-43zM243 183c-21 9-55 13-98 21-21 5-38 5-50 13-9 4-17 9-22 17-4 8-8 17-8 30 0 12 4 25 17 38 13 8 29 12 51 12 25 0 42-4 63-12 17-9 30-21 38-43 4-12 9-29 9-55z">
          <text:p/>
        </draw:path>
        <draw:path draw:style-name="gr7" draw:text-style-name="P7" draw:layer="layout" svg:width="0.284cm" svg:height="0.352cm" svg:x="15.083cm" svg:y="15.578cm" svg:viewBox="0 0 285 353" svg:d="M0 353v-344h55v47c26-39 60-56 111-56 21 0 38 4 55 13 17 4 30 17 42 31 9 8 13 25 17 42 0 8 5 29 5 55v212h-60v-208c0-25-4-42-8-55s-13-21-26-30c-8-4-21-8-38-8-25 0-46 8-63 25-21 13-30 43-30 89v187z">
          <text:p/>
        </draw:path>
        <draw:path draw:style-name="gr7" draw:text-style-name="P7" draw:layer="layout" svg:width="0.301cm" svg:height="0.483cm" svg:x="15.434cm" svg:y="15.455cm" svg:viewBox="0 0 302 484" svg:d="M247 476v-43c-21 34-55 51-98 51-29 0-55-4-76-21-25-17-42-38-55-64-14-25-18-59-18-93s4-68 18-93c13-31 30-52 51-69 21-12 51-21 76-21 21 0 43 4 55 13 17 8 30 21 43 34v-170h59v476zM61 306c0 43 8 76 29 98 17 21 38 33 64 33 25 0 46-12 67-29 17-21 26-55 26-98 0-46-9-80-26-106-21-22-42-34-67-34-30 0-51 12-68 34s-25 56-25 102z">
          <text:p/>
        </draw:path>
        <draw:path draw:style-name="gr7" draw:text-style-name="P7" draw:layer="layout" svg:width="0.436cm" svg:height="0.475cm" svg:x="15.968cm" svg:y="15.455cm" svg:viewBox="0 0 437 476" svg:d="M186 476l-186-476h67l127 348c9 25 17 50 26 77 4-27 12-52 25-77l127-348h65l-188 476z">
          <text:p/>
        </draw:path>
        <draw:path draw:style-name="gr7" draw:text-style-name="P7" draw:layer="layout" svg:width="0.322cm" svg:height="0.36cm" svg:x="16.382cm" svg:y="15.578cm" svg:viewBox="0 0 323 361" svg:d="M247 310c-21 21-42 34-59 43-21 4-44 8-69 8-38 0-68-8-85-25-21-22-34-43-34-72 0-17 5-34 13-47 9-13 17-25 30-34 13-8 29-13 42-17s30-8 55-12c48-5 82-9 103-17 0-9 0-13 0-17 0-26-4-43-17-51-13-13-34-21-64-21s-51 8-64 17c-13 8-21 25-30 50l-55-8c4-25 13-42 26-59 12-14 29-27 50-35 22-9 51-13 82-13 29 0 51 4 72 9 17 8 29 17 38 29 8 10 17 22 21 39 0 9 0 30 0 55v77c0 55 0 88 4 105 5 13 9 26 17 39h-63c-5-9-9-26-13-43zM243 183c-21 9-51 13-94 21-26 5-43 5-51 13-13 4-21 9-26 17-4 8-8 17-8 30 0 12 8 25 17 38 13 8 30 12 55 12 22 0 43-4 60-12 17-9 30-21 38-43 5-12 9-29 9-55z">
          <text:p/>
        </draw:path>
        <draw:polygon draw:style-name="gr7" draw:text-style-name="P7" draw:layer="layout" svg:width="0.059cm" svg:height="0.479cm" svg:x="16.772cm" svg:y="15.455cm" svg:viewBox="0 0 60 480" draw:points="0,0 60,0 60,480 0,480">
          <text:p/>
        </draw:polygon>
        <draw:path draw:style-name="gr7" draw:text-style-name="P7" draw:layer="layout" svg:width="0.055cm" svg:height="0.475cm" svg:x="16.924cm" svg:y="15.455cm" svg:viewBox="0 0 56 476" svg:d="M0 68v-68h56v68zM0 476v-344h56v344z">
          <text:p/>
        </draw:path>
        <draw:path draw:style-name="gr7" draw:text-style-name="P7" draw:layer="layout" svg:width="0.297cm" svg:height="0.483cm" svg:x="17.051cm" svg:y="15.455cm" svg:viewBox="0 0 298 484" svg:d="M242 476v-43c-22 34-51 51-93 51-30 0-56-4-77-21-25-17-42-38-55-64-12-25-17-59-17-93s5-68 17-93c9-31 26-52 51-69 21-12 47-21 76-21 21 0 38 4 55 13 17 8 30 21 43 34v-170h56v476zM60 306c0 43 8 76 25 98 21 21 42 33 68 33 25 0 46-12 63-29 21-21 30-55 30-98 0-46-9-80-30-106-17-22-38-34-67-34-26 0-47 12-64 34s-25 56-25 102z">
          <text:p/>
        </draw:path>
        <draw:path draw:style-name="gr7" draw:text-style-name="P7" draw:layer="layout" svg:width="0.317cm" svg:height="0.36cm" svg:x="17.42cm" svg:y="15.578cm" svg:viewBox="0 0 318 361" svg:d="M246 310c-21 21-42 34-63 43-18 4-39 8-65 8-38 0-68-8-84-25-22-22-34-43-34-72 0-17 4-34 12-47 9-13 17-25 30-34 13-8 25-13 42-17 13-4 30-8 51-12 52-5 86-9 107-17 0-9 0-13 0-17 0-26-4-43-17-51-13-13-38-21-69-21-25 0-46 8-59 17-13 8-21 25-30 50l-55-8c5-25 13-42 26-59 12-14 29-27 51-35 21-9 46-13 76-13s56 4 73 9c21 8 34 17 42 29 9 10 17 22 17 39 4 9 4 30 4 55v77c0 55 0 88 4 105 5 13 9 26 13 39h-59c-4-9-9-26-13-43zM242 183c-21 9-51 13-94 21-26 5-43 5-55 13-9 4-17 9-21 17-5 8-9 17-9 30 0 12 4 25 17 38 13 8 30 12 55 12 21 0 43-4 60-12 17-9 30-21 38-43 5-12 9-29 9-55z">
          <text:p/>
        </draw:path>
        <draw:path draw:style-name="gr7" draw:text-style-name="P7" draw:layer="layout" svg:width="0.169cm" svg:height="0.474cm" svg:x="17.78cm" svg:y="15.464cm" svg:viewBox="0 0 170 475" svg:d="M161 416l9 51c-17 4-34 8-47 8-21 0-38-4-46-13-13-4-21-12-26-25s-9-35-9-69v-199h-42v-46h42v-85l60-38v123h59v46h-59v199c0 17 0 30 0 34 4 4 9 8 13 14 4 0 13 4 21 4 4 0 13-4 25-4z">
          <text:p/>
        </draw:path>
        <draw:path draw:style-name="gr7" draw:text-style-name="P7" draw:layer="layout" svg:width="0.06cm" svg:height="0.475cm" svg:x="17.995cm" svg:y="15.455cm" svg:viewBox="0 0 61 476" svg:d="M0 68v-68h61v68zM0 476v-344h61v344z">
          <text:p/>
        </draw:path>
        <draw:path draw:style-name="gr7" draw:text-style-name="P7" draw:layer="layout" svg:width="0.322cm" svg:height="0.36cm" svg:x="18.122cm" svg:y="15.578cm" svg:viewBox="0 0 323 361" svg:d="M0 183c0-63 18-114 56-145 30-25 64-38 106-38 51 0 89 17 119 48 29 29 42 76 42 131 0 42-4 76-17 102-12 25-34 46-59 59-25 17-55 21-85 21-46 0-84-13-114-47-30-29-48-76-48-131zM61 183c0 43 8 76 29 98 21 21 43 33 72 33 30 0 55-12 72-33 21-22 30-55 30-102 0-42-9-76-30-97-17-22-42-34-72-34-29 0-51 12-72 34-17 21-29 55-29 101z">
          <text:p/>
        </draw:path>
        <draw:path draw:style-name="gr7" draw:text-style-name="P7" draw:layer="layout" svg:width="0.28cm" svg:height="0.352cm" svg:x="18.516cm" svg:y="15.578cm" svg:viewBox="0 0 281 353" svg:d="M0 353v-344h52v47c25-39 63-56 110-56 21 0 38 4 59 13 17 4 30 17 38 31 9 8 13 25 17 42 5 8 5 29 5 55v212h-60v-208c0-25 0-42-8-55-4-13-9-21-21-30-13-4-26-8-43-8-25 0-46 8-63 25-17 13-30 43-30 89v187z">
          <text:p/>
        </draw:path>
        <draw:path draw:style-name="gr7" draw:text-style-name="P7" draw:layer="layout" svg:width="0.321cm" svg:height="0.36cm" svg:x="19.05cm" svg:y="15.578cm" svg:viewBox="0 0 322 361" svg:d="M0 183c0-63 16-114 51-145 30-25 68-38 110-38 47 0 85 17 115 48 34 29 46 76 46 131 0 42-4 76-21 102-13 25-30 46-55 59-25 17-55 21-85 21-46 0-89-13-119-47-30-29-42-76-42-131zM60 183c0 43 8 76 29 98 17 21 43 33 72 33 30 0 51-12 72-33 22-22 30-55 30-102 0-42-8-76-30-97-21-22-42-34-72-34-29 0-55 12-72 34-21 21-29 55-29 101z">
          <text:p/>
        </draw:path>
        <draw:path draw:style-name="gr7" draw:text-style-name="P7" draw:layer="layout" svg:width="0.203cm" svg:height="0.483cm" svg:x="19.401cm" svg:y="15.447cm" svg:viewBox="0 0 204 484" svg:d="M55 484v-298h-55v-46h55v-38c0-22 0-39 4-51 4-17 17-30 30-38 12-9 34-13 59-13 17 0 34 0 56 4l-8 51c-14 0-27 0-35 0-17 0-30 0-38 8-9 9-13 22-13 43v34h68v46h-68v298z">
          <text:p/>
        </draw:path>
        <draw:path draw:style-name="gr7" draw:text-style-name="P7" draw:layer="layout" svg:width="0.169cm" svg:height="0.474cm" svg:x="19.778cm" svg:y="15.464cm" svg:viewBox="0 0 170 475" svg:d="M161 416l9 51c-17 4-30 8-47 8-21 0-33-4-47-13-13-4-21-12-26-25-4-13-8-35-8-69v-199h-42v-46h42v-85l60-38v123h59v46h-59v199c0 17 0 30 4 34 0 4 5 8 9 14 4 0 13 4 21 4 4 0 13-4 25-4z">
          <text:p/>
        </draw:path>
        <draw:path draw:style-name="gr7" draw:text-style-name="P7" draw:layer="layout" svg:width="0.283cm" svg:height="0.475cm" svg:x="19.994cm" svg:y="15.455cm" svg:viewBox="0 0 284 476" svg:d="M0 476v-476h59v170c29-30 63-47 106-47 25 0 46 4 63 17 22 9 35 21 43 38 9 21 13 47 13 81v217h-60v-217c0-30-4-51-17-64-13-17-34-21-55-21-17 0-34 4-51 13-13 8-25 21-30 38-8 12-12 34-12 63v188z">
          <text:p/>
        </draw:path>
        <draw:path draw:style-name="gr7" draw:text-style-name="P7" draw:layer="layout" svg:width="0.322cm" svg:height="0.36cm" svg:x="20.345cm" svg:y="15.578cm" svg:viewBox="0 0 323 361" svg:d="M259 242l59 9c-8 34-25 63-50 80-30 22-60 30-102 30-51 0-89-13-119-47-30-29-47-72-47-131 0-55 17-101 47-135 30-31 68-48 115-48 46 0 84 17 114 48 30 34 47 76 47 135 0 0 0 9-5 13h-254c0 38 13 68 30 89 21 21 42 29 72 29 21 0 42-4 55-17 17-12 30-29 38-55zM64 149h195c-4-29-8-50-21-67-21-22-42-34-72-34s-51 8-68 29c-21 17-29 43-34 72z">
          <text:p/>
        </draw:path>
        <draw:path draw:style-name="gr7" draw:text-style-name="P7" draw:layer="layout" svg:width="0.364cm" svg:height="0.475cm" svg:x="20.929cm" svg:y="15.455cm" svg:viewBox="0 0 365 476" svg:d="M0 476v-476h179c34 0 59 0 76 5 21 4 42 12 55 21 17 13 30 25 38 46 13 22 17 43 17 64 0 42-13 76-38 106-25 25-72 42-140 42h-122v192zM65 225h122c43 0 68-4 85-21s30-38 30-64c0-21-9-38-17-51-9-17-26-25-38-29-13-5-34-5-60-5h-122z">
          <text:p/>
        </draw:path>
        <draw:path draw:style-name="gr7" draw:text-style-name="P7" draw:layer="layout" svg:width="0.186cm" svg:height="0.352cm" svg:x="21.365cm" svg:y="15.578cm" svg:viewBox="0 0 187 353" svg:d="M0 353v-344h51v51c13-26 25-39 38-47 13-9 25-13 39-13 21 0 38 4 59 17l-21 56c-12-8-25-13-42-13-14 0-22 5-35 13-8 9-17 17-21 34-9 21-9 42-9 68v178z">
          <text:p/>
        </draw:path>
        <draw:path draw:style-name="gr7" draw:text-style-name="P7" draw:layer="layout" svg:width="0.326cm" svg:height="0.36cm" svg:x="21.564cm" svg:y="15.578cm" svg:viewBox="0 0 327 361" svg:d="M0 183c0-63 21-114 56-145 30-25 68-38 110-38 47 0 85 17 114 48 30 29 47 76 47 131 0 42-8 76-21 102-13 25-34 46-59 59-26 17-51 21-81 21-51 0-89-13-119-47-30-29-47-76-47-131zM65 183c0 43 8 76 25 98 21 21 47 33 76 33 26 0 51-12 72-33 17-22 30-55 30-102 0-42-13-76-30-97-21-22-46-34-72-34-29 0-55 12-76 34-17 21-25 55-25 101z">
          <text:p/>
        </draw:path>
        <draw:path draw:style-name="gr7" draw:text-style-name="P7" draw:layer="layout" svg:width="0.135cm" svg:height="0.618cm" svg:x="21.882cm" svg:y="15.455cm" svg:viewBox="0 0 136 619" svg:d="M77 68v-68h59v68zM0 611l12-51c13 4 21 4 30 4 8 0 18 0 26-8 5-9 9-30 9-59v-365h59v365c0 42-8 72-17 89-13 21-38 33-73 33-17 0-29-4-46-8z">
          <text:p/>
        </draw:path>
        <draw:path draw:style-name="gr7" draw:text-style-name="P7" draw:layer="layout" svg:width="0.322cm" svg:height="0.36cm" svg:x="22.085cm" svg:y="15.578cm" svg:viewBox="0 0 323 361" svg:d="M259 242l59 9c-8 34-25 63-51 80-25 22-60 30-102 30-51 0-89-13-119-47-29-29-46-72-46-131 0-55 17-101 46-135 30-31 68-48 115-48 46 0 85 17 115 48 30 34 47 76 47 135 0 0 0 9 0 13h-260c0 38 13 68 30 89 21 21 42 29 72 29 21 0 42-4 55-17 18-12 31-29 39-55zM63 149h196c-4-29-8-50-21-67-22-22-43-34-73-34s-51 8-68 29c-21 17-29 43-34 72z">
          <text:p/>
        </draw:path>
        <draw:path draw:style-name="gr7" draw:text-style-name="P7" draw:layer="layout" svg:width="0.301cm" svg:height="0.36cm" svg:x="22.457cm" svg:y="15.578cm" svg:viewBox="0 0 302 361" svg:d="M247 230l55 4c-4 42-21 72-47 93-25 26-59 34-98 34-47 0-85-13-114-47-26-29-43-72-43-131 0-38 9-72 22-97 8-30 29-52 55-65 25-12 50-21 80-21 39 0 69 9 94 30 26 18 38 47 47 81l-55 9c-9-26-17-43-30-51-13-13-31-21-52-21-29 0-55 12-72 34-17 21-29 55-29 101 0 47 8 81 29 102 17 17 38 29 68 29 25 0 43-8 60-21 13-12 26-34 30-63z">
          <text:p/>
        </draw:path>
        <draw:path draw:style-name="gr7" draw:text-style-name="P7" draw:layer="layout" svg:width="0.165cm" svg:height="0.474cm" svg:x="22.779cm" svg:y="15.464cm" svg:viewBox="0 0 166 475" svg:d="M158 416l8 51c-17 4-29 8-42 8-21 0-38-4-52-13-13-4-17-12-25-25-5-13-5-35-5-69v-199h-42v-46h42v-85l56-38v123h60v46h-60v199c0 17 5 30 5 34 4 4 4 8 12 14 5 0 9 4 17 4 9 0 17-4 26-4z">
          <text:p/>
        </draw:path>
        <draw:path draw:style-name="gr7" draw:text-style-name="P7" draw:layer="layout" svg:width="0.309cm" svg:height="0.47cm" svg:x="4.309cm" svg:y="17.077cm" svg:viewBox="0 0 310 471" svg:d="M0 56v-56h310v47c-30 30-59 77-89 127-29 55-56 110-73 165-12 43-17 85-21 132h-59c0-34 8-81 21-136 13-51 34-101 59-152 31-51 56-93 86-127z">
          <text:p/>
        </draw:path>
        <draw:polygon draw:style-name="gr7" draw:text-style-name="P7" draw:layer="layout" svg:width="0.068cm" svg:height="0.068cm" svg:x="4.707cm" svg:y="17.479cm" svg:viewBox="0 0 69 69" draw:points="0,0 69,0 69,69 0,69">
          <text:p/>
        </draw:polygon>
        <draw:polygon draw:style-name="gr7" draw:text-style-name="P7" draw:layer="layout" svg:width="0.301cm" svg:height="0.474cm" svg:x="11.459cm" svg:y="17.073cm" svg:viewBox="0 0 302 475" draw:points="0,475 0,0 64,0 64,420 302,420 302,475">
          <text:p/>
        </draw:polygon>
        <draw:path draw:style-name="gr7" draw:text-style-name="P7" draw:layer="layout" svg:width="0.06cm" svg:height="0.474cm" svg:x="11.827cm" svg:y="17.073cm" svg:viewBox="0 0 61 475" svg:d="M0 67v-67h61v67zM0 475v-344h61v344z">
          <text:p/>
        </draw:path>
        <draw:path draw:style-name="gr7" draw:text-style-name="P7" draw:layer="layout" svg:width="0.199cm" svg:height="0.483cm" svg:x="11.937cm" svg:y="17.064cm" svg:viewBox="0 0 200 484" svg:d="M52 484v-301h-52v-42h52v-38c0-21 0-43 5-51 8-18 16-31 29-39 17-9 34-13 64-13 12 0 34 0 50 4l-8 52c-8 0-21-4-34-4-17 0-30 4-38 13-4 8-8 21-8 42v34h67v42h-67v301z">
          <text:p/>
        </draw:path>
        <draw:path draw:style-name="gr7" draw:text-style-name="P7" draw:layer="layout" svg:width="0.317cm" svg:height="0.36cm" svg:x="12.141cm" svg:y="17.195cm" svg:viewBox="0 0 318 361" svg:d="M255 243l63 8c-12 34-29 64-55 80-25 22-59 30-97 30-51 0-93-13-124-46-30-30-42-72-42-133 0-59 12-101 42-135 31-30 73-47 120-47 46 0 84 17 114 47 30 29 42 76 42 131 0 4 0 9 0 17h-259c4 39 14 69 35 90 17 17 42 30 72 30 21 0 38-5 55-17 13-13 25-30 34-55zM63 148h192c0-29-9-50-21-67-17-21-43-34-72-34-26 0-51 8-68 29-17 17-31 43-31 72z">
          <text:p/>
        </draw:path>
        <draw:path draw:style-name="gr7" draw:text-style-name="P7" draw:layer="layout" svg:width="0.326cm" svg:height="0.36cm" svg:x="12.691cm" svg:y="17.195cm" svg:viewBox="0 0 327 361" svg:d="M0 182c0-67 21-114 55-144 30-25 68-38 111-38 47 0 85 17 114 47 30 29 47 72 47 127 0 47-8 81-21 107-13 25-34 46-59 59-26 17-51 21-81 21-52 0-90-13-119-46-30-30-47-77-47-133zM64 182c0 44 8 78 25 99 21 21 46 34 77 34 30 0 51-13 72-34 17-21 30-55 30-103 0-42-13-76-30-97-21-21-42-34-72-34-31 0-56 13-77 34-17 21-25 55-25 101z">
          <text:p/>
        </draw:path>
        <draw:path draw:style-name="gr7" draw:text-style-name="P7" draw:layer="layout" svg:width="0.203cm" svg:height="0.483cm" svg:x="13.047cm" svg:y="17.064cm" svg:viewBox="0 0 204 484" svg:d="M51 484v-301h-51v-42h51v-38c0-21 5-43 9-51 4-18 13-31 30-39 12-9 33-13 59-13 17 0 34 0 55 4l-9 52c-12 0-25-4-33-4-22 0-34 4-39 13-8 8-12 21-12 42v34h67v42h-67v301z">
          <text:p/>
        </draw:path>
        <draw:path draw:style-name="gr7" draw:text-style-name="P7" draw:layer="layout" svg:width="0.365cm" svg:height="0.474cm" svg:x="13.461cm" svg:y="17.073cm" svg:viewBox="0 0 366 475" svg:d="M0 475v-475h183c30 0 56 0 72 4 22 4 43 8 60 21s29 25 38 47c8 21 13 42 13 63 0 42-13 76-39 107-25 25-72 42-140 42h-123v191zM64 224h123c43 0 73-9 90-21 17-17 25-38 25-64 0-21-4-38-17-51-8-16-21-25-38-29-13-4-30-4-60-4h-123z">
          <text:p/>
        </draw:path>
        <draw:path draw:style-name="gr7" draw:text-style-name="P7" draw:layer="layout" svg:width="0.19cm" svg:height="0.352cm" svg:x="13.898cm" svg:y="17.195cm" svg:viewBox="0 0 191 353" svg:d="M0 353v-344h55v51c13-26 26-43 39-47 8-8 21-13 34-13 21 0 42 5 63 17l-21 55c-17-8-30-12-42-12-13 0-26 4-34 12-13 9-21 17-26 30-5 21-9 46-9 72v179z">
          <text:p/>
        </draw:path>
        <draw:path draw:style-name="gr7" draw:text-style-name="P7" draw:layer="layout" svg:width="0.321cm" svg:height="0.36cm" svg:x="14.101cm" svg:y="17.195cm" svg:viewBox="0 0 322 361" svg:d="M0 182c0-67 17-114 51-144 29-25 67-38 110-38 47 0 85 17 119 47 30 29 42 72 42 127 0 47-4 81-16 107-17 25-34 46-60 59-25 17-55 21-85 21-47 0-89-13-119-46-30-30-42-77-42-133zM59 182c0 44 8 78 30 99 17 21 42 34 72 34s56-13 73-34c21-21 29-55 29-103 0-42-8-76-29-97-17-21-43-34-73-34s-55 13-72 34c-22 21-30 55-30 101z">
          <text:p/>
        </draw:path>
        <draw:path draw:style-name="gr7" draw:text-style-name="P7" draw:layer="layout" svg:width="0.131cm" svg:height="0.613cm" svg:x="14.418cm" svg:y="17.073cm" svg:viewBox="0 0 132 614" svg:d="M73 67v-67h59v67zM0 610l9-51c12 5 21 5 29 5 13 0 22-5 27-9 8-8 8-30 8-59v-365h59v365c0 42-4 72-16 89-13 21-39 29-69 29-17 0-34 0-47-4z">
          <text:p/>
        </draw:path>
        <draw:path draw:style-name="gr7" draw:text-style-name="P7" draw:layer="layout" svg:width="0.318cm" svg:height="0.36cm" svg:x="14.621cm" svg:y="17.195cm" svg:viewBox="0 0 319 361" svg:d="M255 243l64 8c-13 34-30 64-55 80-26 22-59 30-97 30-52 0-95-13-124-46-30-30-43-72-43-133 0-59 13-101 43-135 29-30 72-47 119-47s85 17 115 47c29 29 42 76 42 131 0 4 0 9 0 17h-259c4 39 12 69 34 90 16 17 43 30 73 30 21 0 38-5 55-17 12-13 25-30 33-55zM64 148h191c0-29-8-50-21-67-17-21-42-34-72-34-25 0-52 8-68 29-17 17-30 43-30 72z">
          <text:p/>
        </draw:path>
        <draw:path draw:style-name="gr7" draw:text-style-name="P7" draw:layer="layout" svg:width="0.301cm" svg:height="0.36cm" svg:x="14.994cm" svg:y="17.195cm" svg:viewBox="0 0 302 361" svg:d="M242 226l60 8c-9 42-26 72-51 93-26 26-55 34-93 34-48 0-86-13-116-46-29-30-42-77-42-133 0-38 4-72 17-97 13-30 30-51 55-64 25-12 55-21 86-21 38 0 67 9 93 30 21 17 38 42 42 80l-55 9c-4-26-17-42-30-55-12-9-29-17-50-17-31 0-52 13-73 34-17 21-26 55-26 97 0 48 9 82 26 103s42 34 73 34c21 0 42-9 55-22 17-12 25-38 29-67z">
          <text:p/>
        </draw:path>
        <draw:path draw:style-name="gr7" draw:text-style-name="P7" draw:layer="layout" svg:width="0.17cm" svg:height="0.47cm" svg:x="15.311cm" svg:y="17.081cm" svg:viewBox="0 0 171 471" svg:d="M162 416l9 51c-17 4-35 4-48 4-21 0-38 0-46-9-13-8-22-16-26-25-4-13-8-34-8-72v-199h-43v-42h43v-90l59-34v124h60v42h-60v203c0 17 0 30 4 34 0 4 5 9 9 13 4 0 12 4 21 4 4 0 13-4 26-4z">
          <text:p/>
        </draw:path>
        <draw:path draw:style-name="gr7" draw:text-style-name="P7" draw:layer="layout" svg:width="0.313cm" svg:height="0.487cm" svg:x="4.119cm" svg:y="18.685cm" svg:viewBox="0 0 314 488" svg:d="M93 222c-26-9-43-22-55-39-13-16-17-33-17-59 0-34 12-63 38-89 21-22 56-35 98-35s76 13 102 40c25 21 38 50 38 84 0 26-9 43-17 59-13 17-30 30-55 39 30 8 51 25 68 46s21 47 21 76c0 43-13 77-43 102-29 30-67 42-114 42-46 0-86-12-115-42-26-25-42-64-42-102 0-34 8-59 25-80 13-21 38-34 68-42zM80 124c0 21 8 38 21 55 14 13 35 21 56 21 26 0 42-8 55-21 17-17 26-34 26-55s-9-38-26-51c-13-17-34-25-55-25s-38 8-56 21c-13 17-21 34-21 55zM59 344c0 17 4 30 12 47 9 17 22 30 40 38 12 8 29 13 46 13 30 0 55-9 72-30 17-17 26-38 26-68 0-29-9-50-26-67-21-22-42-30-72-30-29 0-52 8-69 30-17 17-29 38-29 67z">
          <text:p/>
        </draw:path>
        <draw:polygon draw:style-name="gr7" draw:text-style-name="P7" draw:layer="layout" svg:width="0.067cm" svg:height="0.068cm" svg:x="4.521cm" svg:y="19.096cm" svg:viewBox="0 0 68 69" draw:points="0,0 68,0 68,69 0,69">
          <text:p/>
        </draw:polygon>
        <draw:path draw:style-name="gr7" draw:text-style-name="P7" draw:layer="layout" svg:width="0.424cm" svg:height="0.479cm" svg:x="11.463cm" svg:y="18.685cm" svg:viewBox="0 0 425 480" svg:d="M0 480v-480h213c42 0 76 5 97 17 22 9 38 22 55 43 13 21 17 46 17 72 0 34-8 63-29 85-26 26-60 38-102 47 13 8 26 17 38 25 17 17 34 38 51 64l85 127h-81l-63-98c-17-29-34-50-47-67-13-13-21-26-29-30-13-8-22-13-30-13-10-4-22-4-39-4h-72v212zM64 213h136c30 0 51 0 68-8 17-5 30-18 38-31 9-13 13-25 13-42 0-21-9-38-26-55-16-13-42-22-76-22h-153z">
          <text:p/>
        </draw:path>
        <draw:path draw:style-name="gr7" draw:text-style-name="P7" draw:layer="layout" svg:width="0.322cm" svg:height="0.36cm" svg:x="11.916cm" svg:y="18.812cm" svg:viewBox="0 0 323 361" svg:d="M260 243l59 8c-9 34-26 64-51 81-30 21-59 29-102 29-51 0-89-17-119-46-30-30-47-77-47-132 0-59 17-101 47-135 30-31 68-48 115-48s85 13 115 48c29 30 46 76 46 131 0 4 0 9-4 17h-255c0 38 13 68 29 89 22 17 44 30 73 30 22 0 43-9 55-17 17-13 30-30 39-55zM64 150h196c-5-30-9-51-22-68-21-21-42-34-72-34-29 0-51 8-68 25-21 22-30 43-34 77z">
          <text:p/>
        </draw:path>
        <draw:path draw:style-name="gr7" draw:text-style-name="P7" draw:layer="layout" svg:width="0.3cm" svg:height="0.487cm" svg:x="12.306cm" svg:y="18.812cm" svg:viewBox="0 0 301 488" svg:d="M0 488v-479h55v42c13-17 25-29 42-38 17-8 34-13 60-13 30 0 55 5 77 22 21 17 38 38 50 63 13 30 17 59 17 93s-4 68-17 93c-12 30-33 51-55 68-25 13-50 21-76 21-22 0-39-4-56-12-13-9-25-17-38-30v170zM55 182c0 43 8 77 25 98 21 21 43 34 69 34 25 0 47-13 68-34 17-21 25-55 25-102 0-46-8-76-25-101-21-22-43-30-68-30-26 0-48 8-65 34-21 21-29 55-29 101z">
          <text:p/>
        </draw:path>
        <draw:path draw:style-name="gr7" draw:text-style-name="P7" draw:layer="layout" svg:width="0.322cm" svg:height="0.36cm" svg:x="12.657cm" svg:y="18.812cm" svg:viewBox="0 0 323 361" svg:d="M0 179c0-63 17-110 52-139 30-27 68-40 110-40 47 0 85 13 114 48 34 30 47 72 47 127 0 47-4 80-21 106-13 25-30 46-55 59-26 13-55 21-85 21-47 0-89-17-119-46-30-30-43-76-43-136zM60 179c0 47 9 81 30 102 17 21 42 34 72 34s55-13 72-34c21-21 30-55 30-102 0-42-9-76-30-97s-42-34-72-34-55 13-72 34c-21 21-30 55-30 97z">
          <text:p/>
        </draw:path>
        <draw:path draw:style-name="gr7" draw:text-style-name="P7" draw:layer="layout" svg:width="0.186cm" svg:height="0.352cm" svg:x="13.047cm" svg:y="18.812cm" svg:viewBox="0 0 187 353" svg:d="M0 353v-344h55v51c13-26 26-43 35-51 12-4 25-9 38-9 21 0 42 5 59 17l-17 55c-17-8-30-12-42-12-13 0-26 4-38 12-9 9-17 17-22 30-5 21-9 47-9 68v183z">
          <text:p/>
        </draw:path>
        <draw:path draw:style-name="gr7" draw:text-style-name="P7" draw:layer="layout" svg:width="0.169cm" svg:height="0.47cm" svg:x="13.237cm" svg:y="18.698cm" svg:viewBox="0 0 170 471" svg:d="M162 416l8 51c-16 4-29 4-42 4-21 0-38 0-51-8-12-9-21-17-25-26-4-13-9-34-9-72v-200h-43v-42h43v-89l60-34v123h59v42h-59v204c0 17 0 30 4 34 0 5 4 9 8 9 5 4 13 4 22 4 4 0 12 0 25 0z">
          <text:p/>
        </draw:path>
        <draw:path draw:style-name="gr7" draw:text-style-name="P7" draw:layer="layout" svg:width="0.326cm" svg:height="0.36cm" svg:x="13.618cm" svg:y="18.812cm" svg:viewBox="0 0 327 361" svg:d="M0 179c0-63 17-110 55-139 30-27 64-40 106-40 52 0 90 13 120 48 29 30 46 72 46 127 0 47-8 80-21 106-13 25-34 46-59 59-26 13-51 21-86 21-47 0-85-17-114-46-30-30-47-76-47-136zM59 179c0 47 13 81 30 102 21 21 42 34 72 34s56-13 73-34c21-21 30-55 30-102 0-42-9-76-30-97-17-21-43-34-73-34s-51 13-72 34c-17 21-30 55-30 97z">
          <text:p/>
        </draw:path>
        <draw:path draw:style-name="gr7" draw:text-style-name="P7" draw:layer="layout" svg:width="0.199cm" svg:height="0.483cm" svg:x="13.974cm" svg:y="18.681cm" svg:viewBox="0 0 200 484" svg:d="M51 484v-302h-51v-42h51v-38c0-26 0-43 4-51 8-17 17-30 29-38 17-9 39-13 64-13 13 0 34 0 52 4l-9 51c-9 0-22-4-35-4-17 0-29 4-38 13-4 8-8 21-8 42v34h68v42h-68v302z">
          <text:p/>
        </draw:path>
        <draw:path draw:style-name="gr7" draw:text-style-name="P7" draw:layer="layout" svg:width="0.165cm" svg:height="0.47cm" svg:x="14.351cm" svg:y="18.698cm" svg:viewBox="0 0 166 471" svg:d="M157 416l9 51c-17 4-30 4-43 4-21 0-39 0-52-8-12-9-16-17-25-26-4-13-4-34-4-72v-200h-42v-42h42v-89l56-34v123h59v42h-59v204c0 17 4 30 4 34 4 5 4 9 13 9 4 4 8 4 17 4 8 0 17 0 25 0z">
          <text:p/>
        </draw:path>
        <draw:path draw:style-name="gr7" draw:text-style-name="P7" draw:layer="layout" svg:width="0.28cm" svg:height="0.479cm" svg:x="14.566cm" svg:y="18.685cm" svg:viewBox="0 0 281 480" svg:d="M0 480v-480h60v174c26-34 60-47 102-47 26 0 47 5 68 13 17 13 34 26 38 42 9 18 13 44 13 78v220h-55v-220c0-26-9-47-21-65-13-13-30-17-55-17-17 0-34 4-47 13-17 9-26 22-35 35-8 17-8 38-8 68v186z">
          <text:p/>
        </draw:path>
        <draw:path draw:style-name="gr7" draw:text-style-name="P7" draw:layer="layout" svg:width="0.317cm" svg:height="0.36cm" svg:x="14.918cm" svg:y="18.812cm" svg:viewBox="0 0 318 361" svg:d="M255 243l63 8c-12 34-29 64-55 81-25 21-59 29-97 29-52 0-94-17-124-46-30-30-42-77-42-132 0-59 12-101 42-135 30-31 72-48 120-48 46 0 84 13 114 48 30 30 42 76 42 131 0 4 0 9 0 17h-259c4 38 13 68 34 89 17 17 42 30 73 30 21 0 38-9 55-17 13-13 25-30 34-55zM63 150h192c0-30-9-51-21-68-17-21-43-34-72-34-27 0-52 8-69 25-17 22-30 43-30 77z">
          <text:p/>
        </draw:path>
        <draw:path draw:style-name="gr7" draw:text-style-name="P7" draw:layer="layout" svg:width="0.297cm" svg:height="0.487cm" svg:x="15.493cm" svg:y="18.812cm" svg:viewBox="0 0 298 488" svg:d="M0 488v-479h52v42c13-17 26-29 43-38 17-8 33-13 59-13 30 0 55 5 76 22 25 17 42 38 51 63 13 30 17 59 17 93s-4 68-17 93c-13 30-30 51-55 68-26 13-51 21-76 21-22 0-38-4-55-12-13-9-26-17-38-30v170zM52 182c0 43 9 77 26 98 21 21 42 34 67 34 26 0 47-13 68-34 17-21 26-55 26-102 0-46-9-76-26-101-17-22-42-30-68-30-21 0-46 8-63 34-21 21-30 55-30 101z">
          <text:p/>
        </draw:path>
        <draw:path draw:style-name="gr7" draw:text-style-name="P7" draw:layer="layout" svg:width="0.186cm" svg:height="0.352cm" svg:x="15.862cm" svg:y="18.812cm" svg:viewBox="0 0 187 353" svg:d="M0 353v-344h52v51c12-26 25-43 38-51 12-4 25-9 38-9 21 0 38 5 59 17l-21 55c-13-8-25-12-42-12-13 0-22 4-34 12-9 9-17 17-21 30-9 21-9 47-9 68v183z">
          <text:p/>
        </draw:path>
        <draw:path draw:style-name="gr7" draw:text-style-name="P7" draw:layer="layout" svg:width="0.326cm" svg:height="0.36cm" svg:x="16.061cm" svg:y="18.812cm" svg:viewBox="0 0 327 361" svg:d="M0 179c0-63 17-110 56-139 29-27 63-40 110-40 46 0 85 13 114 48 30 30 47 72 47 127 0 47-9 80-21 106-13 25-34 46-60 59-25 13-51 21-80 21-51 0-89-17-119-46-30-30-47-76-47-136zM64 179c0 47 9 81 26 102 21 21 46 34 76 34 25 0 51-13 72-34 17-21 29-55 29-102 0-42-12-76-29-97-21-21-47-34-72-34-30 0-55 13-76 34-17 21-26 55-26 97z">
          <text:p/>
        </draw:path>
        <draw:path draw:style-name="gr7" draw:text-style-name="P7" draw:layer="layout" svg:width="0.136cm" svg:height="0.619cm" svg:x="16.378cm" svg:y="18.685cm" svg:viewBox="0 0 137 620" svg:d="M77 72v-72h60v72zM0 615l13-51c14 5 22 5 26 5 13 0 22-5 30-13 4-4 8-25 8-59v-361h60v365c0 42-9 72-17 89-17 21-38 30-72 30-17 0-31 0-48-5z">
          <text:p/>
        </draw:path>
        <draw:path draw:style-name="gr7" draw:text-style-name="P7" draw:layer="layout" svg:width="0.322cm" svg:height="0.36cm" svg:x="16.581cm" svg:y="18.812cm" svg:viewBox="0 0 323 361" svg:d="M259 243l60 8c-9 34-25 64-52 81-29 21-59 29-101 29-51 0-89-17-119-46-30-30-47-77-47-132 0-59 17-101 47-135 30-31 68-48 114-48 47 0 85 13 116 48 29 30 46 76 46 131 0 4 0 9-4 17h-255c0 38 13 68 30 89 21 17 42 30 72 30 21 0 42-9 55-17 17-13 29-30 38-55zM64 150h195c-5-30-9-51-21-68-22-21-43-34-72-34-30 0-51 8-68 25-21 22-30 43-34 77z">
          <text:p/>
        </draw:path>
        <draw:path draw:style-name="gr7" draw:text-style-name="P7" draw:layer="layout" svg:width="0.301cm" svg:height="0.36cm" svg:x="16.954cm" svg:y="18.812cm" svg:viewBox="0 0 302 361" svg:d="M246 226l56 8c-5 38-23 72-48 93-25 22-59 34-97 34-47 0-85-17-115-46-25-30-42-76-42-132 0-38 8-71 21-97 9-30 30-52 55-64 26-17 51-22 81-22 38 0 67 9 93 26 25 22 38 47 47 86l-60 8c-4-25-13-42-25-55-17-13-34-17-51-17-30 0-55 13-72 34s-30 51-30 97c0 47 9 81 30 102 17 21 38 34 68 34 25 0 42-9 59-21 13-17 25-39 30-68z">
          <text:p/>
        </draw:path>
        <draw:path draw:style-name="gr7" draw:text-style-name="P7" draw:layer="layout" svg:width="0.169cm" svg:height="0.47cm" svg:x="17.272cm" svg:y="18.698cm" svg:viewBox="0 0 170 471" svg:d="M161 416l9 51c-17 4-30 4-42 4-22 0-39 0-51-8-13-9-21-17-27-26-4-13-4-34-4-72v-200h-46v-42h46v-89l56-34v123h59v42h-59v204c0 17 4 30 4 34 5 5 5 9 9 9 8 4 13 4 21 4s17 0 25 0z">
          <text:p/>
        </draw:path>
        <draw:path draw:style-name="gr7" draw:text-style-name="P7" draw:layer="layout" svg:width="0.313cm" svg:height="0.486cm" svg:x="4.119cm" svg:y="20.303cm" svg:viewBox="0 0 314 487" svg:d="M8 369l59-4c5 25 13 46 26 55 12 12 30 21 51 21 22 0 34-4 51-13 13-8 21-21 30-34 8-12 17-34 25-56 5-25 9-46 9-72 0-4 0-8 0-12-13 17-30 33-51 46-21 9-42 17-64 17-43 0-77-17-102-42-26-30-42-68-42-115 0-46 16-88 42-118 30-30 69-42 111-42 30 0 59 8 85 25 25 17 46 38 59 72 13 30 17 76 17 131 0 64-4 110-17 149-13 34-34 64-59 81-26 21-60 29-94 29-39 0-68-8-94-29-21-21-34-51-42-89zM250 156c0-34-8-59-25-80-21-17-42-30-68-30-25 0-46 13-69 34-16 21-25 47-25 80 0 34 9 55 25 77 17 17 44 29 69 29 26 0 51-12 68-29 17-22 25-47 25-81z">
          <text:p/>
        </draw:path>
        <draw:polygon draw:style-name="gr7" draw:text-style-name="P7" draw:layer="layout" svg:width="0.067cm" svg:height="0.068cm" svg:x="4.521cm" svg:y="20.713cm" svg:viewBox="0 0 68 69" draw:points="0,0 68,0 68,69 0,69">
          <text:p/>
        </draw:polygon>
        <draw:path draw:style-name="gr7" draw:text-style-name="P7" draw:layer="layout" svg:width="0.381cm" svg:height="0.495cm" svg:x="11.256cm" svg:y="20.294cm" svg:viewBox="0 0 382 496" svg:d="M0 336l59-5c4 21 9 43 21 55 9 17 26 30 47 38 21 9 47 17 76 17 21 0 42-4 64-12 17-9 29-17 38-30 8-13 17-25 17-42 0-13-5-26-17-38-9-9-21-22-43-26-12-8-38-13-84-25-43-9-72-22-93-31-22-13-38-25-51-42-9-21-17-38-17-64 0-21 8-46 21-63 17-21 34-38 59-51 30-8 60-17 89-17 34 0 68 9 93 17 30 13 51 30 64 51 13 25 21 46 26 76l-64 4c-4-29-13-51-34-67-17-17-47-22-81-22-38 0-67 5-84 22-17 12-26 29-26 46 0 21 5 34 17 42 13 13 47 26 98 39 50 8 84 21 106 29 25 14 46 31 59 48 13 21 22 42 22 67 0 26-9 51-22 72-17 22-38 43-64 55-25 9-59 17-93 17-42 0-76-4-106-17-29-12-55-33-72-59-17-25-25-55-25-84z">
          <text:p/>
        </draw:path>
        <draw:path draw:style-name="gr7" draw:text-style-name="P7" draw:layer="layout" svg:width="0.326cm" svg:height="0.359cm" svg:x="11.692cm" svg:y="20.43cm" svg:viewBox="0 0 327 360" svg:d="M0 177c0-63 17-110 55-139 30-26 64-38 110-38 48 0 86 12 115 46 30 30 47 72 47 127 0 48-9 82-21 107-13 25-34 47-59 59-26 13-51 21-82 21-51 0-89-17-118-46-30-30-47-76-47-137zM63 177c0 48 9 78 26 103 21 21 46 34 76 34 26 0 52-13 73-34 17-25 30-55 30-103 0-42-13-76-30-97-21-21-47-34-73-34-30 0-55 13-76 34-17 21-26 55-26 97z">
          <text:p/>
        </draw:path>
        <draw:path draw:style-name="gr7" draw:text-style-name="P7" draw:layer="layout" svg:width="0.203cm" svg:height="0.487cm" svg:x="12.048cm" svg:y="20.294cm" svg:viewBox="0 0 204 488" svg:d="M51 488v-302h-51v-46h51v-34c0-25 5-42 9-55s13-25 29-34c13-8 34-17 60-17 17 0 34 4 55 9l-9 50c-12-4-25-4-38-4-17 0-29 4-34 13-8 8-12 21-12 42v30h67v46h-67v302z">
          <text:p/>
        </draw:path>
        <draw:path draw:style-name="gr7" draw:text-style-name="P7" draw:layer="layout" svg:width="0.169cm" svg:height="0.47cm" svg:x="12.238cm" svg:y="20.315cm" svg:viewBox="0 0 170 471" svg:d="M162 416l8 51c-17 4-33 4-46 4-21 0-38-4-47-8-12-9-21-17-25-30-4-8-9-34-9-68v-199h-43v-46h43v-86l60-34v120h59v46h-59v204c0 17 0 25 4 33 0 5 4 9 8 9 5 4 13 4 22 4 4 0 12 0 25 0z">
          <text:p/>
        </draw:path>
        <draw:path draw:style-name="gr7" draw:text-style-name="P7" draw:layer="layout" svg:width="0.474cm" svg:height="0.347cm" svg:x="12.412cm" svg:y="20.434cm" svg:viewBox="0 0 475 348" svg:d="M105 348l-105-348h63l55 203 21 73c0-4 5-25 18-73l55-203h60l50 203 17 65 21-65 60-203h55l-106 348h-59l-55-208-17-60-68 268z">
          <text:p/>
        </draw:path>
        <draw:path draw:style-name="gr7" draw:text-style-name="P7" draw:layer="layout" svg:width="0.322cm" svg:height="0.359cm" svg:x="12.915cm" svg:y="20.43cm" svg:viewBox="0 0 323 360" svg:d="M247 310c-21 17-42 29-59 38-21 8-43 12-68 12-39 0-69-8-86-29-21-17-34-43-34-68 0-17 5-34 13-47 9-17 17-26 30-34 12-9 29-17 42-22 14-4 31-4 52-8 51-4 85-13 106-21 0-9 0-13 0-13 0-25-5-42-17-51-13-12-34-21-64-21-29 0-51 4-63 13-14 13-22 29-31 55l-55-9c4-25 13-46 26-59 12-17 29-29 51-38 21-4 51-8 81-8 29 0 51 0 72 8 17 9 29 17 38 25 8 13 17 26 17 43 4 8 4 25 4 51v80c0 56 0 90 4 103 4 17 9 29 17 42h-63c-5-13-9-25-13-42zM243 177c-21 9-51 17-93 22-26 4-43 8-51 12-14 5-22 14-27 22-4 9-8 17-8 26 0 17 8 29 17 38 14 13 30 17 56 17 21 0 42-4 59-13 17-13 30-25 38-42 4-13 9-34 9-60z">
          <text:p/>
        </draw:path>
        <draw:path draw:style-name="gr7" draw:text-style-name="P7" draw:layer="layout" svg:width="0.19cm" svg:height="0.351cm" svg:x="13.305cm" svg:y="20.43cm" svg:viewBox="0 0 191 352" svg:d="M0 352v-348h55v55c13-26 25-42 39-51 8-8 21-8 34-8 21 0 42 4 63 17l-21 55c-12-9-29-13-42-13s-26 4-34 13c-14 4-18 16-26 29-5 22-9 44-9 69v182z">
          <text:p/>
        </draw:path>
        <draw:path draw:style-name="gr7" draw:text-style-name="P7" draw:layer="layout" svg:width="0.322cm" svg:height="0.359cm" svg:x="13.508cm" svg:y="20.43cm" svg:viewBox="0 0 323 360" svg:d="M259 242l60 8c-9 34-26 60-51 81-26 21-59 29-102 29-52 0-90-17-119-46-30-30-47-76-47-132 0-60 17-102 47-136 29-34 67-46 119-46 43 0 81 12 110 46 30 30 47 76 47 131 0 5 0 9 0 17h-259c0 39 12 69 29 86 21 21 48 34 73 34 21 0 43-9 55-17 17-13 30-30 38-55zM64 144h195c-4-26-8-51-21-64-21-21-42-34-72-34-29 0-52 9-69 26-21 21-29 42-33 72z">
          <text:p/>
        </draw:path>
        <draw:path draw:style-name="gr7" draw:text-style-name="P7" draw:layer="layout" svg:width="0.419cm" svg:height="0.478cm" svg:x="14.092cm" svg:y="20.303cm" svg:viewBox="0 0 420 479" svg:d="M0 479v-479h212c42 0 76 4 97 13s38 26 56 47c13 21 17 46 17 72 0 34-8 63-35 84-21 26-55 39-97 47 13 9 25 17 38 21 17 17 34 38 51 64l81 131h-77l-63-97c-21-30-34-51-47-68-13-13-21-26-34-30-8-8-17-12-25-12-9-5-21-5-38-5h-72v212zM64 212h135c30 0 51-4 68-8s30-17 38-30c9-13 13-25 13-42 0-21-9-43-26-55-17-13-42-21-76-21h-152z">
          <text:p/>
        </draw:path>
        <draw:path draw:style-name="gr7" draw:text-style-name="P7" draw:layer="layout" svg:width="0.322cm" svg:height="0.359cm" svg:x="14.545cm" svg:y="20.43cm" svg:viewBox="0 0 323 360" svg:d="M259 242l60 8c-9 34-26 60-51 81-30 21-59 29-102 29-50 0-89-17-119-46-30-30-47-76-47-132 0-60 17-102 47-136s69-46 115-46c47 0 85 12 114 46 30 30 47 76 47 131 0 5 0 9-4 17h-254c0 39 12 69 29 86 22 21 43 34 72 34 22 0 43-9 55-17 17-13 30-30 38-55zM65 144h194c-4-26-8-51-21-64-21-21-42-34-72-34-29 0-50 9-67 26-22 21-30 42-34 72z">
          <text:p/>
        </draw:path>
        <draw:path draw:style-name="gr7" draw:text-style-name="P7" draw:layer="layout" svg:width="0.3cm" svg:height="0.482cm" svg:x="14.914cm" svg:y="20.43cm" svg:viewBox="0 0 301 483" svg:d="M242 483v-169c-10 13-22 25-39 34-17 8-34 12-51 12-42 0-76-17-106-50-30-30-46-77-46-136 0-34 8-63 21-93 12-25 29-48 50-60 26-17 47-21 77-21 42 0 76 17 102 50v-46h51v479zM63 178c0 47 8 77 25 102 22 21 43 34 68 34 26 0 47-13 64-34 22-21 30-55 30-97 0-47-8-81-30-102-17-25-43-39-68-39s-47 14-64 35-25 55-25 101z">
          <text:p/>
        </draw:path>
        <draw:path draw:style-name="gr7" draw:text-style-name="P7" draw:layer="layout" svg:width="0.284cm" svg:height="0.355cm" svg:x="15.303cm" svg:y="20.434cm" svg:viewBox="0 0 285 356" svg:d="M230 348v-52c-26 39-64 60-111 60-17 0-39-4-56-12-16-9-29-18-38-31-8-13-17-25-21-42 0-13-4-30-4-55v-216h59v195c0 29 4 50 4 59 5 17 13 29 26 38 13 8 25 13 43 13 17 0 34-5 51-13 13-9 25-21 34-38 4-17 8-38 8-68v-186h60v348z">
          <text:p/>
        </draw:path>
        <draw:path draw:style-name="gr7" draw:text-style-name="P7" draw:layer="layout" svg:width="0.059cm" svg:height="0.478cm" svg:x="15.676cm" svg:y="20.303cm" svg:viewBox="0 0 60 479" svg:d="M0 68v-68h60v68zM0 479v-347h60v347z">
          <text:p/>
        </draw:path>
        <draw:path draw:style-name="gr7" draw:text-style-name="P7" draw:layer="layout" svg:width="0.186cm" svg:height="0.351cm" svg:x="15.824cm" svg:y="20.43cm" svg:viewBox="0 0 187 352" svg:d="M0 352v-348h55v55c12-26 26-42 35-51 12-8 25-8 38-8 21 0 42 4 59 17l-17 55c-17-9-30-13-42-13-13 0-26 4-38 13-9 4-18 16-23 29-4 22-8 44-8 69v182z">
          <text:p/>
        </draw:path>
        <draw:path draw:style-name="gr7" draw:text-style-name="P7" draw:layer="layout" svg:width="0.317cm" svg:height="0.359cm" svg:x="16.027cm" svg:y="20.43cm" svg:viewBox="0 0 318 360" svg:d="M258 242l60 8c-8 34-30 60-56 81-25 21-59 29-97 29-51 0-89-17-119-46-29-30-46-76-46-132 0-60 17-102 46-136 30-34 68-46 115-46 46 0 84 12 114 46 31 30 43 76 43 131 0 5 0 9 0 17h-259c4 39 13 69 34 86 21 21 42 34 72 34 21 0 38-9 55-17 17-13 25-30 38-55zM63 144h195c-4-26-13-51-21-64-21-21-47-34-76-34-26 0-47 9-68 26-17 21-25 42-30 72z">
          <text:p/>
        </draw:path>
        <draw:path draw:style-name="gr7" draw:text-style-name="P7" draw:layer="layout" svg:width="0.47cm" svg:height="0.351cm" svg:x="16.416cm" svg:y="20.43cm" svg:viewBox="0 0 471 352" svg:d="M0 352v-348h55v51c9-17 22-30 43-43 17-8 38-12 59-12 25 0 47 4 63 12 18 13 31 26 35 47 30-42 64-59 110-59 34 0 60 8 77 25 21 21 29 51 29 90v237h-59v-216c0-25 0-43-4-52-4-12-13-21-21-25-13-9-22-9-39-9-21 0-42 5-59 22-17 16-21 43-21 81v199h-60v-224c0-27-4-48-17-61-9-12-26-17-47-17-17 0-29 5-46 13-13 9-21 21-30 38-4 18-8 39-8 73v178z">
          <text:p/>
        </draw:path>
        <draw:path draw:style-name="gr7" draw:text-style-name="P7" draw:layer="layout" svg:width="0.318cm" svg:height="0.359cm" svg:x="16.954cm" svg:y="20.43cm" svg:viewBox="0 0 319 360" svg:d="M255 242l64 8c-13 34-30 60-56 81-25 21-59 29-97 29-51 0-93-17-123-46-29-30-43-76-43-132 0-60 14-102 43-136 30-34 72-46 119-46 46 0 85 12 114 46 30 30 43 76 43 131 0 5 0 9 0 17h-259c5 39 13 69 34 86 17 21 42 34 72 34 21 0 38-9 55-17 13-13 26-30 34-55zM65 144h190c0-26-8-51-21-64-17-21-42-34-72-34-26 0-51 9-68 26-17 21-29 42-29 72z">
          <text:p/>
        </draw:path>
        <draw:path draw:style-name="gr7" draw:text-style-name="P7" draw:layer="layout" svg:width="0.28cm" svg:height="0.351cm" svg:x="17.343cm" svg:y="20.43cm" svg:viewBox="0 0 281 352" svg:d="M0 352v-348h51v51c26-38 65-55 111-55 22 0 43 0 60 8 17 9 29 17 38 30 8 12 17 25 17 42 4 13 4 31 4 60v212h-59v-212c0-21 0-39-5-52-4-12-12-21-25-29-13-9-25-9-42-9-26 0-47 5-65 22-17 16-25 47-25 89v191z">
          <text:p/>
        </draw:path>
        <draw:path draw:style-name="gr7" draw:text-style-name="P7" draw:layer="layout" svg:width="0.165cm" svg:height="0.47cm" svg:x="17.682cm" svg:y="20.315cm" svg:viewBox="0 0 166 471" svg:d="M158 416l8 51c-12 4-29 4-42 4-21 0-38-4-51-8-8-9-18-17-26-30-5-8-5-34-5-68v-199h-42v-46h42v-86l61-34v120h55v46h-55v204c0 17 0 25 0 33 4 5 8 9 12 9 5 4 9 4 17 4 9 0 17 0 26 0z">
          <text:p/>
        </draw:path>
        <draw:path draw:style-name="gr7" draw:text-style-name="P7" draw:layer="layout" svg:width="0.288cm" svg:height="0.359cm" svg:x="17.873cm" svg:y="20.43cm" svg:viewBox="0 0 289 360" svg:d="M0 250l59-8c4 21 14 38 31 51 12 12 33 21 59 21 29 0 46-9 59-17 13-13 21-26 21-38 0-17-4-26-17-34-8-4-29-14-59-22-42-9-72-17-90-26-17-8-29-21-38-34-8-12-13-29-13-46s5-30 9-42c8-13 17-26 29-34 9-5 23-13 40-17 16-4 33-4 50-4 26 0 51 0 72 8s34 21 43 34c12 13 17 30 21 51l-55 8c-4-17-13-29-26-42-12-9-29-13-50-13-30 0-47 4-60 13-8 8-17 21-17 29 0 9 5 17 9 22 4 8 13 12 21 17 8 4 25 8 51 16 42 9 72 17 89 26 17 8 29 17 38 30 8 12 13 30 13 51s-5 38-17 55c-9 17-26 30-47 43-21 8-47 12-76 12-43 0-76-8-103-29-21-17-38-47-46-81z">
          <text:p/>
        </draw:path>
        <draw:polygon draw:style-name="gr8" draw:text-style-name="P2" draw:layer="layout" svg:width="35.535cm" svg:height="19.99cm" svg:x="0.016cm" svg:y="0.804cm" svg:viewBox="0 0 35536 19991" draw:points="0,0 35536,0 35536,19991 0,19991">
          <text:p/>
        </draw:polygon>
      </draw:page>
      <draw:page draw:name="page6" draw:style-name="dp1" draw:master-page-name="master-page3">
        <draw:polygon draw:style-name="gr1" draw:text-style-name="P1" draw:layer="layout" svg:width="35.543cm" svg:height="19.998cm" svg:x="0.012cm" svg:y="0.8cm" svg:viewBox="0 0 35544 19999" draw:points="0,0 35544,0 35544,19999 0,19999">
          <text:p/>
        </draw:polygon>
        <draw:polygon draw:style-name="gr19" draw:text-style-name="P14" draw:layer="layout" svg:width="0.397cm" svg:height="1.168cm" svg:x="9.961cm" svg:y="2.667cm" svg:viewBox="0 0 398 1169" draw:points="0,1169 242,0 398,0 156,1169">
          <text:p/>
        </draw:polygon>
        <draw:path draw:style-name="gr19" draw:text-style-name="P14" draw:layer="layout" svg:width="0.809cm" svg:height="0.864cm" svg:x="10.371cm" svg:y="2.971cm" svg:viewBox="0 0 810 865" svg:d="M0 865l178-848h131l-34 149c60-59 110-101 161-128 51-25 103-38 154-38 67 0 122 17 160 56 39 38 60 85 60 149 0 29-9 80-21 148l-110 512h-145l115-538c13-51 17-89 17-114s-9-51-30-68c-17-17-46-25-85-25-72 0-140 25-195 80-59 51-102 144-127 271l-85 394z">
          <text:p/>
        </draw:path>
        <draw:path draw:style-name="gr19" draw:text-style-name="P14" draw:layer="layout" svg:width="0.432cm" svg:height="1.169cm" svg:x="11.315cm" svg:y="2.683cm" svg:viewBox="0 0 433 1170" svg:d="M302 1034l-26 119c-33 8-67 17-101 17-55 0-103-17-137-43-25-21-38-50-38-88 0-17 4-60 21-127l103-491h-115l25-115h111l47-208 165-98-64 306h140l-25 115h-140l-97 465c-13 59-17 93-17 106 0 17 4 30 12 42 9 9 26 13 47 13 34 0 63-4 89-13z">
          <text:p/>
        </draw:path>
        <draw:path draw:style-name="gr19" draw:text-style-name="P14" draw:layer="layout" svg:width="0.631cm" svg:height="0.864cm" svg:x="11.73cm" svg:y="2.971cm" svg:viewBox="0 0 632 865" svg:d="M0 865l174-848h131l-38 175c42-64 84-114 127-145 42-30 84-47 131-47 25 0 64 9 107 30l-59 136c-27-17-56-29-86-29-51 0-102 29-153 84-55 60-97 157-127 305l-71 339z">
          <text:p/>
        </draw:path>
        <draw:path draw:style-name="gr19" draw:text-style-name="P14" draw:layer="layout" svg:width="0.8cm" svg:height="0.885cm" svg:x="12.297cm" svg:y="2.971cm" svg:viewBox="0 0 801 886" svg:d="M0 543c0-165 47-300 145-410 81-90 187-133 318-133 101 0 182 30 245 93 64 65 93 154 93 260 0 97-17 190-59 271-38 84-93 148-165 194-76 43-148 68-229 68-67 0-127-17-182-42-55-30-94-68-123-123-30-51-43-110-43-178zM145 530c0 81 17 140 55 183 38 38 89 59 148 59 30 0 60-4 94-17 29-13 55-34 80-59 30-26 51-51 68-85s34-68 46-106c13-55 21-102 21-152 0-77-16-136-55-178-38-42-88-65-148-65-42 0-84 14-122 35-34 21-68 51-98 93-34 43-55 89-68 144-12 55-21 106-21 148z">
          <text:p/>
        </draw:path>
        <draw:path draw:style-name="gr19" draw:text-style-name="P14" draw:layer="layout" svg:width="0.889cm" svg:height="1.189cm" svg:x="13.208cm" svg:y="2.667cm" svg:viewBox="0 0 890 1190" svg:d="M537 1046c-80 93-165 144-258 144-76 0-144-30-199-89-51-59-80-148-80-258 0-102 21-199 63-284 42-84 97-148 161-190 63-43 127-65 190-65 102 0 183 52 238 154l94-458h144l-242 1169h-136zM143 813c0 60 5 106 17 140 13 34 34 64 60 85 29 25 63 34 101 34 68 0 127-34 178-102 72-89 107-199 107-334 0-68-17-119-52-157-34-38-80-55-131-55-34 0-68 8-98 21-25 17-55 42-84 80-26 34-51 85-68 140-21 55-30 106-30 148z">
          <text:p/>
        </draw:path>
        <draw:path draw:style-name="gr19" draw:text-style-name="P14" draw:layer="layout" svg:width="0.809cm" svg:height="0.868cm" svg:x="14.13cm" svg:y="2.988cm" svg:viewBox="0 0 810 869" svg:d="M531 695c-102 115-208 174-314 174-63 0-114-21-156-59-38-34-61-81-61-136 0-34 9-97 27-182l101-492h144l-110 543c-12 47-17 81-17 106 0 30 9 55 30 72 21 21 47 30 85 30 42 0 80-9 118-30s72-47 102-81c25-33 51-72 67-118 13-30 26-81 39-152l80-370h144l-178 848h-135z">
          <text:p/>
        </draw:path>
        <draw:path draw:style-name="gr19" draw:text-style-name="P14" draw:layer="layout" svg:width="0.74cm" svg:height="0.885cm" svg:x="15.024cm" svg:y="2.971cm" svg:viewBox="0 0 741 886" svg:d="M547 556l144 17c-34 106-85 182-153 233-68 55-144 80-228 80-89 0-166-30-226-89-55-59-84-144-84-250 0-93 21-186 55-275 38-89 89-157 157-204s148-68 237-68 161 26 216 76c51 52 76 120 76 205l-139 8c0-51-17-93-47-123-29-33-72-47-123-47-55 0-105 18-148 56-42 34-76 93-101 165-22 76-34 148-34 216 0 72 12 127 46 165 30 34 72 51 119 51 46 0 89-17 131-51 47-38 76-89 102-165z">
          <text:p/>
        </draw:path>
        <draw:path draw:style-name="gr19" draw:text-style-name="P14" draw:layer="layout" svg:width="0.431cm" svg:height="1.169cm" svg:x="15.841cm" svg:y="2.683cm" svg:viewBox="0 0 432 1170" svg:d="M296 1034l-21 119c-34 8-68 17-102 17-59 0-101-17-135-43-26-21-38-50-38-88 0-17 4-60 21-127l101-491h-114l21-115h115l46-208 166-98-69 306h145l-25 115h-141l-97 465c-13 59-21 93-21 106 0 17 4 30 17 42 8 9 25 13 46 13 34 0 60-4 85-13z">
          <text:p/>
        </draw:path>
        <draw:path draw:style-name="gr19" draw:text-style-name="P14" draw:layer="layout" svg:width="0.39cm" svg:height="1.168cm" svg:x="16.247cm" svg:y="2.667cm" svg:viewBox="0 0 391 1169" svg:d="M212 165l34-165h145l-34 165zM0 1169l178-847h145l-179 847z">
          <text:p/>
        </draw:path>
        <draw:path draw:style-name="gr19" draw:text-style-name="P14" draw:layer="layout" svg:width="0.8cm" svg:height="0.885cm" svg:x="16.641cm" svg:y="2.971cm" svg:viewBox="0 0 801 886" svg:d="M0 543c0-165 51-300 148-410 80-90 182-133 313-133 103 0 187 30 247 93 63 65 93 154 93 260 0 97-17 190-55 271-43 84-98 148-170 194-72 43-149 68-229 68-68 0-127-17-182-42-51-30-93-68-123-123-25-51-42-110-42-178zM144 530c0 81 21 140 59 183 38 38 85 59 144 59 30 0 63-4 93-17s59-34 85-59c25-26 47-51 64-85 21-34 34-68 47-106 17-55 25-102 25-152 0-77-21-136-59-178s-86-65-145-65c-47 0-89 14-123 35-38 21-72 51-101 93-30 43-51 89-68 144-13 55-21 106-21 148z">
          <text:p/>
        </draw:path>
        <draw:path draw:style-name="gr19" draw:text-style-name="P14" draw:layer="layout" svg:width="0.809cm" svg:height="0.864cm" svg:x="17.521cm" svg:y="2.971cm" svg:viewBox="0 0 810 865" svg:d="M0 865l178-848h131l-34 149c60-59 110-101 161-128 51-25 98-38 153-38 67 0 123 17 162 56 38 38 59 85 59 149 0 29-9 80-21 148l-110 512h-145l114-538c8-51 18-89 18-114s-14-51-31-68c-21-17-46-25-84-25-72 0-140 25-199 80-55 51-98 144-127 271l-81 394z">
          <text:p/>
        </draw:path>
        <draw:path draw:style-name="gr19" draw:text-style-name="P14" draw:layer="layout" svg:width="0.8cm" svg:height="0.885cm" svg:x="18.906cm" svg:y="2.971cm" svg:viewBox="0 0 801 886" svg:d="M0 543c0-165 46-300 143-410 81-90 187-133 314-133 106 0 186 30 251 93 59 65 93 154 93 260 0 97-22 190-60 271-38 84-98 148-170 194-72 43-148 68-229 68-63 0-122-17-177-42-55-30-98-68-123-123-30-51-42-110-42-178zM143 530c0 81 17 140 56 183 38 38 88 59 148 59 29 0 59-4 89-17 29-13 59-34 84-59 26-26 51-51 68-85s34-68 42-106c17-55 26-102 26-152 0-77-17-136-60-178-38-42-84-65-143-65-43 0-85 14-123 35s-72 51-102 93c-29 43-51 89-63 144-17 55-22 106-22 148z">
          <text:p/>
        </draw:path>
        <draw:path draw:style-name="gr19" draw:text-style-name="P14" draw:layer="layout" svg:width="0.593cm" svg:height="1.185cm" svg:x="19.803cm" svg:y="2.65cm" svg:viewBox="0 0 594 1186" svg:d="M0 1186l153-732h-128l23-115h131l25-119c13-60 26-102 38-132 13-25 34-46 68-63 30-17 72-25 123-25 38 0 89 4 161 21l-30 127c-47-13-89-21-123-21-25 0-46 8-63 21-13 17-26 46-38 101l-17 90h161l-26 115h-161l-152 732z">
          <text:p/>
        </draw:path>
        <draw:path draw:style-name="gr19" draw:text-style-name="P14" draw:layer="layout" svg:width="1.067cm" svg:height="1.168cm" svg:x="20.705cm" svg:y="2.667cm" svg:viewBox="0 0 1068 1169" svg:d="M0 1169l242-1169h487c85 0 148 12 190 29 43 21 77 55 106 102 30 46 43 97 43 157 0 47-9 98-30 149-21 50-47 88-76 122-30 34-60 55-89 72-34 17-64 30-102 38-72 17-148 26-224 26h-292l-102 474zM280 564h258c102 0 174-13 220-34 47-21 85-51 115-98 25-42 38-89 38-139 0-38-4-69-21-95-13-25-34-42-64-55-25-8-76-16-152-16h-301z">
          <text:p/>
        </draw:path>
        <draw:path draw:style-name="gr19" draw:text-style-name="P14" draw:layer="layout" svg:width="0.63cm" svg:height="0.864cm" svg:x="21.772cm" svg:y="2.971cm" svg:viewBox="0 0 631 865" svg:d="M0 865l177-848h127l-34 175c43-64 85-114 127-145 43-30 85-47 127-47 30 0 64 9 107 30l-60 136c-21-17-51-29-80-29-51 0-102 29-157 84-51 60-93 157-123 305l-72 339z">
          <text:p/>
        </draw:path>
        <draw:path draw:style-name="gr19" draw:text-style-name="P14" draw:layer="layout" svg:width="0.8cm" svg:height="0.885cm" svg:x="22.343cm" svg:y="2.971cm" svg:viewBox="0 0 801 886" svg:d="M0 543c0-165 47-300 144-410 80-90 186-133 318-133 102 0 182 30 246 93 59 65 93 154 93 260 0 97-21 190-59 271-38 84-98 148-169 194-72 43-150 68-230 68-64 0-123-17-178-42-55-30-97-68-123-123-29-51-42-110-42-178zM144 530c0 81 17 140 55 183 38 38 89 59 148 59 30 0 59-4 89-17 31-13 60-34 86-59 25-26 51-51 67-85 17-34 34-68 43-106 17-55 25-102 25-152 0-77-17-136-55-178s-89-65-149-65c-42 0-85 14-123 35s-72 51-101 93c-30 43-51 89-64 144-17 55-21 106-21 148z">
          <text:p/>
        </draw:path>
        <draw:path draw:style-name="gr19" draw:text-style-name="P14" draw:layer="layout" svg:width="0.635cm" svg:height="1.507cm" svg:x="22.97cm" svg:y="2.667cm" svg:viewBox="0 0 636 1508" svg:d="M458 165l34-165h144l-39 165zM0 1486l25-122c34 8 63 12 89 12 30 0 55-8 72-29s39-77 60-170l178-856h144l-186 882c-22 110-47 186-77 224-42 55-98 81-170 81-34 0-80-9-135-22z">
          <text:p/>
        </draw:path>
        <draw:path draw:style-name="gr19" draw:text-style-name="P14" draw:layer="layout" svg:width="0.783cm" svg:height="0.885cm" svg:x="23.613cm" svg:y="2.971cm" svg:viewBox="0 0 784 886" svg:d="M594 577l139 17c-21 68-67 135-139 195-72 63-157 97-259 97-63 0-119-17-174-46-51-26-93-68-119-123-25-55-42-119-42-191 0-93 21-182 64-271 46-84 101-149 169-191 69-43 141-64 221-64 102 0 182 30 241 93 60 65 89 150 89 260 0 38-4 80-8 127h-628c0 17 0 29 0 42 0 80 17 140 55 182 34 42 82 64 132 64 51 0 98-17 149-51 46-30 84-76 110-140zM174 370h475c0-17 0-26 0-34 0-72-17-127-55-165-34-38-81-61-136-61-63 0-118 23-169 65-52 42-90 106-115 195z">
          <text:p/>
        </draw:path>
        <draw:path draw:style-name="gr19" draw:text-style-name="P14" draw:layer="layout" svg:width="0.741cm" svg:height="0.885cm" svg:x="24.527cm" svg:y="2.971cm" svg:viewBox="0 0 742 886" svg:d="M548 556l143 17c-38 106-88 182-152 233-68 55-144 80-229 80-94 0-166-30-225-89-55-59-85-144-85-250 0-93 17-186 55-275 34-89 89-157 157-204 69-47 145-68 234-68 93 0 165 26 216 76 55 52 80 120 80 205l-144 8c0-51-12-93-46-123-30-33-68-47-119-47-59 0-110 18-152 56-44 34-73 93-99 165-25 76-38 148-38 216 0 72 17 127 51 165 30 34 69 51 115 51 47 0 94-17 136-51 42-38 76-89 102-165z">
          <text:p/>
        </draw:path>
        <draw:path draw:style-name="gr19" draw:text-style-name="P14" draw:layer="layout" svg:width="0.432cm" svg:height="1.169cm" svg:x="25.34cm" svg:y="2.683cm" svg:viewBox="0 0 433 1170" svg:d="M301 1034l-26 119c-33 8-67 17-97 17-59 0-106-17-140-43-25-21-38-50-38-88 0-17 9-60 21-127l102-491h-114l25-115h114l43-208 166-98-65 306h141l-21 115h-145l-97 465c-13 59-17 93-17 106 0 17 4 30 12 42 13 9 30 13 51 13 30 0 59-4 85-13z">
          <text:p/>
        </draw:path>
        <draw:line draw:style-name="gr20" draw:text-style-name="P2" draw:layer="layout" svg:x1="9.867cm" svg:y1="4.097cm" svg:x2="25.7cm" svg:y2="4.097cm">
          <text:p/>
        </draw:line>
        <draw:polygon draw:style-name="gr7" draw:text-style-name="P7" draw:layer="layout" svg:width="0.425cm" svg:height="0.53cm" svg:x="0.634cm" svg:y="5.24cm" svg:viewBox="0 0 426 531" draw:points="175,531 175,64 0,64 0,0 426,0 426,64 247,64 247,531">
          <text:p/>
        </draw:polygon>
        <draw:path draw:style-name="gr7" draw:text-style-name="P7" draw:layer="layout" svg:width="0.313cm" svg:height="0.53cm" svg:x="1.117cm" svg:y="5.24cm" svg:viewBox="0 0 314 531" svg:d="M0 531v-531h68v191c29-34 68-55 114-55 30 0 51 8 72 17 21 12 39 29 48 46 8 22 12 51 12 89v243h-64v-243c0-34-9-59-21-72-13-17-34-21-60-21-21 0-38 4-55 13-17 13-29 25-38 42-4 17-8 42-8 73v208z">
          <text:p/>
        </draw:path>
        <draw:path draw:style-name="gr7" draw:text-style-name="P7" draw:layer="layout" svg:width="0.355cm" svg:height="0.402cm" svg:x="1.507cm" svg:y="5.376cm" svg:viewBox="0 0 356 403" svg:d="M288 272l68 8c-13 38-34 72-59 93-30 22-68 30-110 30-59 0-103-17-137-51s-50-80-50-144c0-67 16-114 50-152 34-35 78-56 133-56 50 0 93 21 122 56 34 34 51 85 51 148 0 4 0 9 0 17h-289c5 42 17 76 39 97 22 22 47 34 81 34 21 0 42-8 59-21s30-30 42-59zM72 166h216c-4-30-12-55-25-72-21-25-47-38-80-38-30 0-55 8-77 30-22 21-34 46-34 80z">
          <text:p/>
        </draw:path>
        <draw:path draw:style-name="gr7" draw:text-style-name="P7" draw:layer="layout" svg:width="0.19cm" svg:height="0.173cm" svg:x="2.125cm" svg:y="5.232cm" svg:viewBox="0 0 191 174" svg:d="M73 98v76h-73v-59c0-34 4-55 12-73 13-17 26-34 52-42l13 25c-13 5-22 13-31 27-4 8-8 25-8 46zM187 98v76h-72v-59c0-34 4-55 13-73 8-17 25-34 46-42l17 25c-13 5-25 13-29 27-5 8-9 25-9 46z">
          <text:p/>
        </draw:path>
        <draw:path draw:style-name="gr7" draw:text-style-name="P7" draw:layer="layout" svg:width="0.508cm" svg:height="0.55cm" svg:x="2.379cm" svg:y="5.232cm" svg:viewBox="0 0 509 551" svg:d="M0 279c0-89 25-156 72-207 46-47 105-72 182-72 50 0 93 8 131 34 43 21 73 55 94 97s30 89 30 144-9 102-34 144c-21 42-51 76-90 97-42 22-85 35-131 35-51 0-94-13-136-39-38-25-68-55-89-97-21-43-29-89-29-136zM72 284c0 63 17 114 50 148 34 38 81 55 132 55 50 0 97-17 131-55 35-38 52-89 52-157 0-42-9-80-23-114-16-34-38-59-63-76-30-17-59-26-97-26-51 0-94 17-127 51-38 34-55 93-55 174z">
          <text:p/>
        </draw:path>
        <draw:path draw:style-name="gr7" draw:text-style-name="P7" draw:layer="layout" svg:width="0.313cm" svg:height="0.394cm" svg:x="2.967cm" svg:y="5.376cm" svg:viewBox="0 0 314 395" svg:d="M0 395v-387h60v55c30-42 68-63 123-63 21 0 42 4 64 13 21 8 33 21 42 33 13 13 17 30 21 51 4 9 4 30 4 64v234h-63v-234c0-26-4-47-9-60-4-12-17-25-29-29-13-9-26-13-43-13-29 0-55 9-72 26-21 16-29 50-29 101v209z">
          <text:p/>
        </draw:path>
        <draw:polygon draw:style-name="gr7" draw:text-style-name="P7" draw:layer="layout" svg:width="0.067cm" svg:height="0.534cm" svg:x="3.378cm" svg:y="5.24cm" svg:viewBox="0 0 68 535" draw:points="0,0 68,0 68,535 0,535">
          <text:p/>
        </draw:polygon>
        <draw:path draw:style-name="gr7" draw:text-style-name="P7" draw:layer="layout" svg:width="0.068cm" svg:height="0.53cm" svg:x="3.543cm" svg:y="5.24cm" svg:viewBox="0 0 69 531" svg:d="M0 77v-77h69v77zM0 531v-387h69v387z">
          <text:p/>
        </draw:path>
        <draw:path draw:style-name="gr7" draw:text-style-name="P7" draw:layer="layout" svg:width="0.313cm" svg:height="0.394cm" svg:x="3.708cm" svg:y="5.376cm" svg:viewBox="0 0 314 395" svg:d="M0 395v-387h59v55c30-42 68-63 123-63 21 0 43 4 64 13 22 8 34 21 43 33 12 13 17 30 21 51 4 9 4 30 4 64v234h-63v-234c0-26-5-47-9-60-4-12-17-25-29-29-14-9-27-13-44-13-29 0-55 9-72 26-21 16-34 50-34 101v209z">
          <text:p/>
        </draw:path>
        <draw:path draw:style-name="gr7" draw:text-style-name="P7" draw:layer="layout" svg:width="0.356cm" svg:height="0.402cm" svg:x="4.097cm" svg:y="5.376cm" svg:viewBox="0 0 357 403" svg:d="M284 272l69 8c-9 38-31 72-61 93-25 22-63 30-110 30-55 0-101-17-131-51-34-34-51-80-51-144 0-67 17-114 51-152 34-35 76-56 127-56 55 0 98 21 127 56 34 34 52 85 52 148 0 4 0 9 0 17h-289c0 42 13 76 34 97 21 22 51 34 80 34 26 0 47-8 64-21s30-30 38-59zM72 166h216c-4-30-12-55-25-72-21-25-51-38-81-38-29 0-55 8-76 30-21 21-34 46-34 80z">
          <text:p/>
        </draw:path>
        <draw:path draw:style-name="gr7" draw:text-style-name="P7" draw:layer="layout" svg:width="0.487cm" svg:height="0.53cm" svg:x="4.69cm" svg:y="5.24cm" svg:viewBox="0 0 488 531" svg:d="M207 531l-207-531h76l140 387c8 29 17 59 25 89 9-30 17-60 30-89l145-387h72l-209 531z">
          <text:p/>
        </draw:path>
        <draw:path draw:style-name="gr7" draw:text-style-name="P7" draw:layer="layout" svg:width="0.356cm" svg:height="0.402cm" svg:x="5.164cm" svg:y="5.376cm" svg:viewBox="0 0 357 403" svg:d="M288 272l69 8c-13 38-35 72-60 93-30 22-68 30-111 30-59 0-101-17-135-51s-51-80-51-144c0-67 17-114 51-152 34-35 76-56 131-56 51 0 93 21 127 56 31 34 48 85 48 148 0 4 0 9 0 17h-289c4 42 17 76 38 97 21 22 47 34 80 34 22 0 43-8 60-21s29-30 42-59zM72 166h216c-4-30-13-55-25-72-22-25-47-38-81-38-29 0-55 8-76 30-21 21-30 46-34 80z">
          <text:p/>
        </draw:path>
        <draw:path draw:style-name="gr7" draw:text-style-name="P7" draw:layer="layout" svg:width="0.338cm" svg:height="0.55cm" svg:x="5.575cm" svg:y="5.376cm" svg:viewBox="0 0 339 551" svg:d="M13 428l64 9c0 21 8 34 21 42 17 13 38 21 68 21s51-8 68-21c17-12 29-29 33-51 5-12 5-39 5-81-30 30-64 47-106 47-55 0-93-17-123-55-30-39-43-85-43-140 0-34 5-68 18-102 12-29 34-55 59-72s55-25 89-25c46 0 85 21 114 55v-47h59v335c0 60-8 102-21 128-8 25-29 46-55 59-29 17-59 21-97 21-47 0-85-8-114-29-26-22-43-51-39-94zM64 195c0 50 13 88 34 110 17 25 42 38 72 38s55-13 76-38c21-22 30-60 30-106 0-47-9-85-30-106-21-25-46-38-76-38s-55 13-72 38c-21 21-34 55-34 102z">
          <text:p/>
        </draw:path>
        <draw:path draw:style-name="gr7" draw:text-style-name="P7" draw:layer="layout" svg:width="0.356cm" svg:height="0.402cm" svg:x="5.985cm" svg:y="5.376cm" svg:viewBox="0 0 357 403" svg:d="M289 272l68 8c-13 38-30 72-59 93-30 22-68 30-111 30-60 0-102-17-136-51s-51-80-51-144c0-67 17-114 51-152 34-35 76-56 131-56 52 0 95 21 128 56 30 34 47 85 47 148 0 4 0 9 0 17h-289c4 42 17 76 38 97 21 22 47 34 81 34 25 0 43-8 60-21s30-30 42-59zM72 166h217c-4-30-12-55-25-72-21-25-48-38-82-38-29 0-55 8-76 30-21 21-29 46-34 80z">
          <text:p/>
        </draw:path>
        <draw:path draw:style-name="gr7" draw:text-style-name="P7" draw:layer="layout" svg:width="0.191cm" svg:height="0.525cm" svg:x="6.383cm" svg:y="5.253cm" svg:viewBox="0 0 192 526" svg:d="M179 463l13 55c-22 4-39 8-52 8-25 0-42-4-55-13-13-8-21-17-30-29-4-13-8-38-8-77v-225h-47v-51h47v-93l68-38v131h64v51h-64v230c0 17 0 29 4 34 0 4 4 8 8 12 5 5 13 5 26 5 4 0 12 0 26 0z">
          <text:p/>
        </draw:path>
        <draw:path draw:style-name="gr7" draw:text-style-name="P7" draw:layer="layout" svg:width="0.355cm" svg:height="0.402cm" svg:x="6.604cm" svg:y="5.376cm" svg:viewBox="0 0 356 403" svg:d="M275 348c-26 21-51 34-72 42-21 9-47 13-72 13-43 0-76-8-98-30-21-21-33-46-33-80 0-17 4-34 12-51 9-13 21-25 34-38 13-8 30-17 47-21 12 0 34-4 59-9 51-4 89-12 114-21 0-8 0-17 0-17 0-29-4-46-17-59-17-13-42-21-76-21-30 0-51 4-68 17-12 13-25 29-29 55l-64-9c4-25 13-46 26-63 17-18 33-31 59-39 25-13 55-17 89-17 29 0 59 4 80 13 17 8 34 16 43 29 13 14 17 27 22 48 4 8 4 29 4 59v85c0 63 0 101 4 118 0 13 9 30 17 43h-69c-8-13-12-26-12-47zM266 204c-21 9-59 17-106 25-25 5-46 9-55 13-12 4-21 9-25 21-9 9-13 17-13 30 0 17 9 34 21 42 13 13 34 17 60 17 25 0 46-4 67-12 17-13 34-30 43-47 4-17 8-38 8-68z">
          <text:p/>
        </draw:path>
        <draw:path draw:style-name="gr7" draw:text-style-name="P7" draw:layer="layout" svg:width="0.335cm" svg:height="0.538cm" svg:x="7.035cm" svg:y="5.24cm" svg:viewBox="0 0 336 539" svg:d="M60 531h-60v-531h68v191c25-34 59-55 107-55 21 0 42 8 63 17 22 8 38 21 55 38 13 17 22 38 30 63 9 26 13 51 13 81 0 63-17 115-51 153-30 34-68 51-114 51-48 0-82-17-111-55zM60 335c0 46 8 81 21 102 21 34 46 51 81 51 30 0 55-12 76-38 22-25 30-64 30-111 0-51-8-89-30-110-17-25-42-38-72-38s-51 13-73 38c-21 25-33 59-33 106z">
          <text:p/>
        </draw:path>
        <draw:polygon draw:style-name="gr7" draw:text-style-name="P7" draw:layer="layout" svg:width="0.068cm" svg:height="0.534cm" svg:x="7.446cm" svg:y="5.24cm" svg:viewBox="0 0 69 535" draw:points="0,0 69,0 69,535 0,535">
          <text:p/>
        </draw:polygon>
        <draw:path draw:style-name="gr7" draw:text-style-name="P7" draw:layer="layout" svg:width="0.355cm" svg:height="0.402cm" svg:x="7.59cm" svg:y="5.376cm" svg:viewBox="0 0 356 403" svg:d="M289 272l63 8c-8 38-29 72-59 93-25 22-64 30-110 30-55 0-97-17-131-51-35-34-52-80-52-144 0-67 17-114 52-152 34-35 76-56 131-56 51 0 93 21 123 56 34 34 50 85 50 148 0 4 0 9 0 17h-287c4 42 12 76 38 97 21 22 46 34 80 34 21 0 42-8 59-21s30-30 43-59zM73 166h216c-4-30-13-55-26-72-21-25-46-38-80-38-30 0-55 8-76 30-21 21-34 46-34 80z">
          <text:p/>
        </draw:path>
        <draw:path draw:style-name="gr7" draw:text-style-name="P7" draw:layer="layout" svg:width="0.351cm" svg:height="0.402cm" svg:x="8.208cm" svg:y="5.376cm" svg:viewBox="0 0 352 403" svg:d="M272 348c-21 21-47 34-68 42-25 9-46 13-72 13-42 0-76-8-98-30-26-21-34-46-34-80 0-17 4-34 13-51 8-13 17-25 35-38 12-8 29-17 46-21 13 0 30-4 55-9 55-4 93-12 119-21 0-8 0-17 0-17 0-29-5-46-17-59-17-13-43-21-76-21-30 0-51 4-68 17-13 13-26 29-34 55l-65-9c9-25 17-46 30-63 14-18 35-31 60-39 26-13 51-17 85-17s59 4 80 13c22 8 39 16 47 29 8 14 17 27 21 48 0 8 4 29 4 59v85c0 63 0 101 5 118 0 13 4 30 12 43h-67c-5-13-9-26-13-47zM268 204c-26 9-60 17-106 25-30 5-47 9-59 13-9 4-17 9-26 21-4 9-8 17-8 30 0 17 8 34 21 42 13 13 29 17 55 17 25 0 51-4 68-12 21-13 33-30 42-47 8-17 13-38 13-68z">
          <text:p/>
        </draw:path>
        <draw:path draw:style-name="gr7" draw:text-style-name="P7" draw:layer="layout" svg:width="0.313cm" svg:height="0.394cm" svg:x="8.64cm" svg:y="5.376cm" svg:viewBox="0 0 314 395" svg:d="M0 395v-387h59v55c30-42 68-63 123-63 21 0 42 4 63 13 17 8 34 21 44 33 8 13 17 30 21 51 4 9 4 30 4 64v234h-69v-234c0-26 0-47-4-60-8-12-17-25-30-29-12-9-25-13-42-13-30 0-55 9-72 26-21 16-34 50-34 101v209z">
          <text:p/>
        </draw:path>
        <draw:path draw:style-name="gr7" draw:text-style-name="P7" draw:layer="layout" svg:width="0.334cm" svg:height="0.538cm" svg:x="9.025cm" svg:y="5.24cm" svg:viewBox="0 0 335 539" svg:d="M276 531v-47c-25 38-59 55-106 55-35 0-60-4-85-25-26-13-47-38-64-68-13-30-21-69-21-107s8-72 21-106c13-29 34-55 59-72 26-17 51-25 86-25 21 0 42 8 64 17 16 8 29 21 42 38v-191h63v531zM68 339c0 51 12 86 34 111 21 26 42 38 73 38 29 0 55-12 71-34 22-25 30-60 30-111s-8-89-30-114c-21-25-46-38-76-38-26 0-52 13-73 38-17 21-29 59-29 110z">
          <text:p/>
        </draw:path>
        <draw:polygon draw:style-name="gr7" draw:text-style-name="P7" draw:layer="layout" svg:width="0.36cm" svg:height="0.53cm" svg:x="9.677cm" svg:y="5.24cm" svg:viewBox="0 0 361 531" draw:points="0,531 0,0 361,0 361,64 72,64 72,229 323,229 323,288 72,288 72,531">
          <text:p/>
        </draw:polygon>
        <draw:path draw:style-name="gr7" draw:text-style-name="P7" draw:layer="layout" svg:width="0.212cm" svg:height="0.394cm" svg:x="10.117cm" svg:y="5.376cm" svg:viewBox="0 0 213 395" svg:d="M0 395v-387h59v60c17-26 30-43 43-51 12-13 26-17 43-17 21 0 42 8 68 21l-26 64c-12-13-29-17-46-17-13 0-27 4-39 12-13 9-21 21-26 38-8 22-8 47-8 77v200z">
          <text:p/>
        </draw:path>
        <draw:path draw:style-name="gr7" draw:text-style-name="P7" draw:layer="layout" svg:width="0.313cm" svg:height="0.394cm" svg:x="10.363cm" svg:y="5.384cm" svg:viewBox="0 0 314 395" svg:d="M255 387v-55c-30 42-72 63-123 63-22 0-43-4-65-13-17-8-33-17-42-29-8-13-17-30-21-52 0-13-4-34-4-59v-242h67v216c0 34 0 55 5 68 0 17 12 30 25 43 13 9 31 13 48 13 21 0 38-4 55-13 17-13 29-26 38-43 8-17 8-42 8-76v-208h68v387z">
          <text:p/>
        </draw:path>
        <draw:path draw:style-name="gr7" draw:text-style-name="P7" draw:layer="layout" svg:width="0.063cm" svg:height="0.53cm" svg:x="10.778cm" svg:y="5.24cm" svg:viewBox="0 0 64 531" svg:d="M0 77v-77h64v77zM0 531v-387h64v387z">
          <text:p/>
        </draw:path>
        <draw:path draw:style-name="gr7" draw:text-style-name="P7" draw:layer="layout" svg:width="0.186cm" svg:height="0.525cm" svg:x="10.905cm" svg:y="5.253cm" svg:viewBox="0 0 187 526" svg:d="M178 463l9 55c-17 4-35 8-48 8-25 0-42-4-55-13-12-8-21-17-29-29-5-13-9-38-9-77v-225h-46v-51h46v-93l68-38v131h64v51h-64v230c0 17 0 29 0 34 4 4 8 8 13 12 4 5 12 5 21 5 8 0 18 0 30 0z">
          <text:p/>
        </draw:path>
        <draw:path draw:style-name="gr7" draw:text-style-name="P7" draw:layer="layout" svg:width="0.424cm" svg:height="0.55cm" svg:x="11.336cm" svg:y="5.232cm" svg:viewBox="0 0 425 551" svg:d="M0 368l68-4c0 25 9 47 21 63 9 17 30 30 51 43 25 8 55 17 85 17 25 0 51-5 67-13 23-8 40-21 48-34 13-13 17-29 17-46s-4-30-17-43c-8-12-25-21-48-29-12-9-46-17-93-26-50-12-84-25-101-34-26-12-47-29-60-50-12-22-16-43-16-68 0-26 8-51 21-72 17-26 38-42 67-55 30-13 60-17 98-17s72 4 107 17c29 13 50 34 67 55 17 25 26 55 26 85l-68 4c-4-30-17-55-38-76-18-17-52-26-90-26-42 0-76 9-93 26-21 16-30 33-30 55 0 21 5 33 21 46 13 13 47 26 106 38 55 13 94 26 116 34 33 17 55 34 72 55 12 21 21 47 21 76 0 30-9 55-26 81-17 25-38 42-67 59-34 13-69 22-107 22-47 0-85-9-119-22-34-17-59-38-76-63-21-30-30-64-30-98z">
          <text:p/>
        </draw:path>
        <draw:path draw:style-name="gr7" draw:text-style-name="P7" draw:layer="layout" svg:width="0.188cm" svg:height="0.525cm" svg:x="11.81cm" svg:y="5.253cm" svg:viewBox="0 0 189 526" svg:d="M179 463l10 55c-18 4-35 8-48 8-25 0-42-4-55-13-17-8-25-17-29-29-5-13-9-38-9-77v-225h-48v-51h48v-93l68-38v131h63v51h-63v230c0 17 0 29 0 34 4 4 8 8 12 12 5 5 13 5 22 5 8 0 17 0 29 0z">
          <text:p/>
        </draw:path>
        <draw:path draw:style-name="gr7" draw:text-style-name="P7" draw:layer="layout" svg:width="0.361cm" svg:height="0.402cm" svg:x="12.026cm" svg:y="5.376cm" svg:viewBox="0 0 362 403" svg:d="M0 204c0-72 23-123 61-158 34-29 76-46 122-46 51 0 94 17 127 56 34 34 52 80 52 144 0 46-5 89-22 114-13 30-38 51-63 68-30 17-60 21-94 21-55 0-97-17-131-51s-52-84-52-148zM69 204c0 51 13 85 34 110 21 26 47 38 80 38 30 0 60-12 81-38 21-25 34-63 34-114 0-47-13-81-34-106s-51-38-81-38c-33 0-59 13-80 38s-34 59-34 110z">
          <text:p/>
        </draw:path>
        <draw:path draw:style-name="gr7" draw:text-style-name="P7" draw:layer="layout" svg:width="0.208cm" svg:height="0.394cm" svg:x="12.462cm" svg:y="5.376cm" svg:viewBox="0 0 209 395" svg:d="M0 395v-387h60v60c13-26 26-43 39-51 13-13 29-17 42-17 26 0 47 8 68 21l-21 64c-17-13-34-17-47-17-17 0-29 4-38 12-13 9-21 21-25 38-9 22-13 47-13 77v200z">
          <text:p/>
        </draw:path>
        <draw:path draw:style-name="gr7" draw:text-style-name="P7" draw:layer="layout" svg:width="0.355cm" svg:height="0.402cm" svg:x="12.687cm" svg:y="5.376cm" svg:viewBox="0 0 356 403" svg:d="M284 272l68 8c-8 38-29 72-59 93-27 22-65 30-111 30-55 0-102-17-131-51-34-34-51-80-51-144 0-67 17-114 51-152 33-35 76-56 127-56 55 0 98 21 128 56 33 34 50 85 50 148 0 4 0 9 0 17h-288c0 42 12 76 33 97 22 22 51 34 81 34 25 0 46-8 63-21s31-30 39-59zM72 166h217c-5-30-13-55-27-72-21-25-51-38-80-38-30 0-55 8-76 30-22 21-34 46-34 80z">
          <text:p/>
        </draw:path>
        <draw:path draw:style-name="gr7" draw:text-style-name="P7" draw:layer="layout" svg:width="0.187cm" svg:height="0.174cm" svg:x="13.097cm" svg:y="5.236cm" svg:viewBox="0 0 188 175" svg:d="M5 73v-73h73v60c0 30-5 55-13 68-9 21-25 34-47 47l-18-26c13-8 23-17 31-25 4-13 9-30 9-51zM120 73v-73h68v60c0 30-5 55-9 68-12 21-29 34-51 47l-16-26c12-8 25-17 29-25 9-13 13-30 13-51z">
          <text:p/>
        </draw:path>
        <draw:path draw:style-name="gr7" draw:text-style-name="P7" draw:layer="layout" svg:width="0.313cm" svg:height="0.53cm" svg:x="13.572cm" svg:y="5.24cm" svg:viewBox="0 0 314 531" svg:d="M0 531v-531h64v191c34-34 72-55 119-55 25 0 50 8 72 17 21 12 38 29 46 46 9 22 13 51 13 89v243h-64v-243c0-34-8-59-21-72-17-17-34-21-63-21-17 0-34 4-55 13-17 13-26 25-34 42-9 17-13 42-13 73v208z">
          <text:p/>
        </draw:path>
        <draw:path draw:style-name="gr7" draw:text-style-name="P7" draw:layer="layout" svg:width="0.356cm" svg:height="0.402cm" svg:x="13.961cm" svg:y="5.376cm" svg:viewBox="0 0 357 403" svg:d="M272 348c-21 21-47 34-68 42-21 9-46 13-72 13-42 0-77-8-98-30-26-21-34-46-34-80 0-17 4-34 13-51 8-13 17-25 34-38 12-8 30-17 47-21 13 0 30-4 59-9 51-4 89-12 115-21 0-8 0-17 0-17 0-29-5-46-17-59-17-13-43-21-76-21-30 0-51 4-68 17-13 13-26 29-34 55l-65-9c9-25 17-46 30-63 13-18 35-31 60-39 26-13 55-17 85-17 34 0 59 4 80 13 22 8 39 16 47 29 9 14 17 27 21 48 0 8 4 29 4 59v85c0 63 0 101 5 118 0 13 8 30 17 43h-72c-5-13-9-26-13-47zM268 204c-26 9-60 17-106 25-26 5-47 9-59 13-9 4-17 9-26 21-4 9-8 17-8 30 0 17 8 34 21 42 13 13 34 17 59 17 21 0 47-4 64-12 21-13 34-30 46-47 4-17 9-38 9-68z">
          <text:p/>
        </draw:path>
        <draw:path draw:style-name="gr7" draw:text-style-name="P7" draw:layer="layout" svg:width="0.318cm" svg:height="0.402cm" svg:x="14.367cm" svg:y="5.376cm" svg:viewBox="0 0 319 403" svg:d="M0 280l65-8c4 25 13 46 30 59 16 13 42 21 72 21 29 0 50-8 63-21 17-8 25-25 25-42 0-13-8-26-21-34-8-4-29-13-67-21-47-13-81-22-98-34-22-9-35-17-43-34-9-17-17-34-17-51s4-34 13-51c8-12 21-26 33-35 10-8 23-12 44-21 17-4 34-8 55-8 29 0 55 4 80 17 21 8 38 17 51 35 9 12 17 33 21 59l-63 8c-5-21-13-34-26-46-12-13-34-17-59-17-30 0-51 4-63 17-13 8-22 21-22 34 0 8 5 17 9 21 4 8 13 13 25 17 9 4 26 8 60 17 46 12 76 25 97 29 17 9 30 21 42 38 9 13 13 30 13 55 0 22-4 43-17 60-13 21-30 34-55 46-25 9-51 13-80 13-51 0-89-8-116-30-25-21-42-50-51-93z">
          <text:p/>
        </draw:path>
        <draw:path draw:style-name="gr7" draw:text-style-name="P7" draw:layer="layout" svg:width="0.334cm" svg:height="0.538cm" svg:x="14.969cm" svg:y="5.24cm" svg:viewBox="0 0 335 539" svg:d="M59 531h-59v-531h63v191c30-34 64-55 106-55 25 0 46 8 69 17 21 8 38 21 55 38 12 17 21 38 29 63 9 26 13 51 13 81 0 63-17 115-51 153-29 34-73 51-115 51-47 0-85-17-110-55zM59 335c0 46 8 81 21 102 17 34 47 51 80 51 30 0 55-12 78-38 21-25 29-64 29-111 0-51-8-89-29-110-23-25-44-38-73-38-30 0-55 13-77 38-16 25-29 59-29 106z">
          <text:p/>
        </draw:path>
        <draw:path draw:style-name="gr7" draw:text-style-name="P7" draw:layer="layout" svg:width="0.356cm" svg:height="0.402cm" svg:x="15.358cm" svg:y="5.376cm" svg:viewBox="0 0 357 403" svg:d="M285 272l67 8c-8 38-29 72-59 93-25 22-63 30-110 30-55 0-103-17-132-51-34-34-51-80-51-144 0-67 17-114 51-152 35-35 77-56 128-56 55 0 97 21 127 56 34 34 51 85 51 148 0 4 0 9 0 17h-289c0 42 12 76 35 97 21 22 50 34 80 34 25 0 47-8 64-21s29-30 38-59zM72 166h217c-4-30-13-55-25-72-22-25-51-38-81-38s-55 8-76 30c-21 21-35 46-35 80z">
          <text:p/>
        </draw:path>
        <draw:path draw:style-name="gr7" draw:text-style-name="P7" draw:layer="layout" svg:width="0.355cm" svg:height="0.402cm" svg:x="15.769cm" svg:y="5.376cm" svg:viewBox="0 0 356 403" svg:d="M284 272l68 8c-8 38-30 72-59 93-26 22-64 30-110 30-55 0-98-17-132-51s-51-80-51-144c0-67 17-114 51-152 34-35 77-56 132-56 50 0 93 21 122 56 34 34 51 85 51 148 0 4 0 9 0 17h-288c5 42 13 76 34 97 26 22 51 34 81 34 25 0 46-8 63-21s30-30 38-59zM73 166h216c-5-30-13-55-26-72-21-25-46-38-80-38-30 0-55 8-77 30-21 21-33 46-33 80z">
          <text:p/>
        </draw:path>
        <draw:path draw:style-name="gr7" draw:text-style-name="P7" draw:layer="layout" svg:width="0.314cm" svg:height="0.394cm" svg:x="16.2cm" svg:y="5.376cm" svg:viewBox="0 0 315 395" svg:d="M0 395v-387h60v55c29-42 67-63 123-63 25 0 46 4 64 13 21 8 34 21 47 33 8 13 12 30 17 51 4 9 4 30 4 64v234h-64v-234c0-26-4-47-8-60-4-12-14-25-27-29-12-9-29-13-46-13-30 0-51 9-72 26-21 16-30 50-30 101v209z">
          <text:p/>
        </draw:path>
        <draw:path draw:style-name="gr7" draw:text-style-name="P7" draw:layer="layout" svg:width="0.335cm" svg:height="0.538cm" svg:x="16.793cm" svg:y="5.24cm" svg:viewBox="0 0 336 539" svg:d="M276 531v-47c-25 38-59 55-110 55-29 0-55-4-84-25-27-13-44-38-61-68-12-30-21-69-21-107s9-72 21-106c13-29 30-55 61-72 25-17 50-25 84-25 21 0 43 8 59 17 22 8 34 21 47 38v-191h64v531zM68 339c0 51 14 86 35 111 17 26 42 38 72 38 29 0 50-12 72-34 21-25 29-60 29-111s-8-89-29-114c-22-25-47-38-77-38-29 0-50 13-72 38-16 21-30 59-30 110z">
          <text:p/>
        </draw:path>
        <draw:path draw:style-name="gr7" draw:text-style-name="P7" draw:layer="layout" svg:width="0.356cm" svg:height="0.402cm" svg:x="17.208cm" svg:y="5.376cm" svg:viewBox="0 0 357 403" svg:d="M285 272l67 8c-8 38-29 72-59 93-30 22-63 30-110 30-55 0-102-17-131-51-34-34-52-80-52-144 0-67 18-114 52-152 34-35 76-56 127-56s93 21 127 56c34 34 51 85 51 148 0 4 0 9 0 17h-288c0 42 12 76 34 97 21 22 50 34 80 34 25 0 47-8 64-21 16-13 29-30 38-59zM73 166h212c0-30-9-55-22-72-21-25-50-38-80-38-34 0-59 8-76 30-21 21-34 46-34 80z">
          <text:p/>
        </draw:path>
        <draw:path draw:style-name="gr7" draw:text-style-name="P7" draw:layer="layout" svg:width="0.351cm" svg:height="0.386cm" svg:x="17.602cm" svg:y="5.384cm" svg:viewBox="0 0 352 387" svg:d="M145 387l-145-387h67l86 234c9 26 17 51 21 76 9-21 17-42 26-72l84-238h68l-144 387z">
          <text:p/>
        </draw:path>
        <draw:path draw:style-name="gr7" draw:text-style-name="P7" draw:layer="layout" svg:width="0.356cm" svg:height="0.402cm" svg:x="17.987cm" svg:y="5.376cm" svg:viewBox="0 0 357 403" svg:d="M288 272l69 8c-13 38-30 72-60 93-30 22-68 30-111 30-59 0-101-17-135-51s-51-80-51-144c0-67 17-114 51-152 34-35 76-56 131-56 51 0 93 21 128 56 30 34 47 85 47 148 0 4 0 9 0 17h-289c4 42 17 76 38 97 21 22 46 34 80 34 21 0 43-8 59-21 17-13 30-30 43-59zM72 166h216c-4-30-13-55-26-72-21-25-46-38-80-38-30 0-55 8-76 30-21 21-30 46-34 80z">
          <text:p/>
        </draw:path>
        <draw:polygon draw:style-name="gr7" draw:text-style-name="P7" draw:layer="layout" svg:width="0.067cm" svg:height="0.534cm" svg:x="18.419cm" svg:y="5.24cm" svg:viewBox="0 0 68 535" draw:points="0,0 68,0 68,535 0,535">
          <text:p/>
        </draw:polygon>
        <draw:path draw:style-name="gr7" draw:text-style-name="P7" draw:layer="layout" svg:width="0.359cm" svg:height="0.402cm" svg:x="18.563cm" svg:y="5.376cm" svg:viewBox="0 0 360 403" svg:d="M0 204c0-72 17-123 59-158 34-29 72-46 118-46 55 0 98 17 133 56 34 34 50 80 50 144 0 46-8 89-21 114-17 30-38 51-68 68-26 17-60 21-94 21-50 0-97-17-127-51-33-34-50-84-50-148zM67 204c0 51 9 85 30 110 21 26 51 38 80 38 34 0 60-12 85-38 21-25 31-63 31-114 0-47-10-81-35-106-21-25-47-38-81-38-29 0-59 13-80 38s-30 59-30 110z">
          <text:p/>
        </draw:path>
        <draw:path draw:style-name="gr7" draw:text-style-name="P7" draw:layer="layout" svg:width="0.334cm" svg:height="0.542cm" svg:x="18.999cm" svg:y="5.376cm" svg:viewBox="0 0 335 543" svg:d="M0 543v-535h59v51c13-17 30-34 47-42 16-9 38-17 63-17 34 0 65 8 90 25 21 17 42 43 55 72 13 34 21 68 21 102 0 42-8 76-21 107-17 33-38 59-64 76-25 13-56 21-85 21-21 0-43-4-59-13-17-8-30-21-43-34v187zM59 203c0 51 8 89 30 111 17 25 42 38 72 38 29 0 56-13 73-38 21-26 33-64 33-115 0-47-12-85-29-110-21-26-48-34-73-34-30 0-55 13-76 38-22 25-30 63-30 110z">
          <text:p/>
        </draw:path>
        <draw:path draw:style-name="gr7" draw:text-style-name="P7" draw:layer="layout" svg:width="0.352cm" svg:height="0.402cm" svg:x="19.388cm" svg:y="5.376cm" svg:viewBox="0 0 353 403" svg:d="M285 272l68 8c-13 38-30 72-60 93-29 22-67 30-110 30-55 0-102-17-136-51s-47-80-47-144c0-67 13-114 47-152 34-35 77-56 132-56 51 0 93 21 127 56 34 34 47 85 47 148 0 4 0 9 0 17h-289c4 42 17 76 39 97 21 22 46 34 80 34 26 0 43-8 59-21 17-13 34-30 43-59zM68 166h217c-4-30-9-55-26-72-21-25-46-38-80-38-30 0-55 8-76 30-18 21-31 46-35 80z">
          <text:p/>
        </draw:path>
        <draw:path draw:style-name="gr7" draw:text-style-name="P7" draw:layer="layout" svg:width="0.334cm" svg:height="0.538cm" svg:x="19.795cm" svg:y="5.24cm" svg:viewBox="0 0 335 539" svg:d="M276 531v-47c-26 38-60 55-110 55-30 0-60-4-85-25-26-13-43-38-60-68-13-30-21-69-21-107s8-72 21-106c12-29 29-55 55-72s56-25 90-25c21 0 42 8 59 17 21 8 34 21 46 38v-191h64v531zM67 339c0 51 9 86 31 111 21 26 46 38 76 38s51-12 72-34c21-25 30-60 30-111s-9-89-30-114-46-38-76-38-51 13-72 38c-22 21-31 59-31 110z">
          <text:p/>
        </draw:path>
        <draw:path draw:style-name="gr7" draw:text-style-name="P7" draw:layer="layout" svg:width="0.186cm" svg:height="0.525cm" svg:x="20.4cm" svg:y="5.253cm" svg:viewBox="0 0 187 526" svg:d="M179 463l8 55c-17 4-35 8-47 8-26 0-43-4-55-13-13-8-26-17-30-29-4-13-8-38-8-77v-225h-47v-51h47v-93l67-38v131h65v51h-65v230c0 17 0 29 0 34 4 4 9 8 13 12 4 5 13 5 21 5 10 0 18 0 31 0z">
          <text:p/>
        </draw:path>
        <draw:path draw:style-name="gr7" draw:text-style-name="P7" draw:layer="layout" svg:width="0.36cm" svg:height="0.402cm" svg:x="20.616cm" svg:y="5.376cm" svg:viewBox="0 0 361 403" svg:d="M0 204c0-72 21-123 60-158 34-29 76-46 123-46 51 0 97 17 127 56 34 34 51 80 51 144 0 46-5 89-21 114-13 30-34 51-64 68s-59 21-93 21c-55 0-97-17-131-51-35-34-52-84-52-148zM69 204c0 51 12 85 33 110 22 26 47 38 81 38 30 0 59-12 80-38 21-25 34-63 34-114 0-47-13-81-34-106s-50-38-80-38c-34 0-59 13-81 38-21 25-33 59-33 110z">
          <text:p/>
        </draw:path>
        <draw:path draw:style-name="gr7" draw:text-style-name="P7" draw:layer="layout" svg:width="0.36cm" svg:height="0.402cm" svg:x="21.234cm" svg:y="5.376cm" svg:viewBox="0 0 361 403" svg:d="M0 204c0-72 17-123 59-158 34-29 73-46 120-46 55 0 97 17 131 56 34 34 51 80 51 144 0 46-9 89-21 114-17 30-39 51-68 68-26 17-59 21-93 21-51 0-99-17-128-51-34-34-51-84-51-148zM68 204c0 51 8 85 29 110 21 26 52 38 82 38 34 0 59-12 84-38 22-25 30-63 30-114 0-47-8-81-30-106-25-25-50-38-84-38-30 0-61 13-82 38s-29 59-29 110z">
          <text:p/>
        </draw:path>
        <draw:path draw:style-name="gr7" draw:text-style-name="P7" draw:layer="layout" svg:width="0.355cm" svg:height="0.386cm" svg:x="21.628cm" svg:y="5.384cm" svg:viewBox="0 0 356 387" svg:d="M148 387l-148-387h72l80 234c8 26 17 51 25 76 5-21 13-42 26-72l85-238h68l-148 387z">
          <text:p/>
        </draw:path>
        <draw:path draw:style-name="gr7" draw:text-style-name="P7" draw:layer="layout" svg:width="0.356cm" svg:height="0.402cm" svg:x="22.017cm" svg:y="5.376cm" svg:viewBox="0 0 357 403" svg:d="M285 272l67 8c-8 38-29 72-59 93-25 22-63 30-110 30-56 0-102-17-132-51-34-34-51-80-51-144 0-67 17-114 51-152 34-35 76-56 128-56 55 0 97 21 127 56 34 34 51 85 51 148 0 4 0 9 0 17h-289c0 42 13 76 34 97 21 22 50 34 81 34 26 0 47-8 64-21s29-30 38-59zM72 166h217c-4-30-13-55-25-72-22-25-51-38-81-38-31 0-56 8-77 30-21 21-34 46-34 80z">
          <text:p/>
        </draw:path>
        <draw:path draw:style-name="gr7" draw:text-style-name="P7" draw:layer="layout" svg:width="0.207cm" svg:height="0.394cm" svg:x="22.449cm" svg:y="5.376cm" svg:viewBox="0 0 208 395" svg:d="M0 395v-387h60v60c13-26 30-43 42-51 13-13 26-17 43-17 21 0 42 8 63 21l-21 64c-17-13-30-17-46-17-17 0-30 4-39 12-12 9-21 21-25 38-8 22-13 47-13 77v200z">
          <text:p/>
        </draw:path>
        <draw:path draw:style-name="gr7" draw:text-style-name="P7" draw:layer="layout" svg:width="0.212cm" svg:height="0.394cm" svg:x="22.694cm" svg:y="5.376cm" svg:viewBox="0 0 213 395" svg:d="M0 395v-387h60v60c17-26 29-43 42-51 13-13 25-17 42-17 22 0 43 8 69 21l-26 64c-17-13-30-17-47-17-13 0-25 4-38 12-13 9-21 21-25 38-9 22-9 47-9 77v200z">
          <text:p/>
        </draw:path>
        <draw:path draw:style-name="gr7" draw:text-style-name="P7" draw:layer="layout" svg:width="0.064cm" svg:height="0.53cm" svg:x="22.944cm" svg:y="5.24cm" svg:viewBox="0 0 65 531" svg:d="M0 77v-77h65v77zM0 531v-387h65v387z">
          <text:p/>
        </draw:path>
        <draw:path draw:style-name="gr7" draw:text-style-name="P7" draw:layer="layout" svg:width="0.334cm" svg:height="0.538cm" svg:x="23.084cm" svg:y="5.24cm" svg:viewBox="0 0 335 539" svg:d="M272 531v-47c-21 38-59 55-106 55-30 0-60-4-86-25-25-13-46-38-59-68s-21-69-21-107 4-72 17-106c12-29 34-55 59-72s56-25 86-25c25 0 46 8 63 17 17 8 34 21 43 38v-191h67v531zM68 339c0 51 8 86 29 111 21 26 48 38 73 38 30 0 55-12 76-34 17-25 30-60 30-111s-13-89-34-114c-17-25-42-38-72-38-29 0-56 13-73 38-21 21-29 59-29 110z">
          <text:p/>
        </draw:path>
        <draw:path draw:style-name="gr7" draw:text-style-name="P7" draw:layer="layout" svg:width="0.355cm" svg:height="0.402cm" svg:x="23.495cm" svg:y="5.376cm" svg:viewBox="0 0 356 403" svg:d="M288 272l68 8c-13 38-30 72-59 93-30 22-68 30-110 30-59 0-103-17-137-51s-50-80-50-144c0-67 16-114 50-152 34-35 78-56 133-56 50 0 93 21 127 56 29 34 46 85 46 148 0 4 0 9 0 17h-289c4 42 17 76 38 97 23 22 48 34 82 34 21 0 42-8 59-21s30-30 42-59zM71 166h217c-4-30-12-55-25-72-21-25-47-38-80-38-30 0-55 8-78 30-21 21-29 46-34 80z">
          <text:p/>
        </draw:path>
        <draw:path draw:style-name="gr7" draw:text-style-name="P7" draw:layer="layout" svg:width="0.186cm" svg:height="0.525cm" svg:x="24.1cm" svg:y="5.253cm" svg:viewBox="0 0 187 526" svg:d="M179 463l8 55c-18 4-35 8-52 8-21 0-42-4-55-13-12-8-21-17-25-29-4-13-9-38-9-77v-225h-46v-51h46v-93l64-38v131h69v51h-69v230c0 17 4 29 4 34 4 4 4 8 13 12 4 5 13 5 21 5s17 0 31 0z">
          <text:p/>
        </draw:path>
        <draw:path draw:style-name="gr7" draw:text-style-name="P7" draw:layer="layout" svg:width="0.313cm" svg:height="0.53cm" svg:x="24.341cm" svg:y="5.24cm" svg:viewBox="0 0 314 531" svg:d="M0 531v-531h64v191c29-34 67-55 114-55 30 0 56 8 77 17 21 12 34 29 43 46 12 22 16 51 16 89v243h-67v-243c0-34-5-59-22-72-13-17-34-21-60-21-17 0-38 4-55 13-17 13-29 25-34 42-8 17-12 42-12 73v208z">
          <text:p/>
        </draw:path>
        <draw:path draw:style-name="gr7" draw:text-style-name="P7" draw:layer="layout" svg:width="0.351cm" svg:height="0.402cm" svg:x="24.731cm" svg:y="5.376cm" svg:viewBox="0 0 352 403" svg:d="M284 272l68 8c-13 38-30 72-59 93-30 22-68 30-110 30-55 0-102-17-136-51-35-34-47-80-47-144 0-67 18-114 47-152 34-35 76-56 131-56 51 0 94 21 127 56 34 34 47 85 47 148 0 4 0 9 0 17h-284c0 42 13 76 34 97 21 22 47 34 81 34 25 0 42-8 59-21s34-30 42-59zM68 166h216c-4-30-8-55-25-72-21-25-47-38-81-38-29 0-55 8-76 30-17 21-29 46-34 80z">
          <text:p/>
        </draw:path>
        <draw:path draw:style-name="gr7" draw:text-style-name="P7" draw:layer="layout" svg:width="0.334cm" svg:height="0.542cm" svg:x="25.366cm" svg:y="5.376cm" svg:viewBox="0 0 335 543" svg:d="M0 543v-535h59v51c17-17 30-34 51-42 17-9 38-17 63-17 31 0 60 8 86 25 25 17 46 43 59 72 13 34 17 68 17 102 0 42-4 76-21 107-13 33-34 59-59 76-30 13-55 21-86 21-25 0-42-4-59-13-17-8-34-21-43-34v187zM59 203c0 51 13 89 30 111 21 25 46 38 76 38 26 0 52-13 73-38 21-26 34-64 34-115 0-47-13-85-34-110-17-26-43-34-73-34-26 0-51 13-72 38s-34 63-34 110z">
          <text:p/>
        </draw:path>
        <draw:path draw:style-name="gr7" draw:text-style-name="P7" draw:layer="layout" svg:width="0.212cm" svg:height="0.394cm" svg:x="25.776cm" svg:y="5.376cm" svg:viewBox="0 0 213 395" svg:d="M0 395v-387h60v60c17-26 30-43 43-51 13-13 25-17 42-17 21 0 43 8 68 21l-25 64c-13-13-30-17-47-17-13 0-25 4-38 12-13 9-21 21-26 38-4 22-9 47-9 77v200z">
          <text:p/>
        </draw:path>
        <draw:path draw:style-name="gr7" draw:text-style-name="P7" draw:layer="layout" svg:width="0.359cm" svg:height="0.402cm" svg:x="26.001cm" svg:y="5.376cm" svg:viewBox="0 0 360 403" svg:d="M0 204c0-72 21-123 60-158 34-29 72-46 118-46 55 0 98 17 132 56 34 34 50 80 50 144 0 46-8 89-21 114-17 30-38 51-67 68-26 17-60 21-94 21-50 0-97-17-127-51-34-34-51-84-51-148zM68 204c0 51 9 85 30 110 21 26 51 38 80 38 34 0 60-12 85-38 21-25 30-63 30-114 0-47-9-81-30-106-25-25-51-38-85-38-29 0-59 13-80 38s-30 59-30 110z">
          <text:p/>
        </draw:path>
        <draw:path draw:style-name="gr7" draw:text-style-name="P7" draw:layer="layout" svg:width="0.33cm" svg:height="0.538cm" svg:x="26.437cm" svg:y="5.24cm" svg:viewBox="0 0 331 539" svg:d="M59 531h-59v-531h63v191c26-34 64-55 107-55 21 0 47 8 68 17 21 8 38 21 51 38 12 17 25 38 33 63 5 26 9 51 9 81 0 63-13 115-47 153-34 34-72 51-118 51-48 0-82-17-107-55zM59 335c0 46 4 81 17 102 21 34 51 51 86 51 29 0 50-12 72-38 21-25 33-64 33-111 0-51-12-89-29-110-21-25-47-38-72-38-30 0-56 13-77 38-22 25-30 59-30 106z">
          <text:p/>
        </draw:path>
        <draw:polygon draw:style-name="gr7" draw:text-style-name="P7" draw:layer="layout" svg:width="0.068cm" svg:height="0.534cm" svg:x="26.843cm" svg:y="5.24cm" svg:viewBox="0 0 69 535" draw:points="0,0 69,0 69,535 0,535">
          <text:p/>
        </draw:polygon>
        <draw:path draw:style-name="gr7" draw:text-style-name="P7" draw:layer="layout" svg:width="0.352cm" svg:height="0.402cm" svg:x="26.991cm" svg:y="5.376cm" svg:viewBox="0 0 353 403" svg:d="M285 272l68 8c-13 38-30 72-60 93-29 22-67 30-111 30-55 0-101-17-135-51s-47-80-47-144c0-67 13-114 47-152 34-35 76-56 131-56 52 0 94 21 128 56 30 34 47 85 47 148 0 4 0 9 0 17h-289c4 42 17 76 38 97 21 22 46 34 80 34 26 0 44-8 61-21 16-13 33-30 42-59zM68 166h217c-4-30-13-55-26-72-21-25-46-38-81-38-30 0-55 8-76 30-17 21-30 46-34 80z">
          <text:p/>
        </draw:path>
        <draw:path draw:style-name="gr7" draw:text-style-name="P7" draw:layer="layout" svg:width="0.521cm" svg:height="0.394cm" svg:x="27.423cm" svg:y="5.376cm" svg:viewBox="0 0 522 395" svg:d="M0 395v-387h59v55c9-17 26-34 47-46 21-9 42-17 68-17 29 0 50 8 72 21 16 8 29 25 38 47 29-43 67-68 119-68 38 0 68 13 89 34 17 21 30 55 30 97v264h-64v-243c0-25-4-42-8-55-4-12-13-21-21-29-13-5-26-9-44-9-25 0-46 9-63 26-21 16-30 46-30 88v222h-63v-251c0-30-5-51-17-64-9-12-30-21-51-21s-38 4-51 13c-17 8-30 25-34 42-8 21-12 47-12 81v200z">
          <text:p/>
        </draw:path>
        <draw:path draw:style-name="gr7" draw:text-style-name="P7" draw:layer="layout" svg:width="0.335cm" svg:height="0.542cm" svg:x="28.244cm" svg:y="5.376cm" svg:viewBox="0 0 336 543" svg:d="M0 543v-535h60v51c12-17 29-34 46-42 17-9 38-17 64-17 34 0 63 8 89 25 25 17 42 43 56 72 12 34 21 68 21 102 0 42-9 76-21 107-18 33-35 59-65 76-25 13-55 21-85 21-21 0-42-4-59-13-17-8-29-21-42-34v187zM60 203c0 51 8 89 29 111 21 25 43 38 72 38 30 0 55-13 76-38 22-26 30-64 30-115 0-47-8-85-30-110-21-26-46-34-72-34-29 0-55 13-76 38s-29 63-29 110z">
          <text:p/>
        </draw:path>
        <draw:path draw:style-name="gr7" draw:text-style-name="P7" draw:layer="layout" svg:width="0.207cm" svg:height="0.394cm" svg:x="28.655cm" svg:y="5.376cm" svg:viewBox="0 0 208 395" svg:d="M0 395v-387h60v60c13-26 26-43 38-51 13-13 30-17 43-17 25 0 46 8 67 21l-21 64c-17-13-34-17-46-17-17 0-30 4-38 12-13 9-22 21-26 38-8 22-13 47-13 77v200z">
          <text:p/>
        </draw:path>
        <draw:path draw:style-name="gr7" draw:text-style-name="P7" draw:layer="layout" svg:width="0.356cm" svg:height="0.402cm" svg:x="28.879cm" svg:y="5.376cm" svg:viewBox="0 0 357 403" svg:d="M285 272l68 8c-9 38-30 72-60 93-25 22-63 30-110 30-55 0-101-17-132-51-34-34-51-80-51-144 0-67 17-114 51-152 35-35 77-56 128-56 55 0 97 21 127 56 34 34 51 85 51 148 0 4 0 9 0 17h-288c0 42 13 76 34 97 21 22 51 34 80 34 26 0 47-8 64-21s29-30 38-59zM73 166h216c-4-30-13-55-25-72-21-25-51-38-81-38-29 0-55 8-76 30-21 21-34 46-34 80z">
          <text:p/>
        </draw:path>
        <draw:path draw:style-name="gr7" draw:text-style-name="P7" draw:layer="layout" svg:width="0.351cm" svg:height="0.386cm" svg:x="29.273cm" svg:y="5.384cm" svg:viewBox="0 0 352 387" svg:d="M145 387l-145-387h69l84 234c9 26 17 51 22 76 8-21 16-42 25-72l85-238h67l-144 387z">
          <text:p/>
        </draw:path>
        <draw:path draw:style-name="gr7" draw:text-style-name="P7" draw:layer="layout" svg:width="0.356cm" svg:height="0.402cm" svg:x="29.658cm" svg:y="5.376cm" svg:viewBox="0 0 357 403" svg:d="M275 348c-25 21-46 34-67 42-26 9-47 13-72 13-43 0-77-8-102-30-21-21-34-46-34-80 0-17 4-34 13-51 8-13 21-25 34-38 17-8 29-17 51-21 12 0 29-4 55-9 55-4 93-12 118-21 0-8 0-17 0-17 0-29-8-46-21-59-17-13-38-21-72-21-30 0-55 4-68 17-17 13-25 29-34 55l-63-9c4-25 17-46 30-63 12-18 33-31 55-39 25-13 55-17 88-17 34 0 60 4 81 13 21 8 34 16 46 29 9 14 17 27 22 48 0 8 0 29 0 59v85c0 63 4 101 4 118 5 13 9 30 18 43h-69c-8-13-13-26-13-47zM271 204c-25 9-59 17-106 25-29 5-46 9-59 13s-21 9-25 21c-5 9-9 17-9 30 0 17 4 34 21 42 13 13 30 17 55 17 26 0 47-4 68-12 21-13 34-30 42-47 9-17 13-38 13-68z">
          <text:p/>
        </draw:path>
        <draw:path draw:style-name="gr7" draw:text-style-name="P7" draw:layer="layout" svg:width="0.064cm" svg:height="0.53cm" svg:x="30.094cm" svg:y="5.24cm" svg:viewBox="0 0 65 531" svg:d="M0 77v-77h65v77zM0 531v-387h65v387z">
          <text:p/>
        </draw:path>
        <draw:polygon draw:style-name="gr7" draw:text-style-name="P7" draw:layer="layout" svg:width="0.068cm" svg:height="0.534cm" svg:x="30.255cm" svg:y="5.24cm" svg:viewBox="0 0 69 535" draw:points="0,0 69,0 69,535 0,535">
          <text:p/>
        </draw:polygon>
        <draw:path draw:style-name="gr7" draw:text-style-name="P7" draw:layer="layout" svg:width="0.064cm" svg:height="0.53cm" svg:x="30.424cm" svg:y="5.24cm" svg:viewBox="0 0 65 531" svg:d="M0 77v-77h65v77zM0 531v-387h65v387z">
          <text:p/>
        </draw:path>
        <draw:path draw:style-name="gr7" draw:text-style-name="P7" draw:layer="layout" svg:width="0.314cm" svg:height="0.394cm" svg:x="30.585cm" svg:y="5.376cm" svg:viewBox="0 0 315 395" svg:d="M0 395v-387h60v55c29-42 72-63 122-63 26 0 47 4 65 13 21 8 34 21 46 33 9 13 17 30 22 51 0 9 0 30 0 64v234h-64v-234c0-26-4-47-9-60-5-12-13-25-26-29-12-9-29-13-46-13-26 0-51 9-72 26-21 16-30 50-30 101v209z">
          <text:p/>
        </draw:path>
        <draw:path draw:style-name="gr7" draw:text-style-name="P7" draw:layer="layout" svg:width="0.338cm" svg:height="0.55cm" svg:x="30.975cm" svg:y="5.376cm" svg:viewBox="0 0 339 551" svg:d="M12 428l64 9c0 21 8 34 21 42 17 13 38 21 68 21s51-8 68-21c17-12 29-29 33-51 5-12 5-39 5-81-30 30-64 47-106 47-55 0-93-17-123-55-30-39-42-85-42-140 0-34 4-68 17-102 17-29 34-55 59-72s55-25 89-25c46 0 85 21 114 55v-47h60v335c0 60-8 102-21 128-8 25-30 46-56 59-25 17-59 21-97 21-47 0-85-8-114-29-26-22-43-51-39-94zM68 195c0 50 8 88 29 110 17 25 42 38 72 38s55-13 76-38c21-22 30-60 30-106 0-47-9-85-30-106-21-25-46-38-76-38s-55 13-72 38c-21 21-29 55-29 102z">
          <text:p/>
        </draw:path>
        <draw:path draw:style-name="gr7" draw:text-style-name="P7" draw:layer="layout" svg:width="0.068cm" svg:height="0.53cm" svg:x="31.614cm" svg:y="5.24cm" svg:viewBox="0 0 69 531" svg:d="M0 77v-77h69v77zM0 531v-387h69v387z">
          <text:p/>
        </draw:path>
        <draw:path draw:style-name="gr7" draw:text-style-name="P7" draw:layer="layout" svg:width="0.313cm" svg:height="0.394cm" svg:x="31.779cm" svg:y="5.376cm" svg:viewBox="0 0 314 395" svg:d="M0 395v-387h59v55c30-42 68-63 123-63 21 0 42 4 64 13 21 8 34 21 42 33 13 13 18 30 22 51 4 9 4 30 4 64v234h-64v-234c0-26-4-47-9-60-4-12-17-25-29-29-13-9-26-13-43-13-29 0-55 9-72 26-21 16-29 50-29 101v209z">
          <text:p/>
        </draw:path>
        <draw:path draw:style-name="gr7" draw:text-style-name="P7" draw:layer="layout" svg:width="0.331cm" svg:height="0.542cm" svg:x="0.668cm" svg:y="6.265cm" svg:viewBox="0 0 332 543" svg:d="M0 543v-535h60v51c12-17 29-34 46-42 17-9 38-17 65-17 34 0 63 8 89 25 21 17 42 43 55 72 12 34 17 68 17 102 0 42-5 76-22 106-12 33-33 59-59 72-25 17-55 25-85 25-22 0-43-4-60-13-17-8-29-21-42-34v188zM60 203c0 51 8 89 29 110 17 25 43 38 73 38s55-13 72-38c21-25 34-63 34-114 0-47-13-85-30-110-21-26-46-38-72-38-30 0-56 17-77 42s-29 63-29 110z">
          <text:p/>
        </draw:path>
        <draw:path draw:style-name="gr7" draw:text-style-name="P7" draw:layer="layout" svg:width="0.211cm" svg:height="0.394cm" svg:x="1.075cm" svg:y="6.265cm" svg:viewBox="0 0 212 395" svg:d="M0 395v-387h59v60c17-26 31-43 43-55 13-9 26-13 43-13 21 0 42 8 67 21l-21 63c-17-12-34-16-51-16-12 0-25 4-38 12-8 9-18 21-26 38-4 22-9 47-9 77v200z">
          <text:p/>
        </draw:path>
        <draw:path draw:style-name="gr7" draw:text-style-name="P7" draw:layer="layout" svg:width="0.352cm" svg:height="0.402cm" svg:x="1.303cm" svg:y="6.265cm" svg:viewBox="0 0 353 403" svg:d="M271 347c-25 22-46 35-67 43-26 9-47 13-72 13-43 0-77-8-98-30-25-22-34-47-34-81 0-17 5-34 13-51 9-13 17-25 34-38 13-8 30-17 47-21 12 0 29-4 55-9 55-4 93-12 118-21 0-8 0-17 0-17 0-29-8-46-17-59-17-13-42-21-76-21-30 0-55 4-68 17-12 8-25 29-34 55l-63-9c8-25 17-46 29-63 13-17 34-30 60-38 25-13 51-17 84-17 34 0 60 4 81 13 22 8 39 16 47 29 9 13 17 26 22 47 0 8 0 29 0 59v85c0 63 4 101 4 114 4 17 8 35 17 48h-68c-4-13-9-31-14-48zM267 203c-25 8-59 17-106 25-29 0-46 5-59 13-8 4-17 9-25 21-5 9-9 17-9 30 0 17 9 34 21 42 13 13 30 17 55 17 26 0 51-4 68-17 21-8 34-25 42-42 9-17 13-38 13-68z">
          <text:p/>
        </draw:path>
        <draw:path draw:style-name="gr7" draw:text-style-name="P7" draw:layer="layout" svg:width="0.334cm" svg:height="0.402cm" svg:x="1.714cm" svg:y="6.265cm" svg:viewBox="0 0 335 403" svg:d="M272 254l63 8c-4 43-25 81-50 107-30 21-68 34-106 34-55 0-99-17-128-52-34-34-51-84-51-148 0-42 8-76 21-110 13-30 34-51 64-68 29-17 60-25 94-25 38 0 76 13 101 34 26 21 43 50 51 89l-63 8c-5-25-17-42-34-55-13-13-34-21-55-21-34 0-60 13-82 34-21 25-29 63-29 114s8 89 29 110c22 25 48 38 78 38 25 0 46-8 67-25 17-13 26-38 30-72z">
          <text:p/>
        </draw:path>
        <draw:path draw:style-name="gr7" draw:text-style-name="P7" draw:layer="layout" svg:width="0.186cm" svg:height="0.525cm" svg:x="2.07cm" svg:y="6.142cm" svg:viewBox="0 0 187 526" svg:d="M178 463l9 55c-17 4-34 8-47 8-25 0-42-4-55-13-18-8-26-17-30-29-5-13-9-38-9-78v-224h-46v-51h46v-93l65-38v131h67v51h-67v230c0 17 4 29 4 34 4 4 8 8 13 12 4 5 12 5 21 5 8 0 17 0 29 0z">
          <text:p/>
        </draw:path>
        <draw:path draw:style-name="gr7" draw:text-style-name="P7" draw:layer="layout" svg:width="0.063cm" svg:height="0.53cm" svg:x="2.311cm" svg:y="6.129cm" svg:viewBox="0 0 64 531" svg:d="M0 77v-77h64v77zM0 531v-387h64v387z">
          <text:p/>
        </draw:path>
        <draw:path draw:style-name="gr7" draw:text-style-name="P7" draw:layer="layout" svg:width="0.334cm" svg:height="0.402cm" svg:x="2.455cm" svg:y="6.265cm" svg:viewBox="0 0 335 403" svg:d="M272 254l63 8c-4 43-25 81-51 107-29 21-67 34-110 34-50 0-93-17-128-52-29-34-46-84-46-148 0-42 8-76 21-110 13-30 35-51 65-68 25-17 59-25 93-25 38 0 72 13 101 34 26 21 43 50 51 89l-63 8c-9-25-17-42-34-55-13-13-34-21-55-21-34 0-60 13-81 34-21 25-29 63-29 114s8 89 29 110c21 25 47 38 76 38 26 0 47-8 64-25 17-13 30-38 34-72z">
          <text:p/>
        </draw:path>
        <draw:path draw:style-name="gr7" draw:text-style-name="P7" draw:layer="layout" svg:width="0.068cm" svg:height="0.53cm" svg:x="2.844cm" svg:y="6.129cm" svg:viewBox="0 0 69 531" svg:d="M0 77v-77h69v77zM0 531v-387h69v387z">
          <text:p/>
        </draw:path>
        <draw:path draw:style-name="gr7" draw:text-style-name="P7" draw:layer="layout" svg:width="0.314cm" svg:height="0.394cm" svg:x="3.009cm" svg:y="6.265cm" svg:viewBox="0 0 315 395" svg:d="M0 395v-387h60v55c29-42 67-63 122-63 22 0 43 4 64 13 21 8 35 21 43 33 13 13 17 30 21 47 5 13 5 34 5 63v239h-65v-234c0-26-4-47-8-60-5-12-13-25-30-29-13-9-25-13-42-13-30 0-51 9-72 25-21 17-30 51-30 102v209z">
          <text:p/>
        </draw:path>
        <draw:path draw:style-name="gr7" draw:text-style-name="P7" draw:layer="layout" svg:width="0.338cm" svg:height="0.55cm" svg:x="3.395cm" svg:y="6.265cm" svg:viewBox="0 0 339 551" svg:d="M12 428l64 9c4 21 13 34 25 42 13 13 38 21 65 21 29 0 55-8 72-21 17-12 25-29 34-51 0-12 4-38 4-84-30 34-64 51-106 51-56 0-98-17-124-55-29-39-46-85-46-140 0-34 8-68 21-102 13-29 34-56 59-73s55-25 90-25c42 0 80 21 110 55v-47h59v336c0 59-4 101-17 127-12 25-29 46-59 59-25 17-55 21-97 21-44 0-82-8-111-29-30-22-43-51-43-94zM67 196c0 50 13 88 30 110 21 25 47 38 77 38s55-13 76-38c22-22 30-60 30-106 0-47-8-85-30-106-21-25-46-39-76-39s-56 14-77 35c-17 25-30 59-30 106z">
          <text:p/>
        </draw:path>
        <draw:path draw:style-name="gr7" draw:text-style-name="P7" draw:layer="layout" svg:width="0.521cm" svg:height="0.394cm" svg:x="4.038cm" svg:y="6.265cm" svg:viewBox="0 0 522 395" svg:d="M0 395v-387h59v55c9-17 26-34 47-46 21-9 42-17 68-17 29 0 50 8 72 21 17 8 29 25 38 47 29-43 67-68 119-68 38 0 68 13 89 34s30 55 30 97v264h-64v-243c0-25-4-42-8-55s-13-21-21-29c-13-5-26-9-38-9-31 0-52 9-69 25-21 17-30 47-30 89v222h-63v-251c0-30-5-51-17-64-9-17-26-21-51-21-21 0-38 4-51 13-17 8-29 25-34 42-8 21-12 47-12 81v200z">
          <text:p/>
        </draw:path>
        <draw:path draw:style-name="gr7" draw:text-style-name="P7" draw:layer="layout" svg:width="0.355cm" svg:height="0.402cm" svg:x="4.631cm" svg:y="6.265cm" svg:viewBox="0 0 356 403" svg:d="M276 347c-25 22-47 35-72 43-21 9-48 13-73 13-42 0-72-8-97-30-22-22-34-47-34-81 0-17 4-34 12-51 9-13 22-25 34-38 17-8 30-17 47-21 13 0 34-4 59-9 52-4 94-12 120-21 0-8 0-17 0-17 0-29-9-46-21-59-17-13-43-21-72-21-35 0-56 4-69 17-17 8-26 29-34 55l-64-9c5-25 17-46 30-63s30-30 55-38c26-13 55-17 90-17 34 0 59 4 80 13 22 8 34 16 47 29 9 13 13 26 17 47 4 8 4 29 4 59v85c0 63 0 101 4 114 5 17 9 35 17 48h-67c-9-13-13-31-13-48zM272 203c-26 8-60 17-111 25-26 0-43 5-55 13-13 4-22 9-26 21-8 9-8 17-8 30 0 17 4 34 17 42 12 13 34 17 59 17 26 0 48-4 69-17 17-8 34-25 42-42s13-38 13-68z">
          <text:p/>
        </draw:path>
        <draw:path draw:style-name="gr7" draw:text-style-name="P7" draw:layer="layout" svg:width="0.309cm" svg:height="0.394cm" svg:x="5.067cm" svg:y="6.265cm" svg:viewBox="0 0 310 395" svg:d="M0 395v-387h56v55c29-42 72-63 123-63 25 0 46 4 63 13 21 8 34 21 47 33 8 13 17 30 21 47 0 13 0 34 0 63v239h-64v-234c0-26-4-47-8-60-4-12-13-25-26-29-12-9-29-13-46-13-25 0-51 9-72 25-21 17-30 51-30 102v209z">
          <text:p/>
        </draw:path>
        <draw:path draw:style-name="gr7" draw:text-style-name="P7" draw:layer="layout" svg:width="0.313cm" svg:height="0.394cm" svg:x="5.473cm" svg:y="6.273cm" svg:viewBox="0 0 314 395" svg:d="M255 387v-56c-29 43-68 64-123 64-21 0-42-4-63-13-17-8-34-17-42-29-9-13-17-30-23-51 0-13-4-34-4-59v-243h69v217c0 34 0 55 4 68 4 17 13 30 26 42 12 9 29 13 46 13 21 0 38-4 55-13 17-12 30-25 38-42 9-17 13-42 13-77v-208h63v387z">
          <text:p/>
        </draw:path>
        <draw:path draw:style-name="gr7" draw:text-style-name="P7" draw:layer="layout" svg:width="0.355cm" svg:height="0.402cm" svg:x="5.863cm" svg:y="6.265cm" svg:viewBox="0 0 356 403" svg:d="M275 347c-26 22-47 35-68 43-25 9-46 13-72 13-42 0-76-8-97-30-26-22-38-47-38-81 0-17 4-34 17-51 8-13 17-25 29-38 17-8 30-17 51-21 13 0 30-4 55-9 55-4 93-12 119-21 0-8 0-17 0-17 0-29-9-46-22-59-12-13-38-21-72-21-29 0-55 4-67 17-17 8-26 29-34 55l-64-9c9-25 17-46 30-63s34-30 59-38c21-13 51-17 85-17s59 4 80 13c22 8 34 16 47 29 8 13 17 26 21 47 0 8 0 29 0 59v85c0 63 4 101 4 114 5 17 9 35 18 48h-68c-5-13-9-31-13-48zM271 203c-26 8-60 17-106 25-30 0-47 5-59 13-9 4-17 9-26 21-4 9-8 17-8 30 0 17 4 34 21 42 13 13 29 17 55 17 25 0 46-4 68-17 21-8 33-25 42-42 8-17 13-38 13-68z">
          <text:p/>
        </draw:path>
        <draw:polygon draw:style-name="gr7" draw:text-style-name="P7" draw:layer="layout" svg:width="0.068cm" svg:height="0.535cm" svg:x="6.294cm" svg:y="6.129cm" svg:viewBox="0 0 69 536" draw:points="0,0 69,0 69,536 0,536">
          <text:p/>
        </draw:polygon>
        <draw:path draw:style-name="gr7" draw:text-style-name="P7" draw:layer="layout" svg:width="0.321cm" svg:height="0.402cm" svg:x="6.642cm" svg:y="6.265cm" svg:viewBox="0 0 322 403" svg:d="M0 279l63-8c4 25 17 46 30 59 17 13 42 21 72 21 29 0 50-8 67-21 13-8 22-25 22-42 0-13-9-26-22-34-8-4-29-13-67-21-47-13-81-21-98-34-17-9-34-21-42-34-8-17-13-34-13-51s5-34 9-51c8-12 21-25 34-34 8-8 25-16 42-21 17-4 34-8 55-8 30 0 59 4 80 13 22 12 40 21 52 38 9 12 17 34 21 59l-64 8c-4-21-13-33-26-46-12-13-33-17-59-17-29 0-51 4-63 17-13 8-17 21-17 34 0 8 0 17 4 21 8 8 17 13 25 17 9 4 26 8 60 17 46 12 76 25 98 29 17 9 30 22 42 34 9 17 17 34 17 59 0 22-8 43-21 60-13 21-29 35-56 47-25 9-51 13-80 13-51 0-89-8-115-30-25-22-42-51-50-94z">
          <text:p/>
        </draw:path>
        <draw:path draw:style-name="gr7" draw:text-style-name="P7" draw:layer="layout" svg:width="0.352cm" svg:height="0.542cm" svg:x="7.001cm" svg:y="6.273cm" svg:viewBox="0 0 353 543" svg:d="M34 535l-8-61c17 5 29 5 38 5 17 0 25 0 34-5 8-8 17-12 21-21 4-8 13-25 21-51 0-4 4-8 4-12l-144-390h72l81 225c8 29 17 59 25 89 9-30 18-60 27-89l84-225h64l-144 394c-18 42-31 72-39 89-13 22-26 35-38 47-17 9-34 13-55 13-13 0-26 0-43-8z">
          <text:p/>
        </draw:path>
        <draw:path draw:style-name="gr7" draw:text-style-name="P7" draw:layer="layout" svg:width="0.322cm" svg:height="0.402cm" svg:x="7.382cm" svg:y="6.265cm" svg:viewBox="0 0 323 403" svg:d="M0 279l64-8c4 25 13 46 30 59s42 21 73 21c29 0 50-8 67-21 13-8 21-25 21-42 0-13-8-26-21-34-8-4-29-13-67-21-48-13-82-21-99-34-17-9-34-21-42-34-9-17-13-34-13-51s0-34 9-51c8-12 21-25 33-34 9-8 26-16 43-21 17-4 34-8 55-8 30 0 56 4 81 13 21 12 38 21 51 38 9 12 17 34 21 59l-63 8c-4-21-13-33-26-46-12-13-34-17-60-17-30 0-51 4-63 17-13 8-22 21-22 34 0 8 5 17 9 21 8 8 17 13 25 17 9 4 26 8 61 17 46 12 76 25 97 29 17 9 30 22 42 34 9 17 17 34 17 59 0 22-8 43-21 60-13 21-30 35-55 47-25 9-51 13-80 13-52 0-90-8-116-30-25-22-42-51-51-94z">
          <text:p/>
        </draw:path>
        <draw:path draw:style-name="gr7" draw:text-style-name="P7" draw:layer="layout" svg:width="0.191cm" svg:height="0.525cm" svg:x="7.742cm" svg:y="6.142cm" svg:viewBox="0 0 192 526" svg:d="M179 463l13 55c-21 4-38 8-52 8-25 0-42-4-55-13-13-8-21-17-30-29-4-13-8-38-8-78v-224h-47v-51h47v-93l68-38v131h64v51h-64v230c0 17 0 29 4 34 0 4 4 8 8 12 4 5 13 5 27 5 4 0 12 0 25 0z">
          <text:p/>
        </draw:path>
        <draw:path draw:style-name="gr7" draw:text-style-name="P7" draw:layer="layout" svg:width="0.356cm" svg:height="0.402cm" svg:x="7.962cm" svg:y="6.265cm" svg:viewBox="0 0 357 403" svg:d="M285 271l68 8c-9 38-30 72-60 94-25 22-63 30-110 30-55 0-97-17-131-52-35-34-52-80-52-144 0-67 17-114 52-152 34-34 76-55 127-55 55 0 98 17 127 55 34 34 51 85 51 148 0 4 0 8 0 17h-288c4 42 13 72 34 97 21 21 51 34 80 34 26 0 47-8 64-21s30-30 38-59zM73 165h216c-4-30-12-55-25-72-21-25-47-38-81-38-29 0-55 8-76 29-21 22-34 47-34 81z">
          <text:p/>
        </draw:path>
        <draw:path draw:style-name="gr7" draw:text-style-name="P7" draw:layer="layout" svg:width="0.521cm" svg:height="0.394cm" svg:x="8.394cm" svg:y="6.265cm" svg:viewBox="0 0 522 395" svg:d="M0 395v-387h59v55c13-17 30-34 47-46 21-9 47-17 72-17 26 0 52 8 69 21 17 8 29 25 38 47 29-43 72-68 118-68 38 0 68 13 89 34s30 55 30 97v264h-64v-243c0-25 0-42-4-55s-13-21-25-29c-9-5-21-9-38-9-26 0-51 9-68 25-17 17-25 47-25 89v222h-68v-251c0-30-4-51-13-64-13-17-30-21-56-21-17 0-34 4-51 13-17 8-25 25-34 42-4 21-8 47-8 81v200z">
          <text:p/>
        </draw:path>
        <draw:polygon draw:style-name="gr7" draw:text-style-name="P7" draw:layer="layout" svg:width="0.076cm" svg:height="0.076cm" svg:x="9.029cm" svg:y="6.587cm" svg:viewBox="0 0 77 77" draw:points="0,0 77,0 77,77 0,77">
          <text:p/>
        </draw:polygon>
        <draw:polygon draw:style-name="gr7" draw:text-style-name="P7" draw:layer="layout" svg:width="0.419cm" svg:height="0.53cm" svg:x="9.376cm" svg:y="6.129cm" svg:viewBox="0 0 420 531" draw:points="175,531 175,64 0,64 0,0 420,0 420,64 247,64 247,531">
          <text:p/>
        </draw:polygon>
        <draw:path draw:style-name="gr7" draw:text-style-name="P7" draw:layer="layout" svg:width="0.313cm" svg:height="0.53cm" svg:x="9.859cm" svg:y="6.129cm" svg:viewBox="0 0 314 531" svg:d="M0 531v-531h69v191c29-34 67-55 114-55 30 0 51 8 72 17 21 12 38 29 47 46 8 21 12 51 12 89v243h-63v-243c0-34-9-59-21-72-17-17-34-21-60-21-21 0-38 4-55 13-17 12-29 25-38 42-8 17-8 38-8 72v209z">
          <text:p/>
        </draw:path>
        <draw:path draw:style-name="gr7" draw:text-style-name="P7" draw:layer="layout" svg:width="0.067cm" svg:height="0.53cm" svg:x="10.27cm" svg:y="6.129cm" svg:viewBox="0 0 68 531" svg:d="M0 77v-77h68v77zM0 531v-387h68v387z">
          <text:p/>
        </draw:path>
        <draw:path draw:style-name="gr7" draw:text-style-name="P7" draw:layer="layout" svg:width="0.318cm" svg:height="0.402cm" svg:x="10.409cm" svg:y="6.265cm" svg:viewBox="0 0 319 403" svg:d="M0 279l64-8c4 25 12 46 29 59s43 21 72 21c30 0 52-8 69-21 13-8 21-25 21-42 0-13-8-26-21-34-8-4-31-13-69-21-46-13-80-21-97-34-21-9-34-21-42-34-9-17-13-34-13-51s0-34 8-51c9-12 22-25 34-34 9-8 26-16 43-21 17-4 34-8 55-8 29 0 55 4 81 13 21 12 38 21 51 38 8 12 17 34 21 59l-63 8c-5-21-13-33-26-46-14-13-35-17-60-17-30 0-51 4-64 17-12 8-21 21-21 34 0 8 4 17 9 21 8 8 17 13 25 17 9 4 26 8 59 17 48 12 78 25 99 29 17 9 29 22 42 34 9 17 13 34 13 59 0 22-4 43-17 60-13 21-30 35-55 47-26 9-52 13-82 13-50 0-89-8-114-30s-42-51-51-94z">
          <text:p/>
        </draw:path>
        <draw:path draw:style-name="gr7" draw:text-style-name="P7" draw:layer="layout" svg:width="0.318cm" svg:height="0.402cm" svg:x="10.985cm" svg:y="6.265cm" svg:viewBox="0 0 319 403" svg:d="M0 279l64-8c4 25 12 46 29 59s42 21 72 21 51-8 68-21c13-8 21-25 21-42 0-13-8-26-21-34-9-4-30-13-68-21-46-13-80-21-97-34-21-9-34-21-43-34-8-17-12-34-12-51s0-34 8-51c9-12 21-25 34-34 9-8 25-16 42-21 17-4 34-8 55-8 30 0 55 4 81 13 21 12 39 21 52 38 8 12 17 34 21 59l-65 8c-4-21-12-33-25-46s-34-17-59-17c-30 0-51 4-64 17-13 8-21 21-21 34 0 8 4 17 8 21 9 8 17 13 26 17 8 4 25 8 59 17 47 12 76 25 97 29 18 9 31 22 44 34 8 17 13 34 13 59 0 22-5 43-17 60-13 21-30 35-56 47-26 9-51 13-81 13-51 0-89-8-114-30-26-22-43-51-51-94z">
          <text:p/>
        </draw:path>
        <draw:path draw:style-name="gr7" draw:text-style-name="P7" draw:layer="layout" svg:width="0.359cm" svg:height="0.402cm" svg:x="11.358cm" svg:y="6.265cm" svg:viewBox="0 0 360 403" svg:d="M0 203c0-72 21-123 59-161 34-25 72-42 123-42 50 0 93 17 127 55 34 34 51 80 51 144 0 46-8 89-21 114-17 30-39 51-69 69-25 17-59 21-88 21-55 0-98-17-132-52-34-34-50-84-50-148zM67 203c0 51 9 85 30 110s51 38 85 38c29 0 55-13 80-38 21-25 30-63 30-114 0-47-9-81-30-106-25-25-51-38-80-38-34 0-64 13-85 38s-30 59-30 110z">
          <text:p/>
        </draw:path>
        <draw:path draw:style-name="gr7" draw:text-style-name="P7" draw:layer="layout" svg:width="0.225cm" svg:height="0.538cm" svg:x="11.751cm" svg:y="6.121cm" svg:viewBox="0 0 226 539" svg:d="M56 539v-335h-56v-51h56v-38c0-25 4-46 9-59 4-18 17-31 34-43 17-9 38-13 67-13 17 0 38 0 60 4l-9 60c-17-4-30-4-38-4-21 0-34 4-42 13-9 8-13 25-13 46v34h72v51h-72v335z">
          <text:p/>
        </draw:path>
        <draw:path draw:style-name="gr7" draw:text-style-name="P7" draw:layer="layout" svg:width="0.186cm" svg:height="0.525cm" svg:x="11.963cm" svg:y="6.142cm" svg:viewBox="0 0 187 526" svg:d="M179 463l8 55c-17 4-34 8-51 8-21 0-38-4-55-13-12-8-21-17-25-29-4-13-9-38-9-78v-224h-47v-51h47v-93l64-38v131h68v51h-68v230c0 17 4 29 4 34 4 4 9 8 13 12 4 5 13 5 21 5 9 0 17 0 30 0z">
          <text:p/>
        </draw:path>
        <draw:path draw:style-name="gr7" draw:text-style-name="P7" draw:layer="layout" svg:width="0.525cm" svg:height="0.386cm" svg:x="12.158cm" svg:y="6.273cm" svg:viewBox="0 0 526 387" svg:d="M118 387l-118-387h67l60 226 21 80c4 0 9-30 22-76l63-230h68l55 226 21 76 22-76 63-226h64l-119 387h-68l-59-229-17-68-76 297z">
          <text:p/>
        </draw:path>
        <draw:path draw:style-name="gr7" draw:text-style-name="P7" draw:layer="layout" svg:width="0.356cm" svg:height="0.402cm" svg:x="12.716cm" svg:y="6.265cm" svg:viewBox="0 0 357 403" svg:d="M272 347c-21 22-47 35-68 43-22 9-47 13-72 13-43 0-77-8-98-30s-34-47-34-81c0-17 5-34 13-51 9-13 21-25 34-38 13-8 30-17 47-21 12 0 33-4 59-9 51-4 90-12 115-21 0-8 0-17 0-17 0-29-4-46-17-59-18-13-43-21-77-21-30 0-51 4-68 17-12 8-25 29-29 55l-64-9c4-25 13-46 26-63 12-17 33-30 59-38 25-13 55-17 89-17 29 0 60 4 77 13 21 8 38 16 46 29 9 13 17 26 22 47 4 8 4 29 4 59v85c0 63 0 101 4 114 0 17 9 35 17 48h-68c-8-13-12-31-17-48zM268 203c-21 8-60 17-107 25-25 0-46 5-55 13-12 4-21 9-29 21-5 9-9 17-9 30 0 17 9 34 21 42 13 13 34 17 60 17 25 0 46-4 67-17 17-8 35-25 44-42 4-17 8-38 8-68z">
          <text:p/>
        </draw:path>
        <draw:path draw:style-name="gr7" draw:text-style-name="P7" draw:layer="layout" svg:width="0.208cm" svg:height="0.394cm" svg:x="13.148cm" svg:y="6.265cm" svg:viewBox="0 0 209 395" svg:d="M0 395v-387h59v60c13-26 30-43 43-55 13-9 25-13 42-13 21 0 42 8 65 21l-23 63c-16-12-29-16-46-16s-30 4-38 12c-13 9-21 21-26 38-8 22-12 47-12 77v200z">
          <text:p/>
        </draw:path>
        <draw:path draw:style-name="gr7" draw:text-style-name="P7" draw:layer="layout" svg:width="0.355cm" svg:height="0.402cm" svg:x="13.373cm" svg:y="6.265cm" svg:viewBox="0 0 356 403" svg:d="M287 271l69 8c-12 38-34 72-59 94-31 22-69 30-111 30-59 0-102-17-136-52-33-34-50-80-50-144 0-67 17-114 50-152 34-34 77-55 132-55 50 0 93 17 123 55 34 34 51 85 51 148 0 4 0 8 0 17h-289c5 42 17 72 38 97 22 21 47 34 81 34 21 0 42-8 59-21s30-30 42-59zM72 165h215c-4-30-12-55-25-72-21-25-46-38-80-38-30 0-55 8-77 29-21 22-29 47-33 81z">
          <text:p/>
        </draw:path>
        <draw:path draw:style-name="gr7" draw:text-style-name="P7" draw:layer="layout" svg:width="0.063cm" svg:height="0.53cm" svg:x="14.012cm" svg:y="6.129cm" svg:viewBox="0 0 64 531" svg:d="M0 77v-77h64v77zM0 531v-387h64v387z">
          <text:p/>
        </draw:path>
        <draw:path draw:style-name="gr7" draw:text-style-name="P7" draw:layer="layout" svg:width="0.317cm" svg:height="0.402cm" svg:x="14.152cm" svg:y="6.265cm" svg:viewBox="0 0 318 403" svg:d="M0 279l63-8c4 25 13 46 30 59s42 21 72 21c29 0 50-8 63-21 17-8 21-25 21-42 0-13-4-26-17-34-8-4-29-13-67-21-47-13-81-21-98-34-21-9-34-21-42-34-13-17-17-34-17-51s4-34 13-51c8-12 17-25 34-34 8-8 21-16 38-21 21-4 38-8 59-8 30 0 55 4 80 13 22 12 38 21 52 38 9 12 17 34 21 59l-64 8c-4-21-13-33-26-46-12-13-33-17-59-17-29 0-51 4-63 17-13 8-21 21-21 34 0 8 4 17 8 21 4 8 13 13 25 17 9 4 26 8 60 17 42 12 76 25 93 29 22 9 35 22 47 34 9 17 13 34 13 59 0 22-4 43-17 60-13 21-35 35-56 47-25 9-51 13-80 13-51 0-89-8-115-30-29-22-46-51-50-94z">
          <text:p/>
        </draw:path>
        <draw:path draw:style-name="gr7" draw:text-style-name="P7" draw:layer="layout" svg:width="0.318cm" svg:height="0.402cm" svg:x="14.727cm" svg:y="6.265cm" svg:viewBox="0 0 319 403" svg:d="M0 279l65-8c4 25 12 46 29 59s43 21 72 21c30 0 51-8 64-21 17-8 21-25 21-42 0-13-4-26-17-34-8-4-30-13-68-21-46-13-80-21-97-34-21-9-34-21-42-34-14-17-18-34-18-51s4-34 13-51c9-12 17-25 34-34 9-8 21-16 38-21 22-4 39-8 60-8 29 0 55 4 80 13 21 12 38 21 51 38 8 12 17 34 21 59l-63 8c-5-21-13-33-26-46s-34-17-59-17c-30 0-51 4-64 17-12 8-21 21-21 34 0 8 4 17 9 21 4 8 12 13 25 17 9 4 26 8 59 17 43 12 77 25 94 29 21 9 33 22 46 34 9 17 13 34 13 59 0 22-4 43-17 60-13 21-34 35-55 47-26 9-51 13-81 13-50 0-89-8-114-30-30-22-47-51-52-94z">
          <text:p/>
        </draw:path>
        <draw:path draw:style-name="gr7" draw:text-style-name="P7" draw:layer="layout" svg:width="0.313cm" svg:height="0.394cm" svg:x="15.121cm" svg:y="6.273cm" svg:viewBox="0 0 314 395" svg:d="M255 387v-56c-30 43-72 64-123 64-21 0-42-4-63-13-22-8-35-17-44-29-12-13-17-30-21-51-4-13-4-34-4-59v-243h64v217c0 34 5 55 5 68 4 17 12 30 29 42 13 9 30 13 47 13 21 0 38-4 55-13 17-12 30-25 38-42 4-17 8-42 8-77v-208h68v387z">
          <text:p/>
        </draw:path>
        <draw:path draw:style-name="gr7" draw:text-style-name="P7" draw:layer="layout" svg:width="0.334cm" svg:height="0.542cm" svg:x="15.532cm" svg:y="6.265cm" svg:viewBox="0 0 335 543" svg:d="M0 543v-535h59v51c17-17 34-34 51-42 17-9 38-17 63-17 34 0 59 8 85 25 25 17 46 43 59 72 13 34 18 68 18 102 0 42-5 76-22 106-13 33-34 59-59 72-30 17-55 25-85 25-21 0-42-4-59-13-17-8-30-21-43-34v188zM59 203c0 51 13 89 34 110 17 25 42 38 72 38 29 0 50-13 72-38 21-25 34-63 34-114 0-47-13-85-34-110-17-26-43-38-72-38-26 0-51 17-72 42s-34 63-34 110z">
          <text:p/>
        </draw:path>
        <draw:path draw:style-name="gr7" draw:text-style-name="P7" draw:layer="layout" svg:width="0.331cm" svg:height="0.542cm" svg:x="15.946cm" svg:y="6.265cm" svg:viewBox="0 0 332 543" svg:d="M0 543v-535h61v51c12-17 29-34 46-42 17-9 38-17 64-17 34 0 63 8 84 25 26 17 47 43 60 72 12 34 17 68 17 102 0 42-5 76-22 106-12 33-33 59-59 72-25 17-55 25-84 25-22 0-43-4-60-13-17-8-29-21-42-34v188zM55 203c0 51 14 89 35 110 17 25 43 38 72 38 30 0 55-13 72-38 21-25 34-63 34-114 0-47-13-85-29-110-22-26-47-38-77-38-25 0-50 17-72 42-21 25-35 63-35 110z">
          <text:p/>
        </draw:path>
        <draw:path draw:style-name="gr7" draw:text-style-name="P7" draw:layer="layout" svg:width="0.36cm" svg:height="0.402cm" svg:x="16.332cm" svg:y="6.265cm" svg:viewBox="0 0 361 403" svg:d="M0 203c0-72 22-123 60-161 34-25 72-42 123-42s93 17 127 55c34 34 51 80 51 144 0 46-9 89-22 114-17 30-38 51-67 69-26 17-60 21-89 21-55 0-98-17-131-52-34-34-52-84-52-148zM68 203c0 51 9 85 30 110s51 38 85 38c29 0 59-13 80-38s30-63 30-114c0-47-9-81-30-106-25-25-51-38-80-38-34 0-64 13-85 38s-30 59-30 110z">
          <text:p/>
        </draw:path>
        <draw:path draw:style-name="gr7" draw:text-style-name="P7" draw:layer="layout" svg:width="0.207cm" svg:height="0.394cm" svg:x="16.768cm" svg:y="6.265cm" svg:viewBox="0 0 208 395" svg:d="M0 395v-387h55v60c17-26 29-43 42-55 14-9 27-13 43-13 22 0 47 8 68 21l-21 63c-17-12-34-16-51-16-12 0-25 4-39 12-8 9-17 21-25 38-5 22-9 47-9 77v200z">
          <text:p/>
        </draw:path>
        <draw:path draw:style-name="gr7" draw:text-style-name="P7" draw:layer="layout" svg:width="0.191cm" svg:height="0.525cm" svg:x="16.975cm" svg:y="6.142cm" svg:viewBox="0 0 192 526" svg:d="M179 463l13 55c-21 4-38 8-51 8-21 0-42-4-55-13-13-8-21-17-26-29-8-13-8-38-8-78v-224h-52v-51h52v-93l63-38v131h64v51h-64v230c0 17 0 29 5 34 0 4 4 8 8 12 9 5 13 5 26 5 4 0 17 0 25 0z">
          <text:p/>
        </draw:path>
        <draw:path draw:style-name="gr7" draw:text-style-name="P7" draw:layer="layout" svg:width="0.356cm" svg:height="0.402cm" svg:x="17.195cm" svg:y="6.265cm" svg:viewBox="0 0 357 403" svg:d="M289 271l68 8c-13 38-34 72-59 94-30 22-68 30-110 30-60 0-102-17-136-52-35-34-52-80-52-144 0-67 17-114 52-152 34-34 76-55 131-55 51 0 93 17 127 55 30 34 47 85 47 148 0 4 0 8 0 17h-288c4 42 17 72 38 97 21 21 47 34 81 34 21 0 42-8 59-21s29-30 42-59zM73 165h216c-4-30-13-55-25-72-21-25-47-38-81-38-29 0-55 8-76 29-21 22-30 47-34 81z">
          <text:p/>
        </draw:path>
        <draw:path draw:style-name="gr7" draw:text-style-name="P7" draw:layer="layout" svg:width="0.334cm" svg:height="0.538cm" svg:x="17.606cm" svg:y="6.129cm" svg:viewBox="0 0 335 539" svg:d="M272 531v-47c-22 38-60 55-107 55-30 0-59-8-85-25-25-17-46-39-59-68-13-30-21-68-21-106s4-72 17-106c13-29 34-55 59-72 26-17 55-25 85-25 25 0 46 8 63 17 17 8 34 21 44 38v-192h67v531zM68 340c0 51 8 85 29 110s47 38 72 38c30 0 55-13 76-34 17-25 31-59 31-110s-14-89-31-114c-21-25-46-38-76-38-29 0-55 13-72 38-21 21-29 59-29 110z">
          <text:p/>
        </draw:path>
        <draw:path draw:style-name="gr7" draw:text-style-name="P7" draw:layer="layout" svg:width="0.187cm" svg:height="0.525cm" svg:x="18.211cm" svg:y="6.142cm" svg:viewBox="0 0 188 526" svg:d="M179 463l9 55c-17 4-34 8-51 8-21 0-44-4-56-13-13-8-21-17-26-29-4-13-8-38-8-78v-224h-47v-51h47v-93l64-38v131h68v51h-68v230c0 17 0 29 5 34 4 4 4 8 12 12 5 5 13 5 21 5 9 0 17 0 30 0z">
          <text:p/>
        </draw:path>
        <draw:path draw:style-name="gr7" draw:text-style-name="P7" draw:layer="layout" svg:width="0.36cm" svg:height="0.402cm" svg:x="18.427cm" svg:y="6.265cm" svg:viewBox="0 0 361 403" svg:d="M0 203c0-72 21-123 59-161 35-25 73-42 124-42s93 17 127 55c34 34 51 80 51 144 0 46-8 89-21 114-17 30-38 51-68 69-25 17-59 21-89 21-55 0-97-17-132-52-34-34-51-84-51-148zM69 203c0 51 8 85 30 110 21 25 50 38 84 38 30 0 59-13 81-38 21-25 29-63 29-114 0-47-8-81-29-106-26-25-51-38-81-38-34 0-63 13-84 38-22 25-30 59-30 110z">
          <text:p/>
        </draw:path>
        <draw:path draw:style-name="gr7" draw:text-style-name="P7" draw:layer="layout" svg:width="0.356cm" svg:height="0.402cm" svg:x="19.045cm" svg:y="6.265cm" svg:viewBox="0 0 357 403" svg:d="M284 271l69 8c-9 38-30 72-61 94-25 22-63 30-110 30-55 0-97-17-131-52-34-34-51-80-51-144 0-67 17-114 51-152 34-34 76-55 131-55 51 0 93 17 124 55 34 34 51 85 51 148 0 4 0 8 0 17h-289c4 42 13 72 34 97 25 21 51 34 85 34 21 0 42-8 59-21s29-30 38-59zM72 165h216c-4-30-13-55-25-72-21-25-47-38-81-38-29 0-55 8-76 29-21 22-34 47-34 81z">
          <text:p/>
        </draw:path>
        <draw:polygon draw:style-name="gr7" draw:text-style-name="P7" draw:layer="layout" svg:width="0.068cm" svg:height="0.535cm" svg:x="19.477cm" svg:y="6.129cm" svg:viewBox="0 0 69 536" draw:points="0,0 69,0 69,536 0,536">
          <text:p/>
        </draw:polygon>
        <draw:path draw:style-name="gr7" draw:text-style-name="P7" draw:layer="layout" svg:width="0.356cm" svg:height="0.402cm" svg:x="19.621cm" svg:y="6.265cm" svg:viewBox="0 0 357 403" svg:d="M285 271l67 8c-8 38-29 72-59 94-25 22-63 30-110 30-55 0-97-17-132-52-34-34-51-80-51-144 0-67 17-114 51-152 35-34 77-55 132-55 51 0 93 17 123 55 34 34 51 85 51 148 0 4 0 8 0 17h-289c4 42 12 72 35 97 25 21 50 34 84 34 21 0 43-8 60-21 16-13 29-30 38-59zM72 165h217c-4-30-13-55-26-72-21-25-46-38-80-38-30 0-55 8-76 29-21 22-35 47-35 81z">
          <text:p/>
        </draw:path>
        <draw:path draw:style-name="gr7" draw:text-style-name="P7" draw:layer="layout" svg:width="0.525cm" svg:height="0.394cm" svg:x="20.053cm" svg:y="6.265cm" svg:viewBox="0 0 526 395" svg:d="M0 395v-387h59v55c13-17 30-34 47-46 22-9 47-17 73-17 25 0 50 8 67 21 21 8 34 25 38 47 34-43 72-68 119-68 38 0 68 13 89 34s34 55 34 97v264h-68v-243c0-25 0-42-4-55s-13-21-26-29c-8-5-21-9-38-9-25 0-51 9-67 25-17 17-26 47-26 89v222h-68v-251c0-30-4-51-12-64-13-17-30-21-55-21-17 0-34 4-52 13-13 8-26 25-34 42-4 21-8 47-8 81v200z">
          <text:p/>
        </draw:path>
        <draw:path draw:style-name="gr7" draw:text-style-name="P7" draw:layer="layout" svg:width="0.063cm" svg:height="0.53cm" svg:x="20.671cm" svg:y="6.129cm" svg:viewBox="0 0 64 531" svg:d="M0 77v-77h64v77zM0 531v-387h64v387z">
          <text:p/>
        </draw:path>
        <draw:path draw:style-name="gr7" draw:text-style-name="P7" draw:layer="layout" svg:width="0.313cm" svg:height="0.394cm" svg:x="20.836cm" svg:y="6.265cm" svg:viewBox="0 0 314 395" svg:d="M0 395v-387h59v55c26-42 68-63 123-63 21 0 42 4 64 13 16 8 33 21 42 33 9 13 18 30 22 47 0 13 4 34 4 63v239h-68v-234c0-26 0-47-5-60-8-12-17-25-29-29-13-9-26-13-47-13-25 0-51 9-72 25-17 17-30 51-30 102v209z">
          <text:p/>
        </draw:path>
        <draw:path draw:style-name="gr7" draw:text-style-name="P7" draw:layer="layout" svg:width="0.352cm" svg:height="0.402cm" svg:x="21.225cm" svg:y="6.265cm" svg:viewBox="0 0 353 403" svg:d="M272 347c-21 22-46 35-67 43-22 9-47 13-72 13-43 0-77-8-98-30-26-22-35-47-35-81 0-17 5-34 14-51 9-13 17-25 34-38 13-8 30-17 47-21 12 0 29-4 55-9 55-4 93-12 118-21 0-8 0-17 0-17 0-29-4-46-17-59-17-13-42-21-76-21-30 0-51 4-68 17-12 8-25 29-34 55l-64-9c9-25 18-46 31-63 12-17 33-30 59-38 25-13 55-17 84-17 34 0 60 4 81 13 21 8 38 16 46 29 9 13 17 26 22 47 0 8 4 29 4 59v85c0 63 0 101 4 114 0 17 4 35 13 48h-68c-4-13-8-31-13-48zM268 203c-25 8-59 17-106 25-29 0-46 5-59 13-8 4-17 9-25 21-5 9-9 17-9 30 0 17 9 34 21 42 13 13 30 17 55 17 26 0 51-4 68-17 21-8 34-25 42-42 9-17 13-38 13-68z">
          <text:p/>
        </draw:path>
        <draw:path draw:style-name="gr7" draw:text-style-name="P7" draw:layer="layout" svg:width="0.187cm" svg:height="0.525cm" svg:x="21.623cm" svg:y="6.142cm" svg:viewBox="0 0 188 526" svg:d="M179 463l9 55c-17 4-34 8-51 8-21 0-42-4-55-13-13-8-21-17-26-29-8-13-8-38-8-78v-224h-48v-51h48v-93l63-38v131h68v51h-68v230c0 17 0 29 5 34 0 4 4 8 12 12 5 5 13 5 22 5 8 0 16 0 29 0z">
          <text:p/>
        </draw:path>
        <draw:path draw:style-name="gr7" draw:text-style-name="P7" draw:layer="layout" svg:width="0.356cm" svg:height="0.402cm" svg:x="21.839cm" svg:y="6.265cm" svg:viewBox="0 0 357 403" svg:d="M288 271l69 8c-14 38-31 72-60 94-30 22-68 30-110 30-60 0-102-17-136-52-34-34-51-80-51-144 0-67 17-114 51-152 34-34 76-55 131-55 51 0 93 17 127 55 30 34 48 85 48 148 0 4 0 8 0 17h-289c4 42 17 72 38 97 21 21 47 34 81 34 21 0 42-8 59-21s29-30 42-59zM72 165h216c-4-30-13-55-25-72-21-25-47-38-81-38-29 0-55 8-76 29-21 22-30 47-34 81z">
          <text:p/>
        </draw:path>
        <draw:path draw:style-name="gr7" draw:text-style-name="P7" draw:layer="layout" svg:width="0.356cm" svg:height="0.402cm" svg:x="22.457cm" svg:y="6.265cm" svg:viewBox="0 0 357 403" svg:d="M272 347c-21 22-46 35-67 43-22 9-47 13-72 13-43 0-78-8-99-30s-34-47-34-81c0-17 5-34 13-51 8-13 21-25 34-38 13-8 30-17 47-21 13 0 34-4 60-9 51-4 89-12 114-21 0-8 0-17 0-17 0-29-4-46-17-59-17-13-42-21-76-21-30 0-51 4-68 17-13 8-26 29-30 55l-64-9c4-25 13-46 25-63 13-17 34-30 61-38 25-13 55-17 89-17 29 0 59 4 80 13 17 8 34 16 42 29 9 13 17 26 22 47 4 8 4 29 4 59v85c0 63 0 101 4 114 0 17 8 35 17 48h-68c-8-13-13-31-17-48zM268 203c-21 8-59 17-106 25-25 0-46 5-55 13-13 4-22 9-26 21-9 9-13 17-13 30 0 17 9 34 22 42 13 13 34 17 59 17 26 0 47-4 68-17 17-8 34-25 43-42 4-17 8-38 8-68z">
          <text:p/>
        </draw:path>
        <draw:path draw:style-name="gr7" draw:text-style-name="P7" draw:layer="layout" svg:width="0.313cm" svg:height="0.394cm" svg:x="22.889cm" svg:y="6.265cm" svg:viewBox="0 0 314 395" svg:d="M0 395v-387h59v55c30-42 69-63 124-63 26 0 47 4 64 13 21 8 34 21 42 33 13 13 17 30 21 47 4 13 4 34 4 63v239h-63v-234c0-26-4-47-9-60-4-12-12-25-25-29-13-9-30-13-47-13-29 0-50 9-73 25-21 17-29 51-29 102v209z">
          <text:p/>
        </draw:path>
        <draw:path draw:style-name="gr7" draw:text-style-name="P7" draw:layer="layout" svg:width="0.334cm" svg:height="0.538cm" svg:x="23.279cm" svg:y="6.129cm" svg:viewBox="0 0 335 539" svg:d="M272 531v-47c-23 38-61 55-107 55-30 0-60-8-85-25s-47-39-59-68c-17-30-21-68-21-106s4-72 17-106c12-29 33-55 59-72 25-17 55-25 84-25 26 0 47 8 64 17 17 8 34 21 42 38v-192h69v531zM67 340c0 51 9 85 30 110s47 38 72 38c30 0 55-13 76-34 17-25 31-59 31-110s-14-89-35-114c-17-25-42-38-72-38s-55 13-76 38c-17 21-26 59-26 110z">
          <text:p/>
        </draw:path>
        <draw:path draw:style-name="gr7" draw:text-style-name="P7" draw:layer="layout" svg:width="0.063cm" svg:height="0.53cm" svg:x="23.918cm" svg:y="6.129cm" svg:viewBox="0 0 64 531" svg:d="M0 77v-77h64v77zM0 531v-387h64v387z">
          <text:p/>
        </draw:path>
        <draw:path draw:style-name="gr7" draw:text-style-name="P7" draw:layer="layout" svg:width="0.313cm" svg:height="0.394cm" svg:x="24.083cm" svg:y="6.265cm" svg:viewBox="0 0 314 395" svg:d="M0 395v-387h59v55c26-42 68-63 124-63 21 0 42 4 63 13 17 8 34 21 43 33 8 13 17 30 21 47 0 13 4 34 4 63v239h-68v-234c0-26 0-47-4-60-8-12-17-25-29-29-13-9-26-13-48-13-25 0-51 9-72 25-17 17-30 51-30 102v209z">
          <text:p/>
        </draw:path>
        <draw:path draw:style-name="gr7" draw:text-style-name="P7" draw:layer="layout" svg:width="0.322cm" svg:height="0.402cm" svg:x="24.671cm" svg:y="6.265cm" svg:viewBox="0 0 323 403" svg:d="M0 279l68-8c0 25 13 46 30 59s38 21 67 21c30 0 52-8 69-21 13-8 21-25 21-42 0-13-8-26-21-34-8-4-30-13-64-21-51-13-81-21-102-34-17-9-30-21-42-34-9-17-13-34-13-51s4-34 13-51c8-12 17-25 29-34 13-8 26-16 43-21 17-4 38-8 55-8 29 0 60 4 81 13 26 12 43 21 51 38 13 12 17 34 21 59l-63 8c0-21-9-33-26-46-13-13-35-17-60-17-30 0-51 4-64 17-12 8-16 21-16 34 0 8 0 17 8 21 4 8 13 13 25 17 5 4 26 8 55 17 48 12 82 25 99 29 17 9 34 22 42 34 13 17 17 34 17 59 0 22-8 43-21 60-13 21-30 35-55 47-21 9-52 13-82 13-50 0-88-8-114-30-25-22-42-51-51-94z">
          <text:p/>
        </draw:path>
        <draw:path draw:style-name="gr7" draw:text-style-name="P7" draw:layer="layout" svg:width="0.36cm" svg:height="0.402cm" svg:x="25.044cm" svg:y="6.265cm" svg:viewBox="0 0 361 403" svg:d="M0 203c0-72 21-123 59-161 34-25 76-42 123-42 51 0 98 17 128 55 34 34 51 80 51 144 0 46-5 89-21 114-13 30-34 51-64 69-31 17-60 21-94 21-55 0-97-17-131-52-34-34-51-84-51-148zM68 203c0 51 12 85 33 110 22 25 47 38 81 38 30 0 59-13 80-38 23-25 35-63 35-114 0-47-12-81-35-106-21-25-50-38-80-38-34 0-59 13-81 38-21 25-33 59-33 110z">
          <text:p/>
        </draw:path>
        <draw:path draw:style-name="gr7" draw:text-style-name="P7" draw:layer="layout" svg:width="0.521cm" svg:height="0.394cm" svg:x="25.48cm" svg:y="6.265cm" svg:viewBox="0 0 522 395" svg:d="M0 395v-387h59v55c13-17 26-34 47-46 21-9 42-17 67-17 30 0 56 8 72 21 18 8 31 25 40 47 29-43 72-68 118-68 38 0 68 13 89 34s30 55 30 97v264h-64v-243c0-25-4-42-8-55-5-13-9-21-22-29-12-5-25-9-38-9-29 0-50 9-67 25-17 17-30 47-30 89v222h-64v-251c0-30-5-51-17-64-9-17-26-21-51-21-17 0-34 4-51 13-17 8-25 25-34 42-8 21-13 47-13 81v200z">
          <text:p/>
        </draw:path>
        <draw:path draw:style-name="gr7" draw:text-style-name="P7" draw:layer="layout" svg:width="0.355cm" svg:height="0.402cm" svg:x="26.073cm" svg:y="6.265cm" svg:viewBox="0 0 356 403" svg:d="M288 271l68 8c-12 38-29 72-59 94s-68 30-110 30c-55 0-102-17-136-52-34-34-51-80-51-144 0-67 17-114 51-152 34-34 77-55 132-55 50 0 93 17 127 55 29 34 46 85 46 148 0 4 0 8 0 17h-288c5 42 17 72 38 97 22 21 47 34 81 34 25 0 42-8 59-21s34-30 42-59zM73 165h215c-4-30-12-55-25-72-21-25-46-38-80-38-30 0-55 8-77 29-21 22-29 47-33 81z">
          <text:p/>
        </draw:path>
        <draw:path draw:style-name="gr7" draw:text-style-name="P7" draw:layer="layout" svg:width="0.334cm" svg:height="0.402cm" svg:x="26.695cm" svg:y="6.265cm" svg:viewBox="0 0 335 403" svg:d="M272 254l63 8c-8 43-25 81-55 107-29 21-63 34-107 34-55 0-97-17-127-52-33-34-46-84-46-148 0-42 4-76 17-110 17-30 38-51 63-68 30-17 60-25 93-25 44 0 78 13 103 34s42 50 51 89l-64 8c-4-25-17-42-29-55-17-13-34-21-56-21-34 0-60 13-81 34-21 25-34 63-34 114s13 89 30 110c21 25 47 38 80 38 27 0 48-8 65-25 17-13 25-38 34-72z">
          <text:p/>
        </draw:path>
        <draw:path draw:style-name="gr7" draw:text-style-name="P7" draw:layer="layout" svg:width="0.356cm" svg:height="0.402cm" svg:x="27.059cm" svg:y="6.265cm" svg:viewBox="0 0 357 403" svg:d="M276 347c-25 22-46 35-68 43-25 9-46 13-72 13-43 0-77-8-98-30-25-22-38-47-38-81 0-17 4-34 17-51 8-13 17-25 30-38 16-8 29-17 50-21 14 0 31-4 56-9 55-4 93-12 119-21 0-8 0-17 0-17 0-29-9-46-21-59-13-13-38-21-72-21-30 0-55 4-68 17-18 8-26 29-35 55l-63-9c8-25 17-46 29-63 13-17 34-30 61-38 21-13 50-17 84-17s59 4 81 13c21 8 34 16 46 29 9 13 17 26 21 47 0 8 0 29 0 59v85c0 63 5 101 5 114 4 17 8 35 17 48h-68c-4-13-9-31-13-48zM272 203c-26 8-59 17-106 25-30 0-47 5-59 13-10 4-18 9-27 21-4 9-8 17-8 30 0 17 4 34 21 42 14 13 31 17 56 17 26 0 47-4 68-17 21-8 34-25 42-42 9-17 13-38 13-68z">
          <text:p/>
        </draw:path>
        <draw:path draw:style-name="gr7" draw:text-style-name="P7" draw:layer="layout" svg:width="0.317cm" svg:height="0.402cm" svg:x="27.47cm" svg:y="6.265cm" svg:viewBox="0 0 318 403" svg:d="M0 279l63-8c4 25 13 46 30 59s38 21 67 21c30 0 55-8 68-21 17-8 21-25 21-42 0-13-4-26-17-34-8-4-33-13-67-21-47-13-81-21-98-34-21-9-34-21-42-34-13-17-17-34-17-51s4-34 13-51c8-12 17-25 34-34 8-8 21-16 38-21 17-4 38-8 59-8 30 0 55 4 76 13 26 12 44 21 52 38 13 12 21 34 25 59l-64 8c-4-21-13-33-26-46-16-13-33-17-59-17-29 0-51 4-63 17-13 8-21 21-21 34 0 8 4 17 8 21 4 8 13 13 25 17 5 4 26 8 55 17 47 12 81 25 98 29 22 9 35 22 43 34 13 17 17 34 17 59 0 22-4 43-17 60-13 21-35 35-56 47-25 9-51 13-85 13-46 0-84-8-114-30-25-22-42-51-46-94z">
          <text:p/>
        </draw:path>
        <draw:path draw:style-name="gr7" draw:text-style-name="P7" draw:layer="layout" svg:width="0.356cm" svg:height="0.402cm" svg:x="27.842cm" svg:y="6.265cm" svg:viewBox="0 0 357 403" svg:d="M285 271l68 8c-9 38-30 72-60 94-25 22-63 30-110 30-55 0-97-17-131-52-35-34-52-80-52-144 0-67 17-114 52-152 34-34 76-55 131-55 51 0 93 17 123 55 34 34 51 85 51 148 0 4 0 8 0 17h-288c4 42 13 72 38 97 21 21 47 34 80 34 22 0 43-8 60-21s29-30 38-59zM73 165h216c-4-30-13-55-25-72-22-25-47-38-81-38-29 0-55 8-76 29-21 22-34 47-34 81z">
          <text:p/>
        </draw:path>
        <draw:path draw:style-name="gr7" draw:text-style-name="P7" draw:layer="layout" svg:width="0.321cm" svg:height="0.402cm" svg:x="28.249cm" svg:y="6.265cm" svg:viewBox="0 0 322 403" svg:d="M0 279l63-8c4 25 17 46 34 59 13 13 38 21 69 21 29 0 50-8 67-21 13-8 22-25 22-42 0-13-9-26-22-34-8-4-29-13-63-21-52-13-86-21-103-34-17-9-34-21-42-34-9-17-13-34-13-51s4-34 13-51c4-12 17-25 30-34 8-8 25-16 42-21 17-4 34-8 55-8 31 0 60 4 81 13 22 12 38 21 51 38 13 12 17 34 21 59l-63 8c-4-21-9-33-26-46-12-13-33-17-60-17-29 0-51 4-63 17-13 8-17 21-17 34 0 8 0 17 8 21 4 8 13 13 21 17 9 4 26 8 61 17 46 12 80 25 97 29 17 9 34 22 42 34 9 17 17 34 17 59 0 22-8 43-21 60-13 21-30 35-55 47-21 9-51 13-80 13-52 0-90-8-116-30-25-22-42-51-50-94z">
          <text:p/>
        </draw:path>
        <draw:path draw:style-name="gr7" draw:text-style-name="P7" draw:layer="layout" svg:width="0.211cm" svg:height="0.394cm" svg:x="28.85cm" svg:y="6.265cm" svg:viewBox="0 0 212 395" svg:d="M0 395v-387h59v60c17-26 30-43 42-55 13-9 26-13 43-13 22 0 43 8 68 21l-25 63c-17-12-31-16-48-16-12 0-25 4-38 12-12 9-21 21-25 38-9 22-9 47-9 77v200z">
          <text:p/>
        </draw:path>
        <draw:path draw:style-name="gr7" draw:text-style-name="P7" draw:layer="layout" svg:width="0.356cm" svg:height="0.402cm" svg:x="29.074cm" svg:y="6.265cm" svg:viewBox="0 0 357 403" svg:d="M289 271l68 8c-13 38-30 72-60 94-29 22-67 30-111 30-59 0-101-17-135-52-34-34-51-80-51-144 0-67 17-114 51-152 34-34 76-55 131-55 52 0 94 17 128 55 30 34 47 85 47 148 0 4 0 8 0 17h-289c4 42 17 72 38 97 21 21 46 34 80 34 21 0 44-8 61-21s29-30 42-59zM72 165h217c-4-30-13-55-25-72-22-25-47-38-82-38-30 0-55 8-76 29-21 22-30 47-34 81z">
          <text:p/>
        </draw:path>
        <draw:path draw:style-name="gr7" draw:text-style-name="P7" draw:layer="layout" svg:width="0.334cm" svg:height="0.538cm" svg:x="29.485cm" svg:y="6.129cm" svg:viewBox="0 0 335 539" svg:d="M276 531v-47c-26 38-64 55-110 55-30 0-59-8-85-25s-47-39-60-68c-13-30-21-68-21-106s4-72 21-106c13-29 29-55 56-72 25-17 55-25 85-25 25 0 46 8 63 17 17 8 34 21 47 38v-192h63v531zM67 340c0 51 10 85 31 110s47 38 76 38c26 0 51-13 72-34 17-25 30-59 30-110s-13-89-30-114c-21-25-46-38-76-38s-55 13-72 38c-21 21-31 59-31 110z">
          <text:p/>
        </draw:path>
        <draw:path draw:style-name="gr7" draw:text-style-name="P7" draw:layer="layout" svg:width="0.314cm" svg:height="0.394cm" svg:x="29.916cm" svg:y="6.273cm" svg:viewBox="0 0 315 395" svg:d="M254 387v-56c-29 43-67 64-122 64-21 0-43-4-64-13-17-8-34-17-42-29-9-13-17-30-21-51 0-13-5-34-5-59v-243h68v217c0 34 0 55 4 68 5 17 13 30 26 42 13 9 29 13 46 13 22 0 38-4 55-13 17-12 30-25 39-42 8-17 12-42 12-77v-208h65v387z">
          <text:p/>
        </draw:path>
        <draw:path draw:style-name="gr7" draw:text-style-name="P7" draw:layer="layout" svg:width="0.335cm" svg:height="0.402cm" svg:x="30.31cm" svg:y="6.265cm" svg:viewBox="0 0 336 403" svg:d="M272 254l64 8c-5 43-26 81-55 107-26 21-65 34-107 34-51 0-93-17-127-52-30-34-47-84-47-148 0-42 9-76 21-110 13-30 34-51 64-68 25-17 59-25 89-25 42 0 76 13 107 34 25 21 42 50 50 89l-63 8c-9-25-18-42-35-55-13-13-34-21-55-21-34 0-59 13-80 34-22 25-30 63-30 114s8 89 30 110c21 25 46 38 76 38 25 0 46-8 63-25 18-13 31-38 35-72z">
          <text:p/>
        </draw:path>
        <draw:path draw:style-name="gr7" draw:text-style-name="P7" draw:layer="layout" svg:width="0.356cm" svg:height="0.402cm" svg:x="30.678cm" svg:y="6.265cm" svg:viewBox="0 0 357 403" svg:d="M285 271l68 8c-9 38-30 72-59 94-26 22-64 30-111 30-55 0-97-17-131-52-35-34-52-80-52-144 0-67 17-114 52-152 34-34 76-55 131-55 51 0 94 17 123 55 34 34 51 85 51 148 0 4 0 8 0 17h-288c4 42 13 72 34 97 21 21 51 34 80 34 26 0 47-8 64-21s30-30 38-59zM73 165h216c-4-30-12-55-25-72-21-25-47-38-81-38-29 0-55 8-76 29-21 22-34 47-34 81z">
          <text:p/>
        </draw:path>
        <draw:path draw:style-name="gr7" draw:text-style-name="P7" draw:layer="layout" svg:width="0.19cm" svg:height="0.525cm" svg:x="31.28cm" svg:y="6.142cm" svg:viewBox="0 0 191 526" svg:d="M178 463l13 55c-21 4-39 8-52 8-25 0-42-4-55-13-12-8-21-17-25-29-9-13-9-38-9-78v-224h-50v-51h50v-93l64-38v131h64v51h-64v230c0 17 0 29 4 34 0 4 4 8 9 12 8 5 12 5 25 5 4 0 18 0 26 0z">
          <text:p/>
        </draw:path>
        <draw:path draw:style-name="gr7" draw:text-style-name="P7" draw:layer="layout" svg:width="0.313cm" svg:height="0.53cm" svg:x="31.521cm" svg:y="6.129cm" svg:viewBox="0 0 314 531" svg:d="M0 531v-531h68v191c29-34 67-55 114-55 30 0 55 8 77 17 17 12 34 29 42 46 9 21 13 51 13 89v243h-63v-243c0-34-10-59-23-72-12-17-33-21-59-21-21 0-38 4-55 13-17 12-29 25-38 42-4 17-8 38-8 72v209z">
          <text:p/>
        </draw:path>
        <draw:path draw:style-name="gr7" draw:text-style-name="P7" draw:layer="layout" svg:width="0.356cm" svg:height="0.402cm" svg:x="31.91cm" svg:y="6.265cm" svg:viewBox="0 0 357 403" svg:d="M289 271l68 8c-13 38-34 72-59 94-30 22-68 30-111 30-60 0-102-17-136-52-34-34-51-80-51-144 0-67 17-114 51-152 34-34 76-55 131-55 52 0 95 17 128 55 30 34 47 85 47 148 0 4 0 8 0 17h-289c4 42 17 72 38 97 21 21 47 34 81 34 21 0 43-8 60-21s30-30 42-59zM72 165h217c-4-30-12-55-25-72-21-25-48-38-82-38-29 0-55 8-76 29-21 22-29 47-34 81z">
          <text:p/>
        </draw:path>
        <draw:path draw:style-name="gr7" draw:text-style-name="P7" draw:layer="layout" svg:width="0.314cm" svg:height="0.53cm" svg:x="0.668cm" svg:y="7.018cm" svg:viewBox="0 0 315 531" svg:d="M0 531v-531h64v192c30-34 69-55 115-55 30 0 55 8 76 17 22 12 34 29 43 46 12 21 17 51 17 89v242h-68v-242c0-34-4-59-21-72-13-17-34-21-60-21-21 0-38 4-56 13-16 12-29 25-33 42-9 17-13 38-13 72v208z">
          <text:p/>
        </draw:path>
        <draw:path draw:style-name="gr7" draw:text-style-name="P7" draw:layer="layout" svg:width="0.355cm" svg:height="0.402cm" svg:x="1.054cm" svg:y="7.154cm" svg:viewBox="0 0 356 403" svg:d="M276 348c-26 21-47 34-72 42-22 9-44 13-73 13-38 0-72-8-98-30-21-21-33-46-33-80 0-18 4-35 12-52 9-17 21-25 34-38 17-8 30-17 47-21 12-4 34-4 59-9 56-8 94-12 120-21 0-8 0-17 0-17 0-29-9-46-22-59-17-13-38-21-73-21-29 0-55 4-67 17-17 8-26 29-34 55l-64-9c5-25 17-46 30-63s30-30 55-38c25-13 55-17 89-17 35 0 60 4 81 13 21 8 34 16 47 29 8 13 17 26 17 42 4 13 4 34 4 64v85c0 64 4 102 4 115 5 17 9 34 17 47h-68c-8-13-12-30-12-47zM272 203c-26 8-60 17-107 25-30 0-47 5-60 13-12 4-21 9-25 21-4 9-8 17-8 31 0 17 4 30 21 42 12 13 29 17 55 17 25 0 47-4 69-17 21-8 33-25 42-42 8-18 13-39 13-69z">
          <text:p/>
        </draw:path>
        <draw:path draw:style-name="gr7" draw:text-style-name="P7" draw:layer="layout" svg:width="0.207cm" svg:height="0.394cm" svg:x="1.49cm" svg:y="7.154cm" svg:viewBox="0 0 208 395" svg:d="M0 395v-387h55v60c18-26 30-47 43-55 13-9 30-13 42-13 22 0 47 8 68 21l-21 63c-17-12-34-16-51-16-13 0-25 4-38 12-8 9-17 21-21 39-9 22-13 47-13 77v199z">
          <text:p/>
        </draw:path>
        <draw:path draw:style-name="gr7" draw:text-style-name="P7" draw:layer="layout" svg:width="0.334cm" svg:height="0.538cm" svg:x="1.71cm" svg:y="7.018cm" svg:viewBox="0 0 335 539" svg:d="M276 531v-47c-25 38-59 55-110 55-30 0-56-8-86-25-25-17-42-39-59-68-13-30-21-68-21-106s8-72 21-106c13-30 30-56 55-73s56-25 90-25c21 0 42 4 59 17 21 8 34 21 47 38v-191h63v531zM68 340c0 51 12 85 33 110 17 25 44 38 73 38 30 0 51-13 72-38 21-21 30-55 30-106s-9-89-30-115c-21-25-46-38-76-38s-52 13-73 34c-21 26-29 64-29 115z">
          <text:p/>
        </draw:path>
        <draw:path draw:style-name="gr7" draw:text-style-name="P7" draw:layer="layout" svg:width="0.318cm" svg:height="0.402cm" svg:x="2.12cm" svg:y="7.154cm" svg:viewBox="0 0 319 403" svg:d="M0 279l64-8c4 26 13 47 30 60 16 13 42 21 72 21 29 0 50-8 63-21 17-8 21-25 21-42 0-14-4-27-17-35-8-4-29-13-67-21-47-13-81-22-98-34-21-9-34-21-42-34-9-17-17-34-17-51s4-34 13-51c8-12 21-25 33-34 9-8 22-16 43-21 17-4 34-8 55-8 29 0 55 4 80 13 21 8 39 21 52 38 9 12 17 33 21 59l-64 8c-5-21-13-34-26-46-12-13-34-17-59-17-30 0-51 4-63 17-13 8-22 21-22 34 0 8 5 17 9 21 4 8 13 13 25 17 9 4 26 8 60 17 46 12 76 21 94 29 21 9 34 21 46 34 9 17 13 34 13 60 0 22-4 43-17 60-13 21-34 34-56 46-25 9-51 13-80 13-51 0-89-8-115-30-29-21-46-50-51-94z">
          <text:p/>
        </draw:path>
        <draw:path draw:style-name="gr7" draw:text-style-name="P7" draw:layer="layout" svg:width="0.313cm" svg:height="0.53cm" svg:x="2.514cm" svg:y="7.018cm" svg:viewBox="0 0 314 531" svg:d="M0 531v-531h68v192c29-34 68-55 115-55 30 0 55 8 76 17 22 12 34 29 43 46 8 21 12 51 12 89v242h-63v-242c0-34-9-59-21-72-13-17-34-21-60-21-21 0-39 4-56 13-17 12-29 25-38 42-4 17-8 38-8 72v208z">
          <text:p/>
        </draw:path>
        <draw:path draw:style-name="gr7" draw:text-style-name="P7" draw:layer="layout" svg:width="0.063cm" svg:height="0.53cm" svg:x="2.929cm" svg:y="7.018cm" svg:viewBox="0 0 64 531" svg:d="M0 77v-77h64v77zM0 531v-386h64v386z">
          <text:p/>
        </draw:path>
        <draw:path draw:style-name="gr7" draw:text-style-name="P7" draw:layer="layout" svg:width="0.334cm" svg:height="0.542cm" svg:x="3.09cm" svg:y="7.154cm" svg:viewBox="0 0 335 543" svg:d="M0 543v-535h59v51c17-17 31-34 52-42 17-13 38-17 63-17 34 0 60 8 85 25s47 43 59 72c13 34 17 65 17 103s-4 76-21 106c-13 34-34 55-59 72-30 17-55 25-85 25-21 0-42-4-59-13-17-8-35-21-43-34v187zM59 204c0 51 13 89 31 110 21 26 46 38 76 38s51-12 72-38c21-25 34-63 34-114 0-47-13-86-34-111-17-26-42-38-72-38-25 0-51 12-72 42-22 25-35 64-35 111z">
          <text:p/>
        </draw:path>
        <draw:path draw:style-name="gr7" draw:text-style-name="P7" draw:layer="layout" svg:width="0.322cm" svg:height="0.402cm" svg:x="3.475cm" svg:y="7.154cm" svg:viewBox="0 0 323 403" svg:d="M0 279l68-8c0 26 13 47 29 60 17 13 39 21 68 21 30 0 51-8 69-21 13-8 21-25 21-42 0-14-8-27-21-35-9-4-31-13-65-21-50-13-80-22-101-34-17-9-30-21-43-34-8-17-12-34-12-51s4-34 12-51c9-12 17-25 30-34 13-8 26-16 42-21 17-4 39-8 55-8 30 0 60 4 82 13 25 8 42 21 51 38 12 12 17 33 21 59l-64 8c0-21-8-34-26-46-13-13-34-17-59-17-30 0-51 4-64 17-12 8-17 21-17 34 0 8 0 17 9 21 4 8 12 13 25 17 4 4 26 8 55 17 47 12 82 21 99 29 16 9 33 21 42 34 13 17 17 34 17 60 0 22-9 43-21 60-13 21-30 34-55 46-22 9-52 13-82 13-51 0-89-8-114-30-26-21-42-50-51-94z">
          <text:p/>
        </draw:path>
        <draw:path draw:style-name="gr7" draw:text-style-name="P7" draw:layer="layout" svg:width="0.224cm" svg:height="0.538cm" svg:x="4.038cm" svg:y="7.01cm" svg:viewBox="0 0 225 539" svg:d="M55 539v-336h-55v-51h55v-38c0-25 4-46 9-59 4-17 17-30 33-42 14-9 40-13 65-13 21 0 38 0 63 4l-12 59c-13-4-26-4-38-4-17 0-34 4-43 13-8 8-12 25-12 46v34h76v51h-76v336z">
          <text:p/>
        </draw:path>
        <draw:path draw:style-name="gr7" draw:text-style-name="P7" draw:layer="layout" svg:width="0.356cm" svg:height="0.402cm" svg:x="4.262cm" svg:y="7.154cm" svg:viewBox="0 0 357 403" svg:d="M272 348c-21 21-46 34-67 42-21 9-48 13-73 13-43 0-76-8-98-30-25-21-34-46-34-80 0-18 5-35 13-52 9-17 21-25 34-38 13-8 30-17 47-21 12-4 29-4 59-9 52-8 90-12 115-21 0-8 0-17 0-17 0-29-4-46-17-59-17-13-42-21-77-21-30 0-51 4-68 17-12 8-25 29-29 55l-68-9c8-25 17-46 30-63 12-17 33-30 59-38 25-13 55-17 86-17 33 0 63 4 80 13 21 8 38 16 47 29 8 13 16 26 21 42 0 13 4 34 4 64v85c0 64 0 102 4 115 0 17 9 34 17 47h-72c-4-13-8-30-13-47zM268 203c-21 8-59 17-107 25-25 0-46 5-59 13-8 4-17 9-25 21-5 9-9 17-9 31 0 17 9 30 21 42 13 13 34 17 60 17 21 0 47-4 64-17 21-8 34-25 47-42 4-18 8-39 8-69z">
          <text:p/>
        </draw:path>
        <draw:path draw:style-name="gr7" draw:text-style-name="P7" draw:layer="layout" svg:width="0.339cm" svg:height="0.402cm" svg:x="4.673cm" svg:y="7.154cm" svg:viewBox="0 0 340 403" svg:d="M272 254l68 8c-9 44-26 82-55 107-30 21-65 34-107 34-55 0-97-17-127-51-34-34-51-85-51-149 0-42 9-76 21-110 17-30 34-51 64-68 29-17 59-25 93-25 42 0 77 13 103 34 25 21 42 51 50 89l-63 8c-4-25-17-42-30-55-18-13-35-21-60-21-30 0-59 13-76 34-21 25-34 63-34 114s13 90 29 111c22 26 47 38 81 38 25 0 46-8 64-25 17-17 26-38 30-73z">
          <text:p/>
        </draw:path>
        <draw:path draw:style-name="gr7" draw:text-style-name="P7" draw:layer="layout" svg:width="0.356cm" svg:height="0.402cm" svg:x="5.041cm" svg:y="7.154cm" svg:viewBox="0 0 357 403" svg:d="M289 271l68 8c-13 39-30 73-59 94-30 22-68 30-110 30-60 0-103-17-137-51s-51-85-51-145c0-67 17-118 51-152s77-55 132-55c51 0 94 17 127 55 30 34 47 85 47 148 0 4 0 9 0 17h-289c4 42 17 73 38 98 22 22 48 34 82 34 21 0 42-8 59-21s30-30 42-60zM72 165h217c-4-30-12-55-25-72-21-25-47-38-81-38-29 0-55 8-77 30-21 21-29 46-34 80z">
          <text:p/>
        </draw:path>
        <draw:path draw:style-name="gr7" draw:text-style-name="P7" draw:layer="layout" svg:width="0.334cm" svg:height="0.538cm" svg:x="5.452cm" svg:y="7.018cm" svg:viewBox="0 0 335 539" svg:d="M276 531v-47c-25 38-63 55-110 55-30 0-59-8-85-25s-47-39-60-68c-13-30-21-68-21-106s8-72 21-106c13-30 30-56 56-73s55-25 89-25c21 0 42 4 59 17 17 8 34 21 47 38v-191h63v531zM69 340c0 51 8 85 29 110 22 25 47 38 77 38 25 0 50-13 72-38 21-21 29-55 29-106s-13-89-29-115c-22-25-47-38-77-38-29 0-55 13-72 34-21 26-29 64-29 115z">
          <text:p/>
        </draw:path>
        <draw:path draw:style-name="gr7" draw:text-style-name="P7" draw:layer="layout" svg:width="0.335cm" svg:height="0.538cm" svg:x="6.091cm" svg:y="7.018cm" svg:viewBox="0 0 336 539" svg:d="M60 531h-60v-531h68v191c26-38 60-55 103-55 25 0 46 4 67 17 21 8 38 21 55 38 13 17 22 38 30 64s13 51 13 81c0 63-17 114-51 152-30 34-68 51-114 51-47 0-81-17-111-55zM60 336c0 46 8 80 21 101 22 34 47 51 81 51 30 0 55-13 76-38s30-63 30-110c0-51-9-89-30-115-17-21-42-34-72-34-29 0-50 13-72 38-22 26-34 60-34 107z">
          <text:p/>
        </draw:path>
        <draw:path draw:style-name="gr7" draw:text-style-name="P7" draw:layer="layout" svg:width="0.351cm" svg:height="0.542cm" svg:x="6.468cm" svg:y="7.162cm" svg:viewBox="0 0 352 543" svg:d="M35 535l-10-60c14 5 27 5 40 5 12 0 25 0 33-5 9-8 17-12 22-21 4-8 12-25 21-51 0-4 0-8 4-12l-145-391h69l80 226c13 29 21 59 30 89 4-30 17-60 25-89l81-226h67l-148 395c-12 42-25 72-34 89-12 21-25 34-42 46-13 9-30 13-51 13-12 0-29 0-42-8z">
          <text:p/>
        </draw:path>
        <draw:path draw:style-name="gr7" draw:text-style-name="P7" draw:layer="layout" svg:width="0.186cm" svg:height="0.525cm" svg:x="7.044cm" svg:y="7.031cm" svg:viewBox="0 0 187 526" svg:d="M179 463l8 55c-17 4-34 8-47 8-26 0-43-4-56-13-17-8-25-17-29-29-4-13-9-38-9-77v-224h-46v-51h46v-94l64-38v132h69v51h-69v229c0 17 4 29 4 34 5 4 10 8 14 12 4 5 12 5 21 5 8 0 17 0 30 0z">
          <text:p/>
        </draw:path>
        <draw:path draw:style-name="gr7" draw:text-style-name="P7" draw:layer="layout" svg:width="0.313cm" svg:height="0.53cm" svg:x="7.285cm" svg:y="7.018cm" svg:viewBox="0 0 314 531" svg:d="M0 531v-531h64v192c30-34 73-55 119-55 25 0 51 8 72 17 21 12 38 29 47 46 8 21 12 51 12 89v242h-63v-242c0-34-9-59-21-72-17-17-38-21-64-21-17 0-38 4-55 13-17 12-25 25-34 42s-13 38-13 72v208z">
          <text:p/>
        </draw:path>
        <draw:path draw:style-name="gr7" draw:text-style-name="P7" draw:layer="layout" svg:width="0.063cm" svg:height="0.53cm" svg:x="7.696cm" svg:y="7.018cm" svg:viewBox="0 0 64 531" svg:d="M0 77v-77h64v77zM0 531v-386h64v386z">
          <text:p/>
        </draw:path>
        <draw:path draw:style-name="gr7" draw:text-style-name="P7" draw:layer="layout" svg:width="0.318cm" svg:height="0.402cm" svg:x="7.835cm" svg:y="7.154cm" svg:viewBox="0 0 319 403" svg:d="M0 279l64-8c4 26 13 47 30 60 16 13 38 21 67 21 34 0 55-8 68-21 17-8 22-25 22-42 0-14-5-27-18-35-8-4-34-13-67-21-47-13-81-22-98-34-21-9-34-21-42-34-13-17-17-34-17-51s4-34 13-51c8-12 17-25 33-34 9-8 22-16 39-21 21-4 38-8 59-8 29 0 55 4 80 13 22 8 39 21 48 38 13 12 21 33 25 59l-64 8c-5-21-13-34-26-46-12-13-34-17-59-17-30 0-51 4-63 17-13 8-22 21-22 34 0 8 5 17 9 21 4 8 13 13 25 17 9 4 26 8 60 17 42 12 76 21 94 29 21 9 34 21 46 34 9 17 13 34 13 60 0 22-4 43-17 60-13 21-34 34-56 46-25 9-51 13-80 13-51 0-89-8-115-30-29-21-46-50-51-94z">
          <text:p/>
        </draw:path>
        <draw:path draw:style-name="gr7" draw:text-style-name="P7" draw:layer="layout" svg:width="0.356cm" svg:height="0.402cm" svg:x="8.415cm" svg:y="7.154cm" svg:viewBox="0 0 357 403" svg:d="M285 271l68 8c-9 39-30 73-60 94-30 22-64 30-111 30-55 0-101-17-135-51-30-34-47-85-47-145 0-67 17-118 51-152 30-34 76-55 127-55s93 17 128 55c34 34 51 85 51 148 0 4 0 9-4 17h-285c0 42 13 73 34 98 21 22 51 34 80 34 26 0 47-8 64-21s30-30 39-60zM72 165h213c0-30-9-55-26-72-17-25-47-38-81-38-29 0-55 8-72 30-21 21-34 46-34 80z">
          <text:p/>
        </draw:path>
        <draw:path draw:style-name="gr7" draw:text-style-name="P7" draw:layer="layout" svg:width="0.36cm" svg:height="0.386cm" svg:x="8.805cm" svg:y="7.162cm" svg:viewBox="0 0 361 387" svg:d="M0 387l140-200-132-187h81l59 93c13 17 21 30 30 43 8-17 21-30 29-43l64-93h76l-131 182 145 205h-82l-80-120-21-34-102 154z">
          <text:p/>
        </draw:path>
        <draw:path draw:style-name="gr7" draw:text-style-name="P7" draw:layer="layout" svg:width="0.068cm" svg:height="0.53cm" svg:x="9.215cm" svg:y="7.018cm" svg:viewBox="0 0 69 531" svg:d="M0 77v-77h69v77zM0 531v-386h69v386z">
          <text:p/>
        </draw:path>
        <draw:path draw:style-name="gr7" draw:text-style-name="P7" draw:layer="layout" svg:width="0.334cm" svg:height="0.402cm" svg:x="9.364cm" svg:y="7.154cm" svg:viewBox="0 0 335 403" svg:d="M272 254l63 8c-8 44-25 82-55 107-30 21-63 34-106 34-52 0-94-17-128-51s-46-85-46-149c0-42 4-76 17-110 17-30 38-51 63-68 30-17 59-25 94-25 43 0 76 13 102 34 29 21 46 51 51 89l-64 8c-4-25-17-42-30-55-16-13-33-21-55-21-34 0-60 13-81 34-21 25-34 63-34 114s13 90 30 111c21 26 46 38 81 38 26 0 47-8 64-25s29-38 34-73z">
          <text:p/>
        </draw:path>
        <draw:path draw:style-name="gr7" draw:text-style-name="P7" draw:layer="layout" svg:width="0.064cm" svg:height="0.53cm" svg:x="9.753cm" svg:y="7.018cm" svg:viewBox="0 0 65 531" svg:d="M0 77v-77h65v77zM0 531v-386h65v386z">
          <text:p/>
        </draw:path>
        <draw:path draw:style-name="gr7" draw:text-style-name="P7" draw:layer="layout" svg:width="0.191cm" svg:height="0.525cm" svg:x="9.88cm" svg:y="7.031cm" svg:viewBox="0 0 192 526" svg:d="M179 463l13 55c-22 4-38 8-51 8-26 0-43-4-56-13-13-8-21-17-30-29-4-13-4-38-4-77v-224h-51v-51h51v-94l64-38v132h64v51h-64v229c0 17 0 29 5 34 0 4 4 8 8 12 9 5 13 5 26 5 4 0 16 0 25 0z">
          <text:p/>
        </draw:path>
        <draw:path draw:style-name="gr7" draw:text-style-name="P7" draw:layer="layout" svg:width="0.314cm" svg:height="0.394cm" svg:x="10.121cm" svg:y="7.154cm" svg:viewBox="0 0 315 395" svg:d="M0 395v-387h61v55c29-42 67-63 122-63 26 0 47 4 64 13 21 8 34 21 42 33 13 13 17 30 21 47 5 13 5 35 5 64v238h-64v-233c0-26-4-48-8-61-5-12-13-25-26-33-12-5-29-9-46-9-30 0-51 9-72 25-21 17-30 52-30 103v208z">
          <text:p/>
        </draw:path>
        <draw:path draw:style-name="gr7" draw:text-style-name="P7" draw:layer="layout" svg:width="0.343cm" svg:height="0.55cm" svg:x="10.507cm" svg:y="7.154cm" svg:viewBox="0 0 344 551" svg:d="M12 428l64 9c4 21 13 34 25 42 17 13 38 21 64 21 29 0 55-8 72-21s25-29 35-51c4-12 4-38 4-84-31 34-65 51-107 51-55 0-93-17-123-56-29-38-46-85-46-140 0-34 8-68 21-102 13-29 34-55 59-72s55-25 89-25c42 0 80 21 111 55v-47h64v336c0 59-9 101-22 127-12 25-29 46-55 59-30 17-60 21-102 21-43 0-81-8-110-29-30-22-43-51-43-94zM67 195c0 50 13 89 30 111 21 25 47 38 76 38 30 0 55-13 76-38 23-22 31-61 31-107 0-47-8-85-31-106-21-25-46-38-76-38-29 0-55 13-76 34-17 25-30 59-30 106z">
          <text:p/>
        </draw:path>
        <draw:path draw:style-name="gr7" draw:text-style-name="P7" draw:layer="layout" svg:width="0.317cm" svg:height="0.402cm" svg:x="11.125cm" svg:y="7.154cm" svg:viewBox="0 0 318 403" svg:d="M0 279l63-8c4 26 13 47 30 60s43 21 73 21c29 0 51-8 63-21 17-8 21-25 21-42 0-14-4-27-16-35-9-4-30-13-68-21-48-13-82-22-99-34-21-9-33-21-42-34-13-17-17-34-17-51s4-34 13-51c8-12 17-25 34-34 8-8 21-16 42-21 17-4 35-8 56-8 30 0 55 4 81 13 21 8 38 21 50 38 9 12 17 33 22 59l-64 8c-4-21-13-34-25-46-13-13-34-17-60-17-30 0-51 4-64 17-13 8-21 21-21 34 0 8 4 17 8 21 4 8 13 13 26 17 8 4 26 8 60 17 46 12 76 21 93 29 21 9 34 21 47 34 8 17 12 34 12 60 0 22-4 43-17 60-12 21-34 34-55 46-25 9-51 13-80 13-52 0-90-8-115-30-30-21-47-50-51-94z">
          <text:p/>
        </draw:path>
        <draw:path draw:style-name="gr7" draw:text-style-name="P7" draw:layer="layout" svg:width="0.351cm" svg:height="0.542cm" svg:x="11.485cm" svg:y="7.162cm" svg:viewBox="0 0 352 543" svg:d="M33 535l-8-60c13 5 25 5 38 5s25 0 34-5c8-8 17-12 21-21 4-8 13-25 21-51 0-4 4-8 4-12l-143-391h67l81 226c12 29 21 59 29 89 9-30 17-60 26-89l85-226h64l-149 395c-13 42-26 72-34 89-13 21-26 34-42 46-13 9-30 13-51 13-13 0-30 0-43-8z">
          <text:p/>
        </draw:path>
        <draw:path draw:style-name="gr7" draw:text-style-name="P7" draw:layer="layout" svg:width="0.317cm" svg:height="0.402cm" svg:x="11.866cm" svg:y="7.154cm" svg:viewBox="0 0 318 403" svg:d="M0 279l64-8c4 26 13 47 30 60s38 21 67 21c34 0 55-8 68-21 17-8 21-25 21-42 0-14-4-27-17-35-8-4-33-13-67-21-47-13-81-22-98-34-21-9-34-21-42-34-14-17-18-34-18-51s4-34 13-51c9-12 18-25 35-34 8-8 21-16 38-21 21-4 38-8 59-8 30 0 55 4 80 13 22 8 38 21 47 38 13 12 21 33 25 59l-63 8c-4-21-13-34-26-46-12-13-33-17-59-17-29 0-51 4-63 17-13 8-21 21-21 34 0 8 4 17 8 21 4 8 13 13 25 17 5 4 26 8 60 17 42 12 76 21 93 29 21 9 34 21 46 34 9 17 13 34 13 60 0 22-4 43-17 60-13 21-34 34-55 46-25 9-51 13-80 13-51 0-89-8-115-30-30-21-47-50-51-94z">
          <text:p/>
        </draw:path>
        <draw:path draw:style-name="gr7" draw:text-style-name="P7" draw:layer="layout" svg:width="0.187cm" svg:height="0.525cm" svg:x="12.225cm" svg:y="7.031cm" svg:viewBox="0 0 188 526" svg:d="M179 463l9 55c-17 4-34 8-48 8-25 0-42-4-55-13-17-8-25-17-30-29-4-13-8-38-8-77v-224h-47v-51h47v-94l63-38v132h69v51h-69v229c0 17 5 29 5 34 4 4 8 8 12 12 5 5 13 5 23 5 8 0 16 0 29 0z">
          <text:p/>
        </draw:path>
        <draw:path draw:style-name="gr7" draw:text-style-name="P7" draw:layer="layout" svg:width="0.356cm" svg:height="0.402cm" svg:x="12.445cm" svg:y="7.154cm" svg:viewBox="0 0 357 403" svg:d="M285 271l68 8c-9 39-30 73-59 94-30 22-64 30-110 30-57 0-103-17-137-51-30-34-47-85-47-145 0-67 17-118 51-152 30-34 76-55 128-55 51 0 93 17 127 55 34 34 51 85 51 148 0 4 0 9-4 17h-285c0 42 13 73 34 98 21 22 51 34 82 34 25 0 46-8 63-21s30-30 38-60zM68 165h217c0-30-8-55-25-72-17-25-47-38-81-38-30 0-56 8-73 30-21 21-34 46-38 80z">
          <text:p/>
        </draw:path>
        <draw:path draw:style-name="gr7" draw:text-style-name="P7" draw:layer="layout" svg:width="0.521cm" svg:height="0.394cm" svg:x="12.877cm" svg:y="7.154cm" svg:viewBox="0 0 522 395" svg:d="M0 395v-387h60v55c12-17 25-34 46-46 21-9 42-17 68-17 30 0 55 8 72 21 17 8 29 25 38 47 30-43 68-68 119-68 39 0 68 13 89 34 22 21 30 55 30 98v263h-63v-242c0-25-5-47-9-56-4-13-8-21-21-29-13-5-26-9-38-9-31 0-52 9-69 25-17 17-30 48-30 90v221h-63v-250c0-31-4-52-17-65-8-17-25-21-51-21-17 0-34 4-51 13-17 8-29 25-33 42-9 22-13 48-13 82v199z">
          <text:p/>
        </draw:path>
        <draw:polygon draw:style-name="gr7" draw:text-style-name="P7" draw:layer="layout" svg:width="0.076cm" svg:height="0.076cm" svg:x="13.512cm" svg:y="7.476cm" svg:viewBox="0 0 77 77" draw:points="0,0 77,0 77,77 0,77">
          <text:p/>
        </draw:polygon>
        <draw:polygon draw:style-name="gr7" draw:text-style-name="P7" draw:layer="layout" svg:width="0.425cm" svg:height="0.529cm" svg:x="0.634cm" svg:y="9.152cm" svg:viewBox="0 0 426 530" draw:points="175,530 175,63 0,63 0,0 426,0 426,63 247,63 247,530">
          <text:p/>
        </draw:polygon>
        <draw:path draw:style-name="gr7" draw:text-style-name="P7" draw:layer="layout" svg:width="0.313cm" svg:height="0.529cm" svg:x="1.117cm" svg:y="9.152cm" svg:viewBox="0 0 314 530" svg:d="M0 530v-530h68v191c29-38 68-55 114-55 30 0 51 9 72 17 21 13 39 30 48 47 8 21 12 51 12 89v241h-64v-241c0-34-9-59-21-72-13-17-34-21-60-21-21 0-38 4-55 12-17 9-29 26-38 43-4 17-8 38-8 67v212z">
          <text:p/>
        </draw:path>
        <draw:path draw:style-name="gr7" draw:text-style-name="P7" draw:layer="layout" svg:width="0.355cm" svg:height="0.403cm" svg:x="1.507cm" svg:y="9.287cm" svg:viewBox="0 0 356 404" svg:d="M288 272l68 9c-13 38-34 68-59 93-30 21-68 30-110 30-59 0-103-17-137-51s-50-85-50-144c0-69 16-120 50-154 34-38 78-55 133-55 50 0 93 17 122 55 34 34 51 85 51 150 0 0 0 8 0 17h-289c5 42 17 72 39 97 22 21 47 34 81 34 21 0 42-9 59-21 17-13 30-34 42-60zM72 167h216c-4-35-12-57-25-73-21-26-47-39-80-39-30 0-55 9-77 30s-34 47-34 82z">
          <text:p/>
        </draw:path>
        <draw:path draw:style-name="gr7" draw:text-style-name="P7" draw:layer="layout" svg:width="0.351cm" svg:height="0.403cm" svg:x="2.125cm" svg:y="9.287cm" svg:viewBox="0 0 352 404" svg:d="M272 349c-22 21-47 33-68 42-21 8-48 13-73 13-42 0-76-9-98-30-25-21-33-47-33-80 0-17 4-34 12-51 9-17 17-30 34-38 13-9 30-17 47-22 12-4 29-4 59-8 52-8 90-13 115-22 0-13 0-17 0-21 0-26-4-43-17-55-17-13-42-22-76-22-30 0-52 5-69 17-12 9-25 30-33 55l-64-8c9-25 17-47 30-64 12-16 34-29 59-42 25-8 55-13 86-13 34 0 59 5 80 13 21 9 38 17 47 30 8 12 17 25 21 42 0 13 4 34 4 64v85c0 60 0 102 4 115 0 17 5 33 13 46h-68c-4-13-8-29-12-46zM267 205c-25 8-59 17-106 21-30 4-47 8-60 17-8 4-17 8-25 21-4 8-9 17-9 30 0 16 9 29 22 42 12 13 29 17 55 17s51-4 68-17c21-9 34-26 47-42 4-17 8-39 8-68z">
          <text:p/>
        </draw:path>
        <draw:path draw:style-name="gr7" draw:text-style-name="P7" draw:layer="layout" svg:width="0.335cm" svg:height="0.542cm" svg:x="2.556cm" svg:y="9.287cm" svg:viewBox="0 0 336 543" svg:d="M0 543v-534h60v51c12-21 29-34 46-43 17-12 38-17 64-17 34 0 63 9 89 26s43 42 56 72c12 29 21 63 21 102 0 38-9 77-21 106-13 34-35 55-65 72-25 17-55 26-84 26-22 0-39-5-56-13-21-9-33-21-46-34v186zM60 205c0 50 8 89 29 110 21 25 47 38 72 38 30 0 55-13 76-38 22-26 30-64 30-115s-8-85-30-111c-21-25-42-38-71-38-30 0-51 13-72 43-22 25-34 63-34 111z">
          <text:p/>
        </draw:path>
        <draw:path draw:style-name="gr7" draw:text-style-name="P7" draw:layer="layout" svg:width="0.335cm" svg:height="0.542cm" svg:x="2.967cm" svg:y="9.287cm" svg:viewBox="0 0 336 543" svg:d="M0 543v-534h59v51c13-21 30-34 47-43 21-12 42-17 68-17 29 0 60 9 85 26 26 17 43 42 60 72 12 29 17 63 17 102 0 38-9 77-22 106-12 34-34 55-63 72-26 17-56 26-86 26-21 0-38-5-55-13-17-9-34-21-42-34v186zM59 205c0 50 9 89 30 110 21 25 47 38 72 38 30 0 56-13 77-38 21-26 30-64 30-115s-9-85-30-111c-21-25-43-38-73-38-25 0-51 13-72 43-21 25-34 63-34 111z">
          <text:p/>
        </draw:path>
        <draw:polygon draw:style-name="gr7" draw:text-style-name="P7" draw:layer="layout" svg:width="0.067cm" svg:height="0.533cm" svg:x="3.378cm" svg:y="9.148cm" svg:viewBox="0 0 68 534" draw:points="0,0 68,0 68,534 0,534">
          <text:p/>
        </draw:polygon>
        <draw:path draw:style-name="gr7" draw:text-style-name="P7" draw:layer="layout" svg:width="0.068cm" svg:height="0.529cm" svg:x="3.543cm" svg:y="9.152cm" svg:viewBox="0 0 69 530" svg:d="M0 72v-72h69v72zM0 530v-385h69v385z">
          <text:p/>
        </draw:path>
        <draw:path draw:style-name="gr7" draw:text-style-name="P7" draw:layer="layout" svg:width="0.338cm" svg:height="0.403cm" svg:x="3.687cm" svg:y="9.287cm" svg:viewBox="0 0 339 404" svg:d="M272 255l67 9c-8 42-25 80-55 102-29 25-63 38-106 38-55 0-98-17-127-51-34-34-51-85-51-148 0-43 8-78 21-111 13-30 34-55 63-68 30-17 60-26 94-26 43 0 77 13 102 34 26 21 42 51 51 89l-64 9c-4-26-16-43-33-55-13-17-35-22-56-22-30 0-60 13-81 34-17 26-30 64-30 116 0 50 9 89 30 110 21 25 47 38 76 38 31 0 52-9 69-26s25-38 30-72z">
          <text:p/>
        </draw:path>
        <draw:path draw:style-name="gr7" draw:text-style-name="P7" draw:layer="layout" svg:width="0.356cm" svg:height="0.403cm" svg:x="4.055cm" svg:y="9.287cm" svg:viewBox="0 0 357 404" svg:d="M276 349c-25 21-46 33-72 42-21 8-46 13-72 13-42 0-72-9-97-30-22-21-35-47-35-80 0-17 4-34 13-51 8-17 22-30 35-38 17-9 29-17 46-22 13-4 34-4 59-8 51-8 94-13 119-22 0-13 0-17 0-21 0-26-9-43-21-55-17-13-43-22-72-22-34 0-55 5-68 17-17 9-25 30-34 55l-64-8c4-25 18-47 30-64 13-16 30-29 55-42 26-8 55-13 89-13s60 5 81 13c21 9 34 17 46 30 9 12 13 25 17 42 4 13 4 34 4 64v85c0 60 0 102 5 115 4 17 8 33 17 46h-68c-9-13-13-29-13-46zM272 205c-25 8-59 17-110 21-26 4-42 8-55 17-13 4-21 8-26 21-8 8-8 17-8 30 0 16 4 29 17 42s34 17 59 17c26 0 47-4 68-17 17-9 34-26 42-42 9-17 13-39 13-68z">
          <text:p/>
        </draw:path>
        <draw:path draw:style-name="gr7" draw:text-style-name="P7" draw:layer="layout" svg:width="0.186cm" svg:height="0.52cm" svg:x="4.453cm" svg:y="9.165cm" svg:viewBox="0 0 187 521" svg:d="M179 458l8 59c-17 4-34 4-46 4-26 0-44 0-56-8-13-9-22-17-30-30-4-12-8-39-8-77v-224h-47v-51h47v-93l68-38v131h64v51h-64v224c0 21 0 34 4 38 0 4 5 9 9 14 4 4 13 4 21 4 9 0 17 0 30-4z">
          <text:p/>
        </draw:path>
        <draw:path draw:style-name="gr7" draw:text-style-name="P7" draw:layer="layout" svg:width="0.068cm" svg:height="0.529cm" svg:x="4.694cm" svg:y="9.152cm" svg:viewBox="0 0 69 530" svg:d="M0 72v-72h69v72zM0 530v-385h69v385z">
          <text:p/>
        </draw:path>
        <draw:path draw:style-name="gr7" draw:text-style-name="P7" draw:layer="layout" svg:width="0.36cm" svg:height="0.403cm" svg:x="4.834cm" svg:y="9.287cm" svg:viewBox="0 0 361 404" svg:d="M0 205c0-73 22-128 60-162 34-26 76-43 123-43 51 0 97 17 131 55 30 34 47 81 47 141 0 51-4 89-21 119-13 29-34 51-64 67-29 13-59 22-93 22-55 0-97-17-131-51s-52-85-52-148zM69 205c0 46 12 84 34 110 21 25 46 38 80 38s59-13 80-38c22-26 34-64 34-115 0-47-12-81-34-106-21-26-46-39-80-39s-59 13-80 39c-22 21-34 59-34 111z">
          <text:p/>
        </draw:path>
        <draw:path draw:style-name="gr7" draw:text-style-name="P7" draw:layer="layout" svg:width="0.313cm" svg:height="0.394cm" svg:x="5.27cm" svg:y="9.287cm" svg:viewBox="0 0 314 395" svg:d="M0 395v-386h59v55c30-42 68-64 123-64 21 0 43 5 65 13 21 9 33 21 42 34 13 13 17 30 21 47 4 12 4 33 4 63v238h-63v-234c0-25-4-46-9-59-4-13-17-25-29-34-14-4-27-8-44-8-29 0-55 8-72 25-21 17-29 51-29 102v208z">
          <text:p/>
        </draw:path>
        <draw:path draw:style-name="gr7" draw:text-style-name="P7" draw:layer="layout" svg:width="0.064cm" svg:height="0.529cm" svg:x="5.888cm" svg:y="9.152cm" svg:viewBox="0 0 65 530" svg:d="M0 72v-72h65v72zM0 530v-385h65v385z">
          <text:p/>
        </draw:path>
        <draw:path draw:style-name="gr7" draw:text-style-name="P7" draw:layer="layout" svg:width="0.321cm" svg:height="0.403cm" svg:x="6.024cm" svg:y="9.287cm" svg:viewBox="0 0 322 404" svg:d="M0 281l67-9c4 26 13 43 30 60 17 12 38 21 68 21 29 0 55-9 67-21 14-13 23-26 23-43 0-12-5-25-17-34-10-4-35-12-69-21-47-12-81-25-102-34-17-8-29-21-42-33-9-18-13-35-13-56 0-17 4-30 13-47 8-13 17-25 30-34 12-8 25-17 42-21s38-9 59-9c30 0 55 5 76 13 27 9 44 21 52 38 13 13 21 34 26 60l-68 8c0-21-10-34-22-47-17-12-34-17-60-17-29 0-50 5-67 13-13 13-17 21-17 38 0 9 4 13 8 21 4 9 13 13 26 17 4 5 25 9 55 18 46 13 81 21 98 30 17 8 34 21 42 34 13 17 17 34 17 59 0 21-8 38-21 59-13 22-30 34-51 47-26 8-56 13-85 13-47 0-85-9-115-30-25-21-42-51-50-93z">
          <text:p/>
        </draw:path>
        <draw:path draw:style-name="gr7" draw:text-style-name="P7" draw:layer="layout" svg:width="0.211cm" svg:height="0.394cm" svg:x="6.625cm" svg:y="9.287cm" svg:viewBox="0 0 212 395" svg:d="M0 395v-386h60v59c17-25 30-46 42-55 13-8 26-13 43-13 21 0 42 9 67 22l-21 63c-17-13-34-17-51-17-12 0-25 4-38 13-8 8-17 21-25 38-4 21-9 47-9 76v200z">
          <text:p/>
        </draw:path>
        <draw:path draw:style-name="gr7" draw:text-style-name="P7" draw:layer="layout" svg:width="0.352cm" svg:height="0.403cm" svg:x="6.853cm" svg:y="9.287cm" svg:viewBox="0 0 353 404" svg:d="M284 272l69 9c-14 38-31 68-61 93-29 21-63 30-110 30-55 0-101-17-135-51-30-34-47-85-47-144 0-69 17-120 47-154 34-38 80-55 131-55s93 17 127 55c34 34 48 85 48 150 0 0 0 8 0 17h-285c0 42 13 72 34 97 21 21 46 34 80 34 26 0 47-9 64-21 17-13 29-34 38-60zM68 167h216c0-35-9-57-25-73-17-26-47-39-81-39-30 0-55 9-76 30-17 21-30 47-34 82z">
          <text:p/>
        </draw:path>
        <draw:path draw:style-name="gr7" draw:text-style-name="P7" draw:layer="layout" svg:width="0.334cm" svg:height="0.538cm" svg:x="7.26cm" svg:y="9.152cm" svg:viewBox="0 0 335 539" svg:d="M276 530v-46c-27 38-60 55-111 55-30 0-55-9-85-26-25-17-42-38-59-68-13-33-21-67-21-105s8-72 21-107c13-30 29-55 55-72 25-17 55-26 89-26 21 0 42 5 59 17 21 9 35 22 48 38v-190h63v530zM67 340c0 46 13 84 34 110 17 25 43 38 72 38 30 0 51-13 72-38 22-21 31-60 31-106 0-51-9-89-31-115-21-26-46-39-76-39s-51 13-72 34c-21 27-30 65-30 116z">
          <text:p/>
        </draw:path>
        <draw:path draw:style-name="gr7" draw:text-style-name="P7" draw:layer="layout" svg:width="0.309cm" svg:height="0.394cm" svg:x="7.696cm" svg:y="9.296cm" svg:viewBox="0 0 310 395" svg:d="M255 386v-56c-34 43-73 65-124 65-25 0-47-5-64-13-21-9-33-17-46-34-9-13-17-26-17-48-4-12-4-33-4-59v-241h63v216c0 34 0 55 4 68 5 16 13 29 26 42 13 9 29 14 51 14 17 0 38-5 56-18 17-9 29-22 34-38 8-17 12-43 12-77v-207h64v386z">
          <text:p/>
        </draw:path>
        <draw:path draw:style-name="gr7" draw:text-style-name="P7" draw:layer="layout" svg:width="0.339cm" svg:height="0.403cm" svg:x="8.085cm" svg:y="9.287cm" svg:viewBox="0 0 340 404" svg:d="M272 255l68 9c-9 42-26 80-55 102-30 25-64 38-107 38-55 0-97-17-127-51-34-34-51-85-51-148 0-43 9-78 21-111 13-30 34-55 64-68 29-17 59-26 93-26 43 0 77 13 103 34 25 21 42 51 50 89l-63 9c-4-26-17-43-30-55-17-17-38-22-60-22-30 0-59 13-80 34-17 26-30 64-30 116 0 50 8 89 30 110 21 25 46 38 80 38 26 0 48-9 64-26 17-17 26-38 30-72z">
          <text:p/>
        </draw:path>
        <draw:path draw:style-name="gr7" draw:text-style-name="P7" draw:layer="layout" svg:width="0.356cm" svg:height="0.403cm" svg:x="8.453cm" svg:y="9.287cm" svg:viewBox="0 0 357 404" svg:d="M289 272l68 9c-13 38-30 68-59 93-30 21-69 30-111 30-60 0-102-17-136-51s-51-85-51-144c0-69 17-120 51-154 34-38 76-55 131-55 51 0 95 17 128 55 30 34 47 85 47 150 0 0 0 8 0 17h-289c4 42 17 72 38 97 21 21 47 34 81 34 21 0 42-9 60-21 17-13 30-34 42-60zM72 167h217c-4-35-12-57-25-73-22-26-48-39-82-39-29 0-55 9-76 30s-29 47-34 82z">
          <text:p/>
        </draw:path>
        <draw:path draw:style-name="gr7" draw:text-style-name="P7" draw:layer="layout" svg:width="0.335cm" svg:height="0.538cm" svg:x="8.864cm" svg:y="9.152cm" svg:viewBox="0 0 336 539" svg:d="M275 530v-46c-25 38-63 55-110 55-29 0-59-9-84-26-26-17-47-38-60-68-12-33-21-67-21-105s4-72 21-107c13-30 30-55 55-72 26-17 55-26 85-26 25 0 47 5 63 17 17 9 34 22 47 38v-190h65v530zM68 340c0 46 8 84 29 110 22 25 47 38 77 38 25 0 50-13 72-38 17-21 29-60 29-106 0-51-12-89-29-115-22-26-47-39-77-39-29 0-55 13-72 34-21 27-29 65-29 116z">
          <text:p/>
        </draw:path>
        <draw:path draw:style-name="gr7" draw:text-style-name="P7" draw:layer="layout" svg:width="0.356cm" svg:height="0.403cm" svg:x="9.482cm" svg:y="9.287cm" svg:viewBox="0 0 357 404" svg:d="M275 349c-25 21-50 33-72 42-21 8-46 13-72 13-42 0-76-9-97-30s-34-47-34-80c0-17 4-34 13-51 8-17 21-30 34-38 12-9 29-17 46-22 13-4 34-4 60-8 50-8 88-13 114-22 0-13 0-17 0-21 0-26-4-43-17-55-17-13-42-22-76-22-30 0-51 5-68 17-13 9-25 30-30 55l-63-8c4-25 13-47 25-64 17-16 34-29 60-42 25-8 55-13 88-13 30 0 60 5 81 13 18 9 35 17 43 30 13 12 17 25 21 42 5 13 5 34 5 64v85c0 60 0 102 4 115 0 17 8 33 17 46h-68c-9-13-14-29-14-46zM267 205c-21 8-59 17-106 21-25 4-47 8-55 17-13 4-21 8-25 21-9 8-13 17-13 30 0 16 8 29 21 42s34 17 59 17c26 0 47-4 68-17 17-9 34-26 42-42 5-17 9-39 9-68z">
          <text:p/>
        </draw:path>
        <draw:path draw:style-name="gr7" draw:text-style-name="P7" draw:layer="layout" svg:width="0.321cm" svg:height="0.403cm" svg:x="9.889cm" svg:y="9.287cm" svg:viewBox="0 0 322 404" svg:d="M0 281l63-9c4 26 17 43 30 60 17 12 42 21 72 21 29 0 50-9 68-21 13-13 22-26 22-43 0-12-9-25-22-34-8-4-30-12-68-21-47-12-81-25-98-34-17-8-34-21-42-33-8-18-13-35-13-56 0-17 5-30 9-47 8-13 21-25 34-34 8-8 25-17 42-21s34-9 55-9c30 0 59 5 81 13 22 9 39 21 51 38 9 13 17 34 21 60l-63 8c-4-21-13-34-27-47-12-12-33-17-59-17-29 0-51 5-63 13-13 13-17 21-17 38 0 9 0 13 4 21 8 9 17 13 25 17 9 5 26 9 60 18 46 13 77 21 98 30 17 8 30 21 42 34 9 17 17 34 17 59 0 21-8 38-21 59-13 22-29 34-55 47-26 8-52 13-81 13-51 0-89-9-115-30-25-21-42-51-50-93z">
          <text:p/>
        </draw:path>
        <draw:path draw:style-name="gr7" draw:text-style-name="P7" draw:layer="layout" svg:width="0.52cm" svg:height="0.394cm" svg:x="10.49cm" svg:y="9.287cm" svg:viewBox="0 0 521 395" svg:d="M0 395v-386h59v55c13-17 30-34 47-47 21-8 46-17 73-17 25 0 50 9 67 17 17 13 34 30 38 51 30-42 72-68 119-68 38 0 68 13 89 34s29 51 29 98v263h-63v-242c0-26 0-47-4-55-5-13-13-21-26-30-8-8-21-8-38-8-25 0-51 8-68 25-16 17-25 47-25 85v225h-68v-251c0-29-4-50-12-63-13-17-30-21-56-21-17 0-34 4-51 12-17 9-26 26-34 43-4 17-9 46-9 80v200z">
          <text:p/>
        </draw:path>
        <draw:path draw:style-name="gr7" draw:text-style-name="P7" draw:layer="layout" svg:width="0.309cm" svg:height="0.394cm" svg:x="11.108cm" svg:y="9.296cm" svg:viewBox="0 0 310 395" svg:d="M251 386v-56c-30 43-68 65-120 65-25 0-47-5-64-13-21-9-38-17-46-34-9-13-17-26-21-48 0-12 0-33 0-59v-241h63v216c0 34 0 55 4 68 5 16 13 29 26 42 13 9 30 14 51 14 17 0 39-5 56-18 17-9 29-22 34-38 8-17 12-43 12-77v-207h64v386z">
          <text:p/>
        </draw:path>
        <draw:path draw:style-name="gr7" draw:text-style-name="P7" draw:layer="layout" svg:width="0.335cm" svg:height="0.403cm" svg:x="11.497cm" svg:y="9.287cm" svg:viewBox="0 0 336 404" svg:d="M272 255l64 9c-5 42-22 80-51 102-30 25-64 38-106 38-55 0-97-17-127-51-35-34-52-85-52-148 0-43 9-78 21-111 14-30 35-55 65-68 30-17 59-26 93-26 42 0 76 13 102 34 25 21 42 51 50 89l-63 9c-4-26-17-43-34-55-13-17-34-22-55-22-30 0-59 13-80 34-17 26-30 64-30 116 0 50 8 89 30 110 21 25 46 38 76 38 25 0 51-9 68-26 16-17 25-38 29-72z">
          <text:p/>
        </draw:path>
        <draw:path draw:style-name="gr7" draw:text-style-name="P7" draw:layer="layout" svg:width="0.313cm" svg:height="0.529cm" svg:x="11.887cm" svg:y="9.152cm" svg:viewBox="0 0 314 530" svg:d="M0 530v-530h67v191c30-38 68-55 116-55 29 0 55 9 76 17 21 13 34 30 42 47 9 21 13 51 13 89v241h-64v-241c0-34-8-59-21-72-12-17-34-21-59-21-22 0-39 4-56 12-17 9-30 26-38 43-4 17-9 38-9 67v212z">
          <text:p/>
        </draw:path>
        <draw:path draw:style-name="gr7" draw:text-style-name="P7" draw:layer="layout" svg:width="0.355cm" svg:height="0.403cm" svg:x="12.484cm" svg:y="9.287cm" svg:viewBox="0 0 356 404" svg:d="M272 349c-22 21-47 33-68 42-21 8-47 13-72 13-44 0-77-9-99-30-21-21-33-47-33-80 0-17 4-34 12-51 9-17 21-30 34-38 13-9 30-17 47-22 12-4 30-4 60-8 51-8 89-13 114-22 0-13 0-17 0-21 0-26-4-43-17-55-17-13-42-22-76-22-29 0-51 5-69 17-12 9-25 30-29 55l-68-8c9-25 17-47 30-64 12-16 34-29 59-42 26-8 56-13 86-13 33 0 63 5 80 13 21 9 38 17 47 30 8 12 17 25 21 42 0 13 4 34 4 64v85c0 60 0 102 4 115 0 17 9 33 17 46h-72c-4-13-8-29-12-46zM267 205c-21 8-59 17-106 21-25 4-47 8-60 17-8 4-17 8-25 21-4 8-9 17-9 30 0 16 9 29 21 42 13 13 35 17 61 17 21 0 46-4 63-17 21-9 34-26 47-42 4-17 8-39 8-68z">
          <text:p/>
        </draw:path>
        <draw:path draw:style-name="gr7" draw:text-style-name="P7" draw:layer="layout" svg:width="0.318cm" svg:height="0.403cm" svg:x="12.89cm" svg:y="9.287cm" svg:viewBox="0 0 319 404" svg:d="M0 281l64-9c4 26 12 43 29 60 17 12 42 21 72 21s51-9 64-21c17-13 25-26 25-43 0-12-8-25-21-34-9-4-30-12-68-21-46-12-80-25-97-34-21-8-34-21-43-33-8-18-12-35-12-56 0-17 0-30 8-47 9-13 21-25 34-34 9-8 25-17 42-21s34-9 55-9c30 0 55 5 81 13 21 9 39 21 52 38 8 13 17 34 21 60l-65 8c-4-21-12-34-25-47-13-12-34-17-59-17-30 0-51 5-64 13-13 13-21 21-21 38 0 9 4 13 8 21 9 9 17 13 26 17 8 5 25 9 59 18 47 13 76 21 97 30 18 8 31 21 44 34 8 17 13 34 13 59 0 21-5 38-17 59-13 22-30 34-56 47-26 8-51 13-81 13-51 0-89-9-114-30-26-21-43-51-51-93z">
          <text:p/>
        </draw:path>
        <draw:path draw:style-name="gr7" draw:text-style-name="P7" draw:layer="layout" svg:width="0.335cm" svg:height="0.542cm" svg:x="13.491cm" svg:y="9.287cm" svg:viewBox="0 0 336 543" svg:d="M0 543v-534h60v51c13-21 30-34 47-43 21-12 42-17 68-17 29 0 59 9 84 26 26 17 43 42 60 72 12 29 17 63 17 102 0 38-9 77-22 106-12 34-33 55-63 72-25 17-55 26-85 26-21 0-38-5-55-13-17-9-34-21-42-34v186zM60 205c0 50 9 89 30 110 21 25 47 38 72 38 30 0 55-13 76-38 21-26 30-64 30-115s-9-85-30-111c-21-25-42-38-72-38-25 0-51 13-72 43-21 25-34 63-34 111z">
          <text:p/>
        </draw:path>
        <draw:path draw:style-name="gr7" draw:text-style-name="P7" draw:layer="layout" svg:width="0.364cm" svg:height="0.403cm" svg:x="13.876cm" svg:y="9.287cm" svg:viewBox="0 0 365 404" svg:d="M0 205c0-73 22-128 60-162 33-26 76-43 123-43 55 0 98 17 132 55 33 34 50 81 50 141 0 51-8 89-25 119-13 29-34 51-63 67-30 13-60 22-94 22-56 0-98-17-132-51s-51-85-51-148zM68 205c0 46 13 84 34 110 21 25 48 38 81 38 34 0 60-13 81-38 21-26 34-64 34-115 0-47-13-81-34-106-21-26-47-39-81-39-33 0-60 13-81 39-21 21-34 59-34 111z">
          <text:p/>
        </draw:path>
        <draw:path draw:style-name="gr7" draw:text-style-name="P7" draw:layer="layout" svg:width="0.322cm" svg:height="0.403cm" svg:x="14.287cm" svg:y="9.287cm" svg:viewBox="0 0 323 404" svg:d="M0 281l64-9c4 26 16 43 29 60 17 12 42 21 72 21s51-9 68-21c13-13 21-26 21-43 0-12-8-25-21-34-9-4-30-12-68-21-46-12-80-25-97-34-17-8-34-21-43-33-8-18-12-35-12-56 0-17 4-30 8-47 9-13 21-25 34-34 9-8 25-17 42-21s34-9 55-9c30 0 60 5 81 13 21 9 38 21 51 38 8 13 17 34 21 60l-64 8c-4-21-12-34-25-47-13-12-34-17-59-17-30 0-51 5-64 13-13 13-17 21-17 38 0 9 0 13 4 21 9 9 17 13 26 17 8 5 25 9 59 18 47 13 76 21 97 30 17 8 30 21 43 34 8 17 18 34 18 59 0 21-10 38-22 59-13 22-30 34-55 47-22 8-51 13-81 13-51 0-89-9-114-30-26-21-43-51-51-93z">
          <text:p/>
        </draw:path>
        <draw:path draw:style-name="gr7" draw:text-style-name="P7" draw:layer="layout" svg:width="0.317cm" svg:height="0.403cm" svg:x="14.66cm" svg:y="9.287cm" svg:viewBox="0 0 318 404" svg:d="M0 281l63-9c4 26 13 43 31 60 17 12 38 21 67 21 30 0 55-9 68-21 17-13 21-26 21-43 0-12-4-25-17-34-8-4-33-12-67-21-47-12-81-25-103-34-17-8-30-21-38-33-13-18-17-35-17-56 0-17 4-30 13-47 8-13 17-25 29-34 13-8 26-17 44-21 17-4 38-9 59-9 30 0 55 5 76 13 26 9 42 21 51 38 13 13 21 34 25 60l-63 8c-4-21-13-34-26-47-16-12-33-17-59-17-29 0-51 5-63 13-14 13-22 21-22 38 0 9 4 13 8 21 5 9 14 13 26 17 5 5 26 9 55 18 47 13 81 21 98 30 21 8 34 21 42 34 13 17 17 34 17 59 0 21-4 38-17 59-13 22-34 34-55 47-25 8-51 13-85 13-46 0-85-9-115-30-25-21-42-51-46-93z">
          <text:p/>
        </draw:path>
        <draw:path draw:style-name="gr7" draw:text-style-name="P7" draw:layer="layout" svg:width="0.068cm" svg:height="0.529cm" svg:x="15.053cm" svg:y="9.152cm" svg:viewBox="0 0 69 530" svg:d="M0 72v-72h69v72zM0 530v-385h69v385z">
          <text:p/>
        </draw:path>
        <draw:path draw:style-name="gr7" draw:text-style-name="P7" draw:layer="layout" svg:width="0.335cm" svg:height="0.538cm" svg:x="15.218cm" svg:y="9.152cm" svg:viewBox="0 0 336 539" svg:d="M60 530h-60v-530h64v186c29-34 63-51 106-51 25 0 46 5 67 17 22 9 39 22 55 38 13 17 23 39 31 65 9 25 13 51 13 76 0 68-17 119-52 157-30 34-72 51-114 51-47 0-85-17-110-55zM60 335c0 47 8 81 21 102 17 34 46 51 80 51 30 0 55-13 76-38 22-26 30-64 30-110 0-51-8-89-30-116-21-21-42-34-72-34-29 0-55 13-72 39-21 26-33 60-33 106z">
          <text:p/>
        </draw:path>
        <draw:polygon draw:style-name="gr7" draw:text-style-name="P7" draw:layer="layout" svg:width="0.068cm" svg:height="0.533cm" svg:x="15.629cm" svg:y="9.148cm" svg:viewBox="0 0 69 534" draw:points="0,0 69,0 69,534 0,534">
          <text:p/>
        </draw:polygon>
        <draw:path draw:style-name="gr7" draw:text-style-name="P7" draw:layer="layout" svg:width="0.356cm" svg:height="0.403cm" svg:x="15.773cm" svg:y="9.287cm" svg:viewBox="0 0 357 404" svg:d="M285 272l67 9c-8 38-29 68-59 93-25 21-63 30-110 30-55 0-102-17-131-51-35-34-52-85-52-144 0-69 17-120 52-154 34-38 76-55 127-55 55 0 97 17 127 55 34 34 51 85 51 150 0 0 0 8 0 17h-288c0 42 12 72 34 97 21 21 50 34 80 34 25 0 47-9 63-21 17-13 30-34 39-60zM73 167h216c-4-35-13-57-26-73-21-26-50-39-80-39s-55 9-76 30-34 47-34 82z">
          <text:p/>
        </draw:path>
        <draw:path draw:style-name="gr7" draw:text-style-name="P7" draw:layer="layout" svg:width="0.191cm" svg:height="0.52cm" svg:x="16.374cm" svg:y="9.165cm" svg:viewBox="0 0 192 521" svg:d="M179 458l13 59c-22 4-39 4-51 4-26 0-43 0-55-8-13-9-21-17-31-30-4-12-4-39-4-77v-224h-51v-51h51v-93l64-38v131h64v51h-64v224c0 21 0 34 5 38 0 4 4 9 8 14 8 4 13 4 25 4 5 0 17 0 26-4z">
          <text:p/>
        </draw:path>
        <draw:path draw:style-name="gr7" draw:text-style-name="P7" draw:layer="layout" svg:width="0.36cm" svg:height="0.403cm" svg:x="16.594cm" svg:y="9.287cm" svg:viewBox="0 0 361 404" svg:d="M0 205c0-73 17-128 59-162 30-26 73-43 120-43 55 0 97 17 131 55 34 34 51 81 51 141 0 51-8 89-25 119-13 29-34 51-64 67-30 13-59 22-93 22-55 0-98-17-132-51s-47-85-47-148zM64 205c0 46 12 84 34 110 22 25 47 38 81 38s59-13 80-38c22-26 34-64 34-115 0-47-12-81-34-106-21-26-46-39-80-39s-59 13-81 39c-22 21-34 59-34 111z">
          <text:p/>
        </draw:path>
        <draw:path draw:style-name="gr7" draw:text-style-name="P7" draw:layer="layout" svg:width="0.352cm" svg:height="0.403cm" svg:x="17.212cm" svg:y="9.287cm" svg:viewBox="0 0 353 404" svg:d="M272 349c-21 21-46 33-68 42-25 8-47 13-73 13-42 0-76-9-97-30-25-21-34-47-34-80 0-17 4-34 13-51 8-17 17-30 34-38 12-9 29-17 46-22 13-4 30-4 55-8 56-8 95-13 120-22 0-13 0-17 0-21 0-26-4-43-17-55-17-13-42-22-76-22-31 0-52 5-69 17-13 9-25 30-34 55l-63-8c8-25 17-47 29-64 13-16 34-29 60-42 25-8 50-13 85-13 34 0 60 5 81 13 21 9 38 17 46 30 9 12 17 25 21 42 0 13 5 34 5 64v85c0 60 0 102 0 115 4 17 8 33 17 46h-68c-4-13-9-29-13-46zM268 205c-25 8-59 17-107 21-30 4-46 8-59 17-9 4-17 8-26 21-4 8-8 17-8 30 0 16 8 29 21 42s30 17 55 17c27 0 52-4 69-17 21-9 34-26 42-42 9-17 13-39 13-68z">
          <text:p/>
        </draw:path>
        <draw:path draw:style-name="gr7" draw:text-style-name="P7" draw:layer="layout" svg:width="0.351cm" svg:height="0.385cm" svg:x="17.606cm" svg:y="9.296cm" svg:viewBox="0 0 352 386" svg:d="M145 386l-145-386h68l81 234c13 25 17 51 26 76 8-21 12-42 25-72l85-238h67l-144 386z">
          <text:p/>
        </draw:path>
        <draw:path draw:style-name="gr7" draw:text-style-name="P7" draw:layer="layout" svg:width="0.36cm" svg:height="0.403cm" svg:x="17.991cm" svg:y="9.287cm" svg:viewBox="0 0 361 404" svg:d="M0 205c0-73 17-128 59-162 34-26 72-43 120-43 55 0 97 17 131 55 34 34 51 81 51 141 0 51-8 89-21 119-17 29-38 51-68 67-25 13-59 22-93 22-52 0-98-17-132-51-30-34-47-85-47-148zM68 205c0 46 8 84 30 110 21 25 51 38 81 38 34 0 59-13 80-38 22-26 34-64 34-115 0-47-8-81-34-106-21-26-46-39-80-39-30 0-60 13-81 39-22 21-30 59-30 111z">
          <text:p/>
        </draw:path>
        <draw:path draw:style-name="gr7" draw:text-style-name="P7" draw:layer="layout" svg:width="0.065cm" svg:height="0.529cm" svg:x="18.427cm" svg:y="9.152cm" svg:viewBox="0 0 66 530" svg:d="M0 72v-72h66v72zM0 530v-385h66v385z">
          <text:p/>
        </draw:path>
        <draw:path draw:style-name="gr7" draw:text-style-name="P7" draw:layer="layout" svg:width="0.334cm" svg:height="0.538cm" svg:x="18.567cm" svg:y="9.152cm" svg:viewBox="0 0 335 539" svg:d="M271 530v-46c-21 38-59 55-106 55-30 0-59-9-85-26-25-17-46-38-59-68-13-33-21-67-21-105s4-72 17-107c13-30 34-55 59-72 26-17 55-26 85-26 25 0 46 5 63 17 17 9 34 22 43 38v-190h68v530zM68 340c0 46 8 84 29 110 21 25 47 38 72 38 30 0 55-13 76-38 17-21 30-60 30-106 0-51-13-89-34-115-17-26-42-39-72-39-29 0-55 13-72 34-21 27-29 65-29 116z">
          <text:p/>
        </draw:path>
        <draw:path draw:style-name="gr7" draw:text-style-name="P7" draw:layer="layout" svg:width="0.356cm" svg:height="0.403cm" svg:x="19.185cm" svg:y="9.287cm" svg:viewBox="0 0 357 404" svg:d="M285 272l67 9c-8 38-29 68-59 93-30 21-63 30-110 30-56 0-103-17-132-51-34-34-51-85-51-144 0-69 17-120 51-154 34-38 76-55 128-55 55 0 93 17 127 55 34 34 51 85 51 150 0 0 0 8 0 17h-289c0 42 12 72 34 97 21 21 50 34 81 34 25 0 47-9 64-21 16-13 29-34 38-60zM72 167h213c0-35-9-57-22-73-21-26-50-39-80-39-35 0-56 9-77 30s-34 47-34 82z">
          <text:p/>
        </draw:path>
        <draw:path draw:style-name="gr7" draw:text-style-name="P7" draw:layer="layout" svg:width="0.207cm" svg:height="0.394cm" svg:x="19.617cm" svg:y="9.287cm" svg:viewBox="0 0 208 395" svg:d="M0 395v-386h59v59c13-25 30-46 42-55 13-8 26-13 43-13 22 0 43 9 64 22l-21 63c-17-13-34-17-48-17-16 0-29 4-38 13-12 8-21 21-25 38-8 21-13 47-13 76v200z">
          <text:p/>
        </draw:path>
        <draw:path draw:style-name="gr7" draw:text-style-name="P7" draw:layer="layout" svg:width="0.212cm" svg:height="0.394cm" svg:x="19.862cm" svg:y="9.287cm" svg:viewBox="0 0 213 395" svg:d="M0 395v-386h60v59c12-25 30-46 43-55 13-8 25-13 42-13 21 0 43 9 68 22l-25 63c-17-13-30-17-47-17-13 0-25 4-38 13-13 8-21 21-27 38-8 21-8 47-8 76v200z">
          <text:p/>
        </draw:path>
        <draw:path draw:style-name="gr7" draw:text-style-name="P7" draw:layer="layout" svg:width="0.36cm" svg:height="0.403cm" svg:x="20.087cm" svg:y="9.287cm" svg:viewBox="0 0 361 404" svg:d="M0 205c0-73 17-128 59-162 34-26 72-43 118-43 57 0 99 17 133 55 34 34 51 81 51 141 0 51-9 89-22 119-17 29-38 51-67 67-26 13-60 22-95 22-50 0-97-17-131-51-29-34-46-85-46-148zM67 205c0 46 9 84 30 110 21 25 51 38 80 38 35 0 61-13 82-38 21-26 34-64 34-115 0-47-9-81-34-106-21-26-47-39-82-39-29 0-59 13-80 39-21 21-30 59-30 111z">
          <text:p/>
        </draw:path>
        <draw:path draw:style-name="gr7" draw:text-style-name="P7" draw:layer="layout" svg:width="0.212cm" svg:height="0.394cm" svg:x="20.518cm" svg:y="9.287cm" svg:viewBox="0 0 213 395" svg:d="M0 395v-386h61v59c17-25 29-46 42-55 13-8 25-13 42-13 22 0 43 9 68 22l-25 63c-13-13-30-17-47-17-13 0-25 4-38 13-13 8-21 21-25 38-5 21-9 47-9 76v200z">
          <text:p/>
        </draw:path>
        <draw:path draw:style-name="gr7" draw:text-style-name="P7" draw:layer="layout" svg:width="0.317cm" svg:height="0.403cm" svg:x="20.743cm" svg:y="9.287cm" svg:viewBox="0 0 318 404" svg:d="M0 281l64-9c5 26 13 43 30 60 17 12 38 21 68 21 29 0 55-9 67-21 13-13 22-26 22-43 0-12-5-25-17-34-9-4-34-12-68-21-47-12-80-25-102-34-17-8-29-21-42-33-9-18-14-35-14-56 0-17 5-30 14-47 8-13 17-25 30-34 12-8 25-17 42-21s38-9 59-9c30 0 55 5 76 13 26 9 43 21 51 38 13 13 21 34 26 60l-64 8c-4-21-13-34-25-47-17-12-34-17-60-17-29 0-50 5-63 13-13 13-21 21-21 38 0 9 4 13 8 21 5 9 13 13 26 17 4 5 25 9 55 18 46 13 80 21 97 30 17 8 34 21 42 34 13 17 17 34 17 59 0 21-4 38-17 59-12 22-33 34-55 47-25 8-50 13-84 13-47 0-85-9-115-30-25-21-43-51-47-93z">
          <text:p/>
        </draw:path>
        <draw:path draw:style-name="gr7" draw:text-style-name="P7" draw:layer="layout" svg:width="0.525cm" svg:height="0.385cm" svg:x="21.297cm" svg:y="9.296cm" svg:viewBox="0 0 526 386" svg:d="M115 386l-115-386h68l59 225 22 81c4-5 8-30 21-76l63-230h64l59 225 21 72 21-72 65-225h63l-119 386h-68l-63-228-13-69-76 297z">
          <text:p/>
        </draw:path>
        <draw:path draw:style-name="gr7" draw:text-style-name="P7" draw:layer="layout" svg:width="0.314cm" svg:height="0.529cm" svg:x="21.877cm" svg:y="9.152cm" svg:viewBox="0 0 315 530" svg:d="M0 530v-530h64v191c34-38 72-55 118-55 27 0 52 9 73 17 22 13 38 30 47 47 8 21 13 51 13 89v241h-64v-241c0-34-8-59-21-72-17-17-34-21-60-21-21 0-38 4-55 12-17 9-30 26-38 43-9 17-13 38-13 67v212z">
          <text:p/>
        </draw:path>
        <draw:path draw:style-name="gr7" draw:text-style-name="P7" draw:layer="layout" svg:width="0.068cm" svg:height="0.529cm" svg:x="22.288cm" svg:y="9.152cm" svg:viewBox="0 0 69 530" svg:d="M0 72v-72h69v72zM0 530v-385h69v385z">
          <text:p/>
        </draw:path>
        <draw:polygon draw:style-name="gr7" draw:text-style-name="P7" draw:layer="layout" svg:width="0.068cm" svg:height="0.533cm" svg:x="22.449cm" svg:y="9.148cm" svg:viewBox="0 0 69 534" draw:points="0,0 69,0 69,534 0,534">
          <text:p/>
        </draw:polygon>
        <draw:path draw:style-name="gr7" draw:text-style-name="P7" draw:layer="layout" svg:width="0.356cm" svg:height="0.403cm" svg:x="22.597cm" svg:y="9.287cm" svg:viewBox="0 0 357 404" svg:d="M284 272l68 9c-8 38-29 68-60 93-30 21-63 30-110 30-55 0-102-17-131-51-34-34-51-85-51-144 0-69 17-120 51-154 34-38 76-55 127-55s93 17 128 55c34 34 51 85 51 150 0 0 0 8 0 17h-289c0 42 12 72 34 97 21 21 50 34 80 34 25 0 47-9 64-21 16-13 29-34 38-60zM72 167h212c0-35-9-57-22-73-21-26-50-39-84-39-30 0-55 9-72 30-21 21-34 47-34 82z">
          <text:p/>
        </draw:path>
        <draw:path draw:style-name="gr7" draw:text-style-name="P7" draw:layer="layout" svg:width="0.355cm" svg:height="0.403cm" svg:x="23.211cm" svg:y="9.287cm" svg:viewBox="0 0 356 404" svg:d="M289 272l67 9c-12 38-29 68-59 93-29 21-68 30-110 30-59 0-101-17-135-51-35-34-52-85-52-144 0-69 17-120 52-154 34-38 76-55 131-55 51 0 93 17 127 55 30 34 46 85 46 150 0 0 0 8 0 17h-287c4 42 17 72 38 97 21 21 46 34 80 34 21 0 42-9 59-21 17-13 30-34 43-60zM73 167h216c-5-35-13-57-26-73-21-26-46-39-80-39-30 0-55 9-76 30s-30 47-34 82z">
          <text:p/>
        </draw:path>
        <draw:path draw:style-name="gr7" draw:text-style-name="P7" draw:layer="layout" svg:width="0.313cm" svg:height="0.394cm" svg:x="23.647cm" svg:y="9.287cm" svg:viewBox="0 0 314 395" svg:d="M0 395v-386h59v55c26-42 68-64 119-64 25 0 46 5 67 13 17 9 34 21 43 34 8 13 18 30 22 47 0 12 4 33 4 63v238h-69v-234c0-25 0-46-8-59-4-13-13-25-25-34-13-4-30-8-47-8-25 0-51 8-72 25s-30 51-30 102v208z">
          <text:p/>
        </draw:path>
        <draw:path draw:style-name="gr7" draw:text-style-name="P7" draw:layer="layout" svg:width="0.191cm" svg:height="0.52cm" svg:x="24.019cm" svg:y="9.165cm" svg:viewBox="0 0 192 521" svg:d="M179 458l13 59c-21 4-38 4-51 4-25 0-42 0-55-8-13-9-21-17-30-30-4-12-4-39-4-77v-224h-52v-51h52v-93l64-38v131h63v51h-63v224c0 21 0 34 4 38 0 4 4 9 8 14 9 4 13 4 26 4 4 0 17 0 25-4z">
          <text:p/>
        </draw:path>
        <draw:path draw:style-name="gr7" draw:text-style-name="P7" draw:layer="layout" svg:width="0.355cm" svg:height="0.403cm" svg:x="24.24cm" svg:y="9.287cm" svg:viewBox="0 0 356 404" svg:d="M288 272l64 9c-9 38-30 68-59 93-26 21-64 30-110 30-55 0-98-17-133-51-34-34-50-85-50-144 0-69 16-120 50-154 35-38 78-55 133-55 50 0 93 17 122 55 34 34 51 85 51 150 0 0 0 8 0 17h-289c5 42 14 72 39 97 22 21 47 34 81 34 21 0 42-9 59-21 17-13 30-34 42-60zM72 167h216c-4-35-12-57-25-73-21-26-47-39-80-39-30 0-55 9-77 30-21 21-34 47-34 82z">
          <text:p/>
        </draw:path>
        <draw:path draw:style-name="gr7" draw:text-style-name="P7" draw:layer="layout" svg:width="0.212cm" svg:height="0.394cm" svg:x="24.671cm" svg:y="9.287cm" svg:viewBox="0 0 213 395" svg:d="M0 395v-386h60v59c17-25 29-46 42-55 13-8 26-13 43-13 21 0 43 9 68 22l-25 63c-13-13-30-17-47-17-13 0-26 4-39 13-13 8-21 21-25 38-9 21-9 47-9 76v200z">
          <text:p/>
        </draw:path>
        <draw:path draw:style-name="gr7" draw:text-style-name="P7" draw:layer="layout" svg:width="0.064cm" svg:height="0.529cm" svg:x="24.921cm" svg:y="9.152cm" svg:viewBox="0 0 65 530" svg:d="M0 72v-72h65v72zM0 530v-385h65v385z">
          <text:p/>
        </draw:path>
        <draw:path draw:style-name="gr7" draw:text-style-name="P7" draw:layer="layout" svg:width="0.313cm" svg:height="0.394cm" svg:x="25.082cm" svg:y="9.287cm" svg:viewBox="0 0 314 395" svg:d="M0 395v-386h59v55c30-42 73-64 124-64 25 0 47 5 64 13 21 9 33 21 46 34 9 13 17 30 17 47 4 12 4 33 4 63v238h-63v-234c0-25-4-46-9-59-4-13-12-25-25-34-13-4-30-8-47-8-29 0-50 8-73 25-21 17-29 51-29 102v208z">
          <text:p/>
        </draw:path>
        <draw:path draw:style-name="gr7" draw:text-style-name="P7" draw:layer="layout" svg:width="0.339cm" svg:height="0.551cm" svg:x="25.471cm" svg:y="9.287cm" svg:viewBox="0 0 340 552" svg:d="M13 429l65 8c0 22 8 34 21 43 17 13 38 17 68 17 29 0 50-4 67-17s30-30 34-51c4-13 4-42 4-85-29 34-63 51-105 51-55 0-94-17-124-55-30-39-43-86-43-141 0-33 5-67 17-101 13-30 35-55 61-72 25-17 55-26 89-26 46 0 84 22 114 55v-46h59v335c0 60-8 102-21 127-8 26-30 47-55 60-30 12-59 21-97 21-47 0-85-9-115-30-26-21-43-51-39-93zM65 195c0 51 13 89 34 110 17 26 42 35 72 35 29 0 55-9 76-35 21-21 30-59 30-106 0-46-9-84-30-110-21-21-47-34-76-34-30 0-55 13-72 34-21 26-34 60-34 106z">
          <text:p/>
        </draw:path>
        <draw:path draw:style-name="gr7" draw:text-style-name="P7" draw:layer="layout" svg:width="0.186cm" svg:height="0.52cm" svg:x="26.077cm" svg:y="9.165cm" svg:viewBox="0 0 187 521" svg:d="M179 458l8 59c-17 4-34 4-51 4-21 0-42 0-55-8-12-9-21-17-26-30-4-12-9-39-9-77v-224h-46v-51h46v-93l65-38v131h68v51h-68v224c0 21 4 34 4 38 4 4 9 9 13 14 4 4 13 4 21 4s17 0 30-4z">
          <text:p/>
        </draw:path>
        <draw:path draw:style-name="gr7" draw:text-style-name="P7" draw:layer="layout" svg:width="0.313cm" svg:height="0.529cm" svg:x="26.318cm" svg:y="9.152cm" svg:viewBox="0 0 314 530" svg:d="M0 530v-530h64v191c29-38 68-55 115-55 30 0 55 9 76 17 21 13 34 30 47 47 8 21 12 51 12 89v241h-67v-241c0-34-5-59-22-72-12-17-33-21-59-21-17 0-39 4-56 12-17 9-29 26-34 43-8 17-12 38-12 67v212z">
          <text:p/>
        </draw:path>
        <draw:path draw:style-name="gr7" draw:text-style-name="P7" draw:layer="layout" svg:width="0.351cm" svg:height="0.403cm" svg:x="26.708cm" svg:y="9.287cm" svg:viewBox="0 0 352 404" svg:d="M284 272l68 9c-13 38-30 68-59 93-30 21-64 30-110 30-56 0-103-17-137-51-29-34-46-85-46-144 0-69 17-120 46-154 34-38 76-55 132-55 51 0 94 17 127 55 34 34 47 85 47 150 0 0 0 8 0 17h-285c0 42 13 72 34 97 21 21 48 34 82 34 25 0 42-9 59-21 17-13 34-34 42-60zM67 167h217c-4-35-8-57-25-73-21-26-47-39-81-39-29 0-56 9-77 30-17 21-29 47-34 82z">
          <text:p/>
        </draw:path>
        <draw:path draw:style-name="gr7" draw:text-style-name="P7" draw:layer="layout" svg:width="0.335cm" svg:height="0.538cm" svg:x="27.321cm" svg:y="9.152cm" svg:viewBox="0 0 336 539" svg:d="M272 530v-46c-21 38-60 55-106 55-30 0-60-9-85-26-26-17-47-38-59-68-17-33-22-67-22-105s5-72 17-107c13-30 34-55 60-72 25-17 55-26 84-26 26 0 47 5 64 17 18 9 35 22 43 38v-190h68v530zM68 340c0 46 9 84 30 110 21 25 46 38 72 38 29 0 55-13 77-38 17-21 30-60 30-106 0-51-13-89-34-115-18-26-44-39-73-39-30 0-55 13-72 34-21 27-30 65-30 116z">
          <text:p/>
        </draw:path>
        <draw:path draw:style-name="gr7" draw:text-style-name="P7" draw:layer="layout" svg:width="0.356cm" svg:height="0.403cm" svg:x="27.732cm" svg:y="9.287cm" svg:viewBox="0 0 357 404" svg:d="M276 349c-25 21-46 33-72 42-21 8-46 13-73 13-42 0-72-9-97-30-21-21-34-47-34-80 0-17 4-34 13-51 8-17 21-30 34-38 12-9 29-17 46-22 13-4 34-4 60-8 51-8 94-13 115-22 4-13 4-17 4-21 0-26-8-43-21-55-17-13-42-22-72-22-34 0-56 5-69 17-17 9-25 30-34 55l-63-8c4-25 12-47 29-64 13-16 30-29 55-42 26-8 56-13 90-13s60 5 81 13c21 9 34 17 46 30 9 12 13 25 17 42 5 13 5 34 5 64v85c0 60 0 102 4 115 4 17 8 33 17 46h-68c-9-13-13-29-13-46zM268 205c-21 8-55 17-106 21-25 4-43 8-56 17-13 4-21 8-25 21-9 8-9 17-9 30 0 16 4 29 17 42s34 17 60 17 47-4 68-17c17-9 34-26 42-42 9-17 9-39 9-68z">
          <text:p/>
        </draw:path>
        <draw:path draw:style-name="gr7" draw:text-style-name="P7" draw:layer="layout" svg:width="0.186cm" svg:height="0.52cm" svg:x="28.13cm" svg:y="9.165cm" svg:viewBox="0 0 187 521" svg:d="M179 458l8 59c-17 4-34 4-46 4-26 0-43 0-55-8-13-9-21-17-30-30-4-12-9-39-9-77v-224h-47v-51h47v-93l68-38v131h64v51h-64v224c0 21 0 34 0 38 5 4 9 9 13 14 4 4 13 4 21 4 9 0 17 0 30-4z">
          <text:p/>
        </draw:path>
        <draw:path draw:style-name="gr7" draw:text-style-name="P7" draw:layer="layout" svg:width="0.356cm" svg:height="0.403cm" svg:x="28.35cm" svg:y="9.287cm" svg:viewBox="0 0 357 404" svg:d="M272 349c-21 21-47 33-69 42-21 8-46 13-72 13-42 0-76-9-97-30s-34-47-34-80c0-17 4-34 13-51 8-17 21-30 34-38 12-9 29-17 46-22 13-4 34-4 60-8 50-8 89-13 115-22 0-13 0-17 0-21 0-26-4-43-17-55-17-13-43-22-77-22-30 0-51 5-68 17-13 9-25 30-30 55l-67-8c8-25 17-47 29-64 13-16 34-29 60-42 25-8 55-13 88-13 30 0 61 5 78 13 21 9 38 17 46 30 9 12 17 25 21 42 0 13 5 34 5 64v85c0 60 0 102 4 115 0 17 8 33 17 46h-72c-4-13-9-29-13-46zM268 205c-21 8-60 17-107 21-25 4-47 8-59 17-9 4-17 8-26 21-4 8-8 17-8 30 0 16 8 29 21 42s34 17 59 17c26 0 47-4 64-17 22-9 35-26 47-42 5-17 9-39 9-68z">
          <text:p/>
        </draw:path>
        <draw:path draw:style-name="gr7" draw:text-style-name="P7" draw:layer="layout" svg:width="0.487cm" svg:height="0.533cm" svg:x="28.799cm" svg:y="9.148cm" svg:viewBox="0 0 488 534" svg:d="M0 458h76v76h-76zM416 0h72v534h-72z">
          <text:p/>
        </draw:path>
        <draw:path draw:style-name="gr7" draw:text-style-name="P7" draw:layer="layout" svg:width="0.19cm" svg:height="0.52cm" svg:x="29.362cm" svg:y="9.165cm" svg:viewBox="0 0 191 521" svg:d="M178 458l13 59c-22 4-39 4-51 4-26 0-43 0-55-8-13-9-22-17-30-30-4-12-4-39-4-77v-224h-51v-51h51v-93l63-38v131h64v51h-64v224c0 21 0 34 4 38 0 4 5 9 9 14 8 4 13 4 25 4 5 0 17 0 26-4z">
          <text:p/>
        </draw:path>
        <draw:path draw:style-name="gr7" draw:text-style-name="P7" draw:layer="layout" svg:width="0.063cm" svg:height="0.529cm" svg:x="29.811cm" svg:y="9.152cm" svg:viewBox="0 0 64 530" svg:d="M0 72v-72h64v72zM0 530v-385h64v385z">
          <text:p/>
        </draw:path>
        <draw:path draw:style-name="gr7" draw:text-style-name="P7" draw:layer="layout" svg:width="0.318cm" svg:height="0.403cm" svg:x="29.95cm" svg:y="9.287cm" svg:viewBox="0 0 319 404" svg:d="M0 281l65-9c4 26 13 43 29 60 17 12 39 21 68 21 30 0 55-9 68-21 17-13 21-26 21-43 0-12-4-25-17-34-8-4-34-12-68-21-46-12-80-25-101-34-17-8-30-21-38-33-13-18-17-35-17-56 0-17 4-30 13-47 8-13 16-25 33-34 9-8 22-17 38-21 17-4 39-9 60-9 29 0 55 5 76 13 25 9 42 21 51 38 12 13 21 34 25 60l-63 8c-5-21-13-34-26-47-17-12-34-17-59-17-30 0-51 5-64 13-12 13-21 21-21 38 0 9 5 13 9 21 4 9 12 13 25 17 4 5 26 9 55 18 47 13 81 21 98 30 21 8 33 21 42 34 13 17 17 34 17 59 0 21-4 38-17 59-13 22-34 34-55 47-26 8-51 13-85 13-46 0-84-9-114-30-25-21-43-51-48-93z">
          <text:p/>
        </draw:path>
        <draw:path draw:style-name="gr7" draw:text-style-name="P7" draw:layer="layout" svg:width="0.352cm" svg:height="0.403cm" svg:x="30.53cm" svg:y="9.287cm" svg:viewBox="0 0 353 404" svg:d="M272 349c-25 21-46 33-67 42-27 8-48 13-73 13-43 0-77-9-98-30-25-21-34-47-34-80 0-17 5-34 13-51s17-30 34-38c13-9 30-17 46-22 13-4 30-4 55-8 57-8 95-13 120-22 0-13 0-17 0-21 0-26-8-43-17-55-17-13-42-22-77-22-30 0-55 5-68 17-17 9-25 30-34 55l-63-8c8-25 17-47 29-64 13-16 34-29 60-42 21-8 50-13 84-13 35 0 61 5 82 13 21 9 38 17 46 30 9 12 17 25 22 42 0 13 0 34 0 64v85c0 60 4 102 4 115 4 17 8 33 17 46h-68c-4-13-9-29-13-46zM268 205c-25 8-59 17-107 21-29 4-46 8-59 17-9 4-17 8-25 21-5 8-9 17-9 30 0 16 9 29 21 42 13 13 30 17 55 17 26 0 52-4 69-17 21-9 34-26 42-42 9-17 13-39 13-68z">
          <text:p/>
        </draw:path>
        <draw:polygon draw:style-name="gr7" draw:text-style-name="P7" draw:layer="layout" svg:width="0.068cm" svg:height="0.533cm" svg:x="30.958cm" svg:y="9.148cm" svg:viewBox="0 0 69 534" draw:points="0,0 69,0 69,534 0,534">
          <text:p/>
        </draw:polygon>
        <draw:path draw:style-name="gr7" draw:text-style-name="P7" draw:layer="layout" svg:width="0.317cm" svg:height="0.403cm" svg:x="31.102cm" svg:y="9.287cm" svg:viewBox="0 0 318 404" svg:d="M0 281l63-9c5 26 13 43 30 60 17 12 39 21 69 21 29 0 55-9 67-21 17-13 22-26 22-43 0-12-5-25-17-34-9-4-34-12-68-21-48-12-82-25-103-34-17-8-29-21-38-33-12-18-17-35-17-56 0-17 5-30 13-47 8-13 17-25 34-34 8-8 21-17 38-21s39-9 60-9c30 0 55 5 76 13 26 9 43 21 51 38 13 13 21 34 26 60l-64 8c-4-21-13-34-25-47-17-12-34-17-60-17-29 0-51 5-64 13-13 13-21 21-21 38 0 9 4 13 8 21 4 9 13 13 26 17 4 5 26 9 56 18 46 13 80 21 97 30 21 8 34 21 42 34 13 17 17 34 17 59 0 21-4 38-17 59-12 22-33 34-55 47-25 8-50 13-84 13-48 0-86-9-116-30-25-21-42-51-46-93z">
          <text:p/>
        </draw:path>
        <draw:path draw:style-name="gr7" draw:text-style-name="P7" draw:layer="layout" svg:width="0.364cm" svg:height="0.403cm" svg:x="31.47cm" svg:y="9.287cm" svg:viewBox="0 0 365 404" svg:d="M0 205c0-73 22-128 65-162 29-26 72-43 118-43 55 0 97 17 131 55 34 34 51 81 51 141 0 51-8 89-25 119-13 29-34 51-64 67-29 13-59 22-93 22-55 0-97-17-131-51s-52-85-52-148zM69 205c0 46 13 84 34 110 21 25 46 38 80 38s59-13 81-38c21-26 33-64 33-115 0-47-12-81-33-106-22-26-47-39-81-39s-59 13-80 39c-21 21-34 59-34 111z">
          <text:p/>
        </draw:path>
        <draw:path draw:style-name="gr7" draw:text-style-name="P7" draw:layer="layout" svg:width="0.406cm" svg:height="0.529cm" svg:x="32.122cm" svg:y="9.152cm" svg:viewBox="0 0 407 530" svg:d="M0 530v-530h200c34 0 63 0 80 4 26 4 51 13 68 26 17 12 30 29 42 50 9 22 17 48 17 73 0 47-17 85-46 115-26 29-81 46-153 46h-140v216zM68 251h140c47 0 77-9 98-26 17-17 25-38 25-67 0-26-4-43-12-61-13-17-30-25-47-29-13-5-34-5-64-5h-140z">
          <text:p/>
        </draw:path>
        <draw:path draw:style-name="gr7" draw:text-style-name="P7" draw:layer="layout" svg:width="0.211cm" svg:height="0.394cm" svg:x="32.605cm" svg:y="9.287cm" svg:viewBox="0 0 212 395" svg:d="M0 395v-386h59v59c17-25 30-46 42-55 13-8 26-13 43-13 21 0 42 9 68 22l-22 63c-17-13-34-17-51-17-12 0-25 4-38 13-12 8-17 21-25 38-4 21-9 47-9 76v200z">
          <text:p/>
        </draw:path>
        <draw:path draw:style-name="gr7" draw:text-style-name="P7" draw:layer="layout" svg:width="0.36cm" svg:height="0.403cm" svg:x="32.829cm" svg:y="9.287cm" svg:viewBox="0 0 361 404" svg:d="M0 205c0-73 22-128 60-162 34-26 72-43 123-43s93 17 127 55c34 34 51 81 51 141 0 51-9 89-21 119-17 29-38 51-64 67-29 13-59 22-93 22-55 0-97-17-131-51-35-34-52-85-52-148zM69 205c0 46 8 84 29 110 26 25 51 38 85 38 30 0 59-13 80-38 22-26 30-64 30-115 0-47-8-81-30-106-21-26-50-39-80-39-34 0-59 13-85 39-21 21-29 59-29 111z">
          <text:p/>
        </draw:path>
        <draw:path draw:style-name="gr7" draw:text-style-name="P7" draw:layer="layout" svg:width="0.355cm" svg:height="0.385cm" svg:x="33.223cm" svg:y="9.296cm" svg:viewBox="0 0 356 386" svg:d="M148 386l-148-386h72l80 234c9 25 17 51 26 76 4-21 12-42 25-72l85-238h68l-149 386z">
          <text:p/>
        </draw:path>
        <draw:path draw:style-name="gr7" draw:text-style-name="P7" draw:layer="layout" svg:width="0.068cm" svg:height="0.529cm" svg:x="33.633cm" svg:y="9.152cm" svg:viewBox="0 0 69 530" svg:d="M0 72v-72h69v72zM0 530v-385h69v385z">
          <text:p/>
        </draw:path>
        <draw:path draw:style-name="gr7" draw:text-style-name="P7" draw:layer="layout" svg:width="0.33cm" svg:height="0.538cm" svg:x="33.777cm" svg:y="9.152cm" svg:viewBox="0 0 331 539" svg:d="M272 530v-46c-25 38-59 55-106 55-29 0-59-9-84-26-26-17-48-38-61-68-16-33-21-67-21-105s5-72 17-107c13-30 35-55 60-72 26-17 56-26 85-26 26 0 42 5 64 17 17 9 29 22 42 38v-190h63v530zM65 340c0 46 12 84 34 110 21 25 46 38 72 38 29 0 55-13 72-38 21-21 29-60 29-106 0-51-8-89-29-115-22-26-43-39-72-39-30 0-55 13-77 34-17 27-29 65-29 116z">
          <text:p/>
        </draw:path>
        <draw:path draw:style-name="gr7" draw:text-style-name="P7" draw:layer="layout" svg:width="0.356cm" svg:height="0.403cm" svg:x="34.188cm" svg:y="9.287cm" svg:viewBox="0 0 357 404" svg:d="M289 272l63 9c-8 38-29 68-59 93-25 21-63 30-110 30-55 0-97-17-132-51-34-34-51-85-51-144 0-69 17-120 51-154 35-38 77-55 132-55 51 0 93 17 123 55 34 34 51 85 51 150 0 0 0 8 0 17h-289c5 42 13 72 39 97 21 21 46 34 80 34 21 0 43-9 59-21 17-13 30-34 43-60zM73 167h216c-4-35-13-57-26-73-21-26-46-39-80-39-30 0-55 9-76 30s-34 47-34 82z">
          <text:p/>
        </draw:path>
        <draw:path draw:style-name="gr7" draw:text-style-name="P7" draw:layer="layout" svg:width="0.322cm" svg:height="0.403cm" svg:x="34.594cm" svg:y="9.287cm" svg:viewBox="0 0 323 404" svg:d="M0 281l64-9c4 26 17 43 34 60 12 12 38 21 67 21 30 0 51-9 68-21 14-13 22-26 22-43 0-12-8-25-22-34-8-4-29-12-63-21-51-12-85-25-102-34-17-8-34-21-42-33-9-18-13-35-13-56 0-17 4-30 13-47 4-13 17-25 29-34 13-8 26-17 43-21s34-9 55-9c29 0 59 5 80 13 22 9 39 21 52 38 13 13 17 34 21 60l-63 8c0-21-10-34-27-47-12-12-34-17-59-17-30 0-51 5-64 13-12 13-16 21-16 38 0 9 0 13 8 21 4 9 13 13 21 17 9 5 30 9 59 18 47 13 82 21 99 30 17 8 34 21 42 34 9 17 17 34 17 59 0 21-8 38-21 59-13 22-30 34-55 47-22 8-52 13-82 13-50 0-88-9-114-30-25-21-42-51-51-93z">
          <text:p/>
        </draw:path>
        <draw:path draw:style-name="gr7" draw:text-style-name="P7" draw:layer="layout" svg:width="0.356cm" svg:height="0.403cm" svg:x="0.643cm" svg:y="10.176cm" svg:viewBox="0 0 357 404" svg:d="M289 272l68 9c-13 38-30 68-60 93-29 21-68 30-111 30-59 0-101-17-135-51s-51-85-51-148c0-64 17-115 51-150 34-38 76-55 131-55 51 0 94 17 128 55 30 35 47 86 47 150 0 0 0 8 0 17h-289c4 42 17 72 38 97 21 21 46 34 80 34 21 0 43-9 61-21 16-13 29-34 42-60zM72 167h217c-4-34-13-55-26-72-22-27-47-40-81-40-30 0-55 9-76 31-21 21-30 47-34 81z">
          <text:p/>
        </draw:path>
        <draw:path draw:style-name="gr7" draw:text-style-name="P7" draw:layer="layout" svg:width="0.211cm" svg:height="0.394cm" svg:x="1.075cm" svg:y="10.176cm" svg:viewBox="0 0 212 395" svg:d="M0 395v-386h59v59c17-25 31-46 43-55 13-8 26-13 43-13 21 0 42 9 67 22l-21 59c-17-9-34-13-51-13-12 0-25 4-38 13-8 8-18 21-26 38-4 21-9 47-9 76v200z">
          <text:p/>
        </draw:path>
        <draw:path draw:style-name="gr7" draw:text-style-name="P7" draw:layer="layout" svg:width="0.207cm" svg:height="0.394cm" svg:x="1.325cm" svg:y="10.176cm" svg:viewBox="0 0 208 395" svg:d="M0 395v-386h56v59c17-25 29-46 42-55 13-8 30-13 42-13 21 0 47 9 68 22l-21 59c-17-9-34-13-51-13-13 0-25 4-38 13-9 8-17 21-21 38-9 21-13 47-13 76v200z">
          <text:p/>
        </draw:path>
        <draw:path draw:style-name="gr7" draw:text-style-name="P7" draw:layer="layout" svg:width="0.36cm" svg:height="0.403cm" svg:x="1.545cm" svg:y="10.176cm" svg:viewBox="0 0 361 404" svg:d="M0 205c0-72 21-127 59-162 35-26 77-43 124-43 51 0 97 17 131 51 30 39 47 86 47 145 0 51-5 89-22 119-12 29-34 51-63 67-30 13-59 22-93 22-55 0-98-17-133-51-33-34-50-85-50-148zM67 205c0 46 14 84 35 110 21 25 47 38 81 38 29 0 59-13 80-38 21-26 34-64 34-115 0-46-13-84-34-105-21-27-51-40-80-40-34 0-60 13-81 40-21 21-35 59-35 110z">
          <text:p/>
        </draw:path>
        <draw:path draw:style-name="gr7" draw:text-style-name="P7" draw:layer="layout" svg:width="0.207cm" svg:height="0.394cm" svg:x="1.981cm" svg:y="10.176cm" svg:viewBox="0 0 208 395" svg:d="M0 395v-386h59v59c13-25 30-46 42-55 13-8 26-13 38-13 26 0 47 9 69 22l-22 59c-17-9-34-13-47-13-17 0-29 4-38 13-12 8-21 21-25 38-9 21-13 47-13 76v200z">
          <text:p/>
        </draw:path>
        <draw:path draw:style-name="gr7" draw:text-style-name="P7" draw:layer="layout" svg:width="0.52cm" svg:height="0.394cm" svg:x="2.434cm" svg:y="10.176cm" svg:viewBox="0 0 521 395" svg:d="M0 395v-386h59v55c8-17 25-34 47-47 21-8 42-17 67-17 30 0 51 9 72 17 17 13 30 30 38 51 30-46 68-68 119-68 39 0 69 13 90 34 17 21 29 51 29 98v263h-63v-242c0-26-4-47-9-55-4-13-12-21-21-30-13-8-26-8-43-8-25 0-47 8-64 25-21 17-29 47-29 85v225h-64v-251c0-29-4-50-17-63-8-17-29-21-50-21-22 0-39 4-51 12-17 9-30 26-34 43-9 17-13 46-13 80v200z">
          <text:p/>
        </draw:path>
        <draw:path draw:style-name="gr7" draw:text-style-name="P7" draw:layer="layout" svg:width="0.356cm" svg:height="0.403cm" svg:x="3.026cm" svg:y="10.176cm" svg:viewBox="0 0 357 404" svg:d="M288 272l69 9c-14 38-35 68-60 93-30 21-68 30-110 30-60 0-102-17-136-51s-51-85-51-148c0-64 17-115 51-150 34-38 76-55 131-55 51 0 93 17 123 55 34 35 52 86 52 150 0 0 0 8 0 17h-289c4 42 17 72 38 97 21 21 47 34 81 34 21 0 42-9 59-21 17-13 29-34 42-60zM72 167h216c-4-34-13-55-25-72-21-27-47-40-81-40-29 0-55 9-76 31-21 21-29 47-34 81z">
          <text:p/>
        </draw:path>
        <draw:path draw:style-name="gr7" draw:text-style-name="P7" draw:layer="layout" svg:width="0.321cm" svg:height="0.403cm" svg:x="3.433cm" svg:y="10.176cm" svg:viewBox="0 0 322 404" svg:d="M0 281l67-9c0 26 13 43 30 60 17 12 38 21 68 21 29 0 51-9 68-21 12-13 21-26 21-43 0-12-9-25-21-34-9-4-30-12-64-21-51-12-80-25-102-34-16-8-33-21-42-33-8-17-13-34-13-55 0-17 5-30 13-48 4-13 17-25 30-34 12-8 25-17 42-21s38-9 55-9c30 0 59 5 81 13 21 9 39 21 51 38 13 13 17 35 22 61l-65 8c0-21-8-38-25-48-13-12-34-17-60-17-29 0-50 5-63 13-13 14-17 22-17 39 0 9 0 13 8 21 5 9 13 13 26 17 4 5 25 9 55 17 46 13 80 21 98 30 17 8 34 21 43 34 12 17 16 34 16 55 0 25-8 42-21 63-12 22-29 34-56 47-21 8-51 13-80 13-51 0-89-9-114-30-26-21-43-51-51-93z">
          <text:p/>
        </draw:path>
        <draw:path draw:style-name="gr7" draw:text-style-name="P7" draw:layer="layout" svg:width="0.318cm" svg:height="0.403cm" svg:x="3.805cm" svg:y="10.176cm" svg:viewBox="0 0 319 404" svg:d="M0 281l64-9c4 26 12 43 29 60 17 12 38 21 73 21 30 0 51-9 64-21 17-13 21-26 21-43 0-12-4-25-17-34-8-4-34-12-68-21-47-12-81-25-98-34-21-8-34-21-42-33-13-17-17-34-17-55 0-17 4-30 12-48 9-13 17-25 34-34 9-8 21-17 38-21 22-4 38-9 60-9 30 0 56 5 81 13 21 9 38 21 51 38 8 13 17 35 21 61l-63 8c-5-21-13-38-26-48-13-12-34-17-60-17-30 0-51 5-64 13-12 14-21 22-21 39 0 9 4 13 9 21 4 9 12 13 25 17 9 5 25 9 60 17 43 13 77 21 93 30 22 8 34 21 47 34 9 17 13 34 13 55 0 25-4 42-17 63-13 22-34 34-55 47-26 8-51 13-81 13-51 0-90-9-115-30-30-21-47-51-51-93z">
          <text:p/>
        </draw:path>
        <draw:path draw:style-name="gr7" draw:text-style-name="P7" draw:layer="layout" svg:width="0.355cm" svg:height="0.403cm" svg:x="4.178cm" svg:y="10.176cm" svg:viewBox="0 0 356 404" svg:d="M276 349c-26 21-48 33-73 42-21 8-47 13-72 13-42 0-72-9-97-30-21-21-34-47-34-80 0-17 4-34 13-51 8-17 21-30 33-38 13-9 30-17 47-22 13-4 34-4 59-8 51-8 89-13 116-25 0-9 0-13 0-17 0-26-5-43-18-55-17-14-43-23-72-23-34 0-55 5-68 17-17 10-26 31-34 56l-63-8c4-25 12-48 29-65 13-16 30-29 55-42 26-8 55-13 89-13s59 5 82 13c21 9 33 17 42 30 13 12 17 25 21 43 4 13 4 34 4 64v84c0 60 0 98 4 115 5 17 9 33 17 46h-67c-9-13-13-29-13-46zM268 205c-23 8-61 17-107 21-26 4-47 8-55 13-13 8-22 12-26 21-8 12-8 21-8 34 0 16 4 29 17 42 12 13 34 17 59 17s47-4 68-17c17-9 34-26 42-42 10-17 10-39 10-68z">
          <text:p/>
        </draw:path>
        <draw:path draw:style-name="gr7" draw:text-style-name="P7" draw:layer="layout" svg:width="0.339cm" svg:height="0.551cm" svg:x="4.588cm" svg:y="10.176cm" svg:viewBox="0 0 340 552" svg:d="M13 428l64 8c0 22 8 34 21 43 17 12 38 17 63 17 34 0 55-5 72-17 17-13 30-30 34-51 4-13 4-42 4-85-29 34-63 51-105 51-56 0-94-17-123-55-30-38-43-85-43-140 0-33 5-67 17-101 13-30 34-55 60-72 25-17 55-26 89-26 46 0 80 22 110 55v-46h64v334c0 60-8 102-21 127-14 26-31 47-56 60-30 12-59 22-97 22-47 0-85-10-115-31-25-21-42-51-38-93zM64 195c0 51 13 89 30 110 21 26 46 34 76 34 29 0 55-8 76-34 21-21 30-59 30-106 0-50-9-84-30-110-21-21-47-34-76-34-30 0-55 13-72 34-21 26-34 60-34 106z">
          <text:p/>
        </draw:path>
        <draw:path draw:style-name="gr7" draw:text-style-name="P7" draw:layer="layout" svg:width="0.356cm" svg:height="0.403cm" svg:x="4.999cm" svg:y="10.176cm" svg:viewBox="0 0 357 404" svg:d="M289 272l68 9c-13 38-30 68-60 93-29 21-67 30-110 30-60 0-102-17-136-51s-51-85-51-148c0-64 17-115 51-150 34-38 76-55 132-55 51 0 93 17 127 55 30 35 47 86 47 150 0 0 0 8 0 17h-289c4 42 17 72 38 97 21 21 47 34 81 34 21 0 43-9 60-21 17-13 29-34 42-60zM72 167h217c-4-34-13-55-25-72-22-27-47-40-81-40-30 0-56 9-77 31-21 21-30 47-34 81z">
          <text:p/>
        </draw:path>
        <draw:path draw:style-name="gr7" draw:text-style-name="P7" draw:layer="layout" svg:width="0.529cm" svg:height="0.385cm" svg:x="5.592cm" svg:y="10.185cm" svg:viewBox="0 0 530 386" svg:d="M118 386l-118-386h67l60 225 25 81c0-5 9-30 21-77l60-229h67l55 225 21 72 22-72 67-225h65l-124 386h-68l-59-228-17-68-76 296z">
          <text:p/>
        </draw:path>
        <draw:path draw:style-name="gr7" draw:text-style-name="P7" draw:layer="layout" svg:width="0.317cm" svg:height="0.529cm" svg:x="6.172cm" svg:y="10.041cm" svg:viewBox="0 0 318 530" svg:d="M0 530v-530h68v190c30-38 68-55 115-55 29 0 55 9 76 17 21 13 34 26 42 47 9 21 17 51 17 90v241h-68v-241c0-35-8-60-21-73-12-17-34-26-59-26-21 0-38 9-55 17-17 9-30 26-38 43-4 17-9 39-9 68v212z">
          <text:p/>
        </draw:path>
        <draw:path draw:style-name="gr7" draw:text-style-name="P7" draw:layer="layout" svg:width="0.063cm" svg:height="0.529cm" svg:x="6.587cm" svg:y="10.041cm" svg:viewBox="0 0 64 530" svg:d="M0 72v-72h64v72zM0 530v-386h64v386z">
          <text:p/>
        </draw:path>
        <draw:polygon draw:style-name="gr7" draw:text-style-name="P7" draw:layer="layout" svg:width="0.068cm" svg:height="0.533cm" svg:x="6.747cm" svg:y="10.037cm" svg:viewBox="0 0 69 534" draw:points="0,0 69,0 69,534 0,534">
          <text:p/>
        </draw:polygon>
        <draw:path draw:style-name="gr7" draw:text-style-name="P7" draw:layer="layout" svg:width="0.356cm" svg:height="0.403cm" svg:x="6.891cm" svg:y="10.176cm" svg:viewBox="0 0 357 404" svg:d="M289 272l68 9c-13 38-34 68-59 93-30 21-68 30-110 30-60 0-102-17-136-51-35-34-52-85-52-148 0-64 17-115 52-150 34-38 76-55 131-55 51 0 94 17 127 55 30 35 47 86 47 150 0 0 0 8 0 17h-288c4 42 17 72 38 97 21 21 47 34 81 34 21 0 42-9 59-21 17-13 30-34 42-60zM73 167h216c-4-34-12-55-25-72-21-27-47-40-81-40-29 0-55 9-76 31-21 21-29 47-34 81z">
          <text:p/>
        </draw:path>
        <draw:path draw:style-name="gr7" draw:text-style-name="P7" draw:layer="layout" svg:width="0.356cm" svg:height="0.403cm" svg:x="7.509cm" svg:y="10.176cm" svg:viewBox="0 0 357 404" svg:d="M285 272l68 9c-9 38-30 68-59 93-30 21-64 30-111 30-55 0-102-17-132-51-34-34-51-85-51-148 0-64 17-115 51-150 34-38 77-55 128-55 55 0 93 17 127 55 34 35 51 86 51 150 0 0 0 8 0 17h-289c0 42 13 72 34 97 21 21 52 34 81 34 26 0 47-9 64-21 17-13 30-34 38-60zM72 167h213c0-34-8-55-21-72-21-27-51-40-81-40-33 0-55 9-77 31-21 21-34 47-34 81z">
          <text:p/>
        </draw:path>
        <draw:path draw:style-name="gr7" draw:text-style-name="P7" draw:layer="layout" svg:width="0.314cm" svg:height="0.394cm" svg:x="7.941cm" svg:y="10.176cm" svg:viewBox="0 0 315 395" svg:d="M0 395v-386h61v55c29-42 67-64 122-64 21 0 43 5 64 13 21 9 34 21 42 34 13 13 17 30 21 47 5 12 5 33 5 63v238h-64v-234c0-25-4-46-8-59-5-13-17-25-30-34-13-8-25-8-42-8-30 0-55 8-72 25-22 17-30 51-30 102v208z">
          <text:p/>
        </draw:path>
        <draw:path draw:style-name="gr7" draw:text-style-name="P7" draw:layer="layout" svg:width="0.186cm" svg:height="0.525cm" svg:x="8.318cm" svg:y="10.049cm" svg:viewBox="0 0 187 526" svg:d="M179 463l8 59c-17 4-34 4-52 4-21 0-42 0-55-8-12-9-21-17-25-30-4-12-8-38-8-76v-224h-47v-52h47v-93l63-43v136h69v52h-69v224c0 21 4 34 4 38 5 4 9 9 13 13s13 4 22 4 17 0 30-4z">
          <text:p/>
        </draw:path>
        <draw:path draw:style-name="gr7" draw:text-style-name="P7" draw:layer="layout" svg:width="0.352cm" svg:height="0.403cm" svg:x="8.538cm" svg:y="10.176cm" svg:viewBox="0 0 353 404" svg:d="M285 272l68 9c-13 38-30 68-60 93-29 21-67 30-110 30-55 0-101-17-136-51-34-34-47-85-47-148 0-64 17-115 47-150 35-38 77-55 132-55 51 0 93 17 127 55 34 35 47 86 47 150 0 0 0 8 0 17h-284c0 42 13 72 34 97 21 21 46 34 80 34 26 0 43-9 59-21 17-13 34-34 43-60zM69 167h216c-4-34-9-55-26-72-21-27-46-40-80-40-30 0-55 9-76 31-17 21-30 47-34 81z">
          <text:p/>
        </draw:path>
        <draw:path draw:style-name="gr7" draw:text-style-name="P7" draw:layer="layout" svg:width="0.207cm" svg:height="0.394cm" svg:x="8.97cm" svg:y="10.176cm" svg:viewBox="0 0 208 395" svg:d="M0 395v-386h60v59c13-25 26-46 38-55 13-8 30-13 43-13 21 0 46 9 67 22l-21 59c-17-9-34-13-51-13-12 0-25 4-38 13-8 8-17 21-21 38-8 21-13 47-13 76v200z">
          <text:p/>
        </draw:path>
        <draw:path draw:style-name="gr7" draw:text-style-name="P7" draw:layer="layout" svg:width="0.064cm" svg:height="0.529cm" svg:x="9.215cm" svg:y="10.041cm" svg:viewBox="0 0 65 530" svg:d="M0 72v-72h65v72zM0 530v-386h65v386z">
          <text:p/>
        </draw:path>
        <draw:path draw:style-name="gr7" draw:text-style-name="P7" draw:layer="layout" svg:width="0.313cm" svg:height="0.394cm" svg:x="9.381cm" svg:y="10.176cm" svg:viewBox="0 0 314 395" svg:d="M0 395v-386h59v55c25-42 68-64 124-64 21 0 42 5 63 13 17 9 34 21 42 34 9 13 17 30 22 47 0 12 4 33 4 63v238h-68v-234c0-25 0-46-4-59-9-13-17-25-30-34-12-8-25-8-47-8-26 0-51 8-72 25-17 17-30 51-30 102v208z">
          <text:p/>
        </draw:path>
        <draw:path draw:style-name="gr7" draw:text-style-name="P7" draw:layer="layout" svg:width="0.338cm" svg:height="0.551cm" svg:x="9.766cm" svg:y="10.176cm" svg:viewBox="0 0 339 552" svg:d="M13 428l63 8c4 22 8 34 21 43 17 12 38 17 68 17s56-5 73-17c13-13 25-30 30-51 4-13 8-42 8-85-30 34-68 51-111 51-51 0-93-17-123-55-29-38-42-85-42-140 0-33 8-67 21-101 13-30 30-55 55-72s55-26 89-26c47 0 86 22 115 55v-46h59v334c0 60-4 102-16 127-13 26-34 47-60 60-25 12-60 22-98 22-47 0-85-10-110-31-30-21-42-51-42-93zM68 195c0 51 8 89 29 110 21 26 47 34 76 34 30 0 56-8 78-34 17-21 29-59 29-106 0-50-12-84-34-110-21-21-43-34-73-34-29 0-55 13-76 34-21 26-29 60-29 106z">
          <text:p/>
        </draw:path>
        <draw:path draw:style-name="gr7" draw:text-style-name="P7" draw:layer="layout" svg:width="0.064cm" svg:height="0.529cm" svg:x="10.409cm" svg:y="10.041cm" svg:viewBox="0 0 65 530" svg:d="M0 72v-72h65v72zM0 530v-386h65v386z">
          <text:p/>
        </draw:path>
        <draw:path draw:style-name="gr7" draw:text-style-name="P7" draw:layer="layout" svg:width="0.309cm" svg:height="0.394cm" svg:x="10.574cm" svg:y="10.176cm" svg:viewBox="0 0 310 395" svg:d="M0 395v-386h55v55c30-42 73-64 124-64 26 0 47 5 64 13 21 9 34 21 46 34 9 13 17 30 21 47 0 12 0 33 0 63v238h-63v-234c0-25-4-46-9-59-4-13-12-25-25-34-13-8-30-8-47-8-25 0-50 8-72 25s-30 51-30 102v208z">
          <text:p/>
        </draw:path>
        <draw:path draw:style-name="gr7" draw:text-style-name="P7" draw:layer="layout" svg:width="0.355cm" svg:height="0.385cm" svg:x="10.943cm" svg:y="10.185cm" svg:viewBox="0 0 356 386" svg:d="M148 386l-148-386h72l80 234c9 25 17 51 25 76 5-21 13-42 26-72l86-238h67l-149 386z">
          <text:p/>
        </draw:path>
        <draw:path draw:style-name="gr7" draw:text-style-name="P7" draw:layer="layout" svg:width="0.356cm" svg:height="0.403cm" svg:x="11.332cm" svg:y="10.176cm" svg:viewBox="0 0 357 404" svg:d="M272 349c-21 21-47 33-69 42-21 8-46 13-72 13-42 0-76-9-97-30s-34-47-34-80c0-17 4-34 13-51 8-17 21-30 34-38 12-9 29-17 46-22 13-4 30-4 60-8 50-8 89-13 115-25 0-9 0-13 0-17 0-26-4-43-17-55-17-14-42-23-77-23-30 0-51 5-68 17-13 10-25 31-30 56l-67-8c8-25 17-48 29-65 13-16 34-29 59-42 26-8 56-13 85-13 35 0 65 5 82 13 21 9 38 17 46 30 9 12 17 25 21 43 0 13 5 34 5 64v84c0 60 0 98 4 115 0 17 8 33 17 46h-72c-4-13-9-29-13-46zM268 205c-21 8-59 17-107 21-25 4-47 8-59 13-9 8-17 12-26 21-4 12-8 21-8 34 0 16 8 29 21 42s34 17 59 17c21 0 47-4 65-17 21-9 34-26 46-42 5-17 9-39 9-68z">
          <text:p/>
        </draw:path>
        <draw:polygon draw:style-name="gr7" draw:text-style-name="P7" draw:layer="layout" svg:width="0.067cm" svg:height="0.533cm" svg:x="11.76cm" svg:y="10.037cm" svg:viewBox="0 0 68 534" draw:points="0,0 68,0 68,534 0,534">
          <text:p/>
        </draw:polygon>
        <draw:path draw:style-name="gr7" draw:text-style-name="P7" draw:layer="layout" svg:width="0.068cm" svg:height="0.529cm" svg:x="11.929cm" svg:y="10.041cm" svg:viewBox="0 0 69 530" svg:d="M0 72v-72h69v72zM0 530v-386h69v386z">
          <text:p/>
        </draw:path>
        <draw:path draw:style-name="gr7" draw:text-style-name="P7" draw:layer="layout" svg:width="0.334cm" svg:height="0.538cm" svg:x="12.069cm" svg:y="10.041cm" svg:viewBox="0 0 335 539" svg:d="M276 530v-46c-26 38-59 55-106 55-34 0-60-9-86-26-29-17-46-38-63-68-13-34-21-68-21-106s8-72 21-106c13-30 30-55 59-72 26-17 52-26 86-26 21 0 42 5 59 17 21 9 34 22 47 38v-190h63v530zM67 339c0 46 13 84 34 111 17 25 44 38 73 38 30 0 51-13 72-38 21-22 30-61 30-107 0-51-9-89-30-114-21-26-46-39-76-39s-52 13-73 34c-17 26-30 64-30 115z">
          <text:p/>
        </draw:path>
        <draw:path draw:style-name="gr7" draw:text-style-name="P7" draw:layer="layout" svg:width="0.334cm" svg:height="0.538cm" svg:x="12.687cm" svg:y="10.041cm" svg:viewBox="0 0 335 539" svg:d="M276 530v-46c-25 38-64 55-111 55-30 0-59-9-85-26-25-17-46-38-59-68-13-34-21-68-21-106s8-72 21-106c13-30 30-55 55-72s55-26 85-26c26 0 47 5 64 17 17 9 34 22 47 38v-190h63v530zM68 339c0 46 8 84 29 111 21 25 47 38 77 38 26 0 51-13 72-38 17-22 30-61 30-107 0-51-13-89-30-114-21-26-46-39-77-39-29 0-55 13-72 34-21 26-29 64-29 115z">
          <text:p/>
        </draw:path>
        <draw:path draw:style-name="gr7" draw:text-style-name="P7" draw:layer="layout" svg:width="0.356cm" svg:height="0.403cm" svg:x="13.097cm" svg:y="10.176cm" svg:viewBox="0 0 357 404" svg:d="M277 349c-26 21-47 33-69 42-26 8-47 13-72 13-42 0-76-9-102-30-21-21-34-47-34-80 0-17 5-34 13-51 9-17 21-30 34-38 17-9 30-17 51-22 13-4 29-4 55-8 55-8 94-13 119-25 0-9 0-13 0-17 0-26-8-43-21-55-17-14-39-23-73-23-29 0-55 5-67 17-17 10-26 31-34 56l-64-8c4-25 17-48 30-65 12-16 34-29 55-42 25-8 55-13 89-13 35 0 60 5 81 13 21 9 34 17 47 30 8 12 17 25 21 43 0 13 0 34 0 64v84c0 60 4 98 4 115 4 17 9 33 17 46h-68c-8-13-12-29-12-46zM272 205c-25 8-60 17-106 21-30 4-47 8-60 13-12 8-21 12-25 21-4 12-9 21-9 34 0 16 5 29 22 42 12 13 29 17 55 17 25 0 46-4 68-17 22-9 34-26 43-42 8-17 12-39 12-68z">
          <text:p/>
        </draw:path>
        <draw:path draw:style-name="gr7" draw:text-style-name="P7" draw:layer="layout" svg:width="0.191cm" svg:height="0.525cm" svg:x="13.495cm" svg:y="10.049cm" svg:viewBox="0 0 192 526" svg:d="M179 463l13 59c-21 4-38 4-51 4-25 0-42 0-56-8-13-9-21-17-30-30-4-12-4-38-4-76v-224h-51v-52h51v-93l65-43v136h63v52h-63v224c0 21 0 34 4 38 0 4 4 9 8 13 9 4 13 4 26 4 4 0 17 0 25-4z">
          <text:p/>
        </draw:path>
        <draw:path draw:style-name="gr7" draw:text-style-name="P7" draw:layer="layout" svg:width="0.356cm" svg:height="0.403cm" svg:x="13.715cm" svg:y="10.176cm" svg:viewBox="0 0 357 404" svg:d="M276 349c-26 21-51 33-72 42-21 8-47 13-72 13-43 0-76-9-98-30-21-21-34-47-34-80 0-17 5-34 13-51 9-17 21-30 34-38 13-9 30-17 47-22 12-4 33-4 59-8 51-8 89-13 114-25 0-9 0-13 0-17 0-26-4-43-17-55-17-14-42-23-76-23-30 0-51 5-68 17-12 10-25 31-29 56l-64-8c4-25 13-48 26-65 17-16 33-29 59-42 25-8 55-13 89-13 29 0 59 5 80 13 17 9 34 17 44 30 12 12 16 25 21 43 4 13 4 34 4 64v84c0 60 0 98 4 115s9 33 17 46h-69c-8-13-12-29-12-46zM267 205c-21 8-59 17-106 21-25 4-46 8-55 13-12 8-21 12-25 21-9 12-13 21-13 34 0 16 9 29 21 42 13 13 34 17 60 17 25 0 46-4 67-17 17-9 34-26 43-42 4-17 8-39 8-68z">
          <text:p/>
        </draw:path>
        <draw:polygon draw:style-name="gr7" draw:text-style-name="P7" draw:layer="layout" svg:width="0.076cm" svg:height="0.076cm" svg:x="14.164cm" svg:y="10.494cm" svg:viewBox="0 0 77 77" draw:points="0,0 77,0 77,77 0,77">
          <text:p/>
        </draw:polygon>
        <draw:polygon draw:style-name="gr7" draw:text-style-name="P7" draw:layer="layout" svg:width="0.419cm" svg:height="0.529cm" svg:x="14.566cm" svg:y="10.041cm" svg:viewBox="0 0 420 530" draw:points="0,530 0,0 72,0 353,416 353,0 420,0 420,530 349,530 68,114 68,530">
          <text:p/>
        </draw:polygon>
        <draw:path draw:style-name="gr7" draw:text-style-name="P7" draw:layer="layout" svg:width="0.36cm" svg:height="0.403cm" svg:x="15.07cm" svg:y="10.176cm" svg:viewBox="0 0 361 404" svg:d="M0 205c0-72 21-127 59-162 34-26 72-43 123-43 52 0 94 17 128 51 34 39 51 86 51 145 0 51-4 89-21 119-17 29-38 51-64 67-29 13-59 22-94 22-55 0-97-17-131-51s-51-85-51-148zM68 205c0 46 8 84 34 110 21 25 46 38 80 38 31 0 60-13 82-38 21-26 29-64 29-115 0-46-8-84-29-105-22-27-51-40-82-40-34 0-59 13-80 40-26 21-34 59-34 110z">
          <text:p/>
        </draw:path>
        <draw:path draw:style-name="gr7" draw:text-style-name="P7" draw:layer="layout" svg:width="0.229cm" svg:height="0.538cm" svg:x="15.667cm" svg:y="10.032cm" svg:viewBox="0 0 230 539" svg:d="M59 539v-335h-59v-51h59v-38c0-30 5-47 9-59 4-17 17-30 34-43 12-8 38-13 63-13 22 0 39 0 65 5l-13 55c-13 0-25 0-39 0-17 0-34 4-42 12-9 9-13 22-13 47v34h77v51h-77v335z">
          <text:p/>
        </draw:path>
        <draw:path draw:style-name="gr7" draw:text-style-name="P7" draw:layer="layout" svg:width="0.36cm" svg:height="0.403cm" svg:x="15.891cm" svg:y="10.176cm" svg:viewBox="0 0 361 404" svg:d="M0 205c0-72 22-127 60-162 35-26 77-43 123-43 51 0 98 17 132 51 29 39 46 86 46 145 0 51-4 89-21 119-13 29-34 51-63 67-30 13-60 22-94 22-55 0-97-17-132-51-34-34-51-85-51-148zM68 205c0 46 13 84 35 110 21 25 47 38 80 38 30 0 60-13 81-38 21-26 34-64 34-115 0-46-13-84-34-105-21-27-51-40-81-40-33 0-59 13-80 40-22 21-35 59-35 110z">
          <text:p/>
        </draw:path>
        <draw:path draw:style-name="gr7" draw:text-style-name="P7" draw:layer="layout" svg:width="0.208cm" svg:height="0.394cm" svg:x="16.327cm" svg:y="10.176cm" svg:viewBox="0 0 209 395" svg:d="M0 395v-386h60v59c12-25 29-46 42-55 13-8 25-13 39-13 26 0 47 9 68 22l-21 59c-17-9-34-13-47-13-18 0-30 4-39 13-13 8-21 21-25 38-9 21-13 47-13 76v200z">
          <text:p/>
        </draw:path>
        <draw:path draw:style-name="gr7" draw:text-style-name="P7" draw:layer="layout" svg:width="0.521cm" svg:height="0.394cm" svg:x="16.573cm" svg:y="10.176cm" svg:viewBox="0 0 522 395" svg:d="M0 395v-386h59v55c13-17 30-34 47-47 21-8 42-17 72-17 25 0 51 9 68 17 16 13 29 30 38 51 29-46 73-68 119-68 38 0 68 13 89 34s30 51 30 98v263h-64v-242c0-26 0-47-4-55-4-13-13-21-25-30-9-8-26-8-39-8-25 0-50 8-68 25-17 17-26 47-26 85v225h-67v-251c0-29-5-50-17-63-9-17-26-21-51-21-17 0-34 4-51 12-17 9-25 26-34 43-8 17-8 46-8 80v200z">
          <text:p/>
        </draw:path>
        <draw:path draw:style-name="gr7" draw:text-style-name="P7" draw:layer="layout" svg:width="0.351cm" svg:height="0.403cm" svg:x="17.17cm" svg:y="10.176cm" svg:viewBox="0 0 352 404" svg:d="M272 349c-26 21-47 33-69 42-25 8-46 13-72 13-42 0-76-9-97-30-26-21-34-47-34-80 0-17 4-34 13-51 8-17 17-30 33-38 13-9 30-17 47-22 13-4 30-4 55-8 55-8 94-13 120-25 0-9 0-13 0-17 0-26-5-43-17-55-17-14-43-23-78-23-29 0-55 5-67 17-13 10-26 31-34 56l-64-8c9-25 17-48 30-65 13-16 34-29 59-42 26-8 51-13 85-13 35 0 60 5 81 13 22 9 38 17 47 30 8 12 17 25 21 43 0 13 0 34 0 64v84c0 60 4 98 4 115 5 17 9 33 17 46h-67c-5-13-9-29-13-46zM268 205c-26 8-60 17-107 21-30 4-47 8-59 13-9 8-17 12-26 21-4 12-8 21-8 34 0 16 8 29 21 42s29 17 55 17c25 0 51-4 69-17 21-9 33-26 42-42 8-17 13-39 13-68z">
          <text:p/>
        </draw:path>
        <draw:polygon draw:style-name="gr7" draw:text-style-name="P7" draw:layer="layout" svg:width="0.068cm" svg:height="0.533cm" svg:x="17.597cm" svg:y="10.037cm" svg:viewBox="0 0 69 534" draw:points="0,0 69,0 69,534 0,534">
          <text:p/>
        </draw:polygon>
        <draw:polygon draw:style-name="gr7" draw:text-style-name="P7" draw:layer="layout" svg:width="0.322cm" svg:height="0.529cm" svg:x="17.97cm" svg:y="10.041cm" svg:viewBox="0 0 323 530" draw:points="0,530 0,0 68,0 68,302 221,144 306,144 161,289 323,530 242,530 114,335 68,378 68,530">
          <text:p/>
        </draw:polygon>
        <draw:path draw:style-name="gr7" draw:text-style-name="P7" draw:layer="layout" svg:width="0.313cm" svg:height="0.394cm" svg:x="18.343cm" svg:y="10.176cm" svg:viewBox="0 0 314 395" svg:d="M0 395v-386h59v55c25-42 68-64 123-64 21 0 42 5 63 13 17 9 34 21 43 34s17 30 22 47c0 12 4 33 4 63v238h-69v-234c0-25 0-46-8-59-5-13-13-25-26-34-12-8-29-8-46-8-26 0-51 8-72 25-17 17-30 51-30 102v208z">
          <text:p/>
        </draw:path>
        <draw:path draw:style-name="gr7" draw:text-style-name="P7" draw:layer="layout" svg:width="0.36cm" svg:height="0.403cm" svg:x="18.728cm" svg:y="10.176cm" svg:viewBox="0 0 361 404" svg:d="M0 205c0-72 21-127 59-162 34-26 77-43 124-43 51 0 93 17 127 51 34 39 51 86 51 145 0 51-5 89-22 119-12 29-38 51-63 67-30 13-59 22-93 22-55 0-99-17-132-51-34-34-51-85-51-148zM68 205c0 46 12 84 33 110 23 25 48 38 82 38 29 0 59-13 80-38 21-26 34-64 34-115 0-46-13-84-34-105-21-27-51-40-80-40-34 0-59 13-82 40-21 21-33 59-33 110z">
          <text:p/>
        </draw:path>
        <draw:path draw:style-name="gr7" draw:text-style-name="P7" draw:layer="layout" svg:width="0.529cm" svg:height="0.385cm" svg:x="19.117cm" svg:y="10.185cm" svg:viewBox="0 0 530 386" svg:d="M119 386l-119-386h68l59 225 26 81c0-5 8-30 17-77l64-229h68l55 225 21 72 21-72 68-225h63l-122 386h-68l-59-228-17-68-78 296z">
          <text:p/>
        </draw:path>
        <draw:polygon draw:style-name="gr7" draw:text-style-name="P7" draw:layer="layout" svg:width="0.068cm" svg:height="0.533cm" svg:x="19.697cm" svg:y="10.037cm" svg:viewBox="0 0 69 534" draw:points="0,0 69,0 69,534 0,534">
          <text:p/>
        </draw:polygon>
        <draw:path draw:style-name="gr7" draw:text-style-name="P7" draw:layer="layout" svg:width="0.356cm" svg:height="0.403cm" svg:x="19.841cm" svg:y="10.176cm" svg:viewBox="0 0 357 404" svg:d="M289 272l63 9c-8 38-29 68-59 93-25 21-63 30-111 30-55 0-97-17-131-51s-51-85-51-148c0-64 17-115 51-150 34-38 76-55 131-55 52 0 94 17 124 55 34 35 51 86 51 150 0 0 0 8 0 17h-289c4 42 13 72 38 97 21 21 47 34 80 34 22 0 44-9 61-21 17-13 29-34 42-60zM72 167h217c-4-34-13-55-25-72-22-27-48-40-82-40-29 0-55 9-76 31-21 21-34 47-34 81z">
          <text:p/>
        </draw:path>
        <draw:path draw:style-name="gr7" draw:text-style-name="P7" draw:layer="layout" svg:width="0.334cm" svg:height="0.538cm" svg:x="20.252cm" svg:y="10.041cm" svg:viewBox="0 0 335 539" svg:d="M271 530v-46c-21 38-60 55-106 55-30 0-59-9-85-26-25-17-46-38-59-68-17-34-21-68-21-106s4-72 17-106c12-30 34-55 59-72s55-26 85-26c25 0 46 5 63 17 17 9 34 22 42 38v-190h69v530zM67 339c0 46 9 84 30 111 21 25 47 38 72 38 30 0 55-13 76-38 17-22 30-61 30-107 0-51-13-89-34-114-17-26-42-39-72-39s-55 13-72 34c-21 26-30 64-30 115z">
          <text:p/>
        </draw:path>
        <draw:path draw:style-name="gr7" draw:text-style-name="P7" draw:layer="layout" svg:width="0.339cm" svg:height="0.551cm" svg:x="20.662cm" svg:y="10.176cm" svg:viewBox="0 0 340 552" svg:d="M13 428l64 8c0 22 8 34 21 43 17 12 39 17 64 17 34 0 55-5 72-17 17-13 30-30 34-51 4-13 4-42 4-85-29 34-63 51-105 51-57 0-95-17-124-55-30-38-43-85-43-140 0-33 5-67 17-101 13-30 34-55 60-72 25-17 56-26 90-26 46 0 80 22 110 55v-46h63v334c0 60-8 102-21 127-13 26-30 47-55 60-30 12-59 22-97 22-48 0-86-10-116-31-25-21-42-51-38-93zM64 195c0 51 13 89 30 110 21 26 47 34 77 34 29 0 55-8 76-34 21-21 30-59 30-106 0-50-9-84-30-110-21-21-47-34-76-34-30 0-56 13-73 34-21 26-34 60-34 106z">
          <text:p/>
        </draw:path>
        <draw:path draw:style-name="gr7" draw:text-style-name="P7" draw:layer="layout" svg:width="0.356cm" svg:height="0.403cm" svg:x="21.073cm" svg:y="10.176cm" svg:viewBox="0 0 357 404" svg:d="M289 272l68 9c-13 38-30 68-60 93-29 21-67 30-110 30-59 0-101-17-135-51-35-34-52-85-52-148 0-64 17-115 52-150 34-38 76-55 131-55 51 0 93 17 127 55 30 35 47 86 47 150 0 0 0 8 0 17h-288c4 42 17 72 38 97 21 21 46 34 80 34 21 0 43-9 60-21 16-13 29-34 42-60zM73 167h216c-4-34-13-55-26-72-21-27-46-40-80-40-30 0-55 9-76 31-21 21-30 47-34 81z">
          <text:p/>
        </draw:path>
        <draw:path draw:style-name="gr7" draw:text-style-name="P7" draw:layer="layout" svg:width="0.068cm" svg:height="0.529cm" svg:x="21.712cm" svg:y="10.041cm" svg:viewBox="0 0 69 530" svg:d="M0 72v-72h69v72zM0 530v-386h69v386z">
          <text:p/>
        </draw:path>
        <draw:path draw:style-name="gr7" draw:text-style-name="P7" draw:layer="layout" svg:width="0.317cm" svg:height="0.403cm" svg:x="21.852cm" svg:y="10.176cm" svg:viewBox="0 0 318 404" svg:d="M0 281l63-9c5 26 13 43 30 60 17 12 42 21 72 21 31 0 52-9 65-21 16-13 25-26 25-43 0-12-9-25-21-34-9-4-30-12-69-21-47-12-80-25-97-34-21-8-34-21-43-33-8-17-17-34-17-55 0-17 5-30 13-48 9-13 21-25 34-34 8-8 21-17 42-21 17-4 34-9 55-9 31 0 56 5 82 13 21 9 38 21 51 38 8 13 17 35 21 61l-64 8c-4-21-12-38-25-48-13-12-34-17-60-17-30 0-51 5-64 13-13 14-21 22-21 39 0 9 4 13 8 21 5 9 13 13 26 17 8 5 25 9 59 17 48 13 77 21 98 30 17 8 30 21 43 34 8 17 12 34 12 55 0 25-4 42-16 63-13 22-30 34-56 47-25 8-50 13-81 13-51 0-89-9-114-30-26-21-43-51-51-93z">
          <text:p/>
        </draw:path>
        <draw:path draw:style-name="gr7" draw:text-style-name="P7" draw:layer="layout" svg:width="0.313cm" svg:height="0.394cm" svg:x="22.453cm" svg:y="10.176cm" svg:viewBox="0 0 314 395" svg:d="M0 395v-386h59v55c30-42 68-64 123-64 21 0 42 5 65 13 21 9 34 21 42 34 13 13 17 30 21 47 4 12 4 33 4 63v238h-63v-234c0-25-4-46-9-59s-18-25-30-34c-13-8-26-8-43-8-29 0-55 8-72 25-21 17-33 51-33 102v208z">
          <text:p/>
        </draw:path>
        <draw:path draw:style-name="gr7" draw:text-style-name="P7" draw:layer="layout" svg:width="0.355cm" svg:height="0.403cm" svg:x="22.843cm" svg:y="10.176cm" svg:viewBox="0 0 356 404" svg:d="M284 272l68 9c-9 38-30 68-59 93-26 21-64 30-110 30-55 0-102-17-133-51-33-34-50-85-50-148 0-64 17-115 50-150 35-38 78-55 128-55 55 0 98 17 127 55 34 35 51 86 51 150 0 0 0 8 0 17h-288c0 42 13 72 34 97 21 21 51 34 81 34 25 0 46-9 63-21 17-13 30-34 38-60zM73 167h215c-4-34-12-55-25-72-21-27-51-40-80-40-30 0-55 9-77 31-21 21-33 47-33 81z">
          <text:p/>
        </draw:path>
        <draw:path draw:style-name="gr7" draw:text-style-name="P7" draw:layer="layout" svg:width="0.356cm" svg:height="0.403cm" svg:x="23.253cm" svg:y="10.176cm" svg:viewBox="0 0 357 404" svg:d="M284 272l68 9c-9 38-30 68-60 93-25 21-63 30-110 30-55 0-97-17-131-51s-51-85-51-148c0-64 17-115 51-150 34-38 76-55 131-55 51 0 93 17 123 55 34 35 52 86 52 150 0 0 0 8 0 17h-289c4 42 13 72 34 97 25 21 51 34 80 34 26 0 47-9 64-21 17-13 29-34 38-60zM72 167h216c-4-34-13-55-25-72-22-27-47-40-81-40-29 0-55 9-76 31-21 21-34 47-34 81z">
          <text:p/>
        </draw:path>
        <draw:path draw:style-name="gr7" draw:text-style-name="P7" draw:layer="layout" svg:width="0.334cm" svg:height="0.538cm" svg:x="23.664cm" svg:y="10.041cm" svg:viewBox="0 0 335 539" svg:d="M272 530v-46c-21 38-60 55-107 55-30 0-59-9-85-26-25-17-46-38-59-68-17-34-21-68-21-106s4-72 17-106c12-30 34-55 59-72s55-26 85-26c25 0 46 5 64 17 17 9 34 22 43 38v-190h67v530zM68 339c0 46 8 84 29 111 21 25 47 38 72 38 30 0 56-13 73-38 21-22 34-61 34-107 0-51-13-89-34-114-17-26-43-39-73-39-29 0-55 13-76 34-17 26-25 64-25 115z">
          <text:p/>
        </draw:path>
        <draw:path draw:style-name="gr7" draw:text-style-name="P7" draw:layer="layout" svg:width="0.356cm" svg:height="0.403cm" svg:x="24.074cm" svg:y="10.176cm" svg:viewBox="0 0 357 404" svg:d="M289 272l68 9c-13 38-34 68-59 93-30 21-69 30-111 30-60 0-102-17-136-51s-51-85-51-148c0-64 17-115 51-150 34-38 76-55 131-55 51 0 95 17 124 55 34 35 51 86 51 150 0 0 0 8 0 17h-289c4 42 17 72 38 97 21 21 47 34 81 34 21 0 42-9 60-21 17-13 30-34 42-60zM72 167h217c-4-34-12-55-25-72-22-27-48-40-82-40-29 0-55 9-76 31-21 21-29 47-34 81z">
          <text:p/>
        </draw:path>
        <draw:path draw:style-name="gr7" draw:text-style-name="P7" draw:layer="layout" svg:width="0.335cm" svg:height="0.538cm" svg:x="24.485cm" svg:y="10.041cm" svg:viewBox="0 0 336 539" svg:d="M272 530v-46c-21 38-59 55-106 55-29 0-59-9-84-26-27-17-48-38-61-68-12-34-21-68-21-106s4-72 17-106c13-30 34-55 60-72s55-26 85-26c25 0 47 5 63 17 17 9 34 22 43 38v-190h68v530zM69 339c0 46 8 84 29 111 22 25 47 38 72 38 30 0 55-13 77-38 17-22 29-61 29-107 0-51-12-89-34-114-17-26-42-39-72-39-29 0-55 13-72 34-21 26-29 64-29 115z">
          <text:p/>
        </draw:path>
        <draw:path draw:style-name="gr7" draw:text-style-name="P7" draw:layer="layout" svg:width="0.224cm" svg:height="0.538cm" svg:x="25.082cm" svg:y="10.032cm" svg:viewBox="0 0 225 539" svg:d="M59 539v-335h-59v-51h59v-38c0-30 0-47 4-59 9-17 17-30 34-43 17-8 39-13 69-13 17 0 38 0 59 5l-8 55c-13 0-26 0-38 0-21 0-34 4-43 12-8 9-12 22-12 47v34h76v51h-76v335z">
          <text:p/>
        </draw:path>
        <draw:path draw:style-name="gr7" draw:text-style-name="P7" draw:layer="layout" svg:width="0.36cm" svg:height="0.403cm" svg:x="25.306cm" svg:y="10.176cm" svg:viewBox="0 0 361 404" svg:d="M0 205c0-72 23-127 61-162 33-26 72-43 118-43 55 0 98 17 131 51 34 39 51 86 51 145 0 51-8 89-21 119-17 29-38 51-68 67-25 13-59 22-93 22-51 0-93-17-127-51s-52-85-52-148zM69 205c0 46 9 84 30 110 21 25 51 38 80 38 34 0 59-13 85-38 21-26 29-64 29-115 0-46-8-84-29-105-26-27-51-40-85-40-29 0-59 13-80 40-21 21-30 59-30 110z">
          <text:p/>
        </draw:path>
        <draw:path draw:style-name="gr7" draw:text-style-name="P7" draw:layer="layout" svg:width="0.212cm" svg:height="0.394cm" svg:x="25.738cm" svg:y="10.176cm" svg:viewBox="0 0 213 395" svg:d="M0 395v-386h59v59c17-25 30-46 43-55 13-8 26-13 43-13 21 0 47 9 68 22l-21 59c-17-9-34-13-51-13-13 0-26 4-39 13-9 8-17 21-26 38-4 21-8 47-8 76v200z">
          <text:p/>
        </draw:path>
        <draw:path draw:style-name="gr7" draw:text-style-name="P7" draw:layer="layout" svg:width="0.187cm" svg:height="0.525cm" svg:x="26.157cm" svg:y="10.049cm" svg:viewBox="0 0 188 526" svg:d="M179 463l9 59c-17 4-35 4-48 4-25 0-42 0-55-8-13-9-25-17-30-30-4-12-8-38-8-76v-224h-47v-52h47v-93l68-43v136h64v52h-64v224c0 21 0 34 0 38 4 4 8 9 12 13s13 4 21 4c9 0 18 0 31-4z">
          <text:p/>
        </draw:path>
        <draw:path draw:style-name="gr7" draw:text-style-name="P7" draw:layer="layout" svg:width="0.313cm" svg:height="0.529cm" svg:x="26.399cm" svg:y="10.041cm" svg:viewBox="0 0 314 530" svg:d="M0 530v-530h64v190c34-38 72-55 119-55 25 0 50 9 72 17 21 13 38 26 46 47 9 21 13 51 13 90v241h-64v-241c0-35-8-60-21-73-17-17-34-26-63-26-17 0-34 9-55 17-17 9-26 26-34 43-9 17-13 39-13 68v212z">
          <text:p/>
        </draw:path>
        <draw:path draw:style-name="gr7" draw:text-style-name="P7" draw:layer="layout" svg:width="0.356cm" svg:height="0.403cm" svg:x="26.788cm" svg:y="10.176cm" svg:viewBox="0 0 357 404" svg:d="M285 272l67 9c-8 38-29 68-59 93-29 21-63 30-110 30-55 0-102-17-131-51-34-34-52-85-52-148 0-64 18-115 52-150 34-38 76-55 127-55s93 17 127 55c34 35 51 86 51 150 0 0 0 8 0 17h-288c0 42 12 72 34 97 21 21 50 34 80 34 25 0 47-9 64-21 17-13 29-34 38-60zM73 167h212c0-34-9-55-21-72-22-27-51-40-85-40-30 0-55 9-72 31-21 21-34 47-34 81z">
          <text:p/>
        </draw:path>
        <draw:path draw:style-name="gr7" draw:text-style-name="P7" draw:layer="layout" svg:width="0.313cm" svg:height="0.394cm" svg:x="27.423cm" svg:y="10.185cm" svg:viewBox="0 0 314 395" svg:d="M254 386v-55c-30 42-68 64-123 64-21 0-42-5-63-13-17-9-34-17-43-34-8-13-17-25-21-47 0-12-4-33-4-59v-242h68v216c0 35 0 56 4 69 4 16 13 29 25 42 13 8 30 13 47 13 21 0 38-5 55-17 17-9 30-22 38-38 9-17 13-43 13-78v-207h64v386z">
          <text:p/>
        </draw:path>
        <draw:path draw:style-name="gr7" draw:text-style-name="P7" draw:layer="layout" svg:width="0.318cm" svg:height="0.403cm" svg:x="27.812cm" svg:y="10.176cm" svg:viewBox="0 0 319 404" svg:d="M0 281l64-9c4 26 13 43 30 60 17 12 38 21 67 21 30 0 55-9 68-21 13-13 22-26 22-43 0-12-4-25-18-34-8-4-34-12-67-21-47-12-81-25-102-34-17-8-30-21-42-33-9-17-13-34-13-55 0-17 4-30 13-48 8-13 17-25 29-34 13-8 26-17 43-21s38-9 59-9c30 0 55 5 76 13 26 9 43 21 52 38 13 13 21 35 25 61l-64 8c-4-21-13-38-26-48-17-12-33-17-59-17-30 0-51 5-63 13-13 14-22 22-22 39 0 9 5 13 9 21 4 9 13 13 25 17 5 5 26 9 55 17 47 13 81 21 99 30 17 8 34 21 42 34 13 17 17 34 17 55 0 25-4 42-17 63-13 22-34 34-55 47-26 8-52 13-86 13-46 0-84-9-114-30-25-21-42-51-47-93z">
          <text:p/>
        </draw:path>
        <draw:path draw:style-name="gr7" draw:text-style-name="P7" draw:layer="layout" svg:width="0.356cm" svg:height="0.403cm" svg:x="28.185cm" svg:y="10.176cm" svg:viewBox="0 0 357 404" svg:d="M285 272l67 9c-8 38-29 68-59 93-25 21-63 30-110 30-55 0-102-17-131-51-35-34-52-85-52-148 0-64 17-115 52-150 34-38 76-55 127-55 55 0 97 17 127 55 34 35 51 86 51 150 0 0 0 8 0 17h-288c0 42 12 72 34 97 21 21 50 34 80 34 25 0 47-9 64-21 17-13 29-34 38-60zM73 167h216c-4-34-13-55-25-72-22-27-51-40-81-40s-55 9-76 31c-21 21-34 47-34 81z">
          <text:p/>
        </draw:path>
        <draw:path draw:style-name="gr7" draw:text-style-name="P7" draw:layer="layout" svg:width="0.207cm" svg:height="0.394cm" svg:x="28.617cm" svg:y="10.176cm" svg:viewBox="0 0 208 395" svg:d="M0 395v-386h60v59c13-25 30-46 42-55 13-8 26-13 43-13 21 0 42 9 63 22l-21 59c-17-9-30-13-46-13-13 0-30 4-39 13-12 8-21 21-25 38-8 21-13 47-13 76v200z">
          <text:p/>
        </draw:path>
        <draw:path draw:style-name="gr7" draw:text-style-name="P7" draw:layer="layout" svg:width="0.19cm" svg:height="0.525cm" svg:x="29.032cm" svg:y="10.049cm" svg:viewBox="0 0 191 526" svg:d="M183 463l8 59c-21 4-34 4-51 4-22 0-43 0-56-8-12-9-21-17-25-30-8-12-8-38-8-76v-224h-51v-52h51v-93l63-43v136h69v52h-69v224c0 21 0 34 4 38 0 4 4 9 13 13 5 4 9 4 22 4 9 0 17 0 30-4z">
          <text:p/>
        </draw:path>
        <draw:path draw:style-name="gr7" draw:text-style-name="P7" draw:layer="layout" svg:width="0.36cm" svg:height="0.403cm" svg:x="29.252cm" svg:y="10.176cm" svg:viewBox="0 0 361 404" svg:d="M0 205c0-72 18-127 60-162 34-26 72-43 119-43 55 0 97 17 131 51 34 39 51 86 51 145 0 51-9 89-22 119-16 29-38 51-67 67-26 13-60 22-93 22-51 0-98-17-132-51-29-34-47-85-47-148zM69 205c0 46 8 84 29 110 21 25 51 38 81 38 33 0 59-13 80-38 25-26 34-64 34-115 0-46-9-84-34-105-21-27-47-40-80-40-30 0-60 13-81 40-21 21-29 59-29 110z">
          <text:p/>
        </draw:path>
        <draw:path draw:style-name="gr7" draw:text-style-name="P7" draw:layer="layout" svg:width="0.309cm" svg:height="0.394cm" svg:x="29.891cm" svg:y="10.185cm" svg:viewBox="0 0 310 395" svg:d="M255 386v-55c-31 42-73 64-124 64-25 0-46-5-63-13-21-9-34-17-47-34-8-13-12-25-17-47-4-12-4-33-4-59v-242h64v216c0 35 0 56 4 69 4 16 12 29 25 42 13 8 30 13 51 13s38-5 55-17c17-9 30-22 39-38 4-17 9-43 9-78v-207h63v386z">
          <text:p/>
        </draw:path>
        <draw:path draw:style-name="gr7" draw:text-style-name="P7" draw:layer="layout" svg:width="0.322cm" svg:height="0.403cm" svg:x="30.276cm" svg:y="10.176cm" svg:viewBox="0 0 323 404" svg:d="M0 281l65-9c4 26 12 43 29 60 17 12 43 21 72 21 30 0 51-9 68-21 13-13 21-26 21-43 0-12-8-25-21-34-8-4-30-12-68-21-46-12-80-25-97-34-18-8-35-21-43-33-9-17-13-34-13-55 0-17 0-30 8-48 9-13 22-25 34-34 10-8 27-17 44-21s34-9 55-9c29 0 55 5 80 13 21 9 38 21 51 38 8 13 17 35 21 61l-63 8c-5-21-13-38-26-48-13-12-34-17-59-17-30 0-51 5-64 13-12 14-21 22-21 39 0 9 4 13 9 21 8 9 17 13 25 17 9 5 26 9 59 17 47 13 77 21 98 30 17 8 29 21 42 34 9 17 17 34 17 55 0 25-8 42-21 63-13 22-30 34-55 47-26 8-51 13-81 13-50 0-89-9-115-30-25-21-42-51-51-93z">
          <text:p/>
        </draw:path>
        <draw:path draw:style-name="gr7" draw:text-style-name="P7" draw:layer="layout" svg:width="0.355cm" svg:height="0.403cm" svg:x="30.649cm" svg:y="10.176cm" svg:viewBox="0 0 356 404" svg:d="M289 272l67 9c-12 38-29 68-59 93-29 21-68 30-110 30-55 0-101-17-136-51-34-34-51-85-51-148 0-64 17-115 51-150 35-38 77-55 132-55 51 0 93 17 127 55 30 35 46 86 46 150 0 0 0 8 0 17h-287c4 42 17 72 38 97 21 21 46 34 80 34 26 0 42-9 59-21 17-13 34-34 43-60zM73 167h216c-5-34-13-55-26-72-21-27-46-40-80-40-30 0-55 9-76 31-21 21-30 47-34 81z">
          <text:p/>
        </draw:path>
        <draw:path draw:style-name="gr7" draw:text-style-name="P7" draw:layer="layout" svg:width="0.186cm" svg:height="0.525cm" svg:x="31.254cm" svg:y="10.049cm" svg:viewBox="0 0 187 526" svg:d="M179 463l8 59c-16 4-33 4-50 4-21 0-38 0-56-8-13-9-22-17-26-30-4-12-8-38-8-76v-224h-47v-52h47v-93l64-43v136h68v52h-68v224c0 21 5 34 5 38 4 4 8 9 12 13s13 4 21 4c9 0 17 0 30-4z">
          <text:p/>
        </draw:path>
        <draw:path draw:style-name="gr7" draw:text-style-name="P7" draw:layer="layout" svg:width="0.313cm" svg:height="0.529cm" svg:x="31.496cm" svg:y="10.041cm" svg:viewBox="0 0 314 530" svg:d="M0 530v-530h63v190c30-38 68-55 114-55 30 0 55 9 77 17 22 13 34 26 47 47 9 21 13 51 13 90v241h-69v-241c0-35-4-60-21-73-13-17-34-26-59-26-17 0-38 9-55 17-17 9-30 26-34 43-9 17-13 39-13 68v212z">
          <text:p/>
        </draw:path>
        <draw:path draw:style-name="gr7" draw:text-style-name="P7" draw:layer="layout" svg:width="0.064cm" svg:height="0.529cm" svg:x="31.906cm" svg:y="10.041cm" svg:viewBox="0 0 65 530" svg:d="M0 72v-72h65v72zM0 530v-386h65v386z">
          <text:p/>
        </draw:path>
        <draw:path draw:style-name="gr7" draw:text-style-name="P7" draw:layer="layout" svg:width="0.317cm" svg:height="0.403cm" svg:x="32.046cm" svg:y="10.176cm" svg:viewBox="0 0 318 404" svg:d="M0 281l63-9c5 26 13 43 30 60 17 12 39 21 69 21 29 0 55-9 67-21 17-13 22-26 22-43 0-12-5-25-17-34-9-4-34-12-68-21-48-12-82-25-103-34-17-8-29-21-38-33-12-17-17-34-17-55 0-17 5-30 13-48 8-13 17-25 34-34 8-8 21-17 38-21s39-9 60-9c30 0 55 5 76 13 26 9 43 21 51 38 13 13 21 35 26 61l-64 8c-4-21-13-38-25-48-17-12-34-17-60-17-30 0-51 5-64 13-13 14-21 22-21 39 0 9 4 13 8 21 4 9 13 13 26 17 4 5 26 9 56 17 46 13 80 21 97 30 21 8 34 21 42 34 13 17 17 34 17 55 0 25-4 42-17 63-12 22-33 34-55 47-25 8-50 13-84 13-48 0-86-9-116-30-25-21-42-51-46-93z">
          <text:p/>
        </draw:path>
        <draw:path draw:style-name="gr7" draw:text-style-name="P7" draw:layer="layout" svg:width="0.317cm" svg:height="0.403cm" svg:x="32.622cm" svg:y="10.176cm" svg:viewBox="0 0 318 404" svg:d="M0 281l63-9c4 26 13 43 30 60 17 12 38 21 67 21 31 0 56-9 69-21 17-13 21-26 21-43 0-12-4-25-17-34-8-4-33-12-68-21-47-12-81-25-102-34-17-8-30-21-38-33-13-17-17-34-17-55 0-17 4-30 13-48 8-13 17-25 34-34 8-8 21-17 38-21s38-9 59-9c30 0 56 5 77 13 26 9 42 21 51 38 13 13 21 35 25 61l-63 8c-4-21-13-38-26-48-16-12-34-17-60-17-29 0-51 5-63 13-13 14-21 22-21 39 0 9 4 13 8 21 4 9 13 13 25 17 5 5 26 9 55 17 48 13 82 21 99 30 21 8 34 21 42 34 13 17 17 34 17 55 0 25-4 42-17 63-13 22-34 34-55 47-25 8-51 13-86 13-46 0-84-9-114-30-25-21-42-51-46-93z">
          <text:p/>
        </draw:path>
        <draw:path draw:style-name="gr7" draw:text-style-name="P7" draw:layer="layout" svg:width="0.356cm" svg:height="0.542cm" svg:x="32.977cm" svg:y="10.185cm" svg:viewBox="0 0 357 543" svg:d="M38 534l-8-59c12 4 25 4 38 4s25 0 34-8c8-4 17-9 21-17 4-9 8-26 21-51 0-4 0-8 4-17l-148-386h72l81 224c8 30 21 60 29 89 4-29 13-59 26-89l81-224h68l-149 395c-13 42-26 72-34 84-13 21-26 38-43 51-12 9-33 13-55 13-8 0-25 0-38-9z">
          <text:p/>
        </draw:path>
        <draw:path draw:style-name="gr7" draw:text-style-name="P7" draw:layer="layout" svg:width="0.318cm" svg:height="0.403cm" svg:x="33.362cm" svg:y="10.176cm" svg:viewBox="0 0 319 404" svg:d="M0 281l64-9c4 26 13 43 31 60 16 12 38 21 67 21 30 0 55-9 68-21 13-13 21-26 21-43 0-12-4-25-17-34-8-4-34-12-68-21-46-12-80-25-102-34-17-8-30-21-42-33-9-17-13-34-13-55 0-17 4-30 13-48 8-13 16-25 29-34 13-8 26-17 44-21 16-4 38-9 59-9 29 0 55 5 76 13 25 9 42 21 51 38 12 13 21 35 25 61l-63 8c-5-21-13-38-26-48-17-12-34-17-59-17-30 0-51 5-63 13-14 14-23 22-23 39 0 9 5 13 9 21 5 9 14 13 26 17 4 5 26 9 55 17 47 13 81 21 98 30 17 8 33 21 42 34 13 17 17 34 17 55 0 25-4 42-17 63-13 22-34 34-55 47-25 8-51 13-85 13-46 0-85-9-115-30-25-21-42-51-47-93z">
          <text:p/>
        </draw:path>
        <draw:path draw:style-name="gr7" draw:text-style-name="P7" draw:layer="layout" svg:width="0.187cm" svg:height="0.525cm" svg:x="33.722cm" svg:y="10.049cm" svg:viewBox="0 0 188 526" svg:d="M179 463l9 59c-17 4-34 4-51 4-21 0-43 0-55-8-13-9-21-17-26-30-4-12-8-38-8-76v-224h-48v-52h48v-93l63-43v136h68v52h-68v224c0 21 5 34 5 38 4 4 8 9 12 13s13 4 21 4c9 0 17 0 30-4z">
          <text:p/>
        </draw:path>
        <draw:path draw:style-name="gr7" draw:text-style-name="P7" draw:layer="layout" svg:width="0.352cm" svg:height="0.403cm" svg:x="33.942cm" svg:y="10.176cm" svg:viewBox="0 0 353 404" svg:d="M285 272l68 9c-13 38-30 68-60 93-30 21-68 30-111 30-55 0-101-17-135-51s-47-85-47-148c0-64 13-115 47-150 34-38 76-55 131-55 51 0 93 17 128 55 34 35 47 86 47 150 0 0 0 8 0 17h-289c4 42 17 72 38 97 21 21 47 34 80 34 26 0 43-9 60-21 17-13 34-34 43-60zM68 167h217c-5-34-14-55-26-72-22-27-47-40-81-40-29 0-55 9-76 31-17 21-30 47-34 81z">
          <text:p/>
        </draw:path>
        <draw:path draw:style-name="gr7" draw:text-style-name="P7" draw:layer="layout" svg:width="0.521cm" svg:height="0.394cm" svg:x="34.374cm" svg:y="10.176cm" svg:viewBox="0 0 522 395" svg:d="M0 395v-386h59v55c9-17 26-34 47-47 21-8 42-17 68-17 29 0 52 9 73 17 17 13 29 30 38 51 29-46 68-68 118-68 38 0 68 13 89 34s30 51 30 98v263h-64v-242c0-26-4-47-8-55-4-13-13-21-21-30-13-8-26-8-43-8-25 0-46 8-63 25-21 17-30 47-30 85v225h-63v-251c0-29-4-50-17-63-10-17-31-21-52-21s-38 4-51 12c-17 9-29 26-34 43-8 17-12 46-12 80v200z">
          <text:p/>
        </draw:path>
        <draw:polygon draw:style-name="gr7" draw:text-style-name="P7" draw:layer="layout" svg:width="0.076cm" svg:height="0.076cm" svg:x="35.009cm" svg:y="10.494cm" svg:viewBox="0 0 77 77" draw:points="0,0 77,0 77,77 0,77">
          <text:p/>
        </draw:polygon>
        <draw:polygon draw:style-name="gr7" draw:text-style-name="P7" draw:layer="layout" svg:width="0.425cm" svg:height="0.529cm" svg:x="0.634cm" svg:y="10.93cm" svg:viewBox="0 0 426 530" draw:points="175,530 175,59 0,59 0,0 426,0 426,59 247,59 247,530">
          <text:p/>
        </draw:polygon>
        <draw:path draw:style-name="gr7" draw:text-style-name="P7" draw:layer="layout" svg:width="0.313cm" svg:height="0.529cm" svg:x="1.117cm" svg:y="10.93cm" svg:viewBox="0 0 314 530" svg:d="M0 530v-530h68v190c29-38 68-55 114-55 30 0 51 5 72 17 21 13 39 26 48 47 8 21 12 51 12 89v242h-64v-242c0-34-9-59-21-72-13-17-34-26-60-26-21 0-38 9-55 17-17 9-29 26-38 43-4 17-8 38-8 67v213z">
          <text:p/>
        </draw:path>
        <draw:path draw:style-name="gr7" draw:text-style-name="P7" draw:layer="layout" svg:width="0.313cm" svg:height="0.394cm" svg:x="1.528cm" svg:y="11.074cm" svg:viewBox="0 0 314 395" svg:d="M255 386v-55c-30 42-73 64-124 64-21 0-42-5-64-13-21-9-33-17-42-34-13-13-17-30-21-47-4-12-4-33-4-59v-242h63v217c0 34 4 55 4 68 5 16 13 29 30 38 13 12 30 17 47 17 21 0 38-5 56-17 17-9 29-22 38-38 4-17 8-43 8-77v-208h68v386z">
          <text:p/>
        </draw:path>
        <draw:path draw:style-name="gr7" draw:text-style-name="P7" draw:layer="layout" svg:width="0.322cm" svg:height="0.403cm" svg:x="1.913cm" svg:y="11.065cm" svg:viewBox="0 0 323 404" svg:d="M0 280l63-9c5 26 17 43 34 60 17 12 38 21 68 21 31 0 52-9 69-21 13-13 21-26 21-43 0-12-8-25-21-34-9-8-30-12-65-21-50-12-84-25-101-34-17-8-34-21-43-33-8-17-12-34-12-56 0-16 4-29 12-46 5-13 17-25 30-38 13-4 25-13 42-17s38-9 55-9c31 0 61 5 82 13 21 9 38 21 51 38 12 13 17 34 21 59l-64 9c0-21-8-38-25-47-13-12-34-17-60-17-30 0-51 5-64 13-13 13-17 21-17 38 0 9 0 13 9 21 4 9 12 13 25 17 4 5 25 9 55 17 48 13 82 21 98 30 17 8 34 21 43 34 12 17 17 34 17 55 0 25-9 42-21 63-13 17-30 34-55 43-22 13-51 18-82 18-51 0-89-9-114-31-26-21-43-51-51-93z">
          <text:p/>
        </draw:path>
        <draw:path draw:style-name="gr7" draw:text-style-name="P7" draw:layer="layout" svg:width="0.335cm" svg:height="0.538cm" svg:x="2.514cm" svg:y="10.93cm" svg:viewBox="0 0 336 539" svg:d="M64 530h-64v-530h68v187c25-34 63-51 106-51 21 0 46 5 67 17 17 9 39 22 51 38 13 17 26 39 30 64 9 25 14 51 14 76 0 68-18 119-48 153-34 38-72 55-119 55-46 0-80-17-105-55zM59 335c0 47 9 81 22 102 21 34 46 51 84 51 26 0 51-13 72-38 21-26 30-64 30-110 0-51-9-89-30-115-17-21-42-34-72-34-25 0-51 13-72 39-21 21-34 59-34 105z">
          <text:p/>
        </draw:path>
        <draw:path draw:style-name="gr7" draw:text-style-name="P7" draw:layer="layout" svg:width="0.351cm" svg:height="0.542cm" svg:x="2.891cm" svg:y="11.074cm" svg:viewBox="0 0 352 543" svg:d="M34 534l-9-59c13 4 26 4 38 4 13 0 26 0 35-8 9-4 17-9 21-17 5-9 13-26 22-51 0-4 4-8 4-17l-145-386h68l81 225c13 30 21 60 30 89 8-29 17-59 25-89l85-225h63l-148 395c-13 42-25 72-34 84-13 21-25 38-42 51-13 9-30 13-52 13-13 0-30-4-42-9z">
          <text:p/>
        </draw:path>
        <draw:path draw:style-name="gr7" draw:text-style-name="P7" draw:layer="layout" svg:width="0.186cm" svg:height="0.525cm" svg:x="3.467cm" svg:y="10.938cm" svg:viewBox="0 0 187 526" svg:d="M178 463l9 59c-17 4-35 4-48 4-25 0-42-4-55-8-12-9-25-17-29-30-5-12-9-38-9-76v-225h-46v-51h46v-93l68-43v136h64v51h-64v225c0 21 0 34 0 38 4 4 8 9 13 13 4 4 12 4 21 4 8 0 18 0 30-4z">
          <text:p/>
        </draw:path>
        <draw:path draw:style-name="gr7" draw:text-style-name="P7" draw:layer="layout" svg:width="0.313cm" svg:height="0.529cm" svg:x="3.708cm" svg:y="10.93cm" svg:viewBox="0 0 314 530" svg:d="M0 530v-530h63v190c34-38 72-55 119-55 26 0 52 5 73 17 21 13 38 26 46 47 9 21 13 51 13 89v242h-63v-242c0-34-9-59-21-72-17-17-35-26-65-26-17 0-34 9-51 17-17 9-29 26-38 43-8 17-13 38-13 67v213z">
          <text:p/>
        </draw:path>
        <draw:path draw:style-name="gr7" draw:text-style-name="P7" draw:layer="layout" svg:width="0.067cm" svg:height="0.529cm" svg:x="4.119cm" svg:y="10.93cm" svg:viewBox="0 0 68 530" svg:d="M0 72v-72h68v72zM0 530v-386h68v386z">
          <text:p/>
        </draw:path>
        <draw:path draw:style-name="gr7" draw:text-style-name="P7" draw:layer="layout" svg:width="0.318cm" svg:height="0.403cm" svg:x="4.258cm" svg:y="11.065cm" svg:viewBox="0 0 319 404" svg:d="M0 280l65-9c4 26 12 43 29 60 17 12 43 21 72 21 30 0 51-9 64-21 17-13 25-26 25-43 0-12-8-25-21-34-8-8-30-12-68-21-46-12-80-25-97-34-21-8-34-21-42-33-10-17-18-34-18-56 0-16 4-29 12-46 10-13 23-25 35-38 9-4 21-13 43-17 17-4 33-9 55-9 29 0 55 5 80 13 21 9 38 21 51 38 8 13 17 34 21 59l-63 9c-5-21-13-38-26-47-13-12-34-17-59-17-30 0-51 5-64 13-12 13-21 21-21 38 0 9 4 13 9 21 4 9 12 13 25 17 9 5 25 9 59 17 47 13 77 21 98 30 17 8 29 21 42 34 9 17 13 34 13 55 0 25-4 42-17 63-13 17-30 34-55 43-26 13-51 18-81 18-50 0-89-9-114-31-25-21-43-51-52-93z">
          <text:p/>
        </draw:path>
        <draw:path draw:style-name="gr7" draw:text-style-name="P7" draw:layer="layout" svg:width="0.356cm" svg:height="0.403cm" svg:x="4.838cm" svg:y="11.065cm" svg:viewBox="0 0 357 404" svg:d="M271 348c-21 21-46 33-68 42-21 9-46 14-72 14-42 0-76-9-97-31-25-21-34-47-34-80 0-17 4-34 13-51 8-17 21-30 34-38 12-9 29-17 46-22 13-4 30-4 60-8 50-8 88-17 114-25 0-9 0-13 0-17 0-26-4-43-17-55-17-13-42-22-76-22-30 0-51 5-68 17-13 9-25 30-30 55l-67-8c8-25 17-47 29-64 13-16 34-33 60-42 25-8 55-13 84-13 34 0 64 5 81 13 21 9 38 17 46 30 10 12 18 25 22 42 0 13 5 34 5 59v89c0 60 0 98 4 115 0 16 8 33 17 47h-73c-4-14-9-31-13-47zM267 204c-21 8-59 17-106 21-25 4-47 8-59 12-9 9-17 13-26 22-4 12-8 21-8 34 0 16 8 29 21 42s34 17 59 17c22 0 47-4 64-17 21-9 34-26 46-42 5-17 9-39 9-68z">
          <text:p/>
        </draw:path>
        <draw:path draw:style-name="gr7" draw:text-style-name="P7" draw:layer="layout" svg:width="0.233cm" svg:height="0.533cm" svg:x="5.266cm" svg:y="10.926cm" svg:viewBox="0 0 234 534" svg:d="M0 0h68v534h-68zM165 0h69v534h-69z">
          <text:p/>
        </draw:path>
        <draw:path draw:style-name="gr7" draw:text-style-name="P7" draw:layer="layout" svg:width="0.063cm" svg:height="0.529cm" svg:x="5.808cm" svg:y="10.93cm" svg:viewBox="0 0 64 530" svg:d="M0 72v-72h64v72zM0 530v-386h64v386z">
          <text:p/>
        </draw:path>
        <draw:path draw:style-name="gr7" draw:text-style-name="P7" draw:layer="layout" svg:width="0.186cm" svg:height="0.525cm" svg:x="5.935cm" svg:y="10.938cm" svg:viewBox="0 0 187 526" svg:d="M178 463l9 59c-17 4-34 4-47 4-25 0-43-4-56-8-12-9-25-17-29-30-5-12-9-38-9-76v-225h-46v-51h46v-93l69-43v136h63v51h-63v225c0 21 0 34 0 38 4 4 8 9 13 13 4 4 12 4 21 4 8 0 17 0 29-4z">
          <text:p/>
        </draw:path>
        <draw:path draw:style-name="gr7" draw:text-style-name="P7" draw:layer="layout" svg:width="0.335cm" svg:height="0.542cm" svg:x="6.379cm" svg:y="11.065cm" svg:viewBox="0 0 336 543" svg:d="M0 543v-534h64v52c12-21 29-34 46-44 17-12 39-17 65-17 34 0 59 9 84 27 26 17 47 42 60 72 12 29 17 63 17 101 0 39-5 77-22 106-12 34-33 55-59 72-25 17-55 26-85 26-21 0-43-5-60-13-17-9-29-21-42-34v186zM59 205c0 50 13 89 34 110 17 25 44 38 73 38 30 0 51-13 72-38 21-26 34-64 34-115 0-50-13-84-30-110-21-25-46-38-76-38-25 0-52 13-73 38-21 30-34 64-34 115z">
          <text:p/>
        </draw:path>
        <draw:path draw:style-name="gr7" draw:text-style-name="P7" draw:layer="layout" svg:width="0.211cm" svg:height="0.394cm" svg:x="6.79cm" svg:y="11.065cm" svg:viewBox="0 0 212 395" svg:d="M0 395v-386h59v59c18-25 31-46 43-55 13-8 26-13 43-13 21 0 42 9 67 22l-25 59c-13-9-30-13-47-13-12 0-25 4-38 13-12 8-17 21-25 38-4 22-8 48-8 77v199z">
          <text:p/>
        </draw:path>
        <draw:path draw:style-name="gr7" draw:text-style-name="P7" draw:layer="layout" svg:width="0.36cm" svg:height="0.403cm" svg:x="7.014cm" svg:y="11.065cm" svg:viewBox="0 0 361 404" svg:d="M0 204c0-72 21-127 59-161 34-26 72-43 123-43s93 17 127 51c34 38 52 85 52 144 0 51-9 89-22 119-17 29-38 51-64 67-29 14-59 23-93 23-55 0-97-18-131-52s-51-85-51-148zM68 204c0 46 8 84 29 110 22 25 51 38 85 38 30 0 59-13 81-38 21-26 29-64 29-115 0-46-8-84-29-105-22-26-51-39-81-39-34 0-59 13-85 39-21 21-29 59-29 110z">
          <text:p/>
        </draw:path>
        <draw:path draw:style-name="gr7" draw:text-style-name="P7" draw:layer="layout" svg:width="0.355cm" svg:height="0.385cm" svg:x="7.408cm" svg:y="11.074cm" svg:viewBox="0 0 356 386" svg:d="M148 386l-148-386h72l80 233c9 25 17 52 26 77 4-21 12-48 25-73l86-237h67l-149 386z">
          <text:p/>
        </draw:path>
        <draw:path draw:style-name="gr7" draw:text-style-name="P7" draw:layer="layout" svg:width="0.356cm" svg:height="0.403cm" svg:x="7.797cm" svg:y="11.065cm" svg:viewBox="0 0 357 404" svg:d="M285 271l68 9c-9 38-30 68-60 93-25 22-63 31-111 31-55 0-97-18-131-52s-51-85-51-148c0-64 17-115 51-149 34-38 76-55 131-55 52 0 94 17 124 55 34 34 51 81 51 149 0 0 0 8 0 17h-289c4 42 13 72 38 97 21 21 47 34 81 34 22 0 43-9 60-21 17-13 29-34 38-60zM72 166h217c-4-34-13-55-25-72-21-26-47-39-82-39-29 0-55 9-76 30s-34 47-34 81z">
          <text:p/>
        </draw:path>
        <draw:path draw:style-name="gr7" draw:text-style-name="P7" draw:layer="layout" svg:width="0.321cm" svg:height="0.403cm" svg:x="8.204cm" svg:y="11.065cm" svg:viewBox="0 0 322 404" svg:d="M0 280l63-9c4 26 17 43 34 60 13 12 38 21 68 21 29 0 51-9 68-21 12-13 21-26 21-43 0-12-9-25-21-34-9-8-30-12-64-21-51-12-85-25-102-34-17-8-33-21-42-33-8-17-13-34-13-56 0-16 5-29 13-46 4-13 17-25 30-38 8-4 25-13 42-17s34-9 55-9c30 0 59 5 81 13 21 9 38 21 50 38 13 13 17 34 22 59l-64 9c0-21-8-38-25-47-13-12-34-17-60-17-29 0-50 5-63 13-13 13-17 21-17 38 0 9 0 13 8 21 5 9 13 13 22 17 8 5 25 9 59 17 46 13 80 21 97 30 17 8 34 21 43 34 9 17 17 34 17 55 0 25-8 42-22 63-12 17-29 34-55 43-21 13-51 18-80 18-51 0-89-9-115-31-25-21-42-51-50-93z">
          <text:p/>
        </draw:path>
        <draw:path draw:style-name="gr7" draw:text-style-name="P7" draw:layer="layout" svg:width="0.068cm" svg:height="0.529cm" svg:x="8.805cm" svg:y="10.93cm" svg:viewBox="0 0 69 530" svg:d="M0 72v-72h69v72zM0 530v-386h69v386z">
          <text:p/>
        </draw:path>
        <draw:path draw:style-name="gr7" draw:text-style-name="P7" draw:layer="layout" svg:width="0.186cm" svg:height="0.525cm" svg:x="8.936cm" svg:y="10.938cm" svg:viewBox="0 0 187 526" svg:d="M179 463l8 59c-17 4-34 4-50 4-22 0-39-4-56-8-13-9-22-17-26-30-4-12-8-38-8-76v-225h-47v-51h47v-93l64-43v136h68v51h-68v225c0 21 4 34 4 38 5 4 9 9 13 13s13 4 21 4c9 0 17 0 30-4z">
          <text:p/>
        </draw:path>
        <draw:path draw:style-name="gr7" draw:text-style-name="P7" draw:layer="layout" svg:width="0.067cm" svg:height="0.529cm" svg:x="9.381cm" svg:y="10.93cm" svg:viewBox="0 0 68 530" svg:d="M0 72v-72h68v72zM0 530v-386h68v386z">
          <text:p/>
        </draw:path>
        <draw:path draw:style-name="gr7" draw:text-style-name="P7" draw:layer="layout" svg:width="0.322cm" svg:height="0.403cm" svg:x="9.52cm" svg:y="11.065cm" svg:viewBox="0 0 323 404" svg:d="M0 280l64-9c4 26 17 43 29 60 17 12 43 21 72 21 30 0 51-9 68-21 13-13 21-26 21-43 0-12-8-25-21-34-8-8-30-12-68-21-46-12-80-25-97-34-17-8-34-21-42-33-9-17-13-34-13-56 0-16 4-29 8-46 9-13 22-25 34-38 9-4 26-13 43-17s33-9 55-9c29 0 59 5 80 13 21 9 39 21 52 38 8 13 17 34 21 59l-64 9c-5-21-13-38-26-47-13-12-34-17-59-17-30 0-51 5-64 13-12 13-17 21-17 38 0 9 0 13 5 21 8 9 17 13 25 17 9 5 25 9 59 17 47 13 77 21 98 30 18 8 30 21 43 34 9 17 17 34 17 55 0 25-8 42-21 63-13 17-30 34-56 43-26 13-51 18-81 18-50 0-89-9-114-31-25-21-42-51-51-93z">
          <text:p/>
        </draw:path>
        <draw:path draw:style-name="gr7" draw:text-style-name="P7" draw:layer="layout" svg:width="0.314cm" svg:height="0.394cm" svg:x="10.121cm" svg:y="11.074cm" svg:viewBox="0 0 315 395" svg:d="M255 386v-55c-29 42-72 64-122 64-22 0-43-5-64-13-22-9-35-17-43-34-13-13-17-30-21-47-5-12-5-33-5-59v-242h65v217c0 34 4 55 4 68 4 16 13 29 26 38 16 12 29 17 50 17 22 0 38-5 55-17 17-9 30-22 38-38 5-17 9-43 9-77v-208h68v386z">
          <text:p/>
        </draw:path>
        <draw:path draw:style-name="gr7" draw:text-style-name="P7" draw:layer="layout" svg:width="0.321cm" svg:height="0.403cm" svg:x="10.507cm" svg:y="11.065cm" svg:viewBox="0 0 322 404" svg:d="M0 280l63-9c4 26 17 43 34 60 13 12 38 21 68 21 29 0 51-9 67-21 13-13 23-26 23-43 0-12-10-25-23-34-8-8-29-12-63-21-51-12-85-25-102-34-17-8-34-21-42-33-8-17-13-34-13-56 0-16 5-29 13-46 4-13 17-25 30-38 8-4 25-13 42-17s34-9 55-9c30 0 59 5 80 13 23 9 40 21 52 38 13 13 17 34 21 59l-64 9c-4-21-9-38-25-47-13-12-34-17-60-17-29 0-51 5-63 13-13 13-17 21-17 38 0 9 0 13 8 21 5 9 13 13 21 17 9 5 26 9 60 17 46 13 80 21 98 30 17 8 34 21 42 34 9 17 17 34 17 55 0 25-8 42-21 63-13 17-29 34-56 43-21 13-51 18-80 18-51 0-89-9-115-31-25-21-42-51-50-93z">
          <text:p/>
        </draw:path>
        <draw:path draw:style-name="gr7" draw:text-style-name="P7" draw:layer="layout" svg:width="0.352cm" svg:height="0.403cm" svg:x="10.883cm" svg:y="11.065cm" svg:viewBox="0 0 353 404" svg:d="M285 271l68 9c-13 38-30 68-60 93-29 22-63 31-110 31-56 0-102-18-136-52-30-34-47-85-47-148 0-64 17-115 47-149 34-38 80-55 132-55 51 0 93 17 127 55 34 34 47 81 47 149 0 0 0 8 0 17h-285c0 42 13 72 34 97 21 21 47 34 81 34 26 0 43-9 64-21 17-13 30-34 38-60zM68 166h217c0-34-8-55-25-72-22-26-47-39-81-39-30 0-56 9-77 30-17 21-30 47-34 81z">
          <text:p/>
        </draw:path>
        <draw:path draw:style-name="gr7" draw:text-style-name="P7" draw:layer="layout" svg:width="0.208cm" svg:height="0.394cm" svg:x="11.315cm" svg:y="11.065cm" svg:viewBox="0 0 209 395" svg:d="M0 395v-386h59v59c13-25 26-46 39-55 12-8 29-13 42-13 21 0 47 9 69 22l-22 59c-17-9-34-13-51-13-13 0-26 4-38 13-9 8-17 21-22 38-8 22-12 48-12 77v199z">
          <text:p/>
        </draw:path>
        <draw:polygon draw:style-name="gr7" draw:text-style-name="P7" draw:layer="layout" svg:width="0.204cm" svg:height="0.068cm" svg:x="11.535cm" svg:y="11.235cm" svg:viewBox="0 0 205 69" draw:points="0,0 205,0 205,69 0,69">
          <text:p/>
        </draw:polygon>
        <draw:path draw:style-name="gr7" draw:text-style-name="P7" draw:layer="layout" svg:width="0.224cm" svg:height="0.542cm" svg:x="11.764cm" svg:y="10.917cm" svg:viewBox="0 0 225 543" svg:d="M59 543v-334h-59v-52h59v-38c0-30 0-47 4-59 9-17 22-30 34-43 17-8 38-17 68-17 17 0 38 4 60 9l-9 55c-13 0-26 0-38 0-21 0-34 4-43 12-8 9-12 22-12 47v34h76v52h-76v334z">
          <text:p/>
        </draw:path>
        <draw:path draw:style-name="gr7" draw:text-style-name="P7" draw:layer="layout" svg:width="0.207cm" svg:height="0.394cm" svg:x="12.014cm" svg:y="11.065cm" svg:viewBox="0 0 208 395" svg:d="M0 395v-386h55v59c17-25 29-46 43-55 13-8 30-13 42-13 22 0 47 9 68 22l-21 59c-17-9-34-13-51-13-13 0-25 4-38 13-9 8-18 21-22 38-9 22-13 48-13 77v199z">
          <text:p/>
        </draw:path>
        <draw:path draw:style-name="gr7" draw:text-style-name="P7" draw:layer="layout" svg:width="0.064cm" svg:height="0.529cm" svg:x="12.259cm" svg:y="10.93cm" svg:viewBox="0 0 65 530" svg:d="M0 72v-72h65v72zM0 530v-386h65v386z">
          <text:p/>
        </draw:path>
        <draw:path draw:style-name="gr7" draw:text-style-name="P7" draw:layer="layout" svg:width="0.352cm" svg:height="0.403cm" svg:x="12.403cm" svg:y="11.065cm" svg:viewBox="0 0 353 404" svg:d="M285 271l68 9c-13 38-30 68-60 93-29 22-63 31-110 31-55 0-101-18-136-52-30-34-47-85-47-148 0-64 17-115 47-149 35-38 81-55 132-55s93 17 127 55c34 34 47 81 47 149 0 0 0 8 0 17h-284c0 42 13 72 34 97 21 21 46 34 80 34 26 0 47-9 64-21 17-13 29-34 38-60zM69 166h216c0-34-9-55-26-72-17-26-46-39-80-39-30 0-55 9-76 30-17 21-30 47-34 81z">
          <text:p/>
        </draw:path>
        <draw:path draw:style-name="gr7" draw:text-style-name="P7" draw:layer="layout" svg:width="0.313cm" svg:height="0.394cm" svg:x="12.835cm" svg:y="11.065cm" svg:viewBox="0 0 314 395" svg:d="M0 395v-386h59v55c26-42 68-64 124-64 21 0 42 5 63 13 17 9 34 21 43 34 8 13 17 30 21 47 0 12 4 33 4 64v237h-68v-233c0-25 0-47-4-60-8-13-17-25-29-34-13-8-26-8-47-8-26 0-52 8-73 25-17 17-30 52-30 98v212z">
          <text:p/>
        </draw:path>
        <draw:path draw:style-name="gr7" draw:text-style-name="P7" draw:layer="layout" svg:width="0.335cm" svg:height="0.538cm" svg:x="13.22cm" svg:y="10.93cm" svg:viewBox="0 0 336 539" svg:d="M275 530v-46c-25 38-59 55-105 55-34 0-60-9-85-26-30-17-47-38-64-72-12-29-21-63-21-101s9-77 21-106c13-30 30-55 60-72 25-17 50-26 84-26 21 0 43 5 60 17 21 9 33 22 46 38v-191h65v530zM68 340c0 46 13 84 34 110 17 25 42 38 72 38 29 0 51-13 72-38 21-21 29-60 29-106 0-51-8-93-29-114-21-26-47-39-76-39-30 0-51 13-72 34-17 26-30 64-30 115z">
          <text:p/>
        </draw:path>
        <draw:polygon draw:style-name="gr7" draw:text-style-name="P7" draw:layer="layout" svg:width="0.068cm" svg:height="0.533cm" svg:x="13.652cm" svg:y="10.926cm" svg:viewBox="0 0 69 534" draw:points="0,0 69,0 69,534 0,534">
          <text:p/>
        </draw:polygon>
        <draw:path draw:style-name="gr7" draw:text-style-name="P7" draw:layer="layout" svg:width="0.356cm" svg:height="0.542cm" svg:x="13.783cm" svg:y="11.074cm" svg:viewBox="0 0 357 543" svg:d="M34 534l-4-59c13 4 25 4 34 4 17 0 29 0 38-8 8-4 13-9 21-17 4-9 8-26 17-51 4-4 4-8 8-17l-148-386h72l81 225c8 30 17 60 25 89 8-29 17-59 30-89l81-225h68l-149 395c-17 42-30 72-38 84-9 21-26 38-39 51-16 9-33 13-55 13-12 0-25-4-42-9z">
          <text:p/>
        </draw:path>
        <draw:polygon draw:style-name="gr7" draw:text-style-name="P7" draw:layer="layout" svg:width="0.076cm" svg:height="0.076cm" svg:x="14.152cm" svg:y="11.383cm" svg:viewBox="0 0 77 77" draw:points="0,0 77,0 77,77 0,77">
          <text:p/>
        </draw:polygon>
        <draw:path draw:style-name="gr7" draw:text-style-name="P7" draw:layer="layout" svg:width="0.508cm" svg:height="0.551cm" svg:x="14.533cm" svg:y="10.917cm" svg:viewBox="0 0 509 552" svg:d="M0 284c0-89 25-157 72-208 46-50 110-76 182-76 50 0 93 13 135 38 38 22 69 55 90 98 21 42 30 89 30 144 0 50-9 102-30 145-25 42-56 72-94 97-43 21-85 30-131 30-51 0-94-13-132-34-42-26-72-60-93-102-17-38-29-86-29-132zM72 284c0 63 16 115 55 153 33 38 76 55 127 55 55 0 97-17 131-55s51-90 51-162c0-42-9-80-22-110-12-34-33-59-63-76s-59-25-97-25c-47 0-89 17-127 51-34 33-55 88-55 169z">
          <text:p/>
        </draw:path>
        <draw:path draw:style-name="gr7" draw:text-style-name="P7" draw:layer="layout" svg:width="0.313cm" svg:height="0.394cm" svg:x="15.121cm" svg:y="11.065cm" svg:viewBox="0 0 314 395" svg:d="M0 395v-386h59v55c31-42 73-64 124-64 25 0 47 5 64 13 21 9 33 21 46 34 9 13 13 30 17 47 4 12 4 33 4 64v237h-63v-233c0-25-4-47-9-60-4-13-12-25-25-34-13-8-30-8-47-8-29 0-50 8-72 25-21 17-29 52-29 98v212z">
          <text:p/>
        </draw:path>
        <draw:polygon draw:style-name="gr7" draw:text-style-name="P7" draw:layer="layout" svg:width="0.067cm" svg:height="0.533cm" svg:x="15.532cm" svg:y="10.926cm" svg:viewBox="0 0 68 534" draw:points="0,0 68,0 68,534 0,534">
          <text:p/>
        </draw:polygon>
        <draw:path draw:style-name="gr7" draw:text-style-name="P7" draw:layer="layout" svg:width="0.067cm" svg:height="0.529cm" svg:x="15.697cm" svg:y="10.93cm" svg:viewBox="0 0 68 530" svg:d="M0 72v-72h68v72zM0 530v-386h68v386z">
          <text:p/>
        </draw:path>
        <draw:path draw:style-name="gr7" draw:text-style-name="P7" draw:layer="layout" svg:width="0.313cm" svg:height="0.394cm" svg:x="15.862cm" svg:y="11.065cm" svg:viewBox="0 0 314 395" svg:d="M0 395v-386h59v55c30-42 68-64 123-64 25 0 46 5 63 13 23 9 35 21 48 34 8 13 13 30 17 47 4 12 4 33 4 64v237h-64v-233c0-25-5-47-9-60s-13-25-25-34c-13-8-30-8-47-8-29 0-51 8-72 25s-29 52-29 98v212z">
          <text:p/>
        </draw:path>
        <draw:path draw:style-name="gr7" draw:text-style-name="P7" draw:layer="layout" svg:width="0.356cm" svg:height="0.403cm" svg:x="16.251cm" svg:y="11.065cm" svg:viewBox="0 0 357 404" svg:d="M289 271l68 9c-13 38-34 68-59 93-30 22-69 31-111 31-60 0-102-18-136-52s-51-85-51-148c0-64 17-115 51-149 34-38 76-55 131-55 51 0 94 17 124 55 34 34 51 81 51 149 0 0 0 8 0 17h-289c4 42 17 72 38 97 21 21 47 34 81 34 21 0 42-9 59-21 18-13 30-34 43-60zM72 166h217c-4-34-13-55-25-72-22-26-48-39-82-39-29 0-55 9-76 30s-30 47-34 81z">
          <text:p/>
        </draw:path>
        <draw:path draw:style-name="gr7" draw:text-style-name="P7" draw:layer="layout" svg:width="0.487cm" svg:height="0.529cm" svg:x="16.844cm" svg:y="10.93cm" svg:viewBox="0 0 488 530" svg:d="M207 530l-207-530h76l140 385c8 30 21 60 25 86 9-26 21-56 30-86l145-385h72l-209 530z">
          <text:p/>
        </draw:path>
        <draw:path draw:style-name="gr7" draw:text-style-name="P7" draw:layer="layout" svg:width="0.352cm" svg:height="0.403cm" svg:x="17.322cm" svg:y="11.065cm" svg:viewBox="0 0 353 404" svg:d="M285 271l68 9c-13 38-30 68-60 93-29 22-67 31-110 31-55 0-101-18-136-52-34-34-47-85-47-148 0-64 13-115 47-149 35-38 77-55 132-55 51 0 93 17 127 55 34 34 47 81 47 149 0 0 0 8 0 17h-288c4 42 17 72 38 97 21 21 46 34 80 34 26 0 43-9 60-21 17-13 33-34 42-60zM69 166h216c-4-34-13-55-25-72-22-26-47-39-81-39-30 0-55 9-76 30-17 21-30 47-34 81z">
          <text:p/>
        </draw:path>
        <draw:path draw:style-name="gr7" draw:text-style-name="P7" draw:layer="layout" svg:width="0.338cm" svg:height="0.551cm" svg:x="17.729cm" svg:y="11.065cm" svg:viewBox="0 0 339 552" svg:d="M12 429l65 8c4 22 8 34 21 43 17 12 38 17 68 17 29 0 51-5 68-17 16-13 29-30 33-51 5-13 5-42 5-85-26 34-64 51-106 51-51 0-93-17-123-55-31-38-43-85-43-141 0-33 4-67 22-101 13-30 29-55 55-72 25-17 55-26 89-26 46 0 84 17 114 55v-46h59v335c0 60-4 102-17 127-12 26-33 47-59 60-25 12-59 21-97 21-47 0-85-9-110-30-30-21-44-51-44-93zM68 195c0 52 9 90 30 111 21 26 42 34 76 34 30 0 55-8 72-34 21-21 34-59 34-107 0-50-13-84-34-110-21-21-46-34-76-34s-51 13-72 34c-21 26-30 60-30 106z">
          <text:p/>
        </draw:path>
        <draw:path draw:style-name="gr7" draw:text-style-name="P7" draw:layer="layout" svg:width="0.355cm" svg:height="0.403cm" svg:x="18.144cm" svg:y="11.065cm" svg:viewBox="0 0 356 404" svg:d="M284 271l68 9c-9 38-30 68-59 93-30 22-64 31-110 31-56 0-103-18-137-52-30-34-46-85-46-148 0-64 16-115 50-149 30-38 77-55 128-55s93 17 127 55c34 34 51 81 51 149 0 0 0 8-4 17h-285c0 42 13 72 34 97 21 21 48 34 82 34 25 0 46-9 63-21 17-13 30-34 38-60zM67 166h217c0-34-8-55-25-72-17-26-47-39-81-39-29 0-56 9-77 30-17 21-29 47-34 81z">
          <text:p/>
        </draw:path>
        <draw:path draw:style-name="gr7" draw:text-style-name="P7" draw:layer="layout" svg:width="0.191cm" svg:height="0.525cm" svg:x="18.537cm" svg:y="10.938cm" svg:viewBox="0 0 192 526" svg:d="M183 463l9 59c-22 4-35 4-52 4-21 0-42-4-55-8-13-9-21-17-25-30-9-12-9-38-9-76v-225h-51v-51h51v-93l64-43v136h68v51h-68v225c0 21 0 34 4 38 0 4 4 9 13 13 4 4 8 4 21 4 8 0 17 0 30-4z">
          <text:p/>
        </draw:path>
        <draw:path draw:style-name="gr7" draw:text-style-name="P7" draw:layer="layout" svg:width="0.356cm" svg:height="0.403cm" svg:x="18.757cm" svg:y="11.065cm" svg:viewBox="0 0 357 404" svg:d="M277 348c-26 21-48 33-73 42-22 9-47 14-72 14-43 0-72-9-98-31-21-21-34-47-34-80 0-17 5-34 13-51 9-17 21-30 34-38 13-9 30-17 47-22 12-4 33-4 59-8 51-8 94-17 119-25 0-9 0-13 0-17 0-26-8-43-21-55-18-13-43-22-73-22-34 0-55 5-68 17-16 9-25 30-33 55l-64-8c4-25 13-47 30-64 12-16 29-33 55-42 25-8 55-13 89-13s60 5 81 13c21 9 34 17 47 30 8 12 12 25 17 42 4 13 4 34 4 59v89c0 60 0 98 4 115 4 16 9 33 17 47h-68c-8-14-12-31-12-47zM272 204c-25 8-60 17-111 21-25 4-42 8-55 12-12 9-21 13-25 22-9 12-9 21-9 34 0 16 5 29 17 42 13 13 34 17 60 17 25 0 46-4 67-17 17-9 35-26 44-42 8-17 12-39 12-68z">
          <text:p/>
        </draw:path>
        <draw:path draw:style-name="gr7" draw:text-style-name="P7" draw:layer="layout" svg:width="0.335cm" svg:height="0.538cm" svg:x="19.189cm" svg:y="10.93cm" svg:viewBox="0 0 336 539" svg:d="M65 530h-65v-530h69v187c25-34 63-51 106-51 21 0 46 5 67 17 22 9 39 22 51 38 13 17 26 39 34 64 4 25 9 51 9 76 0 68-17 119-47 153-34 38-72 55-118 55-47 0-81-17-106-55zM65 335c0 47 4 81 17 102 21 34 46 51 84 51 26 0 51-13 72-38 21-26 34-64 34-110 0-51-13-89-34-115-17-21-42-34-72-34-25 0-51 13-72 39-21 21-29 59-29 105z">
          <text:p/>
        </draw:path>
        <draw:polygon draw:style-name="gr7" draw:text-style-name="P7" draw:layer="layout" svg:width="0.068cm" svg:height="0.533cm" svg:x="19.6cm" svg:y="10.926cm" svg:viewBox="0 0 69 534" draw:points="0,0 69,0 69,534 0,534">
          <text:p/>
        </draw:polygon>
        <draw:path draw:style-name="gr7" draw:text-style-name="P7" draw:layer="layout" svg:width="0.355cm" svg:height="0.403cm" svg:x="19.744cm" svg:y="11.065cm" svg:viewBox="0 0 356 404" svg:d="M288 271l68 9c-12 38-29 68-60 93-30 22-68 31-110 31-59 0-102-18-135-52-34-34-51-85-51-148 0-64 17-115 51-149 33-38 76-55 131-55 51 0 93 17 127 55 30 34 47 81 47 149 0 0 0 8 0 17h-289c5 42 17 72 39 97 21 21 46 34 80 34 21 0 42-9 59-21 17-13 30-34 43-60zM72 166h216c-5-34-13-55-26-72-21-26-46-39-80-39-30 0-55 9-76 30-22 21-30 47-34 81z">
          <text:p/>
        </draw:path>
        <draw:path draw:style-name="gr7" draw:text-style-name="P7" draw:layer="layout" svg:width="0.355cm" svg:height="0.403cm" svg:x="20.362cm" svg:y="11.065cm" svg:viewBox="0 0 356 404" svg:d="M272 348c-21 21-47 33-68 42s-47 14-72 14c-42 0-76-9-98-31-21-21-34-47-34-80 0-17 4-34 13-51 8-17 21-30 33-38 14-9 31-17 48-22 13-4 34-4 59-8 51-8 89-17 115-25 0-9 0-13 0-17 0-26-5-43-17-55-17-13-43-22-77-22-29 0-50 5-67 17-13 9-26 30-30 55l-64-8c4-25 12-47 25-64 14-16 35-33 60-42 26-8 55-13 89-13 30 0 59 5 81 13 16 9 33 17 42 30 8 12 17 25 21 42 4 13 4 34 4 59v89c0 60 0 98 5 115 0 16 8 33 16 47h-67c-9-14-13-31-17-47zM268 204c-22 8-60 17-106 21-26 4-47 8-55 12-13 9-21 13-26 22-8 12-12 21-12 34 0 16 8 29 21 42 12 13 34 17 59 17s47-4 68-17c17-9 34-26 42-42 4-17 9-39 9-68z">
          <text:p/>
        </draw:path>
        <draw:path draw:style-name="gr7" draw:text-style-name="P7" draw:layer="layout" svg:width="0.313cm" svg:height="0.394cm" svg:x="20.794cm" svg:y="11.065cm" svg:viewBox="0 0 314 395" svg:d="M0 395v-386h60v55c30-42 68-64 123-64 25 0 46 5 63 13 21 9 34 21 42 34 13 13 17 30 22 47 4 12 4 33 4 64v237h-64v-233c0-25-4-47-8-60s-13-25-25-34c-17-8-30-8-47-8-30 0-51 8-72 25s-30 52-30 98v212z">
          <text:p/>
        </draw:path>
        <draw:path draw:style-name="gr7" draw:text-style-name="P7" draw:layer="layout" svg:width="0.335cm" svg:height="0.538cm" svg:x="21.183cm" svg:y="10.93cm" svg:viewBox="0 0 336 539" svg:d="M272 530v-46c-21 38-59 55-106 55-29 0-59-9-84-26-26-17-47-38-61-72-17-29-21-63-21-101s4-77 17-106c14-30 35-55 60-72 26-17 55-26 85-26 25 0 47 5 63 17 17 9 34 22 43 38v-191h68v530zM69 340c0 46 8 84 29 110 22 25 47 38 72 38 30 0 55-13 72-38 22-21 34-60 34-106 0-51-12-93-34-114-17-26-42-39-72-39-29 0-55 13-76 34-17 26-25 64-25 115z">
          <text:p/>
        </draw:path>
        <draw:polygon draw:style-name="gr7" draw:text-style-name="P7" draw:layer="layout" svg:width="0.356cm" svg:height="0.529cm" svg:x="21.835cm" svg:y="10.93cm" svg:viewBox="0 0 357 530" draw:points="0,530 0,0 357,0 357,59 68,59 68,224 318,224 318,288 68,288 68,530">
          <text:p/>
        </draw:polygon>
        <draw:path draw:style-name="gr7" draw:text-style-name="P7" draw:layer="layout" svg:width="0.212cm" svg:height="0.394cm" svg:x="22.271cm" svg:y="11.065cm" svg:viewBox="0 0 213 395" svg:d="M0 395v-386h59v59c17-25 30-46 43-55 12-8 25-13 42-13 21 0 42 9 69 22l-22 59c-17-9-34-13-51-13-13 0-26 4-38 13-9 8-17 21-26 38-4 22-8 48-8 77v199z">
          <text:p/>
        </draw:path>
        <draw:path draw:style-name="gr7" draw:text-style-name="P7" draw:layer="layout" svg:width="0.313cm" svg:height="0.394cm" svg:x="22.517cm" svg:y="11.074cm" svg:viewBox="0 0 314 395" svg:d="M255 386v-55c-30 42-68 64-120 64-25 0-46-5-68-13-17-9-34-17-42-34-8-13-17-30-21-47 0-12-4-33-4-59v-242h67v217c0 34 0 55 5 68 4 16 12 29 25 38 13 12 30 17 51 17 17 0 39-5 56-17 17-9 29-22 34-38 8-17 12-43 12-77v-208h64v386z">
          <text:p/>
        </draw:path>
        <draw:path draw:style-name="gr7" draw:text-style-name="P7" draw:layer="layout" svg:width="0.064cm" svg:height="0.529cm" svg:x="22.931cm" svg:y="10.93cm" svg:viewBox="0 0 65 530" svg:d="M0 72v-72h65v72zM0 530v-386h65v386z">
          <text:p/>
        </draw:path>
        <draw:path draw:style-name="gr7" draw:text-style-name="P7" draw:layer="layout" svg:width="0.191cm" svg:height="0.525cm" svg:x="23.058cm" svg:y="10.938cm" svg:viewBox="0 0 192 526" svg:d="M179 463l13 59c-21 4-38 4-51 4-25 0-42-4-55-8-13-9-21-17-30-30-4-12-4-38-4-76v-225h-52v-51h52v-93l64-43v136h63v51h-63v225c0 21 0 34 4 38 0 4 4 9 8 13 9 4 13 4 26 4 4 0 17 0 25-4z">
          <text:p/>
        </draw:path>
        <draw:path draw:style-name="gr7" draw:text-style-name="P7" draw:layer="layout" svg:width="0.424cm" svg:height="0.551cm" svg:x="23.49cm" svg:y="10.917cm" svg:viewBox="0 0 425 552" svg:d="M0 374l68-9c4 30 8 51 21 68s30 30 55 42c21 9 51 13 81 13 25 0 50-4 72-8 21-9 33-22 46-34 9-13 13-30 13-47s-4-29-13-43c-13-13-25-26-51-34-12-4-42-13-93-25-51-13-84-22-101-34-26-13-47-30-60-47-12-21-17-42-17-68 0-25 9-50 22-76 17-21 38-38 67-51 30-12 64-21 98-21 38 0 76 9 106 21 29 13 50 30 67 55 17 26 26 56 26 85l-68 4c0-33-13-59-34-76s-51-25-93-25-76 8-93 25c-21 13-30 34-30 55 0 17 9 34 21 47 13 12 47 25 106 38 55 13 98 25 119 34 29 12 51 34 67 55 14 21 23 47 23 77 0 25-9 55-27 80-12 22-38 43-68 55-29 17-63 22-101 22-51 0-89-5-123-22-34-12-59-33-76-63-17-25-30-59-30-93z">
          <text:p/>
        </draw:path>
        <draw:path draw:style-name="gr7" draw:text-style-name="P7" draw:layer="layout" svg:width="0.187cm" svg:height="0.525cm" svg:x="23.964cm" svg:y="10.938cm" svg:viewBox="0 0 188 526" svg:d="M179 463l9 59c-17 4-34 4-47 4-26 0-43-4-56-8-13-9-21-17-30-30-4-12-8-38-8-76v-225h-47v-51h47v-93l68-43v136h64v51h-64v225c0 21 0 34 4 38 0 4 4 9 9 13s13 4 26 4c4 0 12 0 25-4z">
          <text:p/>
        </draw:path>
        <draw:path draw:style-name="gr7" draw:text-style-name="P7" draw:layer="layout" svg:width="0.364cm" svg:height="0.403cm" svg:x="24.18cm" svg:y="11.065cm" svg:viewBox="0 0 365 404" svg:d="M0 204c0-72 21-127 61-161 33-26 76-43 122-43 55 0 98 17 132 51 33 38 50 85 50 144 0 51-8 89-25 119-13 29-34 51-64 67-29 14-59 23-93 23-55 0-97-18-131-52-35-34-52-85-52-148zM69 204c0 46 13 84 34 110 21 25 46 38 80 38s60-13 81-38c21-26 34-64 34-115 0-46-13-84-34-105-21-26-47-39-81-39s-59 13-80 39c-21 21-34 59-34 110z">
          <text:p/>
        </draw:path>
        <draw:path draw:style-name="gr7" draw:text-style-name="P7" draw:layer="layout" svg:width="0.208cm" svg:height="0.394cm" svg:x="24.616cm" svg:y="11.065cm" svg:viewBox="0 0 209 395" svg:d="M0 395v-386h60v59c12-25 29-46 42-55 13-8 26-13 43-13 21 0 43 9 64 22l-21 59c-17-9-30-13-47-13-13 0-31 4-39 13-13 8-21 21-25 38-9 22-13 48-13 77v199z">
          <text:p/>
        </draw:path>
        <draw:path draw:style-name="gr7" draw:text-style-name="P7" draw:layer="layout" svg:width="0.355cm" svg:height="0.403cm" svg:x="24.841cm" svg:y="11.065cm" svg:viewBox="0 0 356 404" svg:d="M289 271l67 9c-12 38-34 68-59 93-30 22-68 31-111 31-59 0-102-18-135-52-34-34-51-85-51-148 0-64 17-115 51-149 33-38 76-55 131-55 52 0 94 17 128 55 29 34 46 81 46 149 0 0 0 8 0 17h-289c5 42 17 72 39 97 21 21 46 34 80 34 22 0 43-9 60-21 17-13 30-34 43-60zM72 166h217c-5-34-13-55-26-72-21-26-46-39-81-39-30 0-55 9-76 30-22 21-30 47-34 81z">
          <text:p/>
        </draw:path>
        <draw:path draw:style-name="gr7" draw:text-style-name="P7" draw:layer="layout" svg:width="0.08cm" svg:height="0.178cm" svg:x="25.493cm" svg:y="11.387cm" svg:viewBox="0 0 81 179" svg:d="M4 73v-73h77v73c0 30-8 51-18 68-8 17-25 29-46 38l-17-30c12-4 25-12 29-25 9-13 13-30 13-51z">
          <text:p/>
        </draw:path>
        <draw:path draw:style-name="gr7" draw:text-style-name="P7" draw:layer="layout" svg:width="0.356cm" svg:height="0.403cm" svg:x="25.869cm" svg:y="11.065cm" svg:viewBox="0 0 357 404" svg:d="M272 348c-21 21-46 33-68 42s-47 14-72 14c-43 0-77-9-98-31-21-21-34-47-34-80 0-17 5-34 13-51 9-17 21-30 34-38 13-9 30-17 47-22 12-4 33-4 59-8 51-8 90-17 115-25 0-9 0-13 0-17 0-26-4-43-17-55-17-13-43-22-77-22-30 0-51 5-68 17-12 9-25 30-29 55l-64-8c4-25 13-47 26-64 12-16 33-33 59-42 25-8 55-13 89-13 29 0 60 5 77 13 21 9 38 17 46 30 9 12 17 25 22 42 0 13 4 34 4 59v89c0 60 0 98 4 115 0 16 9 33 17 47h-68c-8-14-12-31-17-47zM268 204c-21 8-60 17-107 21-25 4-46 8-55 12-12 9-21 13-29 22-5 12-9 21-9 34 0 16 9 29 21 42 13 13 34 17 60 17 25 0 46-4 63-17 22-9 35-26 48-42 4-17 8-39 8-68z">
          <text:p/>
        </draw:path>
        <draw:path draw:style-name="gr7" draw:text-style-name="P7" draw:layer="layout" svg:width="0.322cm" svg:height="0.403cm" svg:x="26.276cm" svg:y="11.065cm" svg:viewBox="0 0 323 404" svg:d="M0 280l63-9c5 26 13 43 30 60 17 12 42 21 72 21s52-9 69-21c12-13 21-26 21-43 0-12-9-25-21-34-9-8-31-12-69-21-47-12-81-25-97-34-17-8-34-21-43-33-8-17-13-34-13-56 0-16 0-29 9-46 8-13 21-25 34-38 8-4 25-13 42-17s34-9 55-9c30 0 56 5 82 13 21 9 38 21 50 38 9 13 17 34 22 59l-64 9c-4-21-13-38-25-47-14-12-35-17-61-17-29 0-50 5-63 13-13 13-21 21-21 38 0 9 4 13 8 21 9 9 17 13 26 17 8 5 25 9 59 17 47 13 77 21 98 30 17 8 30 21 43 34 8 17 17 34 17 55 0 25-9 42-22 63-12 17-29 34-55 43-25 13-51 18-81 18-51 0-89-9-114-31-26-21-43-51-51-93z">
          <text:p/>
        </draw:path>
        <draw:path draw:style-name="gr7" draw:text-style-name="P7" draw:layer="layout" svg:width="0.33cm" svg:height="0.538cm" svg:x="26.856cm" svg:y="10.93cm" svg:viewBox="0 0 331 539" svg:d="M272 530v-46c-26 38-60 55-106 55-34 0-59-9-85-26-25-17-47-38-60-72-17-29-21-63-21-101s4-77 17-106c12-30 35-55 60-72s55-26 85-26c25 0 42 5 63 17 17 9 30 22 42 38v-191h64v530zM64 340c0 46 13 84 34 110 21 25 47 38 72 38 30 0 55-13 72-38 21-21 30-60 30-106 0-51-9-93-30-114-21-26-42-39-72-39s-55 13-76 34c-17 26-30 64-30 115z">
          <text:p/>
        </draw:path>
        <draw:path draw:style-name="gr7" draw:text-style-name="P7" draw:layer="layout" svg:width="0.356cm" svg:height="0.403cm" svg:x="27.266cm" svg:y="11.065cm" svg:viewBox="0 0 357 404" svg:d="M285 271l68 9c-9 38-30 68-59 93-26 22-65 31-112 31-55 0-97-18-131-52s-51-85-51-148c0-64 17-115 51-149 34-38 76-55 131-55 51 0 95 17 124 55 34 34 51 81 51 149 0 0 0 8 0 17h-289c4 42 13 72 38 97 21 21 47 34 81 34 21 0 42-9 59-21 18-13 31-34 39-60zM72 166h217c-4-34-12-55-25-72-22-26-48-39-82-39-29 0-55 9-76 30s-34 47-34 81z">
          <text:p/>
        </draw:path>
        <draw:path draw:style-name="gr7" draw:text-style-name="P7" draw:layer="layout" svg:width="0.322cm" svg:height="0.403cm" svg:x="27.673cm" svg:y="11.065cm" svg:viewBox="0 0 323 404" svg:d="M0 280l63-9c5 26 17 43 35 60 13 12 38 21 68 21s51-9 68-21c12-13 21-26 21-43 0-12-9-25-21-34-9-8-30-12-64-21-51-12-86-25-102-34-17-8-34-21-43-33-8-17-12-34-12-56 0-16 4-29 12-46 4-13 17-25 30-38 8-4 25-13 43-17 17-4 34-9 55-9 30 0 59 5 81 13 21 9 38 21 50 38 13 13 17 34 22 59l-64 9c-4-21-8-38-25-47-13-12-34-17-60-17-29 0-50 5-64 13-13 13-17 21-17 38 0 9 0 13 8 21 5 9 14 13 23 17 8 5 25 9 59 17 46 13 80 21 97 30 17 8 34 21 43 34 8 17 17 34 17 55 0 25-9 42-22 63-12 17-29 34-55 43-21 13-50 18-80 18-51 0-90-9-115-31-26-21-43-51-51-93z">
          <text:p/>
        </draw:path>
        <draw:path draw:style-name="gr7" draw:text-style-name="P7" draw:layer="layout" svg:width="0.334cm" svg:height="0.403cm" svg:x="28.05cm" svg:y="11.065cm" svg:viewBox="0 0 335 404" svg:d="M272 254l63 9c-4 42-25 76-51 101-29 26-68 40-110 40-52 0-94-18-128-52-29-34-46-85-46-148 0-43 8-77 21-110 12-30 34-55 63-68 26-17 60-26 94-26 38 0 72 13 102 34 25 21 42 51 51 89l-64 9c-8-26-17-43-34-60-12-12-33-17-55-17-34 0-60 13-81 34-21 26-30 64-30 115 0 50 9 89 30 110 21 25 47 38 77 38 26 0 47-9 64-26s29-38 34-72z">
          <text:p/>
        </draw:path>
        <draw:path draw:style-name="gr7" draw:text-style-name="P7" draw:layer="layout" svg:width="0.207cm" svg:height="0.394cm" svg:x="28.439cm" svg:y="11.065cm" svg:viewBox="0 0 208 395" svg:d="M0 395v-386h60v59c13-25 30-46 43-55 12-8 25-13 42-13 21 0 42 9 63 22l-21 59c-17-9-29-13-46-13-13 0-30 4-38 13-13 8-22 21-26 38-8 22-12 48-12 77v199z">
          <text:p/>
        </draw:path>
        <draw:path draw:style-name="gr7" draw:text-style-name="P7" draw:layer="layout" svg:width="0.067cm" svg:height="0.529cm" svg:x="28.685cm" svg:y="10.93cm" svg:viewBox="0 0 68 530" svg:d="M0 72v-72h68v72zM0 530v-386h68v386z">
          <text:p/>
        </draw:path>
        <draw:path draw:style-name="gr7" draw:text-style-name="P7" draw:layer="layout" svg:width="0.334cm" svg:height="0.538cm" svg:x="28.85cm" svg:y="10.93cm" svg:viewBox="0 0 335 539" svg:d="M64 530h-64v-530h68v187c26-34 60-51 106-51 21 0 43 5 64 17 21 9 42 22 55 38 12 17 25 39 29 64 9 25 13 51 13 76 0 68-17 119-46 153-34 38-72 55-119 55s-80-17-106-55zM60 335c0 47 8 81 21 102 21 34 47 51 85 51 25 0 51-13 72-38 21-26 29-64 29-110 0-51-8-89-29-115-17-21-43-34-72-34-30 0-51 13-72 39-21 21-34 59-34 105z">
          <text:p/>
        </draw:path>
        <draw:path draw:style-name="gr7" draw:text-style-name="P7" draw:layer="layout" svg:width="0.356cm" svg:height="0.403cm" svg:x="29.239cm" svg:y="11.065cm" svg:viewBox="0 0 357 404" svg:d="M289 271l68 9c-13 38-34 68-60 93-29 22-67 31-110 31-59 0-101-18-135-52-35-34-52-85-52-148 0-64 17-115 52-149 34-38 76-55 131-55 51 0 93 17 127 55 30 34 47 81 47 149 0 0 0 8 0 17h-288c4 42 17 72 38 97 21 21 47 34 80 34 22 0 43-9 60-21 17-13 29-34 42-60zM73 166h216c-4-34-13-55-25-72-22-26-47-39-81-39-29 0-55 9-76 30s-30 47-34 81z">
          <text:p/>
        </draw:path>
        <draw:path draw:style-name="gr7" draw:text-style-name="P7" draw:layer="layout" svg:width="0.334cm" svg:height="0.538cm" svg:x="29.65cm" svg:y="10.93cm" svg:viewBox="0 0 335 539" svg:d="M272 530v-46c-21 38-61 55-107 55-30 0-59-9-85-26-25-17-46-38-59-72-13-29-21-63-21-101s4-77 17-106c12-30 34-55 59-72s55-26 85-26c25 0 46 5 63 17 17 9 35 22 43 38v-191h68v530zM68 340c0 46 8 84 29 110 21 25 47 38 72 38 30 0 55-13 77-38 17-21 30-60 30-106 0-51-13-93-30-114-22-26-47-39-77-39s-55 13-72 34c-21 26-29 64-29 115z">
          <text:p/>
        </draw:path>
        <draw:path draw:style-name="gr7" draw:text-style-name="P7" draw:layer="layout" svg:width="0.355cm" svg:height="0.403cm" svg:x="30.268cm" svg:y="11.065cm" svg:viewBox="0 0 356 404" svg:d="M272 348c-21 21-47 33-68 42s-47 14-72 14c-42 0-77-9-98-31-21-21-34-47-34-80 0-17 4-34 13-51 8-17 21-30 33-38 13-9 30-17 48-22 13-4 34-4 59-8 51-8 89-17 115-25 0-9 0-13 0-17 0-26-5-43-17-55-17-13-43-22-77-22-29 0-50 5-67 17-13 9-27 30-31 55l-63-8c4-25 12-47 25-64 13-16 34-33 60-42 26-8 55-13 89-13 30 0 59 5 76 13 21 9 38 17 47 30 8 12 17 25 21 42 0 13 4 34 4 59v89c0 60 0 98 4 115 0 16 9 33 17 47h-67c-9-14-13-31-17-47zM268 204c-22 8-60 17-106 21-26 4-47 8-55 12-13 9-23 13-31 22-4 12-8 21-8 34 0 16 8 29 22 42 12 13 34 17 59 17s47-4 63-17c22-9 34-26 47-42 4-17 9-39 9-68z">
          <text:p/>
        </draw:path>
        <draw:path draw:style-name="gr7" draw:text-style-name="P7" draw:layer="layout" svg:width="0.334cm" svg:height="0.538cm" svg:x="30.7cm" svg:y="10.93cm" svg:viewBox="0 0 335 539" svg:d="M59 530h-59v-530h63v187c30-34 64-51 106-51 25 0 48 5 69 17 21 9 38 22 55 38 12 17 21 39 29 64 9 25 13 51 13 76 0 68-17 119-51 153-29 38-72 55-115 55-47 0-80-17-110-55zM59 335c0 47 8 81 21 102 21 34 47 51 81 51 29 0 56-13 77-38 21-26 29-64 29-110 0-51-8-89-29-115-21-21-44-34-73-34-30 0-51 13-72 39-21 21-34 59-34 105z">
          <text:p/>
        </draw:path>
        <draw:path draw:style-name="gr7" draw:text-style-name="P7" draw:layer="layout" svg:width="0.36cm" svg:height="0.403cm" svg:x="31.089cm" svg:y="11.065cm" svg:viewBox="0 0 361 404" svg:d="M0 204c0-72 17-127 59-161 30-26 72-43 119-43 55 0 97 17 131 51 35 38 52 85 52 144 0 51-9 89-25 119-14 29-35 51-65 67-30 14-59 23-93 23-55 0-97-18-131-52s-47-85-47-148zM64 204c0 46 12 84 33 110 22 25 47 38 81 38s59-13 80-38c22-26 34-64 34-115 0-46-12-84-34-105-21-26-46-39-80-39s-59 13-81 39c-21 21-33 59-33 110z">
          <text:p/>
        </draw:path>
        <draw:path draw:style-name="gr7" draw:text-style-name="P7" draw:layer="layout" svg:width="0.351cm" svg:height="0.385cm" svg:x="31.483cm" svg:y="11.074cm" svg:viewBox="0 0 352 386" svg:d="M148 386l-148-386h68l84 233c9 25 17 52 26 77 4-21 12-48 21-73l90-237h63l-145 386z">
          <text:p/>
        </draw:path>
        <draw:path draw:style-name="gr7" draw:text-style-name="P7" draw:layer="layout" svg:width="0.352cm" svg:height="0.403cm" svg:x="31.872cm" svg:y="11.065cm" svg:viewBox="0 0 353 404" svg:d="M285 271l68 9c-13 38-30 68-60 93-29 22-64 31-111 31-55 0-101-18-135-52-30-34-47-85-47-148 0-64 17-115 47-149 34-38 80-55 131-55s94 17 128 55c34 34 47 81 47 149 0 0 0 8 0 17h-285c0 42 13 72 34 97 21 21 46 34 80 34 26 0 47-9 65-21 17-13 29-34 38-60zM68 166h217c0-34-9-55-26-72-17-26-47-39-81-39-30 0-55 9-76 30-17 21-30 47-34 81z">
          <text:p/>
        </draw:path>
        <draw:path draw:style-name="gr7" draw:text-style-name="P7" draw:layer="layout" svg:width="0.08cm" svg:height="0.178cm" svg:x="32.52cm" svg:y="11.387cm" svg:viewBox="0 0 81 179" svg:d="M4 73v-73h77v73c0 30-5 51-13 68-13 17-26 29-47 38l-21-30c17-4 25-12 34-25 4-13 8-30 8-51z">
          <text:p/>
        </draw:path>
        <draw:path draw:style-name="gr7" draw:text-style-name="P7" draw:layer="layout" svg:width="0.334cm" svg:height="0.403cm" svg:x="32.901cm" svg:y="11.065cm" svg:viewBox="0 0 335 404" svg:d="M271 254l64 9c-9 42-26 76-56 101-29 26-63 40-105 40-51 0-94-18-127-52-30-34-47-85-47-148 0-43 4-77 21-110 13-30 34-55 64-68 25-17 55-26 89-26 42 0 76 13 101 34 30 21 47 51 55 89l-63 9c-9-26-17-43-34-60-17-12-34-17-55-17-34 0-59 13-81 34-21 26-29 64-29 115 0 50 8 89 29 110 17 25 43 38 77 38 25 0 46-9 63-26s30-38 34-72z">
          <text:p/>
        </draw:path>
        <draw:path draw:style-name="gr7" draw:text-style-name="P7" draw:layer="layout" svg:width="0.352cm" svg:height="0.403cm" svg:x="33.269cm" svg:y="11.065cm" svg:viewBox="0 0 353 404" svg:d="M272 348c-22 21-47 33-69 42-21 9-46 14-71 14-43 0-77-9-98-31-25-21-34-47-34-80 0-17 5-34 13-51s17-30 34-38c13-9 29-17 46-22 13-4 30-4 60-8 50-8 89-17 115-25 0-9 0-13 0-17 0-26-4-43-18-55-17-13-42-22-76-22-30 0-51 5-68 17-13 9-25 30-34 55l-63-8c8-25 17-47 29-64 13-16 34-33 60-42 25-8 55-13 84-13 34 0 60 5 82 13 21 9 38 17 46 30 9 12 17 25 21 42 0 13 5 34 5 59v89c0 60 0 98 4 115 0 16 4 33 13 47h-68c-4-14-9-31-13-47zM268 204c-26 8-60 17-107 21-29 4-46 8-59 12-9 9-17 13-26 22-4 12-8 21-8 34 0 16 8 29 21 42s30 17 55 17c26 0 51-4 68-17 21-9 34-26 48-42 4-17 8-39 8-68z">
          <text:p/>
        </draw:path>
        <draw:path draw:style-name="gr7" draw:text-style-name="P7" draw:layer="layout" svg:width="0.313cm" svg:height="0.394cm" svg:x="33.701cm" svg:y="11.065cm" svg:viewBox="0 0 314 395" svg:d="M0 395v-386h59v55c30-42 68-64 123-64 21 0 42 5 64 13 22 9 34 21 43 34 13 13 17 30 21 47 4 12 4 33 4 64v237h-64v-233c0-25-4-47-9-60-4-13-17-25-29-34-13-8-26-8-43-8-29 0-55 8-72 25-21 17-33 52-33 98v212z">
          <text:p/>
        </draw:path>
        <draw:polygon draw:style-name="gr7" draw:text-style-name="P7" draw:layer="layout" svg:width="0.068cm" svg:height="0.533cm" svg:x="0.664cm" svg:y="11.815cm" svg:viewBox="0 0 69 534" draw:points="0,0 69,0 69,534 0,534">
          <text:p/>
        </draw:polygon>
        <draw:path draw:style-name="gr7" draw:text-style-name="P7" draw:layer="layout" svg:width="0.356cm" svg:height="0.403cm" svg:x="0.808cm" svg:y="11.954cm" svg:viewBox="0 0 357 404" svg:d="M289 271l68 9c-13 39-34 69-60 90-29 25-67 34-110 34-59 0-101-17-136-51-34-34-51-86-51-149 0-64 17-115 51-149 35-38 77-55 132-55 51 0 93 17 127 55 30 34 47 81 47 144 0 5 0 13 0 22h-289c4 42 18 72 39 98 21 21 46 30 80 30 21 0 43-5 60-17 17-13 29-35 42-61zM72 166h217c-4-34-13-56-25-72-22-26-47-39-81-39-30 0-55 9-76 30s-31 47-35 81z">
          <text:p/>
        </draw:path>
        <draw:path draw:style-name="gr7" draw:text-style-name="P7" draw:layer="layout" svg:width="0.355cm" svg:height="0.403cm" svg:x="1.219cm" svg:y="11.954cm" svg:viewBox="0 0 356 404" svg:d="M276 349c-26 21-47 33-72 42-21 8-47 13-72 13-42 0-72-9-97-30-23-21-35-47-35-81 0-17 4-34 12-51 9-17 23-30 35-38 17-9 30-17 47-22 13-4 34-8 59-8 55-8 93-17 119-25 0-9 0-13 0-17 0-26-9-43-22-55-16-13-38-22-71-22-30 0-56 5-68 17-17 9-26 30-34 55l-65-8c5-25 18-51 31-68 13-12 30-29 55-38 25-8 55-13 89-13s59 5 80 13c22 9 34 17 47 30 8 8 13 25 17 42 4 13 4 34 4 59v89c0 60 0 99 4 116 5 16 9 33 17 46h-67c-9-13-13-30-13-46zM272 199c-26 13-60 22-110 26-26 4-43 8-55 12-13 5-22 13-26 22-8 12-8 21-8 34 0 17 4 30 17 43 17 13 33 17 59 17 25 0 46-4 68-17 21-9 33-26 42-43 8-17 13-39 13-68z">
          <text:p/>
        </draw:path>
        <draw:path draw:style-name="gr7" draw:text-style-name="P7" draw:layer="layout" svg:width="0.335cm" svg:height="0.538cm" svg:x="1.629cm" svg:y="11.819cm" svg:viewBox="0 0 336 539" svg:d="M277 530v-46c-26 38-64 55-112 55-29 0-59-9-84-26-26-17-47-38-59-72-13-29-22-63-22-101s9-78 22-107c12-30 29-55 55-72 25-17 55-26 88-26 22 0 44 5 61 17 17 9 34 22 46 38v-190h64v530zM68 340c0 46 9 84 30 110 21 25 46 34 76 34 25 0 52-9 73-34 21-21 30-60 30-106 0-51-13-94-30-115-21-26-48-39-77-39-30 0-55 13-72 34-21 26-30 65-30 116z">
          <text:p/>
        </draw:path>
        <draw:path draw:style-name="gr7" draw:text-style-name="P7" draw:layer="layout" svg:width="0.186cm" svg:height="0.525cm" svg:x="2.235cm" svg:y="11.827cm" svg:viewBox="0 0 187 526" svg:d="M178 462l9 60c-17 4-34 4-51 4-21 0-38-4-56-8-13-9-21-17-25-30-5-13-9-39-9-81v-220h-46v-51h46v-93l65-43v136h67v51h-67v224c0 21 4 34 4 38 4 4 8 9 13 13 4 4 12 4 21 4 8 0 17 0 29-4z">
          <text:p/>
        </draw:path>
        <draw:path draw:style-name="gr7" draw:text-style-name="P7" draw:layer="layout" svg:width="0.359cm" svg:height="0.403cm" svg:x="2.451cm" svg:y="11.954cm" svg:viewBox="0 0 360 404" svg:d="M0 204c0-72 21-127 59-161 34-30 72-43 123-43 50 0 94 17 128 51 33 38 50 85 50 144 0 51-8 89-21 120-17 29-38 50-63 67-30 13-61 22-94 22-55 0-98-17-132-51-33-34-50-86-50-149zM67 204c0 46 9 84 34 111 21 25 47 34 81 34 29 0 59-9 81-34 21-27 30-65 30-116 0-46-9-84-30-105-22-26-52-39-81-39-34 0-60 13-81 39-25 21-34 59-34 110z">
          <text:p/>
        </draw:path>
        <draw:path draw:style-name="gr7" draw:text-style-name="P7" draw:layer="layout" svg:width="0.355cm" svg:height="0.403cm" svg:x="3.069cm" svg:y="11.954cm" svg:viewBox="0 0 356 404" svg:d="M288 271l68 9c-12 39-34 69-60 90-30 25-68 34-110 34-59 0-102-17-136-51-33-34-50-86-50-149 0-64 17-115 50-149 34-38 77-55 132-55 50 0 93 17 128 55 29 34 46 81 46 144 0 5 0 13 0 22h-289c5 42 17 72 38 98 22 21 47 30 81 30 21 0 42-5 59-17 17-13 30-35 43-61zM72 166h216c-5-34-13-56-26-72-21-26-46-39-80-39-30 0-55 9-77 30-21 21-29 47-33 81z">
          <text:p/>
        </draw:path>
        <draw:path draw:style-name="gr7" draw:text-style-name="P7" draw:layer="layout" svg:width="0.212cm" svg:height="0.394cm" svg:x="3.5cm" svg:y="11.954cm" svg:viewBox="0 0 213 395" svg:d="M0 395v-386h60v60c17-25 29-47 42-56 13-8 25-13 42-13 22 0 43 9 69 22l-26 60c-13-9-30-13-47-13-13 0-25 4-38 13-13 8-21 21-25 38-5 21-9 47-9 72v203z">
          <text:p/>
        </draw:path>
        <draw:path draw:style-name="gr7" draw:text-style-name="P7" draw:layer="layout" svg:width="0.212cm" svg:height="0.394cm" svg:x="3.746cm" svg:y="11.954cm" svg:viewBox="0 0 213 395" svg:d="M0 395v-386h59v60c17-25 30-47 43-56 12-8 25-13 42-13 22 0 43 9 69 22l-21 60c-17-9-35-13-52-13-13 0-26 4-38 13-9 8-17 21-26 38-4 21-8 47-8 72v203z">
          <text:p/>
        </draw:path>
        <draw:path draw:style-name="gr7" draw:text-style-name="P7" draw:layer="layout" svg:width="0.36cm" svg:height="0.403cm" svg:x="3.97cm" svg:y="11.954cm" svg:viewBox="0 0 361 404" svg:d="M0 204c0-72 22-127 60-161 34-30 72-43 123-43s94 17 127 51c34 38 51 85 51 144 0 51-4 89-21 120-17 29-38 50-63 67-30 13-60 22-94 22-56 0-98-17-132-51s-51-86-51-149zM68 204c0 46 9 84 34 111 21 25 47 34 81 34 30 0 60-9 81-34 21-27 29-65 29-116 0-46-8-84-29-105-21-26-51-39-81-39-34 0-60 13-81 39-25 21-34 59-34 110z">
          <text:p/>
        </draw:path>
        <draw:path draw:style-name="gr7" draw:text-style-name="P7" draw:layer="layout" svg:width="0.208cm" svg:height="0.394cm" svg:x="4.406cm" svg:y="11.954cm" svg:viewBox="0 0 209 395" svg:d="M0 395v-386h61v60c12-25 25-47 38-56 12-8 29-13 42-13 21 0 47 9 68 22l-21 60c-17-9-34-13-47-13-17 0-30 4-42 13-9 8-17 21-21 38-9 21-13 47-13 72v203z">
          <text:p/>
        </draw:path>
        <draw:path draw:style-name="gr7" draw:text-style-name="P7" draw:layer="layout" svg:width="0.224cm" svg:height="0.542cm" svg:x="4.817cm" svg:y="11.806cm" svg:viewBox="0 0 225 543" svg:d="M55 543v-335h-55v-51h55v-42c0-26 4-43 9-55 4-17 16-30 33-43 13-8 39-17 64-17 21 0 42 5 64 9l-9 55c-17 0-30 0-42 0-17 0-34 4-38 12-9 9-13 22-13 47v34h72v51h-72v335z">
          <text:p/>
        </draw:path>
        <draw:path draw:style-name="gr7" draw:text-style-name="P7" draw:layer="layout" svg:width="0.207cm" svg:height="0.394cm" svg:x="5.063cm" svg:y="11.954cm" svg:viewBox="0 0 208 395" svg:d="M0 395v-386h60v60c13-25 29-47 42-56 13-8 26-13 43-13 21 0 42 9 63 22l-21 60c-17-9-30-13-47-13s-29 4-38 13c-13 8-21 21-25 38-9 21-13 47-13 72v203z">
          <text:p/>
        </draw:path>
        <draw:path draw:style-name="gr7" draw:text-style-name="P7" draw:layer="layout" svg:width="0.356cm" svg:height="0.403cm" svg:x="5.287cm" svg:y="11.954cm" svg:viewBox="0 0 357 404" svg:d="M289 271l63 9c-8 39-29 69-59 90-25 25-63 34-111 34-55 0-97-17-131-51s-51-86-51-149c0-64 17-115 51-149 34-38 76-55 131-55 52 0 94 17 124 55 34 34 51 81 51 144 0 5 0 13 0 22h-289c4 42 12 72 38 98 21 21 46 30 80 30 21 0 44-5 60-17 17-13 30-35 43-61zM72 166h217c-4-34-13-56-26-72-21-26-46-39-81-39-30 0-55 9-76 30s-34 47-34 81z">
          <text:p/>
        </draw:path>
        <draw:path draw:style-name="gr7" draw:text-style-name="P7" draw:layer="layout" svg:width="0.355cm" svg:height="0.403cm" svg:x="5.698cm" svg:y="11.954cm" svg:viewBox="0 0 356 404" svg:d="M288 271l68 9c-13 39-34 69-59 90-30 25-68 34-110 34-60 0-103-17-137-51-33-34-50-86-50-149 0-64 17-115 50-149 34-38 77-55 133-55 50 0 93 17 122 55 34 34 51 81 51 144 0 5 0 13 0 22h-289c5 42 17 72 38 98 22 21 47 30 82 30 21 0 42-5 59-17 17-13 30-35 42-61zM72 166h216c-4-34-12-56-25-72-21-26-47-39-80-39-31 0-56 9-78 30-21 21-29 47-33 81z">
          <text:p/>
        </draw:path>
        <draw:path draw:style-name="gr7" draw:text-style-name="P7" draw:layer="layout" svg:width="0.08cm" svg:height="0.178cm" svg:x="6.35cm" svg:y="12.276cm" svg:viewBox="0 0 81 179" svg:d="M4 73v-73h77v73c0 30-9 51-17 68s-25 30-47 38l-17-30c13-4 26-12 30-25 9-13 13-30 13-51z">
          <text:p/>
        </draw:path>
        <draw:path draw:style-name="gr7" draw:text-style-name="P7" draw:layer="layout" svg:width="0.318cm" svg:height="0.403cm" svg:x="6.722cm" svg:y="11.954cm" svg:viewBox="0 0 319 404" svg:d="M0 280l64-9c4 26 12 44 29 61 18 12 44 17 73 17 30 0 51-5 64-17 17-13 25-27 25-44 0-12-8-25-21-34-9-8-30-12-68-21-46-12-81-25-98-34-21-8-34-21-43-33-8-17-16-34-16-56 0-16 4-29 12-46 9-13 21-25 34-38 9-4 21-13 43-17 17-4 34-9 55-9 30 0 55 5 81 13 21 9 38 21 51 38 8 13 17 34 21 59l-64 9c-4-21-12-38-25-47-13-12-34-17-59-17-30 0-51 5-65 13-13 13-21 21-21 38 0 4 4 13 8 21 5 9 13 13 27 17 8 5 25 9 59 17 47 13 76 21 98 30 16 8 29 21 42 34 8 17 13 34 13 55 0 25-5 43-17 64-13 17-30 34-55 43-26 12-51 17-81 17-51 0-90-9-115-30-26-21-42-51-51-94z">
          <text:p/>
        </draw:path>
        <draw:path draw:style-name="gr7" draw:text-style-name="P7" draw:layer="layout" svg:width="0.355cm" svg:height="0.403cm" svg:x="7.095cm" svg:y="11.954cm" svg:viewBox="0 0 356 404" svg:d="M288 271l68 9c-13 39-29 69-59 90-30 25-68 34-110 34-60 0-103-17-137-51-33-34-50-86-50-149 0-64 17-115 50-149 34-38 77-55 132-55 51 0 94 17 128 55 29 34 46 81 46 144 0 5 0 13 0 22h-289c5 42 17 72 38 98 22 21 47 30 82 30 21 0 42-5 59-17 17-13 30-35 42-61zM72 166h216c-4-34-12-56-25-72-21-26-47-39-81-39-30 0-55 9-77 30-21 21-29 47-33 81z">
          <text:p/>
        </draw:path>
        <draw:path draw:style-name="gr7" draw:text-style-name="P7" draw:layer="layout" svg:width="0.335cm" svg:height="0.403cm" svg:x="7.509cm" svg:y="11.954cm" svg:viewBox="0 0 336 404" svg:d="M272 254l64 9c-9 42-26 77-55 103-26 25-64 38-106 38-51 0-93-17-127-51-30-34-48-86-48-149 0-43 10-77 23-110 12-30 33-55 63-68 25-17 55-26 89-26 42 0 76 13 106 34 25 21 42 51 51 89l-64 9c-8-26-17-47-34-60-17-12-34-17-55-17-34 0-59 13-80 34-21 26-30 60-30 115 0 50 9 89 30 111 17 25 46 34 76 34 25 0 47-5 63-22 17-17 30-39 34-73z">
          <text:p/>
        </draw:path>
        <draw:path draw:style-name="gr7" draw:text-style-name="P7" draw:layer="layout" svg:width="0.309cm" svg:height="0.394cm" svg:x="7.899cm" svg:y="11.963cm" svg:viewBox="0 0 310 395" svg:d="M254 386v-55c-30 42-72 64-123 64-25 0-46-5-63-13-22-9-34-21-47-34-8-13-13-30-17-47-4-12-4-33-4-59v-242h63v217c0 34 0 55 5 68 4 16 12 29 25 38 13 12 30 17 51 17 17 0 38-5 55-17 17-9 30-22 34-38 8-17 12-43 12-77v-208h65v386z">
          <text:p/>
        </draw:path>
        <draw:path draw:style-name="gr7" draw:text-style-name="P7" draw:layer="layout" svg:width="0.207cm" svg:height="0.394cm" svg:x="8.31cm" svg:y="11.954cm" svg:viewBox="0 0 208 395" svg:d="M0 395v-386h59v60c12-25 30-47 43-56 13-8 26-13 42-13 22 0 43 9 64 22l-21 60c-17-9-30-13-47-13s-29 4-38 13c-13 8-21 21-25 38-10 21-14 47-14 72v203z">
          <text:p/>
        </draw:path>
        <draw:path draw:style-name="gr7" draw:text-style-name="P7" draw:layer="layout" svg:width="0.356cm" svg:height="0.403cm" svg:x="8.534cm" svg:y="11.954cm" svg:viewBox="0 0 357 404" svg:d="M289 271l63 9c-8 39-29 69-55 90-29 25-67 34-114 34-56 0-98-17-132-51s-51-86-51-149c0-64 17-115 51-149 34-38 76-55 132-55 51 0 93 17 123 55 34 34 51 81 51 144 0 5 0 13 0 22h-289c4 42 12 72 38 98 21 21 46 30 81 30 21 0 43-5 59-17 17-13 30-35 43-61zM72 166h217c-4-34-13-56-26-72-21-26-46-39-80-39-31 0-56 9-77 30s-34 47-34 81z">
          <text:p/>
        </draw:path>
        <draw:path draw:style-name="gr7" draw:text-style-name="P7" draw:layer="layout" svg:width="0.076cm" svg:height="0.178cm" svg:x="9.186cm" svg:y="12.276cm" svg:viewBox="0 0 77 179" svg:d="M4 73v-73h73v73c0 30-4 51-13 68-8 17-26 30-47 38l-17-30c13-4 25-12 29-25 9-13 9-30 13-51z">
          <text:p/>
        </draw:path>
        <draw:path draw:style-name="gr7" draw:text-style-name="P7" draw:layer="layout" svg:width="0.207cm" svg:height="0.394cm" svg:x="9.584cm" svg:y="11.954cm" svg:viewBox="0 0 208 395" svg:d="M0 395v-386h60v60c13-25 25-47 38-56 13-8 30-13 42-13 26 0 47 9 68 22l-21 60c-17-9-34-13-47-13-16 0-29 4-38 13-12 8-21 21-25 38-9 21-13 47-13 72v203z">
          <text:p/>
        </draw:path>
        <draw:path draw:style-name="gr7" draw:text-style-name="P7" draw:layer="layout" svg:width="0.356cm" svg:height="0.403cm" svg:x="9.808cm" svg:y="11.954cm" svg:viewBox="0 0 357 404" svg:d="M284 271l69 9c-9 39-30 69-61 90-25 25-63 34-110 34-55 0-101-17-131-51-34-34-51-86-51-149 0-64 17-115 51-149 34-38 76-55 127-55 55 0 97 17 127 55 35 34 52 81 52 144 0 5 0 13 0 22h-289c0 42 13 72 34 98 21 21 51 30 80 30 26 0 47-5 64-17 17-13 29-35 38-61zM72 166h216c-4-34-13-56-25-72-22-26-51-39-81-39-29 0-55 9-76 30s-34 47-34 81z">
          <text:p/>
        </draw:path>
        <draw:polygon draw:style-name="gr7" draw:text-style-name="P7" draw:layer="layout" svg:width="0.068cm" svg:height="0.533cm" svg:x="10.24cm" svg:y="11.815cm" svg:viewBox="0 0 69 534" draw:points="0,0 69,0 69,534 0,534">
          <text:p/>
        </draw:polygon>
        <draw:path draw:style-name="gr7" draw:text-style-name="P7" draw:layer="layout" svg:width="0.355cm" svg:height="0.403cm" svg:x="10.384cm" svg:y="11.954cm" svg:viewBox="0 0 356 404" svg:d="M272 349c-21 21-47 33-68 42-21 8-46 13-72 13-42 0-77-9-98-30s-34-47-34-81c0-17 4-34 13-51 8-17 21-30 33-38 13-9 30-17 48-22 13-4 34-8 59-8 51-8 89-17 115-25 0-9 0-13 0-17 0-26-5-43-17-55-17-13-43-22-77-22-29 0-50 5-67 17-13 9-27 30-31 55l-63-8c4-25 12-51 25-68 13-12 34-29 60-38 26-8 55-13 89-13 30 0 59 5 81 13 17 9 33 17 42 30 8 8 17 25 21 42 4 13 4 34 4 59v89c0 60 0 99 5 116 0 16 8 33 16 46h-67c-9-13-13-30-17-46zM268 199c-22 13-60 22-106 26-26 4-47 8-55 12-13 5-22 13-27 22-8 12-12 21-12 34 0 17 8 30 22 43 12 13 34 17 59 17s47-4 68-17c17-9 34-26 42-43 4-17 9-39 9-68z">
          <text:p/>
        </draw:path>
        <draw:path draw:style-name="gr7" draw:text-style-name="P7" draw:layer="layout" svg:width="0.067cm" svg:height="0.529cm" svg:x="10.816cm" svg:y="11.819cm" svg:viewBox="0 0 68 530" svg:d="M0 72v-72h68v72zM0 530v-385h68v385z">
          <text:p/>
        </draw:path>
        <draw:path draw:style-name="gr7" draw:text-style-name="P7" draw:layer="layout" svg:width="0.355cm" svg:height="0.403cm" svg:x="10.96cm" svg:y="11.954cm" svg:viewBox="0 0 356 404" svg:d="M272 349c-22 21-47 33-69 42-21 8-47 13-72 13-42 0-76-9-98-30-21-21-33-47-33-81 0-17 4-34 12-51 9-17 21-30 34-38 13-9 30-17 47-22 12-4 34-8 59-8 51-8 90-17 115-25 0-9 0-13 0-17 0-26-4-43-17-55-17-13-43-22-77-22-29 0-51 5-68 17-12 9-25 30-29 55l-64-8c5-25 13-51 26-68 12-12 34-29 59-38 25-8 55-13 89-13 30 0 60 5 81 13 17 9 34 17 43 30 8 8 17 25 21 42 4 13 4 34 4 59v89c0 60 0 99 4 116 0 16 9 33 17 46h-68c-8-13-12-30-16-46zM267 199c-21 13-60 22-107 26-25 4-46 8-55 12-12 5-21 13-29 22-4 12-9 21-9 34 0 17 9 30 22 43 12 13 33 17 59 17 25 0 46-4 68-17 17-9 34-26 43-43 4-17 8-39 8-68z">
          <text:p/>
        </draw:path>
        <draw:path draw:style-name="gr7" draw:text-style-name="P7" draw:layer="layout" svg:width="0.335cm" svg:height="0.538cm" svg:x="11.391cm" svg:y="11.819cm" svg:viewBox="0 0 336 539" svg:d="M60 530h-60v-530h68v186c26-34 59-51 103-51 25 0 46 5 67 13 22 13 39 26 55 42 13 17 22 39 30 64 9 26 13 52 13 77 0 68-17 119-51 153-30 38-72 55-114 55-48 0-82-17-111-55zM60 335c0 47 8 81 21 102 21 34 46 47 81 47 30 0 55-9 76-34 22-26 30-64 30-110 0-51-8-90-30-116-21-21-42-34-72-34-29 0-51 13-72 39-22 21-34 60-34 106z">
          <text:p/>
        </draw:path>
        <draw:polygon draw:style-name="gr7" draw:text-style-name="P7" draw:layer="layout" svg:width="0.068cm" svg:height="0.533cm" svg:x="11.802cm" svg:y="11.815cm" svg:viewBox="0 0 69 534" draw:points="0,0 69,0 69,534 0,534">
          <text:p/>
        </draw:polygon>
        <draw:path draw:style-name="gr7" draw:text-style-name="P7" draw:layer="layout" svg:width="0.356cm" svg:height="0.403cm" svg:x="11.946cm" svg:y="11.954cm" svg:viewBox="0 0 357 404" svg:d="M284 271l68 9c-8 39-29 69-60 90-25 25-63 34-110 34-55 0-97-17-131-51s-51-86-51-149c0-64 17-115 51-149 34-38 76-55 131-55 51 0 93 17 124 55 34 34 51 81 51 144 0 5 0 13 0 22h-289c4 42 12 72 34 98 25 21 50 30 80 30 25 0 47-5 63-17 17-13 30-35 39-61zM72 166h216c-4-34-13-56-26-72-21-26-46-39-80-39-30 0-55 9-76 30s-34 47-34 81z">
          <text:p/>
        </draw:path>
        <draw:path draw:style-name="gr7" draw:text-style-name="P7" draw:layer="layout" svg:width="0.351cm" svg:height="0.403cm" svg:x="12.564cm" svg:y="11.954cm" svg:viewBox="0 0 352 404" svg:d="M272 349c-26 21-48 33-69 42-25 8-46 13-72 13-42 0-76-9-97-30-26-21-34-47-34-81 0-17 4-34 13-51 8-17 17-30 34-38 12-9 29-17 46-22 13-4 30-8 55-8 55-8 93-17 120-25 0-9 0-13 0-17 0-26-5-43-17-55-18-13-44-22-77-22-30 0-55 5-68 17-13 9-26 30-34 55l-64-8c9-25 17-51 30-68 13-12 34-29 59-38 26-8 51-13 85-13s59 5 81 13c22 9 39 17 47 30 9 8 17 25 21 42 0 13 0 34 0 59v89c0 60 4 99 4 116 5 16 9 33 17 46h-67c-5-13-9-30-13-46zM268 199c-27 13-61 22-107 26-30 4-47 8-59 12-9 5-17 13-26 22-4 12-8 21-8 34 0 17 8 30 21 43s30 17 55 17 51-4 68-17c21-9 34-26 43-43 8-17 13-39 13-68z">
          <text:p/>
        </draw:path>
        <draw:path draw:style-name="gr7" draw:text-style-name="P7" draw:layer="layout" svg:width="0.313cm" svg:height="0.394cm" svg:x="12.996cm" svg:y="11.954cm" svg:viewBox="0 0 314 395" svg:d="M0 395v-386h59v56c26-43 68-65 123-65 21 0 42 5 63 13 17 9 34 22 43 35 8 13 17 30 22 47 4 12 4 33 4 63v237h-69v-233c0-25 0-46-4-59-8-13-17-25-29-34-13-8-26-13-47-13-25 0-51 13-72 30-17 17-30 51-30 97v212z">
          <text:p/>
        </draw:path>
        <draw:path draw:style-name="gr7" draw:text-style-name="P7" draw:layer="layout" svg:width="0.334cm" svg:height="0.538cm" svg:x="13.381cm" svg:y="11.819cm" svg:viewBox="0 0 335 539" svg:d="M276 530v-46c-25 38-59 55-106 55-34 0-60-9-85-26-30-17-47-38-64-72-12-29-21-63-21-101s9-78 21-107c13-30 34-55 59-72 26-17 51-26 86-26 21 0 42 5 64 17 17 9 29 22 42 38v-190h63v530zM68 340c0 46 12 84 34 110 21 25 42 34 73 34 29 0 50-9 72-34 21-21 29-60 29-106 0-51-8-94-29-115-22-26-47-39-77-39s-51 13-73 34c-17 26-29 65-29 116z">
          <text:p/>
        </draw:path>
        <draw:path draw:style-name="gr7" draw:text-style-name="P7" draw:layer="layout" svg:width="0.225cm" svg:height="0.542cm" svg:x="13.982cm" svg:y="11.806cm" svg:viewBox="0 0 226 543" svg:d="M56 543v-335h-56v-51h56v-42c0-26 4-43 9-55 4-17 17-30 34-43 12-8 38-17 63-17 21 0 42 5 64 9l-9 55c-17 0-30 0-42 0-17 0-30 4-38 12-9 9-13 22-13 47v34h72v51h-72v335z">
          <text:p/>
        </draw:path>
        <draw:path draw:style-name="gr7" draw:text-style-name="P7" draw:layer="layout" svg:width="0.355cm" svg:height="0.403cm" svg:x="14.207cm" svg:y="11.954cm" svg:viewBox="0 0 356 404" svg:d="M272 349c-22 21-47 33-68 42-21 8-48 13-73 13-43 0-76-9-98-30-21-21-33-47-33-81 0-17 4-34 12-51 9-17 21-30 34-38 13-9 30-17 47-22 12-4 34-8 59-8 52-8 90-17 115-25 0-9 0-13 0-17 0-26-4-43-17-55-17-13-42-22-76-22-30 0-52 5-69 17-12 9-25 30-29 55l-64-8c5-25 13-51 26-68 12-12 34-29 59-38 25-8 55-13 90-13 29 0 59 5 80 13 17 9 34 17 43 30 8 8 17 25 21 42 4 13 4 34 4 59v89c0 60 0 99 4 116 0 16 9 33 17 46h-68c-8-13-12-30-16-46zM267 199c-21 13-59 22-107 26-25 4-46 8-55 12-12 5-21 13-25 22-8 12-13 21-13 34 0 17 9 30 21 43 13 13 34 17 60 17s47-4 68-17c17-9 34-26 43-43 4-17 8-39 8-68z">
          <text:p/>
        </draw:path>
        <draw:path draw:style-name="gr7" draw:text-style-name="P7" draw:layer="layout" svg:width="0.322cm" svg:height="0.403cm" svg:x="14.613cm" svg:y="11.954cm" svg:viewBox="0 0 323 404" svg:d="M0 280l63-9c5 26 17 44 30 61 17 12 42 17 72 17s51-5 68-17c13-13 21-27 21-44 0-12-8-25-21-34-9-8-30-12-68-21-46-12-80-25-97-34-17-8-34-21-43-33-8-17-12-34-12-56 0-16 4-29 8-46 9-13 21-25 34-38 8-4 25-13 42-17s34-9 55-9c30 0 60 5 81 13 21 9 38 21 51 38 8 13 17 34 21 59l-64 9c-4-21-12-38-25-47-13-12-34-17-59-17-30 0-51 5-64 13-13 13-17 21-17 38 0 4 0 13 4 21 9 9 17 13 26 17 8 5 25 9 59 17 47 13 76 21 97 30 17 8 30 21 43 34 8 17 18 34 18 55 0 25-10 43-22 64-13 17-30 34-55 43-26 12-51 17-81 17-51 0-89-9-114-30-26-21-43-51-51-94z">
          <text:p/>
        </draw:path>
        <draw:path draw:style-name="gr7" draw:text-style-name="P7" draw:layer="layout" svg:width="0.19cm" svg:height="0.525cm" svg:x="14.973cm" svg:y="11.827cm" svg:viewBox="0 0 191 526" svg:d="M179 462l12 60c-21 4-38 4-50 4-27 0-44-4-57-8-12-9-21-17-29-30-4-13-4-39-4-81v-220h-51v-51h51v-93l63-43v136h65v51h-65v224c0 21 0 34 4 38 0 4 5 9 9 13 9 4 14 4 26 4 4 0 17 0 26-4z">
          <text:p/>
        </draw:path>
        <draw:path draw:style-name="gr7" draw:text-style-name="P7" draw:layer="layout" svg:width="0.52cm" svg:height="0.394cm" svg:x="15.422cm" svg:y="11.954cm" svg:viewBox="0 0 521 395" svg:d="M0 395v-386h59v56c8-21 25-35 46-48 22-12 43-17 68-17 30 0 51 5 72 17 17 13 30 31 38 52 30-47 68-69 119-69 39 0 68 13 90 35 21 21 29 51 29 98v262h-63v-241c0-26-4-47-9-59-4-9-13-17-22-26-13-8-25-13-42-13-26 0-47 13-64 30-21 17-29 47-29 85v224h-64v-250c0-29-4-50-17-63-8-17-29-26-51-26-21 0-38 9-50 17-17 9-30 22-34 43-9 17-13 46-13 80v199z">
          <text:p/>
        </draw:path>
        <draw:path draw:style-name="gr7" draw:text-style-name="P7" draw:layer="layout" svg:width="0.356cm" svg:height="0.403cm" svg:x="16.014cm" svg:y="11.954cm" svg:viewBox="0 0 357 404" svg:d="M276 349c-25 21-46 33-72 42-21 8-46 13-73 13-42 0-72-9-97-30-21-21-34-47-34-81 0-17 4-34 13-51 8-17 21-30 34-38 12-9 29-17 46-22 13-4 34-8 61-8 50-8 93-17 114-25 0-9 4-13 4-17 0-26-8-43-21-55-17-13-42-22-72-22-34 0-56 5-69 17-17 9-25 30-34 55l-63-8c4-25 13-51 30-68 12-12 29-29 55-38 25-8 56-13 89-13 34 0 60 5 81 13 21 9 34 17 42 30 13 8 17 25 21 42 5 13 5 34 5 59v89c0 60 0 99 4 116 4 16 8 33 17 46h-68c-8-13-13-30-13-46zM268 199c-21 13-59 22-106 26-26 4-48 8-56 12-13 5-21 13-25 22-9 12-9 21-9 34 0 17 4 30 17 43s34 17 60 17 47-4 68-17c17-9 34-26 42-43 9-17 9-39 9-68z">
          <text:p/>
        </draw:path>
        <draw:path draw:style-name="gr7" draw:text-style-name="P7" draw:layer="layout" svg:width="0.313cm" svg:height="0.394cm" svg:x="16.446cm" svg:y="11.954cm" svg:viewBox="0 0 314 395" svg:d="M0 395v-386h59v56c30-43 72-65 123-65 25 0 47 5 64 13 21 9 33 22 46 35 10 13 18 30 22 47 0 12 0 33 0 63v237h-64v-233c0-25-4-46-9-59-4-13-12-25-25-34-13-8-30-13-47-13-29 0-50 13-72 30-21 17-29 51-29 97v212z">
          <text:p/>
        </draw:path>
        <draw:path draw:style-name="gr7" draw:text-style-name="P7" draw:layer="layout" svg:width="0.356cm" svg:height="0.403cm" svg:x="16.835cm" svg:y="11.954cm" svg:viewBox="0 0 357 404" svg:d="M277 349c-26 21-47 33-72 42-22 8-47 13-72 13-43 0-72-9-98-30-22-21-35-47-35-81 0-17 5-34 13-51 9-17 22-30 35-38 17-9 30-17 47-22 12-4 33-8 59-8 55-8 93-17 118-25 0-9 0-13 0-17 0-26-8-43-21-55-17-13-38-22-72-22-29 0-55 5-67 17-17 9-26 30-34 55l-65-8c4-25 18-51 31-68 12-12 29-29 55-38 25-8 55-13 89-13s59 5 80 13c21 9 34 17 47 30 8 8 12 25 17 42 4 13 4 34 4 59v89c0 60 0 99 4 116 4 16 9 33 17 46h-68c-8-13-12-30-12-46zM272 199c-25 13-59 22-110 26-25 4-42 8-55 12-12 5-21 13-25 22-9 12-9 21-9 34 0 17 5 30 17 43 17 13 34 17 60 17 25 0 46-4 67-17 22-9 34-26 43-43 8-17 12-39 12-68z">
          <text:p/>
        </draw:path>
        <draw:path draw:style-name="gr7" draw:text-style-name="P7" draw:layer="layout" svg:width="0.339cm" svg:height="0.551cm" svg:x="17.246cm" svg:y="11.954cm" svg:viewBox="0 0 340 552" svg:d="M13 429l63 8c0 17 9 34 21 43 17 13 39 17 69 17s51-4 68-17 30-30 34-51c4-14 4-43 4-86-30 34-63 51-106 51-52 0-94-17-124-55-29-38-42-85-42-140 0-38 4-72 17-101 17-30 34-55 59-72 26-17 55-26 90-26 47 0 85 17 115 55v-46h59v334c0 60-9 103-17 128-13 26-34 43-59 60-26 12-60 21-98 21-47 0-85-9-115-30-25-21-38-55-38-93zM68 195c0 51 8 89 29 110 17 26 43 34 73 34 34 0 55-8 77-34 21-21 29-59 29-106 0-50-8-84-29-110-22-21-47-34-77-34s-51 13-73 34c-21 26-29 60-29 106z">
          <text:p/>
        </draw:path>
        <draw:path draw:style-name="gr7" draw:text-style-name="P7" draw:layer="layout" svg:width="0.351cm" svg:height="0.403cm" svg:x="17.661cm" svg:y="11.954cm" svg:viewBox="0 0 352 404" svg:d="M285 271l67 9c-12 39-29 69-59 90-30 25-68 34-110 34-55 0-102-17-136-51s-47-86-47-149c0-64 17-115 47-149 34-38 77-55 132-55 51 0 93 17 127 55 34 34 46 81 46 144 0 5 0 13 0 22h-289c6 42 18 72 40 98 21 21 46 30 80 30 25 0 42-5 59-17 17-13 34-35 43-61zM69 166h216c-5-34-9-56-26-72-21-26-46-39-80-39-30 0-55 9-76 30-17 21-30 47-34 81z">
          <text:p/>
        </draw:path>
        <draw:path draw:style-name="gr7" draw:text-style-name="P7" draw:layer="layout" svg:width="0.52cm" svg:height="0.394cm" svg:x="18.093cm" svg:y="11.954cm" svg:viewBox="0 0 521 395" svg:d="M0 395v-386h59v56c9-21 25-35 47-48 21-12 42-17 67-17 30 0 51 5 72 17 17 13 30 31 38 52 30-47 68-69 120-69 38 0 68 13 89 35 21 21 29 51 29 98v262h-63v-241c0-26-4-47-8-59-5-9-13-17-22-26-12-8-25-13-42-13-26 0-48 13-64 30-22 17-30 47-30 85v224h-64v-250c0-29-4-50-17-63-8-17-29-26-50-26-22 0-38 9-51 17-17 9-30 22-34 43-8 17-13 46-13 80v199z">
          <text:p/>
        </draw:path>
        <draw:path draw:style-name="gr7" draw:text-style-name="P7" draw:layer="layout" svg:width="0.356cm" svg:height="0.403cm" svg:x="18.685cm" svg:y="11.954cm" svg:viewBox="0 0 357 404" svg:d="M288 271l69 9c-13 39-34 69-60 90-30 25-68 34-110 34-60 0-102-17-136-51s-51-86-51-149c0-64 17-115 51-149 34-38 76-55 131-55 51 0 94 17 128 55 30 34 47 81 47 144 0 5 0 13 0 22h-289c4 42 17 72 38 98 21 21 47 30 81 30 21 0 42-5 59-17 17-13 30-35 42-61zM72 166h216c-4-34-12-56-25-72-21-26-47-39-81-39-29 0-55 9-76 30s-29 47-34 81z">
          <text:p/>
        </draw:path>
        <draw:path draw:style-name="gr7" draw:text-style-name="P7" draw:layer="layout" svg:width="0.313cm" svg:height="0.394cm" svg:x="19.117cm" svg:y="11.954cm" svg:viewBox="0 0 314 395" svg:d="M0 395v-386h59v56c30-43 72-65 124-65 26 0 47 5 64 13 21 9 34 22 46 35 9 13 17 30 21 47 0 12 0 33 0 63v237h-63v-233c0-25-4-46-8-59-5-13-13-25-26-34-13-8-30-13-46-13-30 0-52 13-73 30-22 17-30 51-30 97v212z">
          <text:p/>
        </draw:path>
        <draw:path draw:style-name="gr7" draw:text-style-name="P7" draw:layer="layout" svg:width="0.186cm" svg:height="0.525cm" svg:x="19.494cm" svg:y="11.827cm" svg:viewBox="0 0 187 526" svg:d="M179 462l8 60c-17 4-34 4-46 4-27 0-44-4-56-8-13-9-21-17-30-30-4-13-8-39-8-81v-220h-47v-51h47v-93l67-43v136h65v51h-65v224c0 21 0 34 5 38 0 4 4 9 8 13 5 4 14 4 22 4 9 0 17 0 30-4z">
          <text:p/>
        </draw:path>
        <draw:path draw:style-name="gr7" draw:text-style-name="P7" draw:layer="layout" svg:width="0.322cm" svg:height="0.403cm" svg:x="19.913cm" svg:y="11.954cm" svg:viewBox="0 0 323 404" svg:d="M0 280l68-9c4 26 13 44 29 61 17 12 39 17 69 17s55-5 68-17c13-13 21-27 21-44 0-12-4-25-17-34-8-8-34-12-68-21-47-12-81-25-102-34-17-8-30-21-42-33-9-17-13-34-13-56 0-16 4-29 13-46 8-13 16-25 29-38 13-4 26-13 42-17 17-4 39-9 61-9 29 0 55 5 76 13 25 9 42 21 51 38 12 13 21 34 25 59l-68 9c0-21-8-38-21-47-17-12-34-17-59-17-31 0-52 5-69 13-12 13-17 21-17 38 0 4 5 13 9 21 4 9 12 13 25 17 4 5 26 9 56 17 47 13 81 21 98 30 17 8 33 21 42 34 13 17 17 34 17 55 0 25-9 43-21 64-13 17-30 34-51 43-26 12-55 17-85 17-47 0-85-9-115-30-25-21-42-51-51-94z">
          <text:p/>
        </draw:path>
        <draw:path draw:style-name="gr7" draw:text-style-name="P7" draw:layer="layout" svg:width="0.356cm" svg:height="0.542cm" svg:x="20.273cm" svg:y="11.963cm" svg:viewBox="0 0 357 543" svg:d="M34 534l-4-59c12 4 25 4 38 4 12 0 25-4 34-8 8-4 12-9 21-17 4-9 8-26 18-51 4-4 4-8 8-17l-149-386h72l81 225c9 30 22 60 26 89 8-29 17-59 29-89l81-225h68l-149 395c-17 42-29 72-38 84-8 21-21 38-39 47-13 13-34 17-55 17-13 0-25-4-42-9z">
          <text:p/>
        </draw:path>
        <draw:path draw:style-name="gr7" draw:text-style-name="P7" draw:layer="layout" svg:width="0.322cm" svg:height="0.403cm" svg:x="20.654cm" svg:y="11.954cm" svg:viewBox="0 0 323 404" svg:d="M0 280l69-9c0 26 12 44 29 61 17 12 38 17 68 17s55-5 68-17c12-13 21-27 21-44 0-12-4-25-17-34-13-8-34-12-68-21-51-12-80-25-101-34-17-8-31-21-44-33-8-17-12-34-12-56 0-16 4-29 12-46 9-13 17-25 31-38 13-4 25-13 42-17s38-9 55-9c34 0 60 5 81 13 25 9 42 21 51 38 12 13 17 34 21 59l-64 9c0-21-8-38-25-47-13-12-30-17-55-17-34 0-55 5-68 13-13 13-17 21-17 38 0 4 0 13 9 21 4 9 12 13 25 17 4 5 25 9 55 17 47 13 80 21 97 30 17 8 34 21 43 34 12 17 17 34 17 55 0 25-9 43-21 64-13 17-30 34-56 43-21 12-50 17-80 17-51 0-89-9-114-30-27-21-44-51-52-94z">
          <text:p/>
        </draw:path>
        <draw:path draw:style-name="gr7" draw:text-style-name="P7" draw:layer="layout" svg:width="0.186cm" svg:height="0.525cm" svg:x="21.018cm" svg:y="11.827cm" svg:viewBox="0 0 187 526" svg:d="M179 462l8 60c-17 4-34 4-51 4-21 0-42-4-56-8-12-9-21-17-25-30-8-13-8-39-8-81v-220h-47v-51h47v-93l64-43v136h68v51h-68v224c0 21 0 34 4 38 0 4 5 9 13 13 4 4 13 4 21 4 9 0 17 0 30-4z">
          <text:p/>
        </draw:path>
        <draw:path draw:style-name="gr7" draw:text-style-name="P7" draw:layer="layout" svg:width="0.356cm" svg:height="0.403cm" svg:x="21.234cm" svg:y="11.954cm" svg:viewBox="0 0 357 404" svg:d="M289 271l68 9c-13 39-30 69-60 90-29 25-68 34-111 34-59 0-101-17-135-51s-51-86-51-149c0-64 17-115 51-149 34-38 76-55 131-55 51 0 94 17 128 55 30 34 47 81 47 144 0 5 0 13 0 22h-289c4 42 17 72 38 98 21 21 46 30 80 30 21 0 43-5 60-17 17-13 30-35 43-61zM72 166h217c-4-34-13-56-26-72-22-26-47-39-81-39-30 0-55 9-76 30s-30 47-34 81z">
          <text:p/>
        </draw:path>
        <draw:path draw:style-name="gr7" draw:text-style-name="P7" draw:layer="layout" svg:width="0.521cm" svg:height="0.394cm" svg:x="21.67cm" svg:y="11.954cm" svg:viewBox="0 0 522 395" svg:d="M0 395v-386h55v56c13-21 30-35 51-48 21-12 42-17 67-17 30 0 51 5 72 17 17 13 30 31 39 52 29-47 67-69 118-69 39 0 69 13 90 35 17 21 30 51 30 98v262h-64v-241c0-26-4-47-8-59-5-9-13-17-23-26-12-8-25-13-42-13-25 0-46 13-68 30-17 17-25 47-25 85v224h-63v-250c0-29-9-50-17-63-13-17-30-26-51-26s-38 9-51 17c-17 9-30 22-34 43-8 17-13 46-13 80v199z">
          <text:p/>
        </draw:path>
        <draw:path draw:style-name="gr7" draw:text-style-name="P7" draw:layer="layout" svg:width="0.487cm" svg:height="0.533cm" svg:x="22.301cm" svg:y="11.815cm" svg:viewBox="0 0 488 534" svg:d="M0 458h76v76h-76zM416 0h72v534h-72z">
          <text:p/>
        </draw:path>
        <draw:path draw:style-name="gr7" draw:text-style-name="P7" draw:layer="layout" svg:width="0.19cm" svg:height="0.525cm" svg:x="22.864cm" svg:y="11.827cm" svg:viewBox="0 0 191 526" svg:d="M183 462l8 60c-21 4-34 4-51 4-21 0-42-4-55-8-12-9-21-17-25-30-8-13-8-39-8-81v-220h-52v-51h52v-93l63-43v136h68v51h-68v224c0 21 0 34 4 38 0 4 4 9 9 13 8 4 12 4 25 4 4 0 17 0 30-4z">
          <text:p/>
        </draw:path>
        <draw:path draw:style-name="gr7" draw:text-style-name="P7" draw:layer="layout" svg:width="0.335cm" svg:height="0.403cm" svg:x="23.291cm" svg:y="11.954cm" svg:viewBox="0 0 336 404" svg:d="M272 254l64 9c-5 42-21 77-51 103-31 25-65 38-107 38-55 0-97-17-127-51-34-34-51-86-51-149 0-43 9-77 21-110 13-30 34-55 64-68 30-17 59-26 93-26 42 0 76 13 103 34 25 21 42 51 50 89l-63 9c-4-26-18-47-35-60-13-12-34-17-55-17-30 0-59 13-80 34-17 26-30 60-30 115 0 50 8 89 30 111 21 25 46 34 76 34 25 0 51-5 68-22 18-17 26-39 30-73z">
          <text:p/>
        </draw:path>
        <draw:path draw:style-name="gr7" draw:text-style-name="P7" draw:layer="layout" svg:width="0.355cm" svg:height="0.403cm" svg:x="23.66cm" svg:y="11.954cm" svg:viewBox="0 0 356 404" svg:d="M275 349c-26 21-47 33-72 42-21 8-47 13-72 13-42 0-72-9-98-30-21-21-33-47-33-81 0-17 4-34 12-51 9-17 21-30 34-38 13-9 30-17 47-22 12-4 34-8 59-8 51-8 93-17 114-25 0-9 5-13 5-17 0-26-9-43-22-55-17-13-42-22-72-22-33 0-55 5-67 17-17 9-26 30-34 55l-64-8c5-25 13-51 30-68 13-12 30-29 55-38 25-8 55-13 89-13s59 5 80 13c21 9 34 17 44 30 12 8 17 25 21 42 4 13 4 34 4 59v89c0 60 0 99 4 116 5 16 9 33 17 46h-69c-8-13-12-30-12-46zM266 199c-21 13-59 22-106 26-25 4-46 8-55 12-12 5-21 13-25 22-8 12-8 21-8 34 0 17 4 30 17 43 12 13 33 17 59 17 25 0 46-4 68-17 16-9 33-26 42-43 8-17 8-39 8-68z">
          <text:p/>
        </draw:path>
        <draw:path draw:style-name="gr7" draw:text-style-name="P7" draw:layer="layout" svg:width="0.314cm" svg:height="0.394cm" svg:x="24.091cm" svg:y="11.954cm" svg:viewBox="0 0 315 395" svg:d="M0 395v-386h60v56c29-43 72-65 123-65 26 0 47 5 64 13 21 9 34 22 46 35 9 13 17 30 22 47 0 12 0 33 0 63v237h-64v-233c0-25-4-46-8-59-5-13-13-25-26-34-12-8-29-13-46-13-31 0-52 13-73 30s-30 51-30 97v212z">
          <text:p/>
        </draw:path>
        <draw:path draw:style-name="gr7" draw:text-style-name="P7" draw:layer="layout" svg:width="0.356cm" svg:height="0.403cm" svg:x="24.688cm" svg:y="11.954cm" svg:viewBox="0 0 357 404" svg:d="M271 349c-21 21-46 33-68 42-21 8-46 13-71 13-43 0-77-9-98-30s-34-47-34-81c0-17 5-34 13-51s21-30 34-38c13-9 29-17 46-22 13-4 34-8 60-8 50-8 89-17 114-25 0-9 0-13 0-17 0-26-4-43-17-55-17-13-42-22-76-22-30 0-51 5-68 17-13 9-25 30-30 55l-63-8c4-25 13-51 25-68 13-12 34-29 60-38 25-8 55-13 89-13 29 0 59 5 76 13 21 9 38 17 46 30 9 8 17 25 21 42 0 13 5 34 5 59v89c0 60 0 99 4 116 0 16 9 33 18 46h-69c-8-13-13-30-17-46zM267 199c-21 13-59 22-106 26-25 4-46 8-55 12-13 5-21 13-30 22-4 12-8 21-8 34 0 17 8 30 21 43s34 17 59 17c26 0 47-4 64-17 21-9 34-26 47-43 4-17 8-39 8-68z">
          <text:p/>
        </draw:path>
        <draw:path draw:style-name="gr7" draw:text-style-name="P7" draw:layer="layout" svg:width="0.321cm" svg:height="0.403cm" svg:x="25.095cm" svg:y="11.954cm" svg:viewBox="0 0 322 404" svg:d="M0 280l63-9c4 26 13 44 30 61 18 12 43 17 73 17 29 0 51-5 68-17 12-13 21-27 21-44 0-12-9-25-21-34-9-8-30-12-68-21-47-12-82-25-99-34-17-8-33-21-42-33-8-17-13-34-13-56 0-16 0-29 9-46 8-13 21-25 34-38 8-4 25-13 42-17 18-4 35-9 56-9 30 0 55 5 81 13 21 9 38 21 50 38 9 13 17 34 21 59l-63 9c-4-21-13-38-25-47-13-12-34-17-60-17-29 0-50 5-64 13-13 13-21 21-21 38 0 4 4 13 8 21 9 9 17 13 27 17 8 5 25 9 59 17 46 13 76 21 97 30 17 8 30 21 42 34 9 17 17 34 17 55 0 25-8 43-21 64-12 17-29 34-55 43-25 12-51 17-80 17-51 0-90-9-116-30-25-21-42-51-50-94z">
          <text:p/>
        </draw:path>
        <draw:path draw:style-name="gr7" draw:text-style-name="P7" draw:layer="layout" svg:width="0.322cm" svg:height="0.403cm" svg:x="25.463cm" svg:y="11.954cm" svg:viewBox="0 0 323 404" svg:d="M0 280l69-9c4 26 12 44 29 61 17 12 38 17 68 17s55-5 68-17c13-13 21-27 21-44 0-12-4-25-17-34-8-8-34-12-68-21-46-12-80-25-101-34-18-8-31-21-44-33-8-17-12-34-12-56 0-16 4-29 12-46 9-13 17-25 30-38 14-4 26-13 43-17s38-9 60-9c29 0 55 5 76 13 25 9 42 21 51 38 12 13 21 34 25 59l-68 9c0-21-8-38-21-47-17-12-34-17-59-17-30 0-51 5-68 13-13 13-17 21-17 38 0 4 4 13 9 21 4 9 12 13 25 17 4 5 25 9 55 17 47 13 81 21 97 30 17 8 34 21 43 34 13 17 17 34 17 55 0 25-9 43-21 64-13 17-30 34-51 43-26 12-55 17-85 17-46 0-85-9-115-30-26-21-43-51-51-94z">
          <text:p/>
        </draw:path>
        <draw:path draw:style-name="gr7" draw:text-style-name="P7" draw:layer="layout" svg:width="0.068cm" svg:height="0.529cm" svg:x="25.861cm" svg:y="11.819cm" svg:viewBox="0 0 69 530" svg:d="M0 72v-72h69v72zM0 530v-385h69v385z">
          <text:p/>
        </draw:path>
        <draw:path draw:style-name="gr7" draw:text-style-name="P7" draw:layer="layout" svg:width="0.317cm" svg:height="0.403cm" svg:x="26.001cm" svg:y="11.954cm" svg:viewBox="0 0 318 404" svg:d="M0 280l63-9c4 26 13 44 30 61 17 12 42 17 73 17 29 0 51-5 63-17 17-13 26-27 26-44 0-12-9-25-22-34-8-8-29-12-67-21-48-12-82-25-99-34-21-8-34-21-42-33-8-17-17-34-17-56 0-16 4-29 13-46 8-13 21-25 34-38 8-4 21-13 42-17 17-4 34-9 56-9 30 0 55 5 80 13 22 9 39 21 51 38 9 13 17 34 21 59l-63 9c-4-21-13-38-25-47-13-12-34-17-60-17-30 0-52 5-64 13-13 13-21 21-21 38 0 4 4 13 8 21 4 9 13 13 25 17 9 5 26 9 61 17 46 13 76 21 97 30 17 8 30 21 42 34 9 17 13 34 13 55 0 25-4 43-17 64-13 17-29 34-55 43-25 12-51 17-80 17-52 0-90-9-116-30-25-21-42-51-50-94z">
          <text:p/>
        </draw:path>
        <draw:path draw:style-name="gr7" draw:text-style-name="P7" draw:layer="layout" svg:width="0.187cm" svg:height="0.525cm" svg:x="26.36cm" svg:y="11.827cm" svg:viewBox="0 0 188 526" svg:d="M179 462l9 60c-17 4-34 4-48 4-25 0-42-4-55-8-13-9-25-17-30-30-4-13-8-39-8-81v-220h-47v-51h47v-93l68-43v136h64v51h-64v224c0 21 0 34 0 38 4 4 8 9 12 13 5 4 13 4 23 4 8 0 17 0 29-4z">
          <text:p/>
        </draw:path>
        <draw:path draw:style-name="gr7" draw:text-style-name="P7" draw:layer="layout" svg:width="0.186cm" svg:height="0.525cm" svg:x="26.771cm" svg:y="11.827cm" svg:viewBox="0 0 187 526" svg:d="M179 462l8 60c-17 4-34 4-46 4-26 0-44-4-56-8-13-9-21-17-30-30-4-13-8-39-8-81v-220h-47v-51h47v-93l68-43v136h64v51h-64v224c0 21 0 34 5 38 0 4 4 9 8 13s13 4 21 4c9 0 17 0 30-4z">
          <text:p/>
        </draw:path>
        <draw:path draw:style-name="gr7" draw:text-style-name="P7" draw:layer="layout" svg:width="0.314cm" svg:height="0.529cm" svg:x="27.012cm" svg:y="11.819cm" svg:viewBox="0 0 315 530" svg:d="M0 530v-530h65v191c34-38 72-55 118-55 26 0 51 5 72 17 22 13 39 26 47 47s13 51 13 85v245h-64v-245c0-30-8-55-21-68-17-17-34-26-59-26-21 0-38 9-55 17-17 9-30 22-38 43-9 17-13 38-13 67v212z">
          <text:p/>
        </draw:path>
        <draw:path draw:style-name="gr7" draw:text-style-name="P7" draw:layer="layout" svg:width="0.355cm" svg:height="0.403cm" svg:x="27.402cm" svg:y="11.954cm" svg:viewBox="0 0 356 404" svg:d="M285 271l67 9c-8 39-29 69-59 90-25 25-64 34-110 34-55 0-98-17-132-51s-51-86-51-149c0-64 17-115 51-149 34-38 77-55 128-55 55 0 97 17 127 55 34 34 50 81 50 144 0 5 0 13 0 22h-288c4 42 12 72 33 98 23 21 52 30 82 30 25 0 46-5 63-17 17-13 30-35 39-61zM72 166h217c-4-34-13-56-26-72-21-26-46-39-80-39-30 0-55 9-77 30-21 21-34 47-34 81z">
          <text:p/>
        </draw:path>
        <draw:path draw:style-name="gr7" draw:text-style-name="P7" draw:layer="layout" svg:width="0.313cm" svg:height="0.394cm" svg:x="28.037cm" svg:y="11.963cm" svg:viewBox="0 0 314 395" svg:d="M254 386v-55c-30 42-68 64-119 64-25 0-46-5-67-13-17-9-34-21-43-34-8-13-17-30-21-47 0-12-4-33-4-59v-242h68v217c0 34 0 55 4 68 4 16 13 29 25 38 13 12 30 17 51 17 17 0 38-5 55-17 17-9 30-22 34-38 8-17 13-43 13-77v-208h64v386z">
          <text:p/>
        </draw:path>
        <draw:path draw:style-name="gr7" draw:text-style-name="P7" draw:layer="layout" svg:width="0.318cm" svg:height="0.403cm" svg:x="28.426cm" svg:y="11.954cm" svg:viewBox="0 0 319 404" svg:d="M0 280l64-9c4 26 13 44 29 61 17 12 39 17 68 17 34 0 55-5 68-17 17-13 21-27 21-44 0-12-4-25-17-34-8-8-34-12-68-21-46-12-80-25-97-34-21-8-34-21-42-33-13-17-17-34-17-56 0-16 4-29 13-46 8-13 16-25 33-38 9-4 22-13 38-17 22-4 39-9 60-9 29 0 55 5 80 13 21 9 39 21 48 38 12 13 21 34 25 59l-64 9c-5-21-13-38-26-47-12-12-34-17-59-17-30 0-51 5-64 13-12 13-21 21-21 38 0 4 5 13 9 21 4 9 12 13 25 17 4 5 26 9 59 17 43 13 77 21 94 30 22 8 34 21 47 34 9 17 13 34 13 55 0 25-4 43-17 64-13 17-34 34-56 43-26 12-51 17-81 17-50 0-88-9-114-30-29-21-46-51-51-94z">
          <text:p/>
        </draw:path>
        <draw:path draw:style-name="gr7" draw:text-style-name="P7" draw:layer="layout" svg:width="0.355cm" svg:height="0.403cm" svg:x="28.799cm" svg:y="11.954cm" svg:viewBox="0 0 356 404" svg:d="M289 271l63 9c-8 39-29 69-55 90-29 25-68 34-110 34-60 0-102-17-136-51s-51-86-51-149c0-64 17-115 51-149 34-38 76-55 132-55 51 0 93 17 123 55 34 34 50 81 50 144 0 5 0 13 0 22h-288c4 42 12 72 38 98 21 21 47 30 81 30 21 0 42-5 59-17 17-13 30-35 43-61zM72 166h217c-5-34-13-56-26-72-21-26-46-39-80-39-30 0-56 9-77 30s-34 47-34 81z">
          <text:p/>
        </draw:path>
        <draw:path draw:style-name="gr7" draw:text-style-name="P7" draw:layer="layout" svg:width="0.211cm" svg:height="0.394cm" svg:x="29.231cm" svg:y="11.954cm" svg:viewBox="0 0 212 395" svg:d="M0 395v-386h59v60c17-25 30-47 42-56 13-8 26-13 43-13 21 0 42 9 68 22l-26 60c-13-9-30-13-47-13-12 0-25 4-38 13-12 8-21 21-25 38-9 21-9 47-9 72v203z">
          <text:p/>
        </draw:path>
        <draw:path draw:style-name="gr7" draw:text-style-name="P7" draw:layer="layout" svg:width="0.186cm" svg:height="0.525cm" svg:x="29.65cm" svg:y="11.827cm" svg:viewBox="0 0 187 526" svg:d="M179 462l8 60c-17 4-34 4-51 4-21 0-42-4-55-8-13-9-21-17-25-30s-9-39-9-81v-220h-47v-51h47v-93l64-43v136h68v51h-68v224c0 21 4 34 4 38 4 4 4 9 13 13 4 4 12 4 21 4 8 0 17 0 30-4z">
          <text:p/>
        </draw:path>
        <draw:path draw:style-name="gr7" draw:text-style-name="P7" draw:layer="layout" svg:width="0.36cm" svg:height="0.403cm" svg:x="29.866cm" svg:y="11.954cm" svg:viewBox="0 0 361 404" svg:d="M0 204c0-72 21-127 59-161 34-30 73-43 124-43s93 17 127 51c34 38 51 85 51 144 0 51-9 89-22 120-17 29-38 50-63 67-30 13-59 22-93 22-55 0-99-17-133-51-33-34-50-86-50-149zM67 204c0 46 9 84 30 111 22 25 52 34 86 34 29 0 59-9 80-34 21-27 30-65 30-116 0-46-9-84-30-105-25-26-51-39-80-39-34 0-64 13-86 39-21 21-30 59-30 110z">
          <text:p/>
        </draw:path>
        <draw:path draw:style-name="gr7" draw:text-style-name="P7" draw:layer="layout" svg:width="0.334cm" svg:height="0.403cm" svg:x="30.488cm" svg:y="11.954cm" svg:viewBox="0 0 335 404" svg:d="M272 254l63 9c-8 42-25 77-55 103-29 25-63 38-105 38-55 0-98-17-128-51-34-34-47-86-47-149 0-43 4-77 17-110 17-30 38-55 64-68 30-17 60-26 94-26 42 0 76 13 101 34 26 21 42 51 51 89l-64 9c-4-26-16-47-29-60-17-12-34-17-55-17-34 0-59 13-81 34-21 26-35 60-35 115 0 50 14 89 31 111 21 25 47 34 81 34 25 0 46-5 63-22s25-39 34-73z">
          <text:p/>
        </draw:path>
        <draw:path draw:style-name="gr7" draw:text-style-name="P7" draw:layer="layout" svg:width="0.36cm" svg:height="0.403cm" svg:x="30.852cm" svg:y="11.954cm" svg:viewBox="0 0 361 404" svg:d="M0 204c0-72 21-127 59-161 34-30 72-43 123-43 52 0 94 17 128 51 34 38 51 85 51 144 0 51-9 89-21 120-17 29-38 50-64 67-29 13-59 22-94 22-55 0-97-17-131-51s-51-86-51-149zM68 204c0 46 8 84 29 111 22 25 51 34 85 34 31 0 60-9 81-34 22-27 30-65 30-116 0-46-8-84-30-105-21-26-50-39-81-39-34 0-59 13-85 39-21 21-29 59-29 110z">
          <text:p/>
        </draw:path>
        <draw:path draw:style-name="gr7" draw:text-style-name="P7" draw:layer="layout" svg:width="0.313cm" svg:height="0.394cm" svg:x="31.288cm" svg:y="11.954cm" svg:viewBox="0 0 314 395" svg:d="M0 395v-386h59v56c26-43 68-65 124-65 21 0 42 5 64 13 17 9 33 22 42 35 8 13 17 30 21 47 0 12 4 33 4 63v237h-67v-233c0-25 0-46-9-59-4-13-13-25-25-34-13-8-30-13-48-13-25 0-51 13-72 30-17 17-29 51-29 97v212z">
          <text:p/>
        </draw:path>
        <draw:path draw:style-name="gr7" draw:text-style-name="P7" draw:layer="layout" svg:width="0.334cm" svg:height="0.403cm" svg:x="31.678cm" svg:y="11.954cm" svg:viewBox="0 0 335 404" svg:d="M271 254l64 9c-4 42-25 77-51 103-29 25-69 38-107 38-55 0-97-17-127-51-34-34-50-86-50-149 0-43 8-77 21-110 12-30 34-55 63-68 30-17 59-26 93-26 38 0 78 13 103 34s42 51 51 89l-64 9c-4-26-17-47-34-60-12-12-34-17-56-17-34 0-59 13-80 34-21 26-30 60-30 115 0 50 9 89 30 111 21 25 46 34 76 34 26 0 48-5 69-22 17-17 25-39 29-73z">
          <text:p/>
        </draw:path>
        <draw:path draw:style-name="gr7" draw:text-style-name="P7" draw:layer="layout" svg:width="0.355cm" svg:height="0.403cm" svg:x="32.046cm" svg:y="11.954cm" svg:viewBox="0 0 356 404" svg:d="M289 271l67 9c-12 39-33 69-59 90-29 25-68 34-110 34-59 0-102-17-136-51s-51-86-51-149c0-64 17-115 51-149 34-38 77-55 132-55 51 0 93 17 123 55 33 34 50 81 50 144 0 5 0 13 0 22h-288c4 42 17 72 39 98 21 21 46 30 80 30 21 0 42-5 59-17 17-13 30-35 43-61zM72 166h217c-5-34-13-56-26-72-21-26-46-39-80-39-30 0-55 9-76 30-22 21-35 47-35 81z">
          <text:p/>
        </draw:path>
        <draw:path draw:style-name="gr7" draw:text-style-name="P7" draw:layer="layout" svg:width="0.313cm" svg:height="0.394cm" svg:x="32.478cm" svg:y="11.954cm" svg:viewBox="0 0 314 395" svg:d="M0 395v-386h59v56c30-43 72-65 123-65 25 0 46 5 64 13 21 9 34 22 47 35 8 13 17 30 17 47 4 12 4 33 4 63v237h-64v-233c0-25-4-46-8-59s-14-25-26-34c-13-8-30-13-47-13-30 0-51 13-72 30s-30 51-30 97v212z">
          <text:p/>
        </draw:path>
        <draw:path draw:style-name="gr7" draw:text-style-name="P7" draw:layer="layout" svg:width="0.187cm" svg:height="0.525cm" svg:x="32.854cm" svg:y="11.827cm" svg:viewBox="0 0 188 526" svg:d="M179 462l9 60c-17 4-35 4-48 4-25 0-42-4-55-8-13-9-25-17-30-30-4-13-8-39-8-81v-220h-47v-51h47v-93l68-43v136h64v51h-64v224c0 21 0 34 0 38 4 4 8 9 12 13 5 4 13 4 22 4 8 0 17 0 30-4z">
          <text:p/>
        </draw:path>
        <draw:path draw:style-name="gr7" draw:text-style-name="P7" draw:layer="layout" svg:width="0.207cm" svg:height="0.394cm" svg:x="33.096cm" svg:y="11.954cm" svg:viewBox="0 0 208 395" svg:d="M0 395v-386h59v60c13-25 30-47 42-56 13-8 26-13 39-13 26 0 47 9 68 22l-21 60c-17-9-34-13-47-13-18 0-30 4-39 13-12 8-21 21-25 38-9 21-13 47-13 72v203z">
          <text:p/>
        </draw:path>
        <draw:path draw:style-name="gr7" draw:text-style-name="P7" draw:layer="layout" svg:width="0.356cm" svg:height="0.403cm" svg:x="33.32cm" svg:y="11.954cm" svg:viewBox="0 0 357 404" svg:d="M276 349c-25 21-52 33-73 42-21 8-46 13-72 13-42 0-76-9-97-30s-34-47-34-81c0-17 4-34 13-51 8-17 21-30 34-38 12-9 29-17 46-22 13-4 34-8 59-8 51-8 90-17 116-25 0-9 0-13 0-17 0-26-4-43-17-55-17-13-43-22-77-22-30 0-51 5-68 17-13 9-25 30-30 55l-63-8c4-25 12-51 25-68 17-12 34-29 59-38 26-8 55-13 89-13 30 0 61 5 82 13 17 9 34 17 42 30 13 8 17 25 21 42 5 13 5 34 5 59v89c0 60 0 99 4 116 0 16 8 33 17 46h-68c-9-13-13-30-13-46zM268 199c-21 13-60 22-107 26-25 4-47 8-55 12-13 5-21 13-25 22-9 12-13 21-13 34 0 17 8 30 21 43s34 17 59 17c26 0 47-4 68-17 18-9 35-26 43-43 5-17 9-39 9-68z">
          <text:p/>
        </draw:path>
        <draw:path draw:style-name="gr7" draw:text-style-name="P7" draw:layer="layout" svg:width="0.186cm" svg:height="0.525cm" svg:x="33.718cm" svg:y="11.827cm" svg:viewBox="0 0 187 526" svg:d="M179 462l8 60c-17 4-34 4-51 4-21 0-38-4-55-8-12-9-21-17-25-30s-8-39-8-81v-220h-48v-51h48v-93l63-43v136h68v51h-68v224c0 21 4 34 4 38 5 4 9 9 13 13s13 4 21 4c9 0 17 0 30-4z">
          <text:p/>
        </draw:path>
        <draw:path draw:style-name="gr7" draw:text-style-name="P7" draw:layer="layout" svg:width="0.351cm" svg:height="0.403cm" svg:x="33.938cm" svg:y="11.954cm" svg:viewBox="0 0 352 404" svg:d="M284 271l68 9c-12 39-29 69-59 90-30 25-64 34-111 34-55 0-101-17-135-51-30-34-47-86-47-149 0-64 17-115 47-149 34-38 80-55 131-55s93 17 128 55c34 34 46 81 46 144 0 5 0 13 0 22h-284c0 42 13 72 34 98 21 21 46 30 80 30 26 0 47-5 64-17 17-13 29-35 38-61zM68 166h216c0-34-9-56-26-72-17-26-46-39-80-39-30 0-55 9-76 30-17 21-30 47-34 81z">
          <text:p/>
        </draw:path>
        <draw:path draw:style-name="gr7" draw:text-style-name="P7" draw:layer="layout" svg:width="0.36cm" svg:height="0.403cm" svg:x="0.643cm" svg:y="12.843cm" svg:viewBox="0 0 361 404" svg:d="M0 204c0-72 17-127 59-161 34-30 72-43 119-43 55 0 98 17 132 51 34 38 51 85 51 144 0 52-9 90-21 120-17 29-38 50-68 67-26 13-60 22-94 22-51 0-98-17-127-51-34-34-51-85-51-149zM68 204c0 47 8 85 29 111 22 25 51 34 81 34 34 0 59-9 85-34 22-26 30-64 30-116 0-46-8-84-30-105-26-26-51-39-85-39-30 0-59 13-81 34-21 26-29 64-29 115z">
          <text:p/>
        </draw:path>
        <draw:path draw:style-name="gr7" draw:text-style-name="P7" draw:layer="layout" svg:width="0.313cm" svg:height="0.394cm" svg:x="1.079cm" svg:y="12.843cm" svg:viewBox="0 0 314 395" svg:d="M0 395v-386h60v55c26-42 68-64 119-64 25 0 46 5 68 13 16 9 33 21 42 34 8 13 17 30 21 47 0 12 4 33 4 63v238h-67v-234c0-29 0-46-9-59-4-13-13-25-25-34-13-8-30-13-47-13-25 0-51 9-72 30-21 17-30 51-30 97v213z">
          <text:p/>
        </draw:path>
        <draw:path draw:style-name="gr7" draw:text-style-name="P7" draw:layer="layout" svg:width="0.186cm" svg:height="0.525cm" svg:x="1.659cm" svg:y="12.716cm" svg:viewBox="0 0 187 526" svg:d="M179 463l8 59c-17 4-34 4-51 4-21 0-39-4-56-8-12-9-21-17-25-30-4-12-8-38-8-80v-220h-47v-51h47v-94l64-43v137h68v51h-68v224c0 21 4 30 4 38 5 4 9 9 13 13 4 0 13 4 21 4 9 0 17 0 30-4z">
          <text:p/>
        </draw:path>
        <draw:path draw:style-name="gr7" draw:text-style-name="P7" draw:layer="layout" svg:width="0.314cm" svg:height="0.529cm" svg:x="1.9cm" svg:y="12.708cm" svg:viewBox="0 0 315 530" svg:d="M0 530v-530h64v190c29-38 67-55 115-55 30 0 55 5 76 17 21 13 38 26 47 47 8 21 13 51 13 86v245h-68v-245c0-30-4-56-21-69-13-17-34-26-60-26-17 0-39 5-56 17-17 9-29 22-34 43-8 18-12 39-12 68v212z">
          <text:p/>
        </draw:path>
        <draw:path draw:style-name="gr7" draw:text-style-name="P7" draw:layer="layout" svg:width="0.355cm" svg:height="0.403cm" svg:x="2.29cm" svg:y="12.843cm" svg:viewBox="0 0 356 404" svg:d="M284 272l68 9c-8 38-30 68-59 89-30 25-64 34-110 34-55 0-102-17-136-51-30-34-47-85-47-149s17-115 52-149c29-38 76-55 127-55 50 0 93 17 127 51 33 38 50 85 50 148 0 5 0 13-4 22h-284c0 43 13 73 34 94 21 25 51 34 81 34 25 0 46-5 63-17 17-13 30-34 38-60zM73 166h211c0-34-8-60-25-72-17-26-47-39-80-39-30 0-56 9-72 30-22 21-34 47-34 81z">
          <text:p/>
        </draw:path>
        <draw:path draw:style-name="gr7" draw:text-style-name="P7" draw:layer="layout" svg:width="0.063cm" svg:height="0.529cm" svg:x="2.722cm" svg:y="12.708cm" svg:viewBox="0 0 64 530" svg:d="M0 72v-72h64v72zM0 530v-386h64v386z">
          <text:p/>
        </draw:path>
        <draw:path draw:style-name="gr7" draw:text-style-name="P7" draw:layer="layout" svg:width="0.207cm" svg:height="0.394cm" svg:x="2.887cm" svg:y="12.843cm" svg:viewBox="0 0 208 395" svg:d="M0 395v-386h59v59c13-29 25-46 38-55 13-8 31-13 43-13 22 0 47 9 68 22l-21 59c-17-9-34-13-51-13-13 0-26 4-39 13-8 8-17 21-21 34-9 25-13 51-13 76v204z">
          <text:p/>
        </draw:path>
        <draw:path draw:style-name="gr7" draw:text-style-name="P7" draw:layer="layout" svg:width="0.36cm" svg:height="0.403cm" svg:x="3.314cm" svg:y="12.843cm" svg:viewBox="0 0 361 404" svg:d="M0 204c0-72 17-127 59-161 34-30 73-43 120-43 55 0 97 17 131 51 34 38 51 85 51 144 0 52-8 90-21 120-17 29-38 50-68 67-25 13-59 22-93 22-51 0-98-17-128-51-34-34-51-85-51-149zM68 204c0 47 8 85 31 111 21 25 50 34 80 34 34 0 59-9 85-34 21-26 29-64 29-116 0-46-8-84-29-105-26-26-51-39-85-39-30 0-59 13-80 34-23 26-31 64-31 115z">
          <text:p/>
        </draw:path>
        <draw:path draw:style-name="gr7" draw:text-style-name="P7" draw:layer="layout" svg:width="0.191cm" svg:height="0.525cm" svg:x="3.712cm" svg:y="12.716cm" svg:viewBox="0 0 192 526" svg:d="M178 463l14 59c-23 4-39 4-52 4-26 0-43-4-55-8-13-9-21-17-30-30-4-12-8-38-8-80v-220h-47v-51h47v-94l67-43v137h64v51h-64v224c0 21 0 30 5 38 0 4 4 9 8 13 4 0 13 4 26 4 4 0 12 0 25-4z">
          <text:p/>
        </draw:path>
        <draw:path draw:style-name="gr7" draw:text-style-name="P7" draw:layer="layout" svg:width="0.314cm" svg:height="0.529cm" svg:x="3.953cm" svg:y="12.708cm" svg:viewBox="0 0 315 530" svg:d="M0 530v-530h68v190c30-38 68-55 114-55 30 0 51 5 72 17 23 13 40 26 48 47s13 51 13 86v245h-65v-245c0-30-8-56-21-69-17-17-34-26-59-26-21 0-38 5-55 17-17 9-30 22-38 43-9 18-9 39-9 68v212z">
          <text:p/>
        </draw:path>
        <draw:path draw:style-name="gr7" draw:text-style-name="P7" draw:layer="layout" svg:width="0.355cm" svg:height="0.403cm" svg:x="4.343cm" svg:y="12.843cm" svg:viewBox="0 0 356 404" svg:d="M289 272l63 9c-8 38-29 68-59 89-25 25-64 34-110 34-55 0-98-17-132-51s-51-85-51-149 17-115 51-149c34-38 77-55 132-55 51 0 93 17 123 51 34 38 50 85 50 148 0 5 0 13 0 22h-288c4 43 12 73 39 94 21 25 46 34 80 34 21 0 42-5 59-17 17-13 30-34 43-60zM72 166h217c-4-34-13-60-26-72-21-26-46-39-80-39-30 0-55 9-76 30-22 21-35 47-35 81z">
          <text:p/>
        </draw:path>
        <draw:path draw:style-name="gr7" draw:text-style-name="P7" draw:layer="layout" svg:width="0.211cm" svg:height="0.394cm" svg:x="4.775cm" svg:y="12.843cm" svg:viewBox="0 0 212 395" svg:d="M0 395v-386h59v59c17-29 30-46 42-55 13-8 26-13 43-13 21 0 43 9 68 22l-25 59c-18-9-31-13-48-13-12 0-25 4-38 13-12 8-21 21-25 34-9 25-9 51-9 76v204z">
          <text:p/>
        </draw:path>
        <draw:path draw:style-name="gr7" draw:text-style-name="P7" draw:layer="layout" svg:width="0.356cm" svg:height="0.403cm" svg:x="5.206cm" svg:y="12.843cm" svg:viewBox="0 0 357 404" svg:d="M271 349c-21 21-46 33-67 42-21 8-47 13-72 13-43 0-76-9-98-30-21-21-34-47-34-80 0-17 5-34 13-51 9-17 21-31 34-39 13-9 30-17 47-22 12-4 29-8 59-8 51-8 89-17 114-25 0-9 0-13 0-17 0-26-4-43-17-55-17-13-42-22-76-22-30 0-51 5-68 17-12 9-25 30-29 55l-68-8c8-25 17-51 30-68 12-17 33-29 59-38 25-8 55-13 85-13 33 0 63 5 80 13 21 9 39 17 48 30 8 8 16 25 21 42 0 13 4 34 4 59v90c0 60 0 98 4 115 0 16 9 33 17 46h-73c-4-13-8-30-13-46zM267 199c-21 13-59 22-106 27-25 4-46 8-59 12-8 5-17 13-25 22-5 12-9 21-9 34 0 16 9 29 21 42 13 13 34 17 60 17 21 0 46-4 63-17 21-9 34-26 47-47 4-12 8-34 8-63z">
          <text:p/>
        </draw:path>
        <draw:path draw:style-name="gr7" draw:text-style-name="P7" draw:layer="layout" svg:width="0.339cm" svg:height="0.403cm" svg:x="5.617cm" svg:y="12.843cm" svg:viewBox="0 0 340 404" svg:d="M271 255l69 9c-9 42-26 76-56 102-30 25-64 38-106 38-55 0-97-17-127-51-34-34-51-85-51-149 0-43 9-77 21-110 17-30 34-55 64-68 29-17 59-26 93-26 42 0 76 13 102 34s43 51 51 89l-64 9c-4-26-17-47-30-60-17-12-34-17-59-17-30 0-59 13-76 34-21 26-34 60-34 115 0 51 13 90 29 111 22 25 47 34 81 34 25 0 46-5 63-22s26-42 30-72z">
          <text:p/>
        </draw:path>
        <draw:path draw:style-name="gr7" draw:text-style-name="P7" draw:layer="layout" svg:width="0.186cm" svg:height="0.525cm" svg:x="5.973cm" svg:y="12.716cm" svg:viewBox="0 0 187 526" svg:d="M179 463l8 59c-17 4-34 4-47 4-25 0-42-4-55-8-12-9-22-17-30-30-4-12-9-38-9-80v-220h-46v-51h46v-94l69-43v137h64v51h-64v224c0 21 0 30 4 38 0 4 4 9 9 13 4 0 12 4 21 4 8 0 17 0 30-4z">
          <text:p/>
        </draw:path>
        <draw:path draw:style-name="gr7" draw:text-style-name="P7" draw:layer="layout" svg:width="0.068cm" svg:height="0.529cm" svg:x="6.214cm" svg:y="12.708cm" svg:viewBox="0 0 69 530" svg:d="M0 72v-72h69v72zM0 530v-386h69v386z">
          <text:p/>
        </draw:path>
        <draw:path draw:style-name="gr7" draw:text-style-name="P7" draw:layer="layout" svg:width="0.351cm" svg:height="0.385cm" svg:x="6.341cm" svg:y="12.852cm" svg:viewBox="0 0 352 386" svg:d="M144 386l-144-386h68l80 234c14 21 22 51 27 76 8-21 17-47 25-72l85-238h67l-144 386z">
          <text:p/>
        </draw:path>
        <draw:path draw:style-name="gr7" draw:text-style-name="P7" draw:layer="layout" svg:width="0.063cm" svg:height="0.529cm" svg:x="6.752cm" svg:y="12.708cm" svg:viewBox="0 0 64 530" svg:d="M0 72v-72h64v72zM0 530v-386h64v386z">
          <text:p/>
        </draw:path>
        <draw:path draw:style-name="gr7" draw:text-style-name="P7" draw:layer="layout" svg:width="0.186cm" svg:height="0.525cm" svg:x="6.879cm" svg:y="12.716cm" svg:viewBox="0 0 187 526" svg:d="M178 463l9 59c-17 4-34 4-47 4-25 0-42-4-56-8-12-9-25-17-29-30-5-12-9-38-9-80v-220h-46v-51h46v-94l69-43v137h63v51h-63v224c0 21 0 30 0 38 4 4 8 9 13 13 4 0 12 4 21 4 8 0 17 0 29-4z">
          <text:p/>
        </draw:path>
        <draw:path draw:style-name="gr7" draw:text-style-name="P7" draw:layer="layout" svg:width="0.063cm" svg:height="0.529cm" svg:x="7.12cm" svg:y="12.708cm" svg:viewBox="0 0 64 530" svg:d="M0 72v-72h64v72zM0 530v-386h64v386z">
          <text:p/>
        </draw:path>
        <draw:path draw:style-name="gr7" draw:text-style-name="P7" draw:layer="layout" svg:width="0.355cm" svg:height="0.403cm" svg:x="7.264cm" svg:y="12.843cm" svg:viewBox="0 0 356 404" svg:d="M285 272l67 9c-8 38-29 68-59 89-30 25-64 34-110 34-55 0-102-17-136-51-29-34-47-85-47-149s18-115 52-149c29-38 76-55 127-55 50 0 93 17 127 51 34 38 50 85 50 148 0 5 0 13-4 22h-283c0 43 12 73 33 94 22 25 51 34 81 34 25 0 46-5 63-17 17-13 30-34 39-60zM73 166h212c0-34-9-60-26-72-17-26-46-39-80-39-30 0-55 9-72 30-21 21-34 47-34 81z">
          <text:p/>
        </draw:path>
        <draw:path draw:style-name="gr7" draw:text-style-name="P7" draw:layer="layout" svg:width="0.318cm" svg:height="0.403cm" svg:x="7.67cm" svg:y="12.843cm" svg:viewBox="0 0 319 404" svg:d="M0 281l64-9c4 26 13 43 29 60 18 12 44 17 73 17 30 0 51-5 64-17 17-13 21-26 21-43 0-12-4-25-17-34-8-8-29-12-68-21-46-13-81-26-98-35-21-8-34-21-42-38-9-12-17-29-17-50 0-17 4-34 12-47 9-13 22-25 34-38 9-4 22-13 44-17 17-4 34-9 55-9 29 0 55 5 80 13 21 9 38 21 51 34 8 17 17 38 21 64l-63 8c-5-21-13-38-26-47-12-12-34-17-59-17-30 0-51 5-65 13-12 13-21 21-21 34 0 9 5 17 9 25 4 5 12 13 26 17 9 5 26 9 59 17 47 13 77 21 94 30 21 8 33 21 46 35 9 17 13 34 13 55s-4 42-17 63c-13 17-34 34-55 43-26 12-51 17-81 17-50 0-89-9-115-30-30-21-46-51-51-93z">
          <text:p/>
        </draw:path>
        <draw:path draw:style-name="gr7" draw:text-style-name="P7" draw:layer="layout" svg:width="0.208cm" svg:height="0.394cm" svg:x="8.271cm" svg:y="12.843cm" svg:viewBox="0 0 209 395" svg:d="M0 395v-386h60v59c12-29 25-46 38-55 13-8 30-13 43-13 26 0 47 9 68 22l-21 59c-17-9-34-13-47-13-17 0-30 4-43 13-9 8-17 21-21 34-9 25-13 51-13 76v204z">
          <text:p/>
        </draw:path>
        <draw:path draw:style-name="gr7" draw:text-style-name="P7" draw:layer="layout" svg:width="0.355cm" svg:height="0.403cm" svg:x="8.496cm" svg:y="12.843cm" svg:viewBox="0 0 356 404" svg:d="M272 349c-21 21-47 33-68 42-22 8-48 13-73 13-42 0-76-9-97-30-22-21-34-47-34-80 0-17 4-34 12-51 9-17 22-31 34-39 13-9 30-17 47-22 13-4 34-8 59-8 52-8 90-17 115-25 0-9 0-13 0-17 0-26-4-43-16-55-17-13-43-22-78-22-29 0-50 5-67 17-13 9-26 30-30 55l-64-8c5-25 13-51 26-68s34-29 59-38c26-8 55-13 89-13 31 0 60 5 77 13 21 9 38 17 47 30 8 8 17 25 21 42 0 13 4 34 4 59v90c0 60 0 98 4 115 0 16 9 33 17 46h-67c-9-13-13-30-17-46zM267 199c-21 13-59 22-106 27-26 4-47 8-55 12-13 5-22 13-30 22-4 12-8 21-8 34 0 16 8 29 21 42 12 13 34 17 59 17s47-4 64-17c22-9 34-26 47-47 4-12 8-34 8-63z">
          <text:p/>
        </draw:path>
        <draw:path draw:style-name="gr7" draw:text-style-name="P7" draw:layer="layout" svg:width="0.186cm" svg:height="0.525cm" svg:x="8.894cm" svg:y="12.716cm" svg:viewBox="0 0 187 526" svg:d="M179 463l8 59c-17 4-34 4-51 4-22 0-43-4-56-8-13-9-21-17-25-30-4-12-9-38-9-80v-220h-46v-51h46v-94l64-43v137h69v51h-69v224c0 21 4 30 4 38 4 4 9 9 14 13 4 0 12 4 21 4 8 0 17 0 30-4z">
          <text:p/>
        </draw:path>
        <draw:path draw:style-name="gr7" draw:text-style-name="P7" draw:layer="layout" svg:width="0.313cm" svg:height="0.529cm" svg:x="9.135cm" svg:y="12.708cm" svg:viewBox="0 0 314 530" svg:d="M0 530v-530h64v190c29-38 68-55 115-55 29 0 55 5 76 17 21 13 34 26 47 47 8 21 12 51 12 86v245h-67v-245c0-30-5-56-22-69-12-17-33-26-59-26-17 0-38 5-55 17-18 9-31 22-35 43-8 18-12 39-12 68v212z">
          <text:p/>
        </draw:path>
        <draw:path draw:style-name="gr7" draw:text-style-name="P7" draw:layer="layout" svg:width="0.351cm" svg:height="0.403cm" svg:x="9.525cm" svg:y="12.843cm" svg:viewBox="0 0 352 404" svg:d="M284 272l68 9c-13 38-30 68-59 89-30 25-64 34-110 34-56 0-103-17-137-51-30-34-46-85-46-149s16-115 46-149c34-38 81-55 132-55s93 17 127 51c34 38 47 85 47 148 0 5 0 13 0 22h-285c0 43 13 73 34 94 21 25 48 34 82 34 25 0 46-5 63-17 17-13 30-34 38-60zM67 166h217c0-34-8-60-25-72-17-26-47-39-81-39-29 0-56 9-77 30-17 21-30 47-34 81z">
          <text:p/>
        </draw:path>
        <draw:path draw:style-name="gr7" draw:text-style-name="P7" draw:layer="layout" svg:width="0.208cm" svg:height="0.394cm" svg:x="9.956cm" svg:y="12.843cm" svg:viewBox="0 0 209 395" svg:d="M0 395v-386h60v59c12-29 26-46 39-55 12-8 29-13 42-13 21 0 47 9 68 22l-21 59c-17-9-34-13-47-13-17 0-30 4-42 13-9 8-18 21-22 34-9 25-13 51-13 76v204z">
          <text:p/>
        </draw:path>
        <draw:path draw:style-name="gr7" draw:text-style-name="P7" draw:layer="layout" svg:width="0.186cm" svg:height="0.525cm" svg:x="10.371cm" svg:y="12.716cm" svg:viewBox="0 0 187 526" svg:d="M179 463l8 59c-16 4-33 4-46 4-27 0-43-4-56-8-13-9-21-17-30-30-4-12-8-38-8-80v-220h-47v-51h47v-94l67-43v137h65v51h-65v224c0 21 0 30 5 38 0 4 4 9 8 13 4 0 14 4 22 4 9 0 17 0 30-4z">
          <text:p/>
        </draw:path>
        <draw:path draw:style-name="gr7" draw:text-style-name="P7" draw:layer="layout" svg:width="0.364cm" svg:height="0.403cm" svg:x="10.587cm" svg:y="12.843cm" svg:viewBox="0 0 365 404" svg:d="M0 204c0-72 21-127 59-161 34-30 77-43 124-43 55 0 97 17 131 51 34 38 51 85 51 144 0 52-8 90-25 120-13 29-34 50-64 67-29 13-59 22-93 22-56 0-98-17-132-51s-51-85-51-149zM68 204c0 47 13 85 34 111 21 25 46 34 81 34 34 0 59-9 81-34 21-26 33-64 33-116 0-46-12-84-33-105-22-26-47-39-81-39-35 0-60 13-81 34-21 26-34 64-34 115z">
          <text:p/>
        </draw:path>
        <draw:path draw:style-name="gr7" draw:text-style-name="P7" draw:layer="layout" svg:width="0.335cm" svg:height="0.403cm" svg:x="11.209cm" svg:y="12.843cm" svg:viewBox="0 0 336 404" svg:d="M271 255l65 9c-4 42-27 76-52 102-30 25-68 38-110 38-51 0-93-17-127-51-30-34-47-85-47-149 0-43 9-77 22-110 12-30 33-55 63-68 25-17 59-26 89-26 42 0 76 13 106 34 25 21 43 51 52 89l-65 9c-8-26-17-47-34-60-12-12-34-17-55-17-34 0-59 13-80 34-21 26-30 60-30 115 0 51 9 90 30 111 21 25 46 34 76 34 25 0 47-5 63-22 17-17 30-42 34-72z">
          <text:p/>
        </draw:path>
        <draw:path draw:style-name="gr7" draw:text-style-name="P7" draw:layer="layout" svg:width="0.365cm" svg:height="0.403cm" svg:x="11.573cm" svg:y="12.843cm" svg:viewBox="0 0 366 404" svg:d="M0 204c0-72 22-127 64-161 30-30 72-43 118-43 56 0 99 17 133 51 34 38 51 85 51 144 0 52-9 90-26 120-13 29-34 50-63 67-31 13-61 22-95 22-55 0-97-17-131-51s-51-85-51-149zM68 204c0 47 13 85 34 111 21 25 47 34 80 34 34 0 60-9 82-34 21-26 34-64 34-116 0-46-13-84-34-105-22-26-48-39-82-39-33 0-59 13-80 34-21 26-34 64-34 115z">
          <text:p/>
        </draw:path>
        <draw:path draw:style-name="gr7" draw:text-style-name="P7" draw:layer="layout" svg:width="0.314cm" svg:height="0.394cm" svg:x="12.009cm" svg:y="12.843cm" svg:viewBox="0 0 315 395" svg:d="M0 395v-386h61v55c29-42 67-64 123-64 25 0 46 5 63 13 21 9 34 21 47 34 8 13 12 30 17 47 4 12 4 33 4 63v238h-64v-234c0-29-4-46-8-59s-13-25-26-34c-12-8-29-13-46-13-30 0-51 9-72 30-21 17-30 51-30 97v213z">
          <text:p/>
        </draw:path>
        <draw:path draw:style-name="gr7" draw:text-style-name="P7" draw:layer="layout" svg:width="0.335cm" svg:height="0.403cm" svg:x="12.403cm" svg:y="12.843cm" svg:viewBox="0 0 336 404" svg:d="M272 255l64 9c-9 42-26 76-55 102-30 25-64 38-106 38-51 0-94-17-128-51s-47-85-47-149c0-43 4-77 21-110 13-30 34-55 60-68 29-17 60-26 94-26 42 0 76 13 101 34 30 21 47 51 51 89l-63 9c-5-26-17-47-30-60-17-12-34-17-55-17-34 0-60 13-81 34-22 26-34 60-34 115 0 51 12 90 34 111 16 25 43 34 77 34 25 0 46-5 63-22s30-42 34-72z">
          <text:p/>
        </draw:path>
        <draw:path draw:style-name="gr7" draw:text-style-name="P7" draw:layer="layout" svg:width="0.356cm" svg:height="0.403cm" svg:x="12.771cm" svg:y="12.843cm" svg:viewBox="0 0 357 404" svg:d="M285 272l68 9c-9 38-30 68-59 89-30 25-64 34-111 34-56 0-102-17-136-51-30-34-47-85-47-149s17-115 47-149c34-38 80-55 131-55 52 0 94 17 128 51 34 38 51 85 51 148 0 5 0 13-4 22h-285c0 43 13 73 34 94 21 25 47 34 81 34 26 0 47-5 64-17 17-13 30-34 38-60zM68 166h217c0-34-8-60-25-72-17-26-47-39-82-39-29 0-55 9-76 30-17 21-30 47-34 81z">
          <text:p/>
        </draw:path>
        <draw:path draw:style-name="gr7" draw:text-style-name="P7" draw:layer="layout" svg:width="0.314cm" svg:height="0.394cm" svg:x="13.203cm" svg:y="12.843cm" svg:viewBox="0 0 315 395" svg:d="M0 395v-386h60v55c25-42 68-64 123-64 21 0 43 5 64 13 17 9 34 21 42 34 9 13 17 30 21 47 0 12 5 33 5 63v238h-68v-234c0-29 0-46-4-59-9-13-17-25-30-34-13-8-25-13-47-13-25 0-50 9-73 30-17 17-29 51-29 97v213z">
          <text:p/>
        </draw:path>
        <draw:path draw:style-name="gr7" draw:text-style-name="P7" draw:layer="layout" svg:width="0.19cm" svg:height="0.525cm" svg:x="13.576cm" svg:y="12.716cm" svg:viewBox="0 0 191 526" svg:d="M183 463l8 59c-17 4-34 4-50 4-22 0-43-4-56-8-12-9-21-17-25-30-8-12-8-38-8-80v-220h-52v-51h52v-94l63-43v137h68v51h-68v224c0 21 0 30 4 38 0 4 5 9 13 13 4 0 13 4 21 4 9 0 17 0 30-4z">
          <text:p/>
        </draw:path>
        <draw:path draw:style-name="gr7" draw:text-style-name="P7" draw:layer="layout" svg:width="0.212cm" svg:height="0.394cm" svg:x="13.817cm" svg:y="12.843cm" svg:viewBox="0 0 213 395" svg:d="M0 395v-386h60v59c17-29 30-46 43-55 12-8 25-13 42-13 21 0 42 9 68 22l-26 59c-12-9-29-13-46-13-13 0-26 4-38 13-13 8-21 21-26 34-4 25-8 51-8 76v204z">
          <text:p/>
        </draw:path>
        <draw:path draw:style-name="gr7" draw:text-style-name="P7" draw:layer="layout" svg:width="0.356cm" svg:height="0.403cm" svg:x="14.041cm" svg:y="12.843cm" svg:viewBox="0 0 357 404" svg:d="M276 349c-26 21-47 33-68 42-26 8-47 13-72 13-42 0-76-9-102-30-21-21-34-47-34-80 0-17 5-34 13-51 9-17 21-31 34-39 17-9 30-17 51-22 13-4 29-8 55-8 55-8 93-17 118-25 0-9 0-13 0-17 0-26-8-43-21-55-12-13-38-22-72-22-29 0-55 5-67 17-17 9-26 30-34 55l-64-8c4-25 17-51 30-68 12-17 34-29 55-38 25-8 55-13 89-13s59 5 80 13c21 9 34 17 47 30 8 8 17 25 21 42 0 13 0 34 0 59v90c0 60 5 98 5 115 4 16 9 33 17 46h-69c-4-13-12-30-12-46zM271 199c-25 13-59 22-105 27-30 4-47 8-60 12-12 5-21 13-25 22-4 12-9 21-9 34 0 16 5 29 22 42 12 13 29 17 55 17 25 0 46-4 67-17 22-9 34-26 43-47 8-12 12-34 12-63z">
          <text:p/>
        </draw:path>
        <draw:path draw:style-name="gr7" draw:text-style-name="P7" draw:layer="layout" svg:width="0.191cm" svg:height="0.525cm" svg:x="14.439cm" svg:y="12.716cm" svg:viewBox="0 0 192 526" svg:d="M179 463l13 59c-21 4-38 4-51 4-25 0-42-4-56-8-13-9-21-17-30-30-4-12-4-38-4-80v-220h-51v-51h51v-94l65-43v137h63v51h-63v224c0 21 0 30 4 38 0 4 4 9 8 13 9 0 13 4 26 4 4 0 17 0 25-4z">
          <text:p/>
        </draw:path>
        <draw:path draw:style-name="gr7" draw:text-style-name="P7" draw:layer="layout" svg:width="0.355cm" svg:height="0.403cm" svg:x="14.66cm" svg:y="12.843cm" svg:viewBox="0 0 356 404" svg:d="M288 272l64 9c-9 38-30 68-55 89-30 25-68 34-114 34-55 0-98-17-133-51-34-34-50-85-50-149s16-115 50-149c35-38 78-55 133-55 50 0 93 17 122 51 34 38 51 85 51 148 0 5 0 13 0 22h-289c5 43 14 73 39 94 22 25 47 34 81 34 21 0 42-5 59-17 17-13 30-34 42-60zM72 166h216c-4-34-12-60-25-72-21-26-47-39-80-39-30 0-55 9-77 30-21 21-34 47-34 81z">
          <text:p/>
        </draw:path>
        <draw:path draw:style-name="gr7" draw:text-style-name="P7" draw:layer="layout" svg:width="0.36cm" svg:height="0.403cm" svg:x="15.273cm" svg:y="12.843cm" svg:viewBox="0 0 361 404" svg:d="M0 204c0-72 22-127 60-161 34-30 76-43 122-43 51 0 94 17 127 51 34 38 52 85 52 144 0 52-4 90-22 120-13 29-38 50-63 67-30 13-60 22-94 22-55 0-97-17-131-51s-51-85-51-149zM68 204c0 47 13 85 34 111 21 25 47 34 80 34 30 0 60-9 81-34 21-26 34-64 34-116 0-46-13-84-34-105-21-26-51-39-81-39-33 0-59 13-80 34-21 26-34 64-34 115z">
          <text:p/>
        </draw:path>
        <draw:path draw:style-name="gr7" draw:text-style-name="P7" draw:layer="layout" svg:width="0.314cm" svg:height="0.394cm" svg:x="15.709cm" svg:y="12.843cm" svg:viewBox="0 0 315 395" svg:d="M0 395v-386h60v55c29-42 68-64 123-64 22 0 43 5 64 13 17 9 34 21 42 34 9 13 17 30 21 47 5 12 5 33 5 63v238h-68v-234c0-29 0-46-4-59-9-13-17-25-30-34-13-8-25-13-42-13-30 0-55 9-72 30-22 17-35 51-35 97v213z">
          <text:p/>
        </draw:path>
        <draw:path draw:style-name="gr7" draw:text-style-name="P7" draw:layer="layout" svg:width="0.187cm" svg:height="0.525cm" svg:x="16.289cm" svg:y="12.716cm" svg:viewBox="0 0 188 526" svg:d="M179 463l9 59c-18 4-35 4-48 4-25 0-42-4-55-8-13-9-21-17-30-30-4-12-8-38-8-80v-220h-47v-51h47v-94l68-43v137h64v51h-64v224c0 21 0 30 4 38 0 4 4 9 8 13 5 0 13 4 22 4 8 0 16 0 30-4z">
          <text:p/>
        </draw:path>
        <draw:path draw:style-name="gr7" draw:text-style-name="P7" draw:layer="layout" svg:width="0.313cm" svg:height="0.529cm" svg:x="16.531cm" svg:y="12.708cm" svg:viewBox="0 0 314 530" svg:d="M0 530v-530h67v190c30-38 68-55 115-55 29 0 51 5 73 17 21 13 38 26 46 47 9 21 13 51 13 86v245h-64v-245c0-30-8-56-21-69-18-17-35-26-60-26-21 0-38 5-55 17-17 9-30 22-38 43-9 18-9 39-9 68v212z">
          <text:p/>
        </draw:path>
        <draw:path draw:style-name="gr7" draw:text-style-name="P7" draw:layer="layout" svg:width="0.356cm" svg:height="0.403cm" svg:x="16.92cm" svg:y="12.843cm" svg:viewBox="0 0 357 404" svg:d="M284 272l68 9c-8 38-29 68-60 89-25 25-63 34-110 34-55 0-97-17-131-51s-51-85-51-149 17-115 51-149c34-38 76-55 131-55 51 0 93 17 124 51 34 38 51 85 51 148 0 5 0 13 0 22h-289c4 43 13 73 34 94 25 25 51 34 80 34 26 0 47-5 64-17 17-13 29-34 38-60zM72 166h216c-4-34-13-60-25-72-22-26-47-39-81-39-29 0-55 9-76 30s-34 47-34 81z">
          <text:p/>
        </draw:path>
        <draw:path draw:style-name="gr7" draw:text-style-name="P7" draw:layer="layout" svg:width="0.208cm" svg:height="0.394cm" svg:x="17.559cm" svg:y="12.843cm" svg:viewBox="0 0 209 395" svg:d="M0 395v-386h60v59c12-29 25-46 38-55 12-8 29-13 43-13 21 0 47 9 68 22l-21 59c-17-9-34-13-52-13-13 0-26 4-38 13-9 8-17 21-21 34-9 25-13 51-13 76v204z">
          <text:p/>
        </draw:path>
        <draw:path draw:style-name="gr7" draw:text-style-name="P7" draw:layer="layout" svg:width="0.355cm" svg:height="0.403cm" svg:x="17.784cm" svg:y="12.843cm" svg:viewBox="0 0 356 404" svg:d="M284 272l68 9c-8 38-30 68-59 89-30 25-64 34-110 34-56 0-103-17-132-51-34-34-51-85-51-149s17-115 51-149c33-38 76-55 128-55 50 0 93 17 127 51 33 38 50 85 50 148 0 5 0 13 0 22h-289c0 43 13 73 34 94 22 25 52 34 82 34 25 0 46-5 63-17 17-13 30-34 38-60zM72 166h212c0-34-8-60-21-72-21-26-51-39-80-39-34 0-60 9-77 30-22 21-34 47-34 81z">
          <text:p/>
        </draw:path>
        <draw:path draw:style-name="gr7" draw:text-style-name="P7" draw:layer="layout" svg:width="0.339cm" svg:height="0.403cm" svg:x="18.194cm" svg:y="12.843cm" svg:viewBox="0 0 340 404" svg:d="M272 255l68 9c-8 42-25 76-55 102-30 25-65 38-107 38-55 0-97-17-127-51-34-34-51-85-51-149 0-43 9-77 22-110 16-30 33-55 63-68 30-17 59-26 93-26 42 0 77 13 103 34 25 21 42 51 51 89l-64 9c-4-26-17-47-30-60-18-12-34-17-60-17-29 0-59 13-80 34-17 26-30 60-30 115 0 51 13 90 30 111 21 25 46 34 80 34 26 0 47-5 65-22 17-17 25-42 29-72z">
          <text:p/>
        </draw:path>
        <draw:path draw:style-name="gr7" draw:text-style-name="P7" draw:layer="layout" svg:width="0.359cm" svg:height="0.403cm" svg:x="18.563cm" svg:y="12.843cm" svg:viewBox="0 0 360 404" svg:d="M0 204c0-72 17-127 59-161 34-30 72-43 118-43 55 0 98 17 133 51 34 38 50 85 50 144 0 52-8 90-21 120-17 29-38 50-68 67-26 13-60 22-94 22-50 0-97-17-127-51-33-34-50-85-50-149zM67 204c0 47 9 85 30 111 21 25 51 34 80 34 34 0 60-9 85-34 21-26 31-64 31-116 0-46-10-84-35-105-21-26-47-39-81-39-29 0-59 13-80 34-21 26-30 64-30 115z">
          <text:p/>
        </draw:path>
        <draw:path draw:style-name="gr7" draw:text-style-name="P7" draw:layer="layout" svg:width="0.212cm" svg:height="0.394cm" svg:x="18.994cm" svg:y="12.843cm" svg:viewBox="0 0 213 395" svg:d="M0 395v-386h60v59c17-29 29-46 43-55 13-8 25-13 42-13 22 0 43 9 68 22l-21 59c-17-9-34-13-51-13-13 0-25 4-38 13-9 8-18 21-26 34-5 25-9 51-9 76v204z">
          <text:p/>
        </draw:path>
        <draw:path draw:style-name="gr7" draw:text-style-name="P7" draw:layer="layout" svg:width="0.334cm" svg:height="0.538cm" svg:x="19.219cm" svg:y="12.708cm" svg:viewBox="0 0 335 539" svg:d="M275 530v-46c-25 38-59 55-110 55-30 0-59-9-85-26-25-17-42-38-59-73-13-29-21-63-21-101s8-77 21-106c13-30 30-55 55-72s55-26 89-26c21 0 42 5 59 17 21 9 34 22 47 38v-190h64v530zM68 339c0 46 8 84 29 111 21 25 47 34 76 34 30 0 51-9 72-34 22-22 30-61 30-107 0-51-8-93-30-114-21-26-46-39-76-39-29 0-51 13-72 34-21 26-29 64-29 115z">
          <text:p/>
        </draw:path>
        <draw:polygon draw:style-name="gr7" draw:text-style-name="P7" draw:layer="layout" svg:width="0.322cm" svg:height="0.529cm" svg:x="19.858cm" svg:y="12.708cm" svg:viewBox="0 0 323 530" draw:points="0,530 0,0 68,0 68,302 221,144 306,144 161,289 323,530 242,530 114,335 68,378 68,530">
          <text:p/>
        </draw:polygon>
        <draw:path draw:style-name="gr7" draw:text-style-name="P7" draw:layer="layout" svg:width="0.356cm" svg:height="0.403cm" svg:x="20.209cm" svg:y="12.843cm" svg:viewBox="0 0 357 404" svg:d="M285 272l68 9c-9 38-30 68-59 89-30 25-64 34-112 34-55 0-101-17-135-51-30-34-47-85-47-149s17-115 51-149c30-38 76-55 127-55 52 0 94 17 128 51 34 38 51 85 51 148 0 5 0 13-4 22h-285c0 43 13 73 34 94 21 25 51 34 80 34 27 0 48-5 65-17 17-13 30-34 38-60zM68 166h217c0-34-8-60-25-72-17-26-47-39-82-39-29 0-55 9-72 30-21 21-34 47-38 81z">
          <text:p/>
        </draw:path>
        <draw:path draw:style-name="gr7" draw:text-style-name="P7" draw:layer="layout" svg:width="0.356cm" svg:height="0.403cm" svg:x="20.62cm" svg:y="12.843cm" svg:viewBox="0 0 357 404" svg:d="M285 272l67 9c-8 38-29 68-59 89-29 25-63 34-110 34-56 0-102-17-136-51-30-34-47-85-47-149s17-115 51-149c30-38 76-55 128-55 51 0 93 17 127 51 34 38 51 85 51 148 0 5 0 13 0 22h-289c0 43 13 73 34 94 21 25 51 34 81 34 26 0 47-5 64-17 17-13 29-34 38-60zM72 166h213c0-34-9-60-21-72-22-26-51-39-85-39-30 0-56 9-73 30-21 21-34 47-34 81z">
          <text:p/>
        </draw:path>
        <draw:path draw:style-name="gr7" draw:text-style-name="P7" draw:layer="layout" svg:width="0.334cm" svg:height="0.542cm" svg:x="21.052cm" svg:y="12.843cm" svg:viewBox="0 0 335 543" svg:d="M0 543v-534h59v51c13-21 30-34 47-43 17-12 38-17 64-17 34 0 64 9 89 26s42 42 55 72c13 29 21 63 21 101 0 39-8 77-21 106-13 30-34 55-63 72-26 17-55 26-85 26-22 0-39-5-60-13-17-9-30-21-43-34v187zM59 204c0 50 9 84 30 110 21 25 46 34 73 34 29 0 55-9 76-34 21-26 30-64 30-115 0-50-9-84-30-110-21-25-42-38-72-38-31 0-52 13-73 38-25 26-34 64-34 115z">
          <text:p/>
        </draw:path>
        <draw:path draw:style-name="gr7" draw:text-style-name="P7" draw:layer="layout" svg:width="0.067cm" svg:height="0.529cm" svg:x="21.463cm" svg:y="12.708cm" svg:viewBox="0 0 68 530" svg:d="M0 72v-72h68v72zM0 530v-386h68v386z">
          <text:p/>
        </draw:path>
        <draw:path draw:style-name="gr7" draw:text-style-name="P7" draw:layer="layout" svg:width="0.313cm" svg:height="0.394cm" svg:x="21.628cm" svg:y="12.843cm" svg:viewBox="0 0 314 395" svg:d="M0 395v-386h59v55c30-42 69-64 124-64 21 0 42 5 63 13 21 9 34 21 42 34 13 13 17 30 22 47 4 12 4 33 4 63v238h-68v-234c0-29 0-46-4-59-9-13-17-25-30-34-12-8-25-13-42-13-30 0-56 9-73 30-21 17-34 51-34 97v213z">
          <text:p/>
        </draw:path>
        <draw:path draw:style-name="gr7" draw:text-style-name="P7" draw:layer="layout" svg:width="0.338cm" svg:height="0.551cm" svg:x="22.013cm" svg:y="12.843cm" svg:viewBox="0 0 339 552" svg:d="M13 429l63 8c4 17 13 34 21 43 17 13 39 17 69 17s55-4 72-17 25-30 34-51c0-13 4-42 4-85-30 34-64 51-110 51-52 0-94-17-124-55-25-38-42-85-42-140 0-38 8-72 21-101 13-31 34-56 59-73 21-17 56-26 90-26 42 0 81 17 110 55v-46h59v335c0 60-4 102-16 127-13 26-30 43-60 60-25 12-59 21-97 21-48 0-82-9-111-30-30-21-42-55-42-93zM68 196c0 51 8 89 29 110 21 26 48 34 77 34 30 0 55-8 77-34 21-21 29-59 29-110 0-46-12-80-29-106-22-22-47-35-77-35-29 0-56 13-77 35-21 26-29 60-29 106z">
          <text:p/>
        </draw:path>
        <draw:polygon draw:style-name="gr7" draw:text-style-name="P7" draw:layer="layout" svg:width="0.076cm" svg:height="0.076cm" svg:x="22.673cm" svg:y="13.161cm" svg:viewBox="0 0 77 77" draw:points="0,0 77,0 77,77 0,77">
          <text:p/>
        </draw:polygon>
        <draw:polygon draw:style-name="gr7" draw:text-style-name="P7" draw:layer="layout" svg:width="0.419cm" svg:height="0.529cm" svg:x="23.02cm" svg:y="12.708cm" svg:viewBox="0 0 420 530" draw:points="174,530 174,59 0,59 0,0 420,0 420,59 247,59 247,530">
          <text:p/>
        </draw:polygon>
        <draw:path draw:style-name="gr7" draw:text-style-name="P7" draw:layer="layout" svg:width="0.313cm" svg:height="0.529cm" svg:x="23.503cm" svg:y="12.708cm" svg:viewBox="0 0 314 530" svg:d="M0 530v-530h63v190c34-38 73-55 120-55 25 0 51 5 72 17 21 13 38 26 47 47 8 21 12 51 12 86v245h-63v-245c0-30-9-56-21-69-17-17-34-26-64-26-17 0-34 5-52 17-17 9-29 22-38 43-8 18-13 39-13 68v212z">
          <text:p/>
        </draw:path>
        <draw:path draw:style-name="gr7" draw:text-style-name="P7" draw:layer="layout" svg:width="0.309cm" svg:height="0.394cm" svg:x="23.914cm" svg:y="12.852cm" svg:viewBox="0 0 310 395" svg:d="M255 386v-55c-30 42-72 64-123 64-26 0-47-5-64-13-21-9-35-21-47-34-9-13-13-30-17-48-4-12-4-33-4-63v-237h64v216c0 34 0 55 4 68 5 16 13 29 26 39 12 12 29 17 51 17 21 0 38-5 55-17 17-10 29-23 38-39 4-17 8-43 8-77v-207h64v386z">
          <text:p/>
        </draw:path>
        <draw:path draw:style-name="gr7" draw:text-style-name="P7" draw:layer="layout" svg:width="0.317cm" svg:height="0.403cm" svg:x="24.299cm" svg:y="12.843cm" svg:viewBox="0 0 318 404" svg:d="M0 281l63-9c5 26 13 43 30 60 17 12 42 17 72 17s51-5 68-17c12-13 21-26 21-43 0-12-9-25-21-34-9-8-30-12-68-21-47-13-80-26-97-35-22-8-34-21-43-38-8-12-12-29-12-50 0-17 0-34 8-47s21-25 34-38c8-4 25-13 42-17s34-9 55-9c30 0 55 5 81 13 21 9 39 21 51 34 9 17 17 38 22 64l-65 8c-4-21-13-38-25-47-13-12-34-17-60-17-29 0-50 5-63 13-13 13-21 21-21 34 0 9 4 17 8 25 9 5 17 13 26 17 8 5 25 9 59 17 47 13 76 21 97 30 18 8 31 21 44 35 8 17 12 34 12 55s-4 42-17 63c-12 17-29 34-56 43-25 12-50 17-80 17-51 0-89-9-114-30-26-21-43-51-51-93z">
          <text:p/>
        </draw:path>
        <draw:path draw:style-name="gr7" draw:text-style-name="P7" draw:layer="layout" svg:width="0.068cm" svg:height="0.529cm" svg:x="24.9cm" svg:y="12.708cm" svg:viewBox="0 0 69 530" svg:d="M0 72v-72h69v72zM0 530v-386h69v386z">
          <text:p/>
        </draw:path>
        <draw:path draw:style-name="gr7" draw:text-style-name="P7" draw:layer="layout" svg:width="0.186cm" svg:height="0.525cm" svg:x="25.031cm" svg:y="12.716cm" svg:viewBox="0 0 187 526" svg:d="M179 463l8 59c-17 4-34 4-51 4-22 0-43-4-55-8-13-9-22-17-26-30-4-12-8-38-8-80v-220h-47v-51h47v-94l63-43v137h69v51h-69v224c0 21 0 30 4 38 5 4 5 9 13 13 4 0 13 4 21 4 9 0 17 0 31-4z">
          <text:p/>
        </draw:path>
        <draw:path draw:style-name="gr7" draw:text-style-name="P7" draw:layer="layout" svg:width="0.529cm" svg:height="0.385cm" svg:x="25.429cm" svg:y="12.852cm" svg:viewBox="0 0 530 386" svg:d="M119 386l-119-386h68l59 225 26 81c0-5 8-30 21-81l60-225h68l59 225 17 72 21-72 68-225h63l-122 386h-68l-59-228-17-68-78 296z">
          <text:p/>
        </draw:path>
        <draw:path draw:style-name="gr7" draw:text-style-name="P7" draw:layer="layout" svg:width="0.064cm" svg:height="0.529cm" svg:x="26.013cm" svg:y="12.708cm" svg:viewBox="0 0 65 530" svg:d="M0 72v-72h65v72zM0 530v-386h65v386z">
          <text:p/>
        </draw:path>
        <draw:path draw:style-name="gr7" draw:text-style-name="P7" draw:layer="layout" svg:width="0.233cm" svg:height="0.533cm" svg:x="26.174cm" svg:y="12.704cm" svg:viewBox="0 0 234 534" svg:d="M0 0h68v534h-68zM166 0h68v534h-68z">
          <text:p/>
        </draw:path>
        <draw:path draw:style-name="gr7" draw:text-style-name="P7" draw:layer="layout" svg:width="0.313cm" svg:height="0.529cm" svg:x="26.712cm" svg:y="12.708cm" svg:viewBox="0 0 314 530" svg:d="M0 530v-530h64v190c30-38 68-55 115-55 29 0 55 5 76 17 21 13 38 26 46 47 9 21 13 51 13 86v245h-68v-245c0-30-4-56-21-69-13-17-34-26-59-26-17 0-38 5-55 17-17 9-26 22-34 43-8 18-13 39-13 68v212z">
          <text:p/>
        </draw:path>
        <draw:path draw:style-name="gr7" draw:text-style-name="P7" draw:layer="layout" svg:width="0.356cm" svg:height="0.403cm" svg:x="27.101cm" svg:y="12.843cm" svg:viewBox="0 0 357 404" svg:d="M285 272l68 9c-9 38-30 68-60 89-29 25-63 34-110 34-55 0-101-17-136-51-30-34-47-85-47-149s17-115 51-149c31-38 77-55 128-55s93 17 127 51c34 38 51 85 51 148 0 5 0 13-4 22h-284c0 43 13 73 34 94 21 25 51 34 80 34 26 0 47-5 64-17 17-13 29-34 38-60zM73 166h212c0-34-9-60-25-72-17-26-47-39-81-39-30 0-55 9-72 30-21 21-34 47-34 81z">
          <text:p/>
        </draw:path>
        <draw:polygon draw:style-name="gr7" draw:text-style-name="P7" draw:layer="layout" svg:width="0.068cm" svg:height="0.533cm" svg:x="27.529cm" svg:y="12.704cm" svg:viewBox="0 0 69 534" draw:points="0,0 69,0 69,534 0,534">
          <text:p/>
        </draw:polygon>
        <draw:path draw:style-name="gr7" draw:text-style-name="P7" draw:layer="layout" svg:width="0.335cm" svg:height="0.542cm" svg:x="27.698cm" svg:y="12.843cm" svg:viewBox="0 0 336 543" svg:d="M0 543v-534h59v51c13-21 30-34 47-43 17-12 38-17 64-17 34 0 64 9 89 26 26 17 43 42 55 72 13 29 22 63 22 101 0 39-9 77-22 106-16 30-33 55-63 72-25 17-55 26-86 26-21 0-42-5-59-13-17-9-30-21-42-34v187zM59 204c0 50 9 84 30 110 21 25 42 34 72 34 31 0 56-9 77-34 21-26 30-64 30-115 0-50-9-84-30-110-21-25-46-38-73-38-29 0-55 13-76 38-21 26-30 64-30 115z">
          <text:p/>
        </draw:path>
        <draw:path draw:style-name="gr7" draw:text-style-name="P7" draw:layer="layout" svg:width="0.36cm" svg:height="0.403cm" svg:x="28.291cm" svg:y="12.843cm" svg:viewBox="0 0 361 404" svg:d="M0 204c0-72 17-127 59-161 34-30 72-43 119-43 55 0 98 17 132 51 34 38 51 85 51 144 0 52-9 90-21 120-17 29-39 50-68 67-27 13-60 22-94 22-51 0-98-17-127-51-34-34-51-85-51-149zM68 204c0 47 8 85 29 111 21 25 51 34 81 34 34 0 59-9 85-34 22-26 30-64 30-116 0-46-8-84-34-105-22-26-47-39-81-39-30 0-60 13-81 34-21 26-29 64-29 115z">
          <text:p/>
        </draw:path>
        <draw:path draw:style-name="gr7" draw:text-style-name="P7" draw:layer="layout" svg:width="0.211cm" svg:height="0.394cm" svg:x="28.723cm" svg:y="12.843cm" svg:viewBox="0 0 212 395" svg:d="M0 395v-386h59v59c17-29 31-46 43-55 13-8 26-13 43-13 21 0 42 9 67 22l-21 59c-17-9-34-13-51-13-12 0-25 4-38 13-12 8-17 21-26 34-4 25-9 51-9 76v204z">
          <text:p/>
        </draw:path>
        <draw:path draw:style-name="gr7" draw:text-style-name="P7" draw:layer="layout" svg:width="0.339cm" svg:height="0.551cm" svg:x="28.947cm" svg:y="12.843cm" svg:viewBox="0 0 340 552" svg:d="M13 429l63 8c4 17 9 34 21 43 17 13 39 17 68 17 30 0 51-4 68-17s30-30 34-51c4-13 4-42 4-85-25 34-64 51-106 51-51 0-93-17-123-55-29-38-42-85-42-140 0-38 4-72 21-101 13-31 30-56 55-73 26-17 55-26 89-26 47 0 85 17 114 55v-46h61v335c0 60-5 102-17 127-13 26-35 43-60 60-26 12-60 21-98 21-46 0-85-9-110-30-30-21-42-55-42-93zM68 196c0 51 8 89 29 110 17 26 43 34 77 34 29 0 55-8 72-34 21-21 33-59 33-110 0-46-12-80-33-106-22-22-47-35-77-35-29 0-50 13-72 35-21 26-29 60-29 106z">
          <text:p/>
        </draw:path>
        <draw:path draw:style-name="gr7" draw:text-style-name="P7" draw:layer="layout" svg:width="0.351cm" svg:height="0.403cm" svg:x="29.362cm" svg:y="12.843cm" svg:viewBox="0 0 352 404" svg:d="M271 349c-26 21-47 33-68 42-25 8-46 13-72 13-42 0-76-9-97-30-26-21-34-47-34-80 0-17 4-34 13-51 8-17 17-31 33-39 13-9 30-17 47-22 13-4 30-8 55-8 55-8 93-17 119-25 0-9 0-13 0-17 0-26-5-43-17-55-17-13-43-22-77-22-29 0-55 5-67 17-13 9-26 30-34 55l-64-8c9-25 17-51 30-68s34-29 59-38c26-8 51-13 85-13s59 5 80 13c22 9 39 17 48 30 8 8 17 25 21 42 0 13 0 34 0 59v90c0 60 4 98 4 115 5 16 9 33 17 46h-68c-5-13-9-30-13-46zM267 199c-26 13-60 22-106 27-30 4-47 8-59 12-9 5-17 13-26 22-4 12-8 21-8 34 0 16 8 29 21 42s29 17 55 17c25 0 51-4 68-17 21-9 33-26 42-47 8-12 13-34 13-63z">
          <text:p/>
        </draw:path>
        <draw:path draw:style-name="gr7" draw:text-style-name="P7" draw:layer="layout" svg:width="0.313cm" svg:height="0.394cm" svg:x="29.794cm" svg:y="12.843cm" svg:viewBox="0 0 314 395" svg:d="M0 395v-386h59v55c25-42 69-64 124-64 21 0 42 5 63 13 17 9 34 21 43 34 8 13 16 30 21 47 0 12 4 33 4 63v238h-68v-234c0-29 0-46-4-59-8-13-17-25-30-34-12-8-25-13-46-13-26 0-51 9-73 30-17 17-30 51-30 97v213z">
          <text:p/>
        </draw:path>
        <draw:path draw:style-name="gr7" draw:text-style-name="P7" draw:layer="layout" svg:width="0.064cm" svg:height="0.529cm" svg:x="30.204cm" svg:y="12.708cm" svg:viewBox="0 0 65 530" svg:d="M0 72v-72h65v72zM0 530v-386h65v386z">
          <text:p/>
        </draw:path>
        <draw:path draw:style-name="gr7" draw:text-style-name="P7" draw:layer="layout" svg:width="0.338cm" svg:height="0.385cm" svg:x="30.336cm" svg:y="12.852cm" svg:viewBox="0 0 339 386" svg:d="M0 386v-51l245-283c-30 0-55 4-76 4h-157v-56h319v42l-213 247-38 46c30-4 55-4 80-4h179v55z">
          <text:p/>
        </draw:path>
        <draw:path draw:style-name="gr7" draw:text-style-name="P7" draw:layer="layout" svg:width="0.355cm" svg:height="0.403cm" svg:x="30.717cm" svg:y="12.843cm" svg:viewBox="0 0 356 404" svg:d="M275 349c-26 21-47 33-72 42-21 8-47 13-72 13-43 0-72-9-98-30-21-21-33-47-33-80 0-17 4-34 12-51 9-17 21-31 34-39 13-9 30-17 47-22 12-4 34-8 59-8 51-8 93-17 114-25 0-9 0-13 0-17 0-26-4-43-17-55-17-13-42-22-72-22-34 0-55 5-67 17-17 9-26 30-34 55l-64-8c4-25 13-51 30-68 13-17 30-29 55-38 25-8 55-13 89-13s59 5 80 13c21 9 34 17 43 30 12 8 17 25 21 42 4 13 4 34 4 59v90c0 60 0 98 4 115 4 16 10 33 18 46h-69c-8-13-12-30-12-46zM266 199c-21 13-59 22-106 27-25 4-46 8-55 12-12 5-21 13-25 22-8 12-8 21-8 34 0 16 4 29 16 42 13 13 34 17 60 17 25 0 46-4 67-17 17-9 34-26 43-47 8-12 8-34 8-63z">
          <text:p/>
        </draw:path>
        <draw:path draw:style-name="gr7" draw:text-style-name="P7" draw:layer="layout" svg:width="0.187cm" svg:height="0.525cm" svg:x="31.114cm" svg:y="12.716cm" svg:viewBox="0 0 188 526" svg:d="M179 463l9 59c-17 4-34 4-47 4-25 0-42-4-55-8-13-9-25-17-29-30-5-12-9-38-9-80v-220h-48v-51h48v-94l68-43v137h63v51h-63v224c0 21 0 30 0 38 4 4 8 9 12 13 5 0 13 4 22 4 8 0 17 0 29-4z">
          <text:p/>
        </draw:path>
        <draw:path draw:style-name="gr7" draw:text-style-name="P7" draw:layer="layout" svg:width="0.063cm" svg:height="0.529cm" svg:x="31.356cm" svg:y="12.708cm" svg:viewBox="0 0 64 530" svg:d="M0 72v-72h64v72zM0 530v-386h64v386z">
          <text:p/>
        </draw:path>
        <draw:path draw:style-name="gr7" draw:text-style-name="P7" draw:layer="layout" svg:width="0.359cm" svg:height="0.403cm" svg:x="31.496cm" svg:y="12.843cm" svg:viewBox="0 0 360 404" svg:d="M0 204c0-72 21-127 59-161 34-30 76-43 123-43 50 0 93 17 128 51 33 38 50 85 50 144 0 52-4 90-21 120-13 29-38 50-64 67-30 13-60 22-93 22-55 0-98-17-132-51s-50-85-50-149zM67 204c0 47 13 85 34 111 21 25 47 34 81 34 29 0 59-9 80-34 22-26 35-64 35-116 0-46-13-84-35-105-21-26-51-39-80-39-34 0-60 13-81 34-21 26-34 64-34 115z">
          <text:p/>
        </draw:path>
        <draw:path draw:style-name="gr7" draw:text-style-name="P7" draw:layer="layout" svg:width="0.313cm" svg:height="0.394cm" svg:x="31.932cm" svg:y="12.843cm" svg:viewBox="0 0 314 395" svg:d="M0 395v-386h59v55c29-42 68-64 124-64 21 0 42 5 63 13 17 9 34 21 42 34 9 13 17 30 22 47 4 12 4 33 4 63v238h-68v-234c0-29 0-46-4-59-9-13-17-25-30-34-12-8-25-13-42-13-31 0-56 9-73 30-21 17-34 51-34 97v213z">
          <text:p/>
        </draw:path>
        <draw:path draw:style-name="gr7" draw:text-style-name="P7" draw:layer="layout" svg:width="0.063cm" svg:height="0.529cm" svg:x="32.55cm" svg:y="12.708cm" svg:viewBox="0 0 64 530" svg:d="M0 72v-72h64v72zM0 530v-386h64v386z">
          <text:p/>
        </draw:path>
        <draw:path draw:style-name="gr7" draw:text-style-name="P7" draw:layer="layout" svg:width="0.309cm" svg:height="0.394cm" svg:x="32.715cm" svg:y="12.843cm" svg:viewBox="0 0 310 395" svg:d="M0 395v-386h55v55c29-42 72-64 122-64 27 0 48 5 65 13 21 9 34 21 47 34 8 13 16 30 21 47 0 12 0 33 0 63v238h-64v-234c0-29-4-46-8-59s-13-25-26-34c-12-8-30-13-47-13-26 0-51 9-72 30-21 17-30 51-30 97v213z">
          <text:p/>
        </draw:path>
        <draw:path draw:style-name="gr7" draw:text-style-name="P7" draw:layer="layout" svg:width="0.335cm" svg:height="0.542cm" svg:x="0.664cm" svg:y="13.593cm" svg:viewBox="0 0 336 543" svg:d="M64 534h-64v-534h68v190c25-34 63-51 107-51 21 0 46 5 67 13 22 13 39 26 51 42 13 18 26 40 34 65 4 21 9 51 9 76 0 68-17 119-47 153-34 38-72 55-120 55-46 0-80-17-105-55zM64 339c0 47 4 81 17 98 21 34 46 51 84 51 27 0 52-13 73-34 21-26 34-64 34-115 0-46-13-84-30-110-21-21-46-35-77-35-25 0-51 14-72 35-21 26-29 64-29 110z">
          <text:p/>
        </draw:path>
        <draw:path draw:style-name="gr7" draw:text-style-name="P7" draw:layer="layout" svg:width="0.355cm" svg:height="0.403cm" svg:x="1.054cm" svg:y="13.732cm" svg:viewBox="0 0 356 404" svg:d="M288 272l68 9c-12 38-29 68-59 89-30 25-68 34-111 34-55 0-102-17-136-51-33-34-50-85-50-148 0-64 17-116 50-150 34-38 77-55 132-55 51 0 94 17 128 51 29 38 46 85 46 149 0 5 0 13 0 17h-289c5 43 17 77 38 98 22 25 47 34 81 34 26 0 43-5 60-17 17-13 34-34 42-60zM72 167h216c-4-35-12-61-25-73-21-26-46-39-81-39-30 0-55 9-77 30-21 21-29 47-33 82z">
          <text:p/>
        </draw:path>
        <draw:path draw:style-name="gr7" draw:text-style-name="P7" draw:layer="layout" svg:width="0.19cm" svg:height="0.525cm" svg:x="1.452cm" svg:y="13.605cm" svg:viewBox="0 0 191 526" svg:d="M178 463l13 59c-21 4-39 4-52 4-25 0-42-4-55-8-13-9-21-21-29-30-5-12-5-38-5-80v-221h-50v-51h50v-93l64-43v136h64v51h-64v225c0 21 0 30 4 38 0 4 4 9 9 13 8 0 12 4 25 4 4 0 18 0 26-4z">
          <text:p/>
        </draw:path>
        <draw:path draw:style-name="gr7" draw:text-style-name="P7" draw:layer="layout" svg:width="0.186cm" svg:height="0.525cm" svg:x="1.659cm" svg:y="13.605cm" svg:viewBox="0 0 187 526" svg:d="M179 463l8 59c-17 4-34 4-51 4-21 0-39-4-56-8-12-9-21-21-25-30-4-12-8-38-8-80v-221h-47v-51h47v-93l64-43v136h68v51h-68v225c0 21 4 30 4 38 5 4 9 9 13 13 4 0 13 4 21 4 9 0 17 0 30-4z">
          <text:p/>
        </draw:path>
        <draw:path draw:style-name="gr7" draw:text-style-name="P7" draw:layer="layout" svg:width="0.351cm" svg:height="0.403cm" svg:x="1.879cm" svg:y="13.732cm" svg:viewBox="0 0 352 404" svg:d="M285 272l67 9c-12 38-29 68-59 89-29 25-63 34-110 34-55 0-101-17-136-51-30-34-47-85-47-148 0-64 17-116 47-150 35-38 81-55 132-55s93 17 127 51c34 38 46 85 46 149 0 5 0 13 0 17h-283c0 43 13 77 34 98 21 25 46 34 80 34 26 0 47-5 64-17 17-13 29-34 38-60zM69 167h216c0-35-9-61-26-73-17-26-46-39-80-39-30 0-55 9-76 30-17 21-30 47-34 82z">
          <text:p/>
        </draw:path>
        <draw:path draw:style-name="gr7" draw:text-style-name="P7" draw:layer="layout" svg:width="0.207cm" svg:height="0.394cm" svg:x="2.311cm" svg:y="13.732cm" svg:viewBox="0 0 208 395" svg:d="M0 395v-386h59v59c14-29 27-46 39-55 13-8 30-13 43-13 21 0 46 9 67 22l-21 59c-17-9-34-13-51-13-12 0-25 4-38 13-8 8-17 21-21 34-9 25-14 51-14 76v204z">
          <text:p/>
        </draw:path>
        <draw:path draw:style-name="gr7" draw:text-style-name="P7" draw:layer="layout" svg:width="0.313cm" svg:height="0.394cm" svg:x="2.76cm" svg:y="13.741cm" svg:viewBox="0 0 314 395" svg:d="M255 386v-55c-30 42-73 64-124 64-21 0-42-5-64-13-17-9-34-21-42-34s-17-30-21-47c0-12-4-33-4-63v-238h67v217c0 34 0 55 5 68 4 16 12 29 25 38 13 12 30 17 47 17 21 0 38-5 55-17 18-9 30-22 39-38 8-17 12-43 12-78v-207h64v386z">
          <text:p/>
        </draw:path>
        <draw:path draw:style-name="gr7" draw:text-style-name="P7" draw:layer="layout" svg:width="0.191cm" svg:height="0.525cm" svg:x="3.136cm" svg:y="13.605cm" svg:viewBox="0 0 192 526" svg:d="M178 463l14 59c-22 4-39 4-52 4-25 0-42-4-55-8-13-9-21-21-30-30-4-12-8-38-8-80v-221h-47v-51h47v-93l68-43v136h63v51h-63v225c0 21 0 30 4 38 0 4 4 9 8 13 5 0 13 4 26 4 4 0 12 0 25-4z">
          <text:p/>
        </draw:path>
        <draw:path draw:style-name="gr7" draw:text-style-name="P7" draw:layer="layout" svg:width="0.067cm" svg:height="0.533cm" svg:x="3.378cm" svg:y="13.593cm" svg:viewBox="0 0 68 534" svg:d="M0 76v-76h68v76zM0 534v-386h68v386z">
          <text:p/>
        </draw:path>
        <draw:polygon draw:style-name="gr7" draw:text-style-name="P7" draw:layer="layout" svg:width="0.067cm" svg:height="0.533cm" svg:x="3.539cm" svg:y="13.593cm" svg:viewBox="0 0 68 534" draw:points="0,0 68,0 68,534 0,534">
          <text:p/>
        </draw:polygon>
        <draw:path draw:style-name="gr7" draw:text-style-name="P7" draw:layer="layout" svg:width="0.068cm" svg:height="0.533cm" svg:x="3.708cm" svg:y="13.593cm" svg:viewBox="0 0 69 534" svg:d="M0 76v-76h69v76zM0 534v-386h69v386z">
          <text:p/>
        </draw:path>
        <draw:path draw:style-name="gr7" draw:text-style-name="P7" draw:layer="layout" svg:width="0.339cm" svg:height="0.385cm" svg:x="3.839cm" svg:y="13.741cm" svg:viewBox="0 0 340 386" svg:d="M0 386v-51l247-284c-30 0-55 4-77 4h-157v-55h318v42l-211 246-38 47c29-4 55-4 80-4h178v55z">
          <text:p/>
        </draw:path>
        <draw:path draw:style-name="gr7" draw:text-style-name="P7" draw:layer="layout" svg:width="0.356cm" svg:height="0.403cm" svg:x="4.22cm" svg:y="13.732cm" svg:viewBox="0 0 357 404" svg:d="M276 349c-25 21-46 33-73 42-21 8-46 13-72 13-42 0-72-9-97-30-21-21-34-47-34-80 0-17 4-34 13-51 8-17 21-30 34-38 12-9 29-17 46-22 13-4 34-8 60-8 50-8 94-17 115-25 0-9 4-14 4-18 0-26-8-43-21-55-17-13-43-22-73-22-34 0-55 5-68 17-17 9-25 30-34 55l-63-8c4-25 13-51 29-68 13-17 30-29 55-38 26-8 56-13 89-13 35 0 61 5 82 13 21 9 34 17 42 30 13 8 17 25 21 42 5 13 5 34 5 60v89c0 60 0 98 4 115 4 16 8 33 17 46h-68c-8-13-13-30-13-46zM268 200c-21 13-60 22-107 26-25 4-47 8-55 12-13 5-21 13-25 22-9 8-9 21-9 34 0 16 4 29 17 42s34 17 59 17c26 0 47-4 68-17 18-9 35-26 43-47 9-12 9-34 9-63z">
          <text:p/>
        </draw:path>
        <draw:path draw:style-name="gr7" draw:text-style-name="P7" draw:layer="layout" svg:width="0.186cm" svg:height="0.525cm" svg:x="4.618cm" svg:y="13.605cm" svg:viewBox="0 0 187 526" svg:d="M179 463l8 59c-17 4-34 4-46 4-27 0-44-4-56-8-13-9-26-21-30-30-4-12-8-38-8-80v-221h-47v-51h47v-93l67-43v136h65v51h-65v225c0 21 0 30 0 38 5 4 9 9 14 13 4 0 13 4 21 4 9 0 17 0 30-4z">
          <text:p/>
        </draw:path>
        <draw:path draw:style-name="gr7" draw:text-style-name="P7" draw:layer="layout" svg:width="0.068cm" svg:height="0.533cm" svg:x="4.859cm" svg:y="13.593cm" svg:viewBox="0 0 69 534" svg:d="M0 76v-76h69v76zM0 534v-386h69v386z">
          <text:p/>
        </draw:path>
        <draw:path draw:style-name="gr7" draw:text-style-name="P7" draw:layer="layout" svg:width="0.36cm" svg:height="0.403cm" svg:x="4.999cm" svg:y="13.732cm" svg:viewBox="0 0 361 404" svg:d="M0 205c0-73 21-128 59-162 34-30 77-43 123-43 52 0 98 17 128 51 34 34 51 85 51 145 0 51-4 89-21 119-13 29-34 50-64 67-29 13-59 22-94 22-55 0-97-17-131-51s-51-85-51-148zM68 205c0 46 13 84 34 110 21 21 46 34 80 34 31 0 60-13 82-34 21-26 33-64 33-115 0-46-12-85-33-111-22-21-51-34-82-34-34 0-59 13-80 34-21 26-34 65-34 116z">
          <text:p/>
        </draw:path>
        <draw:path draw:style-name="gr7" draw:text-style-name="P7" draw:layer="layout" svg:width="0.313cm" svg:height="0.394cm" svg:x="5.435cm" svg:y="13.732cm" svg:viewBox="0 0 314 395" svg:d="M0 395v-386h60v55c30-42 68-64 123-64 21 0 42 5 64 13 21 9 34 21 42 34 13 13 17 30 21 47 4 12 4 33 4 63v238h-67v-234c0-29 0-46-5-59-8-13-17-25-29-34-13-8-26-13-43-13-29 0-55 9-72 30-21 17-33 51-33 97v213z">
          <text:p/>
        </draw:path>
        <draw:path draw:style-name="gr7" draw:text-style-name="P7" draw:layer="layout" svg:width="0.191cm" svg:height="0.525cm" svg:x="6.015cm" svg:y="13.605cm" svg:viewBox="0 0 192 526" svg:d="M179 463l13 59c-22 4-40 4-52 4-26 0-43-4-55-8-13-9-21-21-30-30-4-12-8-38-8-80v-221h-47v-51h47v-93l67-43v136h65v51h-65v225c0 21 0 30 5 38 0 4 4 9 8 13 4 0 13 4 25 4 5 0 14 0 27-4z">
          <text:p/>
        </draw:path>
        <draw:path draw:style-name="gr7" draw:text-style-name="P7" draw:layer="layout" svg:width="0.364cm" svg:height="0.403cm" svg:x="6.231cm" svg:y="13.732cm" svg:viewBox="0 0 365 404" svg:d="M0 205c0-73 21-128 59-162 34-30 76-43 124-43 55 0 97 17 131 51s51 85 51 145c0 51-8 89-25 119-13 29-34 50-64 67-29 13-59 22-93 22-56 0-98-17-132-51s-51-85-51-148zM68 205c0 46 12 84 34 110 21 21 47 34 81 34s59-13 80-34c22-26 34-64 34-115 0-46-12-85-34-111-21-21-46-34-80-34s-60 13-81 34c-22 26-34 65-34 116z">
          <text:p/>
        </draw:path>
        <draw:path draw:style-name="gr7" draw:text-style-name="P7" draw:layer="layout" svg:width="0.208cm" svg:height="0.394cm" svg:x="6.874cm" svg:y="13.732cm" svg:viewBox="0 0 209 395" svg:d="M0 395v-386h55v59c18-29 31-46 44-55 12-8 29-13 42-13 21 0 47 9 68 22l-21 59c-17-9-34-13-51-13-13 0-26 4-38 13-9 8-17 21-21 34-9 25-13 51-13 76v204z">
          <text:p/>
        </draw:path>
        <draw:path draw:style-name="gr7" draw:text-style-name="P7" draw:layer="layout" svg:width="0.355cm" svg:height="0.403cm" svg:x="7.099cm" svg:y="13.732cm" svg:viewBox="0 0 356 404" svg:d="M284 272l68 9c-8 38-29 68-59 89-30 25-64 34-110 34-56 0-103-17-132-51-34-34-51-85-51-148 0-64 17-116 51-150 33-38 76-55 127-55s94 17 128 51c33 38 50 85 50 149 0 5 0 13 0 17h-288c0 43 12 77 33 98 22 25 51 34 82 34 25 0 46-5 63-17 17-13 30-34 38-60zM72 167h212c0-35-8-61-21-73-21-26-51-39-85-39-30 0-55 9-72 30-22 21-34 47-34 82z">
          <text:p/>
        </draw:path>
        <draw:path draw:style-name="gr7" draw:text-style-name="P7" draw:layer="layout" svg:width="0.318cm" svg:height="0.403cm" svg:x="7.505cm" svg:y="13.732cm" svg:viewBox="0 0 319 404" svg:d="M0 281l64-13c4 30 12 47 29 64 17 12 43 17 72 17 30 0 51-5 64-17 17-13 25-26 25-43s-8-25-21-34c-8-8-30-12-68-25-46-8-80-21-97-30-21-8-34-21-42-38-9-12-17-30-17-52 0-16 4-33 12-46 9-13 22-25 34-38 9-4 21-13 43-17 16-4 33-9 55-9 29 0 55 5 80 13 21 9 39 21 52 34 8 17 17 38 21 63l-65 9c-4-21-12-38-25-47-13-12-34-17-59-17-30 0-51 5-64 13-12 13-21 21-21 34 0 8 4 17 9 25 4 5 12 14 25 18 8 0 25 9 59 17 47 13 76 21 99 30 17 8 29 21 42 34 8 17 13 34 13 55s-5 42-17 63c-13 17-30 34-56 43-26 12-51 17-81 17-51 0-89-9-114-30s-42-51-51-93z">
          <text:p/>
        </draw:path>
        <draw:path draw:style-name="gr7" draw:text-style-name="P7" draw:layer="layout" svg:width="0.36cm" svg:height="0.403cm" svg:x="7.878cm" svg:y="13.732cm" svg:viewBox="0 0 361 404" svg:d="M0 205c0-73 17-128 59-162 34-30 72-43 119-43 56 0 98 17 132 51s51 85 51 145c0 51-9 89-22 119-17 29-38 50-67 67-26 13-60 22-94 22-51 0-98-17-127-51-34-34-51-85-51-148zM67 205c0 46 9 84 30 110 21 21 51 34 81 34 34 0 60-13 81-34 25-26 34-64 34-115 0-46-9-85-34-111-21-21-47-34-81-34-30 0-60 13-81 34-21 26-30 65-30 116z">
          <text:p/>
        </draw:path>
        <draw:path draw:style-name="gr7" draw:text-style-name="P7" draw:layer="layout" svg:width="0.313cm" svg:height="0.394cm" svg:x="8.31cm" svg:y="13.741cm" svg:viewBox="0 0 314 395" svg:d="M254 386v-55c-30 42-72 64-123 64-21 0-43-5-64-13-17-9-34-21-42-34-9-13-17-30-21-47 0-12-4-33-4-63v-238h67v217c0 34 0 55 4 68 5 16 13 29 26 38 13 12 30 17 46 17 22 0 39-5 55-17 17-9 30-22 39-38 8-17 12-43 12-78v-207h65v386z">
          <text:p/>
        </draw:path>
        <draw:path draw:style-name="gr7" draw:text-style-name="P7" draw:layer="layout" svg:width="0.212cm" svg:height="0.394cm" svg:x="8.72cm" svg:y="13.732cm" svg:viewBox="0 0 213 395" svg:d="M0 395v-386h60v59c17-29 30-46 43-55 12-8 25-13 42-13 21 0 42 9 68 22l-21 59c-17-9-34-13-51-13-13 0-26 4-38 13-9 8-17 21-26 34-4 25-8 51-8 76v204z">
          <text:p/>
        </draw:path>
        <draw:path draw:style-name="gr7" draw:text-style-name="P7" draw:layer="layout" svg:width="0.334cm" svg:height="0.403cm" svg:x="8.949cm" svg:y="13.732cm" svg:viewBox="0 0 335 404" svg:d="M272 255l63 9c-4 42-25 76-51 102-29 25-68 38-111 38-50 0-93-17-127-51-29-34-46-85-46-148 0-43 8-82 21-111 13-30 34-55 63-68 26-17 60-26 94-26 38 0 73 9 102 34 26 17 43 51 51 89l-64 9c-8-26-16-47-34-60-13-12-34-17-55-17-34 0-60 9-81 34-21 26-29 61-29 111 0 55 8 94 29 115 21 25 47 34 76 34 26 0 47-5 65-22 17-17 29-42 34-72z">
          <text:p/>
        </draw:path>
        <draw:path draw:style-name="gr7" draw:text-style-name="P7" draw:layer="layout" svg:width="0.356cm" svg:height="0.403cm" svg:x="9.317cm" svg:y="13.732cm" svg:viewBox="0 0 357 404" svg:d="M289 272l63 9c-8 38-29 68-59 89-25 25-63 34-110 34-55 0-98-17-132-51s-51-85-51-148c0-64 17-116 51-150 34-38 77-55 132-55 51 0 93 17 123 51 34 38 51 85 51 149 0 5 0 13 0 17h-289c4 43 13 77 39 98 21 25 46 34 80 34 22 0 43-5 60-17 17-13 29-34 42-60zM72 167h217c-4-35-13-61-25-73-22-26-47-39-81-39-30 0-55 9-76 30-22 21-35 47-35 82z">
          <text:p/>
        </draw:path>
        <draw:path draw:style-name="gr7" draw:text-style-name="P7" draw:layer="layout" svg:width="0.322cm" svg:height="0.403cm" svg:x="9.723cm" svg:y="13.732cm" svg:viewBox="0 0 323 404" svg:d="M0 281l64-13c5 30 18 47 35 64 13 12 38 17 68 17 29 0 50-5 67-17 13-13 21-26 21-43s-8-25-21-34c-8-8-29-12-63-25-51-8-85-21-102-30-18-8-35-21-43-38-9-12-13-30-13-52 0-16 4-33 13-46 4-13 17-25 29-38 14-4 27-13 44-17s34-9 55-9c29 0 59 5 80 13 21 9 38 21 51 34 13 17 17 38 21 63l-63 9c0-21-9-38-26-47-12-12-34-17-59-17-30 0-51 5-63 13-13 13-17 21-17 34 0 8 0 17 8 25 4 5 13 14 21 18 9 0 30 9 60 17 46 13 80 21 97 30 17 8 34 21 42 34 9 17 17 34 17 55s-8 42-21 63c-13 17-30 34-55 43-21 12-51 17-80 17-51 0-89-9-116-30-25-21-42-51-51-93z">
          <text:p/>
        </draw:path>
        <draw:polygon draw:style-name="gr7" draw:text-style-name="P7" draw:layer="layout" svg:width="0.077cm" svg:height="0.076cm" svg:x="10.138cm" svg:y="14.05cm" svg:viewBox="0 0 78 77" draw:points="0,0 78,0 78,77 0,77">
          <text:p/>
        </draw:polygon>
        <draw:polygon draw:style-name="gr7" draw:text-style-name="P7" draw:layer="layout" svg:width="0.398cm" svg:height="0.534cm" svg:x="0.677cm" svg:y="15.726cm" svg:viewBox="0 0 399 535" draw:points="0,535 0,0 386,0 386,64 68,64 68,229 365,229 365,288 68,288 68,470 399,470 399,535">
          <text:p/>
        </draw:polygon>
        <draw:path draw:style-name="gr7" draw:text-style-name="P7" draw:layer="layout" svg:width="0.352cm" svg:height="0.386cm" svg:x="1.121cm" svg:y="15.874cm" svg:viewBox="0 0 353 387" svg:d="M150 387l-150-387h68l86 230c8 25 17 51 25 81 4-22 13-47 21-77l89-234h64l-144 387z">
          <text:p/>
        </draw:path>
        <draw:path draw:style-name="gr7" draw:text-style-name="P7" draw:layer="layout" svg:width="0.351cm" svg:height="0.402cm" svg:x="1.511cm" svg:y="15.866cm" svg:viewBox="0 0 352 403" svg:d="M284 272l68 8c-13 39-29 68-59 89s-64 34-110 34c-55 0-102-17-137-51-29-33-46-84-46-148 0-63 17-114 46-148 35-38 82-56 133-56 50 0 93 18 127 52 33 38 46 84 46 148 0 4 0 13 0 17h-284c0 42 13 76 34 97 22 26 47 34 81 34 25 0 42-4 63-17 13-12 30-34 38-59zM68 166h216c0-34-8-59-25-76-21-21-47-34-80-34-30 0-55 9-77 30-17 17-29 46-34 80z">
          <text:p/>
        </draw:path>
        <draw:path draw:style-name="gr7" draw:text-style-name="P7" draw:layer="layout" svg:width="0.207cm" svg:height="0.394cm" svg:x="1.943cm" svg:y="15.866cm" svg:viewBox="0 0 208 395" svg:d="M0 395v-387h60v61c13-31 25-48 38-56 13-9 30-13 42-13 21 0 47 8 68 21l-21 60c-17-8-34-12-51-12-13 0-25 4-38 12-8 9-17 22-21 34-9 26-13 51-13 77v203z">
          <text:p/>
        </draw:path>
        <draw:path draw:style-name="gr7" draw:text-style-name="P7" draw:layer="layout" svg:width="0.356cm" svg:height="0.542cm" svg:x="2.15cm" svg:y="15.874cm" svg:viewBox="0 0 357 543" svg:d="M34 535l-4-64c12 5 25 9 34 9 16 0 29-4 38-9 8-4 12-12 21-21 4-4 8-21 17-46 4-5 4-9 8-17l-148-387h72l80 226c10 25 18 55 27 89 8-30 17-60 29-89l81-226h68l-149 391c-16 42-29 72-38 89-8 21-26 38-39 46-17 13-34 17-55 17-12 0-25-4-42-8z">
          <text:p/>
        </draw:path>
        <draw:path draw:style-name="gr7" draw:text-style-name="P7" draw:layer="layout" svg:width="0.36cm" svg:height="0.402cm" svg:x="2.738cm" svg:y="15.866cm" svg:viewBox="0 0 361 403" svg:d="M0 200c0-68 22-123 60-157 34-29 76-43 122-43 51 0 98 18 133 52 29 34 46 85 46 144 0 51-4 89-21 118-13 26-35 51-64 64-30 17-60 25-94 25-55 0-97-17-131-51-34-33-51-84-51-152zM68 200c0 51 13 89 34 114 21 21 47 34 80 34 34 0 60-13 81-34 21-25 34-63 34-114 0-47-13-85-34-110-21-21-47-34-81-34-33 0-59 13-80 34-21 25-34 63-34 110z">
          <text:p/>
        </draw:path>
        <draw:path draw:style-name="gr7" draw:text-style-name="P7" draw:layer="layout" svg:width="0.207cm" svg:height="0.394cm" svg:x="3.175cm" svg:y="15.866cm" svg:viewBox="0 0 208 395" svg:d="M0 395v-387h60v61c12-31 29-48 42-56 13-9 26-13 38-13 26 0 47 8 68 21l-21 60c-17-8-34-12-47-12-17 0-29 4-38 12-13 9-21 22-25 34-9 26-13 51-13 77v203z">
          <text:p/>
        </draw:path>
        <draw:path draw:style-name="gr7" draw:text-style-name="P7" draw:layer="layout" svg:width="0.338cm" svg:height="0.55cm" svg:x="3.395cm" svg:y="15.866cm" svg:viewBox="0 0 339 551" svg:d="M12 424l64 13c4 17 13 34 25 42 13 13 38 17 65 17 29 0 55-4 72-17 17-12 25-29 34-50 0-13 4-43 4-86-30 35-64 52-106 52-56 0-98-21-124-61-29-38-46-80-46-135 0-38 8-72 21-102 13-29 34-55 59-72s55-25 90-25c42 0 80 17 110 55v-47h59v335c0 60-4 103-17 128-12 25-29 42-59 59-25 13-55 21-97 21-44 0-82-12-111-29-30-21-43-55-43-98zM67 195c0 51 13 84 30 110 21 21 47 34 77 34s55-13 76-34c22-21 30-59 30-110 0-47-8-81-30-106-21-25-46-34-76-34s-56 9-77 34c-17 25-30 59-30 106z">
          <text:p/>
        </draw:path>
        <draw:path draw:style-name="gr7" draw:text-style-name="P7" draw:layer="layout" svg:width="0.356cm" svg:height="0.402cm" svg:x="3.809cm" svg:y="15.866cm" svg:viewBox="0 0 357 403" svg:d="M277 348c-27 21-52 34-73 42-21 9-47 13-72 13-43 0-72-8-98-29-21-22-34-47-34-81 0-21 5-38 13-51 9-17 21-29 34-38 13-8 30-17 47-21 12-4 33-8 59-13 51-4 89-12 114-21 0-8 0-13 0-17 0-25-4-46-17-55-17-17-42-21-72-21-34 0-55 4-72 13-12 12-25 29-29 59l-64-8c4-30 13-51 30-68 13-17 29-30 55-38 25-10 55-14 89-14s59 4 80 14c22 4 35 17 44 29 12 9 16 26 21 43 4 12 4 29 4 59v89c0 59 0 97 4 114s9 30 17 47h-68c-8-13-12-30-12-47zM267 200c-21 13-59 17-106 25-25 5-46 9-55 13-12 4-21 13-25 21-9 9-9 21-9 34 0 17 5 30 17 42 13 13 34 17 60 17 25 0 46-4 67-17 17-12 34-25 43-46 8-13 8-34 8-64z">
          <text:p/>
        </draw:path>
        <draw:path draw:style-name="gr7" draw:text-style-name="P7" draw:layer="layout" svg:width="0.314cm" svg:height="0.394cm" svg:x="4.241cm" svg:y="15.866cm" svg:viewBox="0 0 315 395" svg:d="M0 395v-387h60v57c29-44 72-65 122-65 26 0 47 4 64 13 21 8 34 17 46 34 10 13 14 30 18 47 5 13 5 34 5 64v237h-65v-233c0-30-4-47-8-64-5-12-13-21-26-29-12-9-29-13-46-13-30 0-51 9-72 30-21 17-30 50-30 97v212z">
          <text:p/>
        </draw:path>
        <draw:path draw:style-name="gr7" draw:text-style-name="P7" draw:layer="layout" svg:width="0.064cm" svg:height="0.534cm" svg:x="4.656cm" svg:y="15.726cm" svg:viewBox="0 0 65 535" svg:d="M0 77v-77h65v77zM0 535v-386h65v386z">
          <text:p/>
        </draw:path>
        <draw:path draw:style-name="gr7" draw:text-style-name="P7" draw:layer="layout" svg:width="0.343cm" svg:height="0.386cm" svg:x="4.783cm" svg:y="15.874cm" svg:viewBox="0 0 344 387" svg:d="M0 387v-55l247-281c-26 0-51 0-73 0h-157v-51h314v43l-208 246-42 43c29 0 59 0 84 0h179v55z">
          <text:p/>
        </draw:path>
        <draw:path draw:style-name="gr7" draw:text-style-name="P7" draw:layer="layout" svg:width="0.352cm" svg:height="0.402cm" svg:x="5.168cm" svg:y="15.866cm" svg:viewBox="0 0 353 403" svg:d="M271 348c-25 21-46 34-67 42-26 9-47 13-72 13-43 0-77-8-98-29-25-22-34-47-34-81 0-21 5-38 13-51 9-17 17-29 34-38 13-8 30-17 47-21 12-4 29-8 55-13 55-4 93-12 118-21 0-8 0-13 0-17 0-25-4-46-17-55-17-17-42-21-76-21-30 0-55 4-68 13-12 12-25 29-34 59l-63-8c8-30 17-51 30-68 12-17 33-30 59-38 25-10 51-14 84-14 34 0 60 4 81 14 22 4 39 17 47 29 9 9 17 26 22 43 0 12 0 29 0 59v89c0 59 4 97 4 114 4 17 8 30 17 47h-68c-4-13-8-30-14-47zM267 200c-25 13-59 17-106 25-29 5-46 9-59 13-8 4-17 13-25 21-5 9-9 21-9 34 0 17 9 30 21 42 13 13 30 17 55 17 26 0 51-4 68-17 21-12 34-25 42-46 9-13 13-34 13-64z">
          <text:p/>
        </draw:path>
        <draw:path draw:style-name="gr7" draw:text-style-name="P7" draw:layer="layout" svg:width="0.191cm" svg:height="0.525cm" svg:x="5.562cm" svg:y="15.739cm" svg:viewBox="0 0 192 526" svg:d="M183 462l9 60c-22 4-34 4-51 4-21 0-43-4-55-13-13-4-21-17-26-29-8-9-8-34-8-77v-221h-52v-50h52v-98l63-38v136h68v50h-68v226c0 21 0 29 5 38 0 4 4 8 12 12 5 0 13 5 21 5 9 0 17 0 30-5z">
          <text:p/>
        </draw:path>
        <draw:path draw:style-name="gr7" draw:text-style-name="P7" draw:layer="layout" svg:width="0.063cm" svg:height="0.534cm" svg:x="5.808cm" svg:y="15.726cm" svg:viewBox="0 0 64 535" svg:d="M0 77v-77h64v77zM0 535v-386h64v386z">
          <text:p/>
        </draw:path>
        <draw:path draw:style-name="gr7" draw:text-style-name="P7" draw:layer="layout" svg:width="0.36cm" svg:height="0.402cm" svg:x="5.947cm" svg:y="15.866cm" svg:viewBox="0 0 361 403" svg:d="M0 200c0-68 17-123 60-157 29-29 72-43 118-43 55 0 98 18 131 52 35 34 52 85 52 144 0 51-8 89-21 118-18 26-39 51-69 64-25 17-59 25-93 25-51 0-97-17-131-51-30-33-47-84-47-152zM64 200c0 51 13 89 34 114 21 21 51 34 80 34 34 0 59-13 81-34 21-25 33-63 33-114 0-47-12-85-33-110-22-21-47-34-81-34-29 0-59 13-80 34-21 25-34 63-34 110z">
          <text:p/>
        </draw:path>
        <draw:path draw:style-name="gr7" draw:text-style-name="P7" draw:layer="layout" svg:width="0.313cm" svg:height="0.394cm" svg:x="6.379cm" svg:y="15.866cm" svg:viewBox="0 0 314 395" svg:d="M0 395v-387h60v57c30-44 72-65 123-65 26 0 47 4 64 13 21 8 34 17 46 34 9 13 17 30 21 47 0 13 0 34 0 64v237h-63v-233c0-30-4-47-9-64-4-12-12-21-25-29-13-9-30-13-47-13-29 0-50 9-72 30-21 17-29 50-29 97v212z">
          <text:p/>
        </draw:path>
        <draw:path draw:style-name="gr7" draw:text-style-name="P7" draw:layer="layout" svg:width="0.076cm" svg:height="0.182cm" svg:x="6.807cm" svg:y="16.184cm" svg:viewBox="0 0 77 183" svg:d="M4 76v-76h73v76c0 25-4 52-14 68-12 13-25 30-46 39l-17-30c12-4 21-13 29-25 5-13 9-31 9-52z">
          <text:p/>
        </draw:path>
        <draw:path draw:style-name="gr7" draw:text-style-name="P7" draw:layer="layout" svg:width="0.525cm" svg:height="0.386cm" svg:x="7.158cm" svg:y="15.874cm" svg:viewBox="0 0 526 387" svg:d="M114 387l-114-387h68l59 222 21 84c4-4 9-29 21-80l64-226h63l60 226 21 72 21-72 65-226h63l-120 387h-67l-64-233-12-65-77 298z">
          <text:p/>
        </draw:path>
        <draw:path draw:style-name="gr7" draw:text-style-name="P7" draw:layer="layout" svg:width="0.313cm" svg:height="0.534cm" svg:x="7.738cm" svg:y="15.726cm" svg:viewBox="0 0 314 535" svg:d="M0 535v-535h64v191c33-34 72-51 118-51 25 0 51 4 73 17 21 13 38 25 47 47 8 21 12 46 12 84v247h-63v-247c0-29-10-55-22-72-17-12-34-21-64-21-17 0-34 4-51 17-17 8-29 21-38 38-8 17-12 42-12 72v213z">
          <text:p/>
        </draw:path>
        <draw:path draw:style-name="gr7" draw:text-style-name="P7" draw:layer="layout" svg:width="0.355cm" svg:height="0.402cm" svg:x="8.128cm" svg:y="15.866cm" svg:viewBox="0 0 356 403" svg:d="M284 272l68 8c-9 39-30 68-59 89-26 21-64 34-111 34-55 0-102-17-132-51-34-33-50-84-50-148 0-63 16-114 50-148 34-38 77-56 127-56 56 0 99 18 128 52 34 38 51 84 51 148 0 4 0 13 0 17h-289c0 42 13 76 34 97 21 26 51 34 81 34 25 0 47-4 64-17 17-12 30-34 38-59zM71 166h217c-4-34-12-59-25-76-21-21-52-34-81-34-30 0-55 9-77 30-21 17-34 46-34 80z">
          <text:p/>
        </draw:path>
        <draw:path draw:style-name="gr7" draw:text-style-name="P7" draw:layer="layout" svg:width="0.187cm" svg:height="0.525cm" svg:x="8.525cm" svg:y="15.739cm" svg:viewBox="0 0 188 526" svg:d="M179 462l9 60c-17 4-34 4-51 4-22 0-43-4-56-13-13-4-21-17-26-29-4-9-8-34-8-77v-221h-47v-50h47v-98l63-38v136h69v50h-69v226c0 21 5 29 5 38 4 4 8 8 13 12 5 0 13 5 22 5 8 0 17 0 29-5z">
          <text:p/>
        </draw:path>
        <draw:path draw:style-name="gr7" draw:text-style-name="P7" draw:layer="layout" svg:width="0.313cm" svg:height="0.534cm" svg:x="8.767cm" svg:y="15.726cm" svg:viewBox="0 0 314 535" svg:d="M0 535v-535h63v191c30-34 68-51 116-51 29 0 55 4 76 17s34 25 46 47c9 21 13 46 13 84v247h-68v-247c0-29-4-55-21-72-13-12-34-21-59-21-18 0-39 4-56 17-17 8-30 21-34 38-9 17-13 42-13 72v213z">
          <text:p/>
        </draw:path>
        <draw:path draw:style-name="gr7" draw:text-style-name="P7" draw:layer="layout" svg:width="0.352cm" svg:height="0.402cm" svg:x="9.156cm" svg:y="15.866cm" svg:viewBox="0 0 353 403" svg:d="M285 272l68 8c-13 39-30 68-60 89-29 21-63 34-110 34-56 0-102-17-136-51-30-33-47-84-47-148 0-63 17-114 47-148 34-38 80-56 132-56 51 0 93 18 127 52 34 38 47 84 47 148 0 4 0 13 0 17h-285c0 42 13 76 34 97 21 26 47 34 81 34 26 0 47-4 64-17 17-12 29-34 38-59zM68 166h217c0-34-9-59-26-76-21-21-46-34-80-34-30 0-56 9-77 30-17 17-30 46-34 80z">
          <text:p/>
        </draw:path>
        <draw:path draw:style-name="gr7" draw:text-style-name="P7" draw:layer="layout" svg:width="0.207cm" svg:height="0.394cm" svg:x="9.588cm" svg:y="15.866cm" svg:viewBox="0 0 208 395" svg:d="M0 395v-387h60v61c13-31 26-48 38-56 13-9 30-13 43-13 21 0 46 8 67 21l-21 60c-17-8-34-12-51-12-12 0-25 4-38 12-8 9-17 22-21 34-8 26-13 51-13 77v203z">
          <text:p/>
        </draw:path>
        <draw:path draw:style-name="gr7" draw:text-style-name="P7" draw:layer="layout" svg:width="0.334cm" svg:height="0.542cm" svg:x="10.037cm" svg:y="15.726cm" svg:viewBox="0 0 335 543" svg:d="M63 535h-63v-535h67v191c26-34 64-51 107-51 21 0 47 4 68 13 21 12 38 25 51 42s25 38 34 65c4 21 8 46 8 76 0 67-17 118-46 152-34 38-72 55-119 55s-81-17-107-55zM63 340c0 47 4 80 17 97 21 34 47 51 86 51 25 0 51-13 72-34 21-25 34-63 34-114s-13-85-30-111c-21-25-47-34-76-34-27 0-52 9-73 34-21 26-30 64-30 111z">
          <text:p/>
        </draw:path>
        <draw:path draw:style-name="gr7" draw:text-style-name="P7" draw:layer="layout" svg:width="0.063cm" svg:height="0.534cm" svg:x="10.452cm" svg:y="15.726cm" svg:viewBox="0 0 64 535" svg:d="M0 77v-77h64v77zM0 535v-386h64v386z">
          <text:p/>
        </draw:path>
        <draw:path draw:style-name="gr7" draw:text-style-name="P7" draw:layer="layout" svg:width="0.339cm" svg:height="0.55cm" svg:x="10.591cm" svg:y="15.866cm" svg:viewBox="0 0 340 551" svg:d="M13 424l64 13c0 17 9 34 22 42 17 13 38 17 67 17 30 0 51-4 68-17 17-12 30-29 34-50 4-13 4-43 4-86-29 35-63 52-106 52-55 0-93-21-123-61-30-38-43-80-43-135 0-38 5-72 17-102 13-29 34-55 60-72s56-25 89-25c47 0 85 17 115 55v-47h59v335c0 60-9 103-21 128-9 25-30 42-55 59-26 13-60 21-98 21-46 0-84-12-115-29-25-21-42-55-38-98zM65 195c0 51 12 84 34 110 17 21 42 34 72 34 29 0 55-13 76-34s29-59 29-110c0-47-8-81-29-106s-47-34-76-34c-30 0-55 9-72 34-22 25-34 59-34 106z">
          <text:p/>
        </draw:path>
        <draw:path draw:style-name="gr7" draw:text-style-name="P7" draw:layer="layout" svg:width="0.364cm" svg:height="0.402cm" svg:x="11.205cm" svg:y="15.866cm" svg:viewBox="0 0 365 403" svg:d="M0 200c0-68 21-123 59-157 34-29 77-43 123-43 55 0 99 18 132 52 34 34 51 85 51 144 0 51-8 89-25 118-13 26-34 51-64 64-30 17-60 25-94 25-55 0-97-17-131-51-34-33-51-84-51-152zM68 200c0 51 13 89 34 114 21 21 46 34 80 34s59-13 82-34c21-25 33-63 33-114 0-47-12-85-33-110-23-21-48-34-82-34s-59 13-80 34c-21 25-34 63-34 110z">
          <text:p/>
        </draw:path>
        <draw:path draw:style-name="gr7" draw:text-style-name="P7" draw:layer="layout" svg:width="0.208cm" svg:height="0.394cm" svg:x="11.641cm" svg:y="15.866cm" svg:viewBox="0 0 209 395" svg:d="M0 395v-387h60v61c13-31 30-48 43-56 12-9 25-13 42-13 21 0 42 8 64 21l-22 60c-16-8-29-12-46-12-13 0-30 4-38 12-13 9-21 22-26 34-8 26-12 51-12 77v203z">
          <text:p/>
        </draw:path>
        <draw:path draw:style-name="gr7" draw:text-style-name="P7" draw:layer="layout" svg:width="0.317cm" svg:height="0.402cm" svg:x="12.069cm" svg:y="15.866cm" svg:viewBox="0 0 318 403" svg:d="M0 280l63-12c4 25 13 46 30 59 17 17 42 21 73 21 29 0 51-4 63-17 17-12 22-25 22-42s-5-26-17-34c-9-8-30-13-68-25-48-9-82-22-99-30-21-8-33-21-42-38-8-13-17-30-17-51 0-17 4-34 13-46 8-17 21-26 34-39 8-8 21-12 42-18 17-4 34-8 56-8 30 0 55 4 81 14 21 8 38 21 50 34 9 17 17 38 22 59l-64 8c-4-17-13-34-25-42-13-13-34-17-60-17-30 0-51 4-64 13-13 8-21 21-21 34 0 8 4 17 8 25 4 4 13 13 26 17 8 0 25 8 60 17 46 13 76 21 93 30 21 8 34 16 47 33 8 17 12 34 12 55 0 22-4 43-17 64-12 17-34 34-55 42-25 13-51 17-80 17-52 0-90-8-115-29-30-22-43-55-51-94z">
          <text:p/>
        </draw:path>
        <draw:path draw:style-name="gr7" draw:text-style-name="P7" draw:layer="layout" svg:width="0.525cm" svg:height="0.394cm" svg:x="12.462cm" svg:y="15.866cm" svg:viewBox="0 0 526 395" svg:d="M0 395v-387h60v57c12-23 29-35 51-48 16-13 42-17 67-17 26 0 51 4 68 17 21 13 34 30 38 52 34-48 72-69 124-69 38 0 63 8 85 30 21 22 33 56 33 98v267h-67v-242c0-29 0-46-5-59-4-8-12-21-25-25-8-9-21-13-38-13-26 0-52 9-69 30-17 17-25 46-25 84v225h-68v-250c0-30-4-51-13-68-12-12-29-21-55-21-17 0-34 4-50 17-13 8-26 21-34 42-5 17-9 43-9 81v199z">
          <text:p/>
        </draw:path>
        <draw:path draw:style-name="gr7" draw:text-style-name="P7" draw:layer="layout" svg:width="0.356cm" svg:height="0.402cm" svg:x="13.059cm" svg:y="15.866cm" svg:viewBox="0 0 357 403" svg:d="M272 348c-22 21-47 34-68 42-22 9-47 13-72 13-43 0-77-8-98-29-21-22-34-47-34-81 0-21 5-38 13-51 8-17 21-29 34-38 13-8 30-17 46-21 13-4 30-8 60-13 51-4 89-12 115-21 0-8 0-13 0-17 0-25-4-46-18-55-17-17-42-21-76-21-30 0-51 4-68 13-13 12-25 29-29 59l-68-8c8-30 17-51 29-68 13-17 34-30 60-38 25-10 55-14 84-14 34 0 64 4 82 14 21 4 38 17 46 29 9 9 17 26 22 43 0 12 4 29 4 59v89c0 59 0 97 4 114 0 17 8 30 17 47h-72c-4-13-9-30-13-47zM268 200c-22 13-60 17-107 25-25 5-46 9-59 13-9 4-17 13-25 21-5 9-9 21-9 34 0 17 9 30 21 42 13 13 34 17 59 17 22 0 47-4 64-17 21-12 34-25 48-46 4-13 8-34 8-64z">
          <text:p/>
        </draw:path>
        <draw:path draw:style-name="gr7" draw:text-style-name="P7" draw:layer="layout" svg:width="0.233cm" svg:height="0.534cm" svg:x="13.487cm" svg:y="15.726cm" svg:viewBox="0 0 234 535" svg:d="M0 0h68v535h-68zM166 0h68v535h-68z">
          <text:p/>
        </draw:path>
        <draw:path draw:style-name="gr7" draw:text-style-name="P7" draw:layer="layout" svg:width="0.08cm" svg:height="0.182cm" svg:x="13.834cm" svg:y="16.184cm" svg:viewBox="0 0 81 183" svg:d="M4 76v-76h77v76c0 25-8 52-16 68-9 13-27 30-48 39l-17-30c13-4 25-13 30-25 8-13 12-31 12-52z">
          <text:p/>
        </draw:path>
        <draw:path draw:style-name="gr7" draw:text-style-name="P7" draw:layer="layout" svg:width="0.313cm" svg:height="0.534cm" svg:x="14.232cm" svg:y="15.726cm" svg:viewBox="0 0 314 535" svg:d="M0 535v-535h64v191c34-34 72-51 119-51 25 0 51 4 72 17s38 25 47 47c8 21 12 46 12 84v247h-63v-247c0-29-9-55-21-72-17-12-34-21-64-21-17 0-34 4-51 17-17 8-29 21-38 38-8 17-13 42-13 72v213z">
          <text:p/>
        </draw:path>
        <draw:path draw:style-name="gr7" draw:text-style-name="P7" draw:layer="layout" svg:width="0.356cm" svg:height="0.402cm" svg:x="14.621cm" svg:y="15.866cm" svg:viewBox="0 0 357 403" svg:d="M272 348c-21 21-46 34-67 42-22 9-47 13-72 13-44 0-78-8-99-29-21-22-34-47-34-81 0-21 5-38 13-51 9-17 21-29 34-38 13-8 30-17 47-21 12-4 34-8 60-13 51-4 89-12 114-21 0-8 0-13 0-17 0-25-4-46-17-55-17-17-42-21-76-21-30 0-51 4-69 13-12 12-25 29-29 59l-64-8c4-30 13-51 26-68 12-17 33-30 59-38 26-10 56-14 90-14 29 0 59 4 76 14 21 4 38 17 46 29 9 9 17 26 22 43 0 12 4 29 4 59v89c0 59 0 97 4 114 0 17 9 30 17 47h-68c-8-13-12-30-17-47zM268 200c-21 13-59 17-106 25-25 5-46 9-56 13-12 4-21 13-29 21-5 9-9 21-9 34 0 17 9 30 21 42 13 13 35 17 61 17 25 0 46-4 63-17 21-12 34-25 47-46 4-13 8-34 8-64z">
          <text:p/>
        </draw:path>
        <draw:path draw:style-name="gr7" draw:text-style-name="P7" draw:layer="layout" svg:width="0.322cm" svg:height="0.402cm" svg:x="15.028cm" svg:y="15.866cm" svg:viewBox="0 0 323 403" svg:d="M0 280l63-12c5 25 13 46 30 59 17 17 42 21 72 21s51-4 69-17c12-12 21-25 21-42s-9-26-21-34c-9-8-31-13-69-25-47-9-80-22-97-30s-34-21-43-38c-8-13-12-30-12-51 0-17 0-34 8-46 8-17 21-26 34-39 8-8 25-12 42-18 17-4 34-8 55-8 30 0 55 4 82 14 21 8 38 21 50 34 9 17 17 38 22 59l-64 8c-4-17-13-34-26-42-13-13-34-17-60-17-29 0-50 4-63 13-13 8-21 21-21 34 0 8 4 17 8 25 9 4 17 13 26 17 8 0 25 8 59 17 47 13 77 21 98 30 17 8 30 16 43 33 8 17 17 34 17 55 0 22-9 43-22 64-12 17-29 34-55 42-25 13-51 17-81 17-51 0-89-8-114-29-26-22-43-55-51-94z">
          <text:p/>
        </draw:path>
        <draw:path draw:style-name="gr7" draw:text-style-name="P7" draw:layer="layout" svg:width="0.338cm" svg:height="0.402cm" svg:x="15.608cm" svg:y="15.866cm" svg:viewBox="0 0 339 403" svg:d="M276 255l63 9c-8 42-25 76-55 101-29 26-63 38-105 38-55 0-99-17-128-51-34-33-51-84-51-148 0-42 8-80 21-110 17-29 38-55 63-72 31-13 61-22 95-22 42 0 76 9 101 31 26 21 43 50 51 93l-63 8c-5-25-17-46-30-59-17-13-34-17-55-17-34 0-64 9-82 34-21 21-33 59-33 110 0 55 12 89 29 114 22 26 48 34 82 34 25 0 46-8 63-21 17-17 26-42 34-72z">
          <text:p/>
        </draw:path>
        <draw:path draw:style-name="gr7" draw:text-style-name="P7" draw:layer="layout" svg:width="0.314cm" svg:height="0.534cm" svg:x="16.001cm" svg:y="15.726cm" svg:viewBox="0 0 315 535" svg:d="M0 535v-535h64v191c30-34 69-51 115-51 30 0 55 4 76 17 22 13 34 25 43 47 13 21 17 46 17 84v247h-68v-247c0-29-4-55-21-72-13-12-34-21-59-21-17 0-39 4-56 17-17 8-30 21-34 38-9 17-13 42-13 72v213z">
          <text:p/>
        </draw:path>
        <draw:path draw:style-name="gr7" draw:text-style-name="P7" draw:layer="layout" svg:width="0.355cm" svg:height="0.402cm" svg:x="16.387cm" svg:y="15.866cm" svg:viewBox="0 0 356 403" svg:d="M276 348c-25 21-47 34-68 42-25 9-46 13-72 13-43 0-77-8-98-29-26-22-38-47-38-81 0-21 4-38 17-51 8-17 17-29 29-38 17-8 30-17 51-21 13-4 31-8 56-13 55-4 93-12 119-21 0-8 0-13 0-17 0-25-9-46-21-55-13-17-39-21-72-21-30 0-55 4-69 13-17 12-26 29-34 59l-64-8c9-30 17-51 30-68s34-30 59-38c23-10 52-14 86-14s59 4 80 14c22 4 34 17 47 29 8 9 17 26 21 43 0 12 0 29 0 59v89c0 59 4 97 4 114 5 17 9 30 17 47h-67c-5-13-9-30-13-47zM272 200c-26 13-60 17-106 25-30 5-48 9-60 13-9 4-17 13-26 21-4 9-8 21-8 34 0 17 4 30 21 42 13 13 31 17 56 17s46-4 68-17c21-12 34-25 42-46 8-13 13-34 13-64z">
          <text:p/>
        </draw:path>
        <draw:path draw:style-name="gr7" draw:text-style-name="P7" draw:layer="layout" svg:width="0.232cm" svg:height="0.534cm" svg:x="16.819cm" svg:y="15.726cm" svg:viewBox="0 0 233 535" svg:d="M0 0h68v535h-68zM166 0h67v535h-67z">
          <text:p/>
        </draw:path>
        <draw:path draw:style-name="gr7" draw:text-style-name="P7" draw:layer="layout" svg:width="0.355cm" svg:height="0.402cm" svg:x="17.128cm" svg:y="15.866cm" svg:viewBox="0 0 356 403" svg:d="M288 272l68 8c-13 39-29 68-59 89s-68 34-110 34c-55 0-103-17-137-51-34-33-50-84-50-148 0-63 16-114 50-148 34-38 78-56 133-56 50 0 93 18 127 52 29 38 46 84 46 148 0 4 0 13 0 17h-289c5 42 17 76 39 97 22 26 47 34 81 34 25 0 42-4 59-17 17-12 34-34 42-59zM72 166h216c-4-34-12-59-25-76-21-21-47-34-80-34-30 0-55 9-77 30-22 17-30 46-34 80z">
          <text:p/>
        </draw:path>
        <draw:path draw:style-name="gr7" draw:text-style-name="P7" draw:layer="layout" svg:width="0.313cm" svg:height="0.394cm" svg:x="17.564cm" svg:y="15.866cm" svg:viewBox="0 0 314 395" svg:d="M0 395v-387h59v57c25-44 69-65 124-65 21 0 42 4 63 13 17 8 34 17 42 34 9 13 17 30 22 47 0 13 4 34 4 64v237h-68v-233c0-30 0-47-8-64-5-12-13-21-26-29-12-9-29-13-46-13-26 0-52 9-73 30-17 17-30 50-30 97v212z">
          <text:p/>
        </draw:path>
        <draw:path draw:style-name="gr7" draw:text-style-name="P7" draw:layer="layout" svg:width="0.339cm" svg:height="0.55cm" svg:x="17.949cm" svg:y="15.866cm" svg:viewBox="0 0 340 551" svg:d="M13 424l63 13c4 17 9 34 21 42 17 13 39 17 69 17s51-4 68-17c17-12 29-29 34-50 4-13 4-43 4-86-26 35-64 52-106 52-52 0-94-21-124-61-29-38-42-80-42-135 0-38 4-72 21-102 13-29 30-55 55-72s55-25 90-25c47 0 85 17 114 55v-47h60v335c0 60-5 103-17 128-13 25-34 42-60 59-25 13-59 21-97 21-48 0-86-12-111-29-30-21-42-55-42-98zM68 195c0 51 8 84 29 110 21 21 44 34 77 34 30 0 55-13 72-34 22-21 34-59 34-110 0-47-12-81-34-106-21-25-46-34-76-34-25 0-52 9-73 34s-29 59-29 106z">
          <text:p/>
        </draw:path>
        <draw:path draw:style-name="gr7" draw:text-style-name="P7" draw:layer="layout" svg:width="0.355cm" svg:height="0.402cm" svg:x="18.364cm" svg:y="15.866cm" svg:viewBox="0 0 356 403" svg:d="M284 272l68 8c-8 39-30 68-59 89-31 21-65 34-111 34-55 0-102-17-136-51-29-33-46-84-46-148 0-63 17-114 50-148 30-38 77-56 127-56 51 0 94 18 128 52 34 38 51 84 51 148 0 4 0 13-4 17h-285c0 42 13 76 34 97 21 26 51 34 81 34 25 0 46-4 63-17 17-12 31-34 39-59zM72 166h212c0-34-8-59-26-76-17-21-47-34-81-34-29 0-55 9-71 30-22 17-34 46-34 80z">
          <text:p/>
        </draw:path>
        <draw:path draw:style-name="gr7" draw:text-style-name="P7" draw:layer="layout" svg:width="0.318cm" svg:height="0.402cm" svg:x="18.77cm" svg:y="15.866cm" svg:viewBox="0 0 319 403" svg:d="M0 280l64-12c4 25 12 46 30 59 17 17 43 21 72 21 30 0 51-4 64-17 17-12 21-25 21-42s-4-26-17-34c-9-8-30-13-68-25-46-9-81-22-98-30-21-8-34-21-42-38-9-13-17-30-17-51 0-17 4-34 12-46 9-17 21-26 34-39 9-8 21-12 43-18 17-4 34-8 56-8 29 0 55 4 80 14 21 8 38 21 51 34 8 17 17 38 21 59l-64 8c-4-17-12-34-25-42-13-13-34-17-59-17-30 0-51 4-64 13-13 8-22 21-22 34 0 8 4 17 9 25 4 4 13 13 26 17 8 0 25 8 59 17 47 13 76 21 93 30 22 8 34 16 47 33 8 17 13 34 13 55 0 22-5 43-17 64-13 17-34 34-55 42-26 13-51 17-81 17-51 0-90-8-115-29-30-22-47-55-51-94z">
          <text:p/>
        </draw:path>
        <draw:path draw:style-name="gr7" draw:text-style-name="P7" draw:layer="layout" svg:width="0.191cm" svg:height="0.525cm" svg:x="19.333cm" svg:y="15.739cm" svg:viewBox="0 0 192 526" svg:d="M183 462l9 60c-17 4-34 4-52 4-21 0-43-4-55-13-13-4-21-17-26-29-8-9-8-34-8-77v-221h-51v-50h51v-98l63-38v136h69v50h-69v226c0 21 0 29 5 38 0 4 4 8 12 12 5 0 14 5 23 5 8 0 16 0 29-5z">
          <text:p/>
        </draw:path>
        <draw:path draw:style-name="gr7" draw:text-style-name="P7" draw:layer="layout" svg:width="0.36cm" svg:height="0.402cm" svg:x="19.553cm" svg:y="15.866cm" svg:viewBox="0 0 361 403" svg:d="M0 200c0-68 18-123 61-157 33-29 71-43 118-43 55 0 97 18 131 52s51 85 51 144c0 51-8 89-21 118-17 26-38 51-68 64-25 17-59 25-93 25-51 0-97-17-127-51-34-33-52-84-52-152zM69 200c0 51 8 89 30 114 21 21 50 34 80 34 34 0 59-13 80-34 26-25 34-63 34-114 0-47-8-85-34-110-21-21-46-34-80-34-30 0-59 13-80 34-22 25-30 63-30 110z">
          <text:p/>
        </draw:path>
        <draw:path draw:style-name="gr7" draw:text-style-name="P7" draw:layer="layout" svg:width="0.364cm" svg:height="0.402cm" svg:x="20.167cm" svg:y="15.866cm" svg:viewBox="0 0 365 403" svg:d="M0 200c0-68 21-123 60-157 34-29 77-43 123-43 55 0 97 18 131 52s51 85 51 144c0 51-8 89-25 118-13 26-34 51-64 64-29 17-59 25-93 25-55 0-97-17-131-51-35-33-52-84-52-152zM69 200c0 51 13 89 34 114 21 21 46 34 80 34s59-13 81-34c21-25 33-63 33-114 0-47-12-85-33-110-22-21-47-34-81-34s-59 13-80 34c-21 25-34 63-34 110z">
          <text:p/>
        </draw:path>
        <draw:path draw:style-name="gr7" draw:text-style-name="P7" draw:layer="layout" svg:width="0.351cm" svg:height="0.386cm" svg:x="20.565cm" svg:y="15.874cm" svg:viewBox="0 0 352 387" svg:d="M144 387l-144-387h68l84 230c9 25 17 51 22 81 8-22 17-47 25-77l85-234h68l-145 387z">
          <text:p/>
        </draw:path>
        <draw:path draw:style-name="gr7" draw:text-style-name="P7" draw:layer="layout" svg:width="0.352cm" svg:height="0.402cm" svg:x="20.954cm" svg:y="15.866cm" svg:viewBox="0 0 353 403" svg:d="M285 272l68 8c-13 39-30 68-59 89-31 21-69 34-111 34-56 0-102-17-136-51-34-33-47-84-47-148 0-63 13-114 47-148 34-38 76-56 131-56 51 0 93 18 128 52 30 38 47 84 47 148 0 4 0 13 0 17h-289c4 42 17 76 38 97 21 26 47 34 81 34 25 0 42-4 59-17 17-12 34-34 43-59zM68 166h217c-5-34-14-59-26-76-21-21-47-34-81-34-29 0-55 9-76 30-21 17-30 46-34 80z">
          <text:p/>
        </draw:path>
        <draw:path draw:style-name="gr7" draw:text-style-name="P7" draw:layer="layout" svg:width="0.208cm" svg:height="0.394cm" svg:x="21.386cm" svg:y="15.866cm" svg:viewBox="0 0 209 395" svg:d="M0 395v-387h56v61c17-31 30-48 43-56 12-9 29-13 42-13 21 0 47 8 68 21l-21 60c-17-8-34-12-51-12-13 0-26 4-38 12-9 9-17 22-21 34-9 26-13 51-13 77v203z">
          <text:p/>
        </draw:path>
        <draw:path draw:style-name="gr7" draw:text-style-name="P7" draw:layer="layout" svg:width="0.334cm" svg:height="0.402cm" svg:x="21.611cm" svg:y="15.866cm" svg:viewBox="0 0 335 403" svg:d="M272 255l63 9c-4 42-21 76-51 101-30 26-68 38-107 38-55 0-97-17-127-51-33-33-50-84-50-148 0-42 8-80 21-110 13-29 34-55 63-72 30-13 60-22 93-22 39 0 77 9 103 31 25 21 42 50 51 93l-64 8c-5-25-18-46-35-59-12-13-33-17-55-17-33 0-59 9-80 34-21 21-30 59-30 110 0 55 9 89 30 114 21 26 47 34 76 34 26 0 47-8 68-21 17-17 26-42 31-72z">
          <text:p/>
        </draw:path>
        <draw:path draw:style-name="gr7" draw:text-style-name="P7" draw:layer="layout" svg:width="0.36cm" svg:height="0.402cm" svg:x="21.979cm" svg:y="15.866cm" svg:viewBox="0 0 361 403" svg:d="M0 200c0-68 17-123 59-157 30-29 73-43 120-43 55 0 97 18 131 52s51 85 51 144c0 51-9 89-21 118-17 26-38 51-68 64-26 17-59 25-93 25-51 0-99-17-132-51-30-33-47-84-47-152zM63 200c0 51 13 89 34 114 22 21 52 34 82 34 34 0 59-13 80-34 21-25 34-63 34-114 0-47-13-85-34-110-21-21-46-34-80-34-30 0-60 13-82 34-21 25-34 63-34 110z">
          <text:p/>
        </draw:path>
        <draw:path draw:style-name="gr7" draw:text-style-name="P7" draw:layer="layout" svg:width="0.525cm" svg:height="0.394cm" svg:x="22.411cm" svg:y="15.866cm" svg:viewBox="0 0 526 395" svg:d="M0 395v-387h59v57c13-23 30-35 51-48 17-13 42-17 68-17 25 0 50 4 67 17 21 13 34 30 38 52 34-48 72-69 124-69 38 0 64 8 85 30s34 56 34 98v267h-68v-242c0-29 0-46-4-59-5-8-13-21-26-25-8-9-21-13-38-13-26 0-52 9-69 30-16 17-25 46-25 84v225h-68v-250c0-30-4-51-12-68-13-12-30-21-55-21-17 0-34 4-51 17-13 8-26 21-34 42-4 17-9 43-9 81v199z">
          <text:p/>
        </draw:path>
        <draw:path draw:style-name="gr7" draw:text-style-name="P7" draw:layer="layout" svg:width="0.355cm" svg:height="0.402cm" svg:x="23.008cm" svg:y="15.866cm" svg:viewBox="0 0 356 403" svg:d="M284 272l68 8c-8 39-30 68-59 89-30 21-65 34-111 34-55 0-102-17-132-51-33-33-50-84-50-148 0-63 17-114 50-148 34-38 77-56 127-56 56 0 95 18 128 52 34 38 51 84 51 148 0 4 0 13 0 17h-289c0 42 13 76 34 97 21 26 51 34 81 34 25 0 46-4 64-17 17-12 30-34 38-59zM72 166h212c0-34-8-59-21-76-22-21-52-34-81-34-34 0-55 9-76 30-22 17-34 46-34 80z">
          <text:p/>
        </draw:path>
        <draw:path draw:style-name="gr7" draw:text-style-name="P7" draw:layer="layout" svg:width="0.355cm" svg:height="0.402cm" svg:x="23.622cm" svg:y="15.866cm" svg:viewBox="0 0 356 403" svg:d="M275 348c-26 21-47 34-68 42-25 9-47 13-72 13-42 0-76-8-102-29-21-22-33-47-33-81 0-21 4-38 12-51 9-17 21-29 34-38 17-8 30-17 51-21 13-4 30-8 55-13 55-4 93-12 118-21 0-8 0-13 0-17 0-25-8-46-21-55-17-17-38-21-72-21-29 0-55 4-67 13-17 12-26 29-34 59l-64-8c4-30 17-51 30-68s34-30 55-38c25-10 55-14 89-14s59 4 80 14c21 4 34 17 47 29 8 9 17 26 21 43 0 12 0 29 0 59v89c0 59 4 97 4 114 5 17 10 30 18 47h-69c-8-13-12-30-12-47zM270 200c-25 13-59 17-105 25-30 5-47 9-60 13-12 4-21 13-25 21-4 9-9 21-9 34 0 17 5 30 22 42 12 13 29 17 55 17 25 0 46-4 67-17 22-12 34-25 43-46 8-13 12-34 12-64z">
          <text:p/>
        </draw:path>
        <draw:path draw:style-name="gr7" draw:text-style-name="P7" draw:layer="layout" svg:width="0.313cm" svg:height="0.394cm" svg:x="24.058cm" svg:y="15.866cm" svg:viewBox="0 0 314 395" svg:d="M0 395v-387h59v57c25-44 68-65 123-65 22 0 43 4 64 13 17 8 34 17 42 34 9 13 17 30 22 47 0 13 4 34 4 64v237h-68v-233c0-30 0-47-8-64-5-12-13-21-26-29-13-9-30-13-47-13-26 0-51 9-72 30-17 17-30 50-30 97v212z">
          <text:p/>
        </draw:path>
        <draw:path draw:style-name="gr7" draw:text-style-name="P7" draw:layer="layout" svg:width="0.334cm" svg:height="0.542cm" svg:x="24.443cm" svg:y="15.726cm" svg:viewBox="0 0 335 543" svg:d="M276 535v-51c-25 38-59 59-110 59-30 0-59-8-86-25-25-17-42-43-59-72-13-30-21-64-21-102 0-42 8-76 21-106 13-34 30-56 55-73s56-25 90-25c21 0 42 4 59 13 21 12 34 25 47 38v-191h63v535zM67 344c0 47 13 85 30 110 22 21 48 34 77 34 30 0 51-8 72-34 21-21 30-59 30-106 0-55-9-93-30-119-21-21-46-34-76-34s-51 9-73 34c-21 26-30 60-30 115z">
          <text:p/>
        </draw:path>
        <draw:path draw:style-name="gr7" draw:text-style-name="P7" draw:layer="layout" svg:width="0.525cm" svg:height="0.394cm" svg:x="25.082cm" svg:y="15.866cm" svg:viewBox="0 0 526 395" svg:d="M0 395v-387h59v57c13-23 30-35 51-48 17-13 42-17 68-17 29 0 51 4 68 17 21 13 33 30 38 52 34-48 73-69 123-69 38 0 64 8 85 30s34 56 34 98v267h-68v-242c0-29 0-46-4-59-4-8-13-21-25-25-9-9-22-13-39-13-25 0-50 9-68 30-17 17-26 46-26 84v225h-67v-250c0-30-5-51-13-68-13-12-30-21-55-21-17 0-34 4-51 17-13 8-25 21-34 42-4 17-8 43-8 81v199z">
          <text:p/>
        </draw:path>
        <draw:path draw:style-name="gr7" draw:text-style-name="P7" draw:layer="layout" svg:width="0.355cm" svg:height="0.402cm" svg:x="25.679cm" svg:y="15.866cm" svg:viewBox="0 0 356 403" svg:d="M272 348c-21 21-47 34-68 42-21 9-46 13-72 13-42 0-77-8-98-29-21-22-34-47-34-81 0-21 4-38 13-51 8-17 21-29 33-38 14-8 31-17 48-21 13-4 30-8 59-13 51-4 89-12 115-21 0-8 0-13 0-17 0-25-5-46-17-55-17-17-43-21-77-21-29 0-50 4-67 13-13 12-26 29-30 59l-69-8c9-30 17-51 30-68s35-30 60-38c26-10 55-14 85-14 34 0 63 4 80 14 22 4 38 17 47 29 8 9 17 26 21 43 0 12 4 29 4 59v89c0 59 0 97 5 114 0 17 8 30 16 47h-71c-5-13-9-30-13-47zM268 200c-22 13-60 17-106 25-26 5-47 9-60 13-8 4-16 13-25 21-4 9-8 21-8 34 0 17 8 30 21 42 12 13 34 17 59 17 21 0 47-4 64-17 21-12 33-25 46-46 4-13 9-34 9-64z">
          <text:p/>
        </draw:path>
        <draw:path draw:style-name="gr7" draw:text-style-name="P7" draw:layer="layout" svg:width="0.313cm" svg:height="0.394cm" svg:x="26.111cm" svg:y="15.866cm" svg:viewBox="0 0 314 395" svg:d="M0 395v-387h60v57c30-44 68-65 123-65 21 0 42 4 63 13 21 8 34 17 43 34 12 13 17 30 21 47 4 13 4 34 4 64v237h-64v-233c0-30-4-47-8-64-4-12-13-21-30-29-12-9-25-13-42-13-30 0-55 9-72 30-21 17-30 50-30 97v212z">
          <text:p/>
        </draw:path>
        <draw:path draw:style-name="gr7" draw:text-style-name="P7" draw:layer="layout" svg:width="0.356cm" svg:height="0.402cm" svg:x="26.5cm" svg:y="15.866cm" svg:viewBox="0 0 357 403" svg:d="M275 348c-25 21-50 34-72 42-21 9-46 13-72 13-42 0-76-8-97-29-21-22-34-47-34-81 0-21 4-38 13-51 8-17 21-29 34-38 12-8 29-17 46-21 13-4 34-8 60-13 50-4 88-12 114-21 0-8 0-13 0-17 0-25-4-46-17-55-17-17-42-21-76-21-30 0-51 4-68 13-13 12-25 29-30 59l-63-8c4-30 13-51 25-68 17-17 34-30 60-38 25-10 55-14 88-14 30 0 60 4 81 14 17 4 34 17 43 29 13 9 17 26 21 43 5 12 5 29 5 59v89c0 59 0 97 4 114 0 17 8 30 17 47h-69c-8-13-13-30-13-47zM267 200c-21 13-59 17-106 25-25 5-47 9-55 13-13 4-21 13-25 21-9 9-13 21-13 34 0 17 8 30 21 42 13 13 34 17 59 17 26 0 47-4 68-17 17-12 34-25 42-46 5-13 9-34 9-64z">
          <text:p/>
        </draw:path>
        <draw:path draw:style-name="gr7" draw:text-style-name="P7" draw:layer="layout" svg:width="0.342cm" svg:height="0.55cm" svg:x="26.907cm" svg:y="15.866cm" svg:viewBox="0 0 343 551" svg:d="M12 424l64 13c4 17 12 34 25 42 13 13 38 17 64 17 29 0 55-4 72-17 17-12 25-29 34-50 4-13 4-43 4-86-30 35-64 52-106 52-55 0-93-21-123-61-29-38-46-80-46-135 0-38 8-72 21-102 12-29 34-55 59-72s55-25 89-25c42 0 80 17 110 55v-47h64v335c0 60-8 103-21 128-12 25-29 42-60 59-25 13-55 21-97 21-43 0-81-12-110-29-30-21-43-55-43-98zM67 195c0 51 13 84 30 110 21 21 47 34 76 34 30 0 55-13 76-34 22-21 30-59 30-110 0-47-8-81-30-106-21-25-46-34-76-34-29 0-55 9-76 34-17 25-30 59-30 106z">
          <text:p/>
        </draw:path>
        <draw:path draw:style-name="gr7" draw:text-style-name="P7" draw:layer="layout" svg:width="0.067cm" svg:height="0.534cm" svg:x="27.343cm" svg:y="15.726cm" svg:viewBox="0 0 68 535" svg:d="M0 77v-77h68v77zM0 535v-386h68v386z">
          <text:p/>
        </draw:path>
        <draw:path draw:style-name="gr7" draw:text-style-name="P7" draw:layer="layout" svg:width="0.313cm" svg:height="0.394cm" svg:x="27.508cm" svg:y="15.866cm" svg:viewBox="0 0 314 395" svg:d="M0 395v-387h59v57c30-44 68-65 123-65 26 0 47 4 64 13 21 8 34 17 47 34 8 13 13 30 17 47 4 13 4 34 4 64v237h-64v-233c0-30-4-47-8-64-4-12-13-21-25-29-13-9-31-13-48-13-30 0-51 9-72 30-21 17-30 50-30 97v212z">
          <text:p/>
        </draw:path>
        <draw:path draw:style-name="gr7" draw:text-style-name="P7" draw:layer="layout" svg:width="0.343cm" svg:height="0.55cm" svg:x="27.893cm" svg:y="15.866cm" svg:viewBox="0 0 344 551" svg:d="M17 424l63 13c0 17 9 34 22 42 16 13 38 17 63 17 34 0 55-4 72-17 17-12 25-29 34-50 4-13 4-43 4-86-30 35-63 52-106 52-55 0-93-21-122-61-30-38-47-80-47-135 0-38 8-72 21-102 13-29 34-55 59-72 26-17 55-25 89-25 47 0 81 17 110 55v-47h65v335c0 60-9 103-21 128-14 25-31 42-56 59-30 13-60 21-102 21s-80-12-110-29c-25-21-42-55-38-98zM68 195c0 51 12 84 29 110 21 21 47 34 77 34 29 0 55-13 76-34s29-59 29-110c0-47-8-81-29-106s-47-34-76-34c-30 0-56 9-77 34-17 25-29 59-29 106z">
          <text:p/>
        </draw:path>
        <draw:path draw:style-name="gr7" draw:text-style-name="P7" draw:layer="layout" svg:width="0.186cm" svg:height="0.525cm" svg:x="28.503cm" svg:y="15.739cm" svg:viewBox="0 0 187 526" svg:d="M178 462l9 60c-17 4-34 4-51 4-21 0-42-4-55-13-13-4-21-17-25-29-10-9-10-34-10-77v-221h-46v-50h46v-98l65-38v136h67v50h-67v226c0 21 0 29 4 38 0 4 4 8 13 12 4 0 12 5 21 5 8 0 17 0 29-5z">
          <text:p/>
        </draw:path>
        <draw:path draw:style-name="gr7" draw:text-style-name="P7" draw:layer="layout" svg:width="0.313cm" svg:height="0.534cm" svg:x="28.744cm" svg:y="15.726cm" svg:viewBox="0 0 314 535" svg:d="M0 535v-535h63v191c30-34 68-51 115-51 29 0 56 4 77 17s34 25 42 47c13 21 17 46 17 84v247h-68v-247c0-29-4-55-21-72-12-12-35-21-60-21-21 0-38 4-55 17-17 8-30 21-38 38-4 17-9 42-9 72v213z">
          <text:p/>
        </draw:path>
        <draw:path draw:style-name="gr7" draw:text-style-name="P7" draw:layer="layout" svg:width="0.356cm" svg:height="0.402cm" svg:x="29.129cm" svg:y="15.866cm" svg:viewBox="0 0 357 403" svg:d="M289 272l68 8c-13 39-30 68-60 89-29 21-67 34-110 34-56 0-102-17-136-51-34-33-51-84-51-148 0-63 17-114 51-148 34-38 76-56 132-56 51 0 93 18 127 52 30 38 47 84 47 148 0 4 0 13 0 17h-289c4 42 17 76 38 97 21 26 46 34 81 34 26 0 43-4 60-17 17-12 29-34 42-59zM72 166h217c-4-34-13-59-25-76-22-21-47-34-81-34-31 0-56 9-77 30-21 17-30 46-34 80z">
          <text:p/>
        </draw:path>
        <draw:path draw:style-name="gr7" draw:text-style-name="P7" draw:layer="layout" svg:width="0.068cm" svg:height="0.534cm" svg:x="29.768cm" svg:y="15.726cm" svg:viewBox="0 0 69 535" svg:d="M0 77v-77h69v77zM0 535v-386h69v386z">
          <text:p/>
        </draw:path>
        <draw:path draw:style-name="gr7" draw:text-style-name="P7" draw:layer="layout" svg:width="0.314cm" svg:height="0.394cm" svg:x="29.933cm" svg:y="15.866cm" svg:viewBox="0 0 315 395" svg:d="M0 395v-387h60v57c29-44 67-65 122-65 22 0 43 4 64 13 21 8 35 17 43 34 13 13 17 30 21 47 5 13 5 34 5 64v237h-65v-233c0-30-4-47-8-64-5-12-13-21-30-29-13-9-25-13-42-13-30 0-55 9-72 30-21 17-30 50-30 97v212z">
          <text:p/>
        </draw:path>
        <draw:path draw:style-name="gr7" draw:text-style-name="P7" draw:layer="layout" svg:width="0.224cm" svg:height="0.542cm" svg:x="30.302cm" svg:y="15.718cm" svg:viewBox="0 0 225 543" svg:d="M60 543v-336h-60v-51h60v-42c0-25 0-42 8-55 5-17 17-34 30-42 17-13 38-17 68-17 17 0 38 4 59 8l-8 55c-13 0-26-4-38-4-22 0-34 4-43 13-8 8-13 25-13 51v33h77v51h-77v336z">
          <text:p/>
        </draw:path>
        <draw:path draw:style-name="gr7" draw:text-style-name="P7" draw:layer="layout" svg:width="0.36cm" svg:height="0.402cm" svg:x="30.526cm" svg:y="15.866cm" svg:viewBox="0 0 361 403" svg:d="M0 200c0-68 21-123 59-157 34-29 72-43 124-43 51 0 93 18 127 52s51 85 51 144c0 51-9 89-21 118-17 26-38 51-64 64-29 17-59 25-93 25-56 0-98-17-132-51-34-33-51-84-51-152zM68 200c0 51 8 89 29 114 26 21 51 34 86 34 30 0 59-13 81-34 21-25 29-63 29-114 0-47-8-85-29-110-22-21-51-34-81-34-35 0-60 13-86 34-21 25-29 63-29 110z">
          <text:p/>
        </draw:path>
        <draw:path draw:style-name="gr7" draw:text-style-name="P7" draw:layer="layout" svg:width="0.208cm" svg:height="0.394cm" svg:x="30.962cm" svg:y="15.866cm" svg:viewBox="0 0 209 395" svg:d="M0 395v-387h59v61c13-31 26-48 38-56 13-9 30-13 43-13 21 0 46 8 69 21l-23 60c-17-8-34-12-50-12-13 0-26 4-39 12-8 9-16 22-21 34-8 26-12 51-12 77v203z">
          <text:p/>
        </draw:path>
        <draw:path draw:style-name="gr7" draw:text-style-name="P7" draw:layer="layout" svg:width="0.52cm" svg:height="0.394cm" svg:x="31.208cm" svg:y="15.866cm" svg:viewBox="0 0 521 395" svg:d="M0 395v-387h59v57c13-23 25-35 46-48 22-13 43-17 68-17 30 0 55 4 72 17 18 13 31 30 39 52 30-48 72-69 119-69 38 0 68 8 89 30s29 56 29 98v267h-63v-242c0-29-4-46-9-59-4-8-8-21-21-25-12-9-25-13-38-13-30 0-51 9-68 30-17 17-29 46-29 84v225h-65v-250c0-30-4-51-17-68-8-12-25-21-50-21-17 0-34 4-51 17-17 8-26 21-34 42-9 17-13 43-13 81v199z">
          <text:p/>
        </draw:path>
        <draw:path draw:style-name="gr7" draw:text-style-name="P7" draw:layer="layout" svg:width="0.356cm" svg:height="0.402cm" svg:x="31.8cm" svg:y="15.866cm" svg:viewBox="0 0 357 403" svg:d="M275 348c-25 21-46 34-72 42-21 9-42 13-71 13-43 0-72-8-98-29-21-22-34-47-34-81 0-21 5-38 13-51 8-17 21-29 34-38 17-8 29-17 46-21 13-4 34-8 60-13 55-4 93-12 118-21 0-8 0-13 0-17 0-25-8-46-21-55-17-17-38-21-72-21-30 0-55 4-68 13-17 12-25 29-34 59l-63-8c4-30 17-51 30-68 12-17 29-30 55-38 25-10 55-14 89-14 33 0 59 4 80 14 21 4 34 17 47 29 8 9 17 26 17 43 5 12 5 29 5 59v89c0 59 4 97 4 114 4 17 8 30 17 47h-69c-8-13-13-30-13-47zM271 200c-25 13-59 17-110 25-25 5-42 9-55 13s-21 13-25 21c-5 9-9 21-9 34 0 17 4 30 17 42 17 13 34 17 59 17 26 0 47-4 68-17 21-12 34-25 43-46 8-13 12-34 12-64z">
          <text:p/>
        </draw:path>
        <draw:path draw:style-name="gr7" draw:text-style-name="P7" draw:layer="layout" svg:width="0.191cm" svg:height="0.525cm" svg:x="32.198cm" svg:y="15.739cm" svg:viewBox="0 0 192 526" svg:d="M179 462l13 60c-21 4-38 4-51 4-25 0-42-4-55-13-13-4-21-17-30-29-4-9-4-34-4-77v-221h-52v-50h52v-98l64-38v136h63v50h-63v226c0 21 0 29 4 38 0 4 4 8 8 12 9 0 13 5 26 5 4 0 17 0 25-5z">
          <text:p/>
        </draw:path>
        <draw:path draw:style-name="gr7" draw:text-style-name="P7" draw:layer="layout" svg:width="0.067cm" svg:height="0.534cm" svg:x="32.44cm" svg:y="15.726cm" svg:viewBox="0 0 68 535" svg:d="M0 77v-77h68v77zM0 535v-386h68v386z">
          <text:p/>
        </draw:path>
        <draw:path draw:style-name="gr7" draw:text-style-name="P7" draw:layer="layout" svg:width="0.364cm" svg:height="0.402cm" svg:x="32.579cm" svg:y="15.866cm" svg:viewBox="0 0 365 403" svg:d="M0 200c0-68 21-123 59-157 34-29 77-43 123-43 55 0 98 18 131 52 34 34 52 85 52 144 0 51-9 89-26 118-13 26-34 51-64 64-29 17-59 25-93 25-55 0-97-17-131-51-34-33-51-84-51-152zM68 200c0 51 13 89 34 114 21 21 46 34 80 34s60-13 81-34c21-25 34-63 34-114 0-47-13-85-34-110-21-21-47-34-81-34s-59 13-80 34c-21 25-34 63-34 110z">
          <text:p/>
        </draw:path>
        <draw:path draw:style-name="gr7" draw:text-style-name="P7" draw:layer="layout" svg:width="0.314cm" svg:height="0.394cm" svg:x="33.015cm" svg:y="15.866cm" svg:viewBox="0 0 315 395" svg:d="M0 395v-387h61v57c29-44 67-65 122-65 26 0 47 4 64 13 21 8 34 17 42 34 13 13 17 30 21 47 5 13 5 34 5 64v237h-64v-233c0-30-4-47-8-64-5-12-13-21-26-29-17-9-29-13-46-13-30 0-51 9-72 30-22 17-30 50-30 97v212z">
          <text:p/>
        </draw:path>
        <draw:path draw:style-name="gr7" draw:text-style-name="P7" draw:layer="layout" svg:width="0.36cm" svg:height="0.402cm" svg:x="33.608cm" svg:y="15.866cm" svg:viewBox="0 0 361 403" svg:d="M0 200c0-68 21-123 59-157 34-29 72-43 123-43s93 18 127 52c35 34 52 85 52 144 0 51-4 89-21 118-13 26-40 51-65 64-30 17-59 25-93 25-55 0-97-17-131-51-34-33-51-84-51-152zM68 200c0 51 8 89 34 114 21 21 46 34 80 34 30 0 59-13 80-34 22-25 30-63 30-114 0-47-8-85-30-110-21-21-50-34-80-34-34 0-59 13-80 34-22 25-34 63-34 110z">
          <text:p/>
        </draw:path>
        <draw:path draw:style-name="gr7" draw:text-style-name="P7" draw:layer="layout" svg:width="0.224cm" svg:height="0.542cm" svg:x="34.002cm" svg:y="15.718cm" svg:viewBox="0 0 225 543" svg:d="M59 543v-336h-59v-51h59v-42c0-25 0-42 4-55 9-17 17-34 34-42 17-13 38-17 69-17 17 0 38 4 59 8l-8 55c-13 0-26-4-39-4-22 0-34 4-43 13-8 8-13 25-13 51v33h78v51h-78v336z">
          <text:p/>
        </draw:path>
        <draw:path draw:style-name="gr7" draw:text-style-name="P7" draw:layer="layout" svg:width="0.424cm" svg:height="0.55cm" svg:x="0.651cm" svg:y="16.607cm" svg:viewBox="0 0 425 551" svg:d="M0 373l68-8c0 25 9 51 21 68 9 17 30 29 51 38 26 12 51 17 85 17 25 0 51-5 68-13 21-8 38-17 46-30 13-17 17-29 17-46s-4-34-17-47c-8-8-25-21-46-29-13-5-47-13-94-26-50-12-84-21-105-34-26-12-43-29-55-50-13-17-17-39-17-65 0-30 4-51 21-76 17-21 38-42 67-55 30-9 60-17 98-17s72 8 101 21c34 13 55 30 72 55s27 51 27 85l-69 4c-4-34-17-59-38-76s-51-26-89-26c-42 0-76 9-93 22-21 16-30 33-30 59 0 17 5 35 21 47 13 13 47 26 106 38 55 13 93 22 115 34 33 13 55 30 72 55 13 22 22 47 22 72 0 30-9 55-27 81-17 25-38 46-67 59-34 13-68 21-106 21-47 0-85-8-119-21s-59-34-76-63c-21-30-30-60-30-94z">
          <text:p/>
        </draw:path>
        <draw:path draw:style-name="gr7" draw:text-style-name="P7" draw:layer="layout" svg:width="0.186cm" svg:height="0.525cm" svg:x="1.126cm" svg:y="16.628cm" svg:viewBox="0 0 187 526" svg:d="M178 462l9 60c-17 4-34 4-47 4-25 0-42-4-55-13-18-4-26-17-30-29-5-9-9-38-9-77v-221h-46v-51h46v-97l65-38v135h67v51h-67v226c0 17 4 29 4 38 4 4 8 8 13 12 4 0 12 5 21 5 8 0 17 0 29-5z">
          <text:p/>
        </draw:path>
        <draw:path draw:style-name="gr7" draw:text-style-name="P7" draw:layer="layout" svg:width="0.36cm" svg:height="0.402cm" svg:x="1.341cm" svg:y="16.755cm" svg:viewBox="0 0 361 403" svg:d="M0 199c0-68 22-123 60-157 34-29 72-42 123-42 50 0 94 17 128 51 33 34 50 84 50 144 0 51-4 89-21 118-13 27-38 52-63 65-31 17-61 25-94 25-56 0-98-17-132-51s-51-85-51-153zM68 199c0 51 9 89 34 114 21 22 47 35 81 35 29 0 59-13 80-35 22-25 31-63 31-114 0-47-9-85-31-110-21-21-51-34-80-34-34 0-60 9-81 34s-34 63-34 110z">
          <text:p/>
        </draw:path>
        <draw:path draw:style-name="gr7" draw:text-style-name="P7" draw:layer="layout" svg:width="0.335cm" svg:height="0.402cm" svg:x="1.756cm" svg:y="16.755cm" svg:viewBox="0 0 336 403" svg:d="M272 254l64 9c-4 42-21 77-51 102-30 26-64 38-106 38-55 0-97-17-128-51-34-34-51-85-51-149 0-42 9-80 21-110 13-29 34-55 65-72 30-12 59-21 93-21 42 0 76 9 102 30 25 21 42 50 51 93l-64 8c-4-25-17-46-34-59-13-13-34-17-55-17-30 0-59 9-80 34-22 21-31 59-31 110 0 55 9 89 31 114 21 22 46 35 76 35 25 0 46-8 68-22 17-17 25-42 29-72z">
          <text:p/>
        </draw:path>
        <draw:polygon draw:style-name="gr7" draw:text-style-name="P7" draw:layer="layout" svg:width="0.322cm" svg:height="0.534cm" svg:x="2.146cm" svg:y="16.615cm" svg:viewBox="0 0 323 535" draw:points="0,535 0,0 68,0 68,306 220,148 306,148 161,293 323,535 241,535 114,336 68,382 68,535">
          <text:p/>
        </draw:polygon>
        <draw:path draw:style-name="gr7" draw:text-style-name="P7" draw:layer="layout" svg:width="0.317cm" svg:height="0.402cm" svg:x="2.493cm" svg:y="16.755cm" svg:viewBox="0 0 318 403" svg:d="M0 279l63-12c5 25 13 46 30 59 17 18 38 22 68 22 34 0 56-4 69-17 16-13 21-26 21-43s-5-25-17-34c-9-8-35-17-69-25-47-9-80-22-97-30-22-8-34-21-43-38-12-13-17-30-17-51 0-17 5-34 13-46 9-17 17-26 34-39 8-8 21-12 38-16 21-5 38-9 59-9 30 0 56 4 82 13 21 8 38 21 46 34 13 17 21 33 26 59l-64 8c-4-17-12-34-25-46-13-9-35-13-60-13-30 0-51 4-64 13-13 8-21 21-21 34 0 8 4 17 8 25 5 4 13 13 26 17 4 0 25 8 59 17 43 13 77 21 94 30 21 8 34 16 47 33 8 13 12 34 12 55 0 22-4 43-17 65-12 17-33 34-55 42-25 13-51 17-81 17-51 0-89-12-114-29-30-22-47-56-51-95z">
          <text:p/>
        </draw:path>
        <draw:path draw:style-name="gr7" draw:text-style-name="P7" draw:layer="layout" svg:width="0.081cm" svg:height="0.182cm" svg:x="2.899cm" svg:y="17.073cm" svg:viewBox="0 0 82 183" svg:d="M5 76v-76h77v76c0 25-4 52-17 68-9 13-21 30-42 39l-23-30c17-4 27-13 31-25 8-14 13-31 13-52z">
          <text:p/>
        </draw:path>
        <draw:path draw:style-name="gr7" draw:text-style-name="P7" draw:layer="layout" svg:width="0.483cm" svg:height="0.534cm" svg:x="3.255cm" svg:y="16.615cm" svg:viewBox="0 0 484 535" svg:d="M203 535l-203-535h76l136 391c12 29 21 59 29 84 9-29 17-59 30-84l141-391h72l-209 535z">
          <text:p/>
        </draw:path>
        <draw:path draw:style-name="gr7" draw:text-style-name="P7" draw:layer="layout" svg:width="0.356cm" svg:height="0.402cm" svg:x="3.729cm" svg:y="16.755cm" svg:viewBox="0 0 357 403" svg:d="M284 271l67 8c-8 39-29 69-59 90-25 22-63 34-110 34-55 0-102-17-131-51-34-39-51-85-51-149 0-63 17-114 51-148 34-38 76-55 127-55 55 0 97 17 127 51 34 38 52 85 52 148 0 4 0 8 0 17h-289c0 42 12 76 34 97 21 27 50 35 80 35 25 0 47-4 64-17s29-35 38-60zM72 165h212c0-34-9-59-21-76-22-21-51-34-81-34s-55 9-76 30c-21 17-34 46-34 80z">
          <text:p/>
        </draw:path>
        <draw:path draw:style-name="gr7" draw:text-style-name="P7" draw:layer="layout" svg:width="0.339cm" svg:height="0.55cm" svg:x="4.135cm" svg:y="16.755cm" svg:viewBox="0 0 340 551" svg:d="M13 424l64 13c4 17 12 34 26 42 13 13 38 17 64 17 29 0 55-4 72-17 16-12 25-29 33-50 0-13 5-43 5-85-30 34-64 51-106 51-55 0-99-21-124-60-30-38-47-80-47-135 0-38 9-72 22-102 12-29 34-55 59-72 26-17 56-26 90-26 42 0 80 17 110 56v-47h59v335c0 59-4 102-17 127-12 25-29 42-59 59-25 13-59 21-97 21-47 0-82-12-111-33-30-17-43-51-43-94zM68 196c0 51 9 84 31 110 21 21 46 34 76 34s55-13 76-34c21-26 30-59 30-110 0-47-9-81-30-106s-46-34-76-34-55 9-76 34c-22 25-31 59-31 106z">
          <text:p/>
        </draw:path>
        <draw:path draw:style-name="gr7" draw:text-style-name="P7" draw:layer="layout" svg:width="0.356cm" svg:height="0.402cm" svg:x="4.55cm" svg:y="16.755cm" svg:viewBox="0 0 357 403" svg:d="M276 348c-25 17-51 34-72 43-22 8-47 12-72 12-43 0-77-12-98-29-21-22-34-48-34-82 0-21 5-38 13-51 8-17 21-29 34-38 13-8 30-17 46-21 13-4 34-8 60-13 51-4 89-12 115-21 0-8 0-12 0-17 0-25-4-46-17-55-18-17-43-21-77-21-30 0-51 4-68 13-13 12-25 29-29 59l-64-8c4-30 13-51 25-68 17-17 34-30 60-38 25-9 55-13 89-13 29 0 60 4 81 13 17 4 34 17 42 25 13 13 17 30 22 47 4 12 4 29 4 59v89c0 59 0 98 4 115s8 30 17 47h-68c-8-13-13-30-13-47zM268 199c-21 8-60 17-107 25-25 5-46 9-55 13-13 4-21 13-25 21-9 9-13 21-13 30 0 21 9 34 21 47 13 9 34 17 59 17 26 0 47-4 68-17 17-13 35-26 44-47 4-13 8-34 8-64z">
          <text:p/>
        </draw:path>
        <draw:path draw:style-name="gr7" draw:text-style-name="P7" draw:layer="layout" svg:width="0.187cm" svg:height="0.525cm" svg:x="4.948cm" svg:y="16.628cm" svg:viewBox="0 0 188 526" svg:d="M179 462l9 60c-17 4-35 4-48 4-25 0-42-4-55-13-17-4-25-17-30-29-4-9-8-38-8-77v-221h-47v-51h47v-97l63-38v135h69v51h-69v226c0 17 5 29 5 38 4 4 8 8 12 12 4 0 13 5 21 5 9 0 17 0 31-5z">
          <text:p/>
        </draw:path>
        <draw:path draw:style-name="gr7" draw:text-style-name="P7" draw:layer="layout" svg:width="0.352cm" svg:height="0.402cm" svg:x="5.168cm" svg:y="16.755cm" svg:viewBox="0 0 353 403" svg:d="M271 348c-25 17-46 34-67 43-26 8-47 12-72 12-43 0-77-12-98-29-25-22-34-48-34-82 0-21 5-38 13-51 9-17 17-29 34-38 13-8 30-17 47-21 12-4 29-8 55-13 55-4 93-12 118-21 0-8 0-12 0-17 0-25-4-46-17-55-17-17-42-21-76-21-30 0-55 4-68 13-12 12-25 29-34 59l-63-8c8-30 17-51 30-68 12-17 33-30 59-38 25-9 51-13 84-13 34 0 60 4 81 13 22 4 39 17 47 25 9 13 17 30 22 47 0 12 0 29 0 59v89c0 59 4 98 4 115 4 17 8 30 17 47h-68c-4-13-8-30-14-47zM267 199c-25 8-59 17-106 25-29 5-46 9-59 13-8 4-17 13-25 21-5 9-9 21-9 30 0 21 9 34 21 47 13 9 30 17 55 17 26 0 51-4 68-17 21-13 34-26 42-47 9-13 13-34 13-64z">
          <text:p/>
        </draw:path>
        <draw:path draw:style-name="gr7" draw:text-style-name="P7" draw:layer="layout" svg:width="0.335cm" svg:height="0.542cm" svg:x="5.6cm" svg:y="16.615cm" svg:viewBox="0 0 336 543" svg:d="M59 535h-59v-535h64v191c29-34 63-51 106-51 25 0 46 4 67 13 22 8 39 25 52 42 17 17 25 38 34 64 8 21 13 46 13 76 0 67-17 119-51 153-34 38-73 55-120 55-42 0-80-21-106-59zM59 339c0 47 5 76 17 98 22 34 51 51 85 51 30 0 55-13 76-38 18-21 31-60 31-111s-9-85-31-110c-21-25-46-34-72-34-29 0-55 9-76 34s-30 63-30 110z">
          <text:p/>
        </draw:path>
        <draw:polygon draw:style-name="gr7" draw:text-style-name="P7" draw:layer="layout" svg:width="0.067cm" svg:height="0.534cm" svg:x="6.007cm" svg:y="16.615cm" svg:viewBox="0 0 68 535" draw:points="0,0 68,0 68,535 0,535">
          <text:p/>
        </draw:polygon>
        <draw:path draw:style-name="gr7" draw:text-style-name="P7" draw:layer="layout" svg:width="0.355cm" svg:height="0.402cm" svg:x="6.155cm" svg:y="16.755cm" svg:viewBox="0 0 356 403" svg:d="M284 271l68 8c-8 39-29 69-59 90-30 22-64 34-110 34-55 0-102-17-137-51-29-39-46-85-46-149 0-63 17-114 51-148 30-38 77-55 128-55 50 0 93 17 127 51 33 38 50 85 50 148 0 4 0 8 0 17h-287c0 42 12 76 33 97 22 27 51 35 81 35 25 0 46-4 63-17s30-35 38-60zM73 165h211c0-34-8-59-21-76-21-21-51-34-84-34-30 0-55 9-72 30-22 17-34 46-34 80z">
          <text:p/>
        </draw:path>
        <draw:path draw:style-name="gr7" draw:text-style-name="P7" draw:layer="layout" svg:width="0.318cm" svg:height="0.402cm" svg:x="6.561cm" svg:y="16.755cm" svg:viewBox="0 0 319 403" svg:d="M0 279l64-12c4 25 12 46 29 59 17 18 43 22 72 22 30 0 51-4 64-17 17-13 25-26 25-43s-8-25-21-34c-8-8-30-17-68-25-46-9-80-22-97-30-21-8-34-21-42-38-9-13-17-30-17-51 0-17 4-34 12-46 9-17 22-26 34-39 9-8 21-12 43-16 16-5 33-9 55-9 29 0 55 4 80 13 21 8 39 21 52 34 8 17 17 33 21 59l-65 8c-4-17-12-34-25-46-13-9-34-13-59-13-30 0-51 4-64 13-12 8-21 21-21 34 0 8 4 17 9 25 4 4 12 13 25 17 8 0 25 8 59 17 47 13 76 21 99 30 17 8 29 16 42 33 8 13 13 34 13 55 0 22-5 43-17 65-13 17-30 34-56 42-26 13-51 17-81 17-51 0-89-12-114-29-25-22-42-56-51-95z">
          <text:p/>
        </draw:path>
        <draw:path draw:style-name="gr7" draw:text-style-name="P7" draw:layer="layout" svg:width="0.08cm" svg:height="0.182cm" svg:x="6.968cm" svg:y="17.073cm" svg:viewBox="0 0 81 183" svg:d="M4 76v-76h77v76c0 25-4 52-13 68-12 13-25 30-47 39l-21-30c16-4 25-13 34-25 5-14 9-31 9-52z">
          <text:p/>
        </draw:path>
        <draw:path draw:style-name="gr7" draw:text-style-name="P7" draw:layer="layout" svg:width="0.47cm" svg:height="0.55cm" svg:x="7.357cm" svg:y="16.607cm" svg:viewBox="0 0 471 551" svg:d="M399 356l72 17c-17 60-42 102-81 132-39 29-85 46-140 46-59 0-106-13-140-34-38-25-63-59-85-101-17-47-25-93-25-144 0-55 8-102 30-145 21-42 50-72 93-93 38-21 80-34 127-34 55 0 97 13 136 42 34 26 60 64 76 114l-72 18c-13-43-30-68-51-85-26-21-55-30-89-30-43 0-76 13-106 30-25 21-47 46-55 81-13 34-17 68-17 102 0 46 4 84 21 118 13 34 30 60 59 77 30 16 60 25 89 25 43 0 77-13 102-34 25-25 47-59 56-102z">
          <text:p/>
        </draw:path>
        <draw:path draw:style-name="gr7" draw:text-style-name="P7" draw:layer="layout" svg:width="0.309cm" svg:height="0.394cm" svg:x="7.903cm" svg:y="16.763cm" svg:viewBox="0 0 310 395" svg:d="M254 387v-56c-34 43-72 64-123 64-25 0-46-4-63-13-21-8-34-21-47-33-8-13-17-31-17-48-4-13-4-34-4-63v-238h64v212c0 34 0 59 4 72 4 17 13 30 25 38 13 9 30 18 51 18 17 0 38-9 55-18 17-8 30-21 34-42 8-17 13-42 13-72v-208h64v387z">
          <text:p/>
        </draw:path>
        <draw:path draw:style-name="gr7" draw:text-style-name="P7" draw:layer="layout" svg:width="0.318cm" svg:height="0.402cm" svg:x="8.288cm" svg:y="16.755cm" svg:viewBox="0 0 319 403" svg:d="M0 279l64-12c4 25 13 46 29 59 17 18 44 22 73 22 30 0 51-4 64-17 17-13 25-26 25-43s-8-25-21-34c-8-8-29-17-68-25-46-9-81-22-98-30-21-8-34-21-42-38-9-13-17-30-17-51 0-17 4-34 13-46 8-17 21-26 33-39 9-8 22-12 43-16 18-5 35-9 56-9 29 0 55 4 80 13 21 8 38 21 51 34 8 17 17 33 21 59l-63 8c-5-17-13-34-26-46-12-9-34-13-59-13-30 0-52 4-65 13-12 8-21 21-21 34 0 8 5 17 9 25 4 4 12 13 25 17 10 0 27 8 60 17 47 13 77 21 98 30 17 8 29 16 42 33 9 13 13 34 13 55 0 22-4 43-17 65-13 17-30 34-55 42-26 13-51 17-81 17-50 0-89-12-115-29-25-22-42-56-51-95z">
          <text:p/>
        </draw:path>
        <draw:path draw:style-name="gr7" draw:text-style-name="P7" draw:layer="layout" svg:width="0.186cm" svg:height="0.525cm" svg:x="8.648cm" svg:y="16.628cm" svg:viewBox="0 0 187 526" svg:d="M179 462l8 60c-16 4-33 4-46 4-25 0-42-4-55-13-13-4-26-17-30-29-4-9-8-38-8-77v-221h-48v-51h48v-97l68-38v135h63v51h-63v226c0 17 0 29 0 38 4 4 8 8 12 12 4 0 13 5 21 5 9 0 17 0 30-5z">
          <text:p/>
        </draw:path>
        <draw:path draw:style-name="gr7" draw:text-style-name="P7" draw:layer="layout" svg:width="0.36cm" svg:height="0.402cm" svg:x="8.864cm" svg:y="16.755cm" svg:viewBox="0 0 361 403" svg:d="M0 199c0-68 21-123 59-157 34-29 77-42 123-42 51 0 98 17 132 51 30 34 47 84 47 144 0 51-4 89-21 118-13 27-34 52-65 65-29 17-59 25-93 25-55 0-97-17-131-51s-51-85-51-153zM68 199c0 51 13 89 34 114 21 22 46 35 80 35s59-13 81-35c21-25 34-63 34-114 0-47-13-85-34-110-22-21-47-34-81-34s-59 9-80 34-34 63-34 110z">
          <text:p/>
        </draw:path>
        <draw:path draw:style-name="gr7" draw:text-style-name="P7" draw:layer="layout" svg:width="0.521cm" svg:height="0.394cm" svg:x="9.3cm" svg:y="16.755cm" svg:viewBox="0 0 522 395" svg:d="M0 395v-387h59v56c13-22 30-34 47-47 21-13 42-17 68-17 29 0 55 4 72 17s29 30 38 51c29-47 73-68 119-68 38 0 68 8 89 30 21 21 30 55 30 97v268h-64v-243c0-29-4-46-8-59-4-8-9-21-21-25-13-9-26-13-38-13-30 0-51 9-68 30-18 17-27 46-27 84v226h-67v-251c0-30-5-51-17-68-9-12-26-21-51-21-17 0-34 4-51 17-17 8-25 21-34 42-8 17-12 43-12 81v200z">
          <text:p/>
        </draw:path>
        <draw:path draw:style-name="gr7" draw:text-style-name="P7" draw:layer="layout" svg:width="0.351cm" svg:height="0.402cm" svg:x="9.897cm" svg:y="16.755cm" svg:viewBox="0 0 352 403" svg:d="M285 271l67 8c-12 39-29 69-59 90-30 22-68 34-110 34-55 0-103-17-136-51-34-39-47-85-47-149 0-63 17-114 47-148 33-38 77-55 132-55 51 0 93 17 127 51 34 38 46 85 46 148 0 4 0 8 0 17h-288c4 42 16 76 38 97 22 27 47 35 81 35 25 0 42-4 59-17s34-35 43-60zM68 165h217c-5-34-9-59-26-76-21-21-46-34-80-34-30 0-55 9-77 30-17 17-30 46-34 80z">
          <text:p/>
        </draw:path>
        <draw:path draw:style-name="gr7" draw:text-style-name="P7" draw:layer="layout" svg:width="0.207cm" svg:height="0.394cm" svg:x="10.329cm" svg:y="16.755cm" svg:viewBox="0 0 208 395" svg:d="M0 395v-387h55v60c17-30 29-47 42-55 13-9 31-13 44-13 21 0 46 4 67 21l-21 59c-17-8-34-12-51-12-13 0-26 4-39 12-8 9-17 22-21 34-8 26-13 51-13 77v204z">
          <text:p/>
        </draw:path>
        <draw:path draw:style-name="gr7" draw:text-style-name="P7" draw:layer="layout" svg:width="0.076cm" svg:height="0.182cm" svg:x="10.545cm" svg:y="17.073cm" svg:viewBox="0 0 77 183" svg:d="M4 76v-76h73v76c0 25-4 52-13 68-9 13-26 30-47 39l-17-30c12-4 25-13 29-25 9-14 9-31 13-52z">
          <text:p/>
        </draw:path>
        <draw:path draw:style-name="gr7" draw:text-style-name="P7" draw:layer="layout" svg:width="0.402cm" svg:height="0.534cm" svg:x="10.947cm" svg:y="16.615cm" svg:viewBox="0 0 403 535" svg:d="M0 535v-535h200c42 0 76 9 97 17 26 13 47 30 60 51 12 21 21 47 21 68 0 25-9 47-17 69-13 16-34 33-60 46 34 9 60 25 77 47 17 25 25 50 25 80 0 25-4 51-17 72-8 21-21 38-38 51-17 8-34 17-59 25-21 4-51 9-85 9zM72 226h115c30 0 55 0 68-5 17-8 30-16 38-29 13-13 17-27 17-48 0-17-4-29-13-46-8-13-21-21-38-26-17-4-42-8-80-8h-107zM72 471h132c21 0 38 0 47-4 17 0 29-4 42-13 13-8 21-17 25-29 9-13 13-30 13-47s-4-34-17-51c-8-12-21-25-42-29-17-5-42-9-76-9h-124z">
          <text:p/>
        </draw:path>
        <draw:path draw:style-name="gr7" draw:text-style-name="P7" draw:layer="layout" svg:width="0.063cm" svg:height="0.534cm" svg:x="11.438cm" svg:y="16.615cm" svg:viewBox="0 0 64 535" svg:d="M0 77v-77h64v77zM0 535v-386h64v386z">
          <text:p/>
        </draw:path>
        <draw:path draw:style-name="gr7" draw:text-style-name="P7" draw:layer="layout" svg:width="0.233cm" svg:height="0.534cm" svg:x="11.599cm" svg:y="16.615cm" svg:viewBox="0 0 234 535" svg:d="M0 0h68v535h-68zM166 0h68v535h-68z">
          <text:p/>
        </draw:path>
        <draw:path draw:style-name="gr7" draw:text-style-name="P7" draw:layer="layout" svg:width="0.08cm" svg:height="0.182cm" svg:x="11.942cm" svg:y="17.073cm" svg:viewBox="0 0 81 183" svg:d="M4 76v-76h77v76c0 25-4 52-13 68-12 13-25 30-46 39l-22-30c17-4 26-13 35-25 4-14 8-31 8-52z">
          <text:p/>
        </draw:path>
        <draw:path draw:style-name="gr7" draw:text-style-name="P7" draw:layer="layout" svg:width="0.403cm" svg:height="0.534cm" svg:x="12.352cm" svg:y="16.615cm" svg:viewBox="0 0 404 535" svg:d="M0 535v-535h199c34 0 64 5 81 9 25 4 47 8 64 21 21 13 34 30 47 51 8 25 13 46 13 76 0 43-13 81-43 115-29 30-81 47-157 47h-136v216zM68 255h140c42 0 76-8 93-25 22-17 31-42 31-73 0-21-5-42-17-55-10-17-27-30-44-34-12 0-34-4-67-4h-136z">
          <text:p/>
        </draw:path>
        <draw:path draw:style-name="gr7" draw:text-style-name="P7" draw:layer="layout" svg:width="0.355cm" svg:height="0.402cm" svg:x="12.814cm" svg:y="16.755cm" svg:viewBox="0 0 356 403" svg:d="M276 348c-25 17-51 34-72 43-21 8-47 12-73 12-42 0-72-12-97-29-21-22-34-48-34-82 0-21 4-38 13-51 8-17 21-29 33-38 13-8 30-17 47-21 13-4 34-8 60-13 51-4 89-12 115-21 0-8 0-12 0-17 0-25-5-46-17-55-17-17-43-21-72-21-34 0-56 4-73 13-13 12-26 29-30 59l-63-8c4-30 12-51 29-68 13-17 30-30 55-38 26-9 56-13 90-13s59 4 81 13c21 4 33 17 42 25 13 13 17 30 21 47 4 12 4 29 4 59v89c0 59 0 98 4 115 5 17 9 30 17 47h-67c-9-13-13-30-13-47zM268 199c-22 8-60 17-106 25-27 5-48 9-56 13-13 4-22 13-26 21-8 9-8 21-8 30 0 21 4 34 17 47 12 9 34 17 60 17 25 0 47-4 68-17 17-13 34-26 42-47 9-13 9-34 9-64z">
          <text:p/>
        </draw:path>
        <draw:path draw:style-name="gr7" draw:text-style-name="P7" draw:layer="layout" svg:width="0.351cm" svg:height="0.541cm" svg:x="13.212cm" svg:y="16.764cm" svg:viewBox="0 0 352 542" svg:d="M34 534l-9-64c13 5 26 9 38 9 13 0 26-4 34-9 9-4 17-12 21-21 5-4 13-21 21-46 0-5 5-9 5-17l-144-386h67l81 224c13 25 21 56 30 90 8-30 16-60 25-90l85-224h64l-149 390c-13 42-25 72-34 89-13 21-25 38-42 46-13 13-30 17-51 17-13 0-30-4-42-8z">
          <text:p/>
        </draw:path>
        <draw:path draw:style-name="gr7" draw:text-style-name="P7" draw:layer="layout" svg:width="0.521cm" svg:height="0.394cm" svg:x="13.618cm" svg:y="16.755cm" svg:viewBox="0 0 522 395" svg:d="M0 395v-387h59v56c9-22 26-34 47-47s42-17 69-17c29 0 50 4 72 17 17 13 29 30 38 51 29-47 67-68 118-68 38 0 68 8 89 30 21 21 30 55 30 97v268h-64v-243c0-29-4-46-8-59-4-8-13-21-21-25-13-9-26-13-38-13-30 0-51 9-68 30-21 17-30 46-30 84v226h-63v-251c0-30-5-51-17-68-9-12-26-21-52-21-21 0-38 4-51 17-17 8-29 21-34 42-8 17-12 43-12 81v200z">
          <text:p/>
        </draw:path>
        <draw:path draw:style-name="gr7" draw:text-style-name="P7" draw:layer="layout" svg:width="0.355cm" svg:height="0.402cm" svg:x="14.211cm" svg:y="16.755cm" svg:viewBox="0 0 356 403" svg:d="M289 271l67 8c-12 39-33 69-59 90-29 22-68 34-110 34-60 0-103-17-136-51-34-39-51-85-51-149 0-63 17-114 51-148 33-38 76-55 132-55 51 0 93 17 127 51 29 38 46 85 46 148 0 4 0 8 0 17h-288c4 42 16 76 38 97 21 27 46 35 81 35 21 0 42-4 59-17s30-35 43-60zM72 165h217c-5-34-13-59-26-76-21-21-46-34-80-34-31 0-56 9-77 30-22 17-30 46-34 80z">
          <text:p/>
        </draw:path>
        <draw:path draw:style-name="gr7" draw:text-style-name="P7" draw:layer="layout" svg:width="0.309cm" svg:height="0.394cm" svg:x="14.647cm" svg:y="16.755cm" svg:viewBox="0 0 310 395" svg:d="M0 395v-387h56v56c29-43 72-64 123-64 25 0 46 4 63 13 21 8 34 17 47 34 8 12 17 29 21 46 0 13 0 34 0 64v238h-64v-234c0-30-4-47-8-64-4-12-13-21-26-29-12-9-29-13-46-13-25 0-51 9-72 25-21 22-30 55-30 102v213z">
          <text:p/>
        </draw:path>
        <draw:path draw:style-name="gr7" draw:text-style-name="P7" draw:layer="layout" svg:width="0.187cm" svg:height="0.525cm" svg:x="15.019cm" svg:y="16.628cm" svg:viewBox="0 0 188 526" svg:d="M179 462l9 60c-17 4-34 4-47 4-26 0-43-4-56-13-13-4-21-17-30-29-4-9-8-38-8-77v-221h-47v-51h47v-97l68-38v135h64v51h-64v226c0 17 0 29 4 38 0 4 4 8 8 12 5 0 14 5 27 5 4 0 12 0 25-5z">
          <text:p/>
        </draw:path>
        <draw:polygon draw:style-name="gr7" draw:text-style-name="P7" draw:layer="layout" svg:width="0.076cm" svg:height="0.076cm" svg:x="15.278cm" svg:y="17.073cm" svg:viewBox="0 0 77 77" draw:points="0,0 77,0 77,77 0,77">
          <text:p/>
        </draw:polygon>
        <draw:polygon draw:style-name="gr7" draw:text-style-name="P7" draw:layer="layout" svg:width="0.394cm" svg:height="0.534cm" svg:x="15.684cm" svg:y="16.615cm" svg:viewBox="0 0 395 535" draw:points="0,535 0,0 382,0 382,64 68,64 68,230 365,230 365,289 68,289 68,471 395,471 395,535">
          <text:p/>
        </draw:polygon>
        <draw:path draw:style-name="gr7" draw:text-style-name="P7" draw:layer="layout" svg:width="0.352cm" svg:height="0.386cm" svg:x="16.128cm" svg:y="16.763cm" svg:viewBox="0 0 353 387" svg:d="M144 387l-144-387h68l81 229c12 25 17 51 25 81 9-22 17-47 26-77l85-233h68l-144 387z">
          <text:p/>
        </draw:path>
        <draw:path draw:style-name="gr7" draw:text-style-name="P7" draw:layer="layout" svg:width="0.355cm" svg:height="0.402cm" svg:x="16.514cm" svg:y="16.755cm" svg:viewBox="0 0 356 403" svg:d="M288 271l68 8c-13 39-35 69-60 90-30 22-68 34-110 34-59 0-102-17-135-51-34-39-51-85-51-149 0-63 17-114 51-148 33-38 76-55 131-55 51 0 93 17 127 51 29 38 47 85 47 148 0 4 0 8 0 17h-289c5 42 17 76 39 97 21 27 46 35 80 35 21 0 42-4 59-17s30-35 43-60zM72 165h216c-5-34-13-59-26-76-21-21-46-34-80-34-30 0-55 9-76 30-22 17-30 46-34 80z">
          <text:p/>
        </draw:path>
        <draw:path draw:style-name="gr7" draw:text-style-name="P7" draw:layer="layout" svg:width="0.211cm" svg:height="0.394cm" svg:x="16.946cm" svg:y="16.755cm" svg:viewBox="0 0 212 395" svg:d="M0 395v-387h60v60c17-30 29-47 42-55 13-9 26-13 42-13 22 0 43 4 68 21l-25 59c-13-8-30-12-47-12-12 0-25 4-38 12-13 9-21 22-25 34-5 26-9 51-9 77v204z">
          <text:p/>
        </draw:path>
        <draw:path draw:style-name="gr7" draw:text-style-name="P7" draw:layer="layout" svg:width="0.352cm" svg:height="0.541cm" svg:x="17.157cm" svg:y="16.764cm" svg:viewBox="0 0 353 542" svg:d="M34 534l-8-64c17 5 29 9 38 9 17 0 25-4 34-9 8-4 17-12 21-21 4-4 12-21 21-46 0-5 4-9 4-17l-144-386h72l76 224c13 25 22 56 30 90 8-30 17-60 25-90l86-224h64l-145 390c-17 42-30 72-38 89-13 21-26 38-39 46-16 13-33 17-55 17-12 0-25-4-42-8z">
          <text:p/>
        </draw:path>
        <draw:path draw:style-name="gr7" draw:text-style-name="P7" draw:layer="layout" svg:width="0.508cm" svg:height="0.55cm" svg:x="17.758cm" svg:y="16.607cm" svg:viewBox="0 0 509 551" svg:d="M0 285c0-89 22-158 68-209 51-51 110-76 186-76 48 0 94 13 133 34 38 25 67 59 88 101 22 39 34 90 34 141 0 55-12 102-34 144-21 42-50 76-93 97-38 22-80 34-128 34-50 0-97-12-135-38-38-21-68-55-89-97-21-43-30-85-30-131zM72 285c0 63 17 114 51 152 34 34 76 55 131 55 52 0 94-21 128-55 34-38 55-93 55-161 0-42-8-80-25-115-13-30-34-55-64-72-25-21-59-30-94-30-50 0-93 17-131 55-34 34-51 90-51 171z">
          <text:p/>
        </draw:path>
        <draw:path draw:style-name="gr7" draw:text-style-name="P7" draw:layer="layout" svg:width="0.313cm" svg:height="0.394cm" svg:x="18.347cm" svg:y="16.755cm" svg:viewBox="0 0 314 395" svg:d="M0 395v-387h59v56c25-43 68-64 119-64 25 0 46 4 67 13 17 8 35 17 44 34 8 12 17 29 21 46 0 13 4 34 4 64v238h-69v-234c0-30 0-47-8-64-4-12-13-21-26-29-12-9-29-13-46-13-26 0-51 9-72 25-21 22-30 55-30 102v213z">
          <text:p/>
        </draw:path>
        <draw:polygon draw:style-name="gr7" draw:text-style-name="P7" draw:layer="layout" svg:width="0.068cm" svg:height="0.534cm" svg:x="18.753cm" svg:y="16.615cm" svg:viewBox="0 0 69 535" draw:points="0,0 69,0 69,535 0,535">
          <text:p/>
        </draw:polygon>
        <draw:path draw:style-name="gr7" draw:text-style-name="P7" draw:layer="layout" svg:width="0.063cm" svg:height="0.534cm" svg:x="18.923cm" svg:y="16.615cm" svg:viewBox="0 0 64 535" svg:d="M0 77v-77h64v77zM0 535v-386h64v386z">
          <text:p/>
        </draw:path>
        <draw:path draw:style-name="gr7" draw:text-style-name="P7" draw:layer="layout" svg:width="0.309cm" svg:height="0.394cm" svg:x="19.088cm" svg:y="16.755cm" svg:viewBox="0 0 310 395" svg:d="M0 395v-387h55v56c29-43 72-64 122-64 26 0 47 4 69 13 17 8 34 17 42 34 9 12 17 29 22 46 0 13 0 34 0 64v238h-64v-234c0-30-4-47-8-64-5-12-14-21-27-29-12-9-29-13-46-13-26 0-51 9-72 25-21 22-30 55-30 102v213z">
          <text:p/>
        </draw:path>
        <draw:path draw:style-name="gr7" draw:text-style-name="P7" draw:layer="layout" svg:width="0.351cm" svg:height="0.402cm" svg:x="19.477cm" svg:y="16.755cm" svg:viewBox="0 0 352 403" svg:d="M285 271l67 8c-12 39-29 69-59 90-29 22-68 34-110 34-55 0-101-17-135-51-34-39-48-85-48-149 0-63 14-114 48-148 34-38 76-55 131-55 51 0 93 17 127 51 34 38 46 85 46 148 0 4 0 8 0 17h-287c4 42 17 76 38 97 21 27 46 35 80 35 26 0 42-4 59-17s34-35 43-60zM69 165h216c-5-34-13-59-26-76-21-21-46-34-80-34-30 0-55 9-76 30-17 17-30 46-34 80z">
          <text:p/>
        </draw:path>
        <draw:path draw:style-name="gr7" draw:text-style-name="P7" draw:layer="layout" svg:width="0.482cm" svg:height="0.534cm" svg:x="20.07cm" svg:y="16.615cm" svg:viewBox="0 0 483 535" svg:d="M203 535l-203-535h72l139 391c13 29 22 59 30 84 8-29 17-59 25-84l144-391h73l-208 535z">
          <text:p/>
        </draw:path>
        <draw:path draw:style-name="gr7" draw:text-style-name="P7" draw:layer="layout" svg:width="0.355cm" svg:height="0.402cm" svg:x="20.544cm" svg:y="16.755cm" svg:viewBox="0 0 356 403" svg:d="M285 271l67 8c-8 39-29 69-59 90-30 22-64 34-111 34-55 0-102-17-131-51-34-39-51-85-51-149 0-63 17-114 51-148 34-38 76-55 127-55s94 17 128 51c34 38 50 85 50 148 0 4 0 8 0 17h-288c0 42 12 76 33 97 22 27 51 35 81 35 25 0 47-4 64-17s30-35 39-60zM72 165h213c0-34-9-59-22-76-21-21-51-34-81-34-34 0-59 9-76 30-21 17-34 46-34 80z">
          <text:p/>
        </draw:path>
        <draw:path draw:style-name="gr7" draw:text-style-name="P7" draw:layer="layout" svg:width="0.339cm" svg:height="0.55cm" svg:x="20.95cm" svg:y="16.755cm" svg:viewBox="0 0 340 551" svg:d="M13 424l63 13c5 17 13 34 22 42 17 13 38 17 67 17 31 0 56-4 73-17 17-12 26-29 34-50 0-13 4-43 4-85-29 34-63 51-111 51-50 0-93-21-122-60-26-38-43-80-43-135 0-38 9-72 21-102 13-29 34-55 60-72 21-17 55-26 89-26 43 0 81 17 111 56v-47h59v335c0 59-4 102-17 127s-30 42-59 59c-26 13-60 21-99 21-46 0-80-12-110-33-29-17-42-51-42-94zM68 196c0 51 8 84 30 110 21 21 46 34 76 34s56-13 77-34c21-26 30-59 30-110 0-47-13-81-30-106-21-25-47-34-77-34s-55 9-76 34c-22 25-30 59-30 106z">
          <text:p/>
        </draw:path>
        <draw:path draw:style-name="gr7" draw:text-style-name="P7" draw:layer="layout" svg:width="0.356cm" svg:height="0.402cm" svg:x="21.365cm" svg:y="16.755cm" svg:viewBox="0 0 357 403" svg:d="M285 271l67 8c-8 39-29 69-59 90-25 22-63 34-110 34-55 0-98-17-132-51-34-39-51-85-51-149 0-63 17-114 51-148 34-38 77-55 128-55 55 0 97 17 127 51 34 38 51 85 51 148 0 4 0 8 0 17h-289c4 42 13 76 34 97 22 27 52 35 81 35 26 0 47-4 64-17s29-35 38-60zM72 165h217c-4-34-13-59-25-76-22-21-51-34-81-34-29 0-55 9-77 30-21 17-34 46-34 80z">
          <text:p/>
        </draw:path>
        <draw:path draw:style-name="gr7" draw:text-style-name="P7" draw:layer="layout" svg:width="0.186cm" svg:height="0.525cm" svg:x="21.763cm" svg:y="16.628cm" svg:viewBox="0 0 187 526" svg:d="M179 462l8 60c-17 4-34 4-50 4-22 0-39-4-56-13-13-4-22-17-26-29-4-9-8-38-8-77v-221h-47v-51h47v-97l64-38v135h68v51h-68v226c0 17 4 29 4 38 5 4 9 8 13 12 4 0 13 5 21 5 9 0 17 0 30-5z">
          <text:p/>
        </draw:path>
        <draw:path draw:style-name="gr7" draw:text-style-name="P7" draw:layer="layout" svg:width="0.352cm" svg:height="0.402cm" svg:x="21.983cm" svg:y="16.755cm" svg:viewBox="0 0 353 403" svg:d="M271 348c-25 17-46 34-68 43-25 8-46 12-72 12-42 0-76-12-97-29-25-22-34-48-34-82 0-21 4-38 13-51 8-17 17-29 34-38 12-8 29-17 46-21 13-4 30-8 55-13 55-4 93-12 119-21 0-8 0-12 0-17 0-25-9-46-17-55-17-17-42-21-76-21-30 0-55 4-68 13-13 12-25 29-34 59l-63-8c8-30 17-51 29-68 13-17 34-30 60-38 21-9 50-13 84-13s59 4 81 13c21 4 38 17 47 25 9 13 17 30 21 47 0 12 0 29 0 59v89c0 59 5 98 5 115 4 17 8 30 17 47h-69c-4-13-9-30-13-47zM267 199c-26 8-59 17-106 25-30 5-47 9-59 13-9 4-17 13-26 21-4 9-8 21-8 30 0 21 8 34 21 47 13 9 30 17 55 17 26 0 51-4 68-17 21-13 34-26 42-47 9-13 13-34 13-64z">
          <text:p/>
        </draw:path>
        <draw:path draw:style-name="gr7" draw:text-style-name="P7" draw:layer="layout" svg:width="0.334cm" svg:height="0.542cm" svg:x="22.415cm" svg:y="16.615cm" svg:viewBox="0 0 335 543" svg:d="M59 535h-59v-535h64v191c29-34 63-51 106-51 26 0 47 4 68 13 21 8 38 25 51 42 17 17 25 38 34 64 8 21 12 46 12 76 0 67-16 119-50 153-34 38-72 55-119 55-43 0-81-21-107-59zM59 339c0 47 5 76 17 98 21 34 51 51 86 51 30 0 55-13 76-38 17-21 30-60 30-111s-9-85-30-110-46-34-72-34c-30 0-56 9-77 34s-30 63-30 110z">
          <text:p/>
        </draw:path>
        <draw:polygon draw:style-name="gr7" draw:text-style-name="P7" draw:layer="layout" svg:width="0.068cm" svg:height="0.534cm" svg:x="22.821cm" svg:y="16.615cm" svg:viewBox="0 0 69 535" draw:points="0,0 69,0 69,535 0,535">
          <text:p/>
        </draw:polygon>
        <draw:path draw:style-name="gr7" draw:text-style-name="P7" draw:layer="layout" svg:width="0.355cm" svg:height="0.402cm" svg:x="22.97cm" svg:y="16.755cm" svg:viewBox="0 0 356 403" svg:d="M284 271l68 8c-9 39-30 69-59 90-31 22-65 34-111 34-55 0-102-17-136-51-29-39-46-85-46-149 0-63 17-114 50-148 30-38 77-55 127-55 51 0 94 17 128 51 34 38 51 85 51 148 0 4 0 8-4 17h-285c0 42 13 76 34 97 21 27 51 35 81 35 25 0 46-4 63-17s30-35 39-60zM67 165h217c0-34-9-59-26-76-17-21-47-34-81-34-29 0-55 9-72 30-21 17-33 46-38 80z">
          <text:p/>
        </draw:path>
        <draw:path draw:style-name="gr7" draw:text-style-name="P7" draw:layer="layout" svg:width="0.423cm" svg:height="0.55cm" svg:x="23.592cm" svg:y="16.607cm" svg:viewBox="0 0 424 551" svg:d="M0 373l63-8c5 25 13 51 26 68 8 17 29 29 51 38 25 12 50 17 84 17 26 0 47-5 68-13 22-8 39-17 48-30 12-17 16-29 16-46s-4-34-16-47c-9-8-26-21-48-29-13-5-47-13-93-26-51-12-85-21-106-34-25-12-42-29-55-50-13-17-17-39-17-65 0-30 4-51 21-76 17-21 38-42 68-55 30-9 59-17 97-17s72 8 103 21c30 13 55 30 72 55s25 51 25 85l-67 4c-5-34-17-59-40-76-21-17-50-26-93-26-42 0-72 9-93 22-17 16-25 33-25 59 0 17 4 35 17 47 17 13 50 26 110 38 55 13 94 22 115 34 34 13 55 30 68 55 17 22 25 47 25 72 0 30-8 55-25 81-17 25-38 46-72 59-31 13-65 21-103 21-46 0-89-8-118-21-34-13-60-34-77-63-21-30-29-60-29-94z">
          <text:p/>
        </draw:path>
        <draw:path draw:style-name="gr7" draw:text-style-name="P7" draw:layer="layout" svg:width="0.186cm" svg:height="0.525cm" svg:x="24.066cm" svg:y="16.628cm" svg:viewBox="0 0 187 526" svg:d="M179 462l8 60c-17 4-34 4-51 4-21 0-38-4-55-13-12-4-21-17-25-29-4-9-8-38-8-77v-221h-48v-51h48v-97l63-38v135h68v51h-68v226c0 17 4 29 4 38 5 4 9 8 13 12 4 0 13 5 21 5 9 0 17 0 30-5z">
          <text:p/>
        </draw:path>
        <draw:path draw:style-name="gr7" draw:text-style-name="P7" draw:layer="layout" svg:width="0.36cm" svg:height="0.402cm" svg:x="24.282cm" svg:y="16.755cm" svg:viewBox="0 0 361 403" svg:d="M0 199c0-68 21-123 59-157 34-29 72-42 123-42s93 17 127 51c35 34 52 84 52 144 0 51-9 89-21 118-17 27-40 52-65 65-30 17-59 25-93 25-55 0-97-17-131-51s-51-85-51-153zM68 199c0 51 8 89 29 114 26 22 51 35 85 35 30 0 59-13 80-35 22-25 30-63 30-114 0-47-8-85-30-110-21-21-50-34-80-34-34 0-59 9-85 34-21 25-29 63-29 110z">
          <text:p/>
        </draw:path>
        <draw:path draw:style-name="gr7" draw:text-style-name="P7" draw:layer="layout" svg:width="0.207cm" svg:height="0.394cm" svg:x="24.718cm" svg:y="16.755cm" svg:viewBox="0 0 208 395" svg:d="M0 395v-387h60v60c13-30 26-47 38-55 13-9 30-13 43-13 21 0 46 4 67 21l-21 59c-17-8-34-12-51-12-12 0-25 4-38 12-8 9-17 22-21 34-8 26-13 51-13 77v204z">
          <text:p/>
        </draw:path>
        <draw:path draw:style-name="gr7" draw:text-style-name="P7" draw:layer="layout" svg:width="0.356cm" svg:height="0.402cm" svg:x="24.942cm" svg:y="16.755cm" svg:viewBox="0 0 357 403" svg:d="M285 271l68 8c-9 39-30 69-60 90-29 22-63 34-110 34-55 0-102-17-132-51-34-39-51-85-51-149 0-63 17-114 51-148 34-38 77-55 128-55s93 17 127 51c34 38 51 85 51 148 0 4 0 8 0 17h-289c0 42 13 76 35 97 21 27 51 35 80 35 26 0 47-4 64-17s29-35 38-60zM72 165h213c0-34-9-59-21-76-21-21-51-34-81-34-34 0-59 9-76 30-22 17-35 46-35 80z">
          <text:p/>
        </draw:path>
        <draw:path draw:style-name="gr7" draw:text-style-name="P7" draw:layer="layout" svg:width="0.313cm" svg:height="0.534cm" svg:x="25.582cm" svg:y="16.615cm" svg:viewBox="0 0 314 535" svg:d="M0 535v-535h63v192c30-35 68-52 114-52 30 0 55 4 78 17 21 8 33 26 42 48 13 21 17 46 17 84v246h-68v-246c0-29-4-55-22-72-13-12-34-21-59-21-17 0-38 4-55 17-17 8-30 21-34 38-9 17-13 42-13 72v212z">
          <text:p/>
        </draw:path>
        <draw:path draw:style-name="gr7" draw:text-style-name="P7" draw:layer="layout" svg:width="0.355cm" svg:height="0.402cm" svg:x="25.967cm" svg:y="16.755cm" svg:viewBox="0 0 356 403" svg:d="M276 348c-25 17-47 34-68 43-25 8-46 12-72 12-43 0-77-12-98-29-26-22-38-48-38-82 0-21 4-38 17-51 8-17 17-29 29-38 17-8 30-17 51-21 13-4 31-8 56-13 55-4 93-12 119-21 0-8 0-12 0-17 0-25-9-46-21-55-13-17-39-21-72-21-30 0-56 4-69 13-17 12-26 29-34 59l-64-8c9-30 17-51 30-68s34-30 59-38c22-9 52-13 86-13s59 4 80 13c22 4 34 17 47 25 9 13 17 30 21 47 0 12 0 29 0 59v89c0 59 4 98 4 115 5 17 9 30 17 47h-67c-5-13-9-30-13-47zM272 199c-26 8-60 17-106 25-30 5-48 9-60 13-9 4-17 13-26 21-4 9-8 21-8 30 0 21 4 34 21 47 13 9 30 17 56 17 25 0 47-4 68-17s34-26 42-47c8-13 13-34 13-64z">
          <text:p/>
        </draw:path>
        <draw:path draw:style-name="gr7" draw:text-style-name="P7" draw:layer="layout" svg:width="0.318cm" svg:height="0.402cm" svg:x="26.377cm" svg:y="16.755cm" svg:viewBox="0 0 319 403" svg:d="M0 279l64-12c4 25 13 46 31 59 16 18 38 22 67 22 30 0 55-4 68-17 17-13 21-26 21-43s-4-25-17-34c-8-8-34-17-67-25-47-9-82-22-103-30-17-8-30-21-38-38-13-13-17-30-17-51 0-17 4-34 13-46 8-17 17-26 33-39 9-8 22-12 40-16 16-5 38-9 59-9 29 0 55 4 76 13 25 8 42 21 51 34 13 17 21 33 25 59l-63 8c-5-17-13-34-26-46-17-9-34-13-59-13-30 0-51 4-63 13-14 8-23 21-23 34 0 8 5 17 9 25 4 4 14 13 26 17 4 0 26 8 55 17 47 13 81 21 98 30 21 8 34 16 42 33 13 13 17 34 17 55 0 22-4 43-17 65-13 17-34 34-55 42-25 13-51 17-85 17-46 0-85-12-115-29-25-22-42-56-47-95z">
          <text:p/>
        </draw:path>
        <draw:path draw:style-name="gr7" draw:text-style-name="P7" draw:layer="layout" svg:width="0.335cm" svg:height="0.542cm" svg:x="26.953cm" svg:y="16.615cm" svg:viewBox="0 0 336 543" svg:d="M276 535v-51c-26 38-60 59-111 59-29 0-59-8-84-25-26-17-43-43-60-72-12-31-21-65-21-107 0-38 9-72 21-102 13-33 30-55 55-72 26-17 55-25 89-25 21 0 43 4 59 13 22 12 34 25 48 38v-191h64v535zM68 339c0 51 8 90 29 115 22 21 47 34 77 34 29 0 50-8 72-34 21-21 30-60 30-107 0-55-9-93-30-118-22-21-47-34-77-34-29 0-50 9-72 34-21 25-29 59-29 110z">
          <text:p/>
        </draw:path>
        <draw:path draw:style-name="gr7" draw:text-style-name="P7" draw:layer="layout" svg:width="0.064cm" svg:height="0.534cm" svg:x="27.389cm" svg:y="16.615cm" svg:viewBox="0 0 65 535" svg:d="M0 77v-77h65v77zM0 535v-386h65v386z">
          <text:p/>
        </draw:path>
        <draw:path draw:style-name="gr7" draw:text-style-name="P7" draw:layer="layout" svg:width="0.224cm" svg:height="0.542cm" svg:x="27.512cm" svg:y="16.607cm" svg:viewBox="0 0 225 543" svg:d="M55 543v-336h-55v-51h55v-42c0-25 4-42 8-55 9-17 17-34 34-42 17-13 38-17 69-17 17 0 38 4 59 8l-8 55c-13 0-30-4-38-4-21 0-35 4-44 13-8 8-12 25-12 51v33h77v51h-77v336z">
          <text:p/>
        </draw:path>
        <draw:path draw:style-name="gr7" draw:text-style-name="P7" draw:layer="layout" svg:width="0.225cm" svg:height="0.542cm" svg:x="27.702cm" svg:y="16.607cm" svg:viewBox="0 0 226 543" svg:d="M60 543v-336h-60v-51h60v-42c0-25 0-42 4-55 8-17 17-34 34-42 17-13 38-17 68-17 16 0 39 4 60 8l-9 55c-12 0-25-4-39-4-21 0-34 4-42 13-9 8-13 25-13 51v33h77v51h-77v336z">
          <text:p/>
        </draw:path>
        <draw:path draw:style-name="gr7" draw:text-style-name="P7" draw:layer="layout" svg:width="0.355cm" svg:height="0.402cm" svg:x="27.927cm" svg:y="16.755cm" svg:viewBox="0 0 356 403" svg:d="M288 271l68 8c-12 39-33 69-59 90-30 22-69 34-111 34-59 0-102-17-135-51-34-39-51-85-51-149 0-63 17-114 51-148 33-38 76-55 131-55 51 0 93 17 124 51 33 38 50 85 50 148 0 4 0 8 0 17h-288c4 42 16 76 38 97 21 27 46 35 80 35 21 0 42-4 59-17s30-35 43-60zM72 165h216c-5-34-13-59-26-76-21-21-46-34-80-34-30 0-55 9-76 30-22 17-30 46-34 80z">
          <text:p/>
        </draw:path>
        <draw:path draw:style-name="gr7" draw:text-style-name="P7" draw:layer="layout" svg:width="0.211cm" svg:height="0.394cm" svg:x="28.359cm" svg:y="16.755cm" svg:viewBox="0 0 212 395" svg:d="M0 395v-387h60v60c17-30 29-47 42-55 13-9 26-13 43-13 21 0 42 4 67 21l-25 59c-13-8-30-12-47-12-12 0-25 4-38 12-13 9-21 22-25 34-4 26-9 51-9 77v204z">
          <text:p/>
        </draw:path>
        <draw:path draw:style-name="gr7" draw:text-style-name="P7" draw:layer="layout" svg:width="0.356cm" svg:height="0.402cm" svg:x="28.583cm" svg:y="16.755cm" svg:viewBox="0 0 357 403" svg:d="M288 271l69 8c-14 39-31 69-61 90-29 22-67 34-110 34-55 0-101-17-135-51-34-39-51-85-51-149 0-63 17-114 51-148 34-38 76-55 131-55 51 0 93 17 127 51 30 38 48 85 48 148 0 4 0 8 0 17h-289c4 42 17 76 38 97 21 27 46 35 80 35 26 0 43-4 59-17 17-13 30-35 43-60zM72 165h216c-4-34-13-59-26-76-21-21-46-34-80-34-30 0-55 9-76 30-21 17-30 46-34 80z">
          <text:p/>
        </draw:path>
        <draw:path draw:style-name="gr7" draw:text-style-name="P7" draw:layer="layout" svg:width="0.313cm" svg:height="0.394cm" svg:x="29.019cm" svg:y="16.755cm" svg:viewBox="0 0 314 395" svg:d="M0 395v-387h59v56c26-43 68-64 119-64 25 0 46 4 68 13 17 8 34 17 43 34 8 12 17 29 21 46 0 13 4 34 4 64v238h-68v-234c0-30 0-47-9-64-4-12-13-21-25-29-13-9-30-13-47-13-25 0-51 9-72 25-21 22-29 55-29 102v213z">
          <text:p/>
        </draw:path>
        <draw:path draw:style-name="gr7" draw:text-style-name="P7" draw:layer="layout" svg:width="0.19cm" svg:height="0.525cm" svg:x="29.392cm" svg:y="16.628cm" svg:viewBox="0 0 191 526" svg:d="M178 462l13 60c-21 4-39 4-52 4-25 0-42-4-55-13-13-4-21-17-29-29-5-9-5-38-5-77v-221h-50v-51h50v-97l64-38v135h64v51h-64v226c0 17 0 29 4 38 0 4 4 8 9 12 8 0 12 5 25 5 5 0 18 0 26-5z">
          <text:p/>
        </draw:path>
        <draw:path draw:style-name="gr7" draw:text-style-name="P7" draw:layer="layout" svg:width="0.487cm" svg:height="0.534cm" svg:x="29.794cm" svg:y="16.615cm" svg:viewBox="0 0 488 535" svg:d="M208 535l-208-535h76l141 391c8 29 17 59 25 84 8-29 17-59 30-84l144-391h72l-208 535z">
          <text:p/>
        </draw:path>
        <draw:path draw:style-name="gr7" draw:text-style-name="P7" draw:layer="layout" svg:width="0.355cm" svg:height="0.402cm" svg:x="30.268cm" svg:y="16.755cm" svg:viewBox="0 0 356 403" svg:d="M289 271l67 8c-12 39-29 69-59 90-29 22-68 34-110 34-59 0-101-17-136-51-34-39-51-85-51-149 0-63 17-114 51-148 35-38 77-55 132-55 51 0 93 17 127 51 30 38 46 85 46 148 0 4 0 8 0 17h-288c4 42 18 76 39 97 21 27 46 35 80 35 21 0 42-4 59-17s30-35 43-60zM72 165h217c-5-34-13-59-26-76-21-21-46-34-80-34-30 0-55 9-76 30-21 17-31 46-35 80z">
          <text:p/>
        </draw:path>
        <draw:path draw:style-name="gr7" draw:text-style-name="P7" draw:layer="layout" svg:width="0.339cm" svg:height="0.55cm" svg:x="30.678cm" svg:y="16.755cm" svg:viewBox="0 0 340 551" svg:d="M13 424l64 13c0 17 8 34 21 42 17 13 38 17 68 17 29 0 50-4 67-17 18-12 31-29 35-50 4-13 4-43 4-85-30 34-64 51-106 51-51 0-94-21-123-60-30-38-43-80-43-135 0-38 5-72 17-102 17-29 34-55 60-72 25-17 55-26 89-26 46 0 85 17 115 56v-47h59v335c0 59-8 102-17 127-12 25-34 42-59 59-26 13-60 21-98 21-47 0-85-12-115-33-25-17-38-51-38-94zM68 196c0 51 9 84 30 110 17 21 42 34 72 34 34 0 55-13 76-34 22-26 31-59 31-110 0-47-9-81-31-106-21-25-47-34-76-34-30 0-51 9-72 34s-30 59-30 106z">
          <text:p/>
        </draw:path>
        <draw:path draw:style-name="gr7" draw:text-style-name="P7" draw:layer="layout" svg:width="0.352cm" svg:height="0.402cm" svg:x="31.093cm" svg:y="16.755cm" svg:viewBox="0 0 353 403" svg:d="M284 271l69 8c-13 39-30 69-61 90-29 22-67 34-110 34-55 0-101-17-135-51-34-39-47-85-47-149 0-63 13-114 47-148 34-38 76-55 131-55 51 0 93 17 127 51 35 38 48 85 48 148 0 4 0 8 0 17h-289c4 42 17 76 38 97 21 27 47 35 80 35 26 0 43-4 60-17s34-35 42-60zM68 165h216c-4-34-13-59-25-76-22-21-47-34-81-34-29 0-55 9-76 30-17 17-30 46-34 80z">
          <text:p/>
        </draw:path>
        <draw:path draw:style-name="gr7" draw:text-style-name="P7" draw:layer="layout" svg:width="0.191cm" svg:height="0.525cm" svg:x="31.487cm" svg:y="16.628cm" svg:viewBox="0 0 192 526" svg:d="M179 462l13 60c-22 4-39 4-52 4-26 0-43-4-55-13-13-4-21-17-30-29-4-9-4-38-4-77v-221h-51v-51h51v-97l63-38v135h65v51h-65v226c0 17 0 29 5 38 0 4 4 8 8 12 9 0 13 5 26 5 5 0 17 0 26-5z">
          <text:p/>
        </draw:path>
        <draw:path draw:style-name="gr7" draw:text-style-name="P7" draw:layer="layout" svg:width="0.356cm" svg:height="0.402cm" svg:x="31.707cm" svg:y="16.755cm" svg:viewBox="0 0 357 403" svg:d="M276 348c-25 17-50 34-72 43-21 8-46 12-72 12-42 0-73-12-98-29-21-22-34-48-34-82 0-21 4-38 13-51 8-17 21-29 34-38 12-8 30-17 47-21 13-4 34-8 60-13 50-4 88-12 114-21 0-8 0-12 0-17 0-25-4-46-17-55-17-17-42-21-72-21-34 0-55 4-72 13-13 12-25 29-30 59l-64-8c4-30 13-51 30-68 12-17 30-30 56-38 25-9 55-13 88-13 34 0 60 4 81 13 21 4 34 17 42 25 13 13 17 30 21 47 5 12 5 29 5 59v89c0 59 0 98 4 115s8 30 17 47h-68c-8-13-13-30-13-47zM268 199c-21 8-59 17-106 25-25 5-47 9-55 13-13 4-21 13-25 21-9 9-9 21-9 30 0 21 4 34 17 47 13 9 34 17 59 17 26 0 47-4 68-17 17-13 34-26 42-47 9-13 9-34 9-64z">
          <text:p/>
        </draw:path>
        <draw:path draw:style-name="gr7" draw:text-style-name="P7" draw:layer="layout" svg:width="0.334cm" svg:height="0.542cm" svg:x="32.139cm" svg:y="16.615cm" svg:viewBox="0 0 335 543" svg:d="M63 535h-63v-535h68v191c26-34 64-51 107-51 21 0 46 4 67 13 17 8 38 25 51 42s25 38 30 64c8 21 12 46 12 76 0 67-17 119-46 153-34 38-72 55-119 55-46 0-81-21-107-59zM59 339c0 47 9 76 21 98 23 34 48 51 86 51 25 0 51-13 72-38 21-21 30-60 30-111s-9-85-30-110c-17-25-42-34-72-34-25 0-51 9-72 34-22 25-35 63-35 110z">
          <text:p/>
        </draw:path>
        <draw:polygon draw:style-name="gr7" draw:text-style-name="P7" draw:layer="layout" svg:width="0.067cm" svg:height="0.534cm" svg:x="32.55cm" svg:y="16.615cm" svg:viewBox="0 0 68 535" draw:points="0,0 68,0 68,535 0,535">
          <text:p/>
        </draw:polygon>
        <draw:path draw:style-name="gr7" draw:text-style-name="P7" draw:layer="layout" svg:width="0.355cm" svg:height="0.402cm" svg:x="32.694cm" svg:y="16.755cm" svg:viewBox="0 0 356 403" svg:d="M288 271l68 8c-13 39-34 69-59 90-30 22-68 34-110 34-60 0-103-17-137-51-34-39-50-85-50-149 0-63 16-114 50-148 34-38 77-55 133-55 50 0 93 17 127 51 29 38 46 85 46 148 0 4 0 8 0 17h-289c5 42 17 76 38 97 22 27 48 35 82 35 21 0 42-4 59-17s30-35 42-60zM72 165h216c-4-34-12-59-25-76-21-21-47-34-80-34-30 0-56 9-78 30-21 17-29 46-33 80z">
          <text:p/>
        </draw:path>
        <draw:path draw:style-name="gr7" draw:text-style-name="P7" draw:layer="layout" svg:width="0.322cm" svg:height="0.402cm" svg:x="33.1cm" svg:y="16.755cm" svg:viewBox="0 0 323 403" svg:d="M0 279l68-12c0 25 12 46 29 59 17 18 39 22 69 22s51-4 68-17c12-13 21-26 21-43s-9-25-21-34c-9-8-30-17-64-25-52-9-81-22-102-30-17-8-30-21-43-38-8-13-12-30-12-51 0-17 4-34 12-46 5-17 17-26 30-39 13-8 25-12 42-16 17-5 39-9 56-9 30 0 60 4 81 13 25 8 42 21 51 34 12 17 17 33 21 59l-64 8c0-17-8-34-25-46-13-9-34-13-59-13-30 0-52 4-65 13-13 8-17 21-17 34 0 8 0 17 9 25 4 4 12 13 25 17 4 0 26 8 56 17 47 13 80 21 97 30 17 8 34 16 43 33 12 13 17 34 17 55 0 22-9 43-21 65-13 17-30 34-56 42-21 13-50 17-80 17-52 0-90-12-115-29-26-22-43-56-51-95z">
          <text:p/>
        </draw:path>
        <draw:path draw:style-name="gr7" draw:text-style-name="P7" draw:layer="layout" svg:width="0.355cm" svg:height="0.402cm" svg:x="33.68cm" svg:y="16.755cm" svg:viewBox="0 0 356 403" svg:d="M276 348c-25 17-47 34-73 43-21 8-46 12-72 12-42 0-72-12-97-29-21-22-34-48-34-82 0-21 4-38 13-51 8-17 21-29 33-38 13-8 30-17 47-21 13-4 34-8 59-13 51-4 94-12 120-21 0-8 0-12 0-17 0-25-9-46-21-55-17-17-44-21-73-21-34 0-55 4-68 13-17 12-25 29-34 59l-63-8c4-30 12-51 29-68 13-17 30-30 55-38 26-9 55-13 89-13s60 4 82 13c21 4 33 17 46 25 9 13 13 30 17 47 4 12 4 29 4 59v89c0 59 0 98 5 115 4 17 8 30 16 47h-67c-9-13-13-30-13-47zM272 199c-26 8-60 17-111 25-26 5-43 9-55 13-13 4-21 13-26 21-8 9-8 21-8 30 0 21 4 34 17 47 12 9 34 17 59 17s47-4 68-17c18-13 35-26 43-47 9-13 13-34 13-64z">
          <text:p/>
        </draw:path>
        <draw:path draw:style-name="gr7" draw:text-style-name="P7" draw:layer="layout" svg:width="0.309cm" svg:height="0.394cm" svg:x="34.116cm" svg:y="16.755cm" svg:viewBox="0 0 310 395" svg:d="M0 395v-387h56v56c30-43 72-64 123-64 25 0 46 4 63 13 21 8 34 17 47 34 8 12 17 29 21 46 0 13 0 34 0 64v238h-64v-234c0-30-4-47-8-64-4-12-13-21-25-29-13-9-30-13-47-13-25 0-51 9-72 25-21 22-30 55-30 102v213z">
          <text:p/>
        </draw:path>
        <draw:path draw:style-name="gr7" draw:text-style-name="P7" draw:layer="layout" svg:width="0.335cm" svg:height="0.542cm" svg:x="34.501cm" svg:y="16.615cm" svg:viewBox="0 0 336 543" svg:d="M276 535v-51c-25 38-63 59-110 59-29 0-59-8-84-25-27-17-48-43-61-72-12-31-21-65-21-107 0-38 9-72 21-102 13-33 30-55 56-72s55-25 85-25c25 0 47 4 64 13 16 12 33 25 46 38v-191h64v535zM69 339c0 51 8 90 30 115 21 21 46 34 76 34 25 0 51-8 72-34 21-21 29-60 29-107 0-55-12-93-29-118-21-21-47-34-76-34-30 0-56 9-72 34-22 25-30 59-30 110z">
          <text:p/>
        </draw:path>
        <draw:path draw:style-name="gr7" draw:text-style-name="P7" draw:layer="layout" svg:width="0.224cm" svg:height="0.542cm" svg:x="0.626cm" svg:y="17.496cm" svg:viewBox="0 0 225 543" svg:d="M55 543v-335h-55v-50h55v-43c0-25 4-43 9-56 4-17 16-34 33-42 13-13 39-17 65-17 21 0 42 4 63 8l-12 55c-13 0-26-4-38-4-18 0-35 4-44 13-4 8-8 26-8 47v39h73v50h-73v335z">
          <text:p/>
        </draw:path>
        <draw:path draw:style-name="gr7" draw:text-style-name="P7" draw:layer="layout" svg:width="0.207cm" svg:height="0.394cm" svg:x="0.872cm" svg:y="17.644cm" svg:viewBox="0 0 208 395" svg:d="M0 395v-386h59v59c14-30 30-47 43-55 13-9 26-13 38-13 26 0 47 4 68 21l-21 59c-17-8-34-12-47-12-17 0-29 4-38 12-13 9-21 22-25 34-9 26-13 51-13 77v204z">
          <text:p/>
        </draw:path>
        <draw:path draw:style-name="gr7" draw:text-style-name="P7" draw:layer="layout" svg:width="0.313cm" svg:height="0.393cm" svg:x="1.117cm" svg:y="17.653cm" svg:viewBox="0 0 314 394" svg:d="M254 386v-60c-30 47-72 68-123 68-21 0-42-4-63-12-21-9-34-22-42-34-13-13-17-30-22-47-4-13-4-34-4-63v-238h64v211c0 35 4 60 4 73 4 17 13 30 25 38 17 9 30 17 51 17s38-8 55-17c17-8 30-25 38-42 4-17 9-42 9-73v-207h68v386z">
          <text:p/>
        </draw:path>
        <draw:path draw:style-name="gr7" draw:text-style-name="P7" draw:layer="layout" svg:width="0.067cm" svg:height="0.534cm" svg:x="1.528cm" svg:y="17.504cm" svg:viewBox="0 0 68 535" svg:d="M0 77v-77h68v77zM0 535v-387h68v387z">
          <text:p/>
        </draw:path>
        <draw:path draw:style-name="gr7" draw:text-style-name="P7" draw:layer="layout" svg:width="0.186cm" svg:height="0.525cm" svg:x="1.659cm" svg:y="17.517cm" svg:viewBox="0 0 187 526" svg:d="M179 462l8 60c-17 4-34 4-51 4-21 0-39-4-56-13-12-4-21-17-25-29-4-9-8-38-8-77v-220h-47v-50h47v-98l64-39v137h68v50h-68v225c0 17 4 29 4 38 5 4 9 8 13 12 4 0 13 5 21 5 9 0 17-5 30-5z">
          <text:p/>
        </draw:path>
        <draw:path draw:style-name="gr7" draw:text-style-name="P7" draw:layer="layout" svg:width="0.317cm" svg:height="0.402cm" svg:x="1.875cm" svg:y="17.644cm" svg:viewBox="0 0 318 403" svg:d="M0 280l63-12c5 25 13 46 30 59 17 17 38 21 68 21s56-4 68-17c17-12 22-25 22-42s-5-25-17-34c-9-8-34-18-69-26-47-13-80-22-97-30-22-8-34-21-43-38-12-13-17-34-17-51s5-34 13-46c8-17 17-30 34-39 8-8 21-12 38-16 17-9 38-9 59-9 30 0 56 4 77 13 26 8 43 21 51 34 13 17 21 33 26 59l-64 8c-4-17-13-34-25-46-17-9-35-17-61-17-29 0-50 8-63 17-13 8-21 21-21 34 0 8 4 17 8 25 5 4 13 13 26 17 4 0 25 8 55 17 47 13 81 21 98 30 21 8 34 16 42 33 13 13 17 35 17 56 0 22-4 43-17 64-12 17-33 34-55 42-25 13-50 17-85 17-47 0-85-12-115-29-25-22-42-55-46-94z">
          <text:p/>
        </draw:path>
        <draw:path draw:style-name="gr7" draw:text-style-name="P7" draw:layer="layout" svg:width="0.313cm" svg:height="0.394cm" svg:x="2.476cm" svg:y="17.644cm" svg:viewBox="0 0 314 395" svg:d="M0 395v-386h59v55c26-43 68-64 123-64 22 0 43 4 65 13 16 8 33 17 42 34 8 12 17 29 21 46 0 13 4 34 4 64v238h-67v-238c0-26 0-43-9-60-4-12-13-21-25-29-13-9-31-13-48-13-25 0-51 9-72 25-17 22-30 56-30 102v213z">
          <text:p/>
        </draw:path>
        <draw:path draw:style-name="gr7" draw:text-style-name="P7" draw:layer="layout" svg:width="0.356cm" svg:height="0.402cm" svg:x="2.865cm" svg:y="17.644cm" svg:viewBox="0 0 357 403" svg:d="M285 272l68 8c-9 39-30 68-59 89-30 21-64 34-110 34-57 0-103-17-137-51-30-38-47-84-47-149 0-63 17-114 51-152 30-34 76-51 128-51 51 0 93 17 127 51s51 84 51 148c0 4 0 8-4 17h-285c0 43 13 77 34 98 21 26 52 34 82 34 25 0 46-4 63-17 17-12 30-34 38-59zM72 165h213c0-34-8-59-25-76-17-25-47-38-81-38-30 0-56 13-73 34-21 17-34 46-34 80z">
          <text:p/>
        </draw:path>
        <draw:path draw:style-name="gr7" draw:text-style-name="P7" draw:layer="layout" svg:width="0.356cm" svg:height="0.402cm" svg:x="3.276cm" svg:y="17.644cm" svg:viewBox="0 0 357 403" svg:d="M285 272l67 8c-8 39-29 68-59 89-29 21-63 34-110 34-55 0-102-17-136-51-30-38-47-84-47-149 0-63 17-114 51-152 34-34 77-51 128-51s93 17 127 51 51 84 51 148c0 4 0 8 0 17h-289c0 43 13 77 35 98 21 26 50 34 80 34 26 0 47-4 64-17 17-12 29-34 38-59zM72 165h213c0-34-9-59-21-76-22-25-51-38-85-38-30 0-55 13-72 34-22 17-35 46-35 80z">
          <text:p/>
        </draw:path>
        <draw:path draw:style-name="gr7" draw:text-style-name="P7" draw:layer="layout" svg:width="0.334cm" svg:height="0.542cm" svg:x="3.683cm" svg:y="17.504cm" svg:viewBox="0 0 335 543" svg:d="M276 535v-51c-26 38-60 59-106 59-35 0-60-8-86-25-25-17-46-43-63-72-13-30-21-64-21-106 0-38 8-72 21-102 12-33 34-55 59-72 25-16 51-25 86-25 21 0 42 4 63 13 17 12 30 25 42 38v-192h64v535zM67 340c0 51 13 89 34 114 21 21 42 34 73 34 30 0 55-13 72-34 21-25 30-59 30-106 0-55-9-93-30-118s-47-34-76-34c-27 0-52 9-73 34-17 25-30 59-30 110z">
          <text:p/>
        </draw:path>
        <draw:path draw:style-name="gr7" draw:text-style-name="P7" draw:layer="layout" svg:width="0.318cm" svg:height="0.402cm" svg:x="4.093cm" svg:y="17.644cm" svg:viewBox="0 0 319 403" svg:d="M0 280l64-12c4 25 12 46 29 59 17 17 43 21 72 21 31 0 52-4 65-17 17-12 25-25 25-42s-8-25-21-34c-8-8-30-18-69-26-46-13-80-22-97-30-21-8-34-21-42-38-9-13-13-34-13-51s0-34 8-46c9-17 21-30 34-39 9-8 26-12 43-16 16-9 33-9 55-9 29 0 56 4 81 13 21 8 38 21 51 34 8 17 17 33 21 59l-64 8c-4-17-12-34-25-46-13-9-35-17-60-17-30 0-51 8-64 17-12 8-21 21-21 34 0 8 4 17 9 25 8 4 12 13 25 17 8 0 25 8 59 17 48 13 77 21 99 30 17 8 29 16 42 33 8 13 13 35 13 56 0 22-5 43-17 64-13 17-30 34-55 42-26 13-51 17-82 17-51 0-89-12-114-29-25-22-42-55-51-94z">
          <text:p/>
        </draw:path>
        <draw:path draw:style-name="gr7" draw:text-style-name="P7" draw:layer="layout" svg:width="0.076cm" svg:height="0.182cm" svg:x="4.504cm" svg:y="17.962cm" svg:viewBox="0 0 77 183" svg:d="M4 76v-76h73v76c0 25-4 46-13 63-12 18-25 31-47 44l-17-30c12-4 22-14 30-26 5-13 9-30 9-51z">
          <text:p/>
        </draw:path>
        <draw:path draw:style-name="gr7" draw:text-style-name="P7" draw:layer="layout" svg:width="0.19cm" svg:height="0.525cm" svg:x="4.864cm" svg:y="17.517cm" svg:viewBox="0 0 191 526" svg:d="M178 462l13 60c-22 4-39 4-52 4-25 0-42-4-55-13-12-4-21-17-29-29-5-9-9-38-9-77v-220h-46v-50h46v-98l68-39v137h64v50h-64v225c0 17 0 29 4 38 0 4 4 8 9 12 4 0 12 5 25 5 4 0 13-5 26-5z">
          <text:p/>
        </draw:path>
        <draw:path draw:style-name="gr7" draw:text-style-name="P7" draw:layer="layout" svg:width="0.313cm" svg:height="0.534cm" svg:x="5.105cm" svg:y="17.504cm" svg:viewBox="0 0 314 535" svg:d="M0 535v-535h69v191c29-34 67-51 114-51 30 0 51 4 72 17 21 8 38 25 46 47 9 16 13 46 13 84v247h-63v-247c0-34-9-55-21-72-17-12-34-21-60-21-21 0-38 4-55 17-17 8-29 21-38 38-8 17-8 42-8 72v213z">
          <text:p/>
        </draw:path>
        <draw:path draw:style-name="gr7" draw:text-style-name="P7" draw:layer="layout" svg:width="0.356cm" svg:height="0.402cm" svg:x="5.494cm" svg:y="17.644cm" svg:viewBox="0 0 357 403" svg:d="M289 272l64 8c-9 39-30 68-60 89-25 21-63 34-110 34-55 0-97-17-131-51-34-38-52-84-52-149 0-63 18-114 52-152 34-34 76-51 131-51 51 0 94 17 123 51 34 34 51 84 51 148 0 4 0 8 0 17h-288c4 43 13 77 38 98 21 26 47 34 81 34 21 0 42-4 59-17 17-12 30-34 42-59zM73 165h216c-4-34-12-59-25-76-21-25-47-38-81-38-29 0-55 13-76 34-21 17-34 46-34 80z">
          <text:p/>
        </draw:path>
        <draw:path draw:style-name="gr7" draw:text-style-name="P7" draw:layer="layout" svg:width="0.212cm" svg:height="0.394cm" svg:x="5.926cm" svg:y="17.644cm" svg:viewBox="0 0 213 395" svg:d="M0 395v-386h59v59c17-30 31-47 44-55 12-9 25-13 42-13 21 0 42 4 68 21l-26 59c-16-8-29-12-46-12-13 0-26 4-38 12-13 9-22 22-27 34-8 26-8 51-8 77v204z">
          <text:p/>
        </draw:path>
        <draw:path draw:style-name="gr7" draw:text-style-name="P7" draw:layer="layout" svg:width="0.224cm" svg:height="0.542cm" svg:x="6.134cm" svg:y="17.496cm" svg:viewBox="0 0 225 543" svg:d="M56 543v-335h-56v-50h56v-43c0-25 4-43 8-56 4-17 17-34 34-42 13-13 38-17 63-17 22 0 39 4 64 8l-13 55c-12 0-25-4-38-4-17 0-34 4-42 13-9 8-9 26-9 47v39h72v50h-72v335z">
          <text:p/>
        </draw:path>
        <draw:path draw:style-name="gr7" draw:text-style-name="P7" draw:layer="layout" svg:width="0.36cm" svg:height="0.402cm" svg:x="6.354cm" svg:y="17.644cm" svg:viewBox="0 0 361 403" svg:d="M0 199c0-68 21-123 59-157 34-29 76-42 123-42 51 0 97 17 132 51 34 34 47 85 47 144 0 52-5 90-22 119-12 26-33 51-64 64-30 17-59 25-93 25-55 0-98-17-131-51-34-38-51-84-51-153zM67 199c0 52 13 90 34 115 22 21 47 34 81 34s59-13 80-38c21-21 35-59 35-111 0-47-14-85-35-110s-46-34-80-34-59 9-81 34c-21 25-34 63-34 110z">
          <text:p/>
        </draw:path>
        <draw:path draw:style-name="gr7" draw:text-style-name="P7" draw:layer="layout" svg:width="0.207cm" svg:height="0.394cm" svg:x="6.79cm" svg:y="17.644cm" svg:viewBox="0 0 208 395" svg:d="M0 395v-386h59v59c13-30 30-47 42-55 13-9 26-13 43-13 22 0 43 4 64 21l-21 59c-17-8-30-12-48-12-16 0-29 4-38 12-12 9-21 22-25 34-8 26-13 51-13 77v204z">
          <text:p/>
        </draw:path>
        <draw:path draw:style-name="gr7" draw:text-style-name="P7" draw:layer="layout" svg:width="0.356cm" svg:height="0.402cm" svg:x="7.014cm" svg:y="17.644cm" svg:viewBox="0 0 357 403" svg:d="M289 272l64 8c-9 39-30 68-60 89-25 21-64 34-111 34-55 0-97-17-131-51-34-38-51-84-51-149 0-63 17-114 51-152 34-34 76-51 131-51 51 0 94 17 124 51 34 34 51 84 51 148 0 4 0 8 0 17h-289c4 43 13 77 38 98 21 26 47 34 80 34 22 0 43-4 60-17 17-12 30-34 43-59zM72 165h217c-4-34-13-59-26-76-22-25-47-38-81-38-29 0-55 13-76 34-21 17-34 46-34 80z">
          <text:p/>
        </draw:path>
        <draw:path draw:style-name="gr7" draw:text-style-name="P7" draw:layer="layout" svg:width="0.529cm" svg:height="0.385cm" svg:x="7.607cm" svg:y="17.653cm" svg:viewBox="0 0 530 386" svg:d="M119 386l-119-386h69l59 220 25 85c0-4 4-29 17-81l64-224h67l55 224 22 73 21-77 67-220h64l-123 386h-68l-59-234-17-64-76 298z">
          <text:p/>
        </draw:path>
        <draw:path draw:style-name="gr7" draw:text-style-name="P7" draw:layer="layout" svg:width="0.355cm" svg:height="0.402cm" svg:x="8.166cm" svg:y="17.644cm" svg:viewBox="0 0 356 403" svg:d="M288 272l64 8c-9 39-30 68-59 89-26 21-64 34-110 34-56 0-99-17-133-51-33-38-50-84-50-149 0-63 17-114 50-152 34-34 77-51 133-51 50 0 93 17 122 51 34 34 51 84 51 148 0 4 0 8 0 17h-289c5 43 13 77 38 98 22 26 47 34 82 34 21 0 42-4 59-17 17-12 30-34 42-59zM72 165h216c-4-34-12-59-25-76-21-25-47-38-80-38-31 0-56 13-78 34-21 17-33 46-33 80z">
          <text:p/>
        </draw:path>
        <draw:path draw:style-name="gr7" draw:text-style-name="P7" draw:layer="layout" svg:width="0.335cm" svg:height="0.542cm" svg:x="8.779cm" svg:y="17.504cm" svg:viewBox="0 0 336 543" svg:d="M277 535v-51c-26 38-60 59-110 59-30 0-56-8-85-25-27-17-43-43-60-72-13-30-22-64-22-106 0-38 9-72 22-102 12-33 29-55 56-72 29-16 55-25 89-25 21 0 42 4 59 13 21 12 34 25 46 38v-192h64v535zM68 340c0 51 14 89 35 114 17 21 42 34 72 34s51-13 72-34c21-25 30-59 30-106 0-55-9-93-30-118s-47-34-76-34c-30 0-51 9-72 34s-31 59-31 110z">
          <text:p/>
        </draw:path>
        <draw:path draw:style-name="gr7" draw:text-style-name="P7" draw:layer="layout" svg:width="0.356cm" svg:height="0.402cm" svg:x="9.194cm" svg:y="17.644cm" svg:viewBox="0 0 357 403" svg:d="M285 272l68 8c-9 39-30 68-60 89-29 21-63 34-111 34-55 0-101-17-131-51-34-38-51-84-51-149 0-63 17-114 51-152 34-34 76-51 127-51 52 0 94 17 128 51s51 84 51 148c0 4 0 8 0 17h-289c0 43 13 77 34 98 21 26 51 34 80 34 26 0 48-4 65-17 17-12 29-34 38-59zM72 165h213c0-34-9-59-21-76-21-25-52-38-86-38-30 0-55 13-72 34-21 17-34 46-34 80z">
          <text:p/>
        </draw:path>
        <draw:path draw:style-name="gr7" draw:text-style-name="P7" draw:layer="layout" svg:width="0.317cm" svg:height="0.402cm" svg:x="9.601cm" svg:y="17.644cm" svg:viewBox="0 0 318 403" svg:d="M0 280l63-12c4 25 14 46 31 59 17 17 42 21 72 21 29 0 51-4 63-17 17-12 26-25 26-42s-9-25-21-34c-9-8-30-18-68-26-47-13-81-22-99-30-21-8-33-21-42-38-8-13-17-34-17-51s4-34 13-46c8-17 21-30 34-39 8-8 22-12 43-16 17-9 34-9 55-9 30 0 55 4 81 13 21 8 38 21 50 34 9 17 17 33 22 59l-64 8c-4-17-13-34-25-46-13-9-34-17-60-17-29 0-50 8-63 17-13 8-21 21-21 34 0 8 4 17 8 25 4 4 13 13 26 17 8 0 25 8 59 17 46 13 76 21 97 30 17 8 30 16 43 33 8 13 12 35 12 56 0 22-4 43-17 64-12 17-29 34-55 42-25 13-51 17-80 17-51 0-89-12-115-29-26-22-43-55-51-94z">
          <text:p/>
        </draw:path>
        <draw:path draw:style-name="gr7" draw:text-style-name="P7" draw:layer="layout" svg:width="0.063cm" svg:height="0.534cm" svg:x="9.999cm" svg:y="17.504cm" svg:viewBox="0 0 64 535" svg:d="M0 77v-77h64v77zM0 535v-387h64v387z">
          <text:p/>
        </draw:path>
        <draw:path draw:style-name="gr7" draw:text-style-name="P7" draw:layer="layout" svg:width="0.339cm" svg:height="0.55cm" svg:x="10.138cm" svg:y="17.644cm" svg:viewBox="0 0 340 551" svg:d="M13 424l64 13c0 17 8 34 21 42 17 13 38 17 63 17 35 0 56-4 73-17 17-12 30-29 34-50 4-13 4-43 4-85-29 34-63 51-107 51-55 0-93-21-122-60-30-38-43-84-43-136 0-38 5-72 17-102 13-33 34-55 60-72 25-16 55-25 88-25 48 0 82 17 111 55v-46h64v331c0 63-8 106-21 131s-30 42-55 59c-30 13-59 21-99 21-46 0-84-12-114-33-25-17-42-51-38-94zM64 195c0 52 13 85 29 111 22 21 47 34 77 34s56-13 77-34c21-26 29-59 29-111 0-47-8-81-29-106s-47-34-77-34-55 9-72 34c-21 21-34 59-34 106z">
          <text:p/>
        </draw:path>
        <draw:path draw:style-name="gr7" draw:text-style-name="P7" draw:layer="layout" svg:width="0.309cm" svg:height="0.394cm" svg:x="10.574cm" svg:y="17.644cm" svg:viewBox="0 0 310 395" svg:d="M0 395v-386h55v55c30-43 73-64 124-64 26 0 47 4 64 13 21 8 34 17 46 34 9 12 17 29 21 46 0 13 0 34 0 64v238h-63v-238c0-26-4-43-9-60-4-12-12-21-25-29-13-9-30-13-47-13-25 0-50 9-72 25-22 22-30 56-30 102v213z">
          <text:p/>
        </draw:path>
        <draw:path draw:style-name="gr7" draw:text-style-name="P7" draw:layer="layout" svg:width="0.356cm" svg:height="0.402cm" svg:x="11.167cm" svg:y="17.644cm" svg:viewBox="0 0 357 403" svg:d="M285 272l67 8c-8 39-29 68-59 89-25 21-63 34-110 34-55 0-102-17-131-51-34-38-52-84-52-149 0-63 18-114 52-152 34-34 76-51 127-51 55 0 97 17 127 51 34 34 51 84 51 148 0 4 0 8 0 17h-288c0 43 12 77 34 98 21 26 50 34 80 34 25 0 47-4 64-17 16-12 29-34 38-59zM73 165h216c-4-34-13-59-26-76-21-25-50-38-80-38s-55 13-76 34c-21 17-34 46-34 80z">
          <text:p/>
        </draw:path>
        <draw:path draw:style-name="gr7" draw:text-style-name="P7" draw:layer="layout" svg:width="0.36cm" svg:height="0.385cm" svg:x="11.556cm" svg:y="17.653cm" svg:viewBox="0 0 361 386" svg:d="M0 386l141-200-132-186h85l60 88c8 17 17 34 25 43 9-13 21-30 30-43l63-88h81l-136 182 144 204h-80l-81-119-21-35-98 154z">
          <text:p/>
        </draw:path>
        <draw:path draw:style-name="gr7" draw:text-style-name="P7" draw:layer="layout" svg:width="0.335cm" svg:height="0.402cm" svg:x="11.95cm" svg:y="17.644cm" svg:viewBox="0 0 336 403" svg:d="M272 255l64 4c-5 47-26 81-55 106-26 25-65 38-107 38-51 0-93-17-127-51-30-33-47-84-47-149 0-42 9-80 21-110 13-29 34-55 64-72 25-13 59-21 89-21 42 0 77 8 107 30 25 21 42 50 50 93l-63 8c-9-25-17-46-35-59-13-13-34-21-55-21-34 0-59 13-80 38-22 21-30 59-30 110 0 52 8 90 30 115 17 21 46 34 76 34 25 0 46-8 63-21 18-17 31-42 35-72z">
          <text:p/>
        </draw:path>
        <draw:polygon draw:style-name="gr7" draw:text-style-name="P7" draw:layer="layout" svg:width="0.068cm" svg:height="0.534cm" svg:x="12.335cm" svg:y="17.504cm" svg:viewBox="0 0 69 535" draw:points="0,0 69,0 69,535 0,535">
          <text:p/>
        </draw:polygon>
        <draw:path draw:style-name="gr7" draw:text-style-name="P7" draw:layer="layout" svg:width="0.309cm" svg:height="0.393cm" svg:x="12.505cm" svg:y="17.653cm" svg:viewBox="0 0 310 394" svg:d="M255 386v-60c-30 47-72 68-123 68-25 0-47-4-64-12-21-9-33-22-46-34-9-13-14-30-18-47-4-13-4-34-4-63v-238h64v211c0 35 0 60 4 73 5 17 13 30 26 38 13 9 30 17 51 17 17 0 38-8 55-17 17-8 29-25 34-42 8-17 12-42 12-73v-207h64v386z">
          <text:p/>
        </draw:path>
        <draw:path draw:style-name="gr7" draw:text-style-name="P7" draw:layer="layout" svg:width="0.318cm" svg:height="0.402cm" svg:x="12.89cm" svg:y="17.644cm" svg:viewBox="0 0 319 403" svg:d="M0 280l64-12c4 25 12 46 29 59 17 17 42 21 72 21s51-4 64-17c17-12 25-25 25-42s-8-25-21-34c-9-8-30-18-68-26-46-13-80-22-97-30-21-8-34-21-43-38-8-13-12-34-12-51s0-34 8-46c9-17 21-30 34-39 9-8 25-12 42-16 17-9 34-9 55-9 30 0 55 4 81 13 21 8 39 21 52 34 8 17 17 33 21 59l-65 8c-4-17-12-34-25-46-13-9-34-17-59-17-30 0-51 8-64 17-13 8-21 21-21 34 0 8 4 17 8 25 9 4 17 13 26 17 8 0 25 8 59 17 47 13 76 21 97 30 18 8 31 16 44 33 8 13 13 35 13 56 0 22-5 43-17 64-13 17-30 34-56 42-26 13-51 17-81 17-51 0-89-12-114-29-26-22-43-55-51-94z">
          <text:p/>
        </draw:path>
        <draw:path draw:style-name="gr7" draw:text-style-name="P7" draw:layer="layout" svg:width="0.063cm" svg:height="0.534cm" svg:x="13.288cm" svg:y="17.504cm" svg:viewBox="0 0 64 535" svg:d="M0 77v-77h64v77zM0 535v-387h64v387z">
          <text:p/>
        </draw:path>
        <draw:path draw:style-name="gr7" draw:text-style-name="P7" draw:layer="layout" svg:width="0.355cm" svg:height="0.385cm" svg:x="13.411cm" svg:y="17.653cm" svg:viewBox="0 0 356 386" svg:d="M148 386l-148-386h67l85 228c9 27 17 52 25 82 5-22 13-47 26-78l86-232h67l-149 386z">
          <text:p/>
        </draw:path>
        <draw:path draw:style-name="gr7" draw:text-style-name="P7" draw:layer="layout" svg:width="0.356cm" svg:height="0.402cm" svg:x="13.8cm" svg:y="17.644cm" svg:viewBox="0 0 357 403" svg:d="M285 272l68 8c-9 39-30 68-60 89-29 21-63 34-111 34-55 0-101-17-135-51-30-38-47-84-47-149 0-63 17-114 51-152 34-34 76-51 127-51 52 0 94 17 128 51s51 84 51 148c0 4 0 8 0 17h-289c0 43 13 77 34 98 21 26 51 34 80 34 26 0 48-4 65-17 17-12 29-34 38-59zM72 165h213c0-34-9-59-21-76-22-25-52-38-86-38-30 0-55 13-72 34-21 17-34 46-34 80z">
          <text:p/>
        </draw:path>
        <draw:path draw:style-name="gr7" draw:text-style-name="P7" draw:layer="layout" svg:width="0.356cm" svg:height="0.402cm" svg:x="14.414cm" svg:y="17.644cm" svg:viewBox="0 0 357 403" svg:d="M288 272l69 8c-13 39-30 68-61 89-29 21-67 34-110 34-59 0-101-17-135-51-34-38-51-84-51-149 0-63 17-114 51-152 34-34 76-51 131-51 51 0 93 17 127 51 31 34 48 84 48 148 0 4 0 8 0 17h-289c4 43 17 77 38 98 21 26 46 34 80 34 21 0 43-4 60-17 16-12 29-34 42-59zM72 165h216c-4-34-13-59-26-76-21-25-46-38-80-38-30 0-55 13-76 34-21 17-30 46-34 80z">
          <text:p/>
        </draw:path>
        <draw:path draw:style-name="gr7" draw:text-style-name="P7" draw:layer="layout" svg:width="0.521cm" svg:height="0.394cm" svg:x="14.85cm" svg:y="17.644cm" svg:viewBox="0 0 522 395" svg:d="M0 395v-386h55v55c13-22 30-34 51-47s42-17 68-17c29 0 50 4 72 17 17 13 29 30 38 51 29-47 67-68 118-68 38 0 68 9 90 30 17 21 30 55 30 97v268h-65v-243c0-29-4-46-8-59-4-8-13-21-21-25-13-9-26-13-43-13-25 0-46 9-67 30-17 17-26 46-26 84v226h-63v-251c0-30-9-51-17-68-13-12-30-21-51-21s-38 4-51 17c-17 8-30 21-34 42-8 17-12 43-12 81v200z">
          <text:p/>
        </draw:path>
        <draw:path draw:style-name="gr7" draw:text-style-name="P7" draw:layer="layout" svg:width="0.334cm" svg:height="0.542cm" svg:x="15.464cm" svg:y="17.644cm" svg:viewBox="0 0 335 543" svg:d="M0 543v-535h59v51c18-21 31-34 52-46 17-9 38-13 63-13 30 0 60 8 85 25s47 39 59 72c13 30 17 64 17 102s-4 72-21 106c-13 29-34 55-59 72-30 17-55 25-85 25-25 0-42-4-59-13-17-12-34-21-42-38v192zM59 203c0 51 14 85 31 110 21 21 46 34 76 34 25 0 51-13 72-34 21-25 30-63 30-114s-9-89-30-110c-17-25-42-38-72-38-25 0-51 13-72 38s-35 63-35 114z">
          <text:p/>
        </draw:path>
        <draw:polygon draw:style-name="gr7" draw:text-style-name="P7" draw:layer="layout" svg:width="0.067cm" svg:height="0.534cm" svg:x="15.875cm" svg:y="17.504cm" svg:viewBox="0 0 68 535" draw:points="0,0 68,0 68,535 0,535">
          <text:p/>
        </draw:polygon>
        <draw:path draw:style-name="gr7" draw:text-style-name="P7" draw:layer="layout" svg:width="0.36cm" svg:height="0.402cm" svg:x="16.018cm" svg:y="17.644cm" svg:viewBox="0 0 361 403" svg:d="M0 199c0-68 17-123 60-157 29-29 72-42 118-42 55 0 98 17 131 51 35 34 52 85 52 144 0 52-8 90-25 119-13 26-35 51-65 64-29 17-59 25-93 25-55 0-97-17-131-51-34-38-47-84-47-153zM64 199c0 52 13 90 34 115 21 21 46 34 80 34s60-13 81-38c21-21 34-59 34-111 0-47-13-85-34-110s-47-34-81-34-59 9-80 34-34 63-34 110z">
          <text:p/>
        </draw:path>
        <draw:path draw:style-name="gr7" draw:text-style-name="P7" draw:layer="layout" svg:width="0.352cm" svg:height="0.542cm" svg:x="16.416cm" svg:y="17.652cm" svg:viewBox="0 0 353 543" svg:d="M34 535l-8-65c12 6 25 10 38 10s25-4 34-10c8-4 17-12 21-21 4-4 13-21 21-46 0-5 0-9 4-17l-144-386h68l81 225c12 25 21 55 29 89 4-30 17-60 26-89l85-225h64l-149 390c-13 42-26 72-34 90-13 21-26 38-43 46-12 13-29 17-50 17-13 0-30-4-43-8z">
          <text:p/>
        </draw:path>
        <draw:path draw:style-name="gr7" draw:text-style-name="P7" draw:layer="layout" svg:width="0.351cm" svg:height="0.402cm" svg:x="16.802cm" svg:y="17.644cm" svg:viewBox="0 0 352 403" svg:d="M284 272l68 8c-13 39-30 68-59 89-30 21-64 34-111 34-55 0-102-17-136-51-29-38-46-84-46-149 0-63 17-114 46-152 34-34 81-51 131-51 52 0 95 17 128 51 34 34 47 84 47 148 0 4 0 8 0 17h-285c0 43 13 77 34 98 21 26 47 34 81 34 25 0 47-4 64-17 17-12 30-34 38-59zM67 165h217c0-34-8-59-25-76-17-25-48-38-82-38-29 0-55 13-76 34-17 17-29 46-34 80z">
          <text:p/>
        </draw:path>
        <draw:path draw:style-name="gr7" draw:text-style-name="P7" draw:layer="layout" svg:width="0.356cm" svg:height="0.402cm" svg:x="17.212cm" svg:y="17.644cm" svg:viewBox="0 0 357 403" svg:d="M285 272l68 8c-9 39-30 68-60 89-29 21-63 34-110 34-55 0-101-17-135-51-30-38-48-84-48-149 0-63 18-114 52-152 30-34 76-51 127-51s93 17 127 51 51 84 51 148c0 4 0 8-4 17h-284c0 43 13 77 34 98 21 26 51 34 80 34 26 0 47-4 64-17 17-12 29-34 38-59zM73 165h212c0-34-9-59-26-76-16-25-46-38-80-38-30 0-55 13-72 34-21 17-34 46-34 80z">
          <text:p/>
        </draw:path>
        <draw:path draw:style-name="gr7" draw:text-style-name="P7" draw:layer="layout" svg:width="0.525cm" svg:height="0.394cm" svg:x="17.847cm" svg:y="17.644cm" svg:viewBox="0 0 526 395" svg:d="M0 395v-386h59v55c13-22 30-34 51-47 17-13 43-17 68-17 30 0 51 4 69 17 21 13 34 30 42 51 30-47 68-68 119-68 38 0 67 9 84 30 21 21 34 55 34 97v268h-68v-243c0-29 0-46-4-59-4-8-13-21-25-25-9-9-21-13-38-13-26 0-47 9-68 30-17 17-25 46-25 84v226h-64v-251c0-30-9-51-18-68-13-12-30-21-55-21-17 0-34 4-51 17-12 8-25 21-34 42-4 17-8 43-8 81v200z">
          <text:p/>
        </draw:path>
        <draw:path draw:style-name="gr7" draw:text-style-name="P7" draw:layer="layout" svg:width="0.356cm" svg:height="0.402cm" svg:x="18.444cm" svg:y="17.644cm" svg:viewBox="0 0 357 403" svg:d="M272 348c-21 17-47 34-68 43-22 8-47 12-73 12-42 0-76-12-97-29-21-22-34-51-34-81 0-21 4-38 13-52 8-17 21-29 34-38 12-8 29-17 46-21 13-4 34-8 60-13 51-4 89-12 115-21 0-8 0-12 0-17 0-25-4-46-17-55-17-17-42-21-77-21-30 0-51 4-68 13-13 12-25 29-30 59l-63-8c4-30 13-51 25-68 13-17 34-30 59-38 26-9 56-13 89-13 31 0 61 4 78 13 21 4 38 17 46 25 9 13 17 30 21 47 0 12 5 29 5 59v89c0 60 0 98 4 115 0 17 8 30 17 47h-68c-8-13-13-30-17-47zM268 199c-21 8-59 17-107 25-25 5-47 9-55 13-13 4-21 14-30 22-4 9-8 21-8 30 0 21 8 34 21 46 13 9 34 17 59 17 26 0 48-4 65-17 21-12 34-25 46-46 5-13 9-34 9-65z">
          <text:p/>
        </draw:path>
        <draw:path draw:style-name="gr7" draw:text-style-name="P7" draw:layer="layout" svg:width="0.313cm" svg:height="0.394cm" svg:x="18.876cm" svg:y="17.644cm" svg:viewBox="0 0 314 395" svg:d="M0 395v-386h59v55c31-43 69-64 124-64 21 0 42 4 63 13 22 8 34 17 43 34 13 12 17 29 21 46 4 13 4 34 4 64v238h-63v-238c0-26-5-43-9-60-4-12-12-21-29-29-13-9-26-13-43-13-29 0-51 9-72 25-21 22-29 56-29 102v213z">
          <text:p/>
        </draw:path>
        <draw:path draw:style-name="gr7" draw:text-style-name="P7" draw:layer="layout" svg:width="0.356cm" svg:height="0.402cm" svg:x="19.265cm" svg:y="17.644cm" svg:viewBox="0 0 357 403" svg:d="M277 348c-26 17-51 34-72 43-22 8-47 12-72 12-43 0-78-12-99-29-21-22-34-51-34-81 0-21 5-38 13-52 9-17 21-29 34-38 13-8 30-17 48-21 12-4 33-8 59-13 51-4 89-12 114-21 0-8 0-12 0-17 0-25-4-46-17-55-17-17-42-21-76-21-30 0-51 4-68 13-12 12-26 29-30 59l-64-8c4-30 13-51 25-68 17-17 34-30 61-38 25-9 55-13 89-13 29 0 59 4 80 13 17 4 34 17 42 25 13 13 17 30 22 47 4 12 4 29 4 59v89c0 60 0 98 4 115s9 30 17 47h-68c-8-13-12-30-12-47zM268 199c-21 8-59 17-106 25-25 5-46 9-55 13-12 4-21 14-26 22-9 9-13 21-13 30 0 21 9 34 22 46 13 9 34 17 60 17 25 0 46-4 67-17 17-12 34-25 43-46 4-13 8-34 8-65z">
          <text:p/>
        </draw:path>
        <draw:path draw:style-name="gr7" draw:text-style-name="P7" draw:layer="layout" svg:width="0.343cm" svg:height="0.55cm" svg:x="19.672cm" svg:y="17.644cm" svg:viewBox="0 0 344 551" svg:d="M17 424l63 13c0 17 9 34 21 42 17 13 38 17 64 17 34 0 55-4 72-17 17-12 25-29 34-50 4-13 4-43 4-85-30 34-64 51-106 51-55 0-93-21-123-60-29-38-46-84-46-136 0-38 8-72 21-102 13-33 34-55 59-72 26-16 55-25 89-25 47 0 81 17 110 55v-46h65v331c0 63-10 106-22 131-13 25-30 42-56 59-29 13-59 21-101 21s-81-12-110-33c-26-17-43-51-38-94zM68 195c0 52 12 85 29 111 21 21 47 34 76 34 30 0 55-13 77-34 21-26 29-59 29-111 0-47-8-81-29-106-22-25-47-34-77-34-29 0-55 9-76 34-17 21-29 59-29 106z">
          <text:p/>
        </draw:path>
        <draw:path draw:style-name="gr7" draw:text-style-name="P7" draw:layer="layout" svg:width="0.355cm" svg:height="0.402cm" svg:x="20.087cm" svg:y="17.644cm" svg:viewBox="0 0 356 403" svg:d="M288 272l68 8c-12 39-35 68-60 89-30 21-68 34-110 34-59 0-102-17-136-51-33-38-50-84-50-149 0-63 17-114 50-152 34-34 77-51 132-51 51 0 93 17 127 51 30 34 47 84 47 148 0 4 0 8 0 17h-289c5 43 17 77 39 98 21 26 46 34 80 34 21 0 42-4 59-17 17-12 30-34 43-59zM72 165h216c-5-34-13-59-26-76-21-25-46-38-80-38-30 0-55 13-76 34-22 17-30 46-34 80z">
          <text:p/>
        </draw:path>
        <draw:path draw:style-name="gr7" draw:text-style-name="P7" draw:layer="layout" svg:width="0.52cm" svg:height="0.394cm" svg:x="20.523cm" svg:y="17.644cm" svg:viewBox="0 0 521 395" svg:d="M0 395v-386h56v55c12-22 29-34 51-47 16-13 42-17 67-17 30 0 51 4 68 17 21 13 34 30 42 51 30-47 68-68 119-68 38 0 68 9 85 30 21 21 33 55 33 97v268h-67v-243c0-29 0-46-5-59-4-8-12-21-25-25-8-9-21-13-38-13-25 0-47 9-68 30-17 17-25 46-25 84v226h-64v-251c0-30-8-51-17-68-12-12-29-21-55-21-17 0-34 4-50 17-13 8-26 21-34 42-5 17-9 43-9 81v200z">
          <text:p/>
        </draw:path>
        <draw:path draw:style-name="gr7" draw:text-style-name="P7" draw:layer="layout" svg:width="0.356cm" svg:height="0.402cm" svg:x="21.115cm" svg:y="17.644cm" svg:viewBox="0 0 357 403" svg:d="M285 272l68 8c-9 39-30 68-60 89-25 21-63 34-110 34-55 0-101-17-131-51-34-38-52-84-52-149 0-63 18-114 52-152 34-34 76-51 127-51 55 0 98 17 127 51 34 34 51 84 51 148 0 4 0 8 0 17h-288c0 43 13 77 34 98 21 26 51 34 80 34 26 0 47-4 64-17 17-12 30-34 38-59zM73 165h216c-4-34-12-59-25-76-21-25-51-38-81-38-29 0-55 13-76 34-21 17-34 46-34 80z">
          <text:p/>
        </draw:path>
        <draw:path draw:style-name="gr7" draw:text-style-name="P7" draw:layer="layout" svg:width="0.313cm" svg:height="0.394cm" svg:x="21.547cm" svg:y="17.644cm" svg:viewBox="0 0 314 395" svg:d="M0 395v-386h59v55c30-43 68-64 123-64 21 0 48 4 65 13 21 8 34 17 42 34 13 12 17 29 21 46 4 13 4 34 4 64v238h-63v-238c0-26-4-43-9-60-4-12-12-21-25-29-18-9-31-13-47-13-30 0-51 9-72 25-22 22-30 56-30 102v213z">
          <text:p/>
        </draw:path>
        <draw:path draw:style-name="gr7" draw:text-style-name="P7" draw:layer="layout" svg:width="0.186cm" svg:height="0.525cm" svg:x="21.924cm" svg:y="17.517cm" svg:viewBox="0 0 187 526" svg:d="M179 462l8 60c-17 4-34 4-46 4-27 0-44-4-61-13-12-4-21-17-25-29-4-9-9-38-9-77v-220h-46v-50h46v-98l64-39v137h69v50h-69v225c0 17 4 29 4 38 5 4 10 8 14 12 4 0 13 5 21 5 9 0 17-5 30-5z">
          <text:p/>
        </draw:path>
        <draw:path draw:style-name="gr7" draw:text-style-name="P7" draw:layer="layout" svg:width="0.322cm" svg:height="0.402cm" svg:x="22.343cm" svg:y="17.644cm" svg:viewBox="0 0 323 403" svg:d="M0 280l64-12c4 25 16 46 33 59 13 17 38 21 68 21s51-4 68-17c13-12 21-25 21-42s-8-25-21-34c-9-8-30-18-64-26-50-13-84-22-101-30s-34-21-43-38c-8-13-12-34-12-51s4-34 12-46c5-17 17-30 30-39 13-8 25-12 42-16 17-9 34-9 55-9 30 0 60 4 81 13 21 8 38 21 51 34 13 17 18 33 22 59l-65 8c0-17-8-34-25-46-13-9-34-17-59-17-30 0-51 8-64 17-13 8-17 21-17 34 0 8 0 17 9 25 4 4 12 13 21 17 8 0 29 8 59 17 47 13 81 21 97 30 17 8 35 16 44 33 8 13 17 35 17 56 0 22-9 43-21 64-13 17-31 34-56 42-22 13-51 17-81 17-51 0-89-12-114-29-26-22-43-55-51-94z">
          <text:p/>
        </draw:path>
        <draw:path draw:style-name="gr7" draw:text-style-name="P7" draw:layer="layout" svg:width="0.351cm" svg:height="0.542cm" svg:x="22.703cm" svg:y="17.652cm" svg:viewBox="0 0 352 543" svg:d="M34 535l-9-65c17 6 30 10 38 10 17 0 26-4 34-10 13-4 17-12 26-21 0-4 8-21 17-46 0-5 4-9 8-17l-148-386h72l80 225c9 25 17 55 26 89 8-30 17-60 29-89l82-225h63l-145 390c-17 42-29 72-38 90-13 21-25 38-38 46-17 13-34 17-55 17-13 0-25-4-42-8z">
          <text:p/>
        </draw:path>
        <draw:path draw:style-name="gr7" draw:text-style-name="P7" draw:layer="layout" svg:width="0.322cm" svg:height="0.402cm" svg:x="23.084cm" svg:y="17.644cm" svg:viewBox="0 0 323 403" svg:d="M0 280l63-12c5 25 17 46 34 59 13 17 38 21 68 21 31 0 52-4 69-17 12-12 21-25 21-42s-9-25-21-34c-9-8-30-18-69-26-47-13-80-22-97-30s-34-21-43-38c-8-13-12-34-12-51s4-34 8-46c8-17 21-30 34-39 8-8 25-12 42-16 17-9 34-9 55-9 30 0 61 4 82 13 21 8 38 21 50 34 9 17 17 33 22 59l-64 8c-4-17-13-34-25-46-13-9-35-17-61-17-29 0-50 8-63 17-13 8-17 21-17 34 0 8 0 17 4 25 9 4 17 13 26 17 8 0 25 8 59 17 48 13 77 21 98 30 17 8 30 16 43 33 8 13 17 35 17 56 0 22-9 43-22 64-12 17-29 34-55 42-21 13-50 17-81 17-51 0-89-12-114-29-26-22-43-55-51-94z">
          <text:p/>
        </draw:path>
        <draw:path draw:style-name="gr7" draw:text-style-name="P7" draw:layer="layout" svg:width="0.19cm" svg:height="0.525cm" svg:x="23.444cm" svg:y="17.517cm" svg:viewBox="0 0 191 526" svg:d="M178 462l13 60c-21 4-38 4-51 4-25 0-42-4-55-13-12-4-21-17-29-29-5-9-5-38-5-77v-220h-51v-50h51v-98l64-39v137h63v50h-63v225c0 17 0 29 4 38 0 4 4 8 9 12 8 0 12 5 25 5 4 0 17-5 25-5z">
          <text:p/>
        </draw:path>
        <draw:path draw:style-name="gr7" draw:text-style-name="P7" draw:layer="layout" svg:width="0.355cm" svg:height="0.402cm" svg:x="23.664cm" svg:y="17.644cm" svg:viewBox="0 0 356 403" svg:d="M288 272l64 8c-8 39-29 68-60 89-25 21-64 34-110 34-55 0-97-17-131-51-34-38-51-84-51-149 0-63 17-114 51-152 34-34 76-51 131-51 51 0 93 17 124 51 34 34 50 84 50 148 0 4 0 8 0 17h-288c4 43 12 77 38 98 21 26 46 34 80 34 21 0 42-4 59-17 17-12 30-34 43-59zM72 165h216c-5-34-13-59-26-76-21-25-46-38-80-38-30 0-55 13-76 34-21 17-34 46-34 80z">
          <text:p/>
        </draw:path>
        <draw:path draw:style-name="gr7" draw:text-style-name="P7" draw:layer="layout" svg:width="0.525cm" svg:height="0.394cm" svg:x="24.096cm" svg:y="17.644cm" svg:viewBox="0 0 526 395" svg:d="M0 395v-386h59v55c13-22 30-34 51-47 17-13 42-17 67-17 26 0 51 4 68 17 21 13 35 30 39 51 34-47 72-68 119-68 38 0 68 9 89 30s34 55 34 97v268h-68v-243c0-29 0-46-4-59-5-8-13-21-26-25-8-9-21-13-38-13-25 0-51 9-68 30-17 17-25 46-25 84v226h-69v-251c0-30-4-51-12-68-13-12-30-21-56-21-16 0-33 4-50 17-13 8-26 21-34 42-4 17-9 43-9 81v200z">
          <text:p/>
        </draw:path>
        <draw:path draw:style-name="gr7" draw:text-style-name="P7" draw:layer="layout" svg:width="0.318cm" svg:height="0.402cm" svg:x="24.688cm" svg:y="17.644cm" svg:viewBox="0 0 319 403" svg:d="M0 280l64-12c4 25 12 46 29 59 17 17 43 21 72 21 30 0 52-4 65-17 17-12 21-25 21-42s-4-25-17-34c-8-8-30-18-69-26-46-13-80-22-97-30-21-8-34-21-42-38-9-13-17-34-17-51s4-34 12-46c9-17 22-30 34-39 9-8 21-12 43-16 17-9 34-9 55-9 29 0 56 4 81 13 21 8 38 21 51 34 8 17 17 33 21 59l-63 8c-5-17-13-34-26-46-13-9-35-17-60-17-30 0-51 8-64 17-12 8-21 21-21 34 0 8 4 17 9 25 4 4 12 13 25 17 9 0 26 8 59 17 48 13 78 21 95 30 21 8 33 16 46 33 9 13 13 35 13 56 0 22-4 43-17 64-13 17-30 34-55 42-26 13-52 17-82 17-50 0-89-12-114-29-25-22-42-55-51-94z">
          <text:p/>
        </draw:path>
        <draw:path draw:style-name="gr7" draw:text-style-name="P7" draw:layer="layout" svg:width="0.191cm" svg:height="0.525cm" svg:x="25.251cm" svg:y="17.517cm" svg:viewBox="0 0 192 526" svg:d="M183 462l9 60c-17 4-34 4-51 4-21 0-43-4-56-13-13-4-21-17-25-29-9-9-9-38-9-77v-220h-51v-50h51v-98l65-39v137h67v50h-67v225c0 17 0 29 4 38 0 4 4 8 13 12 4 0 12 5 21 5 8 0 17-5 29-5z">
          <text:p/>
        </draw:path>
        <draw:path draw:style-name="gr7" draw:text-style-name="P7" draw:layer="layout" svg:width="0.313cm" svg:height="0.534cm" svg:x="25.497cm" svg:y="17.504cm" svg:viewBox="0 0 314 535" svg:d="M0 535v-535h64v191c30-34 68-51 115-51 29 0 55 4 76 17 21 8 34 25 42 47 13 16 17 46 17 84v247h-68v-247c0-34-8-55-21-72-12-12-34-21-59-21-21 0-38 4-55 17-17 8-30 21-38 38-4 17-9 42-9 72v213z">
          <text:p/>
        </draw:path>
        <draw:path draw:style-name="gr7" draw:text-style-name="P7" draw:layer="layout" svg:width="0.356cm" svg:height="0.402cm" svg:x="25.882cm" svg:y="17.644cm" svg:viewBox="0 0 357 403" svg:d="M276 348c-25 17-46 34-73 43-21 8-42 12-72 12-42 0-72-12-97-29-21-22-34-51-34-81 0-21 4-38 13-52 8-17 21-29 34-38 17-8 29-17 46-21 13-4 34-8 60-13 55-4 94-12 119-21 0-8 0-12 0-17 0-25-8-46-21-55-17-17-38-21-73-21-30 0-55 4-68 13-17 12-25 29-34 59l-63-8c4-30 17-51 29-68 13-17 30-30 55-38 26-9 56-13 89-13 35 0 61 4 82 13 21 4 34 17 46 25 9 13 17 30 17 47 5 12 5 29 5 59v89c0 60 4 98 4 115 4 17 8 30 17 47h-68c-8-13-13-30-13-47zM272 199c-25 8-59 17-111 25-25 5-42 9-55 13s-21 14-25 22c-5 9-9 21-9 30 0 21 4 34 17 46 17 9 34 17 59 17 26 0 47-4 69-17 21-12 34-25 42-46 9-13 13-34 13-65z">
          <text:p/>
        </draw:path>
        <draw:path draw:style-name="gr7" draw:text-style-name="P7" draw:layer="layout" svg:width="0.191cm" svg:height="0.525cm" svg:x="26.28cm" svg:y="17.517cm" svg:viewBox="0 0 192 526" svg:d="M179 462l13 60c-22 4-39 4-51 4-26 0-43-4-55-13-13-4-21-17-30-29-4-9-8-38-8-77v-220h-48v-50h48v-98l67-39v137h64v50h-64v225c0 17 0 29 5 38 0 4 4 8 8 12 4 0 13 5 25 5 5 0 13-5 26-5z">
          <text:p/>
        </draw:path>
        <draw:path draw:style-name="gr7" draw:text-style-name="P7" draw:layer="layout" svg:width="0.351cm" svg:height="0.402cm" svg:x="26.708cm" svg:y="17.644cm" svg:viewBox="0 0 352 403" svg:d="M272 348c-26 17-47 34-68 43-26 8-47 12-73 12-43 0-76-12-98-29-25-22-33-51-33-81 0-21 4-38 12-52 9-17 17-29 34-38 13-8 30-17 47-21 12-4 29-8 56-13 55-4 93-12 118-21 0-8 0-12 0-17 0-25-8-46-17-55-17-17-42-21-76-21-29 0-56 4-69 13-17 12-25 29-33 59l-64-8c9-30 17-51 30-68 12-17 34-30 59-38 21-9 52-13 86-13 33 0 59 4 80 13 21 4 38 17 47 25 8 13 17 30 21 47 0 12 0 29 0 59v89c0 60 4 98 4 115 4 17 8 30 17 47h-68c-4-13-8-30-12-47zM267 199c-25 8-59 17-106 25-30 5-47 9-60 13-8 4-17 14-25 22-4 9-9 21-9 30 0 21 9 34 21 46 13 9 30 17 57 17 25 0 50-4 67-17 21-12 34-25 43-46 8-13 12-34 12-65z">
          <text:p/>
        </draw:path>
        <draw:path draw:style-name="gr7" draw:text-style-name="P7" draw:layer="layout" svg:width="0.208cm" svg:height="0.394cm" svg:x="27.139cm" svg:y="17.644cm" svg:viewBox="0 0 209 395" svg:d="M0 395v-386h60v59c12-30 26-47 39-55 12-9 29-13 42-13 21 0 47 4 68 21l-21 59c-17-8-34-12-51-12-13 0-26 4-38 12-9 9-18 22-22 34-9 26-13 51-13 77v204z">
          <text:p/>
        </draw:path>
        <draw:path draw:style-name="gr7" draw:text-style-name="P7" draw:layer="layout" svg:width="0.355cm" svg:height="0.402cm" svg:x="27.364cm" svg:y="17.644cm" svg:viewBox="0 0 356 403" svg:d="M284 272l68 8c-8 39-30 68-59 89-30 21-64 34-110 34-56 0-103-17-132-51-34-38-51-84-51-149 0-63 17-114 51-152 33-34 76-51 128-51 50 0 93 17 127 51 33 34 50 84 50 148 0 4 0 8 0 17h-289c0 43 13 77 34 98 22 26 52 34 82 34 25 0 46-4 63-17 17-12 30-34 38-59zM72 165h212c0-34-8-59-21-76-21-25-51-38-84-38-31 0-56 13-73 34-22 17-34 46-34 80z">
          <text:p/>
        </draw:path>
        <draw:path draw:style-name="gr7" draw:text-style-name="P7" draw:layer="layout" svg:width="0.355cm" svg:height="0.402cm" svg:x="27.978cm" svg:y="17.644cm" svg:viewBox="0 0 356 403" svg:d="M276 348c-26 17-48 34-73 43-21 8-43 12-72 12-43 0-72-12-98-29-21-22-33-51-33-81 0-21 4-38 12-52 9-17 21-29 34-38 17-8 30-17 47-21 12-4 34-8 59-13 55-4 94-12 120-21 0-8 0-12 0-17 0-25-9-46-22-55-18-17-39-21-73-21-29 0-55 4-67 13-17 12-26 29-34 59l-64-8c5-30 17-51 30-68s30-30 55-38c25-9 55-13 89-13s60 4 81 13c21 4 34 17 47 25 8 13 17 30 17 47 4 12 4 29 4 59v89c0 60 4 98 4 115 4 17 9 30 17 47h-68c-8-13-12-30-12-47zM272 199c-26 8-61 17-112 25-25 5-42 9-55 13-12 4-21 14-25 22-4 9-8 21-8 30 0 21 4 34 16 46 17 9 34 17 60 17 25 0 46-4 67-17 22-12 35-25 44-46 8-13 13-34 13-65z">
          <text:p/>
        </draw:path>
        <draw:path draw:style-name="gr7" draw:text-style-name="P7" draw:layer="layout" svg:width="0.335cm" svg:height="0.542cm" svg:x="28.388cm" svg:y="17.504cm" svg:viewBox="0 0 336 543" svg:d="M276 535v-51c-25 38-63 59-111 59-29 0-59-8-84-25-26-17-47-43-60-72-12-30-21-64-21-106 0-38 9-72 21-102 13-33 30-55 55-72 26-16 55-25 89-25 22 0 44 4 61 13 17 12 33 25 46 38v-192h64v535zM68 340c0 51 8 89 30 114 21 21 46 34 77 34 25 0 51-13 72-34 21-25 29-59 29-106 0-55-8-93-29-118s-47-34-76-34c-31 0-56 9-73 34-22 25-30 59-30 110z">
          <text:p/>
        </draw:path>
        <draw:path draw:style-name="gr7" draw:text-style-name="P7" draw:layer="layout" svg:width="0.351cm" svg:height="0.402cm" svg:x="28.803cm" svg:y="17.644cm" svg:viewBox="0 0 352 403" svg:d="M272 348c-25 17-47 34-68 43-25 8-46 12-73 12-42 0-76-12-97-29-25-22-34-51-34-81 0-21 4-38 13-52 8-17 17-29 34-38 12-8 29-17 46-21 13-4 30-8 55-13 56-4 94-12 120-21 0-8 0-12 0-17 0-25-9-46-17-55-17-17-42-21-76-21-31 0-56 4-69 13-17 12-25 29-34 59l-63-8c8-30 17-51 29-68 13-17 34-30 59-38 22-9 51-13 86-13 34 0 59 4 81 13 21 4 38 17 46 25 9 13 17 30 21 47 0 12 0 29 0 59v89c0 60 5 98 5 115 4 17 8 30 16 47h-67c-4-13-9-30-13-47zM268 199c-26 8-59 17-106 25-31 5-48 9-60 13-9 4-17 14-26 22-4 9-8 21-8 30 0 21 8 34 21 46 13 9 30 17 55 17 26 0 52-4 69-17 21-12 34-25 42-46 9-13 13-34 13-65z">
          <text:p/>
        </draw:path>
        <draw:path draw:style-name="gr7" draw:text-style-name="P7" draw:layer="layout" svg:width="0.334cm" svg:height="0.542cm" svg:x="29.235cm" svg:y="17.644cm" svg:viewBox="0 0 335 543" svg:d="M0 543v-535h59v51c13-21 30-34 47-46 17-9 38-13 63-13 34 0 64 8 89 25 26 17 42 39 55 72 14 30 22 64 22 102s-8 72-22 106c-17 29-34 55-63 72-26 17-55 25-85 25-21 0-42-4-59-13-17-12-30-21-43-38v192zM59 203c0 51 9 85 30 110 21 21 42 34 72 34 29 0 55-13 76-34 21-25 30-63 30-114s-9-89-30-110c-21-25-47-38-72-38-30 0-55 13-76 38s-30 63-30 114z">
          <text:p/>
        </draw:path>
        <draw:path draw:style-name="gr7" draw:text-style-name="P7" draw:layer="layout" svg:width="0.191cm" svg:height="0.525cm" svg:x="29.607cm" svg:y="17.517cm" svg:viewBox="0 0 192 526" svg:d="M183 462l9 60c-21 4-34 4-51 4-22 0-43-4-56-13-13-4-21-17-25-29-9-9-9-38-9-77v-220h-51v-50h51v-98l64-39v137h68v50h-68v225c0 17 0 29 4 38 0 4 4 8 14 12 4 0 8 5 21 5 8 0 17-5 29-5z">
          <text:p/>
        </draw:path>
        <draw:path draw:style-name="gr7" draw:text-style-name="P7" draw:layer="layout" svg:width="0.355cm" svg:height="0.402cm" svg:x="29.828cm" svg:y="17.644cm" svg:viewBox="0 0 356 403" svg:d="M288 272l68 8c-13 39-34 68-59 89-30 21-68 34-110 34-60 0-103-17-137-51-34-38-50-84-50-149 0-63 16-114 50-152 34-34 77-51 133-51 50 0 93 17 127 51 29 34 46 84 46 148 0 4 0 8 0 17h-289c5 43 17 77 38 98 22 26 47 34 82 34 21 0 42-4 59-17 17-12 30-34 42-59zM72 165h216c-4-34-12-59-25-76-21-25-47-38-80-38-31 0-56 13-78 34-21 17-29 46-33 80z">
          <text:p/>
        </draw:path>
        <draw:path draw:style-name="gr7" draw:text-style-name="P7" draw:layer="layout" svg:width="0.335cm" svg:height="0.542cm" svg:x="30.238cm" svg:y="17.504cm" svg:viewBox="0 0 336 543" svg:d="M275 535v-51c-25 38-63 59-110 59-29 0-59-8-84-25-26-17-47-43-60-72-12-30-21-64-21-106 0-38 4-72 21-102 13-33 30-55 55-72 26-16 55-25 85-25 25 0 47 4 64 13 17 12 33 25 46 38v-192h65v535zM68 340c0 51 8 89 30 114 21 21 46 34 76 34 25 0 51-13 72-34 17-25 29-59 29-106 0-55-12-93-29-118-21-25-47-34-76-34-30 0-55 9-72 34-22 25-30 59-30 110z">
          <text:p/>
        </draw:path>
        <draw:path draw:style-name="gr7" draw:text-style-name="P7" draw:layer="layout" svg:width="0.186cm" svg:height="0.525cm" svg:x="30.844cm" svg:y="17.517cm" svg:viewBox="0 0 187 526" svg:d="M178 462l9 60c-17 4-34 4-51 4-22 0-43-4-56-13-13-4-21-17-25-29-5-9-9-38-9-77v-220h-46v-50h46v-98l64-39v137h68v50h-68v225c0 17 4 29 4 38 4 4 8 8 14 12 4 0 12 5 21 5 8 0 17-5 29-5z">
          <text:p/>
        </draw:path>
        <draw:path draw:style-name="gr7" draw:text-style-name="P7" draw:layer="layout" svg:width="0.36cm" svg:height="0.402cm" svg:x="31.059cm" svg:y="17.644cm" svg:viewBox="0 0 361 403" svg:d="M0 199c0-68 22-123 60-157 34-29 72-42 123-42 50 0 93 17 127 51 33 34 51 85 51 144 0 52-9 90-22 119-17 26-38 51-63 64-30 17-60 25-93 25-56 0-98-17-132-51-34-38-51-84-51-153zM68 199c0 52 9 90 30 115 21 21 51 34 85 34 29 0 59-13 80-38 21-21 30-59 30-111 0-47-9-85-30-110s-51-34-80-34c-34 0-60 9-85 34-21 25-30 63-30 110z">
          <text:p/>
        </draw:path>
        <draw:path draw:style-name="gr7" draw:text-style-name="P7" draw:layer="layout" svg:width="0.351cm" svg:height="0.542cm" svg:x="31.665cm" svg:y="17.652cm" svg:viewBox="0 0 352 543" svg:d="M34 535l-9-65c13 6 26 10 38 10 13 0 26-4 34-10 10-4 18-12 22-21 5-4 13-21 22-46 0-5 0-9 4-17l-145-386h68l81 225c13 25 21 55 30 89 4-30 17-60 25-89l80-225h68l-148 390c-13 42-25 72-34 90-13 21-25 38-42 46-13 13-35 17-52 17-13 0-30-4-42-8z">
          <text:p/>
        </draw:path>
        <draw:path draw:style-name="gr7" draw:text-style-name="P7" draw:layer="layout" svg:width="0.36cm" svg:height="0.402cm" svg:x="32.046cm" svg:y="17.644cm" svg:viewBox="0 0 361 403" svg:d="M0 199c0-68 21-123 59-157 35-29 73-42 124-42s93 17 127 51 51 85 51 144c0 52-9 90-22 119-16 26-38 51-63 64-30 17-59 25-93 25-55 0-99-17-132-51-34-38-51-84-51-153zM68 199c0 52 8 90 30 115 26 21 51 34 85 34 29 0 59-13 80-38 21-21 30-59 30-111 0-47-9-85-30-110s-51-34-80-34c-34 0-59 9-85 34-22 25-30 63-30 110z">
          <text:p/>
        </draw:path>
        <draw:path draw:style-name="gr7" draw:text-style-name="P7" draw:layer="layout" svg:width="0.309cm" svg:height="0.393cm" svg:x="32.482cm" svg:y="17.653cm" svg:viewBox="0 0 310 394" svg:d="M251 386v-60c-30 47-68 68-119 68-26 0-47-4-64-12-22-9-39-22-47-34-8-13-17-30-21-47 0-13 0-34 0-63v-238h63v211c0 35 0 60 5 73 4 17 12 30 25 38 13 9 31 17 52 17 17 0 38-8 55-17 17-8 29-25 34-42 8-17 12-42 12-73v-207h64v386z">
          <text:p/>
        </draw:path>
        <draw:path draw:style-name="gr7" draw:text-style-name="P7" draw:layer="layout" svg:width="0.208cm" svg:height="0.394cm" svg:x="32.892cm" svg:y="17.644cm" svg:viewBox="0 0 209 395" svg:d="M0 395v-386h60v59c12-30 25-47 38-55 13-9 30-13 43-13 21 0 47 4 68 21l-21 59c-17-8-34-12-47-12-18 0-30 4-43 12-9 9-17 22-21 34-9 26-13 51-13 77v204z">
          <text:p/>
        </draw:path>
        <draw:path draw:style-name="gr7" draw:text-style-name="P7" draw:layer="layout" svg:width="0.521cm" svg:height="0.394cm" svg:x="0.668cm" svg:y="18.533cm" svg:viewBox="0 0 522 395" svg:d="M0 395v-387h55v56c13-22 30-34 51-47 18-13 44-17 69-17 30 0 51 4 68 17 21 13 34 30 42 51 30-47 68-68 119-68 38 0 67 8 84 30 21 21 34 55 34 97v268h-68v-246c0-26 0-43-4-56s-13-21-21-25c-13-9-25-13-42-13-26 0-47 9-68 30-17 17-26 46-26 85v225h-63v-250c0-31-8-52-17-69-13-12-30-21-55-21-17 0-34 4-52 17-12 8-25 21-34 42-4 17-8 44-8 82v199z">
          <text:p/>
        </draw:path>
        <draw:path draw:style-name="gr7" draw:text-style-name="P7" draw:layer="layout" svg:width="0.356cm" svg:height="0.402cm" svg:x="1.261cm" svg:y="18.533cm" svg:viewBox="0 0 357 403" svg:d="M275 348c-25 17-51 34-72 42-21 9-46 13-72 13-42 0-76-13-97-29-21-22-34-51-34-81 0-21 4-38 13-51 8-17 21-29 34-38 12-8 29-17 46-21 13-4 34-8 59-13 51-4 89-13 115-22 0-8 0-13 0-17 0-25-4-46-17-55-17-17-43-21-76-21-30 0-51 4-68 13-13 12-26 29-30 59l-63-8c4-30 12-51 25-68s34-30 59-38c26-9 55-13 89-13 30 0 60 4 81 13 17 4 34 17 42 25 13 13 17 30 21 47 4 12 4 29 4 59v90c0 59 0 97 6 114 0 17 8 30 17 47h-69c-9-13-13-30-13-47zM267 200c-21 8-60 17-106 25-25 5-47 9-55 13-13 4-21 13-26 21-8 9-12 21-12 30 0 17 8 34 21 46 13 9 34 17 59 17 26 0 47-8 68-17 17-12 34-25 42-46 5-13 9-34 9-64z">
          <text:p/>
        </draw:path>
        <draw:path draw:style-name="gr7" draw:text-style-name="P7" draw:layer="layout" svg:width="0.313cm" svg:height="0.394cm" svg:x="1.693cm" svg:y="18.533cm" svg:viewBox="0 0 314 395" svg:d="M0 395v-387h60v56c30-43 68-64 123-64 25 0 46 4 63 13 22 8 34 17 43 29 12 17 17 30 21 51 4 13 4 34 4 65v237h-63v-237c0-27-5-48-9-61-4-12-13-21-25-29-13-9-30-13-47-13-29 0-51 9-72 25-21 22-29 51-29 103v212z">
          <text:p/>
        </draw:path>
        <draw:path draw:style-name="gr7" draw:text-style-name="P7" draw:layer="layout" svg:width="0.356cm" svg:height="0.402cm" svg:x="2.082cm" svg:y="18.533cm" svg:viewBox="0 0 357 403" svg:d="M276 348c-25 17-51 34-72 42-22 9-47 13-72 13-43 0-72-13-98-29-21-22-34-51-34-81 0-21 5-38 13-51 8-17 21-29 34-38 13-8 30-17 46-21 13-4 34-8 60-13 51-4 90-13 115-22 0-8 0-13 0-17 0-25-4-46-17-55-17-17-43-21-73-21-34 0-55 4-72 13-13 12-25 29-29 59l-64-8c4-30 13-51 30-68 12-17 29-30 55-38 25-9 55-13 89-13 33 0 60 4 81 13 21 4 34 17 42 25 13 13 17 30 22 47 4 12 4 29 4 59v90c0 59 0 97 4 114s8 30 17 47h-68c-8-13-13-30-13-47zM268 200c-21 8-60 17-107 25-25 5-46 9-55 13-13 4-21 13-25 21-9 9-9 21-9 30 0 17 5 34 17 46 13 9 34 17 59 17 26 0 47-8 68-17 18-12 35-25 44-46 8-13 8-34 8-64z">
          <text:p/>
        </draw:path>
        <draw:path draw:style-name="gr7" draw:text-style-name="P7" draw:layer="layout" svg:width="0.343cm" svg:height="0.55cm" svg:x="2.489cm" svg:y="18.533cm" svg:viewBox="0 0 344 551" svg:d="M17 423l64 13c0 18 9 35 21 43 17 9 38 17 64 17 34 0 55-4 72-17 17-12 25-29 34-51 4-13 4-43 4-85-30 34-64 51-106 51-55 0-93-21-124-60-29-38-46-84-46-135 0-38 8-72 21-102 13-33 34-55 60-72s55-25 89-25c47 0 80 17 110 55v-47h64v331c0 63-9 107-22 132-12 21-29 42-55 59-29 13-59 21-97 21-47 0-85-12-115-34-26-21-43-50-38-94zM67 195c0 51 14 84 31 110 21 21 47 34 76 34 30 0 55-13 76-34 22-26 30-59 30-110 0-47-8-81-30-106-21-25-46-34-76-34-29 0-55 9-72 34-21 21-35 59-35 106z">
          <text:p/>
        </draw:path>
        <draw:path draw:style-name="gr7" draw:text-style-name="P7" draw:layer="layout" svg:width="0.355cm" svg:height="0.402cm" svg:x="2.904cm" svg:y="18.533cm" svg:viewBox="0 0 356 403" svg:d="M288 268l68 8c-13 43-29 72-59 93s-68 34-110 34c-59 0-103-17-137-51-34-38-50-84-50-148s16-115 50-153c34-34 78-51 133-51 50 0 93 17 127 51 29 34 46 84 46 149 0 4 0 8 0 17h-289c5 42 17 76 38 97 23 26 48 34 82 34 21 0 42-4 59-17 17-12 30-34 42-63zM72 166h216c-4-35-12-60-25-77-21-25-47-38-80-38-30 0-55 13-78 34-21 17-29 46-33 81z">
          <text:p/>
        </draw:path>
        <draw:path draw:style-name="gr7" draw:text-style-name="P7" draw:layer="layout" svg:width="0.212cm" svg:height="0.394cm" svg:x="3.335cm" svg:y="18.533cm" svg:viewBox="0 0 213 395" svg:d="M0 395v-387h60v60c17-30 29-47 42-55 13-9 25-13 42-13 22 0 44 4 69 21l-25 59c-13-8-30-12-48-12-13 0-25 4-38 12-13 9-17 22-25 34-5 27-9 52-9 78v203z">
          <text:p/>
        </draw:path>
        <draw:path draw:style-name="gr7" draw:text-style-name="P7" draw:layer="layout" svg:width="0.064cm" svg:height="0.534cm" svg:x="3.585cm" svg:y="18.393cm" svg:viewBox="0 0 65 535" svg:d="M0 77v-77h65v77zM0 535v-386h65v386z">
          <text:p/>
        </draw:path>
        <draw:path draw:style-name="gr7" draw:text-style-name="P7" draw:layer="layout" svg:width="0.355cm" svg:height="0.402cm" svg:x="3.725cm" svg:y="18.533cm" svg:viewBox="0 0 356 403" svg:d="M276 348c-25 17-47 34-72 42-21 9-42 13-68 13-42 0-76-13-101-29-21-22-35-51-35-81 0-21 5-38 14-51 8-17 21-29 33-38 17-8 30-17 51-21 13-4 30-8 55-13 55-4 93-13 119-22 0-8 0-13 0-17 0-25-9-46-21-55-17-17-39-21-72-21-30 0-55 4-68 13-17 12-26 29-34 59l-63-8c4-30 16-51 29-68s34-30 55-38c26-9 55-13 89-13s59 4 81 13c21 4 33 17 46 25 9 13 17 30 21 47 0 12 0 29 0 59v90c0 59 4 97 4 114 5 17 9 30 17 47h-67c-9-13-13-30-13-47zM272 200c-26 8-60 17-106 25-30 5-47 9-59 13-13 4-22 13-26 21-4 9-8 21-8 30 0 17 4 34 21 46 13 9 30 17 55 17s47-8 68-17c21-12 34-25 42-46 9-13 13-34 13-64z">
          <text:p/>
        </draw:path>
        <draw:polygon draw:style-name="gr7" draw:text-style-name="P7" draw:layer="layout" svg:width="0.067cm" svg:height="0.534cm" svg:x="4.157cm" svg:y="18.393cm" svg:viewBox="0 0 68 535" draw:points="0,0 68,0 68,535 0,535">
          <text:p/>
        </draw:polygon>
        <draw:path draw:style-name="gr7" draw:text-style-name="P7" draw:layer="layout" svg:width="0.208cm" svg:height="0.394cm" svg:x="4.529cm" svg:y="18.533cm" svg:viewBox="0 0 209 395" svg:d="M0 395v-387h59v60c13-30 30-47 43-55 12-9 25-13 43-13 21 0 42 4 64 21l-22 59c-17-8-29-12-46-12-18 0-31 4-39 12-13 9-21 22-26 34-8 27-12 52-12 78v203z">
          <text:p/>
        </draw:path>
        <draw:path draw:style-name="gr7" draw:text-style-name="P7" draw:layer="layout" svg:width="0.355cm" svg:height="0.402cm" svg:x="4.754cm" svg:y="18.533cm" svg:viewBox="0 0 356 403" svg:d="M288 268l68 8c-13 43-34 72-59 93-30 21-68 34-110 34-59 0-102-17-136-51-35-38-51-84-51-148s16-115 51-153c34-34 77-51 132-51 50 0 93 17 122 51 34 34 51 84 51 149 0 4 0 8 0 17h-288c4 42 17 76 38 97 22 26 47 34 81 34 21 0 42-4 59-17 17-12 30-34 42-63zM72 166h216c-4-35-12-60-25-77-21-25-47-38-80-38-30 0-55 13-77 34-21 17-34 46-34 81z">
          <text:p/>
        </draw:path>
        <draw:path draw:style-name="gr7" draw:text-style-name="P7" draw:layer="layout" svg:width="0.335cm" svg:height="0.542cm" svg:x="5.164cm" svg:y="18.533cm" svg:viewBox="0 0 336 543" svg:d="M268 543v-191c-9 13-21 26-42 34-17 13-39 17-56 17-46 0-84-17-118-55s-52-89-52-152c0-38 9-73 22-103 13-29 34-55 60-72 25-12 50-21 80-21 51 0 85 17 114 59v-50h60v534zM69 200c0 51 8 89 30 110 21 25 46 38 76 38 25 0 51-13 72-34 21-25 29-59 29-110s-12-90-34-115c-21-25-42-38-72-38-29 0-50 13-71 34-22 25-30 64-30 115z">
          <text:p/>
        </draw:path>
        <draw:path draw:style-name="gr7" draw:text-style-name="P7" draw:layer="layout" svg:width="0.313cm" svg:height="0.394cm" svg:x="5.596cm" svg:y="18.541cm" svg:viewBox="0 0 314 395" svg:d="M255 387v-60c-30 47-73 68-124 68-21 0-42-4-63-13-17-8-34-21-43-33-8-13-17-30-21-47-4-13-4-34-4-63v-239h68v213c0 34 0 59 4 72 0 17 13 30 25 38 13 9 30 17 47 17 21 0 38-8 56-17 17-8 30-25 38-42s8-42 8-72v-209h68v387z">
          <text:p/>
        </draw:path>
        <draw:path draw:style-name="gr7" draw:text-style-name="P7" draw:layer="layout" svg:width="0.063cm" svg:height="0.534cm" svg:x="6.011cm" svg:y="18.393cm" svg:viewBox="0 0 64 535" svg:d="M0 77v-77h64v77zM0 535v-386h64v386z">
          <text:p/>
        </draw:path>
        <draw:path draw:style-name="gr7" draw:text-style-name="P7" draw:layer="layout" svg:width="0.211cm" svg:height="0.394cm" svg:x="6.172cm" svg:y="18.533cm" svg:viewBox="0 0 212 395" svg:d="M0 395v-387h60v60c17-30 30-47 42-55 13-9 26-13 43-13 21 0 42 4 67 21l-25 59c-13-8-30-12-47-12-12 0-25 4-38 12-12 9-21 22-25 34-4 27-9 52-9 78v203z">
          <text:p/>
        </draw:path>
        <draw:path draw:style-name="gr7" draw:text-style-name="P7" draw:layer="layout" svg:width="0.352cm" svg:height="0.402cm" svg:x="6.4cm" svg:y="18.533cm" svg:viewBox="0 0 353 403" svg:d="M285 268l68 8c-13 43-30 72-60 93-29 21-67 34-110 34-55 0-102-17-136-51-34-38-47-84-47-148s13-115 47-153c34-34 77-51 132-51 51 0 93 17 127 51 30 34 47 84 47 149 0 4 0 8 0 17h-289c4 42 17 76 39 97 21 26 46 34 80 34 26 0 43-4 60-17 17-12 33-34 42-63zM68 166h217c-4-35-13-60-25-77-22-25-47-38-81-38-30 0-55 13-76 34-18 17-31 46-35 81z">
          <text:p/>
        </draw:path>
        <draw:path draw:style-name="gr7" draw:text-style-name="P7" draw:layer="layout" svg:width="0.521cm" svg:height="0.394cm" svg:x="6.832cm" svg:y="18.533cm" svg:viewBox="0 0 522 395" svg:d="M0 395v-387h59v56c9-22 26-34 47-47s42-17 68-17c30 0 51 4 73 17 17 13 29 30 38 51 29-47 67-68 118-68 38 0 68 8 89 30 21 21 30 55 30 97v268h-64v-246c0-26-4-43-8-56s-13-21-21-25c-13-9-26-13-43-13-25 0-46 9-63 30-21 17-30 46-30 85v225h-63v-250c0-31-5-52-17-69-9-12-31-21-52-21s-38 4-51 17c-17 8-29 21-34 42-8 17-12 44-12 82v199z">
          <text:p/>
        </draw:path>
        <draw:path draw:style-name="gr7" draw:text-style-name="P7" draw:layer="layout" svg:width="0.355cm" svg:height="0.402cm" svg:x="7.425cm" svg:y="18.533cm" svg:viewBox="0 0 356 403" svg:d="M289 268l67 8c-12 43-34 72-59 93-30 21-68 34-111 34-59 0-102-17-135-51-34-38-51-84-51-148s17-115 51-153c33-34 76-51 131-51 52 0 94 17 124 51 33 34 50 84 50 149 0 4 0 8 0 17h-289c5 42 17 76 39 97 21 26 46 34 80 34 21 0 43-4 60-17 17-12 30-34 43-63zM72 166h217c-5-35-13-60-26-77-21-25-46-38-81-38-30 0-55 13-76 34-22 17-30 46-34 81z">
          <text:p/>
        </draw:path>
        <draw:path draw:style-name="gr7" draw:text-style-name="P7" draw:layer="layout" svg:width="0.313cm" svg:height="0.394cm" svg:x="7.857cm" svg:y="18.533cm" svg:viewBox="0 0 314 395" svg:d="M0 395v-387h59v56c29-43 73-64 124-64 25 0 46 4 63 13 21 8 34 17 47 29 8 17 17 30 17 51 4 13 4 34 4 65v237h-64v-237c0-27-4-48-8-61-4-12-13-21-26-29-12-9-29-13-46-13-30 0-52 9-73 25-21 22-30 51-30 103v212z">
          <text:p/>
        </draw:path>
        <draw:path draw:style-name="gr7" draw:text-style-name="P7" draw:layer="layout" svg:width="0.187cm" svg:height="0.525cm" svg:x="8.233cm" svg:y="18.406cm" svg:viewBox="0 0 188 526" svg:d="M179 462l9 60c-17 4-34 4-47 4-25 0-42-4-55-13-13-4-21-17-30-29-4-13-8-38-8-77v-221h-48v-51h48v-97l68-38v135h63v51h-63v226c0 17 0 29 0 34 4 8 8 12 12 12 5 4 13 9 22 9 8 0 16-5 29-5z">
          <text:p/>
        </draw:path>
        <draw:path draw:style-name="gr7" draw:text-style-name="P7" draw:layer="layout" svg:width="0.318cm" svg:height="0.402cm" svg:x="8.449cm" svg:y="18.533cm" svg:viewBox="0 0 319 403" svg:d="M0 280l64-12c4 25 12 46 29 59 17 17 43 21 72 21 30 0 51-4 64-17 17-12 25-25 25-42s-8-30-21-38c-8-4-30-13-68-21-46-13-80-22-97-30-21-8-34-21-42-38-9-18-17-35-17-52s4-34 12-46c9-17 22-30 34-39 9-8 21-12 43-17 17-8 33-8 55-8 29 0 55 4 80 13 21 8 39 21 52 34 8 17 17 33 21 59l-64 8c-5-17-13-34-26-46-13-9-34-17-59-17-30 0-51 8-64 17-12 8-21 21-21 34 0 8 4 17 9 25 4 4 12 13 25 17 9 0 25 8 59 18 47 13 77 21 98 30 18 8 30 16 43 33 8 13 13 34 13 55 0 22-5 43-17 64-13 17-30 34-56 42-26 13-51 17-81 17-50 0-89-13-114-34-25-17-42-50-51-89z">
          <text:p/>
        </draw:path>
        <draw:polygon draw:style-name="gr7" draw:text-style-name="P7" draw:layer="layout" svg:width="0.076cm" svg:height="0.076cm" svg:x="8.864cm" svg:y="18.851cm" svg:viewBox="0 0 77 77" draw:points="0,0 77,0 77,77 0,77">
          <text:p/>
        </draw:polygon>
        <draw:polygon draw:style-name="gr8" draw:text-style-name="P2" draw:layer="layout" svg:width="35.535cm" svg:height="19.99cm" svg:x="0.016cm" svg:y="0.804cm" svg:viewBox="0 0 35536 19991" draw:points="0,0 35536,0 35536,19991 0,19991">
          <text:p/>
        </draw:polygon>
      </draw:page>
      <draw:page draw:name="page7" draw:style-name="dp1" draw:master-page-name="master-page3">
        <draw:polygon draw:style-name="gr1" draw:text-style-name="P1" draw:layer="layout" svg:width="35.543cm" svg:height="19.998cm" svg:x="0.012cm" svg:y="0.8cm" svg:viewBox="0 0 35544 19999" draw:points="0,0 35544,0 35544,19999 0,19999">
          <text:p/>
        </draw:polygon>
        <draw:path draw:style-name="gr3" draw:text-style-name="P3" draw:layer="layout" svg:width="1.037cm" svg:height="1.168cm" svg:x="11.099cm" svg:y="2.667cm" svg:viewBox="0 0 1038 1169" svg:d="M0 1169l661-1169h187l190 1169h-148l-59-335h-471l-186 335zM428 712h385l-46-292c-17-115-30-213-34-293-26 67-64 149-115 242z">
          <text:p/>
        </draw:path>
        <draw:path draw:style-name="gr3" draw:text-style-name="P3" draw:layer="layout" svg:width="0.821cm" svg:height="1.189cm" svg:x="12.272cm" svg:y="2.667cm" svg:viewBox="0 0 822 1190" svg:d="M0 1169l245-1169h144l-89 420c47-43 89-72 127-89 35-17 78-27 116-27 80 0 144 31 199 90 51 59 80 144 80 254 0 76-13 144-34 208-21 63-46 114-76 156-34 43-68 76-97 102-34 25-68 42-106 55-34 13-69 21-103 21-55 0-101-17-144-46-42-30-76-72-101-136l-34 161zM216 822v25c0 76 17 131 51 165 33 38 76 60 127 60 50 0 98-17 140-55 43-34 77-89 106-166 26-72 38-144 38-207 0-68-17-127-51-165-33-38-76-59-127-59s-98 21-144 59c-43 42-81 101-111 186-21 64-29 114-29 157z">
          <text:p/>
        </draw:path>
        <draw:path draw:style-name="gr3" draw:text-style-name="P3" draw:layer="layout" svg:width="0.753cm" svg:height="0.885cm" svg:x="13.191cm" svg:y="2.971cm" svg:viewBox="0 0 754 886" svg:d="M0 577l143-8c0 42 9 76 22 105 12 30 34 51 72 72 33 17 72 26 118 26 64 0 110-13 144-38 30-26 47-55 47-89 0-26-9-47-30-72-17-21-68-47-144-81-76-33-123-55-144-67-38-26-63-51-80-81-17-29-30-63-30-101 0-64 30-124 81-171 55-51 127-72 224-72 106 0 186 26 241 72 55 52 86 116 90 196l-145 8c0-50-17-88-55-118-34-30-80-48-144-48-46 0-84 14-114 35-30 26-42 47-42 76 0 26 12 47 38 68 12 13 55 38 122 64 110 50 178 84 208 114 46 42 68 97 68 161 0 42-13 85-39 123-25 42-63 72-118 97-51 25-114 38-186 38-98 0-182-25-250-72-68-51-102-127-97-237z">
          <text:p/>
        </draw:path>
        <draw:path draw:style-name="gr3" draw:text-style-name="P3" draw:layer="layout" svg:width="0.436cm" svg:height="1.169cm" svg:x="14.029cm" svg:y="2.683cm" svg:viewBox="0 0 437 1170" svg:d="M301 1034l-25 119c-34 8-68 17-97 17-61 0-107-17-141-43-26-21-38-50-38-88 0-17 8-60 21-127l106-491h-115l22-115h115l42-208 165-98-63 306h144l-26 115h-139l-102 465c-8 59-17 93-17 106 0 17 4 30 17 42 9 9 25 13 47 13 34 0 59-4 84-13z">
          <text:p/>
        </draw:path>
        <draw:path draw:style-name="gr3" draw:text-style-name="P3" draw:layer="layout" svg:width="0.63cm" svg:height="0.864cm" svg:x="14.444cm" svg:y="2.971cm" svg:viewBox="0 0 631 865" svg:d="M0 865l177-848h127l-33 175c42-64 84-114 128-145 42-30 84-47 127-47 29 0 63 9 105 30l-59 136c-25-17-51-29-80-29-51 0-102 29-158 84-51 60-93 157-123 305l-72 339z">
          <text:p/>
        </draw:path>
        <draw:path draw:style-name="gr3" draw:text-style-name="P3" draw:layer="layout" svg:width="0.783cm" svg:height="0.885cm" svg:x="15.007cm" svg:y="2.971cm" svg:viewBox="0 0 784 886" svg:d="M551 759c-51 42-97 76-144 97-46 17-97 30-149 30-76 0-140-25-191-72-46-42-67-101-67-173 0-47 8-89 29-127 21-39 51-64 85-89 38-22 80-38 131-47 35-4 94-8 187-13 89-4 153-17 195-29 9-38 17-72 17-98 0-33-13-59-38-80-34-25-80-39-148-39-59 0-110 14-148 39s-65 63-86 114l-144-12c30-85 76-150 140-192 69-47 149-68 246-68 106 0 187 26 250 72 47 38 68 90 68 149 0 43-4 98-17 157l-47 208c-17 67-25 122-25 165 0 25 8 63 17 114h-144c-9-25-13-64-17-106zM606 437c-21 9-42 13-68 17-21 5-59 9-114 13-85 8-144 17-179 30-34 12-59 29-76 55-21 25-30 50-30 84 0 38 17 72 43 98 29 25 67 38 119 38 51 0 93-13 140-38 42-26 80-60 106-106 25-42 42-106 59-191z">
          <text:p/>
        </draw:path>
        <draw:path draw:style-name="gr3" draw:text-style-name="P3" draw:layer="layout" svg:width="0.74cm" svg:height="0.885cm" svg:x="15.93cm" svg:y="2.971cm" svg:viewBox="0 0 741 886" svg:d="M546 556l144 17c-34 106-85 182-153 233-68 55-144 80-228 80-94 0-166-30-225-89-55-59-84-144-84-250 0-93 16-186 55-275 38-89 88-157 156-204s148-68 233-68c93 0 165 26 216 76 55 52 81 120 81 205l-140 8c0-51-17-93-47-123-30-33-72-47-123-47-55 0-106 18-148 56-42 34-76 93-101 165-26 76-39 148-39 216 0 72 17 127 51 165 30 34 68 51 119 51 46 0 89-17 131-51 42-38 76-89 102-165z">
          <text:p/>
        </draw:path>
        <draw:path draw:style-name="gr3" draw:text-style-name="P3" draw:layer="layout" svg:width="0.436cm" svg:height="1.169cm" svg:x="16.742cm" svg:y="2.683cm" svg:viewBox="0 0 437 1170" svg:d="M302 1034l-21 119c-38 8-68 17-102 17-59 0-101-17-141-43-25-21-38-50-38-88 0-17 9-60 21-127l107-491h-115l21-115h115l43-208 165-98-64 306h144l-25 115h-140l-97 465c-13 59-21 93-21 106 0 17 4 30 17 42 8 9 25 13 46 13 34 0 59-4 85-13z">
          <text:p/>
        </draw:path>
        <draw:path draw:style-name="gr3" draw:text-style-name="P3" draw:layer="layout" svg:width="0.8cm" svg:height="0.885cm" svg:x="17.636cm" svg:y="2.971cm" svg:viewBox="0 0 801 886" svg:d="M0 543c0-165 46-300 143-410 81-90 187-133 319-133 102 0 182 30 246 93 63 65 93 154 93 260 0 97-17 190-60 271-38 84-93 148-165 194-72 43-148 68-229 68-68 0-127-17-182-42-51-30-93-68-123-123-30-51-42-110-42-178zM143 530c0 81 22 140 60 183 38 38 84 59 144 59 30 0 64-4 94-17 29-13 55-34 84-59 26-26 47-51 64-85 21-34 34-68 47-106 16-55 25-102 25-152 0-77-21-136-59-178s-89-65-144-65c-47 0-89 14-128 35-34 21-68 51-98 93-29 43-55 89-67 144-13 55-22 106-22 148z">
          <text:p/>
        </draw:path>
        <draw:path draw:style-name="gr3" draw:text-style-name="P3" draw:layer="layout" svg:width="0.589cm" svg:height="1.185cm" svg:x="18.537cm" svg:y="2.65cm" svg:viewBox="0 0 590 1186" svg:d="M0 1186l153-732h-132l26-115h127l25-119c13-60 26-102 38-132 17-25 38-46 68-63s72-25 123-25c38 0 93 4 162 21l-27 127c-50-13-89-21-122-21-30 0-51 8-64 21-17 17-30 46-38 101l-21 90h161l-22 115h-160l-153 732z">
          <text:p/>
        </draw:path>
        <draw:path draw:style-name="gr3" draw:text-style-name="P3" draw:layer="layout" svg:width="1.067cm" svg:height="1.168cm" svg:x="19.435cm" svg:y="2.667cm" svg:viewBox="0 0 1068 1169" svg:d="M0 1169l245-1169h488c85 0 148 12 191 29 42 21 76 55 101 102 30 46 43 97 43 157 0 47-9 98-30 149-17 50-42 88-72 122s-59 55-93 72c-30 17-64 30-98 38-76 17-152 26-228 26h-293l-98 474zM283 564h260c97 0 169-13 215-34 47-21 85-51 115-98 29-42 42-89 42-139 0-38-8-69-21-95-17-25-38-42-64-55-29-8-80-16-156-16h-301z">
          <text:p/>
        </draw:path>
        <draw:path draw:style-name="gr3" draw:text-style-name="P3" draw:layer="layout" svg:width="0.631cm" svg:height="0.864cm" svg:x="20.506cm" svg:y="2.971cm" svg:viewBox="0 0 632 865" svg:d="M0 865l178-848h127l-39 175c47-64 89-114 132-145 38-30 80-47 127-47 25 0 63 9 107 30l-61 136c-25-17-55-29-84-29-47 0-102 29-153 84-55 60-97 157-127 305l-72 339z">
          <text:p/>
        </draw:path>
        <draw:path draw:style-name="gr3" draw:text-style-name="P3" draw:layer="layout" svg:width="0.8cm" svg:height="0.885cm" svg:x="21.073cm" svg:y="2.971cm" svg:viewBox="0 0 801 886" svg:d="M0 543c0-165 51-300 145-410 80-90 186-133 317-133 102 0 182 30 246 93 63 65 93 154 93 260 0 97-17 190-59 271-38 84-93 148-165 194-72 43-148 68-229 68-68 0-127-17-182-42-52-30-94-68-124-123-29-51-42-110-42-178zM145 530c0 81 21 140 59 183 38 38 85 59 144 59 30 0 64-4 93-17 30-13 55-34 85-59 25-26 47-51 63-85 22-34 34-68 47-106 17-55 25-102 25-152 0-77-21-136-59-178s-85-65-144-65c-46 0-89 14-123 35-38 21-72 51-101 93-30 43-55 89-68 144s-21 106-21 148z">
          <text:p/>
        </draw:path>
        <draw:path draw:style-name="gr3" draw:text-style-name="P3" draw:layer="layout" svg:width="0.635cm" svg:height="1.507cm" svg:x="21.7cm" svg:y="2.667cm" svg:viewBox="0 0 636 1508" svg:d="M458 165l34-165h144l-34 165zM0 1486l25-122c34 8 63 12 89 12 30 0 55-8 76-29 17-21 35-77 56-170l178-856h144l-182 882c-26 110-51 186-81 224-38 55-93 81-166 81-38 0-84-9-139-22z">
          <text:p/>
        </draw:path>
        <draw:path draw:style-name="gr3" draw:text-style-name="P3" draw:layer="layout" svg:width="0.783cm" svg:height="0.885cm" svg:x="22.347cm" svg:y="2.971cm" svg:viewBox="0 0 784 886" svg:d="M589 577l139 17c-17 68-63 135-135 195-76 63-161 97-263 97-59 0-118-17-169-46-55-26-93-68-123-123-25-55-38-119-38-191 0-93 21-182 64-271 42-84 97-149 165-191 68-43 144-64 220-64 102 0 182 30 241 93 65 65 94 150 94 260 0 38-4 80-12 127h-624c-4 17-4 29-4 42 0 80 17 140 55 182s81 64 136 64c46 0 97-17 144-51 46-30 84-76 110-140zM170 370h474c4-17 4-26 4-34 0-72-21-127-55-165-38-38-85-61-140-61-63 0-118 23-169 65s-89 106-114 195z">
          <text:p/>
        </draw:path>
        <draw:path draw:style-name="gr3" draw:text-style-name="P3" draw:layer="layout" svg:width="0.741cm" svg:height="0.885cm" svg:x="23.257cm" svg:y="2.971cm" svg:viewBox="0 0 742 886" svg:d="M548 556l143 17c-33 106-84 182-152 233-68 55-144 80-229 80-88 0-165-30-224-89-56-59-86-144-86-250 0-93 22-186 56-275 39-89 89-157 157-204s148-68 237-68 161 26 216 76c51 52 76 120 76 205l-139 8c0-51-17-93-47-123-30-33-72-47-123-47-55 0-106 18-148 56-42 34-76 93-102 165-21 76-33 148-33 216 0 72 12 127 46 165 34 34 72 51 119 51 46 0 89-17 135-51 42-38 72-89 98-165z">
          <text:p/>
        </draw:path>
        <draw:path draw:style-name="gr3" draw:text-style-name="P3" draw:layer="layout" svg:width="0.432cm" svg:height="1.169cm" svg:x="24.074cm" svg:y="2.683cm" svg:viewBox="0 0 433 1170" svg:d="M298 1034l-22 119c-34 8-68 17-102 17-55 0-102-17-135-43-26-21-39-50-39-88 0-17 5-60 22-127l101-491h-114l21-115h114l47-208 166-98-68 306h144l-25 115h-141l-97 465c-13 59-21 93-21 106 0 17 8 30 17 42 8 9 25 13 46 13 34 0 59-4 86-13z">
          <text:p/>
        </draw:path>
        <draw:line draw:style-name="gr21" draw:text-style-name="P2" draw:layer="layout" svg:x1="11.133cm" svg:y1="4.097cm" svg:x2="24.434cm" svg:y2="4.097cm">
          <text:p/>
        </draw:line>
        <draw:polygon draw:style-name="gr7" draw:text-style-name="P7" draw:layer="layout" svg:width="0.423cm" svg:height="0.534cm" svg:x="3.581cm" svg:y="5.659cm" svg:viewBox="0 0 424 535" draw:points="179,535 179,64 0,64 0,0 424,0 424,64 246,64 246,535">
          <text:p/>
        </draw:polygon>
        <draw:path draw:style-name="gr7" draw:text-style-name="P7" draw:layer="layout" svg:width="0.313cm" svg:height="0.534cm" svg:x="4.064cm" svg:y="5.659cm" svg:viewBox="0 0 314 535" svg:d="M0 535v-535h67v191c30-34 68-51 116-51 29 0 55 4 76 17 21 9 34 26 42 47 9 17 13 46 13 84v247h-64v-247c0-34-8-55-21-72-13-12-34-21-59-21-22 0-39 4-56 17-17 9-30 21-38 38-5 17-9 43-9 72v213z">
          <text:p/>
        </draw:path>
        <draw:path draw:style-name="gr7" draw:text-style-name="P7" draw:layer="layout" svg:width="0.356cm" svg:height="0.402cm" svg:x="4.453cm" svg:y="5.799cm" svg:viewBox="0 0 357 403" svg:d="M288 268l69 8c-13 43-31 72-61 93-29 22-67 34-110 34-59 0-101-17-135-55-34-34-51-80-51-144 0-63 17-114 51-152 34-35 76-52 131-52 51 0 93 17 127 52 30 34 48 85 48 148 0 4 0 9 0 17h-289c4 42 17 76 38 97 21 22 46 34 80 34 21 0 43-4 59-17 17-12 30-34 43-63zM72 166h216c-4-34-13-59-26-76-21-25-46-38-80-38-30 0-55 13-76 34-21 17-30 46-34 80z">
          <text:p/>
        </draw:path>
        <draw:path draw:style-name="gr7" draw:text-style-name="P7" draw:layer="layout" svg:width="0.335cm" svg:height="0.542cm" svg:x="5.092cm" svg:y="5.799cm" svg:viewBox="0 0 336 543" svg:d="M0 543v-534h59v50c13-21 31-33 48-46 21-9 42-13 68-13 29 0 59 9 84 26 26 16 43 38 60 72 12 29 17 63 17 101s-9 72-22 106c-12 30-33 55-63 72-25 17-55 25-85 25-21 0-38-4-55-12-17-13-35-22-43-38v191zM59 203c0 47 9 85 31 110 21 22 47 34 72 34 30 0 55-12 76-38 21-21 30-59 30-114 0-47-9-85-30-110-21-21-42-34-72-34-25 0-51 13-72 38-22 25-35 64-35 114z">
          <text:p/>
        </draw:path>
        <draw:path draw:style-name="gr7" draw:text-style-name="P7" draw:layer="layout" svg:width="0.313cm" svg:height="0.393cm" svg:x="5.503cm" svg:y="5.808cm" svg:viewBox="0 0 314 394" svg:d="M254 386v-59c-30 46-72 67-123 67-21 0-42-4-63-12-22-9-34-22-43-34-12-13-17-30-21-47-4-12-4-35-4-64v-237h63v211c0 34 5 60 5 68 4 22 12 35 25 43 13 9 30 17 51 17s38-8 55-17c17-8 29-25 38-43 4-17 8-42 8-72v-207h69v386z">
          <text:p/>
        </draw:path>
        <draw:path draw:style-name="gr7" draw:text-style-name="P7" draw:layer="layout" svg:width="0.212cm" svg:height="0.394cm" svg:x="5.913cm" svg:y="5.799cm" svg:viewBox="0 0 213 395" svg:d="M0 395v-386h60v59c12-30 29-47 43-55 13-9 25-13 42-13 22 0 43 4 68 21l-25 60c-17-9-30-13-47-13-13 0-25 4-38 13-14 8-22 21-26 33-9 26-9 51-9 77v204z">
          <text:p/>
        </draw:path>
        <draw:path draw:style-name="gr7" draw:text-style-name="P7" draw:layer="layout" svg:width="0.334cm" svg:height="0.542cm" svg:x="6.159cm" svg:y="5.799cm" svg:viewBox="0 0 335 543" svg:d="M0 543v-534h60v50c17-21 30-33 51-46 17-9 38-13 64-13 33 0 59 9 84 26 26 16 47 38 60 72 12 29 16 63 16 101s-4 72-21 106c-12 30-34 55-59 72-30 17-55 25-85 25-21 0-42-4-59-12-17-13-30-22-42-38v191zM60 203c0 47 13 85 30 110 21 22 46 34 76 34s51-12 72-38c21-21 34-59 34-114 0-47-13-85-34-110-17-21-42-34-72-34-25 0-51 13-72 38s-34 64-34 114z">
          <text:p/>
        </draw:path>
        <draw:path draw:style-name="gr7" draw:text-style-name="P7" draw:layer="layout" svg:width="0.36cm" svg:height="0.402cm" svg:x="6.548cm" svg:y="5.799cm" svg:viewBox="0 0 361 403" svg:d="M0 200c0-72 17-123 60-156 35-31 73-44 119-44 55 0 98 17 132 52 33 34 50 80 50 144 0 51-8 89-21 118-17 26-38 47-68 64-25 17-59 25-93 25-51 0-98-17-128-50-34-39-51-85-51-153zM68 200c0 51 9 89 31 110 21 26 51 38 80 38 34 0 60-12 85-38 21-21 30-59 30-110 0-46-9-85-34-110-21-25-47-38-81-38-29 0-59 13-80 38-22 25-31 64-31 110z">
          <text:p/>
        </draw:path>
        <draw:path draw:style-name="gr7" draw:text-style-name="P7" draw:layer="layout" svg:width="0.322cm" svg:height="0.402cm" svg:x="6.955cm" svg:y="5.799cm" svg:viewBox="0 0 323 403" svg:d="M0 281l68-13c4 25 12 46 29 59s38 21 68 21 55-4 68-17c12-12 21-25 21-42s-4-30-17-38c-13-4-34-13-68-21-46-13-80-21-101-30-17-8-30-21-43-38-8-17-12-34-12-51s4-34 12-46c9-17 17-30 30-39s25-13 42-17c17-9 38-9 55-9 34 0 60 4 81 13 25 8 43 22 52 35 12 17 21 34 25 59l-69 8c0-16-8-33-21-46-17-9-34-17-59-17-30 0-55 8-68 17-13 8-17 21-17 34 0 8 0 17 9 25 4 4 12 13 25 17 4 0 25 9 55 17 47 8 80 21 97 30 18 8 35 17 44 34 12 12 17 33 17 55 0 21-9 42-22 63-12 17-29 34-56 42-21 13-50 17-80 17-51 0-89-12-114-34-26-16-43-50-51-88z">
          <text:p/>
        </draw:path>
        <draw:path draw:style-name="gr7" draw:text-style-name="P7" draw:layer="layout" svg:width="0.355cm" svg:height="0.402cm" svg:x="7.332cm" svg:y="5.799cm" svg:viewBox="0 0 356 403" svg:d="M283 268l69 8c-8 43-30 72-60 93-26 22-64 34-110 34-55 0-102-17-132-55-33-34-50-80-50-144 0-63 17-114 50-152 34-35 77-52 127-52 55 0 94 17 128 52 34 34 51 85 51 148 0 4 0 9 0 17h-289c0 42 13 76 34 97 21 22 51 34 81 34 25 0 46-4 63-17 17-12 30-34 38-63zM72 166h211c0-34-8-59-21-76-21-25-51-38-80-38-34 0-55 13-77 34-21 17-33 46-33 80z">
          <text:p/>
        </draw:path>
        <draw:path draw:style-name="gr7" draw:text-style-name="P7" draw:layer="layout" svg:width="0.36cm" svg:height="0.402cm" svg:x="7.945cm" svg:y="5.799cm" svg:viewBox="0 0 361 403" svg:d="M0 200c0-72 22-123 60-156 34-31 72-44 124-44 50 0 93 17 127 52 33 34 50 80 50 144 0 51-8 89-21 118-17 26-38 47-63 64-30 17-60 25-93 25-57 0-99-17-133-50-34-39-51-85-51-153zM68 200c0 51 9 89 30 110 21 26 52 38 86 38 29 0 59-12 80-38 21-21 30-59 30-110 0-46-9-85-30-110s-51-38-80-38c-34 0-65 13-86 38s-30 64-30 110z">
          <text:p/>
        </draw:path>
        <draw:path draw:style-name="gr7" draw:text-style-name="P7" draw:layer="layout" svg:width="0.225cm" svg:height="0.542cm" svg:x="8.339cm" svg:y="5.651cm" svg:viewBox="0 0 226 543" svg:d="M55 543v-335h-55v-50h55v-43c0-25 4-46 10-59 8-17 17-31 34-39 16-13 38-17 67-17 17 0 38 4 60 8l-9 57c-13-5-30-5-38-5-21 0-34 5-42 13-9 8-13 25-13 47v38h72v50h-72v335z">
          <text:p/>
        </draw:path>
        <draw:path draw:style-name="gr7" draw:text-style-name="P7" draw:layer="layout" svg:width="0.19cm" svg:height="0.174cm" svg:x="8.771cm" svg:y="5.651cm" svg:viewBox="0 0 191 175" svg:d="M73 97v78h-73v-61c0-34 4-55 13-72 12-17 25-34 50-42l14 25c-14 5-22 13-30 26-5 8-9 25-9 46zM183 97v78h-68v-61c0-34 4-55 13-72 8-17 25-34 47-42l16 25c-12 5-25 13-29 26-9 8-9 25-13 46z">
          <text:p/>
        </draw:path>
        <draw:path draw:style-name="gr7" draw:text-style-name="P7" draw:layer="layout" svg:width="0.508cm" svg:height="0.55cm" svg:x="9.025cm" svg:y="5.651cm" svg:viewBox="0 0 509 551" svg:d="M0 285c0-89 21-162 72-209 46-51 106-76 182-76 51 0 93 13 132 34 43 25 72 55 93 98s30 93 30 144c0 55-13 102-34 144s-51 76-93 97c-39 22-81 34-128 34-51 0-93-12-136-38-38-21-67-55-88-97-22-42-30-85-30-131zM72 285c0 63 17 114 51 152 34 34 80 55 131 55s97-21 132-59c34-34 51-89 51-157 0-42-8-80-21-114-17-30-38-56-69-73-25-21-59-30-93-30-51 0-93 17-127 51-38 35-55 94-55 175z">
          <text:p/>
        </draw:path>
        <draw:path draw:style-name="gr7" draw:text-style-name="P7" draw:layer="layout" svg:width="0.314cm" svg:height="0.394cm" svg:x="9.613cm" svg:y="5.799cm" svg:viewBox="0 0 315 395" svg:d="M0 395v-386h60v55c29-43 67-64 122-64 22 0 43 4 64 13 18 8 35 17 43 30 9 16 17 29 21 50 5 13 5 34 5 64v238h-69v-238c0-26 0-47-4-59-9-13-17-22-30-30-13-9-25-13-42-13-30 0-55 9-72 26-21 17-34 50-34 101v213z">
          <text:p/>
        </draw:path>
        <draw:polygon draw:style-name="gr7" draw:text-style-name="P7" draw:layer="layout" svg:width="0.068cm" svg:height="0.534cm" svg:x="10.02cm" svg:y="5.659cm" svg:viewBox="0 0 69 535" draw:points="0,0 69,0 69,535 0,535">
          <text:p/>
        </draw:polygon>
        <draw:path draw:style-name="gr7" draw:text-style-name="P7" draw:layer="layout" svg:width="0.064cm" svg:height="0.534cm" svg:x="10.189cm" svg:y="5.659cm" svg:viewBox="0 0 65 535" svg:d="M0 77v-77h65v77zM0 535v-386h65v386z">
          <text:p/>
        </draw:path>
        <draw:path draw:style-name="gr7" draw:text-style-name="P7" draw:layer="layout" svg:width="0.313cm" svg:height="0.394cm" svg:x="10.354cm" svg:y="5.799cm" svg:viewBox="0 0 314 395" svg:d="M0 395v-386h59v55c26-43 68-64 124-64 21 0 43 4 64 13 17 8 34 17 42 30 9 16 17 29 21 50 0 13 4 34 4 64v238h-67v-238c0-26 0-47-4-59-9-13-17-22-30-30-13-9-26-13-47-13-25 0-51 9-73 26-17 17-29 50-29 101v213z">
          <text:p/>
        </draw:path>
        <draw:path draw:style-name="gr7" draw:text-style-name="P7" draw:layer="layout" svg:width="0.355cm" svg:height="0.402cm" svg:x="10.744cm" svg:y="5.799cm" svg:viewBox="0 0 356 403" svg:d="M284 268l68 8c-8 43-30 72-59 93-30 22-64 34-110 34-55 0-103-17-133-55-33-34-50-80-50-144 0-63 17-114 50-152 35-35 78-52 128-52 51 0 94 17 127 52 34 34 51 85 51 148 0 4 0 9 0 17h-289c0 42 13 76 35 97 21 22 51 34 81 34 25 0 46-4 63-17 17-12 30-34 38-63zM72 166h212c0-34-8-59-21-76-21-25-51-38-85-38-29 0-55 13-71 34-22 17-35 46-35 80z">
          <text:p/>
        </draw:path>
        <draw:path draw:style-name="gr7" draw:text-style-name="P7" draw:layer="layout" svg:width="0.487cm" svg:height="0.534cm" svg:x="11.336cm" svg:y="5.659cm" svg:viewBox="0 0 488 535" svg:d="M205 535l-205-535h77l136 386c13 34 21 63 30 90 8-31 17-61 29-90l144-386h72l-211 535z">
          <text:p/>
        </draw:path>
        <draw:path draw:style-name="gr7" draw:text-style-name="P7" draw:layer="layout" svg:width="0.356cm" svg:height="0.402cm" svg:x="11.81cm" svg:y="5.799cm" svg:viewBox="0 0 357 403" svg:d="M289 268l64 8c-9 43-30 72-55 93-30 22-68 34-114 34-56 0-98-17-133-55-34-34-51-80-51-144 0-63 17-114 51-152 35-35 77-52 133-52 50 0 93 17 122 52 34 34 51 85 51 148 0 4 0 9 0 17h-289c4 42 13 76 39 97 21 22 47 34 81 34 21 0 42-4 59-17 17-12 30-34 42-63zM72 166h217c-4-34-12-59-25-76-21-25-47-38-80-38-30 0-56 13-77 34-21 17-35 46-35 80z">
          <text:p/>
        </draw:path>
        <draw:path draw:style-name="gr7" draw:text-style-name="P7" draw:layer="layout" svg:width="0.343cm" svg:height="0.55cm" svg:x="12.217cm" svg:y="5.799cm" svg:viewBox="0 0 344 551" svg:d="M17 423l63 9c0 21 9 34 21 47 17 8 39 16 64 16 34 0 55-8 72-16 17-13 25-30 35-51 4-17 4-43 4-85-31 34-64 51-107 51-55 0-93-21-123-59-29-39-46-85-46-136 0-38 8-72 21-101 13-34 34-56 59-72 26-17 55-26 89-26 47 0 81 17 111 55v-46h64v330c0 63-9 106-21 131-13 21-30 42-55 60-31 13-61 21-99 21-46 0-84-12-114-34-25-22-42-51-38-94zM68 195c0 51 12 85 29 110 21 21 47 34 76 34 30 0 55-13 77-34 22-25 30-59 30-110 0-47-8-81-30-106s-47-38-77-38c-29 0-55 13-76 38-17 21-29 59-29 106z">
          <text:p/>
        </draw:path>
        <draw:path draw:style-name="gr7" draw:text-style-name="P7" draw:layer="layout" svg:width="0.355cm" svg:height="0.402cm" svg:x="12.632cm" svg:y="5.799cm" svg:viewBox="0 0 356 403" svg:d="M288 268l68 8c-12 43-34 72-60 93-30 22-68 34-110 34-59 0-102-17-135-55-34-34-51-80-51-144 0-63 17-114 51-152 33-35 76-52 131-52 51 0 93 17 127 52 30 34 47 85 47 148 0 4 0 9 0 17h-288c4 42 16 76 38 97 21 22 46 34 80 34 21 0 42-4 59-17 17-12 30-34 43-63zM72 166h216c-5-34-13-59-26-76-21-25-46-38-80-38-30 0-55 13-76 34-22 17-30 46-34 80z">
          <text:p/>
        </draw:path>
        <draw:path draw:style-name="gr7" draw:text-style-name="P7" draw:layer="layout" svg:width="0.186cm" svg:height="0.525cm" svg:x="13.03cm" svg:y="5.672cm" svg:viewBox="0 0 187 526" svg:d="M179 463l8 59c-17 0-34 4-47 4-25 0-42-4-55-13-13-4-22-17-30-29-4-13-9-38-9-76v-222h-46v-50h46v-98l69-38v136h64v50h-64v226c0 17 0 29 0 34 4 8 8 12 13 12 4 5 12 9 21 9 8 0 17-4 30-4z">
          <text:p/>
        </draw:path>
        <draw:path draw:style-name="gr7" draw:text-style-name="P7" draw:layer="layout" svg:width="0.355cm" svg:height="0.402cm" svg:x="13.25cm" svg:y="5.799cm" svg:viewBox="0 0 356 403" svg:d="M272 348c-21 17-47 34-68 43-21 8-47 12-72 12-42 0-77-12-98-34-21-16-34-46-34-76 0-21 4-38 13-51 8-16 21-29 33-38 13-12 31-17 48-21 13-4 34-8 59-12 51-5 89-13 115-22 0-8 0-12 0-17 0-25-5-46-17-55-17-17-43-25-77-25-29 0-50 8-67 17-13 13-26 30-30 59l-64-8c4-30 12-51 25-68s35-31 60-39c26-9 55-13 89-13 30 0 59 4 76 9 21 8 38 22 47 30 8 13 17 30 21 47 0 8 4 29 4 59v89c0 59 0 97 5 114 0 17 8 30 16 47h-72c-4-13-8-30-12-47zM268 200c-22 9-60 17-106 26-26 4-47 8-55 12-13 4-21 13-30 21-4 9-8 22-8 30 0 17 8 34 21 47 12 8 34 17 59 17s47-9 64-17c21-13 33-26 46-47 4-13 9-34 9-63z">
          <text:p/>
        </draw:path>
        <draw:path draw:style-name="gr7" draw:text-style-name="P7" draw:layer="layout" svg:width="0.334cm" svg:height="0.542cm" svg:x="13.682cm" svg:y="5.659cm" svg:viewBox="0 0 335 543" svg:d="M59 535h-59v-535h63v192c30-34 64-51 106-51 26 0 48 4 69 13 21 8 38 21 55 42 12 17 21 38 29 59 9 26 13 51 13 81 0 63-17 118-51 152-29 38-72 55-115 55-47 0-85-21-110-59zM59 340c0 42 8 76 21 98 17 33 47 50 80 50 31 0 57-12 78-38 21-21 29-59 29-110s-8-85-29-110-43-38-73-38-55 13-72 38c-21 25-34 59-34 110z">
          <text:p/>
        </draw:path>
        <draw:polygon draw:style-name="gr7" draw:text-style-name="P7" draw:layer="layout" svg:width="0.068cm" svg:height="0.534cm" svg:x="14.092cm" svg:y="5.659cm" svg:viewBox="0 0 69 535" draw:points="0,0 69,0 69,535 0,535">
          <text:p/>
        </draw:polygon>
        <draw:path draw:style-name="gr7" draw:text-style-name="P7" draw:layer="layout" svg:width="0.356cm" svg:height="0.402cm" svg:x="14.236cm" svg:y="5.799cm" svg:viewBox="0 0 357 403" svg:d="M285 268l68 8c-9 43-30 72-60 93-25 22-63 34-110 34-56 0-102-17-132-55-34-34-51-80-51-144 0-63 17-114 51-152 34-35 76-52 128-52 55 0 97 17 127 52 34 34 51 85 51 148 0 4 0 9 0 17h-289c0 42 13 76 34 97 21 22 52 34 81 34 26 0 47-4 64-17 17-12 29-34 38-63zM72 166h217c-4-34-13-59-25-76-22-25-51-38-81-38-29 0-56 13-77 34-21 17-34 46-34 80z">
          <text:p/>
        </draw:path>
        <draw:path draw:style-name="gr7" draw:text-style-name="P7" draw:layer="layout" svg:width="0.352cm" svg:height="0.402cm" svg:x="14.854cm" svg:y="5.799cm" svg:viewBox="0 0 353 403" svg:d="M272 348c-25 17-46 34-68 43-25 8-46 12-72 12-42 0-77-12-98-34-25-16-34-46-34-76 0-21 4-38 13-51 8-16 17-29 34-38 13-12 30-17 47-21 13-4 30-8 55-12 55-5 94-13 119-22 0-8 0-12 0-17 0-25-9-46-17-55-17-17-42-25-76-25-30 0-55 8-68 17-13 13-25 30-34 59l-64-8c8-30 17-51 29-68 13-17 35-31 61-39 21-9 50-13 84-13s60 4 81 9c21 8 38 22 46 30 9 13 17 30 21 47 0 8 0 29 0 59v89c0 59 5 97 5 114 4 17 8 30 17 47h-68c-4-13-9-30-13-47zM268 200c-25 9-59 17-106 26-30 4-46 8-59 12-9 4-17 13-26 21-4 9-8 22-8 30 0 17 8 34 21 47 13 8 30 17 55 17 26 0 51-9 68-17 21-13 34-26 42-47 9-13 13-34 13-63z">
          <text:p/>
        </draw:path>
        <draw:path draw:style-name="gr7" draw:text-style-name="P7" draw:layer="layout" svg:width="0.313cm" svg:height="0.394cm" svg:x="15.286cm" svg:y="5.799cm" svg:viewBox="0 0 314 395" svg:d="M0 395v-386h59v55c26-43 68-64 123-64 21 0 43 4 65 13 17 8 33 17 42 30 8 16 17 29 21 50 0 13 4 34 4 64v238h-67v-238c0-26 0-47-5-59-8-13-17-22-29-30-14-9-27-13-48-13-25 0-51 9-72 26-17 17-29 50-29 101v213z">
          <text:p/>
        </draw:path>
        <draw:path draw:style-name="gr7" draw:text-style-name="P7" draw:layer="layout" svg:width="0.335cm" svg:height="0.542cm" svg:x="15.671cm" svg:y="5.659cm" svg:viewBox="0 0 336 543" svg:d="M276 535v-51c-25 38-59 59-111 59-29 0-55-8-84-25-26-17-43-42-60-72-12-30-21-64-21-106 0-38 9-72 21-101 13-34 30-55 60-72 25-17 51-26 84-26 22 0 44 4 61 13 21 13 34 21 46 38v-192h64v535zM68 340c0 51 13 89 34 110 17 26 42 38 72 38s52-12 73-34c21-25 29-59 29-105 0-55-8-94-29-119s-47-38-77-38-51 13-72 38c-17 21-30 59-30 110z">
          <text:p/>
        </draw:path>
        <draw:polygon draw:style-name="gr7" draw:text-style-name="P7" draw:layer="layout" svg:width="0.36cm" svg:height="0.534cm" svg:x="16.323cm" svg:y="5.659cm" svg:viewBox="0 0 361 535" draw:points="0,535 0,0 361,0 361,64 73,64 73,229 323,229 323,293 73,293 73,535">
          <text:p/>
        </draw:polygon>
        <draw:path draw:style-name="gr7" draw:text-style-name="P7" draw:layer="layout" svg:width="0.208cm" svg:height="0.394cm" svg:x="16.763cm" svg:y="5.799cm" svg:viewBox="0 0 209 395" svg:d="M0 395v-386h60v59c12-30 29-47 42-55 14-9 26-13 43-13 22 0 43 4 64 21l-21 60c-17-9-30-13-47-13-13 0-29 4-39 13-13 8-21 21-25 33-9 26-13 51-13 77v204z">
          <text:p/>
        </draw:path>
        <draw:path draw:style-name="gr7" draw:text-style-name="P7" draw:layer="layout" svg:width="0.313cm" svg:height="0.393cm" svg:x="17.009cm" svg:y="5.808cm" svg:viewBox="0 0 314 394" svg:d="M255 386v-59c-30 46-72 67-123 67-21 0-42-4-63-12-22-9-35-22-44-34-8-13-17-30-21-47-4-12-4-35-4-64v-237h65v211c0 34 4 60 4 68 4 22 12 35 29 43 13 9 30 17 47 17 21 0 38-8 55-17 17-8 30-25 38-43 9-17 9-42 9-72v-207h67v386z">
          <text:p/>
        </draw:path>
        <draw:path draw:style-name="gr7" draw:text-style-name="P7" draw:layer="layout" svg:width="0.063cm" svg:height="0.534cm" svg:x="17.424cm" svg:y="5.659cm" svg:viewBox="0 0 64 535" svg:d="M0 77v-77h64v77zM0 535v-386h64v386z">
          <text:p/>
        </draw:path>
        <draw:path draw:style-name="gr7" draw:text-style-name="P7" draw:layer="layout" svg:width="0.186cm" svg:height="0.525cm" svg:x="17.551cm" svg:y="5.672cm" svg:viewBox="0 0 187 526" svg:d="M179 463l8 59c-17 0-34 4-46 4-26 0-43-4-55-13-13-4-26-17-30-29-4-13-9-38-9-76v-222h-47v-50h47v-98l68-38v136h64v50h-64v226c0 17 0 29 0 34 4 8 9 12 13 12 4 5 13 9 21 9 9 0 17-4 30-4z">
          <text:p/>
        </draw:path>
        <draw:path draw:style-name="gr7" draw:text-style-name="P7" draw:layer="layout" svg:width="0.423cm" svg:height="0.55cm" svg:x="17.983cm" svg:y="5.651cm" svg:viewBox="0 0 424 551" svg:d="M0 369l63-4c4 25 13 47 26 64 8 21 29 33 50 42 26 13 51 17 85 17 25 0 47-4 68-13 21-8 38-17 46-34 13-12 17-25 17-42s-4-34-17-47c-8-12-25-21-46-29-13-4-47-13-93-26-51-12-85-25-106-34-26-12-43-29-55-50-13-17-17-43-17-64 0-30 4-56 21-77 17-25 38-42 68-55 29-13 59-17 97-17s72 8 102 21c29 13 55 30 72 55 17 26 25 52 25 86l-68 4c-4-34-17-60-38-77s-51-25-93-25-72 8-93 21c-17 17-25 34-25 60 0 17 4 34 17 47 16 12 50 25 110 38 55 12 93 21 114 33 34 13 55 30 68 51 17 26 26 51 26 76 0 30-9 56-26 81s-38 46-72 59c-30 13-64 21-102 21-47 0-89-8-118-21-34-13-60-34-77-63-21-30-29-60-29-98z">
          <text:p/>
        </draw:path>
        <draw:path draw:style-name="gr7" draw:text-style-name="P7" draw:layer="layout" svg:width="0.186cm" svg:height="0.525cm" svg:x="18.457cm" svg:y="5.672cm" svg:viewBox="0 0 187 526" svg:d="M179 463l8 59c-17 0-34 4-51 4-21 0-38-4-55-13-12-4-21-17-25-29-4-13-10-38-10-76v-222h-46v-50h46v-98l65-38v136h68v50h-68v226c0 17 4 29 4 34 4 8 9 12 13 12 4 5 13 9 21 9s17-4 30-4z">
          <text:p/>
        </draw:path>
        <draw:path draw:style-name="gr7" draw:text-style-name="P7" draw:layer="layout" svg:width="0.36cm" svg:height="0.402cm" svg:x="18.673cm" svg:y="5.799cm" svg:viewBox="0 0 361 403" svg:d="M0 200c0-72 21-123 59-156 34-31 72-44 124-44 51 0 93 17 127 52 34 34 51 80 51 144 0 51-9 89-22 118-17 26-38 47-63 64-30 17-59 25-93 25-56 0-99-17-132-50-34-39-51-85-51-153zM67 200c0 51 9 89 30 110 26 26 51 38 86 38 29 0 59-12 80-38 21-21 30-59 30-110 0-46-9-85-30-110s-51-38-80-38c-35 0-60 13-86 38-21 25-30 64-30 110z">
          <text:p/>
        </draw:path>
        <draw:path draw:style-name="gr7" draw:text-style-name="P7" draw:layer="layout" svg:width="0.207cm" svg:height="0.394cm" svg:x="19.109cm" svg:y="5.799cm" svg:viewBox="0 0 208 395" svg:d="M0 395v-386h60v59c13-30 25-47 38-55 13-9 30-13 42-13 22 0 47 4 68 21l-21 60c-17-9-34-13-51-13-12 0-25 4-38 13-8 8-17 21-21 33-9 26-13 51-13 77v204z">
          <text:p/>
        </draw:path>
        <draw:path draw:style-name="gr7" draw:text-style-name="P7" draw:layer="layout" svg:width="0.356cm" svg:height="0.402cm" svg:x="19.333cm" svg:y="5.799cm" svg:viewBox="0 0 357 403" svg:d="M285 268l68 8c-9 43-30 72-60 93-29 22-63 34-110 34-55 0-101-17-131-55-34-34-52-80-52-144 0-63 18-114 52-152 34-35 76-52 127-52 55 0 93 17 127 52 34 34 51 85 51 148 0 4 0 9 0 17h-288c0 42 13 76 34 97 21 22 51 34 80 34 26 0 47-4 64-17 17-12 29-34 38-63zM73 166h212c0-34-9-59-21-76-22-25-51-38-81-38-34 0-55 13-76 34-21 17-34 46-34 80z">
          <text:p/>
        </draw:path>
        <draw:path draw:style-name="gr7" draw:text-style-name="P7" draw:layer="layout" svg:width="0.186cm" svg:height="0.174cm" svg:x="19.744cm" svg:y="5.655cm" svg:viewBox="0 0 187 175" svg:d="M4 76v-76h73v59c0 34-4 56-14 72-12 18-25 35-51 44l-12-26c12-4 21-13 29-26 5-13 9-25 9-47zM119 76v-76h68v59c0 34-4 56-13 72-8 18-25 35-46 44l-17-26c13-4 25-13 29-26 9-13 9-25 13-47z">
          <text:p/>
        </draw:path>
        <draw:path draw:style-name="gr7" draw:text-style-name="P7" draw:layer="layout" svg:width="0.063cm" svg:height="0.534cm" svg:x="20.218cm" svg:y="5.659cm" svg:viewBox="0 0 64 535" svg:d="M0 77v-77h64v77zM0 535v-386h64v386z">
          <text:p/>
        </draw:path>
        <draw:path draw:style-name="gr7" draw:text-style-name="P7" draw:layer="layout" svg:width="0.317cm" svg:height="0.402cm" svg:x="20.358cm" svg:y="5.799cm" svg:viewBox="0 0 318 403" svg:d="M0 281l63-13c4 25 13 46 31 59 17 13 38 21 67 21 30 0 56-4 68-17 17-12 21-25 21-42s-4-30-17-38c-8-4-33-13-67-21-47-13-82-21-103-30-17-8-30-21-42-38-9-17-13-34-13-51s4-34 13-46c8-17 17-30 29-39 13-9 26-13 44-17 17-9 38-9 59-9 30 0 55 4 76 13 26 8 43 22 51 35 13 17 21 34 25 59l-63 8c-4-16-13-33-25-46-17-9-34-17-60-17-29 0-51 8-63 17-14 8-22 21-22 34 0 8 4 17 8 25 4 4 14 13 26 17 5 0 26 9 55 17 47 8 81 21 98 30 21 8 34 17 42 34 13 12 17 33 17 55 0 21-4 42-17 63-13 17-34 34-55 42-25 13-51 17-85 17-46 0-85-12-115-34-25-16-42-50-46-88z">
          <text:p/>
        </draw:path>
        <draw:path draw:style-name="gr7" draw:text-style-name="P7" draw:layer="layout" svg:width="0.19cm" svg:height="0.525cm" svg:x="20.921cm" svg:y="5.672cm" svg:viewBox="0 0 191 526" svg:d="M178 463l13 59c-21 0-38 4-51 4-25 0-42-4-55-13-13-4-22-17-30-29-5-13-5-38-5-76v-222h-50v-50h50v-98l65-38v136h63v50h-63v226c0 17 0 29 4 34 0 8 4 12 9 12 8 5 12 9 25 9 4 0 17-4 25-4z">
          <text:p/>
        </draw:path>
        <draw:path draw:style-name="gr7" draw:text-style-name="P7" draw:layer="layout" svg:width="0.36cm" svg:height="0.402cm" svg:x="21.141cm" svg:y="5.799cm" svg:viewBox="0 0 361 403" svg:d="M0 200c0-72 17-123 59-156 30-31 72-44 119-44 56 0 98 17 132 52 34 34 51 80 51 144 0 51-9 89-26 118-13 26-34 47-63 64-30 17-61 25-94 25-55 0-98-17-132-50-34-39-46-85-46-153zM63 200c0 51 13 89 34 110 21 26 47 38 81 38 33 0 60-12 81-38 21-21 34-59 34-110 0-46-13-85-34-110s-48-38-81-38c-34 0-60 13-81 38s-34 64-34 110z">
          <text:p/>
        </draw:path>
        <draw:path draw:style-name="gr7" draw:text-style-name="P7" draw:layer="layout" svg:width="0.351cm" svg:height="0.402cm" svg:x="21.759cm" svg:y="5.799cm" svg:viewBox="0 0 352 403" svg:d="M272 348c-21 17-47 34-68 43-26 8-48 12-73 12-42 0-76-12-97-34-26-16-34-46-34-76 0-21 4-38 13-51 8-16 16-29 33-38 13-12 30-17 47-21 13-4 30-8 55-12 56-5 94-13 120-22 0-8 0-12 0-17 0-25-5-46-17-55-17-17-43-25-78-25-29 0-55 8-67 17-13 13-26 30-34 59l-64-8c9-30 17-51 30-68s34-31 59-39c26-9 51-13 86-13 34 0 59 4 80 9 21 8 38 22 47 30 8 13 17 30 21 47 0 8 0 29 0 59v89c0 59 4 97 4 114 5 17 9 30 17 47h-68c-4-13-8-30-12-47zM268 200c-26 9-60 17-107 26-30 4-47 8-60 12-8 4-16 13-25 21-4 9-8 22-8 30 0 17 8 34 21 47 12 8 29 17 55 17 25 0 52-9 69-17 21-13 33-26 42-47 8-13 13-34 13-63z">
          <text:p/>
        </draw:path>
        <draw:path draw:style-name="gr7" draw:text-style-name="P7" draw:layer="layout" svg:width="0.309cm" svg:height="0.393cm" svg:x="22.191cm" svg:y="5.808cm" svg:viewBox="0 0 310 394" svg:d="M255 386v-59c-34 46-73 67-124 67-26 0-47-4-64-12-21-9-33-22-46-34-9-13-17-30-17-47-4-12-4-35-4-64v-237h63v211c0 34 0 60 4 68 5 22 13 35 26 43 12 9 29 17 51 17 17 0 38-8 55-17 18-8 30-25 34-43 9-17 13-42 13-72v-207h64v386z">
          <text:p/>
        </draw:path>
        <draw:path draw:style-name="gr7" draw:text-style-name="P7" draw:layer="layout" svg:width="0.187cm" svg:height="0.525cm" svg:x="22.567cm" svg:y="5.672cm" svg:viewBox="0 0 188 526" svg:d="M179 463l9 59c-17 0-34 4-51 4-21 0-42-4-55-13-13-4-21-17-26-29-8-13-8-38-8-76v-222h-48v-50h48v-98l63-38v136h68v50h-68v226c0 17 0 29 5 34 4 8 4 12 12 12 5 5 13 9 22 9 8 0 16-4 29-4z">
          <text:p/>
        </draw:path>
        <draw:path draw:style-name="gr7" draw:text-style-name="P7" draw:layer="layout" svg:width="0.36cm" svg:height="0.402cm" svg:x="22.783cm" svg:y="5.799cm" svg:viewBox="0 0 361 403" svg:d="M0 200c0-72 18-123 61-156 33-31 72-44 118-44 55 0 97 17 131 52 34 34 51 80 51 144 0 51-8 89-21 118-17 26-38 47-68 64-25 17-59 25-93 25-51 0-97-17-127-50-34-39-52-85-52-153zM69 200c0 51 8 89 30 110 21 26 50 38 80 38 34 0 59-12 85-38 21-21 29-59 29-110 0-46-8-85-29-110-26-25-51-38-85-38-30 0-59 13-80 38-22 25-30 64-30 110z">
          <text:p/>
        </draw:path>
        <draw:path draw:style-name="gr7" draw:text-style-name="P7" draw:layer="layout" svg:width="0.521cm" svg:height="0.394cm" svg:x="23.219cm" svg:y="5.799cm" svg:viewBox="0 0 522 395" svg:d="M0 395v-386h55v55c13-21 30-34 51-47s42-17 68-17c30 0 51 4 72 17 17 13 29 30 38 51 30-47 68-68 118-68 40 0 69 9 90 30 17 21 30 55 30 97v268h-63v-247c0-25-5-42-9-55-4-12-14-21-22-25-13-9-26-13-42-13-26 0-47 9-68 26-17 21-26 50-26 89v225h-63v-251c0-30-9-51-17-68-13-12-30-21-51-21s-38 4-51 17c-17 9-29 21-33 42-9 17-13 43-13 81v200z">
          <text:p/>
        </draw:path>
        <draw:path draw:style-name="gr7" draw:text-style-name="P7" draw:layer="layout" svg:width="0.356cm" svg:height="0.402cm" svg:x="23.812cm" svg:y="5.799cm" svg:viewBox="0 0 357 403" svg:d="M276 348c-25 17-51 34-72 43-21 8-46 12-73 12-42 0-76-12-97-34-21-16-34-46-34-76 0-21 4-38 13-51 8-16 21-29 34-38 12-12 29-17 46-21 13-4 34-8 60-12 51-5 89-13 115-22 0-8 0-12 0-17 0-25-5-46-17-55-17-17-43-25-76-25-31 0-52 8-69 17-13 13-26 30-30 59l-63-8c4-30 12-51 25-68 17-17 34-31 59-39 26-9 56-13 90-13 30 0 60 4 81 9 17 8 34 22 42 30 13 13 17 30 21 47 4 8 4 29 4 59v89c0 59 0 97 5 114 4 17 8 30 17 47h-68c-9-13-13-30-13-47zM268 200c-21 9-60 17-106 26-27 4-48 8-56 12-13 4-21 13-26 21-8 9-12 22-12 30 0 17 8 34 21 47 13 8 34 17 59 17 27 0 48-9 69-17 17-13 34-26 42-47 4-13 9-34 9-63z">
          <text:p/>
        </draw:path>
        <draw:path draw:style-name="gr7" draw:text-style-name="P7" draw:layer="layout" svg:width="0.186cm" svg:height="0.525cm" svg:x="24.21cm" svg:y="5.672cm" svg:viewBox="0 0 187 526" svg:d="M179 463l8 59c-17 0-34 4-46 4-26 0-43-4-55-13-17-4-27-17-31-29-4-13-8-38-8-76v-222h-47v-50h47v-98l64-38v136h68v50h-68v226c0 17 4 29 4 34 4 8 9 12 13 12 4 5 13 9 21 9 9 0 17-4 30-4z">
          <text:p/>
        </draw:path>
        <draw:path draw:style-name="gr7" draw:text-style-name="P7" draw:layer="layout" svg:width="0.356cm" svg:height="0.402cm" svg:x="24.43cm" svg:y="5.799cm" svg:viewBox="0 0 357 403" svg:d="M285 268l67 8c-8 43-29 72-59 93-29 22-64 34-111 34-55 0-101-17-135-55-30-34-47-80-47-144 0-63 17-114 51-152 30-35 76-52 127-52s94 17 128 52c34 34 51 85 51 148 0 4 0 9-5 17h-284c0 42 13 76 34 97 21 22 50 34 80 34 26 0 47-4 65-17 17-12 29-34 38-63zM72 166h213c0-34-9-59-26-76-18-25-47-38-81-38-30 0-55 13-72 34-21 17-34 46-34 80z">
          <text:p/>
        </draw:path>
        <draw:path draw:style-name="gr7" draw:text-style-name="P7" draw:layer="layout" svg:width="0.186cm" svg:height="0.525cm" svg:x="25.031cm" svg:y="5.672cm" svg:viewBox="0 0 187 526" svg:d="M179 463l8 59c-17 0-34 4-47 4-26 0-42-4-55-13-13-4-26-17-30-29-4-13-8-38-8-76v-222h-47v-50h47v-98l67-38v136h65v50h-65v226c0 17 0 29 0 34 5 8 9 12 13 12 4 5 13 9 21 9 9 0 17-4 31-4z">
          <text:p/>
        </draw:path>
        <draw:path draw:style-name="gr7" draw:text-style-name="P7" draw:layer="layout" svg:width="0.313cm" svg:height="0.534cm" svg:x="25.273cm" svg:y="5.659cm" svg:viewBox="0 0 314 535" svg:d="M0 535v-535h63v191c34-34 72-51 119-51 25 0 50 4 73 17 21 9 38 26 46 47 9 17 13 46 13 84v247h-64v-247c0-34-8-55-22-72-17-12-34-21-59-21-21 0-38 4-55 17-17 9-30 21-38 38-9 17-13 43-13 72v213z">
          <text:p/>
        </draw:path>
        <draw:path draw:style-name="gr7" draw:text-style-name="P7" draw:layer="layout" svg:width="0.356cm" svg:height="0.402cm" svg:x="25.662cm" svg:y="5.799cm" svg:viewBox="0 0 357 403" svg:d="M285 268l67 8c-8 43-29 72-59 93-25 22-63 34-110 34-55 0-102-17-132-55-34-34-51-80-51-144 0-63 17-114 51-152 35-35 77-52 128-52 55 0 97 17 127 52 34 34 51 85 51 148 0 4 0 9 0 17h-289c0 42 13 76 35 97 21 22 50 34 80 34 25 0 47-4 64-17 16-12 29-34 38-63zM72 166h217c-4-34-13-59-26-76-21-25-50-38-80-38s-55 13-76 34c-21 17-35 46-35 80z">
          <text:p/>
        </draw:path>
        <draw:path draw:style-name="gr7" draw:text-style-name="P7" draw:layer="layout" svg:width="0.351cm" svg:height="0.402cm" svg:x="26.28cm" svg:y="5.799cm" svg:viewBox="0 0 352 403" svg:d="M285 268l67 8c-12 43-29 72-59 93-29 22-68 34-111 34-55 0-102-17-135-55-34-34-47-80-47-144 0-63 17-114 47-152 33-35 76-52 131-52 52 0 94 17 128 52 34 34 46 85 46 148 0 4 0 9 0 17h-284c0 42 12 76 34 97 21 22 46 34 80 34 25 0 43-4 60-17 17-12 34-34 43-63zM68 166h217c-5-34-9-59-26-76-21-25-47-38-81-38-30 0-55 13-76 34-17 17-30 46-34 80z">
          <text:p/>
        </draw:path>
        <draw:path draw:style-name="gr7" draw:text-style-name="P7" draw:layer="layout" svg:width="0.359cm" svg:height="0.385cm" svg:x="26.67cm" svg:y="5.808cm" svg:viewBox="0 0 360 386" svg:d="M0 386l140-203-132-183h81l60 89c12 16 21 33 29 42 9-13 17-30 30-42l63-89h77l-132 183 144 203h-80l-81-123-21-30-101 153z">
          <text:p/>
        </draw:path>
        <draw:path draw:style-name="gr7" draw:text-style-name="P7" draw:layer="layout" svg:width="0.068cm" svg:height="0.534cm" svg:x="27.08cm" svg:y="5.659cm" svg:viewBox="0 0 69 535" svg:d="M0 77v-77h69v77zM0 535v-386h69v386z">
          <text:p/>
        </draw:path>
        <draw:path draw:style-name="gr7" draw:text-style-name="P7" draw:layer="layout" svg:width="0.322cm" svg:height="0.402cm" svg:x="27.22cm" svg:y="5.799cm" svg:viewBox="0 0 323 403" svg:d="M0 281l63-13c5 25 13 46 30 59s42 21 72 21 51-4 69-17c12-12 21-25 21-42s-9-30-21-38c-10-4-31-13-69-21-47-13-80-21-97-30-17-8-34-21-43-38-8-17-12-34-12-51s0-34 8-46c8-17 21-30 34-39 8-9 25-13 42-17 17-9 34-9 55-9 30 0 55 4 82 13 21 8 38 22 50 35 9 17 17 34 22 59l-64 8c-4-16-13-33-26-46-13-9-34-17-60-17-29 0-50 8-63 17-13 8-21 21-21 34 0 8 4 17 8 25 9 4 17 13 26 17 8 0 25 9 59 17 47 8 77 21 98 30 17 8 30 17 43 34 8 12 17 33 17 55 0 21-9 42-22 63-12 17-29 34-55 42-26 13-51 17-81 17-51 0-89-12-114-34-26-16-43-50-51-88z">
          <text:p/>
        </draw:path>
        <draw:path draw:style-name="gr7" draw:text-style-name="P7" draw:layer="layout" svg:width="0.19cm" svg:height="0.525cm" svg:x="27.58cm" svg:y="5.672cm" svg:viewBox="0 0 191 526" svg:d="M178 463l13 59c-21 0-38 4-51 4-25 0-42-4-55-13-12-4-22-17-30-29-5-13-9-38-9-76v-222h-46v-50h46v-98l69-38v136h63v50h-63v226c0 17 0 29 4 34 0 8 4 12 9 12 4 5 12 9 25 9 4 0 13-4 25-4z">
          <text:p/>
        </draw:path>
        <draw:path draw:style-name="gr7" draw:text-style-name="P7" draw:layer="layout" svg:width="0.068cm" svg:height="0.534cm" svg:x="27.821cm" svg:y="5.659cm" svg:viewBox="0 0 69 535" svg:d="M0 77v-77h69v77zM0 535v-386h69v386z">
          <text:p/>
        </draw:path>
        <draw:path draw:style-name="gr7" draw:text-style-name="P7" draw:layer="layout" svg:width="0.313cm" svg:height="0.394cm" svg:x="27.986cm" svg:y="5.799cm" svg:viewBox="0 0 314 395" svg:d="M0 395v-386h60v55c30-43 68-64 123-64 21 0 42 4 64 13 21 8 33 17 42 30 13 16 17 29 21 50 4 13 4 34 4 64v238h-63v-238c0-26-4-47-9-59-4-13-17-22-29-30-13-9-26-13-43-13-29 0-55 9-72 26-21 17-29 50-29 101v213z">
          <text:p/>
        </draw:path>
        <draw:path draw:style-name="gr7" draw:text-style-name="P7" draw:layer="layout" svg:width="0.339cm" svg:height="0.55cm" svg:x="28.371cm" svg:y="5.799cm" svg:viewBox="0 0 340 551" svg:d="M13 423l64 9c4 21 12 34 25 47 13 8 38 16 63 16 31 0 56-8 73-16 17-13 26-30 34-51 0-17 4-43 4-85-29 34-63 51-106 51-55 0-98-21-123-59-30-39-47-85-47-136 0-38 9-72 21-101 13-34 34-56 60-72 25-17 55-26 89-26 43 0 81 17 111 55v-46h59v330c0 63-4 106-17 131-13 21-30 42-59 60-26 13-59 21-99 21-46 0-80-12-110-34-29-22-42-51-42-94zM68 195c0 51 9 85 30 110 21 21 46 34 76 34 31 0 56-13 77-34 21-25 30-59 30-110 0-47-9-81-30-106s-46-38-77-38c-30 0-55 13-76 38-17 21-30 59-30 106z">
          <text:p/>
        </draw:path>
        <draw:path draw:style-name="gr7" draw:text-style-name="P7" draw:layer="layout" svg:width="0.52cm" svg:height="0.394cm" svg:x="29.015cm" svg:y="5.799cm" svg:viewBox="0 0 521 395" svg:d="M0 395v-386h59v55c9-21 25-34 47-47 21-13 42-17 67-17 30 0 51 4 72 17 17 13 30 30 38 51 30-47 68-68 120-68 38 0 68 9 89 30s29 55 29 97v268h-63v-247c0-25-4-42-8-55-5-12-13-21-22-25-12-9-25-13-38-13-30 0-52 9-68 26-22 21-30 50-30 89v225h-64v-251c0-30-4-51-17-68-8-12-29-21-50-21-22 0-38 4-51 17-17 9-30 21-34 42-8 17-13 43-13 81v200z">
          <text:p/>
        </draw:path>
        <draw:path draw:style-name="gr7" draw:text-style-name="P7" draw:layer="layout" svg:width="0.356cm" svg:height="0.402cm" svg:x="29.607cm" svg:y="5.799cm" svg:viewBox="0 0 357 403" svg:d="M277 348c-26 17-47 34-72 43-22 8-47 12-72 12-43 0-72-12-99-34-21-16-34-46-34-76 0-21 5-38 13-51 9-16 21-29 35-38 13-12 30-17 47-21 12-4 33-8 59-12 51-5 93-13 114-22 4-8 4-12 4-17 0-25-8-46-21-55-17-17-42-25-72-25-34 0-55 8-68 17-16 13-25 30-33 59l-65-8c4-30 13-51 31-68 12-17 29-31 55-39 25-9 55-13 89-13s59 4 80 9c21 8 34 22 42 30 13 13 17 30 22 47 4 8 4 29 4 59v89c0 59 0 97 4 114s9 30 17 47h-68c-8-13-12-30-12-47zM268 200c-21 9-55 17-106 26-25 4-42 8-55 12-12 4-21 13-25 21-9 9-9 22-9 30 0 17 5 34 17 47 13 8 34 17 60 17 25 0 46-9 67-17 17-13 34-26 43-47 8-13 8-34 8-63z">
          <text:p/>
        </draw:path>
        <draw:path draw:style-name="gr7" draw:text-style-name="P7" draw:layer="layout" svg:width="0.313cm" svg:height="0.394cm" svg:x="30.039cm" svg:y="5.799cm" svg:viewBox="0 0 314 395" svg:d="M0 395v-386h59v55c30-43 72-64 124-64 26 0 47 4 64 13 21 8 34 17 46 30 9 16 17 29 21 50 0 13 0 34 0 64v238h-63v-238c0-26-4-47-8-59-5-13-13-22-26-30-13-9-30-13-46-13-27 0-52 9-73 26-22 17-30 50-30 101v213z">
          <text:p/>
        </draw:path>
        <draw:path draw:style-name="gr7" draw:text-style-name="P7" draw:layer="layout" svg:width="0.313cm" svg:height="0.393cm" svg:x="30.45cm" svg:y="5.808cm" svg:viewBox="0 0 314 394" svg:d="M255 386v-59c-30 46-72 67-123 67-21 0-42-4-63-12-18-9-35-22-44-34-8-13-17-30-21-47 0-12-4-35-4-64v-237h69v211c0 34 0 60 4 68 4 22 13 35 25 43 13 9 30 17 47 17 21 0 38-8 55-17 17-8 29-25 38-43 8-17 13-42 13-72v-207h63v386z">
          <text:p/>
        </draw:path>
        <draw:path draw:style-name="gr7" draw:text-style-name="P7" draw:layer="layout" svg:width="0.356cm" svg:height="0.402cm" svg:x="30.839cm" svg:y="5.799cm" svg:viewBox="0 0 357 403" svg:d="M277 348c-26 17-47 34-69 43-26 8-47 12-72 12-43 0-76-12-102-34-21-16-34-46-34-76 0-21 5-38 13-51 9-16 21-29 34-38 17-12 30-17 51-21 12-4 29-8 55-12 55-5 94-13 119-22 0-8 0-12 0-17 0-25-8-46-21-55-17-17-39-25-73-25-29 0-55 8-68 17-17 13-25 30-33 59l-64-8c4-30 17-51 30-68 12-17 34-31 55-39 25-9 55-13 89-13 33 0 60 4 81 9 21 8 34 22 47 30 8 13 17 30 21 47 0 8 0 29 0 59v89c0 59 4 97 4 114 4 17 8 30 17 47h-68c-8-13-12-30-12-47zM272 200c-25 9-60 17-107 26-29 4-46 8-59 12s-21 13-25 21c-4 9-9 22-9 30 0 17 5 34 21 47 13 8 30 17 56 17 25 0 46-9 67-17 22-13 35-26 44-47 8-13 12-34 12-63z">
          <text:p/>
        </draw:path>
        <draw:polygon draw:style-name="gr7" draw:text-style-name="P7" draw:layer="layout" svg:width="0.068cm" svg:height="0.534cm" svg:x="31.271cm" svg:y="5.659cm" svg:viewBox="0 0 69 535" draw:points="0,0 69,0 69,535 0,535">
          <text:p/>
        </draw:polygon>
        <draw:path draw:style-name="gr7" draw:text-style-name="P7" draw:layer="layout" svg:width="0.323cm" svg:height="0.402cm" svg:x="31.618cm" svg:y="5.799cm" svg:viewBox="0 0 324 403" svg:d="M0 281l65-13c4 25 12 46 29 59s43 21 72 21c30 0 51-4 68-17 13-12 21-25 21-42s-8-30-21-38c-8-4-30-13-68-21-46-13-80-21-97-30-17-8-34-21-42-38-9-17-13-34-13-51s0-34 8-46c9-17 22-30 34-39 9-9 26-13 43-17 17-9 34-9 55-9 29 0 55 4 80 13 21 8 38 22 51 35 8 17 17 34 21 59l-63 8c-5-16-13-33-26-46-13-9-34-17-59-17-30 0-51 8-64 17-12 8-21 21-21 34 0 8 4 17 9 25 8 4 17 13 25 17 9 0 26 9 59 17 47 8 77 21 98 30 17 8 29 17 42 34 9 12 18 33 18 55 0 21-9 42-22 63-13 17-30 34-55 42-26 13-51 17-81 17-50 0-89-12-114-34-25-16-42-50-52-88z">
          <text:p/>
        </draw:path>
        <draw:path draw:style-name="gr7" draw:text-style-name="P7" draw:layer="layout" svg:width="0.351cm" svg:height="0.541cm" svg:x="31.978cm" svg:y="5.808cm" svg:viewBox="0 0 352 542" svg:d="M34 534l-8-63c16 4 29 8 38 8 12 0 25-4 33-8 9-5 17-13 22-22 4-4 12-21 22-47 0-4 4-9 4-17l-145-385h72l77 220c13 29 21 59 30 93 8-34 17-59 25-89l85-224h63l-143 389c-17 43-30 73-39 90-12 21-25 38-39 47-17 8-34 16-55 16-12 0-25-4-42-8z">
          <text:p/>
        </draw:path>
        <draw:path draw:style-name="gr7" draw:text-style-name="P7" draw:layer="layout" svg:width="0.318cm" svg:height="0.402cm" svg:x="32.359cm" svg:y="5.799cm" svg:viewBox="0 0 319 403" svg:d="M0 281l64-13c4 25 12 46 29 59s44 21 73 21c30 0 51-4 64-17 17-12 25-25 25-42s-8-30-21-38c-9-4-30-13-68-21-47-13-81-21-98-30-21-8-34-21-42-38-9-17-13-34-13-51s0-34 8-46c9-17 21-30 34-39 9-9 26-13 42-17 17-9 34-9 57-9 29 0 55 4 80 13 21 8 38 22 51 35 8 17 17 34 21 59l-64 8c-4-16-12-33-25-46-13-9-34-17-59-17-31 0-52 8-65 17-12 8-21 21-21 34 0 8 4 17 9 25 8 4 16 13 25 17 8 0 25 9 60 17 47 8 76 21 98 30 17 8 29 17 42 34 8 12 13 33 13 55 0 21-5 42-17 63-13 17-30 34-55 42-26 13-51 17-81 17-52 0-90-12-115-34-25-16-42-50-51-88z">
          <text:p/>
        </draw:path>
        <draw:path draw:style-name="gr7" draw:text-style-name="P7" draw:layer="layout" svg:width="0.186cm" svg:height="0.525cm" svg:x="32.719cm" svg:y="5.672cm" svg:viewBox="0 0 187 526" svg:d="M179 463l8 59c-17 0-34 4-46 4-26 0-44-4-56-13-13-4-22-17-30-29-4-13-9-38-9-76v-222h-46v-50h46v-98l69-38v136h64v50h-64v226c0 17 0 29 4 34 0 8 5 12 9 12 4 5 13 9 21 9 9 0 17-4 30-4z">
          <text:p/>
        </draw:path>
        <draw:path draw:style-name="gr7" draw:text-style-name="P7" draw:layer="layout" svg:width="0.356cm" svg:height="0.402cm" svg:x="32.939cm" svg:y="5.799cm" svg:viewBox="0 0 357 403" svg:d="M285 268l67 8c-8 43-29 72-59 93-25 22-64 34-111 34-55 0-101-17-131-55-34-34-51-80-51-144 0-63 17-114 51-152 34-35 76-52 127-52 55 0 98 17 128 52 34 34 51 85 51 148 0 4 0 9 0 17h-289c0 42 13 76 34 97 21 22 50 34 80 34 26 0 47-4 64-17 18-12 30-34 39-63zM72 166h217c-4-34-13-59-25-76-23-25-52-38-82-38s-55 13-76 34c-21 17-34 46-34 80z">
          <text:p/>
        </draw:path>
        <draw:path draw:style-name="gr7" draw:text-style-name="P7" draw:layer="layout" svg:width="0.521cm" svg:height="0.394cm" svg:x="33.371cm" svg:y="5.799cm" svg:viewBox="0 0 522 395" svg:d="M0 395v-386h59v55c13-21 30-34 47-47 21-13 42-17 73-17 25 0 50 4 67 17s30 30 39 51c29-47 71-68 118-68 38 0 68 9 89 30s30 55 30 97v268h-64v-247c0-25 0-42-4-55-4-12-13-21-26-25-8-9-25-13-38-13-25 0-50 9-67 26-17 21-26 50-26 89v225h-68v-251c0-30-4-51-16-68-9-12-26-21-52-21-17 0-34 4-51 17-17 9-25 21-34 42-8 17-8 43-8 81v200z">
          <text:p/>
        </draw:path>
        <draw:path draw:style-name="gr7" draw:text-style-name="P7" draw:layer="layout" svg:width="0.335cm" svg:height="0.537cm" svg:x="2.103cm" svg:y="6.663cm" svg:viewBox="0 0 336 538" svg:d="M64 530h-64v-530h69v191c26-38 59-55 106-55 21 0 42 4 64 17 21 9 42 21 55 38 12 17 25 38 29 64 9 25 13 51 13 80 0 64-17 114-47 153-34 33-72 50-118 50-47 0-81-17-107-55zM60 335c0 47 9 81 22 102 21 34 46 51 85 51 25 0 50-13 72-39 21-25 29-63 29-110 0-50-8-88-29-110-17-25-43-38-72-38-30 0-51 13-72 38-22 26-35 60-35 106z">
          <text:p/>
        </draw:path>
        <draw:path draw:style-name="gr7" draw:text-style-name="P7" draw:layer="layout" svg:width="0.352cm" svg:height="0.542cm" svg:x="2.48cm" svg:y="6.807cm" svg:viewBox="0 0 353 543" svg:d="M34 534l-8-60c12 4 25 4 38 4 12 0 25 0 34-4 8-9 17-13 21-21 4-9 12-26 21-51 0-4 4-9 4-13l-144-389h68l80 224c14 30 23 59 31 89 9-30 17-59 25-89l85-224h64l-149 393c-12 43-25 72-33 89-13 22-27 35-44 48-12 8-29 13-51 13-12 0-29 0-42-9z">
          <text:p/>
        </draw:path>
        <draw:path draw:style-name="gr7" draw:text-style-name="P7" draw:layer="layout" svg:width="0.186cm" svg:height="0.525cm" svg:x="3.056cm" svg:y="6.675cm" svg:viewBox="0 0 187 526" svg:d="M179 463l8 55c-17 4-34 8-46 8-26 0-43-4-55-12-13-9-26-17-30-30s-8-38-8-76v-225h-48v-51h48v-93l67-39v132h64v51h-64v229c0 17 0 30 0 34 4 4 9 8 13 13 4 4 13 4 21 4 9 0 17 0 30 0z">
          <text:p/>
        </draw:path>
        <draw:path draw:style-name="gr7" draw:text-style-name="P7" draw:layer="layout" svg:width="0.314cm" svg:height="0.529cm" svg:x="3.297cm" svg:y="6.663cm" svg:viewBox="0 0 315 530" svg:d="M0 530v-530h64v190c34-34 72-55 118-55 26 0 51 9 72 17 21 13 38 30 47 47 9 21 14 51 14 89v242h-65v-242c0-34-8-60-21-72-17-17-34-22-64-22-17 0-34 5-50 13-17 13-30 26-39 43-8 16-12 38-12 71v209z">
          <text:p/>
        </draw:path>
        <draw:path draw:style-name="gr7" draw:text-style-name="P7" draw:layer="layout" svg:width="0.355cm" svg:height="0.402cm" svg:x="3.687cm" svg:y="6.798cm" svg:viewBox="0 0 356 403" svg:d="M284 272l68 9c-8 38-30 72-59 93-30 21-64 29-110 29-55 0-102-17-131-50-35-34-52-85-52-145 0-68 17-115 52-153 33-34 76-55 127-55 55 0 93 17 127 55 33 34 50 85 50 148 0 5 0 9 0 17h-288c0 44 13 73 34 99 22 21 51 34 81 34 25 0 46-9 63-22 17-12 30-29 38-59zM73 165h211c0-29-8-55-21-72-21-25-51-38-80-38-34 0-55 9-76 30-22 21-34 46-34 80z">
          <text:p/>
        </draw:path>
        <draw:path draw:style-name="gr7" draw:text-style-name="P7" draw:layer="layout" svg:width="0.313cm" svg:height="0.529cm" svg:x="4.326cm" svg:y="6.663cm" svg:viewBox="0 0 314 530" svg:d="M0 530v-530h63v190c30-34 68-55 115-55 29 0 56 9 77 17 21 13 34 30 42 47 13 21 17 51 17 89v242h-67v-242c0-34-5-60-22-72-13-17-35-22-60-22-17 0-38 5-55 13-17 13-30 26-34 43-8 16-13 38-13 71v209z">
          <text:p/>
        </draw:path>
        <draw:path draw:style-name="gr7" draw:text-style-name="P7" draw:layer="layout" svg:width="0.352cm" svg:height="0.402cm" svg:x="4.715cm" svg:y="6.798cm" svg:viewBox="0 0 353 403" svg:d="M285 272l68 9c-13 38-30 72-59 93-30 21-68 29-111 29-55 0-101-17-135-50-35-34-48-85-48-145 0-68 17-115 48-153 34-34 76-55 131-55 51 0 93 17 127 55 34 34 47 85 47 148 0 5 0 9 0 17h-284c0 44 13 73 34 99 21 21 47 34 80 34 26 0 43-9 60-22 17-12 34-29 42-59zM69 165h216c-4-29-8-55-25-72-21-25-47-38-81-38-29 0-55 9-76 30-17 21-30 46-34 80z">
          <text:p/>
        </draw:path>
        <draw:polygon draw:style-name="gr7" draw:text-style-name="P7" draw:layer="layout" svg:width="0.068cm" svg:height="0.533cm" svg:x="5.143cm" svg:y="6.663cm" svg:viewBox="0 0 69 534" draw:points="0,0 69,0 69,534 0,534">
          <text:p/>
        </draw:polygon>
        <draw:path draw:style-name="gr7" draw:text-style-name="P7" draw:layer="layout" svg:width="0.335cm" svg:height="0.542cm" svg:x="5.312cm" svg:y="6.798cm" svg:viewBox="0 0 336 543" svg:d="M0 543v-534h60v51c12-17 29-34 46-43 17-8 38-17 64-17 35 0 64 9 90 26 25 17 42 42 55 72 12 33 21 67 21 101 0 38-9 76-21 106-17 34-38 55-64 72-25 17-56 25-86 25-21 0-42-4-59-12-17-9-29-21-42-34v187zM60 203c0 51 8 89 29 111 17 25 43 38 72 38 30 0 56-13 77-38 17-26 30-64 30-115 0-46-8-84-30-110-21-25-47-38-73-38-29 0-55 13-76 42-21 26-29 64-29 110z">
          <text:p/>
        </draw:path>
        <draw:path draw:style-name="gr7" draw:text-style-name="P7" draw:layer="layout" svg:width="0.36cm" svg:height="0.402cm" svg:x="5.905cm" svg:y="6.798cm" svg:viewBox="0 0 361 403" svg:d="M0 203c0-72 17-122 60-160 30-26 72-43 119-43 55 0 97 17 131 55 34 34 51 81 51 144 0 48-9 90-21 116-17 29-38 50-68 67-25 17-59 21-93 21-51 0-98-17-131-50-31-34-48-85-48-150zM64 203c0 52 13 86 34 112 22 25 51 38 81 38 34 0 59-13 80-38 21-26 34-64 34-116 0-46-13-80-34-106-21-25-46-38-80-38-30 0-59 13-81 38-21 26-34 60-34 110z">
          <text:p/>
        </draw:path>
        <draw:path draw:style-name="gr7" draw:text-style-name="P7" draw:layer="layout" svg:width="0.229cm" svg:height="0.538cm" svg:x="6.294cm" svg:y="6.654cm" svg:viewBox="0 0 230 539" svg:d="M60 539v-335h-60v-50h60v-38c0-26 4-47 8-61 4-17 17-29 34-42 13-8 38-13 64-13 21 0 38 0 64 5l-13 60c-13-4-26-4-39-4-17 0-34 4-42 12-9 9-13 26-13 47v34h76v50h-76v335z">
          <text:p/>
        </draw:path>
        <draw:path draw:style-name="gr7" draw:text-style-name="P7" draw:layer="layout" svg:width="0.334cm" svg:height="0.402cm" svg:x="6.731cm" svg:y="6.798cm" svg:viewBox="0 0 335 403" svg:d="M271 255l64 9c-9 42-25 80-55 106-30 21-64 33-106 33-51 0-94-17-128-50-30-34-46-85-46-150 0-42 4-76 21-110 12-29 34-50 63-67 26-17 56-26 90-26 42 0 76 13 102 34 29 21 46 51 55 89l-64 8c-8-25-17-42-34-55-17-12-34-21-55-21-34 0-59 13-81 34-21 26-30 64-30 114 0 52 9 90 30 111 17 26 43 39 77 39 25 0 47-9 64-26s29-38 33-72z">
          <text:p/>
        </draw:path>
        <draw:path draw:style-name="gr7" draw:text-style-name="P7" draw:layer="layout" svg:width="0.359cm" svg:height="0.402cm" svg:x="7.095cm" svg:y="6.798cm" svg:viewBox="0 0 360 403" svg:d="M0 203c0-72 21-122 59-160 34-26 76-43 123-43 50 0 98 17 132 55 29 34 46 81 46 144 0 48-4 90-21 116-12 29-34 50-63 67-31 17-61 21-94 21-55 0-98-17-132-50-33-34-50-85-50-150zM67 203c0 52 13 86 34 112 21 25 47 38 81 38 29 0 59-13 80-38 22-26 35-64 35-116 0-46-13-80-35-106-21-25-51-38-80-38-34 0-60 13-81 38-21 26-34 60-34 110z">
          <text:p/>
        </draw:path>
        <draw:path draw:style-name="gr7" draw:text-style-name="P7" draw:layer="layout" svg:width="0.52cm" svg:height="0.394cm" svg:x="7.531cm" svg:y="6.798cm" svg:viewBox="0 0 521 395" svg:d="M0 395v-386h60v55c13-17 25-34 46-47 22-8 43-17 68-17 30 0 55 9 72 21 17 9 30 26 38 47 30-42 72-68 119-68 38 0 68 13 89 34s29 56 29 98v263h-63v-241c0-26-4-47-9-55-4-13-8-23-21-31-13-4-25-9-38-9-30 0-51 9-68 27-17 17-29 46-29 89v220h-64v-250c0-29-4-51-17-63-8-18-25-23-51-23-16 0-33 5-50 13-17 10-26 27-34 44-9 21-13 46-13 80v199z">
          <text:p/>
        </draw:path>
        <draw:path draw:style-name="gr7" draw:text-style-name="P7" draw:layer="layout" svg:width="0.334cm" svg:height="0.542cm" svg:x="8.149cm" svg:y="6.798cm" svg:viewBox="0 0 335 543" svg:d="M0 543v-534h60v51c13-17 30-34 47-43 16-8 38-17 63-17 34 0 64 9 89 26s42 42 55 72c13 33 21 67 21 101 0 38-8 76-21 106-17 34-38 55-64 72-25 17-55 25-84 25-21 0-43-4-59-12-17-9-30-21-43-34v187zM60 203c0 51 8 89 30 111 17 25 42 38 72 38 29 0 55-13 76-38 17-26 29-64 29-115 0-46-12-84-29-110-21-25-47-38-72-38-30 0-55 13-76 42-22 26-30 64-30 110z">
          <text:p/>
        </draw:path>
        <draw:path draw:style-name="gr7" draw:text-style-name="P7" draw:layer="layout" svg:width="0.313cm" svg:height="0.393cm" svg:x="8.555cm" svg:y="6.807cm" svg:viewBox="0 0 314 394" svg:d="M255 386v-55c-30 42-68 63-123 63-21 0-42-4-63-12-18-9-35-17-44-30-8-13-16-30-21-51 0-12-4-34-4-59v-242h69v217c0 33 0 55 4 67 4 17 13 30 25 43 13 8 30 12 51 12 17 0 34-4 55-12 17-13 26-26 34-43 9-17 13-42 13-76v-208h63v386z">
          <text:p/>
        </draw:path>
        <draw:path draw:style-name="gr7" draw:text-style-name="P7" draw:layer="layout" svg:width="0.19cm" svg:height="0.525cm" svg:x="8.932cm" svg:y="6.675cm" svg:viewBox="0 0 191 526" svg:d="M179 463l12 55c-21 4-38 8-50 8-26 0-43-4-56-12-13-9-22-17-26-30-8-13-8-38-8-76v-225h-51v-51h51v-93l64-39v132h64v51h-64v229c0 17 0 30 4 34 0 4 5 8 9 13 8 4 13 4 25 4 4 0 17 0 26 0z">
          <text:p/>
        </draw:path>
        <draw:path draw:style-name="gr7" draw:text-style-name="P7" draw:layer="layout" svg:width="0.356cm" svg:height="0.402cm" svg:x="9.152cm" svg:y="6.798cm" svg:viewBox="0 0 357 403" svg:d="M289 272l68 9c-13 38-34 72-60 93-29 21-68 29-111 29-59 0-101-17-135-50-34-34-51-85-51-145 0-68 17-115 51-153 34-34 76-55 131-55 51 0 94 17 124 55 34 34 51 85 51 148 0 5 0 9 0 17h-289c4 44 17 73 38 99 21 21 46 34 80 34 21 0 43-9 59-22 18-12 31-29 44-59zM72 165h217c-4-29-13-55-26-72-22-25-47-38-81-38-30 0-55 9-76 30s-30 46-34 80z">
          <text:p/>
        </draw:path>
        <draw:path draw:style-name="gr7" draw:text-style-name="P7" draw:layer="layout" svg:width="0.211cm" svg:height="0.394cm" svg:x="9.584cm" svg:y="6.798cm" svg:viewBox="0 0 212 395" svg:d="M0 395v-386h60v59c17-25 30-47 42-55 13-9 26-13 43-13 21 0 42 9 67 21l-25 65c-13-14-30-18-47-18-12 0-25 4-38 14-12 8-21 21-25 38-4 21-9 46-9 76v199z">
          <text:p/>
        </draw:path>
        <draw:path draw:style-name="gr7" draw:text-style-name="P7" draw:layer="layout" svg:width="0.063cm" svg:height="0.529cm" svg:x="9.834cm" svg:y="6.663cm" svg:viewBox="0 0 64 530" svg:d="M0 76v-76h64v76zM0 530v-386h64v386z">
          <text:p/>
        </draw:path>
        <draw:path draw:style-name="gr7" draw:text-style-name="P7" draw:layer="layout" svg:width="0.342cm" svg:height="0.385cm" svg:x="9.961cm" svg:y="6.807cm" svg:viewBox="0 0 343 386" svg:d="M0 386v-51l246-285c-25 5-51 5-72 5h-158v-55h315v46l-209 242-42 47c30-4 60-4 86-4h177v55z">
          <text:p/>
        </draw:path>
        <draw:path draw:style-name="gr7" draw:text-style-name="P7" draw:layer="layout" svg:width="0.355cm" svg:height="0.402cm" svg:x="10.346cm" svg:y="6.798cm" svg:viewBox="0 0 356 403" svg:d="M284 272l68 9c-8 38-29 72-59 93s-64 29-110 29c-55 0-103-17-132-50-34-34-51-85-51-145 0-68 17-115 51-153 33-34 77-55 128-55 50 0 93 17 127 55 33 34 50 85 50 148 0 5 0 9 0 17h-288c0 44 12 73 33 99 22 21 52 34 82 34 25 0 46-9 63-22 17-12 30-29 38-59zM72 165h212c0-29-8-55-21-72-21-25-51-38-84-38-30 0-56 9-73 30-22 21-34 46-34 80z">
          <text:p/>
        </draw:path>
        <draw:path draw:style-name="gr7" draw:text-style-name="P7" draw:layer="layout" svg:width="0.335cm" svg:height="0.537cm" svg:x="10.752cm" svg:y="6.663cm" svg:viewBox="0 0 336 538" svg:d="M276 530v-47c-25 38-59 55-106 55-33 0-59-8-85-25s-47-38-64-68c-12-29-21-67-21-106 0-38 9-72 21-105 13-30 34-55 60-72s51-26 85-26c21 0 43 9 64 17 17 9 29 21 42 38v-191h64v530zM68 339c0 51 13 85 34 110 22 26 43 39 73 39 29 0 55-13 72-39 21-21 29-55 29-105 0-51-8-89-29-115-21-25-47-38-77-38-25 0-50 13-72 38-17 22-30 60-30 110z">
          <text:p/>
        </draw:path>
        <draw:path draw:style-name="gr7" draw:text-style-name="P7" draw:layer="layout" svg:width="0.352cm" svg:height="0.402cm" svg:x="11.374cm" svg:y="6.798cm" svg:viewBox="0 0 353 403" svg:d="M285 272l68 9c-13 38-30 72-59 93-30 21-68 29-110 29-56 0-102-17-136-50-35-34-48-85-48-145 0-68 13-115 48-153 34-34 76-55 131-55 51 0 93 17 127 55 30 34 47 85 47 148 0 5 0 9 0 17h-288c4 44 17 73 38 99 21 21 47 34 81 34 25 0 42-9 59-22 17-12 34-29 42-59zM69 165h216c-4-29-13-55-25-72-21-25-47-38-81-38-29 0-55 9-76 30-17 21-30 46-34 80z">
          <text:p/>
        </draw:path>
        <draw:path draw:style-name="gr7" draw:text-style-name="P7" draw:layer="layout" svg:width="0.334cm" svg:height="0.542cm" svg:x="11.781cm" svg:y="6.798cm" svg:viewBox="0 0 335 543" svg:d="M272 543v-187c-13 13-26 25-43 34-21 8-38 12-59 12-46 0-84-17-119-55-34-33-51-84-51-148 0-38 8-72 21-106 13-29 34-50 60-67s55-26 85-26c47 0 85 21 110 64v-55h59v534zM68 203c0 47 13 85 34 111 17 25 43 38 72 38 30 0 51-13 72-38 22-22 30-60 30-106 0-51-8-89-30-115-21-25-46-38-76-38-29 0-51 9-72 34-17 26-30 64-30 114z">
          <text:p/>
        </draw:path>
        <draw:path draw:style-name="gr7" draw:text-style-name="P7" draw:layer="layout" svg:width="0.313cm" svg:height="0.393cm" svg:x="12.213cm" svg:y="6.807cm" svg:viewBox="0 0 314 394" svg:d="M255 386v-55c-30 42-68 63-120 63-25 0-46-4-63-12-22-9-38-17-47-30-8-13-17-30-21-51 0-12-4-34-4-59v-242h67v217c0 33 0 55 5 67 4 17 12 30 25 43 13 8 30 12 51 12 18 0 39-4 56-12 17-13 30-26 34-43 8-17 12-42 12-76v-208h64v386z">
          <text:p/>
        </draw:path>
        <draw:path draw:style-name="gr7" draw:text-style-name="P7" draw:layer="layout" svg:width="0.063cm" svg:height="0.529cm" svg:x="12.628cm" svg:y="6.663cm" svg:viewBox="0 0 64 530" svg:d="M0 76v-76h64v76zM0 530v-386h64v386z">
          <text:p/>
        </draw:path>
        <draw:path draw:style-name="gr7" draw:text-style-name="P7" draw:layer="layout" svg:width="0.334cm" svg:height="0.542cm" svg:x="12.793cm" svg:y="6.798cm" svg:viewBox="0 0 335 543" svg:d="M0 543v-534h59v51c14-17 31-34 47-43 17-8 39-17 64-17 34 0 63 9 89 26 25 17 42 42 55 72 13 33 21 67 21 101 0 38-8 76-21 106-17 34-34 55-64 72-25 17-55 25-84 25-21 0-43-4-60-12-16-9-29-21-43-34v187zM59 203c0 51 9 89 31 111 21 25 42 38 71 38 30 0 56-13 77-38 21-26 29-64 29-115 0-46-8-84-29-110-21-25-47-38-72-38-30 0-55 13-76 42-22 26-31 64-31 110z">
          <text:p/>
        </draw:path>
        <draw:path draw:style-name="gr7" draw:text-style-name="P7" draw:layer="layout" svg:width="0.521cm" svg:height="0.394cm" svg:x="13.203cm" svg:y="6.798cm" svg:viewBox="0 0 522 395" svg:d="M0 395v-386h61v55c12-17 25-34 46-47 21-8 42-17 68-17 29 0 51 9 72 21 17 9 29 26 38 47 30-42 68-68 118-68 39 0 68 13 89 34 22 21 30 56 30 98v263h-64v-241c0-26-4-47-8-55-4-13-13-23-21-31-13-4-26-9-38-9-30 0-51 9-68 27-21 17-30 46-30 89v220h-63v-250c0-29-4-51-17-63-9-18-25-23-51-23-21 0-38 5-51 13-17 10-29 27-34 44-8 21-12 46-12 80v199z">
          <text:p/>
        </draw:path>
        <draw:path draw:style-name="gr7" draw:text-style-name="P7" draw:layer="layout" svg:width="0.356cm" svg:height="0.402cm" svg:x="13.796cm" svg:y="6.798cm" svg:viewBox="0 0 357 403" svg:d="M289 272l68 9c-13 38-30 72-60 93-29 21-67 29-111 29-59 0-101-17-135-50-34-34-51-85-51-145 0-68 17-115 51-153 34-34 76-55 131-55 52 0 94 17 128 55 30 34 47 85 47 148 0 5 0 9 0 17h-289c4 44 17 73 38 99 21 21 46 34 80 34 21 0 44-9 60-22 17-12 30-29 43-59zM72 165h217c-4-29-13-55-26-72-21-25-47-38-81-38-30 0-55 9-76 30s-30 46-34 80z">
          <text:p/>
        </draw:path>
        <draw:path draw:style-name="gr7" draw:text-style-name="P7" draw:layer="layout" svg:width="0.309cm" svg:height="0.394cm" svg:x="14.232cm" svg:y="6.798cm" svg:viewBox="0 0 310 395" svg:d="M0 395v-386h55v55c30-43 72-64 124-64 25 0 46 4 67 13 17 8 34 21 43 34 8 12 17 29 21 47 0 13 0 34 0 64v237h-64v-233c0-25-4-46-8-59s-13-27-25-31c-13-8-30-13-47-13-25 0-52 9-73 27-21 17-30 51-30 101v208z">
          <text:p/>
        </draw:path>
        <draw:path draw:style-name="gr7" draw:text-style-name="P7" draw:layer="layout" svg:width="0.191cm" svg:height="0.525cm" svg:x="14.604cm" svg:y="6.675cm" svg:viewBox="0 0 192 526" svg:d="M179 463l13 55c-21 4-38 8-51 8-26 0-43-4-56-12-13-9-21-17-29-30-5-13-9-38-9-76v-225h-47v-51h47v-93l68-39v132h64v51h-64v229c0 17 0 30 4 34 0 4 5 8 9 13 5 4 13 4 26 4 4 0 13 0 25 0z">
          <text:p/>
        </draw:path>
        <draw:path draw:style-name="gr7" draw:text-style-name="P7" draw:layer="layout" svg:width="0.322cm" svg:height="0.402cm" svg:x="14.82cm" svg:y="6.798cm" svg:viewBox="0 0 323 403" svg:d="M0 281l64-9c4 26 13 47 30 59 17 13 43 22 72 22 30 0 51-9 68-22 13-8 21-25 21-42 0-13-8-25-21-34-8-4-29-12-68-22-46-13-81-21-98-34-17-8-34-21-42-34-9-17-13-34-13-50 0-17 4-34 9-51 8-13 21-26 33-34 9-9 26-17 43-21 18-5 35-9 56-9 29 0 55 4 80 13 21 8 38 21 51 38 8 13 17 34 21 59l-63 9c-5-21-13-34-26-47-12-13-34-17-59-17-30 0-52 4-64 17-13 9-17 21-17 34 0 9 0 17 4 21 8 9 17 13 25 17 10 4 27 9 60 17 47 13 77 21 98 30 17 8 29 21 42 34 9 18 17 34 17 60 0 21-8 42-21 59-13 21-30 34-55 47-25 8-51 12-81 12-50 0-89-8-115-29-25-21-42-51-51-93z">
          <text:p/>
        </draw:path>
        <draw:path draw:style-name="gr7" draw:text-style-name="P7" draw:layer="layout" svg:width="0.356cm" svg:height="0.402cm" svg:x="15.4cm" svg:y="6.798cm" svg:viewBox="0 0 357 403" svg:d="M277 348c-26 22-51 34-72 43-22 8-47 12-72 12-43 0-77-8-99-29-21-21-34-47-34-81 0-17 5-34 13-50 9-14 21-27 35-40 13-8 30-17 46-21 13-4 34-4 60-8 51-9 89-13 114-21 0-9 0-17 0-17 0-30-4-47-17-60-17-12-42-21-76-21-30 0-51 4-68 17-13 9-25 30-29 55l-65-8c4-26 13-47 25-64 18-17 35-29 61-38 25-13 55-17 89-17 29 0 59 4 80 13 17 8 34 17 42 30 13 12 17 25 22 42 4 13 4 34 4 63v85c0 65 0 103 4 115 0 17 8 34 17 47h-68c-8-13-12-30-12-47zM268 203c-21 9-59 17-106 26-25 0-46 4-55 14-13 4-21 8-25 21-9 8-13 17-13 29 0 17 9 30 21 43 13 12 34 17 60 17 25 0 46-5 67-17 17-9 34-26 43-43 4-17 8-38 8-68z">
          <text:p/>
        </draw:path>
        <draw:path draw:style-name="gr7" draw:text-style-name="P7" draw:layer="layout" svg:width="0.313cm" svg:height="0.394cm" svg:x="15.832cm" svg:y="6.798cm" svg:viewBox="0 0 314 395" svg:d="M0 395v-386h59v55c30-43 68-64 123-64 26 0 47 4 64 13 21 8 34 21 47 34 9 12 13 29 17 47 4 13 4 34 4 64v237h-64v-233c0-25-4-46-9-59-4-13-12-27-25-31-13-8-30-13-46-13-30 0-51 9-72 27-22 17-30 51-30 101v208z">
          <text:p/>
        </draw:path>
        <draw:path draw:style-name="gr7" draw:text-style-name="P7" draw:layer="layout" svg:width="0.334cm" svg:height="0.537cm" svg:x="16.222cm" svg:y="6.663cm" svg:viewBox="0 0 335 538" svg:d="M271 530v-47c-22 38-60 55-106 55-30 0-60-8-85-25s-47-38-59-68c-17-29-21-67-21-106 0-38 4-72 17-105 12-30 33-55 59-72 25-17 55-26 84-26 26 0 47 9 64 17 17 9 34 21 42 38v-191h69v530zM67 339c0 51 9 85 30 110 21 26 47 39 72 39 30 0 55-13 76-39 17-21 30-55 30-105 0-51-13-89-34-115-17-25-42-38-72-38s-55 13-72 38c-21 22-30 60-30 110z">
          <text:p/>
        </draw:path>
        <draw:path draw:style-name="gr7" draw:text-style-name="P7" draw:layer="layout" svg:width="0.224cm" svg:height="0.538cm" svg:x="16.819cm" svg:y="6.654cm" svg:viewBox="0 0 225 539" svg:d="M59 539v-335h-59v-50h59v-38c0-26 0-47 4-61 8-17 17-29 35-42 17-8 38-13 68-13 17 0 38 0 59 5l-9 60c-12-4-25-4-38-4-21 0-34 4-42 12-8 9-13 26-13 47v34h76v50h-76v335z">
          <text:p/>
        </draw:path>
        <draw:path draw:style-name="gr7" draw:text-style-name="P7" draw:layer="layout" svg:width="0.313cm" svg:height="0.393cm" svg:x="17.064cm" svg:y="6.807cm" svg:viewBox="0 0 314 394" svg:d="M254 386v-55c-30 42-72 63-123 63-21 0-42-4-63-12-17-9-34-17-43-30-8-13-16-30-21-51 0-12-4-34-4-59v-242h68v217c0 33 0 55 4 67 0 17 13 30 25 43 13 8 30 12 47 12 21 0 38-4 55-12 17-13 30-26 38-43 9-17 9-42 9-76v-208h68v386z">
          <text:p/>
        </draw:path>
        <draw:path draw:style-name="gr7" draw:text-style-name="P7" draw:layer="layout" svg:width="0.508cm" svg:height="0.533cm" svg:x="17.475cm" svg:y="6.663cm" svg:viewBox="0 0 509 534" svg:d="M0 0h68v534h-68zM166 0h68v534h-68zM306 305h203v67h-203z">
          <text:p/>
        </draw:path>
        <draw:path draw:style-name="gr7" draw:text-style-name="P7" draw:layer="layout" svg:width="0.225cm" svg:height="0.538cm" svg:x="18.012cm" svg:y="6.654cm" svg:viewBox="0 0 226 539" svg:d="M56 539v-335h-56v-50h56v-38c0-26 5-47 9-61 4-17 17-29 34-42 12-8 38-13 63-13 21 0 43 0 64 5l-9 60c-17-4-29-4-42-4-17 0-34 4-38 12-9 9-13 26-13 47v34h72v50h-72v335z">
          <text:p/>
        </draw:path>
        <draw:polygon draw:style-name="gr7" draw:text-style-name="P7" draw:layer="layout" svg:width="0.067cm" svg:height="0.533cm" svg:x="18.254cm" svg:y="6.663cm" svg:viewBox="0 0 68 534" draw:points="0,0 68,0 68,534 0,534">
          <text:p/>
        </draw:polygon>
        <draw:path draw:style-name="gr7" draw:text-style-name="P7" draw:layer="layout" svg:width="0.355cm" svg:height="0.402cm" svg:x="18.402cm" svg:y="6.798cm" svg:viewBox="0 0 356 403" svg:d="M284 272l68 9c-8 38-29 72-59 93-26 21-65 29-111 29-55 0-102-17-131-50-34-34-51-85-51-145 0-68 17-115 51-153 33-34 76-55 127-55 55 0 94 17 128 55 33 34 50 85 50 148 0 5 0 9 0 17h-288c0 44 12 73 33 99 22 21 51 34 81 34 25 0 46-9 64-22 17-12 30-29 38-59zM72 165h212c0-29-8-55-21-72-21-25-52-38-81-38-34 0-55 9-76 30-22 21-34 46-34 80z">
          <text:p/>
        </draw:path>
        <draw:path draw:style-name="gr7" draw:text-style-name="P7" draw:layer="layout" svg:width="0.331cm" svg:height="0.537cm" svg:x="18.812cm" svg:y="6.663cm" svg:viewBox="0 0 332 538" svg:d="M272 530v-47c-25 38-59 55-105 55-35 0-61-8-86-25-26-17-47-38-59-68-17-29-22-67-22-106 0-38 5-72 17-105 13-30 34-55 60-72 25-17 55-26 84-26 22 0 44 9 65 17 17 9 29 21 42 38v-191h64v530zM64 339c0 51 13 85 34 110 21 26 42 39 73 39 29 0 55-13 72-39 21-21 29-55 29-105 0-51-8-89-29-115-21-25-47-38-76-38-27 0-52 13-73 38-17 22-30 60-30 110z">
          <text:p/>
        </draw:path>
        <draw:path draw:style-name="gr7" draw:text-style-name="P7" draw:layer="layout" svg:width="0.339cm" svg:height="0.551cm" svg:x="19.219cm" svg:y="6.798cm" svg:viewBox="0 0 340 552" svg:d="M13 429l63 8c4 21 13 34 25 43 13 12 39 21 64 21 30 0 56-9 73-21 17-13 25-30 34-51 0-13 4-38 4-85-30 34-64 51-107 51-55 0-97-17-123-55-29-38-46-85-46-140 0-34 8-68 21-101 13-31 34-56 59-73 26-17 55-26 89-26 43 0 82 21 111 55v-46h60v335c0 59-5 102-17 127-13 26-30 47-60 59-25 17-56 22-98 22s-80-9-110-30-42-51-42-93zM68 196c0 51 8 89 29 110 21 25 47 38 76 38 30 0 56-13 78-38 21-21 29-59 29-106 0-46-8-84-29-106-22-26-48-39-78-39-29 0-55 13-76 35-17 26-29 59-29 106z">
          <text:p/>
        </draw:path>
        <draw:path draw:style-name="gr7" draw:text-style-name="P7" draw:layer="layout" svg:width="0.355cm" svg:height="0.402cm" svg:x="19.634cm" svg:y="6.798cm" svg:viewBox="0 0 356 403" svg:d="M289 272l63 9c-8 38-30 72-55 93-30 21-68 29-114 29-55 0-98-17-132-50-34-34-51-85-51-145 0-68 17-115 51-153 34-34 77-55 132-55 51 0 93 17 123 55 33 34 50 85 50 148 0 5 0 9 0 17h-289c6 44 14 73 40 99 21 21 46 34 80 34 21 0 42-9 59-22 17-12 30-29 43-59zM73 165h216c-5-29-13-55-26-72-21-25-46-38-80-38-30 0-55 9-76 30-22 21-34 46-34 80z">
          <text:p/>
        </draw:path>
        <draw:path draw:style-name="gr7" draw:text-style-name="P7" draw:layer="layout" svg:width="0.335cm" svg:height="0.537cm" svg:x="20.044cm" svg:y="6.663cm" svg:viewBox="0 0 336 538" svg:d="M272 530v-47c-21 38-59 55-106 55-30 0-60-8-85-25-26-17-47-38-59-68-17-29-22-67-22-106 0-38 5-72 17-105 13-30 34-55 60-72 25-17 55-26 84-26 27 0 48 9 65 17 17 9 34 21 42 38v-191h68v530zM68 339c0 51 9 85 30 110 21 26 46 39 73 39 29 0 55-13 76-39 17-21 30-55 30-105 0-51-13-89-34-115-17-25-43-38-72-38-31 0-56 13-73 38-21 22-30 60-30 110z">
          <text:p/>
        </draw:path>
        <draw:path draw:style-name="gr7" draw:text-style-name="P7" draw:layer="layout" svg:width="0.335cm" svg:height="0.402cm" svg:x="20.662cm" svg:y="6.798cm" svg:viewBox="0 0 336 403" svg:d="M272 255l64 9c-4 42-21 80-51 106-30 21-63 33-107 33-55 0-97-17-127-50-34-34-51-85-51-150 0-42 9-76 22-110 12-29 33-50 63-67s59-26 93-26c44 0 77 13 103 34 25 21 42 51 51 89l-64 8c-4-25-17-42-34-55-12-12-35-21-56-21-29 0-59 13-80 34-17 26-30 64-30 114 0 52 9 90 30 111 21 26 46 39 76 39 25 0 52-9 69-26s25-38 29-72z">
          <text:p/>
        </draw:path>
        <draw:path draw:style-name="gr7" draw:text-style-name="P7" draw:layer="layout" svg:width="0.36cm" svg:height="0.402cm" svg:x="21.031cm" svg:y="6.798cm" svg:viewBox="0 0 361 403" svg:d="M0 203c0-72 17-122 59-160 34-26 72-43 119-43 55 0 97 17 131 55 35 34 52 81 52 144 0 48-9 90-22 116-18 29-39 50-68 67-26 17-60 21-93 21-51 0-98-17-132-50-29-34-46-85-46-150zM67 203c0 52 9 86 30 112 21 25 51 38 81 38 33 0 59-13 80-38 21-26 34-64 34-116 0-46-9-80-34-106-21-25-47-38-80-38-30 0-60 13-81 38-21 26-30 60-30 110z">
          <text:p/>
        </draw:path>
        <draw:path draw:style-name="gr7" draw:text-style-name="P7" draw:layer="layout" svg:width="0.52cm" svg:height="0.394cm" svg:x="21.467cm" svg:y="6.798cm" svg:viewBox="0 0 521 395" svg:d="M0 395v-386h55v55c12-17 29-34 51-47 17-8 43-17 68-17 30 0 51 9 68 21 21 9 34 26 42 47 30-42 68-68 119-68 38 0 68 13 85 34 21 21 33 56 33 98v263h-67v-241c0-26 0-47-5-55-4-13-12-23-25-31-8-4-21-9-38-9-25 0-47 9-68 27-17 17-25 46-25 89v220h-64v-250c0-29-8-51-17-63-12-18-29-23-55-23-17 0-34 5-51 13-13 10-26 27-34 44-5 21-9 46-9 80v199z">
          <text:p/>
        </draw:path>
        <draw:path draw:style-name="gr7" draw:text-style-name="P7" draw:layer="layout" svg:width="0.334cm" svg:height="0.542cm" svg:x="22.081cm" svg:y="6.798cm" svg:viewBox="0 0 335 543" svg:d="M0 543v-534h59v51c13-17 29-34 46-43 22-8 44-17 69-17 30 0 59 9 85 26 25 17 46 42 59 72 13 33 17 67 17 101 0 38-8 76-21 106-13 34-34 55-59 72-30 17-60 25-89 25-22 0-39-4-56-12-17-9-34-21-43-34v187zM59 203c0 51 8 89 29 111 22 25 48 38 73 38 30 0 55-13 77-38 21-26 29-64 29-115 0-46-8-84-29-110-22-25-43-38-72-38-26 0-52 13-73 42-21 26-34 64-34 110z">
          <text:p/>
        </draw:path>
        <draw:path draw:style-name="gr7" draw:text-style-name="P7" draw:layer="layout" svg:width="0.313cm" svg:height="0.393cm" svg:x="22.491cm" svg:y="6.807cm" svg:viewBox="0 0 314 394" svg:d="M255 386v-55c-29 42-73 63-124 63-21 0-42-4-63-12-21-9-34-17-42-30-13-13-17-30-22-51-4-12-4-34-4-59v-242h64v217c0 33 4 55 4 67 4 17 13 30 25 43 17 8 30 12 51 12s38-4 55-12c18-13 31-26 39-43 4-17 9-42 9-76v-208h67v386z">
          <text:p/>
        </draw:path>
        <draw:path draw:style-name="gr7" draw:text-style-name="P7" draw:layer="layout" svg:width="0.186cm" svg:height="0.525cm" svg:x="22.868cm" svg:y="6.675cm" svg:viewBox="0 0 187 526" svg:d="M179 463l8 55c-17 4-34 8-46 8-26 0-44-4-56-12-17-9-26-17-30-30s-8-38-8-76v-225h-47v-51h47v-93l64-39v132h68v51h-68v229c0 17 4 30 4 34 4 4 9 8 13 13 4 4 13 4 21 4 9 0 17 0 30 0z">
          <text:p/>
        </draw:path>
        <draw:path draw:style-name="gr7" draw:text-style-name="P7" draw:layer="layout" svg:width="0.356cm" svg:height="0.402cm" svg:x="23.088cm" svg:y="6.798cm" svg:viewBox="0 0 357 403" svg:d="M285 272l67 9c-8 38-29 72-59 93-29 21-63 29-110 29-56 0-102-17-136-50-30-34-47-85-47-145 0-68 17-115 51-153 30-34 76-55 128-55 51 0 93 17 127 55 34 34 51 85 51 148 0 5 0 9-5 17h-284c0 44 13 73 34 99 21 21 46 34 81 34 26 0 47-9 64-22 17-12 29-29 38-59zM68 165h217c0-29-9-55-26-72-17-25-46-38-80-38-31 0-56 9-77 30-17 21-30 46-34 80z">
          <text:p/>
        </draw:path>
        <draw:path draw:style-name="gr7" draw:text-style-name="P7" draw:layer="layout" svg:width="0.207cm" svg:height="0.394cm" svg:x="23.52cm" svg:y="6.798cm" svg:viewBox="0 0 208 395" svg:d="M0 395v-386h59v59c13-25 26-47 38-55 13-9 30-13 43-13 21 0 47 9 68 21l-21 65c-18-14-35-18-47-18-17 0-30 4-43 14-8 8-17 21-21 38-8 21-13 46-13 76v199z">
          <text:p/>
        </draw:path>
        <draw:path draw:style-name="gr7" draw:text-style-name="P7" draw:layer="layout" svg:width="0.322cm" svg:height="0.402cm" svg:x="23.943cm" svg:y="6.798cm" svg:viewBox="0 0 323 403" svg:d="M0 281l68-9c4 26 13 47 30 59 17 13 38 22 67 22 30 0 55-9 68-22 13-8 21-25 21-42 0-13-4-25-17-34-12-4-34-12-67-22-47-13-81-21-102-34-17-8-30-21-42-34-9-17-13-34-13-50 0-17 4-34 13-51 8-13 17-26 29-34 13-9 26-17 43-21 17-5 38-9 59-9 30 0 55 4 76 13 25 8 42 21 51 38 14 13 22 34 26 59l-68 9c0-21-9-34-22-47-17-13-33-17-59-17-30 0-55 4-68 17-12 9-17 21-17 34 0 9 5 17 9 21 4 9 13 13 25 17 5 4 26 9 55 17 47 13 81 21 98 30 17 8 35 21 43 34 13 18 17 34 17 60 0 21-8 42-21 59-14 21-31 34-52 47-25 8-55 12-85 12-46 0-84-8-114-29-25-21-42-51-51-93z">
          <text:p/>
        </draw:path>
        <draw:path draw:style-name="gr7" draw:text-style-name="P7" draw:layer="layout" svg:width="0.364cm" svg:height="0.402cm" svg:x="24.316cm" svg:y="6.798cm" svg:viewBox="0 0 365 403" svg:d="M0 203c0-72 21-122 59-160 34-26 76-43 123-43 51 0 98 17 132 55 34 34 51 81 51 144 0 48-9 90-26 116-12 29-33 50-63 67-31 17-60 21-94 21-55 0-98-17-131-50-34-34-51-85-51-150zM67 203c0 52 13 86 34 112 22 25 47 38 81 38s59-13 81-38c21-26 34-64 34-116 0-46-13-80-34-106-22-25-47-38-81-38s-59 13-81 38c-21 26-34 60-34 110z">
          <text:p/>
        </draw:path>
        <draw:path draw:style-name="gr7" draw:text-style-name="P7" draw:layer="layout" svg:width="0.225cm" svg:height="0.538cm" svg:x="24.709cm" svg:y="6.654cm" svg:viewBox="0 0 226 539" svg:d="M61 539v-335h-61v-50h61v-38c0-26 0-47 4-61 8-17 21-29 34-42 17-8 38-13 68-13 16 0 38 0 59 5l-9 60c-12-4-25-4-38-4-21 0-34 4-42 12-9 9-13 26-13 47v34h76v50h-76v335z">
          <text:p/>
        </draw:path>
        <draw:path draw:style-name="gr7" draw:text-style-name="P7" draw:layer="layout" svg:width="0.191cm" svg:height="0.525cm" svg:x="24.921cm" svg:y="6.675cm" svg:viewBox="0 0 192 526" svg:d="M179 463l13 55c-22 4-38 8-51 8-26 0-42-4-55-12-13-9-21-17-31-30-4-13-4-38-4-76v-225h-51v-51h51v-93l64-39v132h64v51h-64v229c0 17 0 30 5 34 0 4 4 8 8 13 9 4 13 4 26 4 4 0 16 0 25 0z">
          <text:p/>
        </draw:path>
        <draw:path draw:style-name="gr7" draw:text-style-name="P7" draw:layer="layout" svg:width="0.529cm" svg:height="0.385cm" svg:x="25.116cm" svg:y="6.807cm" svg:viewBox="0 0 530 386" svg:d="M119 386l-119-386h69l63 224 21 80c0-4 9-29 21-76l60-228h67l60 224 17 76 21-76 68-224h63l-118 386h-68l-64-230-12-67-81 297z">
          <text:p/>
        </draw:path>
        <draw:path draw:style-name="gr7" draw:text-style-name="P7" draw:layer="layout" svg:width="0.355cm" svg:height="0.402cm" svg:x="25.675cm" svg:y="6.798cm" svg:viewBox="0 0 356 403" svg:d="M276 348c-26 22-47 34-72 43-21 8-42 12-72 12-42 0-73-8-98-29-22-21-34-47-34-81 0-17 4-34 12-50 9-14 22-27 34-40 18-8 31-17 48-21 12-4 34-4 59-8 55-9 93-13 119-21 0-9 0-17 0-17 0-30-9-47-22-60-17-12-38-21-72-21-29 0-55 4-67 17-17 9-26 30-34 55l-65-8c5-26 17-47 30-64s31-29 56-38c25-13 55-17 89-17s59 4 80 13c22 8 34 17 47 30 8 12 17 25 17 42 4 13 4 34 4 63v85c0 65 4 103 4 115 5 17 9 34 17 47h-67c-9-13-13-30-13-47zM272 203c-26 9-60 17-110 26-26 0-43 4-56 14-12 4-21 8-25 21-4 8-8 17-8 29 0 17 4 30 17 43 16 12 33 17 59 17 25 0 46-5 68-17 21-9 33-26 42-43 8-17 13-38 13-68z">
          <text:p/>
        </draw:path>
        <draw:path draw:style-name="gr7" draw:text-style-name="P7" draw:layer="layout" svg:width="0.207cm" svg:height="0.394cm" svg:x="26.111cm" svg:y="6.798cm" svg:viewBox="0 0 208 395" svg:d="M0 395v-386h55v59c17-25 30-47 43-55 13-9 25-13 42-13 22 0 47 9 68 21l-21 65c-17-14-34-18-51-18-13 0-25 4-38 14-8 8-17 21-26 38-5 21-9 46-9 76v199z">
          <text:p/>
        </draw:path>
        <draw:path draw:style-name="gr7" draw:text-style-name="P7" draw:layer="layout" svg:width="0.356cm" svg:height="0.402cm" svg:x="26.335cm" svg:y="6.798cm" svg:viewBox="0 0 357 403" svg:d="M285 272l67 9c-8 38-29 72-59 93-29 21-63 29-110 29-55 0-102-17-136-50-30-34-47-85-47-145 0-68 17-115 51-153 30-34 77-55 128-55s93 17 127 55c34 34 51 85 51 148 0 5 0 9-5 17h-284c0 44 13 73 34 99 22 21 51 34 81 34 26 0 47-9 64-22 17-12 29-29 38-59zM68 165h217c0-29-9-55-26-72-17-25-46-38-80-38-30 0-55 9-73 30-21 21-34 46-38 80z">
          <text:p/>
        </draw:path>
        <draw:path draw:style-name="gr7" draw:text-style-name="P7" draw:layer="layout" svg:width="0.08cm" svg:height="0.178cm" svg:x="26.78cm" svg:y="7.12cm" svg:viewBox="0 0 81 179" svg:d="M4 73v-73h77v73c0 30-8 51-17 68s-26 29-47 38l-17-26c12-8 25-17 29-29 9-9 13-26 13-51z">
          <text:p/>
        </draw:path>
        <draw:path draw:style-name="gr7" draw:text-style-name="P7" draw:layer="layout" svg:width="0.225cm" svg:height="0.538cm" svg:x="27.135cm" svg:y="6.654cm" svg:viewBox="0 0 226 539" svg:d="M59 539v-335h-59v-50h59v-38c0-26 0-47 5-61 8-17 18-29 35-42 16-8 38-13 67-13 17 0 38 0 60 5l-9 60c-13-4-25-4-38-4-21 0-34 4-42 12-9 9-13 26-13 47v34h76v50h-76v335z">
          <text:p/>
        </draw:path>
        <draw:path draw:style-name="gr7" draw:text-style-name="P7" draw:layer="layout" svg:width="0.313cm" svg:height="0.393cm" svg:x="27.381cm" svg:y="6.807cm" svg:viewBox="0 0 314 394" svg:d="M255 386v-55c-30 42-72 63-123 63-21 0-42-4-64-12-17-9-33-17-42-30-8-13-17-30-22-51 0-12-4-34-4-59v-242h68v217c0 33 0 55 5 67 0 17 12 30 25 43 13 8 30 12 47 12 21 0 38-4 55-12 17-13 29-26 38-43 8-17 12-42 12-76v-208h64v386z">
          <text:p/>
        </draw:path>
        <draw:polygon draw:style-name="gr7" draw:text-style-name="P7" draw:layer="layout" svg:width="0.068cm" svg:height="0.533cm" svg:x="27.791cm" svg:y="6.663cm" svg:viewBox="0 0 69 534" draw:points="0,0 69,0 69,534 0,534">
          <text:p/>
        </draw:polygon>
        <draw:path draw:style-name="gr7" draw:text-style-name="P7" draw:layer="layout" svg:width="0.225cm" svg:height="0.538cm" svg:x="27.918cm" svg:y="6.654cm" svg:viewBox="0 0 226 539" svg:d="M55 539v-335h-55v-50h55v-38c0-26 5-47 9-61 4-17 17-29 34-42 12-8 38-13 63-13 21 0 44 0 65 5l-13 60c-13-4-26-4-39-4-17 0-34 4-42 12-5 9-9 26-9 47v34h73v50h-73v335z">
          <text:p/>
        </draw:path>
        <draw:path draw:style-name="gr7" draw:text-style-name="P7" draw:layer="layout" svg:width="0.068cm" svg:height="0.529cm" svg:x="28.164cm" svg:y="6.663cm" svg:viewBox="0 0 69 530" svg:d="M0 76v-76h69v76zM0 530v-386h69v386z">
          <text:p/>
        </draw:path>
        <draw:path draw:style-name="gr7" draw:text-style-name="P7" draw:layer="layout" svg:width="0.233cm" svg:height="0.533cm" svg:x="28.325cm" svg:y="6.663cm" svg:viewBox="0 0 234 534" svg:d="M0 0h67v534h-67zM166 0h68v534h-68z">
          <text:p/>
        </draw:path>
        <draw:path draw:style-name="gr7" draw:text-style-name="P7" draw:layer="layout" svg:width="0.064cm" svg:height="0.529cm" svg:x="28.659cm" svg:y="6.663cm" svg:viewBox="0 0 65 530" svg:d="M0 76v-76h65v76zM0 530v-386h65v386z">
          <text:p/>
        </draw:path>
        <draw:path draw:style-name="gr7" draw:text-style-name="P7" draw:layer="layout" svg:width="0.314cm" svg:height="0.394cm" svg:x="28.824cm" svg:y="6.798cm" svg:viewBox="0 0 315 395" svg:d="M0 395v-386h60v55c25-43 67-64 123-64 21 0 43 4 64 13 17 8 34 21 42 34 9 12 17 29 21 47 0 13 5 34 5 64v237h-68v-233c0-25 0-46-9-59-4-13-12-27-25-31-13-8-30-13-47-13-25 0-51 9-73 27-17 17-29 51-29 101v208z">
          <text:p/>
        </draw:path>
        <draw:path draw:style-name="gr7" draw:text-style-name="P7" draw:layer="layout" svg:width="0.339cm" svg:height="0.551cm" svg:x="29.209cm" svg:y="6.798cm" svg:viewBox="0 0 340 552" svg:d="M13 429l65 8c4 21 8 34 21 43 17 12 38 21 68 21 29 0 55-9 67-21 17-13 30-30 34-51 4-13 4-38 4-85-25 34-63 51-105 51-51 0-94-17-123-55-31-38-44-85-44-140 0-34 5-68 22-101 13-31 30-56 56-73 25-17 55-26 89-26 46 0 84 21 114 55v-46h59v335c0 59-4 102-17 127-12 26-34 47-59 59-25 17-59 22-97 22-47 0-85-9-110-30-31-21-44-51-44-93zM69 196c0 51 9 89 30 110 21 25 46 38 76 38s55-13 72-38c21-21 34-59 34-106 0-46-13-84-34-106-21-26-47-39-76-39-26 0-51 13-72 35-21 26-30 59-30 106z">
          <text:p/>
        </draw:path>
        <draw:path draw:style-name="gr7" draw:text-style-name="P7" draw:layer="layout" svg:width="0.186cm" svg:height="0.525cm" svg:x="29.815cm" svg:y="6.675cm" svg:viewBox="0 0 187 526" svg:d="M179 463l8 55c-17 4-34 8-46 8-26 0-43-4-55-12-13-9-26-17-30-30s-9-38-9-76v-225h-47v-51h47v-93l68-39v132h64v51h-64v229c0 17 0 30 0 34 4 4 9 8 13 13 4 4 13 4 21 4s17 0 30 0z">
          <text:p/>
        </draw:path>
        <draw:path draw:style-name="gr7" draw:text-style-name="P7" draw:layer="layout" svg:width="0.313cm" svg:height="0.529cm" svg:x="30.056cm" svg:y="6.663cm" svg:viewBox="0 0 314 530" svg:d="M0 530v-530h64v190c34-34 72-55 119-55 26 0 51 9 72 17 21 13 38 30 47 47 8 21 12 51 12 89v242h-63v-242c0-34-9-60-21-72-17-17-34-22-64-22-18 0-35 5-52 13-16 13-29 26-38 43-8 16-12 38-12 71v209z">
          <text:p/>
        </draw:path>
        <draw:path draw:style-name="gr7" draw:text-style-name="P7" draw:layer="layout" svg:width="0.355cm" svg:height="0.402cm" svg:x="30.446cm" svg:y="6.798cm" svg:viewBox="0 0 356 403" svg:d="M284 272l68 9c-8 38-30 72-59 93-26 21-65 29-111 29-55 0-102-17-132-50-33-34-50-85-50-145 0-68 17-115 50-153 34-34 77-55 127-55 55 0 95 17 128 55 34 34 51 85 51 148 0 5 0 9 0 17h-289c0 44 13 73 34 99 21 21 51 34 81 34 25 0 46-9 63-22 18-12 31-29 39-59zM72 165h212c0-29-8-55-21-72-22-25-52-38-81-38-30 0-55 9-77 30-21 21-33 46-33 80z">
          <text:p/>
        </draw:path>
        <draw:path draw:style-name="gr7" draw:text-style-name="P7" draw:layer="layout" svg:width="0.068cm" svg:height="0.529cm" svg:x="30.877cm" svg:y="6.663cm" svg:viewBox="0 0 69 530" svg:d="M0 76v-76h69v76zM0 530v-386h69v386z">
          <text:p/>
        </draw:path>
        <draw:path draw:style-name="gr7" draw:text-style-name="P7" draw:layer="layout" svg:width="0.207cm" svg:height="0.394cm" svg:x="31.043cm" svg:y="6.798cm" svg:viewBox="0 0 208 395" svg:d="M0 395v-386h59v59c13-25 29-47 42-55 14-9 27-13 39-13 26 0 47 9 68 21l-21 65c-17-14-34-18-47-18-17 0-30 4-39 14-13 8-21 21-25 38-9 21-13 46-13 76v199z">
          <text:p/>
        </draw:path>
        <draw:path draw:style-name="gr7" draw:text-style-name="P7" draw:layer="layout" svg:width="0.212cm" svg:height="0.394cm" svg:x="2.103cm" svg:y="7.687cm" svg:viewBox="0 0 213 395" svg:d="M0 395v-386h60v59c17-25 29-47 42-55 14-9 26-13 43-13 22 0 43 9 68 21l-25 64c-17-13-30-17-47-17-13 0-25 4-39 13-13 8-21 21-25 38-9 21-9 46-9 76v200z">
          <text:p/>
        </draw:path>
        <draw:path draw:style-name="gr7" draw:text-style-name="P7" draw:layer="layout" svg:width="0.355cm" svg:height="0.402cm" svg:x="2.328cm" svg:y="7.687cm" svg:viewBox="0 0 356 403" svg:d="M288 272l68 9c-12 38-30 72-60 93-29 21-68 29-110 29-59 0-102-17-135-50-34-34-51-85-51-144 0-69 17-120 51-154 33-34 76-55 131-55 51 0 93 17 127 55 30 34 47 85 47 149 0 5 0 9 0 17h-288c4 43 16 72 38 98 21 21 46 34 80 34 21 0 42-9 59-22 17-12 30-29 43-59zM72 166h216c-5-35-13-56-26-73-21-25-46-38-80-38-30 0-55 9-76 30-22 21-30 46-34 81z">
          <text:p/>
        </draw:path>
        <draw:path draw:style-name="gr7" draw:text-style-name="P7" draw:layer="layout" svg:width="0.335cm" svg:height="0.542cm" svg:x="2.738cm" svg:y="7.687cm" svg:viewBox="0 0 336 543" svg:d="M272 543v-186c-12 13-25 25-46 34-17 8-34 12-55 12-47 0-86-17-120-55-34-33-51-84-51-148 0-38 9-73 22-107 12-29 34-50 59-67 26-17 52-26 86-26 46 0 84 21 110 64v-55h59v534zM68 204c0 47 9 85 30 111 22 25 47 38 77 38s51-13 72-38c21-22 30-60 30-106 0-52-9-90-30-116-21-25-47-42-76-42-30 0-51 13-73 38-21 26-30 64-30 115z">
          <text:p/>
        </draw:path>
        <draw:path draw:style-name="gr7" draw:text-style-name="P7" draw:layer="layout" svg:width="0.314cm" svg:height="0.393cm" svg:x="3.17cm" svg:y="7.696cm" svg:viewBox="0 0 315 394" svg:d="M255 386v-56c-29 43-67 64-122 64-23 0-44-4-65-12-17-9-34-17-42-31-9-17-17-30-21-51 0-12-5-34-5-59v-241h68v216c0 33 0 55 4 67 4 17 13 30 26 43 12 8 30 12 47 12 21 0 38-4 55-12 21-13 30-26 38-43 9-17 13-42 13-76v-207h64v386z">
          <text:p/>
        </draw:path>
        <draw:path draw:style-name="gr7" draw:text-style-name="P7" draw:layer="layout" svg:width="0.064cm" svg:height="0.529cm" svg:x="3.585cm" svg:y="7.552cm" svg:viewBox="0 0 65 530" svg:d="M0 72v-72h65v72zM0 530v-385h65v385z">
          <text:p/>
        </draw:path>
        <draw:path draw:style-name="gr7" draw:text-style-name="P7" draw:layer="layout" svg:width="0.212cm" svg:height="0.394cm" svg:x="3.746cm" svg:y="7.687cm" svg:viewBox="0 0 213 395" svg:d="M0 395v-386h59v59c17-25 30-47 43-55 12-9 25-13 42-13 22 0 43 9 69 21l-21 64c-17-13-35-17-52-17-13 0-26 4-38 13-9 8-17 21-26 38-4 21-8 46-8 76v200z">
          <text:p/>
        </draw:path>
        <draw:path draw:style-name="gr7" draw:text-style-name="P7" draw:layer="layout" svg:width="0.351cm" svg:height="0.402cm" svg:x="3.975cm" svg:y="7.687cm" svg:viewBox="0 0 352 403" svg:d="M284 272l68 9c-13 38-30 72-59 93-30 21-64 29-110 29-55 0-102-17-137-50-29-34-46-85-46-144 0-69 17-120 46-154 35-34 82-55 132-55 51 0 94 17 127 55 34 34 47 85 47 149 0 5 0 9 0 17h-284c0 43 13 72 34 98 21 21 47 34 81 34 25 0 46-9 63-22 17-12 30-29 38-59zM68 166h216c0-35-8-56-25-73-17-25-47-38-81-38-29 0-55 9-76 30-17 21-29 46-34 81z">
          <text:p/>
        </draw:path>
        <draw:path draw:style-name="gr7" draw:text-style-name="P7" draw:layer="layout" svg:width="0.521cm" svg:height="0.394cm" svg:x="4.406cm" svg:y="7.687cm" svg:viewBox="0 0 522 395" svg:d="M0 395v-386h61v55c8-17 25-34 46-47 21-8 43-17 68-17 30 0 51 9 72 21 17 9 30 26 38 47 30-42 68-68 119-68 38 0 67 13 88 34 22 21 30 51 30 97v264h-63v-242c0-26-5-47-9-55-4-13-13-22-21-30-13-4-25-8-38-8-30 0-51 8-68 25-21 17-30 46-30 85v225h-63v-251c0-29-4-51-17-63-8-17-25-21-51-21-21 0-38 4-51 12-16 9-29 26-33 43-9 16-13 46-13 80v200z">
          <text:p/>
        </draw:path>
        <draw:path draw:style-name="gr7" draw:text-style-name="P7" draw:layer="layout" svg:width="0.356cm" svg:height="0.402cm" svg:x="4.999cm" svg:y="7.687cm" svg:viewBox="0 0 357 403" svg:d="M289 272l68 9c-13 38-30 72-60 93-29 21-67 29-110 29-60 0-102-17-136-50-34-34-51-85-51-144 0-69 17-120 51-154s76-55 132-55c51 0 93 17 127 55 30 34 47 85 47 149 0 5 0 9 0 17h-289c4 43 17 72 38 98 21 21 47 34 81 34 21 0 43-9 60-22 17-12 29-29 42-59zM72 166h217c-4-35-13-56-25-73-22-25-47-38-81-38-30 0-56 9-77 30s-30 46-34 81z">
          <text:p/>
        </draw:path>
        <draw:path draw:style-name="gr7" draw:text-style-name="P7" draw:layer="layout" svg:width="0.309cm" svg:height="0.394cm" svg:x="5.435cm" svg:y="7.687cm" svg:viewBox="0 0 310 395" svg:d="M0 395v-386h55v55c30-43 72-64 123-64 25 0 46 4 68 13 17 8 34 21 43 34 8 13 17 29 21 46 0 13 0 34 0 64v238h-64v-234c0-25-5-46-9-59s-13-26-25-34c-13-4-30-8-47-8-25 0-51 8-72 25s-29 51-29 102v208z">
          <text:p/>
        </draw:path>
        <draw:path draw:style-name="gr7" draw:text-style-name="P7" draw:layer="layout" svg:width="0.19cm" svg:height="0.525cm" svg:x="5.808cm" svg:y="7.564cm" svg:viewBox="0 0 191 526" svg:d="M178 463l13 55c-22 4-39 8-52 8-25 0-42-4-55-12-12-9-21-17-29-30-5-13-9-38-9-76v-225h-46v-50h46v-93l68-40v133h64v50h-64v229c0 17 0 30 4 34 0 4 4 8 9 13 4 4 12 4 25 4 4 0 13 0 26 0z">
          <text:p/>
        </draw:path>
        <draw:path draw:style-name="gr7" draw:text-style-name="P7" draw:layer="layout" svg:width="0.321cm" svg:height="0.402cm" svg:x="6.024cm" svg:y="7.687cm" svg:viewBox="0 0 322 403" svg:d="M0 281l63-9c4 26 13 47 30 59 17 13 42 22 72 22 29 0 50-9 67-22 14-8 23-25 23-42 0-13-9-25-23-34-8-4-29-12-67-21-47-13-81-25-98-34-17-8-34-21-42-34-9-18-13-35-13-51 0-22 4-34 9-51 8-13 21-26 34-34 8-9 25-17 42-21 17-5 34-9 55-9 30 0 55 4 80 13 23 8 39 21 52 38 9 13 17 34 21 59l-63 9c-4-21-14-34-27-47-12-13-33-17-59-17-29 0-51 4-63 17-13 9-22 21-22 34 0 9 5 13 9 21 8 9 17 13 25 17 9 4 26 10 60 18 46 13 77 21 98 30 17 8 30 21 42 34 9 17 17 33 17 59 0 21-8 42-21 59-13 21-30 34-55 47-26 8-52 12-81 12-51 0-89-8-115-29-25-21-42-51-50-93z">
          <text:p/>
        </draw:path>
        <draw:path draw:style-name="gr7" draw:text-style-name="P7" draw:layer="layout" svg:width="0.076cm" svg:height="0.178cm" svg:x="6.434cm" svg:y="8.009cm" svg:viewBox="0 0 77 179" svg:d="M4 73v-73h73v73c0 30-4 51-13 68s-26 29-47 38l-17-26c13-8 21-17 30-29 4-9 8-26 8-51z">
          <text:p/>
        </draw:path>
        <draw:path draw:style-name="gr7" draw:text-style-name="P7" draw:layer="layout" svg:width="0.317cm" svg:height="0.402cm" svg:x="6.807cm" svg:y="7.687cm" svg:viewBox="0 0 318 403" svg:d="M0 281l64-9c4 26 13 47 30 59 17 13 38 22 68 22 29 0 55-9 67-22 17-8 21-25 21-42 0-13-4-25-16-34-9-4-34-12-68-21-47-13-81-25-102-34-17-8-29-21-38-34-13-18-18-35-18-51 0-22 5-34 14-51 8-13 17-26 29-34 13-9 26-17 43-21 17-5 38-9 59-9 30 0 55 4 76 13 26 8 43 21 51 38 13 13 21 34 25 59l-63 9c-4-21-13-34-25-47-17-13-34-17-60-17-29 0-50 4-63 17-13 9-21 21-21 34 0 9 4 13 8 21 4 9 13 13 26 17 4 4 25 10 55 18 46 13 80 21 97 30 21 8 34 21 42 34 13 17 17 33 17 59 0 21-4 42-17 59-12 21-34 34-55 47-25 8-51 12-84 12-47 0-85-8-115-29-25-21-43-51-47-93z">
          <text:p/>
        </draw:path>
        <draw:path draw:style-name="gr7" draw:text-style-name="P7" draw:layer="layout" svg:width="0.364cm" svg:height="0.402cm" svg:x="7.175cm" svg:y="7.687cm" svg:viewBox="0 0 365 403" svg:d="M0 204c0-73 21-123 59-161 34-26 76-43 123-43 55 0 97 17 132 55 34 34 51 81 51 145 0 47-8 85-25 114-13 30-34 51-65 68-29 13-59 21-93 21-55 0-97-17-131-50-34-34-51-85-51-149zM68 204c0 47 12 85 34 110 21 26 46 39 80 39s59-13 80-39c22-25 35-63 35-114 0-46-13-81-35-107-21-25-46-38-80-38s-59 13-80 38c-22 22-34 61-34 111z">
          <text:p/>
        </draw:path>
        <draw:path draw:style-name="gr7" draw:text-style-name="P7" draw:layer="layout" svg:width="0.191cm" svg:height="0.525cm" svg:x="7.78cm" svg:y="7.564cm" svg:viewBox="0 0 192 526" svg:d="M179 463l13 55c-21 4-38 8-51 8-25 0-43-4-56-12-13-9-21-17-25-30-9-13-9-38-9-76v-225h-51v-50h51v-93l65-40v133h63v50h-63v229c0 17 0 30 4 34 0 4 4 8 8 13 9 4 13 4 26 4 4 0 17 0 25 0z">
          <text:p/>
        </draw:path>
        <draw:path draw:style-name="gr7" draw:text-style-name="P7" draw:layer="layout" svg:width="0.313cm" svg:height="0.529cm" svg:x="8.022cm" svg:y="7.552cm" svg:viewBox="0 0 314 530" svg:d="M0 530v-530h67v191c30-34 68-55 115-55 29 0 55 9 76 17 22 13 35 30 43 47 9 21 13 51 13 89v241h-65v-241c0-34-8-60-21-72-12-17-34-21-59-21-21 0-38 4-55 12-17 9-30 26-38 43-4 16-9 38-9 72v207z">
          <text:p/>
        </draw:path>
        <draw:path draw:style-name="gr7" draw:text-style-name="P7" draw:layer="layout" svg:width="0.356cm" svg:height="0.402cm" svg:x="8.411cm" svg:y="7.687cm" svg:viewBox="0 0 357 403" svg:d="M275 348c-25 22-46 34-72 43-21 8-46 12-72 12-42 0-72-8-97-29-21-21-34-47-34-81 0-17 4-34 13-50 8-17 21-26 34-39 12-8 29-17 46-21 13-4 34-4 60-8 50-9 93-13 114-21 4-10 4-18 4-18 0-30-8-47-21-60-17-12-42-21-72-21-34 0-55 4-68 17-17 9-25 30-34 55l-63-8c4-26 13-47 29-64 13-17 30-29 56-38 25-13 55-17 88-17 34 0 60 4 81 13 22 8 35 17 43 30 13 12 17 25 21 42 5 13 5 34 5 63v86c0 64 0 102 4 114 4 17 8 34 17 47h-68c-9-13-14-30-14-47zM267 204c-21 9-55 17-106 22-25 4-42 8-55 17-13 4-21 8-25 21-9 8-9 17-9 29 0 17 4 30 17 43 13 12 34 17 59 17 26 0 47-5 68-17 17-9 34-26 42-43 9-17 9-38 9-67z">
          <text:p/>
        </draw:path>
        <draw:path draw:style-name="gr7" draw:text-style-name="P7" draw:layer="layout" svg:width="0.186cm" svg:height="0.525cm" svg:x="8.809cm" svg:y="7.564cm" svg:viewBox="0 0 187 526" svg:d="M179 463l8 55c-17 4-34 8-46 8-26 0-43-4-55-12-13-9-21-17-30-30-4-13-8-38-8-76v-225h-48v-50h48v-93l67-40v133h64v50h-64v229c0 17 0 30 0 34 5 4 9 8 13 13 4 4 13 4 21 4 9 0 17 0 30 0z">
          <text:p/>
        </draw:path>
        <draw:path draw:style-name="gr7" draw:text-style-name="P7" draw:layer="layout" svg:width="0.186cm" svg:height="0.525cm" svg:x="9.22cm" svg:y="7.564cm" svg:viewBox="0 0 187 526" svg:d="M179 463l8 55c-18 4-35 8-48 8-25 0-42-4-55-12-12-9-21-17-29-30-4-13-9-38-9-76v-225h-46v-50h46v-93l68-40v133h65v50h-65v229c0 17 0 30 4 34 0 4 4 8 9 13 4 4 12 4 21 4 8 0 17 0 31 0z">
          <text:p/>
        </draw:path>
        <draw:path draw:style-name="gr7" draw:text-style-name="P7" draw:layer="layout" svg:width="0.313cm" svg:height="0.529cm" svg:x="9.461cm" svg:y="7.552cm" svg:viewBox="0 0 314 530" svg:d="M0 530v-530h68v191c30-34 68-55 115-55 25 0 51 9 72 17 21 13 38 30 47 47 8 21 12 51 12 89v241h-63v-241c0-34-9-60-21-72-17-17-34-21-60-21-21 0-38 4-55 12-17 9-30 26-39 43-8 16-8 38-8 72v207z">
          <text:p/>
        </draw:path>
        <draw:path draw:style-name="gr7" draw:text-style-name="P7" draw:layer="layout" svg:width="0.356cm" svg:height="0.402cm" svg:x="9.85cm" svg:y="7.687cm" svg:viewBox="0 0 357 403" svg:d="M285 272l68 9c-9 38-30 72-59 93-27 21-65 29-111 29-56 0-98-17-132-50-34-34-51-85-51-144 0-69 17-120 51-154s76-55 132-55c50 0 94 17 123 55 34 34 51 85 51 149 0 5 0 9 0 17h-289c4 43 13 72 34 98 25 21 51 34 81 34 25 0 46-9 63-22 17-12 31-29 39-59zM72 166h217c-4-35-12-56-26-73-21-25-47-38-80-38-30 0-56 9-77 30s-34 46-34 81z">
          <text:p/>
        </draw:path>
        <draw:path draw:style-name="gr7" draw:text-style-name="P7" draw:layer="layout" svg:width="0.068cm" svg:height="0.529cm" svg:x="10.282cm" svg:y="7.552cm" svg:viewBox="0 0 69 530" svg:d="M0 72v-72h69v72zM0 530v-385h69v385z">
          <text:p/>
        </draw:path>
        <draw:path draw:style-name="gr7" draw:text-style-name="P7" draw:layer="layout" svg:width="0.208cm" svg:height="0.394cm" svg:x="10.447cm" svg:y="7.687cm" svg:viewBox="0 0 209 395" svg:d="M0 395v-386h61v59c12-25 29-47 42-55 13-9 25-13 42-13 21 0 43 9 64 21l-21 64c-17-13-30-17-47-17s-30 4-38 13c-13 8-21 21-25 38-9 21-13 46-13 76v200z">
          <text:p/>
        </draw:path>
        <draw:path draw:style-name="gr7" draw:text-style-name="P7" draw:layer="layout" svg:width="0.352cm" svg:height="0.385cm" svg:x="10.862cm" svg:y="7.696cm" svg:viewBox="0 0 353 386" svg:d="M144 386l-144-386h68l80 234c9 25 17 50 26 76 8-21 13-43 26-72l85-238h68l-144 386z">
          <text:p/>
        </draw:path>
        <draw:path draw:style-name="gr7" draw:text-style-name="P7" draw:layer="layout" svg:width="0.356cm" svg:height="0.402cm" svg:x="11.247cm" svg:y="7.687cm" svg:viewBox="0 0 357 403" svg:d="M276 348c-26 22-47 34-72 43-22 8-47 12-72 12-43 0-72-8-98-29-21-21-34-47-34-81 0-17 5-34 13-50 9-17 21-26 34-39 13-8 30-17 47-21 12-4 33-4 59-8 51-9 93-13 114-21 0-10 0-18 0-18 0-30-4-47-17-60-17-12-42-21-72-21-34 0-55 4-67 17-17 9-26 30-34 55l-64-8c4-26 13-47 30-64 12-17 29-29 55-38 25-13 55-17 89-17s59 4 80 13c21 8 35 17 43 30 13 12 17 25 22 42 4 13 4 34 4 63v86c0 64 0 102 4 114 4 17 9 34 17 47h-69c-8-13-12-30-12-47zM267 204c-21 9-59 17-106 22-25 4-46 8-55 17-12 4-21 8-25 21-9 8-9 17-9 29 0 17 5 30 17 43 13 12 34 17 60 17 25 0 46-5 67-17 17-9 34-26 43-43 8-17 8-38 8-67z">
          <text:p/>
        </draw:path>
        <draw:polygon draw:style-name="gr7" draw:text-style-name="P7" draw:layer="layout" svg:width="0.068cm" svg:height="0.533cm" svg:x="11.679cm" svg:y="7.552cm" svg:viewBox="0 0 69 534" draw:points="0,0 69,0 69,534 0,534">
          <text:p/>
        </draw:polygon>
        <draw:path draw:style-name="gr7" draw:text-style-name="P7" draw:layer="layout" svg:width="0.314cm" svg:height="0.393cm" svg:x="11.844cm" svg:y="7.696cm" svg:viewBox="0 0 315 394" svg:d="M255 386v-56c-29 43-73 64-123 64-22 0-43-4-64-12-21-9-34-17-42-31-13-17-17-30-21-51-5-12-5-34-5-59v-241h64v216c0 33 4 55 4 67 4 17 13 30 30 43 12 8 29 12 46 12 21 0 38-4 55-12 18-13 31-26 39-43 5-17 9-42 9-76v-207h68v386z">
          <text:p/>
        </draw:path>
        <draw:path draw:style-name="gr7" draw:text-style-name="P7" draw:layer="layout" svg:width="0.355cm" svg:height="0.402cm" svg:x="12.234cm" svg:y="7.687cm" svg:viewBox="0 0 356 403" svg:d="M276 348c-25 22-47 34-72 43-21 8-47 12-72 12-42 0-72-8-97-29-22-21-35-47-35-81 0-17 4-34 13-50 9-17 22-26 34-39 13-8 30-17 47-21 13-4 34-4 59-8 51-9 93-13 115-21 4-10 4-18 4-18 0-30-9-47-21-60-17-12-43-21-72-21-34 0-55 4-68 17-17 9-26 30-34 55l-64-8c5-26 13-47 30-64 13-17 30-29 55-38 26-13 55-17 89-17s59 4 81 13c21 8 33 17 46 30 9 12 13 25 17 42 4 13 4 34 4 63v86c0 64 0 102 4 114 5 17 9 34 17 47h-67c-9-13-13-30-13-47zM268 204c-22 9-56 17-106 22-26 4-43 8-55 17-13 4-22 8-26 21-8 8-8 17-8 29 0 17 4 30 17 43 12 12 34 17 59 17s47-5 68-17c17-9 34-26 42-43 9-17 9-38 9-67z">
          <text:p/>
        </draw:path>
        <draw:path draw:style-name="gr7" draw:text-style-name="P7" draw:layer="layout" svg:width="0.334cm" svg:height="0.537cm" svg:x="12.666cm" svg:y="7.552cm" svg:viewBox="0 0 335 538" svg:d="M63 530h-63v-530h67v190c26-38 64-55 106-55 22 0 48 4 69 17 21 9 38 21 51 38 12 17 25 38 34 65 4 25 8 51 8 76 0 68-17 119-47 157-33 33-71 50-119 50-47 0-80-17-106-55zM63 335c0 47 4 81 17 102 21 34 47 51 85 51 25 0 52-13 73-38 21-26 34-64 34-111 0-50-13-88-34-115-17-21-43-34-73-34-26 0-51 13-72 38-21 27-30 61-30 107z">
          <text:p/>
        </draw:path>
        <draw:polygon draw:style-name="gr7" draw:text-style-name="P7" draw:layer="layout" svg:width="0.068cm" svg:height="0.533cm" svg:x="13.076cm" svg:y="7.552cm" svg:viewBox="0 0 69 534" draw:points="0,0 69,0 69,534 0,534">
          <text:p/>
        </draw:polygon>
        <draw:path draw:style-name="gr7" draw:text-style-name="P7" draw:layer="layout" svg:width="0.356cm" svg:height="0.402cm" svg:x="13.22cm" svg:y="7.687cm" svg:viewBox="0 0 357 403" svg:d="M289 272l68 9c-13 38-30 72-59 93-30 21-68 29-111 29-59 0-102-17-136-50-34-34-51-85-51-144 0-69 17-120 51-154s77-55 132-55c51 0 93 17 127 55 30 34 47 85 47 149 0 5 0 9 0 17h-289c4 43 17 72 39 98 21 21 47 34 80 34 22 0 43-9 60-22 17-12 29-29 42-59zM72 166h217c-4-35-13-56-25-73-22-25-47-38-81-38-29 0-55 9-76 30-22 21-31 46-35 81z">
          <text:p/>
        </draw:path>
        <draw:path draw:style-name="gr7" draw:text-style-name="P7" draw:layer="layout" svg:width="0.33cm" svg:height="0.537cm" svg:x="13.838cm" svg:y="7.552cm" svg:viewBox="0 0 331 538" svg:d="M272 530v-47c-25 38-59 55-107 55-33 0-59-8-84-25-26-17-47-38-60-68-16-34-21-67-21-106 0-38 5-72 17-106 13-30 34-55 59-72 26-17 56-26 85-26 21 0 43 4 65 17 17 9 29 21 42 38v-190h63v530zM64 339c0 51 12 85 34 111 21 25 42 38 72 38s56-13 73-38c21-22 29-56 29-106 0-51-8-89-29-116-22-25-47-38-78-38-25 0-50 13-72 34-17 27-29 65-29 115z">
          <text:p/>
        </draw:path>
        <draw:path draw:style-name="gr7" draw:text-style-name="P7" draw:layer="layout" svg:width="0.356cm" svg:height="0.402cm" svg:x="14.249cm" svg:y="7.687cm" svg:viewBox="0 0 357 403" svg:d="M276 348c-25 22-51 34-72 43-21 8-46 12-72 12-43 0-77-8-98-29s-34-47-34-81c0-17 4-34 13-50 8-17 21-26 33-39 13-8 30-17 47-21 13-4 34-4 60-8 51-9 89-13 115-21 0-10 0-18 0-18 0-30-5-47-17-60-17-12-43-21-77-21-29 0-51 4-68 17-13 9-26 30-30 55l-63-8c4-26 12-47 25-64 17-17 34-29 59-38 26-13 56-17 90-17 30 0 59 4 81 13 17 8 33 17 42 30 13 12 17 25 21 42 4 13 4 34 4 63v86c0 64 0 102 5 114 0 17 8 34 17 47h-68c-9-13-13-30-13-47zM268 204c-22 9-60 17-106 22-26 4-48 8-56 17-13 4-21 8-26 21-8 8-12 17-12 29 0 17 8 30 21 43 13 12 34 17 60 17 25 0 47-5 68-17 17-9 34-26 42-43 4-17 9-38 9-67z">
          <text:p/>
        </draw:path>
        <draw:path draw:style-name="gr7" draw:text-style-name="P7" draw:layer="layout" svg:width="0.186cm" svg:height="0.525cm" svg:x="14.647cm" svg:y="7.564cm" svg:viewBox="0 0 187 526" svg:d="M179 463l8 55c-17 4-34 8-46 8-27 0-44-4-56-12-17-9-26-17-30-30s-9-38-9-76v-225h-46v-50h46v-93l64-40v133h69v50h-69v229c0 17 4 30 4 34 4 4 9 8 13 13 4 4 14 4 22 4s17 0 30 0z">
          <text:p/>
        </draw:path>
        <draw:path draw:style-name="gr7" draw:text-style-name="P7" draw:layer="layout" svg:width="0.351cm" svg:height="0.402cm" svg:x="14.867cm" svg:y="7.687cm" svg:viewBox="0 0 352 403" svg:d="M272 348c-26 22-47 34-68 43-25 8-46 12-72 12-42 0-76-8-98-29-26-21-34-47-34-81 0-17 4-34 13-50 8-17 17-26 34-39 13-8 30-17 47-21 13-4 30-4 55-8 55-9 93-13 119-21 0-10 0-18 0-18 0-30-5-47-17-60-17-12-43-21-76-21-30 0-56 4-68 17-13 9-26 30-34 55l-65-8c9-26 17-47 30-64 14-17 35-29 60-38 26-13 51-17 85-17s59 4 80 13c22 8 39 17 47 30 8 12 17 25 21 42 0 13 0 34 0 63v86c0 64 4 102 4 114 5 17 9 34 17 47h-67c-5-13-9-30-13-47zM268 204c-26 9-60 17-106 22-30 4-47 8-59 17-9 4-17 8-26 21-4 8-8 17-8 29 0 17 8 30 21 43 13 12 29 17 55 17 25 0 51-5 68-17 21-9 33-26 42-43 8-17 13-38 13-67z">
          <text:p/>
        </draw:path>
        <draw:polygon draw:style-name="gr7" draw:text-style-name="P7" draw:layer="layout" svg:width="0.207cm" svg:height="0.546cm" svg:x="15.248cm" svg:y="7.543cm" svg:viewBox="0 0 208 547" draw:points="0,547 157,0 208,0 55,547">
          <text:p/>
        </draw:polygon>
        <draw:path draw:style-name="gr7" draw:text-style-name="P7" draw:layer="layout" svg:width="0.064cm" svg:height="0.529cm" svg:x="15.506cm" svg:y="7.552cm" svg:viewBox="0 0 65 530" svg:d="M0 72v-72h65v72zM0 530v-385h65v385z">
          <text:p/>
        </draw:path>
        <draw:path draw:style-name="gr7" draw:text-style-name="P7" draw:layer="layout" svg:width="0.313cm" svg:height="0.394cm" svg:x="15.667cm" svg:y="7.687cm" svg:viewBox="0 0 314 395" svg:d="M0 395v-386h59v55c30-43 72-64 124-64 25 0 47 4 64 13 21 8 33 21 46 34 9 13 13 29 17 46 4 13 4 34 4 64v238h-63v-234c0-25-4-46-9-59-4-13-12-26-25-34-13-4-30-8-47-8-29 0-51 8-73 25-21 17-29 51-29 102v208z">
          <text:p/>
        </draw:path>
        <draw:path draw:style-name="gr7" draw:text-style-name="P7" draw:layer="layout" svg:width="0.224cm" svg:height="0.538cm" svg:x="16.04cm" svg:y="7.543cm" svg:viewBox="0 0 225 539" svg:d="M55 539v-335h-55v-51h55v-38c0-26 4-47 8-60 4-17 17-29 34-42 13-8 38-13 63-13 22 0 39 0 65 5l-13 59c-13-4-26-4-39-4-17 0-34 4-42 12-9 9-13 21-13 47v34h76v51h-76v335z">
          <text:p/>
        </draw:path>
        <draw:path draw:style-name="gr7" draw:text-style-name="P7" draw:layer="layout" svg:width="0.36cm" svg:height="0.402cm" svg:x="16.26cm" svg:y="7.687cm" svg:viewBox="0 0 361 403" svg:d="M0 204c0-73 21-123 59-161 35-26 77-43 124-43 51 0 97 17 131 55 30 34 47 81 47 145 0 47-5 85-22 114-12 30-33 51-63 68-30 13-59 21-93 21-55 0-98-17-132-50-34-34-51-85-51-149zM67 204c0 47 14 85 35 110 21 26 47 39 81 39s59-13 80-39c21-25 34-63 34-114 0-46-13-81-34-107-21-25-46-38-80-38s-60 13-81 38c-21 22-35 61-35 111z">
          <text:p/>
        </draw:path>
        <draw:path draw:style-name="gr7" draw:text-style-name="P7" draw:layer="layout" svg:width="0.207cm" svg:height="0.394cm" svg:x="16.696cm" svg:y="7.687cm" svg:viewBox="0 0 208 395" svg:d="M0 395v-386h59v59c13-25 30-47 42-55 13-9 26-13 38-13 26 0 48 9 69 21l-21 64c-18-13-35-17-48-17-16 0-29 4-38 13-12 8-21 21-25 38-9 21-13 46-13 76v200z">
          <text:p/>
        </draw:path>
        <draw:path draw:style-name="gr7" draw:text-style-name="P7" draw:layer="layout" svg:width="0.521cm" svg:height="0.394cm" svg:x="16.941cm" svg:y="7.687cm" svg:viewBox="0 0 522 395" svg:d="M0 395v-386h60v55c12-17 29-34 46-47 21-8 42-17 72-17 26 0 51 9 68 21 17 9 29 26 38 47 30-42 72-68 118-68 39 0 68 13 90 34s30 51 30 97v264h-64v-242c0-26 0-47-5-55-4-13-12-22-25-30-9-4-26-8-38-8-26 0-51 8-68 25s-25 46-25 85v225h-68v-251c0-29-4-51-17-63-8-17-25-21-51-21-17 0-34 4-51 12-17 9-25 26-33 43-9 16-9 46-9 80v200z">
          <text:p/>
        </draw:path>
        <draw:path draw:style-name="gr7" draw:text-style-name="P7" draw:layer="layout" svg:width="0.352cm" svg:height="0.402cm" svg:x="17.538cm" svg:y="7.687cm" svg:viewBox="0 0 353 403" svg:d="M272 348c-25 22-46 34-68 43-26 8-47 12-73 12-42 0-76-8-97-29-25-21-34-47-34-81 0-17 4-34 13-50 8-17 17-26 34-39 12-8 29-17 46-21 13-4 30-4 55-8 56-9 94-13 120-21 0-10 0-18 0-18 0-30-4-47-17-60-17-12-42-21-77-21-30 0-55 4-68 17-13 9-25 30-34 55l-63-8c8-26 17-47 29-64 13-17 34-29 60-38 25-13 50-17 84-17 35 0 60 4 82 13 21 8 38 17 46 30 9 12 17 25 21 42 0 13 0 34 0 63v86c0 64 5 102 5 114 4 17 8 34 17 47h-68c-4-13-9-30-13-47zM268 204c-26 9-59 17-107 22-30 4-47 8-59 17-9 4-17 8-26 21-4 8-8 17-8 29 0 17 8 30 21 43 13 12 30 17 55 17 26 0 52-5 69-17 21-9 34-26 42-43 9-17 13-38 13-67z">
          <text:p/>
        </draw:path>
        <draw:path draw:style-name="gr7" draw:text-style-name="P7" draw:layer="layout" svg:width="0.19cm" svg:height="0.525cm" svg:x="17.932cm" svg:y="7.564cm" svg:viewBox="0 0 191 526" svg:d="M183 463l8 55c-21 4-33 8-50 8-22 0-43-4-55-12-13-9-22-17-26-30-8-13-8-38-8-76v-225h-52v-50h52v-93l63-40v133h68v50h-68v229c0 17 0 30 4 34 0 4 5 8 13 13 4 4 9 4 21 4 9 0 17 0 30 0z">
          <text:p/>
        </draw:path>
        <draw:path draw:style-name="gr7" draw:text-style-name="P7" draw:layer="layout" svg:width="0.064cm" svg:height="0.529cm" svg:x="18.177cm" svg:y="7.552cm" svg:viewBox="0 0 65 530" svg:d="M0 72v-72h65v72zM0 530v-385h65v385z">
          <text:p/>
        </draw:path>
        <draw:path draw:style-name="gr7" draw:text-style-name="P7" draw:layer="layout" svg:width="0.36cm" svg:height="0.402cm" svg:x="18.317cm" svg:y="7.687cm" svg:viewBox="0 0 361 403" svg:d="M0 204c0-73 17-123 59-161 30-26 72-43 120-43 55 0 97 17 131 55 34 34 51 81 51 145 0 47-8 85-21 114-17 30-38 51-68 68-25 13-59 21-93 21-52 0-98-17-132-50-30-34-47-85-47-149zM64 204c0 47 12 85 34 110 21 26 50 39 81 39 34 0 59-13 80-39 22-25 34-63 34-114 0-46-12-81-34-107-21-25-46-38-80-38-31 0-60 13-81 38-22 22-34 61-34 111z">
          <text:p/>
        </draw:path>
        <draw:path draw:style-name="gr7" draw:text-style-name="P7" draw:layer="layout" svg:width="0.313cm" svg:height="0.394cm" svg:x="18.749cm" svg:y="7.687cm" svg:viewBox="0 0 314 395" svg:d="M0 395v-386h59v55c30-43 72-64 123-64 26 0 48 4 64 13 22 8 34 21 47 34 9 13 17 29 17 46 4 13 4 34 4 64v238h-63v-234c0-25-5-46-9-59s-12-26-25-34c-13-4-31-8-48-8-29 0-51 8-72 25s-29 51-29 102v208z">
          <text:p/>
        </draw:path>
        <draw:path draw:style-name="gr7" draw:text-style-name="P7" draw:layer="layout" svg:width="0.339cm" svg:height="0.402cm" svg:x="19.346cm" svg:y="7.687cm" svg:viewBox="0 0 340 403" svg:d="M272 255l68 9c-9 42-26 80-56 106-29 21-63 33-105 33-55 0-99-17-128-50-34-34-51-85-51-149 0-42 8-77 21-111 13-29 34-50 64-67s60-26 94-26c42 0 76 13 101 34 26 21 43 51 51 89l-63 8c-5-25-17-42-30-55-17-12-34-21-59-21-30 0-60 13-81 34-18 26-30 65-30 115 0 51 12 89 30 111 21 25 47 38 81 38 25 0 46-9 63-26s26-38 30-72z">
          <text:p/>
        </draw:path>
        <draw:path draw:style-name="gr7" draw:text-style-name="P7" draw:layer="layout" svg:width="0.356cm" svg:height="0.402cm" svg:x="19.714cm" svg:y="7.687cm" svg:viewBox="0 0 357 403" svg:d="M275 348c-25 22-46 34-72 43-21 8-46 12-72 12-42 0-72-8-97-29-21-21-34-47-34-81 0-17 4-34 13-50 8-17 21-26 34-39 17-8 29-17 46-21 13-4 34-4 60-8 55-9 93-13 118-21 0-10 0-18 0-18 0-30-8-47-21-60-17-12-38-21-72-21-30 0-55 4-68 17-17 9-25 30-34 55l-63-8c4-26 17-47 29-64 13-17 30-29 56-38 25-13 55-17 88-17 34 0 60 4 81 13 21 8 34 17 46 30 9 12 13 25 17 42 5 13 5 34 5 63v86c0 64 0 102 4 114 4 17 9 34 18 47h-69c-8-13-13-30-13-47zM271 204c-25 9-59 17-110 22-25 4-42 8-55 17-13 4-21 8-25 21-9 8-9 17-9 29 0 17 4 30 17 43 13 12 34 17 59 17 26 0 47-5 68-17 21-9 34-26 42-43 9-17 13-38 13-67z">
          <text:p/>
        </draw:path>
        <draw:path draw:style-name="gr7" draw:text-style-name="P7" draw:layer="layout" svg:width="0.313cm" svg:height="0.394cm" svg:x="20.15cm" svg:y="7.687cm" svg:viewBox="0 0 314 395" svg:d="M0 395v-386h56v55c30-43 72-64 123-64 25 0 47 4 68 13 17 8 34 21 42 34s17 29 21 46c0 13 4 34 4 64v238h-67v-234c0-25-5-46-9-59s-12-26-25-34c-13-4-30-8-47-8-25 0-51 8-72 25s-29 51-29 102v208z">
          <text:p/>
        </draw:path>
        <draw:path draw:style-name="gr7" draw:text-style-name="P7" draw:layer="layout" svg:width="0.334cm" svg:height="0.537cm" svg:x="20.764cm" svg:y="7.552cm" svg:viewBox="0 0 335 538" svg:d="M59 530h-59v-530h68v190c25-38 60-55 102-55 26 0 47 4 68 17 21 9 38 21 55 38 13 17 21 38 30 65 8 25 12 51 12 76 0 68-17 119-50 157-30 33-72 50-115 50-46 0-81-17-111-55zM59 335c0 47 9 81 21 102 22 34 48 51 82 51 29 0 55-13 76-38 21-26 30-64 30-111 0-50-9-88-30-115-21-21-42-34-72-34s-51 13-73 38c-21 27-34 61-34 107z">
          <text:p/>
        </draw:path>
        <draw:path draw:style-name="gr7" draw:text-style-name="P7" draw:layer="layout" svg:width="0.356cm" svg:height="0.402cm" svg:x="21.153cm" svg:y="7.687cm" svg:viewBox="0 0 357 403" svg:d="M288 272l65 9c-9 38-31 72-56 93-30 21-68 29-114 29-56 0-98-17-132-50-34-34-51-85-51-144 0-69 17-120 51-154s76-55 132-55c50 0 93 17 122 55 35 34 52 85 52 149 0 5 0 9 0 17h-289c4 43 13 72 38 98 21 21 47 34 81 34 21 0 42-9 59-22 17-12 30-29 42-59zM72 166h216c-4-35-12-56-25-73-21-25-47-38-80-38-30 0-56 9-77 30s-34 46-34 81z">
          <text:p/>
        </draw:path>
        <draw:path draw:style-name="gr7" draw:text-style-name="P7" draw:layer="layout" svg:width="0.318cm" svg:height="0.402cm" svg:x="21.767cm" svg:y="7.687cm" svg:viewBox="0 0 319 403" svg:d="M0 281l64-9c4 26 12 47 29 59 17 13 43 22 72 22 30 0 51-9 64-22 17-8 21-25 21-42 0-13-4-25-17-34-8-4-30-12-68-21-46-13-80-25-97-34-21-8-34-21-42-34-13-18-17-35-17-51 0-22 4-34 12-51 9-13 17-26 34-34 9-9 21-17 38-21 22-5 39-9 60-9 29 0 55 4 80 13 21 8 39 21 52 38 8 13 17 34 21 59l-64 9c-5-21-13-34-26-47s-34-17-59-17c-30 0-51 4-64 17-12 9-21 21-21 34 0 9 4 13 9 21 4 9 12 13 25 17 9 4 26 10 59 18 47 13 77 21 94 30 22 8 34 21 47 34 9 17 13 33 13 59 0 21-4 42-17 59-13 21-34 34-56 47-26 8-51 12-81 12-50 0-89-8-114-29-30-21-46-51-51-93z">
          <text:p/>
        </draw:path>
        <draw:path draw:style-name="gr7" draw:text-style-name="P7" draw:layer="layout" svg:width="0.186cm" svg:height="0.525cm" svg:x="22.127cm" svg:y="7.564cm" svg:viewBox="0 0 187 526" svg:d="M179 463l8 55c-17 4-33 8-46 8-26 0-44-4-56-12-13-9-26-17-30-30s-8-38-8-76v-225h-47v-50h47v-93l68-40v133h64v50h-64v229c0 17 0 30 0 34 5 4 9 8 13 13 4 4 13 4 21 4 9 0 17 0 30 0z">
          <text:p/>
        </draw:path>
        <draw:path draw:style-name="gr7" draw:text-style-name="P7" draw:layer="layout" svg:width="0.36cm" svg:height="0.402cm" svg:x="22.343cm" svg:y="7.687cm" svg:viewBox="0 0 361 403" svg:d="M0 204c0-73 21-123 59-161 34-26 77-43 124-43 51 0 97 17 127 55 34 34 51 81 51 145 0 47-4 85-21 114-13 30-34 51-64 68-29 13-59 21-93 21-55 0-98-17-132-50-34-34-51-85-51-149zM68 204c0 47 12 85 35 110 21 26 46 39 80 39 30 0 59-13 80-39 22-25 34-63 34-114 0-46-12-81-34-107-21-25-50-38-80-38-34 0-59 13-80 38-23 22-35 61-35 111z">
          <text:p/>
        </draw:path>
        <draw:path draw:style-name="gr7" draw:text-style-name="P7" draw:layer="layout" svg:width="0.208cm" svg:height="0.394cm" svg:x="22.779cm" svg:y="7.687cm" svg:viewBox="0 0 209 395" svg:d="M0 395v-386h59v59c13-25 30-47 44-55 12-9 25-13 38-13 25 0 46 9 68 21l-22 64c-17-13-34-17-46-17-17 0-30 4-38 13-14 8-22 21-27 38-8 21-12 46-12 76v200z">
          <text:p/>
        </draw:path>
        <draw:path draw:style-name="gr7" draw:text-style-name="P7" draw:layer="layout" svg:width="0.356cm" svg:height="0.402cm" svg:x="23.003cm" svg:y="7.687cm" svg:viewBox="0 0 357 403" svg:d="M285 272l68 9c-9 38-30 72-59 93-26 21-65 29-112 29-55 0-97-17-131-50-34-34-51-85-51-144 0-69 17-120 51-154s76-55 127-55c55 0 99 17 128 55 34 34 51 85 51 149 0 5 0 9 0 17h-289c4 43 13 72 34 98 21 21 51 34 80 34 26 0 47-9 64-22 18-12 31-29 39-59zM72 166h217c-4-35-12-56-25-73-22-25-52-38-82-38-29 0-55 9-76 30s-34 46-34 81z">
          <text:p/>
        </draw:path>
        <draw:path draw:style-name="gr7" draw:text-style-name="P7" draw:layer="layout" svg:width="0.335cm" svg:height="0.537cm" svg:x="23.414cm" svg:y="7.552cm" svg:viewBox="0 0 336 538" svg:d="M272 530v-47c-25 38-59 55-106 55-29 0-60-8-85-25-26-17-47-38-60-68-17-34-21-67-21-106 0-38 4-72 17-106 13-30 34-55 59-72 26-17 55-26 86-26 25 0 42 4 63 17 17 9 34 21 43 38v-190h68v530zM68 339c0 51 8 85 29 111 22 25 48 38 73 38 30 0 55-13 72-38 22-22 30-56 30-106 0-51-8-89-30-116-17-25-42-38-72-38-29 0-56 13-77 34-17 27-25 65-25 115z">
          <text:p/>
        </draw:path>
        <draw:path draw:style-name="gr7" draw:text-style-name="P7" draw:layer="layout" svg:width="0.224cm" svg:height="0.538cm" svg:x="24.011cm" svg:y="7.543cm" svg:viewBox="0 0 225 539" svg:d="M59 539v-335h-59v-51h59v-38c0-26 0-47 4-60 10-17 18-29 35-42 17-8 38-13 68-13 17 0 38 0 59 5l-8 59c-13-4-26-4-38-4-21 0-34 4-43 12-8 9-12 21-12 47v34h76v51h-76v335z">
          <text:p/>
        </draw:path>
        <draw:path draw:style-name="gr7" draw:text-style-name="P7" draw:layer="layout" svg:width="0.36cm" svg:height="0.402cm" svg:x="24.235cm" svg:y="7.687cm" svg:viewBox="0 0 361 403" svg:d="M0 204c0-73 17-123 60-161 29-26 72-43 118-43 55 0 98 17 131 55 34 34 52 81 52 145 0 47-9 85-22 114-17 30-38 51-68 68-25 13-59 21-93 21-51 0-97-17-131-50-30-34-47-85-47-149zM68 204c0 47 9 85 30 110 21 26 51 39 80 39 34 0 59-13 81-39 21-25 33-63 33-114 0-46-12-81-33-107-22-25-47-38-81-38-29 0-59 13-80 38-21 22-30 61-30 111z">
          <text:p/>
        </draw:path>
        <draw:path draw:style-name="gr7" draw:text-style-name="P7" draw:layer="layout" svg:width="0.212cm" svg:height="0.394cm" svg:x="24.667cm" svg:y="7.687cm" svg:viewBox="0 0 213 395" svg:d="M0 395v-386h59v59c17-25 30-47 43-55 12-9 26-13 43-13 21 0 42 9 68 21l-26 64c-12-13-29-17-46-17-13 0-27 4-39 13-13 8-21 21-26 38-4 21-8 46-8 76v200z">
          <text:p/>
        </draw:path>
        <draw:path draw:style-name="gr7" draw:text-style-name="P7" draw:layer="layout" svg:width="0.356cm" svg:height="0.402cm" svg:x="25.099cm" svg:y="7.687cm" svg:viewBox="0 0 357 403" svg:d="M275 348c-25 22-51 34-72 43-21 8-46 12-72 12-42 0-76-8-97-29s-34-47-34-81c0-17 4-34 13-50 8-17 21-26 33-39 13-8 30-17 47-21 13-4 34-4 59-8 51-9 89-13 115-21 0-10 0-18 0-18 0-30-5-47-17-60-17-12-43-21-77-21-29 0-50 4-67 17-13 9-26 30-30 55l-63-8c4-26 12-47 25-64s34-29 59-38c26-13 55-17 89-17 30 0 59 4 81 13 18 8 34 17 43 30 13 12 17 25 21 42 4 13 4 34 4 63v86c0 64 0 102 5 114 0 17 8 34 17 47h-68c-10-13-14-30-14-47zM267 204c-22 9-60 17-106 22-26 4-47 8-55 17-13 4-21 8-26 21-8 8-12 17-12 29 0 17 8 30 21 43 13 12 34 17 59 17s47-5 68-17c17-9 34-26 42-43 4-17 9-38 9-67z">
          <text:p/>
        </draw:path>
        <draw:polygon draw:style-name="gr7" draw:text-style-name="P7" draw:layer="layout" svg:width="0.068cm" svg:height="0.533cm" svg:x="25.734cm" svg:y="7.552cm" svg:viewBox="0 0 69 534" draw:points="0,0 69,0 69,534 0,534">
          <text:p/>
        </draw:polygon>
        <draw:path draw:style-name="gr7" draw:text-style-name="P7" draw:layer="layout" svg:width="0.36cm" svg:height="0.402cm" svg:x="25.878cm" svg:y="7.687cm" svg:viewBox="0 0 361 403" svg:d="M0 204c0-73 21-123 59-161 34-26 72-43 124-43 51 0 93 17 127 55 34 34 51 81 51 145 0 47-9 85-21 114-17 30-39 51-64 68-30 13-59 21-93 21-56 0-98-17-132-50-34-34-51-85-51-149zM68 204c0 47 8 85 29 110 21 26 51 39 86 39 30 0 59-13 80-39 22-25 30-63 30-114 0-46-8-81-30-107-21-25-50-38-80-38-35 0-60 13-86 38-21 22-29 61-29 111z">
          <text:p/>
        </draw:path>
        <draw:path draw:style-name="gr7" draw:text-style-name="P7" draw:layer="layout" svg:width="0.313cm" svg:height="0.394cm" svg:x="26.314cm" svg:y="7.687cm" svg:viewBox="0 0 314 395" svg:d="M0 395v-386h59v55c26-43 68-64 124-64 21 0 42 4 63 13 17 8 34 21 43 34 8 13 17 29 21 46 0 13 4 34 4 64v238h-68v-234c0-25 0-46-8-59-4-13-13-26-25-34-13-4-30-8-47-8-25 0-52 8-73 25-17 17-30 51-30 102v208z">
          <text:p/>
        </draw:path>
        <draw:path draw:style-name="gr7" draw:text-style-name="P7" draw:layer="layout" svg:width="0.339cm" svg:height="0.551cm" svg:x="26.699cm" svg:y="7.687cm" svg:viewBox="0 0 340 552" svg:d="M13 429l63 8c5 21 9 34 21 43 17 12 39 17 68 17 31 0 56-5 69-17 17-13 30-30 34-51 4-13 8-43 4-85-25 34-63 51-107 51-51 0-93-17-123-55-29-38-42-86-42-141 0-34 9-68 21-101 13-30 30-55 55-72 26-17 55-26 89-26 48 0 86 21 116 55v-46h59v335c0 59-4 102-17 127-13 26-34 47-59 59-26 17-60 22-99 22-46 0-84-9-110-30-29-21-42-51-42-93zM68 195c0 51 8 89 29 111 22 25 47 38 78 38 29 0 55-13 76-38 17-22 30-60 30-107 0-46-13-84-34-106-22-25-47-38-78-38-25 0-50 13-72 34-21 26-29 59-29 106z">
          <text:p/>
        </draw:path>
        <draw:path draw:style-name="gr7" draw:text-style-name="P7" draw:layer="layout" svg:width="0.356cm" svg:height="0.402cm" svg:x="27.114cm" svg:y="7.687cm" svg:viewBox="0 0 357 403" svg:d="M285 272l67 9c-8 38-29 72-59 93s-63 29-110 29c-55 0-102-17-135-50-31-34-48-85-48-144 0-69 17-120 52-154 34-34 76-55 127-55s93 17 127 55c34 34 51 85 51 149 0 5 0 9 0 17h-288c0 43 12 72 34 98 21 21 50 34 80 34 25 0 47-9 64-22 16-12 29-29 38-59zM73 166h212c0-35-9-56-22-73-21-25-50-38-84-38-30 0-55 9-72 30-21 21-34 46-34 81z">
          <text:p/>
        </draw:path>
        <draw:path draw:style-name="gr7" draw:text-style-name="P7" draw:layer="layout" svg:width="0.207cm" svg:height="0.394cm" svg:x="27.546cm" svg:y="7.687cm" svg:viewBox="0 0 208 395" svg:d="M0 395v-386h59v59c13-25 31-47 43-55 13-9 26-13 38-13 26 0 47 9 68 21l-21 64c-17-13-34-17-47-17-16 0-29 4-38 13-12 8-22 21-26 38-8 21-13 46-13 76v200z">
          <text:p/>
        </draw:path>
        <draw:path draw:style-name="gr7" draw:text-style-name="P7" draw:layer="layout" svg:width="0.334cm" svg:height="0.542cm" svg:x="27.999cm" svg:y="7.687cm" svg:viewBox="0 0 335 543" svg:d="M0 543v-534h59v51c13-17 30-34 47-43 17-13 38-17 63-17 34 0 65 9 90 26s42 42 55 72c13 33 21 64 21 102s-8 76-21 106c-17 34-38 55-63 72-26 17-57 25-86 25-21 0-42-4-59-12-17-9-30-21-43-34v186zM59 204c0 51 8 89 30 111 17 25 42 38 72 38 29 0 55-13 77-38 17-26 29-64 29-115 0-47-8-85-29-111-22-25-48-38-73-38-30 0-55 13-76 42-22 26-30 64-30 111z">
          <text:p/>
        </draw:path>
        <draw:path draw:style-name="gr7" draw:text-style-name="P7" draw:layer="layout" svg:width="0.352cm" svg:height="0.402cm" svg:x="28.388cm" svg:y="7.687cm" svg:viewBox="0 0 353 403" svg:d="M285 272l68 9c-13 38-30 72-60 93-29 21-63 29-111 29-55 0-101-17-135-50-30-34-47-85-47-144 0-69 17-120 47-154 34-34 80-55 131-55 52 0 94 17 128 55 34 34 47 85 47 149 0 5 0 9 0 17h-285c0 43 13 72 34 98 21 21 46 34 80 34 26 0 48-9 65-22 17-12 29-29 38-59zM68 166h217c0-35-9-56-26-73-16-25-47-38-81-38-30 0-55 9-76 30-17 21-30 46-34 81z">
          <text:p/>
        </draw:path>
        <draw:path draw:style-name="gr7" draw:text-style-name="P7" draw:layer="layout" svg:width="0.207cm" svg:height="0.394cm" svg:x="28.82cm" svg:y="7.687cm" svg:viewBox="0 0 208 395" svg:d="M0 395v-386h60v59c13-25 26-47 38-55 13-9 30-13 43-13 21 0 46 9 67 21l-21 64c-17-13-34-17-46-17-17 0-30 4-43 13-8 8-17 21-21 38-8 21-12 46-12 76v200z">
          <text:p/>
        </draw:path>
        <draw:path draw:style-name="gr7" draw:text-style-name="P7" draw:layer="layout" svg:width="0.067cm" svg:height="0.529cm" svg:x="29.066cm" svg:y="7.552cm" svg:viewBox="0 0 68 530" svg:d="M0 72v-72h68v72zM0 530v-385h68v385z">
          <text:p/>
        </draw:path>
        <draw:path draw:style-name="gr7" draw:text-style-name="P7" draw:layer="layout" svg:width="0.36cm" svg:height="0.402cm" svg:x="29.205cm" svg:y="7.687cm" svg:viewBox="0 0 361 403" svg:d="M0 204c0-73 21-123 61-161 33-26 76-43 122-43 51 0 98 17 132 55 29 34 46 81 46 145 0 47-4 85-21 114-13 30-34 51-64 68-29 13-59 21-93 21-55 0-97-17-132-50-34-34-51-85-51-149zM69 204c0 47 13 85 34 110 21 26 46 39 80 39 30 0 60-13 81-39 21-25 34-63 34-114 0-46-13-81-34-107-21-25-51-38-81-38-34 0-59 13-80 38-21 22-34 61-34 111z">
          <text:p/>
        </draw:path>
        <draw:path draw:style-name="gr7" draw:text-style-name="P7" draw:layer="layout" svg:width="0.334cm" svg:height="0.537cm" svg:x="29.616cm" svg:y="7.552cm" svg:viewBox="0 0 335 538" svg:d="M275 530v-47c-25 38-59 55-106 55-34 0-59-8-84-25-26-17-47-38-64-68-13-34-21-67-21-106 0-38 8-72 21-106 13-30 34-55 59-72 26-17 51-26 85-26 21 0 42 4 64 17 16 9 29 21 42 38v-190h64v530zM68 339c0 51 12 85 34 111 21 25 42 38 71 38 30 0 56-13 72-38 22-22 30-56 30-106 0-51-8-89-30-116-21-25-46-38-76-38-25 0-51 13-72 34-17 27-29 65-29 115z">
          <text:p/>
        </draw:path>
        <draw:path draw:style-name="gr7" draw:text-style-name="P7" draw:layer="layout" svg:width="0.525cm" svg:height="0.385cm" svg:x="30.213cm" svg:y="7.696cm" svg:viewBox="0 0 526 386" svg:d="M114 386l-114-386h68l59 225 21 81c4-5 8-30 21-77l64-229h63l59 225 22 76 21-76 64-225h64l-120 386h-68l-63-230-13-67-76 297z">
          <text:p/>
        </draw:path>
        <draw:path draw:style-name="gr7" draw:text-style-name="P7" draw:layer="layout" svg:width="0.067cm" svg:height="0.529cm" svg:x="30.793cm" svg:y="7.552cm" svg:viewBox="0 0 68 530" svg:d="M0 72v-72h68v72zM0 530v-385h68v385z">
          <text:p/>
        </draw:path>
        <draw:path draw:style-name="gr7" draw:text-style-name="P7" draw:layer="layout" svg:width="0.19cm" svg:height="0.525cm" svg:x="30.92cm" svg:y="7.564cm" svg:viewBox="0 0 191 526" svg:d="M183 463l8 55c-17 4-34 8-52 8-21 0-42-4-55-12-12-9-21-17-25-30-8-13-8-38-8-76v-225h-51v-50h51v-93l63-40v133h69v50h-69v229c0 17 0 30 4 34 0 4 5 8 13 13 4 4 13 4 22 4s17 0 30 0z">
          <text:p/>
        </draw:path>
        <draw:path draw:style-name="gr7" draw:text-style-name="P7" draw:layer="layout" svg:width="0.318cm" svg:height="0.529cm" svg:x="31.161cm" svg:y="7.552cm" svg:viewBox="0 0 319 530" svg:d="M0 530v-530h69v191c29-34 68-55 114-55 30 0 55 9 76 17 21 13 34 30 43 47 8 21 17 51 17 89v241h-68v-241c0-34-9-60-21-72-13-17-34-21-60-21-21 0-38 4-55 12-17 9-29 26-38 43-4 16-8 38-8 72v207z">
          <text:p/>
        </draw:path>
        <draw:path draw:style-name="gr7" draw:text-style-name="P7" draw:layer="layout" svg:width="0.356cm" svg:height="0.402cm" svg:x="31.758cm" svg:y="7.687cm" svg:viewBox="0 0 357 403" svg:d="M285 272l67 9c-8 38-29 72-59 93-25 21-63 29-110 29-55 0-102-17-131-50-34-34-52-85-52-144 0-69 18-120 52-154s76-55 127-55c55 0 97 17 127 55 34 34 51 85 51 149 0 5 0 9 0 17h-288c0 43 12 72 34 98 21 21 50 34 80 34 25 0 47-9 64-22 16-12 29-29 38-59zM73 166h216c-4-35-13-56-26-73-21-25-50-38-80-38s-55 9-76 30-34 46-34 81z">
          <text:p/>
        </draw:path>
        <draw:path draw:style-name="gr7" draw:text-style-name="P7" draw:layer="layout" svg:width="0.355cm" svg:height="0.402cm" svg:x="32.169cm" svg:y="7.687cm" svg:viewBox="0 0 356 403" svg:d="M275 348c-26 22-51 34-72 43-21 8-47 12-72 12-43 0-76-8-98-29-21-21-33-47-33-81 0-17 4-34 12-50 9-17 21-26 34-39 13-8 30-17 47-21 12-4 34-4 59-8 51-9 89-13 114-21 0-10 0-18 0-18 0-30-4-47-17-60-17-12-42-21-76-21-29 0-51 4-68 17-12 9-25 30-29 55l-64-8c5-26 13-47 26-64 17-17 34-29 59-38 25-13 55-17 89-17 29 0 59 4 80 13 17 8 34 17 43 30 13 12 18 25 22 42 4 13 4 34 4 63v86c0 64 0 102 4 114 0 17 9 34 17 47h-69c-8-13-12-30-12-47zM266 204c-21 9-59 17-106 22-25 4-46 8-55 17-12 4-21 8-25 21-8 8-13 17-13 29 0 17 9 30 21 43 13 12 34 17 60 17 25 0 46-5 67-17 17-9 34-26 43-43 4-17 8-38 8-67z">
          <text:p/>
        </draw:path>
        <draw:path draw:style-name="gr7" draw:text-style-name="P7" draw:layer="layout" svg:width="0.322cm" svg:height="0.402cm" svg:x="32.575cm" svg:y="7.687cm" svg:viewBox="0 0 323 403" svg:d="M0 281l64-9c5 26 17 47 30 59 17 13 42 22 72 22s51-9 68-22c13-8 21-25 21-42 0-13-8-25-21-34-9-4-30-12-68-21-46-13-80-25-97-34-17-8-34-21-43-34-8-18-12-35-12-51 0-22 4-34 8-51 9-13 21-26 34-34 8-9 25-17 42-21 17-5 34-9 55-9 30 0 60 4 81 13 21 8 38 21 51 38 8 13 17 34 21 59l-64 9c-4-21-12-34-25-47s-34-17-59-17c-30 0-51 4-64 17-13 9-17 21-17 34 0 9 0 13 4 21 9 9 17 13 26 17 8 4 25 10 59 18 47 13 76 21 97 30 17 8 30 21 43 34 8 17 17 33 17 59 0 21-9 42-21 59-13 21-30 34-55 47-22 8-51 12-81 12-51 0-89-8-114-29-26-21-43-51-52-93z">
          <text:p/>
        </draw:path>
        <draw:path draw:style-name="gr7" draw:text-style-name="P7" draw:layer="layout" svg:width="0.351cm" svg:height="0.542cm" svg:x="32.935cm" svg:y="7.696cm" svg:viewBox="0 0 352 543" svg:d="M34 534l-9-59c17 4 30 4 38 4 17 0 26 0 34-4 9-9 17-13 21-21 5-9 13-26 22-51 0-4 4-9 8-17l-148-386h72l80 225c9 30 17 59 26 89 8-30 17-59 25-89l86-225h63l-145 394c-17 43-29 72-38 89-13 21-25 34-38 47-17 8-34 13-55 13-13 0-25 0-42-9z">
          <text:p/>
        </draw:path>
        <draw:path draw:style-name="gr7" draw:text-style-name="P7" draw:layer="layout" svg:width="0.356cm" svg:height="0.402cm" svg:x="2.082cm" svg:y="8.576cm" svg:viewBox="0 0 357 403" svg:d="M276 348c-25 22-51 34-72 43-22 8-47 12-72 12-43 0-72-8-98-29-21-21-34-47-34-81 0-17 5-34 13-50 8-17 21-30 34-39 13-8 30-17 46-21 13-4 34-4 60-8 51-9 90-13 115-21 0-13 0-17 0-17 0-30-4-47-17-60-17-13-43-22-73-22-34 0-55 4-72 18-13 9-25 30-29 55l-64-8c4-26 13-47 30-65 12-17 29-29 55-42 25-9 55-13 89-13 33 0 60 4 81 13 21 8 34 17 42 30 13 12 17 26 22 43 4 13 4 34 4 63v85c0 59 0 102 4 114 4 17 8 34 17 47h-68c-8-13-13-30-13-47zM268 204c-21 9-60 17-107 22-25 4-46 8-55 17-13 4-21 8-25 21-9 8-9 17-9 29 0 17 5 30 17 43 13 12 34 17 59 17 26 0 47-5 68-17 18-9 35-26 44-43 8-17 8-38 8-67z">
          <text:p/>
        </draw:path>
        <draw:path draw:style-name="gr7" draw:text-style-name="P7" draw:layer="layout" svg:width="0.335cm" svg:height="0.402cm" svg:x="2.497cm" svg:y="8.576cm" svg:viewBox="0 0 336 403" svg:d="M272 255l64 9c-9 42-26 80-55 101-30 26-64 38-106 38-51 0-93-17-127-50-30-34-48-85-48-149 0-42 4-76 22-110 13-30 34-56 60-68 29-17 59-26 93-26 42 0 76 13 101 34 30 21 47 52 51 90l-63 8c-5-25-13-42-30-55-17-17-34-22-55-22-34 0-59 14-80 35-22 26-30 64-30 114 0 51 8 89 30 111 16 25 42 38 76 38 25 0 46-9 63-26s30-38 34-72z">
          <text:p/>
        </draw:path>
        <draw:path draw:style-name="gr7" draw:text-style-name="P7" draw:layer="layout" svg:width="0.335cm" svg:height="0.402cm" svg:x="2.865cm" svg:y="8.576cm" svg:viewBox="0 0 336 403" svg:d="M271 255l65 9c-4 42-26 80-52 101-30 26-68 38-106 38-55 0-97-17-127-50-34-34-51-85-51-149 0-42 9-76 22-110 12-30 33-56 63-68 30-17 59-26 93-26 38 0 76 13 102 34 25 21 43 52 52 90l-65 8c-4-25-17-42-34-55-12-17-34-22-55-22-34 0-59 14-80 35-21 26-30 64-30 114 0 51 9 89 30 111 21 25 46 38 76 38 25 0 47-9 64-26 21-17 29-38 33-72z">
          <text:p/>
        </draw:path>
        <draw:path draw:style-name="gr7" draw:text-style-name="P7" draw:layer="layout" svg:width="0.355cm" svg:height="0.402cm" svg:x="3.234cm" svg:y="8.576cm" svg:viewBox="0 0 356 403" svg:d="M289 272l63 9c-8 38-30 67-55 93-30 21-68 29-110 29-60 0-103-17-136-50-34-34-51-85-51-144 0-68 17-119 51-154 33-34 76-55 132-55 51 0 93 17 123 55 33 35 50 86 50 149 0 5 0 9 0 17h-289c5 43 13 72 39 98 21 21 47 34 81 34 21 0 42-9 59-22 17-12 30-33 43-59zM72 166h217c-5-34-13-55-26-72-21-25-46-39-80-39-30 0-56 9-77 31-22 21-34 46-34 80z">
          <text:p/>
        </draw:path>
        <draw:path draw:style-name="gr7" draw:text-style-name="P7" draw:layer="layout" svg:width="0.322cm" svg:height="0.402cm" svg:x="3.64cm" svg:y="8.576cm" svg:viewBox="0 0 323 403" svg:d="M0 281l65-9c4 26 17 47 34 59 16 13 38 22 67 22 30 0 51-9 68-22 13-12 21-25 21-42 0-13-8-25-21-34-8-4-30-12-63-21-51-13-85-25-102-34-18-8-35-21-43-34-9-17-13-34-13-55 0-17 4-29 13-47 4-13 17-26 30-34 13-9 26-17 43-21 16-5 38-9 55-9 29 0 59 4 80 13 21 8 38 21 51 38 13 13 17 35 21 60l-64 9c0-21-8-34-25-47-13-13-34-18-59-18-30 0-51 5-64 14-12 13-17 25-17 38 0 9 0 13 9 21 4 9 13 13 21 17s30 9 59 17c47 13 81 21 98 30 17 8 34 21 42 34 13 17 17 33 17 59 0 21-9 42-21 59-13 21-30 34-55 47-21 8-51 12-81 12-51 0-89-8-115-29-25-21-42-51-51-93z">
          <text:p/>
        </draw:path>
        <draw:path draw:style-name="gr7" draw:text-style-name="P7" draw:layer="layout" svg:width="0.317cm" svg:height="0.402cm" svg:x="4.013cm" svg:y="8.576cm" svg:viewBox="0 0 318 403" svg:d="M0 281l63-9c4 26 13 47 30 59 17 13 38 22 68 22 33 0 55-9 67-22 17-12 21-25 21-42 0-13-4-25-16-34-9-4-34-12-68-21-47-13-81-25-98-34-21-8-33-21-42-34-13-17-17-34-17-55 0-17 4-29 13-47 8-13 17-26 34-34 8-9 21-17 38-21 21-5 38-9 59-9 30 0 55 4 81 13 21 8 39 21 47 38 13 13 21 35 25 60l-64 9c-4-21-13-34-25-47-13-13-34-18-60-18-29 0-50 5-63 14-13 13-21 25-21 38 0 9 4 13 8 21 4 9 13 13 26 17 4 4 25 9 59 17 42 13 76 21 93 30 22 8 35 21 47 34 9 17 13 33 13 59 0 21-4 42-17 59-12 21-35 34-56 47-25 8-51 12-80 12-51 0-89-8-115-29-29-21-46-51-50-93z">
          <text:p/>
        </draw:path>
        <draw:path draw:style-name="gr7" draw:text-style-name="P7" draw:layer="layout" svg:width="0.068cm" svg:height="0.529cm" svg:x="4.406cm" svg:y="8.441cm" svg:viewBox="0 0 69 530" svg:d="M0 72v-72h69v72zM0 530v-386h69v386z">
          <text:p/>
        </draw:path>
        <draw:path draw:style-name="gr7" draw:text-style-name="P7" draw:layer="layout" svg:width="0.313cm" svg:height="0.394cm" svg:x="4.572cm" svg:y="8.576cm" svg:viewBox="0 0 314 395" svg:d="M0 395v-386h59v55c29-43 68-64 123-64 25 0 46 4 63 13 21 8 34 21 43 34 13 13 17 29 22 46 4 13 4 34 4 64v238h-65v-234c0-25-4-46-8-59s-13-26-26-34c-12-4-29-8-46-8-30 0-51 8-72 25s-30 51-30 102v208z">
          <text:p/>
        </draw:path>
        <draw:path draw:style-name="gr7" draw:text-style-name="P7" draw:layer="layout" svg:width="0.343cm" svg:height="0.551cm" svg:x="4.957cm" svg:y="8.576cm" svg:viewBox="0 0 344 552" svg:d="M13 428l64 8c4 21 13 34 25 43 17 12 38 17 64 17 29 0 55-5 72-17 17-13 25-30 34-51 4-13 4-43 4-85-30 34-64 51-106 51-55 0-93-17-123-55-29-38-47-85-47-140 0-34 9-68 22-101 13-30 34-55 59-72 26-17 55-26 89-26 42 0 80 21 110 55v-46h64v334c0 59-9 102-22 127-12 26-29 48-55 60-29 13-59 22-101 22-43 0-81-9-110-30-30-21-43-52-43-94zM68 195c0 51 13 89 30 110 21 25 47 38 76 38 30 0 55-13 76-38 22-21 30-59 30-106 0-46-8-84-30-106-21-25-46-38-76-38-29 0-55 13-76 34-17 26-30 59-30 106z">
          <text:p/>
        </draw:path>
        <draw:path draw:style-name="gr7" draw:text-style-name="P7" draw:layer="layout" svg:width="0.351cm" svg:height="0.402cm" svg:x="5.579cm" svg:y="8.576cm" svg:viewBox="0 0 352 403" svg:d="M272 348c-21 22-47 34-69 43-21 8-46 12-72 12-42 0-76-8-97-29-26-21-34-47-34-81 0-17 4-34 13-50 8-17 17-30 34-39 12-8 29-17 46-21 13-4 30-4 59-8 51-9 90-13 116-21 0-13 0-17 0-17 0-30-5-47-17-60-17-13-44-22-77-22-30 0-51 4-68 18-13 9-26 30-34 55l-64-8c9-26 17-47 30-65 13-17 34-29 59-42 26-9 55-13 85-13 35 0 60 4 81 13 22 8 39 17 47 30 9 12 17 26 21 43 0 13 4 34 4 63v85c0 59 0 102 5 114 0 17 4 34 12 47h-67c-5-13-9-30-13-47zM268 204c-26 9-61 17-107 22-30 4-47 8-59 17-9 4-17 8-26 21-4 8-8 17-8 29 0 17 8 30 21 43 13 12 30 17 55 17s51-5 68-17c22-9 35-26 47-43 4-17 9-38 9-67z">
          <text:p/>
        </draw:path>
        <draw:path draw:style-name="gr7" draw:text-style-name="P7" draw:layer="layout" svg:width="0.313cm" svg:height="0.394cm" svg:x="6.011cm" svg:y="8.576cm" svg:viewBox="0 0 314 395" svg:d="M0 395v-386h59v55c30-43 69-64 124-64 21 0 42 4 63 13 22 8 34 21 43 34 12 13 17 29 21 46 4 13 4 34 4 64v238h-68v-234c0-25 0-46-4-59-8-13-17-26-30-34-12-4-25-8-42-8-29 0-55 8-72 25-22 17-35 51-35 102v208z">
          <text:p/>
        </draw:path>
        <draw:path draw:style-name="gr7" draw:text-style-name="P7" draw:layer="layout" svg:width="0.331cm" svg:height="0.537cm" svg:x="6.4cm" svg:y="8.441cm" svg:viewBox="0 0 332 538" svg:d="M272 530v-47c-25 38-59 55-106 55-33 0-59-8-84-25-26-17-48-38-61-68-16-35-21-68-21-107 0-38 5-72 17-105 13-30 35-55 61-72 25-17 50-26 84-26 21 0 43 4 64 17 17 9 29 21 42 38v-190h64v530zM65 338c0 51 13 86 34 112 21 25 42 38 72 38 29 0 55-13 72-38 21-22 29-61 29-107 0-51-8-89-29-115-22-25-47-38-77-38-25 0-50 13-72 34-16 26-29 64-29 114z">
          <text:p/>
        </draw:path>
        <draw:path draw:style-name="gr7" draw:text-style-name="P7" draw:layer="layout" svg:width="0.52cm" svg:height="0.394cm" svg:x="7.04cm" svg:y="8.576cm" svg:viewBox="0 0 521 395" svg:d="M0 395v-386h55v55c12-17 29-34 50-47 22-8 43-17 68-17 30 0 51 9 72 17 17 13 30 30 38 51 30-42 68-68 119-68 38 0 67 13 89 34 18 21 30 51 30 97v264h-64v-242c0-26-5-47-9-55-4-13-12-22-21-30-13-8-25-8-42-8-26 0-47 8-68 25-17 17-25 46-25 85v225h-64v-251c0-29-8-51-17-63-13-17-29-21-51-21-21 0-38 4-50 12-17 9-30 26-34 43-9 16-13 46-13 80v200z">
          <text:p/>
        </draw:path>
        <draw:path draw:style-name="gr7" draw:text-style-name="P7" draw:layer="layout" svg:width="0.357cm" svg:height="0.402cm" svg:x="7.632cm" svg:y="8.576cm" svg:viewBox="0 0 358 403" svg:d="M276 348c-25 22-50 34-72 43-21 8-46 12-72 12-42 0-72-8-97-29-21-21-35-47-35-81 0-17 5-34 14-50 8-17 21-30 34-39 12-8 29-17 46-21 13-4 34-4 60-8 50-9 89-13 114-21 0-13 0-17 0-17 0-30-4-47-17-60-17-13-42-22-72-22-34 0-55 4-72 18-13 9-25 30-30 55l-63-8c4-26 13-47 30-65 12-17 29-29 55-42 25-9 55-13 88-13 34 0 60 4 81 13 21 8 34 17 42 30 13 12 17 26 21 43 5 13 5 34 5 63v85c0 59 0 102 4 114 4 17 8 34 18 47h-69c-8-13-13-30-13-47zM268 204c-21 9-59 17-106 22-25 4-46 8-55 17-13 4-21 8-25 21-9 8-9 17-9 29 0 17 4 30 17 43 13 12 34 17 59 17 26 0 47-5 68-17 17-9 34-26 42-43 9-17 9-38 9-67z">
          <text:p/>
        </draw:path>
        <draw:path draw:style-name="gr7" draw:text-style-name="P7" draw:layer="layout" svg:width="0.313cm" svg:height="0.394cm" svg:x="8.064cm" svg:y="8.576cm" svg:viewBox="0 0 314 395" svg:d="M0 395v-386h59v55c30-43 72-64 123-64 25 0 47 4 65 13 21 8 33 21 46 34 9 13 17 29 17 46 4 13 4 34 4 64v238h-63v-234c0-25-4-46-9-59-4-13-13-26-26-34-13-4-30-8-47-8-29 0-50 8-72 25-21 17-29 51-29 102v208z">
          <text:p/>
        </draw:path>
        <draw:path draw:style-name="gr7" draw:text-style-name="P7" draw:layer="layout" svg:width="0.313cm" svg:height="0.393cm" svg:x="8.475cm" svg:y="8.585cm" svg:viewBox="0 0 314 394" svg:d="M255 386v-55c-30 42-72 63-124 63-21 0-42-4-64-12-17-9-33-17-42-30-8-17-17-30-21-51-4-12-4-34-4-60v-241h67v216c0 33 0 56 0 68 5 17 13 30 30 43 13 8 30 12 48 12 21 0 38-4 55-12 17-13 29-26 38-43 8-17 8-43 8-77v-207h68v386z">
          <text:p/>
        </draw:path>
        <draw:path draw:style-name="gr7" draw:text-style-name="P7" draw:layer="layout" svg:width="0.334cm" svg:height="0.542cm" svg:x="8.89cm" svg:y="8.576cm" svg:viewBox="0 0 335 543" svg:d="M0 543v-534h59v51c12-17 29-34 46-43 17-13 38-17 64-17 34 0 63 9 89 26 21 17 43 42 56 72 12 29 21 63 21 101s-9 76-21 106c-17 34-39 56-65 73-25 17-55 25-84 25-22 0-43-4-60-12-17-9-29-21-42-34v186zM59 203c0 51 8 89 29 111 17 25 43 39 72 39 30 0 55-14 72-39 22-26 34-64 34-115s-12-84-29-110c-22-25-47-38-72-38-30 0-55 13-77 42-21 26-29 64-29 110z">
          <text:p/>
        </draw:path>
        <draw:path draw:style-name="gr7" draw:text-style-name="P7" draw:layer="layout" svg:width="0.313cm" svg:height="0.393cm" svg:x="9.296cm" svg:y="8.585cm" svg:viewBox="0 0 314 394" svg:d="M255 386v-55c-31 42-69 63-124 63-21 0-42-4-63-12-17-9-34-17-43-30-8-17-17-30-21-51 0-12-4-34-4-60v-241h68v216c0 33 0 56 4 68 4 17 13 30 25 43 13 8 30 12 47 12 21 0 38-4 55-12 21-13 29-26 38-43 8-17 13-43 13-77v-207h64v386z">
          <text:p/>
        </draw:path>
        <draw:polygon draw:style-name="gr7" draw:text-style-name="P7" draw:layer="layout" svg:width="0.067cm" svg:height="0.533cm" svg:x="9.707cm" svg:y="8.441cm" svg:viewBox="0 0 68 534" draw:points="0,0 68,0 68,534 0,534">
          <text:p/>
        </draw:polygon>
        <draw:path draw:style-name="gr7" draw:text-style-name="P7" draw:layer="layout" svg:width="0.356cm" svg:height="0.402cm" svg:x="9.85cm" svg:y="8.576cm" svg:viewBox="0 0 357 403" svg:d="M277 348c-27 22-48 34-73 43-21 8-43 12-72 12-38 0-72-8-98-29-21-21-34-47-34-81 0-17 5-34 13-50 9-17 21-30 34-39 17-8 30-17 51-21 13-4 29-4 55-8 55-9 93-13 119-21 0-13 0-17 0-17 0-30-9-47-22-60-17-13-38-22-72-22-29 0-55 4-67 18-17 9-26 30-34 55l-64-8c4-26 17-47 30-65 13-17 34-29 55-42 25-9 55-13 89-13s59 4 80 13c22 8 35 17 48 30 8 12 17 26 21 43 0 13 0 34 0 63v85c0 59 4 102 4 114 4 17 9 34 17 47h-68c-8-13-12-30-12-47zM272 204c-26 9-60 17-106 22-30 4-47 8-60 17-12 4-21 8-25 21-4 8-9 17-9 29 0 17 5 30 22 43 12 12 29 17 55 17 25 0 46-5 67-17 22-9 34-26 43-43 8-17 13-38 13-67z">
          <text:p/>
        </draw:path>
        <draw:path draw:style-name="gr7" draw:text-style-name="P7" draw:layer="layout" svg:width="0.191cm" svg:height="0.521cm" svg:x="10.248cm" svg:y="8.453cm" svg:viewBox="0 0 192 522" svg:d="M179 459l13 59c-21 4-38 4-51 4-25 0-43 0-56-8-13-9-21-17-30-30-4-13-4-38-4-76v-225h-51v-50h51v-94l65-39v133h63v50h-63v229c0 17 0 30 4 34 0 4 4 8 8 13 9 4 13 4 26 4 4 0 17 0 25-4z">
          <text:p/>
        </draw:path>
        <draw:path draw:style-name="gr7" draw:text-style-name="P7" draw:layer="layout" svg:width="0.067cm" svg:height="0.529cm" svg:x="10.49cm" svg:y="8.441cm" svg:viewBox="0 0 68 530" svg:d="M0 72v-72h68v72zM0 530v-386h68v386z">
          <text:p/>
        </draw:path>
        <draw:path draw:style-name="gr7" draw:text-style-name="P7" draw:layer="layout" svg:width="0.364cm" svg:height="0.402cm" svg:x="10.629cm" svg:y="8.576cm" svg:viewBox="0 0 365 403" svg:d="M0 204c0-72 22-122 60-161 34-26 77-43 123-43 55 0 98 17 132 55 34 35 50 82 50 145 0 47-8 85-25 114-13 30-34 51-63 68-30 13-60 21-94 21-55 0-98-17-132-50-34-34-51-85-51-149zM68 204c0 47 13 85 34 110 22 26 48 39 81 39 34 0 60-13 81-39 21-25 34-63 34-114 0-46-13-80-34-106-21-25-47-39-81-39-33 0-59 14-81 39-21 22-34 60-34 110z">
          <text:p/>
        </draw:path>
        <draw:path draw:style-name="gr7" draw:text-style-name="P7" draw:layer="layout" svg:width="0.314cm" svg:height="0.394cm" svg:x="11.065cm" svg:y="8.576cm" svg:viewBox="0 0 315 395" svg:d="M0 395v-386h61v55c29-43 67-64 122-64 26 0 47 4 64 13 21 8 34 21 42 34 13 13 17 29 21 46 5 13 5 34 5 64v238h-64v-234c0-25-4-46-8-59-5-13-13-26-26-34-12-4-29-8-46-8-30 0-51 8-72 25s-30 51-30 102v208z">
          <text:p/>
        </draw:path>
        <draw:path draw:style-name="gr7" draw:text-style-name="P7" draw:layer="layout" svg:width="0.36cm" svg:height="0.402cm" svg:x="11.658cm" svg:y="8.576cm" svg:viewBox="0 0 361 403" svg:d="M0 204c0-72 22-122 60-161 34-26 77-43 123-43 51 0 93 17 127 55 34 35 51 82 51 145 0 47-4 85-21 114-13 30-38 51-64 68-29 13-59 21-93 21-55 0-97-17-131-50-34-34-52-85-52-149zM69 204c0 47 13 85 34 110 21 26 46 39 80 39 30 0 59-13 81-39 21-25 29-63 29-114 0-46-8-80-29-106-22-25-51-39-81-39-34 0-59 14-80 39-21 22-34 60-34 110z">
          <text:p/>
        </draw:path>
        <draw:path draw:style-name="gr7" draw:text-style-name="P7" draw:layer="layout" svg:width="0.224cm" svg:height="0.538cm" svg:x="12.052cm" svg:y="8.432cm" svg:viewBox="0 0 225 539" svg:d="M59 539v-335h-59v-51h59v-38c0-26 0-47 4-60 9-17 17-29 34-42 17-8 38-13 69-13 17 0 38 0 59 5l-8 59c-13-4-26-4-38-4-22 0-35 4-44 12-8 9-12 21-12 47v34h77v51h-77v335z">
          <text:p/>
        </draw:path>
        <draw:path draw:style-name="gr7" draw:text-style-name="P7" draw:layer="layout" svg:width="0.186cm" svg:height="0.521cm" svg:x="12.471cm" svg:y="8.453cm" svg:viewBox="0 0 187 522" svg:d="M179 459l8 59c-17 4-34 4-51 4-21 0-42 0-56-8-12-9-21-17-25-30s-9-38-9-76v-225h-46v-50h46v-94l65-39v133h68v50h-68v229c0 17 0 30 4 34s4 8 13 13c4 4 13 4 21 4 9 0 17 0 30-4z">
          <text:p/>
        </draw:path>
        <draw:path draw:style-name="gr7" draw:text-style-name="P7" draw:layer="layout" svg:width="0.313cm" svg:height="0.529cm" svg:x="12.712cm" svg:y="8.441cm" svg:viewBox="0 0 314 530" svg:d="M0 530v-530h64v190c29-38 67-55 114-55 30 0 55 9 76 17 21 13 35 30 44 47 12 21 16 51 16 90v241h-68v-241c0-35-4-61-21-73-13-17-34-21-60-21-17 0-38 4-55 12-17 9-29 26-34 43-8 16-12 39-12 73v207z">
          <text:p/>
        </draw:path>
        <draw:path draw:style-name="gr7" draw:text-style-name="P7" draw:layer="layout" svg:width="0.351cm" svg:height="0.402cm" svg:x="13.102cm" svg:y="8.576cm" svg:viewBox="0 0 352 403" svg:d="M284 272l68 9c-13 38-30 67-59 93-30 21-68 29-110 29-55 0-102-17-137-50-34-34-46-85-46-144 0-68 12-119 46-154 35-34 77-55 132-55 51 0 94 17 127 55 30 35 47 86 47 149 0 5 0 9 0 17h-288c4 43 17 72 38 98 21 21 47 34 81 34 25 0 42-9 59-22 17-12 34-33 42-59zM68 166h216c-4-34-12-55-25-72-21-25-47-39-81-39-29 0-55 9-76 31-17 21-29 46-34 80z">
          <text:p/>
        </draw:path>
        <draw:path draw:style-name="gr7" draw:text-style-name="P7" draw:layer="layout" svg:width="0.322cm" svg:height="0.402cm" svg:x="13.711cm" svg:y="8.576cm" svg:viewBox="0 0 323 403" svg:d="M0 281l64-9c4 26 17 47 29 59 17 13 43 22 72 22 30 0 51-9 68-22 13-12 22-25 22-42 0-13-9-25-22-34-8-4-30-12-68-21-46-13-80-25-97-34-17-8-34-21-42-34-9-17-13-34-13-55 0-17 4-29 8-47 9-13 22-26 34-34 9-9 26-17 43-21 17-5 33-9 55-9 29 0 59 4 80 13 22 8 39 21 52 38 8 13 17 35 21 60l-64 9c-5-21-13-34-26-47s-34-18-59-18c-30 0-51 5-64 14-12 13-17 25-17 38 0 9 0 13 5 21 8 9 17 13 25 17 9 4 25 9 59 17 47 13 77 21 99 30 17 8 29 21 42 34 9 17 17 33 17 59 0 21-8 42-21 59-13 21-30 34-56 47-21 8-51 12-81 12-50 0-89-8-114-29s-42-51-51-93z">
          <text:p/>
        </draw:path>
        <draw:path draw:style-name="gr7" draw:text-style-name="P7" draw:layer="layout" svg:width="0.351cm" svg:height="0.402cm" svg:x="14.088cm" svg:y="8.576cm" svg:viewBox="0 0 352 403" svg:d="M272 348c-25 22-47 34-68 43-25 8-46 12-72 12-43 0-77-8-98-29-26-21-34-47-34-81 0-17 0-34 13-50 8-17 17-30 34-39 12-8 25-17 46-21 13-4 30-4 56-8 55-9 93-13 119-21 0-13 0-17 0-17 0-30-9-47-21-60-13-13-39-22-72-22-30 0-56 4-69 18-17 9-26 30-34 55l-64-8c9-26 17-47 30-65 13-17 34-29 59-42 22-9 52-13 86-13s59 4 80 13c22 8 34 17 47 30 9 12 17 26 21 43 0 13 0 34 0 63v85c0 59 4 102 4 114 5 17 9 34 17 47h-67c-5-13-9-30-13-47zM268 204c-26 9-60 17-106 22-30 4-48 8-60 17-9 4-17 8-26 21-4 8-8 17-8 29 0 17 4 30 21 43 13 12 30 17 56 17 25 0 47-5 68-17 21-9 34-26 42-43s13-38 13-67z">
          <text:p/>
        </draw:path>
        <draw:path draw:style-name="gr7" draw:text-style-name="P7" draw:layer="layout" svg:width="0.521cm" svg:height="0.394cm" svg:x="14.52cm" svg:y="8.576cm" svg:viewBox="0 0 522 395" svg:d="M0 395v-386h59v55c9-17 25-34 47-47 21-8 42-17 67-17 30 0 51 9 72 17 17 13 30 30 38 51 31-42 69-68 120-68 38 0 68 13 89 34s30 51 30 97v264h-64v-242c0-26-4-47-8-55-5-13-13-22-22-30-12-8-25-8-38-8-29 0-51 8-67 25-22 17-31 46-31 85v225h-64v-251c0-29-4-51-17-63-8-17-29-21-50-21s-38 4-51 12c-17 9-30 26-34 43-8 16-13 46-13 80v200z">
          <text:p/>
        </draw:path>
        <draw:path draw:style-name="gr7" draw:text-style-name="P7" draw:layer="layout" svg:width="0.355cm" svg:height="0.402cm" svg:x="15.113cm" svg:y="8.576cm" svg:viewBox="0 0 356 403" svg:d="M287 272l69 9c-13 38-35 67-60 93-30 21-68 29-110 29-59 0-102-17-136-50-34-34-50-85-50-144 0-68 16-119 50-154 34-34 77-55 132-55 50 0 93 17 127 55 30 35 47 86 47 149 0 5 0 9 0 17h-289c4 43 17 72 38 98 22 21 47 34 81 34 21 0 42-9 59-22 17-12 30-33 42-59zM71 166h216c-4-34-12-55-25-72-21-25-47-39-80-39-30 0-55 9-77 31-21 21-29 46-34 80z">
          <text:p/>
        </draw:path>
        <draw:polygon draw:style-name="gr7" draw:text-style-name="P7" draw:layer="layout" svg:width="0.077cm" svg:height="0.076cm" svg:x="15.565cm" svg:y="8.898cm" svg:viewBox="0 0 78 77" draw:points="0,0 78,0 78,77 0,77">
          <text:p/>
        </draw:polygon>
        <draw:polygon draw:style-name="gr7" draw:text-style-name="P7" draw:layer="layout" svg:width="0.419cm" svg:height="0.529cm" svg:x="15.913cm" svg:y="8.441cm" svg:viewBox="0 0 420 530" draw:points="173,530 173,63 0,63 0,0 420,0 420,63 246,63 246,530">
          <text:p/>
        </draw:polygon>
        <draw:path draw:style-name="gr7" draw:text-style-name="P7" draw:layer="layout" svg:width="0.313cm" svg:height="0.529cm" svg:x="16.395cm" svg:y="8.441cm" svg:viewBox="0 0 314 530" svg:d="M0 530v-530h65v190c29-38 67-55 114-55 30 0 55 9 76 17 21 13 34 30 47 47 8 21 12 51 12 90v241h-67v-241c0-35-5-61-21-73-13-17-34-21-60-21-17 0-38 4-55 12-17 9-29 26-34 43-8 16-12 39-12 73v207z">
          <text:p/>
        </draw:path>
        <draw:path draw:style-name="gr7" draw:text-style-name="P7" draw:layer="layout" svg:width="0.355cm" svg:height="0.402cm" svg:x="16.785cm" svg:y="8.576cm" svg:viewBox="0 0 356 403" svg:d="M284 272l68 9c-8 38-30 67-59 93-30 21-64 29-110 29-55 0-102-17-137-50-29-34-46-85-46-144 0-68 17-119 50-154 31-34 78-55 128-55 51 0 94 17 127 55 34 35 51 86 51 149 0 5 0 9-4 17h-285c0 43 14 72 35 98 21 21 51 34 81 34 25 0 46-9 63-22 17-12 30-33 38-59zM72 166h212c0-34-8-55-25-72-17-25-47-39-81-39-29 0-55 9-72 31-21 21-34 46-34 80z">
          <text:p/>
        </draw:path>
        <draw:path draw:style-name="gr7" draw:text-style-name="P7" draw:layer="layout" svg:width="0.211cm" svg:height="0.394cm" svg:x="17.42cm" svg:y="8.576cm" svg:viewBox="0 0 212 395" svg:d="M0 395v-386h59v59c17-25 30-47 42-55 13-9 26-13 43-13 21 0 42 9 68 21l-26 64c-13-13-30-17-47-17-12 0-25 4-38 13-12 8-21 21-25 38-4 21-9 46-9 76v200z">
          <text:p/>
        </draw:path>
        <draw:path draw:style-name="gr7" draw:text-style-name="P7" draw:layer="layout" svg:width="0.352cm" svg:height="0.402cm" svg:x="17.648cm" svg:y="8.576cm" svg:viewBox="0 0 353 403" svg:d="M285 272l68 9c-13 38-30 67-60 93-29 21-67 29-110 29-55 0-101-17-136-50-34-34-47-85-47-144 0-68 13-119 47-154 35-34 77-55 132-55 51 0 93 17 127 55 30 35 47 86 47 149 0 5 0 9 0 17h-289c4 43 18 72 39 98 21 21 46 34 80 34 26 0 43-9 60-22 17-12 33-33 42-59zM68 166h217c-4-34-13-55-25-72-22-25-47-39-81-39-30 0-55 9-76 31-21 21-31 46-35 80z">
          <text:p/>
        </draw:path>
        <draw:path draw:style-name="gr7" draw:text-style-name="P7" draw:layer="layout" svg:width="0.334cm" svg:height="0.542cm" svg:x="18.055cm" svg:y="8.576cm" svg:viewBox="0 0 335 543" svg:d="M272 543v-186c-13 13-26 25-43 34-21 8-38 12-59 12-48 0-86-17-120-56-33-33-50-84-50-148 0-38 8-72 21-106 13-29 34-50 59-67 26-17 51-26 86-26 46 0 84 21 110 60v-51h59v534zM67 203c0 47 13 85 34 111 17 25 43 39 73 39s51-14 72-39c21-22 30-60 30-106 0-51-9-89-30-115-21-25-46-42-76-42-31 0-52 13-73 38-17 26-30 59-30 114z">
          <text:p/>
        </draw:path>
        <draw:path draw:style-name="gr7" draw:text-style-name="P7" draw:layer="layout" svg:width="0.314cm" svg:height="0.393cm" svg:x="18.486cm" svg:y="8.585cm" svg:viewBox="0 0 315 394" svg:d="M255 386v-55c-29 42-67 63-119 63-25 0-47-4-64-12-21-9-38-17-46-30-9-17-17-30-21-51 0-12-5-34-5-60v-241h68v216c0 33 0 56 4 68 5 17 13 30 26 43 13 8 29 12 52 12 17 0 38-4 55-12 17-13 29-26 34-43 8-17 12-43 12-77v-207h64v386z">
          <text:p/>
        </draw:path>
        <draw:path draw:style-name="gr7" draw:text-style-name="P7" draw:layer="layout" svg:width="0.064cm" svg:height="0.529cm" svg:x="18.901cm" svg:y="8.441cm" svg:viewBox="0 0 65 530" svg:d="M0 72v-72h65v72zM0 530v-386h65v386z">
          <text:p/>
        </draw:path>
        <draw:path draw:style-name="gr7" draw:text-style-name="P7" draw:layer="layout" svg:width="0.208cm" svg:height="0.394cm" svg:x="19.066cm" svg:y="8.576cm" svg:viewBox="0 0 209 395" svg:d="M0 395v-386h55v59c17-25 31-47 44-55 13-9 29-13 42-13 21 0 47 9 68 21l-21 64c-17-13-34-17-51-17-13 0-25 4-38 13-9 8-18 21-22 38-9 21-13 46-13 76v200z">
          <text:p/>
        </draw:path>
        <draw:path draw:style-name="gr7" draw:text-style-name="P7" draw:layer="layout" svg:width="0.355cm" svg:height="0.402cm" svg:x="19.291cm" svg:y="8.576cm" svg:viewBox="0 0 356 403" svg:d="M284 272l68 9c-8 38-29 67-59 93-30 21-64 29-110 29-55 0-102-17-132-50-34-34-51-85-51-144 0-68 17-119 51-154 34-34 77-55 128-55 50 0 93 17 127 55 33 35 50 86 50 149 0 5 0 9 0 17h-287c0 43 12 72 33 98 22 21 51 34 81 34 25 0 46-9 63-22 17-12 30-33 38-59zM73 166h211c0-34-8-55-21-72-21-25-51-39-84-39-30 0-55 9-72 31-22 21-34 46-34 80z">
          <text:p/>
        </draw:path>
        <draw:path draw:style-name="gr7" draw:text-style-name="P7" draw:layer="layout" svg:width="0.335cm" svg:height="0.537cm" svg:x="19.697cm" svg:y="8.441cm" svg:viewBox="0 0 336 538" svg:d="M276 530v-47c-25 38-59 55-106 55-34 0-60-8-85-25-26-17-47-38-64-68-12-35-21-68-21-107 0-38 9-72 21-105 13-30 34-55 60-72 25-17 50-26 84-26 22 0 44 4 65 17 17 9 29 21 42 38v-190h64v530zM68 338c0 51 13 86 34 112 21 25 42 38 72 38s56-13 73-38c21-22 29-61 29-107 0-51-8-89-29-115-21-25-47-38-77-38-26 0-51 13-72 34-17 26-30 64-30 114z">
          <text:p/>
        </draw:path>
        <draw:path draw:style-name="gr7" draw:text-style-name="P7" draw:layer="layout" svg:width="0.322cm" svg:height="0.402cm" svg:x="20.311cm" svg:y="8.576cm" svg:viewBox="0 0 323 403" svg:d="M0 281l68-9c4 26 13 47 30 59 17 13 38 22 68 22s55-9 68-22c13-12 21-25 21-42 0-13-4-25-17-34-8-4-34-12-68-21-46-13-80-25-102-34-17-8-30-21-43-34-8-17-12-34-12-55 0-17 4-29 12-47 9-13 17-26 30-34 13-9 26-17 43-21 17-5 38-9 60-9 29 0 55 4 76 13 25 8 42 21 51 38 12 13 21 35 25 60l-63 9c-5-21-13-34-26-47-17-13-34-18-59-18-30 0-51 5-68 14-13 13-17 25-17 38 0 9 4 13 9 21 4 9 12 13 25 17 4 4 25 9 55 17 47 13 81 21 97 30 17 8 34 21 43 34 13 17 17 33 17 59 0 21-4 42-17 59-13 21-34 34-55 47-26 8-51 12-85 12-46 0-85-8-115-29-26-21-43-51-51-93z">
          <text:p/>
        </draw:path>
        <draw:path draw:style-name="gr7" draw:text-style-name="P7" draw:layer="layout" svg:width="0.364cm" svg:height="0.402cm" svg:x="20.684cm" svg:y="8.576cm" svg:viewBox="0 0 365 403" svg:d="M0 204c0-72 21-122 59-161 34-26 76-43 123-43 55 0 98 17 132 55 34 35 51 82 51 145 0 47-9 85-26 114-12 30-34 51-63 68-31 13-61 21-94 21-55 0-98-17-132-50-33-34-50-85-50-149zM67 204c0 47 13 85 34 110 21 26 47 39 81 39 33 0 59-13 81-39 21-25 34-63 34-114 0-46-13-80-34-106-22-25-48-39-81-39-34 0-60 14-81 39-21 22-34 60-34 110z">
          <text:p/>
        </draw:path>
        <draw:path draw:style-name="gr7" draw:text-style-name="P7" draw:layer="layout" svg:width="0.225cm" svg:height="0.538cm" svg:x="21.077cm" svg:y="8.432cm" svg:viewBox="0 0 226 539" svg:d="M60 539v-335h-60v-51h60v-38c0-26 0-47 4-60 8-17 21-29 35-42 17-8 38-13 67-13 17 0 38 0 60 5l-9 59c-13-4-25-4-38-4-21 0-34 4-42 12-9 9-13 21-13 47v34h76v51h-76v335z">
          <text:p/>
        </draw:path>
        <draw:path draw:style-name="gr7" draw:text-style-name="P7" draw:layer="layout" svg:width="0.19cm" svg:height="0.521cm" svg:x="21.289cm" svg:y="8.453cm" svg:viewBox="0 0 191 522" svg:d="M179 459l12 59c-21 4-38 4-50 4-26 0-43 0-56-8-13-9-22-17-30-30-4-13-4-38-4-76v-225h-51v-50h51v-94l64-39v133h64v50h-64v229c0 17 0 30 4 34 0 4 5 8 9 13 8 4 13 4 25 4 5 0 17 0 26-4z">
          <text:p/>
        </draw:path>
        <draw:path draw:style-name="gr7" draw:text-style-name="P7" draw:layer="layout" svg:width="0.529cm" svg:height="0.385cm" svg:x="21.484cm" svg:y="8.585cm" svg:viewBox="0 0 530 386" svg:d="M118 386l-118-386h67l64 225 21 81c0-5 9-30 21-77l59-229h68l59 225 17 72 22-72 67-225h65l-120 386h-67l-64-229-13-67-80 296z">
          <text:p/>
        </draw:path>
        <draw:path draw:style-name="gr7" draw:text-style-name="P7" draw:layer="layout" svg:width="0.356cm" svg:height="0.402cm" svg:x="22.042cm" svg:y="8.576cm" svg:viewBox="0 0 357 403" svg:d="M277 348c-26 22-47 34-72 43-21 8-43 12-69 12-42 0-76-8-102-29-21-21-34-47-34-81 0-17 5-34 13-50 9-17 21-30 34-39 17-8 30-17 51-21 13-4 29-4 56-8 55-9 93-13 118-21 0-13 0-17 0-17 0-30-8-47-21-60-17-13-38-22-72-22-29 0-56 4-68 18-17 9-26 30-34 55l-64-8c4-26 17-47 30-65 13-17 34-29 55-42 25-9 56-13 90-13s59 4 80 13c21 8 34 17 47 30 8 12 17 26 21 43 0 13 0 34 0 63v85c0 59 4 102 4 114 4 17 9 34 17 47h-68c-8-13-12-30-12-47zM272 204c-25 9-59 17-105 22-31 4-48 8-61 17-12 4-21 8-25 21-4 8-9 17-9 29 0 17 5 30 22 43 12 12 29 17 56 17 25 0 46-5 67-17 22-9 34-26 43-43 8-17 12-38 12-67z">
          <text:p/>
        </draw:path>
        <draw:path draw:style-name="gr7" draw:text-style-name="P7" draw:layer="layout" svg:width="0.208cm" svg:height="0.394cm" svg:x="22.478cm" svg:y="8.576cm" svg:viewBox="0 0 209 395" svg:d="M0 395v-386h56v59c16-25 29-47 42-55 13-9 29-13 42-13 21 0 47 9 69 21l-22 64c-17-13-34-17-51-17-13 0-25 4-38 13-9 8-17 21-21 38-9 21-13 46-13 76v200z">
          <text:p/>
        </draw:path>
        <draw:path draw:style-name="gr7" draw:text-style-name="P7" draw:layer="layout" svg:width="0.355cm" svg:height="0.402cm" svg:x="22.703cm" svg:y="8.576cm" svg:viewBox="0 0 356 403" svg:d="M284 272l68 9c-8 38-29 67-59 93-30 21-64 29-111 29-55 0-102-17-136-50-29-34-46-85-46-144 0-68 17-119 51-154 29-34 76-55 127-55s94 17 128 55c34 35 50 86 50 149 0 5 0 9-4 17h-284c0 43 12 72 33 98 22 21 51 34 81 34 26 0 47-9 64-22 17-12 30-33 38-59zM72 166h212c0-34-8-55-25-72-17-25-46-39-81-39-30 0-55 9-72 31-21 21-34 46-34 80z">
          <text:p/>
        </draw:path>
        <draw:path draw:style-name="gr7" draw:text-style-name="P7" draw:layer="layout" svg:width="0.355cm" svg:height="0.402cm" svg:x="23.317cm" svg:y="8.576cm" svg:viewBox="0 0 356 403" svg:d="M275 348c-26 22-47 34-72 43-21 8-47 12-72 12-42 0-72-8-97-29-22-21-34-47-34-81 0-17 4-34 12-50 9-17 22-30 34-39 17-8 30-17 47-21 13-4 34-4 59-8 51-9 93-13 119-21 0-13 0-17 0-17 0-30-9-47-22-60-16-13-38-22-72-22-33 0-55 4-67 18-17 9-26 30-34 55l-64-8c5-26 17-47 30-65 13-17 30-29 55-42 25-9 55-13 89-13s59 4 80 13c22 8 35 17 48 30 8 12 13 26 17 43 4 13 4 34 4 63v85c0 59 0 102 4 114 5 17 9 34 17 47h-68c-9-13-13-30-13-47zM271 204c-26 9-60 17-110 22-26 4-43 8-55 17-13 4-22 8-26 21-8 8-8 17-8 29 0 17 4 30 17 43 12 12 33 17 59 17 25 0 46-5 68-17 21-9 33-26 42-43 8-17 13-38 13-67z">
          <text:p/>
        </draw:path>
        <draw:path draw:style-name="gr7" draw:text-style-name="P7" draw:layer="layout" svg:width="0.309cm" svg:height="0.394cm" svg:x="23.753cm" svg:y="8.576cm" svg:viewBox="0 0 310 395" svg:d="M0 395v-386h55v55c29-43 72-64 123-64 26 0 47 4 68 13 17 8 34 21 43 34 8 13 17 29 21 46 0 13 0 34 0 64v238h-64v-234c0-25-4-46-8-59s-13-26-26-34c-12-4-30-8-47-8-26 0-51 8-72 25s-30 51-30 102v208z">
          <text:p/>
        </draw:path>
        <draw:path draw:style-name="gr7" draw:text-style-name="P7" draw:layer="layout" svg:width="0.334cm" svg:height="0.537cm" svg:x="24.138cm" svg:y="8.441cm" svg:viewBox="0 0 335 538" svg:d="M276 530v-47c-25 38-63 55-110 55-30 0-59-8-85-25s-47-38-60-68c-13-35-21-68-21-107 0-38 8-72 21-105 13-30 30-55 55-72 27-17 56-26 90-26 21 0 42 4 59 17 17 9 34 21 47 38v-190h63v530zM68 338c0 51 8 86 30 112 21 25 47 38 77 38 25 0 50-13 71-38 22-22 30-61 30-107 0-51-8-89-30-115-21-25-46-38-76-38-29 0-55 13-72 34-22 26-30 64-30 114z">
          <text:p/>
        </draw:path>
        <draw:path draw:style-name="gr7" draw:text-style-name="P7" draw:layer="layout" svg:width="0.313cm" svg:height="0.529cm" svg:x="24.777cm" svg:y="8.441cm" svg:viewBox="0 0 314 530" svg:d="M0 530v-530h68v190c30-38 69-55 115-55 30 0 55 9 72 17 21 13 38 30 47 47 8 21 12 51 12 90v241h-63v-241c0-35-9-61-21-73-13-17-34-21-59-21-22 0-39 4-56 12-17 9-30 26-39 43-4 16-8 39-8 73v207z">
          <text:p/>
        </draw:path>
        <draw:path draw:style-name="gr7" draw:text-style-name="P7" draw:layer="layout" svg:width="0.355cm" svg:height="0.402cm" svg:x="25.167cm" svg:y="8.576cm" svg:viewBox="0 0 356 403" svg:d="M276 348c-26 22-47 34-73 43-21 8-47 12-72 12-42 0-72-8-97-29-22-21-34-47-34-81 0-17 4-34 12-50 9-17 22-30 34-39 13-8 30-17 47-21 12-4 34-4 59-8 51-9 90-13 115-21 0-13 0-17 0-17 0-30-4-47-17-60-17-13-43-22-73-22-33 0-55 4-67 18-17 9-26 30-34 55l-64-8c5-26 13-47 30-65 13-17 30-29 55-42 25-9 55-13 89-13 35 0 60 4 81 13 22 8 34 17 43 30 12 12 17 26 21 43 4 13 4 34 4 63v85c0 59 0 102 4 114 5 17 9 34 17 47h-67c-9-13-13-30-13-47zM267 204c-21 9-60 17-106 22-26 4-47 8-56 17-12 4-21 8-25 21-8 8-8 17-8 29 0 17 4 30 17 43 12 12 33 17 59 17 25 0 46-5 69-17 16-9 33-26 42-43 8-17 8-38 8-67z">
          <text:p/>
        </draw:path>
        <draw:path draw:style-name="gr7" draw:text-style-name="P7" draw:layer="layout" svg:width="0.212cm" svg:height="0.394cm" svg:x="25.598cm" svg:y="8.576cm" svg:viewBox="0 0 213 395" svg:d="M0 395v-386h61v59c17-25 29-47 42-55 13-9 25-13 42-13 22 0 43 9 68 21l-25 64c-13-13-30-17-47-17-13 0-25 4-38 13-13 8-21 21-25 38-5 21-9 46-9 76v200z">
          <text:p/>
        </draw:path>
        <draw:path draw:style-name="gr7" draw:text-style-name="P7" draw:layer="layout" svg:width="0.334cm" svg:height="0.537cm" svg:x="25.823cm" svg:y="8.441cm" svg:viewBox="0 0 335 538" svg:d="M276 530v-47c-25 38-63 55-110 55-30 0-59-8-85-25s-47-38-60-68c-13-35-21-68-21-107 0-38 8-72 21-105 13-30 30-55 56-72 25-17 55-26 85-26 25 0 46 4 63 17 17 9 34 21 47 38v-190h63v530zM69 338c0 51 8 86 29 112 21 25 47 38 76 38 26 0 51-13 72-38 17-22 30-61 30-107 0-51-13-89-30-115-21-25-46-38-76-38-29 0-55 13-72 34-21 26-29 64-29 114z">
          <text:p/>
        </draw:path>
        <draw:path draw:style-name="gr7" draw:text-style-name="P7" draw:layer="layout" svg:width="0.525cm" svg:height="0.385cm" svg:x="26.212cm" svg:y="8.585cm" svg:viewBox="0 0 526 386" svg:d="M115 386l-115-386h68l59 225 21 81c5-5 9-30 22-77l63-229h65l59 225 21 72 21-72 64-225h63l-118 386h-68l-64-229-12-67-77 296z">
          <text:p/>
        </draw:path>
        <draw:path draw:style-name="gr7" draw:text-style-name="P7" draw:layer="layout" svg:width="0.356cm" svg:height="0.402cm" svg:x="26.771cm" svg:y="8.576cm" svg:viewBox="0 0 357 403" svg:d="M272 348c-21 22-47 34-68 43-21 8-46 12-72 12-42 0-76-8-97-29-22-21-35-47-35-81 0-17 4-34 13-50 8-17 22-30 35-39 12-8 29-17 46-21 13-4 30-4 60-8 50-9 88-13 114-21 0-13 0-17 0-17 0-30-4-47-17-60-17-13-42-22-76-22-30 0-51 4-68 18-13 9-25 30-30 55l-68-8c8-26 17-47 30-65 13-17 34-29 59-42 26-9 56-13 85-13 34 0 64 4 81 13 21 8 38 17 46 30 9 12 17 26 21 43 0 13 5 34 5 63v85c0 59 0 102 4 114 0 17 8 34 17 47h-72c-4-13-9-30-13-47zM268 204c-21 9-59 17-106 22-25 4-47 8-59 17-9 4-17 8-26 21-4 8-8 17-8 29 0 17 8 30 21 43 13 12 34 17 59 17 21 0 47-5 64-17 21-9 34-26 46-43 5-17 9-38 9-67z">
          <text:p/>
        </draw:path>
        <draw:path draw:style-name="gr7" draw:text-style-name="P7" draw:layer="layout" svg:width="0.207cm" svg:height="0.394cm" svg:x="27.203cm" svg:y="8.576cm" svg:viewBox="0 0 208 395" svg:d="M0 395v-386h60v59c13-25 30-47 43-55 12-9 25-13 42-13 21 0 42 9 63 21l-21 64c-17-13-29-17-46-17s-30 4-38 13c-13 8-22 21-26 38-8 21-13 46-13 76v200z">
          <text:p/>
        </draw:path>
        <draw:path draw:style-name="gr7" draw:text-style-name="P7" draw:layer="layout" svg:width="0.356cm" svg:height="0.402cm" svg:x="27.427cm" svg:y="8.576cm" svg:viewBox="0 0 357 403" svg:d="M289 272l64 9c-9 38-30 67-55 93-30 21-68 29-115 29-55 0-98-17-132-50-34-34-51-85-51-144 0-68 17-119 51-154 34-34 77-55 132-55 51 0 93 17 123 55 34 35 51 86 51 149 0 5 0 9 0 17h-289c4 43 13 72 39 98 21 21 47 34 81 34 21 0 42-9 59-22 17-12 29-33 42-59zM72 166h217c-4-34-13-55-25-72-21-25-47-39-81-39-29 0-55 9-76 31-22 21-35 46-35 80z">
          <text:p/>
        </draw:path>
        <draw:path draw:style-name="gr7" draw:text-style-name="P7" draw:layer="layout" svg:width="0.352cm" svg:height="0.402cm" svg:x="28.045cm" svg:y="8.576cm" svg:viewBox="0 0 353 403" svg:d="M272 348c-21 22-46 34-68 43-26 8-47 12-72 12-43 0-77-8-98-29-25-21-34-47-34-81 0-17 5-34 13-50 8-17 17-30 34-39 13-8 30-17 46-21 13-4 30-4 55-8 56-9 95-13 120-21 0-13 0-17 0-17 0-30-4-47-17-60-17-13-43-22-77-22-30 0-51 4-68 18-13 9-25 30-34 55l-63-8c8-26 17-47 29-65 13-17 34-29 60-42 25-9 55-13 84-13 35 0 61 4 82 13 21 8 38 17 46 30 9 12 17 26 22 43 0 13 4 34 4 63v85c0 59 0 102 4 114 0 17 4 34 13 47h-68c-4-13-9-30-13-47zM268 204c-25 9-60 17-107 22-29 4-46 8-59 17-9 4-17 8-25 21-5 8-9 17-9 29 0 17 9 30 21 43 13 12 30 17 55 17 26 0 51-5 69-17 21-9 34-26 42-43 9-17 13-38 13-67z">
          <text:p/>
        </draw:path>
        <draw:path draw:style-name="gr7" draw:text-style-name="P7" draw:layer="layout" svg:width="0.208cm" svg:height="0.394cm" svg:x="28.477cm" svg:y="8.576cm" svg:viewBox="0 0 209 395" svg:d="M0 395v-386h59v59c13-25 26-47 38-55 13-9 30-13 43-13 25 0 46 9 69 21l-23 64c-17-13-33-17-46-17-17 0-30 4-38 13-13 8-21 21-26 38-8 21-12 46-12 76v200z">
          <text:p/>
        </draw:path>
        <draw:path draw:style-name="gr7" draw:text-style-name="P7" draw:layer="layout" svg:width="0.355cm" svg:height="0.402cm" svg:x="28.702cm" svg:y="8.576cm" svg:viewBox="0 0 356 403" svg:d="M284 272l68 9c-9 38-30 67-59 93-26 21-65 29-111 29-55 0-102-17-132-50-34-34-50-85-50-144 0-68 16-119 50-154 34-34 77-55 127-55 56 0 99 17 128 55 34 35 51 86 51 149 0 5 0 9 0 17h-289c0 43 13 72 34 98 21 21 51 34 81 34 25 0 46-9 64-22 17-12 30-33 38-59zM71 166h217c-4-34-12-55-25-72-21-25-52-39-81-39-30 0-55 9-77 31-21 21-34 46-34 80z">
          <text:p/>
        </draw:path>
        <draw:path draw:style-name="gr7" draw:text-style-name="P7" draw:layer="layout" svg:width="0.351cm" svg:height="0.402cm" svg:x="29.32cm" svg:y="8.576cm" svg:viewBox="0 0 352 403" svg:d="M283 272l69 9c-14 38-31 67-60 93-30 21-64 29-110 29-55 0-102-17-136-50-29-34-46-85-46-144 0-68 17-119 46-154 34-34 81-55 131-55 51 0 94 17 127 55 34 35 48 86 48 149 0 5 0 9 0 17h-285c0 43 13 72 34 98 21 21 47 34 81 34 25 0 42-9 63-22 13-12 30-33 38-59zM67 166h216c-4-34-8-55-25-72-21-25-47-39-81-39-29 0-55 9-76 31-17 21-29 46-34 80z">
          <text:p/>
        </draw:path>
        <draw:path draw:style-name="gr7" draw:text-style-name="P7" draw:layer="layout" svg:width="0.352cm" svg:height="0.402cm" svg:x="29.73cm" svg:y="8.576cm" svg:viewBox="0 0 353 403" svg:d="M271 348c-25 22-46 34-68 43-25 8-46 12-72 12-42 0-76-8-97-29-25-21-34-47-34-81 0-17 4-34 13-50 8-17 17-30 34-39 12-8 29-17 46-21 13-4 30-4 55-8 55-9 94-13 119-21 0-13 0-17 0-17 0-30-4-47-17-60-17-13-42-22-76-22-30 0-55 4-68 18-13 9-25 30-34 55l-63-8c8-26 17-47 29-65 13-17 34-29 60-42 25-9 50-13 84-13s60 4 81 13c22 8 39 17 47 30 9 12 17 26 21 43 0 13 0 34 0 63v85c0 59 5 102 5 114 4 17 8 34 17 47h-68c-5-13-10-30-14-47zM267 204c-25 9-59 17-106 22-30 4-46 8-59 17-9 4-17 8-26 21-4 8-8 17-8 29 0 17 8 30 21 43 13 12 30 17 55 17 26 0 51-5 68-17 21-9 34-26 42-43 9-17 13-38 13-67z">
          <text:p/>
        </draw:path>
        <draw:path draw:style-name="gr7" draw:text-style-name="P7" draw:layer="layout" svg:width="0.064cm" svg:height="0.529cm" svg:x="30.162cm" svg:y="8.441cm" svg:viewBox="0 0 65 530" svg:d="M0 72v-72h65v72zM0 530v-386h65v386z">
          <text:p/>
        </draw:path>
        <draw:path draw:style-name="gr7" draw:text-style-name="P7" draw:layer="layout" svg:width="0.317cm" svg:height="0.402cm" svg:x="30.302cm" svg:y="8.576cm" svg:viewBox="0 0 318 403" svg:d="M0 281l63-9c4 26 13 47 30 59 17 13 38 22 68 22 33 0 55-9 67-22 17-12 21-25 21-42 0-13-4-25-16-34-9-4-34-12-68-21-47-13-81-25-98-34-21-8-33-21-42-34-13-17-17-34-17-55 0-17 4-29 13-47 8-13 17-26 34-34 8-9 21-17 38-21 21-5 38-9 59-9 30 0 55 4 81 13 21 8 38 21 46 38 14 13 22 35 27 60l-65 9c-4-21-13-34-25-47-17-13-34-18-60-18-29 0-50 5-63 14-13 13-21 25-21 38 0 9 4 13 8 21 4 9 13 13 26 17 4 4 25 9 59 17 42 13 76 21 93 30 21 8 35 21 48 34 8 17 12 33 12 59 0 21-4 42-17 59-13 21-35 34-56 47-25 8-51 12-80 12-51 0-89-8-114-29-30-21-47-51-51-93z">
          <text:p/>
        </draw:path>
        <draw:polygon draw:style-name="gr7" draw:text-style-name="P7" draw:layer="layout" svg:width="0.068cm" svg:height="0.533cm" svg:x="30.695cm" svg:y="8.441cm" svg:viewBox="0 0 69 534" draw:points="0,0 69,0 69,534 0,534">
          <text:p/>
        </draw:polygon>
        <draw:path draw:style-name="gr7" draw:text-style-name="P7" draw:layer="layout" svg:width="0.356cm" svg:height="0.542cm" svg:x="30.822cm" svg:y="8.585cm" svg:viewBox="0 0 357 543" svg:d="M39 534l-9-59c13 4 25 4 38 4s26 0 34-8c8-5 17-9 21-17 4-9 9-26 21-51 0-4 0-9 5-17l-149-386h72l81 224c8 30 21 59 29 89 5-30 13-59 26-89l81-224h68l-149 394c-13 43-26 72-34 85-13 25-25 38-42 51-13 8-34 13-55 13-9 0-26 0-38-9z">
          <text:p/>
        </draw:path>
        <draw:path draw:style-name="gr7" draw:text-style-name="P7" draw:layer="layout" svg:width="0.356cm" svg:height="0.402cm" svg:x="31.415cm" svg:y="8.576cm" svg:viewBox="0 0 357 403" svg:d="M276 348c-25 22-51 34-72 43-21 8-46 12-72 12-42 0-76-8-97-29s-35-47-35-81c0-17 5-34 14-50 8-17 21-30 34-39 12-8 29-17 46-21 13-4 34-4 59-8 51-9 89-13 115-21 0-13 0-17 0-17 0-30-4-47-17-60-17-13-42-22-76-22-30 0-51 4-68 18-13 9-25 30-30 55l-63-8c4-26 12-47 25-65 17-17 34-29 59-42 26-9 55-13 89-13 30 0 60 4 81 13 17 8 34 17 42 30 13 12 17 26 21 43 5 13 5 34 5 63v85c0 59 0 102 4 114 0 17 8 34 17 47h-68c-9-13-13-30-13-47zM268 204c-21 9-59 17-106 22-25 4-47 8-55 17-13 4-21 8-25 21-9 8-13 17-13 29 0 17 8 30 21 43 13 12 34 17 59 17 26 0 47-5 68-17 17-9 34-26 42-43 5-17 9-38 9-67z">
          <text:p/>
        </draw:path>
        <draw:path draw:style-name="gr7" draw:text-style-name="P7" draw:layer="layout" svg:width="0.351cm" svg:height="0.385cm" svg:x="31.809cm" svg:y="8.585cm" svg:viewBox="0 0 352 386" svg:d="M148 386l-148-386h67l85 234c9 25 17 50 26 76 4-21 12-43 21-72l89-238h64l-145 386z">
          <text:p/>
        </draw:path>
        <draw:path draw:style-name="gr7" draw:text-style-name="P7" draw:layer="layout" svg:width="0.352cm" svg:height="0.402cm" svg:x="32.198cm" svg:y="8.576cm" svg:viewBox="0 0 353 403" svg:d="M272 348c-26 22-47 34-69 43-25 8-46 12-72 12-42 0-76-8-97-29-25-21-34-47-34-81 0-17 4-34 13-50 8-17 17-30 34-39 12-8 29-17 46-21 13-4 30-4 55-8 55-9 94-13 119-21 0-13 0-17 0-17 0-30-9-47-17-60-17-13-42-22-76-22-30 0-55 4-68 18-17 9-25 30-34 55l-63-8c8-26 17-47 29-65 13-17 34-29 60-42 21-9 50-13 84-13s60 4 81 13c22 8 39 17 47 30 9 12 17 26 21 43 0 13 0 34 0 63v85c0 59 5 102 5 114 4 17 8 34 17 47h-68c-4-13-9-30-13-47zM267 204c-25 9-59 17-106 22-30 4-46 8-59 17-9 4-17 8-26 21-4 8-8 17-8 29 0 17 8 30 21 43 13 12 30 17 55 17 26 0 51-5 68-17 21-9 34-26 42-43 9-17 13-38 13-67z">
          <text:p/>
        </draw:path>
        <draw:path draw:style-name="gr7" draw:text-style-name="P7" draw:layer="layout" svg:width="0.064cm" svg:height="0.529cm" svg:x="32.63cm" svg:y="8.441cm" svg:viewBox="0 0 65 530" svg:d="M0 72v-72h65v72zM0 530v-386h65v386z">
          <text:p/>
        </draw:path>
        <draw:polygon draw:style-name="gr7" draw:text-style-name="P7" draw:layer="layout" svg:width="0.068cm" svg:height="0.533cm" svg:x="32.791cm" svg:y="8.441cm" svg:viewBox="0 0 69 534" draw:points="0,0 69,0 69,534 0,534">
          <text:p/>
        </draw:polygon>
        <draw:path draw:style-name="gr7" draw:text-style-name="P7" draw:layer="layout" svg:width="0.355cm" svg:height="0.402cm" svg:x="32.935cm" svg:y="8.576cm" svg:viewBox="0 0 356 403" svg:d="M276 348c-26 22-48 34-69 43-25 8-46 12-72 12-42 0-76-8-101-29-21-21-34-47-34-81 0-17 4-34 13-50 8-17 21-30 33-39 17-8 30-17 51-21 13-4 30-4 55-8 55-9 93-13 120-21 0-13 0-17 0-17 0-30-9-47-22-60s-39-22-72-22c-30 0-55 4-68 18-17 9-26 30-34 55l-63-8c4-26 16-47 29-65 13-17 34-29 55-42 26-9 55-13 89-13s59 4 82 13c21 8 33 17 46 30 9 12 17 26 21 43 0 13 0 34 0 63v85c0 59 4 102 4 114 5 17 9 34 17 47h-67c-5-13-13-30-13-47zM272 204c-27 9-61 17-107 22-30 4-47 8-59 17-13 4-22 8-26 21-4 8-8 17-8 29 0 17 4 30 21 43 13 12 30 17 55 17s47-5 68-17c21-9 34-26 43-43s13-38 13-67z">
          <text:p/>
        </draw:path>
        <draw:path draw:style-name="gr7" draw:text-style-name="P7" draw:layer="layout" svg:width="0.334cm" svg:height="0.537cm" svg:x="33.371cm" svg:y="8.441cm" svg:viewBox="0 0 335 538" svg:d="M59 530h-59v-530h63v190c30-38 64-55 106-55 26 0 48 4 69 17 21 9 38 21 51 38 12 17 25 38 34 64 8 25 12 51 12 76 0 68-17 120-50 158-34 33-72 50-120 50-42 0-80-17-106-55zM59 334c0 47 4 81 17 103 21 34 51 51 85 51 29 0 52-13 73-38 21-26 34-65 34-112 0-50-13-88-30-114-21-21-48-34-73-34-30 0-55 13-76 38-21 26-30 60-30 106z">
          <text:p/>
        </draw:path>
        <draw:polygon draw:style-name="gr7" draw:text-style-name="P7" draw:layer="layout" svg:width="0.068cm" svg:height="0.533cm" svg:x="33.777cm" svg:y="8.441cm" svg:viewBox="0 0 69 534" draw:points="0,0 69,0 69,534 0,534">
          <text:p/>
        </draw:polygon>
        <draw:path draw:style-name="gr7" draw:text-style-name="P7" draw:layer="layout" svg:width="0.352cm" svg:height="0.402cm" svg:x="33.925cm" svg:y="8.576cm" svg:viewBox="0 0 353 403" svg:d="M284 272l69 9c-13 38-30 67-60 93-30 21-64 29-111 29-55 0-101-17-135-50-30-34-47-85-47-144 0-68 17-119 47-154 34-34 76-55 131-55 51 0 93 17 128 55 34 35 47 86 47 149 0 5 0 9 0 17h-285c0 43 13 72 34 98 21 21 47 34 80 34 26 0 43-9 60-22 17-12 34-33 42-59zM68 166h216c-4-34-8-55-25-72-22-25-47-39-81-39-29 0-55 9-76 31-17 21-30 46-34 80z">
          <text:p/>
        </draw:path>
        <draw:path draw:style-name="gr7" draw:text-style-name="P7" draw:layer="layout" svg:width="0.356cm" svg:height="0.402cm" svg:x="2.082cm" svg:y="9.465cm" svg:viewBox="0 0 357 403" svg:d="M276 347c-25 22-51 34-72 44-22 8-47 12-72 12-43 0-72-8-98-30-21-21-34-47-34-81 0-17 5-34 13-50 8-17 21-30 34-39 13-8 30-16 46-21 13-4 34-4 60-8 51-9 90-13 115-21 0-13 0-17 0-22 0-25-4-42-17-55-17-12-43-21-73-21-34 0-55 5-72 17-13 9-25 30-29 55l-64-8c4-26 13-47 30-64 12-17 29-29 55-42 25-9 55-13 89-13 33 0 60 4 81 13 21 8 34 17 42 30 13 12 17 25 22 42 4 13 4 34 4 63v85c0 59 0 102 4 114 4 17 8 34 17 48h-68c-8-14-13-31-13-48zM268 203c-21 9-60 17-107 22-25 4-46 8-55 12-13 9-21 13-25 26-9 8-9 17-9 29 0 17 5 30 17 43 13 12 34 17 59 17 26 0 47-5 68-17 18-9 35-26 44-43 8-17 8-38 8-67z">
          <text:p/>
        </draw:path>
        <draw:path draw:style-name="gr7" draw:text-style-name="P7" draw:layer="layout" svg:width="0.313cm" svg:height="0.394cm" svg:x="2.514cm" svg:y="9.465cm" svg:viewBox="0 0 314 395" svg:d="M0 395v-386h59v55c30-43 72-64 124-64 26 0 47 4 64 13 21 8 34 21 46 34 9 13 17 29 17 46 4 13 4 34 4 64v238h-63v-234c0-25-4-46-9-59-4-13-12-26-25-34-13-4-30-8-47-8-30 0-51 8-73 25-21 17-29 51-29 103v207z">
          <text:p/>
        </draw:path>
        <draw:path draw:style-name="gr7" draw:text-style-name="P7" draw:layer="layout" svg:width="0.334cm" svg:height="0.537cm" svg:x="2.904cm" svg:y="9.33cm" svg:viewBox="0 0 335 538" svg:d="M272 530v-47c-23 38-61 55-107 55-30 0-60-8-85-25s-47-38-59-68c-13-34-21-67-21-106 0-38 4-72 17-105 12-30 33-55 59-72 25-17 55-26 84-26 26 0 47 4 64 17 17 9 34 21 42 38v-191h69v530zM67 339c0 47 9 85 30 111 21 25 47 38 76 38 26 0 51-13 72-38 17-22 31-60 31-106 0-51-14-89-31-115-21-25-46-38-76-38s-55 13-72 34c-21 26-30 64-30 114z">
          <text:p/>
        </draw:path>
        <draw:path draw:style-name="gr7" draw:text-style-name="P7" draw:layer="layout" svg:width="0.355cm" svg:height="0.402cm" svg:x="3.522cm" svg:y="9.465cm" svg:viewBox="0 0 356 403" svg:d="M284 271l68 9c-8 38-30 67-59 93-26 22-64 30-111 30-55 0-102-17-132-51-33-34-50-85-50-144 0-68 17-119 50-153 34-38 77-55 127-55 56 0 99 17 128 55 34 34 51 85 51 148 0 0 0 9 0 17h-289c0 43 13 72 34 98 21 21 51 34 81 34 26 0 47-9 64-22 17-12 30-33 38-59zM72 165h216c-4-34-12-55-25-72-21-25-51-38-81-38s-55 9-77 30c-21 21-33 46-33 80z">
          <text:p/>
        </draw:path>
        <draw:path draw:style-name="gr7" draw:text-style-name="P7" draw:layer="layout" svg:width="0.356cm" svg:height="0.402cm" svg:x="3.932cm" svg:y="9.465cm" svg:viewBox="0 0 357 403" svg:d="M276 347c-25 22-50 34-72 44-21 8-46 12-73 12-42 0-76-8-97-30-21-21-34-47-34-81 0-17 4-34 13-50 8-17 21-30 34-39 13-8 29-16 46-21 13-4 34-4 61-8 50-9 89-13 114-21 0-13 0-17 0-22 0-25-4-42-17-55-17-12-42-21-76-21-31 0-52 5-69 17-13 9-25 30-30 55l-63-8c4-26 13-47 25-64 17-17 34-29 60-42 25-9 56-13 90-13 29 0 59 4 80 13 17 8 34 17 42 30 13 12 17 25 21 42 5 13 5 34 5 63v85c0 59 0 102 4 114 0 17 8 34 17 48h-68c-8-14-13-31-13-48zM268 203c-21 9-59 17-106 22-26 4-47 8-56 12-13 9-21 13-25 26-9 8-13 17-13 29 0 17 8 30 21 43 13 12 34 17 59 17 27 0 48-5 69-17 17-9 34-26 42-43 5-17 9-38 9-67z">
          <text:p/>
        </draw:path>
        <draw:path draw:style-name="gr7" draw:text-style-name="P7" draw:layer="layout" svg:width="0.321cm" svg:height="0.402cm" svg:x="4.339cm" svg:y="9.465cm" svg:viewBox="0 0 322 403" svg:d="M0 280l63-9c4 26 17 43 30 59 17 13 42 22 72 22 29 0 51-9 68-22 12-12 21-25 21-42 0-13-9-25-21-34-9-4-30-12-68-21-47-13-81-25-98-34-17-8-33-21-42-34-8-17-13-34-13-55 0-17 5-29 9-46 8-13 21-26 34-34 8-9 25-17 42-21 17-5 34-9 55-9 30 0 59 4 81 13 21 8 38 21 50 38 9 13 17 34 21 59l-63 9c-4-21-13-38-25-47-13-12-34-17-60-17-29 0-50 5-63 13-13 13-17 21-17 38 0 9 0 13 4 21 9 9 17 13 26 17 8 4 25 9 59 17 46 13 76 21 97 30 17 8 30 21 42 34 9 17 18 33 18 59 0 21-9 38-22 59-12 21-29 34-55 48-25 8-51 12-80 12-51 0-89-8-115-30-25-21-42-51-50-93z">
          <text:p/>
        </draw:path>
        <draw:path draw:style-name="gr7" draw:text-style-name="P7" draw:layer="layout" svg:width="0.351cm" svg:height="0.542cm" svg:x="4.699cm" svg:y="9.474cm" svg:viewBox="0 0 352 543" svg:d="M33 533l-8-59c18 4 31 4 39 4 17 0 25 0 34-8 8-5 17-9 21-17 4-9 13-26 21-51 0-4 4-9 4-17l-144-385h72l81 224c8 30 17 59 25 89 9-30 17-59 26-89l84-224h64l-144 393c-17 43-30 72-38 85-13 21-26 38-38 51-17 9-34 14-55 14-13 0-26 0-44-10z">
          <text:p/>
        </draw:path>
        <draw:path draw:style-name="gr7" draw:text-style-name="P7" draw:layer="layout" svg:width="0.191cm" svg:height="0.521cm" svg:x="5.274cm" svg:y="9.342cm" svg:viewBox="0 0 192 522" svg:d="M179 459l13 59c-21 4-38 4-52 4-25 0-42 0-55-8-13-9-21-17-30-30-4-13-4-38-4-76v-226h-51v-50h51v-93l64-39v132h64v50h-64v226c0 21 0 34 4 38 0 4 4 8 8 13 9 4 13 4 27 4 4 0 17 0 25-4z">
          <text:p/>
        </draw:path>
        <draw:path draw:style-name="gr7" draw:text-style-name="P7" draw:layer="layout" svg:width="0.36cm" svg:height="0.402cm" svg:x="5.494cm" svg:y="9.465cm" svg:viewBox="0 0 361 403" svg:d="M0 203c0-72 17-127 60-160 30-26 73-43 119-43 55 0 98 17 131 55 34 34 51 81 51 140 0 51-8 89-25 119-13 29-34 50-64 67-29 14-59 22-93 22-55 0-97-17-132-51-34-34-47-85-47-149zM64 203c0 47 14 85 35 111 21 25 46 38 80 38s59-13 81-38c21-26 33-64 33-115 0-46-12-80-33-106-22-25-47-38-81-38s-59 13-80 38c-21 22-35 60-35 110z">
          <text:p/>
        </draw:path>
        <draw:path draw:style-name="gr7" draw:text-style-name="P7" draw:layer="layout" svg:width="0.529cm" svg:height="0.385cm" svg:x="6.087cm" svg:y="9.474cm" svg:viewBox="0 0 530 386" svg:d="M119 386l-119-386h68l59 224 25 81c0-5 5-30 17-77l64-228h68l55 224 21 72 21-72 68-224h64l-124 386h-67l-60-230-17-67-76 297z">
          <text:p/>
        </draw:path>
        <draw:path draw:style-name="gr7" draw:text-style-name="P7" draw:layer="layout" svg:width="0.36cm" svg:height="0.402cm" svg:x="6.646cm" svg:y="9.465cm" svg:viewBox="0 0 361 403" svg:d="M0 203c0-72 17-127 59-160 30-26 72-43 119-43 55 0 97 17 131 55 34 34 52 81 52 140 0 51-10 89-27 119-12 29-34 50-63 67-30 14-60 22-93 22-55 0-98-17-132-51-33-34-46-85-46-149zM63 203c0 47 13 85 34 111 21 25 47 38 81 38 33 0 59-13 80-38 21-26 34-64 34-115 0-46-13-80-34-106-21-25-47-38-80-38-34 0-60 13-81 38-21 22-34 60-34 110z">
          <text:p/>
        </draw:path>
        <draw:path draw:style-name="gr7" draw:text-style-name="P7" draw:layer="layout" svg:width="0.211cm" svg:height="0.394cm" svg:x="7.078cm" svg:y="9.465cm" svg:viewBox="0 0 212 395" svg:d="M0 395v-386h59v59c17-25 30-47 42-55 13-9 26-13 43-13 21 0 42 9 68 21l-26 60c-17-9-30-13-47-13-12 0-25 4-38 13-12 8-21 21-25 38-9 21-9 47-9 77v199z">
          <text:p/>
        </draw:path>
        <draw:polygon draw:style-name="gr7" draw:text-style-name="P7" draw:layer="layout" svg:width="0.318cm" svg:height="0.529cm" svg:x="7.327cm" svg:y="9.33cm" svg:viewBox="0 0 319 530" draw:points="0,530 0,0 64,0 64,300 217,144 302,144 158,288 319,530 238,530 110,334 64,377 64,530">
          <text:p/>
        </draw:polygon>
        <draw:path draw:style-name="gr7" draw:text-style-name="P7" draw:layer="layout" svg:width="0.529cm" svg:height="0.385cm" svg:x="7.852cm" svg:y="9.474cm" svg:viewBox="0 0 530 386" svg:d="M119 386l-119-386h68l64 224 21 81c0-5 8-30 21-77l59-228h68l60 224 17 72 25-72 64-224h63l-118 386h-69l-63-230-13-67-80 297z">
          <text:p/>
        </draw:path>
        <draw:path draw:style-name="gr7" draw:text-style-name="P7" draw:layer="layout" svg:width="0.063cm" svg:height="0.529cm" svg:x="8.437cm" svg:y="9.33cm" svg:viewBox="0 0 64 530" svg:d="M0 72v-72h64v72zM0 530v-386h64v386z">
          <text:p/>
        </draw:path>
        <draw:path draw:style-name="gr7" draw:text-style-name="P7" draw:layer="layout" svg:width="0.19cm" svg:height="0.521cm" svg:x="8.564cm" svg:y="9.342cm" svg:viewBox="0 0 191 522" svg:d="M178 459l13 59c-21 4-38 4-51 4-25 0-42 0-55-8-14-9-22-17-30-30-5-13-5-38-5-76v-226h-50v-50h50v-93l65-39v132h63v50h-63v226c0 21 0 34 4 38 0 4 4 8 9 13 8 4 12 4 25 4 4 0 17 0 25-4z">
          <text:p/>
        </draw:path>
        <draw:path draw:style-name="gr7" draw:text-style-name="P7" draw:layer="layout" svg:width="0.313cm" svg:height="0.529cm" svg:x="8.805cm" svg:y="9.33cm" svg:viewBox="0 0 314 530" svg:d="M0 530v-530h68v190c29-38 68-55 115-55 29 0 55 9 76 17 17 13 34 30 42 47 9 21 13 51 13 89v242h-63v-242c0-34-9-60-22-72-12-17-33-26-59-26-21 0-38 9-56 17-17 9-30 26-38 43-4 16-8 38-8 67v213z">
          <text:p/>
        </draw:path>
        <draw:polygon draw:style-name="gr7" draw:text-style-name="P7" draw:layer="layout" svg:width="0.076cm" svg:height="0.076cm" svg:x="9.237cm" svg:y="9.783cm" svg:viewBox="0 0 77 77" draw:points="0,0 77,0 77,77 0,77">
          <text:p/>
        </draw:polygon>
        <draw:path draw:style-name="gr7" draw:text-style-name="P7" draw:layer="layout" svg:width="0.508cm" svg:height="0.546cm" svg:x="3.738cm" svg:y="11.98cm" svg:viewBox="0 0 509 547" svg:d="M0 279c0-89 25-156 71-207 48-51 112-72 188-72 46 0 93 8 131 34 38 21 68 55 89 97s30 89 30 144c0 52-9 103-30 145s-55 76-93 97-85 30-131 30c-47 0-94-9-132-34-42-25-73-59-90-97-21-43-33-89-33-137zM77 279c0 69 17 116 51 154 33 38 76 55 127 55 55 0 97-17 131-55s51-89 51-158c0-47-5-80-22-114-12-34-33-60-63-77-30-16-59-25-93-25-51 0-93 17-131 51-34 34-51 93-51 169z">
          <text:p/>
        </draw:path>
        <draw:path draw:style-name="gr7" draw:text-style-name="P7" draw:layer="layout" svg:width="0.309cm" svg:height="0.393cm" svg:x="4.33cm" svg:y="12.124cm" svg:viewBox="0 0 310 394" svg:d="M0 394v-386h55v55c30-42 72-63 124-63 25 0 47 4 63 12 22 9 34 22 47 34 9 13 17 30 21 47 0 13 0 34 0 63v238h-63v-233c0-26-5-47-9-60-4-12-12-25-25-34-13-4-30-8-47-8-26 0-52 8-73 25s-29 51-29 102v208z">
          <text:p/>
        </draw:path>
        <draw:polygon draw:style-name="gr7" draw:text-style-name="P7" draw:layer="layout" svg:width="0.067cm" svg:height="0.534cm" svg:x="4.737cm" svg:y="11.988cm" svg:viewBox="0 0 68 535" draw:points="0,0 68,0 68,535 0,535">
          <text:p/>
        </draw:polygon>
        <draw:path draw:style-name="gr7" draw:text-style-name="P7" draw:layer="layout" svg:width="0.063cm" svg:height="0.529cm" svg:x="4.906cm" svg:y="11.988cm" svg:viewBox="0 0 64 530" svg:d="M0 77v-77h64v77zM0 530v-386h64v386z">
          <text:p/>
        </draw:path>
        <draw:path draw:style-name="gr7" draw:text-style-name="P7" draw:layer="layout" svg:width="0.313cm" svg:height="0.393cm" svg:x="5.067cm" svg:y="12.124cm" svg:viewBox="0 0 314 394" svg:d="M0 394v-386h59v55c30-42 73-63 124-63 25 0 46 4 63 12 22 9 34 22 47 34 8 13 17 30 17 47 4 13 4 34 4 63v238h-63v-233c0-26-5-47-9-60-4-12-13-25-25-34-13-4-30-8-47-8-29 0-51 8-73 25-21 17-29 51-29 102v208z">
          <text:p/>
        </draw:path>
        <draw:path draw:style-name="gr7" draw:text-style-name="P7" draw:layer="layout" svg:width="0.356cm" svg:height="0.402cm" svg:x="5.456cm" svg:y="12.124cm" svg:viewBox="0 0 357 403" svg:d="M289 272l68 8c-13 38-30 72-59 93-30 21-68 30-110 30-60 0-102-17-136-51-35-34-52-85-52-144 0-68 17-119 52-153 34-34 76-55 131-55 51 0 93 17 127 55 30 34 47 85 47 149 0 4 0 8 0 17h-288c4 42 17 72 38 97 21 21 47 34 81 34 21 0 42-8 59-21s29-30 42-59zM73 166h216c-4-31-13-56-25-73-21-25-47-38-81-38-29 0-55 8-76 29-21 22-30 47-34 82z">
          <text:p/>
        </draw:path>
        <draw:path draw:style-name="gr7" draw:text-style-name="P7" draw:layer="layout" svg:width="0.487cm" svg:height="0.529cm" svg:x="6.049cm" svg:y="11.988cm" svg:viewBox="0 0 488 530" svg:d="M208 530l-208-530h77l140 386c13 29 21 60 29 89 5-29 17-60 26-89l144-386h72l-208 530z">
          <text:p/>
        </draw:path>
        <draw:path draw:style-name="gr7" draw:text-style-name="P7" draw:layer="layout" svg:width="0.356cm" svg:height="0.402cm" svg:x="6.527cm" svg:y="12.124cm" svg:viewBox="0 0 357 403" svg:d="M285 272l68 8c-9 38-30 72-60 93-29 21-63 30-110 30-55 0-101-17-135-51-31-34-48-85-48-144 0-68 17-119 52-153 30-34 76-55 127-55s93 17 127 55c34 34 51 85 51 149 0 4 0 8-4 17h-284c0 42 13 72 34 97 21 21 46 34 80 34 26 0 47-8 64-21s29-30 38-59zM69 166h216c0-31-9-56-25-73-17-25-47-38-81-38-30 0-55 8-76 29-17 22-30 47-34 82z">
          <text:p/>
        </draw:path>
        <draw:path draw:style-name="gr7" draw:text-style-name="P7" draw:layer="layout" svg:width="0.338cm" svg:height="0.55cm" svg:x="6.934cm" svg:y="12.124cm" svg:viewBox="0 0 339 551" svg:d="M12 428l64 9c4 21 8 34 21 42 17 13 38 21 68 21 29 0 55-8 68-21 16-13 29-30 33-51 5-12 9-38 5-84-26 34-64 50-106 50-51 0-93-16-123-55-30-38-42-84-42-140 0-34 8-68 21-102 13-30 29-55 55-72 25-17 55-25 89-25 46 0 84 21 114 55v-47h60v336c0 59-4 101-18 127-12 25-33 46-59 59-25 17-59 21-97 21-47 0-85-8-110-30-30-21-43-50-43-93zM67 194c0 51 9 90 30 112 21 25 47 38 76 38 30 0 55-13 76-38 17-22 30-61 30-107 0-47-13-85-34-106-21-26-46-38-76-38-25 0-51 12-72 34-21 25-30 59-30 105z">
          <text:p/>
        </draw:path>
        <draw:path draw:style-name="gr7" draw:text-style-name="P7" draw:layer="layout" svg:width="0.355cm" svg:height="0.402cm" svg:x="7.349cm" svg:y="12.124cm" svg:viewBox="0 0 356 403" svg:d="M283 272l69 8c-9 38-30 72-59 93-31 21-65 30-111 30-55 0-102-17-132-51-33-34-50-85-50-144 0-68 17-119 50-153 34-34 77-55 127-55 51 0 94 17 128 55 34 34 51 85 51 149 0 4 0 8 0 17h-289c0 42 13 72 34 97 21 21 51 34 81 34 25 0 46-8 63-21s30-30 38-59zM72 166h211c0-31-8-56-21-73-21-25-51-38-85-38-29 0-55 8-72 29-21 22-33 47-33 82z">
          <text:p/>
        </draw:path>
        <draw:path draw:style-name="gr7" draw:text-style-name="P7" draw:layer="layout" svg:width="0.187cm" svg:height="0.525cm" svg:x="7.746cm" svg:y="12.001cm" svg:viewBox="0 0 188 526" svg:d="M179 462l9 55c-17 5-35 9-52 9-21 0-42-4-55-13-13-8-21-17-25-29-5-13-9-38-9-77v-225h-47v-51h47v-93l64-38v131h68v51h-68v230c0 17 0 29 4 34 4 4 4 8 12 12 5 4 13 4 22 4 8 0 18 0 30 0z">
          <text:p/>
        </draw:path>
        <draw:path draw:style-name="gr7" draw:text-style-name="P7" draw:layer="layout" svg:width="0.356cm" svg:height="0.402cm" svg:x="7.962cm" svg:y="12.124cm" svg:viewBox="0 0 357 403" svg:d="M277 348c-26 21-47 34-72 42-22 9-43 13-72 13-43 0-72-9-98-30-22-21-35-46-35-80 0-17 5-34 13-51 9-17 22-25 35-38 17-9 30-17 47-21 12-4 33-4 59-9 55-8 93-12 118-21 0-8 0-18 0-18 0-29-8-46-21-59-17-13-38-21-72-21-29 0-55 4-68 17-16 8-25 29-33 55l-65-9c4-25 18-46 31-63 12-17 29-30 55-38 25-13 55-17 89-17s59 4 80 12c21 9 34 17 47 30 8 13 17 25 17 42 4 13 4 34 4 65v85c0 63 4 101 4 114 4 17 9 34 17 46h-68c-8-12-12-29-12-46zM272 204c-25 8-59 17-110 25-25 0-42 5-55 13-12 4-21 9-25 21-4 9-9 17-9 30 0 17 5 29 17 42 17 13 34 17 60 17 25 0 46-4 67-17 21-8 34-25 43-42 8-17 12-38 12-68z">
          <text:p/>
        </draw:path>
        <draw:path draw:style-name="gr7" draw:text-style-name="P7" draw:layer="layout" svg:width="0.331cm" svg:height="0.538cm" svg:x="8.398cm" svg:y="11.988cm" svg:viewBox="0 0 332 539" svg:d="M61 530h-61v-530h65v192c30-38 63-55 106-55 21 0 46 4 67 17 22 8 39 21 51 38 13 17 26 38 34 63 9 26 9 51 9 81 0 63-13 114-47 152-34 34-72 51-118 51-47 0-81-17-106-55zM61 336c0 46 4 80 17 101 21 34 50 51 84 51 30 0 51-13 72-38s34-63 34-110c0-51-13-89-30-114-21-22-46-34-71-34-30 0-56 12-77 38-21 25-29 59-29 106z">
          <text:p/>
        </draw:path>
        <draw:polygon draw:style-name="gr7" draw:text-style-name="P7" draw:layer="layout" svg:width="0.068cm" svg:height="0.534cm" svg:x="8.805cm" svg:y="11.988cm" svg:viewBox="0 0 69 535" draw:points="0,0 69,0 69,535 0,535">
          <text:p/>
        </draw:polygon>
        <draw:path draw:style-name="gr7" draw:text-style-name="P7" draw:layer="layout" svg:width="0.351cm" svg:height="0.402cm" svg:x="8.953cm" svg:y="12.124cm" svg:viewBox="0 0 352 403" svg:d="M284 272l68 8c-13 38-30 72-60 93s-68 30-110 30c-55 0-102-17-135-51-34-34-47-85-47-144 0-68 13-119 47-153 33-34 76-55 131-55 51 0 93 17 127 55 34 34 47 85 47 149 0 4 0 8 0 17h-289c5 42 17 72 39 97 21 21 46 34 80 34 25 0 42-8 59-21s34-30 43-59zM68 166h216c-5-31-13-56-26-73-21-25-46-38-80-38-30 0-55 8-76 29-17 22-30 47-34 82z">
          <text:p/>
        </draw:path>
        <draw:path draw:style-name="gr7" draw:text-style-name="P7" draw:layer="layout" svg:width="0.355cm" svg:height="0.402cm" svg:x="9.567cm" svg:y="12.124cm" svg:viewBox="0 0 356 403" svg:d="M276 348c-25 21-51 34-72 42-22 9-48 13-73 13-42 0-72-9-97-30-21-21-34-46-34-80 0-17 4-34 13-51 8-17 21-25 33-38 13-9 30-17 47-21 13-4 34-4 59-9 52-8 90-12 116-21 0-8 0-18 0-18 0-29-5-46-17-59-17-13-43-21-73-21-34 0-55 4-72 17-13 8-26 29-30 55l-63-9c4-25 12-46 25-63 17-17 34-30 59-38 26-13 55-17 89-17 31 0 60 4 82 12 21 9 33 17 42 30 13 13 17 25 21 42 4 13 4 34 4 65v85c0 63 0 101 5 114 4 17 8 34 16 46h-67c-9-12-13-29-13-46zM268 204c-22 8-60 17-107 25-26 0-47 5-55 13-13 4-21 9-26 21-8 9-8 17-8 30 0 17 4 29 17 42 12 13 34 17 59 17s47-4 69-17c17-8 34-25 42-42 4-17 9-38 9-68z">
          <text:p/>
        </draw:path>
        <draw:path draw:style-name="gr7" draw:text-style-name="P7" draw:layer="layout" svg:width="0.313cm" svg:height="0.393cm" svg:x="9.999cm" svg:y="12.124cm" svg:viewBox="0 0 314 394" svg:d="M0 394v-386h59v55c30-42 72-63 124-63 25 0 46 4 63 12 21 9 34 22 47 34 8 13 12 30 17 47 4 13 4 34 4 63v238h-64v-233c0-26-4-47-8-60-4-12-13-25-25-34-13-4-30-8-48-8-30 0-51 8-72 25s-30 51-30 102v208z">
          <text:p/>
        </draw:path>
        <draw:path draw:style-name="gr7" draw:text-style-name="P7" draw:layer="layout" svg:width="0.335cm" svg:height="0.538cm" svg:x="10.388cm" svg:y="11.988cm" svg:viewBox="0 0 336 539" svg:d="M272 530v-46c-21 38-59 55-106 55-29 0-60-9-85-25-26-17-47-39-60-68-12-30-21-68-21-106s4-72 17-106c13-30 34-55 59-72 26-17 55-25 86-25 25 0 47 4 63 17 17 8 34 21 43 38v-192h68v530zM68 340c0 51 8 85 29 110 22 25 48 38 73 38 30 0 55-13 77-38 17-21 29-55 29-106s-12-89-29-114c-22-26-47-38-77-38-29 0-56 12-73 34-21 25-29 63-29 114z">
          <text:p/>
        </draw:path>
        <draw:polygon draw:style-name="gr7" draw:text-style-name="P7" draw:layer="layout" svg:width="0.36cm" svg:height="0.529cm" svg:x="11.04cm" svg:y="11.988cm" svg:viewBox="0 0 361 530" draw:points="0,530 0,0 361,0 361,64 72,64 72,225 319,225 319,288 72,288 72,530">
          <text:p/>
        </draw:polygon>
        <draw:path draw:style-name="gr7" draw:text-style-name="P7" draw:layer="layout" svg:width="0.208cm" svg:height="0.393cm" svg:x="11.48cm" svg:y="12.124cm" svg:viewBox="0 0 209 394" svg:d="M0 394v-386h56v59c17-25 30-46 43-55 12-8 29-12 42-12 21 0 47 8 68 21l-21 63c-17-12-34-17-51-17-13 0-26 5-38 13-9 9-17 21-21 38-9 21-13 47-13 76v200z">
          <text:p/>
        </draw:path>
        <draw:path draw:style-name="gr7" draw:text-style-name="P7" draw:layer="layout" svg:width="0.309cm" svg:height="0.394cm" svg:x="11.726cm" svg:y="12.132cm" svg:viewBox="0 0 310 395" svg:d="M255 386v-55c-34 43-72 64-124 64-25 0-47-4-63-13-22-8-34-17-47-29-8-17-17-30-17-51-4-13-4-34-4-60v-242h63v216c0 35 0 56 5 69 4 17 12 29 25 42 13 9 30 13 51 13 17 0 39-4 56-13 17-13 29-25 34-42 8-17 12-43 12-77v-208h64v386z">
          <text:p/>
        </draw:path>
        <draw:path draw:style-name="gr7" draw:text-style-name="P7" draw:layer="layout" svg:width="0.068cm" svg:height="0.529cm" svg:x="12.136cm" svg:y="11.988cm" svg:viewBox="0 0 69 530" svg:d="M0 77v-77h69v77zM0 530v-386h69v386z">
          <text:p/>
        </draw:path>
        <draw:path draw:style-name="gr7" draw:text-style-name="P7" draw:layer="layout" svg:width="0.191cm" svg:height="0.525cm" svg:x="12.263cm" svg:y="12.001cm" svg:viewBox="0 0 192 526" svg:d="M183 462l9 55c-22 5-35 9-52 9-21 0-42-4-55-13-13-8-21-17-25-29-9-13-9-38-9-77v-225h-51v-51h51v-93l64-38v131h68v51h-68v230c0 17 0 29 4 34 0 4 4 8 13 12 4 4 12 4 21 4 8 0 17 0 30 0z">
          <text:p/>
        </draw:path>
        <draw:path draw:style-name="gr7" draw:text-style-name="P7" draw:layer="layout" svg:width="0.424cm" svg:height="0.546cm" svg:x="12.695cm" svg:y="11.98cm" svg:viewBox="0 0 425 547" svg:d="M0 369l68-4c4 25 8 46 21 63s30 30 55 43c26 8 51 17 82 17 25 0 50-5 72-13 21-8 33-21 46-34 9-13 13-30 13-46 0-17-4-30-13-43-8-12-25-21-46-29-17-9-47-17-99-31-46-9-80-21-101-30-26-17-47-29-55-50-13-22-22-43-22-68 0-26 9-51 26-76 13-22 34-39 63-51 30-13 64-17 99-17 42 0 76 4 106 17 29 12 50 34 67 55 17 25 26 55 26 84l-64 5c-4-34-17-60-38-76-21-17-51-26-93-26-43 0-73 9-94 26-21 16-30 33-30 55 0 21 9 33 21 46 13 13 51 26 107 38 59 13 98 26 119 34 29 17 55 34 67 56 13 21 22 47 22 76 0 30-9 55-22 81-17 25-42 42-72 59-29 13-63 17-101 17-52 0-90-4-124-17-30-17-55-38-76-63-17-30-26-64-30-98z">
          <text:p/>
        </draw:path>
        <draw:path draw:style-name="gr7" draw:text-style-name="P7" draw:layer="layout" svg:width="0.191cm" svg:height="0.525cm" svg:x="13.169cm" svg:y="12.001cm" svg:viewBox="0 0 192 526" svg:d="M179 462l13 55c-21 5-38 9-51 9-25 0-42-4-55-13-13-8-21-17-30-29-4-13-4-38-4-77v-225h-52v-51h52v-93l64-38v131h63v51h-63v230c0 17 0 29 4 34 0 4 4 8 8 12 9 4 13 4 26 4 4 0 17 0 25 0z">
          <text:p/>
        </draw:path>
        <draw:path draw:style-name="gr7" draw:text-style-name="P7" draw:layer="layout" svg:width="0.359cm" svg:height="0.402cm" svg:x="13.39cm" svg:y="12.124cm" svg:viewBox="0 0 360 403" svg:d="M0 204c0-73 16-124 59-162 30-25 73-42 119-42 55 0 98 17 132 55 33 34 50 80 50 145 0 46-8 84-25 114-13 30-34 51-64 68-29 17-59 21-93 21-55 0-97-17-132-51-30-34-46-85-46-148zM63 204c0 51 14 85 35 110s51 38 80 38c34 0 60-13 81-38s34-63 34-114c0-47-13-82-34-107s-47-38-81-38c-29 0-59 13-80 38-21 21-35 60-35 111z">
          <text:p/>
        </draw:path>
        <draw:path draw:style-name="gr7" draw:text-style-name="P7" draw:layer="layout" svg:width="0.212cm" svg:height="0.393cm" svg:x="13.821cm" svg:y="12.124cm" svg:viewBox="0 0 213 394" svg:d="M0 394v-386h60v59c17-25 29-46 42-55 13-8 25-12 42-12 21 0 43 8 69 21l-26 63c-13-12-30-17-47-17-13 0-25 5-38 13-13 9-21 21-25 38-9 21-9 47-9 76v200z">
          <text:p/>
        </draw:path>
        <draw:path draw:style-name="gr7" draw:text-style-name="P7" draw:layer="layout" svg:width="0.355cm" svg:height="0.402cm" svg:x="14.046cm" svg:y="12.124cm" svg:viewBox="0 0 356 403" svg:d="M288 272l68 8c-12 38-30 72-60 93s-68 30-110 30c-59 0-102-17-135-51-34-34-51-85-51-144 0-68 17-119 51-153 33-34 76-55 131-55 51 0 93 17 127 55 30 34 47 85 47 149 0 4 0 8 0 17h-289c5 42 17 72 39 97 21 21 46 34 80 34 21 0 42-8 59-21s30-30 43-59zM72 166h216c-5-31-13-56-26-73-21-25-46-38-80-38-30 0-55 8-76 29-22 22-30 47-34 82z">
          <text:p/>
        </draw:path>
        <draw:path draw:style-name="gr7" draw:text-style-name="P7" draw:layer="layout" svg:width="0.077cm" svg:height="0.178cm" svg:x="14.494cm" svg:y="12.445cm" svg:viewBox="0 0 78 179" svg:d="M5 73v-73h73v73c0 30-5 51-13 68-10 17-26 30-48 38l-17-25c13-9 22-17 30-30 4-8 9-25 9-51z">
          <text:p/>
        </draw:path>
        <draw:path draw:style-name="gr7" draw:text-style-name="P7" draw:layer="layout" svg:width="0.356cm" svg:height="0.402cm" svg:x="14.867cm" svg:y="12.124cm" svg:viewBox="0 0 357 403" svg:d="M276 348c-25 21-46 34-69 42-25 9-46 13-72 13-42 0-76-9-97-30-25-21-38-46-38-80 0-17 4-34 17-51 8-17 17-25 30-38 16-9 29-17 50-21 13-4 30-4 55-9 55-8 95-12 120-21 0-8 0-18 0-18 0-29-9-46-21-59-13-13-39-21-73-21-30 0-55 4-68 17-17 8-25 29-34 55l-63-9c8-25 17-46 29-63 13-17 34-30 60-38 21-13 50-17 84-17s61 4 82 12c21 9 34 17 46 30 9 13 17 25 21 42 0 13 0 34 0 65v85c0 63 5 101 5 114 4 17 8 34 17 46h-68c-4-12-9-29-13-46zM272 204c-25 8-60 17-107 25-30 0-46 5-59 13-9 4-17 9-26 21-4 9-8 17-8 30 0 17 4 29 21 42 13 13 30 17 55 17 26 0 47-4 68-17 22-8 35-25 43-42 9-17 13-38 13-68z">
          <text:p/>
        </draw:path>
        <draw:path draw:style-name="gr7" draw:text-style-name="P7" draw:layer="layout" svg:width="0.317cm" svg:height="0.402cm" svg:x="15.278cm" svg:y="12.124cm" svg:viewBox="0 0 318 403" svg:d="M0 280l63-8c4 25 13 46 30 59 18 13 39 21 68 21 30 0 56-8 68-21 17-9 21-25 21-42 0-13-4-26-17-34-8-4-33-13-67-21-47-13-82-22-103-34-17-9-30-21-38-34-13-17-17-35-17-52s4-34 13-51c8-12 17-25 34-34 8-8 21-17 38-21 18-4 39-8 60-8 30 0 55 4 76 12 26 9 43 22 51 39 13 12 21 33 25 59l-63 8c-4-21-13-34-25-46-17-13-34-17-60-17-29 0-51 4-64 17-13 8-21 21-21 34 0 8 4 17 8 21 4 8 13 13 26 18 5 4 26 8 55 17 47 12 81 21 98 29 21 9 34 21 42 34 13 17 17 34 17 59 0 22-4 43-17 60-13 21-34 34-55 46-25 9-51 13-85 13-46 0-85-9-115-30-25-21-42-51-46-93z">
          <text:p/>
        </draw:path>
        <draw:path draw:style-name="gr7" draw:text-style-name="P7" draw:layer="layout" svg:width="0.335cm" svg:height="0.538cm" svg:x="15.853cm" svg:y="11.988cm" svg:viewBox="0 0 336 539" svg:d="M276 530v-46c-25 38-59 55-110 55-29 0-59-9-84-25-26-17-43-39-60-68-13-30-22-68-22-106s9-72 22-106c13-30 30-55 56-72 25-17 55-25 88-25 22 0 43 4 60 17 21 8 34 21 46 38v-192h64v530zM69 340c0 51 9 85 30 110s46 38 76 38 51-13 72-38c21-21 29-55 29-106s-8-89-29-114c-21-26-47-38-76-38-30 0-51 12-72 34-21 25-30 63-30 114z">
          <text:p/>
        </draw:path>
        <draw:path draw:style-name="gr7" draw:text-style-name="P7" draw:layer="layout" svg:width="0.356cm" svg:height="0.402cm" svg:x="16.268cm" svg:y="12.124cm" svg:viewBox="0 0 357 403" svg:d="M285 272l68 8c-9 38-30 72-60 93-29 21-64 30-111 30-55 0-101-17-135-51-30-34-47-85-47-144 0-68 17-119 51-153 30-34 76-55 127-55s94 17 128 55c34 34 51 85 51 149 0 4 0 8-4 17h-285c0 42 13 72 34 97 21 21 51 34 80 34 26 0 47-8 65-21 17-13 29-30 38-59zM72 166h213c0-31-9-56-26-73-17-25-47-38-81-38-30 0-55 8-72 29-21 22-34 47-34 82z">
          <text:p/>
        </draw:path>
        <draw:path draw:style-name="gr7" draw:text-style-name="P7" draw:layer="layout" svg:width="0.317cm" svg:height="0.402cm" svg:x="16.675cm" svg:y="12.124cm" svg:viewBox="0 0 318 403" svg:d="M0 280l63-8c4 25 13 46 30 59s42 21 72 21c29 0 50-8 63-21 17-9 21-25 21-42 0-13-4-26-17-34-8-4-29-13-67-21-47-13-81-22-98-34-21-9-34-21-42-34-13-17-17-35-17-52s4-34 13-51c8-12 17-25 34-34 8-8 21-17 42-21 17-4 34-8 55-8 30 0 55 4 80 12 22 9 39 22 51 39 10 12 18 33 22 59l-64 8c-4-21-13-34-26-46-12-13-33-17-59-17-29 0-51 4-63 17-13 8-21 21-21 34 0 8 4 17 8 21 4 8 13 13 25 18 9 4 26 8 60 17 46 12 76 21 93 29 21 9 35 21 47 34 9 17 13 34 13 59 0 22-4 43-17 60-13 21-35 34-56 46-25 9-51 13-80 13-51 0-89-9-115-30-29-21-46-51-50-93z">
          <text:p/>
        </draw:path>
        <draw:path draw:style-name="gr7" draw:text-style-name="P7" draw:layer="layout" svg:width="0.335cm" svg:height="0.402cm" svg:x="17.051cm" svg:y="12.124cm" svg:viewBox="0 0 336 403" svg:d="M272 255l64 8c-9 43-26 81-55 106-30 21-64 34-106 34-52 0-94-17-128-51s-47-85-47-148c0-42 5-77 22-111 12-30 33-51 59-68 29-17 59-25 94-25 42 0 76 12 102 34 29 21 46 50 50 89l-63 8c-4-25-13-42-30-55s-34-21-55-21c-35 0-60 12-81 34-21 25-30 64-30 115s9 89 30 110c17 25 42 38 77 38 25 0 46-8 63-25s30-38 34-72z">
          <text:p/>
        </draw:path>
        <draw:path draw:style-name="gr7" draw:text-style-name="P7" draw:layer="layout" svg:width="0.207cm" svg:height="0.393cm" svg:x="17.441cm" svg:y="12.124cm" svg:viewBox="0 0 208 394" svg:d="M0 394v-386h60v59c13-25 26-46 38-55 13-8 30-12 43-12 21 0 46 8 67 21l-21 63c-17-12-34-17-51-17-12 0-25 5-38 13-8 9-17 21-21 38-8 21-13 47-13 76v200z">
          <text:p/>
        </draw:path>
        <draw:path draw:style-name="gr7" draw:text-style-name="P7" draw:layer="layout" svg:width="0.068cm" svg:height="0.529cm" svg:x="17.686cm" svg:y="11.988cm" svg:viewBox="0 0 69 530" svg:d="M0 77v-77h69v77zM0 530v-386h69v386z">
          <text:p/>
        </draw:path>
        <draw:path draw:style-name="gr7" draw:text-style-name="P7" draw:layer="layout" svg:width="0.335cm" svg:height="0.538cm" svg:x="17.851cm" svg:y="11.988cm" svg:viewBox="0 0 336 539" svg:d="M61 530h-61v-530h65v192c30-38 63-55 106-55 25 0 46 4 68 17 21 8 38 21 50 38 17 17 26 38 34 63 9 26 13 51 13 81 0 63-17 114-51 152-34 34-72 51-118 51-43 0-81-17-106-55zM61 336c0 46 4 80 17 101 21 34 50 51 84 51 30 0 55-13 77-38 16-25 29-63 29-110 0-51-8-89-29-114-22-22-47-34-72-34-30 0-55 12-77 38-21 25-29 59-29 106z">
          <text:p/>
        </draw:path>
        <draw:path draw:style-name="gr7" draw:text-style-name="P7" draw:layer="layout" svg:width="0.356cm" svg:height="0.402cm" svg:x="18.241cm" svg:y="12.124cm" svg:viewBox="0 0 357 403" svg:d="M285 272l67 8c-8 38-29 72-59 93s-63 30-110 30c-55 0-102-17-131-51-35-34-52-85-52-144 0-68 17-119 52-153 34-34 76-55 127-55 55 0 93 17 127 55 34 34 51 85 51 149 0 4 0 8 0 17h-288c0 42 12 72 34 97 21 21 50 34 80 34 25 0 47-8 63-21 17-13 30-30 39-59zM73 166h212c0-31-9-56-22-73-21-25-50-38-80-38-34 0-59 8-76 29-21 22-34 47-34 82z">
          <text:p/>
        </draw:path>
        <draw:path draw:style-name="gr7" draw:text-style-name="P7" draw:layer="layout" svg:width="0.33cm" svg:height="0.538cm" svg:x="18.652cm" svg:y="11.988cm" svg:viewBox="0 0 331 539" svg:d="M271 530v-46c-26 38-60 55-106 55-34 0-60-9-85-25-25-17-47-39-59-68-17-30-21-68-21-106s4-72 17-106c12-30 33-55 59-72 25-17 51-25 84-25 22 0 43 4 64 17 17 8 30 21 42 38v-192h65v530zM63 340c0 51 13 85 34 110s42 38 72 38 55-13 72-38c21-21 30-55 30-106s-9-89-30-114c-21-26-47-38-76-38-26 0-51 12-72 34-17 25-30 63-30 114z">
          <text:p/>
        </draw:path>
        <draw:path draw:style-name="gr7" draw:text-style-name="P7" draw:layer="layout" svg:width="0.356cm" svg:height="0.402cm" svg:x="19.265cm" svg:y="12.124cm" svg:viewBox="0 0 357 403" svg:d="M277 348c-26 21-47 34-68 42-26 9-47 13-72 13-42 0-77-9-99-30-25-21-38-46-38-80 0-17 5-34 17-51 9-17 17-25 30-38 17-9 30-17 52-21 12-4 29-4 55-9 55-8 93-12 118-21 0-8 0-18 0-18 0-29-8-46-21-59s-38-21-72-21c-29 0-55 4-68 17-16 8-25 29-34 55l-64-9c9-25 17-46 30-63 12-17 34-30 60-38 21-13 51-17 85-17s59 4 80 12c21 9 34 17 47 30 8 13 17 25 21 42 0 13 0 34 0 65v85c0 63 4 101 4 114 4 17 9 34 17 46h-68c-4-12-8-29-12-46zM272 204c-25 8-59 17-106 25-29 0-46 5-59 13-8 4-17 9-26 21-4 9-9 17-9 30 0 17 5 29 23 42 12 13 29 17 55 17 25 0 46-4 67-17 21-8 34-25 43-42 8-17 12-38 12-68z">
          <text:p/>
        </draw:path>
        <draw:path draw:style-name="gr7" draw:text-style-name="P7" draw:layer="layout" svg:width="0.335cm" svg:height="0.538cm" svg:x="19.701cm" svg:y="11.988cm" svg:viewBox="0 0 336 539" svg:d="M60 530h-60v-530h64v192c30-38 63-55 106-55 26 0 47 4 69 17 21 8 38 21 50 38 13 17 26 38 34 63 9 26 13 51 13 81 0 63-17 114-51 152-34 34-72 51-119 51-43 0-81-17-106-55zM60 336c0 46 4 80 17 101 21 34 50 51 84 51 31 0 56-13 73-38 21-25 34-63 34-110 0-51-13-89-29-114-22-22-47-34-73-34-30 0-55 12-77 38-21 25-29 59-29 106z">
          <text:p/>
        </draw:path>
        <draw:path draw:style-name="gr7" draw:text-style-name="P7" draw:layer="layout" svg:width="0.36cm" svg:height="0.402cm" svg:x="20.087cm" svg:y="12.124cm" svg:viewBox="0 0 361 403" svg:d="M0 204c0-73 21-124 59-162 34-25 76-42 123-42 52 0 94 17 128 55 34 34 51 80 51 145 0 46-5 84-22 114-12 30-38 51-63 68-30 17-59 21-94 21-55 0-98-17-132-51-33-34-50-85-50-148zM67 204c0 51 9 85 34 110 21 25 47 38 81 38 30 0 60-13 81-38s30-63 30-114c0-47-9-82-30-107s-51-38-81-38c-34 0-60 13-81 38-21 21-34 60-34 111z">
          <text:p/>
        </draw:path>
        <draw:path draw:style-name="gr7" draw:text-style-name="P7" draw:layer="layout" svg:width="0.351cm" svg:height="0.385cm" svg:x="20.485cm" svg:y="12.132cm" svg:viewBox="0 0 352 386" svg:d="M145 386l-145-386h68l81 233c8 25 17 51 25 76 9-21 13-42 26-72l84-237h68l-144 386z">
          <text:p/>
        </draw:path>
        <draw:path draw:style-name="gr7" draw:text-style-name="P7" draw:layer="layout" svg:width="0.355cm" svg:height="0.402cm" svg:x="20.87cm" svg:y="12.124cm" svg:viewBox="0 0 356 403" svg:d="M289 272l67 8c-12 38-33 72-59 93-29 21-69 30-111 30-59 0-102-17-135-51-34-34-51-85-51-144 0-68 17-119 51-153 33-34 76-55 131-55 51 0 94 17 128 55 29 34 46 85 46 149 0 4 0 8 0 17h-288c4 42 16 72 38 97 21 21 46 34 80 34 21 0 42-8 59-21 18-13 31-30 44-59zM72 166h217c-5-31-13-56-26-73-22-25-47-38-81-38-30 0-55 8-76 29-22 22-30 47-34 82z">
          <text:p/>
        </draw:path>
        <draw:polygon draw:style-name="gr7" draw:text-style-name="P7" draw:layer="layout" svg:width="0.076cm" svg:height="0.077cm" svg:x="21.323cm" svg:y="12.445cm" svg:viewBox="0 0 77 78" draw:points="0,0 77,0 77,78 0,78">
          <text:p/>
        </draw:polygon>
        <draw:path draw:style-name="gr7" draw:text-style-name="P7" draw:layer="layout" svg:width="0.423cm" svg:height="0.55cm" svg:x="2.091cm" svg:y="13.157cm" svg:viewBox="0 0 424 551" svg:d="M0 373l63-8c5 29 13 51 21 67 13 17 30 30 55 39 26 12 51 17 81 17 31 0 52-5 73-13 21-4 38-17 46-30 9-17 17-29 17-46s-8-30-17-43c-8-12-25-25-46-34-17-5-47-13-98-26-47-13-81-21-102-34-25-13-42-29-55-46-13-22-21-43-21-68 0-26 8-51 25-76 13-22 38-43 68-51 25-13 59-21 97-21 39 0 73 8 103 21 29 13 55 29 72 55 12 25 25 51 25 85l-68 4c-4-34-16-59-38-76-21-17-50-26-94-26-42 0-72 9-93 21-17 17-30 38-30 60 0 17 9 33 22 46 17 13 50 26 105 38 61 13 99 26 120 34 30 13 55 30 68 55 17 22 25 48 25 77 0 26-8 51-25 77-17 25-38 46-72 59-30 13-64 21-103 21-46 0-89-8-118-21-34-13-60-34-77-64-21-25-29-59-29-93z">
          <text:p/>
        </draw:path>
        <draw:path draw:style-name="gr7" draw:text-style-name="P7" draw:layer="layout" svg:width="0.364cm" svg:height="0.402cm" svg:x="2.573cm" svg:y="13.305cm" svg:viewBox="0 0 365 403" svg:d="M0 204c0-73 22-128 60-162 33-29 76-42 123-42 51 0 98 17 132 51 33 34 50 84 50 145 0 50-8 88-25 118-13 30-34 51-63 64-30 17-60 25-94 25-56 0-98-17-132-51s-51-84-51-148zM68 204c0 47 13 85 34 110 21 21 47 34 81 34s60-13 81-34c21-25 34-63 34-114 0-48-13-86-34-111-21-21-47-34-81-34s-60 13-81 34c-21 25-34 63-34 115z">
          <text:p/>
        </draw:path>
        <draw:path draw:style-name="gr7" draw:text-style-name="P7" draw:layer="layout" svg:width="0.081cm" svg:height="0.182cm" svg:x="3.022cm" svg:y="13.622cm" svg:viewBox="0 0 82 183" svg:d="M4 77v-77h78v77c0 25-5 51-17 68-10 17-27 30-48 38l-17-29c13-4 26-13 30-26 8-13 12-30 12-51z">
          <text:p/>
        </draw:path>
        <draw:polygon draw:style-name="gr7" draw:text-style-name="P7" draw:layer="layout" svg:width="0.424cm" svg:height="0.534cm" svg:x="3.373cm" svg:y="13.165cm" svg:viewBox="0 0 425 535" draw:points="178,535 178,64 0,64 0,0 425,0 425,64 247,64 247,535">
          <text:p/>
        </draw:polygon>
        <draw:path draw:style-name="gr7" draw:text-style-name="P7" draw:layer="layout" svg:width="0.318cm" svg:height="0.534cm" svg:x="3.856cm" svg:y="13.165cm" svg:viewBox="0 0 319 535" svg:d="M0 535v-535h68v191c29-34 69-51 115-51 30 0 55 4 76 17s34 25 43 46c8 22 17 47 17 85v247h-68v-247c0-30-9-55-21-68-13-17-34-25-60-25-21 0-38 4-55 17-18 8-30 21-39 38-4 17-8 42-8 72v213z">
          <text:p/>
        </draw:path>
        <draw:path draw:style-name="gr7" draw:text-style-name="P7" draw:layer="layout" svg:width="0.355cm" svg:height="0.402cm" svg:x="4.246cm" svg:y="13.305cm" svg:viewBox="0 0 356 403" svg:d="M288 272l68 8c-13 38-29 68-59 89s-68 34-111 34c-59 0-102-17-136-51s-50-84-50-148 16-115 50-149c34-38 77-55 132-55 51 0 94 17 128 51 29 38 46 84 46 149 0 4 0 13 0 17h-289c5 42 17 76 38 97 22 26 47 34 81 34 22 0 43-4 60-17s30-34 42-59zM72 166h216c-4-35-12-60-25-73-21-25-47-38-81-38-30 0-55 8-77 30-21 16-29 46-33 81z">
          <text:p/>
        </draw:path>
        <draw:path draw:style-name="gr7" draw:text-style-name="P7" draw:layer="layout" svg:width="0.364cm" svg:height="0.402cm" svg:x="4.859cm" svg:y="13.305cm" svg:viewBox="0 0 365 403" svg:d="M0 204c0-73 22-128 61-162 33-29 76-42 122-42 55 0 98 17 132 51 33 34 50 84 50 145 0 50-8 88-25 118-13 30-34 51-63 64-30 17-60 25-94 25-55 0-97-17-132-51-34-34-51-84-51-148zM69 204c0 47 13 85 34 110 21 21 47 34 80 34 34 0 60-13 81-34 21-25 34-63 34-114 0-48-13-86-34-111-21-21-47-34-81-34-33 0-59 13-80 34-21 25-34 63-34 115z">
          <text:p/>
        </draw:path>
        <draw:path draw:style-name="gr7" draw:text-style-name="P7" draw:layer="layout" svg:width="0.208cm" svg:height="0.394cm" svg:x="5.295cm" svg:y="13.305cm" svg:viewBox="0 0 209 395" svg:d="M0 395v-387h60v60c12-30 29-47 42-55 13-9 25-13 42-13 22 0 43 8 65 21l-22 59c-17-8-30-12-47-12-13 0-30 4-38 12-13 9-21 21-25 34-9 26-13 51-13 76v205z">
          <text:p/>
        </draw:path>
        <draw:path draw:style-name="gr7" draw:text-style-name="P7" draw:layer="layout" svg:width="0.342cm" svg:height="0.55cm" svg:x="5.516cm" svg:y="13.305cm" svg:viewBox="0 0 343 551" svg:d="M16 428l64 9c0 17 8 34 21 42 17 13 39 17 65 17 33 0 55-4 72-17 17-12 25-29 33-51 5-12 5-42 5-84-30 34-64 51-106 51-56 0-94-22-124-60s-46-80-46-135c0-39 8-73 21-103 12-29 34-55 59-72s56-25 90-25c46 0 80 17 110 55v-47h63v336c0 59-8 101-21 127-12 25-29 42-55 59-29 13-59 21-97 21-48 0-86-13-115-29-26-22-43-55-39-94zM67 196c0 50 13 88 30 110 21 21 47 34 77 34s55-9 76-34c21-22 30-60 30-110 0-48-9-82-30-107-21-21-46-34-76-34s-56 13-73 34c-21 25-34 59-34 107z">
          <text:p/>
        </draw:path>
        <draw:path draw:style-name="gr7" draw:text-style-name="P7" draw:layer="layout" svg:width="0.356cm" svg:height="0.402cm" svg:x="5.93cm" svg:y="13.305cm" svg:viewBox="0 0 357 403" svg:d="M276 348c-26 21-47 34-72 42-22 9-47 13-72 13-43 0-72-8-98-30-21-21-34-46-34-80 0-17 5-38 13-51 9-17 21-29 34-38 13-8 30-17 47-21 12-4 33-9 59-9 51-8 93-17 118-26 0-8 0-13 0-17 0-25-8-42-21-55-17-17-42-21-72-21-34 0-55 4-68 17-16 8-25 29-33 55l-64-9c4-25 13-50 30-67 12-17 29-30 55-38 25-9 55-13 89-13s59 4 80 13c22 8 35 17 48 29 8 9 12 26 17 43 4 12 4 29 4 59v90c0 59 0 97 4 114s9 30 17 47h-68c-9-13-13-30-13-47zM271 200c-25 13-59 21-110 25-25 4-42 9-55 13-12 4-21 13-25 21-9 9-9 21-9 34 0 17 5 30 17 42 13 13 34 17 60 17 25 0 46-4 67-17 17-12 34-25 43-46 8-13 12-34 12-64z">
          <text:p/>
        </draw:path>
        <draw:path draw:style-name="gr7" draw:text-style-name="P7" draw:layer="layout" svg:width="0.309cm" svg:height="0.394cm" svg:x="6.366cm" svg:y="13.305cm" svg:viewBox="0 0 310 395" svg:d="M0 395v-387h55v55c30-42 72-63 123-63 26 0 47 4 64 13 21 8 34 17 47 33 9 13 17 30 21 47 0 13 0 34 0 64v238h-64v-234c0-30-4-47-9-60-4-16-12-25-25-33-13-9-30-13-46-13-26 0-51 8-72 30-22 16-30 50-30 97v213z">
          <text:p/>
        </draw:path>
        <draw:path draw:style-name="gr7" draw:text-style-name="P7" draw:layer="layout" svg:width="0.064cm" svg:height="0.534cm" svg:x="6.777cm" svg:y="13.165cm" svg:viewBox="0 0 65 535" svg:d="M0 76v-76h65v76zM0 535v-387h65v387z">
          <text:p/>
        </draw:path>
        <draw:path draw:style-name="gr7" draw:text-style-name="P7" draw:layer="layout" svg:width="0.343cm" svg:height="0.386cm" svg:x="6.904cm" svg:y="13.313cm" svg:viewBox="0 0 344 387" svg:d="M0 387v-56l247-280c-26 0-51 4-72 4h-158v-55h314v43l-207 245-44 43c31 0 61 0 86 0h178v56z">
          <text:p/>
        </draw:path>
        <draw:path draw:style-name="gr7" draw:text-style-name="P7" draw:layer="layout" svg:width="0.356cm" svg:height="0.402cm" svg:x="7.289cm" svg:y="13.305cm" svg:viewBox="0 0 357 403" svg:d="M271 348c-21 21-46 34-67 42-22 9-47 13-72 13-43 0-77-8-98-30-25-21-34-46-34-80 0-17 5-38 13-51 8-17 17-29 34-38 13-8 30-17 46-21 13-4 30-9 60-9 51-8 89-17 114-26 0-8 0-13 0-17 0-25-4-42-17-55-17-17-42-21-76-21-30 0-51 4-68 17-13 8-25 29-34 55l-63-9c8-25 17-50 29-67 13-17 34-30 60-38 25-9 55-13 84-13 34 0 60 4 81 13 21 8 38 17 46 29 9 9 17 26 22 43 0 12 4 29 4 59v90c0 59 0 97 4 114 0 17 9 30 18 47h-73c-4-13-9-30-13-47zM267 200c-25 13-59 21-106 25-25 4-46 9-59 13-9 4-17 13-25 21-5 9-9 21-9 34 0 17 9 30 21 42 13 13 34 17 59 17 22 0 47-4 64-17 21-12 34-25 47-46 4-13 8-34 8-64z">
          <text:p/>
        </draw:path>
        <draw:path draw:style-name="gr7" draw:text-style-name="P7" draw:layer="layout" svg:width="0.186cm" svg:height="0.525cm" svg:x="7.687cm" svg:y="13.178cm" svg:viewBox="0 0 187 526" svg:d="M179 462l8 60c-16 4-33 4-50 4-21 0-43-4-55-9-13-8-22-21-26-29-4-13-8-38-8-81v-220h-48v-52h48v-93l63-42v135h68v52h-68v225c0 21 0 29 5 38 4 4 4 8 12 12 4 0 13 5 21 5 9 0 17 0 30-5z">
          <text:p/>
        </draw:path>
        <draw:path draw:style-name="gr7" draw:text-style-name="P7" draw:layer="layout" svg:width="0.063cm" svg:height="0.534cm" svg:x="7.929cm" svg:y="13.165cm" svg:viewBox="0 0 64 535" svg:d="M0 76v-76h64v76zM0 535v-387h64v387z">
          <text:p/>
        </draw:path>
        <draw:path draw:style-name="gr7" draw:text-style-name="P7" draw:layer="layout" svg:width="0.36cm" svg:height="0.402cm" svg:x="8.068cm" svg:y="13.305cm" svg:viewBox="0 0 361 403" svg:d="M0 204c0-73 18-128 60-162 34-29 72-42 119-42 55 0 97 17 131 51s51 84 51 145c0 50-8 88-21 118-17 30-38 51-68 64-25 17-59 25-93 25-51 0-97-17-127-51-34-34-52-84-52-148zM69 204c0 47 8 85 30 110 21 21 50 34 80 34 34 0 59-13 85-34 21-25 29-63 29-114 0-48-8-86-34-111-21-21-46-34-80-34-30 0-59 13-80 34-22 25-30 63-30 115z">
          <text:p/>
        </draw:path>
        <draw:path draw:style-name="gr7" draw:text-style-name="P7" draw:layer="layout" svg:width="0.314cm" svg:height="0.394cm" svg:x="8.504cm" svg:y="13.305cm" svg:viewBox="0 0 315 395" svg:d="M0 395v-387h55v55c30-42 73-63 124-63 25 0 47 4 68 13 17 8 34 17 42 33 9 13 17 30 21 47 0 13 5 34 5 64v238h-68v-234c0-30-4-47-9-60-4-16-12-25-25-33-13-9-30-13-47-13-25 0-50 8-73 30-21 16-29 50-29 97v213z">
          <text:p/>
        </draw:path>
        <draw:path draw:style-name="gr7" draw:text-style-name="P7" draw:layer="layout" svg:width="0.335cm" svg:height="0.402cm" svg:x="9.101cm" svg:y="13.305cm" svg:viewBox="0 0 336 403" svg:d="M272 255l64 8c-9 43-26 77-55 102-30 25-64 38-106 38-55 0-99-17-128-51-34-34-47-84-47-148 0-43 4-81 17-111 17-30 38-55 64-72 30-13 60-21 94-21 42 0 76 8 101 29 26 22 43 56 51 94l-63 8c-5-25-17-46-30-59-17-13-34-17-55-17-34 0-59 8-80 34-23 25-35 59-35 111 0 55 12 89 30 114 21 26 47 34 81 34 25 0 46-4 63-21s26-43 34-72z">
          <text:p/>
        </draw:path>
        <draw:path draw:style-name="gr7" draw:text-style-name="P7" draw:layer="layout" svg:width="0.356cm" svg:height="0.402cm" svg:x="9.465cm" svg:y="13.305cm" svg:viewBox="0 0 357 403" svg:d="M275 348c-25 21-46 34-67 42-26 9-47 13-72 13-43 0-76-8-98-30-25-21-38-46-38-80 0-17 4-38 17-51 9-17 17-29 30-38 17-8 29-17 51-21 12-4 29-9 55-9 55-8 93-17 118-26 0-8 0-13 0-17 0-25-8-42-21-55-13-17-38-21-72-21-30 0-55 4-68 17-17 8-25 29-34 55l-63-9c4-25 17-50 30-67 12-17 33-30 55-38 25-9 55-13 89-13 33 0 59 4 80 13 21 8 35 17 48 29 8 9 16 26 21 43 0 12 0 29 0 59v90c0 59 4 97 4 114 4 17 8 30 17 47h-69c-4-13-13-30-13-47zM271 200c-25 13-59 21-106 25-29 4-46 9-59 13-8 4-21 13-25 21-5 9-9 21-9 34 0 17 4 30 21 42 13 13 30 17 55 17 26 0 47-4 68-17 21-12 34-25 42-46 9-13 13-34 13-64z">
          <text:p/>
        </draw:path>
        <draw:path draw:style-name="gr7" draw:text-style-name="P7" draw:layer="layout" svg:width="0.314cm" svg:height="0.394cm" svg:x="9.901cm" svg:y="13.305cm" svg:viewBox="0 0 315 395" svg:d="M0 395v-387h60v55c25-42 67-63 122-63 21 0 43 4 64 13 17 8 35 17 43 33 9 13 17 30 21 47 0 13 5 34 5 64v238h-69v-234c0-30 0-47-9-60-4-16-12-25-25-33-13-9-30-13-47-13-25 0-50 8-72 30-17 16-29 50-29 97v213z">
          <text:p/>
        </draw:path>
        <draw:path draw:style-name="gr7" draw:text-style-name="P7" draw:layer="layout" svg:width="0.525cm" svg:height="0.394cm" svg:x="10.515cm" svg:y="13.305cm" svg:viewBox="0 0 526 395" svg:d="M0 395v-387h59v55c13-21 30-33 51-46 17-13 43-17 68-17s52 4 69 17c21 13 34 29 38 51 34-47 72-68 123-68 33 0 63 8 84 30 21 21 34 55 34 101v264h-68v-243c0-25 0-46-4-59-4-8-13-21-25-25-9-9-21-13-38-13-26 0-51 8-68 30-17 16-26 46-26 84v226h-67v-251c0-30-6-51-14-68-13-13-30-21-55-21-17 0-34 4-51 17-13 8-25 21-34 42-4 17-8 43-8 81v200z">
          <text:p/>
        </draw:path>
        <draw:path draw:style-name="gr7" draw:text-style-name="P7" draw:layer="layout" svg:width="0.356cm" svg:height="0.402cm" svg:x="11.112cm" svg:y="13.305cm" svg:viewBox="0 0 357 403" svg:d="M272 348c-21 21-47 34-68 42-21 9-46 13-72 13-42 0-77-8-98-30-26-21-34-46-34-80 0-17 4-38 13-51 8-17 17-29 34-38 12-8 30-17 47-21 13-4 30-9 59-9 51-8 89-17 115-26 0-8 0-13 0-17 0-25-5-42-17-55-17-17-43-21-76-21-30 0-51 4-68 17-13 8-26 29-30 55l-69-9c9-25 17-50 30-67s35-30 60-38c26-9 55-13 85-13 34 0 59 4 80 13 22 8 39 17 47 29 8 9 17 26 21 43 0 12 4 29 4 59v90c0 59 0 97 5 114 0 17 8 30 17 47h-72c-5-13-9-30-13-47zM268 200c-26 13-60 21-106 25-26 4-47 9-59 13-9 4-17 13-26 21-4 9-9 21-9 34 0 17 9 30 22 42 13 13 34 17 59 17 21 0 47-4 64-17 21-12 34-25 46-46 4-13 9-34 9-64z">
          <text:p/>
        </draw:path>
        <draw:path draw:style-name="gr7" draw:text-style-name="P7" draw:layer="layout" svg:width="0.068cm" svg:height="0.534cm" svg:x="11.544cm" svg:y="13.165cm" svg:viewBox="0 0 69 535" svg:d="M0 76v-76h69v76zM0 535v-387h69v387z">
          <text:p/>
        </draw:path>
        <draw:path draw:style-name="gr7" draw:text-style-name="P7" draw:layer="layout" svg:width="0.313cm" svg:height="0.394cm" svg:x="11.709cm" svg:y="13.305cm" svg:viewBox="0 0 314 395" svg:d="M0 395v-387h60v55c30-42 68-63 123-63 21 0 42 4 63 13 22 8 34 17 43 33 12 13 17 30 21 47 4 13 4 34 4 64v238h-68v-234c0-30 0-47-4-60-8-16-17-25-29-33-13-9-26-13-43-13-29 0-55 8-72 30-21 16-34 50-34 97v213z">
          <text:p/>
        </draw:path>
        <draw:path draw:style-name="gr7" draw:text-style-name="P7" draw:layer="layout" svg:width="0.186cm" svg:height="0.525cm" svg:x="12.086cm" svg:y="13.178cm" svg:viewBox="0 0 187 526" svg:d="M178 462l9 60c-17 4-34 4-51 4-21 0-43-4-56-9-13-8-21-21-25-29-5-13-9-38-9-81v-220h-46v-52h46v-93l65-42v135h67v52h-67v225c0 21 0 29 4 38 4 4 4 8 13 12 4 0 12 5 21 5 8 0 17 0 29-5z">
          <text:p/>
        </draw:path>
        <draw:path draw:style-name="gr7" draw:text-style-name="P7" draw:layer="layout" svg:width="0.355cm" svg:height="0.402cm" svg:x="12.302cm" svg:y="13.305cm" svg:viewBox="0 0 356 403" svg:d="M275 348c-26 21-47 34-72 42-21 9-43 13-72 13-43 0-72-8-98-30-21-21-33-46-33-80 0-17 4-38 12-51 9-17 21-29 34-38 17-8 30-17 47-21 12-4 34-9 59-9 55-8 93-17 118-26 0-8 0-13 0-17 0-25-8-42-21-55-17-17-38-21-72-21-29 0-55 4-67 17-17 8-26 29-34 55l-64-9c4-25 17-50 30-67s30-30 55-38c25-9 55-13 89-13s59 4 80 13c21 8 34 17 48 29 8 9 17 26 17 43 4 12 4 29 4 59v90c0 59 4 97 4 114 4 17 9 30 17 47h-69c-8-13-12-30-12-47zM270 200c-25 13-59 21-110 25-25 4-42 9-55 13-12 4-21 13-25 21-4 9-8 21-8 34 0 17 4 30 16 42 17 13 34 17 60 17 25 0 46-4 67-17 22-12 34-25 43-46 8-13 12-34 12-64z">
          <text:p/>
        </draw:path>
        <draw:path draw:style-name="gr7" draw:text-style-name="P7" draw:layer="layout" svg:width="0.063cm" svg:height="0.534cm" svg:x="12.738cm" svg:y="13.165cm" svg:viewBox="0 0 64 535" svg:d="M0 76v-76h64v76zM0 535v-387h64v387z">
          <text:p/>
        </draw:path>
        <draw:path draw:style-name="gr7" draw:text-style-name="P7" draw:layer="layout" svg:width="0.313cm" svg:height="0.394cm" svg:x="12.903cm" svg:y="13.305cm" svg:viewBox="0 0 314 395" svg:d="M0 395v-387h55v55c29-42 73-63 123-63 26 0 47 4 68 13 17 8 34 17 43 33 8 13 16 30 21 47 0 13 4 34 4 64v238h-68v-234c0-30-4-47-8-60-4-16-13-25-26-33-12-9-29-13-46-13-26 0-51 8-72 30-22 16-31 50-31 97v213z">
          <text:p/>
        </draw:path>
        <draw:path draw:style-name="gr7" draw:text-style-name="P7" draw:layer="layout" svg:width="0.334cm" svg:height="0.402cm" svg:x="13.5cm" svg:y="13.305cm" svg:viewBox="0 0 335 403" svg:d="M272 255l63 8c-8 43-25 77-55 102s-64 38-106 38c-55 0-97-17-127-51-35-34-47-84-47-148 0-43 4-81 17-111 17-30 39-55 64-72 30-13 59-21 93-21 42 0 76 8 102 29 25 22 42 56 51 94l-64 8c-4-25-17-46-30-59-17-13-33-17-55-17-33 0-59 8-80 34-21 25-34 59-34 111 0 55 13 89 30 114 21 26 46 34 80 34 26 0 47-4 64-21s25-43 34-72z">
          <text:p/>
        </draw:path>
        <draw:path draw:style-name="gr7" draw:text-style-name="P7" draw:layer="layout" svg:width="0.36cm" svg:height="0.402cm" svg:x="13.864cm" svg:y="13.305cm" svg:viewBox="0 0 361 403" svg:d="M0 204c0-73 21-128 59-162 34-29 72-42 123-42s93 17 127 51c35 34 52 84 52 145 0 50-9 88-22 118-17 30-39 51-64 64-30 17-59 25-93 25-55 0-98-17-132-51-33-34-50-84-50-148zM67 204c0 47 9 85 30 110 21 21 51 34 85 34 29 0 59-13 80-34 21-25 30-63 30-114 0-48-9-86-30-111-21-21-51-34-80-34-34 0-60 13-85 34-21 25-30 63-30 115z">
          <text:p/>
        </draw:path>
        <draw:path draw:style-name="gr7" draw:text-style-name="P7" draw:layer="layout" svg:width="0.52cm" svg:height="0.394cm" svg:x="14.3cm" svg:y="13.305cm" svg:viewBox="0 0 521 395" svg:d="M0 395v-387h59v55c8-21 25-33 47-46 21-13 42-17 67-17 30 0 51 4 72 17 17 13 30 29 38 51 30-47 68-68 119-68 38 0 68 8 89 30 21 21 30 55 30 101v264h-64v-243c0-25-4-46-9-59-4-8-12-21-21-25-12-9-25-13-42-13-25 0-47 8-64 30-21 16-29 46-29 84v226h-64v-251c0-30-4-51-17-68-8-13-29-21-50-21-22 0-39 4-51 17-17 8-30 21-34 42-9 17-13 43-13 81v200z">
          <text:p/>
        </draw:path>
        <draw:path draw:style-name="gr7" draw:text-style-name="P7" draw:layer="layout" svg:width="0.334cm" svg:height="0.542cm" svg:x="14.914cm" svg:y="13.305cm" svg:viewBox="0 0 335 543" svg:d="M0 543v-535h59v51c17-21 29-34 51-46 17-9 38-13 63-13 34 0 59 8 85 25s47 43 60 72c13 30 17 64 17 102s-4 76-21 106c-13 29-35 55-60 72-30 17-56 25-85 25-21 0-42-4-59-13-17-8-34-21-43-34v188zM59 203c0 51 12 85 29 110 22 26 47 34 77 34 29 0 50-13 72-34 21-25 33-63 33-114s-12-89-33-110c-17-26-43-38-72-38-26 0-51 12-72 38-22 25-34 63-34 114z">
          <text:p/>
        </draw:path>
        <draw:path draw:style-name="gr7" draw:text-style-name="P7" draw:layer="layout" svg:width="0.313cm" svg:height="0.394cm" svg:x="15.324cm" svg:y="13.313cm" svg:viewBox="0 0 314 395" svg:d="M255 387v-55c-29 42-72 63-124 63-21 0-42-4-63-13-17-8-34-21-42-34-9-12-17-29-22-46-4-13-4-34-4-65v-237h68v212c0 39 0 60 0 73 4 17 13 30 30 38 12 13 29 17 46 17 21 0 39-4 56-17 17-8 30-21 38-38 9-21 9-43 9-77v-208h67v387z">
          <text:p/>
        </draw:path>
        <draw:path draw:style-name="gr7" draw:text-style-name="P7" draw:layer="layout" svg:width="0.186cm" svg:height="0.525cm" svg:x="15.701cm" svg:y="13.178cm" svg:viewBox="0 0 187 526" svg:d="M179 462l8 60c-17 4-34 4-46 4-26 0-43-4-55-9-13-8-22-21-30-29-4-13-9-38-9-81v-220h-47v-52h47v-93l68-42v135h64v52h-64v225c0 21 0 29 4 38 0 4 5 8 9 12 4 0 13 5 21 5 9 0 17 0 30-5z">
          <text:p/>
        </draw:path>
        <draw:path draw:style-name="gr7" draw:text-style-name="P7" draw:layer="layout" svg:width="0.356cm" svg:height="0.402cm" svg:x="15.921cm" svg:y="13.305cm" svg:viewBox="0 0 357 403" svg:d="M285 272l67 8c-8 38-29 68-59 89-25 21-64 34-111 34-55 0-102-17-131-51-34-34-51-84-51-148s17-115 51-149c34-38 76-55 127-55 56 0 98 17 128 51 34 38 51 84 51 149 0 4 0 13 0 17h-289c0 42 12 76 34 97 21 26 50 34 80 34 25 0 47-4 65-17 17-13 29-34 38-59zM72 166h217c-4-35-13-60-25-73-22-25-52-38-82-38s-55 8-76 30c-21 16-34 46-34 81z">
          <text:p/>
        </draw:path>
        <draw:path draw:style-name="gr7" draw:text-style-name="P7" draw:layer="layout" svg:width="0.207cm" svg:height="0.394cm" svg:x="16.353cm" svg:y="13.305cm" svg:viewBox="0 0 208 395" svg:d="M0 395v-387h59v60c13-30 30-47 42-55 14-9 27-13 44-13 21 0 42 8 63 21l-21 59c-17-8-29-12-46-12s-30 4-40 12c-12 9-21 21-25 34-8 26-13 51-13 76v205z">
          <text:p/>
        </draw:path>
        <draw:path draw:style-name="gr7" draw:text-style-name="P7" draw:layer="layout" svg:width="0.068cm" svg:height="0.534cm" svg:x="16.598cm" svg:y="13.165cm" svg:viewBox="0 0 69 535" svg:d="M0 76v-76h69v76zM0 535v-387h69v387z">
          <text:p/>
        </draw:path>
        <draw:path draw:style-name="gr7" draw:text-style-name="P7" draw:layer="layout" svg:width="0.343cm" svg:height="0.386cm" svg:x="16.73cm" svg:y="13.313cm" svg:viewBox="0 0 344 387" svg:d="M0 387v-56l246-280c-29 0-52 4-73 4h-156v-55h314v43l-209 245-42 43c30 0 55 0 85 0h179v56z">
          <text:p/>
        </draw:path>
        <draw:path draw:style-name="gr7" draw:text-style-name="P7" draw:layer="layout" svg:width="0.351cm" svg:height="0.402cm" svg:x="17.115cm" svg:y="13.305cm" svg:viewBox="0 0 352 403" svg:d="M284 272l68 8c-12 38-29 68-59 89s-69 34-111 34c-55 0-102-17-136-51-33-34-46-84-46-148s17-115 46-149c34-38 77-55 132-55 50 0 94 17 128 51 34 38 46 84 46 149 0 4 0 13 0 17h-289c5 42 17 76 38 97 22 26 47 34 81 34 25 0 42-4 59-17s35-34 43-59zM68 166h216c-4-35-8-60-26-73-21-25-46-38-80-38-30 0-55 8-77 30-16 16-29 46-33 81z">
          <text:p/>
        </draw:path>
        <draw:path draw:style-name="gr7" draw:text-style-name="P7" draw:layer="layout" svg:width="0.335cm" svg:height="0.542cm" svg:x="17.521cm" svg:y="13.165cm" svg:viewBox="0 0 336 543" svg:d="M276 535v-47c-25 34-59 55-110 55-29 0-59-8-84-25-26-17-43-43-60-72-13-30-22-64-22-102s9-76 22-106c13-29 30-55 55-72 26-17 56-25 89-25 22 0 43 4 60 13 21 12 34 25 46 38v-192h64v535zM69 344c0 47 8 85 30 110 21 21 46 34 76 34 29 0 51-8 72-34 21-21 29-59 29-106 0-55-8-93-29-118-21-21-47-34-76-34-30 0-51 13-72 34-22 25-30 63-30 114z">
          <text:p/>
        </draw:path>
        <draw:path draw:style-name="gr7" draw:text-style-name="P7" draw:layer="layout" svg:width="0.211cm" svg:height="0.394cm" svg:x="18.161cm" svg:y="13.305cm" svg:viewBox="0 0 212 395" svg:d="M0 395v-387h59v60c17-30 29-47 43-55 13-9 26-13 42-13 22 0 43 8 68 21l-25 59c-13-8-30-12-47-12-12 0-25 4-38 12-14 9-22 21-26 34-9 26-9 51-9 76v205z">
          <text:p/>
        </draw:path>
        <draw:path draw:style-name="gr7" draw:text-style-name="P7" draw:layer="layout" svg:width="0.355cm" svg:height="0.402cm" svg:x="18.385cm" svg:y="13.305cm" svg:viewBox="0 0 356 403" svg:d="M289 272l67 8c-12 38-29 68-59 89-29 21-69 34-111 34-59 0-101-17-135-51s-51-84-51-148 17-115 51-149c34-38 76-55 131-55 51 0 94 17 128 51 30 38 46 84 46 149 0 4 0 13 0 17h-288c4 42 17 76 38 97 21 26 46 34 80 34 21 0 42-4 59-17 18-13 31-34 44-59zM72 166h217c-4-35-13-60-26-73-22-25-47-38-81-38-30 0-55 8-76 30-21 16-30 46-34 81z">
          <text:p/>
        </draw:path>
        <draw:path draw:style-name="gr7" draw:text-style-name="P7" draw:layer="layout" svg:width="0.334cm" svg:height="0.402cm" svg:x="18.8cm" svg:y="13.305cm" svg:viewBox="0 0 335 403" svg:d="M272 255l63 8c-8 43-25 77-55 102-25 25-63 38-106 38-51 0-93-17-128-51-29-34-46-84-46-148 0-43 8-81 21-111s34-55 64-72c26-13 60-21 89-21 43 0 76 8 106 29 26 22 42 56 51 94l-64 8c-8-25-17-46-33-59-13-13-34-17-55-17-34 0-60 8-81 34-21 25-31 59-31 111 0 55 10 89 31 114 17 26 47 34 76 34 26 0 47-4 64-21s29-43 34-72z">
          <text:p/>
        </draw:path>
        <draw:path draw:style-name="gr7" draw:text-style-name="P7" draw:layer="layout" svg:width="0.364cm" svg:height="0.402cm" svg:x="19.164cm" svg:y="13.305cm" svg:viewBox="0 0 365 403" svg:d="M0 204c0-73 21-128 59-162 34-29 76-42 123-42 51 0 97 17 132 51 34 34 51 84 51 145 0 50-9 88-26 118-12 30-34 51-64 64-30 17-59 25-93 25-55 0-98-17-131-51-34-34-51-84-51-148zM68 204c0 47 12 85 33 110 22 21 47 34 81 34s59-13 80-34c21-25 34-63 34-114 0-48-13-86-34-111-21-21-46-34-80-34s-59 13-81 34c-21 25-33 63-33 115z">
          <text:p/>
        </draw:path>
        <draw:path draw:style-name="gr7" draw:text-style-name="P7" draw:layer="layout" svg:width="0.207cm" svg:height="0.394cm" svg:x="19.6cm" svg:y="13.305cm" svg:viewBox="0 0 208 395" svg:d="M0 395v-387h59v60c13-30 30-47 42-55 13-9 26-13 43-13 21 0 43 8 64 21l-21 59c-17-8-31-12-47-12-17 0-30 4-39 12-12 9-21 21-25 34-8 26-13 51-13 76v205z">
          <text:p/>
        </draw:path>
        <draw:path draw:style-name="gr7" draw:text-style-name="P7" draw:layer="layout" svg:width="0.335cm" svg:height="0.542cm" svg:x="19.824cm" svg:y="13.165cm" svg:viewBox="0 0 336 543" svg:d="M272 535v-47c-21 34-59 55-106 55-29 0-59-8-84-25-26-17-48-43-61-72-17-30-21-64-21-102s4-76 17-106c13-29 35-55 60-72 26-17 55-25 85-25 25 0 47 4 64 13 17 12 33 25 42 38v-192h68v535zM69 344c0 47 8 85 30 110 21 21 46 34 72 34 29 0 55-8 76-34 17-21 29-59 29-106 0-55-12-93-33-118-17-21-43-34-72-34-30 0-55 13-77 34-17 25-25 63-25 114z">
          <text:p/>
        </draw:path>
        <draw:path draw:style-name="gr7" draw:text-style-name="P7" draw:layer="layout" svg:width="0.321cm" svg:height="0.402cm" svg:x="20.231cm" svg:y="13.305cm" svg:viewBox="0 0 322 403" svg:d="M0 280l63-12c4 29 17 46 34 59 17 17 38 21 69 21 29 0 51-4 67-17 13-13 22-25 22-42s-9-26-22-34c-8-9-29-13-63-26-52-8-86-21-103-29-17-9-34-21-42-39-8-13-13-30-13-51 0-17 5-34 13-47 4-17 17-25 30-38 12-4 25-12 42-17 17-4 38-8 55-8 31 0 60 4 81 13 22 8 39 21 51 33 13 17 17 39 21 60l-63 12c0-21-9-38-25-46-13-13-34-17-60-17-30 0-52 4-64 13-13 8-17 21-17 33 0 9 0 17 8 26 5 4 13 13 26 17 4 0 25 8 56 17 46 13 80 22 97 30 17 9 34 22 42 34 13 17 17 34 17 55s-8 43-21 64c-13 17-29 34-55 42-21 13-51 17-80 17-52 0-90-8-116-30-25-21-42-50-50-93z">
          <text:p/>
        </draw:path>
        <draw:path draw:style-name="gr7" draw:text-style-name="P7" draw:layer="layout" svg:width="0.529cm" svg:height="0.386cm" svg:x="20.785cm" svg:y="13.313cm" svg:viewBox="0 0 530 387" svg:d="M120 387l-120-387h68l64 225 22 80c0-4 8-29 21-80l59-225h68l59 225 17 72 25-72 64-225h63l-118 387h-68l-63-230-13-68-81 298z">
          <text:p/>
        </draw:path>
        <draw:path draw:style-name="gr7" draw:text-style-name="P7" draw:layer="layout" svg:width="0.064cm" svg:height="0.534cm" svg:x="21.369cm" svg:y="13.165cm" svg:viewBox="0 0 65 535" svg:d="M0 76v-76h65v76zM0 535v-387h65v387z">
          <text:p/>
        </draw:path>
        <draw:path draw:style-name="gr7" draw:text-style-name="P7" draw:layer="layout" svg:width="0.191cm" svg:height="0.525cm" svg:x="21.496cm" svg:y="13.178cm" svg:viewBox="0 0 192 526" svg:d="M179 462l13 60c-21 4-38 4-51 4-25 0-42-4-55-9-13-8-22-21-31-29-4-13-4-38-4-81v-220h-51v-52h51v-93l65-42v135h63v52h-63v225c0 21 0 29 4 38 0 4 4 8 8 12 9 0 13 5 26 5 4 0 17 0 25-5z">
          <text:p/>
        </draw:path>
        <draw:path draw:style-name="gr7" draw:text-style-name="P7" draw:layer="layout" svg:width="0.313cm" svg:height="0.534cm" svg:x="21.738cm" svg:y="13.165cm" svg:viewBox="0 0 314 535" svg:d="M0 535v-535h68v191c30-34 68-51 115-51 29 0 50 4 72 17 21 13 38 25 46 46 9 22 13 47 13 85v247h-64v-247c0-30-8-55-21-68-12-17-34-25-59-25-21 0-38 4-55 17-17 8-30 21-38 38-4 17-9 42-9 72v213z">
          <text:p/>
        </draw:path>
        <draw:path draw:style-name="gr7" draw:text-style-name="P7" draw:layer="layout" svg:width="0.36cm" svg:height="0.402cm" svg:x="22.127cm" svg:y="13.305cm" svg:viewBox="0 0 361 403" svg:d="M0 204c0-73 17-128 59-162 30-29 72-42 119-42 55 0 97 17 131 51 35 34 52 84 52 145 0 50-8 88-21 118-17 30-39 51-69 64-25 17-59 25-93 25-51 0-97-17-131-51-30-34-47-84-47-148zM64 204c0 47 12 85 34 110 21 21 50 34 80 34 34 0 59-13 80-34 22-25 34-63 34-114 0-48-12-86-34-111-21-21-46-34-80-34-30 0-59 13-80 34-22 25-34 63-34 115z">
          <text:p/>
        </draw:path>
        <draw:path draw:style-name="gr7" draw:text-style-name="P7" draw:layer="layout" svg:width="0.313cm" svg:height="0.394cm" svg:x="22.559cm" svg:y="13.313cm" svg:viewBox="0 0 314 395" svg:d="M255 387v-55c-30 42-72 63-124 63-21 0-42-4-63-13-22-8-34-21-43-34-8-12-17-29-21-46-4-13-4-34-4-65v-237h63v212c0 39 5 60 5 73 4 17 12 30 29 38 13 13 30 17 48 17 21 0 38-4 55-17 17-8 30-21 38-38 8-21 8-43 8-77v-208h68v387z">
          <text:p/>
        </draw:path>
        <draw:path draw:style-name="gr7" draw:text-style-name="P7" draw:layer="layout" svg:width="0.186cm" svg:height="0.525cm" svg:x="22.936cm" svg:y="13.178cm" svg:viewBox="0 0 187 526" svg:d="M178 462l9 60c-17 4-34 4-47 4-25 0-42-4-55-9-12-8-25-21-29-29-5-13-9-38-9-81v-220h-47v-52h47v-93l68-42v135h63v52h-63v225c0 21 0 29 0 38 4 4 8 8 13 12 4 0 12 5 21 5 8 0 17 0 29-5z">
          <text:p/>
        </draw:path>
        <draw:path draw:style-name="gr7" draw:text-style-name="P7" draw:layer="layout" svg:width="0.212cm" svg:height="0.394cm" svg:x="23.38cm" svg:y="13.305cm" svg:viewBox="0 0 213 395" svg:d="M0 395v-387h59v60c17-30 30-47 43-55 12-9 25-13 42-13 22 0 43 8 69 21l-26 59c-12-8-29-12-47-12-13 0-26 4-38 12-13 9-17 21-26 34-4 26-8 51-8 76v205z">
          <text:p/>
        </draw:path>
        <draw:path draw:style-name="gr7" draw:text-style-name="P7" draw:layer="layout" svg:width="0.351cm" svg:height="0.402cm" svg:x="23.609cm" svg:y="13.305cm" svg:viewBox="0 0 352 403" svg:d="M284 272l68 8c-13 38-29 68-59 89s-68 34-110 34c-55 0-103-17-137-51s-46-84-46-148 17-115 46-149c34-38 78-55 133-55 50 0 93 17 127 51 33 38 46 84 46 149 0 4 0 13 0 17h-284c0 42 12 76 34 97 22 26 47 34 81 34 25 0 42-4 59-17s34-34 42-59zM68 166h216c-4-35-8-60-25-73-21-25-47-38-80-38-30 0-55 8-77 30-17 16-30 46-34 81z">
          <text:p/>
        </draw:path>
        <draw:path draw:style-name="gr7" draw:text-style-name="P7" draw:layer="layout" svg:width="0.335cm" svg:height="0.542cm" svg:x="24.015cm" svg:y="13.165cm" svg:viewBox="0 0 336 543" svg:d="M276 535v-47c-25 34-59 55-111 55-29 0-59-8-84-25-26-17-43-43-60-72-12-30-21-64-21-102s9-76 21-106c13-29 30-55 55-72 26-17 55-25 89-25 21 0 44 4 61 13 21 12 33 25 46 38v-192h64v535zM68 344c0 47 13 85 30 110 21 21 46 34 76 34s52-8 73-34c21-21 29-59 29-106 0-55-8-93-29-118-21-21-48-34-77-34-30 0-51 13-72 34-22 25-30 63-30 114z">
          <text:p/>
        </draw:path>
        <draw:path draw:style-name="gr7" draw:text-style-name="P7" draw:layer="layout" svg:width="0.309cm" svg:height="0.394cm" svg:x="24.451cm" svg:y="13.313cm" svg:viewBox="0 0 310 395" svg:d="M251 387v-55c-30 42-68 63-119 63-26 0-47-4-64-13-21-8-38-21-47-34-8-12-17-29-21-46 0-13 0-34 0-65v-237h64v212c0 39 0 60 4 73 4 17 13 30 25 38 13 13 31 17 52 17 17 0 38-4 55-17 17-8 30-21 34-38 9-21 13-43 13-77v-208h63v387z">
          <text:p/>
        </draw:path>
        <draw:path draw:style-name="gr7" draw:text-style-name="P7" draw:layer="layout" svg:width="0.313cm" svg:height="0.394cm" svg:x="24.862cm" svg:y="13.305cm" svg:viewBox="0 0 314 395" svg:d="M0 395v-387h60v55c30-42 68-63 123-63 21 0 42 4 63 13 17 8 34 17 43 33 8 13 17 30 21 47 4 13 4 34 4 64v238h-68v-234c0-30 0-47-4-60-8-16-17-25-29-33-13-9-26-13-43-13-29 0-55 8-72 30-21 16-34 50-34 97v213z">
          <text:p/>
        </draw:path>
        <draw:path draw:style-name="gr7" draw:text-style-name="P7" draw:layer="layout" svg:width="0.335cm" svg:height="0.542cm" svg:x="25.247cm" svg:y="13.165cm" svg:viewBox="0 0 336 543" svg:d="M275 535v-47c-25 34-59 55-106 55-33 0-59-8-84-25-26-17-47-43-64-72-12-30-21-64-21-102s9-76 21-106c13-29 34-55 60-72 25-17 50-25 84-25 21 0 43 4 64 13 17 12 29 25 42 38v-192h65v535zM68 344c0 47 13 85 34 110 21 21 42 34 72 34 29 0 55-8 72-34 21-21 29-59 29-106 0-55-8-93-29-118-22-21-47-34-77-34-25 0-50 13-72 34-16 25-29 63-29 114z">
          <text:p/>
        </draw:path>
        <draw:path draw:style-name="gr7" draw:text-style-name="P7" draw:layer="layout" svg:width="0.356cm" svg:height="0.402cm" svg:x="25.662cm" svg:y="13.305cm" svg:viewBox="0 0 357 403" svg:d="M272 348c-21 21-47 34-68 42-21 9-46 13-72 13-42 0-77-8-98-30-21-21-34-46-34-80 0-17 4-38 13-51 8-17 21-29 34-38 12-8 30-17 47-21 13-4 34-9 59-9 51-8 89-17 115-26 0-8 0-13 0-17 0-25-5-42-17-55-17-17-43-21-76-21-30 0-51 4-68 17-13 8-26 29-30 55l-64-9c4-25 12-50 25-67s34-30 60-38c26-9 55-13 89-13 30 0 59 4 76 13 22 8 39 17 47 29 8 9 17 26 21 43 0 12 4 29 4 59v90c0 59 0 97 5 114 0 17 8 30 17 47h-68c-9-13-13-30-17-47zM268 200c-22 13-60 21-106 25-26 4-47 9-55 13-13 4-21 13-30 21-5 9-9 21-9 34 0 17 9 30 22 42 13 13 34 17 59 17 26 0 47-4 64-17 21-12 33-25 46-46 4-13 9-34 9-64z">
          <text:p/>
        </draw:path>
        <draw:path draw:style-name="gr7" draw:text-style-name="P7" draw:layer="layout" svg:width="0.313cm" svg:height="0.394cm" svg:x="26.094cm" svg:y="13.305cm" svg:viewBox="0 0 314 395" svg:d="M0 395v-387h60v55c30-42 68-63 123-63 21 0 42 4 63 13 21 8 34 17 43 33 12 13 17 30 21 47 4 13 4 34 4 64v238h-63v-234c0-30-5-47-9-60-4-16-13-25-30-33-12-9-25-13-42-13-30 0-51 8-72 30-21 16-30 50-30 97v213z">
          <text:p/>
        </draw:path>
        <draw:path draw:style-name="gr7" draw:text-style-name="P7" draw:layer="layout" svg:width="0.186cm" svg:height="0.525cm" svg:x="26.471cm" svg:y="13.178cm" svg:viewBox="0 0 187 526" svg:d="M178 462l9 60c-17 4-34 4-47 4-25 0-42-4-59-9-13-8-21-21-25-29-5-13-9-38-9-81v-220h-47v-52h47v-93l64-42v135h67v52h-67v225c0 21 4 29 4 38 4 4 8 8 13 12 4 0 12 5 21 5 8 0 17 0 29-5z">
          <text:p/>
        </draw:path>
        <draw:path draw:style-name="gr7" draw:text-style-name="P7" draw:layer="layout" svg:width="0.355cm" svg:height="0.402cm" svg:x="26.894cm" svg:y="13.305cm" svg:viewBox="0 0 356 403" svg:d="M289 272l67 8c-12 38-33 68-59 89-29 21-69 34-111 34-59 0-101-17-135-51s-51-84-51-148 17-115 51-149c34-38 76-55 131-55 51 0 94 17 124 51 34 38 50 84 50 149 0 4 0 13 0 17h-288c4 42 17 76 38 97 21 26 46 34 80 34 21 0 42-4 59-17s31-34 44-59zM72 166h217c-5-35-13-60-27-73-21-25-46-38-80-38-30 0-55 8-76 30-21 16-30 46-34 81z">
          <text:p/>
        </draw:path>
        <draw:path draw:style-name="gr7" draw:text-style-name="P7" draw:layer="layout" svg:width="0.313cm" svg:height="0.394cm" svg:x="27.326cm" svg:y="13.305cm" svg:viewBox="0 0 314 395" svg:d="M0 395v-387h59v55c31-42 73-63 124-63 25 0 46 4 63 13 21 8 34 17 47 33 8 13 17 30 17 47 4 13 4 34 4 64v238h-64v-234c0-30-4-47-8-60-4-16-13-25-25-33-13-9-30-13-47-13-30 0-51 8-72 30-21 16-30 50-30 97v213z">
          <text:p/>
        </draw:path>
        <draw:path draw:style-name="gr7" draw:text-style-name="P7" draw:layer="layout" svg:width="0.187cm" svg:height="0.525cm" svg:x="27.702cm" svg:y="13.178cm" svg:viewBox="0 0 188 526" svg:d="M179 462l9 60c-17 4-34 4-47 4-25 0-43-4-56-9-13-8-21-21-30-29-4-13-8-38-8-81v-220h-47v-52h47v-93l69-42v135h63v52h-63v225c0 21 0 29 0 38 4 4 8 8 12 12 5 0 13 5 22 5 8 0 17 0 29-5z">
          <text:p/>
        </draw:path>
        <draw:path draw:style-name="gr7" draw:text-style-name="P7" draw:layer="layout" svg:width="0.207cm" svg:height="0.394cm" svg:x="27.944cm" svg:y="13.305cm" svg:viewBox="0 0 208 395" svg:d="M0 395v-387h59v60c13-30 30-47 42-55 14-9 27-13 39-13 26 0 47 8 68 21l-21 59c-17-8-34-12-47-12-16 0-29 4-39 12-12 9-21 21-25 34-9 26-13 51-13 76v205z">
          <text:p/>
        </draw:path>
        <draw:path draw:style-name="gr7" draw:text-style-name="P7" draw:layer="layout" svg:width="0.068cm" svg:height="0.534cm" svg:x="28.189cm" svg:y="13.165cm" svg:viewBox="0 0 69 535" svg:d="M0 76v-76h69v76zM0 535v-387h69v387z">
          <text:p/>
        </draw:path>
        <draw:path draw:style-name="gr7" draw:text-style-name="P7" draw:layer="layout" svg:width="0.356cm" svg:height="0.402cm" svg:x="28.333cm" svg:y="13.305cm" svg:viewBox="0 0 357 403" svg:d="M285 272l68 8c-9 38-30 68-60 89-25 21-64 34-111 34-55 0-101-17-131-51-34-34-51-84-51-148s17-115 51-149c34-38 76-55 127-55 55 0 98 17 128 51 34 38 51 84 51 149 0 4 0 13 0 17h-289c0 42 13 76 34 97 21 26 51 34 80 34 26 0 47-4 65-17 17-13 29-34 38-59zM72 166h217c-4-35-13-60-25-73-23-25-52-38-82-38-29 0-55 8-76 30-21 16-34 46-34 81z">
          <text:p/>
        </draw:path>
        <draw:path draw:style-name="gr7" draw:text-style-name="P7" draw:layer="layout" svg:width="0.321cm" svg:height="0.402cm" svg:x="28.74cm" svg:y="13.305cm" svg:viewBox="0 0 322 403" svg:d="M0 280l63-12c4 29 13 46 30 59 17 17 42 21 72 21 29 0 50-4 67-17 13-13 22-25 22-42s-9-26-22-34c-8-9-29-13-67-26-47-8-81-21-98-29-17-9-34-21-42-39-8-13-13-30-13-51 0-17 5-34 9-47 8-17 21-25 34-38 8-4 25-12 42-17 17-4 34-8 55-8 30 0 55 4 80 13 22 8 39 21 51 33 9 17 17 39 21 60l-63 12c-4-21-13-38-26-46-12-13-33-17-59-17-29 0-51 4-63 13-13 8-17 21-17 33 0 9 0 17 4 26 8 4 17 13 25 17 9 0 26 8 60 17 46 13 76 22 97 30 17 9 30 22 42 34 10 17 18 34 18 55s-8 43-22 64c-13 17-29 34-55 42-25 13-51 17-80 17-51 0-89-8-115-30-25-21-42-50-50-93z">
          <text:p/>
        </draw:path>
        <draw:polygon draw:style-name="gr7" draw:text-style-name="P7" draw:layer="layout" svg:width="0.077cm" svg:height="0.077cm" svg:x="29.154cm" svg:y="13.622cm" svg:viewBox="0 0 78 78" draw:points="0,0 78,0 78,78 0,78">
          <text:p/>
        </draw:polygon>
        <draw:polygon draw:style-name="gr7" draw:text-style-name="P7" draw:layer="layout" svg:width="0.419cm" svg:height="0.534cm" svg:x="29.502cm" svg:y="13.165cm" svg:viewBox="0 0 420 535" draw:points="174,535 174,64 0,64 0,0 420,0 420,64 246,64 246,535">
          <text:p/>
        </draw:polygon>
        <draw:path draw:style-name="gr7" draw:text-style-name="P7" draw:layer="layout" svg:width="0.313cm" svg:height="0.534cm" svg:x="29.984cm" svg:y="13.165cm" svg:viewBox="0 0 314 535" svg:d="M0 535v-535h64v191c34-34 72-51 118-51 26 0 52 4 73 17s38 25 47 46c8 22 12 47 12 85v247h-63v-247c0-30-8-55-21-68-18-17-35-25-65-25-17 0-34 4-50 17-17 8-30 21-39 38-8 17-12 42-12 72v213z">
          <text:p/>
        </draw:path>
        <draw:path draw:style-name="gr7" draw:text-style-name="P7" draw:layer="layout" svg:width="0.355cm" svg:height="0.402cm" svg:x="30.374cm" svg:y="13.305cm" svg:viewBox="0 0 356 403" svg:d="M271 348c-22 21-47 34-68 42-21 9-47 13-72 13-42 0-76-8-97-30-26-21-34-46-34-80 0-17 4-38 12-51 9-17 22-29 34-38 13-8 30-17 47-21 12-4 29-9 59-9 51-8 89-17 114-26 0-8 0-13 0-17 0-25-4-42-17-55-17-17-42-21-76-21-29 0-51 4-68 17-12 8-25 29-29 55l-68-9c9-25 17-50 30-67 12-17 34-30 59-38 25-9 55-13 85-13 34 0 63 4 80 13 21 8 38 17 47 29 8 9 17 26 21 43 0 12 5 29 5 59v90c0 59 0 97 4 114 0 17 9 30 17 47h-73c-4-13-8-30-12-47zM266 200c-21 13-59 21-105 25-26 4-47 9-60 13-8 4-17 13-25 21-4 9-9 21-9 34 0 17 9 30 22 42 12 13 33 17 59 17 21 0 46-4 63-17 21-12 34-25 47-46 4-13 8-34 8-64z">
          <text:p/>
        </draw:path>
        <draw:path draw:style-name="gr7" draw:text-style-name="P7" draw:layer="layout" svg:width="0.186cm" svg:height="0.525cm" svg:x="30.772cm" svg:y="13.178cm" svg:viewBox="0 0 187 526" svg:d="M178 462l9 60c-17 4-34 4-51 4-21 0-42-4-55-9-13-8-21-21-25-29-5-13-9-38-9-81v-220h-47v-52h47v-93l64-42v135h67v52h-67v225c0 21 4 29 4 38 4 4 4 8 13 12 4 0 12 5 21 5 8 0 17 0 29-5z">
          <text:p/>
        </draw:path>
        <draw:path draw:style-name="gr7" draw:text-style-name="P7" draw:layer="layout" svg:width="0.521cm" svg:height="0.394cm" svg:x="31.216cm" svg:y="13.305cm" svg:viewBox="0 0 522 395" svg:d="M0 395v-387h59v55c13-21 30-33 47-46 21-13 42-17 72-17 25 0 51 4 69 17 17 13 29 29 38 51 29-47 72-68 118-68 38 0 68 8 89 30 21 21 30 55 30 101v264h-64v-243c0-25 0-46-4-59-4-8-13-21-25-25-9-9-26-13-38-13-30 0-51 8-68 30-17 16-26 46-26 84v226h-68v-251c0-30-5-51-17-68-9-13-26-21-51-21-17 0-34 4-51 17-17 8-25 21-34 42-8 17-8 43-8 81v200z">
          <text:p/>
        </draw:path>
        <draw:path draw:style-name="gr7" draw:text-style-name="P7" draw:layer="layout" svg:width="0.351cm" svg:height="0.402cm" svg:x="31.813cm" svg:y="13.305cm" svg:viewBox="0 0 352 403" svg:d="M284 272l68 8c-12 38-29 68-60 89-30 21-63 34-110 34-55 0-102-17-135-51-30-34-47-84-47-148s17-115 47-149c33-38 80-55 131-55s93 17 128 51c34 38 46 84 46 149 0 4 0 13 0 17h-284c0 42 12 76 34 97 21 26 46 34 80 34 25 0 47-4 64-17 16-13 29-34 38-59zM68 166h216c0-35-9-60-26-73-17-25-46-38-80-38-30 0-55 8-76 30-17 16-30 46-34 81z">
          <text:p/>
        </draw:path>
        <draw:path draw:style-name="gr7" draw:text-style-name="P7" draw:layer="layout" svg:width="0.351cm" svg:height="0.402cm" svg:x="32.224cm" svg:y="13.305cm" svg:viewBox="0 0 352 403" svg:d="M272 348c-22 21-48 34-69 42-26 9-47 13-72 13-42 0-76-8-97-30-26-21-34-46-34-80 0-17 4-38 12-51 9-17 17-29 34-38 13-8 30-17 47-21 12-4 29-9 55-9 55-8 93-17 119-26 0-8 0-13 0-17 0-25-4-42-17-55-18-17-43-21-77-21-29 0-51 4-68 17-12 8-25 29-33 55l-64-9c9-25 17-50 30-67 12-17 34-30 59-38 25-9 51-13 85-13s59 4 81 13c21 8 38 17 47 29 8 9 17 26 21 43 0 12 4 29 4 59v90c0 59 0 97 0 114 4 17 9 30 17 47h-68c-4-13-8-30-12-47zM267 200c-26 13-60 21-106 25-30 4-47 9-60 13-8 4-17 13-25 21-4 9-9 21-9 34 0 17 9 30 22 42 12 13 29 17 55 17 25 0 50-4 67-17 21-12 35-25 44-46 8-13 12-34 12-64z">
          <text:p/>
        </draw:path>
        <draw:path draw:style-name="gr7" draw:text-style-name="P7" draw:layer="layout" svg:width="0.314cm" svg:height="0.394cm" svg:x="32.655cm" svg:y="13.305cm" svg:viewBox="0 0 315 395" svg:d="M0 395v-387h61v55c29-42 67-63 122-63 22 0 43 4 64 13 17 8 34 17 42 33 9 13 17 30 21 47 5 13 5 34 5 64v238h-68v-234c0-30 0-47-4-60-9-16-17-25-30-33-13-9-25-13-42-13-30 0-55 8-72 30-21 16-34 50-34 97v213z">
          <text:p/>
        </draw:path>
        <draw:path draw:style-name="gr7" draw:text-style-name="P7" draw:layer="layout" svg:width="0.317cm" svg:height="0.402cm" svg:x="33.041cm" svg:y="13.305cm" svg:viewBox="0 0 318 403" svg:d="M0 280l63-12c4 29 13 46 31 59 17 17 42 21 72 21 29 0 51-4 63-17 17-13 26-25 26-42s-9-26-21-34c-9-9-30-13-68-26-47-8-82-21-99-29-21-9-33-21-42-39-8-13-17-30-17-51 0-17 4-34 13-47 8-17 21-25 34-38 8-4 21-12 43-17 17-4 34-8 55-8 30 0 55 4 81 13 21 8 38 21 50 33 9 17 17 39 21 60l-63 12c-4-21-13-38-25-46-13-13-34-17-60-17-29 0-50 4-63 13-14 8-22 21-22 33 0 9 4 17 8 26 4 4 14 13 27 17 8 0 25 8 59 17 46 13 76 22 97 30 17 9 30 22 42 34 9 17 13 34 13 55s-4 43-17 64c-12 17-29 34-55 42-25 13-51 17-80 17-51 0-90-8-116-30-25-21-42-50-50-93z">
          <text:p/>
        </draw:path>
        <draw:path draw:style-name="gr7" draw:text-style-name="P7" draw:layer="layout" svg:width="0.186cm" svg:height="0.525cm" svg:x="2.07cm" svg:y="14.067cm" svg:viewBox="0 0 187 526" svg:d="M178 462l9 60c-17 4-34 4-47 4-25 0-42-4-55-13-18-4-26-17-30-30-5-8-9-33-9-76v-221h-46v-51h46v-97l65-38v135h67v51h-67v225c0 22 4 30 4 39 4 4 8 8 13 12 4 0 12 5 21 5 8 0 17 0 29-5z">
          <text:p/>
        </draw:path>
        <draw:path draw:style-name="gr7" draw:text-style-name="P7" draw:layer="layout" svg:width="0.313cm" svg:height="0.534cm" svg:x="2.311cm" svg:y="14.054cm" svg:viewBox="0 0 314 535" svg:d="M0 535v-535h64v192c30-34 72-51 119-51 25 0 51 4 72 17 21 12 38 25 46 46 9 22 13 47 13 85v246h-63v-246c0-30-9-55-21-72-17-13-39-21-64-21-17 0-38 4-55 17-17 8-25 21-34 38-8 17-13 42-13 72v212z">
          <text:p/>
        </draw:path>
        <draw:path draw:style-name="gr7" draw:text-style-name="P7" draw:layer="layout" svg:width="0.352cm" svg:height="0.402cm" svg:x="2.7cm" svg:y="14.194cm" svg:viewBox="0 0 353 403" svg:d="M271 348c-21 21-46 34-67 42-22 9-47 13-72 13-43 0-77-8-98-30-25-21-34-46-34-80 0-17 5-38 13-51 9-17 17-29 34-38 13-8 30-17 47-21 12-4 29-9 59-9 51-8 89-17 114-25 0-8 0-13 0-17 0-25-4-46-17-56-17-17-42-21-76-21-30 0-51 4-68 13-12 13-25 34-34 60l-63-9c8-25 17-51 29-68 13-17 34-30 60-38 25-9 55-13 84-13 34 0 60 4 81 13 22 4 39 16 47 29 9 9 17 26 22 44 0 12 4 29 4 59v89c0 59 0 97 4 114 0 17 4 30 13 47h-68c-5-13-9-30-14-47zM267 200c-25 13-59 17-106 25-29 4-46 9-59 13-8 4-17 13-25 21-5 9-9 21-9 34 0 17 9 30 21 42 13 13 30 17 55 17 26 0 51-4 68-17 21-12 34-25 47-46 4-13 8-34 8-64z">
          <text:p/>
        </draw:path>
        <draw:path draw:style-name="gr7" draw:text-style-name="P7" draw:layer="layout" svg:width="0.187cm" svg:height="0.525cm" svg:x="3.098cm" svg:y="14.067cm" svg:viewBox="0 0 188 526" svg:d="M179 462l9 60c-17 4-35 4-52 4-21 0-43-4-55-13-13-4-21-17-26-30-8-8-8-33-8-76v-221h-47v-51h47v-97l63-38v135h69v51h-69v225c0 22 0 30 5 39 4 4 4 8 12 12 5 0 13 5 21 5 10 0 18 0 31-5z">
          <text:p/>
        </draw:path>
        <draw:path draw:style-name="gr7" draw:text-style-name="P7" draw:layer="layout" svg:width="0.364cm" svg:height="0.402cm" svg:x="3.517cm" svg:y="14.194cm" svg:viewBox="0 0 365 403" svg:d="M0 200c0-68 22-124 60-158 34-29 76-42 122-42 55 0 98 17 133 51 34 35 50 85 50 145 0 50-8 89-25 118-13 26-34 51-64 64-30 17-60 25-94 25-55 0-97-17-131-51s-51-84-51-152zM68 200c0 51 13 89 34 114 21 21 47 34 80 34 34 0 60-13 81-34 21-25 34-63 34-114 0-47-13-85-34-110-21-22-47-35-81-35-33 0-59 13-80 35-21 25-34 63-34 110z">
          <text:p/>
        </draw:path>
        <draw:path draw:style-name="gr7" draw:text-style-name="P7" draw:layer="layout" svg:width="0.314cm" svg:height="0.394cm" svg:x="3.953cm" svg:y="14.194cm" svg:viewBox="0 0 315 395" svg:d="M0 395v-387h60v55c29-42 67-63 122-63 22 0 43 4 64 13 21 8 35 16 43 33 13 13 17 30 21 47 5 13 5 34 5 64v238h-65v-233c0-31-4-48-8-61-4-16-13-25-30-33-13-9-25-13-42-13-30 0-51 8-72 30-21 16-30 50-30 98v212z">
          <text:p/>
        </draw:path>
        <draw:path draw:style-name="gr7" draw:text-style-name="P7" draw:layer="layout" svg:width="0.355cm" svg:height="0.402cm" svg:x="4.343cm" svg:y="14.194cm" svg:viewBox="0 0 356 403" svg:d="M289 272l63 8c-8 38-29 68-59 89-25 21-64 34-110 34-55 0-98-17-132-51s-51-84-51-148c0-63 17-114 51-149 34-38 77-55 132-55 51 0 93 17 123 51 34 39 50 85 50 149 0 4 0 13 0 17h-288c4 42 12 76 39 97 21 26 46 34 80 34 21 0 42-4 59-17s30-34 43-59zM72 166h217c-4-34-13-59-26-72-21-26-46-39-80-39-30 0-55 8-76 31-22 16-35 46-35 80z">
          <text:p/>
        </draw:path>
        <draw:path draw:style-name="gr7" draw:text-style-name="P7" draw:layer="layout" svg:width="0.313cm" svg:height="0.394cm" svg:x="4.982cm" svg:y="14.194cm" svg:viewBox="0 0 314 395" svg:d="M0 395v-387h59v55c26-42 68-63 123-63 22 0 44 4 65 13 17 8 34 16 42 33 8 13 17 30 21 47 0 13 4 34 4 64v238h-67v-233c0-31 0-48-5-61-8-16-16-25-29-33-13-9-26-13-48-13-25 0-51 8-72 30-17 16-29 50-29 98v212z">
          <text:p/>
        </draw:path>
        <draw:path draw:style-name="gr7" draw:text-style-name="P7" draw:layer="layout" svg:width="0.355cm" svg:height="0.402cm" svg:x="5.372cm" svg:y="14.194cm" svg:viewBox="0 0 356 403" svg:d="M284 272l68 8c-9 38-30 68-59 89-30 21-64 34-110 34-56 0-103-17-133-51-33-34-50-84-50-148 0-63 17-114 50-149 34-38 77-55 128-55s94 17 127 51c34 39 51 85 51 149 0 4 0 13 0 17h-289c0 42 13 76 34 97 21 26 52 34 82 34 25 0 46-4 63-17s30-34 38-59zM72 166h212c0-34-8-59-21-72-21-26-51-39-85-39-29 0-56 8-73 31-21 16-33 46-33 80z">
          <text:p/>
        </draw:path>
        <draw:path draw:style-name="gr7" draw:text-style-name="P7" draw:layer="layout" svg:width="0.356cm" svg:height="0.402cm" svg:x="5.782cm" svg:y="14.194cm" svg:viewBox="0 0 357 403" svg:d="M285 272l68 8c-9 38-30 68-60 89-29 21-63 34-110 34-55 0-101-17-132-51-34-34-51-84-51-148 0-63 17-114 51-149 35-38 77-55 128-55 55 0 93 17 127 51 34 39 51 85 51 149 0 4 0 13 0 17h-289c0 42 14 76 35 97 21 26 51 34 80 34 26 0 47-4 64-17s29-34 38-59zM72 166h213c0-34-9-59-21-72-21-26-51-39-81-39-34 0-55 8-76 31-21 16-35 46-35 80z">
          <text:p/>
        </draw:path>
        <draw:path draw:style-name="gr7" draw:text-style-name="P7" draw:layer="layout" svg:width="0.33cm" svg:height="0.542cm" svg:x="6.193cm" svg:y="14.054cm" svg:viewBox="0 0 331 543" svg:d="M272 535v-51c-26 38-60 59-107 59-34 0-59-8-85-25-25-17-46-43-59-72-17-30-21-64-21-102 0-42 4-77 17-107 13-34 34-55 59-72s55-25 85-25c21 0 42 4 63 13 17 12 31 25 44 38v-191h63v535zM63 344c0 47 13 85 34 110 21 21 43 34 72 34 30 0 55-8 72-34 22-21 31-59 31-106 0-55-9-94-31-119-21-21-46-34-76-34-25 0-51 8-72 34-17 25-30 60-30 115z">
          <text:p/>
        </draw:path>
        <draw:path draw:style-name="gr7" draw:text-style-name="P7" draw:layer="layout" svg:width="0.313cm" svg:height="0.394cm" svg:x="6.832cm" svg:y="14.194cm" svg:viewBox="0 0 314 395" svg:d="M0 395v-387h59v55c26-42 68-63 123-63 21 0 43 4 65 13 17 8 33 16 42 33 8 13 17 30 21 47 0 13 4 34 4 64v238h-67v-233c0-31 0-48-9-61-4-16-13-25-25-33-14-9-31-13-48-13-25 0-51 8-72 30-17 16-29 50-29 98v212z">
          <text:p/>
        </draw:path>
        <draw:path draw:style-name="gr7" draw:text-style-name="P7" draw:layer="layout" svg:width="0.36cm" svg:height="0.402cm" svg:x="7.217cm" svg:y="14.194cm" svg:viewBox="0 0 361 403" svg:d="M0 200c0-68 21-124 60-158 33-29 72-42 123-42s93 17 127 51c34 35 51 85 51 145 0 50-4 89-21 118-17 26-38 51-64 64-29 17-59 25-93 25-56 0-98-17-132-51s-51-84-51-152zM68 200c0 51 9 89 34 114 21 21 47 34 81 34 30 0 60-13 81-34 21-25 29-63 29-114 0-47-8-85-29-110-21-22-51-35-81-35-34 0-60 13-81 35-25 25-34 63-34 110z">
          <text:p/>
        </draw:path>
        <draw:path draw:style-name="gr7" draw:text-style-name="P7" draw:layer="layout" svg:width="0.191cm" svg:height="0.525cm" svg:x="7.615cm" svg:y="14.067cm" svg:viewBox="0 0 192 526" svg:d="M183 462l9 60c-21 4-34 4-51 4-21 0-42-4-55-13-14-4-22-17-26-30-9-8-9-33-9-76v-221h-51v-51h51v-97l65-38v135h67v51h-67v225c0 22 0 30 4 39 0 4 4 8 13 12 4 0 8 5 21 5 4 0 17 0 29-5z">
          <text:p/>
        </draw:path>
        <draw:path draw:style-name="gr7" draw:text-style-name="P7" draw:layer="layout" svg:width="0.334cm" svg:height="0.542cm" svg:x="8.064cm" svg:y="14.054cm" svg:viewBox="0 0 335 543" svg:d="M59 535h-59v-535h64v191c29-34 64-51 106-51 26 0 47 4 68 13 21 12 38 25 51 42 17 17 25 38 34 63 8 22 12 48 12 78 0 67-16 118-50 152-34 38-72 55-119 55-42 0-81-17-107-55zM59 340c0 46 5 80 17 97 21 34 52 51 86 51 30 0 55-13 76-34 21-25 30-63 30-114 0-47-9-86-30-111-21-26-42-34-72-34s-56 13-77 34c-21 25-30 64-30 111z">
          <text:p/>
        </draw:path>
        <draw:path draw:style-name="gr7" draw:text-style-name="P7" draw:layer="layout" svg:width="0.356cm" svg:height="0.402cm" svg:x="8.453cm" svg:y="14.194cm" svg:viewBox="0 0 357 403" svg:d="M285 272l68 8c-9 38-30 68-59 89-26 21-65 34-112 34-55 0-101-17-131-51-34-34-51-84-51-148 0-63 17-114 51-149 34-38 76-55 127-55 55 0 94 17 128 51 34 39 51 85 51 149 0 4 0 13 0 17h-289c0 42 13 76 34 97 21 26 51 34 80 34 26 0 47-4 65-17 17-13 30-34 38-59zM72 166h213c0-34-8-59-21-72-22-26-52-39-82-39-33 0-55 8-76 31-21 16-34 46-34 80z">
          <text:p/>
        </draw:path>
        <draw:path draw:style-name="gr7" draw:text-style-name="P7" draw:layer="layout" svg:width="0.335cm" svg:height="0.542cm" svg:x="9.067cm" svg:y="14.054cm" svg:viewBox="0 0 336 543" svg:d="M276 535v-51c-25 38-63 59-110 59-29 0-60-8-85-25-26-17-47-43-60-72-12-30-21-64-21-102 0-42 9-77 21-107 13-34 30-55 55-72 26-17 57-25 90-25 22 0 43 4 60 13 17 12 34 25 46 38v-191h64v535zM68 344c0 47 8 85 30 110 22 21 47 34 77 34 25 0 51-8 72-34 21-21 29-59 29-106 0-55-8-94-29-119-21-21-47-34-76-34-30 0-56 8-73 34-22 25-30 60-30 115z">
          <text:p/>
        </draw:path>
        <draw:path draw:style-name="gr7" draw:text-style-name="P7" draw:layer="layout" svg:width="0.064cm" svg:height="0.534cm" svg:x="9.503cm" svg:y="14.054cm" svg:viewBox="0 0 65 535" svg:d="M0 77v-77h65v77zM0 535v-386h65v386z">
          <text:p/>
        </draw:path>
        <draw:path draw:style-name="gr7" draw:text-style-name="P7" draw:layer="layout" svg:width="0.318cm" svg:height="0.402cm" svg:x="9.643cm" svg:y="14.194cm" svg:viewBox="0 0 319 403" svg:d="M0 280l65-12c4 25 12 46 29 59 17 17 38 21 68 21s55-4 68-17c12-13 21-25 21-42s-4-26-17-34c-9-9-34-13-68-26-46-8-80-21-101-29-17-9-30-21-44-38-8-13-12-30-12-51 0-17 4-35 12-48 10-17 18-25 31-38 13-4 25-12 42-17 17-4 38-8 59-8 30 0 55 4 77 13 25 8 42 21 50 33 13 17 22 40 26 61l-64 12c-4-21-12-38-25-47-17-13-34-17-59-17-30 0-51 4-64 13-13 8-21 22-21 34 0 9 4 17 8 26 5 4 13 13 26 17 4 0 25 8 55 17 46 12 80 21 97 29 17 9 34 17 43 34 12 17 17 34 17 55s-5 43-17 64c-13 17-34 34-55 42-26 13-51 17-85 17-47 0-85-8-114-30-27-21-44-55-48-93z">
          <text:p/>
        </draw:path>
        <draw:path draw:style-name="gr7" draw:text-style-name="P7" draw:layer="layout" svg:width="0.186cm" svg:height="0.525cm" svg:x="10.003cm" svg:y="14.067cm" svg:viewBox="0 0 187 526" svg:d="M179 462l8 60c-17 4-34 4-51 4-22 0-43-4-56-13-12-4-21-17-25-30-4-8-9-33-9-76v-221h-46v-51h46v-97l64-38v135h69v51h-69v225c0 22 4 30 4 39 4 4 9 8 13 12 4 0 14 5 22 5s17 0 30-5z">
          <text:p/>
        </draw:path>
        <draw:path draw:style-name="gr7" draw:text-style-name="P7" draw:layer="layout" svg:width="0.212cm" svg:height="0.394cm" svg:x="10.24cm" svg:y="14.194cm" svg:viewBox="0 0 213 395" svg:d="M0 395v-387h59v60c17-30 30-47 43-55 12-9 25-13 42-13 21 0 46 8 69 21l-23 59c-16-8-33-12-50-12-13 0-26 4-38 12-9 9-17 21-26 34-4 26-8 52-8 77v204z">
          <text:p/>
        </draw:path>
        <draw:path draw:style-name="gr7" draw:text-style-name="P7" draw:layer="layout" svg:width="0.351cm" svg:height="0.402cm" svg:x="10.469cm" svg:y="14.194cm" svg:viewBox="0 0 352 403" svg:d="M271 348c-25 21-47 34-68 42-26 9-47 13-72 13-43 0-76-8-98-30-25-21-33-46-33-80 0-17 4-38 12-51 9-17 17-29 34-38 13-8 30-17 47-21 12-4 29-9 55-9 55-8 94-17 119-25 0-8 0-13 0-17 0-25-4-46-17-56-18-17-43-21-77-21-30 0-55 4-68 13-12 13-25 34-33 60l-64-9c8-25 17-51 30-68 12-17 34-30 59-38 25-9 51-13 85-13 33 0 60 4 81 13 21 4 38 16 47 29 8 9 17 26 21 44 0 12 0 29 0 59v89c0 59 4 97 4 114 4 17 8 30 17 47h-68c-4-13-8-30-13-47zM267 200c-25 13-60 17-107 25-29 4-46 9-59 13-8 4-17 13-25 21-4 9-9 21-9 34 0 17 9 30 21 42 13 13 30 17 55 17 26 0 51-4 68-17 21-12 35-25 44-46 8-13 12-34 12-64z">
          <text:p/>
        </draw:path>
        <draw:path draw:style-name="gr7" draw:text-style-name="P7" draw:layer="layout" svg:width="0.335cm" svg:height="0.402cm" svg:x="10.879cm" svg:y="14.194cm" svg:viewBox="0 0 336 403" svg:d="M271 255l65 8c-5 43-22 77-52 102s-68 38-106 38c-55 0-97-17-127-51-34-34-51-84-51-148 0-42 9-80 21-110 13-31 34-56 64-73 29-13 59-21 93-21 38 0 76 8 102 30 25 21 43 51 51 94l-64 8c-4-25-17-46-34-60-13-13-34-17-55-17-34 0-59 8-80 35-22 25-30 59-30 110 0 55 8 89 30 114 21 26 46 34 76 34 25 0 46-8 67-21 17-17 26-42 30-72z">
          <text:p/>
        </draw:path>
        <draw:path draw:style-name="gr7" draw:text-style-name="P7" draw:layer="layout" svg:width="0.186cm" svg:height="0.525cm" svg:x="11.235cm" svg:y="14.067cm" svg:viewBox="0 0 187 526" svg:d="M179 462l8 60c-17 4-34 4-47 4-25 0-42-4-55-13-17-4-25-17-29-30-4-8-9-33-9-76v-221h-47v-51h47v-97l68-38v135h64v51h-64v225c0 22 0 30 0 39 4 4 9 8 13 12 4 0 12 5 21 5 8 0 17 0 30-5z">
          <text:p/>
        </draw:path>
        <draw:path draw:style-name="gr7" draw:text-style-name="P7" draw:layer="layout" svg:width="0.355cm" svg:height="0.402cm" svg:x="11.455cm" svg:y="14.194cm" svg:viewBox="0 0 356 403" svg:d="M285 272l67 8c-8 38-29 68-59 89s-64 34-110 34c-55 0-103-17-137-51-29-34-46-84-46-148 0-63 17-114 51-149 29-38 77-55 128-55 50 0 93 17 127 51 34 39 50 85 50 149 0 4 0 13 0 17h-288c0 42 12 76 34 97 22 26 51 34 81 34 25 0 46-4 63-17s30-34 39-59zM72 166h213c0-34-9-59-26-72-17-26-46-39-80-39-30 0-55 8-72 31-21 16-35 46-35 80z">
          <text:p/>
        </draw:path>
        <draw:path draw:style-name="gr7" draw:text-style-name="P7" draw:layer="layout" svg:width="0.335cm" svg:height="0.542cm" svg:x="11.861cm" svg:y="14.054cm" svg:viewBox="0 0 336 543" svg:d="M275 535v-51c-25 38-59 59-105 59-34 0-60-8-85-25-30-17-47-43-64-72-12-30-21-64-21-102 0-42 9-77 21-107 13-34 30-55 60-72 25-17 51-25 84-25 22 0 43 4 60 13 21 12 34 25 46 38v-191h65v535zM68 344c0 47 13 85 34 110 17 21 42 34 72 34s51-8 72-34c21-21 29-59 29-106 0-55-8-94-29-119-21-21-47-34-76-34-30 0-51 8-72 34-17 25-30 60-30 115z">
          <text:p/>
        </draw:path>
        <draw:path draw:style-name="gr7" draw:text-style-name="P7" draw:layer="layout" svg:width="0.33cm" svg:height="0.542cm" svg:x="12.505cm" svg:y="14.054cm" svg:viewBox="0 0 331 543" svg:d="M59 535h-59v-535h63v191c26-34 64-51 106-51 21 0 48 4 69 13 21 12 38 25 51 42 12 17 25 38 34 63 4 22 8 48 8 78 0 67-13 118-47 152-33 38-72 55-119 55s-81-17-106-55zM59 340c0 46 4 80 17 97 21 34 47 51 85 51 29 0 51-13 73-34 21-25 33-63 33-114 0-47-12-86-29-111-21-26-48-34-77-34-26 0-51 13-72 34-21 25-30 64-30 111z">
          <text:p/>
        </draw:path>
        <draw:path draw:style-name="gr7" draw:text-style-name="P7" draw:layer="layout" svg:width="0.352cm" svg:height="0.542cm" svg:x="12.877cm" svg:y="14.202cm" svg:viewBox="0 0 353 543" svg:d="M34 535l-8-64c17 4 29 9 38 9 17 0 25-5 34-9 8-4 17-12 21-21 4-4 13-21 21-46 0-5 4-9 4-17l-144-387h72l76 226c13 25 22 55 30 89 9-30 17-60 26-89l85-226h64l-145 391c-17 42-30 72-38 89-13 21-26 38-38 46-17 13-34 17-55 17-13 0-26-4-43-8z">
          <text:p/>
        </draw:path>
        <draw:path draw:style-name="gr7" draw:text-style-name="P7" draw:layer="layout" svg:width="0.064cm" svg:height="0.534cm" svg:x="13.491cm" svg:y="14.054cm" svg:viewBox="0 0 65 535" svg:d="M0 77v-77h65v77zM0 535v-386h65v386z">
          <text:p/>
        </draw:path>
        <draw:path draw:style-name="gr7" draw:text-style-name="P7" draw:layer="layout" svg:width="0.309cm" svg:height="0.394cm" svg:x="13.656cm" svg:y="14.194cm" svg:viewBox="0 0 310 395" svg:d="M0 395v-387h55v55c30-42 73-63 124-63 25 0 47 4 68 13 17 8 34 16 42 33 9 13 17 30 21 47 0 13 0 34 0 64v238h-63v-233c0-31-4-48-9-61-4-16-12-25-25-33-13-9-30-13-47-13-25 0-50 8-73 30-21 16-29 50-29 98v212z">
          <text:p/>
        </draw:path>
        <draw:path draw:style-name="gr7" draw:text-style-name="P7" draw:layer="layout" svg:width="0.224cm" svg:height="0.542cm" svg:x="14.025cm" svg:y="14.046cm" svg:viewBox="0 0 225 543" svg:d="M55 543v-336h-55v-51h55v-42c0-25 4-42 8-55 4-17 17-34 34-42 17-13 38-17 68-17 17 0 39 4 60 8l-9 55c-18 0-30-4-39-4-21 0-34 4-42 13-8 8-13 25-13 50v34h72v51h-72v336z">
          <text:p/>
        </draw:path>
        <draw:path draw:style-name="gr7" draw:text-style-name="P7" draw:layer="layout" svg:width="0.364cm" svg:height="0.402cm" svg:x="14.245cm" svg:y="14.194cm" svg:viewBox="0 0 365 403" svg:d="M0 200c0-68 21-124 63-158 30-29 73-42 120-42 55 0 97 17 131 51 34 35 51 85 51 145 0 50-9 89-26 118-12 26-34 51-63 64-30 17-59 25-93 25-56 0-99-17-133-51-33-34-50-84-50-152zM67 200c0 51 13 89 34 114 21 21 48 34 82 34s59-13 80-34c21-25 34-63 34-114 0-47-13-85-34-110-21-22-46-35-80-35s-61 13-82 35c-21 25-34 63-34 110z">
          <text:p/>
        </draw:path>
        <draw:path draw:style-name="gr7" draw:text-style-name="P7" draw:layer="layout" svg:width="0.211cm" svg:height="0.394cm" svg:x="14.681cm" svg:y="14.194cm" svg:viewBox="0 0 212 395" svg:d="M0 395v-387h59v60c13-30 30-47 42-55 13-9 26-13 43-13 21 0 42 8 68 21l-26 59c-17-8-30-12-47-12-12 0-25 4-38 12-12 9-21 21-25 34-9 26-9 52-9 77v204z">
          <text:p/>
        </draw:path>
        <draw:path draw:style-name="gr7" draw:text-style-name="P7" draw:layer="layout" svg:width="0.525cm" svg:height="0.394cm" svg:x="14.926cm" svg:y="14.194cm" svg:viewBox="0 0 526 395" svg:d="M0 395v-387h60v55c13-21 30-34 51-46 17-13 43-17 68-17 30 0 51 4 68 17 21 12 34 29 38 51 34-47 72-68 123-68 38 0 67 8 84 29 21 22 34 56 34 102v264h-68v-242c0-30 0-47-4-60-4-8-13-21-25-25-9-9-21-13-38-13-26 0-51 8-68 30-17 16-25 46-25 85v225h-68v-251c0-30-4-51-13-68-13-13-30-21-55-21-17 0-34 4-51 17-12 8-25 21-34 42-4 17-8 43-8 82v199z">
          <text:p/>
        </draw:path>
        <draw:path draw:style-name="gr7" draw:text-style-name="P7" draw:layer="layout" svg:width="0.356cm" svg:height="0.402cm" svg:x="15.523cm" svg:y="14.194cm" svg:viewBox="0 0 357 403" svg:d="M271 348c-21 21-46 34-68 42-21 9-46 13-72 13-42 0-76-8-97-30-21-21-34-46-34-80 0-17 4-38 13-51 8-17 21-29 34-38 12-8 29-17 46-21 13-4 34-9 60-9 50-8 88-17 114-25 0-8 0-13 0-17 0-25-4-46-17-56-17-17-42-21-76-21-30 0-51 4-68 13-13 13-25 34-30 60l-67-9c8-25 17-51 29-68 13-17 34-30 60-38 25-9 55-13 88-13 30 0 60 4 77 13 22 4 39 16 47 29 9 9 17 26 21 44 0 12 5 29 5 59v89c0 59 0 97 4 114 0 17 8 30 17 47h-72c-4-13-9-30-14-47zM267 200c-21 13-59 17-106 25-25 4-47 9-55 13-13 4-21 13-30 21-4 9-8 21-8 34 0 17 8 30 21 42 13 13 34 17 59 17 26 0 47-4 64-17 21-12 34-25 46-46 5-13 9-34 9-64z">
          <text:p/>
        </draw:path>
        <draw:path draw:style-name="gr7" draw:text-style-name="P7" draw:layer="layout" svg:width="0.186cm" svg:height="0.525cm" svg:x="15.921cm" svg:y="14.067cm" svg:viewBox="0 0 187 526" svg:d="M179 462l8 60c-17 4-35 4-51 4-22 0-43-4-56-13-12-4-21-17-25-30-4-8-8-33-8-76v-221h-47v-51h47v-97l63-38v135h69v51h-69v225c0 22 4 30 4 39 5 4 9 8 13 12 4 0 13 5 21 5 9 0 17 0 31-5z">
          <text:p/>
        </draw:path>
        <draw:path draw:style-name="gr7" draw:text-style-name="P7" draw:layer="layout" svg:width="0.064cm" svg:height="0.534cm" svg:x="16.162cm" svg:y="14.054cm" svg:viewBox="0 0 65 535" svg:d="M0 77v-77h65v77zM0 535v-386h65v386z">
          <text:p/>
        </draw:path>
        <draw:path draw:style-name="gr7" draw:text-style-name="P7" draw:layer="layout" svg:width="0.36cm" svg:height="0.402cm" svg:x="16.302cm" svg:y="14.194cm" svg:viewBox="0 0 361 403" svg:d="M0 200c0-68 21-124 60-158 34-29 72-42 123-42s93 17 127 51c34 35 51 85 51 145 0 50-9 89-21 118-17 26-38 51-68 64-25 17-59 25-89 25-55 0-97-17-131-51-35-34-52-84-52-152zM69 200c0 51 8 89 29 114 22 21 51 34 85 34 30 0 59-13 81-34 21-25 29-63 29-114 0-47-8-85-29-110-26-22-51-35-81-35-34 0-63 13-85 35-21 25-29 63-29 110z">
          <text:p/>
        </draw:path>
        <draw:path draw:style-name="gr7" draw:text-style-name="P7" draw:layer="layout" svg:width="0.313cm" svg:height="0.394cm" svg:x="16.738cm" svg:y="14.194cm" svg:viewBox="0 0 314 395" svg:d="M0 395v-387h60v55c26-42 68-63 119-63 25 0 46 4 68 13 17 8 34 16 42 33 8 13 17 30 21 47 0 13 4 34 4 64v238h-67v-233c0-31 0-48-9-61-4-16-13-25-25-33-13-9-30-13-47-13-25 0-51 8-72 30-21 16-29 50-29 98v212z">
          <text:p/>
        </draw:path>
        <draw:path draw:style-name="gr7" draw:text-style-name="P7" draw:layer="layout" svg:width="0.186cm" svg:height="0.525cm" svg:x="17.318cm" svg:y="14.067cm" svg:viewBox="0 0 187 526" svg:d="M179 462l8 60c-17 4-34 4-46 4-26 0-43-4-55-13-18-4-27-17-31-30-4-8-8-33-8-76v-221h-47v-51h47v-97l64-38v135h68v51h-68v225c0 22 4 30 4 39 5 4 9 8 13 12 4 0 13 5 21 5 9 0 17 0 30-5z">
          <text:p/>
        </draw:path>
        <draw:path draw:style-name="gr7" draw:text-style-name="P7" draw:layer="layout" svg:width="0.314cm" svg:height="0.534cm" svg:x="17.559cm" svg:y="14.054cm" svg:viewBox="0 0 315 535" svg:d="M0 535v-535h64v192c29-34 73-51 115-51 30 0 55 4 76 17 22 12 38 25 47 46 8 22 13 47 13 85v246h-68v-246c0-30-4-55-21-72-13-13-34-21-60-21-16 0-38 4-56 17-17 8-25 21-33 38-9 17-13 42-13 72v212z">
          <text:p/>
        </draw:path>
        <draw:path draw:style-name="gr7" draw:text-style-name="P7" draw:layer="layout" svg:width="0.351cm" svg:height="0.402cm" svg:x="17.949cm" svg:y="14.194cm" svg:viewBox="0 0 352 403" svg:d="M272 348c-21 21-47 34-68 42-21 9-47 13-72 13-43 0-77-8-98-30-26-21-34-46-34-80 0-17 4-38 13-51 8-17 16-29 33-38 13-8 30-17 47-21 13-4 30-9 56-9 55-8 93-17 119-25 0-8 0-13 0-17 0-25-5-46-17-56-17-17-43-21-77-21-29 0-51 4-68 13-13 13-26 34-34 60l-64-9c9-25 17-51 30-68s34-30 59-38c26-9 56-13 86-13 34 0 59 4 80 13 21 4 38 16 47 29 8 9 17 26 21 44 0 12 4 29 4 59v89c0 59 0 97 5 114 0 17 4 30 12 47h-68c-4-13-8-30-12-47zM268 200c-26 13-60 17-106 25-30 4-48 9-61 13-8 4-16 13-25 21-4 9-8 21-8 34 0 17 8 30 21 42 12 13 29 17 56 17 25 0 51-4 68-17 21-12 33-25 42-46 8-13 13-34 13-64z">
          <text:p/>
        </draw:path>
        <draw:path draw:style-name="gr7" draw:text-style-name="P7" draw:layer="layout" svg:width="0.186cm" svg:height="0.525cm" svg:x="18.347cm" svg:y="14.067cm" svg:viewBox="0 0 187 526" svg:d="M179 462l8 60c-17 4-35 4-52 4-21 0-42-4-55-13-13-4-21-17-25-30-9-8-9-33-9-76v-221h-46v-51h46v-97l64-38v135h69v51h-69v225c0 22 0 30 4 39 0 4 4 8 13 12 4 0 12 5 21 5 8 0 18 0 31-5z">
          <text:p/>
        </draw:path>
        <draw:path draw:style-name="gr7" draw:text-style-name="P7" draw:layer="layout" svg:width="0.068cm" svg:height="0.534cm" svg:x="18.791cm" svg:y="14.054cm" svg:viewBox="0 0 69 535" svg:d="M0 77v-77h69v77zM0 535v-386h69v386z">
          <text:p/>
        </draw:path>
        <draw:path draw:style-name="gr7" draw:text-style-name="P7" draw:layer="layout" svg:width="0.317cm" svg:height="0.402cm" svg:x="18.931cm" svg:y="14.194cm" svg:viewBox="0 0 318 403" svg:d="M0 280l63-12c5 25 13 46 30 59 17 17 42 21 72 21s51-4 64-17c17-13 26-25 26-42s-9-26-22-34c-9-9-30-13-68-26-46-8-80-21-97-29-21-9-34-21-43-38-8-13-17-30-17-51 0-17 5-35 13-48 9-17 21-25 34-38 8-4 21-12 42-17 17-4 34-8 55-8 30 0 55 4 81 13 22 8 39 21 52 33 8 17 17 40 21 61l-65 12c-4-21-12-38-25-47-13-13-34-17-59-17-30 0-51 4-64 13-13 8-21 22-21 34 0 9 4 17 8 26 5 4 13 13 26 17 8 0 25 8 59 17 47 12 76 21 98 29 17 9 30 17 43 34 8 17 12 34 12 55s-4 43-16 64c-13 17-30 34-56 42-26 13-51 17-81 17-51 0-89-8-114-30-26-21-43-55-51-93z">
          <text:p/>
        </draw:path>
        <draw:path draw:style-name="gr7" draw:text-style-name="P7" draw:layer="layout" svg:width="0.313cm" svg:height="0.394cm" svg:x="19.532cm" svg:y="14.194cm" svg:viewBox="0 0 314 395" svg:d="M0 395v-387h60v55c30-42 68-63 123-63 21 0 42 4 64 13 17 8 33 16 42 33 13 13 17 30 21 47 4 13 4 34 4 64v238h-67v-233c0-31 0-48-5-61-8-16-17-25-29-33-13-9-26-13-43-13-29 0-55 8-72 30-21 16-33 50-33 98v212z">
          <text:p/>
        </draw:path>
        <draw:path draw:style-name="gr7" draw:text-style-name="P7" draw:layer="layout" svg:width="0.364cm" svg:height="0.402cm" svg:x="19.917cm" svg:y="14.194cm" svg:viewBox="0 0 365 403" svg:d="M0 200c0-68 21-124 60-158 33-29 76-42 122-42 51 0 98 17 133 51 33 35 50 85 50 145 0 50-8 89-25 118-13 26-34 51-65 64-29 17-59 25-93 25-55 0-97-17-131-51s-51-84-51-152zM68 200c0 51 13 89 34 114 21 21 46 34 80 34s60-13 81-34c21-25 35-63 35-114 0-47-14-85-35-110-21-22-47-35-81-35s-59 13-80 35c-21 25-34 63-34 110z">
          <text:p/>
        </draw:path>
        <draw:path draw:style-name="gr7" draw:text-style-name="P7" draw:layer="layout" svg:width="0.187cm" svg:height="0.525cm" svg:x="20.319cm" svg:y="14.067cm" svg:viewBox="0 0 188 526" svg:d="M179 462l9 60c-17 4-34 4-51 4-21 0-42-4-55-13-13-4-21-17-25-30-5-8-10-33-10-76v-221h-47v-51h47v-97l65-38v135h67v51h-67v225c0 22 4 30 4 39 4 4 8 8 12 12 5 0 13 5 22 5 8 0 17 0 29-5z">
          <text:p/>
        </draw:path>
        <draw:path draw:style-name="gr7" draw:text-style-name="P7" draw:layer="layout" svg:width="0.207cm" svg:height="0.394cm" svg:x="20.764cm" svg:y="14.194cm" svg:viewBox="0 0 208 395" svg:d="M0 395v-387h60v60c13-30 30-47 43-55 12-9 25-13 42-13 21 0 42 8 63 21l-21 59c-17-8-29-12-46-12-13 0-30 4-38 12-13 9-22 21-26 34-8 26-13 52-13 77v204z">
          <text:p/>
        </draw:path>
        <draw:path draw:style-name="gr7" draw:text-style-name="P7" draw:layer="layout" svg:width="0.356cm" svg:height="0.402cm" svg:x="20.988cm" svg:y="14.194cm" svg:viewBox="0 0 357 403" svg:d="M289 272l68 8c-13 38-34 68-59 89-30 21-68 34-110 34-61 0-103-17-137-51s-51-84-51-148c0-63 17-114 51-149 34-38 76-55 132-55 51 0 94 17 127 51 30 39 47 85 47 149 0 4 0 13 0 17h-289c4 42 17 76 38 97 21 26 48 34 82 34 21 0 42-4 59-17s30-34 42-59zM72 166h217c-4-34-12-59-25-72-21-26-47-39-81-39-29 0-56 8-77 31-21 16-29 46-34 80z">
          <text:p/>
        </draw:path>
        <draw:polygon draw:style-name="gr7" draw:text-style-name="P7" draw:layer="layout" svg:width="0.068cm" svg:height="0.534cm" svg:x="21.42cm" svg:y="14.054cm" svg:viewBox="0 0 69 535" draw:points="0,0 69,0 69,535 0,535">
          <text:p/>
        </draw:polygon>
        <draw:path draw:style-name="gr7" draw:text-style-name="P7" draw:layer="layout" svg:width="0.356cm" svg:height="0.402cm" svg:x="21.564cm" svg:y="14.194cm" svg:viewBox="0 0 357 403" svg:d="M289 272l68 8c-13 38-34 68-60 89-30 21-68 34-111 34-59 0-101-17-135-51s-51-84-51-148c0-63 17-114 51-149 34-38 76-55 131-55 51 0 94 17 128 51 30 39 47 85 47 149 0 4 0 13 0 17h-289c4 42 17 76 38 97 21 26 46 34 80 34 22 0 43-4 60-17s30-34 43-59zM72 166h217c-4-34-13-59-26-72-22-26-47-39-81-39-30 0-55 8-76 31-21 16-30 46-34 80z">
          <text:p/>
        </draw:path>
        <draw:path draw:style-name="gr7" draw:text-style-name="P7" draw:layer="layout" svg:width="0.355cm" svg:height="0.386cm" svg:x="21.958cm" svg:y="14.202cm" svg:viewBox="0 0 356 387" svg:d="M148 387l-148-387h68l84 229c9 26 17 52 26 81 4-21 12-46 21-77l90-233h67l-149 387z">
          <text:p/>
        </draw:path>
        <draw:path draw:style-name="gr7" draw:text-style-name="P7" draw:layer="layout" svg:width="0.352cm" svg:height="0.402cm" svg:x="22.347cm" svg:y="14.194cm" svg:viewBox="0 0 353 403" svg:d="M271 348c-21 21-46 34-68 42-21 9-46 13-71 13-43 0-77-8-98-30-25-21-34-46-34-80 0-17 5-38 13-51 8-17 17-29 34-38 13-8 29-17 46-21 13-4 30-9 55-9 55-8 94-17 119-25 0-8 0-13 0-17 0-25-4-46-17-56-17-17-42-21-76-21-30 0-51 4-68 13-13 13-25 34-34 60l-63-9c8-25 17-51 29-68 13-17 34-30 60-38 25-9 55-13 84-13 34 0 60 4 81 13 21 4 39 16 47 29 9 9 17 26 21 44 0 12 5 29 5 59v89c0 59 0 97 4 114 0 17 4 30 13 47h-69c-4-13-9-30-13-47zM267 200c-25 13-59 17-106 25-29 4-46 9-59 13-9 4-17 13-26 21-4 9-8 21-8 34 0 17 8 30 21 42 13 13 30 17 55 17 26 0 51-4 68-17 21-12 34-25 42-46 9-13 13-34 13-64z">
          <text:p/>
        </draw:path>
        <draw:path draw:style-name="gr7" draw:text-style-name="P7" draw:layer="layout" svg:width="0.313cm" svg:height="0.394cm" svg:x="22.779cm" svg:y="14.194cm" svg:viewBox="0 0 314 395" svg:d="M0 395v-387h59v55c30-42 68-63 123-63 21 0 42 4 65 13 21 8 33 16 42 33 13 13 17 30 21 47 4 13 4 34 4 64v238h-67v-233c0-31 0-48-5-61-8-16-18-25-30-33-13-9-26-13-43-13-29 0-55 8-72 30-21 16-33 50-33 98v212z">
          <text:p/>
        </draw:path>
        <draw:path draw:style-name="gr7" draw:text-style-name="P7" draw:layer="layout" svg:width="0.186cm" svg:height="0.525cm" svg:x="23.156cm" svg:y="14.067cm" svg:viewBox="0 0 187 526" svg:d="M179 462l8 60c-17 4-34 4-51 4-21 0-42-4-55-13-12-4-21-17-25-30-4-8-9-33-9-76v-221h-47v-51h47v-97l64-38v135h68v51h-68v225c0 22 0 30 4 39 4 4 4 8 13 12 4 0 13 5 21 5s17 0 30-5z">
          <text:p/>
        </draw:path>
        <draw:path draw:style-name="gr7" draw:text-style-name="P7" draw:layer="layout" svg:width="0.076cm" svg:height="0.182cm" svg:x="23.41cm" svg:y="14.511cm" svg:viewBox="0 0 77 183" svg:d="M4 77v-77h73v77c0 25-4 50-13 68-8 17-25 30-47 38l-17-29c13-4 21-13 29-27 5-12 10-29 10-50z">
          <text:p/>
        </draw:path>
        <draw:path draw:style-name="gr7" draw:text-style-name="P7" draw:layer="layout" svg:width="0.525cm" svg:height="0.386cm" svg:x="23.761cm" svg:y="14.202cm" svg:viewBox="0 0 526 387" svg:d="M116 387l-116-387h68l60 220 21 86c5-4 9-30 22-81l63-225h64l59 225 21 73 21-73 64-225h63l-118 387h-68l-64-234-12-64-77 298z">
          <text:p/>
        </draw:path>
        <draw:path draw:style-name="gr7" draw:text-style-name="P7" draw:layer="layout" svg:width="0.313cm" svg:height="0.534cm" svg:x="24.341cm" svg:y="14.054cm" svg:viewBox="0 0 314 535" svg:d="M0 535v-535h64v192c34-34 72-51 118-51 26 0 52 4 73 17 21 12 38 25 47 46 8 22 12 47 12 85v246h-63v-246c0-30-9-55-22-72-17-13-34-21-59-21-22 0-39 4-56 17-16 8-29 21-38 38-8 17-12 42-12 72v212z">
          <text:p/>
        </draw:path>
        <draw:path draw:style-name="gr7" draw:text-style-name="P7" draw:layer="layout" svg:width="0.068cm" svg:height="0.534cm" svg:x="24.752cm" svg:y="14.054cm" svg:viewBox="0 0 69 535" svg:d="M0 77v-77h69v77zM0 535v-386h69v386z">
          <text:p/>
        </draw:path>
        <draw:polygon draw:style-name="gr7" draw:text-style-name="P7" draw:layer="layout" svg:width="0.067cm" svg:height="0.534cm" svg:x="24.913cm" svg:y="14.054cm" svg:viewBox="0 0 68 535" draw:points="0,0 68,0 68,535 0,535">
          <text:p/>
        </draw:polygon>
        <draw:path draw:style-name="gr7" draw:text-style-name="P7" draw:layer="layout" svg:width="0.355cm" svg:height="0.402cm" svg:x="25.061cm" svg:y="14.194cm" svg:viewBox="0 0 356 403" svg:d="M283 272l69 8c-8 38-29 68-60 89-30 21-64 34-110 34-55 0-102-17-131-51-34-34-51-84-51-148 0-63 17-114 51-149 33-38 76-55 127-55 50 0 93 17 127 51 34 39 51 85 51 149 0 4 0 13 0 17h-288c0 42 12 76 33 97 22 26 51 34 81 34 25 0 46-4 63-17s30-34 38-59zM72 166h211c0-34-8-59-21-72-21-26-51-39-84-39-30 0-55 8-72 31-22 16-34 46-34 80z">
          <text:p/>
        </draw:path>
        <draw:path draw:style-name="gr7" draw:text-style-name="P7" draw:layer="layout" svg:width="0.33cm" svg:height="0.542cm" svg:x="25.7cm" svg:y="14.054cm" svg:viewBox="0 0 331 543" svg:d="M59 535h-59v-535h64v191c25-34 63-51 105-51 22 0 48 4 69 13 21 12 38 25 51 42s25 38 34 63c4 22 8 48 8 78 0 67-12 118-46 152-34 38-72 55-120 55-46 0-80-17-106-55zM59 340c0 46 5 80 17 97 21 34 47 51 85 51 30 0 52-13 73-34 21-25 34-63 34-114 0-47-13-86-30-111-21-26-47-34-77-34-25 0-51 13-72 34-21 25-30 64-30 111z">
          <text:p/>
        </draw:path>
        <draw:path draw:style-name="gr7" draw:text-style-name="P7" draw:layer="layout" svg:width="0.351cm" svg:height="0.402cm" svg:x="26.09cm" svg:y="14.194cm" svg:viewBox="0 0 352 403" svg:d="M284 272l68 8c-13 38-30 68-59 89-30 21-68 34-110 34-55 0-102-17-137-51-34-34-46-84-46-148 0-63 12-114 46-149 35-38 77-55 132-55 51 0 93 17 127 51 34 39 47 85 47 149 0 4 0 13 0 17h-288c4 42 17 76 38 97 21 26 47 34 81 34 25 0 42-4 59-17s34-34 42-59zM68 166h216c-4-34-13-59-25-72-21-26-47-39-81-39-29 0-55 8-76 31-17 16-30 46-34 80z">
          <text:p/>
        </draw:path>
        <draw:path draw:style-name="gr7" draw:text-style-name="P7" draw:layer="layout" svg:width="0.064cm" svg:height="0.534cm" svg:x="26.521cm" svg:y="14.054cm" svg:viewBox="0 0 65 535" svg:d="M0 77v-77h65v77zM0 535v-386h65v386z">
          <text:p/>
        </draw:path>
        <draw:path draw:style-name="gr7" draw:text-style-name="P7" draw:layer="layout" svg:width="0.314cm" svg:height="0.394cm" svg:x="26.686cm" svg:y="14.194cm" svg:viewBox="0 0 315 395" svg:d="M0 395v-387h60v55c26-42 68-63 119-63 26 0 47 4 68 13 17 8 34 16 42 33 9 13 17 30 21 47 0 13 5 34 5 64v238h-68v-233c0-31 0-48-8-61-5-16-13-25-26-33-13-9-30-13-46-13-26 0-51 8-72 30-23 16-31 50-31 98v212z">
          <text:p/>
        </draw:path>
        <draw:path draw:style-name="gr7" draw:text-style-name="P7" draw:layer="layout" svg:width="0.338cm" svg:height="0.55cm" svg:x="27.072cm" svg:y="14.194cm" svg:viewBox="0 0 339 551" svg:d="M12 424l64 13c4 17 8 34 21 42 17 13 38 17 69 17 29 0 51-4 67-17 17-12 30-29 34-51 5-12 5-42 5-85-26 34-64 52-106 52-52 0-94-23-124-61s-42-80-42-135c0-38 4-72 21-102 13-29 29-55 55-72 25-17 55-25 90-25 46 0 84 17 114 55v-47h59v335c0 60-4 102-17 128-12 25-33 42-59 59-25 13-59 21-97 21-48 0-86-13-111-29-30-22-43-55-43-98zM67 195c0 50 9 84 30 110 21 21 43 34 77 34 30 0 55-13 72-34 21-22 34-60 34-110 0-47-13-81-34-106-21-21-46-34-76-34-25 0-52 8-73 34-21 25-30 59-30 106z">
          <text:p/>
        </draw:path>
        <draw:path draw:style-name="gr7" draw:text-style-name="P7" draw:layer="layout" svg:width="0.355cm" svg:height="0.402cm" svg:x="27.69cm" svg:y="14.194cm" svg:viewBox="0 0 356 403" svg:d="M276 348c-26 21-47 34-72 42-21 9-48 13-73 13-42 0-72-8-97-30-22-21-34-46-34-80 0-17 4-38 12-51 9-17 22-29 34-38 13-8 30-17 47-21 13-4 34-9 59-9 52-8 94-17 115-25 0-8 5-13 5-17 0-25-9-46-22-56-16-17-42-21-71-21-35 0-57 4-69 13-17 13-26 34-34 60l-64-9c5-25 13-51 30-68 13-17 30-30 55-38 25-9 55-13 90-13 34 0 59 4 80 13 22 4 34 16 43 29 12 9 17 26 21 44 4 12 4 29 4 59v89c0 59 0 97 4 114 5 17 9 30 17 47h-67c-9-13-13-30-13-47zM267 200c-21 13-59 17-106 25-26 4-47 9-55 13-13 4-22 13-26 21-8 9-8 21-8 34 0 17 4 30 17 42 12 13 33 17 59 17 25 0 47-4 69-17 17-12 33-25 42-46 8-13 8-34 8-64z">
          <text:p/>
        </draw:path>
        <draw:path draw:style-name="gr7" draw:text-style-name="P7" draw:layer="layout" svg:width="0.334cm" svg:height="0.542cm" svg:x="28.122cm" svg:y="14.054cm" svg:viewBox="0 0 335 543" svg:d="M63 535h-63v-535h67v191c26-34 65-51 107-51 21 0 47 4 68 13 21 12 38 25 51 42 12 17 25 38 29 63 9 22 13 48 13 78 0 67-17 118-47 152-33 38-72 55-118 55-47 0-82-17-107-55zM63 340c0 46 4 80 17 97 22 34 48 51 86 51 25 0 50-13 72-34 21-25 29-63 29-114 0-47-8-86-29-111-17-26-43-34-72-34-26 0-51 13-73 34-21 25-30 64-30 111z">
          <text:p/>
        </draw:path>
        <draw:polygon draw:style-name="gr7" draw:text-style-name="P7" draw:layer="layout" svg:width="0.068cm" svg:height="0.534cm" svg:x="28.532cm" svg:y="14.054cm" svg:viewBox="0 0 69 535" draw:points="0,0 69,0 69,535 0,535">
          <text:p/>
        </draw:polygon>
        <draw:path draw:style-name="gr7" draw:text-style-name="P7" draw:layer="layout" svg:width="0.356cm" svg:height="0.402cm" svg:x="28.676cm" svg:y="14.194cm" svg:viewBox="0 0 357 403" svg:d="M289 272l68 8c-13 38-34 68-60 89-29 21-68 34-111 34-59 0-101-17-135-51s-51-84-51-148c0-63 17-114 51-149 34-38 76-55 131-55 51 0 94 17 128 51 30 39 47 85 47 149 0 4 0 13 0 17h-289c4 42 17 76 38 97 21 26 46 34 80 34 22 0 43-4 60-17 18-13 30-34 43-59zM72 166h217c-4-34-13-59-25-72-23-26-48-39-82-39-30 0-55 8-76 31-21 16-30 46-34 80z">
          <text:p/>
        </draw:path>
        <draw:path draw:style-name="gr7" draw:text-style-name="P7" draw:layer="layout" svg:width="0.187cm" svg:height="0.525cm" svg:x="29.281cm" svg:y="14.067cm" svg:viewBox="0 0 188 526" svg:d="M179 462l9 60c-17 4-34 4-51 4-21 0-42-4-55-13-13-4-21-17-26-30-4-8-8-33-8-76v-221h-48v-51h48v-97l64-38v135h67v51h-67v225c0 22 0 30 4 39 4 4 4 8 12 12 5 0 13 5 22 5 8 0 17 0 29-5z">
          <text:p/>
        </draw:path>
        <draw:path draw:style-name="gr7" draw:text-style-name="P7" draw:layer="layout" svg:width="0.36cm" svg:height="0.402cm" svg:x="29.497cm" svg:y="14.194cm" svg:viewBox="0 0 361 403" svg:d="M0 200c0-68 22-124 60-158 34-29 73-42 123-42 51 0 94 17 127 51 34 35 51 85 51 145 0 50-8 89-21 118-17 26-38 51-68 64-25 17-59 25-89 25-55 0-98-17-132-51s-51-84-51-152zM68 200c0 51 9 89 30 114 21 21 52 34 85 34 30 0 60-13 81-34 21-25 29-63 29-114 0-47-8-85-29-110-26-22-51-35-81-35-33 0-64 13-85 35-21 25-30 63-30 110z">
          <text:p/>
        </draw:path>
        <draw:path draw:style-name="gr7" draw:text-style-name="P7" draw:layer="layout" svg:width="0.207cm" svg:height="0.394cm" svg:x="30.137cm" svg:y="14.194cm" svg:viewBox="0 0 208 395" svg:d="M0 395v-387h59v60c13-30 30-47 42-55 13-9 26-13 43-13 21 0 42 8 64 21l-22 59c-17-8-30-12-47-12-12 0-29 4-38 12-12 9-21 21-25 34-9 26-13 52-13 77v204z">
          <text:p/>
        </draw:path>
        <draw:path draw:style-name="gr7" draw:text-style-name="P7" draw:layer="layout" svg:width="0.356cm" svg:height="0.402cm" svg:x="30.361cm" svg:y="14.194cm" svg:viewBox="0 0 357 403" svg:d="M288 272l69 8c-14 38-35 68-61 89-29 21-67 34-110 34-59 0-101-17-135-51s-51-84-51-148c0-63 17-114 51-149 34-38 76-55 131-55 51 0 93 17 127 51 30 39 48 85 48 149 0 4 0 13 0 17h-289c4 42 17 76 38 97 21 26 46 34 80 34 21 0 43-4 60-17 16-13 29-34 42-59zM72 166h216c-4-34-13-59-26-72-21-26-46-39-80-39-30 0-55 8-76 31-21 16-30 46-34 80z">
          <text:p/>
        </draw:path>
        <draw:path draw:style-name="gr7" draw:text-style-name="P7" draw:layer="layout" svg:width="0.355cm" svg:height="0.402cm" svg:x="30.772cm" svg:y="14.194cm" svg:viewBox="0 0 356 403" svg:d="M275 348c-26 21-47 34-72 42-21 9-47 13-72 13-43 0-72-8-98-30-21-21-33-46-33-80 0-17 4-38 12-51 9-17 21-29 34-38 17-8 30-17 47-21 12-4 34-9 59-9 51-8 93-17 119-25 0-8 0-13 0-17 0-25-9-46-22-56-17-17-42-21-72-21-33 0-55 4-67 13-17 13-26 34-34 60l-64-9c5-25 17-51 30-68s30-30 55-38c25-9 55-13 89-13s59 4 80 13c21 4 35 16 48 29 8 9 13 26 17 44 4 12 4 29 4 59v89c0 59 0 97 4 114s9 30 17 47h-69c-8-13-12-30-12-47zM271 200c-26 13-60 17-111 25-25 4-42 9-55 13-12 4-21 13-25 21-8 9-8 21-8 34 0 17 4 30 16 42 13 13 34 17 60 17 25 0 46-4 67-17 17-12 34-25 43-46 8-13 13-34 13-64z">
          <text:p/>
        </draw:path>
        <draw:path draw:style-name="gr7" draw:text-style-name="P7" draw:layer="layout" svg:width="0.335cm" svg:height="0.402cm" svg:x="31.186cm" svg:y="14.194cm" svg:viewBox="0 0 336 403" svg:d="M272 255l64 8c-9 43-26 77-55 102-26 25-64 38-106 38-51 0-93-17-127-51-31-34-48-84-48-148 0-42 5-80 22-110 12-31 34-56 64-73 26-13 55-21 89-21 42 0 76 8 106 30 25 21 42 51 51 94l-64 8c-8-25-17-46-34-60-17-13-34-17-55-17-34 0-59 8-80 35-21 25-30 59-30 110 0 55 9 89 30 114 17 26 42 34 76 34 25 0 47-8 64-21 16-17 29-42 33-72z">
          <text:p/>
        </draw:path>
        <draw:path draw:style-name="gr7" draw:text-style-name="P7" draw:layer="layout" svg:width="0.313cm" svg:height="0.534cm" svg:x="31.576cm" svg:y="14.054cm" svg:viewBox="0 0 314 535" svg:d="M0 535v-535h63v192c34-34 72-51 119-51 26 0 52 4 73 17 21 12 38 25 46 46 9 22 13 47 13 85v246h-63v-246c0-30-9-55-21-72-17-13-34-21-65-21-17 0-34 4-51 17-17 8-29 21-38 38-8 17-13 42-13 72v212z">
          <text:p/>
        </draw:path>
        <draw:path draw:style-name="gr7" draw:text-style-name="P7" draw:layer="layout" svg:width="0.19cm" svg:height="0.525cm" svg:x="32.156cm" svg:y="14.067cm" svg:viewBox="0 0 191 526" svg:d="M179 462l12 60c-21 4-38 4-50 4-26 0-43-4-55-13-13-4-22-17-30-30-4-8-10-33-10-76v-221h-46v-51h46v-97l69-38v135h64v51h-64v225c0 22 0 30 4 39 0 4 5 8 9 12 4 0 13 5 25 5 5 0 13 0 26-5z">
          <text:p/>
        </draw:path>
        <draw:path draw:style-name="gr7" draw:text-style-name="P7" draw:layer="layout" svg:width="0.313cm" svg:height="0.534cm" svg:x="32.397cm" svg:y="14.054cm" svg:viewBox="0 0 314 535" svg:d="M0 535v-535h68v192c30-34 68-51 114-51 30 0 51 4 72 17 21 12 38 25 47 46 8 22 13 47 13 85v246h-64v-246c0-30-9-55-21-72-17-13-34-21-59-21-22 0-39 4-56 17-16 8-29 21-38 38-8 17-8 42-8 72v212z">
          <text:p/>
        </draw:path>
        <draw:path draw:style-name="gr7" draw:text-style-name="P7" draw:layer="layout" svg:width="0.355cm" svg:height="0.402cm" svg:x="32.787cm" svg:y="14.194cm" svg:viewBox="0 0 356 403" svg:d="M284 272l68 8c-8 38-30 68-59 89-26 21-64 34-110 34-55 0-98-17-133-51-33-34-50-84-50-148 0-63 17-114 50-149 35-38 78-55 133-55 51 0 93 17 122 51 34 39 51 85 51 149 0 4 0 13 0 17h-288c5 42 13 76 39 97 21 26 46 34 80 34 21 0 42-4 59-17s30-34 38-59zM73 166h216c-5-34-13-59-26-72-21-26-46-39-80-39-30 0-55 8-76 31-22 16-34 46-34 80z">
          <text:p/>
        </draw:path>
        <draw:path draw:style-name="gr7" draw:text-style-name="P7" draw:layer="layout" svg:width="0.068cm" svg:height="0.534cm" svg:x="2.103cm" svg:y="14.943cm" svg:viewBox="0 0 69 535" svg:d="M0 76v-76h69v76zM0 535v-387h69v387z">
          <text:p/>
        </draw:path>
        <draw:path draw:style-name="gr7" draw:text-style-name="P7" draw:layer="layout" svg:width="0.313cm" svg:height="0.394cm" svg:x="2.269cm" svg:y="15.083cm" svg:viewBox="0 0 314 395" svg:d="M0 395v-387h59v56c30-43 69-64 124-64 25 0 46 4 63 13 21 8 34 17 42 33 13 14 17 31 22 48 4 13 4 34 4 64v237h-64v-233c0-30-4-47-8-64-4-12-13-21-26-29-12-9-29-13-46-13-30 0-51 8-72 25-22 21-31 55-31 102v212z">
          <text:p/>
        </draw:path>
        <draw:path draw:style-name="gr7" draw:text-style-name="P7" draw:layer="layout" svg:width="0.228cm" svg:height="0.542cm" svg:x="2.637cm" svg:y="14.935cm" svg:viewBox="0 0 229 543" svg:d="M59 543v-336h-59v-51h59v-42c0-25 4-42 9-55 4-17 17-34 29-42 17-13 38-17 68-17 21 0 38 4 64 8l-12 55c-14 0-27-4-39-4-17 0-34 4-43 13-8 8-12 25-12 50v34h76v51h-76v336z">
          <text:p/>
        </draw:path>
        <draw:path draw:style-name="gr7" draw:text-style-name="P7" draw:layer="layout" svg:width="0.36cm" svg:height="0.402cm" svg:x="2.861cm" svg:y="15.083cm" svg:viewBox="0 0 361 403" svg:d="M0 199c0-68 21-123 60-157 33-29 76-42 122-42 52 0 94 17 128 51s51 84 51 144c0 50-4 88-21 118-13 26-38 51-64 64-29 18-59 26-94 26-55 0-97-18-131-52s-51-84-51-152zM68 199c0 51 8 89 34 114 21 21 46 34 80 34 31 0 61-13 82-34 21-25 29-63 29-114 0-47-8-85-29-110-21-21-51-34-82-34-34 0-59 13-80 34-21 25-34 63-34 110z">
          <text:p/>
        </draw:path>
        <draw:path draw:style-name="gr7" draw:text-style-name="P7" draw:layer="layout" svg:width="0.208cm" svg:height="0.394cm" svg:x="3.297cm" svg:y="15.083cm" svg:viewBox="0 0 209 395" svg:d="M0 395v-387h60v61c12-31 25-48 38-56 12-9 30-13 43-13 25 0 47 8 68 21l-21 60c-17-8-34-12-47-12-17 0-31 4-43 12-9 9-17 21-22 34-8 26-12 51-12 76v204z">
          <text:p/>
        </draw:path>
        <draw:path draw:style-name="gr7" draw:text-style-name="P7" draw:layer="layout" svg:width="0.52cm" svg:height="0.394cm" svg:x="3.543cm" svg:y="15.083cm" svg:viewBox="0 0 521 395" svg:d="M0 395v-387h59v56c13-22 30-34 47-47 21-13 42-17 67-17 30 0 55 4 72 17s30 29 38 52c30-48 72-69 120-69 38 0 68 8 89 30s29 56 29 98v267h-63v-242c0-29 0-46-8-59 0-8-9-21-22-25-12-9-25-13-38-13-29 0-52 8-68 30-17 16-26 46-26 84v225h-68v-250c0-30-4-51-17-68-8-13-25-21-50-21-17 0-34 4-51 17-17 8-26 21-34 42-8 17-8 43-8 81v199z">
          <text:p/>
        </draw:path>
        <draw:path draw:style-name="gr7" draw:text-style-name="P7" draw:layer="layout" svg:width="0.356cm" svg:height="0.402cm" svg:x="4.135cm" svg:y="15.083cm" svg:viewBox="0 0 357 403" svg:d="M276 347c-26 21-47 34-68 42-25 10-47 14-72 14-42 0-76-8-97-31-26-21-39-46-39-80 0-21 5-38 17-51 9-17 17-29 34-38 13-8 26-17 47-21 13-4 29-9 55-13 55-4 93-12 118-21 0-8 0-13 0-17 0-25-8-46-21-55-12-17-38-21-72-21-29 0-55 4-67 13-17 12-26 29-34 59l-64-9c9-29 17-50 30-67s34-30 59-38c21-9 51-13 85-13s59 4 80 13c21 4 34 17 48 29 8 9 17 26 21 43 0 12 0 29 0 59v89c0 59 4 97 4 114 4 17 9 30 17 48h-69c-4-14-8-31-12-48zM271 199c-25 13-59 17-105 25-30 4-47 9-60 13-8 4-17 13-25 21-4 9-9 21-9 30 0 21 5 34 22 46 12 13 29 17 55 17 25 0 46-4 67-17 22-12 34-25 43-46 8-13 12-34 12-64z">
          <text:p/>
        </draw:path>
        <draw:path draw:style-name="gr7" draw:text-style-name="P7" draw:layer="layout" svg:width="0.191cm" svg:height="0.525cm" svg:x="4.533cm" svg:y="14.956cm" svg:viewBox="0 0 192 526" svg:d="M179 461l13 61c-21 4-38 4-51 4-26 0-43-4-56-13-13-4-21-18-25-31-9-8-9-33-9-76v-220h-51v-51h51v-97l64-38v135h64v51h-64v224c0 17 0 30 4 39 0 4 5 8 9 12 9 0 13 5 26 5 4 0 17 0 25-5z">
          <text:p/>
        </draw:path>
        <draw:path draw:style-name="gr7" draw:text-style-name="P7" draw:layer="layout" svg:width="0.067cm" svg:height="0.534cm" svg:x="4.775cm" svg:y="14.943cm" svg:viewBox="0 0 68 535" svg:d="M0 76v-76h68v76zM0 535v-387h68v387z">
          <text:p/>
        </draw:path>
        <draw:path draw:style-name="gr7" draw:text-style-name="P7" draw:layer="layout" svg:width="0.359cm" svg:height="0.402cm" svg:x="4.919cm" svg:y="15.083cm" svg:viewBox="0 0 360 403" svg:d="M0 199c0-68 17-123 59-157 30-29 72-42 118-42 55 0 98 17 133 51 34 34 50 84 50 144 0 50-8 88-25 118-13 26-34 51-64 64-30 18-60 26-94 26-55 0-97-18-131-52s-46-84-46-152zM63 199c0 51 13 89 34 114 21 21 47 34 80 34 34 0 60-13 81-34 21-25 35-63 35-114 0-47-14-85-35-110-21-21-47-34-81-34-33 0-59 13-80 34-21 25-34 63-34 110z">
          <text:p/>
        </draw:path>
        <draw:path draw:style-name="gr7" draw:text-style-name="P7" draw:layer="layout" svg:width="0.314cm" svg:height="0.394cm" svg:x="5.35cm" svg:y="15.083cm" svg:viewBox="0 0 315 395" svg:d="M0 395v-387h60v56c29-43 73-64 123-64 26 0 47 4 64 13 21 8 34 17 47 33 8 14 12 31 16 48 5 13 5 34 5 64v237h-64v-233c0-30-4-47-8-64-4-12-13-21-26-29-12-9-29-13-46-13-30 0-52 8-73 25-21 21-30 55-30 102v212z">
          <text:p/>
        </draw:path>
        <draw:polygon draw:style-name="gr7" draw:text-style-name="P7" draw:layer="layout" svg:width="0.077cm" svg:height="0.077cm" svg:x="5.985cm" svg:y="15.4cm" svg:viewBox="0 0 78 78" draw:points="0,0 78,0 78,78 0,78">
          <text:p/>
        </draw:polygon>
        <draw:polygon draw:style-name="gr8" draw:text-style-name="P2" draw:layer="layout" svg:width="35.535cm" svg:height="19.99cm" svg:x="0.016cm" svg:y="0.804cm" svg:viewBox="0 0 35536 19991" draw:points="0,0 35536,0 35536,19991 0,19991">
          <text:p/>
        </draw:polygon>
      </draw:page>
      <draw:page draw:name="page8" draw:style-name="dp1" draw:master-page-name="master-page3">
        <draw:polygon draw:style-name="gr1" draw:text-style-name="P1" draw:layer="layout" svg:width="35.543cm" svg:height="19.998cm" svg:x="0.012cm" svg:y="0.8cm" svg:viewBox="0 0 35544 19999" draw:points="0,0 35544,0 35544,19999 0,19999">
          <text:p/>
        </draw:polygon>
        <draw:path draw:style-name="gr3" draw:text-style-name="P3" draw:layer="layout" svg:width="1.075cm" svg:height="1.189cm" svg:x="10.926cm" svg:y="2.667cm" svg:viewBox="0 0 1076 1190" svg:d="M165 0h156l-148 720c-12 59-17 102-17 131 0 64 22 115 72 153 51 38 110 55 188 55 59 0 114-13 165-38 51-30 93-68 122-123 30-51 56-135 81-254l135-644h157l-144 686c-25 119-55 208-97 280-38 67-93 122-165 161-68 42-153 63-246 63-90 0-166-13-230-42-63-30-114-72-143-123-34-51-51-110-51-174 0-42 12-114 34-211z">
          <text:p/>
        </draw:path>
        <draw:path draw:style-name="gr3" draw:text-style-name="P3" draw:layer="layout" svg:width="0.749cm" svg:height="0.885cm" svg:x="12.014cm" svg:y="2.971cm" svg:viewBox="0 0 750 886" svg:d="M0 577l144-8c0 42 8 76 21 105 12 30 34 51 68 72 38 17 76 26 123 26 64 0 110-13 144-38 30-26 47-55 47-89 0-26-9-47-30-72-21-21-68-47-144-81-77-33-124-55-145-67-38-26-63-51-80-81-21-29-30-63-30-101 0-64 26-124 81-171 55-51 127-72 225-72 106 0 186 26 241 72 55 52 85 116 85 196l-140 8c0-50-21-88-55-118s-80-48-144-48c-46 0-90 14-115 35-30 26-42 47-42 76 0 26 12 47 34 68 16 13 60 38 128 64 110 50 177 84 207 114 47 42 68 97 68 161 0 42-13 85-38 123-26 42-64 72-119 97-51 25-114 38-186 38-99 0-183-25-251-72-68-51-102-127-97-237z">
          <text:p/>
        </draw:path>
        <draw:path draw:style-name="gr3" draw:text-style-name="P3" draw:layer="layout" svg:width="0.779cm" svg:height="0.885cm" svg:x="12.848cm" svg:y="2.971cm" svg:viewBox="0 0 780 886" svg:d="M588 577l140 17c-17 68-64 135-140 195-72 63-157 97-258 97-64 0-119-17-174-46-51-26-89-68-118-123-26-55-38-119-38-191 0-93 21-182 63-271 42-84 98-149 165-191 68-43 140-64 220-64 102 0 182 30 242 93 59 65 90 150 90 260 0 38 0 80-9 127h-623c-4 17-4 29-4 42 0 80 17 140 55 182 33 42 80 64 131 64s101-17 148-51c47-30 85-76 110-140zM169 370h474c0-17 4-26 4-34 0-72-21-127-55-165-38-38-84-61-139-61-64 0-119 23-170 65s-89 106-114 195z">
          <text:p/>
        </draw:path>
        <draw:path draw:style-name="gr3" draw:text-style-name="P3" draw:layer="layout" svg:width="0.63cm" svg:height="0.864cm" svg:x="13.72cm" svg:y="2.971cm" svg:viewBox="0 0 631 865" svg:d="M0 865l178-848h127l-34 175c42-64 84-114 127-145 42-30 85-47 128-47 29 0 63 9 105 30l-59 136c-25-17-51-29-80-29-52 0-103 29-158 84-51 60-93 157-123 305l-72 339z">
          <text:p/>
        </draw:path>
        <draw:path draw:style-name="gr3" draw:text-style-name="P3" draw:layer="layout" svg:width="1.117cm" svg:height="1.168cm" svg:x="14.736cm" svg:y="2.667cm" svg:viewBox="0 0 1118 1169" svg:d="M0 1169l245-1169h492c98 0 170 8 220 25 47 17 89 46 115 93 29 42 46 97 46 166 0 98-34 174-93 237-63 64-165 106-305 123 43 30 77 63 98 93 51 68 89 140 118 212l89 220h-173l-85-216c-30-80-64-148-102-203-29-43-55-68-84-81-26-12-72-17-132-17h-183l-110 517zM292 525h217c101 0 165-4 194-4 60-8 106-21 144-42 39-21 68-47 89-81 21-38 30-76 30-114 0-35-4-64-21-90-17-25-34-42-59-51-26-8-68-12-132-12h-376z">
          <text:p/>
        </draw:path>
        <draw:path draw:style-name="gr3" draw:text-style-name="P3" draw:layer="layout" svg:width="0.783cm" svg:height="0.885cm" svg:x="15.921cm" svg:y="2.971cm" svg:viewBox="0 0 784 886" svg:d="M594 577l139 17c-21 68-67 135-139 195-72 63-157 97-259 97-63 0-118-17-173-46-52-26-90-68-120-123-25-55-42-119-42-191 0-93 21-182 64-271 46-84 102-149 170-191 68-43 140-64 220-64 102 0 182 30 241 93 60 65 89 150 89 260 0 38-4 80-8 127h-623c-4 17-4 29-4 42 0 80 17 140 55 182 34 42 81 64 131 64 51 0 98-17 149-51 46-30 84-76 110-140zM175 370h474c0-17 0-26 0-34 0-72-17-127-55-165-34-38-81-61-136-61-63 0-118 23-169 65s-89 106-114 195z">
          <text:p/>
        </draw:path>
        <draw:path draw:style-name="gr3" draw:text-style-name="P3" draw:layer="layout" svg:width="0.817cm" svg:height="1.19cm" svg:x="16.827cm" svg:y="2.971cm" svg:viewBox="0 0 818 1191" svg:d="M516 772c-80 76-160 114-237 114-76 0-144-30-199-93-55-59-80-144-80-254 0-102 21-199 64-284 38-84 93-148 156-190 64-43 127-65 199-65 51 0 97 14 140 44 42 29 76 72 101 131l34-157h124l-246 1173h-144zM144 522c0 85 17 144 51 186 34 38 76 60 127 60 46 0 89-17 131-55 47-34 80-89 110-161s42-144 42-212-17-123-50-161c-39-38-81-59-132-59-50 0-93 17-131 46-51 43-89 106-118 187-22 59-30 118-30 169z">
          <text:p/>
        </draw:path>
        <draw:path draw:style-name="gr3" draw:text-style-name="P3" draw:layer="layout" svg:width="0.808cm" svg:height="0.868cm" svg:x="17.75cm" svg:y="2.988cm" svg:viewBox="0 0 809 869" svg:d="M530 695c-103 115-204 174-310 174-68 0-119-21-161-59-38-34-59-81-59-136 0-34 8-97 30-182l101-492h144l-114 543c-9 47-13 81-13 106 0 30 9 55 25 72 22 21 51 30 89 30s77-9 119-30c38-21 73-47 98-81 30-33 51-72 68-118 13-30 25-81 42-152l77-370h143l-177 848h-132z">
          <text:p/>
        </draw:path>
        <draw:path draw:style-name="gr3" draw:text-style-name="P3" draw:layer="layout" svg:width="0.389cm" svg:height="1.168cm" svg:x="18.601cm" svg:y="2.667cm" svg:viewBox="0 0 390 1169" svg:d="M211 165l34-165h145l-34 165zM0 1169l178-847h144l-178 847z">
          <text:p/>
        </draw:path>
        <draw:path draw:style-name="gr3" draw:text-style-name="P3" draw:layer="layout" svg:width="0.631cm" svg:height="0.864cm" svg:x="18.969cm" svg:y="2.971cm" svg:viewBox="0 0 632 865" svg:d="M0 865l178-848h128l-34 175c42-64 85-114 127-145 42-30 85-47 127-47 30 0 64 9 106 30l-59 136c-26-17-51-29-81-29-51 0-101 29-156 84-51 60-95 157-124 305l-72 339z">
          <text:p/>
        </draw:path>
        <draw:path draw:style-name="gr3" draw:text-style-name="P3" draw:layer="layout" svg:width="0.783cm" svg:height="0.885cm" svg:x="19.545cm" svg:y="2.971cm" svg:viewBox="0 0 784 886" svg:d="M589 577l140 17c-17 68-64 135-136 195-76 63-160 97-263 97-59 0-119-17-169-46-55-26-93-68-123-123-25-55-38-119-38-191 0-93 21-182 63-271 43-84 98-149 165-191 68-43 140-64 222-64 101 0 182 30 241 93 59 65 93 150 93 260 0 38-4 80-13 127h-623c-4 17-4 29-4 42 0 80 17 140 55 182s80 64 135 64c47 0 99-17 145-51 47-30 85-76 110-140zM169 370h475c5-17 5-26 5-34 0-72-22-127-56-165-38-38-84-61-139-61-65 0-120 23-171 65-50 42-88 106-114 195z">
          <text:p/>
        </draw:path>
        <draw:path draw:style-name="gr3" draw:text-style-name="P3" draw:layer="layout" svg:width="1.274cm" svg:height="0.864cm" svg:x="20.417cm" svg:y="2.971cm" svg:viewBox="0 0 1275 865" svg:d="M0 865l178-848h144l-30 141c55-59 102-102 144-124 42-21 89-34 135-34 56 0 99 13 137 43 34 26 55 64 68 115 42-51 88-93 135-120 47-25 97-38 152-38 68 0 123 17 157 52 34 34 55 81 55 140 0 25-8 68-21 127l-114 546h-144l118-559c9-46 13-76 13-97 0-30-9-51-25-68-17-13-43-21-72-21-43 0-89 13-132 38-46 25-80 59-106 102-25 42-46 110-63 194l-89 411h-145l124-572c8-38 13-63 13-80 0-30-9-51-31-68-17-17-38-25-64-25-42 0-84 13-131 38-42 25-80 63-110 110-25 47-51 110-68 199l-84 398z">
          <text:p/>
        </draw:path>
        <draw:path draw:style-name="gr3" draw:text-style-name="P3" draw:layer="layout" svg:width="0.784cm" svg:height="0.885cm" svg:x="21.805cm" svg:y="2.971cm" svg:viewBox="0 0 785 886" svg:d="M594 577l140 17c-21 68-68 135-140 195-72 63-162 97-259 97-64 0-123-17-174-46-51-26-93-68-118-123-30-55-43-119-43-191 0-93 22-182 64-271 42-84 97-149 165-191 68-43 144-64 224-64 99 0 179 30 243 93 59 65 89 150 89 260 0 38-5 80-13 127h-623c0 17-5 29-5 42 0 80 21 140 55 182 38 42 81 64 136 64 51 0 97-17 144-51 52-30 85-76 115-140zM174 370h475c0-17 0-26 0-34 0-72-17-127-55-165-34-38-80-61-141-61-59 0-114 23-169 65-47 42-85 106-110 195z">
          <text:p/>
        </draw:path>
        <draw:path draw:style-name="gr3" draw:text-style-name="P3" draw:layer="layout" svg:width="0.804cm" svg:height="0.864cm" svg:x="22.682cm" svg:y="2.971cm" svg:viewBox="0 0 805 865" svg:d="M0 865l178-848h128l-30 149c55-59 110-101 161-128 46-25 97-38 148-38 72 0 123 17 161 56 42 38 59 85 59 149 0 29-4 80-21 148l-106 512h-144l110-538c13-51 17-89 17-114s-8-51-25-68c-21-17-51-25-85-25-76 0-140 25-199 80-55 51-97 144-128 271l-80 394z">
          <text:p/>
        </draw:path>
        <draw:path draw:style-name="gr3" draw:text-style-name="P3" draw:layer="layout" svg:width="0.437cm" svg:height="1.169cm" svg:x="23.621cm" svg:y="2.683cm" svg:viewBox="0 0 438 1170" svg:d="M302 1034l-21 119c-38 8-68 17-102 17-60 0-102-17-140-43-26-21-39-50-39-88 0-17 9-60 22-127l105-491h-114l21-115h116l42-208 165-98-63 306h144l-26 115h-140l-101 465c-9 59-17 93-17 106 0 17 4 30 17 42 8 9 25 13 46 13 34 0 60-4 85-13z">
          <text:p/>
        </draw:path>
        <draw:path draw:style-name="gr3" draw:text-style-name="P3" draw:layer="layout" svg:width="0.754cm" svg:height="0.885cm" svg:x="24.049cm" svg:y="2.971cm" svg:viewBox="0 0 755 886" svg:d="M0 577l148-8c0 42 4 76 17 105 13 30 38 51 72 72 34 17 72 26 119 26 63 0 111-13 145-38 29-26 46-55 46-89 0-26-8-47-29-72-17-21-68-47-145-81-77-33-123-55-144-67-34-26-64-51-81-81-17-29-25-63-25-101 0-64 25-124 76-171 55-51 127-72 224-72 107 0 188 26 243 72 55 52 84 116 89 196l-144 8c0-50-17-88-51-118s-85-48-145-48c-51 0-89 14-119 35-25 26-42 47-42 76 0 26 13 47 38 68 17 13 55 38 123 64 111 50 179 84 208 114 47 42 68 97 68 161 0 42-13 85-38 123-25 42-63 72-119 97-50 25-115 38-187 38-97 0-178-25-250-72-67-51-97-127-97-237z">
          <text:p/>
        </draw:path>
        <draw:line draw:style-name="gr21" draw:text-style-name="P2" draw:layer="layout" svg:x1="10.769cm" svg:y1="4.097cm" svg:x2="24.798cm" svg:y2="4.097cm">
          <text:p/>
        </draw:line>
        <draw:polygon draw:style-name="gr3" draw:text-style-name="P3" draw:layer="layout" svg:width="31.996cm" svg:height="2.489cm" svg:x="1.786cm" svg:y="5.465cm" svg:viewBox="0 0 31997 2490" draw:points="0,0 31997,0 31997,2490 0,2490">
          <text:p/>
        </draw:polygon>
        <draw:path draw:style-name="gr11" draw:text-style-name="P9" draw:layer="layout" svg:width="32.213cm" svg:height="12.845cm" svg:x="1.786cm" svg:y="7.954cm" svg:viewBox="0 0 32214 12846" svg:d="M0 0h32214v1113h-32214zM0 3776h32214v1113h-32214zM0 5999h32214v1114h-32214zM0 8222h32214v1113h-32214zM0 11999h32214v847h-32214z">
          <text:p/>
        </draw:path>
        <draw:path draw:style-name="gr12" draw:text-style-name="P10" draw:layer="layout" svg:width="31.963cm" svg:height="10.982cm" svg:x="1.786cm" svg:y="9.067cm" svg:viewBox="0 0 31964 10983" svg:d="M0 0h31964v2690h-31964zM0 3809h31964v1123h-31964zM0 6051h31964v1122h-31964zM0 8293h31964v2690h-31964z">
          <text:p/>
        </draw:path>
        <draw:path draw:style-name="gr1" draw:text-style-name="P1" draw:layer="layout" svg:width="31.992cm" svg:height="2.561cm" svg:x="1.79cm" svg:y="5.448cm" svg:viewBox="0 0 31993 2562" svg:d="M0 0h31993v38h-31993zM0 2448h31993v114h-31993z">
          <text:p/>
        </draw:path>
        <draw:path draw:style-name="gr1" draw:text-style-name="P1" draw:layer="layout" svg:width="32.029cm" svg:height="15.333cm" svg:x="1.769cm" svg:y="5.465cm" svg:viewBox="0 0 32030 15334" svg:d="M0 0h38v15334h-38zM11684 0h38v15334h-38zM31992 0h38v15334h-38z">
          <text:p/>
        </draw:path>
        <draw:path draw:style-name="gr1" draw:text-style-name="P1" draw:layer="layout" svg:width="31.992cm" svg:height="10.926cm" svg:x="1.79cm" svg:y="9.046cm" svg:viewBox="0 0 31993 10927" svg:d="M0 0h31993v38h-31993zM0 2667h31993v38h-31993zM0 3776h31993v38h-31993zM0 4885h31993v39h-31993zM0 5999h31993v38h-31993zM0 7108h31993v38h-31993zM0 8222h31993v38h-31993zM0 10889h31993v38h-31993z">
          <text:p/>
        </draw:path>
        <draw:path draw:style-name="gr1" draw:text-style-name="P1" draw:layer="layout" svg:width="0.389cm" svg:height="0.491cm" svg:x="4.301cm" svg:y="5.748cm" svg:viewBox="0 0 390 492" svg:d="M0 331l93-9c8 30 17 51 34 69 21 13 42 21 73 21 29 0 55-4 71-21 13-14 22-27 22-44 0-12-5-21-9-29-8-9-21-17-34-21-12-5-38-13-81-21-51-13-85-30-106-47-30-25-47-59-47-97 0-26 9-47 22-68 12-21 34-38 59-47 25-12 59-17 94-17 64 0 106 13 136 38 29 26 46 60 50 106l-97 5c-4-26-13-43-25-56-17-8-34-12-64-12-26 0-52 4-64 17-13 4-17 17-17 29 0 9 4 22 12 26 13 12 43 21 90 34 47 12 85 21 106 33 21 13 38 30 51 51 13 17 21 43 21 76 0 26-8 52-25 78-13 21-34 38-64 50-25 13-59 17-101 17-65 0-107-12-141-42-34-25-51-69-59-119z">
          <text:p/>
        </draw:path>
        <draw:polygon draw:style-name="gr1" draw:text-style-name="P1" draw:layer="layout" svg:width="0.094cm" svg:height="0.093cm" svg:x="4.77cm" svg:y="6.142cm" svg:viewBox="0 0 95 94" draw:points="0,0 95,0 95,94 0,94">
          <text:p/>
        </draw:polygon>
        <draw:polygon draw:style-name="gr1" draw:text-style-name="P1" draw:layer="layout" svg:width="0.377cm" svg:height="0.474cm" svg:x="4.957cm" svg:y="5.757cm" svg:viewBox="0 0 378 475" draw:points="0,475 0,0 93,0 289,318 289,0 378,0 378,475 280,475 89,165 89,475">
          <text:p/>
        </draw:polygon>
        <draw:path draw:style-name="gr1" draw:text-style-name="P1" draw:layer="layout" svg:width="0.356cm" svg:height="0.359cm" svg:x="5.414cm" svg:y="5.88cm" svg:viewBox="0 0 357 360" svg:d="M0 174c0-29 8-59 25-84 13-30 34-52 65-69 25-13 55-21 89-21 55 0 97 17 131 51 30 34 47 77 47 127 0 55-17 98-51 132-30 34-72 50-127 50-30 0-60-4-89-21-31-12-52-34-65-63-17-26-25-59-25-102zM94 183c0 34 9 59 25 76 17 17 39 29 60 29 25 0 46-12 63-29 13-17 21-42 21-81 0-33-8-59-21-76-17-17-38-29-63-29-21 0-43 12-60 29-16 17-25 43-25 81z">
          <text:p/>
        </draw:path>
        <draw:polygon draw:style-name="gr1" draw:text-style-name="P1" draw:layer="layout" svg:width="0.093cm" svg:height="0.093cm" svg:x="5.842cm" svg:y="6.142cm" svg:viewBox="0 0 94 94" draw:points="0,0 94,0 94,94 0,94">
          <text:p/>
        </draw:polygon>
        <draw:path draw:style-name="gr1" draw:text-style-name="P1" draw:layer="layout" svg:width="0.428cm" svg:height="0.474cm" svg:x="18.787cm" svg:y="5.757cm" svg:viewBox="0 0 429 475" svg:d="M0 475v-475h203c52 0 86 4 111 13 21 8 43 21 55 42 13 25 22 51 22 76 0 39-13 69-34 90-22 25-51 38-93 47 21 8 38 25 50 38 17 12 34 42 55 76l60 93h-115l-72-102c-21-38-39-59-51-72-9-8-17-17-26-17-13-4-29-8-51-8h-21v199zM93 200h72c47 0 77 0 90-4 9-5 21-13 25-22 9-9 9-22 9-34 0-17-4-30-13-39-8-12-17-16-34-21-8 0-35 0-73 0h-76z">
          <text:p/>
        </draw:path>
        <draw:path draw:style-name="gr1" draw:text-style-name="P1" draw:layer="layout" svg:width="0.322cm" svg:height="0.359cm" svg:x="19.24cm" svg:y="5.88cm" svg:viewBox="0 0 323 360" svg:d="M225 242l93 17c-12 34-29 59-55 76-25 17-59 25-98 25-59 0-102-16-131-59-21-29-34-72-34-118 0-55 13-102 47-136 29-30 63-47 110-47 51 0 94 17 123 51 30 34 43 85 43 157h-230c0 25 9 47 21 64 17 12 34 21 55 21 14 0 27-5 35-13 13-8 17-21 21-38zM234 153c0-30-9-47-21-63-13-13-30-22-48-22-21 0-38 9-51 26-12 12-21 34-21 59z">
          <text:p/>
        </draw:path>
        <draw:path draw:style-name="gr1" draw:text-style-name="P1" draw:layer="layout" svg:width="0.338cm" svg:height="0.482cm" svg:x="19.617cm" svg:y="5.88cm" svg:viewBox="0 0 339 483" svg:d="M246 483v-173c-12 17-25 29-46 38-17 8-34 12-56 12-38 0-72-12-98-42-29-34-46-80-46-140s17-102 42-132c30-29 64-46 106-46 22 0 43 4 60 12 17 13 34 26 47 47v-51h84v475zM251 178c0-39-9-64-22-81-17-17-34-25-55-25-22 0-43 8-56 25-17 17-25 47-25 86 0 38 8 63 21 80 17 17 34 25 56 25 21 0 38-8 55-29 17-17 26-47 26-81z">
          <text:p/>
        </draw:path>
        <draw:path draw:style-name="gr1" draw:text-style-name="P1" draw:layer="layout" svg:width="0.318cm" svg:height="0.351cm" svg:x="20.04cm" svg:y="5.888cm" svg:viewBox="0 0 319 352" svg:d="M234 344v-51c-13 17-30 34-51 43-21 12-42 16-63 16-26 0-48-4-65-12-21-13-34-26-42-47-9-17-13-43-13-77v-216h94v157c0 51 0 80 4 89 5 13 9 22 22 26 8 8 17 13 33 13 13 0 30-5 39-13 12-8 21-22 25-35 8-13 8-42 8-93v-144h94v344z">
          <text:p/>
        </draw:path>
        <draw:path draw:style-name="gr1" draw:text-style-name="P1" draw:layer="layout" svg:width="0.093cm" svg:height="0.474cm" svg:x="20.451cm" svg:y="5.757cm" svg:viewBox="0 0 94 475" svg:d="M0 85v-85h94v85zM0 475v-344h94v344z">
          <text:p/>
        </draw:path>
        <draw:path draw:style-name="gr1" draw:text-style-name="P1" draw:layer="layout" svg:width="0.224cm" svg:height="0.351cm" svg:x="20.633cm" svg:y="5.88cm" svg:viewBox="0 0 225 352" svg:d="M90 352h-90v-344h84v47c14-22 27-38 40-47 12-4 25-8 42-8s38 4 59 17l-29 80c-17-13-30-17-43-17s-25 4-34 13c-8 4-12 17-21 38-4 17-8 55-8 114z">
          <text:p/>
        </draw:path>
        <draw:path draw:style-name="gr1" draw:text-style-name="P1" draw:layer="layout" svg:width="0.322cm" svg:height="0.359cm" svg:x="20.87cm" svg:y="5.88cm" svg:viewBox="0 0 323 360" svg:d="M225 242l93 17c-12 34-29 59-55 76-25 17-59 25-97 25-60 0-103-16-132-59-26-29-34-72-34-118 0-55 13-102 42-136 30-30 68-47 115-47 51 0 94 17 123 51 30 34 43 85 43 157h-230c0 25 8 47 21 64 13 12 34 21 56 21 13 0 26-5 34-13 9-8 17-21 21-38zM234 153c-5-30-9-47-21-63-13-13-30-22-51-22-18 0-35 9-48 26-13 12-21 34-21 59z">
          <text:p/>
        </draw:path>
        <draw:path draw:style-name="gr1" draw:text-style-name="P1" draw:layer="layout" svg:width="0.508cm" svg:height="0.351cm" svg:x="21.259cm" svg:y="5.88cm" svg:viewBox="0 0 509 352" svg:d="M0 8h85v47c30-38 63-55 106-55 21 0 42 4 59 12 17 9 30 21 38 43 17-17 34-34 52-43 17-8 34-12 55-12 25 0 47 4 64 17 21 8 33 25 42 42 4 17 8 38 8 72v221h-93v-196c0-34 0-59-8-68-9-12-21-21-38-21-13 0-26 5-38 13-10 8-18 21-23 34-8 17-8 38-8 72v166h-93v-187c0-34 0-55-4-68-5-9-9-17-17-21-5-4-13-9-26-9s-25 5-38 13-21 17-25 34c-5 13-9 38-9 72v166h-89z">
          <text:p/>
        </draw:path>
        <draw:path draw:style-name="gr1" draw:text-style-name="P1" draw:layer="layout" svg:width="0.323cm" svg:height="0.359cm" svg:x="21.831cm" svg:y="5.88cm" svg:viewBox="0 0 324 360" svg:d="M229 242l89 17c-12 34-29 59-55 76-25 17-56 25-94 25-59 0-106-16-135-59-21-29-34-72-34-118 0-55 17-102 46-136 30-30 68-47 115-47 50 0 90 17 119 51 30 34 47 85 43 157h-230c0 25 8 47 21 64 17 12 34 21 55 21 13 0 26-5 34-13 13-8 17-21 26-38zM234 153c0-30-10-47-23-63-12-13-29-22-46-22-21 0-38 9-51 26-13 12-17 34-17 59z">
          <text:p/>
        </draw:path>
        <draw:path draw:style-name="gr1" draw:text-style-name="P1" draw:layer="layout" svg:width="0.313cm" svg:height="0.351cm" svg:x="22.229cm" svg:y="5.88cm" svg:viewBox="0 0 314 352" svg:d="M314 352h-89v-175c0-38-4-63-8-72-5-12-9-21-17-25-9-8-21-13-34-13-18 0-31 5-43 13-13 9-22 21-26 38-4 13-8 38-8 76v158h-89v-344h84v51c30-42 69-59 116-59 17 0 38 4 55 8 17 9 29 17 38 30 8 12 13 25 17 38s4 34 4 63z">
          <text:p/>
        </draw:path>
        <draw:path draw:style-name="gr1" draw:text-style-name="P1" draw:layer="layout" svg:width="0.203cm" svg:height="0.474cm" svg:x="22.597cm" svg:y="5.765cm" svg:viewBox="0 0 204 475" svg:d="M200 123v73h-64v140c0 25 0 42 0 46 0 9 5 9 9 13s8 4 17 4c8 0 21 0 34-8l8 72c-21 8-42 12-72 12-17 0-29 0-42-8-13-4-25-13-30-21-8-9-12-21-12-34-5-13-5-34-5-64v-152h-43v-73h43v-72l93-51v123z">
          <text:p/>
        </draw:path>
        <draw:path draw:style-name="gr1" draw:text-style-name="P1" draw:layer="layout" svg:width="0.321cm" svg:height="0.359cm" svg:x="22.826cm" svg:y="5.88cm" svg:viewBox="0 0 322 360" svg:d="M0 255l93-13c4 17 8 30 21 38 14 8 31 17 52 17 25 0 42-4 55-13 8-8 12-17 12-25 0-9-4-13-8-17s-13-9-30-13c-77-17-123-34-140-46-30-17-43-43-43-77 0-29 13-55 34-77 26-21 64-29 111-29s85 8 106 21c25 17 38 39 47 68l-85 17c-4-12-8-21-21-29-9-9-26-13-43-13-25 0-43 4-56 13-4 4-8 8-8 17 0 8 4 12 8 17 9 4 40 17 86 25 51 13 85 25 102 42 21 17 29 38 29 68s-12 59-38 81c-25 25-67 33-118 33-48 0-86-8-111-29-30-17-47-43-55-76z">
          <text:p/>
        </draw:path>
        <draw:path draw:style-name="gr7" draw:text-style-name="P7" draw:layer="layout" svg:width="0.173cm" svg:height="0.478cm" svg:x="3.611cm" svg:y="8.242cm" svg:viewBox="0 0 174 479" svg:d="M174 479h-59v-373c-14 12-31 26-56 39-21 12-43 25-59 29v-56c29-17 59-34 84-55 27-21 44-46 52-63h38z">
          <text:p/>
        </draw:path>
        <draw:polygon draw:style-name="gr7" draw:text-style-name="P7" draw:layer="layout" svg:width="0.068cm" svg:height="0.068cm" svg:x="3.966cm" svg:y="8.652cm" svg:viewBox="0 0 69 69" draw:points="0,0 69,0 69,69 0,69">
          <text:p/>
        </draw:polygon>
        <draw:path draw:style-name="gr7" draw:text-style-name="P7" draw:layer="layout" svg:width="0.373cm" svg:height="0.487cm" svg:x="13.978cm" svg:y="8.242cm" svg:viewBox="0 0 374 488" svg:d="M309 0h65v276c0 51-5 85-17 114-9 30-31 51-56 68-30 21-68 30-115 30-42 0-80-9-110-26-25-12-46-38-59-68-13-25-17-67-17-118v-276h63v276c0 42 0 72 9 93 8 17 21 34 42 42 17 13 38 17 68 17 47 0 80-8 97-29 22-21 30-64 30-123z">
          <text:p/>
        </draw:path>
        <draw:path draw:style-name="gr7" draw:text-style-name="P7" draw:layer="layout" svg:width="0.288cm" svg:height="0.364cm" svg:x="14.427cm" svg:y="8.365cm" svg:viewBox="0 0 289 365" svg:d="M0 250l55-8c4 25 13 42 30 55 13 13 34 17 64 17 25 0 46-4 59-17 13-9 17-21 17-38 0-13-4-21-17-30-8-4-25-13-59-21-42-8-72-22-90-26-17-9-30-22-38-34-9-17-13-30-13-47s4-29 13-42c4-13 17-26 25-34 13-8 22-13 39-17s34-8 51-8c30 0 51 4 72 12 21 9 34 17 47 34 8 13 17 30 21 51l-59 8c-5-17-9-29-22-42-12-8-29-13-55-13-25 0-46 5-55 13-12 9-22 17-22 30 0 8 5 17 10 21 4 8 12 13 21 17 8 0 25 4 55 13 38 12 68 21 85 29 16 4 29 18 38 31 8 12 17 29 17 51 0 17-9 38-17 55-13 17-30 29-51 38-21 12-47 17-72 17-47 0-81-13-107-30-21-17-38-47-42-85z">
          <text:p/>
        </draw:path>
        <draw:path draw:style-name="gr7" draw:text-style-name="P7" draw:layer="layout" svg:width="0.322cm" svg:height="0.364cm" svg:x="14.761cm" svg:y="8.365cm" svg:viewBox="0 0 323 365" svg:d="M259 242l60 8c-9 38-26 64-51 85-26 17-59 30-103 30-51 0-89-17-118-47-30-34-47-76-47-132 0-59 17-106 47-136 29-34 67-50 118-50 44 0 82 16 111 46 30 34 47 76 47 136 0 4 0 9 0 18h-259c0 33 12 63 29 84 21 21 47 30 72 30 22 0 44-4 56-17 17-9 30-30 38-55zM64 148h195c-4-30-8-51-21-64-21-25-42-34-73-34-29 0-51 9-68 26-21 17-29 42-33 72z">
          <text:p/>
        </draw:path>
        <draw:path draw:style-name="gr7" draw:text-style-name="P7" draw:layer="layout" svg:width="0.19cm" svg:height="0.355cm" svg:x="15.151cm" svg:y="8.365cm" svg:viewBox="0 0 191 356" svg:d="M0 356v-348h55v55c12-25 25-42 38-51 8-8 21-12 34-12 22 0 43 8 64 21l-21 55c-13-9-31-13-43-13-13 0-26 0-34 9-13 8-17 21-26 33-4 22-8 43-8 68v183z">
          <text:p/>
        </draw:path>
        <draw:path draw:style-name="gr7" draw:text-style-name="P7" draw:layer="layout" svg:width="0.305cm" svg:height="0.364cm" svg:x="15.54cm" svg:y="8.365cm" svg:viewBox="0 0 306 365" svg:d="M247 229l59 9c-9 38-26 67-51 93-25 21-55 34-93 34-52 0-90-17-115-47-30-34-47-76-47-136 0-39 9-68 21-98 13-25 30-46 55-63 26-13 56-21 86-21 38 0 68 12 89 29 25 17 42 47 46 81l-55 8c-4-21-17-38-29-51-13-12-30-17-51-17-30 0-52 9-73 30-17 21-25 55-25 102s8 81 25 102 43 30 69 30c25 0 42-4 59-21 17-13 25-34 30-64z">
          <text:p/>
        </draw:path>
        <draw:path draw:style-name="gr7" draw:text-style-name="P7" draw:layer="layout" svg:width="0.317cm" svg:height="0.364cm" svg:x="15.875cm" svg:y="8.365cm" svg:viewBox="0 0 318 365" svg:d="M246 314c-21 17-42 29-63 38-22 8-43 13-65 13-38 0-68-13-89-30s-29-42-29-72c0-17 4-30 8-47 8-12 21-25 34-34s25-13 42-17c9-5 26-9 52-9 47-8 80-12 106-21 0-8 0-13 0-17 0-21-9-38-17-51-17-12-38-17-68-17s-47 5-60 13c-17 9-26 25-30 51l-59-9c4-21 13-42 25-59 13-13 30-25 51-34 26-8 52-12 82-12 29 0 55 4 72 12 17 5 29 13 42 26 8 8 13 25 17 38 0 12 4 29 4 55v81c0 51 0 89 0 102 4 13 9 29 17 42h-63c-5-13-9-25-9-42zM242 182c-21 9-55 18-98 22-26 4-43 8-51 12-9 5-17 9-26 17-4 9-8 17-8 30 0 17 8 30 21 38 8 13 30 17 51 17 22 0 43-4 60-17 17-8 30-21 38-38 9-13 13-34 13-59z">
          <text:p/>
        </draw:path>
        <draw:path draw:style-name="gr7" draw:text-style-name="P7" draw:layer="layout" svg:width="0.279cm" svg:height="0.355cm" svg:x="16.264cm" svg:y="8.365cm" svg:viewBox="0 0 280 356" svg:d="M0 356v-348h51v51c26-38 64-59 111-59 21 0 42 4 59 12 17 9 30 17 38 30 9 13 17 25 17 42 4 13 4 30 4 60v212h-59v-212c0-22 0-43-4-56-4-8-13-21-26-25-12-8-25-13-42-13-25 0-46 9-63 26s-26 46-26 89v191z">
          <text:p/>
        </draw:path>
        <draw:path draw:style-name="gr7" draw:text-style-name="P7" draw:layer="layout" svg:width="0.284cm" svg:height="0.364cm" svg:x="16.797cm" svg:y="8.365cm" svg:viewBox="0 0 285 365" svg:d="M0 250l56-8c5 25 13 42 30 55 13 13 34 17 59 17 30 0 47-4 60-17 17-9 21-21 21-38 0-13-4-21-17-30-9-4-30-13-59-21-43-8-72-22-89-26-17-9-31-22-39-34-9-17-13-30-13-47s4-29 8-42c9-13 17-26 31-34 8-8 21-13 38-17s34-8 51-8c25 0 51 4 72 12 21 9 34 17 42 34 13 13 17 30 21 51l-55 8c-4-17-12-29-25-42-13-8-30-13-51-13-25 0-46 5-59 13-9 9-17 17-17 30 0 8 4 17 8 21 5 8 13 13 22 17 8 0 25 4 50 13 43 12 72 21 89 29 17 4 30 18 38 31 9 12 13 29 13 51 0 17-4 38-17 55-8 17-25 29-46 38-22 12-47 17-77 17-42 0-76-13-101-30-22-17-39-47-44-85z">
          <text:p/>
        </draw:path>
        <draw:path draw:style-name="gr7" draw:text-style-name="P7" draw:layer="layout" svg:width="0.317cm" svg:height="0.364cm" svg:x="17.132cm" svg:y="8.365cm" svg:viewBox="0 0 318 365" svg:d="M259 242l59 8c-8 38-25 64-55 85-25 17-55 30-97 30-52 0-90-17-120-47-29-34-46-76-46-132 0-59 17-106 46-136 30-34 68-50 116-50 46 0 84 16 114 46 30 34 42 76 42 136 0 4 0 9 0 18h-259c4 33 13 63 34 84s42 30 73 30c21 0 42-4 55-17 17-9 30-30 38-55zM63 148h196c-4-30-13-51-21-64-21-25-47-34-76-34-27 0-48 9-69 26-17 17-25 42-30 72z">
          <text:p/>
        </draw:path>
        <draw:path draw:style-name="gr7" draw:text-style-name="P7" draw:layer="layout" svg:width="0.318cm" svg:height="0.364cm" svg:x="17.504cm" svg:y="8.365cm" svg:viewBox="0 0 319 365" svg:d="M243 314c-22 17-43 29-60 38-21 8-42 13-67 13-39 0-65-13-86-30s-30-42-30-72c0-17 0-30 9-47 8-12 17-25 29-34 13-9 30-13 43-17 13-5 30-9 56-9 46-8 80-12 101-21 0-8 0-13 0-17 0-21-4-38-17-51-12-12-33-17-63-17s-51 5-64 13c-13 9-22 25-30 51l-55-9c4-21 12-42 25-59 13-13 30-25 51-34 26-8 52-12 81-12 30 0 51 4 72 12 17 5 30 13 38 26 9 8 17 25 22 38 0 12 0 29 0 55v81c0 51 4 89 4 102 4 13 8 29 17 42h-64c-4-13-8-25-12-42zM238 182c-21 9-50 18-93 22-25 4-42 8-51 12-13 5-17 9-26 17-4 9-8 17-8 30 0 17 8 30 17 38 12 13 30 17 56 17 21 0 42-4 59-17 17-8 29-21 38-38 8-13 8-34 8-59z">
          <text:p/>
        </draw:path>
        <draw:path draw:style-name="gr7" draw:text-style-name="P7" draw:layer="layout" svg:width="0.186cm" svg:height="0.355cm" svg:x="17.894cm" svg:y="8.365cm" svg:viewBox="0 0 187 356" svg:d="M0 356v-348h51v55c13-25 26-42 39-51 8-8 21-12 38-12s38 8 59 21l-21 55c-13-9-30-13-42-13-13 0-26 0-34 9-13 8-17 21-21 33-9 22-13 43-13 68v183z">
          <text:p/>
        </draw:path>
        <draw:path draw:style-name="gr7" draw:text-style-name="P7" draw:layer="layout" svg:width="0.301cm" svg:height="0.364cm" svg:x="18.097cm" svg:y="8.365cm" svg:viewBox="0 0 302 365" svg:d="M242 229l60 9c-5 38-22 67-47 93-25 21-59 34-97 34-47 0-85-17-116-47-29-34-42-76-42-136 0-39 4-68 17-98 13-25 34-46 60-63 26-13 51-21 81-21 38 0 67 12 93 29 21 17 38 47 46 81l-59 8c-4-21-13-38-30-51-12-12-29-17-46-17-30 0-55 9-72 30-21 21-30 55-30 102s9 81 26 102c21 21 42 30 72 30 21 0 42-4 59-21 13-13 21-34 25-64z">
          <text:p/>
        </draw:path>
        <draw:path draw:style-name="gr7" draw:text-style-name="P7" draw:layer="layout" svg:width="0.28cm" svg:height="0.478cm" svg:x="18.448cm" svg:y="8.242cm" svg:viewBox="0 0 281 479" svg:d="M0 479v-479h60v174c25-33 60-50 102-50 26 0 47 4 68 17 17 8 34 25 38 42 9 17 13 42 13 76v220h-55v-220c0-30-9-51-21-63-13-13-30-22-55-22-17 0-34 5-48 13-17 13-25 21-34 38-8 17-8 38-8 64v190z">
          <text:p/>
        </draw:path>
        <draw:path draw:style-name="gr7" draw:text-style-name="P7" draw:layer="layout" svg:width="0.203cm" svg:height="0.487cm" svg:x="18.965cm" svg:y="8.233cm" svg:viewBox="0 0 204 488" svg:d="M52 488v-301h-52v-47h52v-38c0-21 4-38 8-51s13-25 30-38c12-8 34-13 59-13 17 0 34 5 55 9l-8 51c-13-5-26-5-34-5-21 0-30 5-38 13-9 4-13 21-13 42v30h68v47h-68v301z">
          <text:p/>
        </draw:path>
        <draw:path draw:style-name="gr7" draw:text-style-name="P7" draw:layer="layout" svg:width="0.322cm" svg:height="0.364cm" svg:x="19.168cm" svg:y="8.365cm" svg:viewBox="0 0 323 365" svg:d="M0 182c0-64 17-110 51-144 29-26 68-38 110-38 46 0 85 17 115 46 34 34 47 76 47 131 0 44-4 82-21 107-13 26-30 43-56 59-26 13-55 22-85 22-47 0-89-17-119-47-29-34-42-76-42-136zM59 182c0 43 9 77 30 98 17 25 42 34 72 34s51-9 72-34c22-21 30-55 30-98 0-47-8-77-30-98-21-25-42-34-72-34s-55 9-72 34c-21 21-30 55-30 98z">
          <text:p/>
        </draw:path>
        <draw:path draw:style-name="gr7" draw:text-style-name="P7" draw:layer="layout" svg:width="0.186cm" svg:height="0.355cm" svg:x="19.558cm" svg:y="8.365cm" svg:viewBox="0 0 187 356" svg:d="M0 356v-348h55v55c13-25 26-42 34-51 13-8 26-12 39-12 21 0 42 8 59 21l-17 55c-17-9-30-13-42-13-13 0-26 0-39 9-8 8-17 21-21 33-5 22-9 43-9 68v183z">
          <text:p/>
        </draw:path>
        <draw:path draw:style-name="gr7" draw:text-style-name="P7" draw:layer="layout" svg:width="0.317cm" svg:height="0.364cm" svg:x="19.947cm" svg:y="8.365cm" svg:viewBox="0 0 318 365" svg:d="M247 314c-22 17-43 29-65 38-21 8-42 13-63 13-39 0-68-13-89-30-22-17-30-42-30-72 0-17 4-30 8-47 9-12 22-25 34-34 13-9 26-13 43-17 8-5 25-9 50-9 47-8 82-12 107-21 0-8 0-13 0-17 0-21-8-38-17-51-17-12-38-17-68-17s-47 5-60 13c-17 9-25 25-29 51l-60-9c5-21 13-42 26-59 13-13 29-25 51-34 25-8 50-12 80-12 31 0 56 4 73 12 17 5 30 13 42 26 9 8 13 25 17 38 0 12 5 29 5 55v81c0 51 0 89 0 102 4 13 8 29 16 42h-63c-4-13-8-25-8-42zM242 182c-21 9-55 18-98 22-25 4-42 8-51 12-8 5-17 9-25 17-5 9-5 17-5 30 0 17 5 30 17 38 9 13 30 17 51 17s43-4 60-17c17-8 30-21 39-38 8-13 12-34 12-59z">
          <text:p/>
        </draw:path>
        <draw:path draw:style-name="gr7" draw:text-style-name="P7" draw:layer="layout" svg:width="0.364cm" svg:height="0.478cm" svg:x="20.527cm" svg:y="8.242cm" svg:viewBox="0 0 365 479" svg:d="M0 479v-479h183c30 0 55 0 72 4 25 4 42 13 59 21 17 13 30 30 38 47 9 21 13 42 13 69 0 38-13 71-38 101s-72 42-140 42h-123v195zM64 229h123c43 0 72-8 89-25 17-13 26-34 26-63 0-23-5-40-17-52-9-13-22-26-39-30-8 0-29-4-59-4h-123z">
          <text:p/>
        </draw:path>
        <draw:path draw:style-name="gr7" draw:text-style-name="P7" draw:layer="layout" svg:width="0.19cm" svg:height="0.355cm" svg:x="20.963cm" svg:y="8.365cm" svg:viewBox="0 0 191 356" svg:d="M0 356v-348h56v55c13-25 25-42 38-51 9-8 21-12 38-12s38 8 59 21l-21 55c-12-9-29-13-42-13s-25 0-34 9c-13 8-17 21-21 33-9 22-13 43-13 68v183z">
          <text:p/>
        </draw:path>
        <draw:path draw:style-name="gr7" draw:text-style-name="P7" draw:layer="layout" svg:width="0.322cm" svg:height="0.364cm" svg:x="21.166cm" svg:y="8.365cm" svg:viewBox="0 0 323 365" svg:d="M0 182c0-64 17-110 55-144 30-26 64-38 106-38 48 0 90 17 120 46 29 34 42 76 42 131 0 44-4 82-17 107-13 26-34 43-59 59-26 13-55 22-86 22-47 0-85-17-118-47-30-34-43-76-43-136zM59 182c0 43 9 77 30 98 21 25 42 34 72 34 31 0 56-9 73-34 21-21 30-55 30-98 0-47-9-77-30-98-17-25-42-34-73-34-30 0-51 9-72 34-21 21-30 55-30 98z">
          <text:p/>
        </draw:path>
        <draw:path draw:style-name="gr7" draw:text-style-name="P7" draw:layer="layout" svg:width="0.296cm" svg:height="0.487cm" svg:x="21.539cm" svg:y="8.242cm" svg:viewBox="0 0 297 488" svg:d="M242 479v-46c-21 38-52 55-94 55-30 0-55-9-76-26-26-12-43-34-55-63-13-26-17-60-17-93 0-34 4-65 17-95 8-29 25-50 50-63 22-17 47-25 77-25 21 0 38 4 55 12 17 9 30 21 43 38v-173h55v479zM59 306c0 42 8 76 25 97 22 25 43 34 68 34 26 0 47-9 64-30 22-21 30-55 30-97 0-48-8-82-30-103-17-25-38-34-68-34-26 0-47 9-64 30s-25 55-25 103z">
          <text:p/>
        </draw:path>
        <draw:path draw:style-name="gr7" draw:text-style-name="P7" draw:layer="layout" svg:width="0.28cm" svg:height="0.356cm" svg:x="21.928cm" svg:y="8.373cm" svg:viewBox="0 0 281 357" svg:d="M225 348v-52c-26 39-64 61-106 61-21 0-43-5-60-13-16-9-29-17-38-31-8-12-17-25-17-42-4-13-4-30-4-55v-216h59v191c0 33 0 50 0 63 5 17 13 30 26 38 13 9 25 13 42 13s34-4 51-13c17-13 25-21 34-38 4-17 8-38 8-68v-186h61v348z">
          <text:p/>
        </draw:path>
        <draw:path draw:style-name="gr7" draw:text-style-name="P7" draw:layer="layout" svg:width="0.3cm" svg:height="0.364cm" svg:x="22.28cm" svg:y="8.365cm" svg:viewBox="0 0 301 365" svg:d="M246 229l55 9c-4 38-21 67-46 93-26 21-60 34-98 34-46 0-85-17-115-47-26-34-42-76-42-136 0-39 8-68 21-98 12-25 29-46 56-63 25-13 51-21 80-21 38 0 72 12 93 29 26 17 38 47 47 81l-55 8c-9-21-17-38-30-51-13-12-29-17-51-17-29 0-55 9-72 30s-30 55-30 102 13 81 30 102 39 30 68 30c26 0 42-4 59-21 13-13 26-34 30-64z">
          <text:p/>
        </draw:path>
        <draw:path draw:style-name="gr7" draw:text-style-name="P7" draw:layer="layout" svg:width="0.165cm" svg:height="0.47cm" svg:x="22.601cm" svg:y="8.254cm" svg:viewBox="0 0 166 471" svg:d="M158 411l8 56c-17 0-29 4-42 4-21 0-39-4-52-12-12-5-17-13-25-26-4-8-4-35-4-68v-199h-43v-47h43v-85l56-34v119h59v47h-59v203c0 17 4 25 4 29 4 5 4 9 13 13 4 4 8 4 16 4 9 0 17 0 26-4z">
          <text:p/>
        </draw:path>
        <draw:path draw:style-name="gr7" draw:text-style-name="P7" draw:layer="layout" svg:width="0.297cm" svg:height="0.487cm" svg:x="23.003cm" svg:y="8.242cm" svg:viewBox="0 0 298 488" svg:d="M51 479h-51v-479h55v169c26-29 60-46 98-46 21 0 38 4 59 12 17 9 35 21 48 38 12 17 21 34 29 55 5 22 9 48 9 73 0 60-13 106-43 136-30 34-64 51-106 51-43 0-72-17-98-51zM51 301c0 43 9 72 17 94 21 29 42 42 76 42 26 0 47-9 68-34 17-21 26-55 26-97 0-48-9-82-26-103s-38-30-63-30c-30 0-51 9-68 34-21 21-30 51-30 94z">
          <text:p/>
        </draw:path>
        <draw:path draw:style-name="gr7" draw:text-style-name="P7" draw:layer="layout" svg:width="0.321cm" svg:height="0.364cm" svg:x="23.351cm" svg:y="8.365cm" svg:viewBox="0 0 322 365" svg:d="M246 314c-22 17-43 29-60 38-21 8-42 13-68 13-38 0-68-13-85-30-21-17-33-42-33-72 0-17 4-30 12-47 9-12 17-25 30-34s30-13 42-17c13-5 30-9 55-9 47-8 81-12 102-21 0-8 0-13 0-17 0-21-4-38-17-51-13-12-34-17-64-17-29 0-50 5-63 13-13 9-21 25-30 51l-55-9c5-21 13-42 26-59 12-13 29-25 50-34 22-8 51-12 81-12s51 4 72 12c18 5 31 13 39 26 8 8 17 25 17 38 4 12 4 29 4 55v81c0 51 0 89 4 102 5 13 9 29 17 42h-63c-4-13-9-25-13-42zM241 182c-21 9-51 18-93 22-26 4-43 8-51 12-13 5-21 9-25 17-5 9-9 17-9 30 0 17 9 30 17 38 13 13 30 17 55 17 21 0 42-4 59-17 17-8 30-21 38-38 5-13 9-34 9-59z">
          <text:p/>
        </draw:path>
        <draw:path draw:style-name="gr7" draw:text-style-name="P7" draw:layer="layout" svg:width="0.288cm" svg:height="0.364cm" svg:x="23.719cm" svg:y="8.365cm" svg:viewBox="0 0 289 365" svg:d="M0 250l59-8c0 25 13 42 26 55 16 13 38 17 63 17s47-4 59-17c13-9 21-21 21-38 0-13-8-21-21-30-4-4-25-13-59-21-42-8-72-22-89-26-17-9-30-22-38-34-8-17-13-30-13-47s5-29 13-42c4-13 17-26 30-34 8-8 21-13 34-17 16-4 33-8 50-8 30 0 51 4 72 12 21 9 38 17 48 34 8 13 17 30 21 51l-60 8c0-17-9-29-21-42-13-8-30-13-55-13-26 0-47 5-55 13-13 9-17 17-17 30 0 8 0 17 4 21 4 8 13 13 25 17 4 0 21 4 51 13 42 12 68 21 85 29 18 4 30 18 39 31 12 12 17 29 17 51 0 17-9 38-17 55-13 17-31 29-52 38-21 12-47 17-72 17-47 0-80-13-102-30-25-17-38-47-46-85z">
          <text:p/>
        </draw:path>
        <draw:path draw:style-name="gr7" draw:text-style-name="P7" draw:layer="layout" svg:width="0.317cm" svg:height="0.364cm" svg:x="24.058cm" svg:y="8.365cm" svg:viewBox="0 0 318 365" svg:d="M255 242l59 8c-9 38-26 64-51 85-25 17-59 30-98 30-51 0-93-17-123-47-30-34-42-76-42-132 0-59 12-106 42-136 30-34 68-50 118-50 48 0 86 16 116 46 25 34 42 76 42 136 0 4 0 9 0 18h-259c0 33 13 63 34 84 17 21 42 30 72 30 21 0 39-4 56-17 12-9 25-30 34-55zM63 148h192c0-30-9-51-22-64-17-25-43-34-73-34-25 0-50 9-67 26s-30 42-30 72z">
          <text:p/>
        </draw:path>
        <draw:path draw:style-name="gr7" draw:text-style-name="P7" draw:layer="layout" svg:width="0.296cm" svg:height="0.487cm" svg:x="24.426cm" svg:y="8.242cm" svg:viewBox="0 0 297 488" svg:d="M245 479v-46c-21 38-55 55-97 55-30 0-55-9-76-26-26-12-43-34-55-63-13-26-17-60-17-93 0-34 4-65 17-95 8-29 29-50 51-63 21-17 46-25 76-25 21 0 42 4 55 12 17 9 29 21 42 38v-173h56v479zM59 306c0 42 9 76 30 97 17 25 38 34 63 34 26 0 47-9 68-30 17-21 25-55 25-97 0-48-8-82-29-103-17-25-38-34-64-34-29 0-51 9-68 30-16 21-25 55-25 103z">
          <text:p/>
        </draw:path>
        <draw:path draw:style-name="gr7" draw:text-style-name="P7" draw:layer="layout" svg:width="0.322cm" svg:height="0.364cm" svg:x="24.98cm" svg:y="8.365cm" svg:viewBox="0 0 323 365" svg:d="M0 182c0-64 17-110 51-144 30-26 68-38 110-38 47 0 86 17 120 46 29 34 42 76 42 131 0 44-4 82-21 107-13 26-30 43-55 59-25 13-56 22-86 22-46 0-89-17-118-47-30-34-43-76-43-136zM60 182c0 43 8 77 29 98 17 25 43 34 72 34 30 0 55-9 73-34 21-21 30-55 30-98 0-47-9-77-30-98-18-25-43-34-73-34-29 0-55 9-72 34-21 21-29 55-29 98z">
          <text:p/>
        </draw:path>
        <draw:path draw:style-name="gr7" draw:text-style-name="P7" draw:layer="layout" svg:width="0.284cm" svg:height="0.355cm" svg:x="25.37cm" svg:y="8.365cm" svg:viewBox="0 0 285 356" svg:d="M0 356v-348h55v51c25-38 59-59 110-59 21 0 38 4 55 12 17 9 35 17 43 30 9 13 13 25 17 42 0 13 5 30 5 60v212h-61v-212c0-22-4-43-8-56-4-8-13-21-21-25-13-8-26-13-43-13-25 0-46 9-63 26-21 17-30 46-30 89v191z">
          <text:p/>
        </draw:path>
        <draw:path draw:style-name="gr7" draw:text-style-name="P7" draw:layer="layout" svg:width="0.318cm" svg:height="0.364cm" svg:x="25.907cm" svg:y="8.365cm" svg:viewBox="0 0 319 365" svg:d="M247 314c-22 17-43 29-64 38-22 8-43 13-64 13-38 0-68-13-89-30s-30-42-30-72c0-17 5-30 13-47 4-12 17-25 30-34s25-13 42-17c9-5 26-9 51-9 47-8 80-12 106-21 0-8 0-13 0-17 0-21-9-38-17-51-17-12-38-17-68-17-25 0-46 5-59 13-13 9-26 25-30 51l-59-9c4-21 13-42 25-59 13-13 30-25 55-34 22-8 47-12 77-12 29 0 55 4 72 12 17 5 34 13 43 26 8 8 13 25 17 38 0 12 4 29 4 55v81c0 51 0 89 4 102 0 13 5 29 13 42h-59c-9-13-13-25-13-42zM242 182c-21 9-55 18-98 22-25 4-42 8-50 12-9 5-17 9-22 17-8 9-8 17-8 30 0 17 4 30 17 38 13 13 30 17 51 17s42-4 59-17c17-8 30-21 38-38 9-13 13-34 13-59z">
          <text:p/>
        </draw:path>
        <draw:path draw:style-name="gr7" draw:text-style-name="P7" draw:layer="layout" svg:width="0.279cm" svg:height="0.355cm" svg:x="26.297cm" svg:y="8.365cm" svg:viewBox="0 0 280 356" svg:d="M0 356v-348h51v51c26-38 64-59 111-59 21 0 42 4 59 12 17 9 30 17 38 30 9 13 17 25 21 42 0 13 0 30 0 60v212h-59v-212c0-22 0-43-4-56-4-8-13-21-26-25-12-8-25-13-42-13-21 0-42 9-63 26-18 17-27 46-27 89v191z">
          <text:p/>
        </draw:path>
        <draw:path draw:style-name="gr7" draw:text-style-name="P7" draw:layer="layout" svg:width="0.313cm" svg:height="0.487cm" svg:x="26.636cm" svg:y="8.373cm" svg:viewBox="0 0 314 488" svg:d="M29 479l-8-55c13 5 25 5 34 5 12 0 25 0 34-5 4-4 12-12 16-17 5-8 9-21 17-46 6 0 6-9 10-13l-132-348h63l73 200c9 25 17 55 21 80 9-25 17-50 26-76l76-204h55l-131 352c-13 38-26 64-30 81-13 17-25 34-39 42-13 9-30 13-47 13-12 0-25-4-38-9z">
          <text:p/>
        </draw:path>
        <draw:path draw:style-name="gr7" draw:text-style-name="P7" draw:layer="layout" svg:width="0.169cm" svg:height="0.47cm" svg:x="27.152cm" svg:y="8.254cm" svg:viewBox="0 0 170 471" svg:d="M162 411l8 56c-17 0-30 4-43 4-21 0-38-4-51-12-12-5-21-13-25-26-4-8-9-35-9-68v-199h-42v-47h42v-85l60-34v119h60v47h-60v203c0 17 0 25 4 29 0 5 4 9 8 13 5 4 13 4 22 4s17 0 26-4z">
          <text:p/>
        </draw:path>
        <draw:path draw:style-name="gr7" draw:text-style-name="P7" draw:layer="layout" svg:width="0.318cm" svg:height="0.364cm" svg:x="27.351cm" svg:y="8.365cm" svg:viewBox="0 0 319 365" svg:d="M255 242l64 8c-9 38-30 64-55 85-26 17-60 30-98 30-51 0-93-17-124-47-25-34-42-76-42-132 0-59 17-106 47-136 30-34 68-50 115-50 46 0 85 16 114 46 30 34 43 76 43 136 0 4 0 9 0 18h-260c5 33 14 63 35 84 17 21 43 30 72 30 21 0 38-4 55-17 17-9 26-30 34-55zM64 148h195c-4-30-12-51-25-64-17-25-42-34-72-34-25 0-47 9-68 26-17 17-26 42-30 72z">
          <text:p/>
        </draw:path>
        <draw:path draw:style-name="gr7" draw:text-style-name="P7" draw:layer="layout" svg:width="0.322cm" svg:height="0.347cm" svg:x="27.702cm" svg:y="8.373cm" svg:viewBox="0 0 323 348" svg:d="M0 348l128-182-119-166h73l55 80c8 17 17 30 25 39 9-13 17-26 26-39l59-80h68l-119 166 127 182h-72l-68-110-21-25-89 135z">
          <text:p/>
        </draw:path>
        <draw:path draw:style-name="gr7" draw:text-style-name="P7" draw:layer="layout" svg:width="0.169cm" svg:height="0.47cm" svg:x="28.041cm" svg:y="8.254cm" svg:viewBox="0 0 170 471" svg:d="M162 411l8 56c-16 0-29 4-42 4-21 0-39-4-52-12-12-5-21-13-25-26-4-8-9-35-9-68v-199h-42v-47h42v-85l61-34v119h59v47h-59v203c0 17 0 25 4 29 0 5 4 9 8 13 5 4 13 4 22 4 4 0 12 0 25-4z">
          <text:p/>
        </draw:path>
        <draw:path draw:style-name="gr7" draw:text-style-name="P7" draw:layer="layout" svg:width="0.318cm" svg:height="0.478cm" svg:x="3.555cm" svg:y="9.351cm" svg:viewBox="0 0 319 479" svg:d="M319 423v56h-319c0-12 5-25 9-39 8-21 21-42 38-63s42-47 77-72c51-43 89-76 106-102 17-25 25-51 25-72s-4-42-21-59-38-21-67-21c-26 0-51 8-68 25-18 17-27 38-27 68l-59-4c4-47 21-81 47-106 25-21 64-34 111-34 42 0 80 13 106 38 29 25 42 55 42 93 0 21-4 38-13 59-8 17-21 39-38 55-21 22-51 51-93 85-34 30-55 51-68 59-8 13-18 22-22 34z">
          <text:p/>
        </draw:path>
        <draw:polygon draw:style-name="gr7" draw:text-style-name="P7" draw:layer="layout" svg:width="0.068cm" svg:height="0.067cm" svg:x="3.966cm" svg:y="9.762cm" svg:viewBox="0 0 69 68" draw:points="0,0 69,0 69,68 0,68">
          <text:p/>
        </draw:polygon>
        <draw:polygon draw:style-name="gr7" draw:text-style-name="P7" draw:layer="layout" svg:width="0.356cm" svg:height="0.474cm" svg:x="13.978cm" svg:y="9.355cm" svg:viewBox="0 0 357 475" draw:points="0,475 0,0 344,0 344,55 64,55 64,199 327,199 327,258 64,258 64,420 357,420 357,475">
          <text:p/>
        </draw:polygon>
        <draw:path draw:style-name="gr7" draw:text-style-name="P7" draw:layer="layout" svg:width="0.317cm" svg:height="0.36cm" svg:x="14.393cm" svg:y="9.478cm" svg:viewBox="0 0 318 361" svg:d="M246 310c-21 21-42 34-63 38-21 9-42 13-64 13-38 0-67-9-90-26-21-21-29-42-29-72 0-17 4-33 13-46 4-17 16-26 30-34 13-8 26-17 43-21 8 0 29-4 50-9 47-4 81-12 106-21 0-4 0-13 0-13 0-25-8-42-17-50-17-13-38-21-68-21-25 0-46 4-59 16-12 9-25 26-29 51l-61-8c5-26 13-47 27-59 12-18 29-27 55-35 21-9 46-13 76-13s55 4 72 8c17 9 34 17 42 26 9 14 13 26 17 43 0 9 4 26 4 55v76c0 55 0 89 5 102 0 17 4 30 12 42h-59c-8-12-13-25-13-42zM242 179c-21 8-55 17-97 21-26 4-43 8-51 13-8 4-17 12-21 21-9 8-9 17-9 25 0 17 5 30 17 43 13 8 30 12 51 12s42-4 59-12c17-13 34-26 38-43 9-13 13-34 13-59z">
          <text:p/>
        </draw:path>
        <draw:path draw:style-name="gr7" draw:text-style-name="P7" draw:layer="layout" svg:width="0.301cm" svg:height="0.36cm" svg:x="14.765cm" svg:y="9.478cm" svg:viewBox="0 0 302 361" svg:d="M243 225l59 9c-9 38-21 72-51 93-25 21-55 34-93 34-47 0-86-17-115-47-30-29-43-76-43-131 0-38 5-72 17-97 13-30 34-52 60-65 22-17 51-21 81-21 38 0 68 8 93 25 21 23 38 48 47 86l-60 8c-4-25-12-42-29-55-13-12-30-16-47-16-29 0-55 12-72 33-22 22-30 51-30 98 0 46 8 80 26 101 21 22 42 34 72 34 21 0 42-8 55-21 17-17 25-38 30-68z">
          <text:p/>
        </draw:path>
        <draw:path draw:style-name="gr7" draw:text-style-name="P7" draw:layer="layout" svg:width="0.279cm" svg:height="0.474cm" svg:x="15.117cm" svg:y="9.355cm" svg:viewBox="0 0 280 475" svg:d="M0 475v-475h59v169c25-29 60-46 103-46 25 0 46 4 67 13 17 12 30 25 38 42 9 17 13 42 13 76v221h-59v-221c0-25-4-46-17-63-13-13-30-17-55-17-17 0-34 4-47 12-18 9-30 22-35 34-8 17-8 38-8 68v187z">
          <text:p/>
        </draw:path>
        <draw:path draw:style-name="gr7" draw:text-style-name="P7" draw:layer="layout" svg:width="0.376cm" svg:height="0.491cm" svg:x="15.659cm" svg:y="9.347cm" svg:viewBox="0 0 377 492" svg:d="M0 331l59-4c0 21 8 42 17 59 13 13 29 25 51 34 21 13 46 17 72 17 25 0 46-4 63-13 17-4 34-17 42-30 9-12 13-25 13-38 0-17-4-29-13-42-8-8-25-17-42-25-13-5-42-13-85-26-46-8-76-21-93-29-21-14-38-27-51-44-12-17-16-38-16-59 0-25 8-47 21-68 12-21 34-38 59-51 25-8 55-12 89-12s63 4 93 17c25 8 48 25 60 50 17 22 26 47 26 72l-61 5c-4-30-17-51-33-68-22-13-47-21-85-21s-64 4-85 21c-17 13-25 30-25 51 0 17 8 29 21 42 13 9 42 21 93 34 51 8 89 21 106 31 31 12 48 29 64 46 13 21 17 42 17 68 0 25-4 51-21 72-12 25-34 42-64 55-26 13-55 17-89 17-47 0-81-4-110-17-30-13-51-34-68-59-17-26-25-51-25-85z">
          <text:p/>
        </draw:path>
        <draw:path draw:style-name="gr7" draw:text-style-name="P7" draw:layer="layout" svg:width="0.321cm" svg:height="0.36cm" svg:x="16.095cm" svg:y="9.478cm" svg:viewBox="0 0 322 361" svg:d="M259 242l59 9c-8 34-25 63-51 80-29 21-59 30-101 30-52 0-90-17-120-47-29-29-46-76-46-131 0-59 17-102 46-136 30-30 68-47 116-47 46 0 84 13 114 47 29 30 46 77 46 132 0 4 0 8-4 17h-255c0 38 13 67 30 89 21 16 43 29 73 29 21 0 42-8 55-17 17-12 29-29 38-55zM63 149h196c-4-30-9-51-21-68-21-21-43-34-72-34-30 0-52 9-69 26-21 21-30 42-34 76z">
          <text:p/>
        </draw:path>
        <draw:path draw:style-name="gr7" draw:text-style-name="P7" draw:layer="layout" svg:width="0.318cm" svg:height="0.36cm" svg:x="16.467cm" svg:y="9.478cm" svg:viewBox="0 0 319 361" svg:d="M247 310c-26 21-43 34-64 38-22 9-43 13-64 13-38 0-68-9-89-26-21-21-30-42-30-72 0-17 4-33 9-46 8-17 21-26 33-34 9-8 26-17 39-21 12 0 29-4 55-9 47-4 81-12 102-21 0-4 4-13 4-13 0-25-8-42-16-50-17-13-39-21-69-21s-47 4-64 16c-12 9-21 26-25 51l-59-8c4-26 12-47 25-59 13-18 30-27 51-35 25-9 51-13 80-13 31 0 52 4 73 8 17 9 30 17 38 26 9 14 17 26 21 43 0 9 0 26 0 55v76c0 55 5 89 5 102 4 17 8 30 17 42h-64c-4-12-8-25-8-42zM238 179c-21 8-51 17-94 21-25 4-42 8-51 13-12 4-17 12-25 21-4 8-9 17-9 25 0 17 9 30 22 43 8 8 25 12 50 12 22 0 43-4 61-12 17-13 29-26 38-43 8-13 8-34 8-59z">
          <text:p/>
        </draw:path>
        <draw:path draw:style-name="gr7" draw:text-style-name="P7" draw:layer="layout" svg:width="0.186cm" svg:height="0.351cm" svg:x="16.857cm" svg:y="9.478cm" svg:viewBox="0 0 187 352" svg:d="M0 352v-344h50v51c13-25 26-42 39-46 12-9 25-13 38-13 17 0 39 4 60 17l-21 55c-14-9-31-13-44-13-12 0-25 4-33 13-9 8-17 17-22 30-8 21-12 46-12 67v183z">
          <text:p/>
        </draw:path>
        <draw:path draw:style-name="gr7" draw:text-style-name="P7" draw:layer="layout" svg:width="0.3cm" svg:height="0.36cm" svg:x="17.06cm" svg:y="9.478cm" svg:viewBox="0 0 301 361" svg:d="M246 225l55 9c-4 38-21 72-46 93-26 21-59 34-99 34-46 0-84-17-114-47-29-29-42-76-42-131 0-38 8-72 17-97 12-30 34-52 59-65 25-17 51-21 80-21 40 0 69 8 95 25 25 23 38 48 46 86l-59 8c-4-25-13-42-25-55-17-12-35-16-52-16-30 0-55 12-72 33-21 22-30 51-30 98 0 46 9 80 30 101 17 22 38 34 67 34 22 0 44-8 61-21 12-17 25-38 29-68z">
          <text:p/>
        </draw:path>
        <draw:path draw:style-name="gr7" draw:text-style-name="P7" draw:layer="layout" svg:width="0.28cm" svg:height="0.474cm" svg:x="17.411cm" svg:y="9.355cm" svg:viewBox="0 0 281 475" svg:d="M0 475v-475h60v169c26-29 60-46 102-46 25 0 51 4 68 13 17 12 34 25 42 42 9 17 9 42 9 76v221h-55v-221c0-25-9-46-22-63-12-13-29-17-55-17-17 0-33 4-46 12-17 9-26 22-34 34-4 17-9 38-9 68v187z">
          <text:p/>
        </draw:path>
        <draw:path draw:style-name="gr7" draw:text-style-name="P7" draw:layer="layout" svg:width="0.186cm" svg:height="0.351cm" svg:x="17.966cm" svg:y="9.478cm" svg:viewBox="0 0 187 352" svg:d="M0 352v-344h51v51c16-25 29-42 38-46 12-9 25-13 38-13 21 0 43 4 60 17l-17 55c-18-9-31-13-47-13-13 0-22 4-34 13-9 8-17 17-22 30-4 21-8 46-8 67v183z">
          <text:p/>
        </draw:path>
        <draw:path draw:style-name="gr7" draw:text-style-name="P7" draw:layer="layout" svg:width="0.317cm" svg:height="0.36cm" svg:x="18.169cm" svg:y="9.478cm" svg:viewBox="0 0 318 361" svg:d="M259 242l59 9c-8 34-29 63-55 80-25 21-59 30-97 30-51 0-89-17-119-47-30-29-47-76-47-131 0-59 17-102 47-136 30-30 68-47 115-47 46 0 84 13 114 47 30 30 42 77 42 132 0 4 0 8 0 17h-258c4 38 13 67 34 89 17 16 42 29 72 29 21 0 38-8 55-17 17-12 25-29 38-55zM64 149h195c-4-30-13-51-25-68-17-21-43-34-72-34-26 0-47 9-68 26-17 21-25 42-30 76z">
          <text:p/>
        </draw:path>
        <draw:path draw:style-name="gr7" draw:text-style-name="P7" draw:layer="layout" svg:width="0.284cm" svg:height="0.36cm" svg:x="18.537cm" svg:y="9.478cm" svg:viewBox="0 0 285 361" svg:d="M0 251l55-9c5 21 13 38 30 51 13 13 34 21 59 21 30 0 47-8 64-17 12-12 17-25 17-38s-5-25-17-34c-9-4-30-8-60-17-42-12-72-21-88-29-17-9-30-17-39-34-8-13-12-30-12-47 0-12 4-29 8-42 9-13 17-22 30-35 8-4 21-8 38-17 17-4 34-4 51-4 25 0 51 4 72 13 21 4 34 17 46 30 9 13 13 30 17 55l-55 5c-4-17-13-30-25-39-9-12-30-17-51-17-25 0-47 5-59 13-9 9-17 21-17 34 0 4 4 13 8 17 4 8 13 13 21 17 9 4 26 8 51 17 43 8 72 17 89 25 17 9 30 17 38 30 9 17 14 34 14 51 0 21-5 38-18 55-8 17-25 34-47 42-21 9-46 13-76 13-42 0-76-9-101-30-22-17-38-42-43-80z">
          <text:p/>
        </draw:path>
        <draw:path draw:style-name="gr7" draw:text-style-name="P7" draw:layer="layout" svg:width="0.279cm" svg:height="0.352cm" svg:x="18.893cm" svg:y="9.486cm" svg:viewBox="0 0 280 353" svg:d="M225 344v-51c-26 39-64 60-111 60-17 0-38-4-55-13-17-8-30-17-38-30-8-8-17-25-21-42 0-13 0-30 0-55v-213h55v192c0 30 4 51 4 59 4 17 13 30 26 38 12 9 25 13 42 13s34-4 51-13c12-8 25-21 34-38 4-13 9-38 9-68v-183h59v344z">
          <text:p/>
        </draw:path>
        <draw:polygon draw:style-name="gr7" draw:text-style-name="P7" draw:layer="layout" svg:width="0.059cm" svg:height="0.478cm" svg:x="19.261cm" svg:y="9.351cm" svg:viewBox="0 0 60 479" draw:points="0,0 60,0 60,479 0,479">
          <text:p/>
        </draw:polygon>
        <draw:path draw:style-name="gr7" draw:text-style-name="P7" draw:layer="layout" svg:width="0.165cm" svg:height="0.47cm" svg:x="19.38cm" svg:y="9.364cm" svg:viewBox="0 0 166 471" svg:d="M157 416l9 50c-13 5-30 5-43 5-21 0-38 0-50-9-9-8-17-17-26-25-4-13-4-34-4-72v-200h-43v-43h43v-88l59-34v122h55v43h-55v204c0 17 0 30 0 34 5 4 9 8 13 8 4 5 8 5 17 5 8 0 17 0 25 0z">
          <text:p/>
        </draw:path>
        <draw:path draw:style-name="gr7" draw:text-style-name="P7" draw:layer="layout" svg:width="0.279cm" svg:height="0.351cm" svg:x="19.782cm" svg:y="9.478cm" svg:viewBox="0 0 280 352" svg:d="M0 352v-344h51v47c25-38 63-55 110-55 22 0 43 4 60 8 17 9 30 17 38 30 9 13 13 30 17 47 4 8 4 29 4 55v212h-59v-208c0-26 0-42-4-55s-13-21-26-30c-12-4-26-8-43-8-25 0-47 8-63 21-17 17-26 46-26 93v187z">
          <text:p/>
        </draw:path>
        <draw:path draw:style-name="gr7" draw:text-style-name="P7" draw:layer="layout" svg:width="0.318cm" svg:height="0.36cm" svg:x="20.133cm" svg:y="9.478cm" svg:viewBox="0 0 319 361" svg:d="M254 242l59 9c-8 34-25 63-50 80-26 21-60 30-102 30-46 0-89-17-118-47-30-29-43-76-43-131 0-59 13-102 43-136 29-30 67-47 118-47 47 0 85 13 110 47 30 30 48 77 48 132 0 4 0 8 0 17h-260c0 38 13 67 30 89 21 16 47 29 76 29 21 0 38-8 55-17 13-12 26-29 34-55zM64 149h190c0-30-8-51-21-68-17-21-42-34-72-34-25 0-51 9-68 26-17 21-29 42-29 76z">
          <text:p/>
        </draw:path>
        <draw:path draw:style-name="gr7" draw:text-style-name="P7" draw:layer="layout" svg:width="0.317cm" svg:height="0.36cm" svg:x="20.502cm" svg:y="9.478cm" svg:viewBox="0 0 318 361" svg:d="M258 242l60 9c-8 34-30 63-55 80-26 21-60 30-98 30-51 0-89-17-119-47-30-29-46-76-46-131 0-59 16-102 46-136 30-30 68-47 114-47 47 0 85 13 116 47 29 30 42 77 42 132 0 4 0 8 0 17h-259c4 38 13 67 34 89 17 16 42 29 72 29 21 0 38-8 55-17 17-12 25-29 38-55zM63 149h195c-4-30-13-51-26-68-17-21-42-34-72-34-25 0-46 9-67 26-17 21-26 42-30 76z">
          <text:p/>
        </draw:path>
        <draw:path draw:style-name="gr7" draw:text-style-name="P7" draw:layer="layout" svg:width="0.3cm" svg:height="0.483cm" svg:x="20.87cm" svg:y="9.355cm" svg:viewBox="0 0 301 484" svg:d="M245 475v-42c-21 34-55 51-97 51-25 0-51-9-76-21-21-17-38-39-51-64-13-30-21-59-21-97 0-34 4-64 17-93 12-26 29-47 51-64 25-13 50-21 80-21 21 0 38 4 55 13 17 8 30 21 38 33v-170h60v475zM59 302c0 46 13 80 30 101s42 34 67 34c26 0 47-13 64-34s25-50 25-93c0-51-8-84-25-106-17-21-42-34-68-34-25 0-46 13-63 34-21 22-30 55-30 98z">
          <text:p/>
        </draw:path>
        <draw:path draw:style-name="gr7" draw:text-style-name="P7" draw:layer="layout" svg:width="0.165cm" svg:height="0.47cm" svg:x="21.416cm" svg:y="9.364cm" svg:viewBox="0 0 166 471" svg:d="M158 416l8 50c-13 5-30 5-42 5-22 0-39 0-52-9-9-8-17-17-21-25-9-13-9-34-9-72v-200h-42v-43h42v-88l60-34v122h56v43h-56v204c0 17 0 30 0 34 4 4 8 8 12 8 5 5 10 5 18 5 9 0 17 0 26 0z">
          <text:p/>
        </draw:path>
        <draw:path draw:style-name="gr7" draw:text-style-name="P7" draw:layer="layout" svg:width="0.321cm" svg:height="0.36cm" svg:x="21.611cm" svg:y="9.478cm" svg:viewBox="0 0 322 361" svg:d="M0 179c0-64 17-110 50-140 31-26 69-39 112-39 46 0 88 13 118 47 30 30 42 72 42 127 0 47-4 81-17 106-16 26-33 47-59 60-25 12-55 21-84 21-47 0-85-17-120-47-30-29-42-76-42-135zM60 179c0 46 8 80 30 101 16 21 42 34 72 34 29 0 55-13 71-34 22-21 30-55 30-101 0-43-8-76-30-98-16-21-42-34-71-34-30 0-56 13-72 34-22 22-30 55-30 98z">
          <text:p/>
        </draw:path>
        <draw:path draw:style-name="gr7" draw:text-style-name="P7" draw:layer="layout" svg:width="0.301cm" svg:height="0.483cm" svg:x="22.165cm" svg:y="9.355cm" svg:viewBox="0 0 302 484" svg:d="M247 475v-42c-21 34-55 51-99 51-25 0-50-9-76-21-21-17-38-39-51-64-12-30-21-59-21-97 0-34 9-64 17-93 13-26 30-47 51-64 25-13 51-21 80-21 22 0 39 4 56 13 17 8 30 21 39 33v-170h59v475zM59 302c0 46 13 80 30 101s42 34 68 34c25 0 47-13 64-34s26-50 26-93c0-51-9-84-26-106-17-21-43-34-68-34-26 0-47 13-64 34-21 22-30 55-30 98z">
          <text:p/>
        </draw:path>
        <draw:path draw:style-name="gr7" draw:text-style-name="P7" draw:layer="layout" svg:width="0.059cm" svg:height="0.474cm" svg:x="22.559cm" svg:y="9.355cm" svg:viewBox="0 0 60 475" svg:d="M0 64v-64h60v64zM0 475v-344h60v344z">
          <text:p/>
        </draw:path>
        <draw:path draw:style-name="gr7" draw:text-style-name="P7" draw:layer="layout" svg:width="0.288cm" svg:height="0.36cm" svg:x="22.682cm" svg:y="9.478cm" svg:viewBox="0 0 289 361" svg:d="M0 251l59-9c4 21 13 38 25 51 17 13 38 21 65 21 25 0 46-8 59-17 13-12 21-25 21-38s-8-25-17-34c-8-4-29-8-63-17-43-12-73-21-90-29-17-9-30-17-38-34-9-13-13-30-13-47 0-12 4-29 13-42 8-13 17-22 30-35 8-4 21-8 38-17 12-4 29-4 47-4 30 0 51 4 72 13 21 4 38 17 47 30 8 13 17 30 21 55l-59 5c0-17-9-30-22-39-12-12-29-17-55-17s-43 5-56 13c-12 9-17 21-17 34 0 4 0 13 5 17 8 8 12 13 25 17 4 4 21 8 52 17 42 8 72 17 85 25 16 9 29 17 42 30 8 17 13 34 13 51 0 21-5 38-17 55-13 17-30 34-51 42-21 9-47 13-72 13-48 0-82-9-103-30-25-17-38-42-46-80z">
          <text:p/>
        </draw:path>
        <draw:path draw:style-name="gr7" draw:text-style-name="P7" draw:layer="layout" svg:width="0.301cm" svg:height="0.487cm" svg:x="23.037cm" svg:y="9.478cm" svg:viewBox="0 0 302 488" svg:d="M0 488v-480h55v43c13-17 26-30 43-38 17-9 34-13 59-13 30 0 55 8 77 21 21 17 38 38 51 64 13 29 17 59 17 93s-4 67-17 93c-13 30-34 51-55 68-27 12-52 21-77 21-21 0-38-4-55-13-13-8-26-17-38-30v171zM55 182c0 42 9 76 26 97 17 22 42 34 67 34 26 0 47-12 69-34 17-21 26-55 26-101 0-47-9-76-26-102-22-21-43-29-69-29-25 0-46 8-63 33-21 22-30 55-30 102z">
          <text:p/>
        </draw:path>
        <draw:polygon draw:style-name="gr7" draw:text-style-name="P7" draw:layer="layout" svg:width="0.059cm" svg:height="0.478cm" svg:x="23.406cm" svg:y="9.351cm" svg:viewBox="0 0 60 479" draw:points="0,0 60,0 60,479 0,479">
          <text:p/>
        </draw:polygon>
        <draw:path draw:style-name="gr7" draw:text-style-name="P7" draw:layer="layout" svg:width="0.317cm" svg:height="0.36cm" svg:x="23.537cm" svg:y="9.478cm" svg:viewBox="0 0 318 361" svg:d="M246 310c-21 21-42 34-63 38-17 9-42 13-64 13-38 0-68-9-90-26-16-21-29-42-29-72 0-17 4-33 13-46 8-17 16-26 29-34s26-17 44-21c12 0 29-4 50-9 47-4 85-12 106-21 0-4 0-13 0-13 0-25-4-42-17-50-12-13-38-21-68-21-25 0-46 4-59 16-12 9-22 26-30 51l-60-8c9-26 17-47 30-59 8-18 25-27 52-35 21-9 46-13 76-13s55 4 72 8c21 9 34 17 42 26 9 14 13 26 17 43 4 9 4 26 4 55v76c0 55 0 89 5 102 0 17 8 30 12 42h-59c-8-12-13-25-13-42zM242 179c-21 8-55 17-97 21-21 4-38 8-51 13-8 4-18 12-22 21-4 8-9 17-9 25 0 17 5 30 18 43 13 8 30 12 51 12 25 0 42-4 64-12 17-13 29-26 38-43 4-13 8-34 8-59z">
          <text:p/>
        </draw:path>
        <draw:path draw:style-name="gr7" draw:text-style-name="P7" draw:layer="layout" svg:width="0.318cm" svg:height="0.483cm" svg:x="23.892cm" svg:y="9.486cm" svg:viewBox="0 0 319 484" svg:d="M34 480l-8-55c13 0 26 4 35 4 12 0 25-4 29-8 9-5 17-9 22-17 4-5 8-23 16-44 0-4 5-8 5-17l-133-343h65l72 199c13 26 17 51 25 81 9-30 17-55 26-81l72-199h59l-131 352c-13 38-26 64-34 77-9 21-21 34-34 42-13 9-30 13-47 13-12 0-25 0-39-4z">
          <text:p/>
        </draw:path>
        <draw:path draw:style-name="gr7" draw:text-style-name="P7" draw:layer="layout" svg:width="0.364cm" svg:height="0.474cm" svg:x="24.451cm" svg:y="9.355cm" svg:viewBox="0 0 365 475" svg:d="M0 475v-475h183c30 0 55 0 72 4 26 5 43 9 59 22 17 8 30 25 39 46 8 17 12 42 12 64 0 42-12 76-38 101-25 30-72 43-140 43h-123v195zM64 225h128c38 0 67-9 84-22 17-17 26-38 26-63 0-21-4-38-13-55-13-13-25-21-42-26-9-4-30-4-60-4h-123z">
          <text:p/>
        </draw:path>
        <draw:path draw:style-name="gr7" draw:text-style-name="P7" draw:layer="layout" svg:width="0.191cm" svg:height="0.351cm" svg:x="24.887cm" svg:y="9.478cm" svg:viewBox="0 0 192 352" svg:d="M0 352v-344h55v51c13-25 26-42 38-46 10-9 23-13 40-13 16 0 38 4 59 17l-21 55c-13-9-30-13-43-13-12 0-25 4-35 13-12 8-17 17-21 30-8 21-12 46-12 67v183z">
          <text:p/>
        </draw:path>
        <draw:path draw:style-name="gr7" draw:text-style-name="P7" draw:layer="layout" svg:width="0.322cm" svg:height="0.36cm" svg:x="25.09cm" svg:y="9.478cm" svg:viewBox="0 0 323 361" svg:d="M0 179c0-64 17-110 56-140 29-26 64-39 106-39 47 0 89 13 119 47 30 30 42 72 42 127 0 47-4 81-17 106-12 26-34 47-59 60-25 12-55 21-85 21-46 0-85-17-115-47-30-29-47-76-47-135zM60 179c0 46 8 80 29 101 23 21 44 34 73 34 30 0 55-13 72-34 21-21 30-55 30-101 0-43-9-76-30-98-17-21-42-34-72-34-29 0-50 13-73 34-21 22-29 55-29 98z">
          <text:p/>
        </draw:path>
        <draw:path draw:style-name="gr7" draw:text-style-name="P7" draw:layer="layout" svg:width="0.296cm" svg:height="0.483cm" svg:x="25.463cm" svg:y="9.355cm" svg:viewBox="0 0 297 484" svg:d="M247 475v-42c-26 34-56 51-98 51-30 0-56-9-77-21-25-17-42-39-55-64-13-30-17-59-17-97 0-34 4-64 17-93 8-26 25-47 51-64 21-13 46-21 77-21 21 0 38 4 55 13 17 8 30 21 42 33v-170h55v475zM59 302c0 46 9 80 26 101 21 21 42 34 68 34s47-13 64-34c21-21 30-50 30-93 0-51-9-84-30-106-17-21-38-34-68-34-26 0-47 13-64 34-17 22-26 55-26 98z">
          <text:p/>
        </draw:path>
        <draw:path draw:style-name="gr7" draw:text-style-name="P7" draw:layer="layout" svg:width="0.28cm" svg:height="0.352cm" svg:x="25.852cm" svg:y="9.486cm" svg:viewBox="0 0 281 353" svg:d="M229 344v-51c-30 39-63 60-110 60-21 0-42-4-59-13-17-8-30-17-38-30-9-8-17-25-17-42-5-13-5-30-5-55v-213h60v192c0 30 0 51 0 59 4 17 12 30 25 38 13 9 26 13 42 13 22 0 34-4 51-13 17-8 26-21 34-38 4-13 9-38 9-68v-183h60v344z">
          <text:p/>
        </draw:path>
        <draw:path draw:style-name="gr7" draw:text-style-name="P7" draw:layer="layout" svg:width="0.3cm" svg:height="0.36cm" svg:x="26.204cm" svg:y="9.478cm" svg:viewBox="0 0 301 361" svg:d="M246 225l55 9c-4 38-21 72-46 93-26 21-59 34-98 34-46 0-84-17-115-47-25-29-42-76-42-131 0-38 8-72 21-97 13-30 31-52 56-65 25-17 51-21 80-21 39 0 72 8 94 25 25 23 38 48 46 86l-55 8c-8-25-17-42-30-55-12-12-29-16-50-16-30 0-55 12-72 33-17 22-30 51-30 98 0 46 13 80 30 101 17 22 38 34 67 34 26 0 43-8 60-21 12-17 25-38 29-68z">
          <text:p/>
        </draw:path>
        <draw:path draw:style-name="gr7" draw:text-style-name="P7" draw:layer="layout" svg:width="0.165cm" svg:height="0.47cm" svg:x="26.526cm" svg:y="9.364cm" svg:viewBox="0 0 166 471" svg:d="M157 416l9 50c-13 5-30 5-43 5-22 0-39 0-51-9-9-8-17-17-26-25-4-13-4-34-4-72v-200h-42v-43h42v-88l59-34v122h56v43h-56v204c0 17 0 30 0 34 4 4 9 8 13 8 4 5 9 5 18 5 8 0 17 0 25 0z">
          <text:p/>
        </draw:path>
        <draw:path draw:style-name="gr7" draw:text-style-name="P7" draw:layer="layout" svg:width="0.296cm" svg:height="0.483cm" svg:x="26.907cm" svg:y="9.355cm" svg:viewBox="0 0 297 484" svg:d="M246 475v-42c-25 34-55 51-98 51-30 0-55-9-76-21-26-17-43-39-56-64-12-30-16-59-16-97 0-34 4-64 16-93 9-26 30-47 51-64 21-13 47-21 76-21 22 0 40 4 57 13 16 8 29 21 42 33v-170h55v475zM59 302c0 46 8 80 29 101 17 21 39 34 64 34s48-13 69-34c17-21 25-50 25-93 0-51-8-84-30-106-16-21-39-34-68-34-26 0-47 13-64 34-17 22-25 55-25 98z">
          <text:p/>
        </draw:path>
        <draw:path draw:style-name="gr7" draw:text-style-name="P7" draw:layer="layout" svg:width="0.318cm" svg:height="0.36cm" svg:x="27.279cm" svg:y="9.478cm" svg:viewBox="0 0 319 361" svg:d="M255 242l59 9c-8 34-25 63-50 80-26 21-60 30-102 30-52 0-90-17-120-47-29-29-42-76-42-131 0-59 13-102 42-136 30-30 68-47 120-47 47 0 80 13 110 47 30 30 47 77 47 132 0 4 0 8 0 17h-260c0 38 13 67 30 89 21 16 47 29 73 29 25 0 42-8 55-17 17-12 30-29 38-55zM64 149h191c0-30-8-51-21-68-17-21-42-34-72-34-31 0-52 9-69 26-21 21-29 42-29 76z">
          <text:p/>
        </draw:path>
        <draw:path draw:style-name="gr7" draw:text-style-name="P7" draw:layer="layout" svg:width="0.169cm" svg:height="0.47cm" svg:x="27.635cm" svg:y="9.364cm" svg:viewBox="0 0 170 471" svg:d="M161 416l9 50c-18 5-35 5-48 5-21 0-38 0-46-9-13-8-21-17-25-25-5-13-9-34-9-72v-200h-42v-43h42v-88l59-34v122h60v43h-60v204c0 17 0 30 5 34 0 4 4 8 8 8 4 5 13 5 21 5 4 0 13 0 26 0z">
          <text:p/>
        </draw:path>
        <draw:path draw:style-name="gr7" draw:text-style-name="P7" draw:layer="layout" svg:width="0.317cm" svg:height="0.36cm" svg:x="27.834cm" svg:y="9.478cm" svg:viewBox="0 0 318 361" svg:d="M246 310c-26 21-43 34-64 38-21 9-43 13-64 13-38 0-68-9-89-26-21-21-29-42-29-72 0-17 4-33 8-46 9-17 21-26 34-34 8-8 25-17 38-21 13 0 30-4 55-9 47-4 81-12 103-21 0-4 4-13 4-13 0-25-8-42-17-50-18-13-39-21-69-21-29 0-46 4-63 16-13 9-21 26-26 51l-59-8c4-26 13-47 26-59 12-18 29-27 50-35 26-9 51-13 81-13 29 0 51 4 73 8 17 9 29 17 38 26 8 14 17 26 21 43 0 9 0 26 0 55v76c0 55 4 89 4 102 4 17 9 30 17 42h-63c-5-12-9-25-9-42zM238 179c-22 8-52 17-94 21-26 4-43 8-51 13-13 4-17 12-26 21-4 8-8 17-8 25 0 17 8 30 21 43 9 8 26 12 51 12 21 0 42-4 59-12 17-13 30-26 39-43 9-13 9-34 9-59z">
          <text:p/>
        </draw:path>
        <draw:path draw:style-name="gr7" draw:text-style-name="P7" draw:layer="layout" svg:width="0.059cm" svg:height="0.474cm" svg:x="28.223cm" svg:y="9.355cm" svg:viewBox="0 0 60 475" svg:d="M0 64v-64h60v64zM0 475v-344h60v344z">
          <text:p/>
        </draw:path>
        <draw:polygon draw:style-name="gr7" draw:text-style-name="P7" draw:layer="layout" svg:width="0.059cm" svg:height="0.478cm" svg:x="28.367cm" svg:y="9.351cm" svg:viewBox="0 0 60 479" draw:points="0,0 60,0 60,479 0,479">
          <text:p/>
        </draw:polygon>
        <draw:path draw:style-name="gr7" draw:text-style-name="P7" draw:layer="layout" svg:width="0.288cm" svg:height="0.36cm" svg:x="28.494cm" svg:y="9.478cm" svg:viewBox="0 0 289 361" svg:d="M0 251l59-9c6 21 14 38 27 51 17 13 38 21 63 21 26 0 47-8 59-17 13-12 22-25 22-38s-9-25-17-34c-9-4-30-8-60-17-46-12-76-21-94-29-12-9-25-17-34-34-8-13-12-30-12-47 0-12 0-29 8-42 9-13 17-22 30-35 8-4 22-8 39-17 13-4 30-4 51-4 25 0 51 4 67 13 22 4 39 17 47 30 9 13 17 30 21 55l-59 5c0-17-9-30-21-39-13-12-30-17-51-17-30 0-47 5-59 13-13 9-17 21-17 34 0 4 0 13 8 17 4 8 9 13 21 17 5 4 22 8 51 17 43 8 72 17 89 25 13 9 26 17 38 30 9 17 13 34 13 51 0 21-4 38-17 55s-30 34-51 42c-21 9-42 13-72 13-46 0-80-9-102-30-26-17-38-42-47-80z">
          <text:p/>
        </draw:path>
        <draw:path draw:style-name="gr7" draw:text-style-name="P7" draw:layer="layout" svg:width="0.072cm" svg:height="0.165cm" svg:x="28.862cm" svg:y="9.762cm" svg:viewBox="0 0 73 166" svg:d="M5 68v-68h68v68c0 26-5 47-13 60-9 16-26 29-43 38l-17-26c13-8 22-17 30-25 4-9 8-26 8-47z">
          <text:p/>
        </draw:path>
        <draw:path draw:style-name="gr7" draw:text-style-name="P7" draw:layer="layout" svg:width="0.301cm" svg:height="0.487cm" svg:x="29.222cm" svg:y="9.478cm" svg:viewBox="0 0 302 488" svg:d="M0 488v-480h56v43c9-17 26-30 43-38 12-9 33-13 55-13 29 0 55 8 80 21 21 17 38 38 51 64 8 29 17 59 17 93s-9 67-21 93c-13 30-30 51-55 68-22 12-51 21-77 21-17 0-38-4-50-13-17-8-30-17-39-30v171zM52 182c0 42 13 76 30 97 17 22 38 34 63 34 26 0 51-12 68-34 17-21 29-55 29-101 0-47-8-76-29-102-17-21-38-29-64-29-25 0-46 8-67 33-17 22-30 55-30 102z">
          <text:p/>
        </draw:path>
        <draw:path draw:style-name="gr7" draw:text-style-name="P7" draw:layer="layout" svg:width="0.19cm" svg:height="0.351cm" svg:x="29.591cm" svg:y="9.478cm" svg:viewBox="0 0 191 352" svg:d="M0 352v-344h55v51c12-25 25-42 33-46 13-9 26-13 39-13 22 0 43 4 64 17l-21 55c-17-9-31-13-43-13-13 0-26 4-34 13-13 8-22 17-26 30-4 21-8 46-8 67v183z">
          <text:p/>
        </draw:path>
        <draw:path draw:style-name="gr7" draw:text-style-name="P7" draw:layer="layout" svg:width="0.321cm" svg:height="0.36cm" svg:x="29.794cm" svg:y="9.478cm" svg:viewBox="0 0 322 361" svg:d="M0 179c0-64 17-110 50-140 30-26 68-39 111-39 46 0 85 13 115 47 34 30 46 72 46 127 0 47-4 81-21 106-12 26-29 47-55 60-25 12-56 21-85 21-47 0-89-17-119-47-30-29-42-76-42-135zM59 179c0 46 8 80 30 101 17 21 42 34 72 34 29 0 55-13 73-34 21-21 29-55 29-101 0-43-8-76-29-98-18-21-44-34-73-34-30 0-55 13-72 34-22 22-30 55-30 98z">
          <text:p/>
        </draw:path>
        <draw:path draw:style-name="gr7" draw:text-style-name="P7" draw:layer="layout" svg:width="0.301cm" svg:height="0.483cm" svg:x="30.162cm" svg:y="9.355cm" svg:viewBox="0 0 302 484" svg:d="M246 475v-42c-22 34-51 51-98 51-25 0-51-9-76-21-21-17-38-39-51-64-13-30-21-59-21-97 0-34 8-64 17-93 13-26 30-47 55-64 21-13 47-21 76-21 21 0 38 4 55 13 17 8 30 21 38 33v-170h61v475zM64 302c0 46 8 80 25 101 21 21 42 34 68 34 25 0 46-13 63-34s26-50 26-93c0-51-9-84-26-106-17-21-42-34-68-34-25 0-46 13-63 34-17 22-25 55-25 98z">
          <text:p/>
        </draw:path>
        <draw:path draw:style-name="gr7" draw:text-style-name="P7" draw:layer="layout" svg:width="0.284cm" svg:height="0.352cm" svg:x="30.551cm" svg:y="9.486cm" svg:viewBox="0 0 285 353" svg:d="M230 344v-51c-25 39-63 60-111 60-17 0-38-4-55-13-17-8-30-17-38-30-9-8-17-25-21-42 0-13-5-30-5-55v-213h60v192c0 30 4 51 4 59 4 17 13 30 25 38 9 9 26 13 43 13s35-4 51-13c13-8 26-21 34-38 5-13 9-38 9-68v-183h59v344z">
          <text:p/>
        </draw:path>
        <draw:path draw:style-name="gr7" draw:text-style-name="P7" draw:layer="layout" svg:width="0.301cm" svg:height="0.36cm" svg:x="30.907cm" svg:y="9.478cm" svg:viewBox="0 0 302 361" svg:d="M242 225l60 9c-5 38-22 72-47 93s-59 34-97 34c-48 0-86-17-116-47-29-29-42-76-42-131 0-38 4-72 17-97 13-30 34-52 59-65 26-17 51-21 82-21 38 0 67 8 93 25 25 23 38 48 46 86l-59 8c-4-25-13-42-25-55-17-12-34-16-51-16-31 0-56 12-73 33-21 22-30 51-30 98 0 46 9 80 30 101 17 22 38 34 69 34 21 0 42-8 59-21 13-17 21-38 25-68z">
          <text:p/>
        </draw:path>
        <draw:path draw:style-name="gr7" draw:text-style-name="P7" draw:layer="layout" svg:width="0.169cm" svg:height="0.47cm" svg:x="31.225cm" svg:y="9.364cm" svg:viewBox="0 0 170 471" svg:d="M161 416l9 50c-17 5-30 5-42 5-23 0-40 0-52-9-13-8-21-17-26-25-4-13-8-34-8-72v-200h-42v-43h42v-88l59-34v122h60v43h-60v204c0 17 0 30 4 34 0 4 5 8 9 8 4 5 14 5 22 5s17 0 25 0z">
          <text:p/>
        </draw:path>
        <draw:polygon draw:style-name="gr7" draw:text-style-name="P7" draw:layer="layout" svg:width="0.372cm" svg:height="0.479cm" svg:x="13.792cm" svg:y="10.951cm" svg:viewBox="0 0 373 480" draw:points="0,480 0,0 63,0 314,378 314,0 373,0 373,480 310,480 59,106 59,480">
          <text:p/>
        </draw:polygon>
        <draw:path draw:style-name="gr7" draw:text-style-name="P7" draw:layer="layout" svg:width="0.317cm" svg:height="0.36cm" svg:x="14.245cm" svg:y="11.078cm" svg:viewBox="0 0 318 361" svg:d="M246 310c-21 17-42 34-63 38-22 9-44 13-65 13-38 0-68-9-89-30-21-17-29-42-29-67 0-17 4-35 12-48 5-17 17-25 30-34 13-8 25-17 42-21 9-4 30-4 51-8 48-5 82-13 107-22 0-8 0-12 0-12 0-26-9-43-17-51-17-13-38-21-69-21-25 0-46 4-59 17-13 8-25 25-30 50l-59-8c9-25 17-47 26-59 12-17 29-30 55-34 21-9 46-13 76-13s56 0 73 9c17 8 34 17 42 25 9 13 13 25 17 42 0 9 4 26 4 51v81c0 56 0 89 4 102 0 17 5 30 13 42h-59c-9-12-13-25-13-42zM242 178c-21 8-55 17-98 21-26 4-43 9-51 13-9 4-17 12-21 22-9 8-9 17-9 25 0 17 4 30 17 38 13 13 30 17 51 17s42-4 60-12c17-13 34-26 38-43 9-12 13-35 13-60z">
          <text:p/>
        </draw:path>
        <draw:path draw:style-name="gr7" draw:text-style-name="P7" draw:layer="layout" svg:width="0.47cm" svg:height="0.352cm" svg:x="14.634cm" svg:y="11.078cm" svg:viewBox="0 0 471 353" svg:d="M0 353v-344h51v46c13-17 25-29 46-42 17-9 39-13 61-13 25 0 46 4 63 13 17 13 30 25 34 46 30-42 64-59 106-59 38 0 63 9 80 26 17 21 30 50 30 88v239h-59v-217c0-26-4-43-4-51-5-13-13-21-22-26-12-8-21-8-38-8-21 0-42 8-59 21-17 17-25 42-25 81v200h-55v-226c0-25-9-46-17-59-9-13-26-17-47-17-18 0-31 4-48 13-12 8-21 21-29 38-4 17-9 38-9 72v179z">
          <text:p/>
        </draw:path>
        <draw:path draw:style-name="gr7" draw:text-style-name="P7" draw:layer="layout" svg:width="0.317cm" svg:height="0.36cm" svg:x="15.172cm" svg:y="11.078cm" svg:viewBox="0 0 318 361" svg:d="M255 242l59 9c-8 34-25 59-51 80-25 21-59 30-98 30-51 0-93-17-123-47-30-29-42-76-42-132 0-59 12-101 42-135s68-47 119-47c47 0 85 13 115 47 25 29 42 76 42 131 0 4 0 8 0 17h-259c0 39 13 69 34 86 17 21 42 33 72 33 21 0 39-8 56-17 13-12 25-29 34-55zM63 144h192c0-25-9-51-21-63-17-22-44-34-73-34-26 0-51 8-68 25-17 21-30 42-30 72z">
          <text:p/>
        </draw:path>
        <draw:polygon draw:style-name="gr7" draw:text-style-name="P7" draw:layer="layout" svg:width="0.186cm" svg:height="0.491cm" svg:x="15.515cm" svg:y="10.947cm" svg:viewBox="0 0 187 492" draw:points="0,492 140,0 187,0 47,492">
          <text:p/>
        </draw:polygon>
        <draw:path draw:style-name="gr7" draw:text-style-name="P7" draw:layer="layout" svg:width="0.055cm" svg:height="0.479cm" svg:x="15.748cm" svg:y="10.951cm" svg:viewBox="0 0 56 480" svg:d="M0 68v-68h56v68zM0 480v-344h56v344z">
          <text:p/>
        </draw:path>
        <draw:path draw:style-name="gr7" draw:text-style-name="P7" draw:layer="layout" svg:width="0.47cm" svg:height="0.352cm" svg:x="15.891cm" svg:y="11.078cm" svg:viewBox="0 0 471 353" svg:d="M0 353v-344h55v46c9-17 26-29 43-42 17-9 38-13 63-13 26 0 47 4 60 13 17 13 29 25 38 46 25-42 60-59 107-59 33 0 59 9 76 26 21 21 29 50 29 88v239h-59v-217c0-26 0-43-4-51-4-13-13-21-21-26-9-8-21-8-34-8-26 0-47 8-65 21-12 17-21 42-21 81v200h-59v-226c0-25-4-46-13-59-13-13-25-17-51-17-12 0-29 4-42 13-17 8-25 21-34 38-4 17-8 38-8 72v179z">
          <text:p/>
        </draw:path>
        <draw:path draw:style-name="gr7" draw:text-style-name="P7" draw:layer="layout" svg:width="0.318cm" svg:height="0.36cm" svg:x="16.429cm" svg:y="11.078cm" svg:viewBox="0 0 319 361" svg:d="M247 310c-22 17-44 34-65 38-21 9-42 13-63 13-39 0-68-9-89-30-21-17-30-42-30-67 0-17 4-35 13-48 4-17 17-25 29-34 13-8 26-17 43-21 8-4 29-4 51-8 46-5 81-13 106-22 0-8 0-12 0-12 0-26-8-43-17-51-18-13-39-21-68-21-26 0-47 4-60 17-12 8-25 25-29 50l-59-8c8-25 16-47 25-59 13-17 30-30 55-34 21-9 47-13 76-13 30 0 56 0 73 9 17 8 34 17 42 25 9 13 13 25 17 42 0 9 5 26 5 51v81c0 56 0 89 4 102 0 17 4 30 13 42h-60c-8-12-12-25-12-42zM242 178c-21 8-56 17-98 21-25 4-42 9-51 13-8 4-17 12-21 22-8 8-8 17-8 25 0 17 4 30 16 38 13 13 30 17 51 17s43-4 60-12c16-13 34-26 39-43 8-12 12-35 12-60z">
          <text:p/>
        </draw:path>
        <draw:path draw:style-name="gr7" draw:text-style-name="P7" draw:layer="layout" svg:width="0.305cm" svg:height="0.491cm" svg:x="16.797cm" svg:y="11.078cm" svg:viewBox="0 0 306 492" svg:d="M13 381l55 9c4 17 10 29 22 38 13 12 34 17 60 17 25 0 46-5 63-17 13-13 21-26 30-47 0-13 4-34 4-76-26 34-59 46-97 46-47 0-86-16-112-50-25-34-38-77-38-123 0-34 5-64 17-93 13-26 30-47 51-64 26-17 52-21 82-21 42 0 76 17 101 47v-38h55v296c0 55-8 93-17 114-12 21-29 44-51 56-25 13-55 17-88 17-43 0-78-8-103-25-25-22-38-48-34-86zM60 174c0 46 8 76 26 97 21 21 42 34 68 34 29 0 51-13 67-34 22-21 30-51 30-97 0-43-8-72-30-93-16-22-42-34-67-34-26 0-47 12-68 34-18 21-26 50-26 93z">
          <text:p/>
        </draw:path>
        <draw:path draw:style-name="gr7" draw:text-style-name="P7" draw:layer="layout" svg:width="0.317cm" svg:height="0.36cm" svg:x="17.17cm" svg:y="11.078cm" svg:viewBox="0 0 318 361" svg:d="M255 242l63 9c-12 34-29 59-55 80-25 21-59 30-97 30-51 0-94-17-124-47-29-29-42-76-42-132 0-59 13-101 46-135 30-34 69-47 116-47 46 0 84 13 114 47 30 29 42 76 42 131 0 4 0 8 0 17h-259c4 39 13 69 34 86 18 21 43 33 73 33 21 0 38-8 55-17 13-12 25-29 34-55zM63 144h196c-4-25-13-51-25-63-17-22-43-34-72-34-26 0-51 8-69 25-17 21-30 42-30 72z">
          <text:p/>
        </draw:path>
        <draw:path draw:style-name="gr7" draw:text-style-name="P7" draw:layer="layout" svg:width="0.068cm" svg:height="0.161cm" svg:x="17.572cm" svg:y="11.362cm" svg:viewBox="0 0 69 162" svg:d="M4 68v-68h65v68c0 26-4 47-13 60-8 17-21 25-38 34l-18-22c13-8 22-16 26-25 9-13 9-25 9-47z">
          <text:p/>
        </draw:path>
        <draw:path draw:style-name="gr7" draw:text-style-name="P7" draw:layer="layout" svg:width="0.364cm" svg:height="0.479cm" svg:x="17.936cm" svg:y="10.951cm" svg:viewBox="0 0 365 480" svg:d="M0 480v-480h183c30 0 55 4 72 9 21 0 42 8 59 21 13 8 26 25 38 46 9 17 13 38 13 64 0 42-13 76-38 101-25 30-72 44-140 44h-123v195zM64 229h123c43 0 72-9 89-21 17-17 26-39 26-68 0-17-5-34-17-51-9-13-21-21-38-25-13-5-30-5-60-5h-123z">
          <text:p/>
        </draw:path>
        <draw:path draw:style-name="gr7" draw:text-style-name="P7" draw:layer="layout" svg:width="0.191cm" svg:height="0.352cm" svg:x="18.372cm" svg:y="11.078cm" svg:viewBox="0 0 192 353" svg:d="M0 353v-344h55v50c13-25 26-42 34-50 13-5 25-9 38-9 21 0 44 4 65 17l-21 55c-17-8-31-13-44-13s-25 5-34 13c-12 4-21 17-25 30-4 21-9 46-9 67v184z">
          <text:p/>
        </draw:path>
        <draw:path draw:style-name="gr7" draw:text-style-name="P7" draw:layer="layout" svg:width="0.059cm" svg:height="0.479cm" svg:x="18.597cm" svg:y="10.951cm" svg:viewBox="0 0 60 480" svg:d="M0 68v-68h60v68zM0 480v-344h60v344z">
          <text:p/>
        </draw:path>
        <draw:path draw:style-name="gr7" draw:text-style-name="P7" draw:layer="layout" svg:width="0.3cm" svg:height="0.36cm" svg:x="18.728cm" svg:y="11.078cm" svg:viewBox="0 0 301 361" svg:d="M242 225l59 9c-8 38-25 72-50 93-26 21-55 34-94 34-46 0-84-17-114-47-31-29-43-76-43-132 0-38 4-72 17-101 13-26 30-47 56-60 25-17 55-21 84-21 39 0 68 9 94 26 21 21 38 46 42 80l-55 13c-4-26-17-43-30-55-12-13-29-17-51-17-29 0-50 12-72 34-16 21-25 50-25 97s9 81 25 103c17 21 43 33 72 33 22 0 43-8 55-21 17-17 26-38 30-68z">
          <text:p/>
        </draw:path>
        <draw:path draw:style-name="gr7" draw:text-style-name="P7" draw:layer="layout" svg:width="0.317cm" svg:height="0.36cm" svg:x="19.058cm" svg:y="11.078cm" svg:viewBox="0 0 318 361" svg:d="M255 242l63 9c-8 34-29 59-55 80-25 21-59 30-97 30-52 0-94-17-124-47-29-29-42-76-42-132 0-59 13-101 47-135 29-34 67-47 115-47 46 0 84 13 114 47 30 29 42 76 42 131 0 4 0 8 0 17h-259c4 39 13 69 34 86 17 21 43 33 73 33 21 0 38-8 55-17 13-12 25-29 34-55zM63 144h196c-4-25-13-51-25-63-17-22-43-34-72-34-26 0-48 8-69 25-17 21-30 42-30 72z">
          <text:p/>
        </draw:path>
        <draw:path draw:style-name="gr7" draw:text-style-name="P7" draw:layer="layout" svg:width="0.157cm" svg:height="0.622cm" svg:x="19.629cm" svg:y="10.947cm" svg:viewBox="0 0 158 623" svg:d="M116 623c-31-38-61-90-82-145-21-51-34-110-34-169 0-51 9-102 26-148 17-55 51-110 90-161h42c-25 42-42 76-51 93-13 30-26 64-35 93-8 42-12 85-12 123 0 106 34 212 98 314z">
          <text:p/>
        </draw:path>
        <draw:path draw:style-name="gr7" draw:text-style-name="P7" draw:layer="layout" svg:width="0.165cm" svg:height="0.47cm" svg:x="19.824cm" svg:y="10.964cm" svg:viewBox="0 0 166 471" svg:d="M158 416l8 50c-12 5-29 5-42 5-21 0-38-5-51-9-8-8-18-17-26-25-4-13-4-34-4-72v-199h-43v-42h43v-90l60-34v124h55v42h-55v203c0 17 0 26 0 34 4 4 8 8 13 8 4 5 8 5 16 5 9 0 17 0 26 0z">
          <text:p/>
        </draw:path>
        <draw:path draw:style-name="gr7" draw:text-style-name="P7" draw:layer="layout" svg:width="0.322cm" svg:height="0.36cm" svg:x="20.019cm" svg:y="11.078cm" svg:viewBox="0 0 323 361" svg:d="M0 178c0-64 17-110 52-140 29-25 67-38 110-38 46 0 84 13 118 47 30 29 43 72 43 127 0 46-5 81-17 107-17 25-34 46-60 59-25 13-55 21-84 21-47 0-89-17-120-47-29-29-42-76-42-136zM60 178c0 47 9 81 30 103 17 21 42 33 72 33 29 0 55-12 72-33 21-22 29-56 29-103 0-42-8-76-29-97-17-22-43-34-72-34-30 0-55 12-72 34-21 21-30 55-30 97z">
          <text:p/>
        </draw:path>
        <draw:path draw:style-name="gr7" draw:text-style-name="P7" draw:layer="layout" svg:width="0.398cm" svg:height="0.495cm" svg:x="20.582cm" svg:y="10.947cm" svg:viewBox="0 0 399 496" svg:d="M289 428c-21 22-44 39-65 47-25 13-50 17-76 17-46 0-85-17-114-51-26-25-34-55-34-89 0-29 8-55 25-80 22-21 47-42 85-64-21-22-34-43-42-60-5-13-9-30-9-42 0-30 9-55 34-76 21-22 51-30 85-30 29 0 59 8 80 30 18 16 31 42 31 72 0 42-31 80-90 115l86 110c8-21 17-42 21-68l63 13c-12 42-25 76-42 101 21 30 46 55 72 77l-38 46c-26-17-47-38-72-68zM165 178c25-13 42-30 51-38 8-13 13-26 13-38 0-17-5-30-17-39-9-12-22-17-38-17-17 0-30 5-39 17-12 9-17 22-17 34 0 9 0 17 5 26 4 8 8 17 17 25zM250 382l-110-136c-30 22-51 39-64 55-8 17-17 30-17 47 0 21 9 42 26 59 12 21 38 34 63 34 17 0 38-4 55-17 21-12 34-25 47-42z">
          <text:p/>
        </draw:path>
        <draw:path draw:style-name="gr7" draw:text-style-name="P7" draw:layer="layout" svg:width="0.187cm" svg:height="0.352cm" svg:x="21.225cm" svg:y="11.078cm" svg:viewBox="0 0 188 353" svg:d="M0 353v-344h51v50c13-25 27-42 39-50 13-5 26-9 38-9 17 0 39 4 60 17l-21 55c-13-8-30-13-43-13s-25 5-34 13c-8 4-17 17-22 30-8 21-13 46-13 67v184z">
          <text:p/>
        </draw:path>
        <draw:path draw:style-name="gr7" draw:text-style-name="P7" draw:layer="layout" svg:width="0.326cm" svg:height="0.36cm" svg:x="21.424cm" svg:y="11.078cm" svg:viewBox="0 0 327 361" svg:d="M0 178c0-64 17-110 55-140 30-25 64-38 106-38 52 0 90 13 120 47 29 29 46 72 46 127 0 46-8 81-21 107-12 25-34 46-59 59s-51 21-86 21c-46 0-84-17-114-47-30-29-47-76-47-136zM60 178c0 47 12 81 29 103 21 21 43 33 72 33 31 0 56-12 77-33 17-22 26-56 26-103 0-42-9-76-26-97-21-22-46-34-77-34-29 0-51 12-72 34-17 21-29 55-29 97z">
          <text:p/>
        </draw:path>
        <draw:path draw:style-name="gr7" draw:text-style-name="P7" draw:layer="layout" svg:width="0.283cm" svg:height="0.351cm" svg:x="21.814cm" svg:y="11.087cm" svg:viewBox="0 0 284 352" svg:d="M229 344v-52c-25 39-63 60-111 60-17 0-38-4-55-13-17-8-29-17-38-30-8-9-17-26-21-43 0-12-4-29-4-55v-211h59v190c0 30 4 51 4 59 5 17 13 30 26 38 8 9 25 13 43 13 17 0 34-4 51-13 13-8 25-21 34-38 4-12 8-38 8-67v-182h59v344z">
          <text:p/>
        </draw:path>
        <draw:path draw:style-name="gr7" draw:text-style-name="P7" draw:layer="layout" svg:width="0.284cm" svg:height="0.352cm" svg:x="22.186cm" svg:y="11.078cm" svg:viewBox="0 0 285 353" svg:d="M0 353v-344h56v46c26-38 60-55 110-55 22 0 39 4 56 9 16 8 29 17 38 29 8 13 17 30 21 43 0 12 4 33 4 59v213h-59v-213c0-21-4-38-9-51-4-13-12-21-25-30-9-8-26-8-38-8-26 0-47 4-68 21-17 17-25 47-25 93v188z">
          <text:p/>
        </draw:path>
        <draw:path draw:style-name="gr7" draw:text-style-name="P7" draw:layer="layout" svg:width="0.296cm" svg:height="0.487cm" svg:x="22.538cm" svg:y="10.951cm" svg:viewBox="0 0 297 488" svg:d="M246 480v-44c-25 34-55 52-97 52-30 0-56-8-77-22-26-17-43-38-55-64-13-29-17-59-17-97 0-34 4-64 17-93 8-26 25-51 50-64 22-17 48-21 78-21 21 0 38 4 55 13 17 8 29 21 42 34v-174h55v480zM59 305c0 47 8 80 25 102 22 21 44 33 69 33 26 0 47-12 68-33 17-22 25-51 25-94 0-50-8-84-29-105-17-22-38-34-68-34-25 0-48 12-65 34-17 21-25 55-25 97z">
          <text:p/>
        </draw:path>
        <draw:path draw:style-name="gr7" draw:text-style-name="P7" draw:layer="layout" svg:width="0.169cm" svg:height="0.47cm" svg:x="23.08cm" svg:y="10.964cm" svg:viewBox="0 0 170 471" svg:d="M162 416l8 50c-18 5-31 5-43 5-22 0-38-5-51-9-13-8-21-17-26-25-4-13-8-34-8-72v-199h-42v-42h42v-90l59-34v124h61v42h-61v203c0 17 0 26 4 34 0 4 5 8 9 8 4 5 13 5 21 5 9 0 17 0 27 0z">
          <text:p/>
        </draw:path>
        <draw:path draw:style-name="gr7" draw:text-style-name="P7" draw:layer="layout" svg:width="0.19cm" svg:height="0.352cm" svg:x="23.296cm" svg:y="11.078cm" svg:viewBox="0 0 191 353" svg:d="M0 353v-344h55v50c12-25 25-42 38-50 8-5 21-9 38-9s39 4 60 17l-21 55c-14-8-31-13-43-13-13 0-26 5-34 13-13 4-17 17-22 30-8 21-12 46-12 67v184z">
          <text:p/>
        </draw:path>
        <draw:path draw:style-name="gr7" draw:text-style-name="P7" draw:layer="layout" svg:width="0.059cm" svg:height="0.479cm" svg:x="23.52cm" svg:y="10.951cm" svg:viewBox="0 0 60 480" svg:d="M0 68v-68h60v68zM0 480v-344h60v344z">
          <text:p/>
        </draw:path>
        <draw:path draw:style-name="gr7" draw:text-style-name="P7" draw:layer="layout" svg:width="0.301cm" svg:height="0.483cm" svg:x="23.668cm" svg:y="11.078cm" svg:viewBox="0 0 302 484" svg:d="M0 484v-475h55v42c13-17 25-30 42-38 13-9 34-13 55-13 31 0 56 4 82 21 21 17 38 38 51 64 12 29 17 59 17 93s-9 68-22 94c-12 30-29 51-55 68-21 12-47 21-77 21-17 0-34-4-51-13-17-8-29-17-38-29v165zM55 182c0 42 9 77 25 99 17 21 39 33 64 33 30 0 52-12 69-33 21-22 29-57 29-103 0-47-8-81-29-102-17-21-39-34-65-34-25 0-46 13-68 39-16 21-25 55-25 101z">
          <text:p/>
        </draw:path>
        <draw:polygon draw:style-name="gr7" draw:text-style-name="P7" draw:layer="layout" svg:width="0.373cm" svg:height="0.05cm" svg:x="24.176cm" svg:y="11.231cm" svg:viewBox="0 0 374 51" draw:points="0,0 374,0 374,51 0,51">
          <text:p/>
        </draw:polygon>
        <draw:polygon draw:style-name="gr7" draw:text-style-name="P7" draw:layer="layout" svg:width="0.377cm" svg:height="0.479cm" svg:x="24.739cm" svg:y="10.951cm" svg:viewBox="0 0 378 480" draw:points="157,480 157,59 0,59 0,0 378,0 378,59 220,59 220,480">
          <text:p/>
        </draw:polygon>
        <draw:path draw:style-name="gr7" draw:text-style-name="P7" draw:layer="layout" svg:width="0.36cm" svg:height="0.479cm" svg:x="25.179cm" svg:y="10.951cm" svg:viewBox="0 0 361 480" svg:d="M0 480v-480h179c38 0 64 9 89 17 21 9 38 25 51 42 13 22 17 43 17 64s-4 42-17 59c-9 17-26 34-47 43 26 8 51 25 64 42 17 22 25 47 25 73 0 25-4 46-17 63-8 21-21 34-34 47-12 8-29 17-50 21-22 9-47 9-77 9zM64 203h102c30 0 47-4 60-8 17-4 29-13 38-21 8-13 13-26 13-43s-5-29-13-42c-9-13-17-21-34-25-13-5-38-5-72-5h-94zM64 424h119c17 0 34 0 43-4 12 0 25-4 34-12 12-5 21-13 25-26 8-13 8-25 8-42s-4-30-12-43c-9-17-21-26-38-30s-38-9-68-9h-111z">
          <text:p/>
        </draw:path>
        <draw:path draw:style-name="gr7" draw:text-style-name="P7" draw:layer="layout" svg:width="0.394cm" svg:height="0.479cm" svg:x="25.624cm" svg:y="10.951cm" svg:viewBox="0 0 395 480" svg:d="M0 480v-480h166c38 0 68 4 85 9 29 8 50 17 72 33 25 22 42 51 55 81 12 34 17 72 17 114 0 38-5 69-13 99-9 29-17 50-30 67-12 21-29 34-46 47-13 8-34 17-55 21-22 9-47 9-77 9zM63 424h103c34 0 55-4 76-8 17-8 30-17 42-25 13-17 26-34 34-60 9-25 13-60 13-94 0-51-8-89-25-114-17-30-34-47-60-55-17-4-42-9-80-9h-103z">
          <text:p/>
        </draw:path>
        <draw:path draw:style-name="gr7" draw:text-style-name="P7" draw:layer="layout" svg:width="0.161cm" svg:height="0.622cm" svg:x="26.094cm" svg:y="10.947cm" svg:viewBox="0 0 162 623" svg:d="M42 623h-42c69-102 98-208 98-314 0-38-4-81-13-119-8-33-16-63-30-93-9-21-26-55-55-97h42c43 51 73 106 94 161 17 46 26 97 26 148 0 59-13 118-34 169-26 55-51 107-86 145z">
          <text:p/>
        </draw:path>
        <draw:path draw:style-name="gr7" draw:text-style-name="P7" draw:layer="layout" svg:width="0.313cm" svg:height="0.487cm" svg:x="3.378cm" svg:y="12.018cm" svg:viewBox="0 0 314 488" svg:d="M0 351l59-4c8 31 21 56 34 69 17 17 38 25 59 25 30 0 51-13 73-29 17-22 30-44 30-73 0-26-9-47-30-68-18-17-39-26-64-26-13 0-26 5-43 9l4-51c5 0 9 0 13 0 21 0 47-8 64-21 21-13 35-34 35-59 0-21-9-38-27-55-13-13-29-22-55-22-21 0-42 9-55 22-17 17-25 38-30 67l-59-12c9-38 21-68 47-89 25-26 59-34 97-34 26 0 51 4 73 17 21 8 38 25 51 46 8 17 17 39 17 60s-9 42-17 59c-13 17-30 30-51 38 30 9 51 21 68 42 13 17 21 47 21 77 0 43-13 77-42 106-34 30-73 43-120 43-42 0-76-13-101-38-30-26-47-55-51-99z">
          <text:p/>
        </draw:path>
        <draw:polygon draw:style-name="gr7" draw:text-style-name="P7" draw:layer="layout" svg:width="0.068cm" svg:height="0.067cm" svg:x="3.784cm" svg:y="12.429cm" svg:viewBox="0 0 69 68" draw:points="0,0 69,0 69,68 0,68">
          <text:p/>
        </draw:polygon>
        <draw:polygon draw:style-name="gr7" draw:text-style-name="P7" draw:layer="layout" svg:width="0.376cm" svg:height="0.478cm" svg:x="13.974cm" svg:y="12.018cm" svg:viewBox="0 0 377 479" draw:points="0,479 0,0 67,0 318,378 318,0 377,0 377,479 314,479 63,106 63,479">
          <text:p/>
        </draw:polygon>
        <draw:path draw:style-name="gr7" draw:text-style-name="P7" draw:layer="layout" svg:width="0.317cm" svg:height="0.36cm" svg:x="14.431cm" svg:y="12.145cm" svg:viewBox="0 0 318 361" svg:d="M245 310c-25 17-42 30-63 38-21 9-42 13-64 13-38 0-67-9-88-30-22-17-30-42-30-68 0-17 4-34 8-47 9-17 22-26 34-34 9-8 26-17 38-21 13-4 30-4 55-9 47-4 81-12 102-21 0-8 4-13 4-13 0-25-8-42-17-50-17-13-38-21-67-21-30 0-47 4-64 12-13 13-21 30-25 55l-60-8c5-26 13-47 26-59 12-17 29-30 51-39 25-4 50-8 80-8s51 0 72 8c17 9 30 17 38 26 9 13 17 25 21 42 0 9 0 26 0 51v80c0 56 4 90 4 103 5 17 9 30 18 42h-64c-4-12-9-25-9-42zM237 178c-21 8-51 17-93 21-26 4-42 8-51 13-13 4-17 12-25 21-5 9-9 18-9 26 0 17 9 30 21 38 9 13 26 17 51 17 21 0 42-4 59-12 17-13 30-26 39-43 8-13 8-35 8-60z">
          <text:p/>
        </draw:path>
        <draw:path draw:style-name="gr7" draw:text-style-name="P7" draw:layer="layout" svg:width="0.466cm" svg:height="0.351cm" svg:x="14.82cm" svg:y="12.145cm" svg:viewBox="0 0 467 352" svg:d="M0 352v-348h51v51c13-17 26-30 43-42 21-9 38-13 63-13s47 4 64 13c16 12 25 25 33 46 26-42 65-59 107-59 34 0 59 8 81 25 17 22 25 51 25 89v238h-55v-217c0-25-4-42-8-50-5-13-9-22-22-26-8-8-21-8-33-8-26 0-43 4-61 21-17 17-25 42-25 80v200h-59v-225c0-25-5-47-13-59-9-13-26-17-47-17-17 0-34 4-46 12-13 9-26 22-30 39-8 16-8 38-8 72v178z">
          <text:p/>
        </draw:path>
        <draw:path draw:style-name="gr7" draw:text-style-name="P7" draw:layer="layout" svg:width="0.322cm" svg:height="0.36cm" svg:x="15.354cm" svg:y="12.145cm" svg:viewBox="0 0 323 361" svg:d="M259 242l59 9c-8 34-25 59-50 80-26 21-61 30-103 30-51 0-89-17-119-47-29-29-46-77-46-132 0-59 17-102 46-135 30-34 68-47 115-47 46 0 85 13 115 47 30 29 47 76 47 131 0 4 0 8 0 17h-260c0 38 13 68 30 85 21 22 42 34 72 34 21 0 42-8 56-17 17-12 30-29 38-55zM63 144h196c-4-26-8-51-21-64-21-21-43-33-73-33s-51 8-68 25c-21 21-29 42-34 72z">
          <text:p/>
        </draw:path>
        <draw:path draw:style-name="gr7" draw:text-style-name="P7" draw:layer="layout" svg:width="0.322cm" svg:height="0.36cm" svg:x="15.908cm" svg:y="12.145cm" svg:viewBox="0 0 323 361" svg:d="M246 310c-21 17-42 30-59 38-22 9-43 13-68 13-38 0-64-9-85-30-21-17-34-42-34-68 0-17 5-34 13-47 9-17 17-26 30-34 12-8 29-17 42-21s30-4 55-9c47-4 80-12 102-21 0-8 0-13 0-13 0-25-5-42-17-50-13-13-34-21-64-21-29 0-51 4-63 12-13 13-21 30-30 55l-55-8c4-26 13-47 25-59 13-17 30-30 51-39 21-4 51-8 81-8 29 0 50 0 72 8 17 9 29 17 38 26 8 13 17 25 21 42 0 9 0 26 0 51v80c0 56 5 90 5 103 4 17 9 30 17 42h-64c-5-12-9-25-13-42zM242 178c-22 8-51 17-93 21-26 4-43 8-51 13-13 4-21 12-26 21-4 9-8 18-8 26 0 17 8 30 17 38 12 13 29 17 55 17 21 0 42-4 59-12 17-13 30-26 38-43 9-13 9-35 9-60z">
          <text:p/>
        </draw:path>
        <draw:path draw:style-name="gr7" draw:text-style-name="P7" draw:layer="layout" svg:width="0.279cm" svg:height="0.351cm" svg:x="16.302cm" svg:y="12.145cm" svg:viewBox="0 0 280 352" svg:d="M0 352v-348h52v51c25-38 63-55 110-55 21 0 38 0 59 8 17 9 30 17 38 30 9 13 13 25 17 42 4 13 4 30 4 60v212h-59v-212c0-22 0-38-8-51-5-13-9-21-21-30-13-8-26-8-43-8-25 0-46 4-63 21s-30 46-30 93v187z">
          <text:p/>
        </draw:path>
        <draw:path draw:style-name="gr7" draw:text-style-name="P7" draw:layer="layout" svg:width="0.302cm" svg:height="0.487cm" svg:x="16.649cm" svg:y="12.018cm" svg:viewBox="0 0 303 488" svg:d="M247 479v-42c-21 34-55 51-98 51-25 0-50-9-76-21-21-17-38-38-51-64-12-31-22-60-22-98 0-34 5-64 18-93 13-26 30-51 51-64 25-17 51-21 80-21 22 0 38 4 55 13 17 8 30 17 38 34v-174h61v479zM60 305c0 46 9 81 30 102 17 22 42 34 68 34 25 0 46-12 63-34 17-21 26-51 26-94 0-51-9-84-26-106-17-21-42-33-67-33-26 0-47 12-68 33-17 22-26 55-26 98z">
          <text:p/>
        </draw:path>
        <draw:polygon draw:style-name="gr7" draw:text-style-name="P7" draw:layer="layout" svg:width="0.356cm" svg:height="0.478cm" svg:x="17.233cm" svg:y="12.018cm" svg:viewBox="0 0 357 479" draw:points="0,479 0,0 349,0 349,59 64,59 64,204 331,204 331,259 64,259 64,424 357,424 357,479">
          <text:p/>
        </draw:polygon>
        <draw:path draw:style-name="gr7" draw:text-style-name="P7" draw:layer="layout" svg:width="0.47cm" svg:height="0.351cm" svg:x="17.669cm" svg:y="12.145cm" svg:viewBox="0 0 471 352" svg:d="M0 352v-348h55v51c9-17 26-30 43-42 17-9 38-13 59-13 25 0 47 4 64 13 17 12 29 25 33 46 30-42 64-59 111-59 34 0 60 8 77 25 21 22 29 51 29 89v238h-59v-217c0-25 0-42-4-50-4-13-13-22-22-26-13-8-21-8-34-8-26 0-47 4-64 21s-21 42-21 80v200h-59v-225c0-25-4-47-17-59-9-13-25-17-47-17-17 0-29 4-46 12-13 9-21 22-30 39-4 16-8 38-8 72v178z">
          <text:p/>
        </draw:path>
        <draw:path draw:style-name="gr7" draw:text-style-name="P7" draw:layer="layout" svg:width="0.318cm" svg:height="0.36cm" svg:x="18.207cm" svg:y="12.145cm" svg:viewBox="0 0 319 361" svg:d="M247 310c-22 17-43 30-64 38-21 9-42 13-63 13-38 0-68-9-89-30-22-17-31-42-31-68 0-17 4-34 9-47 8-17 22-26 34-34 13-8 26-17 43-21 8-4 25-4 51-9 46-4 80-12 105-21 0-8 0-13 0-13 0-25-8-42-17-50-16-13-38-21-67-21-30 0-47 4-64 12-12 13-21 30-25 55l-60-8c4-26 13-47 26-59 13-17 30-30 51-39 25-4 51-8 80-8 30 0 55 0 72 8 17 9 30 17 42 26 9 13 13 25 17 42 0 9 5 26 5 51v80c0 56 0 90 0 103 4 17 8 30 17 42h-64c-4-12-8-25-8-42zM242 178c-21 8-55 17-97 21-25 4-42 8-51 13-12 4-17 12-25 21-4 9-9 18-9 26 0 17 9 30 22 38 8 13 29 17 50 17s43-4 60-12c17-13 29-26 38-43 8-13 12-35 12-60z">
          <text:p/>
        </draw:path>
        <draw:path draw:style-name="gr7" draw:text-style-name="P7" draw:layer="layout" svg:width="0.059cm" svg:height="0.478cm" svg:x="18.597cm" svg:y="12.018cm" svg:viewBox="0 0 60 479" svg:d="M0 68v-68h60v68zM0 479v-348h60v348z">
          <text:p/>
        </draw:path>
        <draw:path draw:style-name="gr7" draw:text-style-name="P7" draw:layer="layout" svg:width="0.42cm" svg:height="0.478cm" svg:x="18.74cm" svg:y="12.018cm" svg:viewBox="0 0 421 479" svg:d="M0 0h60v479h-60zM357 0h64v479h-64z">
          <text:p/>
        </draw:path>
        <draw:path draw:style-name="gr7" draw:text-style-name="P7" draw:layer="layout" svg:width="0.393cm" svg:height="0.478cm" svg:x="19.27cm" svg:y="12.018cm" svg:viewBox="0 0 394 479" svg:d="M0 479v-479h165c39 0 64 4 85 8 26 5 51 17 68 34 26 21 47 47 59 81 13 34 17 73 17 115 0 38-4 68-12 97-9 26-17 51-30 68-17 21-30 34-47 47-12 8-33 17-55 21-21 4-46 8-77 8zM63 424h102c30 0 56-4 77-8 17-9 30-17 42-26 13-17 26-33 34-59 9-25 13-59 13-93 0-51-9-90-26-115-16-30-38-47-59-55-17-9-42-9-81-9h-102z">
          <text:p/>
        </draw:path>
        <draw:path draw:style-name="gr7" draw:text-style-name="P7" draw:layer="layout" svg:width="0.33cm" svg:height="0.479cm" svg:x="3.361cm" svg:y="13.131cm" svg:viewBox="0 0 331 480" svg:d="M208 480v-115h-208v-55l217-310h50v310h64v55h-64v115zM208 310v-216l-153 216z">
          <text:p/>
        </draw:path>
        <draw:polygon draw:style-name="gr7" draw:text-style-name="P7" draw:layer="layout" svg:width="0.068cm" svg:height="0.068cm" svg:x="3.784cm" svg:y="13.542cm" svg:viewBox="0 0 69 69" draw:points="0,0 69,0 69,69 0,69">
          <text:p/>
        </draw:polygon>
        <draw:path draw:style-name="gr7" draw:text-style-name="P7" draw:layer="layout" svg:width="0.466cm" svg:height="0.521cm" svg:x="13.766cm" svg:y="13.123cm" svg:viewBox="0 0 467 522" svg:d="M386 433c29 21 56 38 81 46l-17 43c-35-13-69-30-103-60-38 21-76 30-118 30s-85-9-119-30c-33-21-59-51-80-89-17-38-30-80-30-127 0-46 13-89 30-128 21-38 47-67 80-89 38-21 77-29 119-29 46 0 85 8 118 29 39 22 64 51 82 89 21 39 30 82 30 128 0 38-5 77-17 106-13 34-31 59-56 81zM246 352c38 13 68 26 93 47 34-34 55-85 55-153 0-38-8-72-21-101-13-31-34-52-59-69-26-13-51-21-85-21-47 0-85 13-114 46-34 34-47 82-47 145 0 64 13 110 47 144 29 34 67 51 114 51 25 0 46-4 63-13-17-12-38-21-59-29z">
          <text:p/>
        </draw:path>
        <draw:path draw:style-name="gr7" draw:text-style-name="P7" draw:layer="layout" svg:width="0.279cm" svg:height="0.351cm" svg:x="14.3cm" svg:y="13.263cm" svg:viewBox="0 0 280 352" svg:d="M229 348v-51c-29 38-63 55-110 55-21 0-38-4-60-9-17-8-30-21-38-29-9-13-13-30-17-47-4-8-4-30-4-56v-211h59v190c0 30 0 51 4 65 4 12 10 25 22 33 13 9 30 13 47 13s34-4 46-13c17-8 30-21 34-33 9-18 9-40 9-69v-186h59v348z">
          <text:p/>
        </draw:path>
        <draw:path draw:style-name="gr7" draw:text-style-name="P7" draw:layer="layout" svg:width="0.318cm" svg:height="0.36cm" svg:x="14.651cm" svg:y="13.254cm" svg:viewBox="0 0 319 361" svg:d="M247 310c-22 21-43 34-64 42-17 5-42 9-63 9-40 0-69-9-90-25-17-22-30-43-30-72 0-17 4-34 13-47 8-14 17-26 29-35 13-8 26-13 43-17 13-4 30-8 52-13 46-4 84-8 105-16 0-9 0-13 0-17 0-26-4-43-17-51-12-13-38-17-67-17-26 0-47 4-60 13-13 8-22 25-30 50l-59-8c8-25 16-42 29-59 9-13 26-26 51-34 22-9 48-13 77-13 30 0 55 4 72 13 21 4 34 12 42 25 9 9 13 21 17 38 5 9 5 30 5 55v77c0 56 0 89 4 106 0 13 8 26 13 43h-60c-8-13-12-30-12-47zM242 182c-21 9-55 13-97 21-21 5-38 10-51 14-9 4-18 8-22 17-4 8-8 17-8 30 0 12 4 25 16 38 14 8 31 17 52 17 26 0 43-9 64-17 17-9 29-22 38-43 4-12 8-29 8-56z">
          <text:p/>
        </draw:path>
        <draw:path draw:style-name="gr7" draw:text-style-name="P7" draw:layer="layout" svg:width="0.283cm" svg:height="0.356cm" svg:x="15.041cm" svg:y="13.254cm" svg:viewBox="0 0 284 357" svg:d="M0 357v-348h55v51c25-39 60-60 111-60 21 0 38 4 55 13 17 4 29 17 42 29 8 13 13 27 17 44 0 8 4 29 4 55v216h-59v-212c0-25-4-42-9-55-4-13-12-21-25-25-8-10-25-14-38-14-25 0-47 9-65 26-21 13-29 43-29 89v191z">
          <text:p/>
        </draw:path>
        <draw:path draw:style-name="gr7" draw:text-style-name="P7" draw:layer="layout" svg:width="0.17cm" svg:height="0.474cm" svg:x="15.379cm" svg:y="13.14cm" svg:viewBox="0 0 171 475" svg:d="M162 416l9 50c-17 5-30 9-47 9-21 0-34-4-48-13-12-4-21-12-25-25s-8-34-8-69v-199h-43v-46h43v-85l60-38v123h59v46h-59v199c0 18 0 31 4 35 0 4 4 8 8 13 5 0 13 4 22 4 4 0 12 0 25-4z">
          <text:p/>
        </draw:path>
        <draw:path draw:style-name="gr7" draw:text-style-name="P7" draw:layer="layout" svg:width="0.055cm" svg:height="0.479cm" svg:x="15.599cm" svg:y="13.131cm" svg:viewBox="0 0 56 480" svg:d="M0 69v-69h56v69zM0 480v-347h56v347z">
          <text:p/>
        </draw:path>
        <draw:path draw:style-name="gr7" draw:text-style-name="P7" draw:layer="layout" svg:width="0.169cm" svg:height="0.474cm" svg:x="15.714cm" svg:y="13.14cm" svg:viewBox="0 0 170 475" svg:d="M162 416l8 50c-17 5-34 9-47 9-21 0-39-4-51-13-9-4-17-12-22-25-4-13-8-34-8-69v-199h-42v-46h42v-85l60-38v123h60v46h-60v199c0 18 0 31 0 35 4 4 9 8 13 13 4 0 8 4 21 4 4 0 13 0 26-4z">
          <text:p/>
        </draw:path>
        <draw:path draw:style-name="gr7" draw:text-style-name="P7" draw:layer="layout" svg:width="0.317cm" svg:height="0.486cm" svg:x="15.896cm" svg:y="13.263cm" svg:viewBox="0 0 318 487" svg:d="M34 479l-9-55c13 4 25 4 34 4 13 0 21 0 30-4 8-4 17-13 21-21 5-5 9-17 18-43 0-4 4-8 4-12l-132-348h63l73 199c9 26 17 51 26 81 8-25 16-51 25-81l72-199h59l-131 352c-13 38-25 63-34 76-8 21-21 34-34 42-13 13-30 17-52 17-8 0-21-4-33-8z">
          <text:p/>
        </draw:path>
        <draw:path draw:style-name="gr7" draw:text-style-name="P7" draw:layer="layout" svg:width="0.318cm" svg:height="0.36cm" svg:x="16.429cm" svg:y="13.254cm" svg:viewBox="0 0 319 361" svg:d="M247 310c-22 21-44 34-65 42-21 5-42 9-63 9-39 0-68-9-89-25-21-22-30-43-30-72 0-17 4-34 13-47 4-14 17-26 29-35 13-8 26-13 43-17 8-4 29-8 51-13 46-4 81-8 106-16 0-9 0-13 0-17 0-26-8-43-17-51-18-13-39-17-68-17-26 0-47 4-60 13-12 8-25 25-29 50l-59-8c8-25 16-42 25-59 13-13 30-26 55-34 21-9 47-13 76-13 30 0 56 4 73 13 17 4 34 12 42 25 9 9 13 21 17 38 0 9 5 30 5 55v77c0 56 0 89 4 106 0 13 4 26 13 43h-60c-8-13-12-30-12-47zM242 182c-21 9-56 13-98 21-25 5-42 10-51 14-8 4-17 8-21 17-8 8-8 17-8 30 0 12 4 25 16 38 13 8 30 17 51 17s43-9 60-17c16-9 34-22 39-43 8-12 12-29 12-56z">
          <text:p/>
        </draw:path>
        <draw:path draw:style-name="gr7" draw:text-style-name="P7" draw:layer="layout" svg:width="0.279cm" svg:height="0.356cm" svg:x="16.819cm" svg:y="13.254cm" svg:viewBox="0 0 280 357" svg:d="M0 357v-348h55v51c26-39 60-60 106-60 22 0 43 4 60 13 17 4 29 17 38 29 8 13 17 27 21 44 0 8 0 29 0 55v216h-55v-212c0-25-4-42-9-55-4-13-12-21-25-25-13-10-25-14-38-14-25 0-47 9-68 26-17 13-26 43-26 89v191z">
          <text:p/>
        </draw:path>
        <draw:path draw:style-name="gr7" draw:text-style-name="P7" draw:layer="layout" svg:width="0.296cm" svg:height="0.483cm" svg:x="17.17cm" svg:y="13.131cm" svg:viewBox="0 0 297 484" svg:d="M242 480v-47c-21 34-51 51-93 51-31 0-56-4-77-21-26-17-42-38-55-64-13-25-17-59-17-93s4-68 17-93c8-30 25-51 51-68 21-12 46-22 76-22 22 0 39 5 56 14 17 8 30 21 42 34v-171h55v480zM59 306c0 42 9 76 26 97 21 22 42 34 68 34s47-8 64-29c21-21 29-55 29-98 0-46-8-80-29-105-17-22-38-30-68-30-26 0-47 8-64 30-17 21-26 55-26 101z">
          <text:p/>
        </draw:path>
        <draw:path draw:style-name="gr7" draw:text-style-name="P7" draw:layer="layout" svg:width="0.449cm" svg:height="0.479cm" svg:x="17.661cm" svg:y="13.131cm" svg:viewBox="0 0 450 480" svg:d="M0 480l187-480h68l195 480h-72l-55-148h-199l-55 148zM141 281h161l-51-132c-13-38-26-71-34-97-4 30-13 59-26 89z">
          <text:p/>
        </draw:path>
        <draw:path draw:style-name="gr7" draw:text-style-name="P7" draw:layer="layout" svg:width="0.3cm" svg:height="0.483cm" svg:x="18.131cm" svg:y="13.131cm" svg:viewBox="0 0 301 484" svg:d="M246 480v-47c-21 34-55 51-97 51-25 0-51-4-76-21-21-17-43-38-56-64-13-25-17-59-17-93s4-68 17-93c13-30 30-51 52-68 25-12 50-22 76-22 21 0 42 5 59 14 13 8 30 21 38 34v-171h59v480zM60 306c0 42 9 76 30 97 17 22 38 34 63 34 26 0 51-8 68-29s25-55 25-98c0-46-8-80-25-105-21-22-42-30-68-30-25 0-51 8-67 30-17 21-26 55-26 101z">
          <text:p/>
        </draw:path>
        <draw:path draw:style-name="gr7" draw:text-style-name="P7" draw:layer="layout" svg:width="0.301cm" svg:height="0.483cm" svg:x="18.499cm" svg:y="13.131cm" svg:viewBox="0 0 302 484" svg:d="M246 480v-47c-21 34-51 51-98 51-25 0-50-4-72-21-25-17-42-38-55-64-12-25-21-59-21-93s9-68 17-93c13-30 30-51 55-68 21-12 47-22 76-22 21 0 38 5 55 14 17 8 30 21 38 34v-171h61v480zM64 306c0 42 8 76 25 97 21 22 42 34 68 34 25 0 46-8 63-29s30-55 30-98c0-46-13-80-30-105-17-22-42-30-67-30-26 0-47 8-64 30-17 21-25 55-25 101z">
          <text:p/>
        </draw:path>
        <draw:path draw:style-name="gr7" draw:text-style-name="P7" draw:layer="layout" svg:width="0.186cm" svg:height="0.356cm" svg:x="18.893cm" svg:y="13.254cm" svg:viewBox="0 0 187 357" svg:d="M0 357v-348h51v51c12-22 25-39 38-47 12-9 25-13 38-13 17 0 38 9 60 21l-22 52c-13-8-30-13-42-13-13 0-26 5-34 13-9 9-17 17-21 34-9 21-9 42-9 68v182z">
          <text:p/>
        </draw:path>
        <draw:path draw:style-name="gr7" draw:text-style-name="P7" draw:layer="layout" svg:width="0.318cm" svg:height="0.36cm" svg:x="19.096cm" svg:y="13.254cm" svg:viewBox="0 0 319 361" svg:d="M255 242l59 9c-8 34-25 63-50 80-26 21-60 30-98 30-51 0-94-13-124-47-29-29-42-72-42-132 0-55 13-102 42-135 30-30 73-47 120-47 46 0 85 17 114 47 26 33 43 76 43 135 0 0 0 9 0 13h-260c0 39 13 69 35 90 17 21 43 29 72 29 21 0 38-4 55-17 13-12 26-29 34-55zM64 148h191c0-29-8-51-21-68-17-21-42-33-72-33-25 0-51 12-68 29-18 17-30 43-30 72z">
          <text:p/>
        </draw:path>
        <draw:path draw:style-name="gr7" draw:text-style-name="P7" draw:layer="layout" svg:width="0.288cm" svg:height="0.36cm" svg:x="19.46cm" svg:y="13.254cm" svg:viewBox="0 0 289 361" svg:d="M0 251l59-9c5 22 13 43 26 55 17 13 38 17 63 17 26 0 47-4 61-17 12-8 21-21 21-38 0-12-9-25-17-29-9-9-31-13-60-23-47-12-77-21-94-29-12-9-25-17-33-30-9-17-13-29-13-46s0-30 8-47c9-13 17-21 30-30 8-8 21-12 38-16 13-5 30-9 51-9 25 0 51 4 69 13 21 8 38 17 46 29 9 13 17 34 21 55l-59 9c0-17-8-34-22-42-13-9-30-17-51-17-30 0-46 4-59 17-13 8-17 16-17 29 0 9 0 13 8 21 5 5 9 9 22 13 4 4 21 9 50 17 43 13 73 21 90 25 13 9 26 22 38 34 9 14 13 31 13 52 0 17-4 38-17 55s-30 30-51 38c-22 9-43 13-73 13-42 0-80-9-101-26-26-21-38-46-47-84z">
          <text:p/>
        </draw:path>
        <draw:path draw:style-name="gr7" draw:text-style-name="P7" draw:layer="layout" svg:width="0.287cm" svg:height="0.36cm" svg:x="19.795cm" svg:y="13.254cm" svg:viewBox="0 0 288 361" svg:d="M0 251l59-9c0 22 8 43 25 55 17 13 34 17 64 17 26 0 47-4 60-17 13-8 21-21 21-38 0-12-8-25-21-29-4-9-25-13-60-23-43-12-72-21-89-29-17-9-30-17-38-30-9-17-13-29-13-46s4-30 13-47c4-13 17-21 29-30 9-8 22-12 34-16 17-5 34-9 51-9 31 0 52 4 73 13 21 8 38 17 47 29 8 13 16 34 21 55l-60 9c0-17-8-34-21-42-12-9-29-17-56-17-25 0-46 4-55 17-12 8-17 16-17 29 0 9 0 13 5 21 4 5 12 9 25 13 4 4 21 9 51 17 43 13 68 21 85 25 17 9 30 22 38 34 13 14 17 31 17 52 0 17-8 38-17 55-12 17-29 30-50 38-21 9-47 13-73 13-47 0-81-9-102-26-25-21-42-46-46-84z">
          <text:p/>
        </draw:path>
        <draw:path draw:style-name="gr7" draw:text-style-name="P7" draw:layer="layout" svg:width="0.317cm" svg:height="0.478cm" svg:x="3.378cm" svg:y="14.249cm" svg:viewBox="0 0 318 479" svg:d="M0 344l63-4c4 29 17 55 30 67 17 17 38 26 63 26 26 0 51-13 72-34 17-21 26-51 26-86 0-34-9-59-26-80-21-17-42-30-76-30-17 0-34 4-51 17-12 9-25 17-34 30l-55-5 47-245h238v55h-191l-26 127c30-17 59-30 89-30 42 0 76 17 107 43 30 29 42 67 42 114 0 43-12 81-38 111-31 38-73 59-124 59-46 0-80-12-105-38-30-21-47-55-51-97z">
          <text:p/>
        </draw:path>
        <draw:polygon draw:style-name="gr7" draw:text-style-name="P7" draw:layer="layout" svg:width="0.068cm" svg:height="0.068cm" svg:x="3.784cm" svg:y="14.651cm" svg:viewBox="0 0 69 69" draw:points="0,0 69,0 69,69 0,69">
          <text:p/>
        </draw:polygon>
        <draw:path draw:style-name="gr7" draw:text-style-name="P7" draw:layer="layout" svg:width="0.457cm" svg:height="0.495cm" svg:x="13.771cm" svg:y="14.232cm" svg:viewBox="0 0 458 496" svg:d="M0 254c0-80 21-140 63-186 42-43 97-68 166-68 42 0 85 13 119 34 38 21 63 51 80 89 21 34 30 76 30 127 0 46-9 89-30 128-21 38-46 67-85 89-33 21-72 29-114 29-46 0-86-12-119-34-39-21-64-50-81-88-21-40-29-78-29-120zM67 254c0 59 13 106 43 136 33 34 73 51 119 51 47 0 85-17 119-51 29-34 46-81 46-140 0-38-8-72-21-102-13-29-34-51-59-68-26-17-51-25-85-25-42 0-81 17-115 47-34 29-47 80-47 152z">
          <text:p/>
        </draw:path>
        <draw:path draw:style-name="gr7" draw:text-style-name="P7" draw:layer="layout" svg:width="0.283cm" svg:height="0.356cm" svg:x="14.3cm" svg:y="14.363cm" svg:viewBox="0 0 284 357" svg:d="M0 357v-348h55v51c25-38 59-60 110-60 21 0 38 4 55 13s34 18 42 31c9 12 14 25 18 42 0 13 4 30 4 59v212h-60v-212c0-21-4-42-8-51-5-12-13-21-26-29-8-9-21-13-38-13-25 0-46 8-63 25-22 17-30 47-30 89v191z">
          <text:p/>
        </draw:path>
        <draw:path draw:style-name="gr7" draw:text-style-name="P7" draw:layer="layout" svg:width="0.288cm" svg:height="0.364cm" svg:x="14.833cm" svg:y="14.363cm" svg:viewBox="0 0 289 365" svg:d="M0 255l59-13c0 26 13 43 26 56 17 12 38 16 63 16 26 0 47-4 60-12 12-13 21-26 21-43 0-12-9-21-21-29-5-4-26-13-60-21-42-9-72-17-89-26-17-8-29-21-38-34-8-12-12-29-12-46s4-30 12-43c5-12 17-25 30-33 8-5 21-14 34-18 17-5 34-9 51-9 29 0 50 4 72 13 21 9 39 22 47 35 9 12 17 29 21 51l-60 8c0-17-8-30-21-42-13-9-30-13-55-13-26 0-47 4-55 13-13 8-17 21-17 29 0 9 0 17 4 21 4 9 13 13 25 17 5 0 22 9 51 13 43 13 68 21 85 30 18 8 31 17 39 29 13 13 17 30 17 51s-8 38-17 55c-13 17-30 30-52 38-21 13-46 17-72 17-46 0-80-8-101-29-26-17-38-47-47-81z">
          <text:p/>
        </draw:path>
        <draw:path draw:style-name="gr7" draw:text-style-name="P7" draw:layer="layout" svg:width="0.279cm" svg:height="0.355cm" svg:x="15.189cm" svg:y="14.372cm" svg:viewBox="0 0 280 356" svg:d="M229 348v-51c-29 38-63 59-110 59-21 0-38-4-59-12-17-9-30-17-38-30-10-13-14-25-18-42-4-13-4-30-4-55v-217h60v195c0 30 0 51 4 60 0 17 9 29 21 38 13 8 26 12 47 12 17 0 34-4 46-12 17-9 26-21 34-38 9-17 9-38 9-68v-187h59v348z">
          <text:p/>
        </draw:path>
        <draw:path draw:style-name="gr7" draw:text-style-name="P7" draw:layer="layout" svg:width="0.305cm" svg:height="0.364cm" svg:x="15.54cm" svg:y="14.363cm" svg:viewBox="0 0 306 365" svg:d="M247 230l59 8c-9 38-26 72-51 93-25 22-55 34-93 34-52 0-90-17-115-46-30-30-47-76-47-136 0-34 9-67 21-97 13-26 30-47 55-64 26-13 56-22 86-22 38 0 68 13 89 31 25 21 42 46 46 80l-55 9c-4-21-17-38-29-51-13-13-30-17-51-17-30 0-52 8-73 30-17 21-25 55-25 101 0 47 8 81 25 102s43 29 69 29c25 0 42-4 59-21 17-12 25-34 30-63z">
          <text:p/>
        </draw:path>
        <draw:path draw:style-name="gr7" draw:text-style-name="P7" draw:layer="layout" svg:width="0.3cm" svg:height="0.364cm" svg:x="15.875cm" svg:y="14.363cm" svg:viewBox="0 0 301 365" svg:d="M246 230l55 8c-4 38-21 72-46 93-26 22-60 34-99 34-46 0-85-17-114-46-26-30-42-76-42-136 0-34 8-67 21-97 8-26 29-47 55-64 25-13 51-22 80-22 39 0 69 13 94 31 26 21 38 46 47 80l-55 9c-9-21-17-38-30-51-17-13-29-17-52-17-29 0-55 8-72 30-17 21-29 55-29 101 0 47 8 81 29 102 17 21 39 29 68 29 27 0 43-4 60-21 13-12 26-34 30-63z">
          <text:p/>
        </draw:path>
        <draw:path draw:style-name="gr7" draw:text-style-name="P7" draw:layer="layout" svg:width="0.317cm" svg:height="0.364cm" svg:x="16.209cm" svg:y="14.363cm" svg:viewBox="0 0 318 365" svg:d="M255 247l59 4c-8 38-25 63-51 85-25 21-59 29-101 29-52 0-90-17-120-46-29-34-42-77-42-132 0-59 13-105 42-135 30-34 68-52 120-52 46 0 80 18 110 52 29 30 46 76 46 131 0 4 0 9 0 17h-259c0 38 13 68 30 85 21 21 47 29 73 29 25 0 42-4 55-16 17-9 29-26 38-51zM63 149h192c0-29-9-50-21-63-17-21-43-34-72-34-30 0-52 8-69 25-21 17-30 43-30 72z">
          <text:p/>
        </draw:path>
        <draw:path draw:style-name="gr7" draw:text-style-name="P7" draw:layer="layout" svg:width="0.288cm" svg:height="0.364cm" svg:x="16.573cm" svg:y="14.363cm" svg:viewBox="0 0 289 365" svg:d="M0 255l59-13c0 26 13 43 26 56 17 12 38 16 63 16 26 0 47-4 59-12 14-13 23-26 23-43 0-12-9-21-18-29-9-4-30-13-64-21-42-9-72-17-89-26-17-8-29-21-38-34-8-12-13-29-13-46s5-30 13-43c9-12 17-25 30-33 8-5 21-14 34-18 17-5 34-9 50-9 30 0 51 4 72 13 23 9 40 22 48 35 8 12 17 29 21 51l-60 8c0-17-9-30-21-42-13-9-30-13-55-13-26 0-43 4-55 13-13 8-17 21-17 29 0 9 0 17 4 21 8 9 13 13 25 17 5 0 22 9 51 13 43 13 73 21 86 30 17 8 29 17 42 29 9 13 13 30 13 51s-9 38-17 55c-13 17-30 30-51 38-22 13-47 17-73 17-46 0-80-8-101-29-26-17-39-47-47-81z">
          <text:p/>
        </draw:path>
        <draw:path draw:style-name="gr7" draw:text-style-name="P7" draw:layer="layout" svg:width="0.288cm" svg:height="0.364cm" svg:x="16.907cm" svg:y="14.363cm" svg:viewBox="0 0 289 365" svg:d="M0 255l55-13c5 26 13 43 30 56 13 12 34 16 64 16 26 0 47-4 60-12 13-13 17-26 17-43 0-12-4-21-17-29-9-4-26-13-60-21-43-9-72-17-89-26-17-8-30-21-38-34-9-12-13-29-13-46s4-30 13-43c4-12 12-25 25-33 13-5 21-14 38-18 17-5 34-9 51-9 25 0 52 4 73 13s34 22 46 35c9 12 17 29 17 51l-55 8c-4-17-8-30-21-42-13-9-35-13-56-13-25 0-46 4-55 13-13 8-21 21-21 29 0 9 4 17 8 21 5 9 13 13 22 17 8 0 25 9 55 13 39 13 68 21 85 30 17 8 30 17 38 29 9 13 17 30 17 51s-8 38-17 55c-12 17-29 30-50 38-22 13-47 17-73 17-47 0-81-8-106-29-21-17-38-47-43-81z">
          <text:p/>
        </draw:path>
        <draw:path draw:style-name="gr7" draw:text-style-name="P7" draw:layer="layout" svg:width="0.203cm" svg:height="0.487cm" svg:x="17.225cm" svg:y="14.232cm" svg:viewBox="0 0 204 488" svg:d="M51 488v-301h-51v-46h51v-34c0-27 4-44 8-56 4-13 13-26 30-34 13-13 34-17 60-17 17 0 34 4 55 8l-8 51c-13-4-26-4-34-4-21 0-35 4-39 13-9 4-13 21-13 43v30h69v46h-69v301z">
          <text:p/>
        </draw:path>
        <draw:path draw:style-name="gr7" draw:text-style-name="P7" draw:layer="layout" svg:width="0.284cm" svg:height="0.355cm" svg:x="17.445cm" svg:y="14.372cm" svg:viewBox="0 0 285 356" svg:d="M229 348v-51c-26 38-64 59-110 59-17 0-38-4-55-12-17-9-30-17-39-30-8-13-16-25-21-42 0-13-4-30-4-55v-217h59v195c0 30 5 51 5 60 4 17 12 29 25 38 8 8 25 12 42 12s34-4 51-12c13-9 26-21 34-38 4-17 8-38 8-68v-187h61v348z">
          <text:p/>
        </draw:path>
        <draw:polygon draw:style-name="gr7" draw:text-style-name="P7" draw:layer="layout" svg:width="0.059cm" svg:height="0.479cm" svg:x="17.818cm" svg:y="14.24cm" svg:viewBox="0 0 60 480" draw:points="0,0 60,0 60,480 0,480">
          <text:p/>
        </draw:polygon>
        <draw:path draw:style-name="gr7" draw:text-style-name="P7" draw:layer="layout" svg:width="0.458cm" svg:height="0.495cm" svg:x="18.139cm" svg:y="14.232cm" svg:viewBox="0 0 459 496" svg:d="M0 254c0-80 21-140 64-186 42-43 97-68 165-68 42 0 85 13 118 34 40 21 65 51 82 89 21 34 30 76 30 127 0 46-9 89-30 128-21 38-47 67-86 89-34 21-72 29-114 29-47 0-85-12-119-34-38-21-63-50-80-88-21-40-30-78-30-120zM68 254c0 59 13 106 42 136 34 34 72 51 119 51 46 0 85-17 118-51 31-34 48-81 48-140 0-38-8-72-21-102-14-29-35-51-60-68-26-17-51-25-85-25-42 0-81 17-114 47-34 29-47 80-47 152z">
          <text:p/>
        </draw:path>
        <draw:path draw:style-name="gr7" draw:text-style-name="P7" draw:layer="layout" svg:width="0.191cm" svg:height="0.356cm" svg:x="18.668cm" svg:y="14.363cm" svg:viewBox="0 0 192 357" svg:d="M0 357v-348h57v56c12-26 25-43 33-52 13-9 26-13 38-13 22 0 43 9 64 22l-21 55c-17-8-30-12-43-12-12 0-25 4-38 12-8 5-17 17-21 30-4 21-8 42-8 68v182z">
          <text:p/>
        </draw:path>
        <draw:path draw:style-name="gr7" draw:text-style-name="P7" draw:layer="layout" svg:width="0.3cm" svg:height="0.487cm" svg:x="18.872cm" svg:y="14.24cm" svg:viewBox="0 0 301 488" svg:d="M246 480v-43c-21 34-55 51-98 51-30 0-55-8-76-25-22-13-43-34-55-64-13-25-17-55-17-93 0-34 4-63 17-93 12-30 29-51 50-63 26-17 51-26 77-26 21 0 43 9 56 17 17 9 29 17 42 34v-175h59v480zM59 306c0 47 8 81 30 102 17 21 38 29 63 29s48-8 69-29c17-21 25-51 25-98 0-46-8-80-25-101-21-21-44-34-69-34-30 0-51 8-68 30-17 21-25 55-25 101z">
          <text:p/>
        </draw:path>
        <draw:path draw:style-name="gr7" draw:text-style-name="P7" draw:layer="layout" svg:width="0.318cm" svg:height="0.364cm" svg:x="19.244cm" svg:y="14.363cm" svg:viewBox="0 0 319 365" svg:d="M255 247l60 4c-9 38-26 63-51 85-27 21-61 29-99 29-50 0-93-17-122-46-30-34-43-77-43-132 0-59 13-105 43-135 29-34 67-52 118-52 47 0 85 18 115 52 26 30 43 76 43 131 0 4 0 9 0 17h-259c0 38 12 68 33 85 17 21 43 29 72 29 22 0 38-4 55-16 13-9 26-26 35-51zM64 149h191c0-29-9-50-22-63-17-21-42-34-72-34-25 0-51 8-68 25s-29 43-29 72z">
          <text:p/>
        </draw:path>
        <draw:path draw:style-name="gr7" draw:text-style-name="P7" draw:layer="layout" svg:width="0.186cm" svg:height="0.356cm" svg:x="19.634cm" svg:y="14.363cm" svg:viewBox="0 0 187 357" svg:d="M0 357v-348h51v56c12-26 25-43 38-52 12-9 21-13 38-13s38 9 60 22l-22 55c-13-8-30-12-43-12-12 0-25 4-33 12-13 5-17 17-22 30-8 21-12 42-12 68v182z">
          <text:p/>
        </draw:path>
        <draw:path draw:style-name="gr7" draw:text-style-name="P7" draw:layer="layout" svg:width="0.364cm" svg:height="0.479cm" svg:x="20.049cm" svg:y="14.24cm" svg:viewBox="0 0 365 480" svg:d="M0 480v-480h178c34 0 55 5 72 5 26 4 47 12 60 25 17 9 29 25 38 42 12 22 17 43 17 68 0 38-13 76-38 102-26 29-77 42-140 42h-124v196zM63 229h124c38 0 68-8 85-25 16-13 25-34 25-64 0-17-4-34-13-51-12-12-25-21-42-25-9-4-30-4-59-4h-120z">
          <text:p/>
        </draw:path>
        <draw:polygon draw:style-name="gr7" draw:text-style-name="P7" draw:layer="layout" svg:width="0.059cm" svg:height="0.479cm" svg:x="20.485cm" svg:y="14.24cm" svg:viewBox="0 0 60 480" draw:points="0,0 60,0 60,480 0,480">
          <text:p/>
        </draw:polygon>
        <draw:path draw:style-name="gr7" draw:text-style-name="P7" draw:layer="layout" svg:width="0.317cm" svg:height="0.364cm" svg:x="20.612cm" svg:y="14.363cm" svg:viewBox="0 0 318 365" svg:d="M246 314c-21 17-42 30-63 39-17 8-39 12-65 12-38 0-68-8-89-29-17-17-29-43-29-72 0-17 4-30 12-43 9-17 17-25 30-34 13-8 25-16 42-21 13-4 30-4 51-8 48-4 86-13 107-21 0-9 0-13 0-13 0-25-4-42-17-51-13-13-38-21-68-21-26 0-47 4-60 13-13 12-21 29-30 50l-55-4c5-25 13-46 26-59 8-17 29-30 51-39 21-9 46-13 77-13 29 0 55 4 72 13 21 9 34 18 42 26 8 13 13 26 17 43 4 8 4 25 4 50v81c0 55 0 89 4 101 0 17 9 30 13 43h-59c-9-13-9-26-13-43zM242 183c-21 9-55 17-98 21-22 5-39 9-51 13-9 4-17 13-21 21-5 4-9 17-9 26 0 17 4 29 17 38 13 12 30 17 51 17 26 0 43-5 64-17 17-9 30-21 38-38 5-13 9-34 9-60z">
          <text:p/>
        </draw:path>
        <draw:path draw:style-name="gr7" draw:text-style-name="P7" draw:layer="layout" svg:width="0.301cm" svg:height="0.364cm" svg:x="20.984cm" svg:y="14.363cm" svg:viewBox="0 0 302 365" svg:d="M247 230l55 8c-5 38-21 72-47 93-25 22-59 34-98 34-47 0-85-17-115-46-25-30-42-76-42-136 0-34 9-67 17-97 13-26 34-47 59-64 26-13 51-22 81-22 39 0 69 13 94 31 25 21 38 46 46 80l-59 9c-4-21-12-38-25-51-17-13-34-17-52-17-30 0-55 8-72 30-17 21-30 55-30 101 0 47 9 81 30 102 17 21 38 29 68 29 22 0 43-4 60-21 13-12 25-34 30-63z">
          <text:p/>
        </draw:path>
        <draw:path draw:style-name="gr7" draw:text-style-name="P7" draw:layer="layout" svg:width="0.322cm" svg:height="0.364cm" svg:x="21.314cm" svg:y="14.363cm" svg:viewBox="0 0 323 365" svg:d="M260 247l59 4c-9 38-26 63-51 85-25 21-59 29-102 29-50 0-88-17-118-46-31-34-48-77-48-132 0-59 17-105 48-135 30-34 68-52 118-52 43 0 81 18 110 52 30 30 47 76 47 131 0 4 0 9 0 17h-258c0 38 13 68 29 85 22 21 47 29 72 29 22 0 43-4 55-16 17-9 30-26 39-51zM65 149h195c-5-29-9-50-22-63-21-21-42-34-72-34-29 0-50 8-67 25-21 17-30 43-34 72z">
          <text:p/>
        </draw:path>
        <draw:path draw:style-name="gr7" draw:text-style-name="P7" draw:layer="layout" svg:width="0.466cm" svg:height="0.356cm" svg:x="21.708cm" svg:y="14.363cm" svg:viewBox="0 0 467 357" svg:d="M0 357v-348h51v51c8-16 25-29 42-42 17-9 38-18 64-18 25 0 46 9 63 18 13 13 26 26 34 47 25-43 64-65 106-65 35 0 60 13 81 31 17 21 26 51 26 89v237h-60v-216c0-25 0-42-4-51-4-13-8-21-21-25-9-9-22-13-35-13-25 0-46 8-59 25-17 17-26 43-26 81v199h-59v-225c0-25-4-46-12-59-13-13-26-21-47-21-17 0-34 4-47 17-17 8-25 21-29 38-9 13-13 38-13 72v178z">
          <text:p/>
        </draw:path>
        <draw:path draw:style-name="gr7" draw:text-style-name="P7" draw:layer="layout" svg:width="0.318cm" svg:height="0.364cm" svg:x="22.241cm" svg:y="14.363cm" svg:viewBox="0 0 319 365" svg:d="M260 247l59 4c-9 38-30 63-55 85-25 21-59 29-97 29-51 0-90-17-120-46-30-34-47-77-47-132 0-59 17-105 47-135 30-34 69-52 115-52 47 0 85 18 115 52 29 30 42 76 42 131 0 4 0 9 0 17h-259c4 38 12 68 34 85 22 21 43 29 73 29 21 0 38-4 55-16 17-9 25-26 38-51zM64 149h196c-5-29-13-50-21-63-22-21-47-34-77-34-25 0-46 8-68 25-17 17-26 43-30 72z">
          <text:p/>
        </draw:path>
        <draw:path draw:style-name="gr7" draw:text-style-name="P7" draw:layer="layout" svg:width="0.279cm" svg:height="0.356cm" svg:x="22.631cm" svg:y="14.363cm" svg:viewBox="0 0 280 357" svg:d="M0 357v-348h55v51c25-38 60-60 111-60 21 0 38 4 55 13s30 18 38 31c9 12 17 25 21 42 0 13 0 30 0 59v212h-55v-212c0-21-4-42-8-51-4-12-13-21-26-29-8-9-25-13-38-13-25 0-47 8-68 25-17 17-26 47-26 89v191z">
          <text:p/>
        </draw:path>
        <draw:path draw:style-name="gr7" draw:text-style-name="P7" draw:layer="layout" svg:width="0.169cm" svg:height="0.47cm" svg:x="22.97cm" svg:y="14.253cm" svg:viewBox="0 0 170 471" svg:d="M161 416l9 51c-17 4-34 4-47 4-21 0-39-4-47-8-13-9-21-17-26-30-4-9-8-34-8-68v-199h-42v-46h42v-86l60-34v120h59v46h-59v203c0 17 0 26 4 30 0 9 5 9 9 13s13 4 21 4c4 0 13 0 25 0z">
          <text:p/>
        </draw:path>
        <draw:path draw:style-name="gr7" draw:text-style-name="P7" draw:layer="layout" svg:width="0.072cm" svg:height="0.161cm" svg:x="23.198cm" svg:y="14.651cm" svg:viewBox="0 0 73 162" svg:d="M4 68v-68h69v68c0 25-4 42-13 59s-26 26-43 35l-17-26c13-5 21-13 26-22 8-12 12-25 12-46z">
          <text:p/>
        </draw:path>
        <draw:path draw:style-name="gr7" draw:text-style-name="P7" draw:layer="layout" svg:width="0.457cm" svg:height="0.495cm" svg:x="23.545cm" svg:y="14.232cm" svg:viewBox="0 0 458 496" svg:d="M0 254c0-80 21-140 64-186 42-43 97-68 165-68 42 0 85 13 118 34 34 21 64 51 81 89 22 34 30 76 30 127 0 46-13 89-30 128-21 38-47 67-85 89-34 21-72 29-114 29-47 0-85-12-123-34-34-21-59-50-80-88-17-40-26-78-26-120zM64 254c0 59 17 106 46 136 34 34 72 51 119 51 46 0 85-17 118-51 30-34 43-81 43-140 0-38-4-72-17-102-13-29-34-51-59-68-26-17-51-25-85-25-42 0-85 17-114 47-34 29-51 80-51 152z">
          <text:p/>
        </draw:path>
        <draw:path draw:style-name="gr7" draw:text-style-name="P7" draw:layer="layout" svg:width="0.187cm" svg:height="0.356cm" svg:x="24.074cm" svg:y="14.363cm" svg:viewBox="0 0 188 357" svg:d="M0 357v-348h56v56c13-26 26-43 34-52 13-9 26-13 38-13 22 0 43 9 60 22l-17 55c-17-8-30-12-43-12-12 0-25 4-38 12-8 5-17 17-21 30-4 21-8 42-8 68v182z">
          <text:p/>
        </draw:path>
        <draw:path draw:style-name="gr7" draw:text-style-name="P7" draw:layer="layout" svg:width="0.3cm" svg:height="0.487cm" svg:x="24.278cm" svg:y="14.24cm" svg:viewBox="0 0 301 488" svg:d="M246 480v-43c-21 34-55 51-98 51-30 0-55-8-76-25-26-13-43-34-55-64-13-25-17-55-17-93 0-34 4-63 17-93 8-30 29-51 50-63 22-17 51-26 77-26 21 0 43 9 56 17 17 9 29 17 42 34v-175h59v480zM59 306c0 47 8 81 30 102 17 21 38 29 63 29 26 0 48-8 69-29 17-21 25-51 25-98 0-46-8-80-29-101-17-21-39-34-65-34-30 0-51 8-68 30-17 21-25 55-25 101z">
          <text:p/>
        </draw:path>
        <draw:path draw:style-name="gr7" draw:text-style-name="P7" draw:layer="layout" svg:width="0.318cm" svg:height="0.364cm" svg:x="24.65cm" svg:y="14.363cm" svg:viewBox="0 0 319 365" svg:d="M255 247l59 4c-8 38-25 63-50 85-26 21-61 29-103 29-46 0-89-17-118-46-30-34-43-77-43-132 0-59 13-105 43-135 29-34 67-52 118-52 47 0 86 18 111 52 30 30 47 76 47 131 0 4 0 9 0 17h-260c0 38 13 68 30 85 21 21 47 29 76 29 21 0 38-4 55-16 13-9 27-26 35-51zM64 149h191c0-29-8-50-22-63-17-21-42-34-72-34s-51 8-68 25-29 43-29 72z">
          <text:p/>
        </draw:path>
        <draw:path draw:style-name="gr7" draw:text-style-name="P7" draw:layer="layout" svg:width="0.191cm" svg:height="0.356cm" svg:x="25.035cm" svg:y="14.363cm" svg:viewBox="0 0 192 357" svg:d="M0 357v-348h55v56c13-26 26-43 39-52 8-9 21-13 38-13 18 0 39 9 60 22l-21 55c-13-8-30-12-44-12-12 0-25 4-33 12-13 5-17 17-22 30-8 21-12 42-12 68v182z">
          <text:p/>
        </draw:path>
        <draw:polygon draw:style-name="gr7" draw:text-style-name="P7" draw:layer="layout" svg:width="0.063cm" svg:height="0.479cm" svg:x="25.277cm" svg:y="14.24cm" svg:viewBox="0 0 64 480" draw:points="0,0 64,0 64,480 0,480">
          <text:p/>
        </draw:polygon>
        <draw:path draw:style-name="gr7" draw:text-style-name="P7" draw:layer="layout" svg:width="0.393cm" svg:height="0.479cm" svg:x="25.455cm" svg:y="14.24cm" svg:viewBox="0 0 394 480" svg:d="M0 480v-480h160c39 0 68 5 85 9 30 4 52 17 73 34 25 21 42 46 55 80s21 72 21 115c0 38-4 67-12 97-9 26-22 52-34 69-13 17-26 33-43 42-17 13-35 21-60 25-21 5-46 9-76 9zM63 425h102c29 0 55-4 72-9 17-8 33-17 42-25 18-17 26-34 35-60 8-26 13-60 13-93 0-51-9-89-22-115-17-29-39-46-64-55-17-8-42-8-81-8h-97z">
          <text:p/>
        </draw:path>
        <draw:path draw:style-name="gr7" draw:text-style-name="P7" draw:layer="layout" svg:width="0.283cm" svg:height="0.356cm" svg:x="26.111cm" svg:y="14.363cm" svg:viewBox="0 0 284 357" svg:d="M0 357v-348h55v51c26-38 60-60 111-60 21 0 38 4 55 13s29 18 42 31c9 12 13 25 17 42 0 13 4 30 4 59v212h-59v-212c0-21-4-42-8-51-5-12-13-21-26-29-8-9-25-13-38-13-25 0-46 8-63 25-22 17-31 47-31 89v191z">
          <text:p/>
        </draw:path>
        <draw:path draw:style-name="gr7" draw:text-style-name="P7" draw:layer="layout" svg:width="0.318cm" svg:height="0.364cm" svg:x="26.462cm" svg:y="14.363cm" svg:viewBox="0 0 319 365" svg:d="M259 247l60 4c-9 38-30 63-55 85-26 21-60 29-98 29-51 0-89-17-118-46-30-34-48-77-48-132 0-59 18-105 48-135 29-34 67-52 114-52 46 0 85 18 114 52 30 30 43 76 43 131 0 4 0 9 0 17h-259c5 38 13 68 34 85 21 21 43 29 72 29 21 0 38-4 55-16 17-9 26-26 38-51zM65 149h194c-4-29-12-50-21-63-21-21-46-34-76-34-25 0-47 8-68 25-17 17-25 43-29 72z">
          <text:p/>
        </draw:path>
        <draw:path draw:style-name="gr7" draw:text-style-name="P7" draw:layer="layout" svg:width="0.317cm" svg:height="0.364cm" svg:x="26.835cm" svg:y="14.363cm" svg:viewBox="0 0 318 365" svg:d="M254 247l60 4c-9 38-26 63-52 85-25 21-59 29-102 29-46 0-88-17-118-46-30-34-42-77-42-132 0-59 12-105 42-135 30-34 68-52 118-52 47 0 85 18 112 52 29 30 46 76 46 131 0 4 0 9 0 17h-259c0 38 13 68 30 85 21 21 46 29 76 29 21 0 38-4 55-16 12-9 25-26 34-51zM63 149h191c0-29-9-50-22-63-16-21-42-34-72-34-25 0-50 8-67 25s-30 43-30 72z">
          <text:p/>
        </draw:path>
        <draw:path draw:style-name="gr7" draw:text-style-name="P7" draw:layer="layout" svg:width="0.296cm" svg:height="0.487cm" svg:x="27.203cm" svg:y="14.24cm" svg:viewBox="0 0 297 488" svg:d="M246 480v-43c-25 34-55 51-98 51-30 0-55-8-76-25-26-13-42-34-55-64-13-25-17-55-17-93 0-34 4-63 17-93 8-30 25-51 51-63 21-17 46-26 76-26 21 0 39 9 56 17 17 9 29 17 42 34v-175h55v480zM59 306c0 47 9 81 26 102 21 21 42 29 67 29 27 0 48-8 65-29 21-21 29-51 29-98 0-46-8-80-29-101-17-21-38-34-69-34-25 0-47 8-63 30-17 21-26 55-26 101z">
          <text:p/>
        </draw:path>
        <draw:path draw:style-name="gr7" draw:text-style-name="P7" draw:layer="layout" svg:width="0.169cm" svg:height="0.47cm" svg:x="27.745cm" svg:y="14.253cm" svg:viewBox="0 0 170 471" svg:d="M162 416l8 51c-17 4-30 4-42 4-21 0-38-4-51-8-13-9-22-17-26-30-5-9-9-34-9-68v-199h-42v-46h42v-86l60-34v120h60v46h-60v203c0 17 0 26 5 30 0 9 4 9 8 13s13 4 21 4c4 0 13 0 26 0z">
          <text:p/>
        </draw:path>
        <draw:path draw:style-name="gr7" draw:text-style-name="P7" draw:layer="layout" svg:width="0.325cm" svg:height="0.364cm" svg:x="27.94cm" svg:y="14.363cm" svg:viewBox="0 0 326 365" svg:d="M0 183c0-63 21-110 55-139 29-26 67-44 110-44 47 0 85 18 115 52 30 30 46 72 46 127 0 47-8 80-21 106-12 25-34 42-59 59-25 13-51 21-81 21-51 0-89-17-119-46-30-30-46-76-46-136zM63 183c0 47 8 76 25 102 22 21 47 29 77 29s51-8 73-29c17-26 29-59 29-102 0-42-12-76-29-97-22-21-43-34-73-34s-55 13-77 34c-17 21-25 55-25 97z">
          <text:p/>
        </draw:path>
        <draw:path draw:style-name="gr7" draw:text-style-name="P7" draw:layer="layout" svg:width="0.297cm" svg:height="0.487cm" svg:x="28.519cm" svg:y="14.24cm" svg:viewBox="0 0 298 488" svg:d="M52 480h-52v-480h56v171c26-30 60-47 98-47 21 0 42 4 59 17 21 9 34 17 47 34 12 17 21 34 29 55 9 21 9 47 9 72 0 59-13 106-43 135-29 34-63 51-105 51-38 0-72-17-98-51zM52 306c0 38 9 68 17 89 21 30 47 42 76 42 26 0 47-8 68-29 17-26 26-55 26-102 0-46-9-76-26-101-17-22-38-30-63-30-26 0-51 8-68 34-17 21-30 55-30 97z">
          <text:p/>
        </draw:path>
        <draw:path draw:style-name="gr7" draw:text-style-name="P7" draw:layer="layout" svg:width="0.317cm" svg:height="0.364cm" svg:x="28.871cm" svg:y="14.363cm" svg:viewBox="0 0 318 365" svg:d="M255 247l59 4c-8 38-25 63-51 85-25 21-59 29-101 29-48 0-90-17-120-46-29-34-42-77-42-132 0-59 13-105 42-135 30-34 68-52 120-52 46 0 84 18 110 52 29 30 46 76 46 131 0 4 0 9 0 17h-259c0 38 13 68 30 85 21 21 47 29 77 29 21 0 38-4 55-16 13-9 25-26 34-51zM63 149h192c0-29-9-50-21-63-17-21-43-34-72-34-26 0-52 8-69 25s-30 43-30 72z">
          <text:p/>
        </draw:path>
        <draw:path draw:style-name="gr7" draw:text-style-name="P7" draw:layer="layout" svg:width="0.305cm" svg:height="0.496cm" svg:x="29.421cm" svg:y="14.363cm" svg:viewBox="0 0 306 497" svg:d="M13 386l55 9c4 17 8 30 21 38s34 17 59 17c26 0 47-9 64-17 14-13 26-25 30-47 5-12 5-38 5-76-26 30-61 47-99 47-46 0-84-17-110-51-25-34-38-77-38-124 0-34 4-63 17-93 13-25 30-51 55-63 21-17 47-26 76-26 43 0 78 17 103 51v-42h55v301c0 55-4 93-17 115-8 21-30 38-51 55-26 12-56 17-90 17-42 0-72-9-97-26-25-21-38-46-38-85zM59 178c0 42 9 77 30 98 17 22 38 34 68 34 25 0 46-12 69-34 16-21 25-51 25-98 0-42-9-72-30-93-18-26-39-34-68-34-26 0-47 8-64 30-21 21-30 55-30 97z">
          <text:p/>
        </draw:path>
        <draw:path draw:style-name="gr7" draw:text-style-name="P7" draw:layer="layout" svg:width="0.317cm" svg:height="0.364cm" svg:x="29.794cm" svg:y="14.363cm" svg:viewBox="0 0 318 365" svg:d="M259 247l59 4c-8 38-25 63-55 85-25 21-55 29-97 29-52 0-90-17-120-46-29-34-46-77-46-132 0-59 17-105 46-135 30-34 68-52 115-52s85 18 115 52c29 30 42 76 42 131 0 4 0 9 0 17h-255c0 38 13 68 30 85 21 21 42 29 73 29 21 0 42-4 55-16 17-9 29-26 38-51zM63 149h196c-4-29-9-50-21-63-21-21-43-34-72-34-31 0-52 8-73 25-17 17-26 43-30 72z">
          <text:p/>
        </draw:path>
        <draw:path draw:style-name="gr7" draw:text-style-name="P7" draw:layer="layout" svg:width="0.284cm" svg:height="0.356cm" svg:x="30.183cm" svg:y="14.363cm" svg:viewBox="0 0 285 357" svg:d="M0 357v-348h55v51c26-38 59-60 110-60 21 0 38 4 55 13s31 18 44 31c8 12 12 25 17 42 0 13 4 30 4 59v212h-60v-212c0-21-5-42-9-51-4-12-13-21-25-29-9-9-21-13-38-13-26 0-47 8-64 25-21 17-30 47-30 89v191z">
          <text:p/>
        </draw:path>
        <draw:path draw:style-name="gr7" draw:text-style-name="P7" draw:layer="layout" svg:width="0.317cm" svg:height="0.364cm" svg:x="30.535cm" svg:y="14.363cm" svg:viewBox="0 0 318 365" svg:d="M259 247l59 4c-8 38-25 63-55 85-25 21-55 29-97 29-51 0-89-17-120-46-30-34-46-77-46-132 0-59 16-105 46-135 31-34 69-52 115-52 47 0 85 18 115 52 29 30 42 76 42 131 0 4 0 9 0 17h-258c4 38 12 68 34 85 21 21 42 29 72 29 21 0 38-4 55-16 17-9 29-26 38-51zM64 149h195c-4-29-13-50-21-63-22-21-47-34-77-34-25 0-46 8-67 25-17 17-26 43-30 72z">
          <text:p/>
        </draw:path>
        <draw:path draw:style-name="gr7" draw:text-style-name="P7" draw:layer="layout" svg:width="0.186cm" svg:height="0.356cm" svg:x="30.924cm" svg:y="14.363cm" svg:viewBox="0 0 187 357" svg:d="M0 357v-348h56v56c13-26 25-43 34-52 13-9 25-13 38-13 21 0 42 9 59 22l-17 55c-17-8-29-12-42-12s-25 4-38 12c-9 5-17 17-21 30-4 21-9 42-9 68v182z">
          <text:p/>
        </draw:path>
        <draw:path draw:style-name="gr7" draw:text-style-name="P7" draw:layer="layout" svg:width="0.318cm" svg:height="0.364cm" svg:x="31.127cm" svg:y="14.363cm" svg:viewBox="0 0 319 365" svg:d="M247 314c-21 17-43 30-64 39-21 8-42 12-63 12-39 0-69-8-90-29-21-17-30-43-30-72 0-17 4-30 13-43 8-17 17-25 30-34 12-8 25-16 42-21 14-4 31-4 52-8 46-4 84-13 106-21 0-9 0-13 0-13 0-25-5-42-17-51-17-13-39-21-68-21-26 0-47 4-59 13-14 12-27 29-31 50l-59-4c8-25 17-46 25-59 13-17 30-30 55-39 22-9 48-13 77-13 30 0 55 4 72 13 21 9 34 18 43 26 8 13 12 26 17 43 4 8 4 25 4 50v81c0 55 0 89 4 101 0 17 4 30 13 43h-60c-8-13-12-26-12-43zM243 183c-22 9-56 17-98 21-21 5-38 9-52 13-8 4-17 13-21 21-8 4-8 17-8 26 0 17 4 29 17 38 12 12 30 17 51 17 26 0 43-5 60-17 21-9 34-21 42-38 4-13 9-34 9-60z">
          <text:p/>
        </draw:path>
        <draw:path draw:style-name="gr7" draw:text-style-name="P7" draw:layer="layout" svg:width="0.165cm" svg:height="0.47cm" svg:x="31.487cm" svg:y="14.253cm" svg:viewBox="0 0 166 471" svg:d="M158 416l8 51c-17 4-29 4-42 4-22 0-39-4-52-8-13-9-17-17-25-30-5-9-5-34-5-68v-199h-42v-46h42v-86l55-34v120h61v46h-61v203c0 17 5 26 5 30 4 9 4 9 13 13 5 4 9 4 17 4 9 0 17 0 26 0z">
          <text:p/>
        </draw:path>
        <draw:path draw:style-name="gr7" draw:text-style-name="P7" draw:layer="layout" svg:width="0.321cm" svg:height="0.364cm" svg:x="31.682cm" svg:y="14.363cm" svg:viewBox="0 0 322 365" svg:d="M259 247l59 4c-8 38-25 63-51 85-30 21-60 29-102 29-51 0-89-17-119-46-29-34-46-77-46-132 0-59 17-105 46-135 30-34 68-52 115-52 46 0 84 18 115 52 30 30 46 76 46 131 0 4 0 9-4 17h-255c0 38 13 68 30 85 21 21 42 29 72 29 21 0 42-4 55-16 17-9 30-26 39-51zM63 149h196c-5-29-9-50-22-63-21-21-43-34-72-34-30 0-51 8-68 25-21 17-30 43-34 72z">
          <text:p/>
        </draw:path>
        <draw:path draw:style-name="gr7" draw:text-style-name="P7" draw:layer="layout" svg:width="0.301cm" svg:height="0.487cm" svg:x="32.05cm" svg:y="14.24cm" svg:viewBox="0 0 302 488" svg:d="M247 480v-43c-22 34-52 51-99 51-25 0-51-8-72-25-25-13-42-34-55-64-12-25-21-55-21-93 0-34 9-63 17-93 13-30 30-51 55-63 21-17 47-26 76-26 21 0 38 9 56 17 17 9 30 17 38 34v-175h60v480zM64 306c0 47 8 81 25 102 21 21 42 29 68 29 25 0 47-8 64-29s30-51 30-98c0-46-13-80-30-101s-43-34-69-34c-25 0-46 8-63 30-17 21-25 55-25 101z">
          <text:p/>
        </draw:path>
        <draw:path draw:style-name="gr7" draw:text-style-name="P7" draw:layer="layout" svg:width="0.313cm" svg:height="0.486cm" svg:x="3.378cm" svg:y="15.35cm" svg:viewBox="0 0 314 487" svg:d="M305 118l-59 4c-4-21-12-38-21-46-18-17-35-26-60-26-17 0-34 5-47 13-21 13-34 34-46 59-9 26-13 64-13 110 13-21 30-38 51-46 21-9 42-17 63-17 38 0 73 17 99 46 29 26 42 64 42 111 0 29-4 55-17 84-13 26-34 44-55 60-22 13-48 17-77 17-51 0-89-17-119-51-34-38-46-98-46-178 0-93 17-161 50-203 30-34 68-55 119-55 38 0 69 12 94 33 26 22 38 51 42 85zM67 326c0 21 5 38 13 59 9 17 21 29 34 42 17 9 34 13 51 13 25 0 46-9 64-30 17-21 26-46 26-80s-9-59-26-81c-18-17-43-25-68-25-26 0-47 8-68 25-17 22-26 47-26 77z">
          <text:p/>
        </draw:path>
        <draw:polygon draw:style-name="gr7" draw:text-style-name="P7" draw:layer="layout" svg:width="0.068cm" svg:height="0.068cm" svg:x="3.784cm" svg:y="15.764cm" svg:viewBox="0 0 69 69" draw:points="0,0 69,0 69,69 0,69">
          <text:p/>
        </draw:polygon>
        <draw:path draw:style-name="gr7" draw:text-style-name="P7" draw:layer="layout" svg:width="0.614cm" svg:height="0.474cm" svg:x="13.931cm" svg:y="15.354cm" svg:viewBox="0 0 615 475" svg:d="M127 475l-127-475h64l76 314c4 30 13 64 17 97 13-50 21-80 21-88l93-323h77l67 242c17 59 30 114 38 169 5-29 13-67 23-105l76-306h63l-131 475h-60l-102-360c-8-34-13-51-13-59-8 21-12 42-17 59l-101 360z">
          <text:p/>
        </draw:path>
        <draw:path draw:style-name="gr7" draw:text-style-name="P7" draw:layer="layout" svg:width="0.059cm" svg:height="0.474cm" svg:x="14.596cm" svg:y="15.354cm" svg:viewBox="0 0 60 475" svg:d="M0 69v-69h60v69zM0 475v-343h60v343z">
          <text:p/>
        </draw:path>
        <draw:path draw:style-name="gr7" draw:text-style-name="P7" draw:layer="layout" svg:width="0.165cm" svg:height="0.474cm" svg:x="14.715cm" svg:y="15.362cm" svg:viewBox="0 0 166 475" svg:d="M157 416l9 51c-13 4-30 8-43 8-21 0-38-4-50-12-9-5-17-17-23-26-8-12-8-34-8-67v-199h-42v-47h42v-86l60-38v124h55v47h-55v199c0 17 0 29 0 33 4 5 9 9 13 13 4 0 8 4 17 4 8 0 17-4 25-4z">
          <text:p/>
        </draw:path>
        <draw:path draw:style-name="gr7" draw:text-style-name="P7" draw:layer="layout" svg:width="0.284cm" svg:height="0.474cm" svg:x="14.93cm" svg:y="15.354cm" svg:viewBox="0 0 285 475" svg:d="M0 475v-475h60v170c25-30 59-46 101-46 26 0 52 4 69 16 21 9 34 22 42 39 9 21 13 46 13 80v216h-59v-216c0-30-9-51-22-63-13-17-30-22-55-22-17 0-34 5-47 13-17 9-25 21-34 38-4 13-8 34-8 64v186z">
          <text:p/>
        </draw:path>
        <draw:path draw:style-name="gr7" draw:text-style-name="P7" draw:layer="layout" svg:width="0.458cm" svg:height="0.491cm" svg:x="15.472cm" svg:y="15.345cm" svg:viewBox="0 0 459 492" svg:d="M0 255c0-80 21-145 68-187 42-47 93-68 161-68 46 0 86 9 124 30 34 21 59 51 80 89 17 39 26 81 26 128 0 51-9 93-30 131-17 38-47 68-81 85-38 21-77 29-119 29s-85-8-119-29c-33-21-63-51-80-89s-30-81-30-119zM68 255c0 55 13 102 47 136 29 34 67 51 114 51 46 0 90-17 119-51 30-34 47-81 47-144 0-38-8-72-21-102s-30-52-55-68c-27-17-56-22-90-22-42 0-81 13-114 43-30 35-47 85-47 157z">
          <text:p/>
        </draw:path>
        <draw:path draw:style-name="gr7" draw:text-style-name="P7" draw:layer="layout" svg:width="0.191cm" svg:height="0.351cm" svg:x="16.001cm" svg:y="15.477cm" svg:viewBox="0 0 192 352" svg:d="M0 352v-344h57v51c12-26 25-38 38-47 8-8 21-12 38-12s38 4 59 16l-21 56c-13-9-30-13-43-13-12 0-25 4-33 13-13 8-17 16-22 33-8 17-12 44-12 69v178z">
          <text:p/>
        </draw:path>
        <draw:path draw:style-name="gr7" draw:text-style-name="P7" draw:layer="layout" svg:width="0.3cm" svg:height="0.482cm" svg:x="16.205cm" svg:y="15.354cm" svg:viewBox="0 0 301 483" svg:d="M246 475v-42c-21 33-55 50-97 50-27 0-52-4-77-21-21-17-38-38-51-63-13-30-21-60-21-94s4-68 17-94c12-29 29-50 50-67 26-13 51-21 82-21 21 0 38 4 55 12 17 9 30 21 38 34v-169h59v475zM59 305c0 43 13 77 30 98s42 34 68 34 47-13 64-34c17-17 25-51 25-94 0-47-8-85-25-106s-42-34-68-34-47 13-64 34c-22 21-30 55-30 102z">
          <text:p/>
        </draw:path>
        <draw:path draw:style-name="gr7" draw:text-style-name="P7" draw:layer="layout" svg:width="0.318cm" svg:height="0.359cm" svg:x="16.577cm" svg:y="15.477cm" svg:viewBox="0 0 319 360" svg:d="M255 242l64 8c-9 34-30 64-55 81-26 21-60 29-98 29-50 0-93-12-123-46-30-30-43-72-43-131 0-56 17-103 47-137 30-29 69-46 115-46 47 0 85 17 114 46 30 34 43 76 43 132 0 5 0 9 0 17h-260c5 38 14 68 35 89 17 21 43 30 72 30 21 0 38-4 55-17s26-30 34-55zM64 149h195c-4-31-12-52-25-69-17-21-42-34-72-34-25 0-46 9-68 30-17 17-30 42-30 73z">
          <text:p/>
        </draw:path>
        <draw:path draw:style-name="gr7" draw:text-style-name="P7" draw:layer="layout" svg:width="0.186cm" svg:height="0.351cm" svg:x="16.967cm" svg:y="15.477cm" svg:viewBox="0 0 187 352" svg:d="M0 352v-344h51v51c13-26 26-38 39-47 12-8 25-12 38-12 21 0 38 4 59 16l-21 56c-13-9-26-13-43-13-12 0-21 4-33 13-9 8-17 16-22 33-8 17-8 44-8 69v178z">
          <text:p/>
        </draw:path>
        <draw:polygon draw:style-name="gr7" draw:text-style-name="P7" draw:layer="layout" svg:width="0.064cm" svg:height="0.478cm" svg:x="17.394cm" svg:y="15.354cm" svg:viewBox="0 0 65 479" draw:points="0,0 65,0 65,479 0,479">
          <text:p/>
        </draw:polygon>
        <draw:path draw:style-name="gr7" draw:text-style-name="P7" draw:layer="layout" svg:width="0.394cm" svg:height="0.474cm" svg:x="17.568cm" svg:y="15.354cm" svg:viewBox="0 0 395 475" svg:d="M0 475v-475h165c34 0 63 0 85 4 25 8 50 17 68 34 26 22 47 52 55 86 13 29 22 67 22 110 0 38-5 72-13 97-9 30-21 51-34 72-13 17-25 30-43 42-17 9-34 17-55 26-26 4-51 4-81 4zM63 420h102c30 0 55-4 72-9 17-4 34-12 42-25 17-13 30-34 39-59 9-26 13-55 13-93 0-51-8-89-26-115-17-25-38-46-60-55-17-4-46-8-84-8h-98z">
          <text:p/>
        </draw:path>
        <draw:path draw:style-name="gr7" draw:text-style-name="P7" draw:layer="layout" svg:width="0.279cm" svg:height="0.351cm" svg:x="18.224cm" svg:y="15.485cm" svg:viewBox="0 0 280 352" svg:d="M230 344v-51c-26 42-64 59-110 59-22 0-39-4-55-8-23-9-35-21-44-30-8-12-13-29-17-46-4-9-4-30-4-55v-213h60v192c0 29 0 50 5 63 4 13 8 25 21 34 12 8 29 13 46 13s34-5 47-13c17-9 29-21 34-38 8-13 8-34 8-64v-187h59v344z">
          <text:p/>
        </draw:path>
        <draw:path draw:style-name="gr7" draw:text-style-name="P7" draw:layer="layout" svg:width="0.288cm" svg:height="0.359cm" svg:x="18.571cm" svg:y="15.477cm" svg:viewBox="0 0 289 360" svg:d="M0 250l59-8c5 21 13 42 26 55 17 8 38 17 63 17 26 0 47-4 60-17 12-13 22-25 22-38s-6-26-18-30c-9-8-30-13-59-21-43-13-77-21-89-30-17-8-30-17-38-33-9-14-13-31-13-48 0-13 0-30 8-42 9-13 17-22 30-30 8-8 21-13 38-17 13-4 30-8 51-8 25 0 51 4 72 12 18 9 35 17 43 30 13 13 17 34 21 55l-56 8c-4-17-12-33-25-42-13-8-30-17-51-17-30 0-47 4-59 13-13 13-17 21-17 34 0 8 4 12 8 21 5 4 13 8 21 13 5 4 22 8 51 18 43 12 72 21 90 25 17 8 30 17 38 34 9 12 13 29 13 46 0 22-4 38-17 55-13 22-25 34-52 43-21 8-42 12-72 12-42 0-76-8-101-25-26-21-38-47-47-85z">
          <text:p/>
        </draw:path>
        <draw:path draw:style-name="gr7" draw:text-style-name="P7" draw:layer="layout" svg:width="0.317cm" svg:height="0.359cm" svg:x="18.91cm" svg:y="15.477cm" svg:viewBox="0 0 318 360" svg:d="M254 242l64 8c-8 34-29 64-56 81-25 21-59 29-97 29-51 0-93-12-123-46-29-30-42-72-42-131 0-56 13-103 46-137 30-29 68-46 115-46 46 0 84 17 115 46 30 34 42 76 42 132 0 5 0 9 0 17h-259c4 38 13 68 34 89 17 21 42 30 72 30 21 0 38-4 55-17 13-13 25-30 34-55zM63 149h195c-4-31-13-52-25-69-17-21-43-34-72-34-26 0-47 9-68 30-17 17-30 42-30 73z">
          <text:p/>
        </draw:path>
        <draw:path draw:style-name="gr7" draw:text-style-name="P7" draw:layer="layout" svg:width="0.187cm" svg:height="0.351cm" svg:x="19.299cm" svg:y="15.477cm" svg:viewBox="0 0 188 352" svg:d="M0 352v-344h51v51c13-26 25-38 38-47 13-8 26-12 38-12 22 0 39 4 61 16l-22 56c-12-9-25-13-43-13-13 0-21 4-34 13-8 8-17 16-21 33-8 17-8 44-8 69v178z">
          <text:p/>
        </draw:path>
        <draw:path draw:style-name="gr7" draw:text-style-name="P7" draw:layer="layout" svg:width="0.283cm" svg:height="0.359cm" svg:x="19.685cm" svg:y="15.477cm" svg:viewBox="0 0 284 360" svg:d="M0 250l55-8c4 21 12 42 29 55 13 8 34 17 64 17 25 0 46-4 59-17s17-25 17-38-4-26-17-30c-9-8-25-13-59-21-43-13-72-21-89-30-17-8-30-17-38-33-9-14-13-31-13-48 0-13 4-30 8-42 9-13 17-22 30-30 9-8 21-13 38-17s34-8 51-8c25 0 51 4 72 12 21 9 34 17 47 30 8 13 17 34 17 55l-56 8c-4-17-8-33-21-42-12-8-34-17-55-17-25 0-46 4-59 13-9 13-17 21-17 34 0 8 4 12 8 21 5 4 13 8 22 13 8 4 25 8 55 18 38 12 67 21 84 25 17 8 30 17 39 34 9 12 13 29 13 46 0 22-4 38-18 55-8 22-25 34-46 43-22 8-47 12-72 12-47 0-81-8-106-25-21-21-38-47-42-85z">
          <text:p/>
        </draw:path>
        <draw:path draw:style-name="gr7" draw:text-style-name="P7" draw:layer="layout" svg:width="0.28cm" svg:height="0.474cm" svg:x="20.04cm" svg:y="15.354cm" svg:viewBox="0 0 281 475" svg:d="M0 475v-475h59v170c26-30 60-46 102-46 25 0 52 4 69 16 17 9 34 22 42 39 4 21 9 46 9 80v216h-56v-216c0-30-8-51-21-63-12-17-30-22-56-22-17 0-34 5-46 13-17 9-26 21-34 38-4 13-9 34-9 64v186z">
          <text:p/>
        </draw:path>
        <draw:path draw:style-name="gr7" draw:text-style-name="P7" draw:layer="layout" svg:width="0.326cm" svg:height="0.359cm" svg:x="20.387cm" svg:y="15.477cm" svg:viewBox="0 0 327 360" svg:d="M0 183c0-69 17-116 55-145 30-26 64-38 110-38 47 0 85 17 116 46 29 30 46 72 46 128 0 47-8 81-21 106s-34 47-60 59c-26 17-51 21-81 21-50 0-89-12-118-46-30-30-47-76-47-131zM59 183c0 42 13 76 30 97 21 21 47 34 76 34 26 0 51-13 72-34 18-21 31-55 31-102 0-43-13-77-31-98-21-21-46-34-72-34-29 0-55 13-76 34-17 21-30 55-30 103z">
          <text:p/>
        </draw:path>
        <draw:path draw:style-name="gr7" draw:text-style-name="P7" draw:layer="layout" svg:width="0.279cm" svg:height="0.351cm" svg:x="20.781cm" svg:y="15.485cm" svg:viewBox="0 0 280 352" svg:d="M225 344v-51c-25 42-63 59-110 59-17 0-38-4-55-8-17-9-29-21-38-30-8-12-18-29-22-46 0-9 0-30 0-55v-213h56v192c0 29 4 50 4 63 4 13 13 25 26 34 12 8 25 13 42 13s34-5 51-13c17-9 25-21 34-38 4-13 8-34 8-64v-187h59v344z">
          <text:p/>
        </draw:path>
        <draw:polygon draw:style-name="gr7" draw:text-style-name="P7" draw:layer="layout" svg:width="0.059cm" svg:height="0.478cm" svg:x="21.149cm" svg:y="15.354cm" svg:viewBox="0 0 60 479" draw:points="0,0 60,0 60,479 0,479">
          <text:p/>
        </draw:polygon>
        <draw:path draw:style-name="gr7" draw:text-style-name="P7" draw:layer="layout" svg:width="0.301cm" svg:height="0.482cm" svg:x="21.276cm" svg:y="15.354cm" svg:viewBox="0 0 302 483" svg:d="M247 475v-42c-21 33-51 50-99 50-25 0-50-4-76-21-21-17-38-38-51-63-12-30-21-60-21-94s9-68 17-94c13-29 30-50 55-67 21-13 47-21 76-21 22 0 40 4 56 12 17 9 30 21 39 34v-169h59v475zM64 305c0 43 8 77 25 98 21 21 42 34 68 34s47-13 64-34c17-17 26-51 26-94 0-47-9-85-26-106s-42-34-68-34-47 13-64 34-25 55-25 102z">
          <text:p/>
        </draw:path>
        <draw:path draw:style-name="gr7" draw:text-style-name="P7" draw:layer="layout" svg:width="0.301cm" svg:height="0.482cm" svg:x="21.852cm" svg:y="15.354cm" svg:viewBox="0 0 302 483" svg:d="M55 475h-55v-475h59v169c26-30 60-46 98-46 21 0 38 4 60 12 17 9 34 21 46 38 13 13 22 34 30 55 4 22 9 43 9 68 0 60-13 107-43 141-29 29-64 46-107 46-42 0-72-17-97-50zM55 300c0 44 4 73 17 90 17 30 42 47 76 47 26 0 47-13 65-34 21-21 29-55 29-98 0-47-8-81-25-102-22-21-43-34-69-34-25 0-46 13-63 34-22 21-30 55-30 97z">
          <text:p/>
        </draw:path>
        <draw:path draw:style-name="gr7" draw:text-style-name="P7" draw:layer="layout" svg:width="0.322cm" svg:height="0.359cm" svg:x="22.203cm" svg:y="15.477cm" svg:viewBox="0 0 323 360" svg:d="M260 242l59 8c-9 34-26 64-51 81-25 21-59 29-102 29-50 0-89-12-119-46-30-30-47-72-47-131 0-56 17-103 47-137 30-29 69-46 115-46 47 0 85 17 115 46 29 34 46 76 46 132 0 5 0 9 0 17h-259c0 38 13 68 29 89 23 21 44 30 73 30 22 0 43-4 55-17 17-13 30-30 39-55zM64 149h196c-5-31-9-52-22-69-21-21-42-34-72-34-29 0-50 9-68 30-21 17-30 42-34 73z">
          <text:p/>
        </draw:path>
        <draw:path draw:style-name="gr7" draw:text-style-name="P7" draw:layer="layout" svg:width="0.322cm" svg:height="0.359cm" svg:x="22.758cm" svg:y="15.477cm" svg:viewBox="0 0 323 360" svg:d="M246 310c-21 21-42 33-60 42-21 4-42 8-68 8-38 0-63-8-84-25-21-21-34-42-34-72 0-17 4-34 13-47 8-12 17-25 29-33 13-9 30-17 43-22 12 0 29-4 55-8 46-4 81-14 102-18 0-8 0-13 0-17 0-25-4-42-17-51-12-12-35-21-64-21-30 0-51 9-64 17-12 9-21 25-29 51l-55-9c4-25 12-42 25-59 13-13 30-25 51-34 21-8 51-12 80-12 31 0 52 4 73 8 17 9 30 17 38 30 9 8 17 21 21 38 0 8 0 29 0 55v77c0 55 5 89 5 106 4 13 8 25 17 38h-64c-4-9-8-25-13-42zM242 178c-21 9-52 17-94 26-25 0-42 4-51 8-12 4-21 13-25 21-4 9-9 17-9 30s9 25 17 38c13 9 30 13 55 13 22 0 43-4 61-13 17-8 29-25 38-42 4-13 8-30 8-55z">
          <text:p/>
        </draw:path>
        <draw:path draw:style-name="gr7" draw:text-style-name="P7" draw:layer="layout" svg:width="0.296cm" svg:height="0.482cm" svg:x="23.152cm" svg:y="15.354cm" svg:viewBox="0 0 297 483" svg:d="M50 475h-50v-475h55v169c25-30 60-46 98-46 21 0 38 4 59 12 17 9 34 21 47 38 13 13 21 34 29 55 5 22 9 43 9 68 0 60-13 107-42 141-30 29-64 46-106 46-43 0-73-17-99-50zM50 300c0 44 9 73 17 90 23 30 44 47 78 47 25 0 46-13 67-34 17-21 26-55 26-98 0-47-9-81-26-102s-42-34-67-34c-26 0-47 13-65 34-21 21-30 55-30 97z">
          <text:p/>
        </draw:path>
        <draw:polygon draw:style-name="gr7" draw:text-style-name="P7" draw:layer="layout" svg:width="0.059cm" svg:height="0.478cm" svg:x="23.52cm" svg:y="15.354cm" svg:viewBox="0 0 60 479" draw:points="0,0 60,0 60,479 0,479">
          <text:p/>
        </draw:polygon>
        <draw:path draw:style-name="gr7" draw:text-style-name="P7" draw:layer="layout" svg:width="0.322cm" svg:height="0.359cm" svg:x="23.647cm" svg:y="15.477cm" svg:viewBox="0 0 323 360" svg:d="M258 242l60 8c-8 34-25 64-51 81-26 21-60 29-102 29-51 0-89-12-119-46-29-30-46-72-46-131 0-56 17-103 46-137 30-29 68-46 119-46 42 0 80 17 111 46 30 34 47 76 47 132 0 5 0 9 0 17h-260c0 38 13 68 30 89 21 21 47 30 72 30 21 0 42-4 55-17 17-13 30-30 38-55zM63 149h195c-4-31-8-52-21-69-21-21-42-34-72-34s-51 9-68 30c-21 17-29 42-34 73z">
          <text:p/>
        </draw:path>
        <draw:path draw:style-name="gr7" draw:text-style-name="P7" draw:layer="layout" svg:width="0.165cm" svg:height="0.474cm" svg:x="24.193cm" svg:y="15.362cm" svg:viewBox="0 0 166 475" svg:d="M158 416l8 51c-13 4-31 8-43 8-21 0-38-4-51-12-8-5-17-17-25-26-5-12-5-34-5-67v-199h-42v-47h42v-86l60-38v124h56v47h-56v199c0 17 0 29 0 33 4 5 8 9 12 13 5 0 9 4 17 4 9 0 18-4 27-4z">
          <text:p/>
        </draw:path>
        <draw:path draw:style-name="gr7" draw:text-style-name="P7" draw:layer="layout" svg:width="0.321cm" svg:height="0.359cm" svg:x="24.388cm" svg:y="15.477cm" svg:viewBox="0 0 322 360" svg:d="M0 183c0-69 17-116 51-145 29-26 67-38 110-38 47 0 85 17 119 46 30 30 42 72 42 128 0 47-4 81-16 106-17 25-34 47-60 59-25 17-55 21-85 21-47 0-89-12-119-46-30-30-42-76-42-131zM59 183c0 42 8 76 30 97 17 21 42 34 72 34s56-13 73-34c21-21 29-55 29-102 0-43-8-77-29-98-17-21-43-34-73-34s-55 13-72 34c-22 21-30 55-30 103z">
          <text:p/>
        </draw:path>
        <draw:path draw:style-name="gr7" draw:text-style-name="P7" draw:layer="layout" svg:width="0.309cm" svg:height="0.47cm" svg:x="3.382cm" svg:y="16.471cm" svg:viewBox="0 0 310 471" svg:d="M0 55v-55h310v43c-30 34-59 76-89 131-30 52-56 111-69 166-12 38-21 85-25 131h-59c0-38 8-84 21-135 17-55 34-106 63-158 27-46 52-89 86-123z">
          <text:p/>
        </draw:path>
        <draw:polygon draw:style-name="gr7" draw:text-style-name="P7" draw:layer="layout" svg:width="0.068cm" svg:height="0.067cm" svg:x="3.784cm" svg:y="16.874cm" svg:viewBox="0 0 69 68" draw:points="0,0 69,0 69,68 0,68">
          <text:p/>
        </draw:polygon>
        <draw:path draw:style-name="gr7" draw:text-style-name="P7" draw:layer="layout" svg:width="0.436cm" svg:height="0.478cm" svg:x="13.927cm" svg:y="16.463cm" svg:viewBox="0 0 437 479" svg:d="M186 479l-186-479h68l123 348c12 30 21 55 25 81 9-30 17-56 25-81l133-348h63l-186 479z">
          <text:p/>
        </draw:path>
        <draw:path draw:style-name="gr7" draw:text-style-name="P7" draw:layer="layout" svg:width="0.055cm" svg:height="0.478cm" svg:x="14.401cm" svg:y="16.463cm" svg:viewBox="0 0 56 479" svg:d="M0 69v-69h56v69zM0 479v-347h56v347z">
          <text:p/>
        </draw:path>
        <draw:path draw:style-name="gr7" draw:text-style-name="P7" draw:layer="layout" svg:width="0.318cm" svg:height="0.364cm" svg:x="14.528cm" svg:y="16.586cm" svg:viewBox="0 0 319 365" svg:d="M255 245l64 4c-13 39-30 64-55 85-26 18-61 31-99 31-50 0-93-17-122-48-30-34-43-76-43-131 0-59 13-106 43-136 33-33 72-50 118-50 47 0 86 17 115 50 30 30 43 72 43 132 0 4 0 8 0 17h-259c4 38 12 63 33 84 17 21 43 30 72 30 22 0 38-4 56-17 13-8 26-30 34-51zM64 148h196c-5-30-13-51-26-64-17-25-43-34-73-34-25 0-51 9-68 26s-29 42-29 72z">
          <text:p/>
        </draw:path>
        <draw:path draw:style-name="gr7" draw:text-style-name="P7" draw:layer="layout" svg:width="0.475cm" svg:height="0.347cm" svg:x="14.875cm" svg:y="16.594cm" svg:viewBox="0 0 476 348" svg:d="M107 348l-107-348h61l55 199 21 77c0-4 8-29 17-73l55-203h63l51 203 17 65 21-69 60-199h55l-106 348h-64l-55-208-13-59-71 267z">
          <text:p/>
        </draw:path>
        <draw:path draw:style-name="gr7" draw:text-style-name="P7" draw:layer="layout" svg:width="0.453cm" svg:height="0.496cm" svg:x="15.574cm" svg:y="16.454cm" svg:viewBox="0 0 454 497" svg:d="M0 255c0-80 22-140 64-187 43-46 98-68 166-68 42 0 80 13 118 34 34 22 59 51 81 85 16 39 25 81 25 132 0 47-9 89-30 127-17 38-46 68-80 89-38 17-76 30-119 30-42 0-84-13-118-34s-64-51-81-89c-18-38-26-76-26-119zM64 255c0 60 17 102 47 136s68 51 114 51c51 0 89-17 119-51 29-34 46-80 46-140 0-42-8-76-21-101-12-31-29-56-55-69-25-17-55-25-84-25-47 0-85 16-119 46-30 31-47 82-47 153z">
          <text:p/>
        </draw:path>
        <draw:path draw:style-name="gr7" draw:text-style-name="P7" draw:layer="layout" svg:width="0.186cm" svg:height="0.355cm" svg:x="16.103cm" svg:y="16.586cm" svg:viewBox="0 0 187 356" svg:d="M0 356v-348h51v55c13-25 25-42 38-51 13-8 25-12 38-12 17 0 38 8 60 21l-22 55c-12-9-29-13-42-13s-26 4-34 9c-8 8-17 21-21 34-9 21-9 42-9 67v183z">
          <text:p/>
        </draw:path>
        <draw:path draw:style-name="gr7" draw:text-style-name="P7" draw:layer="layout" svg:width="0.301cm" svg:height="0.487cm" svg:x="16.302cm" svg:y="16.463cm" svg:viewBox="0 0 302 488" svg:d="M247 479v-42c-22 34-55 51-98 51-25 0-51-9-76-26-21-12-39-33-52-63-12-26-21-55-21-93 0-35 9-65 17-94 13-30 30-51 56-64 21-17 47-25 76-25 21 0 38 4 55 12 17 13 30 22 38 39v-174h60v479zM65 306c0 46 8 76 25 101 21 22 42 30 68 30 25 0 46-8 63-30 17-21 26-55 26-97 0-48-9-81-26-103-17-25-42-33-68-33-25 0-46 8-63 29s-25 55-25 103z">
          <text:p/>
        </draw:path>
        <draw:path draw:style-name="gr7" draw:text-style-name="P7" draw:layer="layout" svg:width="0.317cm" svg:height="0.364cm" svg:x="16.675cm" svg:y="16.586cm" svg:viewBox="0 0 318 365" svg:d="M258 245l60 4c-8 39-25 64-56 85-25 18-55 31-97 31-51 0-89-17-119-48-29-34-46-76-46-131 0-59 17-106 46-136 30-33 68-50 114-50 47 0 85 17 115 50 30 30 43 72 43 132 0 4 0 8 0 17h-259c4 38 13 63 34 84s42 30 72 30c21 0 38-4 55-17 17-8 29-30 38-51zM63 148h195c-4-30-13-51-21-64-21-25-47-34-77-34-25 0-46 9-67 26-17 17-26 42-30 72z">
          <text:p/>
        </draw:path>
        <draw:path draw:style-name="gr7" draw:text-style-name="P7" draw:layer="layout" svg:width="0.186cm" svg:height="0.355cm" svg:x="17.064cm" svg:y="16.586cm" svg:viewBox="0 0 187 356" svg:d="M0 356v-348h55v55c13-25 26-42 34-51 13-8 25-12 38-12 22 0 43 8 60 21l-17 55c-17-9-30-13-47-13-9 0-21 4-34 9-8 8-17 21-21 34-4 21-9 42-9 67v183z">
          <text:p/>
        </draw:path>
        <draw:path draw:style-name="gr7" draw:text-style-name="P7" draw:layer="layout" svg:width="0.288cm" svg:height="0.364cm" svg:x="17.263cm" svg:y="16.586cm" svg:viewBox="0 0 289 365" svg:d="M0 254l59-13c5 25 13 42 26 55 18 13 39 17 64 17 26 0 47-4 59-17 13-8 22-21 22-38 0-13-9-21-17-30-9-4-30-12-60-21-46-8-77-17-94-25-17-9-25-21-38-34-8-13-13-30-13-47s5-29 13-42c9-13 17-25 30-34 8-8 21-13 38-17 14-4 31-8 52-8 25 0 51 4 67 12 22 9 39 17 47 34 8 13 17 30 21 51l-59 9c0-17-9-30-21-43-13-8-30-13-51-13-30 0-48 5-60 13-13 9-17 17-17 30 0 8 0 17 8 21 4 8 9 13 21 17 6 0 23 8 52 13 43 12 72 21 89 29 13 4 25 17 38 30 9 13 13 30 13 51s-4 38-17 55-30 29-51 39c-21 13-46 17-72 17-46 0-81-9-102-31-26-17-39-46-47-80z">
          <text:p/>
        </draw:path>
        <draw:path draw:style-name="gr7" draw:text-style-name="P7" draw:layer="layout" svg:width="0.3cm" svg:height="0.487cm" svg:x="17.805cm" svg:y="16.586cm" svg:viewBox="0 0 301 488" svg:d="M0 488v-480h56v47c13-17 25-30 42-43 17-8 34-12 55-12 30 0 60 8 81 25 21 13 38 34 51 64 12 25 16 59 16 89 0 39-4 68-16 98-13 30-34 51-60 63-21 17-46 26-76 26-17 0-34-4-51-13-17-8-29-21-38-34v170zM56 187c0 42 8 76 25 97 17 22 38 30 64 30 29 0 51-8 68-30 21-25 29-59 29-106 0-43-8-77-29-98-17-21-39-34-64-34s-46 13-68 34c-17 26-25 59-25 107z">
          <text:p/>
        </draw:path>
        <draw:polygon draw:style-name="gr7" draw:text-style-name="P7" draw:layer="layout" svg:width="0.059cm" svg:height="0.478cm" svg:x="18.173cm" svg:y="16.463cm" svg:viewBox="0 0 60 479" draw:points="0,0 60,0 60,479 0,479">
          <text:p/>
        </draw:polygon>
        <draw:path draw:style-name="gr7" draw:text-style-name="P7" draw:layer="layout" svg:width="0.318cm" svg:height="0.364cm" svg:x="18.304cm" svg:y="16.586cm" svg:viewBox="0 0 319 365" svg:d="M247 313c-22 17-43 31-65 39-21 9-42 13-63 13-38 0-68-9-89-31-21-17-30-42-30-72 0-17 5-29 13-46 4-13 17-26 30-34 12-9 25-13 42-17 9-4 30-4 51-9 46-4 80-12 107-21 0-8 0-13 0-17 0-21-10-38-18-46-17-17-38-22-68-22-25 0-47 5-59 13-13 13-26 30-30 51l-59-4c4-26 13-47 25-64 13-12 30-25 55-34 21-8 47-12 77-12 29 0 55 4 71 12 18 5 35 17 44 26 8 8 13 25 17 38 0 13 4 30 4 55v80c0 55 0 89 4 102 0 13 4 31 13 43h-59c-9-12-13-26-13-43zM243 182c-22 8-56 17-99 21-25 4-42 8-50 13-9 4-17 8-22 17-8 8-8 21-8 29 0 17 4 30 17 38 13 13 29 17 51 17 21 0 42-4 59-17 17-8 30-21 38-38 8-13 14-34 14-59z">
          <text:p/>
        </draw:path>
        <draw:path draw:style-name="gr7" draw:text-style-name="P7" draw:layer="layout" svg:width="0.301cm" svg:height="0.364cm" svg:x="18.677cm" svg:y="16.586cm" svg:viewBox="0 0 302 365" svg:d="M242 228l60 9c-9 38-22 68-51 93-26 22-55 35-93 35-47 0-86-17-116-48-29-34-42-76-42-135 0-34 4-68 17-98 13-25 34-46 60-63 21-13 51-21 81-21 38 0 67 12 93 29 21 22 38 47 46 81l-59 8c-4-21-13-38-30-51-12-12-29-16-46-16-30 0-55 8-72 29-22 21-31 55-31 102 0 46 9 80 27 101 21 22 42 30 72 30 21 0 42-4 55-21 17-13 25-34 29-64z">
          <text:p/>
        </draw:path>
        <draw:path draw:style-name="gr7" draw:text-style-name="P7" draw:layer="layout" svg:width="0.318cm" svg:height="0.364cm" svg:x="19.007cm" svg:y="16.586cm" svg:viewBox="0 0 319 365" svg:d="M259 245l60 4c-9 39-26 64-55 85-26 18-55 31-99 31-51 0-89-17-118-48-30-34-47-76-47-131 0-59 17-106 47-136 29-33 67-50 114-50 48 0 86 17 115 50 30 30 43 72 43 132 0 4 0 8 0 17h-260c5 38 13 63 34 84s43 30 72 30c22 0 39-4 56-17 17-8 30-30 38-51zM64 148h195c-4-30-12-51-21-64-21-25-46-34-77-34-25 0-47 9-68 26-17 17-25 42-29 72z">
          <text:p/>
        </draw:path>
        <draw:path draw:style-name="gr7" draw:text-style-name="P7" draw:layer="layout" svg:width="0.301cm" svg:height="0.487cm" svg:x="19.375cm" svg:y="16.463cm" svg:viewBox="0 0 302 488" svg:d="M246 479v-42c-21 34-55 51-97 51-26 0-51-9-77-26-21-12-38-33-50-63-13-26-22-55-22-93 0-35 9-65 17-94 13-30 30-51 55-64 22-17 47-25 77-25 21 0 38 4 55 12 17 13 29 22 38 39v-174h60v479zM60 306c0 46 12 76 29 101 17 22 43 30 68 30s47-8 64-30c17-21 25-55 25-97 0-48-8-81-25-103-17-25-43-33-68-33-26 0-47 8-64 29s-29 55-29 103z">
          <text:p/>
        </draw:path>
        <draw:path draw:style-name="gr7" draw:text-style-name="P7" draw:layer="layout" svg:width="0.072cm" svg:height="0.16cm" svg:x="19.778cm" svg:y="16.874cm" svg:viewBox="0 0 73 161" svg:d="M4 68v-68h69v68c0 26-5 43-14 60-9 12-21 25-42 33l-17-25c12-4 21-13 29-21 4-13 9-26 9-47z">
          <text:p/>
        </draw:path>
        <draw:path draw:style-name="gr7" draw:text-style-name="P7" draw:layer="layout" svg:width="0.317cm" svg:height="0.487cm" svg:x="3.378cm" svg:y="17.572cm" svg:viewBox="0 0 318 488" svg:d="M93 221c-26-8-43-21-55-38-13-18-17-35-17-60 0-34 13-64 38-85 25-25 55-38 97-38 43 0 77 13 102 38 26 21 39 51 39 89 0 21-4 38-17 56-14 17-31 30-56 38 30 9 52 26 69 47s25 46 25 76c0 42-17 76-46 102-31 29-65 42-116 42-46 0-84-13-114-42-25-26-42-60-42-102 0-34 8-59 25-80 17-22 38-34 68-43zM80 123c0 21 9 38 21 56 17 13 34 21 55 21 26 0 43-8 60-21 12-14 21-35 21-52 0-25-9-42-26-55-12-17-29-21-55-21-21 0-38 4-55 21-12 13-21 30-21 51zM59 344c0 17 4 34 13 47 8 16 21 29 38 38 12 8 29 12 51 12 25 0 50-8 67-29 17-17 26-38 26-68 0-25-9-51-26-68-21-21-42-29-72-29-25 0-50 8-67 29-17 17-30 38-30 68z">
          <text:p/>
        </draw:path>
        <draw:polygon draw:style-name="gr7" draw:text-style-name="P7" draw:layer="layout" svg:width="0.068cm" svg:height="0.067cm" svg:x="3.784cm" svg:y="17.983cm" svg:viewBox="0 0 69 68" draw:points="0,0 69,0 69,68 0,68">
          <text:p/>
        </draw:polygon>
        <draw:path draw:style-name="gr7" draw:text-style-name="P7" draw:layer="layout" svg:width="0.423cm" svg:height="0.491cm" svg:x="13.957cm" svg:y="17.568cm" svg:viewBox="0 0 424 492" svg:d="M361 317l63 17c-13 52-38 90-72 120-34 25-76 38-127 38-52 0-94-9-128-30-29-21-55-51-72-93-17-39-25-81-25-128 0-51 8-93 29-131 17-34 47-64 81-85 34-17 72-25 115-25 51 0 89 13 123 34 30 25 55 59 68 106l-64 12c-13-34-25-59-46-76-22-17-47-25-81-25-39 0-69 12-94 29s-42 38-51 68c-8 30-17 64-17 93 0 42 9 76 21 106 9 31 30 56 55 69 26 17 51 21 82 21 34 0 63-9 89-30 25-21 42-51 51-90z">
          <text:p/>
        </draw:path>
        <draw:path draw:style-name="gr7" draw:text-style-name="P7" draw:layer="layout" svg:width="0.317cm" svg:height="0.36cm" svg:x="14.431cm" svg:y="17.699cm" svg:viewBox="0 0 318 361" svg:d="M245 310c-25 21-42 34-63 38-21 9-42 13-64 13-38 0-67-9-88-25-22-22-30-43-30-72 0-17 4-34 8-47 9-13 22-25 34-34 9-8 26-17 38-21 13 0 30-4 55-9 47-4 81-12 102-16 0-9 4-17 4-17 0-26-8-43-17-52-17-13-38-21-67-21-30 0-47 4-64 17-13 9-21 26-25 51l-60-8c5-25 13-43 26-60 12-17 29-26 51-34 25-9 50-13 80-13s51 4 72 9c17 8 30 16 38 25 9 13 17 25 21 43 0 9 0 30 0 55v77c0 55 4 88 4 105 5 13 9 26 18 38h-64c-4-12-9-25-9-42zM237 179c-21 8-51 17-93 25-26 0-42 5-51 9-13 4-17 12-25 21-5 8-9 17-9 25 0 17 9 30 21 43 9 8 26 12 51 12 21 0 42-4 59-12 17-9 30-26 39-43 8-12 8-29 8-59z">
          <text:p/>
        </draw:path>
        <draw:path draw:style-name="gr7" draw:text-style-name="P7" draw:layer="layout" svg:width="0.28cm" svg:height="0.351cm" svg:x="14.82cm" svg:y="17.699cm" svg:viewBox="0 0 281 352" svg:d="M0 352v-343h51v47c26-39 65-56 111-56 21 0 43 4 60 9 16 8 29 22 38 30 8 13 17 30 17 47 4 8 4 29 4 55v211h-59v-207c0-25 0-42-5-55-4-13-12-21-25-30-13-4-26-8-42-8-26 0-48 8-65 21-17 17-25 47-25 93v186z">
          <text:p/>
        </draw:path>
        <draw:path draw:style-name="gr7" draw:text-style-name="P7" draw:layer="layout" svg:width="0.3cm" svg:height="0.36cm" svg:x="15.172cm" svg:y="17.699cm" svg:viewBox="0 0 301 361" svg:d="M245 225l56 9c-4 42-21 72-47 93-26 25-60 34-98 34-46 0-84-13-114-47-30-29-42-76-42-131 0-38 4-72 17-97 12-31 34-52 59-65 25-17 51-21 80-21 38 0 68 9 94 30 25 17 39 43 47 81l-60 9c-4-26-13-43-26-56-17-9-33-17-50-17-30 0-55 12-72 35-22 21-30 55-30 97 0 46 8 80 30 101 17 22 38 34 67 34 22 0 43-8 60-21 12-17 25-38 29-68z">
          <text:p/>
        </draw:path>
        <draw:path draw:style-name="gr7" draw:text-style-name="P7" draw:layer="layout" svg:width="0.322cm" svg:height="0.36cm" svg:x="15.502cm" svg:y="17.699cm" svg:viewBox="0 0 323 361" svg:d="M259 242l59 9c-8 34-25 63-50 80-26 21-60 30-102 30-51 0-89-13-119-47-30-29-47-76-47-131 0-59 17-101 47-136 30-30 68-47 115-47 46 0 84 17 114 47s47 77 47 132c0 4 0 8 0 17h-260c0 38 14 68 31 89 21 17 42 29 72 29 21 0 42-8 55-17 17-12 30-29 38-55zM63 149h196c-4-29-8-51-21-67-21-23-42-35-72-35s-51 8-68 30c-21 17-29 43-35 72z">
          <text:p/>
        </draw:path>
        <draw:polygon draw:style-name="gr7" draw:text-style-name="P7" draw:layer="layout" svg:width="0.06cm" svg:height="0.478cm" svg:x="15.891cm" svg:y="17.572cm" svg:viewBox="0 0 61 479" draw:points="0,0 61,0 61,479 0,479">
          <text:p/>
        </draw:polygon>
        <draw:path draw:style-name="gr7" draw:text-style-name="P7" draw:layer="layout" svg:width="0.321cm" svg:height="0.36cm" svg:x="16.205cm" svg:y="17.699cm" svg:viewBox="0 0 322 361" svg:d="M246 310c-21 21-42 34-59 38-21 9-42 13-68 13-38 0-67-9-84-25-22-22-35-43-35-72 0-17 4-34 13-47s17-25 30-34c13-8 30-17 42-21 13 0 30-4 55-9 47-4 81-12 102-16 0-9 0-17 0-17 0-26-4-43-17-52-13-13-34-21-63-21-30 0-51 4-64 17-13 9-21 26-30 51l-55-8c5-25 13-43 26-60s29-26 51-34c21-9 50-13 80-13s51 4 72 9c17 8 30 16 38 25 9 13 17 25 21 43 0 9 0 30 0 55v77c0 55 0 88 5 105 4 13 8 26 16 38h-63c-4-12-9-25-13-42zM242 179c-21 8-51 17-93 25-26 0-42 5-51 9-13 4-21 12-25 21-5 8-9 17-9 25 0 17 9 30 17 43 13 8 30 12 55 12 21 0 43-4 59-12 17-9 30-26 39-43 4-12 8-29 8-59z">
          <text:p/>
        </draw:path>
        <draw:path draw:style-name="gr7" draw:text-style-name="P7" draw:layer="layout" svg:width="0.28cm" svg:height="0.351cm" svg:x="16.598cm" svg:y="17.699cm" svg:viewBox="0 0 281 352" svg:d="M0 352v-343h52v47c26-39 64-56 110-56 21 0 38 4 60 9 16 8 29 22 38 30 8 13 12 30 17 47 4 8 4 29 4 55v211h-59v-207c0-25 0-42-9-55-4-13-8-21-21-30-13-4-26-8-42-8-26 0-47 8-64 21-17 17-30 47-30 93v186z">
          <text:p/>
        </draw:path>
        <draw:path draw:style-name="gr7" draw:text-style-name="P7" draw:layer="layout" svg:width="0.457cm" svg:height="0.491cm" svg:x="17.14cm" svg:y="17.568cm" svg:viewBox="0 0 458 492" svg:d="M0 250c0-77 21-140 64-187 42-42 97-63 165-63 42 0 85 8 118 29 34 22 64 51 81 89 21 38 30 81 30 127 0 51-13 94-30 133-21 38-47 67-85 84-34 21-72 30-114 30-47 0-85-9-123-30-34-25-59-55-80-89-17-39-26-81-26-123zM64 254c0 55 17 102 46 136 34 34 72 47 119 47 46 0 85-13 118-47 30-34 43-81 43-145 0-38-4-72-17-101-13-30-34-51-59-68-26-17-55-25-85-25-42 0-85 17-114 46-34 34-51 85-51 157z">
          <text:p/>
        </draw:path>
        <draw:path draw:style-name="gr7" draw:text-style-name="P7" draw:layer="layout" svg:width="0.187cm" svg:height="0.351cm" svg:x="17.669cm" svg:y="17.699cm" svg:viewBox="0 0 188 352" svg:d="M0 352v-343h55v51c13-25 26-43 34-47 14-9 27-13 39-13 22 0 43 4 60 17l-17 56c-17-8-30-13-47-13-12 0-21 5-35 13-8 8-17 17-21 30-4 21-8 46-8 72v177z">
          <text:p/>
        </draw:path>
        <draw:path draw:style-name="gr7" draw:text-style-name="P7" draw:layer="layout" svg:width="0.296cm" svg:height="0.483cm" svg:x="17.873cm" svg:y="17.576cm" svg:viewBox="0 0 297 484" svg:d="M246 475v-42c-25 34-55 51-97 51-30 0-55-9-76-21-26-17-44-38-56-64-13-29-17-59-17-93 0-38 4-68 17-97 8-26 30-47 51-64 22-12 47-21 77-21 21 0 42 4 55 13 17 8 29 21 42 34v-171h55v475zM60 306c0 42 8 76 30 97 16 22 38 34 63 34s47-12 68-34c17-21 25-50 25-93 0-46-8-84-29-106-17-21-39-33-64-33-30 0-51 12-68 33-17 22-25 56-25 102z">
          <text:p/>
        </draw:path>
        <draw:path draw:style-name="gr7" draw:text-style-name="P7" draw:layer="layout" svg:width="0.318cm" svg:height="0.36cm" svg:x="18.245cm" svg:y="17.699cm" svg:viewBox="0 0 319 361" svg:d="M254 242l60 9c-8 34-26 63-51 80-26 21-60 30-102 30-47 0-89-13-118-47-30-29-43-76-43-131 0-59 13-101 43-136 29-30 67-47 118-47 47 0 80 17 110 47 31 30 48 77 48 132 0 4 0 8 0 17h-260c0 38 13 68 30 89 21 17 47 29 76 29 21 0 38-8 51-17 17-12 30-29 38-55zM64 149h190c0-29-8-51-21-67-17-23-42-35-72-35s-51 8-68 30c-21 17-29 43-29 72z">
          <text:p/>
        </draw:path>
        <draw:path draw:style-name="gr7" draw:text-style-name="P7" draw:layer="layout" svg:width="0.191cm" svg:height="0.351cm" svg:x="18.63cm" svg:y="17.699cm" svg:viewBox="0 0 192 352" svg:d="M0 352v-343h55v51c13-25 26-43 40-47 8-9 21-13 38-13s38 4 59 17l-21 56c-13-8-30-13-43-13-12 0-25 5-33 13-14 8-18 17-23 30-8 21-12 46-12 72v177z">
          <text:p/>
        </draw:path>
        <draw:polygon draw:style-name="gr7" draw:text-style-name="P7" draw:layer="layout" svg:width="0.067cm" svg:height="0.067cm" svg:x="18.834cm" svg:y="17.983cm" svg:viewBox="0 0 68 68" draw:points="0,0 68,0 68,68 0,68">
          <text:p/>
        </draw:polygon>
        <draw:path draw:style-name="gr7" draw:text-style-name="P7" draw:layer="layout" svg:width="0.317cm" svg:height="0.487cm" svg:x="3.378cm" svg:y="20.239cm" svg:viewBox="0 0 318 488" svg:d="M8 368l59-4c5 26 13 47 26 60 13 9 29 17 51 17 21 0 34-4 50-12 13-9 22-23 34-35 9-13 13-34 21-55 5-26 9-47 9-72 0-4 0-9 0-13-13 21-30 34-51 47-17 12-42 17-63 17-43 0-72-13-102-43-25-29-42-67-42-114s17-89 46-119c26-25 64-42 106-42 30 0 59 9 85 25 25 17 47 43 60 72 13 30 21 77 21 136s-8 106-21 144c-13 34-35 64-60 81-26 21-59 30-93 30-38 0-68-9-89-30-26-21-38-52-47-90zM249 157c0-34-8-60-25-81-17-17-42-29-63-29-30 0-51 12-72 34-17 21-26 50-26 84 0 30 9 55 26 72s42 30 67 30c30 0 51-9 68-30 17-17 25-46 25-80z">
          <text:p/>
        </draw:path>
        <draw:polygon draw:style-name="gr7" draw:text-style-name="P7" draw:layer="layout" svg:width="0.068cm" svg:height="0.067cm" svg:x="3.784cm" svg:y="20.65cm" svg:viewBox="0 0 69 68" draw:points="0,0 69,0 69,68 0,68">
          <text:p/>
        </draw:polygon>
        <draw:polygon draw:style-name="gr7" draw:text-style-name="P7" draw:layer="layout" svg:width="0.321cm" svg:height="0.478cm" svg:x="13.792cm" svg:y="20.239cm" svg:viewBox="0 0 322 479" draw:points="0,479 0,0 322,0 322,59 63,59 63,208 289,208 289,264 63,264 63,479">
          <text:p/>
        </draw:polygon>
        <draw:path draw:style-name="gr7" draw:text-style-name="P7" draw:layer="layout" svg:width="0.186cm" svg:height="0.351cm" svg:x="14.19cm" svg:y="20.366cm" svg:viewBox="0 0 187 352" svg:d="M0 352v-343h51v50c17-25 30-42 39-50 12-5 25-9 38-9 21 0 38 4 59 17l-17 55c-17-8-30-13-47-13-12 0-21 5-33 13-9 8-17 17-22 30-4 21-8 46-8 68v182z">
          <text:p/>
        </draw:path>
        <draw:path draw:style-name="gr7" draw:text-style-name="P7" draw:layer="layout" svg:width="0.326cm" svg:height="0.36cm" svg:x="14.389cm" svg:y="20.366cm" svg:viewBox="0 0 327 361" svg:d="M0 178c0-64 21-110 55-140 30-25 68-38 111-38 46 0 84 13 114 47 30 29 47 72 47 127 0 46-9 80-22 106-12 26-33 47-59 60-25 12-51 21-80 21-51 0-89-17-120-47-29-29-46-77-46-136zM63 178c0 46 9 80 27 102 21 22 46 34 76 34 29 0 51-12 72-34 17-22 29-56 29-102 0-42-12-76-29-98-21-21-43-33-72-33-30 0-55 12-76 33-18 22-27 56-27 98z">
          <text:p/>
        </draw:path>
        <draw:path draw:style-name="gr7" draw:text-style-name="P7" draw:layer="layout" svg:width="0.47cm" svg:height="0.351cm" svg:x="14.782cm" svg:y="20.366cm" svg:viewBox="0 0 471 352" svg:d="M0 352v-343h51v46c13-17 25-30 47-42 17-9 38-13 59-13 25 0 46 4 63 13 17 12 30 25 34 46 30-42 64-59 106-59 38 0 64 9 81 25 16 22 30 51 30 89v238h-60v-216c0-26-4-43-4-51-5-13-13-21-21-26-13-8-22-8-39-8-21 0-42 8-59 21-17 17-25 42-25 80v200h-55v-225c0-25-9-47-17-59-9-13-26-17-47-17-17 0-29 4-46 13-13 8-22 21-30 38-4 17-8 38-8 73v177z">
          <text:p/>
        </draw:path>
        <draw:path draw:style-name="gr7" draw:text-style-name="P7" draw:layer="layout" svg:width="0.377cm" svg:height="0.491cm" svg:x="15.51cm" svg:y="20.235cm" svg:viewBox="0 0 378 492" svg:d="M0 331l60-4c0 21 8 42 17 59 12 13 30 25 51 34 22 13 47 17 72 17 26 0 47-4 64-13 17-4 34-17 42-29 9-13 13-26 13-39 0-16-4-29-13-42-8-8-25-21-42-25-13-5-42-13-85-26-46-8-76-21-94-29-21-13-38-26-51-43-12-21-17-38-17-60 0-25 9-46 22-68 12-21 33-38 60-50 25-9 55-13 89-13s63 4 93 17c25 8 46 25 59 46 17 26 25 51 25 77l-59 5c-4-31-17-52-34-69-21-13-46-21-84-21s-64 4-81 21c-22 13-30 30-30 51 0 18 8 30 22 43 12 9 42 21 93 34 51 9 89 21 106 30 29 12 51 29 63 46 13 21 17 43 17 68s-4 51-21 72c-13 25-34 42-63 55-26 13-56 17-89 17-43 0-81-4-110-17-31-13-52-34-69-59-17-26-26-51-26-85z">
          <text:p/>
        </draw:path>
        <draw:path draw:style-name="gr7" draw:text-style-name="P7" draw:layer="layout" svg:width="0.322cm" svg:height="0.36cm" svg:x="15.946cm" svg:y="20.366cm" svg:viewBox="0 0 323 361" svg:d="M259 241l60 9c-9 35-25 64-51 81-30 21-60 30-102 30-51 0-89-17-119-47-30-29-47-77-47-132 0-59 17-101 47-135s68-47 114-47c47 0 85 13 116 47 29 29 46 76 46 131 0 4 0 8-4 17h-255c0 38 13 68 30 90 21 17 42 29 72 29 21 0 42-8 55-17 17-12 29-30 38-56zM64 148h195c-5-29-9-51-21-67-22-22-43-34-72-34-30 0-51 8-68 25-21 21-30 42-34 76z">
          <text:p/>
        </draw:path>
        <draw:path draw:style-name="gr7" draw:text-style-name="P7" draw:layer="layout" svg:width="0.318cm" svg:height="0.36cm" svg:x="16.319cm" svg:y="20.366cm" svg:viewBox="0 0 319 361" svg:d="M247 310c-22 17-43 34-64 38-21 9-42 13-63 13-39 0-68-9-89-30-22-17-31-38-31-68 0-17 4-34 9-47 9-17 22-25 34-34 9-8 26-17 43-21 8 0 25-4 50-9 47-4 81-12 102-21 4-8 4-12 4-12 0-26-8-43-17-51-17-13-38-21-67-21-30 0-47 4-64 17-13 8-21 25-25 50l-60-8c5-25 13-47 26-59 13-17 30-30 51-34 25-9 50-13 80-13s51 0 72 9c17 8 30 16 38 25 13 13 17 25 21 42 0 9 0 26 0 55v77c0 55 5 89 5 102 4 17 8 30 17 42h-64c-4-12-8-25-8-42zM238 178c-21 8-51 17-93 21-25 4-42 9-51 13-13 4-17 12-25 21-4 8-9 17-9 25 0 17 9 31 21 44 9 8 26 12 51 12 21 0 43-4 60-12 16-13 29-27 38-44 8-12 8-34 8-59z">
          <text:p/>
        </draw:path>
        <draw:path draw:style-name="gr7" draw:text-style-name="P7" draw:layer="layout" svg:width="0.187cm" svg:height="0.351cm" svg:x="16.708cm" svg:y="20.366cm" svg:viewBox="0 0 188 352" svg:d="M0 352v-343h51v50c13-25 26-42 38-50 13-5 26-9 39-9 17 0 39 4 60 17l-21 55c-13-8-30-13-44-13-12 0-25 5-34 13-8 8-17 17-21 30-8 21-12 46-12 68v182z">
          <text:p/>
        </draw:path>
        <draw:path draw:style-name="gr7" draw:text-style-name="P7" draw:layer="layout" svg:width="0.3cm" svg:height="0.36cm" svg:x="16.912cm" svg:y="20.366cm" svg:viewBox="0 0 301 361" svg:d="M246 224l55 9c-4 38-21 73-46 94-26 21-60 34-98 34-46 0-84-17-114-47-31-29-43-77-43-132 0-38 8-72 17-97 12-30 34-51 60-64 25-17 51-21 80-21 38 0 68 9 93 25 26 22 39 47 47 85l-59 9c-5-26-13-43-26-55-17-13-34-17-50-17-30 0-56 12-72 33-22 22-30 51-30 98 0 46 8 80 30 102 16 22 38 34 67 34 21 0 43-8 60-21 12-18 25-39 29-69z">
          <text:p/>
        </draw:path>
        <draw:path draw:style-name="gr7" draw:text-style-name="P7" draw:layer="layout" svg:width="0.279cm" svg:height="0.478cm" svg:x="17.263cm" svg:y="20.239cm" svg:viewBox="0 0 280 479" svg:d="M0 479v-479h59v175c26-34 60-47 102-47 26 0 52 4 69 13 17 12 33 25 42 42 8 17 8 42 8 76v220h-55v-220c0-25-8-51-21-63-12-13-30-17-56-17-17 0-34 4-46 13-17 8-26 21-34 33-4 17-9 39-9 68v186z">
          <text:p/>
        </draw:path>
        <draw:path draw:style-name="gr7" draw:text-style-name="P7" draw:layer="layout" svg:width="0.186cm" svg:height="0.351cm" svg:x="17.818cm" svg:y="20.366cm" svg:viewBox="0 0 187 352" svg:d="M0 352v-343h50v50c17-25 30-42 39-50 12-5 25-9 38-9 22 0 43 4 60 17l-17 55c-17-8-30-13-48-13-12 0-21 5-33 13-9 8-17 17-22 30-4 21-8 46-8 68v182z">
          <text:p/>
        </draw:path>
        <draw:path draw:style-name="gr7" draw:text-style-name="P7" draw:layer="layout" svg:width="0.317cm" svg:height="0.36cm" svg:x="18.021cm" svg:y="20.366cm" svg:viewBox="0 0 318 361" svg:d="M259 241l59 9c-8 35-29 64-55 81-25 21-60 30-98 30-51 0-89-17-119-47-29-29-46-77-46-132 0-59 17-101 46-135 30-34 68-47 115-47s85 13 115 47c30 29 42 76 42 131 0 4 0 8 0 17h-259c4 38 13 68 34 90 17 17 42 29 72 29 21 0 38-8 56-17 17-12 25-30 38-56zM63 148h196c-4-29-13-51-25-67-17-22-44-34-73-34-26 0-47 8-68 25-17 21-25 42-30 76z">
          <text:p/>
        </draw:path>
        <draw:path draw:style-name="gr7" draw:text-style-name="P7" draw:layer="layout" svg:width="0.284cm" svg:height="0.36cm" svg:x="18.389cm" svg:y="20.366cm" svg:viewBox="0 0 285 361" svg:d="M0 250l55-9c4 22 13 39 30 52 12 13 34 21 59 21 31 0 48-8 65-17 12-12 16-26 16-39 0-12-4-25-16-34-9-4-30-8-60-16-43-13-73-22-90-30-17-9-29-21-38-34-8-13-12-30-12-47 0-12 4-29 8-42 8-13 17-25 30-34 8-4 21-12 38-17 17-4 34-4 51-4 26 0 51 4 73 9 21 8 33 21 46 33 9 13 13 30 17 55l-55 5c-4-17-13-30-25-38-9-13-30-17-52-17-26 0-47 4-59 12-9 9-17 22-17 34 0 4 4 13 8 17 4 9 13 13 21 17 9 4 26 9 51 17 43 8 73 17 90 25 17 9 30 17 38 30 8 17 13 30 13 51s-5 39-17 56c-9 17-26 30-47 42-21 9-46 13-77 13-42 0-76-9-102-30-21-17-38-42-42-81z">
          <text:p/>
        </draw:path>
        <draw:path draw:style-name="gr7" draw:text-style-name="P7" draw:layer="layout" svg:width="0.279cm" svg:height="0.351cm" svg:x="18.745cm" svg:y="20.375cm" svg:viewBox="0 0 280 352" svg:d="M225 343v-50c-25 38-63 59-110 59-17 0-39-4-56-13-17-8-30-17-38-29-9-9-17-26-21-43 0-12 0-29 0-55v-212h55v191c0 30 4 51 4 59 4 17 13 30 25 38 14 9 27 13 44 13s34-4 51-13c12-8 25-21 33-38 5-12 9-38 9-67v-183h59v343z">
          <text:p/>
        </draw:path>
        <draw:polygon draw:style-name="gr7" draw:text-style-name="P7" draw:layer="layout" svg:width="0.059cm" svg:height="0.478cm" svg:x="19.113cm" svg:y="20.239cm" svg:viewBox="0 0 60 479" draw:points="0,0 60,0 60,479 0,479">
          <text:p/>
        </draw:polygon>
        <draw:path draw:style-name="gr7" draw:text-style-name="P7" draw:layer="layout" svg:width="0.165cm" svg:height="0.47cm" svg:x="19.232cm" svg:y="20.252cm" svg:viewBox="0 0 166 471" svg:d="M157 416l9 50c-14 5-31 5-44 5-21 0-38-5-51-9-8-8-16-17-21-25-8-13-8-34-8-72v-199h-42v-43h42v-89l59-34v123h56v43h-56v203c0 17 0 30 0 34 4 4 9 8 13 8 4 5 8 5 17 5 8 0 17 0 26 0z">
          <text:p/>
        </draw:path>
        <draw:path draw:style-name="gr7" draw:text-style-name="P7" draw:layer="layout" svg:width="0.288cm" svg:height="0.36cm" svg:x="19.422cm" svg:y="20.366cm" svg:viewBox="0 0 289 361" svg:d="M0 250l59-9c5 22 13 39 30 52 13 13 34 21 59 21 30 0 47-8 59-17 17-12 22-26 22-39 0-12-5-25-17-34-9-4-30-8-60-16-42-13-72-22-88-30-17-9-30-21-39-34-8-13-12-30-12-47 0-12 4-29 8-42 9-13 17-25 30-34 8-4 21-12 38-17 17-4 34-4 51-4 25 0 51 4 72 9 21 8 35 21 43 33 13 13 17 30 21 55l-56 5c-4-17-13-30-25-38-13-13-30-17-51-17-30 0-47 4-59 12-9 9-17 22-17 34 0 4 4 13 8 17 4 9 13 13 21 17 9 4 26 9 51 17 43 8 72 17 89 25 18 9 31 17 39 30 9 17 13 30 13 51s-4 39-17 56c-8 17-25 30-48 42-21 9-46 13-76 13-42 0-76-9-101-30-22-17-38-42-47-81z">
          <text:p/>
        </draw:path>
        <draw:path draw:style-name="gr7" draw:text-style-name="P7" draw:layer="layout" svg:width="0.072cm" svg:height="0.161cm" svg:x="19.79cm" svg:y="20.65cm" svg:viewBox="0 0 73 162" svg:d="M5 67v-67h68v67c0 27-4 48-12 61-10 17-23 29-44 34l-17-22c13-8 21-17 30-25 4-13 8-25 8-48z">
          <text:p/>
        </draw:path>
        <draw:path draw:style-name="gr7" draw:text-style-name="P7" draw:layer="layout" svg:width="0.376cm" svg:height="0.487cm" svg:x="20.159cm" svg:y="20.239cm" svg:viewBox="0 0 377 488" svg:d="M313 0h64v279c0 47-4 85-17 115-12 26-30 52-60 69-29 16-63 25-110 25-46 0-80-9-110-21-30-17-51-38-63-69-9-30-17-68-17-119v-279h63v279c0 39 4 72 13 89 8 22 21 34 38 47 21 9 42 18 68 18 46 0 80-13 101-35 21-21 30-59 30-119z">
          <text:p/>
        </draw:path>
        <draw:path draw:style-name="gr7" draw:text-style-name="P7" draw:layer="layout" svg:width="0.288cm" svg:height="0.36cm" svg:x="20.607cm" svg:y="20.366cm" svg:viewBox="0 0 289 361" svg:d="M0 250l60-9c4 22 12 39 25 52 17 13 38 21 64 21 29 0 46-8 60-17 13-12 21-26 21-39 0-12-4-25-17-34-8-4-31-8-60-16-43-13-72-22-89-30-17-9-30-21-38-34-9-13-13-30-13-47 0-12 0-29 9-42 8-13 16-25 29-34 9-4 21-12 38-17 13-4 30-4 51-4 25 0 51 4 73 9 17 8 34 21 42 33 13 13 17 30 22 55l-55 5c-5-17-13-30-27-38-13-13-30-17-51-17-29 0-46 4-59 12-13 9-17 22-17 34 0 4 4 13 9 17 4 9 12 13 21 17 4 4 21 9 51 17 42 8 73 17 89 25 17 9 30 17 39 30 8 17 12 30 12 51s-4 39-17 56c-12 17-25 30-50 42-23 9-44 13-73 13-43 0-77-9-102-30-25-17-38-42-47-81z">
          <text:p/>
        </draw:path>
        <draw:path draw:style-name="gr7" draw:text-style-name="P7" draw:layer="layout" svg:width="0.318cm" svg:height="0.36cm" svg:x="20.946cm" svg:y="20.366cm" svg:viewBox="0 0 319 361" svg:d="M255 241l64 9c-9 35-30 64-55 81-26 21-60 30-98 30-52 0-94-17-124-47-29-29-42-77-42-132 0-59 17-101 47-135 29-34 67-47 115-47 46 0 85 13 114 47 30 29 43 76 43 131 0 4 0 8 0 17h-260c5 38 13 68 34 90 17 17 44 29 73 29 21 0 38-8 55-17 17-12 26-30 34-56zM64 148h195c-4-29-12-51-25-67-17-22-42-34-72-34-25 0-48 8-69 25-17 21-25 42-29 76z">
          <text:p/>
        </draw:path>
        <draw:path draw:style-name="gr7" draw:text-style-name="P7" draw:layer="layout" svg:width="0.186cm" svg:height="0.351cm" svg:x="21.336cm" svg:y="20.366cm" svg:viewBox="0 0 187 352" svg:d="M0 352v-343h50v50c13-25 26-42 38-50 13-5 26-9 39-9 22 0 39 4 60 17l-21 55c-13-8-27-13-44-13-12 0-21 5-34 13-8 8-17 17-21 30-8 21-8 46-8 68v182z">
          <text:p/>
        </draw:path>
        <draw:path draw:style-name="gr7" draw:text-style-name="P7" draw:layer="layout" svg:width="0.288cm" svg:height="0.36cm" svg:x="21.721cm" svg:y="20.366cm" svg:viewBox="0 0 289 361" svg:d="M0 250l55-9c4 22 12 39 29 52 13 13 34 21 64 21 25 0 46-8 59-17 13-12 17-26 17-39 0-12-4-25-17-34-8-4-25-8-59-16-42-13-72-22-89-30-17-9-30-21-38-34-9-13-13-30-13-47 0-12 4-29 13-42 4-13 13-25 25-34 9-4 21-12 38-17 17-4 34-4 51-4 26 0 51 4 72 9 21 8 35 21 48 33 8 13 17 30 17 55l-56 5c-5-17-9-30-22-38-12-13-33-17-55-17-25 0-46 4-59 12-8 9-17 22-17 34 0 4 4 13 9 17 4 9 12 13 21 17 8 4 25 9 55 17 38 8 68 17 85 25 18 9 30 17 39 30 8 17 17 30 17 51s-9 39-22 56c-8 17-25 30-47 42-21 9-47 13-72 13-47 0-81-9-106-30-21-17-38-42-42-81z">
          <text:p/>
        </draw:path>
        <draw:path draw:style-name="gr7" draw:text-style-name="P7" draw:layer="layout" svg:width="0.28cm" svg:height="0.478cm" svg:x="22.076cm" svg:y="20.239cm" svg:viewBox="0 0 281 479" svg:d="M0 479v-479h60v175c25-34 60-47 102-47 26 0 51 4 68 13 17 12 34 25 42 42 5 17 9 42 9 76v220h-55v-220c0-25-9-51-21-63-13-13-30-17-55-17-17 0-34 4-48 13-17 8-25 21-34 33-4 17-8 39-8 68v186z">
          <text:p/>
        </draw:path>
        <draw:path draw:style-name="gr7" draw:text-style-name="P7" draw:layer="layout" svg:width="0.326cm" svg:height="0.36cm" svg:x="22.423cm" svg:y="20.366cm" svg:viewBox="0 0 327 361" svg:d="M0 178c0-64 17-110 56-140 29-25 63-38 111-38 46 0 84 13 114 47 30 29 46 72 46 127 0 46-8 80-21 106-12 26-34 47-59 60-25 12-51 21-80 21-52 0-90-17-120-47-30-29-47-77-47-136zM60 178c0 46 12 80 29 102 22 22 47 34 78 34 25 0 50-12 72-34 16-22 29-56 29-102 0-42-13-76-29-98-22-21-47-33-72-33-31 0-56 12-78 33-17 22-29 56-29 98z">
          <text:p/>
        </draw:path>
        <draw:path draw:style-name="gr7" draw:text-style-name="P7" draw:layer="layout" svg:width="0.28cm" svg:height="0.351cm" svg:x="22.817cm" svg:y="20.375cm" svg:viewBox="0 0 281 352" svg:d="M226 343v-50c-27 38-65 59-112 59-16 0-38-4-55-13-16-8-29-17-38-29-8-9-17-26-21-43 0-12 0-29 0-55v-212h55v191c0 30 4 51 4 59 5 17 13 30 26 38 13 9 25 13 42 13s34-4 51-13c17-8 26-21 35-38 4-12 8-38 8-67v-183h60v343z">
          <text:p/>
        </draw:path>
        <draw:polygon draw:style-name="gr7" draw:text-style-name="P7" draw:layer="layout" svg:width="0.06cm" svg:height="0.478cm" svg:x="23.185cm" svg:y="20.239cm" svg:viewBox="0 0 61 479" draw:points="0,0 61,0 61,479 0,479">
          <text:p/>
        </draw:polygon>
        <draw:path draw:style-name="gr7" draw:text-style-name="P7" draw:layer="layout" svg:width="0.301cm" svg:height="0.487cm" svg:x="23.312cm" svg:y="20.239cm" svg:viewBox="0 0 302 488" svg:d="M247 479v-42c-22 34-52 51-98 51-26 0-51-9-72-21-26-17-43-38-55-65-13-29-22-59-22-97 0-34 9-64 17-93 13-26 30-47 55-64 22-17 47-21 77-21 21 0 38 4 55 13 17 8 29 21 39 34v-174h59v479zM64 305c0 46 8 80 25 101 22 23 43 35 68 35 26 0 47-12 64-35 18-21 30-50 30-93 0-50-12-84-30-106-17-21-43-33-68-33-26 0-47 12-64 33-17 22-25 56-25 98z">
          <text:p/>
        </draw:path>
        <draw:path draw:style-name="gr7" draw:text-style-name="P7" draw:layer="layout" svg:width="0.301cm" svg:height="0.487cm" svg:x="23.888cm" svg:y="20.239cm" svg:viewBox="0 0 302 488" svg:d="M55 479h-55v-479h59v174c26-34 60-47 98-47 21 0 38 4 59 13 17 8 34 21 48 34 12 17 21 33 29 59 5 21 9 42 9 68 0 59-13 105-44 140-29 30-63 47-105 47-43 0-72-17-98-51zM55 305c0 42 4 72 17 89 17 30 43 47 76 47 26 0 47-12 64-35 21-21 30-55 30-101 0-42-9-76-26-98-17-21-42-33-68-33-25 0-46 12-63 33-21 22-30 56-30 98z">
          <text:p/>
        </draw:path>
        <draw:path draw:style-name="gr7" draw:text-style-name="P7" draw:layer="layout" svg:width="0.321cm" svg:height="0.36cm" svg:x="24.24cm" svg:y="20.366cm" svg:viewBox="0 0 322 361" svg:d="M258 241l60 9c-9 35-26 64-52 81-25 21-59 30-101 30-51 0-89-17-119-47-30-29-46-77-46-132 0-59 16-101 46-135s68-47 114-47c47 0 85 13 115 47 29 29 47 76 47 131 0 4 0 8 0 17h-259c0 38 13 68 30 90 21 17 42 29 72 29 21 0 42-8 55-17 17-12 29-30 38-56zM63 148h195c-4-29-9-51-21-67-22-22-43-34-72-34-30 0-51 8-68 25-21 21-30 42-34 76z">
          <text:p/>
        </draw:path>
        <draw:path draw:style-name="gr7" draw:text-style-name="P7" draw:layer="layout" svg:width="0.322cm" svg:height="0.36cm" svg:x="24.794cm" svg:y="20.366cm" svg:viewBox="0 0 323 361" svg:d="M247 310c-21 17-43 34-60 38-21 9-42 13-67 13-39 0-65-9-86-30-21-17-34-38-34-68 0-17 4-34 13-47 8-17 17-25 29-34 13-8 30-17 44-21 13 0 29-4 55-9 46-4 80-12 101-21 0-8 0-12 0-12 0-26-4-43-16-51-13-13-34-21-64-21s-51 4-63 17c-13 8-23 25-31 50l-55-8c4-25 13-47 25-59 13-17 30-30 52-34 21-9 51-13 80-13 30 0 51 0 72 9 17 8 30 16 39 25 8 13 16 25 21 42 0 9 0 26 0 55v77c0 55 4 89 4 102 4 17 8 30 17 42h-64c-4-12-8-25-12-42zM242 178c-21 8-50 17-93 21-25 4-42 9-50 13-13 4-23 12-27 21-4 8-8 17-8 25 0 17 8 31 17 44 13 8 30 12 56 12 21 0 42-4 59-12 17-13 30-27 38-44 8-12 8-34 8-59z">
          <text:p/>
        </draw:path>
        <draw:path draw:style-name="gr7" draw:text-style-name="P7" draw:layer="layout" svg:width="0.296cm" svg:height="0.487cm" svg:x="25.188cm" svg:y="20.239cm" svg:viewBox="0 0 297 488" svg:d="M51 479h-51v-479h55v174c25-34 59-47 98-47 21 0 43 4 59 13 17 8 34 21 47 34 13 17 21 33 30 59 4 21 8 42 8 68 0 59-13 105-42 140-30 30-64 47-106 47-43 0-73-17-98-51zM51 305c0 42 8 72 17 89 21 30 42 47 77 47 25 0 46-12 67-35 17-21 26-55 26-101 0-42-9-76-26-98-16-21-38-33-63-33-31 0-52 12-69 33-21 22-29 56-29 98z">
          <text:p/>
        </draw:path>
        <draw:polygon draw:style-name="gr7" draw:text-style-name="P7" draw:layer="layout" svg:width="0.059cm" svg:height="0.478cm" svg:x="25.556cm" svg:y="20.239cm" svg:viewBox="0 0 60 479" draw:points="0,0 60,0 60,479 0,479">
          <text:p/>
        </draw:polygon>
        <draw:path draw:style-name="gr7" draw:text-style-name="P7" draw:layer="layout" svg:width="0.322cm" svg:height="0.36cm" svg:x="25.683cm" svg:y="20.366cm" svg:viewBox="0 0 323 361" svg:d="M259 241l60 9c-9 35-26 64-51 81-26 21-59 30-102 30-52 0-90-17-119-47-30-29-47-77-47-132 0-59 17-101 47-135 29-34 67-47 119-47 43 0 81 13 110 47 30 29 47 76 47 131 0 4 0 8 0 17h-259c0 38 12 68 29 90 21 17 47 29 73 29 21 0 43-8 55-17 17-12 30-30 38-56zM68 148h191c-4-29-8-51-21-67-21-22-42-34-72-34s-52 8-69 25c-21 21-29 42-29 76z">
          <text:p/>
        </draw:path>
        <draw:path draw:style-name="gr7" draw:text-style-name="P7" draw:layer="layout" svg:width="0.165cm" svg:height="0.47cm" svg:x="26.229cm" svg:y="20.252cm" svg:viewBox="0 0 166 471" svg:d="M158 416l8 50c-12 5-29 5-42 5-21 0-39-5-52-9-8-8-17-17-25-25-4-13-4-34-4-72v-199h-43v-43h43v-89l60-34v123h55v43h-55v203c0 17 0 30 0 34 4 4 8 8 13 8 4 5 8 5 16 5 9 0 17 0 26 0z">
          <text:p/>
        </draw:path>
        <draw:path draw:style-name="gr7" draw:text-style-name="P7" draw:layer="layout" svg:width="0.322cm" svg:height="0.36cm" svg:x="26.424cm" svg:y="20.366cm" svg:viewBox="0 0 323 361" svg:d="M0 178c0-64 17-110 51-140 30-25 68-38 111-38 46 0 84 13 118 47 30 29 43 72 43 127 0 46-5 80-17 106-17 26-34 47-60 60-25 12-55 21-84 21-47 0-89-17-120-47-29-29-42-77-42-136zM60 178c0 46 9 80 30 102 17 22 42 34 72 34 29 0 55-12 72-34 21-22 29-56 29-102 0-42-8-76-29-98-17-21-43-33-72-33-30 0-55 12-72 33-21 22-30 56-30 98z">
          <text:p/>
        </draw:path>
        <draw:path draw:style-name="gr7" draw:text-style-name="P7" draw:layer="layout" svg:width="0.283cm" svg:height="0.36cm" svg:x="26.979cm" svg:y="20.366cm" svg:viewBox="0 0 284 361" svg:d="M0 250l56-9c4 22 12 39 29 52 13 13 34 21 59 21 30 0 51-8 64-17 13-12 17-26 17-39 0-12-4-25-17-34-9-4-25-8-59-16-43-13-72-22-89-30-18-9-31-21-39-34-9-13-13-30-13-47 0-12 4-29 8-42 9-13 17-25 30-34 10-4 22-12 39-17 17-4 34-4 51-4 25 0 51 4 72 9 21 8 34 21 47 33 8 13 12 30 16 55l-55 5c-4-17-12-30-25-38-8-13-30-17-51-17-25 0-46 4-59 12-9 9-17 22-17 34 0 4 4 13 8 17 5 9 13 13 22 17 8 4 25 9 55 17 38 8 67 17 84 25 17 9 30 17 38 30 9 17 13 30 13 51s-4 39-17 56c-8 17-25 30-46 42-22 9-47 13-72 13-47 0-81-9-107-30-21-17-38-42-42-81z">
          <text:p/>
        </draw:path>
        <draw:path draw:style-name="gr7" draw:text-style-name="P7" draw:layer="layout" svg:width="0.322cm" svg:height="0.36cm" svg:x="27.313cm" svg:y="20.366cm" svg:viewBox="0 0 323 361" svg:d="M259 241l59 9c-8 35-25 64-50 81-30 21-60 30-102 30-52 0-90-17-119-47-30-29-47-77-47-132 0-59 17-101 47-135 29-34 67-47 115-47 46 0 84 13 114 47 30 29 47 76 47 131 0 4 0 8-5 17h-255c0 38 13 68 30 90 21 17 43 29 73 29 21 0 42-8 55-17 17-12 30-30 38-56zM63 148h196c-4-29-8-51-21-67-21-22-42-34-72-34s-52 8-69 25c-21 21-29 42-34 76z">
          <text:p/>
        </draw:path>
        <draw:polygon draw:style-name="gr7" draw:text-style-name="P7" draw:layer="layout" svg:width="0.06cm" svg:height="0.478cm" svg:x="27.702cm" svg:y="20.239cm" svg:viewBox="0 0 61 479" draw:points="0,0 61,0 61,479 0,479">
          <text:p/>
        </draw:polygon>
        <draw:path draw:style-name="gr7" draw:text-style-name="P7" draw:layer="layout" svg:width="0.317cm" svg:height="0.36cm" svg:x="27.834cm" svg:y="20.366cm" svg:viewBox="0 0 318 361" svg:d="M255 241l59 9c-9 35-25 64-51 81-25 21-60 30-98 30-51 0-93-17-123-47-30-29-42-77-42-132 0-59 12-101 42-135s72-47 119-47c46 0 85 13 115 47 25 29 42 76 42 131 0 4 0 8 0 17h-259c0 38 13 68 34 90 17 17 42 29 72 29 21 0 38-8 55-17 13-12 26-30 35-56zM63 148h192c0-29-9-51-22-67-17-22-43-34-72-34-26 0-51 8-68 25-17 21-30 42-30 76z">
          <text:p/>
        </draw:path>
        <draw:path draw:style-name="gr7" draw:text-style-name="P7" draw:layer="layout" svg:width="0.301cm" svg:height="0.36cm" svg:x="28.206cm" svg:y="20.366cm" svg:viewBox="0 0 302 361" svg:d="M242 224l60 9c-9 38-26 73-51 94s-55 34-93 34c-48 0-86-17-115-47-30-29-43-77-43-132 0-38 4-72 17-97 13-30 30-51 55-64 26-17 55-21 86-21 38 0 68 9 89 25 25 22 42 47 46 85l-55 9c-4-26-17-43-29-55-13-13-30-17-51-17-31 0-52 12-73 33-17 22-26 51-26 98 0 46 9 80 26 102s42 34 73 34c21 0 38-8 55-21 17-18 25-39 29-69z">
          <text:p/>
        </draw:path>
        <draw:path draw:style-name="gr7" draw:text-style-name="P7" draw:layer="layout" svg:width="0.169cm" svg:height="0.47cm" svg:x="28.524cm" svg:y="20.252cm" svg:viewBox="0 0 170 471" svg:d="M162 416l8 50c-17 5-34 5-47 5-22 0-39-5-47-9-13-8-21-17-25-25-5-13-9-34-9-72v-199h-42v-43h42v-89l59-34v123h61v43h-61v203c0 17 0 30 5 34 0 4 4 8 8 8 4 5 14 5 22 5 4 0 13 0 26 0z">
          <text:p/>
        </draw:path>
        <draw:path draw:style-name="gr7" draw:text-style-name="P7" draw:layer="layout" svg:width="0.317cm" svg:height="0.36cm" svg:x="28.905cm" svg:y="20.366cm" svg:viewBox="0 0 318 361" svg:d="M246 310c-21 17-42 34-63 38-17 9-38 13-64 13-39 0-68-9-90-30-17-17-29-38-29-68 0-17 4-34 12-47 9-17 17-25 30-34 13-8 25-17 42-21 13 0 31-4 52-9 51-4 85-12 106-21 0-8 0-12 0-12 0-26-4-43-17-51-13-13-38-21-68-21-25 0-46 4-60 17-13 8-21 25-30 50l-55-8c5-25 13-47 26-59 13-17 29-30 51-34 22-9 47-13 77-13 29 0 55 0 72 9 21 8 34 16 42 25 9 13 17 25 17 42 4 9 4 26 4 55v77c0 55 0 89 5 102 4 17 8 30 12 42h-59c-4-12-9-25-13-42zM242 178c-21 8-51 17-97 21-22 4-38 9-52 13-9 4-17 12-21 21-5 8-9 17-9 25 0 17 4 31 17 44 13 8 31 12 52 12 25 0 47-4 63-12 17-13 30-27 39-44 4-12 8-34 8-59z">
          <text:p/>
        </draw:path>
        <draw:path draw:style-name="gr7" draw:text-style-name="P7" draw:layer="layout" svg:width="0.301cm" svg:height="0.483cm" svg:x="29.48cm" svg:y="20.366cm" svg:viewBox="0 0 302 484" svg:d="M0 484v-475h55v42c13-17 27-30 44-38 17-9 34-13 55-13 29 0 59 4 80 21s38 38 51 64c13 29 17 60 17 94s-4 68-17 93c-13 30-34 51-59 68-21 12-47 21-76 21-17 0-34-4-51-13-17-8-31-17-39-29v165zM55 183c0 42 9 76 27 97 17 22 38 34 63 34 30 0 51-12 68-34 21-21 30-55 30-101 0-47-9-82-30-103-17-21-38-29-63-29-26 0-47 8-68 34-18 21-27 56-27 102z">
          <text:p/>
        </draw:path>
        <draw:path draw:style-name="gr7" draw:text-style-name="P7" draw:layer="layout" svg:width="0.19cm" svg:height="0.351cm" svg:x="29.849cm" svg:y="20.366cm" svg:viewBox="0 0 191 352" svg:d="M0 352v-343h55v50c12-25 26-42 39-50 8-5 21-9 38-9s38 4 59 17l-21 55c-13-8-30-13-42-13-13 0-26 5-34 13-13 8-17 17-22 30-9 21-13 46-13 68v182z">
          <text:p/>
        </draw:path>
        <draw:path draw:style-name="gr7" draw:text-style-name="P7" draw:layer="layout" svg:width="0.322cm" svg:height="0.36cm" svg:x="30.052cm" svg:y="20.366cm" svg:viewBox="0 0 323 361" svg:d="M0 178c0-64 17-110 55-140 30-25 63-38 106-38 46 0 89 13 118 47 31 29 44 72 44 127 0 46-5 80-17 106-13 26-35 47-61 60-25 12-55 21-84 21-47 0-85-17-119-47-29-29-42-77-42-136zM59 178c0 46 9 80 30 102s42 34 72 34c29 0 55-12 72-34 21-22 29-56 29-102 0-42-8-76-29-98-17-21-43-33-72-33-30 0-51 12-72 33-21 22-30 56-30 98z">
          <text:p/>
        </draw:path>
        <draw:path draw:style-name="gr7" draw:text-style-name="P7" draw:layer="layout" svg:width="0.297cm" svg:height="0.487cm" svg:x="30.424cm" svg:y="20.239cm" svg:viewBox="0 0 298 488" svg:d="M243 479v-42c-21 34-52 51-94 51-30 0-55-9-77-21-25-17-42-38-55-65-12-29-17-59-17-97 0-34 5-64 17-93 9-26 26-47 51-64 21-17 47-21 76-21 22 0 39 4 55 13 18 8 31 21 44 34v-174h55v479zM60 305c0 46 8 80 25 101 21 23 42 35 68 35 25 0 46-12 64-35 22-21 30-50 30-93 0-50-8-84-30-106-18-21-39-33-68-33-26 0-47 12-64 33-17 22-25 56-25 98z">
          <text:p/>
        </draw:path>
        <draw:path draw:style-name="gr7" draw:text-style-name="P7" draw:layer="layout" svg:width="0.279cm" svg:height="0.351cm" svg:x="30.814cm" svg:y="20.375cm" svg:viewBox="0 0 280 352" svg:d="M225 343v-50c-25 38-63 59-106 59-21 0-42-4-59-13-17-8-29-17-38-29-9-9-18-26-18-43-4-12-4-29-4-55v-212h60v191c0 30 0 51 0 59 4 17 13 30 26 38 12 9 25 13 42 13s34-4 51-13c17-8 25-21 34-38 4-12 8-38 8-67v-183h59v343z">
          <text:p/>
        </draw:path>
        <draw:path draw:style-name="gr7" draw:text-style-name="P7" draw:layer="layout" svg:width="0.301cm" svg:height="0.36cm" svg:x="31.165cm" svg:y="20.366cm" svg:viewBox="0 0 302 361" svg:d="M247 224l55 9c-4 38-21 73-47 94-25 21-59 34-98 34-47 0-85-17-114-47-26-29-43-77-43-132 0-38 9-72 21-97 13-30 30-51 55-64 26-17 51-21 81-21 39 0 73 9 94 25 25 22 38 47 47 85l-55 9c-9-26-17-43-30-55-13-13-31-17-52-17-29 0-55 12-72 33-17 22-29 51-29 98 0 46 12 80 29 102s38 34 68 34c25 0 43-8 60-21 13-18 26-39 30-69z">
          <text:p/>
        </draw:path>
        <draw:path draw:style-name="gr7" draw:text-style-name="P7" draw:layer="layout" svg:width="0.165cm" svg:height="0.47cm" svg:x="31.487cm" svg:y="20.252cm" svg:viewBox="0 0 166 471" svg:d="M158 416l8 50c-17 5-29 5-42 5-22 0-39-5-52-9-13-8-17-17-25-25-5-13-5-34-5-72v-199h-42v-43h42v-89l55-34v123h61v43h-61v203c0 17 5 30 5 34 4 4 4 8 13 8 5 5 9 5 17 5 9 0 17 0 26 0z">
          <text:p/>
        </draw:path>
        <draw:path draw:style-name="gr7" draw:text-style-name="P7" draw:layer="layout" svg:width="0.318cm" svg:height="0.36cm" svg:x="31.868cm" svg:y="20.366cm" svg:viewBox="0 0 319 361" svg:d="M246 310c-22 17-43 34-64 38-21 9-42 13-63 13-39 0-68-9-89-30-21-17-30-38-30-68 0-17 4-34 13-47 4-17 17-25 29-34 13-8 26-17 43-21 8 0 29-4 51-9 46-4 80-12 105-21 0-8 0-12 0-12 0-26-8-43-17-51-17-13-38-21-67-21-26 0-47 4-60 17-12 8-25 25-29 50l-59-8c8-25 16-47 25-59 13-17 30-30 55-34 21-9 47-13 76-13 30 0 55 0 72 9 17 8 34 16 42 25 9 13 13 25 17 42 0 9 5 26 5 55v77c0 55 0 89 4 102 0 17 5 30 14 42h-61c-8-12-12-25-12-42zM241 178c-21 8-55 17-97 21-25 4-42 9-51 13-8 4-17 12-21 21-8 8-8 17-8 25 0 17 4 31 16 44 13 8 30 12 51 12s43-4 60-12c16-13 33-27 38-44 8-12 12-34 12-59z">
          <text:p/>
        </draw:path>
        <draw:path draw:style-name="gr7" draw:text-style-name="P7" draw:layer="layout" svg:width="0.28cm" svg:height="0.351cm" svg:x="32.257cm" svg:y="20.366cm" svg:viewBox="0 0 281 352" svg:d="M0 352v-343h56v46c25-38 59-55 105-55 22 0 43 4 60 9 17 8 30 16 39 29 8 13 17 30 21 47 0 8 0 29 0 55v212h-56v-208c0-25-4-42-9-55-4-13-12-21-25-30-13-4-25-8-38-8-26 0-47 8-68 21-17 17-25 47-25 93v187z">
          <text:p/>
        </draw:path>
        <draw:path draw:style-name="gr7" draw:text-style-name="P7" draw:layer="layout" svg:width="0.296cm" svg:height="0.487cm" svg:x="32.609cm" svg:y="20.239cm" svg:viewBox="0 0 297 488" svg:d="M242 479v-42c-21 34-51 51-93 51-30 0-56-9-77-21-26-17-43-38-55-65-13-29-17-59-17-97 0-34 4-64 17-93 8-26 25-47 51-64 21-17 47-21 77-21 21 0 38 4 55 13 17 8 29 21 42 34v-174h55v479zM59 305c0 46 9 80 26 101 22 23 43 35 68 35 26 0 47-12 64-35 21-21 29-50 29-93 0-50-8-84-29-106-17-21-38-33-68-33-25 0-47 12-64 33-17 22-26 56-26 98z">
          <text:p/>
        </draw:path>
        <draw:polygon draw:style-name="gr8" draw:text-style-name="P2" draw:layer="layout" svg:width="35.535cm" svg:height="19.99cm" svg:x="0.016cm" svg:y="0.804cm" svg:viewBox="0 0 35536 19991" draw:points="0,0 35536,0 35536,19991 0,19991">
          <text:p/>
        </draw:polygon>
      </draw:page>
      <draw:page draw:name="page9" draw:style-name="dp1" draw:master-page-name="master-page3">
        <draw:polygon draw:style-name="gr1" draw:text-style-name="P1" draw:layer="layout" svg:width="35.543cm" svg:height="19.998cm" svg:x="0.012cm" svg:y="0.8cm" svg:viewBox="0 0 35544 19999" draw:points="0,0 35544,0 35544,19999 0,19999">
          <text:p/>
        </draw:polygon>
        <draw:path draw:style-name="gr9" draw:text-style-name="P8" draw:layer="layout" svg:width="1.114cm" svg:height="1.169cm" svg:x="9.575cm" svg:y="2.666cm" svg:viewBox="0 0 1115 1170" svg:d="M847 912h-461l-140 258h-246l661-1170h266l188 1170h-226zM817 717l-67-471-280 471z">
          <text:p/>
        </draw:path>
        <draw:path draw:style-name="gr9" draw:text-style-name="P8" draw:layer="layout" svg:width="0.995cm" svg:height="1.189cm" svg:x="10.866cm" svg:y="2.667cm" svg:viewBox="0 0 996 1190" svg:d="M751 1169h-217l17-93c-38 42-81 72-119 89-42 17-89 25-139 25-85 0-157-30-212-89s-81-148-81-267c0-135 39-258 115-368 76-106 178-162 305-162 110 0 200 44 255 137l93-441h228zM221 826c0 59 17 106 46 140 30 34 68 51 114 51 43 0 81-13 115-43 38-25 63-72 85-127 26-59 34-114 34-169 0-64-17-110-51-148-30-38-68-60-111-60-67 0-122 39-165 115-46 72-67 152-67 241z">
          <text:p/>
        </draw:path>
        <draw:path draw:style-name="gr9" draw:text-style-name="P8" draw:layer="layout" svg:width="1.359cm" svg:height="0.864cm" svg:x="11.823cm" svg:y="2.971cm" svg:viewBox="0 0 1360 865" svg:d="M178 17h216l-21 107c80-86 169-124 262-124 64 0 115 13 148 38 34 27 55 65 64 111 30-42 72-76 127-106s111-43 170-43c68 0 123 17 161 52 38 38 55 85 55 144 0 30-8 80-21 152l-110 517h-230l111-517c13-63 17-101 17-110 0-21-4-42-21-55-13-12-35-21-60-21-59 0-110 30-153 89-33 47-63 123-84 229l-81 385h-228l106-512c12-60 21-98 21-115 0-21-9-38-26-55-12-12-34-21-63-21-21 0-47 9-76 21-26 17-51 38-68 64-21 25-38 59-51 101-8 17-17 60-34 127l-80 390h-229z">
          <text:p/>
        </draw:path>
        <draw:path draw:style-name="gr9" draw:text-style-name="P8" draw:layer="layout" svg:width="0.47cm" svg:height="1.168cm" svg:x="13.279cm" svg:y="2.667cm" svg:viewBox="0 0 471 1169" svg:d="M243 0h228l-42 207h-229zM179 322h229l-178 847h-230z">
          <text:p/>
        </draw:path>
        <draw:path draw:style-name="gr9" draw:text-style-name="P8" draw:layer="layout" svg:width="0.898cm" svg:height="0.864cm" svg:x="13.732cm" svg:y="2.971cm" svg:viewBox="0 0 899 865" svg:d="M179 17h216l-21 111c55-46 106-81 152-98 47-21 94-30 149-30 67 0 122 17 165 61 38 38 59 93 59 156 0 30-9 85-25 170l-102 478h-229l102-478c13-72 21-115 21-132 0-25-8-51-25-67-17-17-43-26-72-26-34 0-72 13-110 42-43 30-77 68-98 111-17 33-38 101-59 203l-72 347h-230z">
          <text:p/>
        </draw:path>
        <draw:path draw:style-name="gr9" draw:text-style-name="P8" draw:layer="layout" svg:width="1.139cm" svg:height="1.168cm" svg:x="15.184cm" svg:y="2.667cm" svg:viewBox="0 0 1140 1169" svg:d="M243 1169h-243l247-1169h516c89 0 161 8 208 29 51 17 89 51 123 102 29 46 46 106 46 179 0 97-29 177-93 245-59 64-148 102-267 119 30 25 60 63 85 110 55 89 114 220 182 385h-258c-21-64-64-169-123-309-34-72-68-123-106-153-21-12-63-21-118-21h-98zM378 513h127c131 0 216-9 258-26 43-17 77-38 98-72 25-33 38-67 38-105 0-39-17-73-51-95-21-12-68-21-140-21h-262z">
          <text:p/>
        </draw:path>
        <draw:path draw:style-name="gr9" draw:text-style-name="P8" draw:layer="layout" svg:width="0.812cm" svg:height="0.885cm" svg:x="16.383cm" svg:y="2.971cm" svg:viewBox="0 0 813 886" svg:d="M796 514h-572c0 8-4 16-4 21 0 55 17 101 51 135 30 34 72 51 119 51 72 0 131-38 174-119l207 39c-42 80-93 139-161 182-68 42-140 63-224 63-115 0-204-38-276-110s-110-165-110-284c0-114 33-220 97-309 89-123 213-183 378-183 101 0 186 30 245 93 64 65 93 154 93 272 0 55-4 106-17 149zM606 374c0-9 0-17 0-21 0-64-17-110-42-144-30-30-68-47-115-47-46 0-89 17-127 55-38 34-64 89-77 157z">
          <text:p/>
        </draw:path>
        <draw:path draw:style-name="gr9" draw:text-style-name="P8" draw:layer="layout" svg:width="0.923cm" svg:height="1.186cm" svg:x="17.293cm" svg:y="2.971cm" svg:viewBox="0 0 924 1187" svg:d="M712 17h212l-247 1170h-229l85-395c-42 34-80 55-114 72-38 13-76 21-123 21-89 0-161-30-216-89-55-63-80-148-80-262 0-93 17-182 55-267s84-152 152-199c64-47 136-68 212-68 123 0 207 51 262 153zM220 529c0 56 17 102 46 136 30 34 68 51 110 51 39 0 77-17 115-43 34-25 63-67 89-131 21-59 33-118 33-173 0-64-16-110-50-149-34-33-68-55-110-55-38 0-72 17-110 43-34 29-64 72-89 139-22 64-34 123-34 182z">
          <text:p/>
        </draw:path>
        <draw:path draw:style-name="gr9" draw:text-style-name="P8" draw:layer="layout" svg:width="0.898cm" svg:height="0.868cm" svg:x="18.304cm" svg:y="2.988cm" svg:viewBox="0 0 899 869" svg:d="M128 0h229l-106 505c-12 59-17 97-17 110 0 25 9 47 26 64 17 16 42 25 72 25 17 0 38-4 59-9 17-8 38-21 59-38 21-12 38-33 55-50 17-22 34-47 47-81 8-25 21-63 34-118l84-408h229l-178 848h-212l22-114c-94 89-195 135-305 135-68 0-123-21-166-59-38-43-60-93-60-161 0-30 9-89 30-174z">
          <text:p/>
        </draw:path>
        <draw:path draw:style-name="gr9" draw:text-style-name="P8" draw:layer="layout" svg:width="0.47cm" svg:height="1.168cm" svg:x="19.253cm" svg:y="2.667cm" svg:viewBox="0 0 471 1169" svg:d="M242 0h229l-43 207h-229zM177 322h230l-178 847h-229z">
          <text:p/>
        </draw:path>
        <draw:path draw:style-name="gr9" draw:text-style-name="P8" draw:layer="layout" svg:width="0.72cm" svg:height="0.864cm" svg:x="19.693cm" svg:y="2.971cm" svg:viewBox="0 0 721 865" svg:d="M175 17h215l-33 166c76-122 165-183 258-183 34 0 68 5 106 21l-89 192c-21-9-43-13-64-13-42 0-80 13-123 47-38 29-71 68-93 118-25 47-46 127-67 233l-55 267h-230z">
          <text:p/>
        </draw:path>
        <draw:path draw:style-name="gr9" draw:text-style-name="P8" draw:layer="layout" svg:width="0.809cm" svg:height="0.885cm" svg:x="20.366cm" svg:y="2.971cm" svg:viewBox="0 0 810 886" svg:d="M797 514h-577c0 8 0 16 0 21 0 55 17 101 48 135 34 34 72 51 118 51 77 0 136-38 178-119l203 39c-38 80-89 139-156 182-68 42-144 63-225 63-114 0-208-38-280-110-68-72-106-165-106-284 0-114 34-220 97-309 89-123 213-183 374-183 106 0 186 30 250 93 59 65 89 154 89 272 0 55-5 106-13 149zM602 374c0-9 0-17 0-21 0-64-12-110-42-144-26-30-64-47-110-47-47 0-93 17-127 55-38 34-64 89-76 157z">
          <text:p/>
        </draw:path>
        <draw:path draw:style-name="gr9" draw:text-style-name="P8" draw:layer="layout" svg:width="1.359cm" svg:height="0.864cm" svg:x="21.234cm" svg:y="2.971cm" svg:viewBox="0 0 1360 865" svg:d="M178 17h216l-22 107c85-86 170-124 263-124 63 0 114 13 148 38 34 27 55 65 68 111 25-42 68-76 123-106s114-43 173-43c69 0 120 17 158 52 38 38 55 85 55 144 0 30-4 80-21 152l-110 517h-230l110-517c13-63 21-101 21-110 0-21-8-42-21-55-17-12-38-21-63-21-60 0-111 30-153 89-34 47-59 123-85 229l-80 385h-229l106-512c13-60 21-98 21-115 0-21-8-38-25-55-13-12-34-21-59-21-26 0-51 9-81 21-25 17-46 38-67 64-22 25-38 59-51 101-9 17-17 60-34 127l-80 390h-229z">
          <text:p/>
        </draw:path>
        <draw:path draw:style-name="gr9" draw:text-style-name="P8" draw:layer="layout" svg:width="0.808cm" svg:height="0.885cm" svg:x="22.72cm" svg:y="2.971cm" svg:viewBox="0 0 809 886" svg:d="M792 514h-572c0 8 0 16 0 21 0 55 17 101 47 135 33 34 72 51 119 51 76 0 136-38 178-119l203 39c-38 80-93 139-157 182-67 42-144 63-224 63-115 0-208-38-280-110s-106-165-106-284c0-114 29-220 97-309 85-123 213-183 374-183 106 0 186 30 249 93 60 65 89 154 89 272 0 55-4 106-17 149zM602 374c0-9 0-17 0-21 0-64-13-110-42-144-26-30-64-47-115-47-46 0-89 17-127 55-35 34-60 89-77 157z">
          <text:p/>
        </draw:path>
        <draw:path draw:style-name="gr9" draw:text-style-name="P8" draw:layer="layout" svg:width="0.894cm" svg:height="0.864cm" svg:x="23.6cm" svg:y="2.971cm" svg:viewBox="0 0 895 865" svg:d="M175 17h216l-21 111c55-46 105-81 152-98 47-21 97-30 148-30 68 0 123 17 165 61 38 38 60 93 60 156 0 30-9 85-26 170l-101 478h-229l102-478c16-72 21-115 21-132 0-25-9-51-26-67-17-17-38-26-72-26s-67 13-110 42c-42 30-72 68-97 111-17 33-34 101-55 203l-72 347h-230z">
          <text:p/>
        </draw:path>
        <draw:path draw:style-name="gr9" draw:text-style-name="P8" draw:layer="layout" svg:width="0.512cm" svg:height="1.16cm" svg:x="24.65cm" svg:y="2.696cm" svg:viewBox="0 0 513 1161" svg:d="M0 463l34-170h110l30-136 263-157-63 293h139l-33 170h-140l-76 355c-13 64-17 102-17 110 0 17 4 30 12 43 13 8 34 12 64 12 8 0 34 0 76-4l-38 169c-38 9-80 13-119 13-81 0-140-17-178-46-38-34-55-77-55-132 0-25 8-84 29-178l72-342z">
          <text:p/>
        </draw:path>
        <draw:path draw:style-name="gr9" draw:text-style-name="P8" draw:layer="layout" svg:width="0.864cm" svg:height="0.885cm" svg:x="25.103cm" svg:y="2.971cm" svg:viewBox="0 0 865 886" svg:d="M0 628l225-34c16 47 42 80 71 97 30 22 69 30 120 30s93-8 127-34c21-17 30-34 30-59 0-13-5-30-17-42-9-9-43-26-93-43-141-42-226-80-260-106-50-42-76-97-76-165 0-63 26-123 76-174 68-64 175-98 310-98 110 0 191 17 246 60 55 38 93 94 106 161l-212 39c-8-34-25-55-51-72-34-22-76-30-122-30-51 0-85 8-106 21-22 17-31 38-31 55 0 21 9 42 31 55 17 9 59 21 131 43 110 33 186 67 224 97 51 42 76 97 76 161 0 80-33 148-101 207-64 59-161 89-284 89-124 0-217-21-284-68-64-46-110-110-136-190z">
          <text:p/>
        </draw:path>
        <draw:line draw:style-name="gr10" draw:text-style-name="P2" draw:layer="layout" svg:x1="9.592cm" svg:y1="4.097cm" svg:x2="25.975cm" svg:y2="4.097cm">
          <text:p/>
        </draw:line>
        <draw:polygon draw:style-name="gr3" draw:text-style-name="P3" draw:layer="layout" svg:width="31.987cm" svg:height="1.113cm" svg:x="1.79cm" svg:y="5.465cm" svg:viewBox="0 0 31988 1114" draw:points="0,0 31988,0 31988,1114 0,1114">
          <text:p/>
        </draw:polygon>
        <draw:path draw:style-name="gr11" draw:text-style-name="P9" draw:layer="layout" svg:width="31.987cm" svg:height="14.224cm" svg:x="1.79cm" svg:y="6.574cm" svg:viewBox="0 0 31988 14225" svg:d="M0 0h31988v1440h-31988zM0 2913h31988v2282h-31988zM0 7473h31988v1113h-31988zM0 9695h31988v1114h-31988zM0 11918h31988v1113h-31988zM0 14140h31988v85h-31988z">
          <text:p/>
        </draw:path>
        <draw:path draw:style-name="gr12" draw:text-style-name="P10" draw:layer="layout" svg:width="31.987cm" svg:height="12.7cm" svg:x="1.79cm" svg:y="8.013cm" svg:viewBox="0 0 31988 12701" svg:d="M0 0h31988v1478h-31988zM0 3755h31988v2282h-31988zM0 7146h31988v1113h-31988zM0 9364h31988v1114h-31988zM0 11588h31988v1113h-31988z">
          <text:p/>
        </draw:path>
        <draw:path draw:style-name="gr1" draw:text-style-name="P1" draw:layer="layout" svg:width="31.992cm" svg:height="1.185cm" svg:x="1.79cm" svg:y="5.448cm" svg:viewBox="0 0 31993 1186" svg:d="M0 0h31993v38h-31993zM0 1072h31993v114h-31993z">
          <text:p/>
        </draw:path>
        <draw:path draw:style-name="gr1" draw:text-style-name="P1" draw:layer="layout" svg:width="32.029cm" svg:height="15.333cm" svg:x="1.769cm" svg:y="5.465cm" svg:viewBox="0 0 32030 15334" svg:d="M0 0h38v15334h-38zM10215 0h38v15334h-38zM31992 0h38v15334h-38z">
          <text:p/>
        </draw:path>
        <draw:path draw:style-name="gr1" draw:text-style-name="P1" draw:layer="layout" svg:width="31.992cm" svg:height="12.738cm" svg:x="1.79cm" svg:y="7.992cm" svg:viewBox="0 0 31993 12739" svg:d="M0 0h31993v38h-31993zM0 1477h31993v39h-31993zM0 3755h31993v38h-31993zM0 6037h31993v38h-31993zM0 7146h31993v38h-31993zM0 8259h31993v38h-31993zM0 9368h31993v38h-31993zM0 10478h31993v38h-31993zM0 11592h31993v38h-31993zM0 12701h31993v38h-31993z">
          <text:p/>
        </draw:path>
        <draw:path draw:style-name="gr1" draw:text-style-name="P1" draw:layer="layout" svg:width="0.385cm" svg:height="0.491cm" svg:x="5.414cm" svg:y="5.748cm" svg:viewBox="0 0 386 492" svg:d="M0 331l93-9c4 30 17 51 34 69 17 13 38 21 69 21 34 0 55-4 72-21 17-14 21-27 21-44 0-12 0-21-9-29-4-9-17-17-34-21-12-5-38-13-76-21-52-13-90-30-111-47-29-25-42-59-42-97 0-26 4-47 21-68 13-21 30-38 59-47 26-12 55-17 94-17 60 0 106 13 136 38 30 26 46 60 46 106l-97 5c-4-26-13-43-25-56-13-8-34-12-60-12-30 0-51 4-68 17-9 4-17 17-17 29 0 9 8 22 17 26 12 12 42 21 90 34 46 12 80 21 101 33 26 13 43 30 55 51 13 17 17 43 17 76 0 26-8 52-21 78-17 21-38 38-64 50-29 13-63 17-105 17-61 0-107-12-141-42-30-25-51-69-55-119z">
          <text:p/>
        </draw:path>
        <draw:polygon draw:style-name="gr1" draw:text-style-name="P1" draw:layer="layout" svg:width="0.093cm" svg:height="0.093cm" svg:x="5.88cm" svg:y="6.142cm" svg:viewBox="0 0 94 94" draw:points="0,0 94,0 94,94 0,94">
          <text:p/>
        </draw:polygon>
        <draw:polygon draw:style-name="gr1" draw:text-style-name="P1" draw:layer="layout" svg:width="0.377cm" svg:height="0.474cm" svg:x="6.252cm" svg:y="5.757cm" svg:viewBox="0 0 378 475" draw:points="0,475 0,0 93,0 288,318 288,0 378,0 378,475 284,475 89,165 89,475">
          <text:p/>
        </draw:polygon>
        <draw:path draw:style-name="gr1" draw:text-style-name="P1" draw:layer="layout" svg:width="0.36cm" svg:height="0.359cm" svg:x="6.709cm" svg:y="5.88cm" svg:viewBox="0 0 361 360" svg:d="M0 174c0-29 9-59 26-84 12-30 34-52 63-69 26-13 55-21 89-21 55 0 98 17 132 51s51 77 51 127c0 55-17 98-51 132s-77 50-128 50c-33 0-63-4-93-21-29-12-51-34-63-63-17-26-26-59-26-102zM93 183c0 34 9 59 26 76s38 29 59 29c26 0 47-12 64-29 12-17 21-42 21-81 0-33-9-59-21-76-17-17-38-29-64-29-21 0-42 12-59 29s-26 43-26 81z">
          <text:p/>
        </draw:path>
        <draw:path draw:style-name="gr1" draw:text-style-name="P1" draw:layer="layout" svg:width="0.432cm" svg:height="0.474cm" svg:x="15.65cm" svg:y="5.757cm" svg:viewBox="0 0 433 475" svg:d="M0 475v-475h204c51 0 89 4 115 13 21 8 38 21 55 42 12 25 21 51 21 76 0 39-13 69-34 90-21 25-51 38-93 47 21 8 38 25 51 38 12 12 29 42 55 76l59 93h-114l-72-102c-26-38-43-59-51-72-9-8-17-17-30-17-8-4-25-8-46-8h-21v199zM99 200h71c47 0 77 0 85-4 13-5 21-13 30-22 4-9 8-22 8-34 0-17-4-30-12-39-9-12-22-16-34-21-9 0-34 0-72 0h-76z">
          <text:p/>
        </draw:path>
        <draw:path draw:style-name="gr1" draw:text-style-name="P1" draw:layer="layout" svg:width="0.322cm" svg:height="0.359cm" svg:x="16.107cm" svg:y="5.88cm" svg:viewBox="0 0 323 360" svg:d="M226 242l93 17c-13 34-30 59-55 76-26 17-59 25-98 25-59 0-106-16-132-59-25-29-34-72-34-118 0-55 13-102 43-136 29-30 68-47 115-47 51 0 93 17 123 51 29 34 42 85 42 157h-230c0 25 9 47 23 64 12 12 29 21 50 21 17 0 30-5 39-13 8-8 16-21 21-38zM230 153c0-30-4-47-17-63-17-13-30-22-51-22-17 0-34 9-46 26-14 12-23 34-23 59z">
          <text:p/>
        </draw:path>
        <draw:path draw:style-name="gr1" draw:text-style-name="P1" draw:layer="layout" svg:width="0.335cm" svg:height="0.482cm" svg:x="16.484cm" svg:y="5.88cm" svg:viewBox="0 0 336 483" svg:d="M247 483v-173c-13 17-30 29-47 38-17 8-38 12-55 12-42 0-72-12-98-42-30-34-47-80-47-140s13-102 42-132c31-29 65-46 107-46 21 0 43 4 60 12 16 13 29 26 42 47v-51h85v475zM247 178c0-39-5-64-22-81-12-17-29-25-55-25-21 0-38 8-55 25-12 17-21 47-21 86 0 38 9 63 21 80 17 17 34 25 55 25 22 0 39-8 55-29 13-17 22-47 22-81z">
          <text:p/>
        </draw:path>
        <draw:path draw:style-name="gr1" draw:text-style-name="P1" draw:layer="layout" svg:width="0.314cm" svg:height="0.351cm" svg:x="16.907cm" svg:y="5.888cm" svg:viewBox="0 0 315 352" svg:d="M230 344v-51c-13 17-30 34-47 43-21 12-43 16-68 16-21 0-43-4-64-12-17-13-29-26-38-47-8-17-13-43-13-77v-216h94v157c0 51 0 80 4 89 4 13 8 22 17 26 8 8 21 13 34 13 18 0 30-5 43-13s21-22 25-35c5-13 9-42 9-93v-144h89v344z">
          <text:p/>
        </draw:path>
        <draw:path draw:style-name="gr1" draw:text-style-name="P1" draw:layer="layout" svg:width="0.089cm" svg:height="0.474cm" svg:x="17.318cm" svg:y="5.757cm" svg:viewBox="0 0 90 475" svg:d="M0 85v-85h90v85zM0 475v-344h90v344z">
          <text:p/>
        </draw:path>
        <draw:path draw:style-name="gr1" draw:text-style-name="P1" draw:layer="layout" svg:width="0.22cm" svg:height="0.351cm" svg:x="17.5cm" svg:y="5.88cm" svg:viewBox="0 0 221 352" svg:d="M89 352h-89v-344h85v47c12-22 25-38 38-47 13-4 25-8 38-8 21 0 42 4 60 17l-26 80c-17-13-30-17-43-17-12 0-25 4-33 13-9 4-17 17-22 38-4 17-8 55-8 114z">
          <text:p/>
        </draw:path>
        <draw:path draw:style-name="gr1" draw:text-style-name="P1" draw:layer="layout" svg:width="0.326cm" svg:height="0.359cm" svg:x="17.733cm" svg:y="5.88cm" svg:viewBox="0 0 327 360" svg:d="M229 242l89 17c-8 34-30 59-56 76-25 17-55 25-93 25-59 0-106-16-135-59-21-29-34-72-34-118 0-55 17-102 47-136 29-30 67-47 114-47 51 0 93 17 123 51s43 85 43 157h-230c0 25 5 47 21 64 13 12 30 21 51 21 17 0 26-5 38-13 9-8 17-21 22-38zM233 153c0-30-9-47-21-63-13-13-26-22-47-22s-34 9-51 26c-12 12-17 34-17 59z">
          <text:p/>
        </draw:path>
        <draw:path draw:style-name="gr1" draw:text-style-name="P1" draw:layer="layout" svg:width="0.508cm" svg:height="0.351cm" svg:x="18.127cm" svg:y="5.88cm" svg:viewBox="0 0 509 352" svg:d="M0 8h80v47c34-38 68-55 110-55 21 0 42 4 55 12 17 9 30 21 42 43 17-17 30-34 51-43 17-8 34-12 55-12 27 0 48 4 65 17 17 8 29 25 38 42 8 17 13 38 13 72v221h-95v-196c0-34-4-59-8-68-8-12-21-21-38-21-13 0-25 5-38 13s-21 21-26 34c-4 17-8 38-8 72v166h-89v-187c0-34-4-55-4-68-4-9-9-17-17-21-4-4-17-9-26-9-16 0-29 5-38 13-12 8-21 17-25 34-4 13-8 38-8 72v166h-89z">
          <text:p/>
        </draw:path>
        <draw:path draw:style-name="gr1" draw:text-style-name="P1" draw:layer="layout" svg:width="0.322cm" svg:height="0.359cm" svg:x="18.698cm" svg:y="5.88cm" svg:viewBox="0 0 323 360" svg:d="M226 242l93 17c-13 34-30 59-55 76-26 17-60 25-98 25-59 0-102-16-132-59-25-29-34-72-34-118 0-55 13-102 42-136 30-30 69-47 116-47 51 0 93 17 123 51 29 34 42 85 42 157h-229c0 25 9 47 21 64 13 12 34 21 55 21 13 0 26-5 34-13 9-8 17-21 22-38zM234 153c-4-30-8-47-21-63-13-13-30-22-47-22-21 0-38 9-51 26-12 12-21 34-21 59z">
          <text:p/>
        </draw:path>
        <draw:path draw:style-name="gr1" draw:text-style-name="P1" draw:layer="layout" svg:width="0.317cm" svg:height="0.351cm" svg:x="19.092cm" svg:y="5.88cm" svg:viewBox="0 0 318 352" svg:d="M318 352h-93v-175c0-38 0-63-4-72-4-12-13-21-21-25-9-8-17-13-30-13-17 0-29 5-42 13-13 9-21 21-26 38-4 13-8 38-8 76v158h-94v-344h84v51c35-42 73-59 116-59 21 0 38 4 55 8 17 9 29 17 38 30 8 12 17 25 21 38 0 13 4 34 4 63z">
          <text:p/>
        </draw:path>
        <draw:path draw:style-name="gr1" draw:text-style-name="P1" draw:layer="layout" svg:width="0.204cm" svg:height="0.474cm" svg:x="19.464cm" svg:y="5.765cm" svg:viewBox="0 0 205 475" svg:d="M196 123v73h-63v140c0 25 4 42 4 46 0 9 4 9 8 13 5 4 9 4 13 4 8 0 21 0 38-8l9 72c-22 8-47 12-72 12-18 0-35 0-48-8-13-4-21-13-30-21-4-9-8-21-12-34 0-13 0-34 0-64v-152h-43v-73h43v-72l90-51v123z">
          <text:p/>
        </draw:path>
        <draw:path draw:style-name="gr1" draw:text-style-name="P1" draw:layer="layout" svg:width="0.322cm" svg:height="0.359cm" svg:x="19.693cm" svg:y="5.88cm" svg:viewBox="0 0 323 360" svg:d="M0 255l90-13c4 17 13 30 25 38 13 8 30 17 51 17s38-4 51-13c8-8 13-17 13-25 0-9 0-13-5-17-4-4-17-9-34-13-71-17-118-34-139-46-27-17-39-43-39-77 0-29 8-55 34-77 26-21 60-29 111-29 46 0 80 8 105 21 22 17 39 39 47 68l-85 17c-4-12-12-21-21-29-13-9-25-13-46-13-22 0-38 4-51 13-4 4-9 8-9 17 0 8 0 12 9 17 8 4 34 17 84 25 47 13 85 25 102 42 21 17 30 38 30 68s-13 59-43 81c-25 25-63 33-114 33-46 0-85-8-114-29-27-17-44-43-52-76z">
          <text:p/>
        </draw:path>
        <draw:path draw:style-name="gr7" draw:text-style-name="P7" draw:layer="layout" svg:width="0.178cm" svg:height="0.478cm" svg:x="5.46cm" svg:y="6.866cm" svg:viewBox="0 0 179 479" svg:d="M179 479h-59v-372c-18 13-35 25-56 38-25 13-47 25-64 30v-55c34-17 64-34 85-57 26-21 43-42 56-63h38z">
          <text:p/>
        </draw:path>
        <draw:polygon draw:style-name="gr7" draw:text-style-name="P7" draw:layer="layout" svg:width="0.068cm" svg:height="0.067cm" svg:x="5.82cm" svg:y="7.277cm" svg:viewBox="0 0 69 68" draw:points="0,0 69,0 69,68 0,68">
          <text:p/>
        </draw:polygon>
        <draw:path draw:style-name="gr7" draw:text-style-name="P7" draw:layer="layout" svg:width="0.445cm" svg:height="0.478cm" svg:x="14.27cm" svg:y="6.866cm" svg:viewBox="0 0 446 479" svg:d="M0 479l183-479h68l195 479h-72l-55-144h-200l-51 144zM136 285h166l-51-136c-17-38-26-72-34-98-9 30-17 60-25 90z">
          <text:p/>
        </draw:path>
        <draw:path draw:style-name="gr7" draw:text-style-name="P7" draw:layer="layout" svg:width="0.3cm" svg:height="0.487cm" svg:x="14.736cm" svg:y="6.866cm" svg:viewBox="0 0 301 488" svg:d="M246 479v-46c-21 38-51 55-97 55-26 0-52-9-73-26-25-12-42-33-55-63-13-25-21-59-21-93s8-64 17-93c12-30 29-52 55-65 21-17 47-25 77-25 21 0 38 4 55 12 17 9 30 22 38 39v-174h59v479zM63 306c0 46 9 76 26 97 21 26 43 34 68 34 26 0 47-8 64-30 17-21 29-55 29-97 0-47-12-80-29-102-17-25-42-34-68-34-25 0-47 9-64 30s-26 55-26 102z">
          <text:p/>
        </draw:path>
        <draw:path draw:style-name="gr7" draw:text-style-name="P7" draw:layer="layout" svg:width="0.466cm" svg:height="0.355cm" svg:x="15.129cm" svg:y="6.989cm" svg:viewBox="0 0 467 356" svg:d="M0 356v-348h51v51c13-17 26-34 43-42 21-9 38-17 63-17s47 8 64 17c17 12 25 25 33 46 26-42 64-63 106-63 34 0 64 12 81 29 18 17 26 47 26 89v238h-56v-221c0-21-4-38-8-51-5-8-9-17-22-21-8-8-21-12-33-12-26 0-43 8-60 25s-25 42-25 76v204h-59v-225c0-25-5-47-13-59-9-13-25-21-47-21-17 0-33 4-46 12-13 9-26 21-30 38-8 17-8 43-8 72v183z">
          <text:p/>
        </draw:path>
        <draw:path draw:style-name="gr7" draw:text-style-name="P7" draw:layer="layout" svg:width="0.059cm" svg:height="0.478cm" svg:x="15.684cm" svg:y="6.866cm" svg:viewBox="0 0 60 479" svg:d="M0 69v-69h60v69zM0 479v-347h60v347z">
          <text:p/>
        </draw:path>
        <draw:path draw:style-name="gr7" draw:text-style-name="P7" draw:layer="layout" svg:width="0.28cm" svg:height="0.355cm" svg:x="15.832cm" svg:y="6.989cm" svg:viewBox="0 0 281 356" svg:d="M0 356v-348h51v51c25-38 63-59 110-59 21 0 42 4 60 12 17 9 30 17 38 30 9 13 17 25 22 42 0 13 0 30 0 60v212h-60v-212c0-21 0-43-4-55-4-9-14-22-26-26-13-8-26-12-43-12-21 0-42 8-63 25-17 17-26 47-26 89v191z">
          <text:p/>
        </draw:path>
        <draw:path draw:style-name="gr7" draw:text-style-name="P7" draw:layer="layout" svg:width="0.283cm" svg:height="0.364cm" svg:x="16.366cm" svg:y="6.989cm" svg:viewBox="0 0 284 365" svg:d="M0 251l55-9c4 25 12 42 29 55 13 13 34 17 59 17 30 0 52-4 65-17 13-8 17-21 17-38 0-13-4-21-17-30-8-4-26-12-60-21-43-8-72-21-89-25-17-9-30-21-38-34-9-17-13-30-13-48 0-17 4-29 8-42 9-13 17-25 30-34 9-8 21-13 38-17s34-8 51-8c25 0 51 4 73 12 21 9 34 17 47 34 8 13 12 30 16 51l-55 9c-4-17-12-30-25-43-9-8-31-12-52-12-25 0-46 4-59 12-8 9-17 17-17 30 0 8 4 18 9 22 4 9 12 13 21 17 8 0 25 4 55 13 38 12 68 21 85 29 17 5 30 17 38 30 9 13 13 30 13 51 0 17-4 38-17 55-8 17-25 29-46 38-21 13-48 17-73 17-47 0-81-13-106-30-21-17-38-46-42-84z">
          <text:p/>
        </draw:path>
        <draw:path draw:style-name="gr7" draw:text-style-name="P7" draw:layer="layout" svg:width="0.28cm" svg:height="0.478cm" svg:x="16.721cm" svg:y="6.866cm" svg:viewBox="0 0 281 479" svg:d="M0 479v-479h59v175c26-34 60-51 103-51 25 0 47 4 68 17 17 8 34 25 38 42 8 17 13 42 13 76v220h-55v-220c0-29-9-51-22-63-12-13-29-21-56-21-17 0-34 4-46 12-17 13-26 21-34 38-9 17-9 38-9 64v190z">
          <text:p/>
        </draw:path>
        <draw:path draw:style-name="gr7" draw:text-style-name="P7" draw:layer="layout" svg:width="0.317cm" svg:height="0.364cm" svg:x="17.073cm" svg:y="6.989cm" svg:viewBox="0 0 318 365" svg:d="M246 314c-25 17-43 30-64 38-22 9-43 13-64 13-38 0-68-13-89-30s-29-42-29-72c0-17 4-29 8-46 8-13 21-26 34-34 8-9 25-13 38-17s30-9 55-9c47-8 81-12 103-21 0-8 4-12 4-17 0-22-9-39-17-52-17-12-39-16-69-16-29 0-46 4-63 12-13 9-22 26-26 52l-59-9c4-22 13-43 25-60 13-12 30-25 51-34 26-8 51-12 81-12 29 0 51 4 73 12 17 5 29 13 38 26 8 8 17 25 21 38 0 13 0 30 0 56v80c0 51 4 89 4 102 4 13 9 30 17 42h-63c-5-12-9-25-9-42zM238 183c-22 8-52 17-95 21-25 4-42 8-50 13-13 4-17 8-26 17-4 8-8 17-8 29 0 17 8 30 21 38 8 13 25 17 51 17 21 0 42-4 59-17 18-8 31-21 39-38 9-12 9-34 9-59z">
          <text:p/>
        </draw:path>
        <draw:path draw:style-name="gr7" draw:text-style-name="P7" draw:layer="layout" svg:width="0.207cm" svg:height="0.478cm" svg:x="17.458cm" svg:y="6.866cm" svg:viewBox="0 0 208 479" svg:d="M0 0h60v479h-60zM149 0h59v479h-59z">
          <text:p/>
        </draw:path>
        <draw:path draw:style-name="gr7" draw:text-style-name="P7" draw:layer="layout" svg:width="0.301cm" svg:height="0.487cm" svg:x="17.94cm" svg:y="6.866cm" svg:viewBox="0 0 302 488" svg:d="M55 479h-55v-479h60v169c25-29 59-46 97-46 21 0 38 4 60 12 17 9 34 22 47 39s21 34 29 56c5 21 9 46 9 72 0 59-13 105-42 135-30 34-65 51-107 51-43 0-72-17-98-51zM55 302c0 42 5 72 17 93 17 29 43 42 77 42 25 0 46-8 64-34 21-21 30-55 30-97 0-47-9-81-26-102-22-21-43-30-68-30-26 0-47 9-64 34-21 22-30 51-30 94z">
          <text:p/>
        </draw:path>
        <draw:path draw:style-name="gr7" draw:text-style-name="P7" draw:layer="layout" svg:width="0.321cm" svg:height="0.364cm" svg:x="18.292cm" svg:y="6.989cm" svg:viewBox="0 0 322 365" svg:d="M259 246l59 5c-8 38-25 63-51 84-25 17-59 30-102 30-51 0-89-17-119-47-29-34-46-76-46-131 0-59 17-107 46-136 30-34 68-51 115-51s85 17 115 46c30 34 46 78 46 137 0 4 0 8 0 17h-259c0 34 13 63 30 84 21 22 42 30 72 30 22 0 43-4 56-17 17-8 29-30 38-51zM63 149h196c-4-30-9-52-21-65-21-25-43-33-73-33s-51 8-68 25c-21 17-30 43-34 73z">
          <text:p/>
        </draw:path>
        <draw:path draw:style-name="gr7" draw:text-style-name="P7" draw:layer="layout" svg:width="0.322cm" svg:height="0.364cm" svg:x="18.846cm" svg:y="6.989cm" svg:viewBox="0 0 323 365" svg:d="M246 314c-21 17-43 30-59 38-22 9-43 13-68 13-38 0-64-13-85-30s-34-42-34-72c0-17 5-29 13-46 8-13 17-26 30-34 12-9 29-13 42-17s30-9 55-9c47-8 80-12 102-21 0-8 0-12 0-17 0-22-5-39-17-52-13-12-34-16-64-16-29 0-51 4-63 12-13 9-22 26-30 52l-55-9c4-22 13-43 25-60 13-12 30-25 51-34 21-8 51-12 81-12 29 0 50 4 72 12 18 5 30 13 39 26 8 8 17 25 21 38 0 13 0 30 0 56v80c0 51 4 89 4 102 4 13 9 30 17 42h-63c-5-12-10-25-14-42zM242 183c-22 8-51 17-94 21-25 4-42 8-50 13-13 4-22 8-26 17-4 8-8 17-8 29 0 17 8 30 17 38 12 13 29 17 55 17 21 0 42-4 59-17 17-8 30-21 38-38 4-12 9-34 9-59z">
          <text:p/>
        </draw:path>
        <draw:path draw:style-name="gr7" draw:text-style-name="P7" draw:layer="layout" svg:width="0.296cm" svg:height="0.487cm" svg:x="19.24cm" svg:y="6.866cm" svg:viewBox="0 0 297 488" svg:d="M51 479h-51v-479h55v169c25-29 59-46 98-46 22 0 38 4 60 12 17 9 34 22 46 39 13 17 21 34 30 56 4 21 8 46 8 72 0 59-12 105-42 135-30 34-64 51-106 51-43 0-73-17-98-51zM51 302c0 42 8 72 17 93 21 29 42 42 76 42 26 0 47-8 69-34 17-21 25-55 25-97 0-47-8-81-25-102s-43-30-69-30c-25 0-47 9-64 34-21 22-29 51-29 94z">
          <text:p/>
        </draw:path>
        <draw:polygon draw:style-name="gr7" draw:text-style-name="P7" draw:layer="layout" svg:width="0.06cm" svg:height="0.478cm" svg:x="19.608cm" svg:y="6.866cm" svg:viewBox="0 0 61 479" draw:points="0,0 61,0 61,479 0,479">
          <text:p/>
        </draw:polygon>
        <draw:path draw:style-name="gr7" draw:text-style-name="P7" draw:layer="layout" svg:width="0.322cm" svg:height="0.364cm" svg:x="19.735cm" svg:y="6.989cm" svg:viewBox="0 0 323 365" svg:d="M260 246l59 5c-9 38-26 63-51 84-25 17-59 30-102 30-50 0-89-17-118-47-30-34-48-76-48-131 0-59 18-107 48-136 29-34 68-51 118-51 43 0 81 17 110 46 30 34 47 78 47 137 0 4 0 8 0 17h-258c0 34 12 63 29 84 22 22 47 30 72 30 22 0 43-4 55-17 17-8 30-30 39-51zM65 149h195c-5-30-9-52-22-65-21-25-42-33-72-33-29 0-50 8-67 25-22 17-30 43-34 73z">
          <text:p/>
        </draw:path>
        <draw:path draw:style-name="gr7" draw:text-style-name="P7" draw:layer="layout" svg:width="0.165cm" svg:height="0.47cm" svg:x="20.281cm" svg:y="6.879cm" svg:viewBox="0 0 166 471" svg:d="M158 411l8 55c-12 0-29 5-42 5-21 0-39-5-52-13-8-4-17-13-25-26-4-8-4-33-4-68v-199h-43v-47h43v-84l60-34v118h55v47h-55v203c0 17 0 26 0 31 4 4 8 8 13 12 4 5 8 5 17 5 8 0 17 0 25-5z">
          <text:p/>
        </draw:path>
        <draw:path draw:style-name="gr7" draw:text-style-name="P7" draw:layer="layout" svg:width="0.322cm" svg:height="0.364cm" svg:x="20.476cm" svg:y="6.989cm" svg:viewBox="0 0 323 365" svg:d="M0 183c0-64 17-111 51-145 30-26 68-38 110-38 47 0 86 17 120 46 29 34 42 78 42 133 0 42-4 80-17 105-17 26-34 43-59 60-27 12-56 21-86 21-47 0-89-17-119-47-29-34-42-76-42-135zM59 183c0 42 9 76 30 97 17 26 42 34 72 34s55-8 73-34c21-21 30-55 30-97 0-47-9-77-30-99-18-25-43-33-73-33s-55 8-72 33c-21 22-30 56-30 99z">
          <text:p/>
        </draw:path>
        <draw:polygon draw:style-name="gr7" draw:text-style-name="P7" draw:layer="layout" svg:width="0.059cm" svg:height="0.478cm" svg:x="21.052cm" svg:y="6.866cm" svg:viewBox="0 0 60 479" draw:points="0,0 60,0 60,479 0,479">
          <text:p/>
        </draw:polygon>
        <draw:path draw:style-name="gr7" draw:text-style-name="P7" draw:layer="layout" svg:width="0.322cm" svg:height="0.364cm" svg:x="21.179cm" svg:y="6.989cm" svg:viewBox="0 0 323 365" svg:d="M0 183c0-64 17-111 55-145 30-26 63-38 106-38 47 0 90 17 119 46 30 34 43 78 43 133 0 42-5 80-17 105-13 26-34 43-60 60-25 12-55 21-85 21-47 0-85-17-115-47-29-34-46-76-46-135zM59 183c0 42 9 76 30 97 21 26 42 34 72 34s56-8 73-34c21-21 29-55 29-97 0-47-8-77-29-99-17-25-43-33-73-33s-51 8-72 33c-21 22-30 56-30 99z">
          <text:p/>
        </draw:path>
        <draw:path draw:style-name="gr7" draw:text-style-name="P7" draw:layer="layout" svg:width="0.305cm" svg:height="0.495cm" svg:x="21.547cm" svg:y="6.989cm" svg:viewBox="0 0 306 496" svg:d="M13 386l55 8c4 17 13 30 21 39 17 8 34 12 59 12 30 0 52-4 65-12 17-13 25-30 29-47 5-13 5-38 5-76-26 29-55 46-94 46-51 0-85-17-110-50-30-34-43-77-43-124 0-34 9-64 21-93 9-30 26-51 51-64 21-17 47-25 81-25 39 0 73 17 98 51v-43h55v302c0 51-4 89-17 114-8 21-25 38-51 51-25 13-52 21-90 21s-72-8-97-30c-25-17-38-46-38-80zM59 178c0 43 13 77 30 98s38 30 68 30c25 0 52-9 69-30 16-21 25-55 25-98s-9-77-25-98c-22-21-44-29-69-29-30 0-51 8-68 29s-30 55-30 98z">
          <text:p/>
        </draw:path>
        <draw:path draw:style-name="gr7" draw:text-style-name="P7" draw:layer="layout" svg:width="0.059cm" svg:height="0.478cm" svg:x="21.941cm" svg:y="6.866cm" svg:viewBox="0 0 60 479" svg:d="M0 69v-69h60v69zM0 479v-347h60v347z">
          <text:p/>
        </draw:path>
        <draw:path draw:style-name="gr7" draw:text-style-name="P7" draw:layer="layout" svg:width="0.279cm" svg:height="0.355cm" svg:x="22.089cm" svg:y="6.989cm" svg:viewBox="0 0 280 356" svg:d="M0 356v-348h51v51c25-38 64-59 111-59 21 0 42 4 59 12 17 9 30 17 38 30 9 13 17 25 21 42 0 13 0 30 0 60v212h-55v-212c0-21-4-43-8-55-4-9-13-22-25-26-13-8-26-12-39-12-25 0-46 8-68 25-17 17-26 47-26 89v191z">
          <text:p/>
        </draw:path>
        <draw:polygon draw:style-name="gr7" draw:text-style-name="P7" draw:layer="layout" svg:width="0.186cm" svg:height="0.495cm" svg:x="22.415cm" svg:y="6.858cm" svg:viewBox="0 0 187 496" draw:points="0,496 140,0 187,0 47,496">
          <text:p/>
        </draw:polygon>
        <draw:polygon draw:style-name="gr7" draw:text-style-name="P7" draw:layer="layout" svg:width="0.059cm" svg:height="0.478cm" svg:x="22.644cm" svg:y="6.866cm" svg:viewBox="0 0 60 479" draw:points="0,0 60,0 60,479 0,479">
          <text:p/>
        </draw:polygon>
        <draw:path draw:style-name="gr7" draw:text-style-name="P7" draw:layer="layout" svg:width="0.326cm" svg:height="0.364cm" svg:x="22.771cm" svg:y="6.989cm" svg:viewBox="0 0 327 365" svg:d="M0 183c0-64 17-111 55-145 29-26 63-38 106-38 51 0 89 17 119 46 30 34 47 78 47 133 0 42-9 80-22 105-12 26-33 43-59 60-25 12-55 21-85 21-47 0-85-17-115-47-29-34-46-76-46-135zM59 183c0 42 13 76 30 97 21 26 42 34 72 34s56-8 72-34c22-21 30-55 30-97 0-47-8-77-30-99-16-25-42-33-72-33s-51 8-72 33c-17 22-30 56-30 99z">
          <text:p/>
        </draw:path>
        <draw:path draw:style-name="gr7" draw:text-style-name="P7" draw:layer="layout" svg:width="0.305cm" svg:height="0.495cm" svg:x="23.139cm" svg:y="6.989cm" svg:viewBox="0 0 306 496" svg:d="M13 386l59 8c0 17 8 30 17 39 17 8 35 12 60 12 30 0 51-4 64-12 16-13 25-30 29-47 4-13 4-38 4-76-25 29-55 46-93 46-52 0-85-17-111-50-29-34-42-77-42-124 0-34 8-64 21-93 9-30 25-51 51-64 21-17 47-25 81-25 38 0 72 17 102 51v-43h51v302c0 51-5 89-17 114-9 21-26 38-51 51-21 13-51 21-89 21-39 0-73-8-98-30-26-17-38-46-38-80zM63 178c0 43 9 77 26 98s43 30 69 30c25 0 50-9 67-30s26-55 26-98-9-77-26-98c-21-21-42-29-67-29-26 0-52 8-69 29s-26 55-26 98z">
          <text:p/>
        </draw:path>
        <draw:path draw:style-name="gr7" draw:text-style-name="P7" draw:layer="layout" svg:width="0.322cm" svg:height="0.364cm" svg:x="23.511cm" svg:y="6.989cm" svg:viewBox="0 0 323 365" svg:d="M0 183c0-64 17-111 55-145 31-26 65-38 107-38 47 0 89 17 119 46 29 34 42 78 42 133 0 42-4 80-17 105-12 26-34 43-59 60-25 12-55 21-85 21-46 0-85-17-115-47-34-34-47-76-47-135zM60 183c0 42 8 76 30 97 22 26 43 34 72 34 30 0 55-8 72-34 21-21 30-55 30-97 0-47-9-77-30-99-17-25-42-33-72-33-29 0-50 8-72 33-22 22-30 56-30 99z">
          <text:p/>
        </draw:path>
        <draw:path draw:style-name="gr7" draw:text-style-name="P7" draw:layer="layout" svg:width="0.279cm" svg:height="0.356cm" svg:x="23.901cm" svg:y="6.997cm" svg:viewBox="0 0 280 357" svg:d="M229 348v-50c-26 38-64 59-111 59-21 0-38-4-55-13-17-8-33-17-42-30-8-12-13-25-17-43 0-13-4-29-4-55v-216h59v191c0 34 0 55 4 63 5 17 13 31 22 39 12 9 29 13 46 13s34-4 51-13c13-13 25-22 30-39 8-17 12-38 12-68v-186h56v348z">
          <text:p/>
        </draw:path>
        <draw:path draw:style-name="gr7" draw:text-style-name="P7" draw:layer="layout" svg:width="0.169cm" svg:height="0.47cm" svg:x="24.24cm" svg:y="6.879cm" svg:viewBox="0 0 170 471" svg:d="M161 411l9 55c-17 0-30 5-42 5-22 0-39-5-51-13-13-4-21-13-26-26-4-8-4-33-4-68v-199h-47v-47h47v-84l55-34v118h59v47h-59v203c0 17 4 26 4 31 5 4 5 8 9 12 8 5 13 5 21 5s17 0 25-5z">
          <text:p/>
        </draw:path>
        <draw:polygon draw:style-name="gr7" draw:text-style-name="P7" draw:layer="layout" svg:width="0.067cm" svg:height="0.067cm" svg:x="24.477cm" svg:y="7.277cm" svg:viewBox="0 0 68 68" draw:points="0,0 68,0 68,68 0,68">
          <text:p/>
        </draw:polygon>
        <draw:path draw:style-name="gr7" draw:text-style-name="P7" draw:layer="layout" svg:width="0.313cm" svg:height="0.478cm" svg:x="5.41cm" svg:y="8.297cm" svg:viewBox="0 0 314 479" svg:d="M314 424v55h-314c0-12 0-25 4-38 8-21 21-42 38-63 21-22 48-47 77-72 55-43 89-77 106-102 21-25 30-51 30-72s-9-42-26-59c-17-14-38-22-63-22-30 0-51 8-68 26-17 17-25 38-31 68l-59-4c4-47 21-82 47-103 30-25 64-38 111-38 46 0 80 13 110 38 25 25 38 60 38 94 0 21-4 38-13 59-8 17-21 38-38 60-17 17-46 46-89 80-38 30-59 51-67 64-13 8-22 21-26 29z">
          <text:p/>
        </draw:path>
        <draw:polygon draw:style-name="gr7" draw:text-style-name="P7" draw:layer="layout" svg:width="0.068cm" svg:height="0.068cm" svg:x="5.82cm" svg:y="8.707cm" svg:viewBox="0 0 69 69" draw:points="0,0 69,0 69,69 0,69">
          <text:p/>
        </draw:polygon>
        <draw:polygon draw:style-name="gr7" draw:text-style-name="P7" draw:layer="layout" svg:width="0.381cm" svg:height="0.474cm" svg:x="13.754cm" svg:y="8.301cm" svg:viewBox="0 0 382 475" draw:points="157,475 157,55 0,55 0,0 382,0 382,55 221,55 221,475">
          <text:p/>
        </draw:polygon>
        <draw:path draw:style-name="gr7" draw:text-style-name="P7" draw:layer="layout" svg:width="0.283cm" svg:height="0.474cm" svg:x="14.19cm" svg:y="8.301cm" svg:viewBox="0 0 284 475" svg:d="M0 475v-475h59v169c25-29 64-46 103-46 25 0 50 4 67 13 21 12 34 25 43 42 8 17 12 46 12 80v217h-59v-217c0-29-8-51-21-67-13-13-30-17-51-17s-34 4-52 12c-17 9-25 21-34 38-4 13-8 34-8 64v187z">
          <text:p/>
        </draw:path>
        <draw:path draw:style-name="gr7" draw:text-style-name="P7" draw:layer="layout" svg:width="0.318cm" svg:height="0.36cm" svg:x="14.541cm" svg:y="8.424cm" svg:viewBox="0 0 319 361" svg:d="M255 242l64 9c-9 33-30 63-56 80-25 21-59 30-98 30-51 0-93-13-123-47-29-30-42-72-42-131s13-102 47-136c29-29 67-47 114-47s86 18 115 47c30 30 43 77 43 132 0 4 0 8 0 17h-260c5 38 13 67 34 88 17 17 42 30 72 30 21 0 39-4 56-17 13-13 26-29 34-55zM64 149h195c-4-30-12-51-25-68-17-21-43-34-73-34-26 0-47 9-68 30-17 17-29 42-29 72z">
          <text:p/>
        </draw:path>
        <draw:path draw:style-name="gr7" draw:text-style-name="P7" draw:layer="layout" svg:width="0.187cm" svg:height="0.351cm" svg:x="14.93cm" svg:y="8.424cm" svg:viewBox="0 0 188 352" svg:d="M0 352v-344h52v51c13-25 26-42 38-46 13-9 26-13 38-13 22 0 39 4 60 17l-21 55c-13-9-26-13-43-13-12 0-21 4-34 13-8 8-17 17-21 29-8 22-8 47-8 72v179z">
          <text:p/>
        </draw:path>
        <draw:path draw:style-name="gr7" draw:text-style-name="P7" draw:layer="layout" svg:width="0.317cm" svg:height="0.36cm" svg:x="15.134cm" svg:y="8.424cm" svg:viewBox="0 0 318 361" svg:d="M255 242l63 9c-13 33-29 63-55 80-26 21-60 30-98 30-51 0-93-13-123-47-30-30-42-72-42-131s12-102 42-136c34-29 72-47 119-47 46 0 85 18 115 47 29 30 42 77 42 132 0 4 0 8 0 17h-259c4 38 13 67 34 88 17 17 42 30 72 30 21 0 38-4 55-17 12-13 26-29 35-55zM63 149h196c-4-30-13-51-27-68-16-21-42-34-71-34-26 0-51 9-68 30-17 17-30 42-30 72z">
          <text:p/>
        </draw:path>
        <draw:path draw:style-name="gr7" draw:text-style-name="P7" draw:layer="layout" svg:width="0.305cm" svg:height="0.36cm" svg:x="15.688cm" svg:y="8.424cm" svg:viewBox="0 0 306 361" svg:d="M246 225l60 9c-8 42-25 72-52 93-25 25-59 34-93 34-51 0-89-13-114-47-30-30-47-76-47-131 0-38 9-72 21-97 13-30 30-51 55-64 26-14 55-22 85-22 34 0 68 8 89 30 26 17 43 43 48 81l-56 8c-5-25-17-42-30-55-13-8-30-17-51-17-30 0-51 13-72 34-17 21-25 55-25 98 0 46 8 80 25 101s42 34 68 34c25 0 42-8 59-21s26-38 30-68z">
          <text:p/>
        </draw:path>
        <draw:path draw:style-name="gr7" draw:text-style-name="P7" draw:layer="layout" svg:width="0.317cm" svg:height="0.36cm" svg:x="16.023cm" svg:y="8.424cm" svg:viewBox="0 0 318 361" svg:d="M245 310c-21 21-42 34-63 42-21 4-43 9-64 9-38 0-68-9-89-26-21-21-29-42-29-72 0-17 4-34 8-46 9-13 21-26 34-34 13-9 25-17 42-21 9 0 26-5 51-9 47-4 81-12 106-17 0-8 0-17 0-17 0-25-8-42-17-50-17-13-38-22-68-22-29 0-46 5-63 17-13 9-21 26-26 51l-59-8c4-26 13-43 26-60 12-17 29-25 50-33 26-10 51-14 81-14 29 0 55 4 72 8 17 10 29 18 42 31 9 8 13 21 17 38 0 8 0 30 0 55v76c0 55 4 89 4 106 5 13 10 25 18 38h-64c-5-8-9-25-9-42zM241 179c-21 8-55 17-97 25-26 0-43 4-51 8-13 5-17 13-26 22-4 8-8 17-8 25 0 17 8 30 21 42 9 9 30 13 51 13s42-4 59-13c17-8 30-25 38-42 9-13 13-30 13-59z">
          <text:p/>
        </draw:path>
        <draw:path draw:style-name="gr7" draw:text-style-name="P7" draw:layer="layout" svg:width="0.28cm" svg:height="0.351cm" svg:x="16.412cm" svg:y="8.424cm" svg:viewBox="0 0 281 352" svg:d="M0 352v-344h51v47c25-38 63-55 110-55 21 0 43 4 60 13 17 4 30 16 38 25 9 13 17 30 17 46 5 9 5 30 5 56v212h-60v-208c0-26 0-43-4-55-4-13-13-21-25-30-14-4-27-8-44-8-25 0-46 8-63 21-17 17-26 46-26 93v187z">
          <text:p/>
        </draw:path>
        <draw:path draw:style-name="gr7" draw:text-style-name="P7" draw:layer="layout" svg:width="0.3cm" svg:height="0.483cm" svg:x="16.967cm" svg:y="8.301cm" svg:viewBox="0 0 301 484" svg:d="M55 475h-55v-475h59v170c25-29 55-47 93-47 21 0 42 4 59 14 22 8 38 21 47 33 13 17 26 34 31 60 8 21 12 42 12 67 0 60-17 106-47 140-30 30-64 47-106 47-38 0-72-17-93-51zM55 302c0 42 4 72 17 89 17 29 42 46 72 46 25 0 50-13 67-34s30-55 30-101c0-43-13-77-30-98s-38-34-63-34c-26 0-47 13-68 34-17 21-25 55-25 98z">
          <text:p/>
        </draw:path>
        <draw:path draw:style-name="gr7" draw:text-style-name="P7" draw:layer="layout" svg:width="0.318cm" svg:height="0.36cm" svg:x="17.318cm" svg:y="8.424cm" svg:viewBox="0 0 319 361" svg:d="M254 242l65 9c-13 33-30 63-56 80-26 21-60 30-98 30-51 0-93-13-123-47-29-30-42-72-42-131s13-102 42-136c34-29 72-47 119-47 46 0 85 18 114 47 31 30 44 77 44 132 0 4 0 8 0 17h-260c5 38 13 67 34 88 17 17 43 30 72 30 21 0 38-4 55-17 13-13 26-29 34-55zM64 149h194c-4-30-12-51-25-68-17-21-42-34-72-34-25 0-51 9-68 30-17 17-29 42-29 72z">
          <text:p/>
        </draw:path>
        <draw:path draw:style-name="gr7" draw:text-style-name="P7" draw:layer="layout" svg:width="0.3cm" svg:height="0.487cm" svg:x="17.894cm" svg:y="8.424cm" svg:viewBox="0 0 301 488" svg:d="M0 488v-480h51v43c12-17 29-30 42-38 17-9 38-13 59-13 30 0 55 8 76 21 26 17 44 38 52 64 13 30 21 60 21 94 0 33-8 67-21 93-12 29-30 51-56 67-25 13-51 22-76 22-21 0-38-5-51-13-17-9-29-17-38-30v170zM51 183c0 42 8 76 29 97 17 21 38 34 64 34 25 0 46-13 67-34 17-21 26-55 26-101 0-47-9-77-26-103-16-21-38-30-63-30s-47 9-68 34c-21 22-29 56-29 103z">
          <text:p/>
        </draw:path>
        <draw:path draw:style-name="gr7" draw:text-style-name="P7" draw:layer="layout" svg:width="0.186cm" svg:height="0.351cm" svg:x="18.262cm" svg:y="8.424cm" svg:viewBox="0 0 187 352" svg:d="M0 352v-344h51v51c18-25 31-42 39-46 13-9 25-13 38-13 21 0 38 4 59 17l-17 55c-17-9-29-13-46-13-13 0-21 4-34 13-8 8-17 17-21 29-4 22-9 47-9 72v179z">
          <text:p/>
        </draw:path>
        <draw:path draw:style-name="gr7" draw:text-style-name="P7" draw:layer="layout" svg:width="0.318cm" svg:height="0.36cm" svg:x="18.465cm" svg:y="8.424cm" svg:viewBox="0 0 319 361" svg:d="M255 242l64 9c-9 33-30 63-55 80-26 21-59 30-98 30-50 0-94-13-123-47-26-30-43-72-43-131s17-102 47-136c30-29 69-47 115-47 47 0 85 18 114 47 30 30 43 77 43 132 0 4 0 8 0 17h-259c4 38 12 67 34 88 17 17 43 30 72 30 22 0 39-4 55-17 17-13 26-29 34-55zM64 149h196c-5-30-13-51-26-68-17-21-42-34-72-34-25 0-46 9-68 30-17 17-26 42-30 72z">
          <text:p/>
        </draw:path>
        <draw:polygon draw:style-name="gr7" draw:text-style-name="P7" draw:layer="layout" svg:width="0.182cm" svg:height="0.059cm" svg:x="18.829cm" svg:y="8.576cm" svg:viewBox="0 0 183 60" draw:points="0,0 183,0 183,60 0,60">
          <text:p/>
        </draw:polygon>
        <draw:path draw:style-name="gr7" draw:text-style-name="P7" draw:layer="layout" svg:width="0.296cm" svg:height="0.483cm" svg:x="19.058cm" svg:y="8.301cm" svg:viewBox="0 0 297 484" svg:d="M246 475v-42c-25 34-55 51-97 51-30 0-55-9-76-22-25-16-43-38-56-63-13-30-17-59-17-93 0-38 4-68 17-98 8-25 26-46 52-63 21-14 46-22 76-22 21 0 38 4 55 14 17 8 30 21 42 33v-170h55v475zM60 306c0 42 9 76 26 97 21 21 42 34 67 34 26 0 47-13 64-34 21-21 29-51 29-93 0-46-8-85-29-106-17-21-38-34-68-34-25 0-46 13-63 34s-26 55-26 102z">
          <text:p/>
        </draw:path>
        <draw:path draw:style-name="gr7" draw:text-style-name="P7" draw:layer="layout" svg:width="0.322cm" svg:height="0.36cm" svg:x="19.426cm" svg:y="8.424cm" svg:viewBox="0 0 323 361" svg:d="M259 242l60 9c-10 33-27 63-52 80-25 21-59 30-102 30-50 0-89-13-118-47-30-30-47-72-47-131s17-102 47-136c29-29 68-47 118-47 43 0 81 18 110 47 30 30 48 77 48 132 0 4 0 8 0 17h-259c0 38 12 67 29 88 22 17 47 30 72 30 22 0 43-4 55-17 17-13 30-29 39-55zM64 149h195c-5-30-9-51-22-68-21-21-42-34-72-34-29 0-50 9-67 30-22 17-30 42-34 72z">
          <text:p/>
        </draw:path>
        <draw:path draw:style-name="gr7" draw:text-style-name="P7" draw:layer="layout" svg:width="0.199cm" svg:height="0.482cm" svg:x="19.782cm" svg:y="8.293cm" svg:viewBox="0 0 200 483" svg:d="M51 483v-300h-51v-44h51v-38c0-21 0-42 4-51 8-17 17-29 30-38 16-8 34-12 60-12 17 0 38 0 55 4l-9 51c-12 0-21-5-34-5-16 0-29 5-38 13-9 9-9 21-9 42v34h64v44h-64v300z">
          <text:p/>
        </draw:path>
        <draw:path draw:style-name="gr7" draw:text-style-name="P7" draw:layer="layout" svg:width="0.059cm" svg:height="0.474cm" svg:x="20.002cm" svg:y="8.301cm" svg:viewBox="0 0 60 475" svg:d="M0 68v-68h60v68zM0 475v-344h60v344z">
          <text:p/>
        </draw:path>
        <draw:path draw:style-name="gr7" draw:text-style-name="P7" draw:layer="layout" svg:width="0.284cm" svg:height="0.351cm" svg:x="20.15cm" svg:y="8.424cm" svg:viewBox="0 0 285 352" svg:d="M0 352v-344h55v47c26-38 60-55 111-55 21 0 38 4 55 13 17 4 30 16 38 25 9 13 17 30 22 46 0 9 4 30 4 56v212h-59v-208c0-26-5-43-9-55-4-13-13-21-25-30-9-4-26-8-38-8-26 0-47 8-68 21-18 17-27 46-27 93v187z">
          <text:p/>
        </draw:path>
        <draw:path draw:style-name="gr7" draw:text-style-name="P7" draw:layer="layout" svg:width="0.317cm" svg:height="0.36cm" svg:x="20.502cm" svg:y="8.424cm" svg:viewBox="0 0 318 361" svg:d="M258 242l60 9c-8 33-30 63-55 80-26 21-60 30-98 30-51 0-89-13-119-47-30-30-46-72-46-131s16-102 46-136c30-29 68-47 114-47 47 0 85 18 116 47 29 30 42 77 42 132 0 4 0 8 0 17h-259c4 38 13 67 34 88 17 17 42 30 72 30 21 0 38-4 55-17s25-29 38-55zM63 149h195c-4-30-13-51-26-68-17-21-42-34-72-34-25 0-46 9-67 30-17 17-26 42-30 72z">
          <text:p/>
        </draw:path>
        <draw:path draw:style-name="gr7" draw:text-style-name="P7" draw:layer="layout" svg:width="0.3cm" svg:height="0.483cm" svg:x="20.87cm" svg:y="8.301cm" svg:viewBox="0 0 301 484" svg:d="M245 475v-42c-21 34-55 51-97 51-25 0-51-9-76-22-21-16-38-38-51-63-13-30-21-59-21-93 0-38 4-68 17-98 12-25 29-46 51-63 25-14 50-22 80-22 21 0 38 4 55 14 17 8 30 21 38 33v-170h60v475zM59 306c0 42 13 76 30 97s42 34 67 34c26 0 47-13 64-34s25-51 25-93c0-46-8-85-25-106s-42-34-68-34c-25 0-46 13-63 34-21 21-30 55-30 102z">
          <text:p/>
        </draw:path>
        <draw:path draw:style-name="gr7" draw:text-style-name="P7" draw:layer="layout" svg:width="0.279cm" svg:height="0.352cm" svg:x="21.446cm" svg:y="8.432cm" svg:viewBox="0 0 280 353" svg:d="M229 344v-51c-29 43-64 60-111 60-21 0-38-5-59-13-17-4-30-17-38-30-9-8-13-25-17-42-4-8-4-30-4-55v-213h59v192c0 29 0 51 4 63 4 13 9 26 21 34 13 9 26 13 47 13 17 0 34-4 47-13 17-8 30-21 34-38 9-13 9-38 9-68v-183h59v344z">
          <text:p/>
        </draw:path>
        <draw:path draw:style-name="gr7" draw:text-style-name="P7" draw:layer="layout" svg:width="0.288cm" svg:height="0.36cm" svg:x="21.793cm" svg:y="8.424cm" svg:viewBox="0 0 289 361" svg:d="M0 251l59-9c4 21 13 42 25 51 17 13 38 21 64 21s47-4 60-17 21-25 21-38-8-25-17-34c-8-4-29-8-60-17-46-12-76-21-93-29-13-9-25-17-34-34-8-13-13-30-13-47 0-13 0-29 9-42 8-13 17-21 29-30 9-8 22-12 39-18 12-8 29-8 50-8 27 0 52 4 69 14 21 4 38 16 47 29 8 13 17 30 21 55l-59 9c0-22-9-34-22-43-12-12-29-17-51-17-30 0-47 5-60 13-12 9-17 21-17 34 0 8 0 13 9 21 4 4 8 9 21 13 4 4 21 8 51 17 43 8 73 21 90 25 12 9 25 17 38 34 8 13 13 30 13 47 0 21-5 38-17 55-13 17-30 33-51 42-21 8-43 13-73 13-47 0-81-9-102-26-25-21-38-46-46-84z">
          <text:p/>
        </draw:path>
        <draw:path draw:style-name="gr7" draw:text-style-name="P7" draw:layer="layout" svg:width="0.318cm" svg:height="0.36cm" svg:x="22.131cm" svg:y="8.424cm" svg:viewBox="0 0 319 361" svg:d="M255 242l64 9c-13 33-30 63-55 80-26 21-60 30-99 30-50 0-93-13-122-47-30-30-43-72-43-131s13-102 43-136c34-29 72-47 118-47 47 0 86 18 116 47 29 30 42 77 42 132 0 4 0 8 0 17h-259c4 38 12 67 34 88 16 17 42 30 71 30 22 0 39-4 57-17 12-13 25-29 33-55zM64 149h191c0-30-8-51-21-68-18-21-43-34-73-34-25 0-51 9-67 30-17 17-30 42-30 72z">
          <text:p/>
        </draw:path>
        <draw:path draw:style-name="gr7" draw:text-style-name="P7" draw:layer="layout" svg:width="0.186cm" svg:height="0.351cm" svg:x="22.521cm" svg:y="8.424cm" svg:viewBox="0 0 187 352" svg:d="M0 352v-344h51v51c12-25 25-42 39-46 12-9 25-13 38-13 21 0 38 4 59 17l-21 55c-13-9-25-13-42-13-13 0-26 4-34 13-9 8-18 17-22 29-9 22-9 47-9 72v179z">
          <text:p/>
        </draw:path>
        <draw:path draw:style-name="gr7" draw:text-style-name="P7" draw:layer="layout" svg:width="0.284cm" svg:height="0.351cm" svg:x="22.741cm" svg:y="8.424cm" svg:viewBox="0 0 285 352" svg:d="M0 352v-344h56v47c25-38 59-55 110-55 21 0 38 4 55 13 21 4 34 16 42 25 9 13 13 30 17 46 0 9 5 30 5 56v212h-60v-208c0-26-4-43-8-55-4-13-13-21-21-30-13-4-26-8-43-8-25 0-46 8-63 21-21 17-30 46-30 93v187z">
          <text:p/>
        </draw:path>
        <draw:path draw:style-name="gr7" draw:text-style-name="P7" draw:layer="layout" svg:width="0.318cm" svg:height="0.36cm" svg:x="23.092cm" svg:y="8.424cm" svg:viewBox="0 0 319 361" svg:d="M247 310c-21 21-43 34-65 42-17 4-38 9-63 9-38 0-68-9-89-26-17-21-30-42-30-72 0-17 5-34 13-46 9-13 17-26 30-34 12-9 25-17 42-21 13 0 30-5 51-9 46-4 85-12 107-17 0-8 0-17 0-17 0-25-5-42-17-50-13-13-39-22-69-22-25 0-47 5-59 17-13 9-21 26-30 51l-55-8c4-26 13-43 25-60 9-17 26-25 51-33 21-10 47-14 76-14 30 0 56 4 73 8 22 10 34 18 43 31 8 8 12 21 17 38 4 8 4 30 4 55v76c0 55 0 89 4 106 0 13 9 25 13 38h-59c-9-8-9-25-13-42zM243 179c-22 8-56 17-99 25-21 0-38 4-51 8-8 5-16 13-21 22-4 8-8 17-8 25 0 17 4 30 17 42 12 9 29 13 51 13 25 0 42-4 63-13 18-8 31-25 39-42 4-13 9-30 9-59z">
          <text:p/>
        </draw:path>
        <draw:path draw:style-name="gr7" draw:text-style-name="P7" draw:layer="layout" svg:width="0.47cm" svg:height="0.351cm" svg:x="23.482cm" svg:y="8.424cm" svg:viewBox="0 0 471 352" svg:d="M0 352v-344h55v47c8-17 25-30 42-38 17-13 38-17 59-17 26 0 48 4 65 17 17 8 30 25 34 42 29-38 63-59 110-59 34 0 59 8 76 29 21 17 30 47 30 85v238h-60v-217c0-25 0-42-4-51-4-8-12-16-21-25-8-4-21-8-34-8-25 0-46 8-63 25-13 13-21 38-21 76v200h-60v-225c0-26-4-43-18-59-8-13-21-17-46-17-17 0-30 4-43 12-17 9-25 21-33 38-5 17-9 43-9 72v179z">
          <text:p/>
        </draw:path>
        <draw:path draw:style-name="gr7" draw:text-style-name="P7" draw:layer="layout" svg:width="0.318cm" svg:height="0.36cm" svg:x="24.019cm" svg:y="8.424cm" svg:viewBox="0 0 319 361" svg:d="M255 242l64 9c-13 33-30 63-55 80-25 21-60 30-98 30-51 0-94-13-123-47-30-30-43-72-43-131s13-102 43-136c34-29 72-47 118-47 47 0 86 18 116 47 29 30 42 77 42 132 0 4 0 8 0 17h-259c4 38 12 67 34 88 17 17 42 30 72 30 21 0 38-4 55-17 13-13 26-29 34-55zM64 149h196c-5-30-13-51-26-68-18-21-43-34-73-34-25 0-50 9-67 30-17 17-30 42-30 72z">
          <text:p/>
        </draw:path>
        <draw:polygon draw:style-name="gr7" draw:text-style-name="P7" draw:layer="layout" svg:width="0.182cm" svg:height="0.491cm" svg:x="24.367cm" svg:y="8.293cm" svg:viewBox="0 0 183 492" draw:points="0,492 136,0 183,0 46,492">
          <text:p/>
        </draw:polygon>
        <draw:path draw:style-name="gr7" draw:text-style-name="P7" draw:layer="layout" svg:width="0.301cm" svg:height="0.487cm" svg:x="24.595cm" svg:y="8.424cm" svg:viewBox="0 0 302 488" svg:d="M0 488v-480h51v43c13-17 30-30 42-38 17-9 38-13 60-13 30 0 56 8 77 21 25 17 42 38 51 64 12 30 21 60 21 94 0 33-9 67-21 93-13 29-30 51-55 67-26 13-51 22-78 22-21 0-38-5-50-13-17-9-30-17-39-30v170zM51 183c0 42 8 76 30 97 17 21 38 34 63 34 26 0 48-13 69-34 17-21 25-55 25-101 0-47-8-77-25-103-17-21-38-30-65-30-25 0-46 9-67 34-22 22-30 56-30 103z">
          <text:p/>
        </draw:path>
        <draw:path draw:style-name="gr7" draw:text-style-name="P7" draw:layer="layout" svg:width="0.322cm" svg:height="0.36cm" svg:x="24.942cm" svg:y="8.424cm" svg:viewBox="0 0 323 361" svg:d="M246 310c-21 21-42 34-59 42-22 4-43 9-68 9-38 0-64-9-85-26-21-21-34-42-34-72 0-17 5-34 13-46 8-13 17-26 30-34 12-9 29-17 42-21 13 0 30-5 55-9 47-4 80-12 102-17 0-8 0-17 0-17 0-25-5-42-17-50-13-13-34-22-64-22-29 0-51 5-63 17-13 9-21 26-30 51l-55-8c4-26 13-43 25-60 13-17 30-25 51-33 21-10 51-14 81-14 29 0 50 4 72 8 18 10 30 18 39 31 8 8 17 21 21 38 0 8 0 30 0 55v76c0 55 4 89 4 106 4 13 9 25 17 38h-63c-6-8-10-25-14-42zM242 179c-22 8-51 17-94 25-25 0-42 4-50 8-13 5-21 13-26 22-4 8-8 17-8 25 0 17 8 30 17 42 12 9 29 13 55 13 21 0 42-4 59-13 17-8 30-25 38-42 4-13 9-30 9-59z">
          <text:p/>
        </draw:path>
        <draw:path draw:style-name="gr7" draw:text-style-name="P7" draw:layer="layout" svg:width="0.287cm" svg:height="0.36cm" svg:x="25.311cm" svg:y="8.424cm" svg:viewBox="0 0 288 361" svg:d="M0 251l59-9c4 21 13 42 25 51 18 13 39 21 65 21 25 0 46-4 59-17s21-25 21-38-8-25-17-34c-8-4-29-8-63-17-43-12-73-21-90-29-17-9-30-17-38-34-9-13-13-30-13-47 0-13 4-29 13-42 8-13 17-21 29-30 9-8 22-12 34-18 18-8 35-8 52-8 30 0 51 4 72 14 21 4 38 16 47 29 8 13 17 30 21 55l-59 9c0-22-9-34-22-43-12-12-29-17-55-17-25 0-42 5-56 13-12 9-17 21-17 34 0 8 0 13 5 21 8 4 12 9 26 13 4 4 21 8 51 17 42 8 72 21 84 25 17 9 30 17 43 34 8 13 12 30 12 47 0 21-4 38-16 55-13 17-30 33-51 42-21 8-47 13-72 13-47 0-82-9-103-26-25-21-38-46-46-84z">
          <text:p/>
        </draw:path>
        <draw:path draw:style-name="gr7" draw:text-style-name="P7" draw:layer="layout" svg:width="0.288cm" svg:height="0.36cm" svg:x="25.645cm" svg:y="8.424cm" svg:viewBox="0 0 289 361" svg:d="M0 251l56-9c4 21 13 42 30 51 12 13 34 21 63 21 26 0 47-4 59-17 13-13 17-25 17-38s-4-25-17-34c-8-4-25-8-59-17-42-12-72-21-89-29-17-9-30-17-39-34-8-13-12-30-12-47 0-13 4-29 12-42 4-13 13-21 27-30 12-8 21-12 38-18 17-8 34-8 51-8 29 0 50 4 71 14 22 4 34 16 47 29 9 13 17 30 17 55l-55 9c-4-22-9-34-21-43-13-12-30-17-55-17-26 0-47 5-55 13-13 9-21 21-21 34 0 8 4 13 8 21 4 4 13 9 21 13 9 4 26 8 55 17 38 8 68 21 85 25 17 9 30 17 38 34 8 13 17 30 17 47 0 21-9 38-17 55-13 17-30 33-51 42-21 8-46 13-72 13-46 0-80-9-106-26-22-21-39-46-43-84z">
          <text:p/>
        </draw:path>
        <draw:path draw:style-name="gr7" draw:text-style-name="P7" draw:layer="layout" svg:width="0.474cm" svg:height="0.343cm" svg:x="25.958cm" svg:y="8.432cm" svg:viewBox="0 0 475 344" svg:d="M106 344l-106-344h60l55 199 21 72c0 0 8-25 17-68l55-203h63l51 199 17 68 22-68 59-199h55l-105 344h-65l-55-208-13-55-67 263z">
          <text:p/>
        </draw:path>
        <draw:path draw:style-name="gr7" draw:text-style-name="P7" draw:layer="layout" svg:width="0.322cm" svg:height="0.36cm" svg:x="26.462cm" svg:y="8.424cm" svg:viewBox="0 0 323 361" svg:d="M0 183c0-68 17-114 52-144 29-25 68-39 110-39 46 0 85 18 114 47 30 30 47 72 47 127 0 47-9 81-21 106-13 26-30 47-55 59-26 17-55 22-85 22-51 0-89-13-119-47-30-30-43-76-43-131zM60 183c0 42 9 76 30 97 17 21 42 34 72 34s51-13 72-34 30-55 30-101c0-43-9-77-30-98s-42-34-72-34-55 13-72 34c-21 21-30 55-30 102z">
          <text:p/>
        </draw:path>
        <draw:path draw:style-name="gr7" draw:text-style-name="P7" draw:layer="layout" svg:width="0.186cm" svg:height="0.351cm" svg:x="26.852cm" svg:y="8.424cm" svg:viewBox="0 0 187 352" svg:d="M0 352v-344h51v51c17-25 30-42 38-46 13-9 26-13 39-13 21 0 42 4 59 17l-17 55c-17-9-30-13-47-13-12 0-21 4-34 13-8 8-16 17-21 29-4 22-8 47-8 72v179z">
          <text:p/>
        </draw:path>
        <draw:path draw:style-name="gr7" draw:text-style-name="P7" draw:layer="layout" svg:width="0.296cm" svg:height="0.483cm" svg:x="27.055cm" svg:y="8.301cm" svg:viewBox="0 0 297 484" svg:d="M246 475v-42c-25 34-55 51-97 51-30 0-55-9-76-22-26-16-44-38-56-63-13-30-17-59-17-93 0-38 4-68 17-98 8-25 26-46 51-63 22-14 47-22 77-22 21 0 38 4 55 14 17 8 29 21 42 33v-170h55v475zM60 306c0 42 8 76 25 97 22 21 43 34 68 34 26 0 47-13 68-34 17-21 25-51 25-93 0-46-8-85-29-106-17-21-38-34-68-34-26 0-47 13-64 34s-25 55-25 102z">
          <text:p/>
        </draw:path>
        <draw:path draw:style-name="gr7" draw:text-style-name="P7" draw:layer="layout" svg:width="0.204cm" svg:height="0.482cm" svg:x="27.592cm" svg:y="8.293cm" svg:viewBox="0 0 205 483" svg:d="M51 483v-300h-51v-44h51v-38c0-21 4-42 9-51 4-17 12-29 29-38 13-8 35-12 61-12 16 0 33 0 55 4l-9 51c-13 0-25-5-38-5-17 0-30 5-34 13-9 9-14 21-14 42v34h69v44h-69v300z">
          <text:p/>
        </draw:path>
        <draw:path draw:style-name="gr7" draw:text-style-name="P7" draw:layer="layout" svg:width="0.326cm" svg:height="0.36cm" svg:x="27.791cm" svg:y="8.424cm" svg:viewBox="0 0 327 361" svg:d="M0 183c0-68 22-114 55-144 30-25 68-39 110-39 47 0 85 18 115 47 29 30 47 72 47 127 0 47-9 81-22 106-13 26-34 47-59 59-26 17-51 22-81 22-50 0-88-13-118-47-30-30-47-76-47-131zM64 183c0 42 8 76 25 97 21 21 47 34 76 34 30 0 51-13 72-34 17-21 30-55 30-101 0-43-13-77-30-98-21-21-42-34-72-34-29 0-55 13-76 34-17 21-25 55-25 102z">
          <text:p/>
        </draw:path>
        <draw:path draw:style-name="gr7" draw:text-style-name="P7" draw:layer="layout" svg:width="0.186cm" svg:height="0.351cm" svg:x="28.185cm" svg:y="8.424cm" svg:viewBox="0 0 187 352" svg:d="M0 352v-344h51v51c13-25 25-42 38-46 13-9 25-13 38-13 21 0 38 4 60 17l-22 55c-13-9-25-13-42-13-13 0-21 4-34 13-9 8-17 17-21 29-9 22-9 47-9 72v179z">
          <text:p/>
        </draw:path>
        <draw:path draw:style-name="gr7" draw:text-style-name="P7" draw:layer="layout" svg:width="0.444cm" svg:height="0.474cm" svg:x="28.511cm" svg:y="8.301cm" svg:viewBox="0 0 445 475" svg:d="M0 475l183-475h68l194 475h-71l-56-145h-199l-51 145zM136 279h166l-51-131c-17-42-26-72-34-101-9 33-17 63-26 93z">
          <text:p/>
        </draw:path>
        <draw:path draw:style-name="gr7" draw:text-style-name="P7" draw:layer="layout" svg:width="0.3cm" svg:height="0.483cm" svg:x="28.977cm" svg:y="8.301cm" svg:viewBox="0 0 301 484" svg:d="M245 475v-42c-21 34-51 51-93 51-30 0-55-9-76-22-26-16-42-38-55-63-13-30-21-59-21-93 0-38 8-68 21-98 8-25 25-46 51-63 21-14 46-22 76-22 21 0 38 4 55 14 17 8 29 21 38 33v-170h60v475zM63 306c0 42 9 76 26 97 21 21 42 34 67 34 26 0 47-13 64-34 21-21 29-51 29-93 0-46-12-85-29-106s-38-34-68-34c-25 0-47 13-63 34-17 21-26 55-26 102z">
          <text:p/>
        </draw:path>
        <draw:path draw:style-name="gr7" draw:text-style-name="P7" draw:layer="layout" svg:width="0.47cm" svg:height="0.351cm" svg:x="29.37cm" svg:y="8.424cm" svg:viewBox="0 0 471 352" svg:d="M0 352v-344h51v47c13-17 26-30 42-38 22-13 43-17 64-17 25 0 47 4 63 17 17 8 26 25 34 42 30-38 64-59 106-59 34 0 65 8 82 29 17 17 29 47 29 85v238h-60v-217c0-25-4-42-8-51 0-8-9-16-17-25-13-4-26-8-39-8-25 0-42 8-59 25-17 13-25 38-25 76v200h-59v-225c0-26-5-43-13-59-9-13-26-17-47-17-17 0-34 4-46 12-13 9-26 21-30 38-8 17-8 43-8 72v179z">
          <text:p/>
        </draw:path>
        <draw:path draw:style-name="gr7" draw:text-style-name="P7" draw:layer="layout" svg:width="0.059cm" svg:height="0.474cm" svg:x="29.925cm" svg:y="8.301cm" svg:viewBox="0 0 60 475" svg:d="M0 68v-68h60v68zM0 475v-344h60v344z">
          <text:p/>
        </draw:path>
        <draw:path draw:style-name="gr7" draw:text-style-name="P7" draw:layer="layout" svg:width="0.28cm" svg:height="0.351cm" svg:x="30.073cm" svg:y="8.424cm" svg:viewBox="0 0 281 352" svg:d="M0 352v-344h55v47c26-38 59-55 106-55 21 0 43 4 60 13 17 4 30 16 38 25 9 13 17 30 22 46 0 9 0 30 0 56v212h-56v-208c0-26-4-43-8-55-4-13-13-21-26-30-13-4-26-8-38-8-26 0-47 8-68 21-17 17-26 46-26 93v187z">
          <text:p/>
        </draw:path>
        <draw:polygon draw:style-name="gr7" draw:text-style-name="P7" draw:layer="layout" svg:width="0.068cm" svg:height="0.068cm" svg:x="30.458cm" svg:y="8.707cm" svg:viewBox="0 0 69 69" draw:points="0,0 69,0 69,69 0,69">
          <text:p/>
        </draw:polygon>
        <draw:path draw:style-name="gr7" draw:text-style-name="P7" draw:layer="layout" svg:width="0.313cm" svg:height="0.487cm" svg:x="5.232cm" svg:y="9.774cm" svg:viewBox="0 0 314 488" svg:d="M0 357l59-9c4 34 17 55 34 72 17 13 34 22 59 22 26 0 51-9 68-30 21-17 31-42 31-72 0-25-10-47-27-64-17-16-42-25-67-25-13 0-26 0-43 4l9-51c4 0 4 0 8 0 26 0 47-4 68-22 17-12 29-29 29-59 0-21-8-38-21-51-17-17-34-21-59-21-21 0-38 4-55 21-17 13-25 34-30 64l-59-13c9-38 26-68 51-89s55-34 93-34c25 0 51 9 72 17 21 13 39 26 52 47s17 38 17 63c0 17-4 38-17 55-9 18-27 31-48 39 27 9 48 22 65 43s25 46 25 76c0 42-17 76-46 106-31 29-69 42-116 42-42 0-80-13-106-34-29-25-42-59-46-97z">
          <text:p/>
        </draw:path>
        <draw:polygon draw:style-name="gr7" draw:text-style-name="P7" draw:layer="layout" svg:width="0.068cm" svg:height="0.068cm" svg:x="5.634cm" svg:y="10.189cm" svg:viewBox="0 0 69 69" draw:points="0,0 69,0 69,69 0,69">
          <text:p/>
        </draw:polygon>
        <draw:path draw:style-name="gr7" draw:text-style-name="P7" draw:layer="layout" svg:width="0.445cm" svg:height="0.475cm" svg:x="14.27cm" svg:y="9.778cm" svg:viewBox="0 0 446 476" svg:d="M0 476l183-476h68l195 476h-72l-55-145h-200l-51 145zM136 280h166l-51-131c-17-43-26-72-34-98-9 30-17 60-25 89z">
          <text:p/>
        </draw:path>
        <draw:path draw:style-name="gr7" draw:text-style-name="P7" draw:layer="layout" svg:width="0.3cm" svg:height="0.483cm" svg:x="14.736cm" svg:y="9.778cm" svg:viewBox="0 0 301 484" svg:d="M246 476v-43c-21 34-51 51-97 51-26 0-52-8-73-21-25-17-42-38-55-64-13-29-21-59-21-93s8-67 17-97c12-25 29-47 55-64 21-12 47-21 77-21 21 0 38 4 55 13 17 8 30 21 38 34v-171h59v476zM63 306c0 43 9 76 26 98 21 21 43 34 68 34 26 0 47-13 64-34 17-17 29-51 29-93 0-47-12-85-29-106s-42-34-68-34c-25 0-47 13-64 34s-26 55-26 101z">
          <text:p/>
        </draw:path>
        <draw:path draw:style-name="gr7" draw:text-style-name="P7" draw:layer="layout" svg:width="0.466cm" svg:height="0.352cm" svg:x="15.129cm" svg:y="9.901cm" svg:viewBox="0 0 467 353" svg:d="M0 353v-344h51v46c13-17 26-29 43-38 21-13 38-17 63-17s47 4 64 17c17 9 25 26 33 43 26-39 64-60 106-60 34 0 64 9 81 30 18 17 26 46 26 86v237h-56v-216c0-26-4-44-8-52-5-9-9-17-22-25-8-5-21-9-33-9-26 0-43 9-60 25-17 13-25 44-25 78v199h-59v-225c0-26-5-43-13-56-9-17-25-21-47-21-17 0-33 4-46 13-13 8-26 21-30 38-8 18-8 43-8 73v178z">
          <text:p/>
        </draw:path>
        <draw:path draw:style-name="gr7" draw:text-style-name="P7" draw:layer="layout" svg:width="0.059cm" svg:height="0.474cm" svg:x="15.684cm" svg:y="9.779cm" svg:viewBox="0 0 60 475" svg:d="M0 67v-67h60v67zM0 475v-344h60v344z">
          <text:p/>
        </draw:path>
        <draw:path draw:style-name="gr7" draw:text-style-name="P7" draw:layer="layout" svg:width="0.28cm" svg:height="0.352cm" svg:x="15.832cm" svg:y="9.901cm" svg:viewBox="0 0 281 353" svg:d="M0 353v-344h51v46c25-38 63-55 110-55 21 0 42 4 60 13 17 4 30 17 38 30 9 8 17 25 22 42 0 8 0 31 0 56v212h-60v-208c0-25 0-43-4-56s-14-21-26-29c-13-5-26-9-43-9-21 0-42 9-63 25-17 13-26 44-26 90v187z">
          <text:p/>
        </draw:path>
        <draw:path draw:style-name="gr7" draw:text-style-name="P7" draw:layer="layout" svg:width="0.283cm" svg:height="0.36cm" svg:x="16.366cm" svg:y="9.901cm" svg:viewBox="0 0 284 361" svg:d="M0 250l55-8c4 21 12 42 29 50 13 13 34 22 59 22 30 0 52-5 65-17 13-13 17-26 17-39 0-12-4-25-17-33-8-5-26-9-60-17-43-13-72-21-89-30-17-8-30-17-38-34-9-13-13-29-13-46 0-13 4-30 8-43 9-12 17-21 30-29 9-9 21-13 38-17 17-9 34-9 51-9 25 0 51 4 73 13 21 8 34 17 47 30 8 12 12 33 16 55l-55 8c-4-21-12-34-25-42-9-13-31-17-52-17-25 0-46 4-59 13-8 12-17 21-17 33 0 9 4 13 9 22 4 4 12 8 21 12 8 4 25 9 55 17 38 13 68 21 85 26 17 8 30 17 38 33 9 13 13 30 13 47 0 21-4 38-17 55-8 21-25 35-46 43-21 9-48 13-73 13-47 0-81-8-106-25-21-22-38-48-42-86z">
          <text:p/>
        </draw:path>
        <draw:path draw:style-name="gr7" draw:text-style-name="P7" draw:layer="layout" svg:width="0.28cm" svg:height="0.475cm" svg:x="16.721cm" svg:y="9.778cm" svg:viewBox="0 0 281 476" svg:d="M0 476v-476h59v170c26-30 60-47 103-47 25 0 47 4 68 13 17 13 34 25 38 42 8 21 13 47 13 81v217h-55v-217c0-30-9-51-22-64-12-17-29-21-56-21-17 0-34 4-46 13-17 8-26 21-34 38-9 13-9 34-9 63v188z">
          <text:p/>
        </draw:path>
        <draw:path draw:style-name="gr7" draw:text-style-name="P7" draw:layer="layout" svg:width="0.317cm" svg:height="0.36cm" svg:x="17.073cm" svg:y="9.901cm" svg:viewBox="0 0 318 361" svg:d="M246 309c-25 21-43 35-64 44-22 4-43 8-64 8-38 0-68-8-89-25-21-22-29-44-29-73 0-17 4-34 8-47 8-13 21-25 34-34 8-8 25-17 38-21 13 0 30-4 55-8 47-5 81-13 103-17 0-9 4-13 4-17 0-26-9-43-17-51-17-13-39-21-69-21-29 0-46 4-63 17-13 8-22 25-26 51l-59-9c4-25 13-42 25-59 13-17 30-26 51-34 26-8 51-13 81-13 29 0 51 5 73 9 17 8 29 17 38 29 8 9 17 22 21 38 0 9 0 30 0 56v76c0 55 4 89 4 106 4 12 9 26 17 39h-63c-5-9-9-27-9-44zM238 178c-22 9-52 17-95 25-25 0-42 5-50 9-13 4-17 13-26 21-4 9-8 17-8 26 0 16 8 29 21 42 8 8 25 13 51 13 21 0 42-5 59-13 18-9 31-26 39-42 9-13 9-30 9-60z">
          <text:p/>
        </draw:path>
        <draw:path draw:style-name="gr7" draw:text-style-name="P7" draw:layer="layout" svg:width="0.207cm" svg:height="0.478cm" svg:x="17.458cm" svg:y="9.779cm" svg:viewBox="0 0 208 479" svg:d="M0 0h60v479h-60zM149 0h59v479h-59z">
          <text:p/>
        </draw:path>
        <draw:path draw:style-name="gr7" draw:text-style-name="P7" draw:layer="layout" svg:width="0.301cm" svg:height="0.483cm" svg:x="17.94cm" svg:y="9.778cm" svg:viewBox="0 0 302 484" svg:d="M55 476h-55v-476h60v171c25-30 59-47 97-47 21 0 38 4 60 13 17 8 34 21 47 34 13 17 21 38 29 59 5 21 9 42 9 68 0 59-13 106-42 140-30 29-65 46-107 46-43 0-72-17-98-51zM55 302c0 42 5 72 17 89 17 30 43 47 77 47 25 0 46-13 64-34 21-22 30-55 30-102 0-42-9-76-26-97-22-21-43-34-68-34-26 0-47 13-64 34-21 21-30 55-30 97z">
          <text:p/>
        </draw:path>
        <draw:path draw:style-name="gr7" draw:text-style-name="P7" draw:layer="layout" svg:width="0.321cm" svg:height="0.36cm" svg:x="18.292cm" svg:y="9.901cm" svg:viewBox="0 0 322 361" svg:d="M259 242l59 8c-8 34-25 64-51 80-25 23-59 31-102 31-51 0-89-13-119-47-29-30-46-72-46-132 0-55 17-101 46-135 30-30 68-47 115-47s85 17 115 47c30 29 46 76 46 131 0 4 0 9 0 17h-259c0 38 13 68 30 89 21 17 42 30 72 30 22 0 43-5 56-17 17-13 29-30 38-55zM63 148h196c-4-29-9-50-21-67-21-21-43-34-73-34s-51 8-68 29c-21 17-30 43-34 72z">
          <text:p/>
        </draw:path>
        <draw:path draw:style-name="gr7" draw:text-style-name="P7" draw:layer="layout" svg:width="0.322cm" svg:height="0.36cm" svg:x="18.846cm" svg:y="9.901cm" svg:viewBox="0 0 323 361" svg:d="M246 309c-21 21-43 35-59 44-22 4-43 8-68 8-38 0-64-8-85-25-21-22-34-44-34-73 0-17 5-34 13-47s17-25 30-34c12-8 29-17 42-21 13 0 30-4 55-8 47-5 80-13 102-17 0-9 0-13 0-17 0-26-5-43-17-51-13-13-34-21-64-21-29 0-51 4-63 17-13 8-22 25-30 51l-55-9c4-25 13-42 25-59 13-17 30-26 51-34s51-13 81-13c29 0 50 5 72 9 18 8 30 17 39 29 8 9 17 22 21 38 0 9 0 30 0 56v76c0 55 4 89 4 106 4 12 9 26 17 39h-63c-5-9-10-27-14-44zM242 178c-22 9-51 17-94 25-25 0-42 5-50 9-13 4-22 13-26 21-4 9-8 17-8 26 0 16 8 29 17 42 12 8 29 13 55 13 21 0 42-5 59-13 17-9 30-26 38-42 4-13 9-30 9-60z">
          <text:p/>
        </draw:path>
        <draw:path draw:style-name="gr7" draw:text-style-name="P7" draw:layer="layout" svg:width="0.296cm" svg:height="0.483cm" svg:x="19.24cm" svg:y="9.778cm" svg:viewBox="0 0 297 484" svg:d="M51 476h-51v-476h55v171c25-30 59-47 98-47 22 0 38 4 60 13 17 8 34 21 46 34 13 17 21 38 30 59 4 21 8 42 8 68 0 59-12 106-42 140-30 29-64 46-106 46-43 0-73-17-98-51zM51 302c0 42 8 72 17 89 21 30 42 47 76 47 26 0 47-13 69-34 17-22 25-55 25-102 0-42-8-76-25-97s-43-34-69-34c-25 0-47 13-64 34-21 21-29 55-29 97z">
          <text:p/>
        </draw:path>
        <draw:polygon draw:style-name="gr7" draw:text-style-name="P7" draw:layer="layout" svg:width="0.06cm" svg:height="0.478cm" svg:x="19.608cm" svg:y="9.779cm" svg:viewBox="0 0 61 479" draw:points="0,0 61,0 61,479 0,479">
          <text:p/>
        </draw:polygon>
        <draw:path draw:style-name="gr7" draw:text-style-name="P7" draw:layer="layout" svg:width="0.322cm" svg:height="0.36cm" svg:x="19.735cm" svg:y="9.901cm" svg:viewBox="0 0 323 361" svg:d="M260 242l59 8c-9 34-26 64-51 80-25 23-59 31-102 31-50 0-89-13-118-47-30-30-48-72-48-132 0-55 18-101 48-135 29-30 68-47 118-47 43 0 81 17 110 47 30 29 47 76 47 131 0 4 0 9 0 17h-258c0 38 12 68 29 89 22 17 47 30 72 30 22 0 43-5 55-17 17-13 30-30 39-55zM65 148h195c-5-29-9-50-22-67-21-21-42-34-72-34-29 0-50 8-67 29-22 17-30 43-34 72z">
          <text:p/>
        </draw:path>
        <draw:path draw:style-name="gr7" draw:text-style-name="P7" draw:layer="layout" svg:width="0.165cm" svg:height="0.47cm" svg:x="20.281cm" svg:y="9.787cm" svg:viewBox="0 0 166 471" svg:d="M158 416l8 51c-12 4-29 4-42 4-21 0-39 0-52-9-8-4-17-17-25-25-4-13-4-34-4-72v-196h-43v-46h43v-85l60-38v123h55v46h-55v200c0 17 0 30 0 34 4 4 8 9 13 13 4 0 8 4 17 4 8 0 17-4 25-4z">
          <text:p/>
        </draw:path>
        <draw:path draw:style-name="gr7" draw:text-style-name="P7" draw:layer="layout" svg:width="0.322cm" svg:height="0.36cm" svg:x="20.476cm" svg:y="9.901cm" svg:viewBox="0 0 323 361" svg:d="M0 182c0-67 17-114 51-144 30-25 68-38 110-38 47 0 86 17 120 47 29 29 42 72 42 127 0 46-4 80-17 106-17 25-34 46-59 60-27 17-56 21-86 21-47 0-89-13-119-47-29-30-42-77-42-132zM59 182c0 43 9 76 30 98 17 21 42 34 72 34s55-13 73-34c21-22 30-55 30-102 0-42-9-76-30-97-18-21-43-34-73-34s-55 13-72 34c-21 21-30 55-30 101z">
          <text:p/>
        </draw:path>
        <draw:path draw:style-name="gr7" draw:text-style-name="P7" draw:layer="layout" svg:width="0.321cm" svg:height="0.36cm" svg:x="21.031cm" svg:y="9.901cm" svg:viewBox="0 0 322 361" svg:d="M245 309c-21 21-42 35-59 44-21 4-42 8-68 8-38 0-63-8-84-25-22-22-34-44-34-73 0-17 4-34 12-47 9-13 17-25 30-34 13-8 30-17 42-21 13 0 30-4 55-8 47-5 81-13 102-17 0-9 0-13 0-17 0-26-4-43-17-51-13-13-34-21-63-21-30 0-51 4-64 17-13 8-21 25-30 51l-55-9c5-25 13-42 26-59 12-17 29-26 51-34 21-8 50-13 80-13s51 5 72 9c17 8 30 17 38 29 9 9 17 22 21 38 0 9 0 30 0 56v76c0 55 4 89 4 106 5 12 9 26 18 39h-64c-4-9-9-27-13-44zM241 178c-21 9-51 17-93 25-26 0-42 5-51 9-13 4-21 13-25 21-5 9-9 17-9 26 0 16 9 29 17 42 13 8 30 13 55 13 21 0 42-5 59-13 17-9 30-26 39-42 4-13 8-30 8-60z">
          <text:p/>
        </draw:path>
        <draw:path draw:style-name="gr7" draw:text-style-name="P7" draw:layer="layout" svg:width="0.297cm" svg:height="0.483cm" svg:x="21.403cm" svg:y="9.778cm" svg:viewBox="0 0 298 484" svg:d="M247 476v-43c-26 34-55 51-98 51-29 0-55-8-76-21-26-17-43-38-56-64-13-29-17-59-17-93s4-67 17-97c9-25 26-47 52-64 21-12 47-21 76-21 21 0 38 4 55 13 17 8 30 21 43 34v-171h55v476zM60 306c0 43 9 76 26 98 21 21 42 34 68 34 25 0 46-13 63-34 21-17 30-51 30-93 0-47-9-85-30-106-17-21-38-34-68-34-25 0-46 13-63 34s-26 55-26 101z">
          <text:p/>
        </draw:path>
        <draw:path draw:style-name="gr7" draw:text-style-name="P7" draw:layer="layout" svg:width="0.3cm" svg:height="0.483cm" svg:x="21.772cm" svg:y="9.778cm" svg:viewBox="0 0 301 484" svg:d="M245 476v-43c-21 34-55 51-97 51-26 0-51-8-77-21-21-17-38-38-50-64-13-29-21-59-21-93s4-67 16-97c13-25 30-47 51-64 26-12 51-21 81-21 17 0 38 4 55 13 17 8 29 21 38 34v-171h60v476zM59 306c0 43 8 76 29 98 17 21 39 34 64 34 30 0 51-13 68-34 17-17 25-51 25-93 0-47-8-85-25-106-22-21-43-34-68-34s-47 13-68 34c-17 21-25 55-25 101z">
          <text:p/>
        </draw:path>
        <draw:polygon draw:style-name="gr7" draw:text-style-name="P7" draw:layer="layout" svg:width="0.186cm" svg:height="0.491cm" svg:x="22.119cm" svg:y="9.77cm" svg:viewBox="0 0 187 492" draw:points="0,492 140,0 187,0 46,492">
          <text:p/>
        </draw:polygon>
        <draw:path draw:style-name="gr7" draw:text-style-name="P7" draw:layer="layout" svg:width="0.301cm" svg:height="0.483cm" svg:x="22.347cm" svg:y="9.778cm" svg:viewBox="0 0 302 484" svg:d="M56 476h-56v-476h61v171c25-30 55-47 93-47 21 0 42 4 63 13 17 8 34 21 47 34 12 17 21 38 29 59 5 21 9 42 9 68 0 59-13 106-43 140-29 29-67 46-105 46-43 0-77-17-98-51zM56 302c0 42 5 72 17 89 17 30 43 47 76 47 26 0 47-13 64-34 21-22 30-55 30-102 0-42-9-76-30-97-17-21-38-34-64-34-25 0-46 13-67 34-17 21-26 55-26 97z">
          <text:p/>
        </draw:path>
        <draw:polygon draw:style-name="gr7" draw:text-style-name="P7" draw:layer="layout" svg:width="0.059cm" svg:height="0.478cm" svg:x="22.716cm" svg:y="9.779cm" svg:viewBox="0 0 60 479" draw:points="0,0 60,0 60,479 0,479">
          <text:p/>
        </draw:polygon>
        <draw:path draw:style-name="gr7" draw:text-style-name="P7" draw:layer="layout" svg:width="0.322cm" svg:height="0.36cm" svg:x="22.847cm" svg:y="9.901cm" svg:viewBox="0 0 323 361" svg:d="M0 182c0-67 17-114 51-144 29-25 68-38 111-38 46 0 84 17 114 47 30 29 47 72 47 127 0 46-9 80-22 106-12 25-29 46-55 60-25 17-55 21-84 21-51 0-90-13-120-47-29-30-42-77-42-132zM59 182c0 43 9 76 30 98 18 21 43 34 73 34 29 0 50-13 72-34 17-22 29-55 29-102 0-42-8-76-29-97-22-21-43-34-72-34-30 0-55 13-73 34-21 21-30 55-30 101z">
          <text:p/>
        </draw:path>
        <draw:path draw:style-name="gr7" draw:text-style-name="P7" draw:layer="layout" svg:width="0.301cm" svg:height="0.36cm" svg:x="23.219cm" svg:y="9.901cm" svg:viewBox="0 0 302 361" svg:d="M243 225l59 8c-4 42-21 72-47 93-29 27-59 35-97 35-47 0-85-13-114-47-31-30-44-72-44-132 0-38 5-72 17-97 13-30 35-51 61-64 25-12 50-21 80-21 38 0 68 9 93 30 21 17 38 42 47 80l-60 9c-4-26-12-43-29-55-13-9-30-17-47-17-29 0-55 13-72 34-21 21-29 55-29 97 0 47 8 81 25 102 21 21 42 34 72 34 21 0 42-9 55-22 17-12 25-38 30-67z">
          <text:p/>
        </draw:path>
        <draw:polygon draw:style-name="gr7" draw:text-style-name="P7" draw:layer="layout" svg:width="0.288cm" svg:height="0.475cm" svg:x="23.571cm" svg:y="9.778cm" svg:viewBox="0 0 289 476" draw:points="0,476 0,0 59,0 59,271 200,132 272,132 140,259 289,476 217,476 101,301 59,339 59,476">
          <text:p/>
        </draw:polygon>
        <draw:path draw:style-name="gr7" draw:text-style-name="P7" draw:layer="layout" svg:width="0.318cm" svg:height="0.36cm" svg:x="24.07cm" svg:y="9.901cm" svg:viewBox="0 0 319 361" svg:d="M247 309c-26 21-43 35-64 44-22 4-43 8-64 8-38 0-68-8-89-25-21-22-30-44-30-73 0-17 0-34 9-47 8-13 21-25 29-34 13-8 30-17 43-21 12 0 29-4 55-8 47-5 81-13 102-17 0-9 0-13 0-17 0-26-4-43-12-51-17-13-39-21-69-21s-47 4-64 17c-12 8-21 25-25 51l-59-9c4-25 12-42 25-59s30-26 51-34c25-8 51-13 80-13 31 0 52 5 73 9 17 8 30 17 38 29 9 9 17 22 22 38 0 9 0 30 0 56v76c0 55 4 89 4 106 4 12 8 26 17 39h-64c-4-9-8-27-8-44zM238 178c-21 9-51 17-94 25-25 0-42 5-51 9-12 4-17 13-25 21-4 9-9 17-9 26 0 16 9 29 22 42 8 8 25 13 50 13 22 0 43-5 61-13 17-9 29-26 38-42 8-13 8-30 8-60z">
          <text:p/>
        </draw:path>
        <draw:path draw:style-name="gr7" draw:text-style-name="P7" draw:layer="layout" svg:width="0.3cm" svg:height="0.487cm" svg:x="24.642cm" svg:y="9.901cm" svg:viewBox="0 0 301 488" svg:d="M0 488v-479h55v42c12-17 25-30 42-38 18-8 35-13 60-13 30 0 55 9 77 21 25 17 42 39 50 65 13 30 17 59 17 93s-4 68-17 97c-12 26-29 47-55 64-25 13-50 21-76 21-21 0-38-4-56-13-13-8-25-17-38-29v169zM55 183c0 47 8 77 25 98 21 21 43 34 69 34 25 0 46-13 68-34 17-21 25-55 25-102 0-42-8-76-25-97-17-27-43-35-68-35-21 0-48 8-65 35-21 25-29 59-29 101z">
          <text:p/>
        </draw:path>
        <draw:path draw:style-name="gr7" draw:text-style-name="P7" draw:layer="layout" svg:width="0.187cm" svg:height="0.352cm" svg:x="25.014cm" svg:y="9.901cm" svg:viewBox="0 0 188 353" svg:d="M0 353v-344h52v51c13-26 25-39 38-47 13-9 26-13 38-13 21 0 38 4 60 17l-22 55c-12-8-25-12-42-12-13 0-21 4-34 12-8 9-17 17-21 35-8 17-8 42-8 68v178z">
          <text:p/>
        </draw:path>
        <draw:path draw:style-name="gr7" draw:text-style-name="P7" draw:layer="layout" svg:width="0.326cm" svg:height="0.36cm" svg:x="25.213cm" svg:y="9.901cm" svg:viewBox="0 0 327 361" svg:d="M0 182c0-67 17-114 55-144 30-25 64-38 110-38 47 0 85 17 115 47 30 29 47 72 47 127 0 46-8 80-21 106-14 25-35 46-60 60-26 17-51 21-81 21-50 0-89-13-118-47-30-30-47-77-47-132zM60 182c0 43 12 76 29 98 21 21 47 34 76 34 26 0 51-13 72-34 17-22 30-55 30-102 0-42-13-76-30-97-21-21-46-34-72-34-29 0-55 13-76 34-17 21-29 55-29 101z">
          <text:p/>
        </draw:path>
        <draw:path draw:style-name="gr7" draw:text-style-name="P7" draw:layer="layout" svg:width="0.3cm" svg:height="0.483cm" svg:x="25.586cm" svg:y="9.778cm" svg:viewBox="0 0 301 484" svg:d="M246 476v-43c-21 34-55 51-97 51-25 0-51-8-76-21-22-17-44-38-56-64-13-29-17-59-17-93s4-67 17-97c12-25 29-47 52-64 25-12 50-21 76-21 21 0 42 4 59 13 13 8 25 21 38 34v-171h59v476zM59 306c0 43 10 76 31 98 17 21 38 34 63 34 26 0 51-13 68-34 17-17 25-51 25-93 0-47-8-85-25-106-21-21-42-34-68-34-25 0-51 13-68 34-16 21-26 55-26 101z">
          <text:p/>
        </draw:path>
        <draw:path draw:style-name="gr7" draw:text-style-name="P7" draw:layer="layout" svg:width="0.28cm" svg:height="0.351cm" svg:x="25.975cm" svg:y="9.91cm" svg:viewBox="0 0 281 352" svg:d="M230 344v-51c-30 42-64 59-110 59-22 0-39-4-60-13-17-4-30-17-39-25-8-13-12-30-17-47-4-8-4-29-4-55v-212h60v191c0 30 0 51 4 64 4 12 8 25 21 34 13 8 31 12 47 12 17 0 34-4 47-12 17-9 30-22 34-39 8-12 8-38 8-67v-183h60v344z">
          <text:p/>
        </draw:path>
        <draw:path draw:style-name="gr7" draw:text-style-name="P7" draw:layer="layout" svg:width="0.3cm" svg:height="0.36cm" svg:x="26.331cm" svg:y="9.901cm" svg:viewBox="0 0 301 361" svg:d="M242 225l59 8c-8 42-25 72-50 93-26 27-56 35-95 35-46 0-84-13-114-47-29-30-42-72-42-132 0-38 4-72 17-97 12-30 29-51 55-64 25-12 55-21 84-21 39 0 69 9 95 30 21 17 38 42 42 80l-55 9c-4-26-17-43-31-55-12-9-29-17-51-17-29 0-50 13-71 34-17 21-26 55-26 97 0 47 9 81 26 102 16 21 42 34 71 34 22 0 39-9 56-22 17-12 26-38 30-67z">
          <text:p/>
        </draw:path>
        <draw:path draw:style-name="gr7" draw:text-style-name="P7" draw:layer="layout" svg:width="0.17cm" svg:height="0.47cm" svg:x="26.648cm" svg:y="9.787cm" svg:viewBox="0 0 171 471" svg:d="M162 416l9 51c-17 4-35 4-48 4-21 0-38 0-46-9-13-4-22-17-26-25-4-13-8-34-8-72v-196h-43v-46h43v-85l59-38v123h60v46h-60v200c0 17 0 30 4 34 0 4 4 9 9 13 4 0 12 4 21 4 5 0 14-4 26-4z">
          <text:p/>
        </draw:path>
        <draw:polygon draw:style-name="gr7" draw:text-style-name="P7" draw:layer="layout" svg:width="0.068cm" svg:height="0.068cm" svg:x="26.881cm" svg:y="10.189cm" svg:viewBox="0 0 69 69" draw:points="0,0 69,0 69,69 0,69">
          <text:p/>
        </draw:polygon>
        <draw:path draw:style-name="gr7" draw:text-style-name="P7" draw:layer="layout" svg:width="0.614cm" svg:height="0.475cm" svg:x="27.199cm" svg:y="9.778cm" svg:viewBox="0 0 615 476" svg:d="M128 476l-128-476h67l73 314c9 29 13 63 17 97 13-51 21-80 26-89l89-322h76l68 242c16 59 29 114 38 169 4-30 12-68 21-106l76-305h64l-132 476h-59l-102-361c-8-34-12-51-12-59-9 21-13 42-17 59l-102 361z">
          <text:p/>
        </draw:path>
        <draw:path draw:style-name="gr7" draw:text-style-name="P7" draw:layer="layout" svg:width="0.284cm" svg:height="0.475cm" svg:x="27.863cm" svg:y="9.778cm" svg:viewBox="0 0 285 476" svg:d="M0 476v-476h61v170c29-30 63-47 105-47 26 0 47 4 64 13 21 13 34 25 42 42 9 21 13 47 13 81v217h-59v-217c0-30-5-51-17-64-13-17-34-21-55-21-17 0-34 4-51 13-13 8-26 21-30 38-8 13-12 34-12 63v188z">
          <text:p/>
        </draw:path>
        <draw:path draw:style-name="gr7" draw:text-style-name="P7" draw:layer="layout" svg:width="0.317cm" svg:height="0.36cm" svg:x="28.215cm" svg:y="9.901cm" svg:viewBox="0 0 318 361" svg:d="M259 242l59 8c-8 34-25 64-55 80-25 23-55 31-97 31-52 0-90-13-120-47-29-30-46-72-46-132 0-55 17-101 46-135 30-30 68-47 116-47 46 0 84 17 114 47 29 29 42 76 42 131 0 4 0 9 0 17h-255c0 38 13 68 30 89 21 17 42 30 73 30 21 0 42-5 55-17 17-13 29-30 38-55zM63 148h196c-4-29-9-50-21-67-21-21-43-34-76-34-27 0-48 8-69 29-17 17-26 43-30 72z">
          <text:p/>
        </draw:path>
        <draw:path draw:style-name="gr7" draw:text-style-name="P7" draw:layer="layout" svg:width="0.284cm" svg:height="0.352cm" svg:x="28.604cm" svg:y="9.901cm" svg:viewBox="0 0 285 353" svg:d="M0 353v-344h55v46c26-38 59-55 111-55 21 0 38 4 55 13 17 4 30 17 43 30 8 8 12 25 17 42 0 8 4 31 4 56v212h-60v-208c0-25-4-43-8-56s-13-21-25-29c-9-5-26-9-38-9-26 0-48 9-65 25-21 13-30 44-30 90v187z">
          <text:p/>
        </draw:path>
        <draw:path draw:style-name="gr7" draw:text-style-name="P7" draw:layer="layout" svg:width="0.3cm" svg:height="0.487cm" svg:x="29.159cm" svg:y="9.901cm" svg:viewBox="0 0 301 488" svg:d="M0 488v-479h55v42c12-17 25-30 43-38 17-8 34-13 59-13 30 0 55 9 77 21 25 17 42 39 50 65 13 30 17 59 17 93s-4 68-17 97c-12 26-29 47-55 64-25 13-51 21-76 21-21 0-38-4-55-13-14-8-26-17-39-29v169zM55 183c0 47 8 77 25 98 22 21 43 34 69 34 25 0 46-13 68-34 17-21 25-55 25-102 0-42-8-76-25-97-17-27-43-35-68-35-21 0-47 8-65 35-21 25-29 59-29 101z">
          <text:p/>
        </draw:path>
        <draw:path draw:style-name="gr7" draw:text-style-name="P7" draw:layer="layout" svg:width="0.187cm" svg:height="0.352cm" svg:x="29.531cm" svg:y="9.901cm" svg:viewBox="0 0 188 353" svg:d="M0 353v-344h51v51c13-26 25-39 38-47 13-9 26-13 38-13 22 0 39 4 61 17l-22 55c-12-8-25-12-43-12-13 0-25 4-34 12-8 9-17 17-21 35-8 17-8 42-8 68v178z">
          <text:p/>
        </draw:path>
        <draw:path draw:style-name="gr7" draw:text-style-name="P7" draw:layer="layout" svg:width="0.326cm" svg:height="0.36cm" svg:x="29.73cm" svg:y="9.901cm" svg:viewBox="0 0 327 361" svg:d="M0 182c0-67 18-114 56-144 30-25 64-38 110-38 47 0 85 17 115 47 29 29 46 72 46 127 0 46-8 80-21 106-13 25-34 46-59 60-26 17-51 21-81 21-50 0-89-13-118-47-30-30-48-77-48-132zM60 182c0 43 13 76 30 98 21 21 47 34 76 34 26 0 51-13 72-34 17-22 30-55 30-102 0-42-13-76-30-97-21-21-46-34-72-34-29 0-55 13-76 34-17 21-30 55-30 101z">
          <text:p/>
        </draw:path>
        <draw:path draw:style-name="gr7" draw:text-style-name="P7" draw:layer="layout" svg:width="0.3cm" svg:height="0.483cm" svg:x="30.103cm" svg:y="9.778cm" svg:viewBox="0 0 301 484" svg:d="M246 476v-43c-21 34-55 51-97 51-25 0-51-8-76-21-21-17-44-38-56-64-13-29-17-59-17-93s4-67 17-97c12-25 29-47 51-64 26-12 51-21 77-21 21 0 42 4 59 13 13 8 25 21 38 34v-171h59v476zM60 306c0 43 8 76 30 98 17 21 38 34 63 34 26 0 47-13 68-34 17-17 25-51 25-93 0-47-8-85-25-106-21-21-42-34-68-34-25 0-51 13-68 34s-25 55-25 101z">
          <text:p/>
        </draw:path>
        <draw:path draw:style-name="gr7" draw:text-style-name="P7" draw:layer="layout" svg:width="0.28cm" svg:height="0.351cm" svg:x="30.492cm" svg:y="9.91cm" svg:viewBox="0 0 281 352" svg:d="M230 344v-51c-30 42-64 59-110 59-21 0-38-4-60-13-17-4-30-17-39-25-8-13-12-30-17-47-4-8-4-29-4-55v-212h60v191c0 30 0 51 5 64 4 12 8 25 21 34 13 8 29 12 46 12s34-4 47-12c17-9 30-22 34-39 8-12 8-38 8-67v-183h60v344z">
          <text:p/>
        </draw:path>
        <draw:path draw:style-name="gr7" draw:text-style-name="P7" draw:layer="layout" svg:width="0.3cm" svg:height="0.36cm" svg:x="30.848cm" svg:y="9.901cm" svg:viewBox="0 0 301 361" svg:d="M242 225l59 8c-8 42-25 72-50 93-26 27-56 35-95 35-46 0-84-13-114-47-29-30-42-72-42-132 0-38 4-72 17-97 12-30 29-51 55-64 25-12 55-21 84-21 39 0 69 9 95 30 21 17 38 42 42 80l-55 9c-4-26-17-43-30-55-13-9-30-17-52-17-29 0-50 13-72 34-16 21-25 55-25 97 0 47 9 81 25 102 17 21 43 34 72 34 22 0 39-9 56-22 17-12 26-38 30-67z">
          <text:p/>
        </draw:path>
        <draw:path draw:style-name="gr7" draw:text-style-name="P7" draw:layer="layout" svg:width="0.17cm" svg:height="0.47cm" svg:x="31.165cm" svg:y="9.787cm" svg:viewBox="0 0 171 471" svg:d="M162 416l9 51c-17 4-34 4-47 4-21 0-38 0-46-9-13-4-22-17-26-25-4-13-8-34-8-72v-196h-44v-46h44v-85l59-38v123h59v46h-59v200c0 17 0 30 4 34 0 4 4 9 9 13 4 0 12 4 21 4 4 0 12-4 25-4z">
          <text:p/>
        </draw:path>
        <draw:path draw:style-name="gr7" draw:text-style-name="P7" draw:layer="layout" svg:width="0.06cm" svg:height="0.474cm" svg:x="31.567cm" svg:y="9.779cm" svg:viewBox="0 0 61 475" svg:d="M0 67v-67h61v67zM0 475v-344h61v344z">
          <text:p/>
        </draw:path>
        <draw:path draw:style-name="gr7" draw:text-style-name="P7" draw:layer="layout" svg:width="0.288cm" svg:height="0.36cm" svg:x="31.69cm" svg:y="9.901cm" svg:viewBox="0 0 289 361" svg:d="M0 250l61-8c4 21 12 42 29 50 13 13 34 22 59 22 30 0 47-5 60-17 12-13 21-26 21-39 0-12-4-25-17-33-9-5-30-9-59-17-43-13-72-21-89-30-17-8-30-17-38-34-10-13-14-29-14-46 0-13 4-30 8-43 10-12 18-21 31-29 9-9 21-13 38-17 17-9 34-9 51-9 25 0 51 4 72 13 17 8 34 17 42 30 13 12 17 33 21 55l-55 8c-4-21-12-34-25-42-13-13-30-17-51-17-29 0-46 4-59 13-13 12-17 21-17 33 0 9 4 13 8 22 5 4 13 8 22 12 4 4 25 9 50 17 43 13 72 21 89 26 17 8 30 17 38 33 9 13 13 30 13 47 0 21-4 38-17 55-13 21-25 35-46 43-26 9-47 13-77 13-42 0-76-8-101-25-21-22-39-48-48-86z">
          <text:p/>
        </draw:path>
        <draw:path draw:style-name="gr7" draw:text-style-name="P7" draw:layer="layout" svg:width="0.36cm" svg:height="0.474cm" svg:x="13.8cm" svg:y="10.579cm" svg:viewBox="0 0 361 475" svg:d="M0 475v-475h179c38 0 68 4 89 12 21 9 38 26 51 47 12 17 21 39 21 60s-9 42-17 59c-13 17-30 34-51 43 30 8 51 25 68 46 13 17 21 43 21 72 0 21-4 43-13 60-8 21-21 33-34 46-17 9-33 17-55 21-21 9-46 9-76 9zM65 200h101c30 0 51 0 64-5 12-4 25-12 34-25 8-13 12-25 12-42 0-13-4-30-12-44-5-8-17-17-30-21-17-8-38-8-72-8h-97zM65 420h118c21 0 34 0 43 0 16-5 29-9 38-17 8-4 17-13 25-26 4-12 8-25 8-38 0-21-4-34-12-46-13-13-26-26-38-30-17-4-43-8-72-8h-110z">
          <text:p/>
        </draw:path>
        <draw:polygon draw:style-name="gr7" draw:text-style-name="P7" draw:layer="layout" svg:width="0.06cm" svg:height="0.478cm" svg:x="14.24cm" svg:y="10.579cm" svg:viewBox="0 0 61 479" draw:points="0,0 61,0 61,479 0,479">
          <text:p/>
        </draw:polygon>
        <draw:path draw:style-name="gr7" draw:text-style-name="P7" draw:layer="layout" svg:width="0.322cm" svg:height="0.36cm" svg:x="14.367cm" svg:y="10.701cm" svg:viewBox="0 0 323 361" svg:d="M0 182c0-67 17-114 51-144 30-25 68-38 110-38 47 0 86 17 120 47 29 30 42 72 42 127 0 46-4 81-21 107-13 25-30 46-55 59-26 17-56 21-86 21-46 0-89-13-118-46-30-30-43-78-43-133zM60 182c0 43 8 78 29 99 17 21 43 34 72 34 30 0 55-13 72-34 22-21 31-56 31-103 0-42-9-76-31-97-17-21-42-34-72-34-29 0-55 13-72 34-21 21-29 55-29 101z">
          <text:p/>
        </draw:path>
        <draw:path draw:style-name="gr7" draw:text-style-name="P7" draw:layer="layout" svg:width="0.301cm" svg:height="0.36cm" svg:x="14.74cm" svg:y="10.701cm" svg:viewBox="0 0 302 361" svg:d="M247 225l55 8c-5 44-22 73-47 94-25 26-59 34-97 34-47 0-86-13-116-46-25-30-42-78-42-133 0-38 8-72 21-97 9-30 30-51 55-63 26-13 52-22 82-22 38 0 67 9 93 30 25 17 38 42 46 80l-59 9c-4-26-13-42-25-55-17-9-34-17-51-17-30 0-56 13-73 34s-30 55-30 97c0 47 9 82 30 103 17 21 39 34 69 34 25 0 42-9 59-22 13-12 25-38 30-68z">
          <text:p/>
        </draw:path>
        <draw:polygon draw:style-name="gr7" draw:text-style-name="P7" draw:layer="layout" svg:width="0.288cm" svg:height="0.474cm" svg:x="15.091cm" svg:y="10.579cm" svg:viewBox="0 0 289 475" draw:points="0,475 0,0 60,0 60,272 199,132 277,132 140,259 289,475 216,475 102,301 60,339 60,475">
          <text:p/>
        </draw:polygon>
        <draw:path draw:style-name="gr7" draw:text-style-name="P7" draw:layer="layout" svg:width="0.317cm" svg:height="0.36cm" svg:x="15.405cm" svg:y="10.701cm" svg:viewBox="0 0 318 361" svg:d="M258 242l60 9c-8 34-25 64-56 81-25 21-55 29-97 29-51 0-89-12-119-46-29-30-46-73-46-133 0-55 17-101 46-135 30-30 68-47 114-47 47 0 85 17 115 47s43 76 43 131c0 4 0 9 0 17h-259c4 38 13 69 34 90 21 17 42 30 72 30 21 0 42-5 55-17 17-13 29-30 38-56zM63 149h195c-4-30-13-51-21-68-21-21-47-34-77-34-25 0-46 8-67 30-17 17-26 42-30 72z">
          <text:p/>
        </draw:path>
        <draw:path draw:style-name="gr7" draw:text-style-name="P7" draw:layer="layout" svg:width="0.3cm" svg:height="0.482cm" svg:x="15.773cm" svg:y="10.579cm" svg:viewBox="0 0 301 483" svg:d="M245 475v-43c-21 34-55 51-97 51-25 0-51-8-76-21-21-17-38-38-51-63-13-30-21-60-21-94 0-38 8-68 17-98 13-25 29-47 55-63 21-13 46-22 76-22 21 0 38 5 55 13 17 9 30 21 38 34v-169h60v475zM59 305c0 43 13 77 30 98s42 34 68 34c25 0 46-13 63-34s25-51 25-93c0-48-8-86-25-107s-42-34-68-34c-25 0-46 13-63 34s-30 55-30 102z">
          <text:p/>
        </draw:path>
        <draw:path draw:style-name="gr7" draw:text-style-name="P7" draw:layer="layout" svg:width="0.072cm" svg:height="0.161cm" svg:x="16.175cm" svg:y="10.989cm" svg:viewBox="0 0 73 162" svg:d="M4 64v-64h69v64c0 25-4 46-13 59-8 18-22 31-43 39l-17-25c13-10 21-14 30-27 4-8 8-25 8-46z">
          <text:p/>
        </draw:path>
        <draw:path draw:style-name="gr7" draw:text-style-name="P7" draw:layer="layout" svg:width="0.3cm" svg:height="0.487cm" svg:x="16.535cm" svg:y="10.701cm" svg:viewBox="0 0 301 488" svg:d="M0 488v-479h55v42c13-17 25-29 42-38 17-8 35-13 56-13 30 0 60 9 81 22 21 16 38 38 51 63 12 30 16 59 16 93s-4 69-16 94c-13 30-34 51-60 68-21 13-46 21-76 21-17 0-35-4-52-12-17-9-29-17-38-30v169zM55 182c0 43 8 78 25 99s39 34 69 34c25 0 47-13 64-34 21-21 29-56 29-103 0-46-8-76-29-101-17-22-39-30-64-30s-47 8-69 34c-17 21-25 55-25 101z">
          <text:p/>
        </draw:path>
        <draw:path draw:style-name="gr7" draw:text-style-name="P7" draw:layer="layout" svg:width="0.191cm" svg:height="0.352cm" svg:x="16.903cm" svg:y="10.701cm" svg:viewBox="0 0 192 353" svg:d="M0 353v-343h55v51c13-26 26-43 38-47 10-8 23-14 39-14 17 0 39 6 60 18l-21 55c-13-8-30-12-43-12-12 0-25 4-35 12-12 9-17 17-21 30-8 21-13 47-13 72v178z">
          <text:p/>
        </draw:path>
        <draw:path draw:style-name="gr7" draw:text-style-name="P7" draw:layer="layout" svg:width="0.322cm" svg:height="0.36cm" svg:x="17.106cm" svg:y="10.701cm" svg:viewBox="0 0 323 361" svg:d="M0 182c0-67 17-114 55-144 31-25 65-38 107-38 47 0 89 17 119 47 29 30 42 72 42 127 0 46-4 81-17 107-13 25-34 46-59 59-25 17-55 21-85 21-46 0-84-13-115-46-34-30-47-78-47-133zM60 182c0 43 9 78 30 99s43 34 72 34c30 0 55-13 72-34 21-21 30-56 30-103 0-42-9-76-30-97-17-21-42-34-72-34-29 0-51 13-72 34s-30 55-30 101z">
          <text:p/>
        </draw:path>
        <draw:path draw:style-name="gr7" draw:text-style-name="P7" draw:layer="layout" svg:width="0.296cm" svg:height="0.482cm" svg:x="17.479cm" svg:y="10.579cm" svg:viewBox="0 0 297 483" svg:d="M246 475v-43c-25 34-55 51-97 51-31 0-56-8-77-21-26-17-42-38-55-63-13-30-17-60-17-94 0-38 4-68 17-98 8-25 25-47 51-63 21-13 46-22 77-22 21 0 38 5 55 13 17 9 30 21 42 34v-169h55v475zM59 305c0 43 9 77 26 98 21 21 42 34 68 34s47-13 64-34c21-21 29-51 29-93 0-48-8-86-29-107-17-21-38-34-68-34-26 0-47 13-64 34s-26 55-26 102z">
          <text:p/>
        </draw:path>
        <draw:path draw:style-name="gr7" draw:text-style-name="P7" draw:layer="layout" svg:width="0.28cm" svg:height="0.351cm" svg:x="17.868cm" svg:y="10.71cm" svg:viewBox="0 0 281 352" svg:d="M226 343v-51c-26 42-59 60-107 60-21 0-42-4-59-13-17-5-30-17-38-30-9-9-17-26-17-42-5-9-5-30-5-55v-212h60v190c0 30 0 51 0 64 4 13 12 25 25 34 13 8 25 12 42 12 23 0 35-4 52-12 17-9 26-21 34-38 4-13 9-38 9-68v-182h59v343z">
          <text:p/>
        </draw:path>
        <draw:path draw:style-name="gr7" draw:text-style-name="P7" draw:layer="layout" svg:width="0.3cm" svg:height="0.36cm" svg:x="18.22cm" svg:y="10.701cm" svg:viewBox="0 0 301 361" svg:d="M246 225l55 8c-4 44-21 73-46 94-27 26-61 34-99 34-46 0-84-13-114-46-25-30-42-78-42-133 0-38 8-72 21-97 13-30 30-51 55-63 25-13 51-22 80-22 38 0 72 9 95 30 25 17 38 42 46 80l-55 9c-8-26-18-42-31-55-12-9-29-17-50-17-30 0-55 13-72 34s-30 55-30 97c0 47 13 82 30 103s38 34 67 34c26 0 43-9 60-22 12-12 26-38 30-68z">
          <text:p/>
        </draw:path>
        <draw:path draw:style-name="gr7" draw:text-style-name="P7" draw:layer="layout" svg:width="0.166cm" svg:height="0.47cm" svg:x="18.541cm" svg:y="10.587cm" svg:viewBox="0 0 167 471" svg:d="M158 415l9 52c-17 4-30 4-43 4-21 0-38 0-51-9-12-8-16-16-25-25-4-14-4-35-4-73v-199h-44v-42h44v-89l55-34v123h59v42h-59v203c0 17 4 30 4 34 4 4 4 9 13 13 4 0 8 4 17 4 8 0 17-4 25-4z">
          <text:p/>
        </draw:path>
        <draw:path draw:style-name="gr7" draw:text-style-name="P7" draw:layer="layout" svg:width="0.474cm" svg:height="0.343cm" svg:x="18.901cm" svg:y="10.71cm" svg:viewBox="0 0 475 344" svg:d="M106 344l-106-344h60l55 200 21 72c0 0 4-26 17-68l55-204h59l56 200 17 68 17-68 59-200h59l-110 344h-59l-56-208-13-55-72 263z">
          <text:p/>
        </draw:path>
        <draw:path draw:style-name="gr7" draw:text-style-name="P7" draw:layer="layout" svg:width="0.059cm" svg:height="0.474cm" svg:x="19.422cm" svg:y="10.579cm" svg:viewBox="0 0 60 475" svg:d="M0 67v-67h60v67zM0 475v-343h60v343z">
          <text:p/>
        </draw:path>
        <draw:path draw:style-name="gr7" draw:text-style-name="P7" draw:layer="layout" svg:width="0.208cm" svg:height="0.478cm" svg:x="19.57cm" svg:y="10.579cm" svg:viewBox="0 0 209 479" svg:d="M0 0h59v479h-59zM148 0h61v479h-61z">
          <text:p/>
        </draw:path>
        <draw:path draw:style-name="gr7" draw:text-style-name="P7" draw:layer="layout" svg:width="0.279cm" svg:height="0.352cm" svg:x="20.053cm" svg:y="10.701cm" svg:viewBox="0 0 280 353" svg:d="M0 353v-343h51v46c25-38 63-56 110-56 22 0 43 6 60 14 17 4 30 17 38 25 8 13 17 30 21 47 0 9 0 30 0 55v212h-55v-208c0-25-4-42-8-55-5-12-13-21-26-29-12-5-26-9-39-9-25 0-46 9-68 21-16 17-25 47-25 93v187z">
          <text:p/>
        </draw:path>
        <draw:path draw:style-name="gr7" draw:text-style-name="P7" draw:layer="layout" svg:width="0.326cm" svg:height="0.36cm" svg:x="20.4cm" svg:y="10.701cm" svg:viewBox="0 0 327 361" svg:d="M0 182c0-67 17-114 55-144 30-25 63-38 110-38s86 17 115 47c30 30 47 72 47 127 0 46-9 81-21 107-13 25-34 46-60 59-26 17-51 21-81 21-51 0-89-13-119-46-29-30-46-78-46-133zM63 182c0 43 9 78 26 99 21 21 46 34 76 34 25 0 51-13 72-34 18-21 31-56 31-103 0-42-13-76-31-97-21-21-47-34-72-34-30 0-55 13-76 34-17 21-26 55-26 101z">
          <text:p/>
        </draw:path>
        <draw:path draw:style-name="gr7" draw:text-style-name="P7" draw:layer="layout" svg:width="0.169cm" svg:height="0.47cm" svg:x="20.76cm" svg:y="10.587cm" svg:viewBox="0 0 170 471" svg:d="M162 415l8 52c-17 4-30 4-42 4-22 0-39 0-52-9-13-8-21-16-25-25-5-14-9-35-9-73v-199h-42v-42h42v-89l59-34v123h61v42h-61v203c0 17 0 30 5 34 0 4 4 9 9 13 4 0 13 4 21 4 9 0 17-4 26-4z">
          <text:p/>
        </draw:path>
        <draw:path draw:style-name="gr7" draw:text-style-name="P7" draw:layer="layout" svg:width="0.3cm" svg:height="0.482cm" svg:x="21.162cm" svg:y="10.579cm" svg:viewBox="0 0 301 483" svg:d="M55 475h-55v-475h59v169c26-30 55-47 98-47 21 0 38 5 59 13 17 9 34 21 46 34 13 17 22 38 31 59 4 21 8 44 8 69 0 59-12 106-43 140-29 29-68 46-106 46-42 0-72-17-97-51zM55 301c0 43 4 72 17 89 17 30 42 47 76 47 25 0 47-13 64-34 21-21 29-55 29-102 0-43-8-77-25-98-21-21-43-34-68-34s-46 13-63 34c-22 21-30 55-30 98z">
          <text:p/>
        </draw:path>
        <draw:path draw:style-name="gr7" draw:text-style-name="P7" draw:layer="layout" svg:width="0.318cm" svg:height="0.36cm" svg:x="21.513cm" svg:y="10.701cm" svg:viewBox="0 0 319 361" svg:d="M260 242l59 9c-9 34-26 64-55 81-26 21-55 29-99 29-50 0-88-12-118-46-30-30-47-73-47-133 0-55 17-101 47-135 30-30 68-47 114-47 48 0 86 17 115 47 30 30 43 76 43 131 0 4 0 9 0 17h-255c0 38 13 69 29 90 22 17 43 30 72 30 22 0 44-5 56-17 17-13 30-30 39-56zM64 149h196c-5-30-9-51-22-68-21-21-43-34-73-34-29 0-50 8-72 30-16 17-25 42-29 72z">
          <text:p/>
        </draw:path>
        <draw:path draw:style-name="gr7" draw:text-style-name="P7" draw:layer="layout" svg:width="0.287cm" svg:height="0.36cm" svg:x="22.064cm" svg:y="10.701cm" svg:viewBox="0 0 288 361" svg:d="M0 251l59-9c4 22 13 43 30 51 12 13 33 22 59 22 29 0 47-5 60-17 17-13 21-26 21-38 0-14-4-27-17-35-8-4-29-9-60-17-42-13-72-21-89-30-17-8-30-17-38-34-8-12-13-29-13-46 0-13 5-30 9-43 8-12 17-21 29-29 9-9 22-13 39-17 16-9 33-9 50-9 26 0 52 5 73 13 21 4 34 17 43 30 12 12 17 29 21 55l-55 8c-4-21-13-34-26-42-12-13-30-17-51-17-26 0-47 4-60 13-8 8-17 21-17 34 0 8 5 12 9 21 4 4 13 8 21 12 8 5 25 9 51 17 43 9 73 21 90 26 17 8 29 17 38 34 8 12 12 29 12 47 0 21-4 38-16 55-9 17-26 34-47 43-21 8-48 12-77 12-43 0-76-8-102-25-21-21-38-47-46-85z">
          <text:p/>
        </draw:path>
        <draw:path draw:style-name="gr7" draw:text-style-name="P7" draw:layer="layout" svg:width="0.28cm" svg:height="0.474cm" svg:x="22.423cm" svg:y="10.579cm" svg:viewBox="0 0 281 475" svg:d="M0 475v-475h61v170c25-30 59-47 101-47 26 0 47 5 68 13 17 13 30 25 38 42 9 22 13 47 13 81v216h-59v-216c0-30-5-51-17-64-13-17-30-21-55-21-17 0-34 4-47 13-17 8-30 21-34 38-8 13-8 34-8 63v187z">
          <text:p/>
        </draw:path>
        <draw:path draw:style-name="gr7" draw:text-style-name="P7" draw:layer="layout" svg:width="0.326cm" svg:height="0.36cm" svg:x="22.771cm" svg:y="10.701cm" svg:viewBox="0 0 327 361" svg:d="M0 182c0-67 17-114 55-144 29-25 63-38 106-38 51 0 89 17 119 47s47 72 47 127c0 46-9 81-22 107-12 25-33 46-59 59-25 17-55 21-85 21-47 0-85-13-115-46-29-30-46-78-46-133zM59 182c0 43 13 78 30 99 21 21 42 34 72 34s56-13 72-34c22-21 30-56 30-103 0-42-8-76-30-97-16-21-42-34-72-34s-51 13-72 34c-17 21-30 55-30 101z">
          <text:p/>
        </draw:path>
        <draw:path draw:style-name="gr7" draw:text-style-name="P7" draw:layer="layout" svg:width="0.474cm" svg:height="0.343cm" svg:x="23.122cm" svg:y="10.71cm" svg:viewBox="0 0 475 344" svg:d="M106 344l-106-344h59l55 200 21 72c0 0 5-26 17-68l55-204h60l55 200 17 68 18-68 59-200h59l-110 344h-60l-55-208-13-55-72 263z">
          <text:p/>
        </draw:path>
        <draw:path draw:style-name="gr7" draw:text-style-name="P7" draw:layer="layout" svg:width="0.283cm" svg:height="0.352cm" svg:x="23.643cm" svg:y="10.701cm" svg:viewBox="0 0 284 353" svg:d="M0 353v-343h55v46c25-38 59-56 110-56 21 0 38 6 55 14 17 4 34 17 42 25 10 13 14 30 18 47 0 9 4 30 4 55v212h-60v-208c0-25-4-42-8-55-5-12-13-21-22-29-12-5-25-9-42-9-25 0-47 9-63 21-22 17-30 47-30 93v187z">
          <text:p/>
        </draw:path>
        <draw:path draw:style-name="gr7" draw:text-style-name="P7" draw:layer="layout" svg:width="0.055cm" svg:height="0.474cm" svg:x="24.201cm" svg:y="10.579cm" svg:viewBox="0 0 56 475" svg:d="M0 67v-67h56v67zM0 475v-343h56v343z">
          <text:p/>
        </draw:path>
        <draw:path draw:style-name="gr7" draw:text-style-name="P7" draw:layer="layout" svg:width="0.279cm" svg:height="0.352cm" svg:x="24.35cm" svg:y="10.701cm" svg:viewBox="0 0 280 353" svg:d="M0 353v-343h50v46c27-38 65-56 112-56 21 0 38 6 59 14 17 4 29 17 38 25 8 13 13 30 17 47 4 9 4 30 4 55v212h-59v-208c0-25-4-42-9-55-4-12-12-21-21-29-13-5-25-9-42-9-26 0-47 9-64 21-17 17-30 47-30 93v187z">
          <text:p/>
        </draw:path>
        <draw:path draw:style-name="gr7" draw:text-style-name="P7" draw:layer="layout" svg:width="0.381cm" svg:height="0.491cm" svg:x="24.887cm" svg:y="10.57cm" svg:viewBox="0 0 382 492" svg:d="M0 330l60-4c4 26 13 42 22 59 12 13 25 26 46 38 26 9 47 13 76 13 22 0 43-4 64-13 17-4 30-16 42-29 9-13 13-26 13-38 0-17-4-30-13-43-8-8-25-17-42-25-13-4-42-13-89-25-42-9-72-17-89-30-26-8-43-25-52-42-12-17-17-38-17-60 0-25 5-46 22-67 12-22 30-38 60-47 25-13 55-17 85-17 38 0 67 4 93 17 29 9 50 25 63 51 17 21 21 46 26 72l-64 4c0-30-13-51-30-68-21-12-46-21-84-21s-68 9-85 21c-17 13-25 30-25 51 0 17 8 30 17 42 12 9 46 22 97 34 51 13 85 22 106 30 25 13 46 30 59 47 17 21 21 42 21 72 0 25-8 46-21 67-13 26-34 43-63 55-26 14-55 18-94 18-42 0-76-4-105-18-31-12-52-34-69-59s-25-51-30-85z">
          <text:p/>
        </draw:path>
        <draw:path draw:style-name="gr7" draw:text-style-name="P7" draw:layer="layout" svg:width="0.317cm" svg:height="0.36cm" svg:x="25.328cm" svg:y="10.701cm" svg:viewBox="0 0 318 361" svg:d="M259 242l59 9c-8 34-30 64-55 81-25 21-59 29-98 29-51 0-89-12-119-46-30-30-46-73-46-133 0-55 16-101 46-135 30-30 68-47 114-47 48 0 86 17 116 47 29 30 42 76 42 131 0 4 0 9 0 17h-259c4 38 12 69 34 90 17 17 42 30 72 30 21 0 39-5 56-17 17-13 25-30 38-56zM63 149h196c-4-30-13-51-26-68-17-21-43-34-73-34-25 0-46 8-67 30-17 17-26 42-30 72z">
          <text:p/>
        </draw:path>
        <draw:path draw:style-name="gr7" draw:text-style-name="P7" draw:layer="layout" svg:width="0.322cm" svg:height="0.36cm" svg:x="25.696cm" svg:y="10.701cm" svg:viewBox="0 0 323 361" svg:d="M246 310c-21 22-42 34-59 43-21 4-43 8-69 8-38 0-67-8-84-25-21-21-34-43-34-72 0-18 4-35 13-48 8-12 16-25 29-34 13-8 30-17 42-21 13 0 30-4 56-8 47-4 81-13 102-17 0-9 0-17 0-17 0-25-4-42-17-51-13-13-34-21-63-21-31 0-52 4-65 17-13 8-21 25-29 51l-55-9c4-25 12-42 25-59s30-25 51-34c21-8 51-13 81-13s51 5 72 9c17 8 30 17 38 29 9 9 17 22 21 39 0 8 0 29 0 55v76c0 56 0 90 5 107 4 12 8 25 17 38h-64c-4-9-8-26-13-43zM242 178c-21 9-51 17-93 26-26 0-43 4-52 8-13 4-21 13-25 21-4 9-9 18-9 27 0 17 9 29 17 42 13 8 30 13 55 13 22 0 44-5 61-13 16-9 29-25 38-42 4-14 8-31 8-61z">
          <text:p/>
        </draw:path>
        <draw:path draw:style-name="gr7" draw:text-style-name="P7" draw:layer="layout" svg:width="0.191cm" svg:height="0.352cm" svg:x="26.085cm" svg:y="10.701cm" svg:viewBox="0 0 192 353" svg:d="M0 353v-343h56v51c13-26 26-43 38-47 9-8 22-14 39-14 16 0 38 6 59 18l-21 55c-13-8-30-12-43-12-12 0-25 4-34 12-12 9-17 17-21 30-8 21-12 47-12 72v178z">
          <text:p/>
        </draw:path>
        <draw:path draw:style-name="gr7" draw:text-style-name="P7" draw:layer="layout" svg:width="0.3cm" svg:height="0.36cm" svg:x="26.293cm" svg:y="10.701cm" svg:viewBox="0 0 301 361" svg:d="M241 225l60 8c-8 44-21 73-47 94-30 26-60 34-98 34-46 0-84-13-114-46-30-30-42-78-42-133 0-38 4-72 17-97 12-30 34-51 59-63 21-13 51-22 80-22 38 0 68 9 94 30 22 17 39 42 47 80l-60 9c-4-26-13-42-30-55-13-9-29-17-46-17-30 0-55 13-72 34-22 21-30 55-30 97 0 47 8 82 25 103 22 21 43 34 72 34 22 0 43-9 55-22 17-12 26-38 30-68z">
          <text:p/>
        </draw:path>
        <draw:path draw:style-name="gr7" draw:text-style-name="P7" draw:layer="layout" svg:width="0.279cm" svg:height="0.474cm" svg:x="26.644cm" svg:y="10.579cm" svg:viewBox="0 0 280 475" svg:d="M0 475v-475h60v170c26-30 60-47 102-47 25 0 47 5 68 13 17 13 29 25 38 42 8 22 12 47 12 81v216h-59v-216c0-30-4-51-17-64-12-17-29-21-55-21-17 0-34 4-46 13-17 8-30 21-34 38-9 13-9 34-9 63v187z">
          <text:p/>
        </draw:path>
        <draw:path draw:style-name="gr7" draw:text-style-name="P7" draw:layer="layout" svg:width="0.186cm" svg:height="0.352cm" svg:x="27.199cm" svg:y="10.701cm" svg:viewBox="0 0 187 353" svg:d="M0 353v-343h51v51c13-26 26-43 39-47 12-8 25-14 38-14 21 0 38 6 59 18l-21 55c-13-8-26-12-43-12-12 0-21 4-33 12-9 9-17 17-22 30-8 21-8 47-8 72v178z">
          <text:p/>
        </draw:path>
        <draw:path draw:style-name="gr7" draw:text-style-name="P7" draw:layer="layout" svg:width="0.317cm" svg:height="0.36cm" svg:x="27.402cm" svg:y="10.701cm" svg:viewBox="0 0 318 361" svg:d="M255 242l63 9c-12 34-29 64-55 81-25 21-59 29-97 29-51 0-93-12-123-46-30-30-43-73-43-133 0-55 13-101 43-135 30-30 72-47 119-47 46 0 84 17 114 47s42 76 42 131c0 4 0 9 0 17h-258c4 38 13 69 34 90 17 17 42 30 72 30 21 0 38-5 55-17 13-13 25-30 34-56zM64 149h191c0-30-9-51-21-68-17-21-43-34-72-34-26 0-51 8-68 30-17 17-30 42-30 72z">
          <text:p/>
        </draw:path>
        <draw:path draw:style-name="gr7" draw:text-style-name="P7" draw:layer="layout" svg:width="0.288cm" svg:height="0.36cm" svg:x="27.766cm" svg:y="10.701cm" svg:viewBox="0 0 289 361" svg:d="M0 251l59-9c4 22 13 43 26 51 17 13 38 22 63 22 30 0 47-5 59-17 14-13 23-26 23-38 0-14-5-27-18-35-9-4-30-9-60-17-42-13-72-21-89-30-17-8-29-17-38-34-8-12-12-29-12-46 0-13 0-30 8-43 9-12 17-21 30-29 8-9 21-13 38-17 13-9 29-9 51-9 25 0 50 5 72 13 18 4 34 17 43 30 13 12 17 29 21 55l-55 8c-5-21-14-34-26-42-13-13-30-17-51-17-30 0-47 4-59 13-13 8-17 21-17 34 0 8 4 12 8 21 4 4 13 8 21 12 5 5 21 9 51 17 42 9 73 21 90 26 17 8 30 17 38 34 9 12 13 29 13 47 0 21-4 38-17 55s-26 34-51 43c-22 8-43 12-73 12-42 0-76-8-102-25-25-21-38-47-46-85z">
          <text:p/>
        </draw:path>
        <draw:path draw:style-name="gr7" draw:text-style-name="P7" draw:layer="layout" svg:width="0.279cm" svg:height="0.351cm" svg:x="28.122cm" svg:y="10.71cm" svg:viewBox="0 0 280 352" svg:d="M229 343v-51c-25 42-64 60-111 60-21 0-38-4-55-13-17-5-34-17-42-30-9-9-13-26-17-42 0-9-4-30-4-55v-212h59v190c0 30 0 51 4 64s13 25 25 34c9 8 26 12 43 12s34-4 51-12c12-9 26-21 30-38 9-13 13-38 13-68v-182h55v343z">
          <text:p/>
        </draw:path>
        <draw:polygon draw:style-name="gr7" draw:text-style-name="P7" draw:layer="layout" svg:width="0.059cm" svg:height="0.478cm" svg:x="28.494cm" svg:y="10.579cm" svg:viewBox="0 0 60 479" draw:points="0,0 60,0 60,479 0,479">
          <text:p/>
        </draw:polygon>
        <draw:path draw:style-name="gr7" draw:text-style-name="P7" draw:layer="layout" svg:width="0.17cm" svg:height="0.47cm" svg:x="28.608cm" svg:y="10.587cm" svg:viewBox="0 0 171 471" svg:d="M162 415l9 52c-17 4-30 4-43 4-21 0-38 0-50-9-13-8-22-16-26-25-4-14-4-35-4-73v-199h-48v-42h48v-89l55-34v123h59v42h-59v203c0 17 4 30 4 34 4 4 4 9 9 13 8 0 12 4 21 4 8 0 17-4 25-4z">
          <text:p/>
        </draw:path>
        <draw:path draw:style-name="gr7" draw:text-style-name="P7" draw:layer="layout" svg:width="0.288cm" svg:height="0.36cm" svg:x="28.803cm" svg:y="10.701cm" svg:viewBox="0 0 289 361" svg:d="M0 251l60-9c5 22 13 43 26 51 17 13 38 22 63 22 26 0 47-5 60-17 12-13 21-26 21-38 0-14-9-27-17-35-9-4-30-9-59-17-47-13-77-21-94-30-12-8-26-17-34-34-9-12-13-29-13-46 0-13 0-30 8-43 9-12 17-21 31-29 8-9 21-13 38-17 13-9 30-9 51-9 25 0 51 5 68 13 21 4 38 17 46 30 9 12 17 29 21 55l-59 8c0-21-8-34-21-42-13-13-30-17-51-17-30 0-47 4-59 13-13 8-17 21-17 34 0 8 0 12 8 21 5 4 9 8 21 12 5 5 22 9 51 17 43 9 72 21 89 26 13 8 26 17 38 34 9 12 13 29 13 47 0 21-4 38-17 55s-30 34-51 43c-21 8-42 12-72 12-42 0-80-8-101-25-27-21-39-47-48-85z">
          <text:p/>
        </draw:path>
        <draw:polygon draw:style-name="gr7" draw:text-style-name="P7" draw:layer="layout" svg:width="0.067cm" svg:height="0.068cm" svg:x="29.176cm" svg:y="10.985cm" svg:viewBox="0 0 68 69" draw:points="0,0 68,0 68,69 0,69">
          <text:p/>
        </draw:polygon>
        <draw:path draw:style-name="gr7" draw:text-style-name="P7" draw:layer="layout" svg:width="0.331cm" svg:height="0.478cm" svg:x="5.024cm" svg:y="12.056cm" svg:viewBox="0 0 332 479" svg:d="M209 479v-114h-209v-55l222-310h46v310h64v55h-64v114zM209 310v-217l-149 217z">
          <text:p/>
        </draw:path>
        <draw:polygon draw:style-name="gr7" draw:text-style-name="P7" draw:layer="layout" svg:width="0.068cm" svg:height="0.067cm" svg:x="5.448cm" svg:y="12.467cm" svg:viewBox="0 0 69 68" draw:points="0,0 69,0 69,68 0,68">
          <text:p/>
        </draw:polygon>
        <draw:path draw:style-name="gr7" draw:text-style-name="P7" draw:layer="layout" svg:width="0.448cm" svg:height="0.478cm" svg:x="13.898cm" svg:y="12.056cm" svg:viewBox="0 0 449 479" svg:d="M0 479l186-479h69l194 479h-72l-55-144h-200l-55 144zM139 285h162l-51-136c-12-39-25-73-34-98-5 29-13 59-26 94z">
          <text:p/>
        </draw:path>
        <draw:path draw:style-name="gr7" draw:text-style-name="P7" draw:layer="layout" svg:width="0.301cm" svg:height="0.487cm" svg:x="14.367cm" svg:y="12.056cm" svg:viewBox="0 0 302 488" svg:d="M247 479v-42c-21 34-55 51-98 51-26 0-51-9-77-26-21-12-42-33-55-63-12-25-17-59-17-94 0-34 5-64 17-93 13-30 30-51 51-64 26-17 51-25 76-25 22 0 44 4 61 13 12 12 29 21 38 38v-174h59v479zM60 305c0 47 8 77 29 102 17 22 38 30 64 30 25 0 52-8 69-30 17-21 25-55 25-98 0-46-8-80-25-102-22-25-44-33-69-33-26 0-51 8-68 29s-25 55-25 102z">
          <text:p/>
        </draw:path>
        <draw:path draw:style-name="gr7" draw:text-style-name="P7" draw:layer="layout" svg:width="0.47cm" svg:height="0.355cm" svg:x="14.757cm" svg:y="12.179cm" svg:viewBox="0 0 471 356" svg:d="M0 356v-348h56v51c8-17 25-34 42-42 17-9 38-17 60-17 29 0 46 8 63 17 17 12 30 25 38 46 26-42 59-63 106-63 34 0 59 13 76 29 21 22 30 48 30 90v237h-59v-220c0-21 0-38-5-51-4-8-12-17-21-22-8-8-21-12-34-12-25 0-46 8-63 26-13 17-21 42-21 76v203h-60v-224c0-25-4-47-17-59-8-14-21-22-46-22-13 0-30 4-42 12-17 10-26 22-34 39-5 17-9 43-9 72v182z">
          <text:p/>
        </draw:path>
        <draw:path draw:style-name="gr7" draw:text-style-name="P7" draw:layer="layout" svg:width="0.055cm" svg:height="0.478cm" svg:x="15.316cm" svg:y="12.056cm" svg:viewBox="0 0 56 479" svg:d="M0 68v-68h56v68zM0 479v-348h56v348z">
          <text:p/>
        </draw:path>
        <draw:path draw:style-name="gr7" draw:text-style-name="P7" draw:layer="layout" svg:width="0.279cm" svg:height="0.355cm" svg:x="15.464cm" svg:y="12.179cm" svg:viewBox="0 0 280 356" svg:d="M0 356v-348h52v51c25-38 63-59 110-59 21 0 38 4 59 13 17 8 30 16 38 29 9 13 13 26 17 43 4 13 4 30 4 60v211h-59v-211c0-21-4-43-8-51-5-13-13-21-22-31-12-8-25-12-42-12-25 0-47 8-63 26-17 17-30 47-30 89v190z">
          <text:p/>
        </draw:path>
        <draw:path draw:style-name="gr7" draw:text-style-name="P7" draw:layer="layout" svg:width="0.288cm" svg:height="0.364cm" svg:x="15.993cm" svg:y="12.179cm" svg:viewBox="0 0 289 365" svg:d="M0 251l59-9c5 26 13 42 26 55 17 13 38 17 63 17 26 0 47-4 59-17 13-8 23-21 23-38 0-13-10-21-18-30-9-4-30-12-60-21-46-8-76-21-93-25-12-9-25-21-34-34-8-13-17-30-17-47s5-29 13-42c9-13 17-25 30-34 8-8 21-13 38-18 13-4 30-8 51-8 25 0 51 4 67 13 23 9 40 17 48 34 8 13 17 30 21 51l-60 9c0-17-9-30-21-43-13-8-30-12-51-12-30 0-47 4-59 12-13 9-17 17-17 30 0 8 0 17 8 21 4 9 9 13 21 17 5 0 22 4 51 13 43 12 72 21 90 29 13 5 25 17 38 30 9 13 13 30 13 51 0 17-4 38-17 55s-30 29-52 38c-21 13-46 17-72 17-46 0-80-9-101-30-26-17-39-46-47-84z">
          <text:p/>
        </draw:path>
        <draw:path draw:style-name="gr7" draw:text-style-name="P7" draw:layer="layout" svg:width="0.283cm" svg:height="0.478cm" svg:x="16.349cm" svg:y="12.056cm" svg:viewBox="0 0 284 479" svg:d="M0 479v-479h59v175c30-34 63-52 106-52 25 0 47 8 64 18 21 8 34 25 43 42 8 17 12 42 12 76v220h-59v-220c0-29-4-51-17-63-14-13-35-21-56-21-17 0-34 4-51 12-12 13-25 21-29 38-9 17-13 39-13 64v190z">
          <text:p/>
        </draw:path>
        <draw:path draw:style-name="gr7" draw:text-style-name="P7" draw:layer="layout" svg:width="0.317cm" svg:height="0.364cm" svg:x="16.7cm" svg:y="12.179cm" svg:viewBox="0 0 318 365" svg:d="M246 314c-22 17-43 30-64 38-17 9-38 13-63 13-39 0-68-9-89-30-17-17-30-42-30-72 0-17 4-29 13-46 8-13 17-26 29-34 13-9 26-13 43-17 12-4 29-9 50-9 47-8 85-12 106-21 0-8 0-12 0-17 0-21-4-38-17-50-12-13-38-17-67-17-26 0-47 4-60 12-12 9-21 30-29 51l-55-8c4-22 12-43 25-60 9-12 30-25 51-34s46-13 76-13 55 4 72 13c21 5 35 17 43 26 9 8 13 25 17 38 5 13 5 30 5 55v80c0 51 0 89 4 102 0 13 8 30 12 42h-60c-8-12-8-25-12-42zM241 183c-21 8-55 17-97 21-21 4-38 8-51 13-8 4-17 8-21 17-4 8-9 21-9 29 0 17 5 30 17 38 13 13 30 17 51 17 26 0 43-4 64-17 17-8 29-21 38-38 4-12 8-34 8-59z">
          <text:p/>
        </draw:path>
        <draw:path draw:style-name="gr7" draw:text-style-name="P7" draw:layer="layout" svg:width="0.208cm" svg:height="0.478cm" svg:x="17.089cm" svg:y="12.056cm" svg:viewBox="0 0 209 479" svg:d="M0 0h60v479h-60zM149 0h60v479h-60z">
          <text:p/>
        </draw:path>
        <draw:path draw:style-name="gr7" draw:text-style-name="P7" draw:layer="layout" svg:width="0.301cm" svg:height="0.487cm" svg:x="17.572cm" svg:y="12.056cm" svg:viewBox="0 0 302 488" svg:d="M55 479h-55v-479h59v169c26-29 55-46 93-46 22 0 43 4 60 13 21 8 38 21 46 38 13 17 27 33 31 55 8 21 13 46 13 72 0 60-17 106-48 136-30 34-63 51-106 51-38 0-72-17-93-51zM55 301c0 43 4 73 17 94 17 29 42 42 72 42 25 0 51-8 68-34 17-21 29-55 29-98 0-47-12-81-29-102s-38-29-64-29c-25 0-46 8-68 33-16 22-25 51-25 94z">
          <text:p/>
        </draw:path>
        <draw:path draw:style-name="gr7" draw:text-style-name="P7" draw:layer="layout" svg:width="0.318cm" svg:height="0.364cm" svg:x="17.923cm" svg:y="12.179cm" svg:viewBox="0 0 319 365" svg:d="M254 246l65 5c-13 38-31 63-56 84-26 17-59 30-97 30-51 0-94-17-123-47-30-34-43-76-43-131 0-59 13-106 43-135 34-34 72-52 118-52 47 0 85 18 115 47 30 34 43 77 43 136 0 4 0 8 0 17h-259c4 38 12 63 34 84 16 22 42 30 72 30 21 0 38-4 55-17 12-8 25-29 33-51zM64 149h195c-5-30-13-51-26-64-17-25-42-33-72-33-25 0-51 8-67 25-17 17-30 42-30 72z">
          <text:p/>
        </draw:path>
        <draw:path draw:style-name="gr7" draw:text-style-name="P7" draw:layer="layout" svg:width="0.317cm" svg:height="0.364cm" svg:x="18.478cm" svg:y="12.179cm" svg:viewBox="0 0 318 365" svg:d="M247 314c-22 17-43 30-64 38-21 9-42 13-63 13-39 0-69-9-90-30-22-17-30-42-30-72 0-17 4-29 13-46 8-13 17-26 29-34 13-9 27-13 44-17 12-4 29-9 50-9 47-8 81-12 106-21 0-8 0-12 0-17 0-21-4-38-17-50-17-13-38-17-67-17-26 0-47 4-60 12-12 9-25 30-29 51l-61-8c9-22 17-43 26-60 13-12 29-25 56-34 21-9 46-13 76-13s55 4 72 13c21 5 34 17 42 26 9 8 13 25 17 38 5 13 5 30 5 55v80c0 51 0 89 4 102 0 13 4 30 12 42h-59c-8-12-12-25-12-42zM242 183c-21 8-55 17-97 21-21 4-38 8-51 13-8 4-17 8-21 17-10 8-10 21-10 29 0 17 6 30 18 38 13 13 30 17 51 17 26 0 43-4 59-17 22-8 34-21 43-38 4-12 8-34 8-59z">
          <text:p/>
        </draw:path>
        <draw:path draw:style-name="gr7" draw:text-style-name="P7" draw:layer="layout" svg:width="0.301cm" svg:height="0.487cm" svg:x="18.867cm" svg:y="12.056cm" svg:viewBox="0 0 302 488" svg:d="M56 479h-56v-479h60v169c25-29 55-46 93-46 21 0 43 4 64 13 17 8 34 21 47 38 8 17 21 33 25 55 9 21 13 46 13 72 0 60-17 106-47 136-25 34-63 51-102 51-42 0-76-17-97-51zM56 301c0 43 4 73 16 94 17 29 43 42 72 42 26 0 52-8 69-34 17-21 30-55 30-98 0-47-9-81-30-102-17-21-39-29-64-29-26 0-47 8-68 33-17 22-25 51-25 94z">
          <text:p/>
        </draw:path>
        <draw:polygon draw:style-name="gr7" draw:text-style-name="P7" draw:layer="layout" svg:width="0.059cm" svg:height="0.478cm" svg:x="19.236cm" svg:y="12.056cm" svg:viewBox="0 0 60 479" draw:points="0,0 60,0 60,479 0,479">
          <text:p/>
        </draw:polygon>
        <draw:path draw:style-name="gr7" draw:text-style-name="P7" draw:layer="layout" svg:width="0.317cm" svg:height="0.364cm" svg:x="19.367cm" svg:y="12.179cm" svg:viewBox="0 0 318 365" svg:d="M255 246l63 5c-8 38-29 63-55 84-25 17-59 30-97 30-52 0-94-17-124-47-29-34-42-76-42-131 0-59 17-106 47-135 29-34 67-52 115-52 46 0 85 18 114 47 30 34 42 77 42 136 0 4 0 8 0 17h-259c4 38 13 63 34 84 17 22 43 30 73 30 21 0 38-4 55-17 17-8 26-29 34-51zM63 149h196c-4-30-12-51-25-64-17-25-43-33-72-33-26 0-48 8-69 25-17 17-30 42-30 72z">
          <text:p/>
        </draw:path>
        <draw:path draw:style-name="gr7" draw:text-style-name="P7" draw:layer="layout" svg:width="0.169cm" svg:height="0.47cm" svg:x="19.909cm" svg:y="12.069cm" svg:viewBox="0 0 170 471" svg:d="M162 411l8 55c-17 5-29 5-42 5-22 0-39-5-52-9-13-8-21-17-25-29-5-9-9-34-9-68v-200h-42v-47h42v-84l59-34v118h61v47h-61v204c0 17 0 25 5 30 0 4 4 8 8 12 5 5 14 5 22 5 5 0 13 0 26-5z">
          <text:p/>
        </draw:path>
        <draw:path draw:style-name="gr7" draw:text-style-name="P7" draw:layer="layout" svg:width="0.326cm" svg:height="0.364cm" svg:x="20.104cm" svg:y="12.179cm" svg:viewBox="0 0 327 365" svg:d="M0 183c0-64 21-110 55-144 29-26 67-39 110-39 47 0 85 18 115 47 30 34 47 77 47 132 0 42-9 80-22 105-12 26-33 43-59 60-25 12-52 21-81 21-51 0-89-17-119-47-29-34-46-76-46-135zM63 183c0 42 9 76 26 101 21 22 46 30 76 30 25 0 52-8 73-34 17-21 29-55 29-97 0-47-12-76-29-98-21-25-48-33-73-33-30 0-55 8-76 33-17 22-26 56-26 98z">
          <text:p/>
        </draw:path>
        <draw:path draw:style-name="gr7" draw:text-style-name="P7" draw:layer="layout" svg:width="0.318cm" svg:height="0.364cm" svg:x="20.662cm" svg:y="12.179cm" svg:viewBox="0 0 319 365" svg:d="M247 314c-21 17-42 30-64 38-21 9-42 13-63 13-39 0-69-9-90-30-21-17-30-42-30-72 0-17 5-29 13-46 9-13 17-26 30-34 12-9 25-13 42-17 13-4 31-9 52-9 46-8 80-12 106-21 0-8 0-12 0-17 0-21-5-38-17-50-17-13-38-17-68-17-25 0-47 4-60 12-13 9-26 30-30 51l-59-8c8-22 17-43 25-60 13-12 30-25 55-34 22-9 48-13 77-13 30 0 56 4 72 13 22 5 34 17 43 26 8 8 12 25 17 38 4 13 4 30 4 55v80c0 51 0 89 4 102 0 13 4 30 13 42h-59c-9-12-13-25-13-42zM243 183c-21 8-55 17-98 21-21 4-38 8-51 13-9 4-17 8-22 17-8 8-8 21-8 29 0 17 4 30 17 38 13 13 30 17 52 17 25 0 42-4 59-17 21-8 34-21 42-38 4-12 9-34 9-59z">
          <text:p/>
        </draw:path>
        <draw:path draw:style-name="gr7" draw:text-style-name="P7" draw:layer="layout" svg:width="0.3cm" svg:height="0.487cm" svg:x="21.031cm" svg:y="12.056cm" svg:viewBox="0 0 301 488" svg:d="M246 479v-42c-21 34-55 51-97 51-26 0-52-9-77-26-22-12-38-33-51-63-13-25-21-59-21-94 0-34 4-64 17-93 12-30 29-51 50-64 26-17 51-25 82-25 21 0 38 4 55 13 17 12 30 21 38 38v-174h59v479zM59 305c0 47 13 77 30 102 17 22 43 30 68 30 26 0 47-8 64-30 17-21 25-55 25-98 0-46-8-80-25-102-17-25-43-33-68-33s-47 8-64 29c-22 21-30 55-30 102z">
          <text:p/>
        </draw:path>
        <draw:path draw:style-name="gr7" draw:text-style-name="P7" draw:layer="layout" svg:width="0.297cm" svg:height="0.487cm" svg:x="21.403cm" svg:y="12.056cm" svg:viewBox="0 0 298 488" svg:d="M247 479v-42c-26 34-55 51-98 51-29 0-55-9-76-26-26-12-43-33-56-63-13-25-17-59-17-94 0-34 4-64 17-93 9-30 26-51 52-64 21-17 47-25 76-25 21 0 38 4 55 13 17 12 30 21 43 38v-174h55v479zM60 305c0 47 9 77 26 102 21 22 42 30 68 30 25 0 46-8 63-30 21-21 30-55 30-98 0-46-9-80-30-102-17-25-38-33-68-33-25 0-46 8-63 29s-26 55-26 102z">
          <text:p/>
        </draw:path>
        <draw:polygon draw:style-name="gr7" draw:text-style-name="P7" draw:layer="layout" svg:width="0.063cm" svg:height="0.478cm" svg:x="21.996cm" svg:y="12.056cm" svg:viewBox="0 0 64 479" draw:points="0,0 64,0 64,479 0,479">
          <text:p/>
        </draw:polygon>
        <draw:path draw:style-name="gr7" draw:text-style-name="P7" draw:layer="layout" svg:width="0.28cm" svg:height="0.355cm" svg:x="22.165cm" svg:y="12.179cm" svg:viewBox="0 0 281 356" svg:d="M0 356v-348h52v51c25-38 64-59 110-59 21 0 38 4 59 13 17 8 30 16 38 29 9 13 13 26 17 43 5 13 5 30 5 60v211h-60v-211c0-21-4-43-8-51-4-13-13-21-21-31-13-8-26-12-43-12-25 0-46 8-63 26-17 17-30 47-30 89v190z">
          <text:p/>
        </draw:path>
        <draw:path draw:style-name="gr7" draw:text-style-name="P7" draw:layer="layout" svg:width="0.313cm" svg:height="0.347cm" svg:x="22.5cm" svg:y="12.187cm" svg:viewBox="0 0 314 348" svg:d="M131 348l-131-348h59l76 209c9 21 13 46 21 72 5-21 13-43 21-68l78-213h59l-128 348z">
          <text:p/>
        </draw:path>
        <draw:path draw:style-name="gr7" draw:text-style-name="P7" draw:layer="layout" svg:width="0.317cm" svg:height="0.364cm" svg:x="22.847cm" svg:y="12.179cm" svg:viewBox="0 0 318 365" svg:d="M259 246l59 5c-8 38-29 63-55 84-25 17-59 30-97 30-52 0-90-17-120-47-29-34-46-76-46-131 0-59 17-106 46-135 30-34 68-52 116-52 46 0 84 18 114 47 30 34 42 77 42 136 0 4 0 8 0 17h-259c4 38 13 63 34 84 21 22 42 30 73 30 21 0 38-4 55-17 17-8 25-29 38-51zM63 149h196c-4-30-13-51-25-64-17-25-43-33-72-33-27 0-48 8-69 25-17 17-25 42-30 72z">
          <text:p/>
        </draw:path>
        <draw:path draw:style-name="gr7" draw:text-style-name="P7" draw:layer="layout" svg:width="0.28cm" svg:height="0.355cm" svg:x="23.236cm" svg:y="12.179cm" svg:viewBox="0 0 281 356" svg:d="M0 356v-348h55v51c27-38 61-59 111-59 17 0 38 4 55 13 17 8 30 16 38 29 9 13 17 26 22 43 0 13 0 30 0 60v211h-55v-211c0-21-5-43-9-51-4-13-13-21-25-31-9-8-26-12-38-12-26 0-47 8-68 26-17 17-26 47-26 89v190z">
          <text:p/>
        </draw:path>
        <draw:path draw:style-name="gr7" draw:text-style-name="P7" draw:layer="layout" svg:width="0.169cm" svg:height="0.47cm" svg:x="23.575cm" svg:y="12.069cm" svg:viewBox="0 0 170 471" svg:d="M162 411l8 55c-17 5-34 5-46 5-21 0-38-5-47-9-13-8-21-17-25-29-5-9-9-34-9-68v-200h-43v-47h43v-84l60-34v118h59v47h-59v204c0 17 0 25 4 30 0 4 4 8 8 12 4 5 13 5 21 5 5 0 13 0 26-5z">
          <text:p/>
        </draw:path>
        <draw:path draw:style-name="gr7" draw:text-style-name="P7" draw:layer="layout" svg:width="0.326cm" svg:height="0.364cm" svg:x="23.77cm" svg:y="12.179cm" svg:viewBox="0 0 327 365" svg:d="M0 183c0-64 17-110 55-144 29-26 64-39 107-39 50 0 88 18 118 47 30 34 47 77 47 132 0 42-9 80-22 105-12 26-33 43-59 60-25 12-51 21-84 21-48 0-86-17-116-47-29-34-46-76-46-135zM59 183c0 42 13 76 30 101 21 22 47 30 73 30 29 0 55-8 76-34 17-21 25-55 25-97 0-47-8-76-25-98-21-25-47-33-76-33-26 0-52 8-73 33-17 22-30 56-30 98z">
          <text:p/>
        </draw:path>
        <draw:path draw:style-name="gr7" draw:text-style-name="P7" draw:layer="layout" svg:width="0.187cm" svg:height="0.355cm" svg:x="24.163cm" svg:y="12.179cm" svg:viewBox="0 0 188 356" svg:d="M0 356v-348h51v55c13-25 26-42 38-50 13-9 27-13 39-13 17 0 38 8 60 21l-22 56c-12-9-29-14-42-14s-26 5-35 10c-8 8-17 21-21 34-8 21-13 42-13 67v182z">
          <text:p/>
        </draw:path>
        <draw:path draw:style-name="gr7" draw:text-style-name="P7" draw:layer="layout" svg:width="0.317cm" svg:height="0.487cm" svg:x="24.35cm" svg:y="12.187cm" svg:viewBox="0 0 318 488" svg:d="M33 480l-8-55c13 4 25 8 34 8 13 0 25-4 30-8 8-5 16-9 21-17 4-9 8-21 17-47 0 0 4-4 4-13l-131-348h63l72 199c13 27 17 56 25 82 9-26 17-51 26-78l73-203h59l-132 353c-13 38-26 63-34 80s-21 34-34 42c-13 9-29 13-46 13-13 0-26-4-39-8z">
          <text:p/>
        </draw:path>
        <draw:path draw:style-name="gr7" draw:text-style-name="P7" draw:layer="layout" svg:width="0.322cm" svg:height="0.364cm" svg:x="24.883cm" svg:y="12.179cm" svg:viewBox="0 0 323 365" svg:d="M0 183c0-64 17-110 51-144 29-26 68-39 110-39 46 0 85 18 114 47 30 34 48 77 48 132 0 42-10 80-22 105-13 26-30 43-55 60-26 12-55 21-85 21-51 0-89-17-119-47-29-34-42-76-42-135zM59 183c0 42 9 76 30 101 17 22 42 30 72 30s51-8 72-34c21-21 29-55 29-97 0-47-8-76-29-98-21-25-42-33-72-33s-55 8-72 33c-21 22-30 56-30 98z">
          <text:p/>
        </draw:path>
        <draw:path draw:style-name="gr7" draw:text-style-name="P7" draw:layer="layout" svg:width="0.204cm" svg:height="0.486cm" svg:x="25.234cm" svg:y="12.048cm" svg:viewBox="0 0 205 487" svg:d="M52 487v-301h-52v-47h52v-34c0-25 4-42 9-55 4-12 17-25 29-33 13-13 34-17 60-17 16 0 33 4 55 8l-9 51c-13-4-25-4-34-4-17 0-29 4-38 12-8 5-13 21-13 43v29h68v47h-68v301z">
          <text:p/>
        </draw:path>
        <draw:path draw:style-name="gr7" draw:text-style-name="P7" draw:layer="layout" svg:width="0.317cm" svg:height="0.364cm" svg:x="25.624cm" svg:y="12.179cm" svg:viewBox="0 0 318 365" svg:d="M246 314c-21 17-43 30-64 38-21 9-42 13-64 13-38 0-67-9-88-30-22-17-30-42-30-72 0-17 4-29 13-46 4-13 17-26 29-34 13-9 26-13 43-17 8-4 29-9 50-9 47-8 82-12 107-21 0-8 0-12 0-17 0-21-4-38-17-50-18-13-39-17-68-17-26 0-47 4-60 12-12 9-25 30-29 51l-60-8c9-22 17-43 26-60 12-12 29-25 55-34 21-9 46-13 76-13s56 4 73 13c17 5 34 17 42 26 9 8 13 25 17 38 0 13 4 30 4 55v80c0 51 0 89 5 102 0 13 4 30 12 42h-59c-8-12-13-25-13-42zM242 183c-21 8-56 17-98 21-26 4-43 8-51 13-8 4-17 8-21 17-9 8-9 21-9 29 0 17 5 30 17 38 13 13 30 17 51 17s42-4 59-17c23-8 35-21 44-38 4-12 8-34 8-59z">
          <text:p/>
        </draw:path>
        <draw:path draw:style-name="gr7" draw:text-style-name="P7" draw:layer="layout" svg:width="0.28cm" svg:height="0.355cm" svg:x="26.013cm" svg:y="12.179cm" svg:viewBox="0 0 281 356" svg:d="M0 356v-348h55v51c27-38 61-59 111-59 17 0 39 4 55 13 17 8 30 16 39 29 8 13 17 26 21 43 0 13 0 30 0 60v211h-55v-211c0-21-5-43-9-51-4-13-12-21-25-31-9-8-26-12-38-12-26 0-47 8-68 26-18 17-26 47-26 89v190z">
          <text:p/>
        </draw:path>
        <draw:path draw:style-name="gr7" draw:text-style-name="P7" draw:layer="layout" svg:width="0.317cm" svg:height="0.364cm" svg:x="26.551cm" svg:y="12.179cm" svg:viewBox="0 0 318 365" svg:d="M255 246l59 5c-8 38-25 63-51 84-25 17-60 30-98 30-51 0-93-17-123-47-29-34-42-76-42-131 0-59 13-106 42-135 30-34 68-52 119-52 46 0 85 18 115 47 26 34 42 77 42 136 0 4 0 8 0 17h-259c0 38 13 63 34 84 17 22 42 30 72 30 21 0 38-4 55-17 13-8 26-29 35-51zM63 149h192c0-30-9-51-22-64-17-25-43-33-72-33-26 0-51 8-68 25s-30 42-30 72z">
          <text:p/>
        </draw:path>
        <draw:path draw:style-name="gr7" draw:text-style-name="P7" draw:layer="layout" svg:width="0.322cm" svg:height="0.347cm" svg:x="26.902cm" svg:y="12.187cm" svg:viewBox="0 0 323 348" svg:d="M0 348l123-182-114-166h72l55 81c8 17 17 29 21 38 8-13 21-26 25-38l61-81h72l-120 166 128 182h-72l-73-110-17-25-93 135z">
          <text:p/>
        </draw:path>
        <draw:path draw:style-name="gr7" draw:text-style-name="P7" draw:layer="layout" svg:width="0.055cm" svg:height="0.478cm" svg:x="27.275cm" svg:y="12.056cm" svg:viewBox="0 0 56 479" svg:d="M0 68v-68h56v68zM0 479v-348h56v348z">
          <text:p/>
        </draw:path>
        <draw:path draw:style-name="gr7" draw:text-style-name="P7" draw:layer="layout" svg:width="0.288cm" svg:height="0.364cm" svg:x="27.398cm" svg:y="12.179cm" svg:viewBox="0 0 289 365" svg:d="M0 251l60-9c0 26 8 42 25 55 13 13 34 17 64 17 25 0 46-4 59-17 13-8 17-21 17-38 0-13-4-21-17-30-4-4-25-12-59-21-43-8-72-21-89-25-17-9-30-21-38-34-9-13-14-30-14-47s5-29 14-42c4-13 17-25 25-34 13-8 26-13 38-18 17-4 34-8 51-8 30 0 51 4 72 13s38 17 47 34c8 13 17 30 21 51l-59 9c-5-17-9-30-22-43-12-8-29-12-55-12-25 0-46 4-55 12-12 9-17 17-17 30 0 8 0 17 5 21 4 9 12 13 25 17 4 0 21 4 51 13 42 12 68 21 84 29 17 5 30 17 39 30 12 13 17 30 17 51 0 17-9 38-17 55-13 17-30 29-51 38-21 13-47 17-72 17-47 0-81-9-102-30-25-17-43-46-47-84z">
          <text:p/>
        </draw:path>
        <draw:path draw:style-name="gr7" draw:text-style-name="P7" draw:layer="layout" svg:width="0.165cm" svg:height="0.47cm" svg:x="27.724cm" svg:y="12.069cm" svg:viewBox="0 0 166 471" svg:d="M157 411l9 55c-17 5-30 5-43 5-21 0-38-5-51-9-13-8-17-17-26-29-4-9-4-34-4-68v-200h-42v-47h42v-84l56-34v118h59v47h-59v204c0 17 4 25 4 30 4 4 4 8 13 12 4 5 8 5 17 5 8 0 17 0 25-5z">
          <text:p/>
        </draw:path>
        <draw:path draw:style-name="gr7" draw:text-style-name="P7" draw:layer="layout" svg:width="0.059cm" svg:height="0.478cm" svg:x="27.94cm" svg:y="12.056cm" svg:viewBox="0 0 60 479" svg:d="M0 68v-68h60v68zM0 479v-348h60v348z">
          <text:p/>
        </draw:path>
        <draw:path draw:style-name="gr7" draw:text-style-name="P7" draw:layer="layout" svg:width="0.279cm" svg:height="0.355cm" svg:x="28.088cm" svg:y="12.179cm" svg:viewBox="0 0 280 356" svg:d="M0 356v-348h50v51c26-38 64-59 111-59 21 0 42 4 59 13 18 8 30 16 39 29 8 13 17 26 17 43 4 13 4 30 4 60v211h-60v-211c0-21 0-43-4-51-5-13-13-21-26-31-13-8-25-12-42-12-26 0-47 8-64 26-17 17-25 47-25 89v190z">
          <text:p/>
        </draw:path>
        <draw:path draw:style-name="gr7" draw:text-style-name="P7" draw:layer="layout" svg:width="0.305cm" svg:height="0.495cm" svg:x="28.435cm" svg:y="12.179cm" svg:viewBox="0 0 306 496" svg:d="M12 385l56 9c4 16 8 29 21 38 12 8 34 18 59 18s47-10 63-18c13-13 26-26 30-47 4-13 4-38 4-76-25 29-59 46-97 46-47 0-85-17-110-50-26-34-38-77-38-123 0-34 4-64 17-93 12-30 29-51 51-64 25-17 50-25 80-25 42 0 76 17 102 51v-43h56v301c0 51-5 89-18 114-13 22-30 39-51 52-26 13-55 21-89 21-42 0-76-8-102-30-25-16-34-47-34-81zM59 178c0 42 9 76 30 97 17 21 38 30 67 30 26 0 47-9 68-30 17-21 26-55 26-97 0-43-9-77-30-98-17-21-38-29-68-29-25 0-46 8-63 29-21 21-30 55-30 98z">
          <text:p/>
        </draw:path>
        <draw:path draw:style-name="gr7" draw:text-style-name="P7" draw:layer="layout" svg:width="0.3cm" svg:height="0.487cm" svg:x="29.011cm" svg:y="12.179cm" svg:viewBox="0 0 301 488" svg:d="M0 488v-480h55v47c12-17 25-30 42-42 17-9 34-13 59-13 30 0 55 8 76 25 27 13 44 34 52 64 13 25 17 59 17 89 0 39-4 68-17 98s-29 51-56 63c-25 17-51 26-76 26-21 0-38-4-55-13-13-8-26-21-38-34v170zM55 182c0 47 8 81 25 102 21 22 42 30 68 30 25 0 46-8 67-30 17-25 27-59 27-106 0-43-10-77-27-98s-42-34-67-34c-21 0-47 13-64 34-21 26-29 60-29 102z">
          <text:p/>
        </draw:path>
        <draw:path draw:style-name="gr7" draw:text-style-name="P7" draw:layer="layout" svg:width="0.186cm" svg:height="0.355cm" svg:x="29.383cm" svg:y="12.179cm" svg:viewBox="0 0 187 356" svg:d="M0 356v-348h51v55c13-25 25-42 38-50 14-9 26-13 39-13 21 0 38 8 59 21l-21 56c-13-9-25-14-42-14-13 0-21 5-35 10-8 8-17 21-21 34-9 21-9 42-9 67v182z">
          <text:p/>
        </draw:path>
        <draw:path draw:style-name="gr7" draw:text-style-name="P7" draw:layer="layout" svg:width="0.326cm" svg:height="0.364cm" svg:x="29.582cm" svg:y="12.179cm" svg:viewBox="0 0 327 365" svg:d="M0 183c0-64 17-110 55-144 30-26 64-39 111-39s85 18 114 47c30 34 47 77 47 132 0 42-8 80-21 105-13 26-34 43-59 60-26 12-51 21-81 21-52 0-90-17-119-47-30-34-47-76-47-135zM59 183c0 42 13 76 30 101 21 22 46 30 77 30 26 0 51-8 72-34 17-21 30-55 30-97 0-47-13-76-30-98-21-25-46-33-72-33-31 0-56 8-77 33-17 22-30 56-30 98z">
          <text:p/>
        </draw:path>
        <draw:path draw:style-name="gr7" draw:text-style-name="P7" draw:layer="layout" svg:width="0.3cm" svg:height="0.487cm" svg:x="29.955cm" svg:y="12.056cm" svg:viewBox="0 0 301 488" svg:d="M246 479v-42c-21 34-56 51-98 51-26 0-51-9-76-26-22-12-43-33-56-63-12-25-16-59-16-94 0-34 4-64 16-93 13-30 30-51 51-64 26-17 51-25 76-25 22 0 43 4 61 13 12 12 29 21 38 38v-174h59v479zM59 305c0 47 8 77 29 102 17 22 39 30 64 30s52-8 69-30c17-21 25-55 25-98 0-46-8-80-25-102-21-25-44-33-69-33s-51 8-68 29-25 55-25 102z">
          <text:p/>
        </draw:path>
        <draw:path draw:style-name="gr7" draw:text-style-name="P7" draw:layer="layout" svg:width="0.279cm" svg:height="0.356cm" svg:x="30.344cm" svg:y="12.187cm" svg:viewBox="0 0 280 357" svg:d="M230 348v-50c-27 38-65 59-111 59-22 0-39-4-60-13-17-8-29-17-38-29-8-13-12-26-17-43-4-12-4-29-4-55v-217h59v192c0 34 0 55 5 63 4 17 8 30 21 38 12 9 29 13 46 13s34-4 47-13c17-12 30-21 35-38 8-17 8-38 8-67v-188h59v348z">
          <text:p/>
        </draw:path>
        <draw:path draw:style-name="gr7" draw:text-style-name="P7" draw:layer="layout" svg:width="0.3cm" svg:height="0.364cm" svg:x="30.7cm" svg:y="12.179cm" svg:viewBox="0 0 301 365" svg:d="M242 229l59 9c-8 38-25 68-51 93-25 21-55 34-93 34-46 0-84-17-115-47-30-34-42-76-42-135 0-34 4-68 17-98 12-25 29-46 56-63 25-14 55-22 84-22 38 0 68 12 93 30 22 22 38 47 43 81l-55 8c-5-21-17-38-30-50-13-13-30-17-51-17-29 0-51 8-72 29-17 21-25 55-25 102 0 46 8 80 25 101 17 22 43 30 72 30 21 0 43-4 55-21 17-13 26-34 30-64z">
          <text:p/>
        </draw:path>
        <draw:path draw:style-name="gr7" draw:text-style-name="P7" draw:layer="layout" svg:width="0.169cm" svg:height="0.47cm" svg:x="31.017cm" svg:y="12.069cm" svg:viewBox="0 0 170 471" svg:d="M161 411l9 55c-17 5-34 5-47 5-21 0-38-5-47-9-12-8-21-17-25-29-4-9-9-34-9-68v-200h-42v-47h42v-84l60-34v118h59v47h-59v204c0 17 0 25 4 30 0 4 4 8 8 12 5 5 13 5 22 5 4 0 12 0 25-5z">
          <text:p/>
        </draw:path>
        <draw:path draw:style-name="gr7" draw:text-style-name="P7" draw:layer="layout" svg:width="0.301cm" svg:height="0.487cm" svg:x="31.419cm" svg:y="12.056cm" svg:viewBox="0 0 302 488" svg:d="M55 479h-55v-479h60v169c25-29 55-46 93-46 21 0 42 4 59 13 22 8 39 21 48 38 12 17 25 33 29 55 9 21 13 46 13 72 0 60-17 106-47 136-30 34-64 51-107 51-38 0-72-17-93-51zM55 301c0 43 5 73 17 94 17 29 43 42 72 42 26 0 51-8 68-34 17-21 31-55 31-98 0-47-14-81-31-102s-38-29-64-29c-25 0-46 8-67 33-17 22-26 51-26 94z">
          <text:p/>
        </draw:path>
        <draw:path draw:style-name="gr7" draw:text-style-name="P7" draw:layer="layout" svg:width="0.313cm" svg:height="0.487cm" svg:x="31.758cm" svg:y="12.187cm" svg:viewBox="0 0 314 488" svg:d="M31 480l-9-55c13 4 26 8 34 8 13 0 25-4 34-8 4-5 13-9 17-17 4-9 8-21 17-47 4 0 4-4 8-13l-132-348h64l68 199c13 27 21 56 26 82 8-26 17-51 25-78l76-203h55l-131 353c-13 38-25 63-30 80-12 17-25 34-38 42-12 9-29 13-46 13-13 0-26-4-38-8z">
          <text:p/>
        </draw:path>
        <draw:path draw:style-name="gr7" draw:text-style-name="P7" draw:layer="layout" svg:width="0.288cm" svg:height="0.364cm" svg:x="14.511cm" svg:y="12.979cm" svg:viewBox="0 0 289 365" svg:d="M0 250l60-9c4 26 12 43 25 55 17 14 38 18 64 18 29 0 46-4 59-18 12-8 21-21 21-38 0-13-4-21-17-29-8-5-30-13-59-22-43-8-72-21-89-25-17-9-30-21-38-34-9-17-13-30-13-46 0-17 0-30 9-43 8-13 16-25 29-34 9-8 21-12 38-17 13-4 30-8 51-8 25 0 51 4 72 13 17 8 34 17 42 33 13 13 18 30 23 51l-57 9c-4-17-12-30-25-43-13-8-30-12-51-12-29 0-46 4-59 12-13 9-17 17-17 30 0 9 4 17 9 21 4 9 12 13 21 17 4 0 21 4 51 13 42 13 71 21 88 29 17 5 30 17 40 30 8 13 12 30 12 51 0 17-4 38-17 56-13 17-26 30-52 38-21 13-42 17-71 17-43 0-77-13-102-30s-38-47-47-85z">
          <text:p/>
        </draw:path>
        <draw:path draw:style-name="gr7" draw:text-style-name="P7" draw:layer="layout" svg:width="0.297cm" svg:height="0.487cm" svg:x="14.871cm" svg:y="12.979cm" svg:viewBox="0 0 298 488" svg:d="M0 488v-480h51v47c13-17 25-30 43-42 17-9 38-13 60-13 29 0 55 8 76 25 25 13 42 34 51 64 12 25 17 59 17 89 0 38-5 67-17 97-13 30-30 51-55 64-26 16-51 25-77 25-21 0-38-4-55-13-12-8-26-21-39-34v171zM51 182c0 46 8 80 25 102 23 21 44 29 69 29 26 0 47-8 68-34 17-21 25-55 25-101 0-43-8-77-25-98s-38-34-64-34c-25 0-50 13-67 34-23 26-31 60-31 102z">
          <text:p/>
        </draw:path>
        <draw:path draw:style-name="gr7" draw:text-style-name="P7" draw:layer="layout" svg:width="0.322cm" svg:height="0.364cm" svg:x="15.218cm" svg:y="12.979cm" svg:viewBox="0 0 323 365" svg:d="M260 245l59 5c-9 38-26 64-51 85-25 17-59 30-102 30-50 0-88-17-118-47-31-34-48-77-48-132 0-59 17-106 48-135 30-34 68-51 118-51 43 0 81 17 111 46 29 34 46 77 46 136 0 4 0 8 0 17h-258c0 34 13 63 29 85 22 21 47 30 72 30 22 0 43-4 55-18 17-8 30-29 39-51zM65 148h195c-5-30-9-51-22-63-21-26-42-34-72-34-29 0-50 8-67 25-21 17-30 42-34 72z">
          <text:p/>
        </draw:path>
        <draw:path draw:style-name="gr7" draw:text-style-name="P7" draw:layer="layout" svg:width="0.3cm" svg:height="0.364cm" svg:x="15.591cm" svg:y="12.979cm" svg:viewBox="0 0 301 365" svg:d="M246 229l55 8c-4 38-21 68-46 94-26 21-59 34-99 34-46 0-84-17-114-47-25-34-42-77-42-136 0-38 8-68 21-97 13-26 30-47 55-64 25-13 51-21 80-21 40 0 73 13 95 30 25 16 38 46 46 80l-55 8c-8-21-17-38-29-50-13-13-30-17-51-17-31 0-56 8-73 29-17 22-30 55-30 102s13 80 30 102c17 21 38 30 67 30 27 0 44-4 61-22 12-13 25-34 29-63z">
          <text:p/>
        </draw:path>
        <draw:path draw:style-name="gr7" draw:text-style-name="P7" draw:layer="layout" svg:width="0.059cm" svg:height="0.479cm" svg:x="15.942cm" svg:y="12.856cm" svg:viewBox="0 0 60 480" svg:d="M0 68v-68h60v68zM0 480v-349h60v349z">
          <text:p/>
        </draw:path>
        <draw:path draw:style-name="gr7" draw:text-style-name="P7" draw:layer="layout" svg:width="0.203cm" svg:height="0.487cm" svg:x="16.052cm" svg:y="12.848cm" svg:viewBox="0 0 204 488" svg:d="M55 488v-301h-55v-47h55v-38c0-21 0-38 5-51 4-12 16-26 30-34 13-13 34-17 59-17 17 0 34 4 55 8l-8 52c-13-4-25-4-34-4-17 0-29 4-38 12-8 5-13 22-13 43v29h68v47h-68v301z">
          <text:p/>
        </draw:path>
        <draw:path draw:style-name="gr7" draw:text-style-name="P7" draw:layer="layout" svg:width="0.317cm" svg:height="0.487cm" svg:x="16.243cm" svg:y="12.987cm" svg:viewBox="0 0 318 488" svg:d="M29 480l-4-55c13 4 21 4 34 4s21 0 31-4c8-5 12-13 21-17 0-9 8-21 17-48 0 0 0-8 4-13l-132-347h63l73 199c9 26 17 55 26 81 4-26 12-51 25-76l72-204h59l-131 352c-13 39-25 64-34 81-8 17-21 34-34 42-17 9-29 13-51 13-9 0-22-4-39-8z">
          <text:p/>
        </draw:path>
        <draw:path draw:style-name="gr7" draw:text-style-name="P7" draw:layer="layout" svg:width="0.059cm" svg:height="0.479cm" svg:x="16.611cm" svg:y="12.856cm" svg:viewBox="0 0 60 480" svg:d="M0 68v-68h60v68zM0 480v-349h60v349z">
          <text:p/>
        </draw:path>
        <draw:path draw:style-name="gr7" draw:text-style-name="P7" draw:layer="layout" svg:width="0.28cm" svg:height="0.356cm" svg:x="16.759cm" svg:y="12.979cm" svg:viewBox="0 0 281 357" svg:d="M0 357v-349h51v51c25-38 64-59 111-59 21 0 38 4 59 13 17 8 30 17 39 29 8 13 12 26 16 43 5 12 5 29 5 59v213h-60v-213c0-21 0-42-4-55-8-9-13-21-25-26-13-8-26-12-43-12-25 0-47 8-64 25s-30 47-30 89v192z">
          <text:p/>
        </draw:path>
        <draw:path draw:style-name="gr7" draw:text-style-name="P7" draw:layer="layout" svg:width="0.305cm" svg:height="0.495cm" svg:x="17.106cm" svg:y="12.979cm" svg:viewBox="0 0 306 496" svg:d="M13 386l55 9c5 17 10 29 22 38 13 8 34 12 60 12 25 0 46-4 63-12 13-13 21-30 30-47 0-13 4-38 4-76-25 30-59 46-97 46-47 0-86-16-112-50-25-34-38-77-38-123 0-34 5-65 17-94 13-30 30-51 51-64 27-17 52-25 82-25 42 0 76 17 101 51v-43h55v302c0 51-8 89-17 114-12 21-29 38-51 51-25 13-55 21-88 21-43 0-77-8-103-29-25-17-38-47-34-81zM60 179c0 42 8 76 26 97 21 21 42 30 68 30 29 0 51-9 68-30 21-21 29-55 29-97 0-44-8-78-29-99-17-21-43-29-68-29-26 0-47 8-68 29-18 21-26 55-26 99z">
          <text:p/>
        </draw:path>
        <draw:path draw:style-name="gr7" draw:text-style-name="P7" draw:layer="layout" svg:width="0.301cm" svg:height="0.487cm" svg:x="17.682cm" svg:y="12.856cm" svg:viewBox="0 0 302 488" svg:d="M55 480h-55v-480h59v170c26-29 55-46 94-46 22 0 43 4 64 13 17 8 34 21 47 38 12 17 21 34 29 55 4 21 9 46 9 72 0 59-13 106-43 135-29 34-67 51-106 51-43 0-72-17-98-51zM55 302c0 42 4 72 17 93 17 29 42 42 76 42 27 0 48-8 65-34 21-21 29-55 29-97 0-47-8-80-25-102-21-21-42-29-69-29-25 0-46 8-67 34-17 21-26 50-26 93z">
          <text:p/>
        </draw:path>
        <draw:path draw:style-name="gr7" draw:text-style-name="P7" draw:layer="layout" svg:width="0.318cm" svg:height="0.364cm" svg:x="18.033cm" svg:y="12.979cm" svg:viewBox="0 0 319 365" svg:d="M260 245l59 5c-8 38-30 64-55 85-25 17-55 30-98 30-51 0-89-17-119-47-30-34-47-77-47-132 0-59 17-106 47-135 30-34 68-51 114-51 48 0 86 17 116 46 29 34 42 77 42 136 0 4 0 8 0 17h-259c4 34 12 63 34 85 21 21 42 30 72 30 21 0 39-4 56-18 17-8 25-29 38-51zM64 148h196c-5-30-13-51-21-63-22-26-48-34-78-34-25 0-46 8-67 25-17 17-26 42-30 72z">
          <text:p/>
        </draw:path>
        <draw:polygon draw:style-name="gr7" draw:text-style-name="P7" draw:layer="layout" svg:width="0.059cm" svg:height="0.479cm" svg:x="18.423cm" svg:y="12.856cm" svg:viewBox="0 0 60 480" draw:points="0,0 60,0 60,480 0,480">
          <text:p/>
        </draw:polygon>
        <draw:path draw:style-name="gr7" draw:text-style-name="P7" draw:layer="layout" svg:width="0.326cm" svg:height="0.364cm" svg:x="18.55cm" svg:y="12.979cm" svg:viewBox="0 0 327 365" svg:d="M0 182c0-64 17-110 55-144 30-25 63-38 107-38 51 0 89 17 118 46 30 34 47 77 47 132 0 42-9 80-21 106-13 26-34 43-60 60-25 13-55 21-84 21-48 0-86-17-115-47-30-34-47-77-47-136zM59 182c0 42 13 76 30 97 21 26 42 35 73 35 29 0 55-9 72-35 21-21 29-55 29-97 0-47-8-76-29-97-17-26-43-34-72-34-31 0-52 8-73 34-17 21-30 55-30 97z">
          <text:p/>
        </draw:path>
        <draw:path draw:style-name="gr7" draw:text-style-name="P7" draw:layer="layout" svg:width="0.474cm" svg:height="0.348cm" svg:x="18.901cm" svg:y="12.987cm" svg:viewBox="0 0 475 349" svg:d="M106 349l-106-349h60l55 200 21 77c0-5 4-30 17-72l55-205h59l56 205 17 63 17-68 59-200h59l-110 349h-59l-56-208-13-59-72 267z">
          <text:p/>
        </draw:path>
        <draw:path draw:style-name="gr7" draw:text-style-name="P7" draw:layer="layout" svg:width="0.301cm" svg:height="0.487cm" svg:x="19.587cm" svg:y="12.856cm" svg:viewBox="0 0 302 488" svg:d="M247 480v-43c-22 34-55 51-98 51-25 0-51-8-76-25-22-13-39-34-52-64-12-25-21-59-21-93s4-64 17-93c13-30 30-51 52-64 25-17 51-25 80-25 17 0 38 4 55 13 17 12 30 21 38 38v-175h60v480zM59 306c0 47 10 76 31 102 17 21 38 29 64 29 29 0 50-8 67-29 17-22 26-55 26-98 0-46-9-80-26-101-21-26-42-34-67-34-26 0-47 8-68 29-17 22-27 55-27 102z">
          <text:p/>
        </draw:path>
        <draw:path draw:style-name="gr7" draw:text-style-name="P7" draw:layer="layout" svg:width="0.317cm" svg:height="0.364cm" svg:x="19.96cm" svg:y="12.979cm" svg:viewBox="0 0 318 365" svg:d="M255 245l63 5c-13 38-29 64-55 85-25 17-59 30-98 30-51 0-93-17-123-47-30-34-42-77-42-132 0-59 12-106 46-135 30-34 68-51 115-51s85 17 115 46c29 34 42 77 42 136 0 4 0 8 0 17h-259c4 34 13 63 34 85 17 21 42 30 72 30 22 0 39-4 56-18 13-8 25-29 34-51zM63 148h196c-4-30-13-51-25-63-17-26-43-34-73-34-26 0-51 8-68 25s-30 42-30 72z">
          <text:p/>
        </draw:path>
        <draw:path draw:style-name="gr7" draw:text-style-name="P7" draw:layer="layout" svg:width="0.17cm" svg:height="0.47cm" svg:x="20.315cm" svg:y="12.869cm" svg:viewBox="0 0 171 471" svg:d="M162 411l9 56c-17 0-30 4-43 4-21 0-38-4-51-9-12-8-21-17-25-29-5-9-5-34-5-68v-199h-47v-47h47v-84l56-35v119h59v47h-59v203c0 17 0 26 4 30 0 4 4 8 9 12 4 5 12 5 21 5 8 0 17 0 25-5z">
          <text:p/>
        </draw:path>
        <draw:path draw:style-name="gr7" draw:text-style-name="P7" draw:layer="layout" svg:width="0.318cm" svg:height="0.364cm" svg:x="20.514cm" svg:y="12.979cm" svg:viewBox="0 0 319 365" svg:d="M246 314c-21 17-43 30-64 38-21 9-42 13-63 13-38 0-68-13-89-30s-30-43-30-73c0-17 4-29 13-46 8-13 17-26 30-34 12-9 25-13 42-17 13-4 30-8 51-8 46-9 84-13 106-22 0-8 0-12 0-17 0-21-5-38-17-50-17-13-38-17-68-17-26 0-47 4-59 12-13 9-26 26-30 51l-59-8c8-21 17-43 25-60 13-12 30-25 55-33 21-9 47-13 76-13 30 0 55 4 72 13 22 4 35 12 44 25 8 8 12 25 17 38 4 13 4 30 4 55v81c0 50 0 88 4 102 0 13 4 30 13 42h-60c-8-12-13-25-13-42zM242 182c-22 8-55 17-98 21-21 4-38 9-51 13-8 4-17 8-21 17-8 8-8 17-8 29 0 17 4 30 17 38 12 14 29 18 50 18 26 0 43-4 60-18 21-8 34-21 42-38 4-12 9-34 9-59z">
          <text:p/>
        </draw:path>
        <draw:path draw:style-name="gr7" draw:text-style-name="P7" draw:layer="layout" svg:width="0.059cm" svg:height="0.479cm" svg:x="20.904cm" svg:y="12.856cm" svg:viewBox="0 0 60 480" svg:d="M0 68v-68h60v68zM0 480v-349h60v349z">
          <text:p/>
        </draw:path>
        <draw:polygon draw:style-name="gr7" draw:text-style-name="P7" draw:layer="layout" svg:width="0.059cm" svg:height="0.479cm" svg:x="21.052cm" svg:y="12.856cm" svg:viewBox="0 0 60 480" draw:points="0,0 60,0 60,480 0,480">
          <text:p/>
        </draw:polygon>
        <draw:path draw:style-name="gr7" draw:text-style-name="P7" draw:layer="layout" svg:width="0.283cm" svg:height="0.364cm" svg:x="21.179cm" svg:y="12.979cm" svg:viewBox="0 0 284 365" svg:d="M0 250l55-9c4 26 13 43 30 55 12 14 33 18 59 18 29 0 47-4 64-18 13-8 17-21 17-38 0-13-4-21-17-29-8-5-30-13-60-22-42-8-72-21-89-25-17-9-30-21-38-34-8-17-13-30-13-46 0-17 5-30 9-43 8-13 17-25 29-34 9-8 22-12 39-17 16-4 33-8 50-8 26 0 51 4 73 13 21 8 34 17 47 33 8 13 13 30 17 51l-55 9c-4-17-13-30-26-43-9-8-30-12-51-12-26 0-47 4-60 12-8 9-17 17-17 30 0 9 5 17 9 21 4 9 13 13 21 17 8 0 25 4 51 13 42 13 73 21 90 29 17 5 29 17 38 30 8 13 12 30 12 51 0 17-4 38-16 56-9 17-26 30-47 38-21 13-48 17-77 17-43 0-76-13-102-30-21-17-38-47-42-85z">
          <text:p/>
        </draw:path>
        <draw:path draw:style-name="gr7" draw:text-style-name="P7" draw:layer="layout" svg:width="0.064cm" svg:height="0.348cm" svg:x="21.551cm" svg:y="12.987cm" svg:viewBox="0 0 65 349" svg:d="M0 69v-69h65v69zM0 349v-68h65v68z">
          <text:p/>
        </draw:path>
        <draw:path draw:style-name="gr7" draw:text-style-name="P7" draw:layer="layout" svg:width="0.313cm" svg:height="0.478cm" svg:x="5.232cm" svg:y="14.342cm" svg:viewBox="0 0 314 479" svg:d="M0 348l59-4c4 30 17 51 34 63 17 17 34 26 59 26 30 0 51-13 72-34 17-21 31-47 31-85 0-34-10-59-31-76-17-22-42-31-72-31-21 0-38 5-51 13-16 9-29 18-38 35l-55-8 47-247h238v55h-192l-25 131c30-21 59-29 89-29 42 0 80 12 107 42 29 30 42 65 42 111 0 42-13 81-38 114-31 38-73 55-124 55-42 0-80-12-106-33-29-26-42-60-46-98z">
          <text:p/>
        </draw:path>
        <draw:polygon draw:style-name="gr7" draw:text-style-name="P7" draw:layer="layout" svg:width="0.068cm" svg:height="0.068cm" svg:x="5.634cm" svg:y="14.744cm" svg:viewBox="0 0 69 69" draw:points="0,0 69,0 69,69 0,69">
          <text:p/>
        </draw:polygon>
        <draw:path draw:style-name="gr7" draw:text-style-name="P7" draw:layer="layout" svg:width="0.364cm" svg:height="0.474cm" svg:x="14.173cm" svg:y="14.338cm" svg:viewBox="0 0 365 475" svg:d="M0 475v-475h182c30 0 56 0 73 4 21 4 42 9 59 21 13 13 25 26 38 47 9 17 13 42 13 64 0 43-13 76-38 106-26 26-72 38-141 38h-123v195zM63 225h123c43 0 73-8 90-21 17-17 25-38 25-63 0-23-4-40-17-52-8-17-21-26-38-30-12-4-29-4-60-4h-123z">
          <text:p/>
        </draw:path>
        <draw:path draw:style-name="gr7" draw:text-style-name="P7" draw:layer="layout" svg:width="0.19cm" svg:height="0.351cm" svg:x="14.609cm" svg:y="14.461cm" svg:viewBox="0 0 191 352" svg:d="M0 352v-344h55v51c12-26 25-42 34-47 12-8 25-12 39-12 21 0 42 4 63 17l-21 55c-17-9-30-13-42-13-14 0-27 4-35 13-13 8-21 16-26 29-4 22-8 48-8 73v178z">
          <text:p/>
        </draw:path>
        <draw:path draw:style-name="gr7" draw:text-style-name="P7" draw:layer="layout" svg:width="0.322cm" svg:height="0.359cm" svg:x="14.812cm" svg:y="14.461cm" svg:viewBox="0 0 323 360" svg:d="M0 178c0-63 17-111 51-140 29-26 68-38 111-38 46 0 84 12 114 46 34 30 47 73 47 128 0 47-5 81-21 106-13 25-30 47-56 59-25 13-55 21-84 21-48 0-90-17-120-46-29-30-42-76-42-136zM59 178c0 47 9 81 30 102 17 21 43 34 73 34 29 0 55-13 72-34 21-21 29-55 29-102 0-42-8-76-29-97-21-22-43-35-72-35-30 0-56 13-73 35-21 21-30 55-30 97z">
          <text:p/>
        </draw:path>
        <draw:path draw:style-name="gr7" draw:text-style-name="P7" draw:layer="layout" svg:width="0.301cm" svg:height="0.482cm" svg:x="15.18cm" svg:y="14.338cm" svg:viewBox="0 0 302 483" svg:d="M246 475v-42c-21 33-55 50-98 50-25 0-50-8-76-21-21-17-38-38-51-63-12-30-21-61-21-94 0-38 9-68 17-98 13-25 30-46 55-63 21-13 47-21 76-21 22 0 38 4 55 12 17 9 30 21 39 34v-169h60v475zM64 305c0 42 8 77 25 98 21 21 42 34 68 34 25 0 46-13 63-34s26-52 26-94c0-47-9-85-26-106s-42-34-67-34c-26 0-47 13-64 34s-25 55-25 102z">
          <text:p/>
        </draw:path>
        <draw:path draw:style-name="gr7" draw:text-style-name="P7" draw:layer="layout" svg:width="0.283cm" svg:height="0.351cm" svg:x="15.57cm" svg:y="14.469cm" svg:viewBox="0 0 284 352" svg:d="M229 344v-51c-25 42-63 59-111 59-17 0-38-4-55-12-17-5-29-17-38-30-8-8-17-25-21-42 0-13-4-30-4-55v-213h59v192c0 29 4 50 4 63 4 13 13 25 26 34 8 8 25 13 42 13 18 0 35-5 52-13 12-9 25-21 34-38 4-13 8-38 8-68v-183h59v344z">
          <text:p/>
        </draw:path>
        <draw:path draw:style-name="gr7" draw:text-style-name="P7" draw:layer="layout" svg:width="0.301cm" svg:height="0.359cm" svg:x="15.925cm" svg:y="14.461cm" svg:viewBox="0 0 302 360" svg:d="M243 225l59 8c-4 43-21 72-47 94-25 21-59 33-97 33-48 0-86-17-115-46-30-30-43-76-43-131 0-39 5-72 17-98 13-30 34-52 59-64 26-17 52-21 82-21 38 0 68 8 93 29 25 17 38 43 47 82l-60 8c-4-25-12-43-25-56-17-8-34-17-51-17-29 0-56 13-73 35-21 21-29 55-29 97 0 47 8 81 29 102 17 21 39 34 69 34 21 0 42-9 59-21 13-17 21-38 26-68z">
          <text:p/>
        </draw:path>
        <draw:path draw:style-name="gr7" draw:text-style-name="P7" draw:layer="layout" svg:width="0.169cm" svg:height="0.47cm" svg:x="16.243cm" svg:y="14.346cm" svg:viewBox="0 0 170 471" svg:d="M162 415l8 52c-17 4-29 4-42 4-21 0-38 0-51-8-14-9-22-17-26-26-5-13-9-35-9-73v-199h-42v-42h42v-89l60-34v123h60v42h-60v204c0 16 0 29 5 33 0 5 4 9 8 9 4 4 13 4 21 4 9 0 17 0 26 0z">
          <text:p/>
        </draw:path>
        <draw:polygon draw:style-name="gr7" draw:text-style-name="P7" draw:layer="layout" svg:width="0.064cm" svg:height="0.478cm" svg:x="16.666cm" svg:y="14.334cm" svg:viewBox="0 0 65 479" draw:points="0,0 65,0 65,479 0,479">
          <text:p/>
        </draw:polygon>
        <draw:path draw:style-name="gr7" draw:text-style-name="P7" draw:layer="layout" svg:width="0.393cm" svg:height="0.474cm" svg:x="16.84cm" svg:y="14.338cm" svg:viewBox="0 0 394 475" svg:d="M0 475v-475h165c34 0 63 0 84 4 27 9 52 17 69 34 26 21 47 51 59 86 13 29 17 67 17 110 0 38-4 67-12 97-9 30-17 51-34 68-13 21-26 34-43 46-16 9-33 17-56 21-25 9-50 9-76 9zM63 420h102c29 0 55-4 72-9 22-4 35-12 43-25 17-13 30-34 38-59 9-26 13-55 13-93 0-51-9-89-26-116-16-25-38-46-60-55-17-4-46-8-84-8h-98z">
          <text:p/>
        </draw:path>
        <draw:path draw:style-name="gr7" draw:text-style-name="P7" draw:layer="layout" svg:width="0.313cm" svg:height="0.487cm" svg:x="5.228cm" svg:y="15.447cm" svg:viewBox="0 0 314 488" svg:d="M305 118l-56 5c-4-26-12-43-21-51-17-17-38-25-59-25s-38 4-51 16c-17 13-34 30-42 60-13 25-17 59-17 110 13-21 30-38 51-51 21-8 42-13 63-13 38 0 72 13 103 43 25 29 38 63 38 110 0 30-4 60-17 85-13 26-30 47-56 60-21 12-47 21-76 21-47 0-89-21-119-55-29-38-46-99-46-179 0-93 17-161 50-203 30-34 72-51 123-51 34 0 68 8 90 30 26 21 38 50 42 88zM67 322c0 21 5 43 13 60 9 17 21 34 38 42 13 9 30 13 47 13 25 0 46-8 63-30 17-17 27-46 27-81 0-34-10-59-27-76-17-21-38-30-67-30-26 0-47 9-64 30-21 17-30 42-30 72z">
          <text:p/>
        </draw:path>
        <draw:polygon draw:style-name="gr7" draw:text-style-name="P7" draw:layer="layout" svg:width="0.068cm" svg:height="0.067cm" svg:x="5.634cm" svg:y="15.858cm" svg:viewBox="0 0 69 68" draw:points="0,0 69,0 69,68 0,68">
          <text:p/>
        </draw:polygon>
        <draw:path draw:style-name="gr7" draw:text-style-name="P7" draw:layer="layout" svg:width="0.445cm" svg:height="0.478cm" svg:x="14.27cm" svg:y="15.447cm" svg:viewBox="0 0 446 479" svg:d="M0 479l183-479h68l195 479h-72l-55-144h-200l-51 144zM136 280h166l-51-131c-17-38-26-73-34-98-9 29-17 60-25 90z">
          <text:p/>
        </draw:path>
        <draw:path draw:style-name="gr7" draw:text-style-name="P7" draw:layer="layout" svg:width="0.3cm" svg:height="0.487cm" svg:x="14.736cm" svg:y="15.447cm" svg:viewBox="0 0 301 488" svg:d="M246 479v-46c-21 38-51 55-97 55-26 0-52-9-73-26-25-12-42-34-55-63-13-26-21-60-21-94s8-68 17-93c12-30 29-51 55-64 21-17 47-25 77-25 21 0 38 4 55 12 17 9 30 22 38 34v-169h59v479zM63 305c0 42 9 77 26 98 21 25 43 34 68 34 26 0 47-9 64-30s29-55 29-98c0-47-12-80-29-102-17-25-42-34-68-34-25 0-47 9-64 30s-26 55-26 102z">
          <text:p/>
        </draw:path>
        <draw:path draw:style-name="gr7" draw:text-style-name="P7" draw:layer="layout" svg:width="0.466cm" svg:height="0.355cm" svg:x="15.129cm" svg:y="15.57cm" svg:viewBox="0 0 467 356" svg:d="M0 356v-348h51v51c13-17 26-34 43-42 21-13 38-17 63-17s47 4 64 17c17 12 25 25 33 46 26-42 64-63 106-63 34 0 64 8 81 29 18 17 26 47 26 89v238h-56v-221c0-21-4-38-8-51-5-8-9-17-22-25-8-4-21-9-33-9-26 0-43 9-60 26s-25 42-25 76v204h-59v-225c0-25-5-47-13-59-9-13-25-22-47-22-17 0-33 5-46 13-13 9-26 21-30 38-8 17-8 43-8 72v183z">
          <text:p/>
        </draw:path>
        <draw:path draw:style-name="gr7" draw:text-style-name="P7" draw:layer="layout" svg:width="0.059cm" svg:height="0.478cm" svg:x="15.684cm" svg:y="15.447cm" svg:viewBox="0 0 60 479" svg:d="M0 68v-68h60v68zM0 479v-347h60v347z">
          <text:p/>
        </draw:path>
        <draw:path draw:style-name="gr7" draw:text-style-name="P7" draw:layer="layout" svg:width="0.28cm" svg:height="0.355cm" svg:x="15.832cm" svg:y="15.57cm" svg:viewBox="0 0 281 356" svg:d="M0 356v-348h51v51c25-38 63-59 110-59 21 0 42 4 60 12 17 9 30 17 38 30 9 13 17 25 22 42 0 13 0 30 0 60v212h-60v-212c0-26 0-43-4-55-4-9-14-22-26-26-13-8-26-13-43-13-21 0-42 9-63 26-17 17-26 46-26 89v191z">
          <text:p/>
        </draw:path>
        <draw:path draw:style-name="gr7" draw:text-style-name="P7" draw:layer="layout" svg:width="0.283cm" svg:height="0.364cm" svg:x="16.366cm" svg:y="15.57cm" svg:viewBox="0 0 284 365" svg:d="M0 249l55-8c4 26 12 43 29 56 13 13 34 17 59 17 30 0 52-4 65-17 13-8 17-21 17-39 0-13-4-21-17-30-8-4-26-12-60-21-43-8-72-21-89-30-17-4-30-16-38-29-9-17-13-30-13-47s4-29 8-42c9-13 17-25 30-34 9-8 21-13 38-17s34-8 51-8c25 0 51 4 73 12 21 9 34 17 47 34 8 13 12 30 16 51l-55 9c-4-17-12-30-25-43-9-8-31-13-52-13-25 0-46 5-59 13-8 9-17 17-17 30 0 8 4 17 9 21 4 4 12 13 21 17 8 0 25 4 55 13 38 12 68 21 85 29 17 4 30 17 38 30 9 13 13 30 13 51 0 18-4 39-17 56-8 17-25 29-46 38-21 8-48 17-73 17-47 0-81-13-106-30-21-17-38-46-42-86z">
          <text:p/>
        </draw:path>
        <draw:path draw:style-name="gr7" draw:text-style-name="P7" draw:layer="layout" svg:width="0.28cm" svg:height="0.478cm" svg:x="16.721cm" svg:y="15.447cm" svg:viewBox="0 0 281 479" svg:d="M0 479v-479h59v170c26-29 60-46 103-46 25 0 47 4 68 17 17 8 34 21 38 42 8 17 13 42 13 76v220h-55v-220c0-29-9-51-22-63-12-13-29-22-56-22-17 0-34 5-46 13-17 9-26 21-34 38-9 17-9 38-9 64v190z">
          <text:p/>
        </draw:path>
        <draw:path draw:style-name="gr7" draw:text-style-name="P7" draw:layer="layout" svg:width="0.317cm" svg:height="0.364cm" svg:x="17.073cm" svg:y="15.57cm" svg:viewBox="0 0 318 365" svg:d="M246 314c-25 17-43 30-64 38-22 9-43 13-64 13-38 0-68-13-89-30s-29-42-29-73c0-17 4-29 8-46 8-13 21-26 34-34 8-9 25-13 38-17s30-9 55-9c47-8 81-12 103-21 0-8 4-13 4-17 0-21-9-38-17-51-17-12-39-16-69-16-29 0-46 4-63 12-13 9-22 26-26 51l-59-8c4-22 13-43 25-60 13-12 30-25 51-34 26-8 51-12 81-12 29 0 51 4 73 12 17 5 29 13 38 26 8 8 17 25 21 38 0 13 0 30 0 55v80c0 51 4 90 4 103 4 13 9 30 17 42h-63c-5-12-9-25-9-42zM238 182c-22 8-52 17-95 21-25 4-42 8-50 13-13 4-17 8-26 17-4 8-8 16-8 29 0 18 8 31 21 39 8 13 25 17 51 17 21 0 42-4 59-17 18-8 31-21 39-39 9-13 9-34 9-59z">
          <text:p/>
        </draw:path>
        <draw:path draw:style-name="gr7" draw:text-style-name="P7" draw:layer="layout" svg:width="0.207cm" svg:height="0.478cm" svg:x="17.458cm" svg:y="15.447cm" svg:viewBox="0 0 208 479" svg:d="M0 0h60v479h-60zM149 0h59v479h-59z">
          <text:p/>
        </draw:path>
        <draw:path draw:style-name="gr7" draw:text-style-name="P7" draw:layer="layout" svg:width="0.301cm" svg:height="0.487cm" svg:x="17.94cm" svg:y="15.447cm" svg:viewBox="0 0 302 488" svg:d="M55 479h-55v-479h60v169c25-29 59-46 97-46 21 0 38 4 60 12 17 9 34 22 47 38 13 13 21 34 29 56 5 21 9 46 9 71 0 61-13 103-42 137-30 34-65 51-107 51-43 0-72-17-98-51zM55 300c0 43 5 73 17 95 17 29 43 42 77 42 25 0 46-9 64-34 21-21 30-56 30-98 0-47-9-81-26-102-22-21-43-30-68-30-26 0-47 9-64 34-21 22-30 51-30 93z">
          <text:p/>
        </draw:path>
        <draw:path draw:style-name="gr7" draw:text-style-name="P7" draw:layer="layout" svg:width="0.321cm" svg:height="0.364cm" svg:x="18.292cm" svg:y="15.57cm" svg:viewBox="0 0 322 365" svg:d="M259 241l59 8c-8 40-25 65-51 86-25 17-59 30-102 30-51 0-89-17-119-47-29-34-46-77-46-132 0-59 17-106 46-136 30-33 68-50 115-50s85 17 115 46c30 34 46 76 46 136 0 4 0 8 0 12h-259c0 39 13 68 30 90 21 21 42 30 72 30 22 0 43-4 56-17 17-8 29-30 38-56zM63 148h196c-4-30-9-51-21-64-21-25-43-34-73-34s-51 9-68 26c-21 17-30 42-34 72z">
          <text:p/>
        </draw:path>
        <draw:path draw:style-name="gr7" draw:text-style-name="P7" draw:layer="layout" svg:width="0.322cm" svg:height="0.364cm" svg:x="18.846cm" svg:y="15.57cm" svg:viewBox="0 0 323 365" svg:d="M246 314c-21 17-43 30-59 38-22 9-43 13-68 13-38 0-64-13-85-30s-34-42-34-73c0-17 5-29 13-46 8-13 17-26 30-34 12-9 29-13 42-17s30-9 55-9c47-8 80-12 102-21 0-8 0-13 0-17 0-21-5-38-17-51-13-12-34-16-64-16-29 0-51 4-63 12-13 9-22 26-30 51l-55-8c4-22 13-43 25-60 13-12 30-25 51-34 21-8 51-12 81-12 29 0 50 4 72 12 18 5 30 13 39 26 8 8 17 25 21 38 0 13 0 30 0 55v80c0 51 4 90 4 103 4 13 9 30 17 42h-63c-5-12-10-25-14-42zM242 182c-22 8-51 17-94 21-25 4-42 8-50 13-13 4-22 8-26 17-4 8-8 16-8 29 0 18 8 31 17 39 12 13 29 17 55 17 21 0 42-4 59-17 17-8 30-21 38-39 4-13 9-34 9-59z">
          <text:p/>
        </draw:path>
        <draw:path draw:style-name="gr7" draw:text-style-name="P7" draw:layer="layout" svg:width="0.296cm" svg:height="0.487cm" svg:x="19.24cm" svg:y="15.447cm" svg:viewBox="0 0 297 488" svg:d="M51 479h-51v-479h55v169c25-29 59-46 98-46 22 0 38 4 60 12 17 9 34 22 46 38 13 13 21 34 30 56 4 21 8 46 8 71 0 61-12 103-42 137s-64 51-106 51c-43 0-73-17-98-51zM51 300c0 43 8 73 17 95 21 29 42 42 76 42 26 0 47-9 69-34 17-21 25-56 25-98 0-47-8-81-25-102s-43-30-69-30c-25 0-47 9-64 34-21 22-29 51-29 93z">
          <text:p/>
        </draw:path>
        <draw:polygon draw:style-name="gr7" draw:text-style-name="P7" draw:layer="layout" svg:width="0.06cm" svg:height="0.478cm" svg:x="19.608cm" svg:y="15.447cm" svg:viewBox="0 0 61 479" draw:points="0,0 61,0 61,479 0,479">
          <text:p/>
        </draw:polygon>
        <draw:path draw:style-name="gr7" draw:text-style-name="P7" draw:layer="layout" svg:width="0.322cm" svg:height="0.364cm" svg:x="19.735cm" svg:y="15.57cm" svg:viewBox="0 0 323 365" svg:d="M260 241l59 8c-9 40-26 65-51 86-25 17-59 30-102 30-50 0-89-17-118-47-30-34-48-77-48-132 0-59 18-106 48-136 29-33 68-50 118-50 43 0 81 17 110 46 30 34 47 76 47 136 0 4 0 8 0 12h-258c0 39 12 68 29 90 22 21 47 30 72 30 22 0 43-4 55-17 17-8 30-30 39-56zM65 148h195c-5-30-9-51-22-64-21-25-42-34-72-34-29 0-50 9-67 26-22 17-30 42-34 72z">
          <text:p/>
        </draw:path>
        <draw:path draw:style-name="gr7" draw:text-style-name="P7" draw:layer="layout" svg:width="0.165cm" svg:height="0.47cm" svg:x="20.281cm" svg:y="15.46cm" svg:viewBox="0 0 166 471" svg:d="M158 411l8 55c-12 0-29 5-42 5-21 0-39-5-52-13-8-4-17-13-25-26-4-8-4-33-4-67v-200h-43v-47h43v-84l60-34v118h55v47h-55v204c0 17 0 25 0 30 4 4 8 8 13 12 4 5 8 5 17 5 8 0 17 0 25-5z">
          <text:p/>
        </draw:path>
        <draw:path draw:style-name="gr7" draw:text-style-name="P7" draw:layer="layout" svg:width="0.322cm" svg:height="0.364cm" svg:x="20.476cm" svg:y="15.57cm" svg:viewBox="0 0 323 365" svg:d="M0 182c0-64 17-110 51-144 30-26 68-38 110-38 47 0 86 17 120 46 29 34 42 76 42 131 0 43-4 81-17 107-17 26-34 43-59 60-27 12-56 21-86 21-47 0-89-17-119-47-29-34-42-77-42-136zM59 182c0 42 9 76 30 98 17 25 42 34 72 34s55-9 73-34c21-22 30-56 30-103 0-42-9-71-30-93-18-25-43-34-73-34s-55 9-72 30c-21 26-30 55-30 102z">
          <text:p/>
        </draw:path>
        <draw:path draw:style-name="gr7" draw:text-style-name="P7" draw:layer="layout" svg:width="0.321cm" svg:height="0.364cm" svg:x="21.031cm" svg:y="15.57cm" svg:viewBox="0 0 322 365" svg:d="M245 314c-21 17-42 30-59 38-21 9-42 13-68 13-38 0-63-13-84-30-22-17-34-42-34-73 0-17 4-29 12-46 9-13 17-26 30-34 13-9 30-13 42-17 13-4 30-9 55-9 47-8 81-12 102-21 0-8 0-13 0-17 0-21-4-38-17-51-13-12-34-16-63-16-30 0-51 4-64 12-13 9-21 26-30 51l-55-8c5-22 13-43 26-60 12-12 29-25 51-34 21-8 50-12 80-12s51 4 72 12c17 5 30 13 38 26 9 8 17 25 21 38 0 13 0 30 0 55v80c0 51 4 90 4 103 5 13 9 30 18 42h-64c-4-12-9-25-13-42zM241 182c-21 8-51 17-93 21-26 4-42 8-51 13-13 4-21 8-25 17-5 8-9 16-9 29 0 18 9 31 17 39 13 13 30 17 55 17 21 0 42-4 59-17 17-8 30-21 39-39 4-13 8-34 8-59z">
          <text:p/>
        </draw:path>
        <draw:path draw:style-name="gr7" draw:text-style-name="P7" draw:layer="layout" svg:width="0.297cm" svg:height="0.487cm" svg:x="21.403cm" svg:y="15.447cm" svg:viewBox="0 0 298 488" svg:d="M247 479v-46c-26 38-55 55-98 55-29 0-55-9-76-26-26-12-43-34-56-63-13-26-17-60-17-94s4-68 17-93c9-30 26-51 52-64 21-17 47-25 76-25 21 0 38 4 55 12 17 9 30 22 43 34v-169h55v479zM60 305c0 42 9 77 26 98 21 25 42 34 68 34 25 0 46-9 63-30 21-21 30-55 30-98 0-47-9-80-30-102-17-25-38-34-68-34-25 0-46 9-63 30s-26 55-26 102z">
          <text:p/>
        </draw:path>
        <draw:path draw:style-name="gr7" draw:text-style-name="P7" draw:layer="layout" svg:width="0.3cm" svg:height="0.487cm" svg:x="21.772cm" svg:y="15.447cm" svg:viewBox="0 0 301 488" svg:d="M245 479v-46c-21 38-55 55-97 55-26 0-51-9-77-26-21-12-38-34-50-63-13-26-21-60-21-94s4-68 16-93c13-30 30-51 51-64 26-17 51-25 81-25 17 0 38 4 55 12 17 9 29 22 38 34v-169h60v479zM59 305c0 42 8 77 29 98 17 25 39 34 64 34 30 0 51-9 68-30s25-55 25-98c0-47-8-80-25-102-22-25-43-34-68-34s-47 9-68 30c-17 21-25 55-25 102z">
          <text:p/>
        </draw:path>
        <draw:path draw:style-name="gr7" draw:text-style-name="P7" draw:layer="layout" svg:width="0.301cm" svg:height="0.487cm" svg:x="22.347cm" svg:y="15.57cm" svg:viewBox="0 0 302 488" svg:d="M0 488v-480h56v47c13-17 26-34 43-43 17-8 34-12 59-12s55 8 76 25c21 13 38 34 51 64 13 25 17 55 17 89 0 38-4 68-17 98s-34 51-55 63c-26 17-51 26-76 26-21 0-38-4-55-13-17-8-30-21-38-34v170zM56 182c0 47 9 81 26 102 17 22 42 30 67 30 26 0 47-8 64-34 21-21 30-56 30-102 0-43-9-77-26-98-21-21-42-34-68-34-25 0-46 13-63 34-21 26-30 59-30 102z">
          <text:p/>
        </draw:path>
        <draw:path draw:style-name="gr7" draw:text-style-name="P7" draw:layer="layout" svg:width="0.186cm" svg:height="0.355cm" svg:x="22.72cm" svg:y="15.57cm" svg:viewBox="0 0 187 356" svg:d="M0 356v-348h51v51c12-21 26-38 39-47 8-8 21-12 38-12s38 8 59 21l-21 55c-13-9-30-13-42-13-13 0-26 0-34 9-13 8-17 21-21 34-10 21-14 42-14 67v183z">
          <text:p/>
        </draw:path>
        <draw:path draw:style-name="gr7" draw:text-style-name="P7" draw:layer="layout" svg:width="0.326cm" svg:height="0.364cm" svg:x="22.919cm" svg:y="15.57cm" svg:viewBox="0 0 327 365" svg:d="M0 182c0-64 17-110 55-144 29-26 63-38 106-38 50 0 89 17 118 46 30 34 48 76 48 131 0 43-10 81-22 107-13 26-34 43-60 60-25 12-55 21-84 21-47 0-85-17-115-47-29-34-46-77-46-136zM59 182c0 42 13 76 30 98 21 25 42 34 72 34 29 0 55-9 72-34 21-22 29-56 29-103 0-42-8-71-29-93-17-25-43-34-72-34-30 0-51 9-72 30-17 26-30 55-30 102z">
          <text:p/>
        </draw:path>
        <draw:path draw:style-name="gr7" draw:text-style-name="P7" draw:layer="layout" svg:width="0.297cm" svg:height="0.487cm" svg:x="23.291cm" svg:y="15.447cm" svg:viewBox="0 0 298 488" svg:d="M247 479v-46c-27 38-56 55-99 55-29 0-55-9-76-26-25-12-42-34-55-63-12-26-17-60-17-94s5-68 17-93c9-30 26-51 51-64 21-17 47-25 76-25 21 0 38 4 55 12 17 9 30 22 44 34v-169h55v479zM60 305c0 42 8 77 25 98 21 25 42 34 68 34 25 0 46-9 63-30 21-21 31-55 31-98 0-47-10-80-31-102-17-25-38-34-68-34-25 0-46 9-63 30s-25 55-25 102z">
          <text:p/>
        </draw:path>
        <draw:path draw:style-name="gr7" draw:text-style-name="P7" draw:layer="layout" svg:width="0.279cm" svg:height="0.356cm" svg:x="23.681cm" svg:y="15.578cm" svg:viewBox="0 0 280 357" svg:d="M229 348v-51c-29 39-64 60-111 60-21 0-42-4-59-13-17-8-30-17-38-30-9-12-17-25-17-42-4-13-4-30-4-56v-216h59v191c0 35 0 51 0 64 4 17 13 26 25 38 13 9 26 13 43 13 21 0 34-4 52-17 16-8 25-21 33-34 5-17 9-39 9-69v-186h59v348z">
          <text:p/>
        </draw:path>
        <draw:path draw:style-name="gr7" draw:text-style-name="P7" draw:layer="layout" svg:width="0.301cm" svg:height="0.364cm" svg:x="24.032cm" svg:y="15.57cm" svg:viewBox="0 0 302 365" svg:d="M247 228l55 9c-5 39-21 68-47 94-25 21-59 34-97 34-48 0-86-17-111-47-30-34-47-77-47-136 0-38 9-68 21-98 13-29 30-46 55-63 26-13 52-21 86-21s68 8 89 29c25 17 42 47 46 81l-55 8c-8-21-17-38-29-51-13-12-30-17-51-17-30 0-56 9-73 30s-25 55-25 102c0 46 8 80 25 102 17 21 43 30 69 30 25 0 42-4 59-21 17-13 25-35 30-65z">
          <text:p/>
        </draw:path>
        <draw:path draw:style-name="gr7" draw:text-style-name="P7" draw:layer="layout" svg:width="0.165cm" svg:height="0.47cm" svg:x="24.354cm" svg:y="15.46cm" svg:viewBox="0 0 166 471" svg:d="M158 411l8 55c-13 0-31 5-43 5-22 0-38-5-51-13-9-4-17-13-26-26-4-8-4-33-4-67v-200h-42v-47h42v-84l59-34v118h57v47h-57v204c0 17 0 25 0 30 5 4 9 8 13 12 4 5 9 5 17 5 9 0 17 0 27-5z">
          <text:p/>
        </draw:path>
        <draw:path draw:style-name="gr7" draw:text-style-name="P7" draw:layer="layout" svg:width="0.474cm" svg:height="0.347cm" svg:x="24.714cm" svg:y="15.578cm" svg:viewBox="0 0 475 348" svg:d="M106 348l-106-348h59l55 199 21 77c0-4 9-29 17-73l56-203h59l55 199 17 69 17-69 60-199h59l-110 348h-59l-56-208-12-59-73 267z">
          <text:p/>
        </draw:path>
        <draw:path draw:style-name="gr7" draw:text-style-name="P7" draw:layer="layout" svg:width="0.06cm" svg:height="0.478cm" svg:x="25.234cm" svg:y="15.447cm" svg:viewBox="0 0 61 479" svg:d="M0 68v-68h61v68zM0 479v-347h61v347z">
          <text:p/>
        </draw:path>
        <draw:path draw:style-name="gr7" draw:text-style-name="P7" draw:layer="layout" svg:width="0.169cm" svg:height="0.47cm" svg:x="25.353cm" svg:y="15.46cm" svg:viewBox="0 0 170 471" svg:d="M162 411l8 55c-17 0-34 5-46 5-21 0-38-5-52-13-9-4-17-13-21-26-4-8-9-33-9-67v-200h-42v-47h42v-84l61-34v118h59v47h-59v204c0 17 0 25 0 30 4 4 8 8 12 12 4 5 9 5 21 5 5 0 13 0 26-5z">
          <text:p/>
        </draw:path>
        <draw:path draw:style-name="gr7" draw:text-style-name="P7" draw:layer="layout" svg:width="0.283cm" svg:height="0.478cm" svg:x="25.569cm" svg:y="15.447cm" svg:viewBox="0 0 284 479" svg:d="M0 479v-479h60v170c26-29 64-46 102-46 25 0 51 4 67 17 22 8 34 21 43 42 8 17 12 42 12 76v220h-59v-220c0-29-8-51-21-63-13-13-30-22-51-22s-34 5-51 13c-16 9-25 21-33 38-5 17-9 38-9 64v190z">
          <text:p/>
        </draw:path>
        <draw:path draw:style-name="gr7" draw:text-style-name="P7" draw:layer="layout" svg:width="0.301cm" svg:height="0.487cm" svg:x="26.123cm" svg:y="15.447cm" svg:viewBox="0 0 302 488" svg:d="M55 479h-55v-479h60v169c25-29 55-46 94-46 21 0 42 4 63 12 17 9 34 22 47 38 13 13 21 34 30 56 4 21 8 46 8 71 0 61-13 103-42 137-30 34-68 51-106 51-44 0-73-17-99-51zM55 300c0 43 5 73 17 95 17 29 43 42 78 42 25 0 46-9 63-34 21-21 30-56 30-98 0-47-9-81-26-102-21-21-42-30-67-30-27 0-48 9-65 34-21 22-30 51-30 93z">
          <text:p/>
        </draw:path>
        <draw:path draw:style-name="gr7" draw:text-style-name="P7" draw:layer="layout" svg:width="0.317cm" svg:height="0.364cm" svg:x="26.475cm" svg:y="15.57cm" svg:viewBox="0 0 318 365" svg:d="M258 241l60 8c-9 40-26 65-56 86-25 17-55 30-97 30-51 0-89-17-119-47-29-34-46-77-46-132 0-59 17-106 46-136 30-33 68-50 115-50 46 0 84 17 114 46 30 34 43 76 43 136 0 4 0 8 0 12h-259c4 39 13 68 34 90 21 21 42 30 72 30 21 0 42-4 55-17 17-8 30-30 38-56zM63 148h195c-4-30-13-51-21-64-21-25-47-34-76-34-26 0-47 9-68 26-17 17-25 42-30 72z">
          <text:p/>
        </draw:path>
        <draw:polygon draw:style-name="gr7" draw:text-style-name="P7" draw:layer="layout" svg:width="0.059cm" svg:height="0.478cm" svg:x="26.864cm" svg:y="15.447cm" svg:viewBox="0 0 60 479" draw:points="0,0 60,0 60,479 0,479">
          <text:p/>
        </draw:polygon>
        <draw:path draw:style-name="gr7" draw:text-style-name="P7" draw:layer="layout" svg:width="0.326cm" svg:height="0.364cm" svg:x="26.991cm" svg:y="15.57cm" svg:viewBox="0 0 327 365" svg:d="M0 182c0-64 17-110 55-144 30-26 64-38 107-38 51 0 89 17 119 46 29 34 46 76 46 131 0 43-8 81-21 107s-34 43-59 60c-26 12-55 21-85 21-47 0-86-17-115-47-30-34-47-77-47-136zM59 182c0 42 13 76 30 98 21 25 42 34 73 34 30 0 55-9 72-34 21-22 30-56 30-103 0-42-9-71-30-93-17-25-42-34-72-34-31 0-52 9-73 30-17 26-30 55-30 102z">
          <text:p/>
        </draw:path>
        <draw:path draw:style-name="gr7" draw:text-style-name="P7" draw:layer="layout" svg:width="0.474cm" svg:height="0.347cm" svg:x="27.343cm" svg:y="15.578cm" svg:viewBox="0 0 475 348" svg:d="M105 348l-105-348h59l55 199 21 77c0-4 9-29 17-73l55-203h59l55 199 17 69 17-69 60-199h60l-111 348h-60l-55-208-12-59-72 267z">
          <text:p/>
        </draw:path>
        <draw:path draw:style-name="gr7" draw:text-style-name="P7" draw:layer="layout" svg:width="0.301cm" svg:height="0.487cm" svg:x="28.028cm" svg:y="15.447cm" svg:viewBox="0 0 302 488" svg:d="M247 479v-46c-21 38-55 55-97 55-26 0-51-9-77-26-21-12-38-34-50-63-14-26-23-60-23-94s5-68 17-93c14-30 31-51 52-64 26-17 51-25 81-25 21 0 38 4 55 12 17 9 29 22 38 34v-169h59v479zM61 305c0 42 12 77 29 98 17 25 43 34 68 34s47-9 64-30c16-21 25-55 25-98 0-47-9-80-25-102-17-25-43-34-68-34-26 0-47 9-64 30-21 21-29 55-29 102z">
          <text:p/>
        </draw:path>
        <draw:path draw:style-name="gr7" draw:text-style-name="P7" draw:layer="layout" svg:width="0.317cm" svg:height="0.364cm" svg:x="28.401cm" svg:y="15.57cm" svg:viewBox="0 0 318 365" svg:d="M254 241l64 8c-8 40-29 65-56 86-25 17-59 30-97 30-51 0-93-17-123-47-29-34-42-77-42-132 0-59 13-106 47-136 29-33 67-50 114-50 46 0 84 17 114 46 31 34 43 76 43 136 0 4 0 8 0 12h-259c4 39 13 68 34 90 17 21 42 30 72 30 21 0 38-4 55-17 13-8 25-30 34-56zM63 148h195c-4-30-13-51-25-64-17-25-43-34-72-34-26 0-47 9-68 26-17 17-30 42-30 72z">
          <text:p/>
        </draw:path>
        <draw:path draw:style-name="gr7" draw:text-style-name="P7" draw:layer="layout" svg:width="0.169cm" svg:height="0.47cm" svg:x="28.757cm" svg:y="15.46cm" svg:viewBox="0 0 170 471" svg:d="M161 411l9 55c-17 0-30 5-42 5-22 0-39-5-51-13-13-4-22-13-27-26-4-8-4-33-4-67v-200h-46v-47h46v-84l56-34v118h59v47h-59v204c0 17 4 25 4 30 5 4 5 8 9 12 8 5 13 5 21 5s17 0 25-5z">
          <text:p/>
        </draw:path>
        <draw:path draw:style-name="gr7" draw:text-style-name="P7" draw:layer="layout" svg:width="0.317cm" svg:height="0.364cm" svg:x="28.956cm" svg:y="15.57cm" svg:viewBox="0 0 318 365" svg:d="M246 314c-21 17-42 30-63 38-22 9-43 13-64 13-38 0-68-13-90-30-21-17-29-42-29-73 0-17 4-29 12-46 9-13 17-26 30-34 14-9 26-13 43-17 13-4 30-9 51-9 47-8 85-12 106-21 0-8 0-13 0-17 0-21-4-38-17-51-17-12-38-16-68-16-25 0-46 4-59 12-13 9-26 26-30 51l-60-8c8-22 17-43 30-60 8-12 26-25 51-34 22-8 47-12 77-12 29 0 55 4 72 12 21 5 33 13 42 26 8 8 13 25 17 38s4 30 4 55v80c0 51 0 90 4 103 0 13 5 30 13 42h-59c-9-12-13-25-13-42zM242 182c-21 8-55 17-98 21-21 4-38 8-50 13-9 4-17 8-22 17-8 8-8 16-8 29 0 18 4 31 17 39 13 13 30 17 51 17 25 0 42-4 59-17 21-8 34-21 42-39 5-13 9-34 9-59z">
          <text:p/>
        </draw:path>
        <draw:path draw:style-name="gr7" draw:text-style-name="P7" draw:layer="layout" svg:width="0.059cm" svg:height="0.478cm" svg:x="29.345cm" svg:y="15.447cm" svg:viewBox="0 0 60 479" svg:d="M0 68v-68h60v68zM0 479v-347h60v347z">
          <text:p/>
        </draw:path>
        <draw:polygon draw:style-name="gr7" draw:text-style-name="P7" draw:layer="layout" svg:width="0.059cm" svg:height="0.478cm" svg:x="29.493cm" svg:y="15.447cm" svg:viewBox="0 0 60 479" draw:points="0,0 60,0 60,479 0,479">
          <text:p/>
        </draw:polygon>
        <draw:path draw:style-name="gr7" draw:text-style-name="P7" draw:layer="layout" svg:width="0.284cm" svg:height="0.364cm" svg:x="29.62cm" svg:y="15.57cm" svg:viewBox="0 0 285 365" svg:d="M0 249l55-8c4 26 13 43 30 56 13 13 34 17 59 17 30 0 51-4 64-17 12-8 17-21 17-39 0-13-5-21-17-30-9-4-26-12-60-21-42-8-72-21-89-30-17-4-29-16-38-29-8-17-12-30-12-47s4-29 8-42c9-13 17-25 30-34 8-8 21-13 38-17s34-8 51-8c25 0 50 4 72 12 21 9 34 17 47 34 9 13 13 30 17 51l-56 9c-4-17-13-30-25-43-9-8-30-13-51-13-26 0-47 5-59 13-9 9-17 17-17 30 0 8 4 17 8 21s13 13 21 17c9 0 26 4 55 13 38 12 68 21 85 29 18 4 31 17 39 30 9 13 13 30 13 51 0 18-4 39-17 56-9 17-26 29-48 38-21 8-46 17-72 17-46 0-80-13-106-30-21-17-38-46-42-86z">
          <text:p/>
        </draw:path>
        <draw:path draw:style-name="gr7" draw:text-style-name="P7" draw:layer="layout" svg:width="0.063cm" svg:height="0.347cm" svg:x="29.993cm" svg:y="15.578cm" svg:viewBox="0 0 64 348" svg:d="M0 68v-68h64v68zM0 348v-67h64v67z">
          <text:p/>
        </draw:path>
        <draw:polygon draw:style-name="gr7" draw:text-style-name="P7" draw:layer="layout" svg:width="0.182cm" svg:height="0.059cm" svg:x="30.323cm" svg:y="15.722cm" svg:viewBox="0 0 183 60" draw:points="0,0 183,0 183,60 0,60">
          <text:p/>
        </draw:polygon>
        <draw:path draw:style-name="gr7" draw:text-style-name="P7" draw:layer="layout" svg:width="0.309cm" svg:height="0.469cm" svg:x="5.236cm" svg:y="16.565cm" svg:viewBox="0 0 310 470" svg:d="M0 55v-55h310v46c-34 30-63 73-93 128s-52 110-69 165c-12 43-21 85-21 131h-63c4-38 8-80 25-135 13-51 34-106 59-152 27-51 56-94 86-128z">
          <text:p/>
        </draw:path>
        <draw:polygon draw:style-name="gr7" draw:text-style-name="P7" draw:layer="layout" svg:width="0.068cm" svg:height="0.067cm" svg:x="5.634cm" svg:y="16.967cm" svg:viewBox="0 0 69 68" draw:points="0,0 69,0 69,68 0,68">
          <text:p/>
        </draw:polygon>
        <draw:path draw:style-name="gr7" draw:text-style-name="P7" draw:layer="layout" svg:width="0.364cm" svg:height="0.478cm" svg:x="14.545cm" svg:y="16.556cm" svg:viewBox="0 0 365 479" svg:d="M0 479v-479h178c35 0 56 4 73 9 25 0 42 8 59 21 17 8 30 25 38 46 13 17 17 38 17 64 0 42-12 76-38 101-29 30-76 43-145 43h-118v195zM64 229h123c39 0 68-9 85-21 17-17 26-39 26-64 0-21-5-38-13-55-13-13-26-21-42-25-9-5-30-5-61-5h-118z">
          <text:p/>
        </draw:path>
        <draw:path draw:style-name="gr7" draw:text-style-name="P7" draw:layer="layout" svg:width="0.187cm" svg:height="0.351cm" svg:x="14.981cm" svg:y="16.683cm" svg:viewBox="0 0 188 352" svg:d="M0 352v-343h51v50c13-25 25-42 38-50 13-5 26-9 38-9 17 0 38 4 61 17l-23 55c-12-8-29-13-42-13s-25 5-34 13c-8 9-17 17-21 30-8 21-8 46-8 67v183z">
          <text:p/>
        </draw:path>
        <draw:path draw:style-name="gr7" draw:text-style-name="P7" draw:layer="layout" svg:width="0.326cm" svg:height="0.36cm" svg:x="15.18cm" svg:y="16.683cm" svg:viewBox="0 0 327 361" svg:d="M0 179c0-64 17-110 55-140 30-25 64-39 106-39 51 0 89 14 120 48 29 29 46 72 46 127 0 46-8 80-21 105-13 26-34 47-60 60-26 12-51 21-85 21-46 0-85-17-114-47-30-29-47-76-47-135zM60 179c0 46 12 80 29 101 21 22 47 34 72 34 30 0 55-12 76-34 17-21 27-55 27-101 0-42-10-76-27-97-21-22-46-34-76-34-25 0-51 12-72 34-17 21-29 55-29 97z">
          <text:p/>
        </draw:path>
        <draw:path draw:style-name="gr7" draw:text-style-name="P7" draw:layer="layout" svg:width="0.3cm" svg:height="0.487cm" svg:x="15.553cm" svg:y="16.556cm" svg:viewBox="0 0 301 488" svg:d="M246 479v-42c-21 34-56 51-98 51-30 0-55-9-76-21-26-17-43-38-55-64-13-29-17-59-17-97 0-34 4-64 17-93 12-27 29-48 50-65 22-17 51-21 77-21 21 0 42 4 56 13 17 8 29 21 42 34v-174h59v479zM59 306c0 46 8 80 30 101 17 22 38 34 63 34 26 0 48-12 69-34 17-21 25-50 25-93 0-50-8-84-29-106-17-22-39-34-65-34-29 0-51 12-68 34s-25 56-25 98z">
          <text:p/>
        </draw:path>
        <draw:path draw:style-name="gr7" draw:text-style-name="P7" draw:layer="layout" svg:width="0.28cm" svg:height="0.351cm" svg:x="15.942cm" svg:y="16.692cm" svg:viewBox="0 0 281 352" svg:d="M230 343v-51c-30 38-64 60-110 60-22 0-39-4-60-13-17-9-30-18-39-30-8-9-12-26-17-43-4-12-4-29-4-55v-211h60v190c0 30 0 51 4 59 0 17 8 30 21 38 13 9 26 13 47 13 17 0 34-4 47-13 17-8 25-21 34-38 4-12 8-38 8-67v-182h60v343z">
          <text:p/>
        </draw:path>
        <draw:path draw:style-name="gr7" draw:text-style-name="P7" draw:layer="layout" svg:width="0.304cm" svg:height="0.36cm" svg:x="16.294cm" svg:y="16.683cm" svg:viewBox="0 0 305 361" svg:d="M245 225l60 9c-8 38-25 72-51 93s-60 34-94 34c-50 0-88-17-114-47-29-29-46-76-46-131 0-38 8-72 21-97 12-30 29-51 55-64 25-18 55-22 84-22 34 0 68 9 89 26 27 22 44 47 48 85l-56 9c-4-26-17-43-30-55-12-13-29-17-51-17-29 0-50 12-72 33-16 22-25 51-25 98 0 46 9 80 25 101 17 22 43 34 68 34 26 0 43-8 59-21 17-17 26-38 30-68z">
          <text:p/>
        </draw:path>
        <draw:path draw:style-name="gr7" draw:text-style-name="P7" draw:layer="layout" svg:width="0.17cm" svg:height="0.47cm" svg:x="16.615cm" svg:y="16.569cm" svg:viewBox="0 0 171 471" svg:d="M162 416l9 50c-17 5-34 5-47 5-21 0-38-5-51-9-8-8-17-17-21-25-8-13-8-34-8-72v-199h-44v-42h44v-90l59-34v124h59v42h-59v203c0 17 0 30 0 34 4 4 8 8 13 8 4 5 8 5 21 5 4 0 13 0 25 0z">
          <text:p/>
        </draw:path>
        <draw:path draw:style-name="gr7" draw:text-style-name="P7" draw:layer="layout" svg:width="0.279cm" svg:height="0.351cm" svg:x="17.018cm" svg:y="16.683cm" svg:viewBox="0 0 280 352" svg:d="M0 352v-343h50v46c26-38 64-55 111-55 22 0 43 4 60 9 17 8 29 16 38 29 8 13 17 30 17 47 4 8 4 29 4 55v212h-59v-208c0-25 0-42-5-55-4-13-12-21-25-30-13-4-25-8-42-8-27 0-48 8-65 21-17 17-25 47-25 93v187z">
          <text:p/>
        </draw:path>
        <draw:path draw:style-name="gr7" draw:text-style-name="P7" draw:layer="layout" svg:width="0.317cm" svg:height="0.36cm" svg:x="17.369cm" svg:y="16.683cm" svg:viewBox="0 0 318 361" svg:d="M246 310c-26 17-43 34-64 38-21 9-42 13-64 13-38 0-67-9-88-30-22-17-30-38-30-67 0-17 0-34 8-47 9-17 22-25 30-34 13-8 30-17 42-21 13 0 30-4 55-9 47-4 81-12 103-21 0-8 0-12 0-12 0-26-4-43-14-51-17-13-38-21-67-21-30 0-47 4-64 17-13 8-21 25-25 50l-60-8c5-26 13-47 26-59 12-17 29-30 51-34 25-10 50-14 80-14s51 0 73 9c17 9 30 17 38 26 9 13 17 25 21 42 0 9 0 26 0 55v76c0 56 4 89 4 102 5 17 9 30 17 42h-63c-4-12-9-25-9-42zM238 179c-22 8-52 17-94 21-26 4-43 8-51 13-13 4-17 12-25 21-5 8-9 17-9 25 0 17 9 30 21 43 9 8 26 12 51 12 21 0 42-4 59-12 17-13 30-26 39-43 9-12 9-34 9-59z">
          <text:p/>
        </draw:path>
        <draw:path draw:style-name="gr7" draw:text-style-name="P7" draw:layer="layout" svg:width="0.466cm" svg:height="0.351cm" svg:x="17.758cm" svg:y="16.683cm" svg:viewBox="0 0 467 352" svg:d="M0 352v-343h51v46c13-17 26-30 42-42 22-9 39-13 65-13 25 0 47 4 63 13 17 12 26 25 34 46 26-42 64-59 106-59 34 0 59 9 81 25 17 22 25 51 25 89v238h-55v-216c0-26-4-43-8-51-5-13-9-21-22-26-8-8-21-8-34-8-25 0-42 8-59 21-17 17-25 42-25 80v200h-59v-225c0-25-5-46-13-59-9-13-26-17-48-17-17 0-34 4-46 13-13 8-26 21-30 38-8 17-8 38-8 72v178z">
          <text:p/>
        </draw:path>
        <draw:path draw:style-name="gr7" draw:text-style-name="P7" draw:layer="layout" svg:width="0.321cm" svg:height="0.36cm" svg:x="18.292cm" svg:y="16.683cm" svg:viewBox="0 0 322 361" svg:d="M259 242l59 9c-8 34-25 63-51 80-25 21-59 30-102 30-51 0-89-17-119-47-29-29-46-76-46-131 0-59 17-102 46-135 30-34 68-48 115-48s85 14 115 48c30 29 46 76 46 131 0 4 0 8 0 17h-259c0 38 13 68 30 89 21 17 42 29 72 29 22 0 43-8 56-17 17-12 29-29 38-55zM63 149h196c-4-29-9-51-21-68-21-21-43-33-73-33s-51 8-68 25c-21 21-30 42-34 76z">
          <text:p/>
        </draw:path>
        <draw:path draw:style-name="gr7" draw:text-style-name="P7" draw:layer="layout" svg:width="0.072cm" svg:height="0.161cm" svg:x="18.694cm" svg:y="16.967cm" svg:viewBox="0 0 73 162" svg:d="M4 67v-67h69v67c0 27-4 48-13 61-8 17-25 29-42 34l-18-22c13-8 22-17 31-25 4-13 8-25 8-48z">
          <text:p/>
        </draw:path>
        <draw:path draw:style-name="gr7" draw:text-style-name="P7" draw:layer="layout" svg:width="0.364cm" svg:height="0.478cm" svg:x="19.062cm" svg:y="16.556cm" svg:viewBox="0 0 365 479" svg:d="M0 479v-479h179c34 0 55 4 72 9 25 0 42 8 59 21 17 8 30 25 38 46 9 17 17 38 17 64 0 42-12 76-42 101-25 30-72 43-140 43h-118v195zM65 229h122c39 0 68-9 85-21 17-17 26-39 26-64 0-21-5-38-13-55-13-13-26-21-43-25-8-5-29-5-59-5h-118z">
          <text:p/>
        </draw:path>
        <draw:path draw:style-name="gr7" draw:text-style-name="P7" draw:layer="layout" svg:width="0.187cm" svg:height="0.351cm" svg:x="19.498cm" svg:y="16.683cm" svg:viewBox="0 0 188 352" svg:d="M0 352v-343h51v50c13-25 25-42 38-50 13-5 26-9 39-9 17 0 38 4 60 17l-22 55c-12-8-29-13-43-13-13 0-25 5-34 13-8 9-17 17-21 30-8 21-13 46-13 67v183z">
          <text:p/>
        </draw:path>
        <draw:path draw:style-name="gr7" draw:text-style-name="P7" draw:layer="layout" svg:width="0.326cm" svg:height="0.36cm" svg:x="19.697cm" svg:y="16.683cm" svg:viewBox="0 0 327 361" svg:d="M0 179c0-64 17-110 55-140 30-25 64-39 106-39 51 0 89 14 119 48 30 29 47 72 47 127 0 46-8 80-21 105-13 26-35 47-60 60-26 12-51 21-85 21-47 0-85-17-114-47-30-29-47-76-47-135zM59 179c0 46 13 80 30 101 21 22 47 34 72 34 30 0 55-12 76-34 17-21 26-55 26-101 0-42-9-76-26-97-21-22-46-34-76-34-25 0-51 12-72 34-17 21-30 55-30 97z">
          <text:p/>
        </draw:path>
        <draw:path draw:style-name="gr7" draw:text-style-name="P7" draw:layer="layout" svg:width="0.3cm" svg:height="0.487cm" svg:x="20.07cm" svg:y="16.556cm" svg:viewBox="0 0 301 488" svg:d="M246 479v-42c-21 34-55 51-98 51-30 0-55-9-76-21-26-17-43-38-55-64-13-29-17-59-17-97 0-34 4-64 17-93 12-27 29-48 50-65 22-17 51-21 77-21 21 0 43 4 56 13 17 8 29 21 42 34v-174h59v479zM59 306c0 46 8 80 30 101 17 22 38 34 63 34 26 0 48-12 69-34 17-21 25-50 25-93 0-50-8-84-29-106-17-22-39-34-65-34-29 0-51 12-68 34s-25 56-25 98z">
          <text:p/>
        </draw:path>
        <draw:path draw:style-name="gr7" draw:text-style-name="P7" draw:layer="layout" svg:width="0.28cm" svg:height="0.351cm" svg:x="20.459cm" svg:y="16.692cm" svg:viewBox="0 0 281 352" svg:d="M230 343v-51c-30 38-64 60-110 60-21 0-38-4-60-13-17-9-30-18-39-30-8-9-12-26-17-43-4-12-4-29-4-55v-211h60v190c0 30 0 51 5 59 0 17 8 30 21 38 13 9 25 13 46 13 17 0 34-4 47-13 17-8 25-21 34-38 4-12 8-38 8-67v-182h60v343z">
          <text:p/>
        </draw:path>
        <draw:path draw:style-name="gr7" draw:text-style-name="P7" draw:layer="layout" svg:width="0.304cm" svg:height="0.36cm" svg:x="20.811cm" svg:y="16.683cm" svg:viewBox="0 0 305 361" svg:d="M246 225l59 9c-8 38-25 72-50 93-26 21-60 34-94 34-50 0-88-17-114-47-29-29-47-76-47-131 0-38 8-72 22-97 12-30 29-51 55-64 25-18 55-22 84-22 34 0 68 9 89 26 26 22 43 47 47 85l-55 9c-4-26-17-43-30-55-12-13-29-17-51-17-29 0-50 12-72 33-16 22-25 51-25 98 0 46 9 80 25 101 17 22 43 34 68 34 26 0 43-8 59-21 17-17 26-38 30-68z">
          <text:p/>
        </draw:path>
        <draw:path draw:style-name="gr7" draw:text-style-name="P7" draw:layer="layout" svg:width="0.17cm" svg:height="0.47cm" svg:x="21.132cm" svg:y="16.569cm" svg:viewBox="0 0 171 471" svg:d="M162 416l9 50c-17 5-34 5-47 5-21 0-38-5-52-9-8-8-17-17-21-25-8-13-8-34-8-72v-199h-43v-42h43v-90l60-34v124h59v42h-59v203c0 17 0 30 0 34 4 4 8 8 13 8 4 5 8 5 21 5 4 0 12 0 25 0z">
          <text:p/>
        </draw:path>
        <draw:polygon draw:style-name="gr7" draw:text-style-name="P7" draw:layer="layout" svg:width="0.064cm" svg:height="0.478cm" svg:x="21.551cm" svg:y="16.556cm" svg:viewBox="0 0 65 479" draw:points="0,0 65,0 65,479 0,479">
          <text:p/>
        </draw:polygon>
        <draw:path draw:style-name="gr7" draw:text-style-name="P7" draw:layer="layout" svg:width="0.394cm" svg:height="0.478cm" svg:x="21.725cm" svg:y="16.556cm" svg:viewBox="0 0 395 479" svg:d="M0 479v-479h166c38 0 68 4 85 9 29 8 51 16 72 33 25 22 42 51 55 81 12 34 17 72 17 114 0 38-5 68-13 98-9 29-17 50-30 67-12 22-29 35-42 48-17 8-38 17-59 21-21 8-47 8-76 8zM63 424h103c34 0 59-4 76-8 17-10 30-14 43-26 12-17 25-34 33-60 9-25 13-55 13-93 0-51-8-89-25-114-17-30-34-47-60-55-16-4-42-9-80-9h-103z">
          <text:p/>
        </draw:path>
        <draw:path draw:style-name="gr7" draw:text-style-name="P7" draw:layer="layout" svg:width="0.313cm" svg:height="0.491cm" svg:x="5.232cm" svg:y="17.665cm" svg:viewBox="0 0 314 492" svg:d="M89 225c-26-13-43-26-55-39-13-16-17-38-17-59 0-38 13-68 38-89 25-25 59-38 97-38 43 0 76 13 103 38 25 26 38 55 38 89 0 21-4 43-17 59-13 13-31 26-52 39 31 8 52 21 65 43 17 21 25 46 25 76 0 42-17 76-42 106-31 25-69 42-115 42-47 0-85-17-115-42-29-30-42-64-42-106 0-30 4-55 21-76 17-22 38-39 68-43zM76 123c0 21 9 42 21 55 17 17 34 21 60 21 21 0 38-4 55-21 12-13 21-30 21-51s-9-42-21-55c-17-13-34-21-55-21-26 0-43 8-60 21-12 13-21 30-21 51zM59 344c0 17 4 34 13 51 4 13 17 25 34 34 17 8 34 12 51 12 25 0 50-8 67-25 21-17 31-42 31-68 0-29-14-55-31-72s-42-26-72-26c-25 0-51 9-67 26-17 17-26 43-26 68z">
          <text:p/>
        </draw:path>
        <draw:polygon draw:style-name="gr7" draw:text-style-name="P7" draw:layer="layout" svg:width="0.068cm" svg:height="0.068cm" svg:x="5.634cm" svg:y="18.08cm" svg:viewBox="0 0 69 69" draw:points="0,0 69,0 69,69 0,69">
          <text:p/>
        </draw:polygon>
        <draw:path draw:style-name="gr7" draw:text-style-name="P7" draw:layer="layout" svg:width="0.364cm" svg:height="0.479cm" svg:x="14.359cm" svg:y="17.669cm" svg:viewBox="0 0 365 480" svg:d="M0 480v-480h179c34 0 59 0 76 5 21 4 42 12 55 21 17 13 30 25 42 46 9 22 13 43 13 68 0 38-13 72-38 102-25 26-72 43-140 43h-123v195zM64 229h123c43 0 68-8 85-25 21-13 30-34 30-64 0-21-9-38-17-51-9-12-26-25-39-29-12 0-33-5-59-5h-123z">
          <text:p/>
        </draw:path>
        <draw:path draw:style-name="gr7" draw:text-style-name="P7" draw:layer="layout" svg:width="0.186cm" svg:height="0.356cm" svg:x="14.795cm" svg:y="17.792cm" svg:viewBox="0 0 187 357" svg:d="M0 357v-348h51v50c17-21 29-38 38-46 13-9 25-13 38-13 21 0 38 9 60 21l-18 51c-17-8-29-13-46-13-13 0-21 5-34 13-9 9-17 21-21 34-4 21-9 43-9 69v182z">
          <text:p/>
        </draw:path>
        <draw:path draw:style-name="gr7" draw:text-style-name="P7" draw:layer="layout" svg:width="0.326cm" svg:height="0.36cm" svg:x="14.994cm" svg:y="17.792cm" svg:viewBox="0 0 327 361" svg:d="M0 182c0-63 21-110 55-144 30-25 69-38 111-38 47 0 85 17 114 47 30 34 47 76 47 131 0 42-9 76-21 102-13 25-34 46-60 60-25 17-50 21-80 21-52 0-90-13-119-48-30-29-47-72-47-131zM63 182c0 43 9 76 26 98 21 21 47 33 77 33s51-12 72-33c17-22 30-55 30-102 0-42-13-72-30-97-21-22-42-30-72-30s-56 8-77 30c-17 25-26 55-26 101z">
          <text:p/>
        </draw:path>
        <draw:path draw:style-name="gr7" draw:text-style-name="P7" draw:layer="layout" svg:width="0.3cm" svg:height="0.483cm" svg:x="15.367cm" svg:y="17.669cm" svg:viewBox="0 0 301 484" svg:d="M246 480v-47c-21 34-55 51-97 51-26 0-51-4-78-21-21-13-38-34-50-65-13-25-21-59-21-93s4-68 16-93c13-30 30-51 51-68 27-12 52-21 82-21 17 0 38 4 55 13 17 8 29 21 38 34v-170h59v480zM59 305c0 43 8 76 30 98 17 22 39 34 64 34s51-8 68-29c17-22 25-56 25-99 0-46-8-80-25-105-22-22-43-30-68-30s-47 8-68 30c-18 21-26 55-26 101z">
          <text:p/>
        </draw:path>
        <draw:path draw:style-name="gr7" draw:text-style-name="P7" draw:layer="layout" svg:width="0.279cm" svg:height="0.351cm" svg:x="15.756cm" svg:y="17.801cm" svg:viewBox="0 0 280 352" svg:d="M230 348v-51c-26 38-64 55-111 55-21 0-38 0-55-8-21-9-33-17-42-30-8-13-13-25-18-48-4-8-4-29-4-50v-216h60v190c0 30 0 51 4 64 5 12 13 26 22 35 12 12 29 16 46 16s34-4 51-16c13-9 25-23 30-35 8-17 12-38 12-68v-186h55v348z">
          <text:p/>
        </draw:path>
        <draw:path draw:style-name="gr7" draw:text-style-name="P7" draw:layer="layout" svg:width="0.3cm" svg:height="0.36cm" svg:x="16.112cm" svg:y="17.792cm" svg:viewBox="0 0 301 361" svg:d="M242 229l59 4c-8 42-21 72-51 97-26 23-56 31-94 31-46 0-84-13-114-43-30-34-42-77-42-136 0-38 4-68 17-97 12-30 29-51 55-64 25-12 55-21 84-21 38 0 68 9 94 30 22 17 38 46 47 80l-60 9c-5-21-13-43-30-51-13-13-30-17-51-17-25 0-51 8-72 30-17 21-25 55-25 101 0 47 8 81 25 102s43 29 72 29c21 0 43-8 55-21 17-12 26-34 31-63z">
          <text:p/>
        </draw:path>
        <draw:path draw:style-name="gr7" draw:text-style-name="P7" draw:layer="layout" svg:width="0.169cm" svg:height="0.474cm" svg:x="16.429cm" svg:y="17.678cm" svg:viewBox="0 0 170 475" svg:d="M162 416l8 51c-17 4-33 8-46 8-21 0-38-4-47-13-12-4-21-12-25-25-5-13-10-34-10-68v-199h-42v-46h42v-86l61-38v124h59v46h-59v199c0 17 0 30 4 34 0 4 4 9 8 13 5 0 13 4 22 4 4 0 12 0 25-4z">
          <text:p/>
        </draw:path>
        <draw:path draw:style-name="gr7" draw:text-style-name="P7" draw:layer="layout" svg:width="0.393cm" svg:height="0.479cm" svg:x="16.84cm" svg:y="17.669cm" svg:viewBox="0 0 394 480" svg:d="M0 480v-480h165c34 0 63 0 84 9 27 4 52 17 69 34 26 21 47 46 59 80 13 34 17 72 17 114 0 35-4 69-12 95-9 29-17 50-34 72-13 17-26 33-43 42-16 13-33 17-56 25-25 5-50 9-76 9zM63 421h102c29 0 55 0 72-9 22-4 35-13 43-25 17-13 30-34 38-60 9-25 13-55 13-94 0-46-9-84-26-114-16-25-38-42-60-51-17-8-46-13-84-13h-98z">
          <text:p/>
        </draw:path>
        <draw:path draw:style-name="gr7" draw:text-style-name="P7" draw:layer="layout" svg:width="0.317cm" svg:height="0.36cm" svg:x="17.293cm" svg:y="17.792cm" svg:viewBox="0 0 318 361" svg:d="M258 241l60 9c-8 34-26 63-56 85-25 18-55 26-97 26-51 0-89-13-119-48-29-29-46-72-46-131 0-55 17-101 46-131 30-34 68-51 115-51 46 0 84 17 114 47 30 34 43 76 43 135 0 0 0 9 0 13h-259c4 38 17 68 34 89 21 21 42 29 72 29 21 0 42-4 55-16 17-13 29-30 38-56zM63 148h195c-4-29-9-50-21-63-21-26-43-34-76-34-26 0-47 8-68 25-17 17-26 43-30 72z">
          <text:p/>
        </draw:path>
        <draw:path draw:style-name="gr7" draw:text-style-name="P7" draw:layer="layout" svg:width="0.288cm" svg:height="0.36cm" svg:x="17.661cm" svg:y="17.792cm" svg:viewBox="0 0 289 361" svg:d="M0 250l55-9c4 26 13 43 30 56 12 12 34 16 63 16 26 0 47-4 59-16 13-9 17-22 17-39 0-12-4-21-17-29-8-9-25-13-59-21-42-13-72-22-89-30-17-4-29-17-38-30-8-17-13-29-13-46s5-30 13-43c4-16 13-25 26-33 8-9 21-13 38-17 17-5 34-9 50-9 26 0 51 4 72 13 22 8 34 17 47 30 8 16 17 33 17 55l-55 8c-4-17-9-34-21-42-13-9-34-13-55-13-26 0-47 4-60 13-8 8-17 17-17 29 0 9 5 13 9 21 4 5 13 13 21 17 9 0 26 5 55 13 38 13 68 21 85 30 17 4 29 17 38 29 9 13 18 30 18 51 0 17-9 38-22 55-9 17-26 31-47 39-21 9-46 13-72 13-46 0-80-8-106-26-21-22-38-47-42-85z">
          <text:p/>
        </draw:path>
        <draw:path draw:style-name="gr7" draw:text-style-name="P7" draw:layer="layout" svg:width="0.3cm" svg:height="0.36cm" svg:x="18cm" svg:y="17.792cm" svg:viewBox="0 0 301 361" svg:d="M242 229l59 4c-8 42-21 72-51 97-25 23-55 31-93 31-47 0-85-13-115-43-30-34-42-77-42-136 0-38 4-68 17-97 12-30 29-51 55-64 25-12 55-21 85-21 38 0 68 9 93 30 22 17 39 46 47 80l-59 9c-5-21-13-43-30-51-13-13-30-17-51-17-26 0-52 8-68 30-22 21-30 55-30 101 0 47 8 81 25 102s43 29 73 29c21 0 43-8 55-21 17-12 26-34 30-63z">
          <text:p/>
        </draw:path>
        <draw:path draw:style-name="gr7" draw:text-style-name="P7" draw:layer="layout" svg:width="0.186cm" svg:height="0.356cm" svg:x="18.351cm" svg:y="17.792cm" svg:viewBox="0 0 187 357" svg:d="M0 357v-348h51v50c12-21 25-38 38-46 8-9 21-13 38-13s39 9 60 21l-21 51c-14-8-31-13-43-13-13 0-26 5-34 13-13 9-17 21-21 34-9 21-13 43-13 69v182z">
          <text:p/>
        </draw:path>
        <draw:path draw:style-name="gr7" draw:text-style-name="P7" draw:layer="layout" svg:width="0.059cm" svg:height="0.479cm" svg:x="18.571cm" svg:y="17.669cm" svg:viewBox="0 0 60 480" svg:d="M0 68v-68h60v68zM0 480v-348h60v348z">
          <text:p/>
        </draw:path>
        <draw:path draw:style-name="gr7" draw:text-style-name="P7" draw:layer="layout" svg:width="0.301cm" svg:height="0.487cm" svg:x="18.719cm" svg:y="17.792cm" svg:viewBox="0 0 302 488" svg:d="M0 488v-479h56v46c13-21 26-34 43-42 17-9 34-13 55-13 29 0 59 9 80 26 21 12 38 33 51 63 13 26 17 55 17 89 0 38-4 68-17 97-13 26-34 51-59 64-21 17-47 21-77 21-16 0-33 0-50-8-17-9-30-22-38-34v170zM56 182c0 47 9 81 26 102s38 29 67 29c26 0 47-8 64-33 21-22 30-55 30-102 0-42-9-76-30-97-17-22-38-34-64-34-25 0-46 12-67 34-17 25-26 59-26 101z">
          <text:p/>
        </draw:path>
        <draw:path draw:style-name="gr7" draw:text-style-name="P7" draw:layer="layout" svg:width="0.169cm" svg:height="0.474cm" svg:x="19.058cm" svg:y="17.678cm" svg:viewBox="0 0 170 475" svg:d="M162 416l8 51c-17 4-34 8-47 8-21 0-38-4-47-13-13-4-21-12-25-25s-9-34-9-68v-199h-42v-46h42v-86l60-38v124h60v46h-60v199c0 17 0 30 4 34 0 4 4 9 8 13 5 0 14 4 22 4 5 0 13 0 26-4z">
          <text:p/>
        </draw:path>
        <draw:path draw:style-name="gr7" draw:text-style-name="P7" draw:layer="layout" svg:width="0.059cm" svg:height="0.479cm" svg:x="19.274cm" svg:y="17.669cm" svg:viewBox="0 0 60 480" svg:d="M0 68v-68h60v68zM0 480v-348h60v348z">
          <text:p/>
        </draw:path>
        <draw:path draw:style-name="gr7" draw:text-style-name="P7" draw:layer="layout" svg:width="0.326cm" svg:height="0.36cm" svg:x="19.401cm" svg:y="17.792cm" svg:viewBox="0 0 327 361" svg:d="M0 182c0-63 17-110 55-144 30-25 63-38 106-38 51 0 89 17 119 47 30 34 47 76 47 131 0 42-9 76-21 102-13 25-34 46-61 60-25 17-50 21-84 21-47 0-85-13-115-48-29-29-46-72-46-131zM59 182c0 43 13 76 30 98 21 21 46 33 72 33 29 0 55-12 76-33 17-22 26-55 26-102 0-42-9-72-26-97-21-22-47-30-76-30-26 0-51 8-72 30-17 25-30 55-30 101z">
          <text:p/>
        </draw:path>
        <draw:path draw:style-name="gr7" draw:text-style-name="P7" draw:layer="layout" svg:width="0.279cm" svg:height="0.356cm" svg:x="19.795cm" svg:y="17.792cm" svg:viewBox="0 0 280 357" svg:d="M0 357v-348h50v50c26-38 64-59 111-59 22 0 43 4 60 13 17 8 29 17 38 30 8 12 17 25 17 42 4 13 4 29 4 56v216h-59v-212c0-26 0-43-5-56-4-8-12-21-25-25-13-9-25-13-43-13-26 0-47 8-64 25-17 13-25 47-25 90v191z">
          <text:p/>
        </draw:path>
        <draw:path draw:style-name="gr7" draw:text-style-name="P7" draw:layer="layout" svg:width="0.313cm" svg:height="0.486cm" svg:x="5.046cm" svg:y="18.779cm" svg:viewBox="0 0 314 487" svg:d="M8 368l55-4c4 25 17 46 30 56 12 12 30 21 52 21 16 0 33-4 46-13 13-8 26-22 34-35 8-12 17-34 21-55 9-25 9-46 9-72 0-4 0-8 0-12-13 16-26 33-47 46-21 9-42 17-68 17-39 0-73-17-98-42-30-30-42-68-42-115 0-46 12-88 42-118s63-42 107-42c34 0 59 8 89 25 25 17 42 38 55 72 12 30 21 76 21 131 0 64-4 110-21 148-13 34-30 65-60 82-25 21-55 29-88 29-40 0-69-8-95-29-21-21-38-52-42-90zM250 156c0-34-8-59-29-80-17-17-38-30-64-30-25 0-47 13-68 34-22 21-30 47-30 80 0 34 8 55 30 77 16 17 39 29 68 29 26 0 47-12 68-29 17-22 25-47 25-81z">
          <text:p/>
        </draw:path>
        <draw:polygon draw:style-name="gr7" draw:text-style-name="P7" draw:layer="layout" svg:width="0.068cm" svg:height="0.068cm" svg:x="5.448cm" svg:y="19.189cm" svg:viewBox="0 0 69 69" draw:points="0,0 69,0 69,69 0,69">
          <text:p/>
        </draw:polygon>
        <draw:path draw:style-name="gr7" draw:text-style-name="P7" draw:layer="layout" svg:width="0.419cm" svg:height="0.495cm" svg:x="14.156cm" svg:y="18.77cm" svg:viewBox="0 0 420 496" svg:d="M361 323l59 13c-13 55-34 93-68 118-34 30-77 42-128 42s-93-8-127-29c-29-21-55-55-72-93s-25-81-25-128c0-51 8-94 29-132 17-38 43-63 81-84 34-17 72-30 114-30 47 0 90 13 124 38 30 26 55 59 68 102l-64 17c-13-34-25-60-46-76-23-17-52-26-82-26-38 0-68 9-93 26-25 21-42 42-51 71-12 30-17 60-17 94 0 38 9 77 17 106 13 30 34 51 55 68 26 13 55 21 85 21 34 0 63-8 90-29 25-21 42-51 51-89z">
          <text:p/>
        </draw:path>
        <draw:path draw:style-name="gr7" draw:text-style-name="P7" draw:layer="layout" svg:width="0.321cm" svg:height="0.359cm" svg:x="14.626cm" svg:y="18.906cm" svg:viewBox="0 0 322 360" svg:d="M245 310c-21 17-42 29-59 38-21 8-42 12-68 12-38 0-68-8-84-29-22-17-34-44-34-69 0-17 4-34 12-47 9-16 17-25 30-33 13-9 30-17 42-22 13-4 30-4 55-8 47-4 81-13 102-21 0-9 0-13 0-13 0-25-4-42-17-51-13-12-34-21-63-21-30 0-51 4-64 13-13 13-21 29-30 55l-55-9c5-25 13-46 26-59 12-17 29-30 51-38 21-4 50-8 80-8s51 0 72 8c17 8 30 17 38 25 9 13 17 26 21 43 0 8 0 25 0 51v80c0 55 0 89 5 103 5 17 9 29 17 42h-64c-4-13-9-25-13-42zM241 177c-21 9-51 17-93 22-26 4-42 8-51 12-13 4-21 13-25 21-5 9-9 17-9 26 0 17 9 29 17 38 13 14 30 18 55 18 21 0 42-4 59-14 17-13 30-25 39-42 4-13 8-34 8-59z">
          <text:p/>
        </draw:path>
        <draw:path draw:style-name="gr7" draw:text-style-name="P7" draw:layer="layout" svg:width="0.17cm" svg:height="0.47cm" svg:x="14.985cm" svg:y="18.791cm" svg:viewBox="0 0 171 471" svg:d="M162 416l9 51c-17 4-35 4-48 4-21 0-38-4-46-8-13-9-21-17-26-26-4-12-8-38-8-72v-200h-43v-46h43v-85l59-34v119h60v46h-60v205c0 16 0 25 4 33 0 5 5 9 9 9 4 4 12 4 21 4 4 0 14 0 26 0z">
          <text:p/>
        </draw:path>
        <draw:path draw:style-name="gr7" draw:text-style-name="P7" draw:layer="layout" svg:width="0.318cm" svg:height="0.359cm" svg:x="15.184cm" svg:y="18.906cm" svg:viewBox="0 0 319 360" svg:d="M255 241l60 8c-9 34-26 61-51 82s-59 29-98 29c-51 0-94-17-123-46-30-31-43-77-43-132 0-60 13-102 43-136 29-34 72-46 118-46 48 0 86 12 116 46 25 30 42 76 42 131 0 5 0 9 0 17h-259c0 38 12 68 34 85 17 21 42 35 72 35 21 0 39-9 56-18 12-13 25-30 33-55zM64 143h191c0-25-8-50-21-63-17-21-42-34-73-34-25 0-50 9-67 26-17 21-30 42-30 71z">
          <text:p/>
        </draw:path>
        <draw:path draw:style-name="gr7" draw:text-style-name="P7" draw:layer="layout" svg:width="0.304cm" svg:height="0.491cm" svg:x="15.549cm" svg:y="18.906cm" svg:viewBox="0 0 305 492" svg:d="M12 381l59 8c0 17 9 30 17 38 17 9 35 17 61 17 29 0 50-8 63-17 17-13 26-25 30-46 4-13 4-39 4-77-25 34-55 47-93 47-48 0-86-17-111-51-26-34-42-76-42-123 0-33 8-63 21-93 8-25 29-46 50-63 22-17 52-21 82-21 38 0 72 12 102 46v-42h50v300c0 55-4 94-12 115-13 21-30 42-55 55-22 12-51 18-85 18-42 0-77-10-103-27-25-21-38-46-38-84zM63 173c0 42 8 76 25 98 17 21 44 33 69 33 26 0 51-12 68-33 17-22 25-51 25-98 0-42-8-72-25-93-21-21-42-34-68-34-25 0-52 13-69 34s-25 51-25 93z">
          <text:p/>
        </draw:path>
        <draw:path draw:style-name="gr7" draw:text-style-name="P7" draw:layer="layout" svg:width="0.326cm" svg:height="0.359cm" svg:x="15.921cm" svg:y="18.906cm" svg:viewBox="0 0 327 360" svg:d="M0 177c0-63 17-110 55-139 30-26 64-38 106-38 52 0 90 12 119 46 30 30 47 72 47 127 0 47-8 81-21 106-13 26-34 48-59 60-26 13-55 21-86 21-47 0-85-17-114-46-30-31-47-77-47-137zM59 177c0 47 13 81 30 102 21 21 42 35 72 35 31 0 56-14 73-35 21-25 30-55 30-102 0-42-9-76-30-97-17-21-42-34-73-34-30 0-51 13-72 34-17 21-30 55-30 97z">
          <text:p/>
        </draw:path>
        <draw:path draw:style-name="gr7" draw:text-style-name="P7" draw:layer="layout" svg:width="0.186cm" svg:height="0.351cm" svg:x="16.315cm" svg:y="18.906cm" svg:viewBox="0 0 187 352" svg:d="M0 352v-348h51v55c12-26 25-42 38-51 8-8 21-8 38-8s39 4 60 17l-21 55c-13-9-31-13-43-13-13 0-26 4-34 13-13 4-17 16-21 29-9 21-13 43-13 68v183z">
          <text:p/>
        </draw:path>
        <draw:path draw:style-name="gr7" draw:text-style-name="P7" draw:layer="layout" svg:width="0.318cm" svg:height="0.487cm" svg:x="16.501cm" svg:y="18.91cm" svg:viewBox="0 0 319 488" svg:d="M34 483l-9-55c13 0 26 5 34 5 13 0 21-5 30-9 8-4 17-8 21-17 4-4 9-21 17-42 0-4 4-9 4-17l-131-348h64l72 203c9 25 17 51 26 80 8-29 17-55 25-80l72-203h60l-132 352c-12 38-25 68-34 81-8 21-22 33-34 42-13 8-30 13-51 13-9 0-21 0-34-5z">
          <text:p/>
        </draw:path>
        <draw:path draw:style-name="gr7" draw:text-style-name="P7" draw:layer="layout" svg:width="0.174cm" svg:height="0.482cm" svg:x="5.092cm" svg:y="19.888cm" svg:viewBox="0 0 175 483" svg:d="M175 483h-60v-377c-12 13-29 30-55 43-21 13-42 21-60 29v-55c31-17 60-34 86-60 25-21 42-42 51-63h38z">
          <text:p/>
        </draw:path>
        <draw:path draw:style-name="gr7" draw:text-style-name="P7" draw:layer="layout" svg:width="0.313cm" svg:height="0.487cm" svg:x="5.414cm" svg:y="19.888cm" svg:viewBox="0 0 314 488" svg:d="M0 245c0-55 8-101 21-135 9-34 25-64 52-81 21-17 51-29 85-29 25 0 50 8 67 17 21 8 34 25 47 46 13 17 25 43 29 68 9 30 13 68 13 114 0 56-4 103-17 137-12 34-29 59-51 80-25 17-55 26-88 26-47 0-81-13-107-47-34-42-51-106-51-196zM63 245c0 77 10 132 27 158 17 25 42 38 68 38 29 0 50-13 67-38 21-26 30-81 30-158 0-80-9-131-30-156-17-26-42-38-67-38-26 0-47 8-64 33-21 30-31 81-31 161z">
          <text:p/>
        </draw:path>
        <draw:polygon draw:style-name="gr7" draw:text-style-name="P7" draw:layer="layout" svg:width="0.068cm" svg:height="0.067cm" svg:x="5.82cm" svg:y="20.303cm" svg:viewBox="0 0 69 68" draw:points="0,0 69,0 69,68 0,68">
          <text:p/>
        </draw:polygon>
        <draw:path draw:style-name="gr7" draw:text-style-name="P7" draw:layer="layout" svg:width="0.364cm" svg:height="0.478cm" svg:x="14.173cm" svg:y="19.892cm" svg:viewBox="0 0 365 479" svg:d="M0 479v-479h182c30 0 56 0 73 4 21 4 42 13 59 21 13 13 25 26 38 47 9 21 13 42 13 63 0 43-13 77-38 106-26 26-72 43-141 43h-123v195zM63 224h123c43 0 73-4 90-21s25-38 25-63c0-22-4-38-17-51-8-17-21-26-38-30-12-4-29-4-60-4h-123z">
          <text:p/>
        </draw:path>
        <draw:path draw:style-name="gr7" draw:text-style-name="P7" draw:layer="layout" svg:width="0.19cm" svg:height="0.355cm" svg:x="14.609cm" svg:y="20.015cm" svg:viewBox="0 0 191 356" svg:d="M0 356v-348h55v52c12-26 25-39 34-48 12-8 25-12 39-12 21 0 42 4 63 17l-21 56c-17-9-30-13-42-13-14 0-27 4-35 13-13 8-21 17-26 34-4 21-8 42-8 67v182z">
          <text:p/>
        </draw:path>
        <draw:path draw:style-name="gr7" draw:text-style-name="P7" draw:layer="layout" svg:width="0.322cm" svg:height="0.36cm" svg:x="14.812cm" svg:y="20.015cm" svg:viewBox="0 0 323 361" svg:d="M0 182c0-64 17-115 51-144 29-26 68-38 111-38 46 0 84 17 114 46 34 30 47 76 47 131 0 43-5 77-21 103-13 25-30 47-56 59-25 17-55 22-84 22-48 0-90-13-120-47-29-30-42-77-42-132zM59 182c0 42 9 76 30 98 17 21 43 34 73 34 29 0 55-13 72-34 21-22 29-56 29-103 0-42-8-71-29-97-21-21-43-34-72-34-30 0-56 13-73 34-21 21-30 55-30 102z">
          <text:p/>
        </draw:path>
        <draw:path draw:style-name="gr7" draw:text-style-name="P7" draw:layer="layout" svg:width="0.301cm" svg:height="0.483cm" svg:x="15.18cm" svg:y="19.892cm" svg:viewBox="0 0 302 484" svg:d="M246 479v-46c-21 34-55 51-98 51-25 0-50-5-76-22-21-17-38-38-51-63-12-26-21-59-21-93s9-68 17-93c13-30 30-51 55-68 21-13 47-21 76-21 22 0 38 4 55 12 17 9 30 22 39 34v-170h60v479zM64 306c0 42 8 76 25 97 21 21 42 34 68 34 25 0 46-9 63-30s26-55 26-97c0-47-9-80-26-106-17-21-42-34-67-34-26 0-47 13-64 34s-25 55-25 102z">
          <text:p/>
        </draw:path>
        <draw:path draw:style-name="gr7" draw:text-style-name="P7" draw:layer="layout" svg:width="0.283cm" svg:height="0.352cm" svg:x="15.57cm" svg:y="20.023cm" svg:viewBox="0 0 284 353" svg:d="M229 348v-51c-25 39-63 56-111 56-17 0-38-5-55-9-17-8-29-21-38-30-8-12-17-29-21-46 0-9-4-30-4-55v-213h59v192c0 29 4 50 4 63 4 13 13 26 26 34 8 8 25 13 42 13 18 0 35-5 52-13 12-8 25-21 34-34 4-17 8-38 8-68v-187h59v348z">
          <text:p/>
        </draw:path>
        <draw:path draw:style-name="gr7" draw:text-style-name="P7" draw:layer="layout" svg:width="0.301cm" svg:height="0.36cm" svg:x="15.925cm" svg:y="20.015cm" svg:viewBox="0 0 302 361" svg:d="M243 228l59 5c-4 43-21 72-47 94-25 25-59 34-97 34-48 0-86-13-115-47-30-30-43-73-43-132 0-38 5-72 17-98 13-29 34-50 59-63 26-13 52-21 82-21 38 0 68 8 93 29 25 17 38 47 47 81l-60 8c-4-25-12-42-25-51-17-12-34-21-51-21-29 0-56 13-73 34-21 21-29 55-29 102 0 46 8 80 29 102 17 17 39 30 69 30 21 0 42-9 59-21 13-13 21-35 26-65z">
          <text:p/>
        </draw:path>
        <draw:path draw:style-name="gr7" draw:text-style-name="P7" draw:layer="layout" svg:width="0.169cm" svg:height="0.475cm" svg:x="16.243cm" svg:y="19.9cm" svg:viewBox="0 0 170 476" svg:d="M162 416l8 51c-17 4-29 9-42 9-21 0-38-5-51-13-14-4-22-13-26-26-5-12-9-33-9-67v-200h-42v-47h42v-84l60-39v123h60v47h-60v200c0 17 0 29 5 34 0 4 4 8 8 12 4 0 13 5 21 5 9 0 17 0 26-5z">
          <text:p/>
        </draw:path>
        <draw:path draw:style-name="gr7" draw:text-style-name="P7" draw:layer="layout" svg:width="0.394cm" svg:height="0.478cm" svg:x="16.653cm" svg:y="19.892cm" svg:viewBox="0 0 395 479" svg:d="M0 479v-479h167c38 0 63 0 84 4 26 9 51 21 72 34 21 21 43 51 55 85 13 34 17 67 17 114 0 34-4 68-13 93-8 30-16 51-29 72-13 17-30 31-47 43-12 9-34 17-55 26-21 4-46 8-76 8zM65 419h102c33 0 55 0 76-8 17-5 29-13 42-26s25-34 34-59c8-26 13-55 13-93 0-47-9-89-26-115-17-25-34-42-59-55-17-4-42-8-80-8h-102z">
          <text:p/>
        </draw:path>
        <draw:path draw:style-name="gr7" draw:text-style-name="P7" draw:layer="layout" svg:width="0.059cm" svg:height="0.478cm" svg:x="17.128cm" svg:y="19.892cm" svg:viewBox="0 0 60 479" svg:d="M0 68v-68h60v68zM0 479v-348h60v348z">
          <text:p/>
        </draw:path>
        <draw:path draw:style-name="gr7" draw:text-style-name="P7" draw:layer="layout" svg:width="0.283cm" svg:height="0.36cm" svg:x="17.255cm" svg:y="20.015cm" svg:viewBox="0 0 284 361" svg:d="M0 249l55-8c4 21 12 43 29 56 13 13 34 17 59 17 31 0 48-4 61-17 17-8 21-25 21-39 0-13-4-25-17-30-8-8-30-12-60-21-43-13-72-21-89-30-17-8-30-16-38-29-9-17-13-30-13-47s4-29 8-46c9-13 17-21 30-30 9-8 21-13 38-17s34-8 51-8c26 0 52 4 73 12 21 9 34 17 42 30 13 13 17 34 21 55l-55 9c-4-17-12-34-25-43-13-8-30-17-52-17-25 0-46 4-59 17-8 9-17 17-17 30 0 8 4 13 9 21 4 4 12 8 21 13 8 4 25 8 50 17 44 12 73 21 90 25 17 8 30 21 38 34 9 13 13 30 13 51 0 18-4 35-17 56-8 17-25 29-46 38-21 8-47 13-78 13-42 0-76-9-101-26-21-21-38-46-42-86z">
          <text:p/>
        </draw:path>
        <draw:path draw:style-name="gr7" draw:text-style-name="P7" draw:layer="layout" svg:width="0.301cm" svg:height="0.36cm" svg:x="17.593cm" svg:y="20.015cm" svg:viewBox="0 0 302 361" svg:d="M242 228l60 5c-9 43-26 72-52 94-25 25-55 34-93 34-47 0-85-13-114-47-30-30-43-73-43-132 0-38 4-72 17-98 13-29 30-50 55-63 26-13 55-21 85-21 38 0 68 8 93 29 22 17 39 47 43 81l-56 8c-4-25-17-42-29-51-13-12-30-21-51-21-30 0-51 13-72 34-17 21-25 55-25 102 0 46 8 80 25 102 17 17 42 30 72 30 21 0 38-9 55-21 17-13 25-35 30-65z">
          <text:p/>
        </draw:path>
        <draw:path draw:style-name="gr7" draw:text-style-name="P7" draw:layer="layout" svg:width="0.326cm" svg:height="0.36cm" svg:x="17.919cm" svg:y="20.015cm" svg:viewBox="0 0 327 361" svg:d="M0 182c0-64 21-115 55-144 30-26 69-38 111-38 47 0 85 17 115 46 29 30 46 76 46 131 0 43-8 77-21 103-13 25-34 47-59 59-26 17-51 22-81 22-51 0-90-13-119-47-30-30-47-77-47-132zM64 182c0 42 8 76 25 98 21 21 48 34 77 34 26 0 51-13 72-34 17-22 30-56 30-103 0-42-13-71-30-97-21-21-46-34-72-34-29 0-56 13-77 34-17 21-25 55-25 102z">
          <text:p/>
        </draw:path>
        <draw:path draw:style-name="gr7" draw:text-style-name="P7" draw:layer="layout" svg:width="0.279cm" svg:height="0.352cm" svg:x="18.313cm" svg:y="20.023cm" svg:viewBox="0 0 280 353" svg:d="M224 348v-51c-25 39-63 56-106 56-21 0-42-5-59-9-17-8-29-21-38-30-8-12-17-29-21-46 0-9 0-30 0-55v-213h55v192c0 29 4 50 4 63 4 13 13 26 26 34 12 8 25 13 42 13s34-5 51-13 25-21 34-34c4-17 8-38 8-68v-187h60v348z">
          <text:p/>
        </draw:path>
        <draw:path draw:style-name="gr7" draw:text-style-name="P7" draw:layer="layout" svg:width="0.284cm" svg:height="0.355cm" svg:x="18.681cm" svg:y="20.015cm" svg:viewBox="0 0 285 356" svg:d="M0 356v-348h55v48c26-35 64-56 111-56 21 0 38 4 55 12 22 5 34 17 43 30 8 9 12 26 17 43 0 9 4 30 4 55v216h-59v-211c0-26-5-43-9-55-4-13-13-22-21-26-13-8-25-13-42-13-27 0-48 9-65 26-21 13-30 42-30 89v190z">
          <text:p/>
        </draw:path>
        <draw:path draw:style-name="gr7" draw:text-style-name="P7" draw:layer="layout" svg:width="0.169cm" svg:height="0.475cm" svg:x="19.02cm" svg:y="19.9cm" svg:viewBox="0 0 170 476" svg:d="M161 416l9 51c-18 4-30 9-43 9-21 0-38-5-51-13-13-4-21-13-25-26-5-12-9-33-9-67v-200h-42v-47h42v-84l59-39v123h60v47h-60v200c0 17 0 29 5 34 0 4 4 8 8 12 4 0 13 5 21 5 9 0 17 0 26-5z">
          <text:p/>
        </draw:path>
        <draw:polygon draw:style-name="gr8" draw:text-style-name="P2" draw:layer="layout" svg:width="35.535cm" svg:height="19.99cm" svg:x="0.016cm" svg:y="0.804cm" svg:viewBox="0 0 35536 19991" draw:points="0,0 35536,0 35536,19991 0,19991">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16T16:37:59.961000000</dc:date>
    <meta:editing-duration>PT10M42S</meta:editing-duration>
    <meta:editing-cycles>1</meta:editing-cycles>
    <meta:generator>LibreOffice/7.3.4.2$Windows_X86_64 LibreOffice_project/728fec16bd5f605073805c3c9e7c4212a0120dc5</meta:generator>
    <meta:document-statistic meta:object-count="3196"/>
  </office:meta>
</office:document-meta>
</file>